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enlo" svg:font-family="Menlo, Monaco, Consolas, 'Courier New', monospace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.529cm" fo:margin-bottom="0.265cm" loext:contextual-spacing="false" fo:line-height="110%" fo:text-indent="0cm" style:auto-text-indent="false"/>
    </style:style>
    <style:style style:name="P2" style:family="paragraph" style:parent-style-name="Preformatted_20_Text">
      <loext:graphic-properties draw:fill="solid" draw:fill-color="#1e2021" draw:opacity="100%"/>
      <style:paragraph-properties fo:margin-left="0cm" fo:margin-right="0cm" fo:margin-top="0cm" fo:margin-bottom="0.265cm" loext:contextual-spacing="false" fo:line-height="142%" fo:text-indent="0cm" style:auto-text-indent="false" fo:background-color="#1e2021" fo:padding-left="0.238cm" fo:padding-right="0cm" fo:padding-top="0.238cm" fo:padding-bottom="0.238cm" fo:border-left="0.06pt solid #3e4446" fo:border-right="none" fo:border-top="0.06pt solid #3e4446" fo:border-bottom="0.06pt solid #3e4446"/>
      <style:text-properties fo:color="#c8c3bc" style:font-name="Menlo" fo:font-size="9.75pt" loext:padding="0cm" loext:border="none"/>
    </style:style>
    <style:style style:name="P3" style:family="paragraph" style:parent-style-name="Preformatted_20_Text">
      <loext:graphic-properties draw:fill="solid" draw:fill-color="#1e2021" draw:opacity="100%"/>
      <style:paragraph-properties fo:margin-top="0cm" fo:margin-bottom="0.265cm" loext:contextual-spacing="false" fo:line-height="142%" fo:background-color="#1e2021" fo:padding-left="0.238cm" fo:padding-right="0cm" fo:padding-top="0.238cm" fo:padding-bottom="0.238cm" fo:border-left="0.06pt solid #3e4446" fo:border-right="none" fo:border-top="0.06pt solid #3e4446" fo:border-bottom="0.06pt solid #3e4446"/>
    </style:style>
    <style:style style:name="P4" style:family="paragraph" style:parent-style-name="Preformatted_20_Text">
      <loext:graphic-properties draw:fill="solid" draw:fill-color="#1e2021" draw:opacity="100%"/>
      <style:paragraph-properties fo:margin-top="0cm" fo:margin-bottom="0.265cm" loext:contextual-spacing="false" fo:line-height="142%" fo:background-color="#1e2021" fo:padding-left="0.238cm" fo:padding-right="0cm" fo:padding-top="0.238cm" fo:padding-bottom="0.238cm" fo:border-left="0.06pt solid #3e4446" fo:border-right="none" fo:border-top="0.06pt solid #3e4446" fo:border-bottom="0.06pt solid #3e4446"/>
      <style:text-properties fo:color="#c8c3bc" style:font-name="Menlo" fo:font-size="9.75pt" loext:padding="0cm" loext:border="none"/>
    </style:style>
    <style:style style:name="P5" style:family="paragraph" style:parent-style-name="Preformatted_20_Text">
      <loext:graphic-properties draw:fill="solid" draw:fill-color="#1e2021" draw:opacity="100%"/>
      <style:paragraph-properties fo:margin-top="0cm" fo:margin-bottom="0.265cm" loext:contextual-spacing="false" fo:line-height="142%" fo:background-color="#1e2021" fo:padding-left="0.238cm" fo:padding-right="0cm" fo:padding-top="0.238cm" fo:padding-bottom="0.238cm" fo:border-left="0.06pt solid #3e4446" fo:border-right="none" fo:border-top="0.06pt solid #3e4446" fo:border-bottom="0.06pt solid #3e4446"/>
      <style:text-properties fo:color="#c8c3bc" loext:padding="0cm" loext:border="none"/>
    </style:style>
    <style:style style:name="P6" style:family="paragraph" style:parent-style-name="Standard">
      <style:paragraph-properties fo:margin-top="0cm" fo:margin-bottom="0.499cm" loext:contextual-spacing="false"/>
      <style:text-properties fo:background-color="transparent" loext:padding="0cm" loext:border="none"/>
    </style:style>
    <style:style style:name="P7" style:family="paragraph" style:parent-style-name="Standard">
      <style:paragraph-properties fo:margin-top="0cm" fo:margin-bottom="0.499cm" loext:contextual-spacing="false" fo:line-height="100%" fo:text-align="start" style:justify-single-word="false"/>
    </style:style>
    <style:style style:name="P8" style:family="paragraph" style:parent-style-name="Text_20_body">
      <style:paragraph-properties fo:orphans="0"/>
    </style:style>
    <style:style style:name="P9" style:family="paragraph" style:parent-style-name="Text_20_body" style:list-style-name="L1">
      <style:paragraph-properties fo:margin-top="0cm" fo:margin-bottom="0cm" loext:contextual-spacing="false" fo:padding="0cm" fo:border="none"/>
    </style:style>
    <style:style style:name="P10" style:family="paragraph" style:parent-style-name="Text_20_body" style:list-style-name="L2">
      <loext:graphic-properties draw:fill="solid" draw:fill-color="#262a2b" draw:opacity="100%"/>
      <style:paragraph-properties fo:margin-top="0cm" fo:margin-bottom="0cm" loext:contextual-spacing="false" fo:text-align="center" style:justify-single-word="false" fo:background-color="#262a2b" fo:padding="0cm" fo:border="none"/>
    </style:style>
    <style:style style:name="P11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12" style:family="paragraph" style:parent-style-name="Text_20_body" style:list-style-name="L2">
      <loext:graphic-properties draw:fill="solid" draw:fill-color="#262a2b" draw:opacity="100%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#262a2b" fo:padding="0cm" fo:border="none"/>
    </style:style>
    <style:style style:name="T1" style:family="text">
      <style:text-properties fo:color="#4e98ff" style:text-line-through-style="none" style:text-line-through-type="none" style:text-underline-style="none" style:text-blinking="false"/>
    </style:style>
    <style:style style:name="T2" style:family="text">
      <style:text-properties fo:color="#4e98ff" style:text-line-through-style="none" style:text-line-through-type="none" style:font-name="inherit" fo:font-size="27pt" style:text-underline-style="none" fo:font-weight="bold" style:text-blinking="false" fo:background-color="transparent" loext:char-shading-value="0" loext:padding="0cm" loext:border="none"/>
    </style:style>
    <style:style style:name="T3" style:family="text">
      <style:text-properties fo:color="#4e98ff" style:text-line-through-style="none" style:text-line-through-type="none" style:font-name="inherit" fo:font-size="14.25pt" style:text-underline-style="none" fo:font-weight="normal" style:text-blinking="false" fo:background-color="transparent" loext:char-shading-value="0" loext:padding="0cm" loext:border="none"/>
    </style:style>
    <style:style style:name="T4" style:family="text">
      <style:text-properties fo:text-transform="uppercase"/>
    </style:style>
    <style:style style:name="T5" style:family="text">
      <style:text-properties fo:text-transform="uppercase" fo:color="#a8a095"/>
    </style:style>
    <style:style style:name="T6" style:family="text">
      <style:text-properties fo:text-transform="uppercase" fo:color="#a8a095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text-transform="uppercase" fo:color="#a8a095" style:text-line-through-style="none" style:text-line-through-type="none" style:text-underline-style="none" fo:font-weight="normal" style:text-blinking="false" fo:background-color="transparent" loext:char-shading-value="0" loext:padding="0cm" loext:border="none"/>
    </style:style>
    <style:style style:name="T8" style:family="text">
      <style:text-properties fo:text-transform="uppercase" fo:color="#b2aca2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color="#c8c3bc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color="#c8c3bc" fo:background-color="#181a1b" loext:char-shading-value="0" loext:padding="0cm" loext:border="none"/>
    </style:style>
    <style:style style:name="T11" style:family="text">
      <style:text-properties fo:color="#5399cf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12" style:family="text">
      <style:text-properties style:font-name="inherit" fo:font-size="27pt" fo:font-weight="bold" loext:padding="0cm" loext:border="none"/>
    </style:style>
    <style:style style:name="T13" style:family="text">
      <style:text-properties style:font-name="Menlo" fo:font-size="9.75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https://archive.org/search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wrap">
        <text:h text:style-name="P1" text:outline-level="1"><text:span text:style-name="T12">Full text of "</text:span><text:a xlink:type="simple" xlink:href="https://archive.org/details/ultimatehistoryofvideogamesrevisited" text:style-name="Internet_20_link" text:visited-style-name="Visited_20_Internet_20_Link"><text:span text:style-name="T2">The Ultimate History Of Video Games Revisited</text:span></text:a><text:span text:style-name="T12">"</text:span></text:h>
        <text:p text:style-name="Text_20_body"/>
        <text:p text:style-name="P2">Praise for The Ultimate History of Video Games </text:p>
        <text:p text:style-name="P3"/>
        <text:p text:style-name="P4">"This book is extraordinary, with enough quotes, anecdotes, and detail that it reads </text:p>
        <text:p text:style-name="P4">more like a fast-moving novel than a literary tome.” </text:p>
        <text:p text:style-name="P3"/>
        <text:p text:style-name="P5">—<text:span text:style-name="T13">Peter Moore, CEO of Sega </text:span></text:p>
        <text:p text:style-name="P3"/>
        <text:p text:style-name="P4">"In the game industry, like in movies, an incredible amount happens behind the </text:p>
        <text:p text:style-name="P4">scenes. This book tells it all.” </text:p>
        <text:p text:style-name="P3"/>
        <text:p text:style-name="P5">—<text:span text:style-name="T13">Mark Cerny, creator of Marble Madness and cocreator of Crash Bandicoot </text:span></text:p>
        <text:p text:style-name="P3"/>
        <text:p text:style-name="P4">"From the advent of coin-op video games, through its transition to the consumer video </text:p>
        <text:p text:style-name="P4">games industry, The Ultimate History of Video Games tells it as it is. An enjoyably </text:p>
        <text:p text:style-name="P4">informative bird’s-eye view of this entertainment medium.” </text:p>
        <text:p text:style-name="P3"/>
        <text:p text:style-name="P5">—<text:span text:style-name="T13">Joel Hochberg, president of Rare, Inc. </text:span></text:p>
        <text:p text:style-name="P3"/>
        <text:p text:style-name="P4">" The Ultimate History of Video Games is the definitive history of computer and video </text:p>
        <text:p text:style-name="P4">games. Steven Kent takes readers from the arcade to the boardroom and introduces them </text:p>
        <text:p text:style-name="P4">to the men and women who have transformed gaming from a garage hobby into the </text:p>
        <text:p text:style-name="P4">current multibillion dollar industry of technology entertainment for the new millennium.” </text:p>
        <text:p text:style-name="P3"><text:soft-page-break/></text:p>
        <text:p text:style-name="P5">—<text:span text:style-name="T13">Arthur Pober, president of the Entertainment Software Rating Board </text:span></text:p>
        <text:p text:style-name="P3"/>
        <text:p text:style-name="P4">"A great history of the video game industry! Steve Kent reports the inside story!” </text:p>
        <text:p text:style-name="P3"/>
        <text:p text:style-name="P5">—<text:span text:style-name="T13">Howard Lincoln, former chairman of Nintendo of America, </text:span></text:p>
        <text:p text:style-name="P3"/>
        <text:p text:style-name="P4">CEO of the Seattle Mariners </text:p>
        <text:p text:style-name="P3"/>
        <text:p text:style-name="P3"/>
        <text:p text:style-name="P4">"A must read for newcomers and veterans alike. ” </text:p>
        <text:p text:style-name="P3"/>
        <text:p text:style-name="P5">—<text:span text:style-name="T13">Michael Katz, former president of Sega, Atari, and Epyx </text:span></text:p>
        <text:p text:style-name="P3"/>
        <text:p text:style-name="P4">"Steven Kent’s passion for the video game industry illuminates every page. Despite all my </text:p>
        <text:p text:style-name="P4">video game industry contacts over the years, I learned something new in every chapter.” </text:p>
        <text:p text:style-name="P3"/>
        <text:p text:style-name="P5">—<text:span text:style-name="T13">Richard Doherty, director of the Envisioneering Croup </text:span></text:p>
        <text:p text:style-name="P3"/>
        <text:p text:style-name="P4">"Apart from the fact that Steve Kent is one of the big authorities on this thing we call </text:p>
        <text:p text:style-name="P4">the video game, he can also make history fun.” </text:p>
        <text:p text:style-name="P3"/>
        <text:p text:style-name="P5">—<text:span text:style-name="T13">Eddie Adlum, publisher of RePlay Magazine </text:span></text:p>
        <text:p text:style-name="P3"/>
        <text:p text:style-name="P4">"I certainly wasn’t prepared for the engrossing, almost novel-like work that I discov¬ </text:p>
        <text:p text:style-name="P4">ered when I read The Ultimate History of Video Games. It was quite a pleasant surprise.” </text:p>
        <text:p text:style-name="P3"/>
        <text:p text:style-name="P5"><text:soft-page-break/>—<text:span text:style-name="T13">GameSpy </text:span></text:p>
        <text:p text:style-name="P3"/>
        <text:p text:style-name="P4">"The book reads like a text version of one of those mammoth Ken Burns documentaries, </text:p>
        <text:p text:style-name="P4">but without all the weird and pretentious poetry. The book leaves very few historical </text:p>
        <text:p text:style-name="P4">stones unturned.” </text:p>
        <text:p text:style-name="P3"/>
        <text:p text:style-name="P3"/>
        <text:p text:style-name="P5">•<text:span text:style-name="T13">Happy Puppy </text:span></text:p>
        <text:p text:style-name="P3"/>
        <text:p text:style-name="P3"/>
        <text:p text:style-name="P3"/>
        <text:p text:style-name="P4">"Highly recommended for any coin-op hobbyist’s library.” </text:p>
        <text:p text:style-name="P3"/>
        <text:p text:style-name="P5">—<text:span text:style-name="T13">Tim Ferrante, GameRoom Magazine </text:span></text:p>
        <text:p text:style-name="P3"/>
        <text:p text:style-name="P4">"You’d be hard pressed to find a better book about the history of video games. In fact, </text:p>
        <text:p text:style-name="P4">you can’t. It really is quite an engaging read. And you’ll find yourself rereading </text:p>
        <text:p text:style-name="P4">sections for years to come.” </text:p>
        <text:p text:style-name="P3"/>
        <text:p text:style-name="P5">—<text:span text:style-name="T13">Syzygy Magazine </text:span></text:p>
        <text:p text:style-name="P3"/>
        <text:p text:style-name="P4">"Steve Kent has created a more compelling version of gaming history, one that relies </text:p>
        <text:p text:style-name="P4">heavily on anecdotes from the heavyweights of the gaming industry.” </text:p>
        <text:p text:style-name="P3"/>
        <text:p text:style-name="P5">—<text:span text:style-name="T13">Came Informer </text:span></text:p>
        <text:p text:style-name="P3"/>
        <text:p text:style-name="P4">"A thing of precious value. Kent’s supremely exhaustive research ensures that nuggets </text:p>
        <text:p text:style-name="P4"><text:soft-page-break/>of insight into what went on behind the scenes leap from nearly every page. Read this </text:p>
        <text:p text:style-name="P4">book now or forever be an unenlightened gamehead.” </text:p>
        <text:p text:style-name="P3"/>
        <text:p text:style-name="P5">—<text:span text:style-name="T13">Edge Magazine </text:span></text:p>
        <text:p text:style-name="P3"/>
        <text:p text:style-name="P4">"There have been a lot of books written about the video game business. None of them </text:p>
        <text:p text:style-name="P4">seem to get it. When people ask me about the video game business, I tell them to read </text:p>
        <text:p text:style-name="P4">The Ultimate History of Video Games." </text:p>
        <text:p text:style-name="P3"/>
        <text:p text:style-name="P5">—<text:span text:style-name="T13">Ed Rotberg, creator of Battlezone </text:span></text:p>
        <text:p text:style-name="P3"/>
        <text:p text:style-name="P4">"A fantastic account of the history of video games. Reads like a novel!” </text:p>
        <text:p text:style-name="P3"/>
        <text:p text:style-name="P5">—<text:span text:style-name="T13">Lenny Herman, author of Phoenix: The Fall and Rise of Video Games </text:span></text:p>
        <text:p text:style-name="P3"/>
        <text:p text:style-name="P4">"Incredible insight into the creation of some of the biggest video games. Having been </text:p>
        <text:p text:style-name="P4">in this business for fourteen years, I was amazed by the amount of information and </text:p>
        <text:p text:style-name="P4">only wish the book could have been longer.” </text:p>
        <text:p text:style-name="P3"/>
        <text:p text:style-name="P5">—<text:span text:style-name="T13">Ed Boon, creator of Mortal Kombat </text:span></text:p>
        <text:p text:style-name="P3"/>
        <text:p text:style-name="P5">“<text:span text:style-name="T13">I found this book fascinating to read. Besides reliving the stories about the people and </text:span></text:p>
        <text:p text:style-name="P4">the games, it goes into the inside stories and politics of the video games industry.” </text:p>
        <text:p text:style-name="P3"/>
        <text:p text:style-name="P5">—<text:span text:style-name="T13">Ed Logg, creator of Asteroids, Centipede, and Gauntlet </text:span></text:p>
        <text:p text:style-name="P3"/>
        <text:p text:style-name="P4">"A nostalgic, sweeping trip down memory brick road, The Ultimate History of Video </text:p>
        <text:p text:style-name="P4"><text:soft-page-break/>Games is great for people who want to learn more about the early days of video games.” </text:p>
        <text:p text:style-name="P3"/>
        <text:p text:style-name="P5">—<text:span text:style-name="T13">Tendo Box </text:span></text:p>
        <text:p text:style-name="P3"/>
        <text:p text:style-name="P3"/>
        <text:p text:style-name="P3"/>
        <text:p text:style-name="P4">j Utimaie History </text:p>
        <text:p text:style-name="P4">of Uideo Gaines </text:p>
        <text:p text:style-name="P3"/>
        <text:p text:style-name="P3"/>
        <text:p text:style-name="P4">From Pong to Pokemon and Beyond— </text:p>
        <text:p text:style-name="P3"/>
        <text:p text:style-name="P4">The Story Behind the Craze That Touched Our Lives </text:p>
        <text:p text:style-name="P4">and Changed the World </text:p>
        <text:p text:style-name="P3"/>
        <text:p text:style-name="P3"/>
        <text:p text:style-name="P3"/>
        <text:p text:style-name="P4">THREE RIVERS PRESS •NEW' YORK </text:p>
        <text:p text:style-name="P3"/>
        <text:p text:style-name="P3"/>
        <text:p text:style-name="P3"/>
        <text:p text:style-name="P4">To Professor Alf Pratte, that rare individual </text:p>
        <text:p text:style-name="P4">who understands the full responsibilities of journalism and teaching. </text:p>
        <text:p text:style-name="P3"/>
        <text:p text:style-name="P3"/>
        <text:p text:style-name="P4">Copyright © 2001 by Steven L. Kent </text:p>
        <text:p text:style-name="P3"/>
        <text:p text:style-name="P4"><text:soft-page-break/>All rights reserved. No part of this book may be reproduced or transmitted in any form or by </text:p>
        <text:p text:style-name="P4">any means, electronic or mechanical, including photocopying, recording, or by any informa¬ </text:p>
        <text:p text:style-name="P4">tion storage or retrieval system, without written permission from Random House, Inc., except </text:p>
        <text:p text:style-name="P4">for the inclusion of brief quotations in a review. </text:p>
        <text:p text:style-name="P3"/>
        <text:p text:style-name="P4">Published by Three Rivers Press, New York, New York </text:p>
        <text:p text:style-name="P3"/>
        <text:p text:style-name="P4">Member of the Crown Publishing Group, a division of Random House, Inc. </text:p>
        <text:p text:style-name="P3"/>
        <text:p text:style-name="P4">www.randomhouse.com </text:p>
        <text:p text:style-name="P3"/>
        <text:p text:style-name="P4">THREE RIVERS PRESS and the Tugboat design are registered trademarks of Random House, </text:p>
        <text:p text:style-name="P4">Inc. </text:p>
        <text:p text:style-name="P3"/>
        <text:p text:style-name="P4">Originally published by Prima Publishing, Roseville, California, in 2001. </text:p>
        <text:p text:style-name="P3"/>
        <text:p text:style-name="P4">Originally published as The First Quarter. </text:p>
        <text:p text:style-name="P3"/>
        <text:p text:style-name="P4">Printed in the United States of America </text:p>
        <text:p text:style-name="P3"/>
        <text:p text:style-name="P4">Library of Congress Cataloging-in-Publication Data </text:p>
        <text:p text:style-name="P3"/>
        <text:p text:style-name="P4">Kent, Steven L. </text:p>
        <text:p text:style-name="P3"/>
        <text:p text:style-name="P4">The ultimate history of video games: from Pong to Pokemon—the story behind the craze </text:p>
        <text:p text:style-name="P4">that touched our lives and changed the world / Steven L. Kent. </text:p>
        <text:p text:style-name="P3"><text:soft-page-break/></text:p>
        <text:p text:style-name="P4">Includes bibliographical references and index. </text:p>
        <text:p text:style-name="P3"/>
        <text:p text:style-name="P4">1. Video games—History. I. Title. </text:p>
        <text:p text:style-name="P3"/>
        <text:p text:style-name="P4">GV1469.3.K45 2001 </text:p>
        <text:p text:style-name="P3"/>
        <text:p text:style-name="P4">794.8'09—dc21 2001036497 </text:p>
        <text:p text:style-name="P3"/>
        <text:p text:style-name="P4">ISBN 0-7615-3643-4 </text:p>
        <text:p text:style-name="P3"/>
        <text:p text:style-name="P3"/>
        <text:p text:style-name="P4">10 </text:p>
        <text:p text:style-name="P3"/>
        <text:p text:style-name="P3"/>
        <text:p text:style-name="P4">First Edition </text:p>
        <text:p text:style-name="P3"/>
        <text:p text:style-name="P3"/>
        <text:p text:style-name="P3"/>
        <text:p text:style-name="P4">Coiigi s </text:p>
        <text:p text:style-name="P3"/>
        <text:p text:style-name="P3"/>
        <text:p text:style-name="P4">Foreword by Peter Molyneux.vii </text:p>
        <text:p text:style-name="P3"/>
        <text:p text:style-name="P4">Acknowledgments.viii </text:p>
        <text:p text:style-name="P3"/>
        <text:p text:style-name="P4">Timeline.xi </text:p>
        <text:p text:style-name="P3"/>
        <text:p text:style-name="P4"><text:soft-page-break/>Chapter i The World Before Pong.i </text:p>
        <text:p text:style-name="P3"/>
        <text:p text:style-name="P4">Chapter 2 Forgotten Fathers.15 </text:p>
        <text:p text:style-name="P3"/>
        <text:p text:style-name="P4">Chapter 3 Father of the Industry.27 </text:p>
        <text:p text:style-name="P3"/>
        <text:p text:style-name="P4">Chapter 4 And Then There Was Pong.37 </text:p>
        <text:p text:style-name="P3"/>
        <text:p text:style-name="P4">Chapter 5 The King and Court.49 </text:p>
        <text:p text:style-name="P3"/>
        <text:p text:style-name="P4">Chapter 6 The jackals.59 </text:p>
        <text:p text:style-name="P3"/>
        <text:p text:style-name="P4">Chapter 7 "Could You Repeat That Two More Times?”.79 </text:p>
        <text:p text:style-name="P3"/>
        <text:p text:style-name="P4">Chapter 8 Strange Bedfellows.93 </text:p>
        <text:p text:style-name="P3"/>
        <text:p text:style-name="P4">Chapter 9 The Return of Bushnell.115 </text:p>
        <text:p text:style-name="P3"/>
        <text:p text:style-name="P4">Chapter 10 The Golden Age (Part 1:1979-1980).123 </text:p>
        <text:p text:style-name="P3"/>
        <text:p text:style-name="P4">Chapter 11 The Golden Age (Part 2:1981-1983).151 </text:p>
        <text:p text:style-name="P3"/>
        <text:p text:style-name="P4">Chapter 12 The Battle for the Home.179 </text:p>
        <text:p text:style-name="P3"/>
        <text:p text:style-name="P4">Chapter 13 A Case of Two Gorillas.199 </text:p>
        <text:p text:style-name="P3"/>
        <text:p text:style-name="P4">Chapter 14 The Fall.219 </text:p>
        <text:p text:style-name="P3"/>
        <text:p text:style-name="P4"><text:soft-page-break/>Chapter^ The Aftermath.241 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4">Vi Contents </text:p>
        <text:p text:style-name="P3"/>
        <text:p text:style-name="P4">Chapter 16 Album Covers.259 </text:p>
        <text:p text:style-name="P3"/>
        <text:p text:style-name="P4">Chapter 17 We Tried to Keep from Laughing.277 </text:p>
        <text:p text:style-name="P3"/>
        <text:p text:style-name="P4">Chapter 18 The Seeds of Competition.295 </text:p>
        <text:p text:style-name="P3"/>
        <text:p text:style-name="P4">Chapter 19 The Birth of Sega.331 </text:p>
        <text:p text:style-name="P3"><text:soft-page-break/></text:p>
        <text:p text:style-name="P4">Chapter 20 The New Empire.345 </text:p>
        <text:p text:style-name="P3"/>
        <text:p text:style-name="P4">Chapter 21 The Legal Game.367 </text:p>
        <text:p text:style-name="P3"/>
        <text:p text:style-name="P4">Chapter 22 The Year of Hardware.397 </text:p>
        <text:p text:style-name="P3"/>
        <text:p text:style-name="P4">Chapter 23 Run for the Money.421 </text:p>
        <text:p text:style-name="P3"/>
        <text:p text:style-name="P4">Chapter 24 The War.439 </text:p>
        <text:p text:style-name="P3"/>
        <text:p text:style-name="P4">Chapter 25 Moral Kombat.461 </text:p>
        <text:p text:style-name="P3"/>
        <text:p text:style-name="P4">Chapter 26 The "Next” Generation (Part 1).481 </text:p>
        <text:p text:style-name="P3"/>
        <text:p text:style-name="P4">Chapter 27 The "Next” Generation (Part 2).499 </text:p>
        <text:p text:style-name="P3"/>
        <text:p text:style-name="P4">Chapter 28 The Mainstream and All Its Perils.527 </text:p>
        <text:p text:style-name="P3"/>
        <text:p text:style-name="P4">Chapter 29 And the Cycle Continues.557 </text:p>
        <text:p text:style-name="P3"/>
        <text:p text:style-name="P4">Chapter 30 Three Horses and a Pony.573 </text:p>
        <text:p text:style-name="P3"/>
        <text:p text:style-name="P4">Source Notes.592 </text:p>
        <text:p text:style-name="P3"/>
        <text:p text:style-name="P3"/>
        <text:p text:style-name="P3"/>
        <text:p text:style-name="P3"/>
        <text:p text:style-name="P3"><text:soft-page-break/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4">t hen Steven Kent asked me to write the foreword to this book, I was deeply </text:p>
        <text:p text:style-name="P4">honored and rather pleased. I then started to wonder what I would write! </text:p>
        <text:p text:style-name="P4">These feelings made me realize that what is so useful about this book is that is </text:p>
        <text:p text:style-name="P4">chronicles the beginnings of a new entertainment medium. Our industry’s </text:p>
        <text:p text:style-name="P4">greatest problem has been one of identity—where, culturally, do video games </text:p>
        <text:p text:style-name="P4">fit? They don’t fit into films, they don’t fit into books, they don’t fit into any </text:p>
        <text:p text:style-name="P4">existing pigeonhole. Twelve years ago, when I produced my first game, my </text:p>
        <text:p text:style-name="P4">greatest challenge was to try to get someone interested in it. After talking </text:p>
        <text:p text:style-name="P4">with Steven, I believe he has found a similar problem with placing this book. </text:p>
        <text:p text:style-name="P4">Thankfully, he persevered as I did. </text:p>
        <text:p text:style-name="P3"/>
        <text:p text:style-name="P4">However, now that we have this book, at last we have a faithful record on </text:p>
        <text:p text:style-name="P4"><text:soft-page-break/>the cultural history of what I am sure will one day be one of the most impor¬ </text:p>
        <text:p text:style-name="P4">tant entertainment mediums in the world. It is shocking to me to open the </text:p>
        <text:p text:style-name="P4">first page and read through the first chapter and look back through the years </text:p>
        <text:p text:style-name="P4">of my life. Each chapter unveils a new episode in the history of computer </text:p>
        <text:p text:style-name="P4">games that coincides with my own history. What this highlights for me is that </text:p>
        <text:p text:style-name="P4">young people today think of computer games as a natural pastime, which </text:p>
        <text:p text:style-name="P4">was not always the case. They can’t imagine a world without computer games, </text:p>
        <text:p text:style-name="P4">and what Steven’s book does (and it is the first to do this) is set out the history </text:p>
        <text:p text:style-name="P4">of computer games that is both compelling and compulsive. I endorse and </text:p>
        <text:p text:style-name="P4">encourage you to read this excellent book. </text:p>
        <text:p text:style-name="P3"/>
        <text:p text:style-name="P3"/>
        <text:p text:style-name="P5">—<text:span text:style-name="T13">Peter Molyneux </text:span></text:p>
        <text:p text:style-name="P3"/>
        <text:p text:style-name="P3"/>
        <text:p text:style-name="P3"/>
        <text:p text:style-name="P4">11 1 Igments </text:p>
        <text:p text:style-name="P3"/>
        <text:p text:style-name="P3"/>
        <text:p text:style-name="P4">i n 1972, my physical education teacher took the class to a bowling alley in </text:p>
        <text:p text:style-name="P4">Kalihi, on the island of Oahu in Hawaii. As we walked past the familiar line </text:p>
        <text:p text:style-name="P4">of electromechanical games (Night Bomber was my favorite at the time), I no¬ </text:p>
        <text:p text:style-name="P4">ticed a game that seemed to be running on a television set or possibly a </text:p>
        <text:p text:style-name="P4">computer. My teacher sent the other kids off to bowl while he and I dropped </text:p>
        <text:p text:style-name="P4">a quarter into the machine and batted a square ball back and forth with rect¬ </text:p>
        <text:p text:style-name="P4">angular paddles. Obviously, the game was Pong. One hour later, as the rest of </text:p>
        <text:p text:style-name="P4">the class finished bowling, I had a new addiction that has now lasted for nearly </text:p>
        <text:p text:style-name="P4">thirty years. </text:p>
        <text:p text:style-name="P3"><text:soft-page-break/></text:p>
        <text:p text:style-name="P4">Four years later, I found myself playing Midway’s Gunfightwixh a friend named </text:p>
        <text:p text:style-name="P4">Ed when two of the best-looking girls from my high school class came up to </text:p>
        <text:p text:style-name="P4">talk with us. (As anyone who knew me in high school will tell you, that was not </text:p>
        <text:p text:style-name="P4">a common occurrence.) I really wanted to talk to them. Ed really wanted me to </text:p>
        <text:p text:style-name="P4">talk to them, too; but every time I looked away from the game, he shot me. In </text:p>
        <text:p text:style-name="P4">the end, Gunfight won out, and I had proven my absolute nerddom. </text:p>
        <text:p text:style-name="P3"/>
        <text:p text:style-name="P4">Researching this book gave me the opportunity to interview Dave Nut¬ </text:p>
        <text:p text:style-name="P4">ting, the man who modified Gunfight for the U.S. market, and A1 Alcorn, the </text:p>
        <text:p text:style-name="P4">engineer who built the first Pong machine. In fact, writing this book has given </text:p>
        <text:p text:style-name="P4">me the chance to meet most of the people who entertained me, addicted me, </text:p>
        <text:p text:style-name="P4">and caused me to spend an evening with Ed when I might have had more fun </text:p>
        <text:p text:style-name="P4">with Lisa. What I found out about these people was that the vast majority of </text:p>
        <text:p text:style-name="P4">them are kind, smart, and generous. With the exceptions of three people— </text:p>
        <text:p text:style-name="P4">Sam Tramiel, Ken Kutaragi, and Hiroshi Yamauchi—all of the people I asked </text:p>
        <text:p text:style-name="P4">for interviews granted them and put up with the endless hours of repetitive </text:p>
        <text:p text:style-name="P4">questions. In fact, such busy and important men as Ralph Baer, Nolan </text:p>
        <text:p text:style-name="P4">Bushnell, A1 Alcorn, Masaya Nakamura, Minoru Arakawa, Howard Lincoln, </text:p>
        <text:p text:style-name="P4">Tom Zito, and several others granted me multiple interviews. </text:p>
        <text:p text:style-name="P3"/>
        <text:p text:style-name="P3"/>
        <text:p text:style-name="P3"/>
        <text:p text:style-name="P4">Acknowledgments IX </text:p>
        <text:p text:style-name="P3"/>
        <text:p text:style-name="P3"/>
        <text:p text:style-name="P4">In the end, much of this book was cobbled together from information that </text:p>
        <text:p text:style-name="P4">I gathered from more than 500 interviews. While I would like to thank the </text:p>
        <text:p text:style-name="P4"><text:soft-page-break/>people who generously donated their time for these interviews, many of which </text:p>
        <text:p text:style-name="P4">were several hours long, I feel it is equally important to thank the many people </text:p>
        <text:p text:style-name="P4">who helped me arrange everything. For every interview that went into this </text:p>
        <text:p text:style-name="P4">book, there was an average of two PR/communications people working to </text:p>
        <text:p text:style-name="P4">put everything together. </text:p>
        <text:p text:style-name="P3"/>
        <text:p text:style-name="P4">While writing this book, I found myself using a few published sources as </text:p>
        <text:p text:style-name="P4">well. One was KLOV, the Killer List of Videogames, which is located at </text:p>
        <text:p text:style-name="P4">www.klov. com. The people who created this amazing site do not receive advertis¬ </text:p>
        <text:p text:style-name="P4">ing revenues and are not employed by the video game industry. They simply </text:p>
        <text:p text:style-name="P4">maintain this immense site out of love for the games. </text:p>
        <text:p text:style-name="P3"/>
        <text:p text:style-name="P4">I also relied heavily upon Phoenix: The Fall and Rise of Videogames, a brilliant </text:p>
        <text:p text:style-name="P4">book written by Leonard Herman. As I was finishing this book, a friend sug¬ </text:p>
        <text:p text:style-name="P4">gested that I call it “A Comprehensive History of Video Games.” I could not </text:p>
        <text:p text:style-name="P4">do that. Lenny had already written the comprehensive book. </text:p>
        <text:p text:style-name="P3"/>
        <text:p text:style-name="P4">And while I am at it, on many occasions I also referred back to Game Over, by </text:p>
        <text:p text:style-name="P4">David Sheff. While both Nintendo of America and Nintendo Co., Ltd., in Ja¬ </text:p>
        <text:p text:style-name="P4">pan, have been very generous with me, 1 have never interviewed Hiroshi </text:p>
        <text:p text:style-name="P4">Yamauchi. I lear ned about him by reading the works of Mr. Sheff. </text:p>
        <text:p text:style-name="P3"/>
        <text:p text:style-name="P4">I also wish to thank the many people who helped me get this manuscript </text:p>
        <text:p text:style-name="P4">knocked into shape. I am quite grateful to Lynelle Klein, who transcribed most </text:p>
        <text:p text:style-name="P4">of my interviews. </text:p>
        <text:p text:style-name="P3"/>
        <text:p text:style-name="P4">Also, I need to acknowledge the people who took time out of their busy </text:p>
        <text:p text:style-name="P4">schedules to help me check facts. Amazingly, A1 Alcorn and Steve Bristow </text:p>
        <text:p text:style-name="P4"><text:soft-page-break/>were kind enough to read the chapters about Atari for me; John Romero </text:p>
        <text:p text:style-name="P4">helped with the modern PC stuff; Richard Brudvik-Lindner helped with the </text:p>
        <text:p text:style-name="P4">Genesis years; and many others chipped in. </text:p>
        <text:p text:style-name="P3"/>
        <text:p text:style-name="P4">One thing I have learned while working on this project is that the gaming </text:p>
        <text:p text:style-name="P4">community is filled with people who know an awful lot about history and </text:p>
        <text:p text:style-name="P4">will do anything they can to preserve it. A number of people worked very </text:p>
        <text:p text:style-name="P4">hard to help me comb out errors that had crept into my text. When they first </text:p>
        <text:p text:style-name="P4">approached me to offer this help, I greeted them suspiciously. As we worked </text:p>
        <text:p text:style-name="P4">together, however, I realized that these folks did not want credit. They simply </text:p>
        <text:p text:style-name="P4">wanted to see history preserved correctly. </text:p>
        <text:p text:style-name="P3"/>
        <text:p text:style-name="P3"/>
        <text:p text:style-name="P3"/>
        <text:p text:style-name="P4">X Acknowledgments </text:p>
        <text:p text:style-name="P3"/>
        <text:p text:style-name="P3"/>
        <text:p text:style-name="P4">But they deserve credit. First and foremost, I wish to thank a gentleman at </text:p>
        <text:p text:style-name="P4">Colorado State who prefers to be known as “Zube.” Meticulous and with far </text:p>
        <text:p text:style-name="P4">too much time on his hands, this fellow combed through my text and found </text:p>
        <text:p text:style-name="P4">pages of minutia and larger errors, all wanting correction. There were mo¬ </text:p>
        <text:p text:style-name="P4">ments when I cursed Zube; but now I wish to thank him. </text:p>
        <text:p text:style-name="P3"/>
        <text:p text:style-name="P4">Then there was Tim Ferrante of Gameroom Magazine. One night, as I prepared </text:p>
        <text:p text:style-name="P4">to send my manuscript to Prima, Tim and I did a page-by-page search through </text:p>
        <text:p text:style-name="P4">the book. After three hours, I complained that I was tired, but he kept going. </text:p>
        <text:p text:style-name="P4">Only later did I realize that while I was in Seattle, where it was only 1:00 a.m., </text:p>
        <text:p text:style-name="P4">he was on the East Coast, and it was 4:00 a.m. for him. </text:p>
        <text:p text:style-name="P3"><text:soft-page-break/></text:p>
        <text:p text:style-name="P4">I also owe debts of gratitude to Curt Vendel, Ken Gagne, and Lenny </text:p>
        <text:p text:style-name="P4">Herman, a true guardian of video game history. And all the way through </text:p>
        <text:p text:style-name="P4">this process, I frequently relied on help from my good friend, Jeremy </text:p>
        <text:p text:style-name="P4">Horwitz—once the world’s best-connected video game player, now on his </text:p>
        <text:p text:style-name="P4">way to a fine career in law. </text:p>
        <text:p text:style-name="P3"/>
        <text:p text:style-name="P4">I also want to thank Eddie Adlum, Ingrid Milkes, Key Snodgress, and the </text:p>
        <text:p text:style-name="P4">rest of the staff of RePlay Magazine —the real experts on the coin-op indus¬ </text:p>
        <text:p text:style-name="P4">try—for taking the time to teach me about the workings of the arcade industry </text:p>
        <text:p text:style-name="P4">and for lending me valuable photographs to enhance my book. </text:p>
        <text:p text:style-name="P3"/>
        <text:p text:style-name="P4">Finally, I absolutely need to thank Steve Martin, David Richardson, and </text:p>
        <text:p text:style-name="P4">Andrew Valias at Prima. These are the guys who shine up my work, and I </text:p>
        <text:p text:style-name="P4">am most grateful. </text:p>
        <text:p text:style-name="P3"/>
        <text:p text:style-name="P3"/>
        <text:p text:style-name="P3"/>
        <text:p text:style-name="P4">incline </text:p>
        <text:p text:style-name="P3"/>
        <text:p text:style-name="P3"/>
        <text:p text:style-name="P4">1889 </text:p>
        <text:p text:style-name="P3"/>
        <text:p text:style-name="P4">Fusajiro Yarnauchi establishes the Marufuku Company to manufacture and distribute Hanafuda, </text:p>
        <text:p text:style-name="P4">Japanese playing cards. </text:p>
        <text:p text:style-name="P3"/>
        <text:p text:style-name="P4">1932 </text:p>
        <text:p text:style-name="P3"/>
        <text:p text:style-name="P4"><text:soft-page-break/>The Connecticut Leather Company is established by a Russian immigrant named Maurice Greenberg to </text:p>
        <text:p text:style-name="P4">distribute leather products to shoemakers. </text:p>
        <text:p text:style-name="P3"/>
        <text:p text:style-name="P4">1951 </text:p>
        <text:p text:style-name="P3"/>
        <text:p text:style-name="P4">Yarnauchi changes the name of Marufuku Co. Ltd. to Nintendo, a term meaning "leave luck to heaven.” </text:p>
        <text:p text:style-name="P3"/>
        <text:p text:style-name="P4">United States passes new laws regulating slot machines. Marty Bromley, who manages game rooms at </text:p>
        <text:p text:style-name="P4">military bases in Hawaii, buys machines and opens Service Games (SEGA). </text:p>
        <text:p text:style-name="P3"/>
        <text:p text:style-name="P4">David Rosen, returning from service in the U.S. Air Force during the Korean War, opens portrait painting </text:p>
        <text:p text:style-name="P4">business in Japan. </text:p>
        <text:p text:style-name="P3"/>
        <text:p text:style-name="P4">1954 </text:p>
        <text:p text:style-name="P3"/>
        <text:p text:style-name="P4">David Rosen starts Rosen Enterprises and begins shipping photo booths to Japan. </text:p>
        <text:p text:style-name="P3"/>
        <text:p text:style-name="P4">1956 </text:p>
        <text:p text:style-name="P3"/>
        <text:p text:style-name="P4">Rosen imports $200,000 worth of coin-operated electromechanical games to Japan and starts the </text:p>
        <text:p text:style-name="P4">country's coin-op business. </text:p>
        <text:p text:style-name="P3"/>
        <text:p text:style-name="P4">1958 </text:p>
        <text:p text:style-name="P3"/>
        <text:p text:style-name="P4"><text:soft-page-break/>Physicist Willy Higinbotham of the Brookhaven National Laboratories in New York invents an interactive </text:p>
        <text:p text:style-name="P4">table-tennis-like game that is displayed on an oscilloscope. </text:p>
        <text:p text:style-name="P3"/>
        <text:p text:style-name="P4">1961 </text:p>
        <text:p text:style-name="P3"/>
        <text:p text:style-name="P4">MIT student Steve Russell creates Spacewar, the first interactive computer game. </text:p>
        <text:p text:style-name="P3"/>
        <text:p text:style-name="P4">1962 </text:p>
        <text:p text:style-name="P3"/>
        <text:p text:style-name="P4">Nolan Bushnell enters engineering school at the University of Utah. </text:p>
        <text:p text:style-name="P3"/>
        <text:p text:style-name="P4">1964 </text:p>
        <text:p text:style-name="P3"/>
        <text:p text:style-name="P4">Rosen Enterprises, Japan’s largest amusement company, merges with Service Games, which now has </text:p>
        <text:p text:style-name="P4">jukeboxes in over 6,000 locations, to form Sega Enterprises. </text:p>
        <text:p text:style-name="P3"/>
        <text:p text:style-name="P4">1965 </text:p>
        <text:p text:style-name="P3"/>
        <text:p text:style-name="P4">Nolan Bushnell gets a summer job at a Salt Lake City carnival where he is in charge of the games midway. </text:p>
        <text:p text:style-name="P3"/>
        <text:p text:style-name="P3"/>
        <text:p text:style-name="P3"/>
        <text:p text:style-name="P4">XII Timeline </text:p>
        <text:p text:style-name="P3"/>
        <text:p text:style-name="P3"/>
        <text:p text:style-name="P4">1966 </text:p>
        <text:p text:style-name="P3"><text:soft-page-break/></text:p>
        <text:p text:style-name="P4">Ralph Baer begins researching interactive television games at Sanders Associates. </text:p>
        <text:p text:style-name="P3"/>
        <text:p text:style-name="P4">Sega releases Periscope, a game that becomes such a hit in Japan that U.S. and European companies </text:p>
        <text:p text:style-name="P4">begin importing it. This is Japan’s first amusement game export. Because of the high cost of shipping, </text:p>
        <text:p text:style-name="P4">U.S. arcade owners charge players $0.25 per play, setting what will eventually become the standard </text:p>
        <text:p text:style-name="P4">price for playing arcade games. </text:p>
        <text:p text:style-name="P3"/>
        <text:p text:style-name="P4">1968 </text:p>
        <text:p text:style-name="P3"/>
        <text:p text:style-name="P4">Ralph Baer patents his interactive television game. </text:p>
        <text:p text:style-name="P3"/>
        <text:p text:style-name="P4">1969 </text:p>
        <text:p text:style-name="P3"/>
        <text:p text:style-name="P4">Gulf £ Western purchases Sega. </text:p>
        <text:p text:style-name="P3"/>
        <text:p text:style-name="P4">Nolan Bushnell graduates from the University of Utah and accepts a job in California. </text:p>
        <text:p text:style-name="P3"/>
        <text:p text:style-name="P4">1970 </text:p>
        <text:p text:style-name="P3"/>
        <text:p text:style-name="P4">Magnavox licenses Ralph Baer’s television game from Sanders Associates. </text:p>
        <text:p text:style-name="P3"/>
        <text:p text:style-name="P4">1970 </text:p>
        <text:p text:style-name="P3"/>
        <text:p text:style-name="P4">Bushnell begins work on an arcade version of Spacewarcalled Computer Space. </text:p>
        <text:p text:style-name="P3"/>
        <text:p text:style-name="P4"><text:soft-page-break/>1971 </text:p>
        <text:p text:style-name="P3"/>
        <text:p text:style-name="P4">Nutting Associates purchases Computer Space from Nolan Bushnell and hires him to help manufacture it. </text:p>
        <text:p text:style-name="P4">Nutting begins shipping Computer Space, the first arcade video game machine. </text:p>
        <text:p text:style-name="P3"/>
        <text:p text:style-name="P4">1972 </text:p>
        <text:p text:style-name="P3"/>
        <text:p text:style-name="P4">Magnavox begins demonstrating Odyssey in private showings. Bushnell attends a demonstration of the </text:p>
        <text:p text:style-name="P4">console on May 24, in Burlingame, California. </text:p>
        <text:p text:style-name="P3"/>
        <text:p text:style-name="P4">Bushnell Leaves Nutting and starts Syzygy with partner Ted Dabney. Finding that the name Syzygy is </text:p>
        <text:p text:style-name="P4">already taken, they rename their company Atari. </text:p>
        <text:p text:style-name="P3"/>
        <text:p text:style-name="P4">Atari engineer Al Alcorn creates Pong. </text:p>
        <text:p text:style-name="P3"/>
        <text:p text:style-name="P4">Magnavox releases Odyssey. </text:p>
        <text:p text:style-name="P3"/>
        <text:p text:style-name="P4">Magnavox sues Atari on grounds that Pong infringes on Ralph Baer's patents. Nolan Bushnell decides to </text:p>
        <text:p text:style-name="P4">settle out of court. </text:p>
        <text:p text:style-name="P3"/>
        <text:p text:style-name="P4">1973 </text:p>
        <text:p text:style-name="P3"/>
        <text:p text:style-name="P4">Taito, Williams, and Midway enter the video game business. </text:p>
        <text:p text:style-name="P3"/>
        <text:p text:style-name="P4">1975 </text:p>
        <text:p text:style-name="P3"><text:soft-page-break/></text:p>
        <text:p text:style-name="P4">Atari creates prototypical Home Pong unit and sells idea to Sears Roebuck. </text:p>
        <text:p text:style-name="P3"/>
        <text:p text:style-name="P4">Namco begins making video games. </text:p>
        <text:p text:style-name="P3"/>
        <text:p text:style-name="P4">Strapped for cash, Nolan Bushnell approaches venture capitalist Don Valentine for funding. </text:p>
        <text:p text:style-name="P3"/>
        <text:p text:style-name="P4">Midway Games imports a Taito game called Cunfight, the first game to use a microprocessor. </text:p>
        <text:p text:style-name="P3"/>
        <text:p text:style-name="P4">1976 </text:p>
        <text:p text:style-name="P3"/>
        <text:p text:style-name="P4">The Connecticut Leather Company, now known as Coleco, releases Telstar, a television tennis game. </text:p>
        <text:p text:style-name="P4">Fairchild Camera S Instrument releases Channel F, the first programmable home game to use cartridges. </text:p>
        <text:p text:style-name="P3"/>
        <text:p text:style-name="P3"/>
        <text:p text:style-name="P3"/>
        <text:p text:style-name="P4">Timeline xiii </text:p>
        <text:p text:style-name="P3"/>
        <text:p text:style-name="P3"/>
        <text:p text:style-name="P4">Exidy Games releases Death Race, a game in which players drive over stick figures. Protests about the </text:p>
        <text:p text:style-name="P4">game are featured on 60 Minutes. </text:p>
        <text:p text:style-name="P3"/>
        <text:p text:style-name="P4">Bushnell sells Atari to Warner Communications for $28 million. </text:p>
        <text:p text:style-name="P3"/>
        <text:p text:style-name="P4">1977 </text:p>
        <text:p text:style-name="P3"/>
        <text:p text:style-name="P4"><text:soft-page-break/>Atari opens the first Pizza Time Theatre. </text:p>
        <text:p text:style-name="P3"/>
        <text:p text:style-name="P4">Atari releases the Video Computer System, also known as the 2600. </text:p>
        <text:p text:style-name="P3"/>
        <text:p text:style-name="P4">Mattel introduces a line of LED-based handheld video games. </text:p>
        <text:p text:style-name="P3"/>
        <text:p text:style-name="P4">Shigeru Miyamoto joins Nintendo. </text:p>
        <text:p text:style-name="P3"/>
        <text:p text:style-name="P4">Bally releases the Bally Professional Arcade home console. </text:p>
        <text:p text:style-name="P3"/>
        <text:p text:style-name="P4">Nintendo releases its first home video game in Japan. </text:p>
        <text:p text:style-name="P3"/>
        <text:p text:style-name="P4">1978 </text:p>
        <text:p text:style-name="P3"/>
        <text:p text:style-name="P4">Bushnell is forced out of Atari and buys the rights to Pizza Time Theatre. </text:p>
        <text:p text:style-name="P3"/>
        <text:p text:style-name="P4">Ray Kassar becomes the CEO of Atari. </text:p>
        <text:p text:style-name="P3"/>
        <text:p text:style-name="P4">Nintendo releases Othello, its first arcade game. </text:p>
        <text:p text:style-name="P3"/>
        <text:p text:style-name="P4">Atari releases Football and Midway releases Space Invaders. Both games attract record business. </text:p>
        <text:p text:style-name="P4">Magnavox releases the Odyssey2. </text:p>
        <text:p text:style-name="P3"/>
        <text:p text:style-name="P4">Cinematronics releases Space Wars, an arcade adaptation of the Spacewars game created at MIT. </text:p>
        <text:p text:style-name="P3"/>
        <text:p text:style-name="P4">1979 </text:p>
        <text:p text:style-name="P3"><text:soft-page-break/></text:p>
        <text:p text:style-name="P4">Capcom is founded in Japan. </text:p>
        <text:p text:style-name="P3"/>
        <text:p text:style-name="P4">Atari releases Lunar Lander, its first vector-graphics game. Later that year, Atari releases Asteroids, the </text:p>
        <text:p text:style-name="P4">company’s all-time bestselling game. </text:p>
        <text:p text:style-name="P3"/>
        <text:p text:style-name="P4">Atari game designer Warren Robinett introduces concept of "Easter Eggs” to video games by hiding a </text:p>
        <text:p text:style-name="P4">room with his name in a 2600 game called Adventure. </text:p>
        <text:p text:style-name="P3"/>
        <text:p text:style-name="P4">Mattel Electronics introduces the Intellivision game console. </text:p>
        <text:p text:style-name="P3"/>
        <text:p text:style-name="P4">Milton Bradley releases Microvision, the first handheld programmable game system. </text:p>
        <text:p text:style-name="P3"/>
        <text:p text:style-name="P4">1980 </text:p>
        <text:p text:style-name="P3"/>
        <text:p text:style-name="P4">Atari releases Space Invaders for the Video Computer System. The practice of selling home versions of </text:p>
        <text:p text:style-name="P4">arcade hits is started. </text:p>
        <text:p text:style-name="P3"/>
        <text:p text:style-name="P4">Renegade programmers fleeing from Atari create Activision, the first third-party game publisher. </text:p>
        <text:p text:style-name="P4">Namco releases Pac-Man, the most popular arcade game of all time. Over 300,000 units are sold worldwide. </text:p>
        <text:p text:style-name="P4">Minoru Arakawa opens Nintendo of America. </text:p>
        <text:p text:style-name="P3"/>
        <text:p text:style-name="P4">Williams releases Defender. </text:p>
        <text:p text:style-name="P3"/>
        <text:p text:style-name="P3"><text:soft-page-break/></text:p>
        <text:p text:style-name="P4">1981 </text:p>
        <text:p text:style-name="P3"/>
        <text:p text:style-name="P4">Nintendo releases the arcade game Donkey Kong. </text:p>
        <text:p text:style-name="P3"/>
        <text:p text:style-name="P4">Atari releases Pac-Man for the Video Computer System. </text:p>
        <text:p text:style-name="P3"/>
        <text:p text:style-name="P4">Atari releases Tempest. </text:p>
        <text:p text:style-name="P3"/>
        <text:p text:style-name="P4">U.S. arcades revenues reach $5 billion as Americans spend more than 75,000 man-hours playing </text:p>
        <text:p text:style-name="P4">video games. </text:p>
        <text:p text:style-name="P3"/>
        <text:p text:style-name="P3"/>
        <text:p text:style-name="P3"/>
        <text:p text:style-name="P4">Xiv Timeline </text:p>
        <text:p text:style-name="P3"/>
        <text:p text:style-name="P3"/>
        <text:p text:style-name="P4">Arnie Katz, Bill Kunkel, and Joyce Worley begin publishing Electronic Games, the first magazine about </text:p>
        <text:p text:style-name="P4">video games. </text:p>
        <text:p text:style-name="P3"/>
        <text:p text:style-name="P4">1982 </text:p>
        <text:p text:style-name="P3"/>
        <text:p text:style-name="P4">Coleco releases Colecovision. </text:p>
        <text:p text:style-name="P3"/>
        <text:p text:style-name="P4">Atari wins lawsuit accusing Magnavox of infringing on its Pac-Man license with K.C. Munchkin. </text:p>
        <text:p text:style-name="P3"/>
        <text:p text:style-name="P4"><text:soft-page-break/>Atari releases E.T. for the Video Computer System. </text:p>
        <text:p text:style-name="P3"/>
        <text:p text:style-name="P4">Activision releases Pitfall for the Video Computer System. </text:p>
        <text:p text:style-name="P3"/>
        <text:p text:style-name="P4">Atari releases the 5200 game console. </text:p>
        <text:p text:style-name="P3"/>
        <text:p text:style-name="P4">General Consumer Electronics releases the Vectrex. </text:p>
        <text:p text:style-name="P3"/>
        <text:p text:style-name="P4">Midway releases Ms. Pac-Man, the biggest arcade game in American history. </text:p>
        <text:p text:style-name="P3"/>
        <text:p text:style-name="P4">When Warner Communications announces that Atari sales have not met predictions, Warner stock drops </text:p>
        <text:p text:style-name="P4">32 percent. </text:p>
        <text:p text:style-name="P3"/>
        <text:p text:style-name="P4">1983 </text:p>
        <text:p text:style-name="P3"/>
        <text:p text:style-name="P4">Nolan Bushnell opens an arcade company called Sente Games. </text:p>
        <text:p text:style-name="P3"/>
        <text:p text:style-name="P4">Yu Suzuki joins Sega. </text:p>
        <text:p text:style-name="P3"/>
        <text:p text:style-name="P4">Sega releases its first home console in Japan—SG-1000. </text:p>
        <text:p text:style-name="P3"/>
        <text:p text:style-name="P4">Cinematronics releases Dragon's Lair, the first arcade game to feature laser-disc technology. </text:p>
        <text:p text:style-name="P3"/>
        <text:p text:style-name="P4">Former Philip Morris executive James Morgan replaces Ray Kassar as head of Atari. </text:p>
        <text:p text:style-name="P3"/>
        <text:p text:style-name="P4">1984 </text:p>
        <text:p text:style-name="P3"><text:soft-page-break/></text:p>
        <text:p text:style-name="P4">Nintendo releases the Family Computer (Famicom) in Japan. </text:p>
        <text:p text:style-name="P3"/>
        <text:p text:style-name="P4">David Rosen and Isao Okawa purchase Sega Enterprises back from Gulf £ Western for $38 million. </text:p>
        <text:p text:style-name="P3"/>
        <text:p text:style-name="P4">Coleco begins marketing the Adam Computer. </text:p>
        <text:p text:style-name="P3"/>
        <text:p text:style-name="P4">Hisao Oguchi and Yuji Naka join Sega. </text:p>
        <text:p text:style-name="P3"/>
        <text:p text:style-name="P4">Warner Communications sells Atari Corporation to Commodore Computers founder Jack Tramiel but </text:p>
        <text:p text:style-name="P4">retains the arcade division as Atari Games. </text:p>
        <text:p text:style-name="P3"/>
        <text:p text:style-name="P4">1985 </text:p>
        <text:p text:style-name="P3"/>
        <text:p text:style-name="P4">Nintendo test-markets the Famicom in New York as the Nintendo Entertainment System (NES). </text:p>
        <text:p text:style-name="P3"/>
        <text:p text:style-name="P4">Russian mathematician Alex Pajitnov designs Tetris. </text:p>
        <text:p text:style-name="P3"/>
        <text:p text:style-name="P4">1986 </text:p>
        <text:p text:style-name="P3"/>
        <text:p text:style-name="P4">Nintendo of America releases NES nationwide. </text:p>
        <text:p text:style-name="P3"/>
        <text:p text:style-name="P4">Sega releases its Sega Master System. </text:p>
        <text:p text:style-name="P3"/>
        <text:p text:style-name="P4">Atari releases the 7800 game console. </text:p>
        <text:p text:style-name="P3"/>
        <text:p text:style-name="P4"><text:soft-page-break/>1987 </text:p>
        <text:p text:style-name="P3"/>
        <text:p text:style-name="P4">Nintendo publishes The Legend ofZelda. </text:p>
        <text:p text:style-name="P3"/>
        <text:p text:style-name="P4">NEC releases the 16-bit/S-bit hybrid PC-Engine game console in Japan. </text:p>
        <text:p text:style-name="P3"/>
        <text:p text:style-name="P4">Sega unveils 16-bit Mega Drive game console. </text:p>
        <text:p text:style-name="P3"/>
        <text:p text:style-name="P4">1988 </text:p>
        <text:p text:style-name="P3"/>
        <text:p text:style-name="P4">Square Soft publishes Final Fantasy. </text:p>
        <text:p text:style-name="P3"/>
        <text:p text:style-name="P3"/>
        <text:p text:style-name="P3"/>
        <text:p text:style-name="P4">Timeline MV </text:p>
        <text:p text:style-name="P3"/>
        <text:p text:style-name="P3"/>
        <text:p text:style-name="P4">Atari Games releases unlicensed games for the NES under its new Tengen label. </text:p>
        <text:p text:style-name="P3"/>
        <text:p text:style-name="P4">Tonka acquires the U.S. distribution rights to the Sega Master System. </text:p>
        <text:p text:style-name="P3"/>
        <text:p text:style-name="P4">Coleco files for bankruptcy. </text:p>
        <text:p text:style-name="P3"/>
        <text:p text:style-name="P4">1989 </text:p>
        <text:p text:style-name="P3"/>
        <text:p text:style-name="P4">NEC brings PC Engine to the United States and releases it as TurboGrafx. </text:p>
        <text:p text:style-name="P3"/>
        <text:p text:style-name="P4">Sega releases Mega Drive in the United States as Genesis. </text:p>
        <text:p text:style-name="P3"><text:soft-page-break/></text:p>
        <text:p text:style-name="P4">Nintendo releases Game Boy worldwide. </text:p>
        <text:p text:style-name="P3"/>
        <text:p text:style-name="P4">1990 </text:p>
        <text:p text:style-name="P3"/>
        <text:p text:style-name="P4">Nintendo and Atari go to court over the rights to Tetris, </text:p>
        <text:p text:style-name="P3"/>
        <text:p text:style-name="P4">Nintendo releases Super Mario Bros. 3— the most successful non-bundled </text:p>
        <text:p text:style-name="P4">game cartridge of all time. </text:p>
        <text:p text:style-name="P3"/>
        <text:p text:style-name="P4">SNK brings 24-bit NeoGeo game console to the United States. </text:p>
        <text:p text:style-name="P3"/>
        <text:p text:style-name="P4">1991 </text:p>
        <text:p text:style-name="P3"/>
        <text:p text:style-name="P4">Nintendo of America releases Super NES. </text:p>
        <text:p text:style-name="P3"/>
        <text:p text:style-name="P4">Sega recreates itself with a new mascot—Sonic The Hedgehog. </text:p>
        <text:p text:style-name="P3"/>
        <text:p text:style-name="P4">Galoob Toys releases the Game Genie. </text:p>
        <text:p text:style-name="P3"/>
        <text:p text:style-name="P4">Capcom releases the arcade game Street Fighter II giving arcades a needed boost. </text:p>
        <text:p text:style-name="P3"/>
        <text:p text:style-name="P4">1992 </text:p>
        <text:p text:style-name="P3"/>
        <text:p text:style-name="P4">With Genesis outselling Super NES, Sega effectively takes control of the U.S. console market. </text:p>
        <text:p text:style-name="P4">Sega ships Sega CD peripheral for Genesis game console. </text:p>
        <text:p text:style-name="P3"/>
        <text:p text:style-name="P4"><text:soft-page-break/>1993 </text:p>
        <text:p text:style-name="P3"/>
        <text:p text:style-name="P4">Panasonic begins marketing the 32-bit 3DO Multiplayer. </text:p>
        <text:p text:style-name="P3"/>
        <text:p text:style-name="P4">Atari launches the 64-bit Jaguar. </text:p>
        <text:p text:style-name="P3"/>
        <text:p text:style-name="P4">Broderbund publishes Myst for Macintosh Computers. </text:p>
        <text:p text:style-name="P3"/>
        <text:p text:style-name="P4">Id Software publishes Doom for PCs. </text:p>
        <text:p text:style-name="P3"/>
        <text:p text:style-name="P4">Virgin Interactive Entertainment publishes The 7th Guest on PC CD-ROM. </text:p>
        <text:p text:style-name="P3"/>
        <text:p text:style-name="P4">Senators Joseph Lieberman (D. of Connecticut) and Herb Kohl (D. of Wisconsin) launch Senate </text:p>
        <text:p text:style-name="P4">hearings on video game violence. </text:p>
        <text:p text:style-name="P3"/>
        <text:p text:style-name="P4">1994 </text:p>
        <text:p text:style-name="P3"/>
        <text:p text:style-name="P4">The Interactive Digital Software Association is created in response to Senate hearings. </text:p>
        <text:p text:style-name="P4">Nintendo releases Donkey Kong Country and retakes control of the U.S. console market. </text:p>
        <text:p text:style-name="P3"/>
        <text:p text:style-name="P4">Sega releases 32X, a peripheral that increases the power of the Genesis. </text:p>
        <text:p text:style-name="P3"/>
        <text:p text:style-name="P4">Sega releases Saturn in lapan. </text:p>
        <text:p text:style-name="P3"/>
        <text:p text:style-name="P4">Sony releases PlayStation in Japan. </text:p>
        <text:p text:style-name="P3"/>
        <text:p text:style-name="P4">1995 </text:p>
        <text:p text:style-name="P3"/>
        <text:p text:style-name="P4"><text:soft-page-break/>Sega releases Saturn in the United States. </text:p>
        <text:p text:style-name="P3"/>
        <text:p text:style-name="P4">Sony releases PlayStation in the United States. </text:p>
        <text:p text:style-name="P3"/>
        <text:p text:style-name="P3"/>
        <text:p text:style-name="P3"/>
        <text:p text:style-name="P4">XVi Timeline </text:p>
        <text:p text:style-name="P3"/>
        <text:p text:style-name="P3"/>
        <text:p text:style-name="P4">Nintendo releases Virtual Boy in the United States. </text:p>
        <text:p text:style-name="P3"/>
        <text:p text:style-name="P4">Nintendo unveils the 64-bit Nintendo 64 game console in japan. </text:p>
        <text:p text:style-name="P3"/>
        <text:p text:style-name="P4">1996 </text:p>
        <text:p text:style-name="P3"/>
        <text:p text:style-name="P4">Nintendo sells its billionth cartridge worldwide. </text:p>
        <text:p text:style-name="P3"/>
        <text:p text:style-name="P4">Jack Tramiel sells Atari Corporation to disk drive manufacturer ITS. </text:p>
        <text:p text:style-name="P3"/>
        <text:p text:style-name="P4">Nintendo releases Nintendo 64 in the United States. </text:p>
        <text:p text:style-name="P3"/>
        <text:p text:style-name="P4">Nintendo discontinues Virtual Boy. </text:p>
        <text:p text:style-name="P3"/>
        <text:p text:style-name="P4">Sony unveils Crash Bandicoot. </text:p>
        <text:p text:style-name="P3"/>
        <text:p text:style-name="P4">1997 </text:p>
        <text:p text:style-name="P3"/>
        <text:p text:style-name="P4">Sega discontinues Saturn. </text:p>
        <text:p text:style-name="P3"><text:soft-page-break/></text:p>
        <text:p text:style-name="P4">Bandai releases Tamagotchi. </text:p>
        <text:p text:style-name="P3"/>
        <text:p text:style-name="P4">Tiger releases game.com handheld system. </text:p>
        <text:p text:style-name="P3"/>
        <text:p text:style-name="P4">Gumpei Yokoi, the creator of the Game Boy, dies in car accident. </text:p>
        <text:p text:style-name="P3"/>
        <text:p text:style-name="P4">DreamWorks, Universal, and Sega team up to form a new line of super arcades called GameWorks. </text:p>
        <text:p text:style-name="P4">Nintendo releases Goldeneye 007 for Nintendo 64. </text:p>
        <text:p text:style-name="P3"/>
        <text:p text:style-name="P4">Square Soft publishes Final Fantasy VII for PlayStation. </text:p>
        <text:p text:style-name="P3"/>
        <text:p text:style-name="P4">1998 </text:p>
        <text:p text:style-name="P3"/>
        <text:p text:style-name="P4">Nintendo releases The Legend of Zelda: Ocarina of Time for Nintendo 64. </text:p>
        <text:p text:style-name="P3"/>
        <text:p text:style-name="P4">Pokemon, a line of Game Boy role-playing games that have ignited a craze in japan, comes to American </text:p>
        <text:p text:style-name="P4">and starts a similar craze. </text:p>
        <text:p text:style-name="P3"/>
        <text:p text:style-name="P4">1999 </text:p>
        <text:p text:style-name="P3"/>
        <text:p text:style-name="P4">ITS files for bankruptcy and sells Atari properties to Hasbro Interactive. </text:p>
        <text:p text:style-name="P3"/>
        <text:p text:style-name="P4">SNK Corporation brings the NeoGeo Pocket Color handheld game system to the United States. </text:p>
        <text:p text:style-name="P3"/>
        <text:p text:style-name="P4">Sega releases Dreamcast game console in the United States. </text:p>
        <text:p text:style-name="P3"><text:soft-page-break/></text:p>
        <text:p text:style-name="P4">2000 </text:p>
        <text:p text:style-name="P3"/>
        <text:p text:style-name="P4">Toshiba and Samsung announce plans to sell Nuon-equipped DVD players. </text:p>
        <text:p text:style-name="P3"/>
        <text:p text:style-name="P4">Sony releases PlayStation 2 in Japan. </text:p>
        <text:p text:style-name="P3"/>
        <text:p text:style-name="P4">Microsoft unveils plans for Xbox video game console at the Game Developers Conference. </text:p>
        <text:p text:style-name="P3"/>
        <text:p text:style-name="P4">Sega launches SegaNet internet service for Dreamcast. </text:p>
        <text:p text:style-name="P3"/>
        <text:p text:style-name="P4">Sony launches PlayStation 2 in the United States. </text:p>
        <text:p text:style-name="P3"/>
        <text:p text:style-name="P4">SNK discontinues NeoGeo Pocket Color sales in the United States. </text:p>
        <text:p text:style-name="P3"/>
        <text:p text:style-name="P4">2001 </text:p>
        <text:p text:style-name="P3"/>
        <text:p text:style-name="P4">Sega discontinues Dreamcast. </text:p>
        <text:p text:style-name="P3"/>
        <text:p text:style-name="P4">Sega chairman Isao Okawa dies. </text:p>
        <text:p text:style-name="P3"/>
        <text:p text:style-name="P4">Nintendo releases Game Boy Advance in japan (March) and the United States (June). </text:p>
        <text:p text:style-name="P3"/>
        <text:p text:style-name="P4">Nintendo releases GameCube in the United States. </text:p>
        <text:p text:style-name="P3"/>
        <text:p text:style-name="P4">Microsoft releases Xbox worldwide. </text:p>
        <text:p text:style-name="P3"/>
        <text:p text:style-name="P3"/>
        <text:p text:style-name="P3"><text:soft-page-break/></text:p>
        <text:p text:style-name="P4">e Worn efo re Pong </text:p>
        <text:p text:style-name="P3"/>
        <text:p text:style-name="P3"/>
        <text:p text:style-name="P4">You can’t say that video games grew out of pinball, but you can assume that video games </text:p>
        <text:p text:style-name="P4">wouldn’t have happened without it. It's like bicycles and automobiles. One industry leads </text:p>
        <text:p text:style-name="P4">to the other and then they exist side by side. But you had to have bicycles to one day have </text:p>
        <text:p text:style-name="P4">motor cars. </text:p>
        <text:p text:style-name="P3"/>
        <text:p text:style-name="P3"/>
        <text:p text:style-name="P5">—<text:span text:style-name="T13">Steven Baxter, former producer, The CNN Computer Connection </text:span></text:p>
        <text:p text:style-name="P3"/>
        <text:p text:style-name="P3"/>
        <text:p text:style-name="P3"/>
        <text:p text:style-name="P4">2 The World Before Pon? </text:p>
        <text:p text:style-name="P3"/>
        <text:p text:style-name="P4">The Beginnings of Pinball </text:p>
        <text:p text:style-name="P3"/>
        <text:p text:style-name="P4">New technologies do not simply spring out of thin air. They need to be associ¬ </text:p>
        <text:p text:style-name="P4">ated with familiar industries or ideas. People may have jokingly referred to </text:p>
        <text:p text:style-name="P4">the first automobiles as “horseless carriages,” but the name also helped define </text:p>
        <text:p text:style-name="P4">them. The name changed them from nebulous, unexplainable machines to </text:p>
        <text:p text:style-name="P4">an extension of an already accepted mode of transportation. </text:p>
        <text:p text:style-name="P3"/>
        <text:p text:style-name="P4">Although video games are a relatively new phenomena, they benefited from </text:p>
        <text:p text:style-name="P4">a close relationship with the well-established amusement industry. The amuse¬ </text:p>
        <text:p text:style-name="P4">ment industry, in turn, has long suffered from a lack of legitimacy. As it turned </text:p>
        <text:p text:style-name="P4">out, however, legitimacy would never be much of an issue for video games. </text:p>
        <text:p text:style-name="P3"><text:soft-page-break/></text:p>
        <text:p text:style-name="P4">The beginnings of pinball can be traced back to Bagatelle, a form of bil¬ </text:p>
        <text:p text:style-name="P4">liards in which players used a cue to shoot balls up a sloped table. The goal of </text:p>
        <text:p text:style-name="P4">the game was to get the balls into one of nine cups placed along the face of the </text:p>
        <text:p text:style-name="P4">table. Abraham Lincoln was said to have played Bagatelle.* </text:p>
        <text:p text:style-name="P3"/>
        <text:p text:style-name="P4">No surviving records explain why the cue sticks in Bagatelle were replaced </text:p>
        <text:p text:style-name="P4">with a device called a “plunger,” but for some reason the evolution took place </text:p>
        <text:p text:style-name="P4">and the game transformed into a new sport called “pinball” before the turn </text:p>
        <text:p text:style-name="P4">of the century. </text:p>
        <text:p text:style-name="P3"/>
        <text:p text:style-name="P4">If one event paved the way for today’s computer and video game industry, </text:p>
        <text:p text:style-name="P4">it was David Gottlieb’s Baffle Ball. The founder of D. Gottlieb and Company, </text:p>
        <text:p text:style-name="P4">David Gottlieb was a short, stocky man with a full head of brown hair and an </text:p>
        <text:p text:style-name="P4">ever-present cigar in his mouth. A showman and an inventor, he once made a </text:p>
        <text:p text:style-name="P4">living by taking carnival games to oil workers in remote Midwestern oil fields. </text:p>
        <text:p text:style-name="P4">He understood the balance of chance and skill that made games fun and had </text:p>
        <text:p text:style-name="P4">a talent for refining ideas to make them more fun. In 1931, Gottlieb created a </text:p>
        <text:p text:style-name="P4">game called Baffle Ball. </text:p>
        <text:p text:style-name="P3"/>
        <text:p text:style-name="P4">Baffle Ball used no electricity and bore little resemblance to modern pinball </text:p>
        <text:p text:style-name="P4">games. It was built in a countertop cabinet and had only one moving part— </text:p>
        <text:p text:style-name="P4">the plunger. Players used the plunger to launch balls onto a plane set at a </text:p>
        <text:p text:style-name="P4">7-degree slope and studded with pins circling eight holes or “scoring pock¬ </text:p>
        <text:p text:style-name="P4">ets.” Each scoring pocket had a certain point value attached to it. For a penny, </text:p>
        <text:p text:style-name="P4">players could launch seven balls. </text:p>
        <text:p text:style-name="P3"/>
        <text:p text:style-name="P3"/>
        <text:p text:style-name="P4"><text:soft-page-break/>* Whether or not Lincoln did in fact play the game, an old political cartoon shows him </text:p>
        <text:p text:style-name="P4">playing it during his presidency. </text:p>
        <text:p text:style-name="P3"/>
        <text:p text:style-name="P3"/>
        <text:p text:style-name="P3"/>
        <text:p text:style-name="P4">The World Before Pongi 3 </text:p>
        <text:p text:style-name="P3"/>
        <text:p text:style-name="P3"/>
        <text:p text:style-name="P4">Baffle Ball did not have flippers, bumpers, or a scoring device. Players kept </text:p>
        <text:p text:style-name="P4">track of scores in their heads. Once they launched the ball, they could control </text:p>
        <text:p text:style-name="P4">its course only by nudging the entire Baffle Ball cabinet, a technique later known </text:p>
        <text:p text:style-name="P4">as “tilting.” Sometimes they tilted so forcibly that the entire Baffle Ball cabinet </text:p>
        <text:p text:style-name="P4">could slide several inches during a single game. </text:p>
        <text:p text:style-name="P3"/>
        <text:p text:style-name="P4">At first Baffle Ball sales grew gradually, but within months, Gottlieb’s game </text:p>
        <text:p text:style-name="P4">became a major success. By the time the game reached peak popularity, </text:p>
        <text:p text:style-name="P4">Gottlieb shipped as many as 400 cabinets a day. </text:p>
        <text:p text:style-name="P3"/>
        <text:p text:style-name="P4">Gottlieb, the first person to successfully mass produce pinball cabinets in a </text:p>
        <text:p text:style-name="P4">factory, became the “Henry Ford of pinball.” His competitors worked out of </text:p>
        <text:p text:style-name="P4">their garages and couldn’t compete. </text:p>
        <text:p text:style-name="P3"/>
        <text:p text:style-name="P4">Imitators popped up immediately, more or less. I mean everybody got in¬ </text:p>
        <text:p text:style-name="P4">volved in the business, and, like I said, there were a lot of people building </text:p>
        <text:p text:style-name="P4">them in their garages. </text:p>
        <text:p text:style-name="P3"/>
        <text:p text:style-name="P4">Gottlieb machines were a little more expensive. I think it was $16.50 for </text:p>
        <text:p text:style-name="P4">the machine, and that was $1.00 or $1.50 more than the competitors. But my </text:p>
        <text:p text:style-name="P4"><text:soft-page-break/>grandfather used a better quality of walnut; I think the pins were a higher </text:p>
        <text:p text:style-name="P4">quality metal. He wanted it to be the Cadillac of pinball machines. </text:p>
        <text:p text:style-name="P3"/>
        <text:p text:style-name="P5">—<text:span text:style-name="T13">Michael Gottlieb, grandson of David Gottlieb </text:span></text:p>
        <text:p text:style-name="P3"/>
        <text:p text:style-name="P4">Once Gottlieb proved money was to be made, imitators followed. David </text:p>
        <text:p text:style-name="P4">Rockola created several successful pin games* before establishing his com¬ </text:p>
        <text:p text:style-name="P4">pany as one of the most famous names in jukeboxes. Ray Moloney’s first pinball </text:p>
        <text:p text:style-name="P4">machine, Ballyhoo, sold so well that he changed the name of his company from </text:p>
        <text:p text:style-name="P4">Lion Manufacturing to Bally. </text:p>
        <text:p text:style-name="P3"/>
        <text:p text:style-name="P4">Gottlieb’s chief competitor was Stanford-educated Harry Williams. Having </text:p>
        <text:p text:style-name="P4">studied engineering, Williams brought a deeper understanding of mechani¬ </text:p>
        <text:p text:style-name="P4">cal workings to the industry. He entered the business as a West Coast distributor </text:p>
        <text:p text:style-name="P4">selling other companies’ amusement machines but discovered he could pur¬ </text:p>
        <text:p text:style-name="P4">chase used pinball games and refurbish them with playfields of his own design </text:p>
        <text:p text:style-name="P4">for much less than it cost to buy new ones. </text:p>
        <text:p text:style-name="P3"/>
        <text:p text:style-name="P3"/>
        <text:p text:style-name="P4">* Pin games is a slang term that members of the amusement industry often use to describe </text:p>
        <text:p text:style-name="P4">pinball machines. </text:p>
        <text:p text:style-name="P3"/>
        <text:p text:style-name="P3"/>
        <text:p text:style-name="P3"/>
        <text:p text:style-name="P4">In 1932, Williams decided to make pinball more challenging by limiting </text:p>
        <text:p text:style-name="P4">the amount of “body English” players could use. He designed a table with a </text:p>
        <text:p text:style-name="P4">device that contained a metal ball on a pedestal in its base. If players nudged </text:p>
        <text:p text:style-name="P4">the machine enough to knock the ball off the pedestal, the game ended. He </text:p>
        <text:p text:style-name="P4"><text:soft-page-break/>originally called his device “Stool Pigeon,” but when a customer complained </text:p>
        <text:p text:style-name="P4">that the machine had “tilted,” Williams decided to call it a “tilt” mechanism. </text:p>
        <text:p text:style-name="P4">He tested this innovation in a game called Advance. </text:p>
        <text:p text:style-name="P3"/>
        <text:p text:style-name="P4">Williams later refined the “tilt” mechanism by replacing the ball and plat¬ </text:p>
        <text:p text:style-name="P4">form design with a pendulum device, which has been present in nearly every </text:p>
        <text:p text:style-name="P4">pinball game made since. </text:p>
        <text:p text:style-name="P3"/>
        <text:p text:style-name="P4">In 1933, Williams built Contact —the first “electric” pinball machine. The </text:p>
        <text:p text:style-name="P4">name Contact referred to its electrically powered scoring pockets (called “con¬ </text:p>
        <text:p text:style-name="P4">tact holes”), which knocked the ball back into the playfield to continue scoring </text:p>
        <text:p text:style-name="P4">points. Like the “tilt” mechanism, electric scoring pockets became a standard </text:p>
        <text:p text:style-name="P4">for pinball that is still used today. </text:p>
        <text:p text:style-name="P3"/>
        <text:p text:style-name="P4">Previous to Contact, the skill for the player was to send the ball up on the </text:p>
        <text:p text:style-name="P4">playfield, have it roll around, and hope that his aim was such that the ball </text:p>
        <text:p text:style-name="P4">would somehow magically weave its way around through the pins that were </text:p>
        <text:p text:style-name="P4">nailed into the playfield. </text:p>
        <text:p text:style-name="P3"/>
        <text:p text:style-name="P4">With the contact hole, you still needed to have some precision to get the ball </text:p>
        <text:p text:style-name="P4">into the cup, but getting the ball into the cup gave you something back. There </text:p>
        <text:p text:style-name="P4">was a sound, there was motion. Part of the fascination people have with pinball </text:p>
        <text:p text:style-name="P4">comes from those opportunities where the game takes over and does things. </text:p>
        <text:p text:style-name="P3"/>
        <text:p text:style-name="P5">—<text:span text:style-name="T13">Roger C. Sharpe, author, Pinball!* </text:span></text:p>
        <text:p text:style-name="P3"/>
        <text:p text:style-name="P3"/>
        <text:p text:style-name="P4">Pay-Outs </text:p>
        <text:p text:style-name="P3"><text:soft-page-break/></text:p>
        <text:p text:style-name="P4">Though he was well aware of Harry Williams’s innovations, a different de¬ </text:p>
        <text:p text:style-name="P4">velopment frightened David Gottlieb more. Slot-machine manufacturers </text:p>
        <text:p text:style-name="P3"/>
        <text:p text:style-name="P3"/>
        <text:p text:style-name="P4">* Readers interested in learning more about the history of pinball and seeing its color and </text:p>
        <text:p text:style-name="P4">pageantry should look for Pinball !by Roger C. Sharpe (E. P. Dutton, 1977). </text:p>
        <text:p text:style-name="P3"/>
        <text:p text:style-name="P3"/>
        <text:p text:style-name="P3"/>
        <text:p text:style-name="P4">The World Before Pong J </text:p>
        <text:p text:style-name="P3"/>
        <text:p text:style-name="P3"/>
        <text:p text:style-name="P4">began making pinball-like machines called “pay-outs,” which combined pin¬ </text:p>
        <text:p text:style-name="P4">ball and gambling. </text:p>
        <text:p text:style-name="P3"/>
        <text:p text:style-name="P4">Gottlieb saw these machines as a threat to the entire industry. Pay-out ma¬ </text:p>
        <text:p text:style-name="P4">chines first appeared in the crime-conscious 1930s, and Gottlieb suspected that </text:p>
        <text:p text:style-name="P4">politicians would outlaw the new machines and anything associated with them. </text:p>
        <text:p text:style-name="P3"/>
        <text:p text:style-name="P4">Yes, there was a certain amount of skill involved, but basically the law looked </text:p>
        <text:p text:style-name="P4">at it as a gambling device. Pay-outs started out legally in many states and </text:p>
        <text:p text:style-name="P4">eventually ended up being operated mostly illegally in places where the po¬ </text:p>
        <text:p text:style-name="P4">lice would look the other way, such as New Orleans. They were nickel games, </text:p>
        <text:p text:style-name="P4">by the way. They paid off in nickels. So it was a little gamble, but neverthe¬ </text:p>
        <text:p text:style-name="P4">less it was gambling. </text:p>
        <text:p text:style-name="P3"/>
        <text:p text:style-name="P5">—<text:span text:style-name="T13">Eddie Adlum, publisher, RePlay Magazine </text:span></text:p>
        <text:p text:style-name="P3"><text:soft-page-break/></text:p>
        <text:p text:style-name="P4">Gottlieb’s fears proved accurate. Politicians saw pinball as inextricably as¬ </text:p>
        <text:p text:style-name="P4">sociated with gambling. When states passed laws prohibiting pay-out games, </text:p>
        <text:p text:style-name="P4">they usually outlawed all forms of pinball. </text:p>
        <text:p text:style-name="P3"/>
        <text:p text:style-name="P4">The most celebrated attack on pinball came from Fiorello LaGuardia, New </text:p>
        <text:p text:style-name="P4">York City’s flamboyant mayor. As part of his ongoing crusade against orga¬ </text:p>
        <text:p text:style-name="P4">nized crime, LaGuardia petitioned local courts for a ban against pinball. After </text:p>
        <text:p text:style-name="P4">six years of petitioning the courts, LaGuardia’s request was granted. A Bronx </text:p>
        <text:p text:style-name="P4">court ruled pinball an extension of gambling and made it illegal. </text:p>
        <text:p text:style-name="P3"/>
        <text:p text:style-name="P4">LaGuardia celebrated by having the police confiscate pin games from around </text:p>
        <text:p text:style-name="P4">the city. He held a press conference in which he demolished several machines </text:p>
        <text:p text:style-name="P4">with a sledgehammer. The event was even shown on newsreels in theaters </text:p>
        <text:p text:style-name="P4">around the country. </text:p>
        <text:p text:style-name="P3"/>
        <text:p text:style-name="P4">There was a gaming [gambling] connotation to the coin-operated amuse¬ </text:p>
        <text:p text:style-name="P4">ment business. There was a photograph I remember very clearly—Fiorello </text:p>
        <text:p text:style-name="P4">LaGuardia, the mayor of New York City, by the waterside breaking up all </text:p>
        <text:p text:style-name="P4">these "games of chance” and throwing them into the sea to dispose of them. </text:p>
        <text:p text:style-name="P3"/>
        <text:p text:style-name="P4">Today he’d have had an even greater problem with environmentalists. </text:p>
        <text:p text:style-name="P3"/>
        <text:p text:style-name="P3"/>
        <text:p text:style-name="P5">—<text:span text:style-name="T13">Joel Hochberg, president, Rare and Coin It </text:span></text:p>
        <text:p text:style-name="P3"/>
        <text:p text:style-name="P3"/>
        <text:p text:style-name="P3"/>
        <text:p text:style-name="P4"><text:soft-page-break/>6 The World Before Pony </text:p>
        <text:p text:style-name="P3"/>
        <text:p text:style-name="P3"/>
        <text:p text:style-name="P4">Within three weeks of the Bronx court’s ruling, the New York Police De¬ </text:p>
        <text:p text:style-name="P4">partment confiscated and destroyed more than 3,000 pinball machines. Mayor </text:p>
        <text:p text:style-name="P4">LaGuardia donated the metal scraps to the government to support the U.S. </text:p>
        <text:p text:style-name="P4">war effort against Nazi Germany. In all, he donated more than 7,000 pounds </text:p>
        <text:p text:style-name="P4">of metal scraps, including 3,000 pounds of steel balls. New York’s ban on pin¬ </text:p>
        <text:p text:style-name="P4">ball remained in place for nearly 35 years. </text:p>
        <text:p text:style-name="P3"/>
        <text:p text:style-name="P4">Once New York City banned pinball, neighboring counties followed. The </text:p>
        <text:p text:style-name="P4">trend spread quickly. </text:p>
        <text:p text:style-name="P3"/>
        <text:p text:style-name="P4">The Battle for Legitimacy </text:p>
        <text:p text:style-name="P3"/>
        <text:p text:style-name="P4">Gottlieb believed that the only way to legitimize pinball was to prove that it </text:p>
        <text:p text:style-name="P4">involved more skill than luck. Years passed before he found proof. </text:p>
        <text:p text:style-name="P3"/>
        <text:p text:style-name="P4">In 1947, one of Gottlieb’s engineers, a man named Harry Mabs, added an </text:p>
        <text:p text:style-name="P4">innovation to the game—six spring-powered levers that players used to pro¬ </text:p>
        <text:p text:style-name="P4">pel the ball back into the playfield before it rolled out of play. </text:p>
        <text:p text:style-name="P3"/>
        <text:p text:style-name="P4">Gottlieb called them “flipper bumpers” and said that they proved that </text:p>
        <text:p text:style-name="P4">Humpty Dumpty, his latest pinball cabinet, was not just a game of chance be¬ </text:p>
        <text:p text:style-name="P4">cause players scored most of their points by knocking the ball back into play </text:p>
        <text:p text:style-name="P4">with flippers rather than relying on luck and gravity. </text:p>
        <text:p text:style-name="P3"/>
        <text:p text:style-name="P4">The flipper bat was quite a breakthrough because it gave the player a true </text:p>
        <text:p text:style-name="P4"><text:soft-page-break/>means of exercising and developing skill. You could aim at targets now, </text:p>
        <text:p text:style-name="P4">rather than in the old days when you popped the ball up and just shook the </text:p>
        <text:p text:style-name="P4">shit out of the table and hoped that it went in the right hole or hit the right </text:p>
        <text:p text:style-name="P4">thing. The use of the flipper bat is probably the greatest breakthrough </text:p>
        <text:p text:style-name="P4">ever in pinball. </text:p>
        <text:p text:style-name="P3"/>
        <text:p text:style-name="P5">—<text:span text:style-name="T13">Eddie Adlum </text:span></text:p>
        <text:p text:style-name="P3"/>
        <text:p text:style-name="P4">It [the introduction of the flipper] not only changed the basic landscape of </text:p>
        <text:p text:style-name="P4">the games themselves, but specific to the players, it really changed how they </text:p>
        <text:p text:style-name="P4">interacted with the games. It was a totally different entertainment form than </text:p>
        <text:p text:style-name="P4">it had been. </text:p>
        <text:p text:style-name="P3"/>
        <text:p text:style-name="P4">More important, it was a remarkable change for the game designers and </text:p>
        <text:p text:style-name="P4">developers. What had been the prescribed way of doing game development </text:p>
        <text:p text:style-name="P3"/>
        <text:p text:style-name="P3"/>
        <text:p text:style-name="P3"/>
        <text:p text:style-name="P4">for the previous decade had to be altered dramatically. No longer was it a </text:p>
        <text:p text:style-name="P4">situation of a person passively interacting with the game; now there was </text:p>
        <text:p text:style-name="P4">true influencing and greater control from the standpoint of the player. </text:p>
        <text:p text:style-name="P3"/>
        <text:p text:style-name="P5">—<text:span text:style-name="T13">Roger C. Sharpe </text:span></text:p>
        <text:p text:style-name="P3"/>
        <text:p text:style-name="P4">Gottlieb’s “flipper games” became the salvation of pinball. Pushed on by a </text:p>
        <text:p text:style-name="P4">desperate need for respectability, other pinball manufacturers and distribu¬ </text:p>
        <text:p text:style-name="P4">tors imitated Humpty Dumpty s flipper bats and called their cabinets “flipper </text:p>
        <text:p text:style-name="P4">games.” In France, where pinball has a long and popular history, pinball ma¬ </text:p>
        <text:p text:style-name="P4"><text:soft-page-break/>chines are simply referred to as “le flipper.” </text:p>
        <text:p text:style-name="P3"/>
        <text:p text:style-name="P4">After years of complaining about competitors stealing his ideas, Harry Wil¬ </text:p>
        <text:p text:style-name="P4">liams found himself imitating rather than innovating, as he joined the growing </text:p>
        <text:p text:style-name="P4">number of pinball manufacturers adopting the Gottlieb flipper. Williams’s </text:p>
        <text:p text:style-name="P4">first flipper game was called Sunny. By this time, Harry Williams owned his </text:p>
        <text:p text:style-name="P4">own Chicago amusement company, Williams Manufacturing Company, </text:p>
        <text:p text:style-name="P4">which he founded in 1942. </text:p>
        <text:p text:style-name="P3"/>
        <text:p text:style-name="P4">Though Harry Mabs created the first flippers, it was Steven Kordek, an en¬ </text:p>
        <text:p text:style-name="P4">gineer from a company called Genco, who discovered the best use for them. </text:p>
        <text:p text:style-name="P4">Kordek replaced Humpty Dumpty s six flippers—two at the top, two in the cen¬ </text:p>
        <text:p text:style-name="P4">ter, and two at the bottom—with two flippers along the bottom of the playing </text:p>
        <text:p text:style-name="P4">field. Kordek’s innovation was introduced in a game called Triple Action* </text:p>
        <text:p text:style-name="P3"/>
        <text:p text:style-name="P4">I worked for a small company and I was always told to save money—and </text:p>
        <text:p text:style-name="P4">there was no way in the world that I was going to use six flippers. </text:p>
        <text:p text:style-name="P3"/>
        <text:p text:style-name="P5">—<text:span text:style-name="T13">Steve Kordek, former pinball designer, Cenco </text:span></text:p>
        <text:p text:style-name="P3"/>
        <text:p text:style-name="P4">Most pinball machines created in 1947 had six flippers. When Kordek’s two- </text:p>
        <text:p text:style-name="P4">flipper design was demonstrated in a trade show in January 1948, it caused an </text:p>
        <text:p text:style-name="P4">immediate stir. The industry has followed his basic design ever since. </text:p>
        <text:p text:style-name="P3"/>
        <text:p text:style-name="P4">Even as Gottlieb sought to legitimize pinball with flippers, Bally intro¬ </text:p>
        <text:p text:style-name="P4">duced Bingo machines—flipperless pinball machines with rows of pockets. </text:p>
        <text:p text:style-name="P3"/>
        <text:p text:style-name="P3"/>
        <text:p text:style-name="P4"><text:soft-page-break/>* Years later, Harry Williams hired Mabs as his chief designer. Mabs later recruited Kordek </text:p>
        <text:p text:style-name="P4">to work for Williams. </text:p>
        <text:p text:style-name="P3"/>
        <text:p text:style-name="P3"/>
        <text:p text:style-name="P4">8 The World Betore Pony </text:p>
        <text:p text:style-name="P3"/>
        <text:p text:style-name="P3"/>
        <text:p text:style-name="P4">Bingo re-opened some of the wounds caused by pay-out games. Though pin¬ </text:p>
        <text:p text:style-name="P4">ball remained legal, most states outlawed Bingo machines permanently. </text:p>
        <text:p text:style-name="P3"/>
        <text:p text:style-name="P4">People tried to operate Bingo machines legally and treat them as regular </text:p>
        <text:p text:style-name="P4">pinball machines, but because they were gambling devices, my grandfather </text:p>
        <text:p text:style-name="P4">didn’t want to have anything to do with them. </text:p>
        <text:p text:style-name="P3"/>
        <text:p text:style-name="P5">—<text:span text:style-name="T13">Michael Gottlieb </text:span></text:p>
        <text:p text:style-name="P3"/>
        <text:p text:style-name="P4">Flippers were enough proof that pinball was a game of skill for some legis¬ </text:p>
        <text:p text:style-name="P4">lators. Satisfied by flippers and free-game rewards for high scores, some states </text:p>
        <text:p text:style-name="P4">relaxed their laws governing pinball. New York continued its ban into the 1970s. </text:p>
        <text:p text:style-name="P3"/>
        <text:p text:style-name="P4">A Growing Industry </text:p>
        <text:p text:style-name="P3"/>
        <text:p text:style-name="P3"/>
        <text:p text:style-name="P4">There were five game manufacturers in the beginning. It was Gottlieb mak¬ </text:p>
        <text:p text:style-name="P4">ing pinballs. It was Williams making pinballs and novelties. It was Bally’s </text:p>
        <text:p text:style-name="P4">making pinballs, novelties, and slot machines, although the major industry </text:p>
        <text:p text:style-name="P4">didn't use those. It was Chicago Coin making pinballs and novelties. It was </text:p>
        <text:p text:style-name="P4">Midway making novelty games—target rifles and so on. </text:p>
        <text:p text:style-name="P3"><text:soft-page-break/></text:p>
        <text:p text:style-name="P4">There was a sixth, United Manufacturing. But just about the time I joined </text:p>
        <text:p text:style-name="P4">the industry in 1964, United was purchased by Williams, so that put it back </text:p>
        <text:p text:style-name="P4">down to five. </text:p>
        <text:p text:style-name="P3"/>
        <text:p text:style-name="P5">—<text:span text:style-name="T13">Eddie Adlum </text:span></text:p>
        <text:p text:style-name="P3"/>
        <text:p text:style-name="P4">The coin-operated amusement industry has two tiers of companies. The first </text:p>
        <text:p text:style-name="P4">tier includes companies like Gottlieb and Williams, which manufacture amuse¬ </text:p>
        <text:p text:style-name="P4">ment equipment. The second is made up of local distributors and operators </text:p>
        <text:p text:style-name="P4">who place equipment in stores, bus stations, bars, restaurants, and bowling </text:p>
        <text:p text:style-name="P4">alleys and set up routes to maintain it. </text:p>
        <text:p text:style-name="P3"/>
        <text:p text:style-name="P4">Though flipper machines and other games have long represented a steady </text:p>
        <text:p text:style-name="P4">source of income, the jukebox defined the industry in the early going. During </text:p>
        <text:p text:style-name="P4">the 1940s and 1950s, jukeboxes were an integral part of the fabric of American </text:p>
        <text:p text:style-name="P4">society and the main source of income for amusement companies. </text:p>
        <text:p text:style-name="P3"/>
        <text:p text:style-name="P3"/>
        <text:p text:style-name="P3"/>
        <text:p text:style-name="P4">The World Before Pon? 9 </text:p>
        <text:p text:style-name="P3"/>
        <text:p text:style-name="P3"/>
        <text:p text:style-name="P4">Known as music operators, these distributors placed jukeboxes and games </text:p>
        <text:p text:style-name="P4">in bus stations, restaurants, and ice cream shops. In exchange for permission </text:p>
        <text:p text:style-name="P4">to place their equipment in businesses, operators paid location owners a por¬ </text:p>
        <text:p text:style-name="P4">tion of jukebox and game receipts. They established routes and hired teams of </text:p>
        <text:p text:style-name="P4">technicians to maintain their equipment, empty the coin boxes, and place </text:p>
        <text:p text:style-name="P4"><text:soft-page-break/>new records in jukeboxes. Keeping current with the latest music trends was </text:p>
        <text:p text:style-name="P4">essential to earning a good income and keeping location owners satisfied. </text:p>
        <text:p text:style-name="P3"/>
        <text:p text:style-name="P4">It was a competitive business. The music operator’s entire livelihood de¬ </text:p>
        <text:p text:style-name="P4">pended on keeping customers happy. If a location owner thought he had </text:p>
        <text:p text:style-name="P4">received inferior equipment or old records, he could make arrangements with </text:p>
        <text:p text:style-name="P4">a new operator simply by picking up the telephone. </text:p>
        <text:p text:style-name="P3"/>
        <text:p text:style-name="P4">In the mid-1960s, Gottlieb was the recognized leader [in pinball]. Bally was </text:p>
        <text:p text:style-name="P4">the recognized loser. In fact, I knew a salesman named Irv Kempner in New </text:p>
        <text:p text:style-name="P4">York City who worked for Runyon Sales Co. They were distributors of both </text:p>
        <text:p text:style-name="P4">Rowe jukeboxes and Bally pinballs, and one of the guys said the reason </text:p>
        <text:p text:style-name="P4">"Kempy” was the best salesman was because he had the worst pinball and </text:p>
        <text:p text:style-name="P4">the worst jukebox to sell. </text:p>
        <text:p text:style-name="P3"/>
        <text:p text:style-name="P4">Today, Rowe is number one in jukeboxes, and Bally owned the pinball </text:p>
        <text:p text:style-name="P4">machine industry in the late 1970s and early 1980s. </text:p>
        <text:p text:style-name="P3"/>
        <text:p text:style-name="P5">—<text:span text:style-name="T13">Eddie Adlum </text:span></text:p>
        <text:p text:style-name="P3"/>
        <text:p text:style-name="P3"/>
        <text:p text:style-name="P4">novelty Games </text:p>
        <text:p text:style-name="P3"/>
        <text:p text:style-name="P3"/>
        <text:p text:style-name="P4">If you go to an old penny arcade, some of the equipment we consider an¬ </text:p>
        <text:p text:style-name="P4">tique today was quite popular in the days that I started [in the industry]. It </text:p>
        <text:p text:style-name="P4">makes me feel old. </text:p>
        <text:p text:style-name="P3"/>
        <text:p text:style-name="P5"><text:soft-page-break/>—<text:span text:style-name="T13">Joel Hochberg </text:span></text:p>
        <text:p text:style-name="P3"/>
        <text:p text:style-name="P3"/>
        <text:p text:style-name="P4">Historically, the oldest coin-operated amusement machines were known as </text:p>
        <text:p text:style-name="P4">novelty games. Before making Baffle Ball, David Gottlieb manufactured a nov¬ </text:p>
        <text:p text:style-name="P4">elty machine called the Husky Grip that tested a player’s strength. By the 1940s, </text:p>
        <text:p text:style-name="P3"/>
        <text:p text:style-name="P3"/>
        <text:p text:style-name="P3"/>
        <text:p text:style-name="P4">10 The World Before Pon^f </text:p>
        <text:p text:style-name="P3"/>
        <text:p text:style-name="P3"/>
        <text:p text:style-name="P4">companies had already invented mechanical baseball games. Other games </text:p>
        <text:p text:style-name="P4">simulated horse racing, hunting, and Western gunfights. Over the years, the </text:p>
        <text:p text:style-name="P4">field has grown to include hockey, soccer (known by many as foosball), fly¬ </text:p>
        <text:p text:style-name="P4">ing, and even building construction. </text:p>
        <text:p text:style-name="P3"/>
        <text:p text:style-name="P4">One of the most popular themes was the shooting arcade. Taverns began </text:p>
        <text:p text:style-name="P4">carrying mechanical pistol games in which players shot tiny ball bearings at </text:p>
        <text:p text:style-name="P4">targets on the other side of a small glass-enclosed cabinet. Larger shooting </text:p>
        <text:p text:style-name="P4">galleries with rifles became staples at arcades. </text:p>
        <text:p text:style-name="P3"/>
        <text:p text:style-name="P4">We had some wonderful ideas like the Seeburg Bear Cun, a classic that old </text:p>
        <text:p text:style-name="P4">timers still remember. You took an actual rifle that had a cable attached to a </text:p>
        <text:p text:style-name="P4">console about 6, 8 , io feet away, and the bear moved from left to right. He </text:p>
        <text:p text:style-name="P4">had light-sensitive targets in his stomach and on each side. As you shot, he </text:p>
        <text:p text:style-name="P4">would rear up and growl and turn in the other direction, and you just kept </text:p>
        <text:p text:style-name="P4">shooting until you ran out of bullets. It [Bear Cun] was a huge, big hit; a lot </text:p>
        <text:p text:style-name="P4"><text:soft-page-break/>of people had it. </text:p>
        <text:p text:style-name="P3"/>
        <text:p text:style-name="P4">We also had the Six Cun game where you had a great big mannequin </text:p>
        <text:p text:style-name="P4">dressed like a cowboy. He stood at one side and challenged you to a gun </text:p>
        <text:p text:style-name="P4">fight, and you stood on the other side and had a pair of guns mounted in a </text:p>
        <text:p text:style-name="P4">little stand-up frame. He would challenge you to draw, like a 1-2-3, and you </text:p>
        <text:p text:style-name="P4">would pull your gun, and he would lift his arm. If you got him, he would say, </text:p>
        <text:p text:style-name="P3"/>
        <text:p text:style-name="P4">"You got me,” and if he got you, he would say, "You lost. You’re dead,” that </text:p>
        <text:p text:style-name="P4">kind of thing. </text:p>
        <text:p text:style-name="P3"/>
        <text:p text:style-name="P4">The Six Cun game was built like a Russian toilet so that it would last for¬ </text:p>
        <text:p text:style-name="P4">ever. And it did. </text:p>
        <text:p text:style-name="P3"/>
        <text:p text:style-name="P4">By and large, you didn’t go into an arcade in those days to play a specific </text:p>
        <text:p text:style-name="P4">game. You went into the arcade to go into the arcade. You went in there, got </text:p>
        <text:p text:style-name="P4">change for your dollar (of course, some games in those days were still on </text:p>
        <text:p text:style-name="P4">nickel play), and you just looked around to see what there was to play. You </text:p>
        <text:p text:style-name="P4">put a couple of nickels in here and put a couple of nickels in there until your </text:p>
        <text:p text:style-name="P4">dollar was used up. </text:p>
        <text:p text:style-name="P3"/>
        <text:p text:style-name="P5">—<text:span text:style-name="T13">Eddie Adlum </text:span></text:p>
        <text:p text:style-name="P3"/>
        <text:p text:style-name="P4">By the 1960s, novelty games had become quite sophisticated. Black lights were </text:p>
        <text:p text:style-name="P4">built into the cabinets to make objects glow against dark backgrounds. One game, </text:p>
        <text:p text:style-name="P3"/>
        <text:p text:style-name="P3"/>
        <text:p text:style-name="P3"/>
        <text:p text:style-name="P4"><text:soft-page-break/>The World Before Ponj It </text:p>
        <text:p text:style-name="P3"/>
        <text:p text:style-name="P3"/>
        <text:p text:style-name="P4">Chicago Coin Speedway, had a projection screen for a background. Players steered </text:p>
        <text:p text:style-name="P4">a race car in front of the screen, dodging the projected images of other cars. If </text:p>
        <text:p text:style-name="P4">the player came too close to a projected image, the machine made a banging </text:p>
        <text:p text:style-name="P4">sound to simulate a crash and the player went to the back of the pack. </text:p>
        <text:p text:style-name="P3"/>
        <text:p text:style-name="P4">These were the direct ancestors of modern video games. </text:p>
        <text:p text:style-name="P3"/>
        <text:p text:style-name="P4">Birth of a Visionary </text:p>
        <text:p text:style-name="P3"/>
        <text:p text:style-name="P4">If any one person has worked at every level of the amusement machine indus¬ </text:p>
        <text:p text:style-name="P4">try, it is Joel Hochberg. A jovial, quiet man with a self-effacing sense of humor, </text:p>
        <text:p text:style-name="P4">Hochberg entered the industry to remain near his ailing mother. He never </text:p>
        <text:p text:style-name="P4">imagined that years later he would help reestablish a multibillion dollar com¬ </text:p>
        <text:p text:style-name="P4">pany and change the evolutionary path of the entire industry. </text:p>
        <text:p text:style-name="P3"/>
        <text:p text:style-name="P4">Born and raised in Brooklyn, New York, Hochberg earned an associate de¬ </text:p>
        <text:p text:style-name="P4">gree in electronics from the New York Institute of Technology. “I never wanted </text:p>
        <text:p text:style-name="P4">to find out how to make things tick; I wanted to know how to make them </text:p>
        <text:p text:style-name="P4">tick better.” He got his degree in 1956 and began the selective interviewing </text:p>
        <text:p text:style-name="P4">process at Burroughs Corporation. </text:p>
        <text:p text:style-name="P3"/>
        <text:p text:style-name="P4">One Saturday, a neighbor who worked for Master Automatic Music asked </text:p>
        <text:p text:style-name="P4">Hochberg to help him repair a jukebox. </text:p>
        <text:p text:style-name="P3"/>
        <text:p text:style-name="P4">He [Hochberg’s neighbor] worked for one of the larger companies in the Jive </text:p>
        <text:p text:style-name="P4"><text:soft-page-break/>boroughs area. He asked me one Saturday morning if I could help him. There </text:p>
        <text:p text:style-name="P4">was a very prominent location that was without music and would have been </text:p>
        <text:p text:style-name="P4">without music until Monday because the distributor was closed. It [having </text:p>
        <text:p text:style-name="P4">the jukebox shut off] would cost the company a lot of money, but I think </text:p>
        <text:p text:style-name="P4">more than the money was the lack of the entertainment required for the week¬ </text:p>
        <text:p text:style-name="P4">end in that location. </text:p>
        <text:p text:style-name="P3"/>
        <text:p text:style-name="P5">—<text:span text:style-name="T13">Joel Hochberg </text:span></text:p>
        <text:p text:style-name="P3"/>
        <text:p text:style-name="P4">It is nearly impossible to understand the impact that jukeboxes made on </text:p>
        <text:p text:style-name="P4">businesses in the 1950s. At that time, not having a jukebox meant that cus¬ </text:p>
        <text:p text:style-name="P4">tomers went elsewhere. </text:p>
        <text:p text:style-name="P3"/>
        <text:p text:style-name="P4">Though he had studied electronics, Hochberg knew nothing about juke¬ </text:p>
        <text:p text:style-name="P4">boxes. He opened the machine and found a problem with the amplifier. The </text:p>
        <text:p text:style-name="P3"/>
        <text:p text:style-name="P3"/>
        <text:p text:style-name="P3"/>
        <text:p text:style-name="P4">12 The World Before Pon? </text:p>
        <text:p text:style-name="P3"/>
        <text:p text:style-name="P3"/>
        <text:p text:style-name="P4">jukebox worked within a few hours. Hochberg later found out that his neigh¬ </text:p>
        <text:p text:style-name="P4">bor had never really expected him to be able to fix the problem. </text:p>
        <text:p text:style-name="P3"/>
        <text:p text:style-name="P4">Harry Siskind, then president of Master Automatic Music, was impressed </text:p>
        <text:p text:style-name="P4">that Hochberg had fixed the jukebox and asked to meet him. Siskind didn’t </text:p>
        <text:p text:style-name="P4">have a job to offer at the time but told Hochberg that he should consider </text:p>
        <text:p text:style-name="P4">working in the music operators business because he had the “ability to take </text:p>
        <text:p text:style-name="P4"><text:soft-page-break/>things with a technical approach.” </text:p>
        <text:p text:style-name="P3"/>
        <text:p text:style-name="P4">Accepting a job at Burroughs would have meant Hochberg moving to Penn¬ </text:p>
        <text:p text:style-name="P4">sylvania, which, because of his mother’s dire illness, he was unwilling to do. </text:p>
        <text:p text:style-name="P5">“<text:span text:style-name="T13">My mother was deathly ill, and I really had no idea as to what the prognosis </text:span></text:p>
        <text:p text:style-name="P4">was. She was basically terminal, but I didn’t know it. At least I didn’t believe it.” </text:p>
        <text:p text:style-name="P3"/>
        <text:p text:style-name="P4">Anxious to stay near his mother, Hochberg took a job at Tri-Borough Main¬ </text:p>
        <text:p text:style-name="P4">tenance. “ We did Brooklyn, the Bronx, Queens and Manhattan. We probably </text:p>
        <text:p text:style-name="P4">did all five boroughs, but it was called Tri-Borough because I think the indi¬ </text:p>
        <text:p text:style-name="P4">viduals who formed the company came from three different boroughs.” For a </text:p>
        <text:p text:style-name="P4">salary of $55 a week, Hochberg worked long hours six days a week and pro¬ </text:p>
        <text:p text:style-name="P4">vided his own car. He began by repairing jukeboxes and pool tables. </text:p>
        <text:p text:style-name="P3"/>
        <text:p text:style-name="P4">At this time, New York distributors carried novelty games as well as juke¬ </text:p>
        <text:p text:style-name="P4">boxes—pinball was still banned. For the most part, novelty games represented </text:p>
        <text:p text:style-name="P4">only a small part of the business. The popular novelty themes of the times </text:p>
        <text:p text:style-name="P4">included shuffle alleys—indoor tabletop bowling lanes on which players used </text:p>
        <text:p text:style-name="P4">metal pucks to knock down miniature bowling pins. Other popular themes </text:p>
        <text:p text:style-name="P4">included racing, baseball, and shooting galleries. In New York, where pinball </text:p>
        <text:p text:style-name="P4">was still illegal, novelty games often turned a good profit. </text:p>
        <text:p text:style-name="P3"/>
        <text:p text:style-name="P4">The biggest part of our business was shuffle alleys and ball bowlers. Remem¬ </text:p>
        <text:p text:style-name="P4">ber, I came from the city [New York], and these were legal items. Every bar </text:p>
        <text:p text:style-name="P4">and grill, every tavern had a shuffle alley. </text:p>
        <text:p text:style-name="P3"/>
        <text:p text:style-name="P4">Baseball was a very popular game. It used a bat and pitching mecha¬ </text:p>
        <text:p text:style-name="P4">nism. In some cases, lights on the playing field [were used to show bases </text:p>
        <text:p text:style-name="P4"><text:soft-page-break/>with runners], and in other cases, men rotating on a motor carriage. You had </text:p>
        <text:p text:style-name="P4">some moving targets, some escalation ramps. You had home run areas that </text:p>
        <text:p text:style-name="P4">were predetermined, and of course, sometimes [home run] ramps came up </text:p>
        <text:p text:style-name="P4">and if you were able to hit them, your ball went out of the park. </text:p>
        <text:p text:style-name="P3"/>
        <text:p text:style-name="P3"/>
        <text:p text:style-name="P5">■<text:span text:style-name="T13">Joel Hochberg </text:span></text:p>
        <text:p text:style-name="P3"/>
        <text:p text:style-name="P3"/>
        <text:p text:style-name="P3"/>
        <text:p text:style-name="P4">The World Before Pon? IJ </text:p>
        <text:p text:style-name="P3"/>
        <text:p text:style-name="P3"/>
        <text:p text:style-name="P4">Wall boxes were another popular item in the industry. These were tabletop </text:p>
        <text:p text:style-name="P4">cabinets that linked booths and tables to a central jukebox. Each box had a </text:p>
        <text:p text:style-name="P4">song list, coin slot, and buttons for ordering songs. Restaurants, diners, and </text:p>
        <text:p text:style-name="P4">malt shops placed wall boxes on tables and in booths so that customers could </text:p>
        <text:p text:style-name="P4">select and order songs more conveniently. </text:p>
        <text:p text:style-name="P3"/>
        <text:p text:style-name="P4">.. . and wall boxes were great for the industry because the machine would </text:p>
        <text:p text:style-name="P4">play a record once. It’s conceivable if a record was popular, that four, five, </text:p>
        <text:p text:style-name="P4">or six people would select that record—but it would only play it once. The </text:p>
        <text:p text:style-name="P4">same situation holds true today, jukeboxes don’t dedicate songs to an indi¬ </text:p>
        <text:p text:style-name="P4">vidual; they just deliver the requirement to play. </text:p>
        <text:p text:style-name="P3"/>
        <text:p text:style-name="P5">—<text:span text:style-name="T13">Joel Hochberg </text:span></text:p>
        <text:p text:style-name="P3"/>
        <text:p text:style-name="P4">Always the innovator, Hochberg found a way to improve the system. He </text:p>
        <text:p text:style-name="P4"><text:soft-page-break/>was the first engineer in his area to place volume switches behind bars and </text:p>
        <text:p text:style-name="P4">counters so that bartenders and restaurant managers could make the music </text:p>
        <text:p text:style-name="P4">louder upon request. Location managers welcomed the change. Before this, </text:p>
        <text:p text:style-name="P4">the only volume control was a knob hidden on the back of the jukebox so </text:p>
        <text:p text:style-name="P4">that customers couldn’t get to it. </text:p>
        <text:p text:style-name="P3"/>
        <text:p text:style-name="P4">Though his mother died shortly after he started work at Tri-Borough, Hochberg </text:p>
        <text:p text:style-name="P4">continued working for New York amusement companies until 1961. This was dur¬ </text:p>
        <text:p text:style-name="P4">ing a period in which working within the amusement industry had its hazards. </text:p>
        <text:p text:style-name="P3"/>
        <text:p text:style-name="P4">I’ve also had a situation where a gentleman who played the game after [l re¬ </text:p>
        <text:p text:style-name="P4">paired it] lost a lot of money. So he was angry. He said, "If you didn’t repair </text:p>
        <text:p text:style-name="P4">this game I wouldn’t have lost.” And he wanted to do a number on me. </text:p>
        <text:p text:style-name="P3"/>
        <text:p text:style-name="P4">I’ve seen a man carrying a gun in his hat. I’ve had a shot fired at me. Let’s </text:p>
        <text:p text:style-name="P4">change that. . . . Not fired at me directly but fired into the location while I </text:p>
        <text:p text:style-name="P4">was working on a United Baseball game. </text:p>
        <text:p text:style-name="P3"/>
        <text:p text:style-name="P5">—<text:span text:style-name="T13">Joel Hochberg </text:span></text:p>
        <text:p text:style-name="P3"/>
        <text:p text:style-name="P4">Once, when Hochberg showed up at a bar early one Sunday morning to </text:p>
        <text:p text:style-name="P4">service a machine, he was attacked and beaten. An investigation into the inci¬ </text:p>
        <text:p text:style-name="P4">dent revealed that he’d been mistaken for the bartender. </text:p>
        <text:p text:style-name="P3"/>
        <text:p text:style-name="P3"/>
        <text:p text:style-name="P3"/>
        <text:p text:style-name="P4">14 The World Before P 0115 </text:p>
        <text:p text:style-name="P3"/>
        <text:p text:style-name="P3"><text:soft-page-break/></text:p>
        <text:p text:style-name="P4">The next thing I knew, I was being brutalized by a couple of people who were </text:p>
        <text:p text:style-name="P4">very aggressive because they didn’t know who to beat up. The indication </text:p>
        <text:p text:style-name="P4">was, he’s in the bar on Sundays before the bar opens, so there were two </text:p>
        <text:p text:style-name="P4">people in the bar. They didn’t ask what my name was or what the other </text:p>
        <text:p text:style-name="P4">gentleman’s name was. They just came in there. It seems that there was some </text:p>
        <text:p text:style-name="P4">kind of local area issue, something that had something to do with a relative </text:p>
        <text:p text:style-name="P4">of one of the people. The bartender’s wife was the sister of one of these fel¬ </text:p>
        <text:p text:style-name="P4">lows, and the bartender was mistreating the sister. </text:p>
        <text:p text:style-name="P3"/>
        <text:p text:style-name="P5">—<text:span text:style-name="T13">Joel Hochberg </text:span></text:p>
        <text:p text:style-name="P3"/>
        <text:p text:style-name="P4">Hochberg also remembers that many people liked him for what he did. </text:p>
        <text:p text:style-name="P4">Sometimes while working his route, he’d have to run outside to put money </text:p>
        <text:p text:style-name="P4">in a parking meter, only to discover that people had recognized his car and </text:p>
        <text:p text:style-name="P4">fed the meter for him. </text:p>
        <text:p text:style-name="P3"/>
        <text:p text:style-name="P4">In 1961 Hochberg took a job with New Plan Realty, which was opening the </text:p>
        <text:p text:style-name="P4">Cavalier, one of the world’s first restaurant/arcades. Built in a new shopping </text:p>
        <text:p text:style-name="P4">center in Philadelphia, the Cavalier was an enormous endeavor with a 10,000- </text:p>
        <text:p text:style-name="P4">square-foot dining area and 2,500-square-foot arcade. Hochberg was hired to </text:p>
        <text:p text:style-name="P4">help build and manage the arcade. </text:p>
        <text:p text:style-name="P3"/>
        <text:p text:style-name="P4">The same year that Hochberg moved to Philadelphia, a group of socially </text:p>
        <text:p text:style-name="P4">awkward college kids began an experiment that would eventually change </text:p>
        <text:p text:style-name="P4">Hochberg’s life. </text:p>
        <text:p text:style-name="P3"/>
        <text:p text:style-name="P3"/>
        <text:p text:style-name="P3"><text:soft-page-break/></text:p>
        <text:p text:style-name="P4">Fori non athers </text:p>
        <text:p text:style-name="P3"/>
        <text:p text:style-name="P3"/>
        <text:p text:style-name="P4">There’s some question about how you define a computer game. Two interactive pro¬ </text:p>
        <text:p text:style-name="P4">grams existed before Spacewar, in which you interacted with switches on the computer </text:p>
        <text:p text:style-name="P4">and you changed a display on the screen, depending on what you did with the switches. </text:p>
        <text:p text:style-name="P4">But they weren’t particularly designed as games. And they weren’t very popular be¬ </text:p>
        <text:p text:style-name="P4">cause, as games, they weren’t very good. </text:p>
        <text:p text:style-name="P3"/>
        <text:p text:style-name="P3"/>
        <text:p text:style-name="P5">■<text:span text:style-name="T13">Steve Russell, creator of Spacewar </text:span></text:p>
        <text:p text:style-name="P3"/>
        <text:p text:style-name="P3"/>
        <text:p text:style-name="P3"/>
        <text:p text:style-name="P4">l6 Forgotten Fathers </text:p>
        <text:p text:style-name="P3"/>
        <text:p text:style-name="P3"/>
        <text:p text:style-name="P4">he members of the Tech Model Railroad Club (TMRC) at the Massachusetts </text:p>
        <text:p text:style-name="P4">Institute of Technology (MIT) had their own language. They called bro¬ </text:p>
        <text:p text:style-name="P4">ken equipment munged . 1 They called rolling chairs bunkies. They called garbage </text:p>
        <text:p text:style-name="P4">cruft. And they called practical jokes and impressive feats hacks. </text:p>
        <text:p text:style-name="P3"/>
        <text:p text:style-name="P4">Like most colleges, MIT had several campus organizations. The Tech Model </text:p>
        <text:p text:style-name="P4">Railroad Club appealed to students who liked to build systems and see how </text:p>
        <text:p text:style-name="P4">things worked. These were not typical college students. Many of them were </text:p>
        <text:p text:style-name="P4">short and most were unathletic. Some wore thick glasses. In the late 1950s </text:p>
        <text:p text:style-name="P4">and early 1960s, years before the invention of the pocket calculator, these were </text:p>
        <text:p text:style-name="P4"><text:soft-page-break/>the kids who carried a slide ruler. </text:p>
        <text:p text:style-name="P3"/>
        <text:p text:style-name="P4">These strange college students, with their funny jargon and nerdy ways, did </text:p>
        <text:p text:style-name="P4">more to start the computer revolution than any Silicon Valley engineering team. </text:p>
        <text:p text:style-name="P4">Naturally curious, these MIT students had devoted their lives to intellectual </text:p>
        <text:p text:style-name="P4">tinkering. They believed in a cooperative society and imagined themselves liv¬ </text:p>
        <text:p text:style-name="P4">ing in a utopian world in which people shared information—sometimes without </text:p>
        <text:p text:style-name="P4">regard to property rights. Once they discovered computers, they became known </text:p>
        <text:p text:style-name="P4">as “hackers.” Before that, they were simply nerds. </text:p>
        <text:p text:style-name="P3"/>
        <text:p text:style-name="P4">Some members of the TMRC explored MIT at night, looking for machines </text:p>
        <text:p text:style-name="P4">to examine. One night in 1959, Peter Samson opened a door in the Electronic </text:p>
        <text:p text:style-name="P4">Accounting Machinery building and found an IBM 407, a machine capable of </text:p>
        <text:p text:style-name="P4">creating and reading punch cards. To Samson, finding an unguarded com¬ </text:p>
        <text:p text:style-name="P4">puter was as exciting as discovering a new law of physics. </text:p>
        <text:p text:style-name="P3"/>
        <text:p text:style-name="P4">The IBM 407 was not a full-fledged computer. In order to make it work, Samson </text:p>
        <text:p text:style-name="P4">and his friends needed to “kludge” a plug board. They didn’t mind the challenge— </text:p>
        <text:p text:style-name="P4">they’d joined the TMRC because they loved jury-rigging systems. Soon the IBM </text:p>
        <text:p text:style-name="P4">407 became a major focal point in the lives of many TMRC members. </text:p>
        <text:p text:style-name="P3"/>
        <text:p text:style-name="P4">The Hulking Giant </text:p>
        <text:p text:style-name="P3"/>
        <text:p text:style-name="P4">Many computers of the 1960s were large enough to fill entire rooms. Their </text:p>
        <text:p text:style-name="P4">inner workings consisted of rows of expensive vacuum tubes; the standard </text:p>
        <text:p text:style-name="P4">building block for early electronics. Because vacuum tubes generated great </text:p>
        <text:p text:style-name="P4">amounts of heat, early computers needed cooling systems to prevent fires. </text:p>
        <text:p text:style-name="P4">Some even had water pipes running through them for cooling. Not only did </text:p>
        <text:p text:style-name="P3"><text:soft-page-break/></text:p>
        <text:p text:style-name="P3"/>
        <text:p text:style-name="P3"/>
        <text:p text:style-name="P3"/>
        <text:p text:style-name="P4">Forgotten Fathers 17 </text:p>
        <text:p text:style-name="P3"/>
        <text:p text:style-name="P3"/>
        <text:p text:style-name="P4">vacuum tubes heat up, but they were also delicate. Certain computers, while </text:p>
        <text:p text:style-name="P4">in operation, required a dedicated technician to replace broken tubes. </text:p>
        <text:p text:style-name="P3"/>
        <text:p text:style-name="P4">Since 1960, silicon chips have replaced transistors, which replaced vacuum tubes, </text:p>
        <text:p text:style-name="P4">resulting in smaller, faster, and more powerful computers. Floppy disks and com¬ </text:p>
        <text:p text:style-name="P4">pact disks are used instead of much less efficient forms ol data storage, such as </text:p>
        <text:p text:style-name="P4">punch cards and ticker tapes. A standard 3.5-inch floppy disk can hold as much </text:p>
        <text:p text:style-name="P4">data as a mountain of punch cards and offers faster access to the information. </text:p>
        <text:p text:style-name="P3"/>
        <text:p text:style-name="P4">For the gaming world, the biggest transformation is in the way computers dis¬ </text:p>
        <text:p text:style-name="P4">play information. Early computers communicated via teletype. A few units had </text:p>
        <text:p text:style-name="P4">computer readout screens. Throughout the 1960s, the University of Utah, Stanford, </text:p>
        <text:p text:style-name="P4">and MIT were the only U.S. universities that had computers with monitors. </text:p>
        <text:p text:style-name="P3"/>
        <text:p text:style-name="P4">In 1961 MIT’s two main computers were gigantic—an IBM 709, which the </text:p>
        <text:p text:style-name="P4">members of the TMRC called “the Hulking Giant,” and the TX-O, one of the </text:p>
        <text:p text:style-name="P4">earliest computers to use transistors. Though it was considerably smaller than </text:p>
        <text:p text:style-name="P4">the Hulking Giant, the TX-0 still required 15 tons of air-conditioning equip¬ </text:p>
        <text:p text:style-name="P4">ment for cooling. Unlike the 709, which used punch cards, the TX-0 encoded </text:p>
        <text:p text:style-name="P4">data on long strips of paper tape. </text:p>
        <text:p text:style-name="P3"/>
        <text:p text:style-name="P4"><text:soft-page-break/>Most students at MIT gravitated toward the IBM 709, causing the unregulated </text:p>
        <text:p text:style-name="P4">forces of the TMRC to develop disdain for it. They preferred the more efficient </text:p>
        <text:p text:style-name="P4">TX-O, which had been developed for military purposes. It was smaller, sleeker, </text:p>
        <text:p text:style-name="P4">and its military designers had given it a monitor. Working on the TX-O, several </text:p>
        <text:p text:style-name="P4">TMRC members quickly distinguished themselves as master programmers. </text:p>
        <text:p text:style-name="P3"/>
        <text:p text:style-name="P4">In the summer of 1961, Digital Equipment donated its latest computer to </text:p>
        <text:p text:style-name="P4">MIT, the PDP-1 (Programmable Data Processor-1). Compared to the Hulking </text:p>
        <text:p text:style-name="P4">Giant and even the TX-O, the PDP-1 was modest in size—about the size of a </text:p>
        <text:p text:style-name="P4">large automobile. It sold for a paltry $120,000, and like the TX-O, it had a </text:p>
        <text:p text:style-name="P4">readout terminal. The TMRC adopted it immediately. </text:p>
        <text:p text:style-name="P3"/>
        <text:p text:style-name="P4">In those days, when computers were as rare as nuclear reactors, hackers wrote </text:p>
        <text:p text:style-name="P4">programs for the good of the computer-loving community. TMRC members </text:p>
        <text:p text:style-name="P4">stored their PDP-1 programs on ticker tapes in a drawer near the computer, </text:p>
        <text:p text:style-name="P4">where anyone could try them out or even revise them. Creating a new pro¬ </text:p>
        <text:p text:style-name="P4">gram was considered an impressive hack. So was making a good revision. </text:p>
        <text:p text:style-name="P3"/>
        <text:p text:style-name="P4">Steve Russell, a fairly new Model Railroader who had just transferred from </text:p>
        <text:p text:style-name="P4">Dartmouth College, decided to make the ultimate hack: an interactive game. </text:p>
        <text:p text:style-name="P3"/>
        <text:p text:style-name="P3"/>
        <text:p text:style-name="P3"/>
        <text:p text:style-name="P4">l8 Forgotten Fathers </text:p>
        <text:p text:style-name="P3"/>
        <text:p text:style-name="P3"/>
        <text:p text:style-name="P4">Russell, a short, nervous kid, was fairly new to the club. He spoke quietly, </text:p>
        <text:p text:style-name="P4">wore glasses, and had curly hair. Though not a senior member of the club, </text:p>
        <text:p text:style-name="P4"><text:soft-page-break/>Russell had earned the other club members’ respect by helping a professor </text:p>
        <text:p text:style-name="P4">implement a computer language called “LISP.” </text:p>
        <text:p text:style-name="P3"/>
        <text:p text:style-name="P4">Despite his nickname, “Slug,” Russell was intensely smart and energetic. </text:p>
        <text:p text:style-name="P4">He was an avid reader of “B-grade” science fiction. He particularly loved Doc </text:p>
        <text:p text:style-name="P4">Savage, a Flash Gordon—like character. Reflecting that passion, Russell deter¬ </text:p>
        <text:p text:style-name="P4">mined to set his interactive hack in outer space. He told the other club </text:p>
        <text:p text:style-name="P4">members about his plans and generated more than a little excitement. </text:p>
        <text:p text:style-name="P3"/>
        <text:p text:style-name="P4">There was one problem, however. Russell needed motivating. Over the </text:p>
        <text:p text:style-name="P4">next few months, fellow club members would ask about his progress and be¬ </text:p>
        <text:p text:style-name="P4">come frustrated. They complained that he was wasting time. In the end, Alan </text:p>
        <text:p text:style-name="P4">Kotok, a more senior member of theTMRC, had to push Russell into finish¬ </text:p>
        <text:p text:style-name="P4">ing his work. When Russell told Kotok that he needed a sine-cosine routine </text:p>
        <text:p text:style-name="P4">to get started, Kotok went directly to Digital Equipment, the PDP’s manufac¬ </text:p>
        <text:p text:style-name="P4">turer, to get it. </text:p>
        <text:p text:style-name="P3"/>
        <text:p text:style-name="P4">Eventually, Allen Kotok came to me and said, "Alright, here are the sine- </text:p>
        <text:p text:style-name="P4">cosine routines. Now what’s your excuse?” He’d gotten it out of the [Digital </text:p>
        <text:p text:style-name="P4">Equipment] users’ library. </text:p>
        <text:p text:style-name="P3"/>
        <text:p text:style-name="P4">Since I had run out of excuses, I sat down and wrote the program to run </text:p>
        <text:p text:style-name="P4">two spaceships on the CRT, which you controlled with switches. The proto¬ </text:p>
        <text:p text:style-name="P4">type was completed in 1961 and the finished version in 1962. </text:p>
        <text:p text:style-name="P3"/>
        <text:p text:style-name="P5">—<text:span text:style-name="T13">Steve Russell </text:span></text:p>
        <text:p text:style-name="P3"/>
        <text:p text:style-name="P4">It took Russell nearly six months and 200 hours to complete the first ver¬ </text:p>
        <text:p text:style-name="P4"><text:soft-page-break/>sion of the game: a simple duel between rocket ships. Using toggle switches </text:p>
        <text:p text:style-name="P4">built into the PDP-1, players controlled the speed and direction of both ships </text:p>
        <text:p text:style-name="P4">and fired torpedoes at each other. Russell called his game Spacewar* </text:p>
        <text:p text:style-name="P3"/>
        <text:p text:style-name="P3"/>
        <text:p text:style-name="P4">* Some historians argue that Willy Higinbotham, a scientist at the Brookhaven National </text:p>
        <text:p text:style-name="P4">Laboratory, actually invented the first game. In 1958, Higinbotham programmed an </text:p>
        <text:p text:style-name="P4">oscilloscope to play an interactive tennis game. While this appears to be the first interactive </text:p>
        <text:p text:style-name="P4">game, it is an isolated instance. Apparently, neither Steven Russell nor Ralph Baer were </text:p>
        <text:p text:style-name="P4">aware of the existence of Higinbotham’s game. </text:p>
        <text:p text:style-name="P3"/>
        <text:p text:style-name="P3"/>
        <text:p text:style-name="P3"/>
        <text:p text:style-name="P4">Forgotten Fathers 19 </text:p>
        <text:p text:style-name="P3"/>
        <text:p text:style-name="P3"/>
        <text:p text:style-name="P4">It was a two-player game; there wasn’t enough computing power available </text:p>
        <text:p text:style-name="P4">to do a decent opponent. I was the first person to not make money on a two- </text:p>
        <text:p text:style-name="P4">player computer game. </text:p>
        <text:p text:style-name="P3"/>
        <text:p text:style-name="P4">They [the rockets] were rather crude cartoons. But one of them was curvy </text:p>
        <text:p text:style-name="P4">like a Buck Rogers 1930s spaceship. And the other one was very straight and </text:p>
        <text:p text:style-name="P4">long and thin like a Redstone rocket. They were commonly called the Needle </text:p>
        <text:p text:style-name="P4">and the Wedge. </text:p>
        <text:p text:style-name="P3"/>
        <text:p text:style-name="P4">Except for the pacing, Spacewar was essentially like the game Asteroids. </text:p>
        <text:p text:style-name="P3"/>
        <text:p text:style-name="P4"><text:soft-page-break/>The spaceship controls were four switches. One let you rotate counterclock¬ </text:p>
        <text:p text:style-name="P4">wise, another was for rotating clockwise, one fired your rocket for thrust, </text:p>
        <text:p text:style-name="P4">and the last one fired your torpedoes. The basic version used switches on the </text:p>
        <text:p text:style-name="P4">console, and your elbows got very tired. </text:p>
        <text:p text:style-name="P3"/>
        <text:p text:style-name="P5">—<text:span text:style-name="T13">Steve Russell </text:span></text:p>
        <text:p text:style-name="P3"/>
        <text:p text:style-name="P4">In typical hacker fashion, TMRC members revised Spacewar. Some of these </text:p>
        <text:p text:style-name="P4">additions improved the game so much that they became integral elements. </text:p>
        <text:p text:style-name="P4">By the time Spacewar was finished, Russell’s simple game had an accurate map </text:p>
        <text:p text:style-name="P4">of the stars in the background and a sun with an accurate gravitational field in </text:p>
        <text:p text:style-name="P4">the foreground. </text:p>
        <text:p text:style-name="P3"/>
        <text:p text:style-name="P4">I started out with a little prototype that just flew the spaceships around. Pete </text:p>
        <text:p text:style-name="P4">Sampson added a program called Expensive Planetarium that displayed stars </text:p>
        <text:p text:style-name="P4">as a background. Dan Edwards did some very clever stuff to get enough time </text:p>
        <text:p text:style-name="P4">so that we could compute the influence of gravity on the spaceships. The </text:p>
        <text:p text:style-name="P4">final version of that was done in the spring of 1962. </text:p>
        <text:p text:style-name="P3"/>
        <text:p text:style-name="P5">—<text:span text:style-name="T13">Steve Russell </text:span></text:p>
        <text:p text:style-name="P3"/>
        <text:p text:style-name="P4">Battles took place around Edwards’s sun. The best players learned how to </text:p>
        <text:p text:style-name="P4">accelerate into the sun’s gravitational field, loop around, and catch slower </text:p>
        <text:p text:style-name="P4">opponents off guard. Hovering too close or flying into the sun meant death. </text:p>
        <text:p text:style-name="P4">Another hacker added a hyperspace button. When trapped by an opponent, </text:p>
        <text:p text:style-name="P4">players could hit the button and disappear. The risk was that you never knew </text:p>
        <text:p text:style-name="P4">where your rocket would reappear. You could reappear safely across the screen, </text:p>
        <text:p text:style-name="P4">but you were just as likely to appear too close to the sun to save your rocket. </text:p>
        <text:p text:style-name="P3"><text:soft-page-break/></text:p>
        <text:p text:style-name="P3"/>
        <text:p text:style-name="P3"/>
        <text:p text:style-name="P4">20 Forgotten Fathers </text:p>
        <text:p text:style-name="P3"/>
        <text:p text:style-name="P3"/>
        <text:p text:style-name="P4">To add a touch of realism, Russell originally made his torpedoes unpre¬ </text:p>
        <text:p text:style-name="P4">dictable. Most flew straight, but some strayed. Judging players’ reactions, he </text:p>
        <text:p text:style-name="P4">later recanted, replacing realism with dependability. His final version of the </text:p>
        <text:p text:style-name="P4">game had straight-flying torpedoes. Beyond these touches, Russell’s primary </text:p>
        <text:p text:style-name="P4">vision of an outer-space torpedo duel remained intact. </text:p>
        <text:p text:style-name="P3"/>
        <text:p text:style-name="P4">Along with creating the first computer game, the members of the TMRC </text:p>
        <text:p text:style-name="P4">invented another first in electronic entertainment. Tired of sore elbows, Alan </text:p>
        <text:p text:style-name="P4">Kotok and Bob Sanders scrounged parts from the TMRC and assembled re¬ </text:p>
        <text:p text:style-name="P4">mote controllers that could be wired into the computer. These remotes were </text:p>
        <text:p text:style-name="P4">easier to use than the PDP-l’s native controls since they had dedicated switches </text:p>
        <text:p text:style-name="P4">for every Spacewar function, including hyperspace buttons. This was the fore¬ </text:p>
        <text:p text:style-name="P4">runner to the gamepad. </text:p>
        <text:p text:style-name="P3"/>
        <text:p text:style-name="P4">Though Russell’s amazing hack created a sensation throughout MIT, he </text:p>
        <text:p text:style-name="P4">never made a penny from it. PDP computers were not a consumer commod¬ </text:p>
        <text:p text:style-name="P4">ity, particularly not arcade machines. “We thought about trying to make </text:p>
        <text:p text:style-name="P4">money off it for two or three days but concluded that there wasn’t a way that </text:p>
        <text:p text:style-name="P4">it could be done,” says Russell. </text:p>
        <text:p text:style-name="P3"/>
        <text:p text:style-name="P4">Eventually, Digital Equipment began using Spacewar as a diagnostic program </text:p>
        <text:p text:style-name="P4">for testing equipment. In effect, PDP buyers got the game free. </text:p>
        <text:p text:style-name="P3"><text:soft-page-break/></text:p>
        <text:p text:style-name="P4">Steve Russell never graduated from college. He followed a professor to </text:p>
        <text:p text:style-name="P4">Stanford University and eventually moved into the private sector. In the 1970s, </text:p>
        <text:p text:style-name="P4">he met another legendary computer wizard. </text:p>
        <text:p text:style-name="P3"/>
        <text:p text:style-name="P4">Steve Russell wound up years later in Seattle, working for a time-share com¬ </text:p>
        <text:p text:style-name="P4">puter company. They would bring in kids after school and have them pound </text:p>
        <text:p text:style-name="P4">on keyboards to see if they could make the computers crash. </text:p>
        <text:p text:style-name="P3"/>
        <text:p text:style-name="P4">There was only one kid who could crash them no matter what they did. </text:p>
        <text:p text:style-name="P3"/>
        <text:p text:style-name="P4">The kid was named Bill Cates. There’s just this interesting little intersection </text:p>
        <text:p text:style-name="P4">of worlds that I just thought was a really fascinating thing. </text:p>
        <text:p text:style-name="P3"/>
        <text:p text:style-name="P5">—<text:span text:style-name="T13">Tom Zito, president, Digital Pictures </text:span></text:p>
        <text:p text:style-name="P3"/>
        <text:p text:style-name="P4">Spacewar was the first computer game. Steve Russell made no attempt to </text:p>
        <text:p text:style-name="P4">copyright his work or to collect royalties from it. He was a hacker and had </text:p>
        <text:p text:style-name="P4">created his game to show that it could be done. </text:p>
        <text:p text:style-name="P3"/>
        <text:p text:style-name="P3"/>
        <text:p text:style-name="P3"/>
        <text:p text:style-name="P4">Forgotten Fathers 21 </text:p>
        <text:p text:style-name="P3"/>
        <text:p text:style-name="P3"/>
        <text:p text:style-name="P4">The people behind the creation of the first video game did not share the </text:p>
        <text:p text:style-name="P4">Tech Model Railroad Club’s utopian vision. Their capitalistic vision held up </text:p>
        <text:p text:style-name="P4">better in the courts of law. </text:p>
        <text:p text:style-name="P3"><text:soft-page-break/></text:p>
        <text:p text:style-name="P3"/>
        <text:p text:style-name="P4">The Father of Home Video Games </text:p>
        <text:p text:style-name="P3"/>
        <text:p text:style-name="P4">I reported to the executive V.P. He knew what was going on. And he keeps </text:p>
        <text:p text:style-name="P4">asking me, "Baer, are you still screwing around with that stuff [video games]?” </text:p>
        <text:p text:style-name="P4">During the first couple of years and later on, I was subjected to his remarks </text:p>
        <text:p text:style-name="P4">like, "Stop wasting our money.” </text:p>
        <text:p text:style-name="P3"/>
        <text:p text:style-name="P4">When the millions started coming in, everybody remembered how sup¬ </text:p>
        <text:p text:style-name="P4">portive they had been of the project. </text:p>
        <text:p text:style-name="P3"/>
        <text:p text:style-name="P5">—<text:span text:style-name="T13">Ralph Baer, former manager of Equipment Design Division, </text:span></text:p>
        <text:p text:style-name="P3"/>
        <text:p text:style-name="P4">Sanders Associates </text:p>
        <text:p text:style-name="P3"/>
        <text:p text:style-name="P4">The first video game was created by engineers at Sanders Associates, a New </text:p>
        <text:p text:style-name="P4">Hampshire-based defense contractor. Like many large contractors, Sanders </text:p>
        <text:p text:style-name="P4">had its share of sensitive and top-secret activities. But in 1967, some of the </text:p>
        <text:p text:style-name="P4">noises coming out of one Sanders research lab had many people wondering </text:p>
        <text:p text:style-name="P4">what was going on. </text:p>
        <text:p text:style-name="P3"/>
        <text:p text:style-name="P4">For three months there were guitar sounds coming out of the little room on </text:p>
        <text:p text:style-name="P4">the fifth floor. It sparked all kinds of rumors. </text:p>
        <text:p text:style-name="P3"/>
        <text:p text:style-name="P4">This is a military electronics company. Everything is classified. You don’t </text:p>
        <text:p text:style-name="P4">walk in and out of any place without having either a key card or keys. And </text:p>
        <text:p text:style-name="P4">here’s this room with guitar sounds coming out. All sorts of rumors started </text:p>
        <text:p text:style-name="P4"><text:soft-page-break/>floating around about what we were doing in there. </text:p>
        <text:p text:style-name="P3"/>
        <text:p text:style-name="P5">—<text:span text:style-name="T13">Ralph Baer </text:span></text:p>
        <text:p text:style-name="P3"/>
        <text:p text:style-name="P3"/>
        <text:p text:style-name="P4">The Equipment Design Division of Sanders was led by a stern and meticu¬ </text:p>
        <text:p text:style-name="P4">lous engineer named Ralph Baer; a man with a background in radio and </text:p>
        <text:p text:style-name="P4">television design who had been with the company for more than ten years. </text:p>
        <text:p text:style-name="P3"/>
        <text:p text:style-name="P3"/>
        <text:p text:style-name="P3"/>
        <text:p text:style-name="P4">22 Forgotten Fathers </text:p>
        <text:p text:style-name="P3"/>
        <text:p text:style-name="P3"/>
        <text:p text:style-name="P4">Baer was born in Germany eleven years before Adolph Hitler took power </text:p>
        <text:p text:style-name="P4">in 1933, and he was largely self-educated. Being Jewish, he was kicked out of </text:p>
        <text:p text:style-name="P4">school at age fourteen. Two years later, his family moved to America, where </text:p>
        <text:p text:style-name="P4">he eventually took a correspondence course in radio and television servicing </text:p>
        <text:p text:style-name="P4">from the National Radio Institute. </text:p>
        <text:p text:style-name="P3"/>
        <text:p text:style-name="P4">Baer had a knack for realizing positive results from unlucky turns of fate. After </text:p>
        <text:p text:style-name="P4">joining the army in World War II, he studied algebra while stationed in England. </text:p>
        <text:p text:style-name="P4">One day, after a long study session “in the English mud,” Baer was diagnosed with </text:p>
        <text:p text:style-name="P4">pneumonia. Three days after he entered the hospital, the rest of his platoon was </text:p>
        <text:p text:style-name="P4">sent to invade Normandy. He jokes that Algebra II saved his “collectives.” </text:p>
        <text:p text:style-name="P3"/>
        <text:p text:style-name="P4">A year after he returned from the war, Baer enrolled at the American Tele¬ </text:p>
        <text:p text:style-name="P4">vision Institute of Technology in Chicago. It was his first formal education </text:p>
        <text:p text:style-name="P4"><text:soft-page-break/>since being denied schooling in Germany. </text:p>
        <text:p text:style-name="P3"/>
        <text:p text:style-name="P4">After graduating with a bachelor’s degree in television engineering, he took </text:p>
        <text:p text:style-name="P4">a job with a small defense contracting firm, turning down an offer from CBS </text:p>
        <text:p text:style-name="P4">because the salary from the defense contractor paid five dollars more per week. </text:p>
        <text:p text:style-name="P4">Baer quickly developed a solid reputation. When Sanders hired him in 1955, it </text:p>
        <text:p text:style-name="P4">was to manage a design department with a staff of 200. By 1960, the staff had </text:p>
        <text:p text:style-name="P4">expanded to 500. </text:p>
        <text:p text:style-name="P3"/>
        <text:p text:style-name="P4">Baer spent more than 30 years at Sanders. The first 15 years were dedicated </text:p>
        <text:p text:style-name="P4">to military projects. During this time, he weaned himself from vacuum tubes </text:p>
        <text:p text:style-name="P4">and began working on transistor technology and early microprocessors. </text:p>
        <text:p text:style-name="P3"/>
        <text:p text:style-name="P4">Among Ralph Baer’s best attributes as an engineer was his methodical re¬ </text:p>
        <text:p text:style-name="P4">cording of every step of the inventing process. From the moment he began </text:p>
        <text:p text:style-name="P4">fleshing out new designs, Baer recorded the entire process, dated it, and filed </text:p>
        <text:p text:style-name="P4">it away. Because of his meticulous note-keeping, he knows exactly when and </text:p>
        <text:p text:style-name="P4">where he first got the idea to make games that could be played on a television. </text:p>
        <text:p text:style-name="P3"/>
        <text:p text:style-name="P4">I’m sitting around the East Side Bus Terminal during a business trip to New </text:p>
        <text:p text:style-name="P4">York, thinking about what you can do with a TV set other than tuning in </text:p>
        <text:p text:style-name="P4">channels you don’t want. And I came up with the concept of doing games, </text:p>
        <text:p text:style-name="P4">building something for $19.95. This was 1966, in August. </text:p>
        <text:p text:style-name="P3"/>
        <text:p text:style-name="P4">Now you’ve got to remember, I’m a division manager, i have a $7 or $8 </text:p>
        <text:p text:style-name="P4">million direct labor payroll. I can put a couple of guys on the bench who can </text:p>
        <text:p text:style-name="P3"/>
        <text:p text:style-name="P3"/>
        <text:p text:style-name="P3"><text:soft-page-break/></text:p>
        <text:p text:style-name="P4">Forgotten Fathers 23 </text:p>
        <text:p text:style-name="P3"/>
        <text:p text:style-name="P3"/>
        <text:p text:style-name="P4">work on something. Nobody needs to know. Doesn’t even ripple my over¬ </text:p>
        <text:p text:style-name="P4">head. And that’s how I started. </text:p>
        <text:p text:style-name="P3"/>
        <text:p text:style-name="P5">—<text:span text:style-name="T13">Ralph Baer </text:span></text:p>
        <text:p text:style-name="P3"/>
        <text:p text:style-name="P4">The first man Baer allocated to game design was Bill Harrison. Once the </text:p>
        <text:p text:style-name="P4">concepts were roughed out, Harrison, well versed in transistor-circuit engi¬ </text:p>
        <text:p text:style-name="P4">neering, did most of the implementation. Baer describes Harrison as a young, </text:p>
        <text:p text:style-name="P4">talented technician who had educated himself on the workings of television </text:p>
        <text:p text:style-name="P4">sets by assembling a Heath Kit television set. </text:p>
        <text:p text:style-name="P3"/>
        <text:p text:style-name="P4">In his younger days, Baer was extremely austere or, as he later described </text:p>
        <text:p text:style-name="P4">himself, “uptight.” Working with Harrison, he created early video games us¬ </text:p>
        <text:p text:style-name="P4">ing a crude mechanism for transferring images onto the television screen. </text:p>
        <text:p text:style-name="P4">Their game designs, however, lacked entertainment value. The first toy they </text:p>
        <text:p text:style-name="P4">made was a lever that players pumped furiously to change the color of a box </text:p>
        <text:p text:style-name="P4">on a television screen from red to blue. Though Baer would later prove to be </text:p>
        <text:p text:style-name="P4">an excellent electronic toy and game designer, in the beginning his work was </text:p>
        <text:p text:style-name="P4">more about engineering than game design. </text:p>
        <text:p text:style-name="P3"/>
        <text:p text:style-name="P4">When he first presented his invention to the executive board, including the </text:p>
        <text:p text:style-name="P4">company founder Royden Sanders, most of the executives felt that Baer was </text:p>
        <text:p text:style-name="P4">wasting the company’s time. Some suggested that Baer shelve the project. </text:p>
        <text:p text:style-name="P4">Others wanted to pull the plug on it entirely. </text:p>
        <text:p text:style-name="P3"><text:soft-page-break/></text:p>
        <text:p text:style-name="P4">My boss came up to play with our rifle; we had a plastic rifle by then. And he </text:p>
        <text:p text:style-name="P4">used to shoot at the target spot [on a television screen] from the hip. He was </text:p>
        <text:p text:style-name="P4">pretty good at it, and that kind of got his attention. We got more friendly. </text:p>
        <text:p text:style-name="P3"/>
        <text:p text:style-name="P4">And it kept the project alive. </text:p>
        <text:p text:style-name="P3"/>
        <text:p text:style-name="P5">—<text:span text:style-name="T13">Ralph Baer </text:span></text:p>
        <text:p text:style-name="P3"/>
        <text:p text:style-name="P4">In 1967, Baer added another member to the team— Bill Rusch, who brought </text:p>
        <text:p text:style-name="P4">a needed understanding of fun and games. </text:p>
        <text:p text:style-name="P3"/>
        <text:p text:style-name="P3"/>
        <text:p text:style-name="P4">Bill Rusch was an engineer who worked for Herb Campman, the corporate </text:p>
        <text:p text:style-name="P4">IR8D director. I needed an engineer to work along with Harrison. I wanted </text:p>
        <text:p text:style-name="P3"/>
        <text:p text:style-name="P3"/>
        <text:p text:style-name="P3"/>
        <text:p text:style-name="P4">24 Forgotten Fathers </text:p>
        <text:p text:style-name="P3"/>
        <text:p text:style-name="P3"/>
        <text:p text:style-name="P4">two guys to work the problem, and Rusch came mostly because his boss </text:p>
        <text:p text:style-name="P4">didn’t want him. </text:p>
        <text:p text:style-name="P3"/>
        <text:p text:style-name="P4">My biggest problem that summer was motivating Rusch. He’d come in at </text:p>
        <text:p text:style-name="P4">10 or n am. and spend an hour talking; he was lazy and frustrating as hell. </text:p>
        <text:p text:style-name="P3"/>
        <text:p text:style-name="P4">Rusch was an extremely creative and extremely lazy, hard-to-motivate guy. </text:p>
        <text:p text:style-name="P4"><text:soft-page-break/>Brilliant. Also, he played really hep guitar. </text:p>
        <text:p text:style-name="P3"/>
        <text:p text:style-name="P4">But it’s a good thing we had him, because he helped put us on the map. </text:p>
        <text:p text:style-name="P3"/>
        <text:p text:style-name="P5">—<text:span text:style-name="T13">Ralph Baer </text:span></text:p>
        <text:p text:style-name="P3"/>
        <text:p text:style-name="P4">To keep Rusch productive, Baer allowed him to continue working on a </text:p>
        <text:p text:style-name="P4">project that involved playing guitar chords through a box that dropped the </text:p>
        <text:p text:style-name="P4">sounds an octave, changing the notes to the pitch of a bass guitar. With Rusch </text:p>
        <text:p text:style-name="P4">on board, the games began to take shape. Rusch made a game in which one </text:p>
        <text:p text:style-name="P4">player chases another player through a maze. </text:p>
        <text:p text:style-name="P3"/>
        <text:p text:style-name="P4">The first ones were all two-person games. Baer’s game machine was not pow¬ </text:p>
        <text:p text:style-name="P4">erful enough to control objects or run any form of artificial intelligence. In May </text:p>
        <text:p text:style-name="P4">or June of 1967, Rusch suggested a new game in which a hard-wired logic circuit </text:p>
        <text:p text:style-name="P4">projected a spot flying across the screen. Originally, the object of the game was </text:p>
        <text:p text:style-name="P4">for players to catch the spot with manually controlled dots. Over time, the play¬ </text:p>
        <text:p text:style-name="P4">ers’ dots evolved into paddles, and the game became ping-pong. </text:p>
        <text:p text:style-name="P3"/>
        <text:p text:style-name="P4">So here we had a respectable ping-pong game going, and it wasn’t long </text:p>
        <text:p text:style-name="P4">before we called it a hockey game. Remove the center bar, which we put up </text:p>
        <text:p text:style-name="P4">there to emulate the net, and now it’s a hockey game. We put a blue overlay </text:p>
        <text:p text:style-name="P4">for blue ice on top of the screen so it looked more like hockey. We later added </text:p>
        <text:p text:style-name="P4">a chroma signal to electronically generate the blue background. </text:p>
        <text:p text:style-name="P3"/>
        <text:p text:style-name="P4">We always had three controls—vertical control for moving the paddles up </text:p>
        <text:p text:style-name="P4">and down, a horizontal control for moving the paddles from left to right (so </text:p>
        <text:p text:style-name="P4">you could move close to the net if you wanted to), and what we called an </text:p>
        <text:p text:style-name="P4"><text:soft-page-break/>"English control,” which allowed us to put English on the ball while in flight. </text:p>
        <text:p text:style-name="P3"/>
        <text:p text:style-name="P5">—<text:span text:style-name="T13">Ralph Baer </text:span></text:p>
        <text:p text:style-name="P3"/>
        <text:p text:style-name="P4">Sanders Associates had a rough time in the late 1960s, downsizing from </text:p>
        <text:p text:style-name="P4">11,000 to 4,000 employees. As a military contractor, Sanders couldn’t suddenly </text:p>
        <text:p text:style-name="P3"/>
        <text:p text:style-name="P3"/>
        <text:p text:style-name="P3"/>
        <text:p text:style-name="P4">Forgotten Fathers 2 $ </text:p>
        <text:p text:style-name="P3"/>
        <text:p text:style-name="P3"/>
        <text:p text:style-name="P4">go into the toy business, so Baer had to find a customer for his invention. He </text:p>
        <text:p text:style-name="P4">nearly licensed it to a cable company, but the depressed state of the cable in¬ </text:p>
        <text:p text:style-name="P4">dustry prevented the deal from ever taking shape. As a last resort, Baer urged </text:p>
        <text:p text:style-name="P4">his bosses to notify television manufacturers about the project. </text:p>
        <text:p text:style-name="P3"/>
        <text:p text:style-name="P4">He had come up with the right audience. General Electric, the first TV </text:p>
        <text:p text:style-name="P4">manufacturer to evaluate Baer’s toy, showed some interest. Then came Ze¬ </text:p>
        <text:p text:style-name="P4">nith and Sylvania. Both GE and Sylvania returned for second evaluations. RCA </text:p>
        <text:p text:style-name="P4">almost bought into the project—contracts were written but never signed. </text:p>
        <text:p text:style-name="P3"/>
        <text:p text:style-name="P4">In 1971, Magnavox hired a member of the RCA team that had nearly pur¬ </text:p>
        <text:p text:style-name="P4">chased the project. He then told other Magnavox executives about the </text:p>
        <text:p text:style-name="P4">television game he had seen at Sanders. Magnavox arranged for a demonstra¬ </text:p>
        <text:p text:style-name="P4">tion of the television game and immediately saw merit in the idea. After </text:p>
        <text:p text:style-name="P4">months of the team working out details, negotiations were completed and </text:p>
        <text:p text:style-name="P4">the contract was signed by the end of the year. Production started in the fall, </text:p>
        <text:p text:style-name="P4"><text:soft-page-break/>and early units were shown at Magnavox dealerships in 1972. Magnavox called </text:p>
        <text:p text:style-name="P4">the finished product Odyssey. </text:p>
        <text:p text:style-name="P3"/>
        <text:p text:style-name="P4">Magnavox did a really lousy engineering job—[they] over-engineered the ma¬ </text:p>
        <text:p text:style-name="P4">chine. Then they upped the price phenomenally so that the damn thing sold for </text:p>
        <text:p text:style-name="P4">$ioo. Here’s this thing I wanted to sell for $19.95 coming out at $100. Then in their </text:p>
        <text:p text:style-name="P4">advertising they showed it hooked up to Magnavox TV sets and gave everyone </text:p>
        <text:p text:style-name="P4">the impression that this thing only worked on Magnavox TV sets. </text:p>
        <text:p text:style-name="P3"/>
        <text:p text:style-name="P5">—<text:span text:style-name="T13">Ralph Baer </text:span></text:p>
        <text:p text:style-name="P3"/>
        <text:p text:style-name="P4">While waiting for the Magnavox negotiations to finalize, Baer slipped into </text:p>
        <text:p text:style-name="P4">a deep depression. The military contracting industry was undergoing difficult </text:p>
        <text:p text:style-name="P4">times. Burdened both by Sanders Associates’ troubled financial state and doubts </text:p>
        <text:p text:style-name="P4">about the value of his invention, Baer wondered if perhaps his bosses at Sand¬ </text:p>
        <text:p text:style-name="P4">ers were correct and he had wasted the company’s time and resources. </text:p>
        <text:p text:style-name="P3"/>
        <text:p text:style-name="P4">After helping Magnavox set up an Odyssey engineering group, Baer re¬ </text:p>
        <text:p text:style-name="P4">turned to New Hampshire. He went back to working on military projects. </text:p>
        <text:p text:style-name="P4">This was after the layoffs, and few of Baer’s friends remained with Sanders. </text:p>
        <text:p text:style-name="P4">During this period, he checked into a local hospital for an operation he had </text:p>
        <text:p text:style-name="P4">been putting off. </text:p>
        <text:p text:style-name="P3"/>
        <text:p text:style-name="P3"/>
        <text:p text:style-name="P3"/>
        <text:p text:style-name="P4">26 Forgotten Fathers </text:p>
        <text:p text:style-name="P3"/>
        <text:p text:style-name="P3"/>
        <text:p text:style-name="P4"><text:soft-page-break/>So I decided I was going to have my back operated on. I just wanted to get </text:p>
        <text:p text:style-name="P4">away from things. I went to the hospital. While I’m in the hospital, the first </text:p>
        <text:p text:style-name="P4">$100,000 comes in from the Magnavox license. And it was like somebody </text:p>
        <text:p text:style-name="P4">sticking the key in my motor and turning on the engine. My depression dis¬ </text:p>
        <text:p text:style-name="P4">appeared overnight. </text:p>
        <text:p text:style-name="P3"/>
        <text:p text:style-name="P5">—<text:span text:style-name="T13">Ralph Baer </text:span></text:p>
        <text:p text:style-name="P3"/>
        <text:p text:style-name="P4">Ralph Baer and Steve Russell never met socially. They would, however, </text:p>
        <text:p text:style-name="P4">meet on opposite sides of some very important litigation. Russell, who never </text:p>
        <text:p text:style-name="P4">filed for a copyright or patent, would become the symbol for those trying to </text:p>
        <text:p text:style-name="P4">break into the business. Baer, whose employers jealously guarded all of his </text:p>
        <text:p text:style-name="P4">patents, would become the spokesman for people trying to protect their in¬ </text:p>
        <text:p text:style-name="P4">tellectual property rights. </text:p>
        <text:p text:style-name="P3"/>
        <text:p text:style-name="P4">Russell and Baer are the forgotten fathers of the industry. Because Steve </text:p>
        <text:p text:style-name="P4">Russell’s game ran only on extremely expensive computers, it had no practi¬ </text:p>
        <text:p text:style-name="P4">cal application. Outrageously priced and poorly advertised, Ralph Baer’s game </text:p>
        <text:p text:style-name="P4">machine might also have gone unnoticed. But in 1972, the year Magnavox </text:p>
        <text:p text:style-name="P4">finally released Odyssey, another, rather similar, machine was about to change </text:p>
        <text:p text:style-name="P4">the way America played games. </text:p>
        <text:p text:style-name="P3"/>
        <text:p text:style-name="P3"/>
        <text:p text:style-name="P3"/>
        <text:p text:style-name="P4">Fai f the Industry </text:p>
        <text:p text:style-name="P3"/>
        <text:p text:style-name="P3"/>
        <text:p text:style-name="P4">Nolan at one point decided, as only Nolan can, that he wanted to run for the House of </text:p>
        <text:p text:style-name="P4"><text:soft-page-break/>Representatives. And the way that Nolan’s mind works, he decided that if he wanted to </text:p>
        <text:p text:style-name="P4">be a congressman, he’d better buy a house in Washington, D.C. </text:p>
        <text:p text:style-name="P3"/>
        <text:p text:style-name="P5">—<text:span text:style-name="T13">Tom Zito, former reporter, the Washington Post </text:span></text:p>
        <text:p text:style-name="P3"/>
        <text:p text:style-name="P3"/>
        <text:p text:style-name="P3"/>
        <text:p text:style-name="P4">28 Father of the Industry </text:p>
        <text:p text:style-name="P3"/>
        <text:p text:style-name="P3"/>
        <text:p text:style-name="P4">he son of a small-town cement contractor, he became a citizen of the world. </text:p>
        <text:p text:style-name="P4">A critic once called him “the smartest man who ever walked the earth,” </text:p>
        <text:p text:style-name="P4">but a close friend describes him as having “the attention span of a golden re¬ </text:p>
        <text:p text:style-name="P4">triever.” He is Nolan Bushnell, an electrical engineer and inventor whose only </text:p>
        <text:p text:style-name="P4">true invention is a $16-billion industry. </text:p>
        <text:p text:style-name="P3"/>
        <text:p text:style-name="P4">Nolan Bushnell was born a Mormon in Clearfield, Utah, in 1943. Though </text:p>
        <text:p text:style-name="P4">he left both Mormonism and Utah behind early in life, he still speaks warmly </text:p>
        <text:p text:style-name="P4">of both. Bushnell has eight children. The rest of the country would call this a </text:p>
        <text:p text:style-name="P4">large family, but in the intensely Mormon town of Clearfield, Utah, the </text:p>
        <text:p text:style-name="P4">Bushnells would fit right in. </text:p>
        <text:p text:style-name="P3"/>
        <text:p text:style-name="P4">Bushnell’s father died in the summer of 1958, leaving behind several unfin¬ </text:p>
        <text:p text:style-name="P4">ished construction jobs. Whether driven by youthful bravado or a sense of </text:p>
        <text:p text:style-name="P4">responsibility, 15-year-old Nolan, who already stood over six feet tall, fulfilled </text:p>
        <text:p text:style-name="P4">the contracts himself. “When you do something like that as a 15-year-old, </text:p>
        <text:p text:style-name="P4">you begin to believe you can do anything,” says Bushnell. </text:p>
        <text:p text:style-name="P3"/>
        <text:p text:style-name="P4"><text:soft-page-break/>Throughout his life, Bushnell demonstrated his love of ideas. In high school, </text:p>
        <text:p text:style-name="P4">he was a champion debater and studied philosophy as a hobby. He also dem¬ </text:p>
        <text:p text:style-name="P4">onstrated a deep-seated need for fun. As a teenager he strung electric lights </text:p>
        <text:p text:style-name="P4">along a kite and fooled neighbors into thinking it was a UFO. He stopped col¬ </text:p>
        <text:p text:style-name="P4">lege roommates from using his toiletries by putting a deodorant label on a </text:p>
        <text:p text:style-name="P4">can of green spray paint. According to Bushnell, one rather unaware student </text:p>
        <text:p text:style-name="P4">painted both underarms before realizing he’d been duped. </text:p>
        <text:p text:style-name="P3"/>
        <text:p text:style-name="P4">In 1962, Bushnell enrolled in the University of Utah. As a freshman, he wrote </text:p>
        <text:p text:style-name="P4">a term paper stating his philosophy for an interesting existence: it expressed a </text:p>
        <text:p text:style-name="P4">constant need for change and a wanderlust that would punctuate his life. </text:p>
        <text:p text:style-name="P3"/>
        <text:p text:style-name="P4">I said [in the term paper] that a bright person should be able to fundamen¬ </text:p>
        <text:p text:style-name="P4">tally master any discipline in three years—mastery meaning to hit the </text:p>
        <text:p text:style-name="P4">90-percentile level. To become a truly immersed master, if you would, you </text:p>
        <text:p text:style-name="P4">could spend the rest of your life on the last io percent. But I felt that I wanted </text:p>
        <text:p text:style-name="P4">to be constantly on that 90 percent curve, which required me to keep chang¬ </text:p>
        <text:p text:style-name="P4">ing venues. </text:p>
        <text:p text:style-name="P3"/>
        <text:p text:style-name="P4">The way to have an interesting life is to stay on the steep part of the learn¬ </text:p>
        <text:p text:style-name="P4">ing curve. </text:p>
        <text:p text:style-name="P3"/>
        <text:p text:style-name="P3"/>
        <text:p text:style-name="P3"/>
        <text:p text:style-name="P4">Nolan Bushnell </text:p>
        <text:p text:style-name="P3"/>
        <text:p text:style-name="P3"/>
        <text:p text:style-name="P3"/>
        <text:p text:style-name="P4"><text:soft-page-break/>Fattier of the Industry 29 </text:p>
        <text:p text:style-name="P3"/>
        <text:p text:style-name="P3"/>
        <text:p text:style-name="P4">Bushnell describes himself as having received “two educations.” After los¬ </text:p>
        <text:p text:style-name="P4">ing his tuition money in a poker game, he took a job running arcade games at </text:p>
        <text:p text:style-name="P4">Lagoon, an amusement park located north of Salt Lake City. </text:p>
        <text:p text:style-name="P3"/>
        <text:p text:style-name="P4">Bushnell worked full time during the summer. During the slower spring </text:p>
        <text:p text:style-name="P4">and fall seasons, he worked weekends. He began on the midway, talking people </text:p>
        <text:p text:style-name="P4">into trying to knock down milk bottles with a baseball at a quarter a shot. </text:p>
        <text:p text:style-name="P4">According to Bushnell, stacking bottles was the least important part of the </text:p>
        <text:p text:style-name="P4">job. The real trick was attracting players. The job taught him lessons he’d use </text:p>
        <text:p text:style-name="P4">the rest of his life. </text:p>
        <text:p text:style-name="P3"/>
        <text:p text:style-name="P4">Remember I started out on the midway, selling balls to knock milk bottles </text:p>
        <text:p text:style-name="P4">over. So I’d say, "Come on over.” If I got you to take one of my baseballs and </text:p>
        <text:p text:style-name="P4">give me a quarter, I was doing my job. </text:p>
        <text:p text:style-name="P3"/>
        <text:p text:style-name="P4">I always said that I was doing the same thing with Pong, only I was put¬ </text:p>
        <text:p text:style-name="P4">ting myself in the box. The things I had learned about getting you to spend </text:p>
        <text:p text:style-name="P4">a quarter on me in one of my midway games, I put those sales pitches in my </text:p>
        <text:p text:style-name="P4">automated box. </text:p>
        <text:p text:style-name="P3"/>
        <text:p text:style-name="P5">—<text:span text:style-name="T13">Nolan Bushnell </text:span></text:p>
        <text:p text:style-name="P3"/>
        <text:p text:style-name="P4">Eventually, he moved from the midway to an in-park pinball and electro¬ </text:p>
        <text:p text:style-name="P4">mechanical game arcade. There he watched customers play games like Chicago </text:p>
        <text:p text:style-name="P4">Coin Speedway. He helped maintain the machinery and learned how it worked. </text:p>
        <text:p text:style-name="P4"><text:soft-page-break/>Most important, he further honed his understanding of how the game busi¬ </text:p>
        <text:p text:style-name="P4">ness operates. </text:p>
        <text:p text:style-name="P3"/>
        <text:p text:style-name="P4">Though he majored in engineering, Bushnell divided his academic career </text:p>
        <text:p text:style-name="P4">among many interests, with special emphasis on philosophy. He eventually </text:p>
        <text:p text:style-name="P4">discovered the computer lab. </text:p>
        <text:p text:style-name="P3"/>
        <text:p text:style-name="P4">By this time, the University of Utah had emerged as one of the top schools </text:p>
        <text:p text:style-name="P4">for computer science. Led by Professor David Evans, who worked with ex- </text:p>
        <text:p text:style-name="P4">Harvard professor Ivan Sutherland to build a head-mounted virtual reality </text:p>
        <text:p text:style-name="P4">display in 1968, the Computer Science Department had some of the best equip¬ </text:p>
        <text:p text:style-name="P4">ment in the country. </text:p>
        <text:p text:style-name="P3"/>
        <text:p text:style-name="P4">In the late 1960s, if you wanted to connect a computer up to a telephone or to </text:p>
        <text:p text:style-name="P4">a video screen, you only did it four places in the world or in the known uni- </text:p>
        <text:p text:style-name="P3"/>
        <text:p text:style-name="P3"/>
        <text:p text:style-name="P3"/>
        <text:p text:style-name="P4">30 Father of the Industry </text:p>
        <text:p text:style-name="P3"/>
        <text:p text:style-name="P3"/>
        <text:p text:style-name="P4">verse: the University of Utah, MIT, a college in Minnesota, or Stanford. And it </text:p>
        <text:p text:style-name="P4">was just serendipity that I went to school there. </text:p>
        <text:p text:style-name="P3"/>
        <text:p text:style-name="P5">—<text:span text:style-name="T13">Nolan Bushnell </text:span></text:p>
        <text:p text:style-name="P3"/>
        <text:p text:style-name="P4">As an undergraduate, Bushnell had only limited access to the computer </text:p>
        <text:p text:style-name="P4">lab. He was determined to explore, however, and eventually befriended some </text:p>
        <text:p text:style-name="P4"><text:soft-page-break/>of the teaching assistants. In the end, Bushnell would become a regular, spend¬ </text:p>
        <text:p text:style-name="P4">ing many late nights in the lab. He learned to program in FORTRAN and </text:p>
        <text:p text:style-name="P4">Gotran, two of the earliest computer languages. </text:p>
        <text:p text:style-name="P3"/>
        <text:p text:style-name="P4">Bushnell also learned about computer games. His favorite was Spacewar, Steve </text:p>
        <text:p text:style-name="P4">Russell’s pioneering two-man combat game. Bushnell played it incessantly. </text:p>
        <text:p text:style-name="P3"/>
        <text:p text:style-name="P4">He also created some games of his own. Naturally charismatic, Bushnell </text:p>
        <text:p text:style-name="P4">talked senior students into helping him. He made computerized Tic Tac Toe </text:p>
        <text:p text:style-name="P4">and 3-D Tic Tac Toe. But his best creation was a game called Fox and Geese. </text:p>
        <text:p text:style-name="P3"/>
        <text:p text:style-name="P4">Fox and Geese was a very primitive game in which there were, it was either </text:p>
        <text:p text:style-name="P4">four or six Xs, which represented the geese, and one 0 , which was the fox. </text:p>
        <text:p text:style-name="P3"/>
        <text:p text:style-name="P4">And if the geese completely surrounded the fox, they could kill it. But if the </text:p>
        <text:p text:style-name="P4">fox got any of the geese off by himself, he could kill the geese. </text:p>
        <text:p text:style-name="P3"/>
        <text:p text:style-name="P4">So the idea was to have three geese touch the fox at the same time. And </text:p>
        <text:p text:style-name="P4">they were actually run by the computer. They had a very simple algorithm: </text:p>
        <text:p text:style-name="P3"/>
        <text:p text:style-name="P4">They looked to see whether the fox was to the left of them or to the right, and </text:p>
        <text:p text:style-name="P4">they’d click one space toward that side in both the X and Y. So they’d con¬ </text:p>
        <text:p text:style-name="P4">stantly be converging on him. </text:p>
        <text:p text:style-name="P3"/>
        <text:p text:style-name="P4">You were driving the fox around, trying to go after the goose and isolate it. </text:p>
        <text:p text:style-name="P3"/>
        <text:p text:style-name="P5">—<text:span text:style-name="T13">Nolan Bushnell </text:span></text:p>
        <text:p text:style-name="P3"/>
        <text:p text:style-name="P4"><text:soft-page-break/>Though the students at the University of Utah teamed up to write seven </text:p>
        <text:p text:style-name="P4">computer games, Spacewar remained Bushnell’s favorite. He continued his late- </text:p>
        <text:p text:style-name="P4">night Spacewar sessions all the way through school. By the time he graduated </text:p>
        <text:p text:style-name="P4">in 1968, he had committed the game and its many nuances to memory. </text:p>
        <text:p text:style-name="P3"/>
        <text:p text:style-name="P4">In 1969, a northern California engineering firm, Ampex Corporation, hired </text:p>
        <text:p text:style-name="P4">Bushnell as a research-design engineer for an annual salary of $10,000. He de¬ </text:p>
        <text:p text:style-name="P4">scribes his first project as a “high-speed digital type recording system.” He </text:p>
        <text:p text:style-name="P3"/>
        <text:p text:style-name="P3"/>
        <text:p text:style-name="P3"/>
        <text:p text:style-name="P4">Fate of the Industry 3 ! </text:p>
        <text:p text:style-name="P3"/>
        <text:p text:style-name="P3"/>
        <text:p text:style-name="P4">worked on the system for eighteen months before his wanderlust struck. For </text:p>
        <text:p text:style-name="P4">his life to be interesting again, he needed to slip back into “the steep part of </text:p>
        <text:p text:style-name="P4">the learning curve.” </text:p>
        <text:p text:style-name="P3"/>
        <text:p text:style-name="P4">Bushnell saw himself as a stifled entrepreneur. He had ideas, talent, and </text:p>
        <text:p text:style-name="P4">ambition. Looking back on “both” of his educations, he decided to combine </text:p>
        <text:p text:style-name="P4">engineering and arcade games. In his typically strong entrepreneurial fash¬ </text:p>
        <text:p text:style-name="P4">ion, he turned his daughter’s bedroom into a workshop. For the next few </text:p>
        <text:p text:style-name="P4">months, two-year-old Britta Bushnell slept in the living room while her fa¬ </text:p>
        <text:p text:style-name="P4">ther made a coin-operated version of Steve Russell’s computer game, Spacewar. </text:p>
        <text:p text:style-name="P3"/>
        <text:p text:style-name="P4">Bushnell originally tried to build his game using a new and inexpensive </text:p>
        <text:p text:style-name="P4">Texas Instruments minicomputer but found that it was too costly and lacked </text:p>
        <text:p text:style-name="P4">the processing power to run a compelling game. The spaceships were shape¬ </text:p>
        <text:p text:style-name="P4"><text:soft-page-break/>less and the game moved too slowly. </text:p>
        <text:p text:style-name="P3"/>
        <text:p text:style-name="P4">Undaunted, Bushnell found a way to improvise. Instead of building a gen¬ </text:p>
        <text:p text:style-name="P4">eral-purpose computer, he designed a specialized device capable of only one </text:p>
        <text:p text:style-name="P4">thing—playing his game. As an Ampex engineer, Bushnell was able to get </text:p>
        <text:p text:style-name="P4">most of the parts he needed free. </text:p>
        <text:p text:style-name="P3"/>
        <text:p text:style-name="P4">Ampex had a policy that for hobbies, they’d give you the parts. Everybody </text:p>
        <text:p text:style-name="P4">called them "G-jobs.” As long as it wasn’t excessive... . they were just 15 or </text:p>
        <text:p text:style-name="P4">20 cent items. </text:p>
        <text:p text:style-name="P3"/>
        <text:p text:style-name="P4">And the ones Ampex didn’t have, I got from Marshall Electronics. Every </text:p>
        <text:p text:style-name="P4">engineer ends up having friends who are salespeople—salespeople all have </text:p>
        <text:p text:style-name="P4">samples. So you just work your friend network and say, "Can you give me </text:p>
        <text:p text:style-name="P4">some of these? I’m working a new thing and I’ll give you the order if it works." </text:p>
        <text:p text:style-name="P3"/>
        <text:p text:style-name="P5">—<text:span text:style-name="T13">Nolan Bushnell </text:span></text:p>
        <text:p text:style-name="P3"/>
        <text:p text:style-name="P4">It worked. Though it lacked the crisp graphics Russell had created on </text:p>
        <text:p text:style-name="P4">the $120,000 PDP-1, Bushnell’s Computer Space retained all of the basic play </text:p>
        <text:p text:style-name="P4">value. It had the star and gravity field, the hyperspace jump, and the same </text:p>
        <text:p text:style-name="P4">outer-space physics. Even Steve Russell would have appreciated Bushnell’s </text:p>
        <text:p text:style-name="P4">brilliant hack. </text:p>
        <text:p text:style-name="P3"/>
        <text:p text:style-name="P4">Once he created the circuit board, Bushnell found other ways to save </text:p>
        <text:p text:style-name="P4">money. He went to Goodwill and bought an old black and white television </text:p>
        <text:p text:style-name="P3"/>
        <text:p text:style-name="P3"/>
        <text:p text:style-name="P3"><text:soft-page-break/></text:p>
        <text:p text:style-name="P4">32 Father of the Industry </text:p>
        <text:p text:style-name="P3"/>
        <text:p text:style-name="P3"/>
        <text:p text:style-name="P4">for a monitor. The coin-drop emptied quarters into an empty paint thinner </text:p>
        <text:p text:style-name="P4">can. Since the coin-operated video-game industry did not exist, and most of </text:p>
        <text:p text:style-name="P4">the electromechanical amusement industry was in faraway Chicago, </text:p>
        <text:p text:style-name="P4">Bushnell had to invent solutions constantly. </text:p>
        <text:p text:style-name="P3"/>
        <text:p text:style-name="P4">Having created a working prototype of his game, Bushnell now looked for </text:p>
        <text:p text:style-name="P4">a partner to help manufacture it. He found that partner in Bill Nutting, </text:p>
        <text:p text:style-name="P4">founder of Nutting Associates. Nutting, who had already begun dabbling in </text:p>
        <text:p text:style-name="P4">the coin-op business, hired Bushnell and licensed his game. </text:p>
        <text:p text:style-name="P3"/>
        <text:p text:style-name="P4">We got Computer Space going and got a deal with Nutting. Nutting said </text:p>
        <text:p text:style-name="P4">they’d build it for us, but they had no expertise. They wanted me to join the </text:p>
        <text:p text:style-name="P4">company as chief engineer, and I agreed because Nutting had a couple of </text:p>
        <text:p text:style-name="P4">projects that they needed me to do. So I worked on their projects during the </text:p>
        <text:p text:style-name="P4">day and finished up Computer Space at night and on weekends. </text:p>
        <text:p text:style-name="P3"/>
        <text:p text:style-name="P4">That’s how I maintained my rights to things. And they actually later on </text:p>
        <text:p text:style-name="P4">tried to litigate and said they had a shop right and video game patents. </text:p>
        <text:p text:style-name="P3"/>
        <text:p text:style-name="P5">—<text:span text:style-name="T13">Nolan Bushnell </text:span></text:p>
        <text:p text:style-name="P3"/>
        <text:p text:style-name="P4">Nutting Associates was owned by Bill Nutting, who had had a successful </text:p>
        <text:p text:style-name="P4">machine called Computer Quiz. It was one of the very first, if not the first, </text:p>
        <text:p text:style-name="P4">solid-state amusement machines ever developed. It came out probably </text:p>
        <text:p text:style-name="P4"><text:soft-page-break/>around 1970. Computer Quiz was a trivia game, simple as that. </text:p>
        <text:p text:style-name="P3"/>
        <text:p text:style-name="P4">But what’s interesting is that Bill Nutting had a brother, Dave—they started </text:p>
        <text:p text:style-name="P4">out in the business together but had an argument that ended with them </text:p>
        <text:p text:style-name="P4">splitting up. Bill Nutting had Nutting Associates and Dave Nutting started </text:p>
        <text:p text:style-name="P4">Nutting Industries. Bill Nutting made Computer Space and Dave Nutting made </text:p>
        <text:p text:style-name="P4">I.Q. Computer Quiz. </text:p>
        <text:p text:style-name="P3"/>
        <text:p text:style-name="P5">—<text:span text:style-name="T13">Eddie Adlum </text:span></text:p>
        <text:p text:style-name="P3"/>
        <text:p text:style-name="P4">Always aware of the importance of presentation, Bushnell put special em¬ </text:p>
        <text:p text:style-name="P4">phasis on creating an elaborate futuristic cabinet to hold his game. In his mind, </text:p>
        <text:p text:style-name="P4">the cabinet would be the huckster convincing people that they wanted to </text:p>
        <text:p text:style-name="P4">play—the same job he’d performed on the midway at the amusement park. </text:p>
        <text:p text:style-name="P3"/>
        <text:p text:style-name="P3"/>
        <text:p text:style-name="P3"/>
        <text:p text:style-name="P4">Father of the Industry 33 </text:p>
        <text:p text:style-name="P3"/>
        <text:p text:style-name="P3"/>
        <text:p text:style-name="P4">He ended up sculpting a cabinet with rounded corners out of modeling clay. </text:p>
        <text:p text:style-name="P4">Engineers at Nutting molded the final version out of fiberglass. </text:p>
        <text:p text:style-name="P3"/>
        <text:p text:style-name="P4">Because of its complex game play, Computer Spacehad pages of instructions </text:p>
        <text:p text:style-name="P4">explaining how to maneuver ships, steer clear of gravity, and jump into hy¬ </text:p>
        <text:p text:style-name="P4">perspace. Nutting used the Dutch Goose, a bar just off the Stanford University </text:p>
        <text:p text:style-name="P4">campus, as a test site. No one in the bar had ever seen such a thing. Although </text:p>
        <text:p text:style-name="P4">Computer Space attracted some curious stares, it did not attract many players. </text:p>
        <text:p text:style-name="P3"><text:soft-page-break/></text:p>
        <text:p text:style-name="P4">Whether he had succumbed to Bushnell’s salesmanship or simply believed </text:p>
        <text:p text:style-name="P4">in the project, Bill Nutting went on to make 1,500 Computer Space machines. </text:p>
        <text:p text:style-name="P4">Bushnell personally demonstrated the game to coin-op distributors at the </text:p>
        <text:p text:style-name="P4">1971 Music Operators Association* convention in Chicago. </text:p>
        <text:p text:style-name="P3"/>
        <text:p text:style-name="P4">It was called Computer Space, and I saw it in 1971 at the MOA show in Chi¬ </text:p>
        <text:p text:style-name="P4">cago. As a reporter for Cash Box [a vending machine trade publication], I </text:p>
        <text:p text:style-name="P4">was strolling up and down the aisles where the machines were exhibited, </text:p>
        <text:p text:style-name="P4">with my camera and notepad. I ran into a great big, long, skinny hiker indi¬ </text:p>
        <text:p text:style-name="P4">vidual who appeared summarily to be known as Nolan Bushnell, who worked </text:p>
        <text:p text:style-name="P4">for a company named Nutting Associates. </text:p>
        <text:p text:style-name="P3"/>
        <text:p text:style-name="P4">Nolan was hired on at Nutting Associates to fool around developing a </text:p>
        <text:p text:style-name="P4">game that had a television monitor in it. In those days the general public </text:p>
        <text:p text:style-name="P4">didn’t call them monitors, they called them TV tubes. </text:p>
        <text:p text:style-name="P3"/>
        <text:p text:style-name="P4">Nolan came up with a game called Computer Space. It was a wonderful </text:p>
        <text:p text:style-name="P4">try that went absolutely nowhere. It had a bizarre sculpted fiberglass cabi¬ </text:p>
        <text:p text:style-name="P4">net, hourglass shape, lots of curves. I never played the game. All I can </text:p>
        <text:p text:style-name="P4">remember is that Nolan Bushnell was about the most excited person I’ve ever </text:p>
        <text:p text:style-name="P4">seen over the age of six when it came to describing a new game, describing </text:p>
        <text:p text:style-name="P4">it so much that I was backing up, trying to get away, while he was talking. </text:p>
        <text:p text:style-name="P3"/>
        <text:p text:style-name="P5">—<text:span text:style-name="T13">Eddie Adlum </text:span></text:p>
        <text:p text:style-name="P3"/>
        <text:p text:style-name="P4">The music operators at the convention saw little potential in Computer Space, </text:p>
        <text:p text:style-name="P4">and very few of them bought machines at the show. In the end, the game </text:p>
        <text:p text:style-name="P3"><text:soft-page-break/></text:p>
        <text:p text:style-name="P4">* The Music Operators Association was later renamed the Amusement and Music Opera¬ </text:p>
        <text:p text:style-name="P4">tors Association (AMOA), to reflect the importance of video games to the industry. </text:p>
        <text:p text:style-name="P3"/>
        <text:p text:style-name="P3"/>
        <text:p text:style-name="P3"/>
        <text:p text:style-name="P4">34 Father ofthe Industry </text:p>
        <text:p text:style-name="P3"/>
        <text:p text:style-name="P3"/>
        <text:p text:style-name="P4">turned into a marginally expensive gamble for Nutting. The company didn’t </text:p>
        <text:p text:style-name="P4">sell all of the original 1,500 machines and never built more.* </text:p>
        <text:p text:style-name="P3"/>
        <text:p text:style-name="P4">Computer Space pulled in huge amounts of quarters at the Dutch Goose. But </text:p>
        <text:p text:style-name="P4">it would earn almost no money in a workingman’s bar. The Dutch Goose is </text:p>
        <text:p text:style-name="P4">really a Stanford University hangout... . </text:p>
        <text:p text:style-name="P3"/>
        <text:p text:style-name="P4">Computer Space obeys the first law—maintenance of momentum. [Bushnell </text:p>
        <text:p text:style-name="P4">is probably referring to Sir Isaac Newton’s first law—objects maintain con¬ </text:p>
        <text:p text:style-name="P4">stant velocity unless acted upon by an external force. ] And so that was really </text:p>
        <text:p text:style-name="P4">hard for people who didn’t understand that. </text:p>
        <text:p text:style-name="P3"/>
        <text:p text:style-name="P5">—<text:span text:style-name="T13">Nolan Bushnell </text:span></text:p>
        <text:p text:style-name="P3"/>
        <text:p text:style-name="P4">Bushnell admits that the instructions were too complex: “Nobody wants </text:p>
        <text:p text:style-name="P4">to read an encyclopedia to play a game.” He also blames Nutting for market¬ </text:p>
        <text:p text:style-name="P4">ing the game badly. </text:p>
        <text:p text:style-name="P3"/>
        <text:p text:style-name="P4">Nutting was literally about to go bankrupt. I mean, they really had some </text:p>
        <text:p text:style-name="P4"><text:soft-page-break/>problems. And it [ComputerSpace] did okay, but it really didn’t do nearly as </text:p>
        <text:p text:style-name="P4">well as it could have. Companies that are in trouble... when you get inside </text:p>
        <text:p text:style-name="P4">them, you figure out why they’re in trouble. </text:p>
        <text:p text:style-name="P3"/>
        <text:p text:style-name="P4">In some ways it was a blessing to have worked for Nutting. It didn’t take </text:p>
        <text:p text:style-name="P4">very long to figure out I couldn’t possibly screw things up more than these </text:p>
        <text:p text:style-name="P4">guys had. Seeing their mistakes gave me a lot of confidence in my ability to </text:p>
        <text:p text:style-name="P4">do better on my own. </text:p>
        <text:p text:style-name="P3"/>
        <text:p text:style-name="P5">—<text:span text:style-name="T13">Nolan Bushnell </text:span></text:p>
        <text:p text:style-name="P3"/>
        <text:p text:style-name="P4">After the failure of Computer Space, Bushnell decided to start his own com¬ </text:p>
        <text:p text:style-name="P4">pany. He formed a three-way partnership with Ted Dabney, an Ampex </text:p>
        <text:p text:style-name="P4">engineer he’d brought to Nutting Associates, and Larry Bryan, also from </text:p>
        <text:p text:style-name="P4">Ampex. Each partner agreed to contribute $250. Bryan later dropped out of </text:p>
        <text:p text:style-name="P4">the partnership before contributing his money. </text:p>
        <text:p text:style-name="P3"/>
        <text:p text:style-name="P3"/>
        <text:p text:style-name="P4">* Arcade historian Keith Feinstein located sales and shipping documents proving that </text:p>
        <text:p text:style-name="P4">Nutting Associates began shipping Computer Space in 1971. </text:p>
        <text:p text:style-name="P3"/>
        <text:p text:style-name="P3"/>
        <text:p text:style-name="P3"/>
        <text:p text:style-name="P4">Father of the Industry 35 </text:p>
        <text:p text:style-name="P3"/>
        <text:p text:style-name="P3"/>
        <text:p text:style-name="P4">The company’s first step was to select a name. Looking through a dictio¬ </text:p>
        <text:p text:style-name="P4">nary, Bryan came up with Syzygy, a word describing the straight-line </text:p>
        <text:p text:style-name="P4"><text:soft-page-break/>configuration of three celestial bodies—a solar eclipse is the syzygy of the earth, </text:p>
        <text:p text:style-name="P4">moon, and sun. When Bushnell applied for the name, the state of California </text:p>
        <text:p text:style-name="P4">responded that it was already in use. “A candle company already had it. They </text:p>
        <text:p text:style-name="P4">were sort of a hippie commune in Mendocino. We subsequently tried to find </text:p>
        <text:p text:style-name="P4">it out of curiosity. I think it had gone defunct by that time. I never did find it.” </text:p>
        <text:p text:style-name="P3"/>
        <text:p text:style-name="P4">Because he could not use Syzygy, Bushnell turned to a word from the Japa¬ </text:p>
        <text:p text:style-name="P4">nese strategy game Go. He chose the rough equivalent of the chess term </text:p>
        <text:p text:style-name="P5">“<text:span text:style-name="T13">check,” naming his company Atari. </text:span></text:p>
        <text:p text:style-name="P3"/>
        <text:p text:style-name="P3"/>
        <text:p text:style-name="P3"/>
        <text:p text:style-name="P3"/>
        <text:p text:style-name="P3"/>
        <text:p text:style-name="P4">And The liei IN s F m </text:p>
        <text:p text:style-name="P3"/>
        <text:p text:style-name="P3"/>
        <text:p text:style-name="P4">There were perhaps only five important game manufacturers and five pool table manu¬ </text:p>
        <text:p text:style-name="P4">facturers and four jukebox manufacturers, and for all intents and purposes, that was the </text:p>
        <text:p text:style-name="P4">manufacturing side of the amusement machine business. </text:p>
        <text:p text:style-name="P3"/>
        <text:p text:style-name="P4">It stayed that way for quite some time—until 1972. In 1972, Nolan Bushnell, a rather </text:p>
        <text:p text:style-name="P4">clever electronics engineer from Northern California, adapted Ralph Baer’s Magnavox </text:p>
        <text:p text:style-name="P4">toy for playing ping-pong on the television screen into a coin machine. As the world </text:p>
        <text:p text:style-name="P4">knows, he called it Pong. </text:p>
        <text:p text:style-name="P3"/>
        <text:p text:style-name="P5">—<text:span text:style-name="T13">Eddie Adlum </text:span></text:p>
        <text:p text:style-name="P3"/>
        <text:p text:style-name="P4"><text:soft-page-break/>My kid came home from school one day and said that Nolan BushnelPs daughter told the </text:p>
        <text:p text:style-name="P4">teacher that her father invented Pong. Well, I told him to go to Nolan’s daughter and say, </text:p>
        <text:p text:style-name="P4">"If your daddy invented Pong, how come he had to ask my daddy to come fix his ma¬ </text:p>
        <text:p text:style-name="P4">chine when it broke down?” </text:p>
        <text:p text:style-name="P3"/>
        <text:p text:style-name="P3"/>
        <text:p text:style-name="P5">—<text:span text:style-name="T13">Al Alcorn, former "sort of” vice president of engineering, Atari Corporation </text:span></text:p>
        <text:p text:style-name="P3"/>
        <text:p text:style-name="P3"/>
        <text:p text:style-name="P3"/>
        <text:p text:style-name="P4">j8 And Then There Was Pong </text:p>
        <text:p text:style-name="P3"/>
        <text:p text:style-name="P3"/>
        <text:p text:style-name="P4">| n 1972, President Richard Nixon had all but locked up his re-election by </text:p>
        <text:p text:style-name="P4">I visiting the People’s Republic of China and the Soviet Union; the Supreme </text:p>
        <text:p text:style-name="P4">Court deemed the death penalty cruel and unusual punishment and ruled </text:p>
        <text:p text:style-name="P4">it unconstitutional; and an investigation by White House counsel John Dean </text:p>
        <text:p text:style-name="P4">found the Nixon administration innocent of any involvement in the at¬ </text:p>
        <text:p text:style-name="P4">tempted burglary of the Democratic Party headquarters in the Watergate </text:p>
        <text:p text:style-name="P4">apartment complex. </text:p>
        <text:p text:style-name="P3"/>
        <text:p text:style-name="P4">The Dow Jones Industrial Average hit 1000 points for the first time on No¬ </text:p>
        <text:p text:style-name="P4">vember 14, 1972, and the economy looked brighter than it had in five years. </text:p>
        <text:p text:style-name="P4">Along with a healthy economy came thousands of start-up companies. </text:p>
        <text:p text:style-name="P3"/>
        <text:p text:style-name="P4">On June 27, 1972, Nolan Bushnell and Ted Dabney applied to have Atari </text:p>
        <text:p text:style-name="P4">incorporated. They founded their company with an initial investment of $250 </text:p>
        <text:p text:style-name="P4">each. Within ten years, Atari would grow into a $2-billion-a-year entertain¬ </text:p>
        <text:p text:style-name="P4"><text:soft-page-break/>ment giant, making it the fastest-growing company in U.S. history. </text:p>
        <text:p text:style-name="P3"/>
        <text:p text:style-name="P4">Atari’s first office was located in a Santa Clara industrial zone—a crude </text:p>
        <text:p text:style-name="P4">1,000-square-foot space in an inexpensive concrete building, made to house </text:p>
        <text:p text:style-name="P4">start-up companies. These were lean times for the company. It existed on a </text:p>
        <text:p text:style-name="P4">few small contracts and the limited royalties Bushnell received from Com¬ </text:p>
        <text:p text:style-name="P4">puter Space. </text:p>
        <text:p text:style-name="P3"/>
        <text:p text:style-name="P4">Bally, now a very successful pinball and slot machine manufacturer, be¬ </text:p>
        <text:p text:style-name="P4">came one of Atari’s first customers, signing a limited contract for Bushnell to </text:p>
        <text:p text:style-name="P4">develop new extra-wide pinball machines. Bushnell also continued working </text:p>
        <text:p text:style-name="P4">on a multiplayer version of Computer Space, which he hoped to sell to his old </text:p>
        <text:p text:style-name="P4">employers at Nutting Associates. </text:p>
        <text:p text:style-name="P3"/>
        <text:p text:style-name="P4">We had a 2,ooo-square-foot facility. This was the original garage shop—you </text:p>
        <text:p text:style-name="P4">know, one of those places with a roll-up door, one office, and a bathroom. It </text:p>
        <text:p text:style-name="P4">had sort of a little reception area, and part of our requirement to the land¬ </text:p>
        <text:p text:style-name="P4">lords was that they put in another office. That was Ted’s lab. </text:p>
        <text:p text:style-name="P3"/>
        <text:p text:style-name="P4">Incubator facilities like that are unique to California. They’re cheap and </text:p>
        <text:p text:style-name="P4">they’re made cheap because . . . what they really want you to do, and what </text:p>
        <text:p text:style-name="P4">Cole Properties, the ones that were running the building wanted, was to sign </text:p>
        <text:p text:style-name="P4">us for a long lease. </text:p>
        <text:p text:style-name="P3"/>
        <text:p text:style-name="P4">Eighty percent of the companies [that sign up] don’t grow or stay there </text:p>
        <text:p text:style-name="P4">for a long time until the lease is out. But some companies get really big </text:p>
        <text:p text:style-name="P3"/>
        <text:p text:style-name="P3"/>
        <text:p text:style-name="P3"><text:soft-page-break/></text:p>
        <text:p text:style-name="P4">And Then There Was Ponj 39 </text:p>
        <text:p text:style-name="P3"/>
        <text:p text:style-name="P3"/>
        <text:p text:style-name="P4">quickly. And they’ll say, oh, we’ll let you out of the lease. You can just roll it </text:p>
        <text:p text:style-name="P4">into one of our other properties. </text:p>
        <text:p text:style-name="P3"/>
        <text:p text:style-name="P5">—<text:span text:style-name="T13">Nolan Bushnell </text:span></text:p>
        <text:p text:style-name="P3"/>
        <text:p text:style-name="P4">To create a steadier income base, Bushnell and Dabney started a pinball </text:p>
        <text:p text:style-name="P4">route that included a local bar, some coffee shops, and the Student Union </text:p>
        <text:p text:style-name="P4">building at Stanford University. Because they could buy the pinball machines </text:p>
        <text:p text:style-name="P4">cheaply and knew how to maintain them, the route became a profitable asset. </text:p>
        <text:p text:style-name="P4">It eventually became so lucrative, in fact, that when Dabney left the com¬ </text:p>
        <text:p text:style-name="P4">pany, he accepted the route as part of his settlement. </text:p>
        <text:p text:style-name="P3"/>
        <text:p text:style-name="P4">The first full-time employee of Atari Corporation was Cynthia Villanueva, </text:p>
        <text:p text:style-name="P4">a 17-year-old who used to baby-sit Bushnell’s children. She needed a summer </text:p>
        <text:p text:style-name="P4">job so Bushnell hired her as a receptionist. He instructed her to “put on the </text:p>
        <text:p text:style-name="P4">show,” giving callers the impression that Atari was an established organiza¬ </text:p>
        <text:p text:style-name="P4">tion rather than a start-up company with more owners than employees. </text:p>
        <text:p text:style-name="P3"/>
        <text:p text:style-name="P4">Nolan didn’t want to answer the phone, he wanted to have somebody else </text:p>
        <text:p text:style-name="P4">answer it. So he hired a secretary, Cynthia. And when someone would call </text:p>
        <text:p text:style-name="P4">[she would make them wait and yell], "It's for you Nolan.” We'd wait a cer¬ </text:p>
        <text:p text:style-name="P4">tain amount of time to make it sound like it was a bigger company, you </text:p>
        <text:p text:style-name="P4">know it would take longer to go get him. </text:p>
        <text:p text:style-name="P3"/>
        <text:p text:style-name="P5"><text:soft-page-break/>—<text:span text:style-name="T13">Al Alcorn </text:span></text:p>
        <text:p text:style-name="P3"/>
        <text:p text:style-name="P4">Villanueva’s responsibilities did not stop with answering telephones. Be¬ </text:p>
        <text:p text:style-name="P4">cause of the company’s limited budget, she was called upon to do everything </text:p>
        <text:p text:style-name="P4">from running errands to building electronic components and placing parts in </text:p>
        <text:p text:style-name="P4">cabinets. She stayed with Atari for more than a decade, remaining long after </text:p>
        <text:p text:style-name="P4">Bushnell and Dabney left. </text:p>
        <text:p text:style-name="P3"/>
        <text:p text:style-name="P4">Atari’s second employee was a young engineer named Al Alcorn, whom </text:p>
        <text:p text:style-name="P4">Ted Dabney first met while working at Ampex. Alcorn had just completed a </text:p>
        <text:p text:style-name="P4">work-study program that allowed him to work summers at Ampex while </text:p>
        <text:p text:style-name="P4">finishing his engineering degree at Cal-Berkeley. </text:p>
        <text:p text:style-name="P3"/>
        <text:p text:style-name="P4">Short and sturdy, Alcorn was once a member of the same all-city high- </text:p>
        <text:p text:style-name="P4">school football team as O. J. Simpson. He was naturally gifted when it came to </text:p>
        <text:p text:style-name="P3"/>
        <text:p text:style-name="P3"/>
        <text:p text:style-name="P3"/>
        <text:p text:style-name="P4">40 And Then There Was P 0115 </text:p>
        <text:p text:style-name="P3"/>
        <text:p text:style-name="P3"/>
        <text:p text:style-name="P4">electronics and had learned how to repair televisions by taking an RCA corre¬ </text:p>
        <text:p text:style-name="P4">spondence course in high school. When he got to college, Alcorn paid for his </text:p>
        <text:p text:style-name="P4">education by working in a television repair shop. </text:p>
        <text:p text:style-name="P3"/>
        <text:p text:style-name="P4">When Alcorn finished his degree, he found the job market weakening and </text:p>
        <text:p text:style-name="P4">was hired by Ampex. The company was going through rough times and had a </text:p>
        <text:p text:style-name="P4">round of layoffs when Nolan Bushnell offered him a job working for Atari. </text:p>
        <text:p text:style-name="P4"><text:soft-page-break/>Alcorn agreed to move. </text:p>
        <text:p text:style-name="P3"/>
        <text:p text:style-name="P4">Nolan hired me when Ampex was going through some setbacks. He offered </text:p>
        <text:p text:style-name="P4">me a job as the VP of engineering or sort of, VP of R 8 D or whatever title it </text:p>
        <text:p text:style-name="P4">was of this company called Syzygy. </text:p>
        <text:p text:style-name="P3"/>
        <text:p text:style-name="P4">He offered me $1,000 a month and a chance to own stock in the company. </text:p>
        <text:p text:style-name="P3"/>
        <text:p text:style-name="P4">The stock was worthless; most start-up companies fail anyway. I had actu¬ </text:p>
        <text:p text:style-name="P4">ally been making a little bit more than that, but I figured what the heck. </text:p>
        <text:p text:style-name="P3"/>
        <text:p text:style-name="P4">Nolan had a company car. This was a concept I’d never thought of before </text:p>
        <text:p text:style-name="P4">or conceived of. It was an Oldsmobile station wagon, but like, wow, you can </text:p>
        <text:p text:style-name="P4">drive a car that isn't even yours and don’t have to pay for it. What a concept! </text:p>
        <text:p text:style-name="P3"/>
        <text:p text:style-name="P5">—<text:span text:style-name="T13">Al Alcorn </text:span></text:p>
        <text:p text:style-name="P3"/>
        <text:p text:style-name="P3"/>
        <text:p text:style-name="P4">Simply an Exercise </text:p>
        <text:p text:style-name="P3"/>
        <text:p text:style-name="P4">Shortly after hiring Alcorn, Bushnell gave him his first project. Bushnell re¬ </text:p>
        <text:p text:style-name="P4">vealed that he had just signed a contract with General Electric to design a </text:p>
        <text:p text:style-name="P4">home electronic game based on ping-pong. The game should be very simple </text:p>
        <text:p text:style-name="P4">to play—“one ball, two paddles, and a score.... Nothing else on the screen.” </text:p>
        <text:p text:style-name="P3"/>
        <text:p text:style-name="P4">Bushnell had made up the entire story. He had not signed a contract or </text:p>
        <text:p text:style-name="P4">even entered into any discussions with General Electric. In truth, Bushnell </text:p>
        <text:p text:style-name="P4">wanted to get Alcorn familiar with the process of making games while he </text:p>
        <text:p text:style-name="P4"><text:soft-page-break/>designed a more substantial project. Bushnell had recently sold Bally execu¬ </text:p>
        <text:p text:style-name="P4">tives on a concept for an outer-space game that combined the true-life physics </text:p>
        <text:p text:style-name="P4">of Computer Space with a race track. </text:p>
        <text:p text:style-name="P3"/>
        <text:p text:style-name="P3"/>
        <text:p text:style-name="P4">I found out later this was simply an exercise that Nolan gave me because it </text:p>
        <text:p text:style-name="P4">was the simplest game that he could think of. He didn’t think it had any play </text:p>
        <text:p text:style-name="P3"/>
        <text:p text:style-name="P3"/>
        <text:p text:style-name="P3"/>
        <text:p text:style-name="P4">And Then There Was Pon^f 4 1 </text:p>
        <text:p text:style-name="P3"/>
        <text:p text:style-name="P3"/>
        <text:p text:style-name="P4">value. He believed that the next winning game was going to be something </text:p>
        <text:p text:style-name="P4">more complex than Computer Space, not something simpler. </text:p>
        <text:p text:style-name="P3"/>
        <text:p text:style-name="P4">Nolan didn’t want to tell me that because it wouldn’t motivate me to try </text:p>
        <text:p text:style-name="P4">hard. He was just going to dispose of it anyway. </text:p>
        <text:p text:style-name="P3"/>
        <text:p text:style-name="P5">—<text:span text:style-name="T13">Al Alcorn </text:span></text:p>
        <text:p text:style-name="P3"/>
        <text:p text:style-name="P4">From his tenure at Ampex, Alcorn was already familiar with the transis- </text:p>
        <text:p text:style-name="P4">tor-to-transistor logic (TTL) involved in creating electronic games. He tried </text:p>
        <text:p text:style-name="P4">to work from the schematic diagrams that Bushnell had drawn while design¬ </text:p>
        <text:p text:style-name="P4">ing Computer Space but found them illegible. In the end, Alcorn had to create </text:p>
        <text:p text:style-name="P4">his own design, based on what he knew about Bushnell’s inventions and his </text:p>
        <text:p text:style-name="P4">own understanding of TTL. </text:p>
        <text:p text:style-name="P3"/>
        <text:p text:style-name="P4"><text:soft-page-break/>As he worked, Alcorn added enhancements that Bushnell had never envi¬ </text:p>
        <text:p text:style-name="P4">sioned. He replaced the expensive components with much less expensive parts. </text:p>
        <text:p text:style-name="P4">Bushnell’s original vision included paddles that simply batted the ball in the </text:p>
        <text:p text:style-name="P4">direction it had come from. Feeling that this was inadequate, Alcorn devised a </text:p>
        <text:p text:style-name="P4">way to add English to the game and aim the ball with the paddles. </text:p>
        <text:p text:style-name="P3"/>
        <text:p text:style-name="P4">Instead of using solid lines to represent paddles, Alcorn broke the paddles </text:p>
        <text:p text:style-name="P4">into eight segments. If the ball hit the two center segments of the paddle, it </text:p>
        <text:p text:style-name="P4">flew straight back at a 180-degree angle. If the ball hit the next segments, it </text:p>
        <text:p text:style-name="P4">ricocheted off at a shallow angle. Hitting the ball with the outer edges of the </text:p>
        <text:p text:style-name="P4">paddle would send the ball back at a 45-degree angle. </text:p>
        <text:p text:style-name="P3"/>
        <text:p text:style-name="P4">Alcorn also added ball acceleration. The original game simply buzzed along </text:p>
        <text:p text:style-name="P4">at the same speed until someone finally missed the ball. Alcorn found the </text:p>
        <text:p text:style-name="P4">game dull and thought that speeding the ball during extended rallies might </text:p>
        <text:p text:style-name="P4">lend some excitement. He wrote the game so that after the ball had been hit a </text:p>
        <text:p text:style-name="P4">certain number of times, it would automatically fly faster. </text:p>
        <text:p text:style-name="P3"/>
        <text:p text:style-name="P4">A certain mythology has arisen about the creation of Pong. People have writ¬ </text:p>
        <text:p text:style-name="P4">ten about the meticulous effort that went into creating the resonant </text:p>
        <text:p text:style-name="P4">pong-sound that occurred whenever the ball struck a paddle. According to </text:p>
        <text:p text:style-name="P4">Alcorn, that sound was a lucky accident. </text:p>
        <text:p text:style-name="P3"/>
        <text:p text:style-name="P3"/>
        <text:p text:style-name="P4">Here I was developing this thing and feeling kind of frustrated because it </text:p>
        <text:p text:style-name="P4">already had too many parts in it to be a successful consumer product. So I </text:p>
        <text:p text:style-name="P3"/>
        <text:p text:style-name="P3"/>
        <text:p text:style-name="P3"><text:soft-page-break/></text:p>
        <text:p text:style-name="P4">42 And Then There Was Pon? </text:p>
        <text:p text:style-name="P3"/>
        <text:p text:style-name="P3"/>
        <text:p text:style-name="P4">felt like I was failing, and Nolan didn't mention that the game had come off </text:p>
        <text:p text:style-name="P4">better than he’d expected. </text:p>
        <text:p text:style-name="P3"/>
        <text:p text:style-name="P4">Now the issue of sound . . . People have talked about the sound, and </text:p>
        <text:p text:style-name="P4">I’ve seen articles written about how intelligently the sound was done and </text:p>
        <text:p text:style-name="P4">how appropriate the sound was. The truth is, I was running out of parts on </text:p>
        <text:p text:style-name="P4">the board. Nolan wanted the roar of a crowd of thousands—the approving </text:p>
        <text:p text:style-name="P4">roar of cheering people when you made a point. Ted Dabney told me to </text:p>
        <text:p text:style-name="P4">make a boo and a hiss when you lost a point, because for every winner </text:p>
        <text:p text:style-name="P4">there’s a loser. </text:p>
        <text:p text:style-name="P3"/>
        <text:p text:style-name="P4">I said, "Screw it, I don’t know how to make any one of those sounds. I </text:p>
        <text:p text:style-name="P4">don’t have enough parts anyhow. ” Since I had the wire wrapped on the scope, </text:p>
        <text:p text:style-name="P3"/>
        <text:p text:style-name="P4">I poked around the sync generator to find an appropriate frequency or a </text:p>
        <text:p text:style-name="P4">tone. So those sounds were done in a half a day. They were the sounds that </text:p>
        <text:p text:style-name="P4">were already in the machine. </text:p>
        <text:p text:style-name="P3"/>
        <text:p text:style-name="P5">—<text:span text:style-name="T13">Al Alcorn </text:span></text:p>
        <text:p text:style-name="P3"/>
        <text:p text:style-name="P4">played more like squash than ping-pong. Thanks to Alcorn’s segmented </text:p>
        <text:p text:style-name="P4">paddle, it had become a game of angles, in which banking shots against walls </text:p>
        <text:p text:style-name="P4">was an important strategy. Players controlled inch-long white lines that rep¬ </text:p>
        <text:p text:style-name="P4">resented racquets, which they used to bat the small white square that </text:p>
        <text:p text:style-name="P4"><text:soft-page-break/>represented the ball. The background was black. </text:p>
        <text:p text:style-name="P3"/>
        <text:p text:style-name="P4">The game was streamed through a $75 Hitachi black-and-white television </text:p>
        <text:p text:style-name="P4">that Alcorn picked up at a nearby Payless store. He set the television in a four- </text:p>
        <text:p text:style-name="P4">foot tall wooden cabinet that looked vaguely like a mailbox. Since the printed </text:p>
        <text:p text:style-name="P4">circuit boards hadn’t been made, Alcorn had to hard-wire everything him¬ </text:p>
        <text:p text:style-name="P4">self. The inside of the cabinet had hundreds of wires soldered into small boards </text:p>
        <text:p text:style-name="P4">and looked like the back of a telephone-operator’s switchboard. </text:p>
        <text:p text:style-name="P3"/>
        <text:p text:style-name="P4">It took Alcorn nearly three months to build a working prototype. His fin¬ </text:p>
        <text:p text:style-name="P4">ished project surprised Bushnell and Dabney. Instead of giving them an </text:p>
        <text:p text:style-name="P4">interesting exercise, Alcorn had created a fun game that became their flagship </text:p>
        <text:p text:style-name="P4">product. Bushnell named the game Pong and made a few changes, including </text:p>
        <text:p text:style-name="P4">adding a bread pan for collecting quarters and an instruction card that read </text:p>
        <text:p text:style-name="P4">simply, “Avoid missing ball for high score.” To test the game’s marketability, </text:p>
        <text:p text:style-name="P4">Bushnell and Alcorn installed it in a location along the Atari pinball route. </text:p>
        <text:p text:style-name="P3"/>
        <text:p text:style-name="P3"/>
        <text:p text:style-name="P3"/>
        <text:p text:style-name="P4">And Then There Was Pon? 43 </text:p>
        <text:p text:style-name="P3"/>
        <text:p text:style-name="P3"/>
        <text:p text:style-name="P4">Our initial idea was to go into business as a contract design firm and sell our </text:p>
        <text:p text:style-name="P4">ideas to others for licensing. We had a contract with Bally to design a video </text:p>
        <text:p text:style-name="P4">game for them, and we saw it as being a big, pretty long project. </text:p>
        <text:p text:style-name="P3"/>
        <text:p text:style-name="P4">So I had Al do this Pong game, this ping-pong game. And, dammit, it was </text:p>
        <text:p text:style-name="P4">fun. We tweaked it a little and it was more fun, and we thought to ourselves, </text:p>
        <text:p text:style-name="P4"><text:soft-page-break/>we’ll get Bally to take this. We’ll complete our contract way, way, way ahead </text:p>
        <text:p text:style-name="P4">of schedule and life will be happy in the Valley. </text:p>
        <text:p text:style-name="P3"/>
        <text:p text:style-name="P4">So I took Pong and offered it to Bally. I said, "Hey, you know we con¬ </text:p>
        <text:p text:style-name="P4">tracted to do a driving game but we got this game instead. Do you want this </text:p>
        <text:p text:style-name="P4">instead? Will this fill our contract for you?” They played it and said, "This is </text:p>
        <text:p text:style-name="P4">kind of fun, but it requires two players and if a guy’s there all by himself he </text:p>
        <text:p text:style-name="P4">can’t play it.” And I said, "Well, we could probably put a one playerversion </text:p>
        <text:p text:style-name="P4">in.” I sold them pretty hard. </text:p>
        <text:p text:style-name="P3"/>
        <text:p text:style-name="P5">—<text:span text:style-name="T13">Nolan Bushnell </text:span></text:p>
        <text:p text:style-name="P3"/>
        <text:p text:style-name="P3"/>
        <text:p text:style-name="P4">Andy Capp’s was a peanut-shell-on-the-floor beer bar in Sunnyvale, California. </text:p>
        <text:p text:style-name="P3"/>
        <text:p text:style-name="P4">It was nothing special, other than it had a game room in the back that was </text:p>
        <text:p text:style-name="P4">larger than any that you would see in a bar at that point in time. </text:p>
        <text:p text:style-name="P3"/>
        <text:p text:style-name="P5">—<text:span text:style-name="T13">Nolan Bushnell </text:span></text:p>
        <text:p text:style-name="P3"/>
        <text:p text:style-name="P4">Once, when feeling particularly generous, Bushnell described Andy Capp’s </text:p>
        <text:p text:style-name="P4">Tavern, the location where Atari first tested Pong, as a “rustic location.” It was </text:p>
        <text:p text:style-name="P4">a shabby bar located in Sunnyvale, a much smaller town in the pre—high </text:p>
        <text:p text:style-name="P4">technology days of the early 1970s. Alcorn, who visited the bar while running </text:p>
        <text:p text:style-name="P4">the pinball route, remembers it as having four or five pinball machines, a juke¬ </text:p>
        <text:p text:style-name="P4">box, and a Computer Space machine. They installed the prototype in late </text:p>
        <text:p text:style-name="P4">September 1972. </text:p>
        <text:p text:style-name="P3"/>
        <text:p text:style-name="P4"><text:soft-page-break/>We put it [the Pong prototype] on a barrel. He had old wine barrels to use as </text:p>
        <text:p text:style-name="P4">tables and we just put it on top of the table. It wasn’t even a full size. </text:p>
        <text:p text:style-name="P3"/>
        <text:p text:style-name="P3"/>
        <text:p text:style-name="P4">Nolan Bushnell </text:p>
        <text:p text:style-name="P3"/>
        <text:p text:style-name="P3"/>
        <text:p text:style-name="P3"/>
        <text:p text:style-name="P4">44 And Then There Was Pong </text:p>
        <text:p text:style-name="P3"/>
        <text:p text:style-name="P3"/>
        <text:p text:style-name="P4">Nolan and I sat there the first night and watched people play, and here’s the </text:p>
        <text:p text:style-name="P4">scene. We’re sitting there with a couple of beers, and a young man goes up </text:p>
        <text:p text:style-name="P4">and plays Computer Space while his friend plays Pong. While we’re watch¬ </text:p>
        <text:p text:style-name="P4">ing, the first guy goes over and tries Pong with his friend. </text:p>
        <text:p text:style-name="P3"/>
        <text:p text:style-name="P4">We went over to him afterward and asked, "Well, what did you think of </text:p>
        <text:p text:style-name="P4">that machine?” And the guy says, "Oh, it’s a great machine. You know, I </text:p>
        <text:p text:style-name="P4">know the guys who designed it.” </text:p>
        <text:p text:style-name="P3"/>
        <text:p text:style-name="P4">"Really! What are they like?” </text:p>
        <text:p text:style-name="P3"/>
        <text:p text:style-name="P4">So [he tells us] this whole bullshit story. I think he was practicing a line for </text:p>
        <text:p text:style-name="P4">picking up babes. </text:p>
        <text:p text:style-name="P3"/>
        <text:p text:style-name="P5">—<text:span text:style-name="T13">Al Alcorn </text:span></text:p>
        <text:p text:style-name="P3"/>
        <text:p text:style-name="P4">One of the legends of video games is that two days after installing Pong in </text:p>
        <text:p text:style-name="P4"><text:soft-page-break/>Andy Capp’s Tavern, Alcorn got an angry late-night call from Bill Gattis, the </text:p>
        <text:p text:style-name="P4">tavern manager. According to the story, the machine had stopped working </text:p>
        <text:p text:style-name="P4">and Gattis wanted it hauled out of his bar. </text:p>
        <text:p text:style-name="P3"/>
        <text:p text:style-name="P4">In truth, Alcorn received the call from Gattis two weeks after installing </text:p>
        <text:p text:style-name="P4">the machine. It was a friendly call in which the bartender suggested that they </text:p>
        <text:p text:style-name="P4">fix the machine quickly, since it had developed quite a following. Alcorn fre¬ </text:p>
        <text:p text:style-name="P4">quently visited Andy Capp’s while making maintenance runs on Atari’s pinball </text:p>
        <text:p text:style-name="P4">route. He and Bushnell had selected the bar as a good test site because Gattis </text:p>
        <text:p text:style-name="P4">had always been cooperative. </text:p>
        <text:p text:style-name="P3"/>
        <text:p text:style-name="P4">He said to me, "Al, this is the weirdest thing. When I opened the bar this </text:p>
        <text:p text:style-name="P4">morning, there were two or three people at the door waiting to get in. They </text:p>
        <text:p text:style-name="P4">walked in and played that machine. They didn’t buy anything. I’ve never </text:p>
        <text:p text:style-name="P4">seen anything like this before.” </text:p>
        <text:p text:style-name="P3"/>
        <text:p text:style-name="P4">I went to fix the machine, not knowing what to expect. I opened the coin </text:p>
        <text:p text:style-name="P4">box to give myself a free game and low and behold, this money gushed out. </text:p>
        <text:p text:style-name="P3"/>
        <text:p text:style-name="P4">I grabbed handfuls of it, put it in my pockets, gave the manager my busi¬ </text:p>
        <text:p text:style-name="P4">ness card, and said, "Next time this happens, you call me at home right </text:p>
        <text:p text:style-name="P4">away. I can always fix this one.” </text:p>
        <text:p text:style-name="P3"/>
        <text:p text:style-name="P3"/>
        <text:p text:style-name="P5">■<text:span text:style-name="T13">Al Alcorn </text:span></text:p>
        <text:p text:style-name="P3"/>
        <text:p text:style-name="P3"/>
        <text:p text:style-name="P3"/>
        <text:p text:style-name="P4"><text:soft-page-break/>And Then There Was Ponj 45 </text:p>
        <text:p text:style-name="P3"/>
        <text:p text:style-name="P3"/>
        <text:p text:style-name="P4">Nolan Bushnell left for Chicago to visit a couple of pinball manufacturers </text:p>
        <text:p text:style-name="P4">a few days before Alcorn received the call from Andy Capp’s Tavern. He had </text:p>
        <text:p text:style-name="P4">brought a portable Pong game to demonstrate to executives at Bally and Mid¬ </text:p>
        <text:p text:style-name="P4">way. Though Bushnell already had an inkling that Pong was doing good </text:p>
        <text:p text:style-name="P4">business at the test site, he had no idea how well it had done. When he re¬ </text:p>
        <text:p text:style-name="P4">turned, an excited Al Alcorn told him that the machine at Andy Capp’s Tavern </text:p>
        <text:p text:style-name="P4">had stopped working because the quarters had overflowed. The news struck </text:p>
        <text:p text:style-name="P4">Bushnell like a revelation. </text:p>
        <text:p text:style-name="P3"/>
        <text:p text:style-name="P4">Surprised by Pong s success, Bushnell decided that he should manufacture </text:p>
        <text:p text:style-name="P4">the game .himself rather than sell it to an established game maker. The prob¬ </text:p>
        <text:p text:style-name="P4">lem was, he had discussed the game with executives at Bally and Midway and </text:p>
        <text:p text:style-name="P4">stirred up some interest. Now he had to find a way to steer them away from </text:p>
        <text:p text:style-name="P4">Pong while keeping the door open for future projects. In the end, Bushnell </text:p>
        <text:p text:style-name="P4">played one side against the other. </text:p>
        <text:p text:style-name="P3"/>
        <text:p text:style-name="P4">Nolan decided he didn’t really want Bally to take Pong because he knew it </text:p>
        <text:p text:style-name="P4">was too good. So he met with Bally and Midway and decided to tell Bally that </text:p>
        <text:p text:style-name="P4">the Midway guys didn’t want it. And so the Bally guys decided that they </text:p>
        <text:p text:style-name="P4">didn’t want it. </text:p>
        <text:p text:style-name="P3"/>
        <text:p text:style-name="P4">Then he told the Midway guys that the Bally guys didn’t want it. He got them </text:p>
        <text:p text:style-name="P4">convinced that it was no good. [Once they heard Bally didn’t want it] it... didn't </text:p>
        <text:p text:style-name="P4">take much convincing. </text:p>
        <text:p text:style-name="P3"/>
        <text:p text:style-name="P5"><text:soft-page-break/>—<text:span text:style-name="T13">Al Alcorn </text:span></text:p>
        <text:p text:style-name="P3"/>
        <text:p text:style-name="P3"/>
        <text:p text:style-name="P4">The Big Debate </text:p>
        <text:p text:style-name="P3"/>
        <text:p text:style-name="P4">There are unanswered questions in the history of video games. One question </text:p>
        <text:p text:style-name="P4">involves Ralph Baer, the designer of the Magnavox Odyssey, and Nolan </text:p>
        <text:p text:style-name="P4">Bushnell. It is a question of ownership. </text:p>
        <text:p text:style-name="P3"/>
        <text:p text:style-name="P4">In 1972, while Nutting Associates tried to market Computer Space as the be¬ </text:p>
        <text:p text:style-name="P4">ginning of a new generation of arcade games, Magnavox quietly circulated </text:p>
        <text:p text:style-name="P4">the Odyssey television game around the country in special demonstrations </text:p>
        <text:p text:style-name="P4">for dealers and distributors. Most demonstrations took place in private show¬ </text:p>
        <text:p text:style-name="P4">ings, but the new device was also displayed at a few trade shows. </text:p>
        <text:p text:style-name="P3"/>
        <text:p text:style-name="P3"/>
        <text:p text:style-name="P3"/>
        <text:p text:style-name="P4">If6 And Then There Was Pong </text:p>
        <text:p text:style-name="P3"/>
        <text:p text:style-name="P3"/>
        <text:p text:style-name="P4">The first show began on May 3,1972, in Phoenix, Arizona. Three weeks later, </text:p>
        <text:p text:style-name="P4">Odyssey came to the San Francisco Bay area in a large trade show held in the </text:p>
        <text:p text:style-name="P4">town of Burlingame. According to Magnavox, a Nutting Associates employee </text:p>
        <text:p text:style-name="P4">named Nolan Bushnell attended the show on May 24. Depositions taken from </text:p>
        <text:p text:style-name="P4">Magnavox witnesses claimed that while at the show, Bushnell tested Odyssey. </text:p>
        <text:p text:style-name="P3"/>
        <text:p text:style-name="P4">Some time after Atari began marketing Pong, in 1972, Magnavox took the </text:p>
        <text:p text:style-name="P4">California start-up to court. Pong, Magnavox argued, violated several of Baer’s </text:p>
        <text:p text:style-name="P4"><text:soft-page-break/>patents. It infringed upon his patents for projecting electronic games on a </text:p>
        <text:p text:style-name="P4">television screen, and, more important, it infringed on his concept of elec¬ </text:p>
        <text:p text:style-name="P4">tronic ping-pong. </text:p>
        <text:p text:style-name="P3"/>
        <text:p text:style-name="P4">What they’ve always alleged was that there was a meeting or a distributor </text:p>
        <text:p text:style-name="P4">show somewhere in the valley, and I should have, would have, could have </text:p>
        <text:p text:style-name="P4">been there. So it’s one of those pissing matches. </text:p>
        <text:p text:style-name="P3"/>
        <text:p text:style-name="P5">—<text:span text:style-name="T13">Nolan Bushnell </text:span></text:p>
        <text:p text:style-name="P3"/>
        <text:p text:style-name="P4">Atari was up against a stacked deck. First of all, the methodical Ralph Baer </text:p>
        <text:p text:style-name="P4">considered filing for patents an integral part of the invention process. During </text:p>
        <text:p text:style-name="P4">his life, Baer was awarded more than seventy patents and was once named </text:p>
        <text:p text:style-name="P5">“<text:span text:style-name="T13">inventor of the year” by the state of New York. Ffe documented everything. </text:span></text:p>
        <text:p text:style-name="P3"/>
        <text:p text:style-name="P4">By comparison, Bushnell, with his haphazard style, allowed the mundane </text:p>
        <text:p text:style-name="P4">details of invention and legal filing to escape him. Even when he created sche¬ </text:p>
        <text:p text:style-name="P4">matics, like the one he had made for Computer Space, they were often illegible. </text:p>
        <text:p text:style-name="P3"/>
        <text:p text:style-name="P4">More important, whether Bushnell attended the Magnavox show or missed </text:p>
        <text:p text:style-name="P4">it, there had been a show* Magnavox could prove that it had demonstrated </text:p>
        <text:p text:style-name="P4">Odyssey in Burlingame prior to the creation of Pong and even prior to the </text:p>
        <text:p text:style-name="P4">incorporation of Atari. Magnavox also had Baer’s patents and notes, all of which </text:p>
        <text:p text:style-name="P4">clearly predated Pong and Computer Space. </text:p>
        <text:p text:style-name="P3"/>
        <text:p text:style-name="P4">Bushnell considered his options. Magnavox had more lawyers and re¬ </text:p>
        <text:p text:style-name="P4">sources than Atari could ever hope to afford. His attorney urged him to </text:p>
        <text:p text:style-name="P4">take the matter to court, claiming they would win; but when Bushnell asked </text:p>
        <text:p text:style-name="P4"><text:soft-page-break/>how much it might cost, the lawyer thought the expenses could be as much </text:p>
        <text:p text:style-name="P3"/>
        <text:p text:style-name="P3"/>
        <text:p text:style-name="P4">* In later litigation, it was revealed that Bushnell not only attended the Burlingame show </text:p>
        <text:p text:style-name="P4">but also played the tennis game on Odyssey. </text:p>
        <text:p text:style-name="P3"/>
        <text:p text:style-name="P3"/>
        <text:p text:style-name="P3"/>
        <text:p text:style-name="P4">And Then There Was Ponf 4J </text:p>
        <text:p text:style-name="P3"/>
        <text:p text:style-name="P3"/>
        <text:p text:style-name="P4">as $1.5 million—more money than Atari had to spend. Atari could not af¬ </text:p>
        <text:p text:style-name="P4">ford to fight, even if it won. </text:p>
        <text:p text:style-name="P3"/>
        <text:p text:style-name="P4">In order for his company to survive, Bushnell had to find another alterna¬ </text:p>
        <text:p text:style-name="P4">tive. It came in the form of a settlement. Magnavox offered Bushnell a very </text:p>
        <text:p text:style-name="P4">inexpensive settlement proposal. Bushnell followed up by asking for special </text:p>
        <text:p text:style-name="P4">terms in the agreement. </text:p>
        <text:p text:style-name="P3"/>
        <text:p text:style-name="P4">It was all settled outside and Nolan and Atari got extremely favorable terms. </text:p>
        <text:p text:style-name="P3"/>
        <text:p text:style-name="P4">They paid very little. He got away with a very, very, very small licensing fee </text:p>
        <text:p text:style-name="P4">up front. </text:p>
        <text:p text:style-name="P3"/>
        <text:p text:style-name="P4">Atari became a licensee under a prepaid arrangement. It paid some fixed </text:p>
        <text:p text:style-name="P4">sum, some ridiculous number like a few hundred grand. I don’t remember </text:p>
        <text:p text:style-name="P4">the details. But he [Nolan] had an extremely advantageous, nonburdensome </text:p>
        <text:p text:style-name="P4">license from us. And as far as we were concerned, that was the end of our </text:p>
        <text:p text:style-name="P4"><text:soft-page-break/>problems with Atari. </text:p>
        <text:p text:style-name="P3"/>
        <text:p text:style-name="P4">If anybody had had any inkling of what was going to happen to this busi¬ </text:p>
        <text:p text:style-name="P4">ness at Atari, they would never have gotten those terms. </text:p>
        <text:p text:style-name="P3"/>
        <text:p text:style-name="P5">—<text:span text:style-name="T13">Ralph Baer </text:span></text:p>
        <text:p text:style-name="P3"/>
        <text:p text:style-name="P4">Bushnell played the legal action like a chess game. In exchange for settling, </text:p>
        <text:p text:style-name="P4">Atari became Magnavox’s sole licensee. By this time other companies had be¬ </text:p>
        <text:p text:style-name="P4">gun making similar games. While Atari had already paid its licensing fees, </text:p>
        <text:p text:style-name="P4">future competitors would have to pay stiff royalties to Magnavox. In several </text:p>
        <text:p text:style-name="P4">later litigations, Magnavox zealously prosecuted all violators. </text:p>
        <text:p text:style-name="P3"/>
        <text:p text:style-name="P4">Magnavox said, "For $700,000 we’ll give you a paid-up license.” And Nolan </text:p>
        <text:p text:style-name="P4">said, wisely, "You got it.” So we had a paid license and everybody else had </text:p>
        <text:p text:style-name="P4">to pay royalties. </text:p>
        <text:p text:style-name="P3"/>
        <text:p text:style-name="P4">That was negotiated in June of 1976, a very key date. It was a week before </text:p>
        <text:p text:style-name="P4">the consumer electronics show opened, and one of the caveats of that agree¬ </text:p>
        <text:p text:style-name="P4">ment was that Magnavox got the rights to any product we came up with in </text:p>
        <text:p text:style-name="P4">the next 365 days. Anything we released. </text:p>
        <text:p text:style-name="P3"/>
        <text:p text:style-name="P4">So we said at one point, we’re not going to release any consumer prod¬ </text:p>
        <text:p text:style-name="P4">ucts for a year; we’ll release them at the next CES [Consumer Electronics Show]. </text:p>
        <text:p text:style-name="P3"/>
        <text:p text:style-name="P4">That was the only time we ever kept our mouths shut about a product, and it </text:p>
        <text:p text:style-name="P3"/>
        <text:p text:style-name="P3"/>
        <text:p text:style-name="P3"><text:soft-page-break/></text:p>
        <text:p text:style-name="P4">48 And Then There Was Pong </text:p>
        <text:p text:style-name="P3"/>
        <text:p text:style-name="P3"/>
        <text:p text:style-name="P4">was funny because when the Magnavox attorneys came by to analyze our </text:p>
        <text:p text:style-name="P4">stuff, we had Steve Bristow show them around. Bristow knew nothing about </text:p>
        <text:p text:style-name="P4">the consumer stuff—the stuff that Magnavox wanted. </text:p>
        <text:p text:style-name="P3"/>
        <text:p text:style-name="P5">—<text:span text:style-name="T13">Al Alcorn </text:span></text:p>
        <text:p text:style-name="P3"/>
        <text:p text:style-name="P4">I helped negotiate that deal. We paid so little money, and yet we agreed that </text:p>
        <text:p text:style-name="P4">they would go after, as part of the settlement, all our other competitors. Well, </text:p>
        <text:p text:style-name="P4">we were the dominant people, and all of a sudden Magnavox said, "We’ll help, </text:p>
        <text:p text:style-name="P4">we’ll give you a sweetheart deal, and we’ll beat up on everybody else.” </text:p>
        <text:p text:style-name="P3"/>
        <text:p text:style-name="P5">—<text:span text:style-name="T13">Nolan Bushnell </text:span></text:p>
        <text:p text:style-name="P3"/>
        <text:p text:style-name="P4">With the settlement signed, the case never went to court. Bushnell and </text:p>
        <text:p text:style-name="P4">Baer met in Chicago, on the steps of a courthouse, the day that settlement </text:p>
        <text:p text:style-name="P4">was sealed. Baer remembered being introduced to Bushnell and shaking hands. </text:p>
        <text:p text:style-name="P4">They exchanged pleasantries, then went in different directions. </text:p>
        <text:p text:style-name="P3"/>
        <text:p text:style-name="P4">Over the years, Bushnell became a national celebrity as the “father of video </text:p>
        <text:p text:style-name="P4">games.” In the late 1970s, as he prepared to retire, Ralph Baer finally told his </text:p>
        <text:p text:style-name="P4">story to the press. </text:p>
        <text:p text:style-name="P3"/>
        <text:p text:style-name="P4">I finally got tired of being a shrinking lily and I started tooting my horn a little </text:p>
        <text:p text:style-name="P4">bit. But it didn’t have any financial effect because it was all over by then. </text:p>
        <text:p text:style-name="P3"><text:soft-page-break/></text:p>
        <text:p text:style-name="P4">I also didn’t open up my mouth, didn’t make any loud press for myself, </text:p>
        <text:p text:style-name="P4">because guys like Nolan were clients. He was a licensee. He put the business </text:p>
        <text:p text:style-name="P4">on the map. In fact, without him there would never have been any money in </text:p>
        <text:p text:style-name="P4">the till. If Nolan wants to say he was the great inventor, hooray Nolan. You’re </text:p>
        <text:p text:style-name="P4">a nice guy, you made a lot of money for us, say anything you want to. </text:p>
        <text:p text:style-name="P3"/>
        <text:p text:style-name="P5">—<text:span text:style-name="T13">Ralph Baer </text:span></text:p>
        <text:p text:style-name="P3"/>
        <text:p text:style-name="P4">Years later, Baer ran into Nolan Bushnell and Gene Lipkin, Atari director </text:p>
        <text:p text:style-name="P4">of marketing, on the floor of the Consumer Electronics Show. According to </text:p>
        <text:p text:style-name="P4">Baer, Bushnell introduced him as “the father of video games.” Baer smiled </text:p>
        <text:p text:style-name="P4">and said, “I wish you would have said that to the press.” </text:p>
        <text:p text:style-name="P3"/>
        <text:p text:style-name="P3"/>
        <text:p text:style-name="P3"/>
        <text:p text:style-name="P4">The King am Court </text:p>
        <text:p text:style-name="P3"/>
        <text:p text:style-name="P3"/>
        <text:p text:style-name="P4">We had vendor credit from Cramer Electronics. Banks wouidn’t talk to us because we were </text:p>
        <text:p text:style-name="P4">obviously in the Mafia if we were in coin-op. </text:p>
        <text:p text:style-name="P3"/>
        <text:p text:style-name="P3"/>
        <text:p text:style-name="P5">■<text:span text:style-name="T13">Al Alcorn </text:span></text:p>
        <text:p text:style-name="P3"/>
        <text:p text:style-name="P3"/>
        <text:p text:style-name="P3"/>
        <text:p text:style-name="P4">$0 The Kin^f and Court </text:p>
        <text:p text:style-name="P3"><text:soft-page-break/></text:p>
        <text:p text:style-name="P3"/>
        <text:p text:style-name="P4">Guilt by Association </text:p>
        <text:p text:style-name="P3"/>
        <text:p text:style-name="P4">More than thirty years had passed since Fiorello LaGuardia’s crusade success¬ </text:p>
        <text:p text:style-name="P4">fully shut down pinball in New York City, but the stigma of organized crime </text:p>
        <text:p text:style-name="P4">still plagued the coin-operated amusement business. Politicians and bankers </text:p>
        <text:p text:style-name="P4">remembered bingo and pay-out machines. When Joel Hochberg was assaulted </text:p>
        <text:p text:style-name="P4">by thugs while repairing a game in a Brooklyn bar, local authorities assumed </text:p>
        <text:p text:style-name="P4">it was a mob action and refused to believe that it was a case of mistaken iden¬ </text:p>
        <text:p text:style-name="P4">tity. Conscious of their bad image, amusement operators tried to change the </text:p>
        <text:p text:style-name="P4">public’s perception of the industry. </text:p>
        <text:p text:style-name="P3"/>
        <text:p text:style-name="P4">Jukebox was considered within our industry to be a dirty word. It was a word </text:p>
        <text:p text:style-name="P4">associated with organized crime that would bring up images of racketeer¬ </text:p>
        <text:p text:style-name="P4">ing, and we bent over backward to call it anything but a jukebox. My favorite </text:p>
        <text:p text:style-name="P4">was "coin-activated musical device.” Of course, even people in the industry </text:p>
        <text:p text:style-name="P4">would call it a jukebox when no one was listening. </text:p>
        <text:p text:style-name="P3"/>
        <text:p text:style-name="P5">—<text:span text:style-name="T13">Eddie Adlum </text:span></text:p>
        <text:p text:style-name="P3"/>
        <text:p text:style-name="P4">As an all-cash business, the amusement industry naturally attracted suspi¬ </text:p>
        <text:p text:style-name="P4">cion and some members undoubtedly engaged in money-laundering activities. </text:p>
        <text:p text:style-name="P4">But most of the stories about the Mafia controlling the industry were exag¬ </text:p>
        <text:p text:style-name="P4">gerations or myths. The truth was less interesting. “There isn’t enough money </text:p>
        <text:p text:style-name="P4">in the business to attract that kind of people,” according to Eddie Adlum, </text:p>
        <text:p text:style-name="P4">who began covering the coin-operated amusement industry in 1964. </text:p>
        <text:p text:style-name="P3"/>
        <text:p text:style-name="P4"><text:soft-page-break/>It’s like a piece of ancient history that we’ll grin and giggle about today. It was </text:p>
        <text:p text:style-name="P4">a sad thing when a little kid would go home and ask his daddy, "Daddy, are </text:p>
        <text:p text:style-name="P4">you a crook?” And the daddy had to say, "No, why?” And the kid would say, </text:p>
        <text:p text:style-name="P4">"Because my friend Joey says that all people who own jukeboxes are crooks.” </text:p>
        <text:p text:style-name="P3"/>
        <text:p text:style-name="P5">—<text:span text:style-name="T13">Eddie Adlum </text:span></text:p>
        <text:p text:style-name="P3"/>
        <text:p text:style-name="P4">Even though Nolan Bushnell was quickly developing an understanding of </text:p>
        <text:p text:style-name="P4">the coin-operated machine market, had an attractive high-technology gad¬ </text:p>
        <text:p text:style-name="P4">get that seemed like a sure hit, and had strong presentation skills—all necessary </text:p>
        <text:p text:style-name="P4">ingredients for financial backing—he found banks unwilling to lend him </text:p>
        <text:p text:style-name="P3"/>
        <text:p text:style-name="P3"/>
        <text:p text:style-name="P3"/>
        <text:p text:style-name="P4">The Kin^ and Court $1 </text:p>
        <text:p text:style-name="P3"/>
        <text:p text:style-name="P3"/>
        <text:p text:style-name="P4">money. Lenders saw his machine as a new form of pinball. He might just as </text:p>
        <text:p text:style-name="P4">well have approached them about opening a casino or a racetrack. </text:p>
        <text:p text:style-name="P3"/>
        <text:p text:style-name="P4">Even if his ideas did not scare people, BushnelPs appearance did. He was tall </text:p>
        <text:p text:style-name="P4">and gangly, with unruly long hair. He looked more like a biker or a hippie </text:p>
        <text:p text:style-name="P4">than a gangster, but bankers were not impressed by bikers or hippies either. </text:p>
        <text:p text:style-name="P3"/>
        <text:p text:style-name="P4">In the end, only Wells Fargo was willing to take a chance on Atari, extend¬ </text:p>
        <text:p text:style-name="P4">ing the company a $50,000 credit line. Though only a fraction of what Bushnell </text:p>
        <text:p text:style-name="P4">wanted, it was the best he could do. </text:p>
        <text:p text:style-name="P3"/>
        <text:p text:style-name="P4"><text:soft-page-break/>For Atari to compete with such established coin-operated amusement com¬ </text:p>
        <text:p text:style-name="P4">panies as Bally and Midway, Bushnell needed to expand his facilities. By </text:p>
        <text:p text:style-name="P4">removing the concrete walls separating his space from an adjacent space in </text:p>
        <text:p text:style-name="P4">the building, Bushnell doubled A tari’s size to 2,000 square feet. Bushnell leased </text:p>
        <text:p text:style-name="P4">another space and had the wall separating the two facilities torn down, dou¬ </text:p>
        <text:p text:style-name="P4">bling his space again to 4,000 square feet. </text:p>
        <text:p text:style-name="P3"/>
        <text:p text:style-name="P4">It wasn’t enough. A few months later, Bushnell tried to get out of his lease </text:p>
        <text:p text:style-name="P4">with Cole Properties. Instead, he ended up moving operations to another Cole </text:p>
        <text:p text:style-name="P4">location, a defunct roller-rink a few blocks away. While Atari’s administrative </text:p>
        <text:p text:style-name="P4">offices remained at the Scott Boulevard address, the new Martin Avenue fa¬ </text:p>
        <text:p text:style-name="P4">cility served as the assembly plant. </text:p>
        <text:p text:style-name="P3"/>
        <text:p text:style-name="P4">The next step was hiring workers. Trusting the more technical issues of de¬ </text:p>
        <text:p text:style-name="P4">sign and quality assurance to A1 Alcorn, Bushnell and Ted Dabney decided to </text:p>
        <text:p text:style-name="P4">risk hiring untrained workers to assemble Pong machines. They went to a local </text:p>
        <text:p text:style-name="P4">unemployment office and hired nearly every prospect the office sent them. </text:p>
        <text:p text:style-name="P3"/>
        <text:p text:style-name="P4">That’s when we started bringing in these guys that we got at the unemploy¬ </text:p>
        <text:p text:style-name="P4">ment office. There were members of motorcycle gangs and people who found </text:p>
        <text:p text:style-name="P4">that they could fence the televisions and buy heroin. We didn’t think that </text:p>
        <text:p text:style-name="P4">any of that existed here. I mean, this was San lose, California, really a very </text:p>
        <text:p text:style-name="P4">pristine community. </text:p>
        <text:p text:style-name="P3"/>
        <text:p text:style-name="P5">—<text:span text:style-name="T13">Nolan Bushnell </text:span></text:p>
        <text:p text:style-name="P3"/>
        <text:p text:style-name="P4">In the beginning, Atari offered a fun atmosphere but less than generous </text:p>
        <text:p text:style-name="P4">wages. New line workers made slightly above minimum wage—$1.75 per hour, </text:p>
        <text:p text:style-name="P4"><text:soft-page-break/>plus benefits. One of the more popular benefits was “Friday night beer busts” </text:p>
        <text:p text:style-name="P4">on the loading dock. Employees also got to play free games. </text:p>
        <text:p text:style-name="P3"/>
        <text:p text:style-name="P3"/>
        <text:p text:style-name="P3"/>
        <text:p text:style-name="P4">52 The Kin^f and Court </text:p>
        <text:p text:style-name="P3"/>
        <text:p text:style-name="P3"/>
        <text:p text:style-name="P4">As Pong orders mounted, however, it became impossible to keep up with </text:p>
        <text:p text:style-name="P4">demand. Bushnell hired nearly anyone who came in the door. Line personnel </text:p>
        <text:p text:style-name="P4">sometimes worked 16-hour shifts. Tensions mounted, and there was a failed </text:p>
        <text:p text:style-name="P4">attempt to unionize the company. A rift grew between management and the </text:p>
        <text:p text:style-name="P4">rank and file. </text:p>
        <text:p text:style-name="P3"/>
        <text:p text:style-name="P4">Atari also became a notorious Mecca of drug abuse. The Martin Avenue </text:p>
        <text:p text:style-name="P4">roller-rink facility smelled of marijuana. One ex-employee later quipped that </text:p>
        <text:p text:style-name="P5">“<text:span text:style-name="T13">you could get stoned just breathing the air coming out of the building.” Steve </text:span></text:p>
        <text:p text:style-name="P4">Bristow, who later became a vice president of the company, remembered the </text:p>
        <text:p text:style-name="P4">facility in a less extreme light. “Parts of the building smelled like pot, but I </text:p>
        <text:p text:style-name="P4">don’t remember getting stoned just walking through.” </text:p>
        <text:p text:style-name="P3"/>
        <text:p text:style-name="P4">Former Atari executives described the people manning the assembly line </text:p>
        <text:p text:style-name="P4">as long-haired bikers, junkies, and hippies. Even Bushnell admitted they made </text:p>
        <text:p text:style-name="P4">him nervous. </text:p>
        <text:p text:style-name="P3"/>
        <text:p text:style-name="P4">It didn’t take long for some enterprising assembly-line workers to discover </text:p>
        <text:p text:style-name="P4">that they could supplement their low wages by stealing televisions and parts </text:p>
        <text:p text:style-name="P4">and selling them at local pawnshops. </text:p>
        <text:p text:style-name="P3"><text:soft-page-break/></text:p>
        <text:p text:style-name="P4">There was about a six-week period [when employee theft was rampant]. We </text:p>
        <text:p text:style-name="P4">figured out what was going on and then tightened things down, and that </text:p>
        <text:p text:style-name="P4">went away. The theft was incredible until we woke up and fixed it. We fired a </text:p>
        <text:p text:style-name="P4">lot of people, and there was still a lot of marijuana use. </text:p>
        <text:p text:style-name="P3"/>
        <text:p text:style-name="P4">One of the kids set up a jar and took donations to help other employees </text:p>
        <text:p text:style-name="P4">with unwanted pregnancies. It was never an official Atari thing, but we didn’t </text:p>
        <text:p text:style-name="P4">hide it [the jar] from vendors. </text:p>
        <text:p text:style-name="P3"/>
        <text:p text:style-name="P5">—<text:span text:style-name="T13">Nolan Bushnell </text:span></text:p>
        <text:p text:style-name="P3"/>
        <text:p text:style-name="P4">Other employees remembered the drug use as an ongoing problem. When </text:p>
        <text:p text:style-name="P4">the entire research and development team was asked to work on the line in a </text:p>
        <text:p text:style-name="P4">last-minute effort to meet deadlines for the 1977 holiday season, a newly hired </text:p>
        <text:p text:style-name="P4">designer named Roger Hector nervously took his place among the regulars. </text:p>
        <text:p text:style-name="P4">When he went to use the bathroom, he found empty syringes on the bath¬ </text:p>
        <text:p text:style-name="P4">room floor. “I was amazed with what went on,” said Hector. </text:p>
        <text:p text:style-name="P3"/>
        <text:p text:style-name="P3"/>
        <text:p text:style-name="P3"/>
        <text:p text:style-name="P4">The King and Court 53 </text:p>
        <text:p text:style-name="P3"/>
        <text:p text:style-name="P3"/>
        <text:p text:style-name="P4">The Won Begins </text:p>
        <text:p text:style-name="P3"/>
        <text:p text:style-name="P3"/>
        <text:p text:style-name="P4">We were getting cash up front for Pong machines. I think we were selling </text:p>
        <text:p text:style-name="P4"><text:soft-page-break/>them for $1,200—up-front cash—and it cost us about $300 or $400 to build </text:p>
        <text:p text:style-name="P4">them. So we had positive cash flow from the get go, and we were doing it </text:p>
        <text:p text:style-name="P4">without any venture capital or anything. </text:p>
        <text:p text:style-name="P3"/>
        <text:p text:style-name="P5">—<text:span text:style-name="T13">Al Alcorn </text:span></text:p>
        <text:p text:style-name="P3"/>
        <text:p text:style-name="P4">Though Atari’s game production eventually evolved into a sophisticated as¬ </text:p>
        <text:p text:style-name="P4">sembly line, it began as a haphazard dash. Workers wheeled empty Pong cabinets </text:p>
        <text:p text:style-name="P4">to the center of the production facility, and employees took turns installing </text:p>
        <text:p text:style-name="P4">the various components until the machines were finished. The process was </text:p>
        <text:p text:style-name="P4">slow and undisciplined and resulted in the production of about ten machines </text:p>
        <text:p text:style-name="P4">a day, many of which did not pass quality testing. </text:p>
        <text:p text:style-name="P3"/>
        <text:p text:style-name="P4">The first order was for ten units for Advance Automatic Sales in San Fran¬ </text:p>
        <text:p text:style-name="P4">cisco. These were guys that I knew from my days at Nutting. Portale Automatic </text:p>
        <text:p text:style-name="P4">was down in Los Angeles, and that was my second order. They ordered ten. </text:p>
        <text:p text:style-name="P3"/>
        <text:p text:style-name="P4">By that time, the word had gotten out. Advance Automatic had heard </text:p>
        <text:p text:style-name="P4">about what had gone on with Andy Capp’s [Tavern], </text:p>
        <text:p text:style-name="P3"/>
        <text:p text:style-name="P5">—<text:span text:style-name="T13">Nolan Bushnell </text:span></text:p>
        <text:p text:style-name="P3"/>
        <text:p text:style-name="P4">Bushnell began using Pong at other locations on the Atari amusement route, </text:p>
        <text:p text:style-name="P4">as he drummed up business from other distributors. Word spread quickly. Pong </text:p>
        <text:p text:style-name="P4">had become one of the most profitable coin-operated games in history. Other </text:p>
        <text:p text:style-name="P4">machines collected $40 or $50 dollars a week. In those early days, Pong frequently </text:p>
        <text:p text:style-name="P4">brought in four times as much as other machines, often topping $200 a week. </text:p>
        <text:p text:style-name="P3"/>
        <text:p text:style-name="P4"><text:soft-page-break/>As the route’s profits expanded, Bushnell hired Steve Bristow, the engi¬ </text:p>
        <text:p text:style-name="P4">neering student at Cal-Berkeley who replaced Alcorn in the Ampex </text:p>
        <text:p text:style-name="P4">work-study program, to collect quarters along the route. Since Atari had just </text:p>
        <text:p text:style-name="P4">opened a game room in Berkeley, the route was a convenient way for Bristow </text:p>
        <text:p text:style-name="P4">to earn some income, and he received 1 percent of the receipts. </text:p>
        <text:p text:style-name="P3"/>
        <text:p text:style-name="P3"/>
        <text:p text:style-name="P3"/>
        <text:p text:style-name="P4">54 The Kin; and Court </text:p>
        <text:p text:style-name="P3"/>
        <text:p text:style-name="P3"/>
        <text:p text:style-name="P4">We had the game route operation that was giving us cash flow. And he [Steve </text:p>
        <text:p text:style-name="P4">Bristow] was setting up the route in the summer, along with doing the other </text:p>
        <text:p text:style-name="P4">things, because we needed to do everything we could to build cash flow. </text:p>
        <text:p text:style-name="P3"/>
        <text:p text:style-name="P4">We ran the first game room in Berkeley. It was Steve’s job to maintain that </text:p>
        <text:p text:style-name="P4">game room and collect the money and bring it down to us. So while he was </text:p>
        <text:p text:style-name="P4">still in college at Berkeley that fall, this was his shtick. </text:p>
        <text:p text:style-name="P3"/>
        <text:p text:style-name="P4">Steve usually took his wife on the route. When they’d go to collect, his </text:p>
        <text:p text:style-name="P4">wife would carry a hatchet. They were afraid because they were carrying </text:p>
        <text:p text:style-name="P4">hundreds of dollars’ worth of quarters, and they couldn’t carry a gun. </text:p>
        <text:p text:style-name="P3"/>
        <text:p text:style-name="P5">—<text:span text:style-name="T13">Nolan Bushnell </text:span></text:p>
        <text:p text:style-name="P3"/>
        <text:p text:style-name="P4">We tried to get a permit to carry a gun, and they wouldn’t let us have one, so </text:p>
        <text:p text:style-name="P4">we asked if there were any laws against carrying a hatchet. There weren’t, so </text:p>
        <text:p text:style-name="P4">we took one along. </text:p>
        <text:p text:style-name="P3"><text:soft-page-break/></text:p>
        <text:p text:style-name="P5">—<text:span text:style-name="T13">Steve Bristow </text:span></text:p>
        <text:p text:style-name="P3"/>
        <text:p text:style-name="P4">Word traveled quickly in the amusement industry. Though the first orders </text:p>
        <text:p text:style-name="P4">were small, they mounted. By the end of 1973, Atari had filled orders for 2,500 </text:p>
        <text:p text:style-name="P4">Pong machines. By the end of 1974, that number grew to more than 8,000. It </text:p>
        <text:p text:style-name="P4">became more popular than the best pinball machines of the day. </text:p>
        <text:p text:style-name="P3"/>
        <text:p text:style-name="P4">Interestingly, another company benefited from Atari’s mounting success. </text:p>
        <text:p text:style-name="P4">Though the Magnavox Odyssey attracted very little attention when it was </text:p>
        <text:p text:style-name="P4">first released, the home entertainment system became increasingly more popu¬ </text:p>
        <text:p text:style-name="P4">lar as Pong expanded into new markets. Atari’s success spread quickly, and </text:p>
        <text:p text:style-name="P4">Odyssey rode in its solid-state wake, selling 100,000 units in its first year. </text:p>
        <text:p text:style-name="P3"/>
        <text:p text:style-name="P4">... and I think if it hadn’t been for Nolan showing up that summer with Pong </text:p>
        <text:p text:style-name="P4">and heightening the sensitivity to playing games on a television set, </text:p>
        <text:p text:style-name="P4">Magnavox’s Odyssey wouldn’t have sold as well as it did. There was defi¬ </text:p>
        <text:p text:style-name="P4">nitely a complementary effect. </text:p>
        <text:p text:style-name="P3"/>
        <text:p text:style-name="P3"/>
        <text:p text:style-name="P5">■<text:span text:style-name="T13">Ralph Baer </text:span></text:p>
        <text:p text:style-name="P3"/>
        <text:p text:style-name="P3"/>
        <text:p text:style-name="P3"/>
        <text:p text:style-name="P4">The Kin? and Court 55 </text:p>
        <text:p text:style-name="P3"/>
        <text:p text:style-name="P3"/>
        <text:p text:style-name="P4">The King, the Queen, and the Five Princes </text:p>
        <text:p text:style-name="P3"><text:soft-page-break/></text:p>
        <text:p text:style-name="P4">As Atari grew, Bushnell surrounded himself with people he knew and trusted. </text:p>
        <text:p text:style-name="P4">He suddenly foresaw greater success than he had ever imagined and no longer </text:p>
        <text:p text:style-name="P4">had time for people who did not share his vision. </text:p>
        <text:p text:style-name="P3"/>
        <text:p text:style-name="P4">Ted Dabney, Bushnell’s longtime friend and co-founder of Atari, was the </text:p>
        <text:p text:style-name="P4">first casualty. According to Bushnell, Dabney still had a small-shop engineer’s </text:p>
        <text:p text:style-name="P4">mentality. He wasn’t ready to be part owner of an international company and </text:p>
        <text:p text:style-name="P4">slowed Atari’s progress. </text:p>
        <text:p text:style-name="P3"/>
        <text:p text:style-name="P4">At first, Dabney refused to leave, and he and Bushnell traded accusations. </text:p>
        <text:p text:style-name="P4">In the end, however, Dabney took over operation of the profitable amuse¬ </text:p>
        <text:p text:style-name="P4">ment route and received several shares in the company. Years later, Dabney </text:p>
        <text:p text:style-name="P4">sold his stock at a great profit. In exchange for his original investment of $250, </text:p>
        <text:p text:style-name="P4">Dabney became a millionaire. </text:p>
        <text:p text:style-name="P3"/>
        <text:p text:style-name="P4">I bought him out two years into the business. What happened was that the </text:p>
        <text:p text:style-name="P4">business outgrew Ted, and he knew it. I mean, he was an engineer’s engineer, </text:p>
        <text:p text:style-name="P4">and he liked being in the company, but all of a sudden it got too big for him. </text:p>
        <text:p text:style-name="P3"/>
        <text:p text:style-name="P4">Ted ended up running the coin route. It was a very positive cash flow opera¬ </text:p>
        <text:p text:style-name="P4">tion. When we sold off [Bushnell later sold Atari], he ended up with a large note </text:p>
        <text:p text:style-name="P4">for his shares and the operations, which he ran successfully for many years there¬ </text:p>
        <text:p text:style-name="P4">after. I think, probably all totaled, it was worth about a million bucks. </text:p>
        <text:p text:style-name="P3"/>
        <text:p text:style-name="P5">—<text:span text:style-name="T13">Nolan Bushnell </text:span></text:p>
        <text:p text:style-name="P3"/>
        <text:p text:style-name="P4">In Dabney’s place, Bushnell assembled a crew of Ampex expatriates and </text:p>
        <text:p text:style-name="P4"><text:soft-page-break/>young gun executives. They became known around Atari as “the King, the </text:p>
        <text:p text:style-name="P4">Queen, and the Five Princes.” </text:p>
        <text:p text:style-name="P3"/>
        <text:p text:style-name="P4">The group included A1 Alcorn, who led Atari’s research and development; </text:p>
        <text:p text:style-name="P4">Steve Bristow, who eventually became the vice president of engineering; Bill </text:p>
        <text:p text:style-name="P4">White, the chief financial officer; Gil Williams, head of manufacturing; Joe </text:p>
        <text:p text:style-name="P4">Keenan, one of Bushnell’s next-door neighbors who would later be president </text:p>
        <text:p text:style-name="P4">ofboth Atari and Kee Games; and Gene Lipkin, vice president of sales. (Keenan, </text:p>
        <text:p text:style-name="P4">a married heterosexual, was referred to as the “queen” because he was second </text:p>
        <text:p text:style-name="P4">in command, not because of his sexual orientation.) </text:p>
        <text:p text:style-name="P3"/>
        <text:p text:style-name="P3"/>
        <text:p text:style-name="P3"/>
        <text:p text:style-name="P4">56 The Kin? and Court </text:p>
        <text:p text:style-name="P3"/>
        <text:p text:style-name="P3"/>
        <text:p text:style-name="P4">Of the members of Bushnell’s team, Lipkin stands out as the only executive </text:p>
        <text:p text:style-name="P4">with a background in the coin-operated amusement industry. Before going to </text:p>
        <text:p text:style-name="P4">Atari, Lipkin worked at Allied Leisure Industries, a Florida game manufacturer. </text:p>
        <text:p text:style-name="P3"/>
        <text:p text:style-name="P4">Lipkin brought experience and savvy to the group. He rose quickly at Atari </text:p>
        <text:p text:style-name="P4">and proved to be a valuable asset. </text:p>
        <text:p text:style-name="P3"/>
        <text:p text:style-name="P4">Allied Leisure was started by an old timer in our business named Dave Braun, </text:p>
        <text:p text:style-name="P4">basically to give his son Bobby something to do. Bobby was severely crippled. </text:p>
        <text:p text:style-name="P3"/>
        <text:p text:style-name="P4">They had a factory in Hialeah, Florida, and they made a couple of pretty </text:p>
        <text:p text:style-name="P4">good motorcycle games. That’s where Gene Lipkin got his start, working as </text:p>
        <text:p text:style-name="P4"><text:soft-page-break/>the sales manager for Dave Braun and Bobby Braun. </text:p>
        <text:p text:style-name="P3"/>
        <text:p text:style-name="P4">That motorcycle game was a good game, but it broke down a lot, and Gene </text:p>
        <text:p text:style-name="P4">ran around the country apologizing for the game as often as he was selling it. </text:p>
        <text:p text:style-name="P3"/>
        <text:p text:style-name="P5">—<text:span text:style-name="T13">Eddie Adlum </text:span></text:p>
        <text:p text:style-name="P3"/>
        <text:p text:style-name="P4">Bushnell still preferred working smart and fun to working hard and made </text:p>
        <text:p text:style-name="P4">sure that the men around him agreed with his philosophy. They held meet¬ </text:p>
        <text:p text:style-name="P4">ings in hot tubs, drank heavily, experimented with drugs, and named projects </text:p>
        <text:p text:style-name="P4">after sexy female employees. Sometimes Atari board meetings seemed more </text:p>
        <text:p text:style-name="P4">like fraternity parties than business meetings. </text:p>
        <text:p text:style-name="P3"/>
        <text:p text:style-name="P4">It’s an accurate part of the mythology that we played around with pot at our </text:p>
        <text:p text:style-name="P4">planning sessions and things like that. And it’s actually, I think, a very inter¬ </text:p>
        <text:p text:style-name="P4">esting documentable piece of society that most of us played around. I mean </text:p>
        <text:p text:style-name="P4">this is the late 1960s, early 1970s. </text:p>
        <text:p text:style-name="P3"/>
        <text:p text:style-name="P4">But then, very quickly, most of us said, "Hey, this isn’t really effective. </text:p>
        <text:p text:style-name="P3"/>
        <text:p text:style-name="P4">This isn't good.” But by that time some of us had already destroyed our lives. </text:p>
        <text:p text:style-name="P3"/>
        <text:p text:style-name="P5">—<text:span text:style-name="T13">Nolan Bushnell </text:span></text:p>
        <text:p text:style-name="P3"/>
        <text:p text:style-name="P4">I remember this board meeting . . . Nolan lived in Los Gatos in a very nice </text:p>
        <text:p text:style-name="P4">house on the hilltop with a hot tub out back. We had a board meeting in his </text:p>
        <text:p text:style-name="P4">tub. Nolan was saying how much money we were going to be worth, al I these </text:p>
        <text:p text:style-name="P4">millions, and I thought to myself, "I’ll believe this when I see it.” </text:p>
        <text:p text:style-name="P3"><text:soft-page-break/></text:p>
        <text:p text:style-name="P3"/>
        <text:p text:style-name="P3"/>
        <text:p text:style-name="P4">The Kitty and Court 57 </text:p>
        <text:p text:style-name="P3"/>
        <text:p text:style-name="P3"/>
        <text:p text:style-name="P4">Nolan needed some papers and documents so he called his office and </text:p>
        <text:p text:style-name="P4">said, "Have Miss so and so bring them up.” </text:p>
        <text:p text:style-name="P3"/>
        <text:p text:style-name="P4">We were in this tub [when she arrived], so he proceeded to try to get her </text:p>
        <text:p text:style-name="P4">in the tub during the board meeting. Nolan's attorney was miffed [because] </text:p>
        <text:p text:style-name="P4">we got his papers wet. He was not in the hot tub and he was not amused by </text:p>
        <text:p text:style-name="P4">any of this. That was the sort of fun we had. </text:p>
        <text:p text:style-name="P3"/>
        <text:p text:style-name="P5">—<text:span text:style-name="T13">Al Alcorn </text:span></text:p>
        <text:p text:style-name="P3"/>
        <text:p text:style-name="P4">In 1974, Bushnell added a final asset to Atari’s arsenal. Steve Mayer and Larry </text:p>
        <text:p text:style-name="P4">Emmons, two of his former associates from Ampex, started a consulting com¬ </text:p>
        <text:p text:style-name="P4">pany in Grass Valley, a small community near the California-Nevada border. </text:p>
        <text:p text:style-name="P3"/>
        <text:p text:style-name="P4">Bushnell respected Emmons’s and Mayer’s abilities and immediately began </text:p>
        <text:p text:style-name="P4">an exclusive relationship. Grass Valley became the Atari think-tank, the place </text:p>
        <text:p text:style-name="P4">Bushnell and his board went when they needed to plan a strategic move or </text:p>
        <text:p text:style-name="P4">devise some new and highly technical invention. Mayer and Emmons became </text:p>
        <text:p text:style-name="P4">the prime architects of many projects. “Grass Valley would build the techni¬ </text:p>
        <text:p text:style-name="P4">cal stuff that people said couldn’t be built,” according to Bushnell. </text:p>
        <text:p text:style-name="P3"/>
        <text:p text:style-name="P4">They [Mayer and Emmons] both worked with me at Ampex, and so I knew </text:p>
        <text:p text:style-name="P4"><text:soft-page-break/>they were good. </text:p>
        <text:p text:style-name="P3"/>
        <text:p text:style-name="P4">So we had this little group up in Crass Valley, California. We had kind of a </text:p>
        <text:p text:style-name="P4">reputation, you know, for smoking pot and things like that. And I think a lot </text:p>
        <text:p text:style-name="P4">of it came from the fact that we had a think tank in Grass Valley and people </text:p>
        <text:p text:style-name="P4">thought, "What is that? Grass Valley in California can only mean one thing.” </text:p>
        <text:p text:style-name="P3"/>
        <text:p text:style-name="P5">—<text:span text:style-name="T13">Nolan Bushnell </text:span></text:p>
        <text:p text:style-name="P3"/>
        <text:p text:style-name="P4">Grass Valley was located deep in the Sierra Mountains near the Nevada </text:p>
        <text:p text:style-name="P4">border. It was a naturally scenic location, near towns that had once boomed </text:p>
        <text:p text:style-name="P4">during the silver rush. Atari executives adopted the Grass Valley facility as </text:p>
        <text:p text:style-name="P4">their company retreat. Bushnell and his board drove up for weekends and </text:p>
        <text:p text:style-name="P4">planning sessions. Trips to Grass Valley developed into an important part of </text:p>
        <text:p text:style-name="P4">Atari culture. In the end, the Grass Valley facility became so important that </text:p>
        <text:p text:style-name="P4">Bushnell bought it outright. </text:p>
        <text:p text:style-name="P3"/>
        <text:p text:style-name="P3"/>
        <text:p text:style-name="P3"/>
        <text:p text:style-name="P4">58 The Kin? and Court </text:p>
        <text:p text:style-name="P3"/>
        <text:p text:style-name="P3"/>
        <text:p text:style-name="P4">Unknown Territory </text:p>
        <text:p text:style-name="P3"/>
        <text:p text:style-name="P4">With Atari’s growing success, Bushnell settled into the role of manager and lead </text:p>
        <text:p text:style-name="P4">promoter. He left the technical wizardry in the hands of Mayer and Emmons, </text:p>
        <text:p text:style-name="P4">while Alcorn and Bristow handled the practical matters of engineering. </text:p>
        <text:p text:style-name="P3"/>
        <text:p text:style-name="P4"><text:soft-page-break/>Bushnell now focused his attention on the future. Though he dedicated </text:p>
        <text:p text:style-name="P4">some of his time to inventing new products, he spent most days trying to </text:p>
        <text:p text:style-name="P4">divine new paths for Atari’s future. His steady inclination was toward unbridled </text:p>
        <text:p text:style-name="P4">growth. If there was an increase in orders, Bushnell wanted more workers. He </text:p>
        <text:p text:style-name="P4">implicitly believed that Atari would continue to grow as long as his research </text:p>
        <text:p text:style-name="P4">and development teams came up with new ideas. </text:p>
        <text:p text:style-name="P3"/>
        <text:p text:style-name="P4">One of Bushnell’s first tasks was to apply for patents to protect Atari prod¬ </text:p>
        <text:p text:style-name="P4">ucts. He remembered the lessons he had learned at the hands of Magnavox </text:p>
        <text:p text:style-name="P4">and wanted to avoid further problems. The solid-state technology behind Pong </text:p>
        <text:p text:style-name="P4">was completely original and Bushnell hoped to fend off imitators. Unfortu¬ </text:p>
        <text:p text:style-name="P4">nately, by the time the patent came through, it had no teeth. Countless </text:p>
        <text:p text:style-name="P4">competitors had already built and shipped imitations. </text:p>
        <text:p text:style-name="P3"/>
        <text:p text:style-name="P4">Nolan filed for a patent on the motion circuit with a guy who was a patent </text:p>
        <text:p text:style-name="P4">attorney on the low end of the totem pole. We were a very small company. </text:p>
        <text:p text:style-name="P3"/>
        <text:p text:style-name="P4">The guy was fundamentally incompetent. The patent was flawed because </text:p>
        <text:p text:style-name="P4">it was filed too late. We told him that, but he told us it didn’t make any </text:p>
        <text:p text:style-name="P4">difference. It was patently wrong—pun intended. </text:p>
        <text:p text:style-name="P3"/>
        <text:p text:style-name="P5">—<text:span text:style-name="T13">Al Alcorn </text:span></text:p>
        <text:p text:style-name="P3"/>
        <text:p text:style-name="P4">By the middle of 1974, computerized ping-pong machines were in every </text:p>
        <text:p text:style-name="P4">bar and bowling alley across the United States, but Atari had made less than </text:p>
        <text:p text:style-name="P4">one-third of them. Bushnell called his competitors “the Jackals” because they </text:p>
        <text:p text:style-name="P4">had an unfair advantage. </text:p>
        <text:p text:style-name="P3"/>
        <text:p text:style-name="P3"><text:soft-page-break/></text:p>
        <text:p text:style-name="P3"/>
        <text:p text:style-name="P4">is Jackals </text:p>
        <text:p text:style-name="P3"/>
        <text:p text:style-name="P3"/>
        <text:p text:style-name="P4">In those days it just took a long time to get patents through. That was a problem, so we </text:p>
        <text:p text:style-name="P4">tried to be fast and to out-innovate the competition. </text:p>
        <text:p text:style-name="P3"/>
        <text:p text:style-name="P3"/>
        <text:p text:style-name="P5">—<text:span text:style-name="T13">Nolan Bushnell </text:span></text:p>
        <text:p text:style-name="P3"/>
        <text:p text:style-name="P4">There were a handful of companies that came in to develop games like Pong. Nolan </text:p>
        <text:p text:style-name="P4">applied fora patent, but, of course, that patent wasn’t awarded until many years later. </text:p>
        <text:p text:style-name="P4">I was there, by the way, when he got it. And at that time Nolan looked at the documents </text:p>
        <text:p text:style-name="P4">and said, "Well, great,” but he decided not to do anything about it legally. </text:p>
        <text:p text:style-name="P3"/>
        <text:p text:style-name="P3"/>
        <text:p text:style-name="P3"/>
        <text:p text:style-name="P4">60 The Jackals </text:p>
        <text:p text:style-name="P3"/>
        <text:p text:style-name="P3"/>
        <text:p text:style-name="P4">Success Has its Problems </text:p>
        <text:p text:style-name="P3"/>
        <text:p text:style-name="P3"/>
        <text:p text:style-name="P4">The biggest accusation against Atari was that we caused radio interference at </text:p>
        <text:p text:style-name="P4">the exact frequency used by the Nevada Highway Patrol. It was absolutely true. </text:p>
        <text:p text:style-name="P3"/>
        <text:p text:style-name="P4">It probably happened everywhere, but they figured it out in Nevada be¬ </text:p>
        <text:p text:style-name="P4"><text:soft-page-break/>cause everything is so far apart. They’d get close to a bar and all of a sudden </text:p>
        <text:p text:style-name="P4">they couldn’t communicate with headquarters. Then someone noticed that </text:p>
        <text:p text:style-name="P4">after 2:00 a.m., when the bars would shut down, it would be okay, so they </text:p>
        <text:p text:style-name="P4">knew it was something in the bars. They went around unplugging stuff and </text:p>
        <text:p text:style-name="P4">finally they unplugged a video game and the interference went away. So the </text:p>
        <text:p text:style-name="P4">Highway Patrol almost shut us down throughout Nevada. </text:p>
        <text:p text:style-name="P3"/>
        <text:p text:style-name="P4">We had to create these big wire-mesh shields that shielded the computer </text:p>
        <text:p text:style-name="P4">and cut down the radio interference. We really tried to keep that puppy quiet </text:p>
        <text:p text:style-name="P4">because we didn’t know if we were doing the same thing in New York, and </text:p>
        <text:p text:style-name="P4">the local authorities would never, ever be able to track it down there. </text:p>
        <text:p text:style-name="P3"/>
        <text:p text:style-name="P5">—<text:span text:style-name="T13">Nolan Bushnell </text:span></text:p>
        <text:p text:style-name="P3"/>
        <text:p text:style-name="P3"/>
        <text:p text:style-name="P4">The imitators </text:p>
        <text:p text:style-name="P3"/>
        <text:p text:style-name="P4">Now that Atari had established “television games” as an arcade phenomenon, </text:p>
        <text:p text:style-name="P4">a number of factors conspired against the company’s ability to preserve the </text:p>
        <text:p text:style-name="P4">phenomena for itself. The first problem was that Nolan Bushnell couldn’t </text:p>
        <text:p text:style-name="P4">promote his machines without competitors trying to steal his ideas. </text:p>
        <text:p text:style-name="P3"/>
        <text:p text:style-name="P4">No sooner had Pong become the hottest innovation in amusement machines </text:p>
        <text:p text:style-name="P4">than dozens of potential competitors began studying it. According to A1 </text:p>
        <text:p text:style-name="P4">Alcorn, engineers from rival game companies started visiting Andy Capp’s </text:p>
        <text:p text:style-name="P4">Tavern shortly after he installed the first Pong prototype. </text:p>
        <text:p text:style-name="P3"/>
        <text:p text:style-name="P4">More important, unlike Ralph Baer, Bushnell had no way to protect his </text:p>
        <text:p text:style-name="P4"><text:soft-page-break/>solid-state game technology. He filed for a patent, but the patent took so </text:p>
        <text:p text:style-name="P4">long to arrive that other companies had already manufactured and sold </text:p>
        <text:p text:style-name="P4">games using similar architecture. Bushnell had entered into an industry in </text:p>
        <text:p text:style-name="P4">which success spawned imitation, and everybody considered Fong a success, </text:p>
        <text:p text:style-name="P4">with Pong machines earning $200 per week. 1 There was no way to stop com¬ </text:p>
        <text:p text:style-name="P4">panies from copying it. </text:p>
        <text:p text:style-name="P3"/>
        <text:p text:style-name="P3"/>
        <text:p text:style-name="P3"/>
        <text:p text:style-name="P4">The jackals 6l </text:p>
        <text:p text:style-name="P3"/>
        <text:p text:style-name="P3"/>
        <text:p text:style-name="P4">Just as pinball manufacturers stole Williams’s tilt mechanism and Gottlieb’s </text:p>
        <text:p text:style-name="P4">flippers, they began making electronic ping-pong games. Within three months </text:p>
        <text:p text:style-name="P4">of Pong 6 release, competitors with names like Electronic Paddle Ball started to </text:p>
        <text:p text:style-name="P4">surface. Ramtek, Meadows Games, and Nutting (the company that made </text:p>
        <text:p text:style-name="P4">Computer Space) were among the first companies to make their own versions of </text:p>
        <text:p text:style-name="P4">Pong. In the next few years, established manufacturers like Midway and Na¬ </text:p>
        <text:p text:style-name="P4">tional Semiconductor followed. </text:p>
        <text:p text:style-name="P3"/>
        <text:p text:style-name="P4">Curiously, Atari did not build the number of Pong machines that the world </text:p>
        <text:p text:style-name="P4">would think. I don’t know the actual number because the video-game in¬ </text:p>
        <text:p text:style-name="P4">dustry generally begins with Pong, even though Computer Space pre-dated </text:p>
        <text:p text:style-name="P4">it as an actual video game. </text:p>
        <text:p text:style-name="P3"/>
        <text:p text:style-name="P4">Pong was the beginning of the video era, a new idea in those days. People </text:p>
        <text:p text:style-name="P4">ripped it off. There were some companies that just came out of nowhere, saw </text:p>
        <text:p text:style-name="P4">what was happening with Pong, and said I want to get part of this action. </text:p>
        <text:p text:style-name="P3"><text:soft-page-break/></text:p>
        <text:p text:style-name="P5">—<text:span text:style-name="T13">Eddie Adlum </text:span></text:p>
        <text:p text:style-name="P3"/>
        <text:p text:style-name="P4">Forgeries flooded arcades all over the world. As Atari expanded to overseas </text:p>
        <text:p text:style-name="P4">markets, its success attracted international attention. In 1975, an Italian manufac¬ </text:p>
        <text:p text:style-name="P4">turer began imitating Atari’s Breakout. Its forgeries were so well made that the only </text:p>
        <text:p text:style-name="P4">way to spot them was to check the address on the back of the machine. By this </text:p>
        <text:p text:style-name="P4">time, Atari had moved to San Jose. The Italians used the correct (current) address, </text:p>
        <text:p text:style-name="P4">while the Atari-made machines still had the company’s old Santa Clara address. </text:p>
        <text:p text:style-name="P3"/>
        <text:p text:style-name="P4">Bushnell developed a grave dislike for his imitators. He called them “jack¬ </text:p>
        <text:p text:style-name="P4">als” and believed that the only way to stay ahead of them was constantly to </text:p>
        <text:p text:style-name="P4">generate new games and ideas. He considered his imitators less creative and </text:p>
        <text:p text:style-name="P4">believed they would be unable to develop games on their own. </text:p>
        <text:p text:style-name="P3"/>
        <text:p text:style-name="P4">In an effort to stay ahead, Atari entered 1974 producing a new game every </text:p>
        <text:p text:style-name="P4">other month. Bushnell’s new strategy allowed the competition to copy games, </text:p>
        <text:p text:style-name="P4">and Atari retaliated by coming out with new ones. </text:p>
        <text:p text:style-name="P3"/>
        <text:p text:style-name="P4">The problem was that, like everyone else, Atari was still basing its entire li¬ </text:p>
        <text:p text:style-name="P4">brary on remakes of Pong. Other companies made paddle-ball games based on </text:p>
        <text:p text:style-name="P4">sports— Handball {Pong in a three-walled court) and Hockey (Pong with, small goals </text:p>
        <text:p text:style-name="P4">and two paddles). Atari released Pin Pong, Dr. Pong, Pong Doubles, and QuadraPong. </text:p>
        <text:p text:style-name="P3"/>
        <text:p text:style-name="P3"/>
        <text:p text:style-name="P3"/>
        <text:p text:style-name="P4">62 Hie Jackals </text:p>
        <text:p text:style-name="P3"/>
        <text:p text:style-name="P3"><text:soft-page-break/></text:p>
        <text:p text:style-name="P4">Early on in the history of Atari, I went to a meeting for distributors. Nolan </text:p>
        <text:p text:style-name="P4">and i and several other people sat around a lunch table. After we were done </text:p>
        <text:p text:style-name="P4">eating and shooting the breeze, Nolan came up with the unforgettable state¬ </text:p>
        <text:p text:style-name="P4">ment/question: "I wonder what else we can do with a video game than play </text:p>
        <text:p text:style-name="P4">tennis and hockey." </text:p>
        <text:p text:style-name="P3"/>
        <text:p text:style-name="P4">He answered his own question with driving games like Trak /oand Grantrak. </text:p>
        <text:p text:style-name="P3"/>
        <text:p text:style-name="P4">Very visionary guy. </text:p>
        <text:p text:style-name="P3"/>
        <text:p text:style-name="P5">—<text:span text:style-name="T13">Eddie Adlum </text:span></text:p>
        <text:p text:style-name="P3"/>
        <text:p text:style-name="P4">In the end, the Grass Valley think tank came up with the solution. In 1974, </text:p>
        <text:p text:style-name="P4">Mayer and Emmons began designing the first racing game. Later named Trak 10, </text:p>
        <text:p text:style-name="P4">the racing simulation was every bit as primitive as Pong. Players used a wobbly </text:p>
        <text:p text:style-name="P4">steering wheel to control a boxy-looking car as it sped around an oval track. </text:p>
        <text:p text:style-name="P3"/>
        <text:p text:style-name="P4">Although Trak 10 had very basic graphics, it opened the gates for a flood of </text:p>
        <text:p text:style-name="P4">creative new ideas. One of Atari’s next titles was Gotcha, a game in which a </text:p>
        <text:p text:style-name="P4">player with a box chased a player with an X through a maze. Gotcha received </text:p>
        <text:p text:style-name="P4">only a lukewarm reception from arcade owners, though. In later years, maze </text:p>
        <text:p text:style-name="P4">chases would become one of the most popular themes in video games. </text:p>
        <text:p text:style-name="P3"/>
        <text:p text:style-name="P4">Even though it proved unsuccessful in the arcades, Bushnell was always </text:p>
        <text:p text:style-name="P4">sentimental about Gotcha. His role in the company quickly shifted after that, as </text:p>
        <text:p text:style-name="P4">Bushnell became more involved in management than game design. More than </text:p>
        <text:p text:style-name="P4">a year passed before he came up with another design. </text:p>
        <text:p text:style-name="P3"><text:soft-page-break/></text:p>
        <text:p text:style-name="P4">Atari made the first sports game, Pong. They had the first maze game, Gotcha, </text:p>
        <text:p text:style-name="P4">and the first racing game, Trak io. Imagine what would have happened if </text:p>
        <text:p text:style-name="P4">Bushnell had somehow managed to patent those ideas. You couldn’t have had </text:p>
        <text:p text:style-name="P4">Pac-Man or Pole Position. The whole industry would have been different. </text:p>
        <text:p text:style-name="P3"/>
        <text:p text:style-name="P5">—<text:span text:style-name="T13">Steve Baxter, former producer, CNN Computer Connection </text:span></text:p>
        <text:p text:style-name="P3"/>
        <text:p text:style-name="P4">While other companies remained bogged down with electronic ping-pong </text:p>
        <text:p text:style-name="P4">and tennis. Atari came out with its second game —Space Race, a game in which </text:p>
        <text:p text:style-name="P4">players dodged asteroids as they flew tiny spaceships across a screen. The game </text:p>
        <text:p text:style-name="P4">did poorly, and Bushnell decided to return to the safety of tennis games. </text:p>
        <text:p text:style-name="P3"/>
        <text:p text:style-name="P3"/>
        <text:p text:style-name="P3"/>
        <text:p text:style-name="P4">The Jackals 63 </text:p>
        <text:p text:style-name="P3"/>
        <text:p text:style-name="P3"/>
        <text:p text:style-name="P4">Within a few years, however, Atari experimented with new themes— Steeple </text:p>
        <text:p text:style-name="P4">Chase, a multiplayer game in which players jumped horses over gates on a </text:p>
        <text:p text:style-name="P4">treadmill race track; and Stunt Cycle, a game in which players jumped buses— </text:p>
        <text:p text:style-name="P4">capitalizing on real-life stunt man Evel Knievel’s wave of popularity. </text:p>
        <text:p text:style-name="P3"/>
        <text:p text:style-name="P4">Atari established itself as the most diverse and prolific coin-operated video </text:p>
        <text:p text:style-name="P4">game company in history. The company developed an unwritten manifesto </text:p>
        <text:p text:style-name="P4">that did not allow designers to make games that had been done before. This </text:p>
        <text:p text:style-name="P4">legacy of innovation lasted more than a decade. </text:p>
        <text:p text:style-name="P3"/>
        <text:p text:style-name="P4"><text:soft-page-break/>Though Atari was the first company to look beyond Pong for inspiration, </text:p>
        <text:p text:style-name="P4">other companies soon followed. In 1975, the movie Jaws, a story of a man- </text:p>
        <text:p text:style-name="P4">eating great white shark terrorizing a tourist town, set box-office earnings </text:p>
        <text:p text:style-name="P4">records and launched the nation into a frenzy. Beach resorts reported that </text:p>
        <text:p text:style-name="P4">tourists were afraid to go swimming, sometimes even in pools. The company </text:p>
        <text:p text:style-name="P4">Project Support Engineers (PSE) attempted to capitalize on shark mania with </text:p>
        <text:p text:style-name="P4">a game called Maneater. </text:p>
        <text:p text:style-name="P3"/>
        <text:p text:style-name="P4">Maneatervc&amp;s a shark-hunting game housed in a fiberglass cabinet shaped </text:p>
        <text:p text:style-name="P4">like the head of a shark. The distinctive cabinet made the game expensive to </text:p>
        <text:p text:style-name="P4">manufacture. Though the idea of hunting sharks initially attracted players, </text:p>
        <text:p text:style-name="P4">the game’s unexciting play did not attract repeat customers. </text:p>
        <text:p text:style-name="P3"/>
        <text:p text:style-name="P4">In 1975, Midway, one of the companies that originally rejected Pong, emerged </text:p>
        <text:p text:style-name="P4">as Atari’s closest competitor. Midway and Atari were very different organiza¬ </text:p>
        <text:p text:style-name="P4">tions. While Atari had an established research and development department, </text:p>
        <text:p text:style-name="P4">Midway distributed games developed by other companies. </text:p>
        <text:p text:style-name="P3"/>
        <text:p text:style-name="P4">Gunfight, Midway’s first major video game hit, was a shoot-out in which two </text:p>
        <text:p text:style-name="P4">players controlled cowboys who shot at each other from opposite sides of the </text:p>
        <text:p text:style-name="P4">screen. It was not an original concept; a Japanese firm had created the game, </text:p>
        <text:p text:style-name="P4">then licensed it to Midway for the U.S. market. When Midway’s development </text:p>
        <text:p text:style-name="P4">team members first tested it, though, they found it less than entertaining. </text:p>
        <text:p text:style-name="P4">The graphics were blocky and the gunfighters’ movements were quite lim¬ </text:p>
        <text:p text:style-name="P4">ited. To try and salvage the game, Midway hired an outside designer, David </text:p>
        <text:p text:style-name="P4">Nutting, brother of Nutting Associates founder Bill Nutting. (Nutting and </text:p>
        <text:p text:style-name="P4">Associates went out of business shortly after the failure of Computer Space, and </text:p>
        <text:p text:style-name="P4">Bill Nutting spent the next few years flying missionaries and relief supplies </text:p>
        <text:p text:style-name="P4"><text:soft-page-break/>into impoverished African nations.) Dave Nutting went on to create such clas¬ </text:p>
        <text:p text:style-name="P4">sic games as Sea Wolf, Gorf, Wizard of Wor, and Baby Pac-Man. </text:p>
        <text:p text:style-name="P3"/>
        <text:p text:style-name="P3"/>
        <text:p text:style-name="P3"/>
        <text:p text:style-name="P4">64 The jackals </text:p>
        <text:p text:style-name="P3"/>
        <text:p text:style-name="P3"/>
        <text:p text:style-name="P4">While improving Gunfight, Nutting introduced new technology to the video- </text:p>
        <text:p text:style-name="P4">game market. The original game simply featured two cowboys shooting at </text:p>
        <text:p text:style-name="P4">each other. Nutting not only sharpened the graphics, he placed objects be¬ </text:p>
        <text:p text:style-name="P4">tween the fighters. Sometimes cactus or stagecoaches appeared in the middle </text:p>
        <text:p text:style-name="P4">of the duel to add to the challenge. To power these changes, Nutting incorpo¬ </text:p>
        <text:p text:style-name="P4">rated a microprocessor into the game’s design, making Gunfight the first video </text:p>
        <text:p text:style-name="P4">game with a microprocessor. </text:p>
        <text:p text:style-name="P3"/>
        <text:p text:style-name="P4">Gunfight opened the way for Japan to enter the American video-game mar¬ </text:p>
        <text:p text:style-name="P4">ket. Gunfight was originally developed by a firm named Taito—the Japanese </text:p>
        <text:p text:style-name="P4">term for “Far East.” Taito and Midway worked together until 1979. Their final </text:p>
        <text:p text:style-name="P4">project earned so much money that Taito abandoned Midway and opened its </text:p>
        <text:p text:style-name="P4">own U.S. operation. </text:p>
        <text:p text:style-name="P3"/>
        <text:p text:style-name="P4">The Visit </text:p>
        <text:p text:style-name="P3"/>
        <text:p text:style-name="P4">As Atari expanded its repertoire to include racing games, Nolan Bushnell and </text:p>
        <text:p text:style-name="P4">Gene Lipkin, vice president of sales, toured the country to find out what ar¬ </text:p>
        <text:p text:style-name="P4">cade owners and distributors thought about the future of video games. Lipkin, </text:p>
        <text:p text:style-name="P4">who had started in the business working for the Florida firm Allied Leisure, </text:p>
        <text:p text:style-name="P4"><text:soft-page-break/>took Bushnell to have lunch with one of the most respected men in the amuse¬ </text:p>
        <text:p text:style-name="P4">ment industry, Joel Hochberg, the New York City game technician who had </text:p>
        <text:p text:style-name="P4">moved to Philadelphia to manage an arcade-restaurant in 1961. </text:p>
        <text:p text:style-name="P3"/>
        <text:p text:style-name="P4">Flochberg moved to Florida to take a job working in a large amusement </text:p>
        <text:p text:style-name="P4">arcade owned by Mervin Sisken, the son of the man who brought him into </text:p>
        <text:p text:style-name="P4">the industry. They worked together for seven years, during which time </text:p>
        <text:p text:style-name="P4">Hochberg’s knowledge of the industry earned him a national reputation. </text:p>
        <text:p text:style-name="P3"/>
        <text:p text:style-name="P4">When Hochberg and Sisken split under unpleasant circumstances, Hochberg </text:p>
        <text:p text:style-name="P4">opened an under-funded arcade of his own. Finable to afford help, he worked </text:p>
        <text:p text:style-name="P4">14-hour days, 7 days a week. Despite the long hours, his debts mounted. Just </text:p>
        <text:p text:style-name="P4">as it looked like he might have to close, the owners of Allied Leisure con¬ </text:p>
        <text:p text:style-name="P4">tacted him, suggesting an attractive partnership. Hochberg moved from </text:p>
        <text:p text:style-name="P4">maintaining equipment to sales and design. </text:p>
        <text:p text:style-name="P3"/>
        <text:p text:style-name="P4">It was during this time that Atari released Pong. Hochberg tried the new </text:p>
        <text:p text:style-name="P4">medium and was impressed. Two years later, Gene Lipkin invited him to lunch </text:p>
        <text:p text:style-name="P4">to meet Bushnell. </text:p>
        <text:p text:style-name="P3"/>
        <text:p text:style-name="P3"/>
        <text:p text:style-name="P3"/>
        <text:p text:style-name="P4">The jackals 65 </text:p>
        <text:p text:style-name="P3"/>
        <text:p text:style-name="P3"/>
        <text:p text:style-name="P4">Nolan Bushnell came to visit me here in south Florida when we had the game room </text:p>
        <text:p text:style-name="P4">at Nathan’s (a popular restaurant). Gene was working for Atari at that time. </text:p>
        <text:p text:style-name="P3"/>
        <text:p text:style-name="P4"><text:soft-page-break/>Nolan, pipe and all, made his way to south Florida to visit with me at our </text:p>
        <text:p text:style-name="P4">game center. His question was, "Do you think video games are here to stay?” </text:p>
        <text:p text:style-name="P3"/>
        <text:p text:style-name="P4">The answer that I gave him was, "I don’t think there’s even a possibility of </text:p>
        <text:p text:style-name="P4">turning back. I think that the customer, the player, has gotten such a taste of </text:p>
        <text:p text:style-name="P4">technology utilized in a format that makes things appear to be so real, there’s </text:p>
        <text:p text:style-name="P4">no chance of the industry turning back.” </text:p>
        <text:p text:style-name="P3"/>
        <text:p text:style-name="P4">I’m not quite sure why he asked that question since he was the pioneer. </text:p>
        <text:p text:style-name="P3"/>
        <text:p text:style-name="P5">—<text:span text:style-name="T13">Joel Hochberg </text:span></text:p>
        <text:p text:style-name="P3"/>
        <text:p text:style-name="P4">Though both Bushnell and Hochberg were in the same industry, they did </text:p>
        <text:p text:style-name="P4">not keep in touch with each other. Bushnell continued his tour, meeting with </text:p>
        <text:p text:style-name="P4">arcade owners and trying to satisfy his insecurity about the industry’s future. </text:p>
        <text:p text:style-name="P3"/>
        <text:p text:style-name="P4">Hochberg continued with Allied Leisure for a while and eventually started </text:p>
        <text:p text:style-name="P4">his own business again. By this time he had established international relation¬ </text:p>
        <text:p text:style-name="P4">ships, which soon fostered unique advantages in the amusement industry. </text:p>
        <text:p text:style-name="P3"/>
        <text:p text:style-name="P4">In another decade, Bushnell and Hochberg would trade places. Bushnell </text:p>
        <text:p text:style-name="P4">would become the established authority, while Hochberg became a famous </text:p>
        <text:p text:style-name="P4">maker of games. </text:p>
        <text:p text:style-name="P3"/>
        <text:p text:style-name="P4">Only the Paranoid Survive </text:p>
        <text:p text:style-name="P3"/>
        <text:p text:style-name="P4">Atari’s first years were filled with notable successes and important failures. </text:p>
        <text:p text:style-name="P4">When asked about the early years at Atari, Nolan Bushnell and those around </text:p>
        <text:p text:style-name="P4"><text:soft-page-break/>him remembered the fun times, but they also recalled struggling to come up </text:p>
        <text:p text:style-name="P4">with new ideas. Bushnell’s constant drive to expand the business depleted </text:p>
        <text:p text:style-name="P4">Atari’s revenues, and growing competition cut into company profits. </text:p>
        <text:p text:style-name="P3"/>
        <text:p text:style-name="P4">Even in stressful situations, however, Atari’s corporate philosophy of smart </text:p>
        <text:p text:style-name="P4">work and hard partying continued. Atari executives still had hot tub meet¬ </text:p>
        <text:p text:style-name="P4">ings and Grass Valley parties, though partying did not alleviate their concern </text:p>
        <text:p text:style-name="P4">for the future. Bushnell spoke publicly of long-term interest in computer </text:p>
        <text:p text:style-name="P4">games, but he privately questioned whether Atari’s success had been the re¬ </text:p>
        <text:p text:style-name="P4">sult of luck or skill. He knew he had outflanked the competition so far, but he </text:p>
        <text:p text:style-name="P3"/>
        <text:p text:style-name="P3"/>
        <text:p text:style-name="P3"/>
        <text:p text:style-name="P4">66 The jackals </text:p>
        <text:p text:style-name="P3"/>
        <text:p text:style-name="P3"/>
        <text:p text:style-name="P4">wondered which company would pose the next serious threat. He needed a </text:p>
        <text:p text:style-name="P4">scheme to maintain his advantage. </text:p>
        <text:p text:style-name="P3"/>
        <text:p text:style-name="P4">Keeping that advantage was of dire importance because of a unique set of </text:p>
        <text:p text:style-name="P4">dynamics within the amusement industry. In the early 1970s, most cities had </text:p>
        <text:p text:style-name="P4">two or three dominant vending-machine companies competing to do busi¬ </text:p>
        <text:p text:style-name="P4">ness in every arcade and bowling alley. These companies inevitably controlled </text:p>
        <text:p text:style-name="P4">the bulk of the location-based amusement routes. </text:p>
        <text:p text:style-name="P3"/>
        <text:p text:style-name="P4">In the early 1970s, an unstated rule within the industry mandated that vend¬ </text:p>
        <text:p text:style-name="P4">ing companies serving the same area should not buy equipment from the </text:p>
        <text:p text:style-name="P4">same manufacturer. If, for instance, the largest distributor bought Bally pin¬ </text:p>
        <text:p text:style-name="P4"><text:soft-page-break/>ball machines and Rock-Ola jukeboxes, its competitors needed to carry </text:p>
        <text:p text:style-name="P4">products from other manufacturers. BushnelPs goal was to find some way to </text:p>
        <text:p text:style-name="P4">break that rule and sell equipment to competing distributors. </text:p>
        <text:p text:style-name="P3"/>
        <text:p text:style-name="P4">In 1974, Atari met that formidable competitor—a start-up company called </text:p>
        <text:p text:style-name="P4">Kee Games. Founded by Joe Keenan, Bushnell’s next-door neighbor, Kee </text:p>
        <text:p text:style-name="P4">Games was supposed to have lured away two of Atari’s “five princes”: Gil Wil¬ </text:p>
        <text:p text:style-name="P4">liams, of manufacturing, and Steve Bristow, of engineering. </text:p>
        <text:p text:style-name="P3"/>
        <text:p text:style-name="P4">A bitter rivalry began as soon as Keenan announced his new company. In </text:p>
        <text:p text:style-name="P4">public, Bushnell tried to appear magnanimous. But confidentially, he floated </text:p>
        <text:p text:style-name="P4">rumors that Keenan and crew were renegades not to be trusted. </text:p>
        <text:p text:style-name="P3"/>
        <text:p text:style-name="P4">[We used to complain about Kee Games. ] "Oh those bastards, ” you know, we’d </text:p>
        <text:p text:style-name="P4">bad-mouth them. They [the distributors] just loved it ’cause they thought we </text:p>
        <text:p text:style-name="P4">were all crooks anyway, and they loved the idea of being able to go around us. </text:p>
        <text:p text:style-name="P4">Sometimes we’d say Kee stole our engineer [Bristow]. We gave him to them. </text:p>
        <text:p text:style-name="P3"/>
        <text:p text:style-name="P5">—<text:span text:style-name="T13">Al Alcorn </text:span></text:p>
        <text:p text:style-name="P3"/>
        <text:p text:style-name="P4">At one point, the rivalry became so bitter that Atari executives made accu¬ </text:p>
        <text:p text:style-name="P4">sations about industrial espionage: </text:p>
        <text:p text:style-name="P3"/>
        <text:p text:style-name="P4">One weekend I drove around to the back of the [Atari] building. While my </text:p>
        <text:p text:style-name="P4">wife talked with a security guard and kept him busy, I threw circuit boards </text:p>
        <text:p text:style-name="P4">and equipment through a window and loaded them into my car. </text:p>
        <text:p text:style-name="P3"/>
        <text:p text:style-name="P3"/>
        <text:p text:style-name="P5"><text:soft-page-break/>—<text:span text:style-name="T13">Steve Bristow </text:span></text:p>
        <text:p text:style-name="P3"/>
        <text:p text:style-name="P3"/>
        <text:p text:style-name="P3"/>
        <text:p text:style-name="P4">The lackals 67 </text:p>
        <text:p text:style-name="P3"/>
        <text:p text:style-name="P3"/>
        <text:p text:style-name="P4">For years, Bushnell refused to believe that Bristow would take such a risk </text:p>
        <text:p text:style-name="P4">for what amounted to little more than an elaborate ruse. Kee Games, as it </text:p>
        <text:p text:style-name="P4">turned out, was created by Atari, and Bushnell and Alcorn sat on its board of </text:p>
        <text:p text:style-name="P4">directors. Rather than chance a real rivalry with an established amusement </text:p>
        <text:p text:style-name="P4">manufacturer, Bushnell had created a controlled competitor. </text:p>
        <text:p text:style-name="P3"/>
        <text:p text:style-name="P4">The stories of industrial espionage and bad feelings were an elaborate cover </text:p>
        <text:p text:style-name="P4">that had taken on a life of its own. When Bristow had his wife distract the </text:p>
        <text:p text:style-name="P4">security guard and slipped into his old office, he simply added more reality to </text:p>
        <text:p text:style-name="P4">the myths about the competition between Kee Games and Atari. </text:p>
        <text:p text:style-name="P3"/>
        <text:p text:style-name="P4">Bushnell’s plan was to compete with himself, selling Atari products to the </text:p>
        <text:p text:style-name="P4">largest local distributors and Kee products to his competitors. </text:p>
        <text:p text:style-name="P3"/>
        <text:p text:style-name="P4">Just like Andy Grove [former president of Intel] says, "Only the paranoid sur¬ </text:p>
        <text:p text:style-name="P4">vive." I wanted to hijack the competition, so I created the number two guy. </text:p>
        <text:p text:style-name="P3"/>
        <text:p text:style-name="P4">Joe Keenan was my next-door neighbor. I told him, "I’d like to hire you to </text:p>
        <text:p text:style-name="P4">set up a company and call it Kee Games. We’ll make it look like it’s Kee, for </text:p>
        <text:p text:style-name="P4">Keenan, and it will look like you’ve come in and started up a new coin-op </text:p>
        <text:p text:style-name="P4">machine manufacturer.” We gave him our number two man in manufactur¬ </text:p>
        <text:p text:style-name="P4"><text:soft-page-break/>ing and our number two man in engineering—Bristow and Williams. </text:p>
        <text:p text:style-name="P3"/>
        <text:p text:style-name="P5">—<text:span text:style-name="T13">Nolan Bushnell </text:span></text:p>
        <text:p text:style-name="P3"/>
        <text:p text:style-name="P4">We made up a new company named after Joe Keenan—Kee Games. We made </text:p>
        <text:p text:style-name="P4">it sound like it was full of renegades. We gave him Steve Bristow to be the V.P. </text:p>
        <text:p text:style-name="P4">of engineering—gave him some designs to get started. Nolan and I were on </text:p>
        <text:p text:style-name="P4">their board. If any of the distributors wanted to check, they could see in the </text:p>
        <text:p text:style-name="P4">corporate records that we were part of the company. </text:p>
        <text:p text:style-name="P3"/>
        <text:p text:style-name="P5">—<text:span text:style-name="T13">Al Alcorn </text:span></text:p>
        <text:p text:style-name="P3"/>
        <text:p text:style-name="P4">The strategy solidified Atari’s hold on the market. The only problem was </text:p>
        <text:p text:style-name="P4">that Kee Games became more dangerous than Bushnell anticipated. In 1974, </text:p>
        <text:p text:style-name="P4">while Atari’s research and development team was still focusing on Pong and </text:p>
        <text:p text:style-name="P4">racing games, Steve Bristow designed an innovative combat game named Tank. </text:p>
        <text:p text:style-name="P3"/>
        <text:p text:style-name="P4">Tank had very primitive graphics. Players controlled either a black or a white </text:p>
        <text:p text:style-name="P4">tank that consisted of a square with a line sticking out of the front representing </text:p>
        <text:p text:style-name="P4">a gun turret. By December, the game had become a runaway hit. </text:p>
        <text:p text:style-name="P3"/>
        <text:p text:style-name="P3"/>
        <text:p text:style-name="P3"/>
        <text:p text:style-name="P4">68 Thelackals </text:p>
        <text:p text:style-name="P3"/>
        <text:p text:style-name="P3"/>
        <text:p text:style-name="P4">While Kee Games scored well with Tank, Atari found itself falling behind. </text:p>
        <text:p text:style-name="P4">Grantrak 10, one of Atari’s first driving games, had been very expensive to de¬ </text:p>
        <text:p text:style-name="P4"><text:soft-page-break/>velop and even more expensive to distribute. The Grass Valley team designed </text:p>
        <text:p text:style-name="P4">the game, but after delivering it. Atari found that it was nearly unplayable. </text:p>
        <text:p text:style-name="P4">Alcorn fixed the game’s control problems, but other complications followed. </text:p>
        <text:p text:style-name="P3"/>
        <text:p text:style-name="P4">It cost $1,095 for Atari to manufacture Grantrak 10, but because of an ac¬ </text:p>
        <text:p text:style-name="P4">counting error, the finished game was sold for $995. The company lost $100 </text:p>
        <text:p text:style-name="P4">on each unit sold, and Grantrak became Atari’s bestselling game of 1974. 2 </text:p>
        <text:p text:style-name="P3"/>
        <text:p text:style-name="P4">The only animosity was that Atari was dying and Joe Keenan was a great </text:p>
        <text:p text:style-name="P4">president who had skills that Nolan didn’t have. They wanted to cut the cord </text:p>
        <text:p text:style-name="P4">and watch Atari die and they’d survive. And Nolan and i said, "No way.” </text:p>
        <text:p text:style-name="P3"/>
        <text:p text:style-name="P4">Ron Gordon, Bushnell’s vice president of international sales and market¬ </text:p>
        <text:p text:style-name="P4">ing, came back and said, "Okay, look here’s what you do. Merge Kee Games </text:p>
        <text:p text:style-name="P4">back in with Atari and put Alcorn back in engineering. Let )oe be the presi¬ </text:p>
        <text:p text:style-name="P4">dent [of both companies].” </text:p>
        <text:p text:style-name="P3"/>
        <text:p text:style-name="P4">That’s exactly what happened, but there was a time when Nolan was just </text:p>
        <text:p text:style-name="P4">in tears. He saw his company dying. </text:p>
        <text:p text:style-name="P3"/>
        <text:p text:style-name="P5">—<text:span text:style-name="T13">Al Alcorn </text:span></text:p>
        <text:p text:style-name="P3"/>
        <text:p text:style-name="P4">Bushnell’s scheme had worked, yet it began having negative effects. </text:p>
        <text:p text:style-name="P4">Through Kee Games, Bushnell had nearly doubled his distribution, but now </text:p>
        <text:p text:style-name="P4">he had to merge both companies to keep Atari alive. Atari’s lackluster year, </text:p>
        <text:p text:style-name="P4">combined with the overhead costs of starting up and running a second com¬ </text:p>
        <text:p text:style-name="P4">pany, had gouged deeply into Atari’s profits. </text:p>
        <text:p text:style-name="P3"/>
        <text:p text:style-name="P4"><text:soft-page-break/>Historically, several companies have created controlled competition in the </text:p>
        <text:p text:style-name="P4">past. Bushnell’s coup was that he actually fooled the entire amusement in¬ </text:p>
        <text:p text:style-name="P4">dustry into believing that Kee Games and Atari were bitter rivals. Even after </text:p>
        <text:p text:style-name="P4">the merger, when it became public knowledge that Bushnell had been a Kee </text:p>
        <text:p text:style-name="P4">board member all along, people had trouble believing it. Only one shrewd </text:p>
        <text:p text:style-name="P4">distributor had seen through the guise. </text:p>
        <text:p text:style-name="P3"/>
        <text:p text:style-name="P4">The thing about it is that nobody in the coin-op business figured out what </text:p>
        <text:p text:style-name="P4">we’d done except for one guy, joe Robbins. He was with Empire Distributing </text:p>
        <text:p text:style-name="P3"/>
        <text:p text:style-name="P3"/>
        <text:p text:style-name="P3"/>
        <text:p text:style-name="P4">The lackals 69 </text:p>
        <text:p text:style-name="P3"/>
        <text:p text:style-name="P3"/>
        <text:p text:style-name="P4">and later went to Bally. I remember him coming up to me at a trade show </text:p>
        <text:p text:style-name="P4">and saying, "Bushnell, you think you’re pretty clever. I know your number, </text:p>
        <text:p text:style-name="P4">but I respect you. I knew what you were doing and you did it really well.” </text:p>
        <text:p text:style-name="P3"/>
        <text:p text:style-name="P5">—<text:span text:style-name="T13">Nolan Bushnell </text:span></text:p>
        <text:p text:style-name="P3"/>
        <text:p text:style-name="P3"/>
        <text:p text:style-name="P4">The personnel lady came in with a young candidate who had shown up on </text:p>
        <text:p text:style-name="P4">our doorstep. He was this real scuzzy kid. She said, "What shall we do?” </text:p>
        <text:p text:style-name="P3"/>
        <text:p text:style-name="P4">I think I said, "We should either call the cops or we should talk to him.” So </text:p>
        <text:p text:style-name="P4">I talked to him. </text:p>
        <text:p text:style-name="P3"/>
        <text:p text:style-name="P4"><text:soft-page-break/>The kid was a dropout and really grungy. He was 18 years old and he </text:p>
        <text:p text:style-name="P4">knew something. ... He had a spark of brilliance. Don Lang, one of my </text:p>
        <text:p text:style-name="P4">engineers, was asking for a tech, so I said, "Great. I’ll give you a job work¬ </text:p>
        <text:p text:style-name="P4">ing for a real engineer.” </text:p>
        <text:p text:style-name="P3"/>
        <text:p text:style-name="P4">The next day Don came to me and said, "What did I do to deserve this?” </text:p>
        <text:p text:style-name="P3"/>
        <text:p text:style-name="P4">I said, "What? You wanted a tech, you got a tech.” </text:p>
        <text:p text:style-name="P3"/>
        <text:p text:style-name="P4">He said, "This guy’s filthy. He’s just obnoxious. And he doesn’t know </text:p>
        <text:p text:style-name="P4">electronics.” </text:p>
        <text:p text:style-name="P3"/>
        <text:p text:style-name="P4">The kid worked out in the end. His name was Steve Jobs. </text:p>
        <text:p text:style-name="P3"/>
        <text:p text:style-name="P5">—<text:span text:style-name="T13">Al Alcorn </text:span></text:p>
        <text:p text:style-name="P3"/>
        <text:p text:style-name="P4">Shortly after Atari re-absorbed Kee Games, Al Alcorn hired the man who </text:p>
        <text:p text:style-name="P4">would become the company’s most distinguished alumnus—Steve Jobs. </text:p>
        <text:p text:style-name="P4">Though he went on to found such companies as Apple Computers and Pixar </text:p>
        <text:p text:style-name="P4">Animation Studios, at the time Jobs was little more than a skinny kid with </text:p>
        <text:p text:style-name="P4">long hair and a wispy beard. Several people described him as looking like a </text:p>
        <text:p text:style-name="P5">“<text:span text:style-name="T13">20-year-old Ho Chi Minh.” (Ho Chi Minh was the leader of North Vietnam </text:span></text:p>
        <text:p text:style-name="P4">during the Vietnam war.) </text:p>
        <text:p text:style-name="P3"/>
        <text:p text:style-name="P4">Like many luminaries in the computer industry, Jobs knew more about </text:p>
        <text:p text:style-name="P4">technology than social graces. He was dismissed as a hippie by most of his </text:p>
        <text:p text:style-name="P4">fellow engineers. According to Alcorn, Jobs once came to work with a jar of </text:p>
        <text:p text:style-name="P4">cranberry juice and told his supervisor he was fasting. “He said, ‘If I pass out, </text:p>
        <text:p text:style-name="P3"><text:soft-page-break/></text:p>
        <text:p text:style-name="P3"/>
        <text:p text:style-name="P3"/>
        <text:p text:style-name="P4">7 ® The Jackals </text:p>
        <text:p text:style-name="P3"/>
        <text:p text:style-name="P3"/>
        <text:p text:style-name="P4">just lay me on the workbench. Don’t call the police, please. I’ll be fine. I’m </text:p>
        <text:p text:style-name="P4">just a little weak right now.’” </text:p>
        <text:p text:style-name="P3"/>
        <text:p text:style-name="P4">Some co-workers complained that Jobs smelled bad. He offended others by </text:p>
        <text:p text:style-name="P4">openly treating them like idiots. In the end, Jobs’s genius helped him emerge </text:p>
        <text:p text:style-name="P4">as a valuable employee, but by that time, he had managed to make enemies </text:p>
        <text:p text:style-name="P4">throughout the company. </text:p>
        <text:p text:style-name="P3"/>
        <text:p text:style-name="P4">If he thought you were a dumb shit, he’d treat you like shit. That pissed </text:p>
        <text:p text:style-name="P4">certain people off. I liked him a lot. . . . Still do. </text:p>
        <text:p text:style-name="P3"/>
        <text:p text:style-name="P5">—<text:span text:style-name="T13">Nolan Bushnell </text:span></text:p>
        <text:p text:style-name="P3"/>
        <text:p text:style-name="P4">In 1975, Jobs decided to make a pilgrimage to India. At the time, several Tank </text:p>
        <text:p text:style-name="P4">machines had broken down in Germany. Alcorn offered Jobs a one-way ticket </text:p>
        <text:p text:style-name="P4">to Germany if he would fix the machines. </text:p>
        <text:p text:style-name="P3"/>
        <text:p text:style-name="P4">He wanted to go to India to meet his guru, i said, "Fine, I’ve got a problem </text:p>
        <text:p text:style-name="P4">in Germany.” </text:p>
        <text:p text:style-name="P3"/>
        <text:p text:style-name="P4">The German distributors would take our boards and hook them up to </text:p>
        <text:p text:style-name="P4">6o-cycle monitors to make games, but they only had access to 50-cycle </text:p>
        <text:p text:style-name="P4"><text:soft-page-break/>power and they had bad ground loops. I gave Steve a quick course in </text:p>
        <text:p text:style-name="P4">ground-loop power-supply repair and a one-way ticket to Germany. I fig¬ </text:p>
        <text:p text:style-name="P4">ured it would be cheaper to get to India from Germany than it would be </text:p>
        <text:p text:style-name="P4">from here [California], </text:p>
        <text:p text:style-name="P3"/>
        <text:p text:style-name="P4">I found out later that it would have been cheaper to leave from here. </text:p>
        <text:p text:style-name="P3"/>
        <text:p text:style-name="P4">He fixed their problem, but they were freaked because Steve Jobs is the </text:p>
        <text:p text:style-name="P4">antithesis of the Germans. They’re meat and potatoes and beer, and he’s air </text:p>
        <text:p text:style-name="P4">and water and vegetables.. . maybe. </text:p>
        <text:p text:style-name="P3"/>
        <text:p text:style-name="P5">—<text:span text:style-name="T13">Al Alcorn </text:span></text:p>
        <text:p text:style-name="P3"/>
        <text:p text:style-name="P4">Jobs handled the problem without a hitch. When he returned from his </text:p>
        <text:p text:style-name="P4">pilgrimage several months later, Alcorn hired him back. </text:p>
        <text:p text:style-name="P3"/>
        <text:p text:style-name="P4">Steve came back around the time that we were starting up the consumer </text:p>
        <text:p text:style-name="P4">stuff. Steve was wearing saffron robes and a shaved head. . . . gave me a </text:p>
        <text:p text:style-name="P3"/>
        <text:p text:style-name="P3"/>
        <text:p text:style-name="P3"/>
        <text:p text:style-name="P4">Hie jackals 79 </text:p>
        <text:p text:style-name="P3"/>
        <text:p text:style-name="P3"/>
        <text:p text:style-name="P4">Baba Ram Das book. Apparently, he had hepatitis or something and had to </text:p>
        <text:p text:style-name="P4">get out of India before he died. </text:p>
        <text:p text:style-name="P3"/>
        <text:p text:style-name="P4">I put him to work again. That’s when the famous story about Breakout </text:p>
        <text:p text:style-name="P4"><text:soft-page-break/>took place. That’s a big story that’s often told wrong. </text:p>
        <text:p text:style-name="P3"/>
        <text:p text:style-name="P5">—<text:span text:style-name="T13">Al Alcorn </text:span></text:p>
        <text:p text:style-name="P3"/>
        <text:p text:style-name="P3"/>
        <text:p text:style-name="P4">Breakout </text:p>
        <text:p text:style-name="P3"/>
        <text:p text:style-name="P4">Shortly after Jobs returned, work began on a game called Breakout. From the start, </text:p>
        <text:p text:style-name="P4">the game took on special significance. Nolan Bushnell created the concept him¬ </text:p>
        <text:p text:style-name="P4">self* (As things turned out, it was the last game Bushnell created at Atari. In </text:p>
        <text:p text:style-name="P4">fact, nearly twenty years passed before Bushnell designed another game.) </text:p>
        <text:p text:style-name="P3"/>
        <text:p text:style-name="P4">Breakout was a reiteration of Pong, in which players used the ball to knock </text:p>
        <text:p text:style-name="P4">bricks out of a wall at the top of the screen. Though Bushnell knew consum¬ </text:p>
        <text:p text:style-name="P4">ers would love Breakout, he worried about the cost of manufacturing the game. </text:p>
        <text:p text:style-name="P3"/>
        <text:p text:style-name="P4">In order to cut costs, Atari engineers tried to minimize the number of dedi¬ </text:p>
        <text:p text:style-name="P4">cated chips used in their games; tightly designed games had around 75. </text:p>
        <text:p text:style-name="P3"/>
        <text:p text:style-name="P4">In those days, Atari shipped approximately 10,000 copies of its most popu¬ </text:p>
        <text:p text:style-name="P4">lar games. Because of repair costs and reduced circuit-board space, Atari saved </text:p>
        <text:p text:style-name="P4">approximately $100,000 for each chip removed before production. Bushnell </text:p>
        <text:p text:style-name="P4">wanted his engineers to reduce the number of chips in Breakout but got a less- </text:p>
        <text:p text:style-name="P4">than-enthusiastic response when he asked for volunteers. </text:p>
        <text:p text:style-name="P3"/>
        <text:p text:style-name="P4">We had this bidding process. Nobody wanted to do Breakout. I remember </text:p>
        <text:p text:style-name="P4">that I figured that Breakout was going to be about a 75-chip game, so I’d </text:p>
        <text:p text:style-name="P4">give a bonus for every chip they took out. </text:p>
        <text:p text:style-name="P3"><text:soft-page-break/></text:p>
        <text:p text:style-name="P5">—<text:span text:style-name="T13">Nolan Bushnell </text:span></text:p>
        <text:p text:style-name="P3"/>
        <text:p text:style-name="P4">Steve Jobs accepted the challenge. By this time, Jobs and his partner, Steve </text:p>
        <text:p text:style-name="P4">Wozniak, had begun developing the Apple II, generally regarded as the com¬ </text:p>
        <text:p text:style-name="P4">puter that launched the personal-computer industry. Wozniak worked for </text:p>
        <text:p text:style-name="P3"/>
        <text:p text:style-name="P3"/>
        <text:p text:style-name="P4">* Years later, Steve Jobs claimed that he had developed the concept for Breakout. When asked </text:p>
        <text:p text:style-name="P4">about it, Nolan Bushnell simply responded, “Perhaps he did.” </text:p>
        <text:p text:style-name="P3"/>
        <text:p text:style-name="P3"/>
        <text:p text:style-name="P3"/>
        <text:p text:style-name="P4">72 The Jackals </text:p>
        <text:p text:style-name="P3"/>
        <text:p text:style-name="P3"/>
        <text:p text:style-name="P4">Hewlett Packard. He was a member of the Homebrew Computer Club, a group </text:p>
        <text:p text:style-name="P4">of early enthusiasts who built their own computers. Other Homebrew mem¬ </text:p>
        <text:p text:style-name="P4">bers considered Wozniak, or “Woz,” to be the most brilliant member of the </text:p>
        <text:p text:style-name="P4">club. Jobs turned to Wozniak for help in minimizing Breakout’s circuitry. </text:p>
        <text:p text:style-name="P3"/>
        <text:p text:style-name="P4">So meanwhile, Steve’s friend, Wozniak, comes in the evenings. He would be </text:p>
        <text:p text:style-name="P4">out there during burn-in tests while these Tank games were on the produc¬ </text:p>
        <text:p text:style-name="P4">tion line, and he’d play fankforever. I didn't think much of it; I didn’t care. </text:p>
        <text:p text:style-name="P3"/>
        <text:p text:style-name="P4">He was a cool guy. </text:p>
        <text:p text:style-name="P3"/>
        <text:p text:style-name="P4"><text:soft-page-break/>i found what really had happened is jobs never designed a lick of any¬ </text:p>
        <text:p text:style-name="P4">thing in his life. He had Woz do it [redesign Breakout], </text:p>
        <text:p text:style-name="P3"/>
        <text:p text:style-name="P4">Woz did it in like 72 hours nonstop and all in his head. He got it down to </text:p>
        <text:p text:style-name="P4">20 or 30 ICs [integrated circuits]. It was remarkable.... a tour de force. </text:p>
        <text:p text:style-name="P3"/>
        <text:p text:style-name="P4">It was so minimized, though, that nobody else could build it. Nobody </text:p>
        <text:p text:style-name="P4">could understand what Woz did but Woz. It was this brilliant piece of engi¬ </text:p>
        <text:p text:style-name="P4">neering, but it was just unproduceable. So the game sat around and </text:p>
        <text:p text:style-name="P4">languished in the lab. </text:p>
        <text:p text:style-name="P3"/>
        <text:p text:style-name="P5">—<text:span text:style-name="T13">Al Alcorn </text:span></text:p>
        <text:p text:style-name="P3"/>
        <text:p text:style-name="P4">Wozniak was able to remove more than 50 chips from Breakout, but his de¬ </text:p>
        <text:p text:style-name="P4">sign was too tight. No one could figure out how he did it, and the </text:p>
        <text:p text:style-name="P4">manufacturing plant could not reproduce it. In the end, Alcorn had to assign </text:p>
        <text:p text:style-name="P4">another engineer to build a version of Breakout that was more easily replicated. </text:p>
        <text:p text:style-name="P4">The final game had about 100 chips. </text:p>
        <text:p text:style-name="P3"/>
        <text:p text:style-name="P4">Bushnell and Alcorn disagree on some of the details concerning Steve Jobs’s </text:p>
        <text:p text:style-name="P4">bonus. Bushnell remembers offering Jobs $100 for each chip he removed. He </text:p>
        <text:p text:style-name="P4">claims Wozniak removed 50 chips and Jobs received a $5,000 bonus. Alcorn </text:p>
        <text:p text:style-name="P4">says that Jobs was told to reduce the design to a maximum of 50 chips and that </text:p>
        <text:p text:style-name="P4">he would receive $1,000 for every chip he removed beyond that mark. Ac¬ </text:p>
        <text:p text:style-name="P4">cording to Alcorn, Jobs pocketed a $30,000 bonus. </text:p>
        <text:p text:style-name="P3"/>
        <text:p text:style-name="P4">Alcorn and Bushnell both agree, however, that Jobs misled Wozniak about </text:p>
        <text:p text:style-name="P4">the amount that he received. Jobs told Wozniak that the bonus was only one- </text:p>
        <text:p text:style-name="P4"><text:soft-page-break/>tenth of what Bushnell actually paid. </text:p>
        <text:p text:style-name="P3"/>
        <text:p text:style-name="P3"/>
        <text:p text:style-name="P3"/>
        <text:p text:style-name="P4">The Jackals 73 </text:p>
        <text:p text:style-name="P3"/>
        <text:p text:style-name="P3"/>
        <text:p text:style-name="P4">I think we’ve got an order of magnitude problem here. </text:p>
        <text:p text:style-name="P3"/>
        <text:p text:style-name="P4">jobs misled Wozniak, but jobs got five grand and Woz got half of $500 .1 </text:p>
        <text:p text:style-name="P4">mean the macro-numbers are right, as it was told. I’m just saying that the </text:p>
        <text:p text:style-name="P4">denominator, the dollars per chip, is off. </text:p>
        <text:p text:style-name="P3"/>
        <text:p text:style-name="P5">—<text:span text:style-name="T13">Nolan Bushnell </text:span></text:p>
        <text:p text:style-name="P3"/>
        <text:p text:style-name="P4">And Nolan says, "For every chip less than 50 I’ll give you $1,000 cash bonus.” </text:p>
        <text:p text:style-name="P3"/>
        <text:p text:style-name="P4">Now Jobs didn’t use the money for his own personal gain. He put it into </text:p>
        <text:p text:style-name="P4">Apple. But still, the fact that Wozniak’s best friend lied to him broke him up. </text:p>
        <text:p text:style-name="P3"/>
        <text:p text:style-name="P4">That was the beginning of the end of the friendship between Woz and Jobs. </text:p>
        <text:p text:style-name="P3"/>
        <text:p text:style-name="P5">—<text:span text:style-name="T13">Al Alcorn </text:span></text:p>
        <text:p text:style-name="P3"/>
        <text:p text:style-name="P4">According to Silicon Valley legend, Steve Wozniak discovered that he’d been </text:p>
        <text:p text:style-name="P4">misled many years later, while flying on a business trip and reading a biogra¬ </text:p>
        <text:p text:style-name="P4">phy about Jobs. Nolan Bushnell says that the legend is not true. </text:p>
        <text:p text:style-name="P3"/>
        <text:p text:style-name="P4"><text:soft-page-break/>You want to know the real story? Woz was up here to a Sunday afternoon </text:p>
        <text:p text:style-name="P4">picnic at our house. We were talking and I asked, "What did you do with </text:p>
        <text:p text:style-name="P4">that $5,000?” </text:p>
        <text:p text:style-name="P3"/>
        <text:p text:style-name="P4">He says, "What?” </text:p>
        <text:p text:style-name="P3"/>
        <text:p text:style-name="P4">He was visibly upset. Wozniak’s tender. I mean, he’s really a good guy. </text:p>
        <text:p text:style-name="P3"/>
        <text:p text:style-name="P5">—<text:span text:style-name="T13">Nolan Bushnell </text:span></text:p>
        <text:p text:style-name="P3"/>
        <text:p text:style-name="P4">Wozniak says that both stories are true. He first discovered Jobs’s deception </text:p>
        <text:p text:style-name="P4">on the plane and he did later ask Bushnell for details at his house. </text:p>
        <text:p text:style-name="P3"/>
        <text:p text:style-name="P4">I got $375, and I’ve never really known how much Steve got. He told me he </text:p>
        <text:p text:style-name="P4">was giving me 50 percent, and I know he got more than $750. I knew he </text:p>
        <text:p text:style-name="P4">believed that it was fine to buy something for $60 and sell it for $6,000 if you </text:p>
        <text:p text:style-name="P4">could do it. I just didn’t think he would do it to his best friend. </text:p>
        <text:p text:style-name="P3"/>
        <text:p text:style-name="P3"/>
        <text:p text:style-name="P5">■<text:span text:style-name="T13">Steve Wozniak </text:span></text:p>
        <text:p text:style-name="P3"/>
        <text:p text:style-name="P3"/>
        <text:p text:style-name="P3"/>
        <text:p text:style-name="P4">7 If Hie lackals </text:p>
        <text:p text:style-name="P3"/>
        <text:p text:style-name="P3"/>
        <text:p text:style-name="P4">Dealing willt lagan </text:p>
        <text:p text:style-name="P3"/>
        <text:p text:style-name="P4"><text:soft-page-break/>Atari first began shipping Pong machines outside the United States as early as </text:p>
        <text:p text:style-name="P4">1973. As its business expanded, Atari sought foreign partners to help with dis¬ </text:p>
        <text:p text:style-name="P4">tribution and shipping laws. Namco became Atari’s partner in Japan. </text:p>
        <text:p text:style-name="P3"/>
        <text:p text:style-name="P4">At the time, Namco was Japan’s sixth- or seventh-largest arcade company, </text:p>
        <text:p text:style-name="P4">behind such sturdy giants as Taito and Sega. Unlike Taito and Sega, which </text:p>
        <text:p text:style-name="P4">were founded by a Russian and an American, respectively, Namco was founded </text:p>
        <text:p text:style-name="P4">by a Japanese entrepreneur named Masaya Nakamura. </text:p>
        <text:p text:style-name="P3"/>
        <text:p text:style-name="P4">A former naval engineer, Nakamura started his company with $3,000. He </text:p>
        <text:p text:style-name="P4">purchased two mechanical horse rides that he had to place on the roof of a </text:p>
        <text:p text:style-name="P4">department store because his competitors had exclusive arrangements with </text:p>
        <text:p text:style-name="P4">the best sites. </text:p>
        <text:p text:style-name="P3"/>
        <text:p text:style-name="P4">I initially purchased two secondhand horse rides, and I talked a department </text:p>
        <text:p text:style-name="P4">store into allowing me to set them up in its roof garden. I operated the rides </text:p>
        <text:p text:style-name="P4">myself. I refurbished the machines myself. I would polish them and clean </text:p>
        <text:p text:style-name="P4">them every day, and I was there to welcome the mothers of the children as </text:p>
        <text:p text:style-name="P4">they arrived. </text:p>
        <text:p text:style-name="P3"/>
        <text:p text:style-name="P5">—<text:span text:style-name="T13">Masaya Nakamura, founder and president, Namco </text:span></text:p>
        <text:p text:style-name="P3"/>
        <text:p text:style-name="P4">Because of the size of the Japanese market and the country’s enthusiasm </text:p>
        <text:p text:style-name="P4">for coin-operated entertainment. Atari created a Japanese branch to oversee </text:p>
        <text:p text:style-name="P4">importing and distributing games. Nakamura visited Atari’s Japanese branch </text:p>
        <text:p text:style-name="P4">shortly after it was formed. He began purchasing games and met Bushnell. </text:p>
        <text:p text:style-name="P3"/>
        <text:p text:style-name="P4">In 1974, Bushnell decided to close the Japanese operation. He sold it to </text:p>
        <text:p text:style-name="P4"><text:soft-page-break/>Nakamura, and Namco became Atari’s chief Japanese distributor. </text:p>
        <text:p text:style-name="P3"/>
        <text:p text:style-name="P4">Bushnell established Atari Japan and tried to expand his business. For vari¬ </text:p>
        <text:p text:style-name="P4">ous reasons, including poor maintenance and a selection of inappropriate </text:p>
        <text:p text:style-name="P4">locations, Atari Japan’s business was not really doing well. </text:p>
        <text:p text:style-name="P3"/>
        <text:p text:style-name="P5">—<text:span text:style-name="T13">Masaya Nakamura </text:span></text:p>
        <text:p text:style-name="P3"/>
        <text:p text:style-name="P3"/>
        <text:p text:style-name="P4">We had real problems in Japan. Japan is a pretty closed market, difficult to get </text:p>
        <text:p text:style-name="P4">your product in . . . closed distribution. That’s why we did the deal with </text:p>
        <text:p text:style-name="P3"/>
        <text:p text:style-name="P3"/>
        <text:p text:style-name="P3"/>
        <text:p text:style-name="P4">The Jackals 75 </text:p>
        <text:p text:style-name="P3"/>
        <text:p text:style-name="P3"/>
        <text:p text:style-name="P4">Nakamura and Namco. He was willing to sort of break with tradition and start </text:p>
        <text:p text:style-name="P4">working with an American company. And he really made money on Breakout </text:p>
        <text:p text:style-name="P3"/>
        <text:p text:style-name="P5">—<text:span text:style-name="T13">Nolan Bushnell </text:span></text:p>
        <text:p text:style-name="P3"/>
        <text:p text:style-name="P4">In 1976, Atari sent Nakamura Breakout. As soon as Nakamura saw the game, </text:p>
        <text:p text:style-name="P4">he recognized it as a sure hit. To his disappointment, however, Atari set spe¬ </text:p>
        <text:p text:style-name="P4">cial conditions for Breakout, allowing Namco to distribute the game but retaining </text:p>
        <text:p text:style-name="P4">exclusive manufacturing rights. In response, Nakamura asked for as many </text:p>
        <text:p text:style-name="P4">units as possible. </text:p>
        <text:p text:style-name="P3"/>
        <text:p text:style-name="P4"><text:soft-page-break/>This game Breakout was a wonderful game and I gave a very high evaluation </text:p>
        <text:p text:style-name="P4">to the game. Namco, through Atari Japan, had the sales rights on the prop¬ </text:p>
        <text:p text:style-name="P4">erty in Japan, and we were doing quite well. All of a sudden we encountered </text:p>
        <text:p text:style-name="P4">a great number of copies in the Japanese market. </text:p>
        <text:p text:style-name="P3"/>
        <text:p text:style-name="P4">The game was called Borokukuishi. It's literally the Japanese translation of </text:p>
        <text:p text:style-name="P4">Breakout. And we saw more copies [units of Borokukuishi ] than the original games </text:p>
        <text:p text:style-name="P4">that we were trying to distribute. It was to the detriment of our business. </text:p>
        <text:p text:style-name="P3"/>
        <text:p text:style-name="P5">—<text:span text:style-name="T13">AAasaya Nakamura </text:span></text:p>
        <text:p text:style-name="P3"/>
        <text:p text:style-name="P3"/>
        <text:p text:style-name="P4">The Yakuza </text:p>
        <text:p text:style-name="P3"/>
        <text:p text:style-name="P4">The Yakuza, most easily described as the Japanese Mafia, operates very differ¬ </text:p>
        <text:p text:style-name="P4">ently than other criminal organizations. Unlike other gangsters, members of </text:p>
        <text:p text:style-name="P4">the Yakuza do not try to hide their identity. They often cover much of their </text:p>
        <text:p text:style-name="P4">bodies with tattoos. For years they were the only people in Japan who wore </text:p>
        <text:p text:style-name="P4">dark glasses. Many of them had missing fingers—cutting off fingers was a </text:p>
        <text:p text:style-name="P4">form of punishment within the organization. </text:p>
        <text:p text:style-name="P3"/>
        <text:p text:style-name="P4">In Japan’s structured society, the Yakuza and the police coexist by setting </text:p>
        <text:p text:style-name="P4">limits on various illegal activities. Although the Yakuza frequently went be¬ </text:p>
        <text:p text:style-name="P4">yond these limits, many of their activities involved nothing more spectacular </text:p>
        <text:p text:style-name="P4">than running the Japanese fish market and setting up concession stands at </text:p>
        <text:p text:style-name="P4">sporting events. </text:p>
        <text:p text:style-name="P3"/>
        <text:p text:style-name="P4">When it came to video games, a few Yakuza clans took a very aggressive </text:p>
        <text:p text:style-name="P4"><text:soft-page-break/>stance. One clan tried to take over Konami, the company that made Frogger </text:p>
        <text:p text:style-name="P3"/>
        <text:p text:style-name="P3"/>
        <text:p text:style-name="P3"/>
        <text:p text:style-name="P4">j6 The lackals </text:p>
        <text:p text:style-name="P3"/>
        <text:p text:style-name="P3"/>
        <text:p text:style-name="P4">and Contra. When the owner of the company appealed to a friend in a rival </text:p>
        <text:p text:style-name="P4">clan for help, he touched off a war and had to go into hiding. </text:p>
        <text:p text:style-name="P3"/>
        <text:p text:style-name="P4">When Nakamura investigated the counterfeit Breakout machines, he discov¬ </text:p>
        <text:p text:style-name="P4">ered that a Yakuza clan had manufactured them. It was a dangerous situation. </text:p>
        <text:p text:style-name="P3"/>
        <text:p text:style-name="P4">We knew exactly where the copies were being manufactured, and I instructed </text:p>
        <text:p text:style-name="P4">my staff to go to these factories for surveillance. </text:p>
        <text:p text:style-name="P3"/>
        <text:p text:style-name="P4">They would watch from their car, then they would notice a car approaching </text:p>
        <text:p text:style-name="P4">them from behind and another car coming from the front, making their car </text:p>
        <text:p text:style-name="P4">immobile. They [the gangsters] would come out of their cars and make threats. </text:p>
        <text:p text:style-name="P3"/>
        <text:p text:style-name="P5">—<text:span text:style-name="T13">AAasaya Nakamura </text:span></text:p>
        <text:p text:style-name="P3"/>
        <text:p text:style-name="P4">Nakamura met with the leader of the group that was manufacturing the </text:p>
        <text:p text:style-name="P4">counterfeit Breakout machines and asked him to stop. The man responded by </text:p>
        <text:p text:style-name="P4">offering to forge a partnership with Namco. According to Nakamura, the man </text:p>
        <text:p text:style-name="P4">offered to “suppress” Namco’s competitors and make Namco the biggest com¬ </text:p>
        <text:p text:style-name="P4">pany in the industry. Nakamura declined, fearing that the offer would lead to </text:p>
        <text:p text:style-name="P4">a takeover of his company and possibly the entire industry. </text:p>
        <text:p text:style-name="P3"><text:soft-page-break/></text:p>
        <text:p text:style-name="P4">Rather than try to stand up to the Yakuza, Nakamura decided to work </text:p>
        <text:p text:style-name="P4">around them. He asked Atari to send more Breakout machines as quickly as </text:p>
        <text:p text:style-name="P4">possible, but shipments of Breakout continued at the same slow pace. </text:p>
        <text:p text:style-name="P3"/>
        <text:p text:style-name="P4">Nakamura and Bushnell disagree about what happened next. Nakamura </text:p>
        <text:p text:style-name="P4">says he flew to London to meet with Bushnell at an MOA (Music Operators </text:p>
        <text:p text:style-name="P4">Association, later renamed the Amusement and Music Operators Association) </text:p>
        <text:p text:style-name="P4">convention. He claims he explained the situation to Bushnell and asked for </text:p>
        <text:p text:style-name="P4">help but that Bushnell was in no condition to listen. </text:p>
        <text:p text:style-name="P3"/>
        <text:p text:style-name="P4">My recollection is that Hide Nakajima and I traveled to London to attend a </text:p>
        <text:p text:style-name="P4">show, and Nolan Bushnell was there. Hide and I went to see him one morning </text:p>
        <text:p text:style-name="P4">to lodge a very strong claim against the copies in Japan and to ask for his </text:p>
        <text:p text:style-name="P4">assistance as the manufacturer who created the game, to counter the copies </text:p>
        <text:p text:style-name="P4">in Japan and do something about it. </text:p>
        <text:p text:style-name="P3"/>
        <text:p text:style-name="P4">Unfortunately, when we met him, it was the morning after apparently a very </text:p>
        <text:p text:style-name="P4">long night of partying on the part of Nolan Bushnel I and he very obviously had a </text:p>
        <text:p text:style-name="P3"/>
        <text:p text:style-name="P3"/>
        <text:p text:style-name="P3"/>
        <text:p text:style-name="P4">The lackals 77 </text:p>
        <text:p text:style-name="P3"/>
        <text:p text:style-name="P3"/>
        <text:p text:style-name="P4">hangover. He was in no physical condition to concentrate on our very serious </text:p>
        <text:p text:style-name="P4">claim. He took it very lightly. </text:p>
        <text:p text:style-name="P3"/>
        <text:p text:style-name="P4"><text:soft-page-break/>For that reason and for the sake of self-defense in terms of business, we </text:p>
        <text:p text:style-name="P4">decided to start manufacturing the game ourselves. </text:p>
        <text:p text:style-name="P3"/>
        <text:p text:style-name="P5">—<text:span text:style-name="T13">Masaya Nakamura </text:span></text:p>
        <text:p text:style-name="P3"/>
        <text:p text:style-name="P4">Since Bushnell and his associates had a reputation for partying, and liquor </text:p>
        <text:p text:style-name="P4">bars were prevalent at most MOA parties, Nakamura may have been naive in </text:p>
        <text:p text:style-name="P4">his decision to discuss such an important topic at the show. </text:p>
        <text:p text:style-name="P3"/>
        <text:p text:style-name="P4">Unsatisfied after his meeting with Bushnell, Nakamura returned home and </text:p>
        <text:p text:style-name="P4">began manufacturing his own copies of Breakout. Before long, he flooded the </text:p>
        <text:p text:style-name="P4">Japanese market. The game was a huge success and Namco became one of the </text:p>
        <text:p text:style-name="P4">most dominant game manufacturers in Asia. </text:p>
        <text:p text:style-name="P3"/>
        <text:p text:style-name="P4">According to Bushnell, Atari knew nothing about Nakamura manufac¬ </text:p>
        <text:p text:style-name="P4">turing the game. He assumed that Namco did not want more copies of Breakout </text:p>
        <text:p text:style-name="P4">because the game had not caught on. “It was doing so well in the rest of the </text:p>
        <text:p text:style-name="P4">world, we couldn’t understand why they didn’t like it in Japan.” </text:p>
        <text:p text:style-name="P3"/>
        <text:p text:style-name="P4">The first time he heard about the counterfeits was when an Atari represen¬ </text:p>
        <text:p text:style-name="P4">tative visited Japan and reported seeing far more machines than the company </text:p>
        <text:p text:style-name="P4">had shipped. Most of the machines had been built by Namco. </text:p>
        <text:p text:style-name="P3"/>
        <text:p text:style-name="P4">The first sign that something was going wrong was Breakout. We shipped 15 </text:p>
        <text:p text:style-name="P4">Breakouts to Japan. All of a sudden, it turns out there were more Breakouts in </text:p>
        <text:p text:style-name="P4">japan than there were in the rest of the world combined. </text:p>
        <text:p text:style-name="P3"/>
        <text:p text:style-name="P5">—<text:span text:style-name="T13">Al Alcorn </text:span></text:p>
        <text:p text:style-name="P3"><text:soft-page-break/></text:p>
        <text:p text:style-name="P3"/>
        <text:p text:style-name="P4">Breakout became the first issue in a growing rift that formed between Atari </text:p>
        <text:p text:style-name="P4">and Namco. The argument ended in a lawsuit that Atari won in the late 1970s. 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4">if </text:p>
        <text:p text:style-name="P3"/>
        <text:p text:style-name="P3"/>
        <text:p text:style-name="P4">uSd You Repeal That </text:p>
        <text:p text:style-name="P4">iWo ».u/e Times?” </text:p>
        <text:p text:style-name="P3"/>
        <text:p text:style-name="P3"/>
        <text:p text:style-name="P4">Nolan sent this memo: "To: Engineering, From: Nolan, Subject: Products. You will have in </text:p>
        <text:p text:style-name="P4">one year a consumer Pong game, an eight-player Tank game, and a 12-person game for </text:p>
        <text:p text:style-name="P4">arcade midways." </text:p>
        <text:p text:style-name="P3"/>
        <text:p text:style-name="P4">The fact that we had no manufacturing capacity was not an issue to be brought up. </text:p>
        <text:p text:style-name="P3"/>
        <text:p text:style-name="P4">So i sent a memo back: "To: Nolan, From: Engineering, Subject: Your memo. One small </text:p>
        <text:p text:style-name="P4">issue, we have no money.” </text:p>
        <text:p text:style-name="P3"/>
        <text:p text:style-name="P4">And Nolan wrote on my memo, "NO,” in big letters, and sent it back to me. </text:p>
        <text:p text:style-name="P3"><text:soft-page-break/></text:p>
        <text:p text:style-name="P5">—<text:span text:style-name="T13">Al Alcorn </text:span></text:p>
        <text:p text:style-name="P3"/>
        <text:p text:style-name="P3"/>
        <text:p text:style-name="P4">Gene Lipkin called me and said, "I need an advertising agency.” </text:p>
        <text:p text:style-name="P3"/>
        <text:p text:style-name="P4">I said, "No, you don’t. George Opperman [who worked for Atari] is doing very well." </text:p>
        <text:p text:style-name="P4">He said, "No, not for the trade magazines. I need advertising for the general public.” </text:p>
        <text:p text:style-name="P4">I said, "For heaven's sakes, why?” </text:p>
        <text:p text:style-name="P3"/>
        <text:p text:style-name="P4">He said, "Because Nolan has come up with a device that you can plug into your home </text:p>
        <text:p text:style-name="P4">TV set that will play video games.” </text:p>
        <text:p text:style-name="P3"/>
        <text:p text:style-name="P4">I said, "You’re kidding.” </text:p>
        <text:p text:style-name="P3"/>
        <text:p text:style-name="P4">He said, "No.” They made a deal with Sears Roebuck, and home video was born. </text:p>
        <text:p text:style-name="P3"/>
        <text:p text:style-name="P3"/>
        <text:p text:style-name="P5">—<text:span text:style-name="T13">Eddie Adlum </text:span></text:p>
        <text:p text:style-name="P3"/>
        <text:p text:style-name="P3"/>
        <text:p text:style-name="P3"/>
        <text:p text:style-name="P4">80 "Could You Repeat That Two More Times?” </text:p>
        <text:p text:style-name="P3"/>
        <text:p text:style-name="P4">A Hew Phase </text:p>
        <text:p text:style-name="P3"/>
        <text:p text:style-name="P4">In 1975, Atari released a consumer version of Pong and became the first com¬ </text:p>
        <text:p text:style-name="P4">pany to make both arcade and consumer products. </text:p>
        <text:p text:style-name="P3"><text:soft-page-break/></text:p>
        <text:p text:style-name="P4">Throughout Atari’s early years, Nolan Bushnell constantly pushed his en¬ </text:p>
        <text:p text:style-name="P4">gineers to come up with a product that could expand his business. In 1974 an </text:p>
        <text:p text:style-name="P4">engineer named Harold Lee proposed a device that could do just that—a home </text:p>
        <text:p text:style-name="P4">version of Pong that could be attached to a television. Nolan Bushnell immedi¬ </text:p>
        <text:p text:style-name="P4">ately recognized Lee’s home unit as a logical next move for Atari. </text:p>
        <text:p text:style-name="P3"/>
        <text:p text:style-name="P4">Lee’s timing could not have been better. The Magnavox Odyssey was now </text:p>
        <text:p text:style-name="P4">more than three years old and nearing the end of its retail life. Magnavox </text:p>
        <text:p text:style-name="P4">executives had committed two grave errors in marketing Odyssey: They al¬ </text:p>
        <text:p text:style-name="P4">lowed only Magnavox-exclusive dealers to sell the system, and their advertising </text:p>
        <text:p text:style-name="P4">suggested that Odyssey worked only on Magnavox televisions. Approximately </text:p>
        <text:p text:style-name="P4">85,000 Odysseys were sold in the first year, and only 100,000 Odyssey systems </text:p>
        <text:p text:style-name="P4">were sold over the product’s two-year life. </text:p>
        <text:p text:style-name="P3"/>
        <text:p text:style-name="P4">Alcorn and Lee, who worked together on Home Pong, decided to use the </text:p>
        <text:p text:style-name="P4">same basic digital technology used in Atari’s coin-operated games. (Odyssey </text:p>
        <text:p text:style-name="P4">used much older analog architecture.) </text:p>
        <text:p text:style-name="P3"/>
        <text:p text:style-name="P4">I hunkered down and worked with a guy named Harold Lee on the chip pro¬ </text:p>
        <text:p text:style-name="P4">totype. He designed the logic in the daytime, and he would give me a logic </text:p>
        <text:p text:style-name="P4">design that my wife would wire-wrap at home in the evenings and I would </text:p>
        <text:p text:style-name="P4">debug, i would give the corrected design to Harold and he would lay out the </text:p>
        <text:p text:style-name="P4">chip on the design computer at night to save money. </text:p>
        <text:p text:style-name="P3"/>
        <text:p text:style-name="P5">—<text:span text:style-name="T13">Al Alcorn </text:span></text:p>
        <text:p text:style-name="P3"/>
        <text:p text:style-name="P4">Once the design was approved, Alcorn, Lee, and an engineer named Bob </text:p>
        <text:p text:style-name="P4"><text:soft-page-break/>Brown constructed a working prototype. Originally code-named Darlene, after </text:p>
        <text:p text:style-name="P4">an attractive employee, the finished product was called Home Pong. </text:p>
        <text:p text:style-name="P3"/>
        <text:p text:style-name="P4">With the price of digital circuits constantly dropping, Atari’s digital home </text:p>
        <text:p text:style-name="P4">console ended up costing far less to manufacture than Odyssey. HomePonghaA </text:p>
        <text:p text:style-name="P4">a sleeker cabinet and created sharper-looking images on television screens. </text:p>
        <text:p text:style-name="P4">Since it had Alcorn’s segmented paddle design, it only required one knob per </text:p>
        <text:p text:style-name="P4">player. Odyssey used an extra knob for adding spin to the ball. </text:p>
        <text:p text:style-name="P3"/>
        <text:p text:style-name="P3"/>
        <text:p text:style-name="P3"/>
        <text:p text:style-name="P4">"Could You Repeat That Two More Times?" 8l </text:p>
        <text:p text:style-name="P3"/>
        <text:p text:style-name="P3"/>
        <text:p text:style-name="P4">On the other hand, Home /Lwyplayecl only one game—ping-pong. Despite </text:p>
        <text:p text:style-name="P4">its weaknesses, Odyssey could play twelve games. </text:p>
        <text:p text:style-name="P3"/>
        <text:p text:style-name="P4">The finished prototype was attached to a wooden pedestal that contained </text:p>
        <text:p text:style-name="P4">hundreds of wires. Alcorn and Lee had designed a chip that could replace the </text:p>
        <text:p text:style-name="P4">wires, but until the first prototype of the chip could be tested, the console </text:p>
        <text:p text:style-name="P4">could be built only with wire connections. Bushnell placed an order for chips, </text:p>
        <text:p text:style-name="P4">without even stopping to decide how to market Home Pong. </text:p>
        <text:p text:style-name="P3"/>
        <text:p text:style-name="P4">Breaking into Sears </text:p>
        <text:p text:style-name="P3"/>
        <text:p text:style-name="P4">In the fall of 1974, the first prototype of the Home Pong c hip was delivered from </text:p>
        <text:p text:style-name="P4">the foundry. Alcorn and Lee carefully plugged it in and turned on the console. </text:p>
        <text:p text:style-name="P4">When they switched on the power, the game came to life. At that time, the chip </text:p>
        <text:p text:style-name="P4"><text:soft-page-break/>in Home. Pong was the highest performance-integrated circuit ever used in a con¬ </text:p>
        <text:p text:style-name="P4">sumer product. Alcorn ran to get Bushnell, and the design team celebrated. </text:p>
        <text:p text:style-name="P3"/>
        <text:p text:style-name="P4">The next day Bushnell and Gene Lipkin began approaching retailers about </text:p>
        <text:p text:style-name="P4">Home Pong. In later interviews Bushnell described being turned down by several </text:p>
        <text:p text:style-name="P4">toy stores. He says he got the same response from electronics stores. Electronics </text:p>
        <text:p text:style-name="P4">buyers, remembering that Magnavox had sold only 100,000 Odysseys, asserted </text:p>
        <text:p text:style-name="P4">that consumers weren’t interested in television games. Toy-store buyers said </text:p>
        <text:p text:style-name="P4">that the asking price, $100, was too expensive. One buyer told Bushnell that his </text:p>
        <text:p text:style-name="P4">stores carried nothing that cost more than $29 unless it was a bicycle. </text:p>
        <text:p text:style-name="P3"/>
        <text:p text:style-name="P4">Lipkin didn’t give up. He decided to approach department stores with Home </text:p>
        <text:p text:style-name="P4">Pong. Since Sears Roebuck was the biggest chain at the time, he started there. </text:p>
        <text:p text:style-name="P4">The buyers from the toy and electronics departments turned him down. As a </text:p>
        <text:p text:style-name="P4">last attempt, someone looked through the Sears catalog and noticed that the </text:p>
        <text:p text:style-name="P4">sporting goods department advertised Odyssey. Lipkin asked the operator to </text:p>
        <text:p text:style-name="P4">connect him to sporting goods. </text:p>
        <text:p text:style-name="P3"/>
        <text:p text:style-name="P4">The guy [Tom Quinn] had done really well the year before on ping-pong </text:p>
        <text:p text:style-name="P4">tables. In the winter, Sporting Goods would sell some hockey equipment and </text:p>
        <text:p text:style-name="P4">a few basketballs and that was about it. To make his Christmas numbers, the </text:p>
        <text:p text:style-name="P4">Sears buyer was focusing on ping-pong tables and pool tables, and he </text:p>
        <text:p text:style-name="P4">thought consumer Pong might be just the thing for the family rec room. </text:p>
        <text:p text:style-name="P3"/>
        <text:p text:style-name="P3"/>
        <text:p text:style-name="P5">•<text:span text:style-name="T13">Nolan Bushnell </text:span></text:p>
        <text:p text:style-name="P3"/>
        <text:p text:style-name="P3"/>
        <text:p text:style-name="P3"><text:soft-page-break/></text:p>
        <text:p text:style-name="P4">82 "Could You Repeat That Two More Times?” </text:p>
        <text:p text:style-name="P3"/>
        <text:p text:style-name="P3"/>
        <text:p text:style-name="P4">We talked to Tom Quinn and said, "Remember the Magnavox Odyssey? We </text:p>
        <text:p text:style-name="P4">got a better version. Would you be interested?” </text:p>
        <text:p text:style-name="P3"/>
        <text:p text:style-name="P4">He said, "Sounds interesting. Next time I'm in California i’ll stop in and </text:p>
        <text:p text:style-name="P4">see you.” </text:p>
        <text:p text:style-name="P3"/>
        <text:p text:style-name="P4">Three days later he was on our doorstep at 8:oo a.m. Now, none of us were </text:p>
        <text:p text:style-name="P4">there at eight o’clock, but he was. He was very excited about the prospect of </text:p>
        <text:p text:style-name="P4">this thing and proceeded to try to get an exclusive. </text:p>
        <text:p text:style-name="P3"/>
        <text:p text:style-name="P4">We said, "No, we're too smart for that. We don’t want an exclusive with </text:p>
        <text:p text:style-name="P4">Sears. It could be very dangerous.” </text:p>
        <text:p text:style-name="P3"/>
        <text:p text:style-name="P5">—<text:span text:style-name="T13">Al Alcorn </text:span></text:p>
        <text:p text:style-name="P3"/>
        <text:p text:style-name="P3"/>
        <text:p text:style-name="P4">Seeing Quinn’s enthusiasm, Atari’s executive team decided against signing </text:p>
        <text:p text:style-name="P4">an exclusive contract. Still convinced that the toy industry offered the best </text:p>
        <text:p text:style-name="P4">channel for selling Home Pong, Atari ran a booth at the January 1975 Toy Show </text:p>
        <text:p text:style-name="P4">in New York City. </text:p>
        <text:p text:style-name="P3"/>
        <text:p text:style-name="P4">Like most industries, the toy business had a unique protocol. Although </text:p>
        <text:p text:style-name="P4">hundreds of companies displayed toys at the show, the real business was con¬ </text:p>
        <text:p text:style-name="P4">ducted around town in private suites. During the show, toy companies set up </text:p>
        <text:p text:style-name="P4"><text:soft-page-break/>meeting rooms so that they could close deals with buyers away from the floor. </text:p>
        <text:p text:style-name="P4">No one from Atari knew anything about setting up a private showing. </text:p>
        <text:p text:style-name="P3"/>
        <text:p text:style-name="P4">According to Alcorn, dozens of buyers stopped by Atari’s booth, curious to </text:p>
        <text:p text:style-name="P4">see Home Pong. Although they said they liked it, no one placed orders because </text:p>
        <text:p text:style-name="P4">they had already finished buying products at private showings. Atari did not </text:p>
        <text:p text:style-name="P4">sell a single unit at the show. </text:p>
        <text:p text:style-name="P3"/>
        <text:p text:style-name="P4">Tom Quinn stopped by the Atari booth to say “hello” and ask how things </text:p>
        <text:p text:style-name="P4">were going. The staff at the booth lied, saying that the show was going well. A </text:p>
        <text:p text:style-name="P4">few days after the show, Lipkin called Quinn to ask for a meeting. </text:p>
        <text:p text:style-name="P3"/>
        <text:p text:style-name="P4">Before Quinn could purchase Home Pong, however, he needed permission </text:p>
        <text:p text:style-name="P4">from the head of the Sporting Goods department. At Quinn’s suggestion, </text:p>
        <text:p text:style-name="P4">Alcorn and Lipkin flew to Chicago to demonstrate Home Pong at the Sears Tower. </text:p>
        <text:p text:style-name="P3"/>
        <text:p text:style-name="P4">Quinn set up a demonstration in a conference room on the 27th floor. A </text:p>
        <text:p text:style-name="P4">large group of executives in business suits flooded the room and watched as </text:p>
        <text:p text:style-name="P4">Alcorn hooked the prototype to a television set. When he turned the game </text:p>
        <text:p text:style-name="P4">on, nothing happened. </text:p>
        <text:p text:style-name="P3"/>
        <text:p text:style-name="P3"/>
        <text:p text:style-name="P3"/>
        <text:p text:style-name="P4">"Could You Repeat That Two More Times?” 83 </text:p>
        <text:p text:style-name="P3"/>
        <text:p text:style-name="P3"/>
        <text:p text:style-name="P4">The Sears Tower has an antenna on the roof that broadcasts a signal on </text:p>
        <text:p text:style-name="P4">channel 3. The Home Pong prototype was set for channel 3, and the broadcast </text:p>
        <text:p text:style-name="P4"><text:soft-page-break/>blocked out its signal. Quickly figuring out the problem, Alcorn removed a </text:p>
        <text:p text:style-name="P4">panel from the bottom of the prototype and made adjustments so that the </text:p>
        <text:p text:style-name="P4">prototype’s signal could be picked up on channel 4. </text:p>
        <text:p text:style-name="P3"/>
        <text:p text:style-name="P4">I told Gene, ''You cover for me.” </text:p>
        <text:p text:style-name="P3"/>
        <text:p text:style-name="P4">I turned it [the prototype] upside down and opened the bottom up. I got </text:p>
        <text:p text:style-name="P4">it to work in about ten minutes. I was sweating now and ready to jump out </text:p>
        <text:p text:style-name="P4">the window. This was too much pressure for the kid. </text:p>
        <text:p text:style-name="P3"/>
        <text:p text:style-name="P4">So I finally played the game and it all worked and they were okay, but I </text:p>
        <text:p text:style-name="P4">could see that something was bothering them. They had seen something in¬ </text:p>
        <text:p text:style-name="P4">side the prototype while I was adjusting it. </text:p>
        <text:p text:style-name="P3"/>
        <text:p text:style-name="P4">I said, "Well replace the wires with a silicon chip that’s the size of a fingernail. ’’ </text:p>
        <text:p text:style-name="P3"/>
        <text:p text:style-name="P4">Carl Lind, head of the department says, "Mr. Alcorn, you’re telling me </text:p>
        <text:p text:style-name="P4">that you’re going to reduce that rat’s nest of wire to a little piece of silicon </text:p>
        <text:p text:style-name="P4">the size of your fingernail?” </text:p>
        <text:p text:style-name="P3"/>
        <text:p text:style-name="P4">"Yes, sir.” </text:p>
        <text:p text:style-name="P3"/>
        <text:p text:style-name="P4">He looked at me, leaned over the table and said, "How you gonna solder </text:p>
        <text:p text:style-name="P4">the wires to it?” </text:p>
        <text:p text:style-name="P3"/>
        <text:p text:style-name="P5">—<text:span text:style-name="T13">Al Alcorn </text:span></text:p>
        <text:p text:style-name="P3"/>
        <text:p text:style-name="P4">Once he received approval to carry Home Pong, Quinn asked Bushnell how </text:p>
        <text:p text:style-name="P4"><text:soft-page-break/>many units he could manufacture by Christmas. Bushnell promised 75,000. </text:p>
        <text:p text:style-name="P4">Quinn responded that he needed 150,000. Bushnell agreed, fully aware that </text:p>
        <text:p text:style-name="P4">Atari did not have the manpower or facilities to fulfill such a large order. He </text:p>
        <text:p text:style-name="P4">would simply have to borrow the money. With the new business from Sears, </text:p>
        <text:p text:style-name="P4">Bushnell decided this was the time to expand. </text:p>
        <text:p text:style-name="P3"/>
        <text:p text:style-name="P4">The Wizard of the VaHey </text:p>
        <text:p text:style-name="P3"/>
        <text:p text:style-name="P4">I read a story about Valentine.... In the story, a guy had gone into his office </text:p>
        <text:p text:style-name="P4">and Don intimidated him so badly that he passed out. Don denies it, of course. </text:p>
        <text:p text:style-name="P3"/>
        <text:p text:style-name="P3"/>
        <text:p text:style-name="P5">—<text:span text:style-name="T13">Trip Hawkins, founder, Electronic Arts and 3DO </text:span></text:p>
        <text:p text:style-name="P3"/>
        <text:p text:style-name="P3"/>
        <text:p text:style-name="P3"/>
        <text:p text:style-name="P4">84 "Could You Repeat That Two More Times?” </text:p>
        <text:p text:style-name="P3"/>
        <text:p text:style-name="P3"/>
        <text:p text:style-name="P4">Engineers and designers comprise only one side of the computer industry. </text:p>
        <text:p text:style-name="P4">The other side is made up of shrewd businessmen and investors who look at </text:p>
        <text:p text:style-name="P4">the latest technology in the same dispassionate way they view utility compa¬ </text:p>
        <text:p text:style-name="P4">nies and pork bellies. Technological breakthroughs do not excite these people. </text:p>
        <text:p text:style-name="P4">A hefty return on investment does. </text:p>
        <text:p text:style-name="P3"/>
        <text:p text:style-name="P4">Known as venture capitalists, these businessmen do not part with money </text:p>
        <text:p text:style-name="P4">easily. They are willing to invest in promising companies, but they demand </text:p>
        <text:p text:style-name="P4">stock and control in exchange for their investment. Once, a venture capitalist </text:p>
        <text:p text:style-name="P4"><text:soft-page-break/>fired the founder and chairman of a home computer company over a dis¬ </text:p>
        <text:p text:style-name="P4">agreement about the company’s future. </text:p>
        <text:p text:style-name="P3"/>
        <text:p text:style-name="P4">Don Valentine, the founder of Sequoia Capital, was one of the computer </text:p>
        <text:p text:style-name="P4">industry’s first and most successful high-tech venture capitalists. Extremely </text:p>
        <text:p text:style-name="P4">conservative and intense, Valentine had a reputation for intimidating prospec¬ </text:p>
        <text:p text:style-name="P4">tive clients. A1 Alcorn once bragged, “I have actually seen Don Valentine laugh.” </text:p>
        <text:p text:style-name="P3"/>
        <text:p text:style-name="P4">As a venture capitalist, Valentine’s work involved sifting through hundreds </text:p>
        <text:p text:style-name="P4">of proposals a year. He invested in a very small percentage of the companies </text:p>
        <text:p text:style-name="P4">that approached him. </text:p>
        <text:p text:style-name="P3"/>
        <text:p text:style-name="P4">According to Valentine, when Bushnell first came to Sequoia, he mostly </text:p>
        <text:p text:style-name="P4">talked about “coin-operated games for bars.” Like the bankers Bushnell ap¬ </text:p>
        <text:p text:style-name="P4">proached four years earlier, Valentine associated the coin-operated amusement </text:p>
        <text:p text:style-name="P4">business with organized crime. He was not interested. When Bushnell described </text:p>
        <text:p text:style-name="P4">Home Pong, however, he changed his mind. </text:p>
        <text:p text:style-name="P3"/>
        <text:p text:style-name="P4">One of the things that I was concerned about and interested in was that there </text:p>
        <text:p text:style-name="P4">be a product or series of products that were designed for consumers. Only </text:p>
        <text:p text:style-name="P4">after we were persuaded that the company would be taken in the direction </text:p>
        <text:p text:style-name="P4">of a home product were we persuaded to invest. </text:p>
        <text:p text:style-name="P3"/>
        <text:p text:style-name="P5">—<text:span text:style-name="T13">Don Valentine </text:span></text:p>
        <text:p text:style-name="P3"/>
        <text:p text:style-name="P3"/>
        <text:p text:style-name="P4">Valentine minimized the risk of investing in Atari by demanding an active </text:p>
        <text:p text:style-name="P4">role on the company’s board of directors. He decided to raise the capital from </text:p>
        <text:p text:style-name="P4"><text:soft-page-break/>a network of partners that included Time Inc., the Mayfield Fund, and Fidel¬ </text:p>
        <text:p text:style-name="P4">ity Venture Associates. Combined with Atari’s annual earnings of $2.5 to $3.5 </text:p>
        <text:p text:style-name="P4">million, Valentine’s capital opened a $ 10-million credit line at a bank. 1 </text:p>
        <text:p text:style-name="P3"/>
        <text:p text:style-name="P3"/>
        <text:p text:style-name="P3"/>
        <text:p text:style-name="P4">'Could You Repeat That Two More Times?” 85 </text:p>
        <text:p text:style-name="P3"/>
        <text:p text:style-name="P3"/>
        <text:p text:style-name="P4">Valentine took longer than expected to close the deal. By the time he was </text:p>
        <text:p text:style-name="P4">ready, the new business Atari received through its merger with Kee Games </text:p>
        <text:p text:style-name="P4">had resulted in increased earnings. While Bushnell waited impatiently to open </text:p>
        <text:p text:style-name="P4">a new money line with Valentine’s capital, his company amassed a balance </text:p>
        <text:p text:style-name="P4">sheet that was strong enough to get a loan. When Valentine finally decided to </text:p>
        <text:p text:style-name="P4">close the deal, Atari no longer needed him. </text:p>
        <text:p text:style-name="P3"/>
        <text:p text:style-name="P4">What happens with venture capitalists [is that] time is in their favor usually. </text:p>
        <text:p text:style-name="P3"/>
        <text:p text:style-name="P4">They love to delay and delay because the more they wait, the more they’re </text:p>
        <text:p text:style-name="P4">squeezing your nuts and the more the deal gets better in their favor. In this </text:p>
        <text:p text:style-name="P4">case, we had pulled ourselves out of the fire. Things were going along pretty </text:p>
        <text:p text:style-name="P4">smoothly by the time Don was ready to cut the deal. </text:p>
        <text:p text:style-name="P3"/>
        <text:p text:style-name="P4">I don’t know the exact numbers, but two or three days before the deal </text:p>
        <text:p text:style-name="P4">was going to close, we had a board meeting and our corporate attorney told </text:p>
        <text:p text:style-name="P4">us, "You know, guys, the valuation on this deal is all wrong. You made the </text:p>
        <text:p text:style-name="P4">valuation back when you were in trouble. You’re no longer in trouble. The </text:p>
        <text:p text:style-name="P4">deal is way out of whack." </text:p>
        <text:p text:style-name="P3"><text:soft-page-break/></text:p>
        <text:p text:style-name="P4">We had two choices. We could let the deal go as is or change the price— </text:p>
        <text:p text:style-name="P4">basically, double the price. If we pissed Don off, we knew we’d never get the </text:p>
        <text:p text:style-name="P4">deal. I think we still needed some money, and he was our only chance of </text:p>
        <text:p text:style-name="P4">getting financing because he was the top venture capitalist in the valley. </text:p>
        <text:p text:style-name="P3"/>
        <text:p text:style-name="P4">We decided to roll the dice. We doubled the price Don had to pay us— </text:p>
        <text:p text:style-name="P4">double or nothing. If he didn’t buy it and we went out of business, what the </text:p>
        <text:p text:style-name="P4">hell, we’re all young. </text:p>
        <text:p text:style-name="P3"/>
        <text:p text:style-name="P4">Don showed up that night with a station wagon full of champagne to </text:p>
        <text:p text:style-name="P4">celebrate closing the deal, and ]oe Keenan told him, "Oh, by the way, we’ve </text:p>
        <text:p text:style-name="P4">doubled the price.” Don blew up, but when he calmed down, he went ahead </text:p>
        <text:p text:style-name="P4">and did it at double the price. </text:p>
        <text:p text:style-name="P3"/>
        <text:p text:style-name="P5">—<text:span text:style-name="T13">Al Alcorn </text:span></text:p>
        <text:p text:style-name="P3"/>
        <text:p text:style-name="P4">Valentine took his role as a member of the Atari board seriously. He at¬ </text:p>
        <text:p text:style-name="P4">tended board meetings and participated in the decision-making process. </text:p>
        <text:p text:style-name="P4">Though he did not particularly enjoy video games, he took Atari games home </text:p>
        <text:p text:style-name="P4">and played them. Despite the culture clash, he visited the manufacturing fa¬ </text:p>
        <text:p text:style-name="P4">cility to observe the progress. </text:p>
        <text:p text:style-name="P3"/>
        <text:p text:style-name="P3"/>
        <text:p text:style-name="P3"/>
        <text:p text:style-name="P4">86 "Could You Repeat That Two More Times?” </text:p>
        <text:p text:style-name="P3"/>
        <text:p text:style-name="P3"/>
        <text:p text:style-name="P4"><text:soft-page-break/>According to Valentine, he had to hold his breath whenever he visited Atari. </text:p>
        <text:p text:style-name="P4">Straightlaced and conservative, Valentine did not smoke. He claimed that the </text:p>
        <text:p text:style-name="P4">manufacturing plant reeked of marijuana, and if he wasn’t careful where he </text:p>
        <text:p text:style-name="P4">breathed, he sometimes accidentally inhaled it. </text:p>
        <text:p text:style-name="P3"/>
        <text:p text:style-name="P4">Valentine’s association with Atari ended two years later. Though he prof¬ </text:p>
        <text:p text:style-name="P4">ited from the investment, Atari was far from his most lucrative deal. A few </text:p>
        <text:p text:style-name="P4">years later, Steve Jobs and Steve Wozniak asked Valentine to help them start </text:p>
        <text:p text:style-name="P4">Apple Computers. In 1986, Valentine was approached by Cisco Systems, a com¬ </text:p>
        <text:p text:style-name="P4">pany that pioneered the development of Internet equipment. He invested $2.5 </text:p>
        <text:p text:style-name="P4">million in the company in exchange for one-third of its stock. Over the next </text:p>
        <text:p text:style-name="P4">decade, Cisco’s equipment became an integral part of the success of the </text:p>
        <text:p text:style-name="P4">Internet. By 1996, Valentine’s one-third share of the company was valued at </text:p>
        <text:p text:style-name="P4">more than $10 billion. </text:p>
        <text:p text:style-name="P3"/>
        <text:p text:style-name="P3"/>
        <text:p text:style-name="P4">The Wild Ones </text:p>
        <text:p text:style-name="P3"/>
        <text:p text:style-name="P4">Don Valentine was not the only partner who dashed with Atari’s corporate </text:p>
        <text:p text:style-name="P4">culture. Sears Roebuck was a no-nonsense, button-down business as well. </text:p>
        <text:p text:style-name="P3"/>
        <text:p text:style-name="P4">By this time, Bushnell had used his new line of credit to purchase a manu¬ </text:p>
        <text:p text:style-name="P4">facturing facility in Sunnyvale, California. One day, a number of Sears </text:p>
        <text:p text:style-name="P4">executives visited the new location for an inspection. </text:p>
        <text:p text:style-name="P3"/>
        <text:p text:style-name="P4">The plant was not yet in operation. Workers had recently installed a new </text:p>
        <text:p text:style-name="P4">conveyor line that Bushnell sometimes rode while in a box, as a diversion. </text:p>
        <text:p text:style-name="P4">The Sears executives arrived just in time to see Bushnell climbing into a box </text:p>
        <text:p text:style-name="P4"><text:soft-page-break/>and “surfing” the line. They were shocked by his unorthodox behavior. </text:p>
        <text:p text:style-name="P3"/>
        <text:p text:style-name="P4">The difference in corporate cultures became even more apparent as the </text:p>
        <text:p text:style-name="P4">day went on. The Sears people had come in suits and ties. The Atari people </text:p>
        <text:p text:style-name="P4">wore T-shirts and blue jeans. By the end of the day, Bushnell was concerned </text:p>
        <text:p text:style-name="P4">that he had alienated his visitors. </text:p>
        <text:p text:style-name="P3"/>
        <text:p text:style-name="P4">Not wanting to leave a bad impression, Bushnell had one final chance </text:p>
        <text:p text:style-name="P4">to soften the situation. That night he and his board were scheduled to </text:p>
        <text:p text:style-name="P4">have dinner with the Sears team at a local Italian restaurant. In an effort </text:p>
        <text:p text:style-name="P4">to look more professional, Bushnell had his board attend the dinner </text:p>
        <text:p text:style-name="P4">dressed in suits and ties. </text:p>
        <text:p text:style-name="P3"/>
        <text:p text:style-name="P3"/>
        <text:p text:style-name="P3"/>
        <text:p text:style-name="P4">'Could You Repeat That Two More Times?" 87 </text:p>
        <text:p text:style-name="P3"/>
        <text:p text:style-name="P3"/>
        <text:p text:style-name="P4">Unfortunately, the Sears executives, too, were worried about the impres¬ </text:p>
        <text:p text:style-name="P4">sion they had made. Not wanting to appear too stuffy, they attended the dinner </text:p>
        <text:p text:style-name="P4">in T-shirts and blue jeans. </text:p>
        <text:p text:style-name="P3"/>
        <text:p text:style-name="P5">“<text:span text:style-name="T13">Nolan Attaeir </text:span></text:p>
        <text:p text:style-name="P3"/>
        <text:p text:style-name="P3"/>
        <text:p text:style-name="P4">I thought of Nolan as the great visionary, someone who would be bored by </text:p>
        <text:p text:style-name="P4">day-to-day operations. |oe Keenan was the volunteer who took care of most </text:p>
        <text:p text:style-name="P4">of the day-to-day operation. </text:p>
        <text:p text:style-name="P3"><text:soft-page-break/></text:p>
        <text:p text:style-name="P5">—<text:span text:style-name="T13">Don Valentine </text:span></text:p>
        <text:p text:style-name="P3"/>
        <text:p text:style-name="P4">For a brief period in 1975, Atari faced no emergencies. With the new factory in </text:p>
        <text:p text:style-name="P4">Sunnyvale, the company had enough manufacturing muscle to fulfill Sears </text:p>
        <text:p text:style-name="P4">Roebuck’s order for 150,000 tiome Pong consoles. Under Jim Tubb’s direction, </text:p>
        <text:p text:style-name="P4">the manufacturing process moved along smoothly. </text:p>
        <text:p text:style-name="P3"/>
        <text:p text:style-name="P4">Through the merger with Kee Games, Joe Keenan became president of Atari. </text:p>
        <text:p text:style-name="P4">Because he was the least wild member of the original Atari board, Keenan </text:p>
        <text:p text:style-name="P4">made an excellent point man for working with Don Valentine and Sears. </text:p>
        <text:p text:style-name="P3"/>
        <text:p text:style-name="P4">During this time, A1 Alcorn was vice president of research and develop¬ </text:p>
        <text:p text:style-name="P4">ment and Steve Bristow was vice president of engineering. Al’s department </text:p>
        <text:p text:style-name="P4">focused largely on home game technology but also built a prototype of an </text:p>
        <text:p text:style-name="P4">extra-wide pinball machine and developed a high-speed modem. Bristow’s </text:p>
        <text:p text:style-name="P4">team developed new arcade games. Of all the departments at Atari, Research </text:p>
        <text:p text:style-name="P4">and Development and Engineering were the departments that intrigued </text:p>
        <text:p text:style-name="P4">Bushnell the most. </text:p>
        <text:p text:style-name="P3"/>
        <text:p text:style-name="P4">Bushnell often visited. He looked over engineers’ shoulders as they designed </text:p>
        <text:p text:style-name="P4">new games. Sometimes he saw ways to improvise and improve designs. On </text:p>
        <text:p text:style-name="P4">occasion he suggested changes. </text:p>
        <text:p text:style-name="P3"/>
        <text:p text:style-name="P4">Alcorn referred to Bushnell’s visits as “Nolan Attacks” and said that they </text:p>
        <text:p text:style-name="P4">slowed the engineers’ progress. According to Alcorn, Bushnell would ap¬ </text:p>
        <text:p text:style-name="P4">proach engineers in the middle of the design process with solutions, and </text:p>
        <text:p text:style-name="P4">because he had not been involved with the projects from the start, his sugges¬ </text:p>
        <text:p text:style-name="P4"><text:soft-page-break/>tions did not always work. </text:p>
        <text:p text:style-name="P3"/>
        <text:p text:style-name="P3"/>
        <text:p text:style-name="P3"/>
        <text:p text:style-name="P4">88 "Could You Repeat That Two More Times?" </text:p>
        <text:p text:style-name="P3"/>
        <text:p text:style-name="P3"/>
        <text:p text:style-name="P4">Let me tell you what happens when you’re Nolan Bushnell. You go into a lab </text:p>
        <text:p text:style-name="P4">and you sit down and you’re talking with guys, and they’re having a prob¬ </text:p>
        <text:p text:style-name="P4">lem, And they’ll say, "What about this?” </text:p>
        <text:p text:style-name="P3"/>
        <text:p text:style-name="P4">Unless you’re being very clear, sometimes junior guys think that you've </text:p>
        <text:p text:style-name="P4">told them what to do when in fact you’re really asking, "Have you consid¬ </text:p>
        <text:p text:style-name="P4">ered this solution?” </text:p>
        <text:p text:style-name="P3"/>
        <text:p text:style-name="P4">Two or three times people thought they were following orders when in </text:p>
        <text:p text:style-name="P4">fact I was just trying to help them solve a problem they were having. </text:p>
        <text:p text:style-name="P3"/>
        <text:p text:style-name="P5">—<text:span text:style-name="T13">Nolan Bushnell </text:span></text:p>
        <text:p text:style-name="P3"/>
        <text:p text:style-name="P4">Hoping to keep Research and Development running smoothly, Alcorn </text:p>
        <text:p text:style-name="P4">made a new rule—engineers were not allowed to follow BushnelPs orders </text:p>
        <text:p text:style-name="P4">unless he repeated them three times. Bristow was even more straightforward: </text:p>
        <text:p text:style-name="P5">“<text:span text:style-name="T13">Nolan could do and discuss anything he wanted, but my staff made no </text:span></text:p>
        <text:p text:style-name="P4">changes until I OK’d them.” Since Bushnell rarely followed projects closely, </text:p>
        <text:p text:style-name="P4">he seldom checked to see if his suggestions were implemented. </text:p>
        <text:p text:style-name="P3"/>
        <text:p text:style-name="P4">Before long, Bushnell discovered Alcorn’s strategy. He held a brainstorm¬ </text:p>
        <text:p text:style-name="P4"><text:soft-page-break/>ing meeting for the research and development staff in Grass Valley. During an </text:p>
        <text:p text:style-name="P4">opening speech, Bushnell said, “I understand there’s a new rule that says you </text:p>
        <text:p text:style-name="P4">don’t have to do what I tell you unless I say it three times. Well, I’m telling </text:p>
        <text:p text:style-name="P4">you now, when I tell you to do something, you do it.” </text:p>
        <text:p text:style-name="P3"/>
        <text:p text:style-name="P4">An engineer sitting across the room shouted back, “Could you repeat that </text:p>
        <text:p text:style-name="P4">two more times?” </text:p>
        <text:p text:style-name="P3"/>
        <text:p text:style-name="P4">In an attempt to control Bushnell’s visits, Alcorn set up a security sys¬ </text:p>
        <text:p text:style-name="P4">tem. Whenever Bushnell entered Research and Development, Alcorn </text:p>
        <text:p text:style-name="P4">distracted him by leading him from project to project. If Alcorn was out of </text:p>
        <text:p text:style-name="P4">the department when Bushnell arrived, his engineers could reach him with </text:p>
        <text:p text:style-name="P4">a special beeper. </text:p>
        <text:p text:style-name="P3"/>
        <text:p text:style-name="P4">I couldn’t keep him out; but when he went in, I’d just follow him around and </text:p>
        <text:p text:style-name="P4">tell the guys, "If you do what he tells you to do, you’re fired. You’re working </text:p>
        <text:p text:style-name="P4">for me, not him.” </text:p>
        <text:p text:style-name="P3"/>
        <text:p text:style-name="P3"/>
        <text:p text:style-name="P5">—<text:span text:style-name="T13">Al Alcorn </text:span></text:p>
        <text:p text:style-name="P3"/>
        <text:p text:style-name="P3"/>
        <text:p text:style-name="P3"/>
        <text:p text:style-name="P4">"Could You Repeat That Two More Times?’’ 89 </text:p>
        <text:p text:style-name="P3"/>
        <text:p text:style-name="P3"/>
        <text:p text:style-name="P4">According to Alcorn, this strategy worked for a while, but Bushnell eventu¬ </text:p>
        <text:p text:style-name="P4">ally concocted a method of monitoring Research and Development that even </text:p>
        <text:p text:style-name="P4"><text:soft-page-break/>fooled Alcorn. He placed an ally in the department to tell him about each project. </text:p>
        <text:p text:style-name="P4">His informant had to be unimportant, someone so small and insignificant that </text:p>
        <text:p text:style-name="P4">Alcorn would never notice him. Bushnell’s informant was Steve Jobs. </text:p>
        <text:p text:style-name="P3"/>
        <text:p text:style-name="P4">Jobs was so low on the totem pole at Atari that I didn’t care what happened </text:p>
        <text:p text:style-name="P4">to him. He was completely off the radar scope. </text:p>
        <text:p text:style-name="P3"/>
        <text:p text:style-name="P5">—<text:span text:style-name="T13">Al Alcorn </text:span></text:p>
        <text:p text:style-name="P3"/>
        <text:p text:style-name="P3"/>
        <text:p text:style-name="P4">BeiiiiiiiSers off a Blslf Past </text:p>
        <text:p text:style-name="P3"/>
        <text:p text:style-name="P3"/>
        <text:p text:style-name="P4">In 1976, two events reminded video-game manufacturers of their roots in the pin¬ </text:p>
        <text:p text:style-name="P4">ball industry. The first was the legalization of pinball in New York and Chicago. </text:p>
        <text:p text:style-name="P3"/>
        <text:p text:style-name="P4">The process began in early 1976 when Irving Holzman, the president of the </text:p>
        <text:p text:style-name="P4">New York Music and Amusement Association, applied to the New York City </text:p>
        <text:p text:style-name="P4">Council to have LaGuardia’s 40-year ban on pinball removed. Gottlieb and Wil¬ </text:p>
        <text:p text:style-name="P4">liams had been marketing special add-a-ball pinball machines in New York since </text:p>
        <text:p text:style-name="P4">1972, and Holzman felt that the time had come to challenge the ban entirely. </text:p>
        <text:p text:style-name="P3"/>
        <text:p text:style-name="P4">The city council agreed to hold a hearing on the matter in April. One key </text:p>
        <text:p text:style-name="P4">testimony in the hearings came from Roger Sharpe, an editor at Gentlemen’s </text:p>
        <text:p text:style-name="P4">Quarterly. Sharpe was an extremely gifted pinball player who, after completing </text:p>
        <text:p text:style-name="P4">a feature about pinball, had decided to write a book about the history of the </text:p>
        <text:p text:style-name="P4">pinball industry. </text:p>
        <text:p text:style-name="P3"/>
        <text:p text:style-name="P4"><text:soft-page-break/>Sharpe testified about pinball and the skills needed to master it. He talked </text:p>
        <text:p text:style-name="P4">about the work that went into designing pinball machines and the popularity </text:p>
        <text:p text:style-name="P4">of pinball throughout the United States and in many countries around the </text:p>
        <text:p text:style-name="P4">world. After his testimony, Sharpe was asked to demonstrate his skill. </text:p>
        <text:p text:style-name="P3"/>
        <text:p text:style-name="P3"/>
        <text:p text:style-name="P4">Along with my testimony, I was supposed to give a demonstration to show </text:p>
        <text:p text:style-name="P4">that the game was based on skill, not chance. </text:p>
        <text:p text:style-name="P3"/>
        <text:p text:style-name="P4">There’s a funny aside to all this. There were two games set up. The second </text:p>
        <text:p text:style-name="P4">game was really a fail-back in case anything happened to the first. The cam¬ </text:p>
        <text:p text:style-name="P4">eras were all set up on the other game. We got to the end of my testimony </text:p>
        <text:p text:style-name="P3"/>
        <text:p text:style-name="P3"/>
        <text:p text:style-name="P3"/>
        <text:p text:style-name="P4">and the head of the city council stood up and said, "I understand that you </text:p>
        <text:p text:style-name="P4">are now going to demonstrate pinball for us.” </text:p>
        <text:p text:style-name="P3"/>
        <text:p text:style-name="P4">I said, "Yes,” and he said, "Not that game. Let’s do that one over there.” </text:p>
        <text:p text:style-name="P3"/>
        <text:p text:style-name="P4">I guess he thought that the first game was fixed. </text:p>
        <text:p text:style-name="P3"/>
        <text:p text:style-name="P5">—<text:span text:style-name="T13">Roger Sharpe </text:span></text:p>
        <text:p text:style-name="P3"/>
        <text:p text:style-name="P4">Sharpe was directed to play a Gottlieb pinball game called Bank Shot. He be¬ </text:p>
        <text:p text:style-name="P4">gan by describing the machine to the council, explaining its targets, rules, and </text:p>
        <text:p text:style-name="P4">objectives. After some explanation, Sharpe played two balls, acquainting him¬ </text:p>
        <text:p text:style-name="P4">self with the machine and demonstrating the use of the flippers. On his third </text:p>
        <text:p text:style-name="P4"><text:soft-page-break/>ball, he decided to prove that proper use of the plunger required skill. </text:p>
        <text:p text:style-name="P3"/>
        <text:p text:style-name="P4">On the start of my third ball, I said, "Using the plunger takes skill as well.” </text:p>
        <text:p text:style-name="P3"/>
        <text:p text:style-name="P4">There were five lanes at the top of the playfield. I pointed to a lane and </text:p>
        <text:p text:style-name="P4">said, "If I pull this back just right, the ball is going to go right down this </text:p>
        <text:p text:style-name="P4">lane.” It was kind of like Babe Ruth calling his shot. </text:p>
        <text:p text:style-name="P3"/>
        <text:p text:style-name="P4">I pulled back the plunger. The ball went up, it went bounce, bounce, and </text:p>
        <text:p text:style-name="P4">right down the lane. </text:p>
        <text:p text:style-name="P3"/>
        <text:p text:style-name="P4">"Alright, we’ve seen enough.” </text:p>
        <text:p text:style-name="P3"/>
        <text:p text:style-name="P4">I was supposed to play an entire game. The city council passed it [the </text:p>
        <text:p text:style-name="P4">petition to legalize pinball] six-to-nothing. </text:p>
        <text:p text:style-name="P3"/>
        <text:p text:style-name="P4">August first of that year, which was my birthday, the mayor signed a law </text:p>
        <text:p text:style-name="P4">for pinball machines to be operated in the city. </text:p>
        <text:p text:style-name="P3"/>
        <text:p text:style-name="P5">—<text:span text:style-name="T13">Roger Sharpe </text:span></text:p>
        <text:p text:style-name="P3"/>
        <text:p text:style-name="P4">That year, 1976, was also the first year in which concerns were raised about </text:p>
        <text:p text:style-name="P4">violence in video games. Exidy Games, a company founded by former Ramtek </text:p>
        <text:p text:style-name="P4">executive Pete Kauffman, released a driving game titled Death Race. </text:p>
        <text:p text:style-name="P3"/>
        <text:p text:style-name="P4">Kauffman, a very quiet man, had originally planned to design games for other </text:p>
        <text:p text:style-name="P4">companies. Destruction Derby, his first project, was a game in which players steered </text:p>
        <text:p text:style-name="P4">cars around a screen trying to hit other cars. The computer-controlled drone </text:p>
        <text:p text:style-name="P4"><text:soft-page-break/>cars were slightly faster than players’ cars, but they traveled in zigzag paths. The </text:p>
        <text:p text:style-name="P4">only way to hit computer-controlled cars was to anticipate which way the drone </text:p>
        <text:p text:style-name="P4">would turn. </text:p>
        <text:p text:style-name="P3"/>
        <text:p text:style-name="P3"/>
        <text:p text:style-name="P3"/>
        <text:p text:style-name="P4">'Could You Repeat That Two More Times?” 91 </text:p>
        <text:p text:style-name="P3"/>
        <text:p text:style-name="P3"/>
        <text:p text:style-name="P4">According to Kauffman, Chicago Coin bought Destruction Derby but refused </text:p>
        <text:p text:style-name="P4">to pay him his royalties. Kauffman responded by revising the game and re- </text:p>
        <text:p text:style-name="P4">releasing it himself. </text:p>
        <text:p text:style-name="P3"/>
        <text:p text:style-name="P4">The biggest change in the game was in the targets players hit with their </text:p>
        <text:p text:style-name="P4">cars. Kauffman renamed the game Death Race , and players ran over stick fig¬ </text:p>
        <text:p text:style-name="P4">ures that were supposed to be skeletons escaping from a graveyard. When </text:p>
        <text:p text:style-name="P4">players ran over the skeletons, tiny crosses would appear in their places. </text:p>
        <text:p text:style-name="P3"/>
        <text:p text:style-name="P4">Death Race was a spin-off from a game we did for Chicago Coin called De¬ </text:p>
        <text:p text:style-name="P4">struction Derby, in which you hit other cars. We licensed that to Chicago </text:p>
        <text:p text:style-name="P4">Coin, and they forced us into competing with ourselves by not paying royal¬ </text:p>
        <text:p text:style-name="P4">ties. We came out with Death Race to compete with our own game. </text:p>
        <text:p text:style-name="P3"/>
        <text:p text:style-name="P5">—<text:span text:style-name="T13">Pete Kauffman, founder of Exidy Carnes </text:span></text:p>
        <text:p text:style-name="P3"/>
        <text:p text:style-name="P4">Pete came up with a game called Death Race. It’s very tame by today’s stan¬ </text:p>
        <text:p text:style-name="P4">dards, but in those days it caused a big controversy. </text:p>
        <text:p text:style-name="P3"/>
        <text:p text:style-name="P4"><text:soft-page-break/>The player was asked to drive over running gremlins. They called them </text:p>
        <text:p text:style-name="P4">gremlins; the rest of the world thought they were stick people, real people, </text:p>
        <text:p text:style-name="P4">and the idea of the game, of course, was to kill them. </text:p>
        <text:p text:style-name="P3"/>
        <text:p text:style-name="P4">Every time you made a hit, a little cross would appear on the monitor, </text:p>
        <text:p text:style-name="P4">signifying a grave. Nice game. Fun. Bottom line, the game really took off </text:p>
        <text:p text:style-name="P4">when TV stations started to get some complaints from irate parents that this </text:p>
        <text:p text:style-name="P4">was a terrible example to set for children. </text:p>
        <text:p text:style-name="P3"/>
        <text:p text:style-name="P4">The industry got a lot of coast-to-coast coverage during news programs. </text:p>
        <text:p text:style-name="P3"/>
        <text:p text:style-name="P4">The end result was that Exidy sales doubled or quadrupled. </text:p>
        <text:p text:style-name="P3"/>
        <text:p text:style-name="P5">—<text:span text:style-name="T13">Eddie Adlum </text:span></text:p>
        <text:p text:style-name="P3"/>
        <text:p text:style-name="P4">Though the Death Race machine did substantial business in arcades, many </text:p>
        <text:p text:style-name="P4">location owners refused to carry it. According to Kauffman, Exidy sold only </text:p>
        <text:p text:style-name="P4">1,000 Death Race machines, just a fraction of the number of Sea Wolf and Gun </text:p>
        <text:p text:style-name="P4">Fight machines Midway placed that same year, but Death Race stirred up pro¬ </text:p>
        <text:p text:style-name="P4">tests and was even discussed on CBS’s 60Minutes. </text:p>
        <text:p text:style-name="P3"/>
        <text:p text:style-name="P4">When defending their game in public, Exidy spokespersons claimed that Death </text:p>
        <text:p text:style-name="P4">Racevcas about running over demons and had nothing to do with killing people. </text:p>
        <text:p text:style-name="P3"/>
        <text:p text:style-name="P3"/>
        <text:p text:style-name="P3"/>
        <text:p text:style-name="P4">92 "Could You Repeat That Two More rimes?” </text:p>
        <text:p text:style-name="P3"/>
        <text:p text:style-name="P3"><text:soft-page-break/></text:p>
        <text:p text:style-name="P4">In private, they agreed that the scandal had boosted their sales. When Death Race </text:p>
        <text:p text:style-name="P4">//arrived in 1977, it had the same basic theme—running over stick figures. </text:p>
        <text:p text:style-name="P3"/>
        <text:p text:style-name="P4">Death Race did very well, but nobody wanted to be associated with it pub¬ </text:p>
        <text:p text:style-name="P4">licly because of the accusations from the press. It seemed like the more </text:p>
        <text:p text:style-name="P4">controversy ... the more our sales increased. </text:p>
        <text:p text:style-name="P3"/>
        <text:p text:style-name="P4">We did a sequel, but it was really just the same game. There wasn’t any¬ </text:p>
        <text:p text:style-name="P4">thing new about it. </text:p>
        <text:p text:style-name="P3"/>
        <text:p text:style-name="P5">—<text:span text:style-name="T13">Pete Kauffman </text:span></text:p>
        <text:p text:style-name="P3"/>
        <text:p text:style-name="P4">Although no one could argue with Exidy’s success, some competitors felt </text:p>
        <text:p text:style-name="P4">threatened by the public’s reaction to Exidy’s violent games. New York City </text:p>
        <text:p text:style-name="P4">had just legalized pinball, and Death Race threatened to cause the same kind of </text:p>
        <text:p text:style-name="P4">scandal that gambling machines brought to pinball. </text:p>
        <text:p text:style-name="P3"/>
        <text:p text:style-name="P4">We were really unhappy with that game [Death Race], We [Atari] had an in¬ </text:p>
        <text:p text:style-name="P4">ternal rule that we wouldn’t allow violence against people. You could blow </text:p>
        <text:p text:style-name="P4">up a tank or you could blow up a flying saucer, but you couldn’t blow up </text:p>
        <text:p text:style-name="P4">people. We felt that that was not good form, and we adhered to that all </text:p>
        <text:p text:style-name="P4">during my tenure. </text:p>
        <text:p text:style-name="P3"/>
        <text:p text:style-name="P3"/>
        <text:p text:style-name="P4">Nolan Bushnell </text:p>
        <text:p text:style-name="P3"/>
        <text:p text:style-name="P3"/>
        <text:p text:style-name="P3"><text:soft-page-break/></text:p>
        <text:p text:style-name="P3"/>
        <text:p text:style-name="P4">in gi Hows </text:p>
        <text:p text:style-name="P3"/>
        <text:p text:style-name="P3"/>
        <text:p text:style-name="P4">I got the contracts out, I got the lawyers out, and I removed Nolan from office. Nolan was </text:p>
        <text:p text:style-name="P4">simply removed and he was put on the beach. </text:p>
        <text:p text:style-name="P3"/>
        <text:p text:style-name="P5">—<text:span text:style-name="T13">Manny Gerard, former vice president, Warner Communications </text:span></text:p>
        <text:p text:style-name="P3"/>
        <text:p text:style-name="P4">Manny Gerard? Manny was a free spirit in a three-piece suit. </text:p>
        <text:p text:style-name="P3"/>
        <text:p text:style-name="P5">—<text:span text:style-name="T13">Steve Bristow, former vice president of engineering, Atari Corporation </text:span></text:p>
        <text:p text:style-name="P3"/>
        <text:p text:style-name="P3"/>
        <text:p text:style-name="P3"/>
        <text:p text:style-name="P4">94 Strang Bedfellows </text:p>
        <text:p text:style-name="P3"/>
        <text:p text:style-name="P3"/>
        <text:p text:style-name="P4">The New Champion </text:p>
        <text:p text:style-name="P3"/>
        <text:p text:style-name="P4">Sears executives calculated the success of the products in their catalog by com¬ </text:p>
        <text:p text:style-name="P4">paring dollars to inches. They measured the amount of page space given to </text:p>
        <text:p text:style-name="P4">each product and matched it to the number of dollars grossed. In 1975, the </text:p>
        <text:p text:style-name="P4">reigning champion was an Adidas sneaker. By 1976, a new champion emerged. </text:p>
        <text:p text:style-name="P3"/>
        <text:p text:style-name="P4">The previous record holder was Adidas tennis shoes. We blew that record </text:p>
        <text:p text:style-name="P4">away in total dollar volume. We also won the Sears Quality Excellence Award- </text:p>
        <text:p text:style-name="P4"><text:soft-page-break/>something nobody knows or cares about, but they’re pretty proud of it. </text:p>
        <text:p text:style-name="P3"/>
        <text:p text:style-name="P5">—<text:span text:style-name="T13">Al Alcorn </text:span></text:p>
        <text:p text:style-name="P3"/>
        <text:p text:style-name="P4">Magnavox sold 100,000 Odysseys. Atari sold 150,000 Home Pong machines in a </text:p>
        <text:p text:style-name="P4">single season. The first heyday of the home video-game console had begun. </text:p>
        <text:p text:style-name="P3"/>
        <text:p text:style-name="P4">New Competition </text:p>
        <text:p text:style-name="P3"/>
        <text:p text:style-name="P3"/>
        <text:p text:style-name="P4">Coleco was located in Connecticut, outside of Hartford. In their later years, </text:p>
        <text:p text:style-name="P4">they moved into what was once a high school. Before that they were on Asy¬ </text:p>
        <text:p text:style-name="P4">lum Street. That place was like an asylum. </text:p>
        <text:p text:style-name="P3"/>
        <text:p text:style-name="P5">—<text:span text:style-name="T13">Ralph Baer </text:span></text:p>
        <text:p text:style-name="P3"/>
        <text:p text:style-name="P4">With the success of Home Pong, an army of new competitors entered the home </text:p>
        <text:p text:style-name="P4">video-game market. Seventy-five companies promised to launch home tele¬ </text:p>
        <text:p text:style-name="P4">vision tennis games in 1976. 1 Obscure companies like First Dimension, of </text:p>
        <text:p text:style-name="P4">Nashville, Tennessee, 2 and established giants like RCA proposed game con¬ </text:p>
        <text:p text:style-name="P4">soles that looked and worked like Pong. </text:p>
        <text:p text:style-name="P3"/>
        <text:p text:style-name="P4">Atari’s most powerful competitors were Magnavox and National Semicon¬ </text:p>
        <text:p text:style-name="P4">ductor. Magnavox re-entered the market with Odyssey 100, a new console </text:p>
        <text:p text:style-name="P4">that, unlike its predecessor, only played tennis. Magnavox had more advertis¬ </text:p>
        <text:p text:style-name="P4">ing muscle than other companies in the video-game business, but the poor </text:p>
        <text:p text:style-name="P4">sales of the original Odyssey did not impress retailers. </text:p>
        <text:p text:style-name="P3"/>
        <text:p text:style-name="P4"><text:soft-page-break/>National Semiconductor, a company that once made chips for Atari’s coin- </text:p>
        <text:p text:style-name="P4">operated games, posed a more significant threat. Atari and National </text:p>
        <text:p text:style-name="P3"/>
        <text:p text:style-name="P3"/>
        <text:p text:style-name="P3"/>
        <text:p text:style-name="P4">Strange Bedfellows 95 </text:p>
        <text:p text:style-name="P3"/>
        <text:p text:style-name="P3"/>
        <text:p text:style-name="P4">Semiconductor had stopped doing business with each other under unfriendly </text:p>
        <text:p text:style-name="P4">circumstances, back when Atari and Kee Games were separate companies. </text:p>
        <text:p text:style-name="P3"/>
        <text:p text:style-name="P4">Suspecting that Atari would not be able to pay its bills, National Semicon¬ </text:p>
        <text:p text:style-name="P4">ductor demanded that Atari pay cash up front for custom chips. Since Atari’s </text:p>
        <text:p text:style-name="P4">income was generated by selling finished arcade machines, National </text:p>
        <text:p text:style-name="P4">Semiconductor’s demand nearly paralyzed the company’s cash flow. In the </text:p>
        <text:p text:style-name="P4">end, Steve Bristow, then working for Kee, developed discrete “piggyback” </text:p>
        <text:p text:style-name="P4">boards that were able to serve the same function as National Semiconductor’s </text:p>
        <text:p text:style-name="P4">chips. Bristow’s solution worked so well that Atari adopted it as well. </text:p>
        <text:p text:style-name="P3"/>
        <text:p text:style-name="P4">In 1976, National Semiconductor decided to compete with Atari in the con¬ </text:p>
        <text:p text:style-name="P4">sumer game business. </text:p>
        <text:p text:style-name="P3"/>
        <text:p text:style-name="P4">They then proceeded to try to steal our consumer business. So they showed </text:p>
        <text:p text:style-name="P4">up at that same toy show with a bad version of our Pong game. It never sold. </text:p>
        <text:p text:style-name="P3"/>
        <text:p text:style-name="P4">We then summarily handed them a copy of our patent, which we later </text:p>
        <text:p text:style-name="P4">found out was null and void. Fortunately, we didn’t push it very far cause it </text:p>
        <text:p text:style-name="P4">could have backfired on us. You ever try to force a bad patent? You’re in real </text:p>
        <text:p text:style-name="P4"><text:soft-page-break/>trouble if you do. </text:p>
        <text:p text:style-name="P3"/>
        <text:p text:style-name="P5">—<text:span text:style-name="T13">Al Alcorn </text:span></text:p>
        <text:p text:style-name="P3"/>
        <text:p text:style-name="P4">Atari’s most persistent competition came from a small company located across </text:p>
        <text:p text:style-name="P4">the continent—the Connecticut Leather Company, better known as Coleco. </text:p>
        <text:p text:style-name="P3"/>
        <text:p text:style-name="P4">The company started with Indian crafts. From there, it became an outdoor </text:p>
        <text:p text:style-name="P4">products company, making above-ground swimming pools out of plastic. </text:p>
        <text:p text:style-name="P3"/>
        <text:p text:style-name="P5">—<text:span text:style-name="T13">Mike Katz, former president, Coleco </text:span></text:p>
        <text:p text:style-name="P3"/>
        <text:p text:style-name="P4">Coleco was a family business run by two brothers—Arnold and Leonard </text:p>
        <text:p text:style-name="P4">Greenberg. Arnold made most of the decisions. His associates described him </text:p>
        <text:p text:style-name="P4">as a short, anxious man with a quick temper and an aggressive desire to build </text:p>
        <text:p text:style-name="P4">his company into an empire. One person described him as a “buttoned-down </text:p>
        <text:p text:style-name="P4">lawyer who was very creative, very forceful, and willing to take great chances.” </text:p>
        <text:p text:style-name="P3"/>
        <text:p text:style-name="P4">When Greenberg took over Coleco, the company produced kits for leather </text:p>
        <text:p text:style-name="P4">crafts. In 1956, Greenberg acquired equipment to manufacture plastics, and </text:p>
        <text:p text:style-name="P3"/>
        <text:p text:style-name="P3"/>
        <text:p text:style-name="P3"/>
        <text:p text:style-name="P4">96 Strange Bedfellows </text:p>
        <text:p text:style-name="P3"/>
        <text:p text:style-name="P3"/>
        <text:p text:style-name="P4">Coleco became the leading manufacturer of above-ground swimming pools. </text:p>
        <text:p text:style-name="P4">Ten years later, Coleco took over Eagle Toys and entered the toy business, </text:p>
        <text:p text:style-name="P4"><text:soft-page-break/>making tabletop hockey and football games. </text:p>
        <text:p text:style-name="P3"/>
        <text:p text:style-name="P4">In 1975, Greenberg decided that Coleco should expand its product line to </text:p>
        <text:p text:style-name="P4">include a home video game. His engineers designed a video tennis console </text:p>
        <text:p text:style-name="P4">called the Telestar, and Greenberg ordered the necessary chips from General </text:p>
        <text:p text:style-name="P4">Instrument, the microelectronics company that supplied chips to most video- </text:p>
        <text:p text:style-name="P4">game manufacturers. </text:p>
        <text:p text:style-name="P3"/>
        <text:p text:style-name="P4">In the beginning, Coleco’s success seemed preordained. Of all the compa¬ </text:p>
        <text:p text:style-name="P4">nies that ordered chips for console games from General Instrument, only </text:p>
        <text:p text:style-name="P4">Coleco received the quantities requested. </text:p>
        <text:p text:style-name="P3"/>
        <text:p text:style-name="P4">As it turned out, Coleco was the first company to place its order. Surprised </text:p>
        <text:p text:style-name="P4">by the number of orders received, General Instrument was unable to manu¬ </text:p>
        <text:p text:style-name="P4">facture enough chips to satisfy its customers. As the first customer in line, </text:p>
        <text:p text:style-name="P4">only Coleco had its order filled and it looked as if the Telestarwould have little </text:p>
        <text:p text:style-name="P4">competition if it reached the market by the proposed launch date of June 1976. </text:p>
        <text:p text:style-name="P3"/>
        <text:p text:style-name="P4">But Coleco ran into trouble when the prototypical Telestar console its engi¬ </text:p>
        <text:p text:style-name="P4">neers submitted for FCC approval did not pass interference tests. During the </text:p>
        <text:p text:style-name="P4">demonstration, FCC representatives discovered that the Telestar generated ra¬ </text:p>
        <text:p text:style-name="P4">dio band interference. Greenberg was given a week to eliminate the problem </text:p>
        <text:p text:style-name="P4">and have his product approved or he would have to resubmit his product at a </text:p>
        <text:p text:style-name="P4">later date and go through the entire approval process over again. The process </text:p>
        <text:p text:style-name="P4">could have put them months off schedule as they waited for the FCC to re¬ </text:p>
        <text:p text:style-name="P4">open the case. </text:p>
        <text:p text:style-name="P3"/>
        <text:p text:style-name="P4">During this period, Coleco had been considering hiring Sanders Associ¬ </text:p>
        <text:p text:style-name="P4"><text:soft-page-break/>ates, the company that developed the original Odyssey, to develop future </text:p>
        <text:p text:style-name="P4">products. In desperation, both Greenberg and his chief engineer called Sand¬ </text:p>
        <text:p text:style-name="P4">ers for help. Ralph Baer, the man whose team designed Odyssey, agreed to </text:p>
        <text:p text:style-name="P4">find a way to block out Telestar’s interference if Greenberg signed the contracts </text:p>
        <text:p text:style-name="P4">he had pending with Sanders. </text:p>
        <text:p text:style-name="P3"/>
        <text:p text:style-name="P4">The phone rings, and it’s the chief engineer of Coleco. They had just been </text:p>
        <text:p text:style-name="P4">rejected by the FCC because they couldn’t meet RFI [radio frequency inter¬ </text:p>
        <text:p text:style-name="P4">ference] specs. They were told, and this was a Monday, that if they were not </text:p>
        <text:p text:style-name="P4">back by Friday, they would go to the end of the queue [for approval needed </text:p>
        <text:p text:style-name="P3"/>
        <text:p text:style-name="P3"/>
        <text:p text:style-name="P3"/>
        <text:p text:style-name="P4">Stranye Bedfellows </text:p>
        <text:p text:style-name="P3"/>
        <text:p text:style-name="P3"/>
        <text:p text:style-name="P4">to sell their product). At that moment, they had $30 million worth of game </text:p>
        <text:p text:style-name="P4">inventory, and that would have thrown them out of the Christmas business.... </text:p>
        <text:p text:style-name="P4">they were desperate. </text:p>
        <text:p text:style-name="P3"/>
        <text:p text:style-name="P4">So here’s this chief engineer on the phone with me, asking if we can help </text:p>
        <text:p text:style-name="P4">them overcome the problem. Meanwhile, Arnold Greenberg’s on another line </text:p>
        <text:p text:style-name="P4">speaking to my boss. </text:p>
        <text:p text:style-name="P3"/>
        <text:p text:style-name="P4">I said, "Sign the agreement, license the agreement, and we’ll help you.” </text:p>
        <text:p text:style-name="P3"/>
        <text:p text:style-name="P4">They came the next morning, bright and early, from Hartford. They were </text:p>
        <text:p text:style-name="P4">there and signed the agreement. I took the machine up to the fifth floor of </text:p>
        <text:p text:style-name="P4"><text:soft-page-break/>the building. We did radio frequency interference measurements up there. </text:p>
        <text:p text:style-name="P3"/>
        <text:p text:style-name="P4">We made measurements and we found that they indeed were out of spec- </text:p>
        <text:p text:style-name="P4">radiation was too high. </text:p>
        <text:p text:style-name="P3"/>
        <text:p text:style-name="P5">—<text:span text:style-name="T13">Ralph Baer </text:span></text:p>
        <text:p text:style-name="P3"/>
        <text:p text:style-name="P4">Baer tried several conventional methods of building a shield to block out </text:p>
        <text:p text:style-name="P4">the Telestar s interference. Nothing worked. He went home frustrated at the </text:p>
        <text:p text:style-name="P4">end of the day. When he returned the next day, he stumbled across a pos¬ </text:p>
        <text:p text:style-name="P4">sible solution. </text:p>
        <text:p text:style-name="P3"/>
        <text:p text:style-name="P4">I came into the lab the next morning, scratching my head. Nobody was </text:p>
        <text:p text:style-name="P4">there yet; I was early. I walked around the lab, went outdoors to get the </text:p>
        <text:p text:style-name="P4">measurements started, and saw two pieces of equipment sitting on a bench </text:p>
        <text:p text:style-name="P4">connected by a piece of coaxial cable. The end of one of the cables was a </text:p>
        <text:p text:style-name="P4">ferrite toroid (ring). </text:p>
        <text:p text:style-name="P3"/>
        <text:p text:style-name="P4">Later I asked somebody, "What’s this for?” Miracle of miracles, the guy </text:p>
        <text:p text:style-name="P4">actually knew. They had been out in the field, they picked up external RF </text:p>
        <text:p text:style-name="P4">from some transmission, and they suppressed it by putting this toroid on it, </text:p>
        <text:p text:style-name="P4">which acts like a choke. </text:p>
        <text:p text:style-name="P3"/>
        <text:p text:style-name="P5">—<text:span text:style-name="T13">Ralph Baer </text:span></text:p>
        <text:p text:style-name="P3"/>
        <text:p text:style-name="P4">Baer made a new shield using the ferrite rings. When he tested it on the </text:p>
        <text:p text:style-name="P4">Telestar, the interference was within acceptable levels. He gave the shielded </text:p>
        <text:p text:style-name="P4">unit to Greenberg, who returned to Washington, D.C., and received approval </text:p>
        <text:p text:style-name="P4"><text:soft-page-break/>to market his machine. </text:p>
        <text:p text:style-name="P3"/>
        <text:p text:style-name="P3"/>
        <text:p text:style-name="P3"/>
        <text:p text:style-name="P4">98 Strang Bedfellows </text:p>
        <text:p text:style-name="P3"/>
        <text:p text:style-name="P3"/>
        <text:p text:style-name="P4">The Telestarc ame out in time for Father’s Day, 1976. Coleco sold over $100 </text:p>
        <text:p text:style-name="P4">million worth of the consoles and rose to the top of the consumer game </text:p>
        <text:p text:style-name="P4">business. Its leadership, however, was short-lived. In August, Fairchild Cam¬ </text:p>
        <text:p text:style-name="P4">era and Instrument released a new game console that permanently changed </text:p>
        <text:p text:style-name="P4">the industry. </text:p>
        <text:p text:style-name="P3"/>
        <text:p text:style-name="P4">The Rise of Cartridges </text:p>
        <text:p text:style-name="P3"/>
        <text:p text:style-name="P4">Fairchild Camera and Instrument, one of the companies that pioneered the </text:p>
        <text:p text:style-name="P4">development of the transistor, released a new video-game console called the </text:p>
        <text:p text:style-name="P4">Channel F in August 1976. Several features made the Channel F different from </text:p>
        <text:p text:style-name="P4">other consoles. It had unique controllers with triangular handles at the end </text:p>
        <text:p text:style-name="P4">of long shafts. One person described the controllers as looking like the plunger </text:p>
        <text:p text:style-name="P4">on a device for detonating bombs. 3 More important, the Channel F played </text:p>
        <text:p text:style-name="P4">games stored on interchangeable cartridges. </text:p>
        <text:p text:style-name="P3"/>
        <text:p text:style-name="P4">The original Odyssey played twelve games hardwired into the console’s cir¬ </text:p>
        <text:p text:style-name="P4">cuitry. To change games, players inserted circuit boards into a slot in the front </text:p>
        <text:p text:style-name="P4">of the console. Inserting Odyssey circuit boards was, in effect, like changing </text:p>
        <text:p text:style-name="P4">dip switches inside the console. (Odyssey also came with plastic overlays to </text:p>
        <text:p text:style-name="P4">add color and backgrounds to its games. The Channel F had color games and </text:p>
        <text:p text:style-name="P4"><text:soft-page-break/>did not require overlays.) </text:p>
        <text:p text:style-name="P3"/>
        <text:p text:style-name="P4">Like every other game system, the Channel F had tennis and hockey pro¬ </text:p>
        <text:p text:style-name="P4">grammed into its circuits, but Fairchild released additional games stored in </text:p>
        <text:p text:style-name="P4">casings that looked like 8-track tapes. They called the game units “Videocarts.” </text:p>
        <text:p text:style-name="P4">Each Videocart contained a microchip with a game programmed into it. </text:p>
        <text:p text:style-name="P3"/>
        <text:p text:style-name="P4">Though the Channel F never developed a large following, it changed the </text:p>
        <text:p text:style-name="P4">consumer market forever. Consumers no longer wanted single-game con¬ </text:p>
        <text:p text:style-name="P4">soles at any price. RCA responded quickly by announcing that it had a new </text:p>
        <text:p text:style-name="P4">game console under development, Magnavox went back to the lab, and Atari’s </text:p>
        <text:p text:style-name="P4">engineers stated that they had named a new computer chip after a bicycle. </text:p>
        <text:p text:style-name="P3"/>
        <text:p text:style-name="P4">Siolla </text:p>
        <text:p text:style-name="P3"/>
        <text:p text:style-name="P4">By the middle of 1976, Atari was no longer the star of the Sears catalog. Coleco </text:p>
        <text:p text:style-name="P4">had stolen the home market, and the Fairchild Channel F had rendered Home </text:p>
        <text:p text:style-name="P4">Pong worthless. In fact, television games had become a bit of a joke. </text:p>
        <text:p text:style-name="P3"/>
        <text:p text:style-name="P3"/>
        <text:p text:style-name="P3"/>
        <text:p text:style-name="P4">Strange Bedfellows 99 </text:p>
        <text:p text:style-name="P3"/>
        <text:p text:style-name="P3"/>
        <text:p text:style-name="P4">Many consumers lost interest in playing video tennis shortly after purchas¬ </text:p>
        <text:p text:style-name="P4">ing their systems. Game consoles were being thrown in closets or unloaded at </text:p>
        <text:p text:style-name="P4">garage sales. </text:p>
        <text:p text:style-name="P3"/>
        <text:p text:style-name="P4"><text:soft-page-break/>Atari executives had recognized the need for a new technology even be¬ </text:p>
        <text:p text:style-name="P4">fore Channel F hit the market. Restless as ever, Nolan Bushnell no longer </text:p>
        <text:p text:style-name="P4">believed that Atari’s previous consoles, which were designed with a single game </text:p>
        <text:p text:style-name="P4">hardwired into their chips, would continue to attract consumers. To com¬ </text:p>
        <text:p text:style-name="P4">pete with the Channel F, Atari would need a console that could read and </text:p>
        <text:p text:style-name="P4">process information like a full-blown computer. The new system would have </text:p>
        <text:p text:style-name="P4">to read and display information on a television screen. Nolan Bushnell turned </text:p>
        <text:p text:style-name="P4">to his Grass Valley team for help. </text:p>
        <text:p text:style-name="P3"/>
        <text:p text:style-name="P4">Steve Mayer, brilliant man, basically solved the problem. All of the other </text:p>
        <text:p text:style-name="P4">companies were run by semiconductor companies that made them use a </text:p>
        <text:p text:style-name="P4">memory map as a frame buffer. We didn’t want a frame buffer. Back in those </text:p>
        <text:p text:style-name="P4">days it was way too expensive. </text:p>
        <text:p text:style-name="P3"/>
        <text:p text:style-name="P4">We wanted to find a way to make the system with minimum silicon. The </text:p>
        <text:p text:style-name="P4">other companies’ video games were all done by semiconductor companies. </text:p>
        <text:p text:style-name="P3"/>
        <text:p text:style-name="P4">We were the only one that did our own design. </text:p>
        <text:p text:style-name="P3"/>
        <text:p text:style-name="P5">—<text:span text:style-name="T13">Al Alcorn </text:span></text:p>
        <text:p text:style-name="P3"/>
        <text:p text:style-name="P4">Steve Mayer, one of the founders of the Grass Valley facility, looked for </text:p>
        <text:p text:style-name="P4">alternatives to the expensive Fairchild F8 microprocessor used in the Chan¬ </text:p>
        <text:p text:style-name="P4">nel F. Fie found the MOS Technologies 6502, a general purpose microprocessor </text:p>
        <text:p text:style-name="P4">capable of creating images on a television screen in real time—nearly instan¬ </text:p>
        <text:p text:style-name="P4">taneously. Building off the 6502, the Grass Valley team designed a custom chip </text:p>
        <text:p text:style-name="P4">they named “Stella,” after an engineer’s bicycle. </text:p>
        <text:p text:style-name="P3"/>
        <text:p text:style-name="P4"><text:soft-page-break/>Though the Grass Valley engineers had the expertise to design the Stella </text:p>
        <text:p text:style-name="P4">chip, they could not manufacture it. Al Alcorn took the design back to Atari </text:p>
        <text:p text:style-name="P4">and consulted with his research and development team. In the end, they de¬ </text:p>
        <text:p text:style-name="P4">cided to bring in an expert to finish the project. </text:p>
        <text:p text:style-name="P3"/>
        <text:p text:style-name="P4">Harold Lee, who co-designed Home Pong, told Alcorn that the only person </text:p>
        <text:p text:style-name="P4">who could build a chip as complex as Stella was a man named Jay Miner—the </text:p>
        <text:p text:style-name="P4">chief microprocessor designer at Synertech, a company that created custom </text:p>
        <text:p text:style-name="P4">chips for Atari. </text:p>
        <text:p text:style-name="P3"/>
        <text:p text:style-name="P3"/>
        <text:p text:style-name="P3"/>
        <text:p text:style-name="P4">100 Strange Bedfellows </text:p>
        <text:p text:style-name="P3"/>
        <text:p text:style-name="P3"/>
        <text:p text:style-name="P4">Following Lee’s advice, Alcorn went to Synertech and asked the company </text:p>
        <text:p text:style-name="P4">to loan him Miner as a consultant. </text:p>
        <text:p text:style-name="P3"/>
        <text:p text:style-name="P4">I went to Synertech and said, "I want Jay Miner to work on this project.” </text:p>
        <text:p text:style-name="P3"/>
        <text:p text:style-name="P4">They said, "No, he’s our chief CPU chip designer.” </text:p>
        <text:p text:style-name="P3"/>
        <text:p text:style-name="P4">"But you don't understand. I really want him. I’ll pay his salary plus I’ll </text:p>
        <text:p text:style-name="P4">: give you all the business you can handle to keep your factory full.” </text:p>
        <text:p text:style-name="P3"/>
        <text:p text:style-name="P4">They said, "You’ve got a deal.” </text:p>
        <text:p text:style-name="P3"/>
        <text:p text:style-name="P4">Miner ended up with two badges. He had a Synertech badge. He had an </text:p>
        <text:p text:style-name="P4"><text:soft-page-break/>Atari badge. He was our chip guy. </text:p>
        <text:p text:style-name="P3"/>
        <text:p text:style-name="P5">—<text:span text:style-name="T13">Al Alcorn </text:span></text:p>
        <text:p text:style-name="P3"/>
        <text:p text:style-name="P4">After he had secured Miner to lead the Stella development team, Alcorn </text:p>
        <text:p text:style-name="P4">selected other members. The final team included Larry Wagner, a mathema¬ </text:p>
        <text:p text:style-name="P4">tician who was already programming games, and Joe Decuir, a skilled engineer. </text:p>
        <text:p text:style-name="P3"/>
        <text:p text:style-name="P4">Once the work started. Miner proved himself quickly. By most accounts, </text:p>
        <text:p text:style-name="P4">Miner was an austere and brilliant man. He often brought his small cockapoo, </text:p>
        <text:p text:style-name="P4">Mitchie, to work and usually remained at his desk late into the evening. When </text:p>
        <text:p text:style-name="P4">the team had problems, Miner invented ingenious solutions, and the team </text:p>
        <text:p text:style-name="P4">was able to finish Stella on schedule. </text:p>
        <text:p text:style-name="P3"/>
        <text:p text:style-name="P4">When a second member of the team approached Alcorn about bringing his </text:p>
        <text:p text:style-name="P4">dog to work, he received this response. “That mangy golden retriever?” Alcorn </text:p>
        <text:p text:style-name="P4">snapped. “You bring that animal here and I’ll have the guards shoot it on </text:p>
        <text:p text:style-name="P4">sight. You start doing work like Miner and get yourself a decent dog and we’ll </text:p>
        <text:p text:style-name="P4">talk about it.” </text:p>
        <text:p text:style-name="P3"/>
        <text:p text:style-name="P4">Mayer’s decision to use the 6507 microprocessor proved correct. Not only </text:p>
        <text:p text:style-name="P4">would Atari’s new game system be less expensive to build than the RCA and </text:p>
        <text:p text:style-name="P4">Fairchild game consoles, it would process information more quickly. Officially </text:p>
        <text:p text:style-name="P4">named the “Video Computer System” (VCS), Atari’s new console was more </text:p>
        <text:p text:style-name="P4">than a game machine; it was a computer with a eight-bit processor. </text:p>
        <text:p text:style-name="P3"/>
        <text:p text:style-name="P4">Bushnell worried that once he unveiled his new system, the “jackals” would </text:p>
        <text:p text:style-name="P4">start imitating it. The only way to stop them, he decided, was to saturate the </text:p>
        <text:p text:style-name="P4"><text:soft-page-break/>market before his competitors came out with similar products. He would catch </text:p>
        <text:p text:style-name="P4">the market by surprise and take it by storm. </text:p>
        <text:p text:style-name="P3"/>
        <text:p text:style-name="P3"/>
        <text:p text:style-name="P3"/>
        <text:p text:style-name="P4">Strange Bedfellows 101 </text:p>
        <text:p text:style-name="P3"/>
        <text:p text:style-name="P3"/>
        <text:p text:style-name="P4">Before Bushnell could move ahead with his plans, however, he needed </text:p>
        <text:p text:style-name="P4">another infusion of cash. By this time revenues from Home Pong sales had prac¬ </text:p>
        <text:p text:style-name="P4">tically disappeared, and the coin-operated business was drying up. Too many </text:p>
        <text:p text:style-name="P4">people had purchased Home Pong ox a similar system and no longer wanted to </text:p>
        <text:p text:style-name="P4">spend quarters to play “television games.” </text:p>
        <text:p text:style-name="P3"/>
        <text:p text:style-name="P4">Year of Transition </text:p>
        <text:p text:style-name="P3"/>
        <text:p text:style-name="P4">By 1976, video games had made a permanent impact on the arcade industry. </text:p>
        <text:p text:style-name="P4">In an interview with RePlay Magazine, Joe Robbins, a vice president of Empire </text:p>
        <text:p text:style-name="P4">Entertainment, declared electromechanical games extinct: </text:p>
        <text:p text:style-name="P3"/>
        <text:p text:style-name="P4">Electro-mechanical games, with some exceptions, are becoming pretty </text:p>
        <text:p text:style-name="P4">rare offerings. The cost of making them has forced most manufacturers </text:p>
        <text:p text:style-name="P4">to cancel most production plans. This includes the once-popular gun </text:p>
        <text:p text:style-name="P4">types and baseball games, to name a few. </text:p>
        <text:p text:style-name="P3"/>
        <text:p text:style-name="P4">The steady and abundant stream of TV games will slowly diminish. </text:p>
        <text:p text:style-name="P4">Right now, large runs are confined to only the best games. It is even </text:p>
        <text:p text:style-name="P4">becoming difficult to sell the TV game that is just good or marginal. </text:p>
        <text:p text:style-name="P4"><text:soft-page-break/>And this trend is irreversible. The number of manufacturers will de¬ </text:p>
        <text:p text:style-name="P4">crease—and so will the number of new games. But we will enter a new </text:p>
        <text:p text:style-name="P4">generation of TV or similar games. They will inevitably stimulate re¬ </text:p>
        <text:p text:style-name="P4">newed interest, enthusiasm, and earnings. 4 </text:p>
        <text:p text:style-name="P3"/>
        <text:p text:style-name="P4">If Robbins was correct, Atari would certainly be one of the companies to </text:p>
        <text:p text:style-name="P4">benefit most, but Midway had also distinguished itself with games like Sea Wolf, </text:p>
        <text:p text:style-name="P4">the most popular game of 1976. While Atari mostly created tennis, driving, </text:p>
        <text:p text:style-name="P4">shooting, and tank games, Midway produced innovative games about gun- </text:p>
        <text:p text:style-name="P4">fights and naval battles. </text:p>
        <text:p text:style-name="P3"/>
        <text:p text:style-name="P4">Sea Wolf represented a new high point in game presentation. Before Sea Wolf </text:p>
        <text:p text:style-name="P4">most video-game cabinets looked similar. There were a couple of odd cabi¬ </text:p>
        <text:p text:style-name="P4">nets, such as Computer Space and Space Race, which were made out of fiberglass </text:p>
        <text:p text:style-name="P4">and had rounded corners, and Maneater, which had a cabinet shaped like a shark. </text:p>
        <text:p text:style-name="P3"/>
        <text:p text:style-name="P4">But for Sea Wolf Midway attached a periscope in front of the screen for </text:p>
        <text:p text:style-name="P4">players to use for shooting torpedoes at ships and submarines. Hitting slow- </text:p>
        <text:p text:style-name="P4">moving ships earned few points. Hitting speedy PT boats earned more points. </text:p>
        <text:p text:style-name="P3"/>
        <text:p text:style-name="P3"/>
        <text:p text:style-name="P3"/>
        <text:p text:style-name="P4">102 Strange Bedfellows </text:p>
        <text:p text:style-name="P3"/>
        <text:p text:style-name="P3"/>
        <text:p text:style-name="P4">The concept was not original. In 1966, Sega, the largest arcade company in </text:p>
        <text:p text:style-name="P4">Japan, created an electromechanical game called Periscope that used lights and </text:p>
        <text:p text:style-name="P4">plastic waves to simulate sinking ships from a submarine. Periscope was the first </text:p>
        <text:p text:style-name="P4"><text:soft-page-break/>game to cost 25 cents per play. Prior to this, games cost a dime. Several arcade </text:p>
        <text:p text:style-name="P4">owners imported it to the United States, where it was imitated by many com¬ </text:p>
        <text:p text:style-name="P4">petitors—including Midway. </text:p>
        <text:p text:style-name="P3"/>
        <text:p text:style-name="P4">Sea Wolf, which was another creation of Dave Nutting, did solid business, </text:p>
        <text:p text:style-name="P4">selling more than 10,000 machines. (A later color version, Sea Wolf II, sold an </text:p>
        <text:p text:style-name="P4">additional 4,000 units.) With few exceptions, however, the coin-operated video </text:p>
        <text:p text:style-name="P4">game was declining, and most games sold under 5,000 units. </text:p>
        <text:p text:style-name="P3"/>
        <text:p text:style-name="P4">The public was losing interest. The novelty of playing games on a television </text:p>
        <text:p text:style-name="P4">had disappeared. Video games had been around for four years. People even </text:p>
        <text:p text:style-name="P4">had them in their homes. Unless someone could come up with a method for </text:p>
        <text:p text:style-name="P4">restoring the novelty, it looked like the industry would continue to stagnate. </text:p>
        <text:p text:style-name="P3"/>
        <text:p text:style-name="P4">The slow demise of video games did not necessarily hurt arcade owners. Pin¬ </text:p>
        <text:p text:style-name="P4">ball made a strong comeback in 1976. The first generation of solid-state pinball </text:p>
        <text:p text:style-name="P4">machines appeared in arcades. Though solid-state pinball machines played like </text:p>
        <text:p text:style-name="P4">older games, they had the advantage of scoring memory, allowing the game to </text:p>
        <text:p text:style-name="P4">recognize the playfield for the progress of each player from ball to ball. </text:p>
        <text:p text:style-name="P3"/>
        <text:p text:style-name="P4">Even Atari, the company that started video games, began manufacturing </text:p>
        <text:p text:style-name="P4">pinball games. Under Bushnell’s direction, the company opened a special pin¬ </text:p>
        <text:p text:style-name="P4">ball division that created extra-wide pinball machines. </text:p>
        <text:p text:style-name="P3"/>
        <text:p text:style-name="P4">The Decision to Seil </text:p>
        <text:p text:style-name="P3"/>
        <text:p text:style-name="P3"/>
        <text:p text:style-name="P4">Atari was one of the great rides.... It was one of the greatest business edu¬ </text:p>
        <text:p text:style-name="P4"><text:soft-page-break/>cations in the history of the universe. </text:p>
        <text:p text:style-name="P3"/>
        <text:p text:style-name="P5">—<text:span text:style-name="T13">Manny Gerard </text:span></text:p>
        <text:p text:style-name="P3"/>
        <text:p text:style-name="P4">Around this time, Steve Jobs left Atari to dedicate himself to manufacturing </text:p>
        <text:p text:style-name="P4">and selling the computers he created with Steve Wozniak. Jobs asked Bushnell </text:p>
        <text:p text:style-name="P4">to invest in his company, but Bushnell declined. Jobs finally approached Don </text:p>
        <text:p text:style-name="P4">Valentine for capital. Valentine insisted on some special arrangements. Jobs </text:p>
        <text:p text:style-name="P4">agreed, and Apple Computer was born. </text:p>
        <text:p text:style-name="P3"/>
        <text:p text:style-name="P3"/>
        <text:p text:style-name="P3"/>
        <text:p text:style-name="P4">Strange Bedfellows 103 </text:p>
        <text:p text:style-name="P3"/>
        <text:p text:style-name="P3"/>
        <text:p text:style-name="P4">Instead of asking Valentine for more capital, Bushnell held a board meet¬ </text:p>
        <text:p text:style-name="P4">ing in which he discussed other options—going public or selling the company. </text:p>
        <text:p text:style-name="P4">Their first choice was to make a public offering of Atari stock, but after taking </text:p>
        <text:p text:style-name="P4">several steps toward the offering, the board decided that the slumping stock </text:p>
        <text:p text:style-name="P4">market would not support their move. </text:p>
        <text:p text:style-name="P3"/>
        <text:p text:style-name="P4">In the end, the board decided to put Atari up for sale. Over the next few </text:p>
        <text:p text:style-name="P4">weeks, Bushnell approached MCA, parent company of Universal Studios, and </text:p>
        <text:p text:style-name="P4">Disney. Neither company was interested. </text:p>
        <text:p text:style-name="P3"/>
        <text:p text:style-name="P4">Everybody was losing interest in the digital watch and the pocket calcula¬ </text:p>
        <text:p text:style-name="P4">tor, and most of the people we went to wondered why video games would </text:p>
        <text:p text:style-name="P4">be any different. 5 </text:p>
        <text:p text:style-name="P3"><text:soft-page-break/></text:p>
        <text:p text:style-name="P5">—<text:span text:style-name="T13">Nolan Bushnell </text:span></text:p>
        <text:p text:style-name="P3"/>
        <text:p text:style-name="P4">One company that was interested in Atari was Warner Communications, a </text:p>
        <text:p text:style-name="P4">conglomerate with a strong presence in film, recording, and magazine pub¬ </text:p>
        <text:p text:style-name="P4">lishing. Warner was owned by Steve Ross, a hardened entrepreneur who had </text:p>
        <text:p text:style-name="P4">risen from the streets of Brooklyn. By most accounts, Ross was a brusque man </text:p>
        <text:p text:style-name="P4">who expected results and had little patience for ineptitude. </text:p>
        <text:p text:style-name="P3"/>
        <text:p text:style-name="P4">Having worked his way out of poverty, Ross had grand intentions. He ex¬ </text:p>
        <text:p text:style-name="P4">pected Warner to corner every facet oi the entertainment industry. Toward </text:p>
        <text:p text:style-name="P4">that goal, he hired Manny Gerard, considered the best entertainment indus¬ </text:p>
        <text:p text:style-name="P4">try analyst on Wall Street, to acquire new companies for the Warner </text:p>
        <text:p text:style-name="P4">Communications fold. The first company Gerard selected was Atari. </text:p>
        <text:p text:style-name="P3"/>
        <text:p text:style-name="P4">The process began when Gerard received a telephone call from Gordon </text:p>
        <text:p text:style-name="P4">Crawford, an analyst at Capital Management. Crawford described Atari with¬ </text:p>
        <text:p text:style-name="P4">out saying its name and asked if Warner might be interested in acquiring the </text:p>
        <text:p text:style-name="P4">company. Gerard said yes. </text:p>
        <text:p text:style-name="P3"/>
        <text:p text:style-name="P4">The next step was for Gerard to fly to California and evaluate the opera¬ </text:p>
        <text:p text:style-name="P4">tion. He met with Bushnell and Joe Keenan, observed the company’s </text:p>
        <text:p text:style-name="P4">manufacturing facilities, and discussed Bushneli’s future plans. By all appear¬ </text:p>
        <text:p text:style-name="P4">ances, Atari had a strong future. </text:p>
        <text:p text:style-name="P3"/>
        <text:p text:style-name="P3"/>
        <text:p text:style-name="P4">I was the guy who took the trip and looked at the company and got the lay of </text:p>
        <text:p text:style-name="P4">the land. I’m the lunatic who thought it was a good idea that we acquire it. </text:p>
        <text:p text:style-name="P3"><text:soft-page-break/></text:p>
        <text:p text:style-name="P3"/>
        <text:p text:style-name="P3"/>
        <text:p text:style-name="P4">104 Strange Bedfellows </text:p>
        <text:p text:style-name="P3"/>
        <text:p text:style-name="P3"/>
        <text:p text:style-name="P4">I wrote an internal memo about it, in which I said I think we ought to acquire </text:p>
        <text:p text:style-name="P4">this company. </text:p>
        <text:p text:style-name="P3"/>
        <text:p text:style-name="P5">—<text:span text:style-name="T13">Manny Gerard </text:span></text:p>
        <text:p text:style-name="P3"/>
        <text:p text:style-name="P4">When Gerard returned to New York, he recommended the purchase to </text:p>
        <text:p text:style-name="P4">Steve Ross. Interestingly, he found Ross to be quite receptive. </text:p>
        <text:p text:style-name="P3"/>
        <text:p text:style-name="P4">Steve Ross had just gone to Disneyland with his kids. They went into an ar¬ </text:p>
        <text:p text:style-name="P4">cade and all they played was Indy 800, and they were really fascinated with </text:p>
        <text:p text:style-name="P4">the game. One of the reasons this transaction occurred was because Ross </text:p>
        <text:p text:style-name="P4">understood the power of this game. He’d seen it at Disneyland. </text:p>
        <text:p text:style-name="P3"/>
        <text:p text:style-name="P4">Actually, he really wanted an Indy 800 game for his apartment, but it </text:p>
        <text:p text:style-name="P4">ended up that we couldn’t get it in. It was too heavy. </text:p>
        <text:p text:style-name="P3"/>
        <text:p text:style-name="P5">—<text:span text:style-name="T13">Manny Gerard </text:span></text:p>
        <text:p text:style-name="P3"/>
        <text:p text:style-name="P4">At Gerard’s suggestion, Steve Ross decided to buy the company. Ross’s </text:p>
        <text:p text:style-name="P4">lawyers contacted Bushnell’s lawyers, and representatives for both sides be¬ </text:p>
        <text:p text:style-name="P4">gan outlining the details of the transaction. The negotiating process took </text:p>
        <text:p text:style-name="P4">four months. </text:p>
        <text:p text:style-name="P3"><text:soft-page-break/></text:p>
        <text:p text:style-name="P4">Gerard wanted to keep Atari’s management intact. He recognized Bushnell </text:p>
        <text:p text:style-name="P4">as one of the driving forces behind Atari’s success. He also respected the </text:p>
        <text:p text:style-name="P4">company’s team of engineers, whom he described as “loyal to Bushnell and </text:p>
        <text:p text:style-name="P4">very productive.” According to Gerard, the entire industry was new to Warner; </text:p>
        <text:p text:style-name="P4">without Bushnell and his team, there was no reason to attempt entering the </text:p>
        <text:p text:style-name="P4">business. He did, however, express some concerns. </text:p>
        <text:p text:style-name="P3"/>
        <text:p text:style-name="P4">I think we kind of understood Nolan, to some extent. Let me tell you what I </text:p>
        <text:p text:style-name="P4">felt about the whole management [team]. </text:p>
        <text:p text:style-name="P3"/>
        <text:p text:style-name="P4">The biggest problem with the company was that you had a bunch of </text:p>
        <text:p text:style-name="P4">babies—not literally, not as a character flaw. These were young guys. If </text:p>
        <text:p text:style-name="P4">they made too much money, I didn’t know how we could motivate them. </text:p>
        <text:p text:style-name="P3"/>
        <text:p text:style-name="P4">We couldn’t give them too much money because they’d go live under a </text:p>
        <text:p text:style-name="P4">tree somewhere. </text:p>
        <text:p text:style-name="P3"/>
        <text:p text:style-name="P3"/>
        <text:p text:style-name="P3"/>
        <text:p text:style-name="P4">Strange Bedfellows 10$ </text:p>
        <text:p text:style-name="P3"/>
        <text:p text:style-name="P3"/>
        <text:p text:style-name="P4">Basically, they got a teeny bit of cash and the debentures of the subsid¬ </text:p>
        <text:p text:style-name="P4">iary, which were not secured by the parent. We took the outside investors </text:p>
        <text:p text:style-name="P4">out for cash, but the insiders had to take these debentures. </text:p>
        <text:p text:style-name="P3"/>
        <text:p text:style-name="P5">—<text:span text:style-name="T13">Manny Gerard </text:span></text:p>
        <text:p text:style-name="P3"><text:soft-page-break/></text:p>
        <text:p text:style-name="P4">In the end, Warner Communications paid $28 million for Atari. It retained </text:p>
        <text:p text:style-name="P4">Bushnell as chairman and Joe Keenan as president. The sales, marketing, en¬ </text:p>
        <text:p text:style-name="P4">gineering, and research and development departments also remained </text:p>
        <text:p text:style-name="P4">unaffected. In theory, except for a seemingly endless supply of funding— </text:p>
        <text:p text:style-name="P4">Warner invested $100 million in Atari—life at Atari would remain unchanged. </text:p>
        <text:p text:style-name="P3"/>
        <text:p text:style-name="P4">The entire deal almost fell apart, however, when Bushnell’s ex-wife, Paula, </text:p>
        <text:p text:style-name="P4">challenged it. </text:p>
        <text:p text:style-name="P3"/>
        <text:p text:style-name="P4">If you want to know what appears to have triggered this, in the middle of all </text:p>
        <text:p text:style-name="P4">our negotiations, Nolan gets his picture in one of the San Francisco newspa¬ </text:p>
        <text:p text:style-name="P4">pers in a hot tub with his new girlfriend. </text:p>
        <text:p text:style-name="P3"/>
        <text:p text:style-name="P4">This is not a great idea to start with. More than anything, I think his ex- </text:p>
        <text:p text:style-name="P4">wife was really unhappy about the pictures. </text:p>
        <text:p text:style-name="P3"/>
        <text:p text:style-name="P4">Somehow it came up that she sued for recision of their divorce settlement. </text:p>
        <text:p text:style-name="P3"/>
        <text:p text:style-name="P4">If she got recision, the deal would have been off. What the law says is, "If you </text:p>
        <text:p text:style-name="P4">buy ioo percent of the company and she gets recision, you’ve paid ioo per¬ </text:p>
        <text:p text:style-name="P4">cent of the price, you now get 75 percent of the company.” In effect, she’d </text:p>
        <text:p text:style-name="P4">still own her half of his half of the company—that’s 25 percent. </text:p>
        <text:p text:style-name="P3"/>
        <text:p text:style-name="P4">We told Nolan, "We don’t think this is a grand idea. This is not our first choice.” </text:p>
        <text:p text:style-name="P3"/>
        <text:p text:style-name="P5">—<text:span text:style-name="T13">Manny Gerard </text:span></text:p>
        <text:p text:style-name="P3"/>
        <text:p text:style-name="P4"><text:soft-page-break/>Warner responded by going directly to Paula Bushnell’s lawyer and disclos¬ </text:p>
        <text:p text:style-name="P4">ing the entire deal so that she could no longer claim the transaction had </text:p>
        <text:p text:style-name="P4">occurred without her knowledge. Nolan Bushnell then arranged a settlement, </text:p>
        <text:p text:style-name="P4">in which she was paid to step out of the picture. </text:p>
        <text:p text:style-name="P3"/>
        <text:p text:style-name="P4">Once Paula Bushnell was satisfied, the deal could finally be closed. The signing </text:p>
        <text:p text:style-name="P4">took place at a lawyer’s office in San Francisco in October 1976. That night, execu¬ </text:p>
        <text:p text:style-name="P4">tives from Atari and Warner celebrated the event with dinner at a French restaurant. </text:p>
        <text:p text:style-name="P3"/>
        <text:p text:style-name="P3"/>
        <text:p text:style-name="P3"/>
        <text:p text:style-name="P4">106 Strange Bedfellows </text:p>
        <text:p text:style-name="P3"/>
        <text:p text:style-name="P3"/>
        <text:p text:style-name="P4">Years after selling Atari, Bushnell confessed that selling the company might </text:p>
        <text:p text:style-name="P4">have been a mistake. The roller-coaster ride of meeting each month’s payroll </text:p>
        <text:p text:style-name="P4">had left him exhausted, and the idea of raising the capital needed to produce </text:p>
        <text:p text:style-name="P4">the Video Computer System overwhelmed him at the time. “I’ve often thought </text:p>
        <text:p text:style-name="P4">that if I had taken a two-week vacation and really rested and got away from </text:p>
        <text:p text:style-name="P4">the whole thing, I never would have sold the company.” </text:p>
        <text:p text:style-name="P3"/>
        <text:p text:style-name="P4">According to Gerard, Bushnell seemed elated at the signing. “The day we </text:p>
        <text:p text:style-name="P4">signed the papers to close the deal, Nolan’s comment was, ‘I’ve been telling </text:p>
        <text:p text:style-name="P4">people I’m a millionaire for years, and at last I am.’” </text:p>
        <text:p text:style-name="P3"/>
        <text:p text:style-name="P4">Uneasy Partners </text:p>
        <text:p text:style-name="P3"/>
        <text:p text:style-name="P4">As was the case with Sears, the cultural clash between Atari and Warner be¬ </text:p>
        <text:p text:style-name="P4"><text:soft-page-break/>came apparent even before the deal was signed. Gerard and Ross were very </text:p>
        <text:p text:style-name="P4">tough East Coast businessmen, unaccustomed to Bushnell’s Californian style. </text:p>
        <text:p text:style-name="P4">Gerard once took his wife to Grass Valley. When she saw that many of the </text:p>
        <text:p text:style-name="P4">engineers had long beards, she commented that they looked like “the Smith </text:p>
        <text:p text:style-name="P4">Brothers [on the cough drops box].” </text:p>
        <text:p text:style-name="P3"/>
        <text:p text:style-name="P4">Once, to try to break the ice, Bushnell took several executives from Atari </text:p>
        <text:p text:style-name="P4">and Warner for a night cruise across the San Francisco Bay on his 42-foot sail¬ </text:p>
        <text:p text:style-name="P4">boat, Pong. They left from Alameda and sailed to Tiburon. An accident on the </text:p>
        <text:p text:style-name="P4">way back to port left the Warner people less than impressed. </text:p>
        <text:p text:style-name="P3"/>
        <text:p text:style-name="P4">There was this buoy, and we were up in the crest of the waves when the buoy </text:p>
        <text:p text:style-name="P4">was down and vice versa, and we never saw it. We were sailing along and </text:p>
        <text:p text:style-name="P4">suddenly we heard a loud KATHWANG as we hit the buoy—not side-swiped, </text:p>
        <text:p text:style-name="P4">but actually hit it with the point of the boat. It made a large sound, at which </text:p>
        <text:p text:style-name="P4">point the New York crowd looked a bit aghast. </text:p>
        <text:p text:style-name="P3"/>
        <text:p text:style-name="P4">Someone went front to see if there was a crack on the outside. One of us </text:p>
        <text:p text:style-name="P4">went flying down below to see if there was any water coming in. </text:p>
        <text:p text:style-name="P3"/>
        <text:p text:style-name="P5">—<text:span text:style-name="T13">Steve Bristow </text:span></text:p>
        <text:p text:style-name="P3"/>
        <text:p text:style-name="P4">Oh, was that a night! We sailed from Oakland across the bay to Tiburon. They </text:p>
        <text:p text:style-name="P4">managed to... oh, was that funny I They managed to bang the boat into a buoy. </text:p>
        <text:p text:style-name="P3"/>
        <text:p text:style-name="P4">By the time we got back, it was like moo. We were freezing and wet and cold. </text:p>
        <text:p text:style-name="P3"/>
        <text:p text:style-name="P3"/>
        <text:p text:style-name="P3"><text:soft-page-break/></text:p>
        <text:p text:style-name="P4">Strange Bedfellows IOJ </text:p>
        <text:p text:style-name="P3"/>
        <text:p text:style-name="P3"/>
        <text:p text:style-name="P4">That was hardly a win over. Yes, we took the boat. If that was perceived as </text:p>
        <text:p text:style-name="P4">a way to win us over, i can tell you ... it wasn’t too successful. I’m laughing </text:p>
        <text:p text:style-name="P4">because I remember that night. It was wonderful. It was a comic opera. </text:p>
        <text:p text:style-name="P3"/>
        <text:p text:style-name="P5">—<text:span text:style-name="T13">Manny Gerard </text:span></text:p>
        <text:p text:style-name="P3"/>
        <text:p text:style-name="P4">In January 1977, RCA released the Studio II: a game system with interchange¬ </text:p>
        <text:p text:style-name="P4">able cartridges. Though its only competition was the Channel F, the Studio II </text:p>
        <text:p text:style-name="P4">had a major design flaw that slowed its sales—its games were all black and </text:p>
        <text:p text:style-name="P4">white. Magnavox announced it would release a programmable game system </text:p>
        <text:p text:style-name="P4">called Odyssey 2 in September. Allied Leisure and Bally also announced new </text:p>
        <text:p text:style-name="P4">systems. It appeared as if the market might be too crowded by the time Atari </text:p>
        <text:p text:style-name="P4">released the VCS. </text:p>
        <text:p text:style-name="P3"/>
        <text:p text:style-name="P4">In October 1977, Atari released the Video Computer System, along with </text:p>
        <text:p text:style-name="P4">nine game cartridges. Atari engineers had worked hard to distinguish the VCS </text:p>
        <text:p text:style-name="P4">as the best system on the market. Like the Studio II and the Channel F, the </text:p>
        <text:p text:style-name="P4">VCS had controllers with dials for playing paddle games, but it also had a new </text:p>
        <text:p text:style-name="P4">device called a joystick, a pivoting lever in a pedestal, for controlling the tank </text:p>
        <text:p text:style-name="P4">and flying games on the Combat cartridge* The VCS also had switches for se¬ </text:p>
        <text:p text:style-name="P4">lecting games, displaying games in color or black and white, and setting </text:p>
        <text:p text:style-name="P4">difficulty levels. None of these enhancements had ever been offered. </text:p>
        <text:p text:style-name="P3"/>
        <text:p text:style-name="P4">The profit margin on the VCS was low, but Atari executives planned to re¬ </text:p>
        <text:p text:style-name="P4"><text:soft-page-break/>coup their losses on software. It cost less than $10 to manufacture the game </text:p>
        <text:p text:style-name="P4">cartridges, which sold for $30. They set a precedent that would remain an axiom </text:p>
        <text:p text:style-name="P4">in the video-game industry: “Give away the razors so that you can sell the blades.” </text:p>
        <text:p text:style-name="P3"/>
        <text:p text:style-name="P4">Unfortunately, very few consumers bought razors or blades that year. </text:p>
        <text:p text:style-name="P3"/>
        <text:p text:style-name="P4">One of the problems was shipping. According to Bushnell, Atari was un¬ </text:p>
        <text:p text:style-name="P4">able to get the majority of its 400,000 game consoles on store shelves in time </text:p>
        <text:p text:style-name="P4">for the holiday rush. Other problems included lack of consumer interest in </text:p>
        <text:p text:style-name="P4">home video games, confusion over the glut of new products, and the success </text:p>
        <text:p text:style-name="P4">of a new line of handheld electronic sports games from Mattel and Coleco. </text:p>
        <text:p text:style-name="P3"/>
        <text:p text:style-name="P4">After Christmas 1977, the video-game market crashed. Manufacturers like </text:p>
        <text:p text:style-name="P4">Magnavox and Atari sold inventory at reduced rates. RCA pulled out entirely. </text:p>
        <text:p text:style-name="P3"/>
        <text:p text:style-name="P4">* Atari did not make the first joystick. German scientists developed the joystick during </text:p>
        <text:p text:style-name="P4">World War II for controlling guided missiles. </text:p>
        <text:p text:style-name="P3"/>
        <text:p text:style-name="P3"/>
        <text:p text:style-name="P3"/>
        <text:p text:style-name="P4">As it looked like the video-game market was dead, tensions increased between </text:p>
        <text:p text:style-name="P4">Bushnell and the new owners of Atari. </text:p>
        <text:p text:style-name="P3"/>
        <text:p text:style-name="P4">Adding to the tension was Bushnell’s lack of enthusiasm about the busi¬ </text:p>
        <text:p text:style-name="P4">ness. Now that he no longer owned Atari, Bushnell seemed less interested in </text:p>
        <text:p text:style-name="P4">its day-to-day operation. He got involved in real estate, purchasing an enor¬ </text:p>
        <text:p text:style-name="P4">mous mansion in Woodside, California, from coffee-heir Peter Folger. Bushnell </text:p>
        <text:p text:style-name="P4">remarried. In a ceremony held in a courtyard on the grounds of his newly </text:p>
        <text:p text:style-name="P4"><text:soft-page-break/>purchased mansion, Bushnell married Nancy Nino. Nearly 700 people were </text:p>
        <text:p text:style-name="P4">in attendance, including Steve Ross and Manny Gerard. </text:p>
        <text:p text:style-name="P3"/>
        <text:p text:style-name="P4">[One thing] I think what I wasn’t prepared for is that after we bought [Atari], </text:p>
        <text:p text:style-name="P4">basically Nolan and Joe [Keenan], having some money, went off and did </text:p>
        <text:p text:style-name="P4">their real-estate investments. They stopped paying attention to the busi¬ </text:p>
        <text:p text:style-name="P4">ness. That, I will tell you, I did not anticipate. They just refocused on </text:p>
        <text:p text:style-name="P4">something else. </text:p>
        <text:p text:style-name="P3"/>
        <text:p text:style-name="P5">—<text:span text:style-name="T13">Manny Gerard </text:span></text:p>
        <text:p text:style-name="P3"/>
        <text:p text:style-name="P4">After I sold the company, I did take a couple of vacations and I think that was </text:p>
        <text:p text:style-name="P4">something that bothered Manny a little bit. It was just one of those things </text:p>
        <text:p text:style-name="P4">where I needed a certain amount of time. </text:p>
        <text:p text:style-name="P3"/>
        <text:p text:style-name="P4">As it became clear that some of the things that were going on were things </text:p>
        <text:p text:style-name="P4">that I really disagreed with, it was harder and harder for me to really climb in </text:p>
        <text:p text:style-name="P4">and be as enthusiastic as before. </text:p>
        <text:p text:style-name="P3"/>
        <text:p text:style-name="P5">—<text:span text:style-name="T13">Nolan Bushnell </text:span></text:p>
        <text:p text:style-name="P3"/>
        <text:p text:style-name="P4">VCS sales continued at a steady-but-disappointing pace through 1978. Al¬ </text:p>
        <text:p text:style-name="P4">ways wary of “the jackals” and convinced that the only way to stay ahead of </text:p>
        <text:p text:style-name="P4">the competition was to introduce new products, Bushnell wanted to discon¬ </text:p>
        <text:p text:style-name="P4">tinue the VCS and move on to the next-generation game console. Bushnell </text:p>
        <text:p text:style-name="P4">preferred moving to new technologies rather than spending time refining </text:p>
        <text:p text:style-name="P4">old ideas and letting his competitors catch up to him. He called his philoso¬ </text:p>
        <text:p text:style-name="P4">phy “eating your own babies” and said that if Atari didn’t (eat its own babies), </text:p>
        <text:p text:style-name="P4"><text:soft-page-break/>somebody else would. </text:p>
        <text:p text:style-name="P3"/>
        <text:p text:style-name="P3"/>
        <text:p text:style-name="P3"/>
        <text:p text:style-name="P4">Strange Bedfellows 109 </text:p>
        <text:p text:style-name="P3"/>
        <text:p text:style-name="P3"/>
        <text:p text:style-name="P4">There was endless pushing and shoving. I’d go to meetings and Nolan, who </text:p>
        <text:p text:style-name="P4">kind of disappeared, would turn up and say, "This is what we’re going to </text:p>
        <text:p text:style-name="P4">do." His own people were getting crazy with him. </text:p>
        <text:p text:style-name="P3"/>
        <text:p text:style-name="P4">I used a phrase over and over with Nolan. "Nolan, you can’t rule the com¬ </text:p>
        <text:p text:style-name="P4">pany by the divine right of king. You’ve got to be here, you have to pay </text:p>
        <text:p text:style-name="P4">attention. You can’t just come in... . ” </text:p>
        <text:p text:style-name="P3"/>
        <text:p text:style-name="P5">—<text:span text:style-name="T13">Manny Gerard </text:span></text:p>
        <text:p text:style-name="P3"/>
        <text:p text:style-name="P3"/>
        <text:p text:style-name="P4">The Czar </text:p>
        <text:p text:style-name="P3"/>
        <text:p text:style-name="P4">In February 1978, Warner hired a consultant to help turn the company around. </text:p>
        <text:p text:style-name="P4">Ray Kassar had extensive experience as a former vice president of Burlington </text:p>
        <text:p text:style-name="P4">Industries, the largest textile manufacturer in the United States. </text:p>
        <text:p text:style-name="P3"/>
        <text:p text:style-name="P4">A Harvard graduate, Kassar claimed to know nothing about video games. He </text:p>
        <text:p text:style-name="P4">had been with Burlington Industries for twenty-five years and distinguished </text:p>
        <text:p text:style-name="P4">himself by becoming the youngest vice president in the company’s history. This </text:p>
        <text:p text:style-name="P4">experience, he felt, could be transferred to nearly any manufacturing situation. </text:p>
        <text:p text:style-name="P3"><text:soft-page-break/></text:p>
        <text:p text:style-name="P4">I came in as a consultant for Warner, but my title in the company at the time </text:p>
        <text:p text:style-name="P4">was general manager of the consumer division, which was, at that point, </text:p>
        <text:p text:style-name="P4">doing terribly. </text:p>
        <text:p text:style-name="P3"/>
        <text:p text:style-name="P4">I mean, there was no infrastructure. They had no financial person. They </text:p>
        <text:p text:style-name="P4">had no marketing. They really had nothing. It was a disaster. </text:p>
        <text:p text:style-name="P3"/>
        <text:p text:style-name="P5">—<text:span text:style-name="T13">Ray Kassar </text:span></text:p>
        <text:p text:style-name="P3"/>
        <text:p text:style-name="P4">Most people who knew Kassar described him as autocratic but fashionable. </text:p>
        <text:p text:style-name="P4">He wore tailored suits to work, insisted on being driven in a chauffeured lim¬ </text:p>
        <text:p text:style-name="P4">ousine, and demanded very lavish treatment. He ate at only the finest </text:p>
        <text:p text:style-name="P4">restaurants. </text:p>
        <text:p text:style-name="P3"/>
        <text:p text:style-name="P4">According to Kassar, his first assignment was to determine whether Warner </text:p>
        <text:p text:style-name="P4">should liquidate Atari. After testing the VCS, Kassar was impressed and de¬ </text:p>
        <text:p text:style-name="P4">cided not to abandon it. He reported to Steve Ross that with some changes, </text:p>
        <text:p text:style-name="P4">Atari could be a profitable company. </text:p>
        <text:p text:style-name="P3"/>
        <text:p text:style-name="P3"/>
        <text:p text:style-name="P3"/>
        <text:p text:style-name="P4">HO Strange Bedfellows </text:p>
        <text:p text:style-name="P3"/>
        <text:p text:style-name="P3"/>
        <text:p text:style-name="P4">My plan was to stay in California for as I ittle time as possible. Warner really thought </text:p>
        <text:p text:style-name="P4">I was going to go out there and liquidate the company. That’s what they wanted </text:p>
        <text:p text:style-name="P4">me to do. They were looking for me to give them a recommendation. </text:p>
        <text:p text:style-name="P3"><text:soft-page-break/></text:p>
        <text:p text:style-name="P4">Believe me, there’s only one person who knows the full story and that is </text:p>
        <text:p text:style-name="P4">me. Even Manny Gerard doesn’t know the full story ’cause he was sitting in </text:p>
        <text:p text:style-name="P4">New York. I was there. I was running the company. </text:p>
        <text:p text:style-name="P3"/>
        <text:p text:style-name="P5">—<text:span text:style-name="T13">Ray Kassar </text:span></text:p>
        <text:p text:style-name="P3"/>
        <text:p text:style-name="P4">Predictably, Nolan Bushnell and Ray Kassar found very little common </text:p>
        <text:p text:style-name="P4">ground. Kassar, who routinely arrived at work at 7:30 a.m., did not approve of </text:p>
        <text:p text:style-name="P4">Bushnell’s “work smart, not hard” attitude. He was bothered by the stories of </text:p>
        <text:p text:style-name="P4">drug abuse among Atari’s employees and felt that Bushnell’s laid-back style </text:p>
        <text:p text:style-name="P4">did little to discourage it. He disagreed with Bushnell about the future of the </text:p>
        <text:p text:style-name="P4">VCS and wanted to use it as the lead product in Atari’s Christmas lineup. </text:p>
        <text:p text:style-name="P3"/>
        <text:p text:style-name="P4">The first or second week I was there, Nolan invited me to a management </text:p>
        <text:p text:style-name="P4">committee meeting. I arrived at his office at 3:00. Everybody was sitting </text:p>
        <text:p text:style-name="P4">around in jeans and T-shirts. In fact, when I first arrived at Atari, Nolan was </text:p>
        <text:p text:style-name="P4">walking around the company in a T-shirt that said, "I love to screw.” </text:p>
        <text:p text:style-name="P3"/>
        <text:p text:style-name="P4">Anyway, I arrived at this so-called management committee meeting and </text:p>
        <text:p text:style-name="P4">there were about six or seven of them drinking beer and smoking marijuana. </text:p>
        <text:p text:style-name="P3"/>
        <text:p text:style-name="P4">They offered me a joint. </text:p>
        <text:p text:style-name="P3"/>
        <text:p text:style-name="P4">I said, "No, I don’t do drugs.” </text:p>
        <text:p text:style-name="P3"/>
        <text:p text:style-name="P4">And Nolan said, "Well, why don’t you just relax? We’re just kind of... ” </text:p>
        <text:p text:style-name="P3"/>
        <text:p text:style-name="P4"><text:soft-page-break/>I said, "Look, are you having a meeting? If you’re having a meeting, I’ll </text:p>
        <text:p text:style-name="P4">stay. If you’re not, I’m leaving.” </text:p>
        <text:p text:style-name="P3"/>
        <text:p text:style-name="P4">He said, "No, we’re just going to drink some beer and wine.” So I left. </text:p>
        <text:p text:style-name="P3"/>
        <text:p text:style-name="P5">—<text:span text:style-name="T13">Ray Kassar </text:span></text:p>
        <text:p text:style-name="P3"/>
        <text:p text:style-name="P4">The final battle came at a Warner Communications budget meeting held </text:p>
        <text:p text:style-name="P4">in New York City in November 1978. Atari had been mildly profitable, but </text:p>
        <text:p text:style-name="P4">Steve Ross was not satisfied. Bushnell’s solution was to close down the pinball </text:p>
        <text:p text:style-name="P4">division and abandon the VCS. </text:p>
        <text:p text:style-name="P3"/>
        <text:p text:style-name="P3"/>
        <text:p text:style-name="P3"/>
        <text:p text:style-name="P4">Strange Bedfellows III </text:p>
        <text:p text:style-name="P3"/>
        <text:p text:style-name="P3"/>
        <text:p text:style-name="P4">In Bushnell’s mind, the only way Atari pinball could succeed was to make </text:p>
        <text:p text:style-name="P4">specialty tables. Standard pinball playfields were 22 inches wide; Atari’s first </text:p>
        <text:p text:style-name="P4">three tables were 29 inches wide. If Gerard insisted on making standard tables, </text:p>
        <text:p text:style-name="P4">Bushnell wanted to close down the division all together. </text:p>
        <text:p text:style-name="P3"/>
        <text:p text:style-name="P4">Gerard said that Bushnell also proposed discontinuing the VCS, but </text:p>
        <text:p text:style-name="P4">Bushnell said he only wanted to cut its price. Either way, his suggestions were </text:p>
        <text:p text:style-name="P4">in direct opposition to those of Gerard and Kassar. The battle lines were drawn. </text:p>
        <text:p text:style-name="P3"/>
        <text:p text:style-name="P4">The ultimate parting with Nolan came at the budget meeting of Warner in </text:p>
        <text:p text:style-name="P4">1978. Nolan came to the meeting, got up at the meeting, and everybody sat </text:p>
        <text:p text:style-name="P4"><text:soft-page-break/>there in stunned amazement as Nolan said, "Sell off your remaining inven¬ </text:p>
        <text:p text:style-name="P4">tory of 2600s. [2600 was another name for VCS. ] You’ve saturated the market. </text:p>
        <text:p text:style-name="P3"/>
        <text:p text:style-name="P4">The market is saturated at the top. It’s over.” </text:p>
        <text:p text:style-name="P3"/>
        <text:p text:style-name="P4">Remember, there were a lot of Warner people who didn’t know nothing </text:p>
        <text:p text:style-name="P4">about nothing. And nobody in the room could figure what the hell Nolan </text:p>
        <text:p text:style-name="P4">was talking about. </text:p>
        <text:p text:style-name="P3"/>
        <text:p text:style-name="P5">—<text:span text:style-name="T13">Manny Gerard </text:span></text:p>
        <text:p text:style-name="P3"/>
        <text:p text:style-name="P4">I said, "If, in fact, you guys are bound and determined to do regular pinball </text:p>
        <text:p text:style-name="P4">machines, I think we should close the division down because you aren’t go¬ </text:p>
        <text:p text:style-name="P4">ing to make any money.” </text:p>
        <text:p text:style-name="P3"/>
        <text:p text:style-name="P4">The battle was really over pricing the VCS. I felt that the strongest posi¬ </text:p>
        <text:p text:style-name="P4">tion would be to price the hardware lower and the software higher. </text:p>
        <text:p text:style-name="P3"/>
        <text:p text:style-name="P5">—<text:span text:style-name="T13">Nolan Bushnell </text:span></text:p>
        <text:p text:style-name="P3"/>
        <text:p text:style-name="P4">By this time, it was too late to make changes in the Christmas lineup. If </text:p>
        <text:p text:style-name="P4">Bushnell was right, Warner faced another holiday bloodbath. </text:p>
        <text:p text:style-name="P3"/>
        <text:p text:style-name="P4">The meeting erupted into a shouting match. Bushnell felt that Gerard and </text:p>
        <text:p text:style-name="P4">the entire Warner team had no feel for the electronics industry. Gerard claimed </text:p>
        <text:p text:style-name="P4">that Bushnell was no longer taking the business seriously. He said that </text:p>
        <text:p text:style-name="P4">Bushnell’s decisions were erratic. Not only had Bushnell’s recommendations </text:p>
        <text:p text:style-name="P4">caught the Warner people offguard, they even surprised Atari’s executive team. </text:p>
        <text:p text:style-name="P3"><text:soft-page-break/></text:p>
        <text:p text:style-name="P4">The day after the showdown, Gerard had a private meeting with Steve Ross, </text:p>
        <text:p text:style-name="P4">in which they discussed Atari’s future. Ross wanted to know what Gerard </text:p>
        <text:p text:style-name="P3"/>
        <text:p text:style-name="P3"/>
        <text:p text:style-name="P3"/>
        <text:p text:style-name="P4">112 Strange Bedfellows </text:p>
        <text:p text:style-name="P3"/>
        <text:p text:style-name="P3"/>
        <text:p text:style-name="P4">thought would happen over the holidays. Gerard said that Atari had not satu¬ </text:p>
        <text:p text:style-name="P4">rated the market with the VCS and that he expected the system to sell well. </text:p>
        <text:p text:style-name="P3"/>
        <text:p text:style-name="P4">The next day I got called into Ross’s office, and he basically goes nuts, and I </text:p>
        <text:p text:style-name="P4">mean nuts. He says to me, "Oh my God, what do we do?” </text:p>
        <text:p text:style-name="P3"/>
        <text:p text:style-name="P4">I said, "Look Steve, there are only two possible outcomes.” It’s now De¬ </text:p>
        <text:p text:style-name="P4">cember 10th or thereabouts, and I said, "Steve, in my opinion, on December </text:p>
        <text:p text:style-name="P4">26th there's going to be a game in every home in America, in which case </text:p>
        <text:p text:style-name="P4">we’ve got one of the biggest businesses you ever saw. If I’m wrong, we’ve </text:p>
        <text:p text:style-name="P4">got us a big problem. But what the hell, all we have to do is do nothing for </text:p>
        <text:p text:style-name="P4">two weeks, and we’re going to know. Okay.” </text:p>
        <text:p text:style-name="P3"/>
        <text:p text:style-name="P4">He said, "I guess so.” </text:p>
        <text:p text:style-name="P3"/>
        <text:p text:style-name="P4">By December 26th we knew we had a monster business on our hands. </text:p>
        <text:p text:style-name="P3"/>
        <text:p text:style-name="P5">—<text:span text:style-name="T13">Manny Gerard </text:span></text:p>
        <text:p text:style-name="P3"/>
        <text:p text:style-name="P4"><text:soft-page-break/>Shortly after the budget meeting, Gerard returned to California. While </text:p>
        <text:p text:style-name="P4">there, he heard that Bushnell was holding an Atari board meeting without </text:p>
        <text:p text:style-name="P4">Warner representation. This was the last straw. Gerard had an attorney draw </text:p>
        <text:p text:style-name="P4">up papers, and he dismissed Bushnell. </text:p>
        <text:p text:style-name="P3"/>
        <text:p text:style-name="P4">There was this whole thing in which it came to my attention that Nolan was </text:p>
        <text:p text:style-name="P4">trying to call a board meeting with Joe [Keenan], and they said something </text:p>
        <text:p text:style-name="P4">about didn't I get my notice? I said to myself, this is untenable, then I got </text:p>
        <text:p text:style-name="P4">the contracts out, I got the lawyers out, and I removed Nolan from office. </text:p>
        <text:p text:style-name="P3"/>
        <text:p text:style-name="P4">Nolan was simply removed and he was put on the beach. Okay? </text:p>
        <text:p text:style-name="P3"/>
        <text:p text:style-name="P4">Then Joe asked to be put on the beach. That's a... word of ours, because </text:p>
        <text:p text:style-name="P4">by putting him on the beach, he was entitled to certain modest compensa¬ </text:p>
        <text:p text:style-name="P4">tion in some bonus pool arrangements. </text:p>
        <text:p text:style-name="P3"/>
        <text:p text:style-name="P4">I don’t remember the numbers, but Nolan and Joe got 1 percent of this </text:p>
        <text:p text:style-name="P4">bonus pool, which, at that moment in time, he [Bushnell] believed was val¬ </text:p>
        <text:p text:style-name="P4">ueless. I believe what was going on was that they perceived they could make </text:p>
        <text:p text:style-name="P4">a fortune with Chuck E. Cheese, and who gave a shit about Atari anyway? </text:p>
        <text:p text:style-name="P3"/>
        <text:p text:style-name="P3"/>
        <text:p text:style-name="P5">—<text:span text:style-name="T13">Manny Gerard </text:span></text:p>
        <text:p text:style-name="P3"/>
        <text:p text:style-name="P3"/>
        <text:p text:style-name="P3"/>
        <text:p text:style-name="P4">Strange Bedfellows ll| </text:p>
        <text:p text:style-name="P3"/>
        <text:p text:style-name="P3"><text:soft-page-break/></text:p>
        <text:p text:style-name="P4">Bushnell’s forced retirement knocked him out of the video-game indus¬ </text:p>
        <text:p text:style-name="P4">try. One of Warner’s original stipulations for purchasing Atari was that </text:p>
        <text:p text:style-name="P4">Bushnell sign a seven-year noncompete clause. Once he left Atari, he was not </text:p>
        <text:p text:style-name="P4">allowed to work for any video-game company until 1983. On the other hand, </text:p>
        <text:p text:style-name="P4">he still received bonuses based on Atari’s performance. If Gerard and Kassar </text:p>
        <text:p text:style-name="P4">ran Atari profitably, he stood to make some easy money. </text:p>
        <text:p text:style-name="P3"/>
        <text:p text:style-name="P4">Ray Kassar replaced Bushnell as the CEO of Atari. His autocratic style had </text:p>
        <text:p text:style-name="P4">angered a few Atari employees when he was just a consultant. Now that he </text:p>
        <text:p text:style-name="P4">was chief executive, he offended people in droves. Once Bushnell left, several </text:p>
        <text:p text:style-name="P4">of Atari’s key figures followed within the next few years. </text:p>
        <text:p text:style-name="P3"/>
        <text:p text:style-name="P4">A lot of us didn’t know Ray when he was appointed to run the company, so </text:p>
        <text:p text:style-name="P4">he gathered the entire consumer engineering department in one of the caf¬ </text:p>
        <text:p text:style-name="P4">eterias to talk about how he was going to run things. </text:p>
        <text:p text:style-name="P3"/>
        <text:p text:style-name="P4">The question just came up, "What’s your background?” He said it was </text:p>
        <text:p text:style-name="P4">from the textile industry, importing fabric and stuff like that. </text:p>
        <text:p text:style-name="P3"/>
        <text:p text:style-name="P4">Somebody asked him, "Well, how are you going to interact with electron¬ </text:p>
        <text:p text:style-name="P4">ics designers?” </text:p>
        <text:p text:style-name="P3"/>
        <text:p text:style-name="P4">He said, "Well, I’ve worked with designers all my life.” </text:p>
        <text:p text:style-name="P3"/>
        <text:p text:style-name="P4">I remember saying to myself, "What does he mean by that?” </text:p>
        <text:p text:style-name="P3"/>
        <text:p text:style-name="P4">He went on to say, "The towel designers...” </text:p>
        <text:p text:style-name="P3"><text:soft-page-break/></text:p>
        <text:p text:style-name="P4">I was like, oh-oh, we’re in for a lot of trouble. This is going to be a disas¬ </text:p>
        <text:p text:style-name="P4">ter. And it sure turned out to be a disaster. </text:p>
        <text:p text:style-name="P3"/>
        <text:p text:style-name="P3"/>
        <text:p text:style-name="P5">—<text:span text:style-name="T13">Alan Miller, former Atari game designer, </text:span></text:p>
        <text:p text:style-name="P4">cofounder of Activision and Accolade </text:p>
        <text:p text:style-name="P3"/>
        <text:p text:style-name="P3"/>
        <text:p text:style-name="P3"/>
        <text:p text:style-name="P3"/>
        <text:p text:style-name="P3"/>
        <text:p text:style-name="P4">Bushnen </text:p>
        <text:p text:style-name="P3"/>
        <text:p text:style-name="P3"/>
        <text:p text:style-name="P4">Solid-state pinball was a really foolish market—they sold before they even finished building </text:p>
        <text:p text:style-name="P4">it. It was a wonderful market for Bally that only lasted about three years and went into the </text:p>
        <text:p text:style-name="P4">dumps. The reason it went into the dumps is because a video game called Space Invaders </text:p>
        <text:p text:style-name="P4">came out and captured the attention of everybody on the face of the earth. </text:p>
        <text:p text:style-name="P3"/>
        <text:p text:style-name="P5">—<text:span text:style-name="T13">Eddie Adlum </text:span></text:p>
        <text:p text:style-name="P3"/>
        <text:p text:style-name="P4">Nolan started Chuck E. Cheese at about the same time that Warner bought Atari. You want </text:p>
        <text:p text:style-name="P4">to hear about Chuck E. Cheese? </text:p>
        <text:p text:style-name="P3"/>
        <text:p text:style-name="P3"/>
        <text:p text:style-name="P5"><text:soft-page-break/>—<text:span text:style-name="T13">Al Alcorn </text:span></text:p>
        <text:p text:style-name="P3"/>
        <text:p text:style-name="P3"/>
        <text:p text:style-name="P3"/>
        <text:p text:style-name="P4">Il6 The Return of Bushnell </text:p>
        <text:p text:style-name="P3"/>
        <text:p text:style-name="P3"/>
        <text:p text:style-name="P4">Arcades Reborn </text:p>
        <text:p text:style-name="P3"/>
        <text:p text:style-name="P4">In the spring of 1978, Taito approached Midway about distributing a new </text:p>
        <text:p text:style-name="P4">arcade game in the United States. The game had originally been invented as </text:p>
        <text:p text:style-name="P4">a hexadecimal test used for evaluating computer programmers. Someone </text:p>
        <text:p text:style-name="P4">decided to convert the test into a video game that Taito distributed in Japan, </text:p>
        <text:p text:style-name="P4">despite the unenthusiastic blessing of company executives. The game was </text:p>
        <text:p text:style-name="P4">called Space Invaders. </text:p>
        <text:p text:style-name="P3"/>
        <text:p text:style-name="P4">Space Invaders did very poorly for the first few months after being introduced </text:p>
        <text:p text:style-name="P4">to Japanese arcades. By the time the game was three months old, however, it </text:p>
        <text:p text:style-name="P4">started to show' signs of life. More than a year passed between the time that Space </text:p>
        <text:p text:style-name="P4">Invaders was introduced in Japan and when it arrived in the United States. By </text:p>
        <text:p text:style-name="P4">that time, it had become an unprecedented phenomenon in Japanese arcades. </text:p>
        <text:p text:style-name="P3"/>
        <text:p text:style-name="P4">By the end of its arcade life, more than 100,000 units of Space Invaders blan¬ </text:p>
        <text:p text:style-name="P4">keted Japan. So many people were playing the game that it caused a national </text:p>
        <text:p text:style-name="P4">coin shortage. The Japanese mint had to triple the production of the 100-yen </text:p>
        <text:p text:style-name="P4">piece because so many coins were glutted in the arcades. </text:p>
        <text:p text:style-name="P3"/>
        <text:p text:style-name="P4">In 1978, Taito came out with Space Invaders in Japan. It was such an outra¬ </text:p>
        <text:p text:style-name="P4"><text:soft-page-break/>geous hit in Japan that many vegetable stores and other little stores would </text:p>
        <text:p text:style-name="P4">get rid of their vegetables and dedicate the whole store to Space Invaders. </text:p>
        <text:p text:style-name="P3"/>
        <text:p text:style-name="P4">All told, worldwide, they say there were at least 300,000 Space Invaders games </text:p>
        <text:p text:style-name="P4">built, including counterfeit versions. </text:p>
        <text:p text:style-name="P3"/>
        <text:p text:style-name="P5">—<text:span text:style-name="T13">Eddie Adlum </text:span></text:p>
        <text:p text:style-name="P3"/>
        <text:p text:style-name="P4">Even after Space Invaders’ triumph in Japan, Taito executives felt that the </text:p>
        <text:p text:style-name="P4">game’s theme of defending space stations from an extraterrestrial attack was </text:p>
        <text:p text:style-name="P4">too different from other games to appeal to American audiences. Most of the </text:p>
        <text:p text:style-name="P4">top games of 1978 were based on popular themes such as driving, sports, and </text:p>
        <text:p text:style-name="P4">w'ar. In Space Invaders, players moved a laser turret from side-to-side along the </text:p>
        <text:p text:style-name="P4">bottom of the screen, instead of controlling familiar objects. </text:p>
        <text:p text:style-name="P3"/>
        <text:p text:style-name="P4">The aliens in Space Invaders marched in a rectangular formation eight col¬ </text:p>
        <text:p text:style-name="P4">umns long and five rows deep. They marched horizontally, advancing toward </text:p>
        <text:p text:style-name="P4">the bottom of the screen. Players lost if the invading alien army reached the </text:p>
        <text:p text:style-name="P4">bottom or if players lost all their turrets. </text:p>
        <text:p text:style-name="P3"/>
        <text:p text:style-name="P3"/>
        <text:p text:style-name="P3"/>
        <text:p text:style-name="P4">The Return of Bushncll 117 </text:p>
        <text:p text:style-name="P3"/>
        <text:p text:style-name="P3"/>
        <text:p text:style-name="P4">To defend against the invaders, players had to shoot at the aliens with their </text:p>
        <text:p text:style-name="P4">laser turrets while avoiding descending enemy missiles. Four bases toward the </text:p>
        <text:p text:style-name="P4">bottom of the screen offered limited cover from missile barrages, but enemy </text:p>
        <text:p text:style-name="P4"><text:soft-page-break/>fire could obliterate those bases quickly. Destroying an entire wave of aliens </text:p>
        <text:p text:style-name="P4">earned 990 points. Extra points could be earned by shooting flying saucers </text:p>
        <text:p text:style-name="P4">that flew across the top of the screen at 25-second intervals. </text:p>
        <text:p text:style-name="P3"/>
        <text:p text:style-name="P4">There was no way to beat Space Invaders; the alien waves kept coming until </text:p>
        <text:p text:style-name="P4">the player either gave up or was killed. The best you could hope for was to </text:p>
        <text:p text:style-name="P4">post the highest score of the day at the top of the screen. </text:p>
        <text:p text:style-name="P3"/>
        <text:p text:style-name="P4">After testing the game, Taito of America’s vice president of product devel¬ </text:p>
        <text:p text:style-name="P4">opment Keith Egging predicted that Space Invaderswould do well in the United </text:p>
        <text:p text:style-name="P4">States. He set up a prototype in a secret testing location in Colorado. The </text:p>
        <text:p text:style-name="P4">players’ response convinced him that Taito had sold Midway a major hit. </text:p>
        <text:p text:style-name="P3"/>
        <text:p text:style-name="P4">I was exceptionally confident that it would do good in this country. I had </text:p>
        <text:p text:style-name="P4">just started with the company [Taito of America], and they thought I was a </text:p>
        <text:p text:style-name="P4">nut. I said we could sell tens of thousands, and they said, "You can’t sell </text:p>
        <text:p text:style-name="P4">that many." </text:p>
        <text:p text:style-name="P3"/>
        <text:p text:style-name="P5">—<text:span text:style-name="T13">Keith Egging, former vice president of project development, </text:span></text:p>
        <text:p text:style-name="P3"/>
        <text:p text:style-name="P4">Taito of America </text:p>
        <text:p text:style-name="P3"/>
        <text:p text:style-name="P4">Midway introduced Space Invaders into the United States in October 1978, </text:p>
        <text:p text:style-name="P4">and American audiences adopted it almost immediately. Midway sold Space </text:p>
        <text:p text:style-name="P4">Invaders macbines for approximately $1,700. The orders poured in so quickly </text:p>
        <text:p text:style-name="P4">that the company became backlogged. Arcade owners gladly paid the price; </text:p>
        <text:p text:style-name="P4">the game could pay for itself in a single month. In good locations, each ma¬ </text:p>
        <text:p text:style-name="P4">chine earned between $300 and $400 per week. </text:p>
        <text:p text:style-name="P3"><text:soft-page-break/></text:p>
        <text:p text:style-name="P4">Within a year, Midway manufactured and sold more than 60,000 Space In¬ </text:p>
        <text:p text:style-name="P4">vader machines in the United States. Suddenly, video games were the most </text:p>
        <text:p text:style-name="P4">lucrative equipment a vendor could own. </text:p>
        <text:p text:style-name="P3"/>
        <text:p text:style-name="P4">Not too long after I opened the game room, Space Invaders came out. What </text:p>
        <text:p text:style-name="P4">a great game. That was the first time I saw a cash box that represented a </text:p>
        <text:p text:style-name="P4">significant portion of the cost of [buying] the game in any one week. It was </text:p>
        <text:p text:style-name="P3"/>
        <text:p text:style-name="P3"/>
        <text:p text:style-name="P3"/>
        <text:p text:style-name="P4">Il8 The Return of Bushnell </text:p>
        <text:p text:style-name="P3"/>
        <text:p text:style-name="P3"/>
        <text:p text:style-name="P4">hard to believe that any game could capture the audience to the degree that </text:p>
        <text:p text:style-name="P4">it was capable of doing. </text:p>
        <text:p text:style-name="P3"/>
        <text:p text:style-name="P4">I can remember only a few games that had that dynamic game-playing </text:p>
        <text:p text:style-name="P4">magnetism. You could probably count them on your fingers. </text:p>
        <text:p text:style-name="P3"/>
        <text:p text:style-name="P5">—<text:span text:style-name="T13">Joel Hochberg </text:span></text:p>
        <text:p text:style-name="P3"/>
        <text:p text:style-name="P4">In a 1982 interview, Taito import manager S. Ikawa tried to explain why so </text:p>
        <text:p text:style-name="P4">many people liked Space Invaders: “Space Invaders gives you a feeling of tension. A </text:p>
        <text:p text:style-name="P4">little neglect may breed great mischief.” 1 </text:p>
        <text:p text:style-name="P3"/>
        <text:p text:style-name="P4">Though Space Invaders played the biggest role in revitalizing the coin- </text:p>
        <text:p text:style-name="P4">operated business, another game also had a major impact—Atari Football. </text:p>
        <text:p text:style-name="P3"><text:soft-page-break/></text:p>
        <text:p text:style-name="P4">Contrary to a popular notion, Football was not the first game to use a trak- </text:p>
        <text:p text:style-name="P4">ball controller. According to Dave Stubben, who created the hardware for </text:p>
        <text:p text:style-name="P4">Atari Football, Taito beat Atari to market with a soccer game that used one. </text:p>
        <text:p text:style-name="P4">According to Steve Bristow, when his engineers saw the game, they brought a </text:p>
        <text:p text:style-name="P4">copy into their lab and imitated it. </text:p>
        <text:p text:style-name="P3"/>
        <text:p text:style-name="P4">Dave Stubben, a large and beefy man who often wore cowboy boots to work, </text:p>
        <text:p text:style-name="P4">cocreated Football with software designer Mike Albaugh. Stubben saw a par¬ </text:p>
        <text:p text:style-name="P4">tially completed football game called X’sandO’s that Bristow had begun around </text:p>
        <text:p text:style-name="P4">the time that he created Tank. Stubben improved Bristow’s design by adding a </text:p>
        <text:p text:style-name="P4">smooth-scrolling playing field and trackball controllers* </text:p>
        <text:p text:style-name="P3"/>
        <text:p text:style-name="P4">Few games absorbed more abuse than Atari Football, and few games have </text:p>
        <text:p text:style-name="P4">injured so many players. It was housed in a waist-high tabletop cabinet. Play¬ </text:p>
        <text:p text:style-name="P4">ers stood beside the cabinet, pounding the trackball as hard as they could. On </text:p>
        <text:p text:style-name="P4">offense, players slapped the trackball to control their quarterback and make </text:p>
        <text:p text:style-name="P4">their receivers run. To build speed and to maneuver, players had to spin the </text:p>
        <text:p text:style-name="P4">trackball as quickly as possible. All over the country, people developed blis¬ </text:p>
        <text:p text:style-name="P4">ters on their hands. </text:p>
        <text:p text:style-name="P3"/>
        <text:p text:style-name="P4">Although the computer microprocessor that powered Football far exceeded </text:p>
        <text:p text:style-name="P4">dedicated circuits of games like Pong, it lacked the horsepower needed to dis¬ </text:p>
        <text:p text:style-name="P4">play complex graphics. The teams in Football were represented by Xs and Os. </text:p>
        <text:p text:style-name="P3"/>
        <text:p text:style-name="P3"/>
        <text:p text:style-name="P4">* The trackball was created by Jerry Liachek, the Atari mechanical engineer who created all </text:p>
        <text:p text:style-name="P4">of Atari’s best coin-op controllers. Liachek worked on the handle for Lunar Lander, the </text:p>
        <text:p text:style-name="P4"><text:soft-page-break/>joystick controller for Star Wars, and the dual joysticks for Battlezone. </text:p>
        <text:p text:style-name="P3"/>
        <text:p text:style-name="P3"/>
        <text:p text:style-name="P3"/>
        <text:p text:style-name="P4">The Return of Bushnell 119 </text:p>
        <text:p text:style-name="P3"/>
        <text:p text:style-name="P3"/>
        <text:p text:style-name="P4">Unlike Space Invaders, Football ran on a three-minute timer. Once the three </text:p>
        <text:p text:style-name="P4">minutes were up, players had to insert more quarters to continue. For the </text:p>
        <text:p text:style-name="P4">first three months of its release, Football was, quarter-for-quarter, as big a money </text:p>
        <text:p text:style-name="P4">maker as Space Invaders. The football season ended in January, and with it went </text:p>
        <text:p text:style-name="P4">most of Atari’s Football business. </text:p>
        <text:p text:style-name="P3"/>
        <text:p text:style-name="P3"/>
        <text:p text:style-name="P4">The Problem with Plm </text:p>
        <text:p text:style-name="P3"/>
        <text:p text:style-name="P4">One of Nolan Bushnell’s pet projects while working at Atari was finding new </text:p>
        <text:p text:style-name="P4">outlets for getting his games to the public. Video games had already found </text:p>
        <text:p text:style-name="P4">their way into bowling alleys, amusement parks, movie theaters, bars, pool </text:p>
        <text:p text:style-name="P4">halls, and arcades. In 1979, Space Invaders opened new doors as fast-food restau¬ </text:p>
        <text:p text:style-name="P4">rants and even drugstores began experimenting with games. </text:p>
        <text:p text:style-name="P3"/>
        <text:p text:style-name="P4">The progress was slow, however, because much of the public still associ¬ </text:p>
        <text:p text:style-name="P4">ated video games with pool halls, sleazy arcades, and vagrancy. Adding to the </text:p>
        <text:p text:style-name="P4">problem was a very effective war against video games launched by a woman </text:p>
        <text:p text:style-name="P4">named Ronnie Lamb, from Centereach, Long Island. She had seen a growing </text:p>
        <text:p text:style-name="P4">number of children playing the games and was appalled at the waste of time </text:p>
        <text:p text:style-name="P4">and money. She did not approve of the violence in many of the games and felt </text:p>
        <text:p text:style-name="P4"><text:soft-page-break/>that arcades were not wholesome environments. </text:p>
        <text:p text:style-name="P3"/>
        <text:p text:style-name="P4">Ms. Lamb presented her concerns on The Phil Donahue Show. Her campaign re¬ </text:p>
        <text:p text:style-name="P4">sulted in a few small towns banning arcades and helped to sour the public’s </text:p>
        <text:p text:style-name="P4">perception of video games and arcades. Despite arcades’ growing popularity, </text:p>
        <text:p text:style-name="P4">few shopping mall owners would allow arcades to be built on their properties. </text:p>
        <text:p text:style-name="P3"/>
        <text:p text:style-name="P4">In order to reach a larger audience, Bushnell had to find a way to legitimize </text:p>
        <text:p text:style-name="P4">video games. He wanted to make them a family activity, and the only way to </text:p>
        <text:p text:style-name="P4">do that was to create locations in which parents were practically forced to let </text:p>
        <text:p text:style-name="P4">their children play them. The answer came in the form of a pizza parlor with </text:p>
        <text:p text:style-name="P4">a video game arcade and a built-in theater that showed a robot stage act. </text:p>
        <text:p text:style-name="P3"/>
        <text:p text:style-name="P4">Bushnell hoped that the restaurant would legitimize the arcade. The robotic </text:p>
        <text:p text:style-name="P4">show, he thought, could create a Disney-like atmosphere that would make chil¬ </text:p>
        <text:p text:style-name="P4">dren select his parlors over such other chains as Pizza Hut and Godfather’s. </text:p>
        <text:p text:style-name="P3"/>
        <text:p text:style-name="P4">It didn’t matter if the pizza was good or even mediocre; the arcade and </text:p>
        <text:p text:style-name="P4">robot show would attract kids. Once he lured c ustomers, B ushnell hoped they </text:p>
        <text:p text:style-name="P4">would enter his arcade while their pizza was cooking. To help tempt them, he </text:p>
        <text:p text:style-name="P4">gave them a handful of free game tokens—enough to last five minutes. They </text:p>
        <text:p text:style-name="P3"/>
        <text:p text:style-name="P3"/>
        <text:p text:style-name="P3"/>
        <text:p text:style-name="P4">120 The Return of BusMI </text:p>
        <text:p text:style-name="P3"/>
        <text:p text:style-name="P3"/>
        <text:p text:style-name="P4">would have to purchase more tokens if they wanted to spend additional time </text:p>
        <text:p text:style-name="P4"><text:soft-page-break/>in the arcade while they waited. </text:p>
        <text:p text:style-name="P3"/>
        <text:p text:style-name="P4">We were running out of locations, and opening a video game arcade in the </text:p>
        <text:p text:style-name="P4">1970s was like opening a pool hall. Malls weren’t interested in letting us open </text:p>
        <text:p text:style-name="P4">arcades. So Nolan figured, okay, I’ll go into food service. </text:p>
        <text:p text:style-name="P3"/>
        <text:p text:style-name="P4">What food are people used to waiting a long time to eat? Pizza. While </text:p>
        <text:p text:style-name="P4">they wait, we’ll give them tokens to play games so they don’t mind wait¬ </text:p>
        <text:p text:style-name="P4">ing a half hour for the pizza. We’ll use these animatronic robots that Grass </text:p>
        <text:p text:style-name="P4">Valley engineered. </text:p>
        <text:p text:style-name="P3"/>
        <text:p text:style-name="P4">It was a scheme where you could tell mall management, "I’m not put¬ </text:p>
        <text:p text:style-name="P4">ting in a video-game arcade, I’m putting in a pizza parlor with video </text:p>
        <text:p text:style-name="P4">games.” But it was as big an arcade as you could possibly get in and still </text:p>
        <text:p text:style-name="P4">call it a pizza parlor. </text:p>
        <text:p text:style-name="P3"/>
        <text:p text:style-name="P5">—<text:span text:style-name="T13">Al Alcorn </text:span></text:p>
        <text:p text:style-name="P3"/>
        <text:p text:style-name="P4">Bushnell called his new venture Pizza Time Theaters. He named his res¬ </text:p>
        <text:p text:style-name="P4">taurants Chuck E. Cheese after the robotic rat mascot. </text:p>
        <text:p text:style-name="P3"/>
        <text:p text:style-name="P4">Although Chuck E. Cheese restaurants were somewhat similar to the Cava¬ </text:p>
        <text:p text:style-name="P4">lier restaurant/arcade that Joel Hochberg helped open in 1961, Bushnell’s vision </text:p>
        <text:p text:style-name="P4">was unique. The Cavalier was designed to attract adults with games and food. </text:p>
        <text:p text:style-name="P4">Bushnell went after children, knowing that if they came, their parents would </text:p>
        <text:p text:style-name="P4">have to follow. </text:p>
        <text:p text:style-name="P3"/>
        <text:p text:style-name="P4">Bushnell began work on Chuck E. Cheese long before leaving Atari. He </text:p>
        <text:p text:style-name="P4"><text:soft-page-break/>told a reporter that he had a rat costume on a mannequin in his office as early </text:p>
        <text:p text:style-name="P4">as 1974. Atari purchased an abandoned Dean Witter brokerage office in a San </text:p>
        <text:p text:style-name="P4">Jose outdoor mall and converted it into a Chuck E. Cheese restaurant in No¬ </text:p>
        <text:p text:style-name="P4">vember of 1977. </text:p>
        <text:p text:style-name="P3"/>
        <text:p text:style-name="P4">The first Chuck E. Cheese was far smaller than later restaurants. Along </text:p>
        <text:p text:style-name="P4">with an arcade, the establishment had a food service area with three stages, </text:p>
        <text:p text:style-name="P4">from which a robotic animal band played family tunes. The eating area was </text:p>
        <text:p text:style-name="P4">laid out like a cafeteria, with tables in long rows. </text:p>
        <text:p text:style-name="P3"/>
        <text:p text:style-name="P4">Though Warner acquired the rights to Chuck E. Cheese when it purchased </text:p>
        <text:p text:style-name="P4">Atari, the project never interested Manny Gerard or Steve Ross. According to </text:p>
        <text:p text:style-name="P4">Bushnell, they eventually asked him to sell the entire franchise off. </text:p>
        <text:p text:style-name="P3"/>
        <text:p text:style-name="P3"/>
        <text:p text:style-name="P3"/>
        <text:p text:style-name="P4">The Return of Bushnell 121 </text:p>
        <text:p text:style-name="P3"/>
        <text:p text:style-name="P3"/>
        <text:p text:style-name="P4">The project was started before Warner bought the company. They sort of </text:p>
        <text:p text:style-name="P4">said, "Okay, it’s another one of Nolan's hare brains.” They sort of tolerated </text:p>
        <text:p text:style-name="P4">it, but they figured it was going to be something that would go away. They </text:p>
        <text:p text:style-name="P4">didn’t understand it. </text:p>
        <text:p text:style-name="P3"/>
        <text:p text:style-name="P5">—<text:span text:style-name="T13">Nolan Bushnell </text:span></text:p>
        <text:p text:style-name="P3"/>
        <text:p text:style-name="P4">When Bushnell left Atari, he asked to buy the rights to Chuck E. Cheese. </text:p>
        <text:p text:style-name="P4">Ross sold him the entire project, including the rights to the robot technol¬ </text:p>
        <text:p text:style-name="P4"><text:soft-page-break/>ogy, for $500,000. Bushnell paid the debt at the rate of $100,000 per year. Within </text:p>
        <text:p text:style-name="P4">weeks of leaving the company, he began planning his second location. </text:p>
        <text:p text:style-name="P3"/>
        <text:p text:style-name="P4">Along with video games, Chuck E. Cheese had midway games that rewarded </text:p>
        <text:p text:style-name="P4">players with tickets that could be redeemed for prizes. Bushnell had run simi¬ </text:p>
        <text:p text:style-name="P4">lar games at the amusement park in Salt Lake City, Utah, while working his </text:p>
        <text:p text:style-name="P4">way through school. He believed that the promise of winning prizes would </text:p>
        <text:p text:style-name="P4">have enormous appeal to children. </text:p>
        <text:p text:style-name="P3"/>
        <text:p text:style-name="P4">Skeeball was dying. The company [that made the games], Philadelphia To¬ </text:p>
        <text:p text:style-name="P4">boggan, was going out of business and all of a sudden Nolan recognized </text:p>
        <text:p text:style-name="P4">there was play value there. You’ve got to give him credit for this. </text:p>
        <text:p text:style-name="P3"/>
        <text:p text:style-name="P4">The whole redemption idea was kind of a shady thing at the arcades, al¬ </text:p>
        <text:p text:style-name="P4">most gambling, but Nolan realized that this was something the kiddies would </text:p>
        <text:p text:style-name="P4">love because they could spend time at the counter redeeming al I those tickets. </text:p>
        <text:p text:style-name="P3"/>
        <text:p text:style-name="P4">I don’t know if he stole the idea from somebody else, but it was his drive </text:p>
        <text:p text:style-name="P4">and his vision. </text:p>
        <text:p text:style-name="P3"/>
        <text:p text:style-name="P5">—<text:span text:style-name="T13">Al Alcorn </text:span></text:p>
        <text:p text:style-name="P3"/>
        <text:p text:style-name="P4">Had the video-game industry remained in the doldrums, Chuck E. Cheese </text:p>
        <text:p text:style-name="P4">might have quietly failed and disappeared. Instead, Space Invaders burst upon </text:p>
        <text:p text:style-name="P4">the scene and the entire industry flourished. Since Chuck E. Cheese was one </text:p>
        <text:p text:style-name="P4">of the places people were sure to find the games they were looking for, the </text:p>
        <text:p text:style-name="P4">franchise rode the swell of excitement over hot titles like Space Invaders. </text:p>
        <text:p text:style-name="P3"/>
        <text:p text:style-name="P4"><text:soft-page-break/>The second Chuck E. Cheese was far more ambitious than the first one. </text:p>
        <text:p text:style-name="P4">Bushnell put it in a San Jose building that had once housed a Toys “R” Us </text:p>
        <text:p text:style-name="P4">store. It was one of the largest Californian arcades of its time, with two floors </text:p>
        <text:p text:style-name="P3"/>
        <text:p text:style-name="P3"/>
        <text:p text:style-name="P3"/>
        <text:p text:style-name="P4">122 "Hie Return of Bushnell </text:p>
        <text:p text:style-name="P3"/>
        <text:p text:style-name="P3"/>
        <text:p text:style-name="P4">of video games and a spiral ramp running around a 20-foot tall revolving statue </text:p>
        <text:p text:style-name="P4">of Chuck E. Cheese. </text:p>
        <text:p text:style-name="P3"/>
        <text:p text:style-name="P4">By the end of 1979, Bushnell began selling Pizza Time Theater franchises. It </text:p>
        <text:p text:style-name="P4">cost approximately $1.5 million to construct a full-sized Pizza Time Theater. </text:p>
        <text:p text:style-name="P4">A properly run location could pay for itself in six months. </text:p>
        <text:p text:style-name="P3"/>
        <text:p text:style-name="P4">As it turned out, Space Invaders was only the tip of an iceberg that eventually </text:p>
        <text:p text:style-name="P4">turned Chuck E. Cheese and several other video game-associated ventures into </text:p>
        <text:p text:style-name="P4">billion-dollar success stories. The golden age of video games was about to dawn. </text:p>
        <text:p text:style-name="P3"/>
        <text:p text:style-name="P3"/>
        <text:p text:style-name="P3"/>
        <text:p text:style-name="P4">Nobody gets their first game published. </text:p>
        <text:p text:style-name="P3"/>
        <text:p text:style-name="P5">—<text:span text:style-name="T13">Theurer’s Law (Atari doctrine named after Dave Theurer, </text:span></text:p>
        <text:p text:style-name="P4">creator of Missile Command and Tempest) </text:p>
        <text:p text:style-name="P3"/>
        <text:p text:style-name="P4">Games such as Pac-Man and Space Invaders were going into virtually every location in </text:p>
        <text:p text:style-name="P4"><text:soft-page-break/>the country, with the exception of maybe funeral parlors, and even a few funeral parlors </text:p>
        <text:p text:style-name="P4">had video games in the basements. Absolutely true. I believe churches and synagogues </text:p>
        <text:p text:style-name="P4">were about the only types of locations to escape video games. </text:p>
        <text:p text:style-name="P3"/>
        <text:p text:style-name="P3"/>
        <text:p text:style-name="P5">—<text:span text:style-name="T13">Eddie Adlum </text:span></text:p>
        <text:p text:style-name="P3"/>
        <text:p text:style-name="P3"/>
        <text:p text:style-name="P3"/>
        <text:p text:style-name="P4">124 The Golden Aje (Part i: 1979-1980) </text:p>
        <text:p text:style-name="P3"/>
        <text:p text:style-name="P4">The End of an Era </text:p>
        <text:p text:style-name="P3"/>
        <text:p text:style-name="P4">Once Nolan Bushnell left Atari, other notables soon followed. Within a few </text:p>
        <text:p text:style-name="P4">months of Bushnell’s departure, Joe Keenan joined him. Gil Williams hung </text:p>
        <text:p text:style-name="P4">on for nearly two years; his last assignment was to set up a coin-op manufac¬ </text:p>
        <text:p text:style-name="P4">turing plant in Ireland. Gene Lipkin remained a bit longer, then left the </text:p>
        <text:p text:style-name="P4">company under unpleasant circumstances. </text:p>
        <text:p text:style-name="P3"/>
        <text:p text:style-name="P4">As one of the company’s original employees, A1 Alcorn was caught in a </text:p>
        <text:p text:style-name="P4">tough position. He had been with the company since 1972 and helped develop </text:p>
        <text:p text:style-name="P4">its most successful products— Pong, Home Pong, and the Video Computer Sys¬ </text:p>
        <text:p text:style-name="P4">tem. His name still carried weight at Atari, but he did not like the direction in </text:p>
        <text:p text:style-name="P4">which the company was headed. </text:p>
        <text:p text:style-name="P3"/>
        <text:p text:style-name="P4">As far as Alcorn was concerned, things had changed since Warner Communi¬ </text:p>
        <text:p text:style-name="P4">cations took control. Under Bushnell, Atari was an engineering company. The </text:p>
        <text:p text:style-name="P4">leadership took risks and pioneered new technologies. When Ray Kassar replaced </text:p>
        <text:p text:style-name="P4"><text:soft-page-break/>Bushnell as president, Atari became a marketing company. Instead of developing </text:p>
        <text:p text:style-name="P4">new technologies, Kassar preferred to push existing ideas to their fullest. Alcorn </text:p>
        <text:p text:style-name="P4">wanted to begin work on the next generation of home video-game hardware, but </text:p>
        <text:p text:style-name="P4">Kassar didn’t even want to consider an alternative to the VCS. </text:p>
        <text:p text:style-name="P3"/>
        <text:p text:style-name="P4">Toward the end of 1978, Alcorn assembled a team of engineers and began </text:p>
        <text:p text:style-name="P4">designing a game console called Cosmos. Unlike the VCS, Cosmos did not </text:p>
        <text:p text:style-name="P4">plug into a television set. It had a light-emitting diode display. Both systems </text:p>
        <text:p text:style-name="P4">played games stored on cartridges, but Cosmos’s tiny cartridges had no elec¬ </text:p>
        <text:p text:style-name="P4">tronics, simply a four-by-five inch mylar transparency that cost so little to </text:p>
        <text:p text:style-name="P4">manufacture that the entire cartridges could retail for $10. </text:p>
        <text:p text:style-name="P3"/>
        <text:p text:style-name="P4">Alcorn’s team included two new engineers. Harry Jenkins, who had just </text:p>
        <text:p text:style-name="P4">graduated from Stanford University, and Roger Hector, a project designer who </text:p>
        <text:p text:style-name="P4">had done some impressive work in the coin-op division. Both were assigned </text:p>
        <text:p text:style-name="P4">to work directly under Alcorn on the project. </text:p>
        <text:p text:style-name="P3"/>
        <text:p text:style-name="P4">The perception was that Al was given a group of people to "play with." Harry </text:p>
        <text:p text:style-name="P4">Jenkins and Roger Hector were fresh hires. There was probably a bit of envy </text:p>
        <text:p text:style-name="P4">around the company because they did not have to actually deliver projects </text:p>
        <text:p text:style-name="P4">on time or budget but were more on a research and development-bent. </text:p>
        <text:p text:style-name="P3"/>
        <text:p text:style-name="P3"/>
        <text:p text:style-name="P5">—<text:span text:style-name="T13">Steve Bristow </text:span></text:p>
        <text:p text:style-name="P3"/>
        <text:p text:style-name="P3"/>
        <text:p text:style-name="P3"/>
        <text:p text:style-name="P4">The Golden A^e (Part i: 1979-1980) 12 $ </text:p>
        <text:p text:style-name="P3"><text:soft-page-break/></text:p>
        <text:p text:style-name="P4">Borrowing a page from Odyssey, the Cosmos used overlays to improve the </text:p>
        <text:p text:style-name="P4">look of its games. Cosmos’s overlays, however, were among the most impres¬ </text:p>
        <text:p text:style-name="P4">sive technologies ever created by Atari engineers. </text:p>
        <text:p text:style-name="P3"/>
        <text:p text:style-name="P4">Atari negotiated a deal with a bank for access to patents belonging to Holosonics, </text:p>
        <text:p text:style-name="P4">a bankrupt corporation that controlled most of the world’s patents for holo¬ </text:p>
        <text:p text:style-name="P4">grams—a technology for creating three-dimensional images using lasers. Alcorn </text:p>
        <text:p text:style-name="P4">brought in two specialists, Steve McGrew and Ken Haynes, to develop a process </text:p>
        <text:p text:style-name="P4">for mass-producing holograms that could be used with his game. </text:p>
        <text:p text:style-name="P3"/>
        <text:p text:style-name="P4">McGrew developed a process for creating holograms on mylar. In later </text:p>
        <text:p text:style-name="P4">years, Haynes expanded the technology for other uses, such as placing 3D </text:p>
        <text:p text:style-name="P4">pictures on credit cards. </text:p>
        <text:p text:style-name="P3"/>
        <text:p text:style-name="P4">Alcorn used their mylar technology to create an impressive array of 3D </text:p>
        <text:p text:style-name="P4">holographic overlays for the Cosmos. </text:p>
        <text:p text:style-name="P3"/>
        <text:p text:style-name="P4">One of the first games developed for the system was similar to Steve Russell’s </text:p>
        <text:p text:style-name="P4">Spacewar —an outer-space dogfight in which two small ships battled. The game </text:p>
        <text:p text:style-name="P4">took place in empty space with no obstructions, but the holographic overlay </text:p>
        <text:p text:style-name="P4">created an extremely elaborate backdrop with whirling 3D asteroids. The over¬ </text:p>
        <text:p text:style-name="P4">lay did not affect the game. The ships could not interact with the backdrop, </text:p>
        <text:p text:style-name="P4">but the visual effects were spectacular. </text:p>
        <text:p text:style-name="P3"/>
        <text:p text:style-name="P4">Before beginning the project, Alcorn asked Ray Kassar for permission to create </text:p>
        <text:p text:style-name="P4">a new stand-alone game system. According to Alcorn, Kassar seemed uninter¬ </text:p>
        <text:p text:style-name="P4">ested but did not object. By the middle of 1980, Alcorn and his team had completed </text:p>
        <text:p text:style-name="P4"><text:soft-page-break/>a working prototype. When they showed it to marketing, they were told that the </text:p>
        <text:p text:style-name="P4">department had no interest in selling anything other than the VCS. </text:p>
        <text:p text:style-name="P3"/>
        <text:p text:style-name="P3"/>
        <text:p text:style-name="P4">By this time, sales were up over a billion dollars. Everybody was fighting the </text:p>
        <text:p text:style-name="P4">idea of trying to get a new product out. You’ve got to real ize that marketing </text:p>
        <text:p text:style-name="P4">had sold out [of the VCS] by April for the entire year. So the marketing </text:p>
        <text:p text:style-name="P4">department’s only job was telling people, "I’m sorry, we’re sold out.” </text:p>
        <text:p text:style-name="P3"/>
        <text:p text:style-name="P4">All of a sudden, here comes Alcorn with a challenge: "Let’s get to work </text:p>
        <text:p text:style-name="P4">and let’s sell a new product. ” Why would they want to do that? </text:p>
        <text:p text:style-name="P3"/>
        <text:p text:style-name="P4">So here I am with this new product idea. Marketing didn’t want to have </text:p>
        <text:p text:style-name="P4">anything to do with it. Manufacturing said they were too busy building VCSs </text:p>
        <text:p text:style-name="P4">to build a new product. </text:p>
        <text:p text:style-name="P3"/>
        <text:p text:style-name="P3"/>
        <text:p text:style-name="P3"/>
        <text:p text:style-name="P4">126 The Golden A&lt;fe (Part i: 1979-1980) </text:p>
        <text:p text:style-name="P3"/>
        <text:p text:style-name="P3"/>
        <text:p text:style-name="P4">I said, "Put that in writing.” I then found a manufacturing place outside </text:p>
        <text:p text:style-name="P4">that could do a better job for less money. </text:p>
        <text:p text:style-name="P3"/>
        <text:p text:style-name="P3"/>
        <text:p text:style-name="P5">—<text:span text:style-name="T13">Al Alcorn </text:span></text:p>
        <text:p text:style-name="P3"/>
        <text:p text:style-name="P3"/>
        <text:p text:style-name="P4"><text:soft-page-break/>Alcorn, Jenkins, and Hector had invested too much time in Cosmos to aban¬ </text:p>
        <text:p text:style-name="P4">don it. Other engineers advised them to simply walk away from the project, but </text:p>
        <text:p text:style-name="P4">Alcorn decided to market the unit himself. He asked for space to show Cosmos </text:p>
        <text:p text:style-name="P4">at Atari’s booth during the 1980 Winter Consumer Electronics Show in the Las </text:p>
        <text:p text:style-name="P4">Vegas Convention Center. Amazingly, the marketing department said yes. </text:p>
        <text:p text:style-name="P3"/>
        <text:p text:style-name="P4">By this time, Mattel and Bally had entered the market with newer, more </text:p>
        <text:p text:style-name="P4">powerful consoles, but no one seemed to care. The VCS had more games and </text:p>
        <text:p text:style-name="P4">a much larger installed base. A constant stream of buyers from toy stores and </text:p>
        <text:p text:style-name="P4">department stores flowed through the Atari booth. While they were there, </text:p>
        <text:p text:style-name="P4">several buyers stopped by the Cosmos table, where Alcorn, Hector, and Jenkins </text:p>
        <text:p text:style-name="P4">demonstrated the console themselves. The holographic overlays attracted a </text:p>
        <text:p text:style-name="P4">lot of attention. </text:p>
        <text:p text:style-name="P3"/>
        <text:p text:style-name="P4">A few months later, Alcorn, Hector, and Jenkins manned a similar display at </text:p>
        <text:p text:style-name="P4">the Toy Fair in New York City. Having learned from his failure to sell Home Pong </text:p>
        <text:p text:style-name="P4">on the floor of the show, Alcorn also set up a suite for private meetings. Among </text:p>
        <text:p text:style-name="P4">the visitors to the booth was Al Nilsen, the new toy buyer for JC Penney. </text:p>
        <text:p text:style-name="P3"/>
        <text:p text:style-name="P4">The first time I saw Cosmos was at Toy Fair. I had heard the big deal about the </text:p>
        <text:p text:style-name="P4">hologram nature of it. </text:p>
        <text:p text:style-name="P3"/>
        <text:p text:style-name="P4">From what I remember, I wanted to see more because they were only show¬ </text:p>
        <text:p text:style-name="P4">ing one very small demo game with it. That was the last that I ever heard </text:p>
        <text:p text:style-name="P4">about the product. </text:p>
        <text:p text:style-name="P3"/>
        <text:p text:style-name="P5">—<text:span text:style-name="T13">Al Nilsen, former toy buyer, JC Penney </text:span></text:p>
        <text:p text:style-name="P3"/>
        <text:p text:style-name="P4"><text:soft-page-break/>Harry, Roger, and I went to the winter CES in Vegas. We managed to get a </text:p>
        <text:p text:style-name="P4">part in the Atari booth, and we sold our product. We couldn’t get any mar¬ </text:p>
        <text:p text:style-name="P4">keting guys to sell our product; we had to run the booth ourselves. </text:p>
        <text:p text:style-name="P3"/>
        <text:p text:style-name="P4">We were at Toy Fair in New York a month later. This time we had the proper </text:p>
        <text:p text:style-name="P4">suite and the proper way to do it. And I think we had about a quarter million </text:p>
        <text:p text:style-name="P4">of them sold. Ray Kassar still wouldn’t build them. </text:p>
        <text:p text:style-name="P3"/>
        <text:p text:style-name="P3"/>
        <text:p text:style-name="P3"/>
        <text:p text:style-name="P4">The Golden A^e (Part i: 1979-1980) I 2 J </text:p>
        <text:p text:style-name="P3"/>
        <text:p text:style-name="P3"/>
        <text:p text:style-name="P4">I got it as far as I could. I had Cosmos tooled and sold, and there was </text:p>
        <text:p text:style-name="P4">nothing but Ray Kassar that could stop Cosmos from happening. </text:p>
        <text:p text:style-name="P3"/>
        <text:p text:style-name="P4">Then he said, "No. We’re not going to do it.” </text:p>
        <text:p text:style-name="P3"/>
        <text:p text:style-name="P4">-Al Alcorn </text:p>
        <text:p text:style-name="P3"/>
        <text:p text:style-name="P4">Although the response to Cosmos was not even remotely close to the re¬ </text:p>
        <text:p text:style-name="P4">sponse to the VCS, several buyers decided to gamble on the system. Alcorn </text:p>
        <text:p text:style-name="P4">returned to California from the Toy Fair with orders for 250,000 units. When </text:p>
        <text:p text:style-name="P4">he told Kassar that he wanted to begin manufacturing, Kassar derailed his </text:p>
        <text:p text:style-name="P4">plans. Despite the impressive number of orders, Kassar did not want to manu¬ </text:p>
        <text:p text:style-name="P4">facture a game system that would compete with the VCS. Cosmos was never </text:p>
        <text:p text:style-name="P4">manufactured. </text:p>
        <text:p text:style-name="P3"/>
        <text:p text:style-name="P4"><text:soft-page-break/>Alcorn and Hector long claimed that Kassar refused to manufacture the </text:p>
        <text:p text:style-name="P4">Cosmos because it represented competition for the VCS, but some of the </text:p>
        <text:p text:style-name="P4">people who tried the game console disagree. There were questions about the </text:p>
        <text:p text:style-name="P4">play value of its games. </text:p>
        <text:p text:style-name="P3"/>
        <text:p text:style-name="P4">Cosmos was an attempt to do tomorrow’s tech today. The holograms were </text:p>
        <text:p text:style-name="P4">only window dressing. The play action and the interest level proved to be </text:p>
        <text:p text:style-name="P4">very low. It was a cosmetic advance and a game-play setback. </text:p>
        <text:p text:style-name="P3"/>
        <text:p text:style-name="P4">It was one of those things that looks like an advance, but it really isn’t. </text:p>
        <text:p text:style-name="P3"/>
        <text:p text:style-name="P5">—<text:span text:style-name="T13">Arnie Katz, the first full-time video-game journalist, </text:span></text:p>
        <text:p text:style-name="P3"/>
        <text:p text:style-name="P4">Electronic Games </text:p>
        <text:p text:style-name="P3"/>
        <text:p text:style-name="P4">Kassar’s decision to mothball Cosmos infuriated Alcorn, and he left the </text:p>
        <text:p text:style-name="P4">company. He hoped to receive the same retirement benefits that Bushnell, </text:p>
        <text:p text:style-name="P4">Williams, and Keenan were enjoying. According to Alcorn, being put “on the </text:p>
        <text:p text:style-name="P4">beach” by Manny Gerard meant receiving an expense account, a monthly </text:p>
        <text:p text:style-name="P4">check, and a company car. </text:p>
        <text:p text:style-name="P3"/>
        <text:p text:style-name="P4">At that point I realized that if they were going to refuse this product, they </text:p>
        <text:p text:style-name="P4">weren’t going to do any new products. And they never did. Atari developed </text:p>
        <text:p text:style-name="P4">several new products, but none of them ever appeared until after Ray left </text:p>
        <text:p text:style-name="P4">the company. </text:p>
        <text:p text:style-name="P3"/>
        <text:p text:style-name="P3"/>
        <text:p text:style-name="P3"/>
        <text:p text:style-name="P4"><text:soft-page-break/>128 The Golden Age (Part i: 1979-1980) </text:p>
        <text:p text:style-name="P3"/>
        <text:p text:style-name="P3"/>
        <text:p text:style-name="P4">So I said to myself, "All I do is develop new product that never comes out. </text:p>
        <text:p text:style-name="P3"/>
        <text:p text:style-name="P4">Why would I want to be there?” I was getting huge bonuses, six-figure bo¬ </text:p>
        <text:p text:style-name="P4">nuses, but I just said, "Good-bye, I’m out of here.” </text:p>
        <text:p text:style-name="P3"/>
        <text:p text:style-name="P5">—<text:span text:style-name="T13">Al Alcorn </text:span></text:p>
        <text:p text:style-name="P3"/>
        <text:p text:style-name="P4">Alcorn’s plans, however, nearly did not come to pass. According to Warner </text:p>
        <text:p text:style-name="P4">Communications, Alcorn was not entitled to the same retirement package as </text:p>
        <text:p text:style-name="P4">Bushnell and Keenan. Warner attorneys claimed that Alcorn had negotiated </text:p>
        <text:p text:style-name="P4">his severance separate from the other board members and that he was not </text:p>
        <text:p text:style-name="P4">entitled to the same bonus-pool compensation. </text:p>
        <text:p text:style-name="P3"/>
        <text:p text:style-name="P4">By this time, Atari controlled 75 percent of the lucrative home video-game </text:p>
        <text:p text:style-name="P4">market and VCS sales were nearing $2 billion per year. The 1 percent of a </text:p>
        <text:p text:style-name="P4">bonus pool that Bushnell and Keenan received represented a substantial in¬ </text:p>
        <text:p text:style-name="P4">come. The case went to court. </text:p>
        <text:p text:style-name="P3"/>
        <text:p text:style-name="P4">When we bought the company, everybody was represented by the same coun¬ </text:p>
        <text:p text:style-name="P4">sel except Al. He had separate counsel. I still remember those guys reading </text:p>
        <text:p text:style-name="P4">every page. The documentation doesn’t have Al’s name on it. </text:p>
        <text:p text:style-name="P3"/>
        <text:p text:style-name="P4">Al’s suit was that somehow the documents were wrong. Warner settled </text:p>
        <text:p text:style-name="P4">with him for other reasons, but I believe to the tips of my toes that he </text:p>
        <text:p text:style-name="P4">was wrong. </text:p>
        <text:p text:style-name="P3"><text:soft-page-break/></text:p>
        <text:p text:style-name="P4">The issue at hand was that the other guys kept 1 percent of the bonus </text:p>
        <text:p text:style-name="P4">pool. I think that’s what it was about. Atari suddenly becomes this money </text:p>
        <text:p text:style-name="P4">gusher that got to be worth a goddamned shit load of money. I mean, that’s </text:p>
        <text:p text:style-name="P4">the issue in a nutshell. </text:p>
        <text:p text:style-name="P3"/>
        <text:p text:style-name="P4">Afterward, I said this to him, "Al, I know you believe you are right, and as </text:p>
        <text:p text:style-name="P4">surely as you believe you are right, I believe you are wrong. ” There was noth¬ </text:p>
        <text:p text:style-name="P4">ing personal in that. We had a fundamental disagreement about the facts, </text:p>
        <text:p text:style-name="P4">and we’ll all go to hell without knowing any more about it. </text:p>
        <text:p text:style-name="P3"/>
        <text:p text:style-name="P5">—<text:span text:style-name="T13">Manny Gerard, former executive, Warner Communications </text:span></text:p>
        <text:p text:style-name="P3"/>
        <text:p text:style-name="P4">Warner settled and Alcorn, Atari’s first full-time engineer, retired “to </text:p>
        <text:p text:style-name="P4">the beach.” </text:p>
        <text:p text:style-name="P3"/>
        <text:p text:style-name="P3"/>
        <text:p text:style-name="P3"/>
        <text:p text:style-name="P4">The Golden Aye (Part i: 1979-1980) 129 </text:p>
        <text:p text:style-name="P3"/>
        <text:p text:style-name="P3"/>
        <text:p text:style-name="P4">Golden Age Begins </text:p>
        <text:p text:style-name="P3"/>
        <text:p text:style-name="P4">In 1978, Cinematronics released Space Wars, a coin-operated arcade version of </text:p>
        <text:p text:style-name="P4">Steve Russell’s computer game that improved on the original by incorporat¬ </text:p>
        <text:p text:style-name="P4">ing vector graphics.* Cinematronics was founded by Jim Pierce, Dennis Parte, </text:p>
        <text:p text:style-name="P4">and Gary Garrison in El Cajon, California, in 1975. Over the next few years, </text:p>
        <text:p text:style-name="P4">Parte and Garrison sold most of their shares in the business to Tom “Papa” </text:p>
        <text:p text:style-name="P4"><text:soft-page-break/>Stroud. 1 Cinematronics and its games went fairly unnoticed until MIT gradu¬ </text:p>
        <text:p text:style-name="P4">ate Larry Rosenthal joined the company. Rosenthal, who had done his master’s </text:p>
        <text:p text:style-name="P4">thesis on Spacewar, the game created by MIT’s Tech Model Railroad Club, had </text:p>
        <text:p text:style-name="P4">created a processor powerful and economical enough to run a full-scale ver¬ </text:p>
        <text:p text:style-name="P4">sion of the PDP Computer classic in an arcade machine. He convinced Stroud </text:p>
        <text:p text:style-name="P4">and Pierce to manufacture a game based on Spacewar wsmg his processing tech¬ </text:p>
        <text:p text:style-name="P4">nology. Appropriately enough, the game was called Space Wars. </text:p>
        <text:p text:style-name="P3"/>
        <text:p text:style-name="P4">Rosenthal’s vector graphics technology gave him several advantages over </text:p>
        <text:p text:style-name="P4">designers using raster-scan screens. Images drawn with vector graphics can </text:p>
        <text:p text:style-name="P4">have sharp edges and crisp shapes. At the time, most raster-scan games had </text:p>
        <text:p text:style-name="P4">crude shapes—cars looked like rectangles, and people and animals looked </text:p>
        <text:p text:style-name="P4">like doodles. By contrast, vector graphics enabled designers to create fairly </text:p>
        <text:p text:style-name="P4">elaborate line art with stark contrast. Early vector-graphics hardware could </text:p>
        <text:p text:style-name="P4">not generate colors, so many companies placed colored plastic overlays on </text:p>
        <text:p text:style-name="P4">their games to create the illusion of color. </text:p>
        <text:p text:style-name="P3"/>
        <text:p text:style-name="P4">Feeling that he was not being paid enough for his innovations, Rosenthal </text:p>
        <text:p text:style-name="P4">left Cinematronics and tried to take his processing technology with him. Pierce </text:p>
        <text:p text:style-name="P4">and Stroud sued. The case was settled with Rosenthal selling his technology </text:p>
        <text:p text:style-name="P4">back to the company. </text:p>
        <text:p text:style-name="P3"/>
        <text:p text:style-name="P4">Vector graphics also enabled Cinematronics’ game designers to animate </text:p>
        <text:p text:style-name="P4">more independent objects simultaneously than their competitors. Thanks to </text:p>
        <text:p text:style-name="P3"/>
        <text:p text:style-name="P3"/>
        <text:p text:style-name="P4">* There are two kinds of monitors—vector and raster scan. Raster-scan technology, used in </text:p>
        <text:p text:style-name="P4"><text:soft-page-break/>televisions, is based on an electronic beam painting images of the screen by constantly drawing </text:p>
        <text:p text:style-name="P4">and redrawing every row. Rather than going row by row, vector screens draw images by tracing </text:p>
        <text:p text:style-name="P4">lines from point to point, making them unsuitable for drawing pictures but excellent for </text:p>
        <text:p text:style-name="P4">displaying high-resolution outlines. Vector, or X-Y graphics, are displayed as lines. Rather than </text:p>
        <text:p text:style-name="P4">drawing an entire screen, a vector-graphics generator creates independent objects. The games </text:p>
        <text:p text:style-name="P4">Asteroids, Battlezone, and Star Castkwere vector graphics games, as was Space Wars. </text:p>
        <text:p text:style-name="P3"/>
        <text:p text:style-name="P3"/>
        <text:p text:style-name="P3"/>
        <text:p text:style-name="P4">IJO The Golden A^e (Part i: 1979-1980) </text:p>
        <text:p text:style-name="P3"/>
        <text:p text:style-name="P3"/>
        <text:p text:style-name="P4">his vector-beam technology, the first game from Rosenthal’s designer had </text:p>
        <text:p text:style-name="P4">forty independent objects at a time. Most raster-scan games had fewer than </text:p>
        <text:p text:style-name="P4">ten moving objects on a single screen. </text:p>
        <text:p text:style-name="P3"/>
        <text:p text:style-name="P4">After Space Wars, Cinematronics released a few more games that tapped into the </text:p>
        <text:p text:style-name="P4">science-fiction mania created by George Lucas’s Star Wars movies. Star Castle, for </text:p>
        <text:p text:style-name="P4">instance, featured a Death Star-like space fortress with a giant cannon. Players </text:p>
        <text:p text:style-name="P4">flew tiny spaceships around the fortress, pecking away at its shields until they cre¬ </text:p>
        <text:p text:style-name="P4">ated a hole deep enough to destroy the fortress by shooting deep into its heart. </text:p>
        <text:p text:style-name="P3"/>
        <text:p text:style-name="P4">In 1981, Cinematronics released Tail Gunner, the first video game to feature </text:p>
        <text:p text:style-name="P4">three-dimensional animated objects* In this game, players used a small </text:p>
        <text:p text:style-name="P4">chrome-plated joystick to target a gun in the rear of a large spaceship. The </text:p>
        <text:p text:style-name="P4"><text:soft-page-break/>game was played from the first-person perspective—the player looked directly </text:p>
        <text:p text:style-name="P4">through the gunning station window, rather than over the shoulder of a char¬ </text:p>
        <text:p text:style-name="P4">acter in the game. Because of the 3D effects, enemy fighters could turn and </text:p>
        <text:p text:style-name="P4">fly away rather than simply pass the ship. </text:p>
        <text:p text:style-name="P3"/>
        <text:p text:style-name="P4">Cinematronics emerged as one of the more successful companies in the </text:p>
        <text:p text:style-name="P4">wake of the Space Invaders phenomena. The company’s biggest hit, however, </text:p>
        <text:p text:style-name="P4">would come with another innovative technology. </text:p>
        <text:p text:style-name="P3"/>
        <text:p text:style-name="P3"/>
        <text:p text:style-name="P4">Tiie Golden Days off Atari Coin-Op </text:p>
        <text:p text:style-name="P3"/>
        <text:p text:style-name="P4">In 1980, an Atari engineer named Howie Delman created a powerful vector- </text:p>
        <text:p text:style-name="P4">graphics generator for coin-op games. The first game that used his hardware </text:p>
        <text:p text:style-name="P4">was Lunar Lander —a game based on a common exercise in physics classes that </text:p>
        <text:p text:style-name="P4">was adapted for arcade use by Rich Moore. In this game, players had to dock a </text:p>
        <text:p text:style-name="P4">lunar lander on the moon, using limited fuel and dealing with a realistic simu¬ </text:p>
        <text:p text:style-name="P4">lation of the physics of lunar gravity. In order to succeed, players had to </text:p>
        <text:p text:style-name="P4">conserve fuel by using their thrusters as little as possible. </text:p>
        <text:p text:style-name="P3"/>
        <text:p text:style-name="P4">To dress up their game. Atari engineers created a massive two-handled le¬ </text:p>
        <text:p text:style-name="P4">ver for controlling the lander’s booster engines. Springs on the lever made it </text:p>
        <text:p text:style-name="P4">snap back in place when it was released. Unfortunately, some younger play¬ </text:p>
        <text:p text:style-name="P4">ers got their faces too close to the lever, resulting in complaints about children </text:p>
        <text:p text:style-name="P4">being hit in the face when the lever snapped back in place. </text:p>
        <text:p text:style-name="P3"/>
        <text:p text:style-name="P3"/>
        <text:p text:style-name="P4">* Though Night Driver, a driving simulation published by Atari in 1977, featured 3D pylons </text:p>
        <text:p text:style-name="P4"><text:soft-page-break/>along the side of the road, Tail Gimneris generally acknowledged as the first true 3D game. </text:p>
        <text:p text:style-name="P3"/>
        <text:p text:style-name="P3"/>
        <text:p text:style-name="P3"/>
        <text:p text:style-name="P4">The Golden Age (Part i: 1979-1980) 131 </text:p>
        <text:p text:style-name="P3"/>
        <text:p text:style-name="P3"/>
        <text:p text:style-name="P4">Though Lunar Lander was never particularly successful, its vector-graphics </text:p>
        <text:p text:style-name="P4">generator was the impetus of Atari’s most successful coin-operated game. Lyle </text:p>
        <text:p text:style-name="P4">Rains, vice president of the coin-operated games division, had an idea for a </text:p>
        <text:p text:style-name="P4">game in which players cleared an area of space by shooting asteroids flying </text:p>
        <text:p text:style-name="P4">around a small ship. </text:p>
        <text:p text:style-name="P3"/>
        <text:p text:style-name="P4">Rains described his idea to programmer Ed Logg and suggested that the </text:p>
        <text:p text:style-name="P4">asteroids should repeatedly get smaller when the ship shot them. Logg, who </text:p>
        <text:p text:style-name="P4">held a master’s degree in math from Stanford University, thought he could </text:p>
        <text:p text:style-name="P4">expand the idea into a working game. He had recently completed the game </text:p>
        <text:p text:style-name="P4">Super Breakout and wanted to start his next project. </text:p>
        <text:p text:style-name="P3"/>
        <text:p text:style-name="P4">Lyle Rains called me into his office and said, "I have this idea for a game in which </text:p>
        <text:p text:style-name="P4">you shoot asteroids." He said we needed something that keeps players from do¬ </text:p>
        <text:p text:style-name="P4">ing nothing, so I suggested throwing a saucer out to keep the player alert. </text:p>
        <text:p text:style-name="P3"/>
        <text:p text:style-name="P4">I said, "Sure, I’ll go do that.” So I went up and started the project. </text:p>
        <text:p text:style-name="P3"/>
        <text:p text:style-name="P4">I wanted high resolution. If you tried to put a little ship like the ship in </text:p>
        <text:p text:style-name="P4">Asteroids up on standard resolution, it would look like garbage; you couldn’t </text:p>
        <text:p text:style-name="P4">tell what it was. Part of the deal I had with Lyle was that I’d go vector be¬ </text:p>
        <text:p text:style-name="P4"><text:soft-page-break/>cause, at the time, its high resolution was 1024 x 768, and at that resolution, </text:p>
        <text:p text:style-name="P4">the game would look nice. </text:p>
        <text:p text:style-name="P3"/>
        <text:p text:style-name="P5">—<text:span text:style-name="T13">Ed Logg </text:span></text:p>
        <text:p text:style-name="P3"/>
        <text:p text:style-name="P4">Within one week, Logg had a preliminary version of Asteroids running on </text:p>
        <text:p text:style-name="P4">his workstation. Within six weeks, the game was nearly complete. It featured </text:p>
        <text:p text:style-name="P4">the same basic control scheme as Computer Space and Space Wars. Players directed </text:p>
        <text:p text:style-name="P4">a small spaceship with five buttons—rotate left, rotate right, thruster rock¬ </text:p>
        <text:p text:style-name="P4">ets, fire, and hyperspace. When players jumped into hyperspace, they </text:p>
        <text:p text:style-name="P4">reappeared in a randomly selected spot on the screen or the ship blew up if </text:p>
        <text:p text:style-name="P4">they were hit by an asteroid or UFO while coming out of hyperspace. </text:p>
        <text:p text:style-name="P3"/>
        <text:p text:style-name="P4">The game began with a small spaceship in the center of the screen. Aster¬ </text:p>
        <text:p text:style-name="P4">oids began floating toward the ship from every direction. Players had to rotate </text:p>
        <text:p text:style-name="P4">and move the ship to avoid getting bombarded, while shooting the advancing </text:p>
        <text:p text:style-name="P4">rocks into dust. </text:p>
        <text:p text:style-name="P3"/>
        <text:p text:style-name="P4">Asteroids had two classes of UFOs—large, slow-moving ones that fired a few </text:p>
        <text:p text:style-name="P4">wild shots while crossing the screen, and small, speedy ones shooting smart </text:p>
        <text:p text:style-name="P3"/>
        <text:p text:style-name="P3"/>
        <text:p text:style-name="P3"/>
        <text:p text:style-name="P4">132 Hie Golden A&lt;je (Part 1:1979-1980) </text:p>
        <text:p text:style-name="P3"/>
        <text:p text:style-name="P3"/>
        <text:p text:style-name="P4">bullets that homed in on the player’s ship. Around Atari, the saucers were known </text:p>
        <text:p text:style-name="P4">as Mr. Bill and Sluggo (after characters in a series of Clay Nation skits on the </text:p>
        <text:p text:style-name="P4"><text:soft-page-break/>NBC comedy show Saturday Night Live), but when the nicknames were mentioned </text:p>
        <text:p text:style-name="P4">in an interview, a lawyer from NBC sent Atari a cease-and-desist order. </text:p>
        <text:p text:style-name="P3"/>
        <text:p text:style-name="P4">Players received 200 points for destroying large UFOs and 1,000 points for </text:p>
        <text:p text:style-name="P4">shooting small ones. Like Space Invaders, Asteroids rewarded players with extended </text:p>
        <text:p text:style-name="P4">lives at regular intervals. </text:p>
        <text:p text:style-name="P3"/>
        <text:p text:style-name="P4">The audience for coin-operated games had matured along with the indus¬ </text:p>
        <text:p text:style-name="P4">try in the seven years since Nolan Bushnell first created Computer Space. People </text:p>
        <text:p text:style-name="P4">were not intimidated by the controls in Cinematronics’ remake of Space Wars, </text:p>
        <text:p text:style-name="P4">and they flocked to Asteroids. </text:p>
        <text:p text:style-name="P3"/>
        <text:p text:style-name="P4">In the beginning, most players lasted less than one minute per quarter. </text:p>
        <text:p text:style-name="P4">When players learned to maneuver and shoot, they could make their games </text:p>
        <text:p text:style-name="P4">last for hours. One teenager set the world’s endurance record for Asteroidswhen </text:p>
        <text:p text:style-name="P4">he played a game for more than 36 hours. He earned so many free ships while </text:p>
        <text:p text:style-name="P4">playing that he was able to leave the game running and take breaks for meals. </text:p>
        <text:p text:style-name="P3"/>
        <text:p text:style-name="P4">Atari sold more than 70,000 Asteroids machines in the United States. The </text:p>
        <text:p text:style-name="P4">game did not do as well in Europe and Asia, however. Only about 30,000 units </text:p>
        <text:p text:style-name="P4">were sold overseas. </text:p>
        <text:p text:style-name="P3"/>
        <text:p text:style-name="P4">Logg’s fellow designers later nicknamed him “Golden Boy” because of his </text:p>
        <text:p text:style-name="P4">long string of hits. </text:p>
        <text:p text:style-name="P3"/>
        <text:p text:style-name="P4">Inside Atari Coin-Op </text:p>
        <text:p text:style-name="P3"/>
        <text:p text:style-name="P4">The culture within Atari’s coin-operated games division encouraged individu¬ </text:p>
        <text:p text:style-name="P4"><text:soft-page-break/>ality. The quiet ones in the group were Ed Logg and Lyle Rains. Logg did not </text:p>
        <text:p text:style-name="P4">smoke, drink, or take drugs. He earned the respect of other department mem¬ </text:p>
        <text:p text:style-name="P4">bers by creating the most successful games. His string of hits included Super </text:p>
        <text:p text:style-name="P4">Breakout, Asteroids, Centipede, Gauntlet, and Steel Talons. </text:p>
        <text:p text:style-name="P3"/>
        <text:p text:style-name="P4">Like Logg, Lyle Rains was generally serious in nature but able to adjust to </text:p>
        <text:p text:style-name="P4">working with the wilder members of the division. According to some coin¬ </text:p>
        <text:p text:style-name="P4">op engineers, Rains never lost track of his executive status. Some </text:p>
        <text:p text:style-name="P4">programmers considered him guarded. One of the departmental jokes in¬ </text:p>
        <text:p text:style-name="P4">volved Rain’s administrative assistant, an Asian woman from Hawaii who </text:p>
        <text:p text:style-name="P4">pronounced his name “Wyle Wains.” </text:p>
        <text:p text:style-name="P3"/>
        <text:p text:style-name="P3"/>
        <text:p text:style-name="P3"/>
        <text:p text:style-name="P4">The Golden A^e (Part i: 1979-1980) 133 </text:p>
        <text:p text:style-name="P3"/>
        <text:p text:style-name="P3"/>
        <text:p text:style-name="P4">She could say luau and Lanai, but for some reason she couldn’t say Lyle. </text:p>
        <text:p text:style-name="P3"/>
        <text:p text:style-name="P5">—<text:span text:style-name="T13">Lyle Rains </text:span></text:p>
        <text:p text:style-name="P3"/>
        <text:p text:style-name="P4">After Bushnell left Atari, the people in the coin-operated games division </text:p>
        <text:p text:style-name="P4">began feeling alienated from other Atari personnel. Though they created many </text:p>
        <text:p text:style-name="P4">major hits—and Atari’s bestselling cartridges were based on their arcade hits— </text:p>
        <text:p text:style-name="P4">the coin-operated game designers felt unappreciated by Ray Kassar, who </text:p>
        <text:p text:style-name="P4">focused most of his attention on home sales. Even worse, Kassar offered more </text:p>
        <text:p text:style-name="P4">praise to designers who adapted arcade games for the VCS than to the coin¬ </text:p>
        <text:p text:style-name="P4">op engineers who first created them. </text:p>
        <text:p text:style-name="P3"><text:soft-page-break/></text:p>
        <text:p text:style-name="P4">The kinds of things that went on were just wild. We were the company ren¬ </text:p>
        <text:p text:style-name="P4">egades. Atari, at that point in the early 1980s, was growing at an enormous </text:p>
        <text:p text:style-name="P4">clip, and coin-op really didn’t grow too much. It stayed pretty small. </text:p>
        <text:p text:style-name="P3"/>
        <text:p text:style-name="P4">Even though we were creating a lot of the titles that were the cornerstone </text:p>
        <text:p text:style-name="P4">for the consumer part of our business, we were kind of anonymous to a certain </text:p>
        <text:p text:style-name="P4">extent within the company because we were so small. But, by the same token, </text:p>
        <text:p text:style-name="P4">we didn’t feel like we were going to take any crap from anybody either. </text:p>
        <text:p text:style-name="P3"/>
        <text:p text:style-name="P5">—<text:span text:style-name="T13">Ed Rotberg, creator of Battlezone </text:span></text:p>
        <text:p text:style-name="P3"/>
        <text:p text:style-name="P4">Ray always came off aloof to us. Outside of official tours, he only made one </text:p>
        <text:p text:style-name="P4">unannounced visit to the division, and that one day, nobody was in engi¬ </text:p>
        <text:p text:style-name="P4">neering. We all went out to see Raiders of the Lost Ark. </text:p>
        <text:p text:style-name="P3"/>
        <text:p text:style-name="P4">I played poker with him once at a distributor meeting down in Pebble </text:p>
        <text:p text:style-name="P4">Beach. Nobody introduced me as the guy who did Asteroids, but I think he </text:p>
        <text:p text:style-name="P4">knew who I was. </text:p>
        <text:p text:style-name="P3"/>
        <text:p text:style-name="P5">—<text:span text:style-name="T13">Ed Logg </text:span></text:p>
        <text:p text:style-name="P3"/>
        <text:p text:style-name="P4">Coin-op’s ironic sense of self often manifested itself in mischievous pranks. </text:p>
        <text:p text:style-name="P4">Kassar told Fortune magazine that Atari’s game designers were abunch of “high- </text:p>
        <text:p text:style-name="P4">strung prima donnas.” The day after the interview was published, the entire </text:p>
        <text:p text:style-name="P4">division came to work wearing T-shirts that said, “I’m just another high-strung </text:p>
        <text:p text:style-name="P4">prima donna superstar.” </text:p>
        <text:p text:style-name="P3"/>
        <text:p text:style-name="P3"><text:soft-page-break/></text:p>
        <text:p text:style-name="P3"/>
        <text:p text:style-name="P4">134 The Golden A^e (Part i: 1979-1980) </text:p>
        <text:p text:style-name="P3"/>
        <text:p text:style-name="P3"/>
        <text:p text:style-name="P4">An engineer made fun of Atari’s slogan, “We take fun seriously,” by circu¬ </text:p>
        <text:p text:style-name="P4">lating a memo that looked like an employment ad. “Looking for pilot. Must </text:p>
        <text:p text:style-name="P4">be able to fly at night without lights. Must have experience flying below radar </text:p>
        <text:p text:style-name="P4">range. Knowledge of Colombia-U.S. routes a plus. Must be comfortable han¬ </text:p>
        <text:p text:style-name="P4">dling large sums of cash. Atari. We take fun intravenously. Atari Recreation </text:p>
        <text:p text:style-name="P4">Pharms [short for Pharmaceuticals] Division.” </text:p>
        <text:p text:style-name="P3"/>
        <text:p text:style-name="P4">The engineer was nearly fired. </text:p>
        <text:p text:style-name="P3"/>
        <text:p text:style-name="P4">A few months later, the entire division produced the “Outstanding in Our </text:p>
        <text:p text:style-name="P4">Field” video, a home movie—style spoof of life at Atari. The video took its name </text:p>
        <text:p text:style-name="P4">from a skit in which the narrator, Owen Rubin, describes the company’s coin- </text:p>
        <text:p text:style-name="P4">operated engineers as outstanding in their field. As he speaks, the video shows </text:p>
        <text:p text:style-name="P4">the entire division standing in an empty field. </text:p>
        <text:p text:style-name="P3"/>
        <text:p text:style-name="P4">In one skit, two engineers heave an empty coin-operated cabinet from the </text:p>
        <text:p text:style-name="P4">top of their building. The narrator explains that “Not all of Atari’s games are </text:p>
        <text:p text:style-name="P4">successful, but we know what to do with those,” as the cabinet hits the pave¬ </text:p>
        <text:p text:style-name="P4">ment and shatters. </text:p>
        <text:p text:style-name="P3"/>
        <text:p text:style-name="P4">Two of the skits on the tape lampooned company commercials. One </text:p>
        <text:p text:style-name="P4">showed a young couple very absorbed in a game of Atari Football. The game </text:p>
        <text:p text:style-name="P4">is clearly a mismatch. The man, hardware engineer Howie Delman, is en¬ </text:p>
        <text:p text:style-name="P4"><text:soft-page-break/>joying himself even though he is losing. As the camera backs away, it reveals </text:p>
        <text:p text:style-name="P4">that the woman is topless. </text:p>
        <text:p text:style-name="P3"/>
        <text:p text:style-name="P4">In the other parody, Ed Rotberg pretends he is a used-car salesman trying </text:p>
        <text:p text:style-name="P4">to sell an Asteroids Deluxe* machine. “How much would you expect to pay?” </text:p>
        <text:p text:style-name="P4">Rotberg asks. “$3,900? $2,900?” He reveals the real price—$4,387. “Hell, no. </text:p>
        <text:p text:style-name="P4">We fuck you over completely!” </text:p>
        <text:p text:style-name="P3"/>
        <text:p text:style-name="P4">In another skit, the company’s top designers visit “Club Atari,” an Old Spa¬ </text:p>
        <text:p text:style-name="P4">ghetti Factory restaurant that they dressed up to look like a bordello. The </text:p>
        <text:p text:style-name="P4">programmers are greeted by women dressed in camisoles and clipped-up stock¬ </text:p>
        <text:p text:style-name="P4">ings as they straggle in. (Dona Bailey, probably the woman who had the greatest </text:p>
        <text:p text:style-name="P4">impact on arcade games as the cocreator of Centipede , appears in the video as </text:p>
        <text:p text:style-name="P4">one of the women of Club Atari.) Though they have two women each, the </text:p>
        <text:p text:style-name="P4">programmers congregate around an A steroids Deluxe m achin e and forget about </text:p>
        <text:p text:style-name="P4">the club’s other pleasures. </text:p>
        <text:p text:style-name="P3"/>
        <text:p text:style-name="P3"/>
        <text:p text:style-name="P4">* A number of industry people, including coin-op game executives, acknowledged that </text:p>
        <text:p text:style-name="P4">Asteroids Deluxe was not one of Atari’s better games. </text:p>
        <text:p text:style-name="P3"/>
        <text:p text:style-name="P3"/>
        <text:p text:style-name="P3"/>
        <text:p text:style-name="P4">The Golden Aye (Part i: 1979-1980) 135 </text:p>
        <text:p text:style-name="P3"/>
        <text:p text:style-name="P3"/>
        <text:p text:style-name="P4">Frank Ballouz, the coin-op division’s marketing manager, also appears on </text:p>
        <text:p text:style-name="P4">the video. In his skit, he determines a game’s future by throwing a dart. On </text:p>
        <text:p text:style-name="P4"><text:soft-page-break/>the wall of his office is a dartboard with four cards taped around it. “Kill it.” </text:p>
        <text:p text:style-name="P5">“<text:span text:style-name="T13">Make 1,000.” “Make 10,000.” A fifth card, in the bull’s-eye says, “Make 100,000.” </text:span></text:p>
        <text:p text:style-name="P3"/>
        <text:p text:style-name="P4">Ballouz had a reputation for handling coin-op humor with stoicism. A </text:p>
        <text:p text:style-name="P4">group of engineers once smuggled a large ice sculpture of a swan into Ballouz’s </text:p>
        <text:p text:style-name="P4">hotel room during a trade show in Chicago. When he returned to the room, </text:p>
        <text:p text:style-name="P4">he found the heavy sculpture in his bed. Ballouz dragged the sculpture to his </text:p>
        <text:p text:style-name="P4">bathtub and had to shower beside the unmelted portion of the statue the </text:p>
        <text:p text:style-name="P4">next morning. </text:p>
        <text:p text:style-name="P3"/>
        <text:p text:style-name="P4">Once A1 Alcorn and Gene Lipkin dropped in on Ballouz while he was mak¬ </text:p>
        <text:p text:style-name="P4">ing an important telephone call. He ignored them. To get his attention, Lipkin </text:p>
        <text:p text:style-name="P4">leaned over Ballouz’s desk and started a fire in his in-box. Ballouz responded </text:p>
        <text:p text:style-name="P4">by telling the person on the telephone, “A couple of VPs just lit the papers on </text:p>
        <text:p text:style-name="P4">my desk on fire. If it’s all right with them, it’s okay with me,” and continued </text:p>
        <text:p text:style-name="P4">his conversation. </text:p>
        <text:p text:style-name="P3"/>
        <text:p text:style-name="P4">Coin-op even launched a little war with the building facilities department. </text:p>
        <text:p text:style-name="P3"/>
        <text:p text:style-name="P4">Facilities decided to reserve some parking spots for themselves in front of </text:p>
        <text:p text:style-name="P4">our building so that no one else would have them. They would come out and </text:p>
        <text:p text:style-name="P4">paint lines on the spots, and every time they painted the lines, we would go </text:p>
        <text:p text:style-name="P4">out with a can of black spray paint and paint over their lines. </text:p>
        <text:p text:style-name="P3"/>
        <text:p text:style-name="P4">Within 15 minutes there was no facilities parking. </text:p>
        <text:p text:style-name="P3"/>
        <text:p text:style-name="P4">No matter how many times they came out there, we would go out and </text:p>
        <text:p text:style-name="P4">paint the lines over again. </text:p>
        <text:p text:style-name="P3"><text:soft-page-break/></text:p>
        <text:p text:style-name="P5">—<text:span text:style-name="T13">Ed Rotberg </text:span></text:p>
        <text:p text:style-name="P3"/>
        <text:p text:style-name="P4">Despite their minor rebellions, the engineers of Atari’s coin-op division main¬ </text:p>
        <text:p text:style-name="P4">tained incredibly tough standards. They seldom duplicated existing games. With </text:p>
        <text:p text:style-name="P4">only a few notable exceptions such as Asteroids Deluxe and Space Duel, program¬ </text:p>
        <text:p text:style-name="P4">mers were not allowed to remake games already published. Other companies </text:p>
        <text:p text:style-name="P4">made new versions of Space Invaders; Atari looked for new ideas. </text:p>
        <text:p text:style-name="P3"/>
        <text:p text:style-name="P3"/>
        <text:p text:style-name="P4">Until about 1986, the attitude was that every game had to be completely </text:p>
        <text:p text:style-name="P4">new, completely different. It was much like saying if anybody ever did a </text:p>
        <text:p text:style-name="P3"/>
        <text:p text:style-name="P3"/>
        <text:p text:style-name="P3"/>
        <text:p text:style-name="P4">136 The Golden A^e (Part i: 1979-1980) </text:p>
        <text:p text:style-name="P3"/>
        <text:p text:style-name="P3"/>
        <text:p text:style-name="P4">fighting game, we shouldn’t do a fighting game because that would be a </text:p>
        <text:p text:style-name="P4">derivative product. </text:p>
        <text:p text:style-name="P3"/>
        <text:p text:style-name="P4">That kept the market very flexible. I think the players in the arcades in the </text:p>
        <text:p text:style-name="P4">1980s were a lot more flexible because every time they went to the arcades </text:p>
        <text:p text:style-name="P4">and tried an Atari game, they were challenged to learn an entirely new con¬ </text:p>
        <text:p text:style-name="P4">trol scheme, a new way of life. </text:p>
        <text:p text:style-name="P3"/>
        <text:p text:style-name="P5">—<text:span text:style-name="T13">Mark Cerny, creator of Marble Madness </text:span></text:p>
        <text:p text:style-name="P3"/>
        <text:p text:style-name="P4"><text:soft-page-break/>Another unwritten rule around the coin-operated division was that pro¬ </text:p>
        <text:p text:style-name="P4">grammer's never had their first game published. The rule was dubbed </text:p>
        <text:p text:style-name="P5">“<text:span text:style-name="T13">Theurer’s Law” after Dave Theurer, whose first game was Four-Player Soccer — </text:span></text:p>
        <text:p text:style-name="P4">a game that did not do particularly well. </text:p>
        <text:p text:style-name="P3"/>
        <text:p text:style-name="P4">Before manufacturing games, Atari tested prototype games in selected ar¬ </text:p>
        <text:p text:style-name="P4">cades to gauge player response. If a game had strong earnings, the company </text:p>
        <text:p text:style-name="P4">sent it to manufacturing. If a game did poorly, its design team could either </text:p>
        <text:p text:style-name="P4">find ways to improve it or abandon it altogether. </text:p>
        <text:p text:style-name="P3"/>
        <text:p text:style-name="P4">Atari coin-op had two unofficial in-house tests—the Stubben Test and the </text:p>
        <text:p text:style-name="P4">In-House Approval test. The Stubben Test, named for Atari Football designer </text:p>
        <text:p text:style-name="P4">Dave Stubben, was a measure of game durability. By most accounts, Stubben, </text:p>
        <text:p text:style-name="P4">who stood about six-feet-five and weighed 275 pounds, liked to break things. </text:p>
        <text:p text:style-name="P4">Once, while joking around with other Atari engineers at the lodge at Pebble </text:p>
        <text:p text:style-name="P4">Beach, Stubben kicked a door in. They tried to repair the damage using tooth¬ </text:p>
        <text:p text:style-name="P4">paste as caulking. </text:p>
        <text:p text:style-name="P3"/>
        <text:p text:style-name="P4">When engineers wanted to test the durability of their designs, they took </text:p>
        <text:p text:style-name="P4">the games to Stubben. Few games ever survived. One man bragged that he </text:p>
        <text:p text:style-name="P4">had created an impregnable coin-drop door. Stubben smashed it in with one </text:p>
        <text:p text:style-name="P4">kick of his cowboy boot. He bent one joystick in half and ripped another con¬ </text:p>
        <text:p text:style-name="P4">troller right out of a cabinet. </text:p>
        <text:p text:style-name="P3"/>
        <text:p text:style-name="P4">While making the game Paperboy, Dave Ralston and John Salwitz decided to </text:p>
        <text:p text:style-name="P4">use handlebars instead of a joystick and had handlebars welded to the ma¬ </text:p>
        <text:p text:style-name="P4">chine. When Salwitz told Mark Cerny, a skinny, brainy, 18-year-old who </text:p>
        <text:p text:style-name="P4">probably weighed less than 150 pounds, that the prototype was ready for the </text:p>
        <text:p text:style-name="P4"><text:soft-page-break/>Stubben Test, Cerny pried the handlebars off himself. A dejected Salwitz took </text:p>
        <text:p text:style-name="P4">the handlebars back to the lab and looked for another way to attach them. </text:p>
        <text:p text:style-name="P3"/>
        <text:p text:style-name="P3"/>
        <text:p text:style-name="P3"/>
        <text:p text:style-name="P4">The Golden A^e (Part i: 1979-1980) !|| </text:p>
        <text:p text:style-name="P3"/>
        <text:p text:style-name="P3"/>
        <text:p text:style-name="P4">The other in-house test, and the programmers’ first indication about how </text:p>
        <text:p text:style-name="P4">much players would like their game in the arcades, was the reaction the games </text:p>
        <text:p text:style-name="P4">got around Atari. While engineers built their prototypes, other coin-op em¬ </text:p>
        <text:p text:style-name="P4">ployees often entered their labs and asked to play them. If a game was good, it </text:p>
        <text:p text:style-name="P4">usually developed a following. With Asteroids and Tempest, Ed Logg and Dave </text:p>
        <text:p text:style-name="P4">Theurer had to chase people away from their workstations. </text:p>
        <text:p text:style-name="P3"/>
        <text:p text:style-name="P4">The Rivalry </text:p>
        <text:p text:style-name="P3"/>
        <text:p text:style-name="P4">In the late 1970s and early 1980s, our main competitor was Atari. I always </text:p>
        <text:p text:style-name="P4">looked at it as we had a hit, they had a hit, etc. It was great because we were </text:p>
        <text:p text:style-name="P4">creating a constant interest out there. Regardless of who had it, there was </text:p>
        <text:p text:style-name="P4">always something new, and people put their quarters in the slot and enjoyed </text:p>
        <text:p text:style-name="P4">what they were playing. </text:p>
        <text:p text:style-name="P3"/>
        <text:p text:style-name="P5">—<text:span text:style-name="T13">David Marofske, former president, Midway Carnes </text:span></text:p>
        <text:p text:style-name="P3"/>
        <text:p text:style-name="P4">Atari’s biggest competitor was Midway games. Cash-rich Bally, a company </text:p>
        <text:p text:style-name="P4">renowned for slot machines and casinos, purchased Midway in the 1970s. By </text:p>
        <text:p text:style-name="P4">purchasing Midway, a major video-game distributor, Bally entered the elec¬ </text:p>
        <text:p text:style-name="P4"><text:soft-page-break/>tronics industry and acquired new technologies. </text:p>
        <text:p text:style-name="P3"/>
        <text:p text:style-name="P4">Since Taito executives decided to market their own games in the United States </text:p>
        <text:p text:style-name="P4">after their success with Space Invaders, Midway either needed to license games from </text:p>
        <text:p text:style-name="P4">a new partner or needed to begin developing games in-house. Midway found a </text:p>
        <text:p text:style-name="P4">partner in Namco, Atari’s former distributor in Japan. In the beginning of 1980, </text:p>
        <text:p text:style-name="P4">Midway imported Galaxian, a game that improved upon the Space Invaders theme. </text:p>
        <text:p text:style-name="P3"/>
        <text:p text:style-name="P4">In Galaxian, players controlled a spaceship that moved laterally across the </text:p>
        <text:p text:style-name="P4">bottom of the screen and fired shots toward the top. Unlike Space Invaders, </text:p>
        <text:p text:style-name="P4">Galaxian had a color screen. The player’s spaceship was white and red with </text:p>
        <text:p text:style-name="P4">yellow torpedoes, the alien ships had many colors, and the background in the </text:p>
        <text:p text:style-name="P4">game had a field of colorful twinkling stars. </text:p>
        <text:p text:style-name="P3"/>
        <text:p text:style-name="P4">Galaxianwas more difficult than Space Invaders. Rather than marching in straight </text:p>
        <text:p text:style-name="P4">lines across the screen, the alien ships in Galaxian swooped down in changing </text:p>
        <text:p text:style-name="P4">formations. Though its profits were only a fraction of the money brought in by </text:p>
        <text:p text:style-name="P4">Space Invaders, Galaxian was one of the most successful games of its time. </text:p>
        <text:p text:style-name="P3"/>
        <text:p text:style-name="P3"/>
        <text:p text:style-name="P3"/>
        <text:p text:style-name="P4">138 The Golden Age (Part i: 1979-1980) </text:p>
        <text:p text:style-name="P3"/>
        <text:p text:style-name="P3"/>
        <text:p text:style-name="P4">In those days, the [Space Invader] games became exceedingly popular in </text:p>
        <text:p text:style-name="P4">Japan, to the point that people were just going crazy over [them]. As their </text:p>
        <text:p text:style-name="P4">popularity began to wane, we introduced Calaxian. I must say that Galaxian </text:p>
        <text:p text:style-name="P4">was a far superior game. </text:p>
        <text:p text:style-name="P3"><text:soft-page-break/></text:p>
        <text:p text:style-name="P4">As you will recall, the Invader game was black and white, and it has ver¬ </text:p>
        <text:p text:style-name="P4">tical and horizontal movements only, whereas Galaxian was in color and the </text:p>
        <text:p text:style-name="P4">enemies attacked from various directions. So it was a significant improve¬ </text:p>
        <text:p text:style-name="P4">ment over the Invader game. </text:p>
        <text:p text:style-name="P3"/>
        <text:p text:style-name="P5">—<text:span text:style-name="T13">Masaya Nakamura, founder, Namco </text:span></text:p>
        <text:p text:style-name="P3"/>
        <text:p text:style-name="P4">Distributing games created by Namco and other foreign partners, Midway </text:p>
        <text:p text:style-name="P4">challenged Atari’s leadership in the arcade market. </text:p>
        <text:p text:style-name="P3"/>
        <text:p text:style-name="P4">Atari responded with Missile Command. Dave Theurer had just finished Four- </text:p>
        <text:p text:style-name="P4">Player Soccer when a team leader named Steve Calfee suggested he make the game. </text:p>
        <text:p text:style-name="P3"/>
        <text:p text:style-name="P4">Missile Command was based upon an old game called Missile Radar that </text:p>
        <text:p text:style-name="P4">Nolan had seen before he started Atari. In that game you tried to intercept </text:p>
        <text:p text:style-name="P4">missiles before they hit your base. We always brought this up at brainstorm¬ </text:p>
        <text:p text:style-name="P4">ing sessions. </text:p>
        <text:p text:style-name="P3"/>
        <text:p text:style-name="P5">—<text:span text:style-name="T13">Steve Bristow </text:span></text:p>
        <text:p text:style-name="P3"/>
        <text:p text:style-name="P4">Calfee called me into his office and said, "Dave, we have something we want </text:p>
        <text:p text:style-name="P4">you to work on next. We want you to explore the idea of the U.S. being in¬ </text:p>
        <text:p text:style-name="P4">vaded by the USSR. We want your game to have this radar screen that shows </text:p>
        <text:p text:style-name="P4">missiles coming in.” </text:p>
        <text:p text:style-name="P3"/>
        <text:p text:style-name="P4">I walked out of his office and my spine was tingling because I just had this </text:p>
        <text:p text:style-name="P4">feeling that this was going to be fun and it was going to be hot. It was so </text:p>
        <text:p text:style-name="P4"><text:soft-page-break/>relevant—that was in the middle of the Cold War. </text:p>
        <text:p text:style-name="P3"/>
        <text:p text:style-name="P4">I just had this really, really good feeling about it. </text:p>
        <text:p text:style-name="P3"/>
        <text:p text:style-name="P5">—<text:span text:style-name="T13">Dave Theurer </text:span></text:p>
        <text:p text:style-name="P3"/>
        <text:p text:style-name="P4">Theurer, a relatively mild-mannered person who had to struggle to stay in¬ </text:p>
        <text:p text:style-name="P4">terested in Soccer, fell in love with the idea. Though he was known throughout </text:p>
        <text:p text:style-name="P4">the division for constantly editing and re-editing his work, he managed to finish </text:p>
        <text:p text:style-name="P3"/>
        <text:p text:style-name="P3"/>
        <text:p text:style-name="P3"/>
        <text:p text:style-name="P4">The Golden A?e (Part i: 1979-1980) IJ 9 </text:p>
        <text:p text:style-name="P3"/>
        <text:p text:style-name="P3"/>
        <text:p text:style-name="P4">Missile Command in approximately six months. Theurer had to make only mini¬ </text:p>
        <text:p text:style-name="P4">mal alterations to get the final version of the game ready for location tests. </text:p>
        <text:p text:style-name="P3"/>
        <text:p text:style-name="P4">I just sat down and drew up a basic game idea, which is pretty much the way it </text:p>
        <text:p text:style-name="P4">turned out, except we got rid of the radar screen because that was too distract¬ </text:p>
        <text:p text:style-name="P4">ing. I hate radar screens because you can’t see what’s going on half of the time. </text:p>
        <text:p text:style-name="P3"/>
        <text:p text:style-name="P5">—<text:span text:style-name="T13">Dave Theurer </text:span></text:p>
        <text:p text:style-name="P3"/>
        <text:p text:style-name="P4">The finished game was fairly simple. Players launched missiles from three </text:p>
        <text:p text:style-name="P4">silos to protect six cities located at the bottom of the screen. The silos had lim¬ </text:p>
        <text:p text:style-name="P4">ited numbers of missiles, so players could not waste them by shooting wildly. </text:p>
        <text:p text:style-name="P4">Once the missiles ran out, players had to sit and watch their cities explode. </text:p>
        <text:p text:style-name="P3"><text:soft-page-break/></text:p>
        <text:p text:style-name="P4">Missile Command was controlled with a Magic 8-ball—sized trackball similar </text:p>
        <text:p text:style-name="P4">to the one used in Football. It was the perfect controller because it enabled players </text:p>
        <text:p text:style-name="P4">to move the aiming device quickly and accurately. </text:p>
        <text:p text:style-name="P3"/>
        <text:p text:style-name="P4">The game began with missiles appearing like streaks in the sky above the </text:p>
        <text:p text:style-name="P4">player’s silos and cities. Players launched defensive strikes by firing their mis¬ </text:p>
        <text:p text:style-name="P4">siles in the path of the oncoming threat. As the game progressed, enemy jets </text:p>
        <text:p text:style-name="P4">and UFOs flew across the top of the screen and dropped clusters of warheads </text:p>
        <text:p text:style-name="P4">and an occasional bomb. If players were unable to hit enemy aircraft before </text:p>
        <text:p text:style-name="P4">they launched clusters, they’d have to waste shots mopping up. </text:p>
        <text:p text:style-name="P3"/>
        <text:p text:style-name="P4">We added railroad tracks between the cities and missile bases. The cities </text:p>
        <text:p text:style-name="P4">were manufacturing the missiles and shipping them on the railroad tracks to </text:p>
        <text:p text:style-name="P4">the bases. If the incoming bombs blew up the railroad tracks, the missiles </text:p>
        <text:p text:style-name="P4">were stranded. </text:p>
        <text:p text:style-name="P3"/>
        <text:p text:style-name="P4">It was all too complicated and we figured that it was going to confuse </text:p>
        <text:p text:style-name="P4">people, so we threw all the railroad track stuff away. </text:p>
        <text:p text:style-name="P3"/>
        <text:p text:style-name="P4">We had submarines for a while, but we decided that it was confusing, so </text:p>
        <text:p text:style-name="P4">the submarines went. </text:p>
        <text:p text:style-name="P3"/>
        <text:p text:style-name="P4">We were going to have a localities-option for the operator to set the ma¬ </text:p>
        <text:p text:style-name="P4">chines to for the east coast or west coast or middle America. Then we’d label </text:p>
        <text:p text:style-name="P4">the cities according to where they were. But that got to be too complicated. </text:p>
        <text:p text:style-name="P3"/>
        <text:p text:style-name="P3"/>
        <text:p text:style-name="P5"><text:soft-page-break/>■<text:span text:style-name="T13">Dave Theurer </text:span></text:p>
        <text:p text:style-name="P3"/>
        <text:p text:style-name="P3"/>
        <text:p text:style-name="P3"/>
        <text:p text:style-name="P4">14O The Golden kf (Part i: 1979-1980) </text:p>
        <text:p text:style-name="P3"/>
        <text:p text:style-name="P3"/>
        <text:p text:style-name="P4">One day Theurer came up with an idea for creating an enormous explo¬ </text:p>
        <text:p text:style-name="P4">sion. When players lost their last city, he would make it look as if the entire </text:p>
        <text:p text:style-name="P4">screen had been destroyed by an atomic blast. When Calfee saw the explosion, </text:p>
        <text:p text:style-name="P4">he suggested putting the words The End in the middle of it. </text:p>
        <text:p text:style-name="P3"/>
        <text:p text:style-name="P4">One lunchtime I had this urge to try something cool—I could make this huge </text:p>
        <text:p text:style-name="P4">explosion on the screen. So I just whipped it up one lunch hour. Steve Calfee </text:p>
        <text:p text:style-name="P4">walked through on his way back from lunch and said, "Why don’t you put </text:p>
        <text:p text:style-name="P4">'The End’ in there?” </text:p>
        <text:p text:style-name="P3"/>
        <text:p text:style-name="P4">So I stuck it in. </text:p>
        <text:p text:style-name="P3"/>
        <text:p text:style-name="P4">Everybody liked it. The explosion made it into the movie Terminator II. </text:p>
        <text:p text:style-name="P3"/>
        <text:p text:style-name="P5">—<text:span text:style-name="T13">Dave Theurer </text:span></text:p>
        <text:p text:style-name="P3"/>
        <text:p text:style-name="P3"/>
        <text:p text:style-name="P4">A Game About Eating </text:p>
        <text:p text:style-name="P3"/>
        <text:p text:style-name="P4">Space Invaders was an outrageous hit, but it was nothing compared to the </text:p>
        <text:p text:style-name="P4">one that was to eventually become the icon of the video game business; and </text:p>
        <text:p text:style-name="P4"><text:soft-page-break/>that was Pac-Man. </text:p>
        <text:p text:style-name="P3"/>
        <text:p text:style-name="P5">—<text:span text:style-name="T13">Eddie Adlum </text:span></text:p>
        <text:p text:style-name="P3"/>
        <text:p text:style-name="P4">Pac-Man was the invention of Torn Iwatani, a young pinball enthusiast who </text:p>
        <text:p text:style-name="P4">joined Namco shortly after graduating from college in 1977. Iwatani wanted </text:p>
        <text:p text:style-name="P4">to create pinball machines, but Namco was only manufacturing video games. </text:p>
        <text:p text:style-name="P4">As a compromise, he created Gee Bee, Bomb Bee, and CutieQ, video pinball games </text:p>
        <text:p text:style-name="P4">that reached the United States in limited quantities.* Namco released Bomb Bee </text:p>
        <text:p text:style-name="P4">and Cutie Qin 1979, the same year Calaxian was released in Japan. </text:p>
        <text:p text:style-name="P3"/>
        <text:p text:style-name="P4">In April 1979, Iwatani decided to try something other than pinball. He </text:p>
        <text:p text:style-name="P4">wanted to make a nonviolent game, something female players might en¬ </text:p>
        <text:p text:style-name="P4">joy. He decided to build his game around the Japanese word taberu, which </text:p>
        <text:p text:style-name="P4">means “to eat.” </text:p>
        <text:p text:style-name="P3"/>
        <text:p text:style-name="P3"/>
        <text:p text:style-name="P4">* Gee Bee was the only game manufactured by Namco in 1978, and Bomb Bee was one of the </text:p>
        <text:p text:style-name="P4">only games manufactured by the company the following year. </text:p>
        <text:p text:style-name="P3"/>
        <text:p text:style-name="P3"/>
        <text:p text:style-name="P3"/>
        <text:p text:style-name="P4">The Golden A&lt;&gt;e (Part i: 1979-1980) 141 </text:p>
        <text:p text:style-name="P3"/>
        <text:p text:style-name="P3"/>
        <text:p text:style-name="P4">At that time, as you will recall, there were many games associated with kill¬ </text:p>
        <text:p text:style-name="P4">ing creatures from outer space. </text:p>
        <text:p text:style-name="P3"/>
        <text:p text:style-name="P4"><text:soft-page-break/>I was interested in developing a game for the female game enthusiast. </text:p>
        <text:p text:style-name="P3"/>
        <text:p text:style-name="P4">Rather than developing the character first, I started out with the concept of </text:p>
        <text:p text:style-name="P4">eating and focused on the Japanese word "taberu, "which means "to eat.” </text:p>
        <text:p text:style-name="P3"/>
        <text:p text:style-name="P5">—<text:span text:style-name="T13">Toru Iwatani </text:span></text:p>
        <text:p text:style-name="P3"/>
        <text:p text:style-name="P4">Iwatani was assigned a nine-man team to convert his concept into a game. </text:p>
        <text:p text:style-name="P4">The first thing he produced was the character Pac-Man, which was a simple </text:p>
        <text:p text:style-name="P4">yellow circle with a wedge cut away for a mouth. </text:p>
        <text:p text:style-name="P3"/>
        <text:p text:style-name="P4">The actual figure of Pac-Man came about as I was having pizza for lunch. I </text:p>
        <text:p text:style-name="P4">took one wedge and there it was, the figure of Pac-Man. </text:p>
        <text:p text:style-name="P3"/>
        <text:p text:style-name="P5">—<text:span text:style-name="T13">Toru Iwatani </text:span></text:p>
        <text:p text:style-name="P3"/>
        <text:p text:style-name="P4">The next step was to create Pac-Man’s enemies. Since the game was sup¬ </text:p>
        <text:p text:style-name="P4">posed to appeal to the female audience, Iwatani felt that the monsters had to </text:p>
        <text:p text:style-name="P4">be cute. He settled on colorful “ghosts” that looked like mop heads with big </text:p>
        <text:p text:style-name="P4">eyes. The maze, dots, and power pills came next. It took just over a year to </text:p>
        <text:p text:style-name="P4">produce a working prototype of the game. </text:p>
        <text:p text:style-name="P3"/>
        <text:p text:style-name="P4">The idea came up in April 1979, and the project team was put together in </text:p>
        <text:p text:style-name="P4">May. Location testing was a year later, in May of 1980. A private showing was </text:p>
        <text:p text:style-name="P4">done in June of 1980, and in July the game went on sale. </text:p>
        <text:p text:style-name="P3"/>
        <text:p text:style-name="P5">—<text:span text:style-name="T13">Toru Iwatani </text:span></text:p>
        <text:p text:style-name="P3"><text:soft-page-break/></text:p>
        <text:p text:style-name="P4">The final game was exceptionally simple. Players used a joystick to guide </text:p>
        <text:p text:style-name="P4">Pac-Man as he swallowed a line of 240 dots in the maze. Four ghosts swept </text:p>
        <text:p text:style-name="P4">through the maze as well, trying to catch Pac-Man. The player lost if the ghosts </text:p>
        <text:p text:style-name="P4">caught Pac-Man before he cleared all of the dots. </text:p>
        <text:p text:style-name="P3"/>
        <text:p text:style-name="P4">There were two ways to earn bonus points in Pac-Man. The first was to eat </text:p>
        <text:p text:style-name="P4">fruit and objects. Cherries, strawberries, bells, keys, and other objects appeared </text:p>
        <text:p text:style-name="P4">near the center of the maze at different intervals. Each time players cleared </text:p>
        <text:p text:style-name="P4">the maze, the value of the fruit increased. </text:p>
        <text:p text:style-name="P3"/>
        <text:p text:style-name="P3"/>
        <text:p text:style-name="P3"/>
        <text:p text:style-name="P4">142 The Golden A&lt;?e (Part i: 1979-1980) </text:p>
        <text:p text:style-name="P3"/>
        <text:p text:style-name="P3"/>
        <text:p text:style-name="P4">The other way of earning bonus points was to eat the ghosts. There were </text:p>
        <text:p text:style-name="P4">four large dots, or “power pills,” located near the corners of the maze. When </text:p>
        <text:p text:style-name="P4">Pac-Man ate the power pills, the ghosts turned blue and Pac-Man could eat </text:p>
        <text:p text:style-name="P4">them for a brief time. </text:p>
        <text:p text:style-name="P3"/>
        <text:p text:style-name="P4">Around Namco, the reaction to Iwatani’s game was not terribly enthusias¬ </text:p>
        <text:p text:style-name="P4">tic. Namco produced four games in 1980. While Pac-Man was generally </text:p>
        <text:p text:style-name="P4">recognized as a promising game, most executives preferred Rally-X, a similar </text:p>
        <text:p text:style-name="P4">game in which players maneuvered a race car around a maze, collecting flags </text:p>
        <text:p text:style-name="P4">while avoiding other race cars. The other Namco games that came out in 1980 </text:p>
        <text:p text:style-name="P4">were King and Balloon and Tajik Battalion. </text:p>
        <text:p text:style-name="P3"/>
        <text:p text:style-name="P4"><text:soft-page-break/>I did not imagine that Pac-Man would be an international hit of the magni¬ </text:p>
        <text:p text:style-name="P4">tude that it was and is to date. People know Pac-Man. People who don’t even </text:p>
        <text:p text:style-name="P4">know about videogames know about Pac-Man. So, no, I didn’t realize that it </text:p>
        <text:p text:style-name="P4">was going to be the hit that it is. </text:p>
        <text:p text:style-name="P3"/>
        <text:p text:style-name="P5">—<text:span text:style-name="T13">Masaya Nakamura </text:span></text:p>
        <text:p text:style-name="P3"/>
        <text:p text:style-name="P4">Before Namco showed Pac-Man to Midway, one change was made to the </text:p>
        <text:p text:style-name="P4">game. Pac-Man was originally named Puck-Man , a reference to the puck-like </text:p>
        <text:p text:style-name="P4">shape of the main character. Nakamura worried about American vandals </text:p>
        <text:p text:style-name="P4">changing the “P” to an “F.” To prevent any such occurrence, he changed the </text:p>
        <text:p text:style-name="P4">name of the game. </text:p>
        <text:p text:style-name="P3"/>
        <text:p text:style-name="P4">When Midway president David Marofske saw Namco’s four new games, he </text:p>
        <text:p text:style-name="P4">thought Rally-X was the hottest prospect. </text:p>
        <text:p text:style-name="P3"/>
        <text:p text:style-name="P4">There were actually four pieces that Namco was showing at that time. Of the </text:p>
        <text:p text:style-name="P4">two best games, one being Pac-Man and the other one being Rally-X, I sort </text:p>
        <text:p text:style-name="P4">of thought that Rally-X was the favorite. </text:p>
        <text:p text:style-name="P3"/>
        <text:p text:style-name="P5">—<text:span text:style-name="T13">David Marofske, former president, Midway </text:span></text:p>
        <text:p text:style-name="P3"/>
        <text:p text:style-name="P4">Buyer and analyst response at the October AMOA show further confirmed </text:p>
        <text:p text:style-name="P4">that Rally-X was the best game in the group. Of all the video games at that </text:p>
        <text:p text:style-name="P4">show, Rally-X received the most favorable comments. </text:p>
        <text:p text:style-name="P3"/>
        <text:p text:style-name="P3"/>
        <text:p text:style-name="P3"/>
        <text:p text:style-name="P4"><text:soft-page-break/>The Golden A?e (Part i: 1979-1980) 143 </text:p>
        <text:p text:style-name="P3"/>
        <text:p text:style-name="P3"/>
        <text:p text:style-name="P4">Once they hit the street, however, Pac-Man quickly overshadowed Rally- </text:p>
        <text:p text:style-name="P4">X. More than 100,000 Pac-Man machines sold in the United States. Several </text:p>
        <text:p text:style-name="P4">companies published Pac-Man strategy guides. Pac-Man appeared on the </text:p>
        <text:p text:style-name="P4">cover of Time magazine, inspired a hit song, and translated into a popular </text:p>
        <text:p text:style-name="P4">Saturday morning cartoon show. Some arcades purchased entire rows of </text:p>
        <text:p text:style-name="P4">Pac-Man machines. </text:p>
        <text:p text:style-name="P3"/>
        <text:p text:style-name="P4">The video-game industry changed in the wake of Pac-Man s success. Before </text:p>
        <text:p text:style-name="P4">Pac-Man, the most popular theme for games had been shooting aliens. After </text:p>
        <text:p text:style-name="P4">Pac-Man, most games involved mazes. Arnie Katz, editor and founder of Elec¬ </text:p>
        <text:p text:style-name="P4">tronic Games, the first magazine about the industry, called these games “maze </text:p>
        <text:p text:style-name="P4">chases.” Soon there were maze chases involving mice (Mappy), eyeballs (Eyes), </text:p>
        <text:p text:style-name="P4">penguins (Penpo), fish (Piranha), even a personified fire hydrant that slurped up </text:p>
        <text:p text:style-name="P4">water and spat it at bipedal flames. Like Pac-Man, the heroes of some of these </text:p>
        <text:p text:style-name="P4">games were relatively helpless. Other games, such as Targ and Eyes, were tank </text:p>
        <text:p text:style-name="P4">battles set in mazes. </text:p>
        <text:p text:style-name="P3"/>
        <text:p text:style-name="P4">The video-game business quickly became a wildly lucrative enterprise, and </text:p>
        <text:p text:style-name="P4">arcades grew to be as common as convenience stores. Hotels replaced gift shops </text:p>
        <text:p text:style-name="P4">with arcades. Grocery stores placed video games near their entrances. Some </text:p>
        <text:p text:style-name="P4">doctors even placed games in their waiting rooms. </text:p>
        <text:p text:style-name="P3"/>
        <text:p text:style-name="P4">To reflect the growth in the video-game side of the business, the Music </text:p>
        <text:p text:style-name="P4">Operators Association changed its name to the Amusement and Music Op¬ </text:p>
        <text:p text:style-name="P4">erators Association. </text:p>
        <text:p text:style-name="P3"><text:soft-page-break/></text:p>
        <text:p text:style-name="P4">Despite the success of his game, Iwatani never received much attention. </text:p>
        <text:p text:style-name="P4">Rumors emerged that the unknown creator of Pac-Man had left the industry </text:p>
        <text:p text:style-name="P4">when he received only a $3,500 bonus for creating the highest-grossing video </text:p>
        <text:p text:style-name="P4">game of all time. They were untrue. </text:p>
        <text:p text:style-name="P3"/>
        <text:p text:style-name="P4">I don’t recall receiving anything special, although I am told that I received </text:p>
        <text:p text:style-name="P4">some recognition in my semi-annual bonus. </text:p>
        <text:p text:style-name="P3"/>
        <text:p text:style-name="P5">—<text:span text:style-name="T13">Toru Iwatani </text:span></text:p>
        <text:p text:style-name="P3"/>
        <text:p text:style-name="P4">According to Namco president Masaya Nakamura, Iwatani received a very </text:p>
        <text:p text:style-name="P4">small bonus—less than $3,500. </text:p>
        <text:p text:style-name="P3"/>
        <text:p text:style-name="P3"/>
        <text:p text:style-name="P3"/>
        <text:p text:style-name="P4">Maybe he received some bonus but nothing really to write home about. He </text:p>
        <text:p text:style-name="P4">did not leave the company. He now performs a very important function within </text:p>
        <text:p text:style-name="P4">our R S D group. He's the general manager. </text:p>
        <text:p text:style-name="P3"/>
        <text:p text:style-name="P5">—<text:span text:style-name="T13">Masaya Nakamura </text:span></text:p>
        <text:p text:style-name="P3"/>
        <text:p text:style-name="P4">In Japanese business, summer and winter bonuses are considered an im¬ </text:p>
        <text:p text:style-name="P4">portant part of the overall employment package. Japanese employers seldom </text:p>
        <text:p text:style-name="P4">award bonuses to employees for performing the work they were hired to do. </text:p>
        <text:p text:style-name="P4">Iwatani’s next game, Libble Rabble, did not create much of a stir in Japan and </text:p>
        <text:p text:style-name="P4">was never exported to the United States. Shortly after the release of Libble Rabble, </text:p>
        <text:p text:style-name="P4">Nakamura promoted Iwatani to manager of research and development as a </text:p>
        <text:p text:style-name="P4"><text:soft-page-break/>token of respect. </text:p>
        <text:p text:style-name="P3"/>
        <text:p text:style-name="P4">A New Competitor </text:p>
        <text:p text:style-name="P3"/>
        <text:p text:style-name="P4">Pac-Man was not the only overlooked game at the AMOA show that year. Few </text:p>
        <text:p text:style-name="P4">people noticed when Williams Electronics, the leading pinball manufacturer, </text:p>
        <text:p text:style-name="P4">unveiled its first video game since Paddle Ball, a rip-off of Pong. The game was </text:p>
        <text:p text:style-name="P4">called Defender. </text:p>
        <text:p text:style-name="P3"/>
        <text:p text:style-name="P4">Eugene Jarvis, creator of Defender , had broken into the amusement industry </text:p>
        <text:p text:style-name="P4">designing wide-body pinball machines at Atari. He realized the pinball divi¬ </text:p>
        <text:p text:style-name="P4">sion would be closed shortly after Bushnell left the company, so he quit and </text:p>
        <text:p text:style-name="P4">spent a few months vacationing in Costa Rica. When he returned, another </text:p>
        <text:p text:style-name="P4">Atari pinball veteran named Steve Ritchie asked him to come to Chicago to </text:p>
        <text:p text:style-name="P4">help produce pinball games for Williams. They teamed up to build three </text:p>
        <text:p text:style-name="P4">groundbreaking pinball games— Lazerball, Firepower, and Gorgar•* </text:p>
        <text:p text:style-name="P3"/>
        <text:p text:style-name="P4">In February 1980, Williams executives decided to enter the arena of video </text:p>
        <text:p text:style-name="P4">games. They asked Jarvis to design their first title. He had to start by designing </text:p>
        <text:p text:style-name="P4">a hardware platform for running his game. </text:p>
        <text:p text:style-name="P3"/>
        <text:p text:style-name="P4">The first step was getting a hardware system going. We debated the merits </text:p>
        <text:p text:style-name="P4">of color versus black and white. We kind of said, "Okay, we’ve got to go with </text:p>
        <text:p text:style-name="P4">the future, we’ve got to be hip dudes, so we’re going to go color.” </text:p>
        <text:p text:style-name="P3"/>
        <text:p text:style-name="P3"/>
        <text:p text:style-name="P4">Goyarwas the first electronic game to feature synthesized speech. </text:p>
        <text:p text:style-name="P3"/>
        <text:p text:style-name="P3"><text:soft-page-break/></text:p>
        <text:p text:style-name="P3"/>
        <text:p text:style-name="P4">The Golden Aye (Part i: 1979-1980) 145 </text:p>
        <text:p text:style-name="P3"/>
        <text:p text:style-name="P3"/>
        <text:p text:style-name="P4">The next question was deciding how many colors. </text:p>
        <text:p text:style-name="P3"/>
        <text:p text:style-name="P4">For Defender, we decided we’d go all out and make every pixel on the </text:p>
        <text:p text:style-name="P4">screen capable of sixteen colors. It was I ike, "Wow! This was more colors than </text:p>
        <text:p text:style-name="P4">you’ll ever need.” </text:p>
        <text:p text:style-name="P3"/>
        <text:p text:style-name="P4">I don’t even know if the game had a name at that point. </text:p>
        <text:p text:style-name="P3"/>
        <text:p text:style-name="P5">—<text:span text:style-name="T13">Eugene Jarvis </text:span></text:p>
        <text:p text:style-name="P3"/>
        <text:p text:style-name="P4">Jarvis, who described himself as a fan of violence and action, wanted to give </text:p>
        <text:p text:style-name="P4">his game a title that would justify the game’s violence. </text:p>
        <text:p text:style-name="P3"/>
        <text:p text:style-name="P4">I had to have this whole justification for why you were there and what you </text:p>
        <text:p text:style-name="P4">were doing. A lot of games fall short. They just put you there, and all of a </text:p>
        <text:p text:style-name="P4">sudden you’re beating people up and you start to wonder, "Why am I beat¬ </text:p>
        <text:p text:style-name="P4">ing these people up?” </text:p>
        <text:p text:style-name="P3"/>
        <text:p text:style-name="P4">There was actually an old TV show called The Defenders about attorneys </text:p>
        <text:p text:style-name="P4">back in the 1960s, and I kind of liked that show. You know, if you’re defend¬ </text:p>
        <text:p text:style-name="P4">ing something, you’re being attacked, and you can do whatever you want. </text:p>
        <text:p text:style-name="P3"/>
        <text:p text:style-name="P5">—<text:span text:style-name="T13">Eugene Jarvis </text:span></text:p>
        <text:p text:style-name="P3"><text:soft-page-break/></text:p>
        <text:p text:style-name="P4">According to Jarvis, space battles provided the most popular theme for </text:p>
        <text:p text:style-name="P4">games at the time. Placing Defender in space appealed to Jarvis because it cov¬ </text:p>
        <text:p text:style-name="P4">ered up the inadequacies of his hardware. </text:p>
        <text:p text:style-name="P3"/>
        <text:p text:style-name="P4">At the time, space was just the happening thing. It was very easy to do space </text:p>
        <text:p text:style-name="P4">because space is very abstract. </text:p>
        <text:p text:style-name="P3"/>
        <text:p text:style-name="P4">We had limited graphic ability—just making a person look like a person </text:p>
        <text:p text:style-name="P4">was very difficult. It was almost as if you wanted to go to more abstract </text:p>
        <text:p text:style-name="P4">outer-world themes because that way people couldn’t say, "You know, that </text:p>
        <text:p text:style-name="P4">thing looks like shit.” </text:p>
        <text:p text:style-name="P3"/>
        <text:p text:style-name="P5">—<text:span text:style-name="T13">Eugene Jarvis </text:span></text:p>
        <text:p text:style-name="P3"/>
        <text:p text:style-name="P4">Jarvis’s first inclination was to create a game similar to Space Invaders. After </text:p>
        <text:p text:style-name="P4">several aborted attempts, he began trying to design something closer to Aster¬ </text:p>
        <text:p text:style-name="P4">oids. He liked the controls in Asteroids, which let players go anywhere on the screen. </text:p>
        <text:p text:style-name="P3"/>
        <text:p text:style-name="P3"/>
        <text:p text:style-name="P3"/>
        <text:p text:style-name="P4">146 The Golden A^e (Part i: 1979-1980) </text:p>
        <text:p text:style-name="P3"/>
        <text:p text:style-name="P3"/>
        <text:p text:style-name="P4">When his programmer began creating the game, Jarvis changed his mind be¬ </text:p>
        <text:p text:style-name="P4">cause he didn’t like the way the game anchored him into a single screen. </text:p>
        <text:p text:style-name="P3"/>
        <text:p text:style-name="P4">In his next attempt, Jarvis created a world that was far larger than the screen. </text:p>
        <text:p text:style-name="P3"><text:soft-page-break/></text:p>
        <text:p text:style-name="P4">I came up with scrolling the screen, making the field larger than the actual </text:p>
        <text:p text:style-name="P4">screen. The Defender world turned out to be three and one-half screens or </text:p>
        <text:p text:style-name="P4">seven screens or something. Having a universe that was larger than the screen, </text:p>
        <text:p text:style-name="P4">that was just a huge, huge breakthrough. </text:p>
        <text:p text:style-name="P3"/>
        <text:p text:style-name="P4">My original idea was to go one direction. I tended to want to go left to </text:p>
        <text:p text:style-name="P4">right. My friend told me that was bogus, that you needed to be able to go </text:p>
        <text:p text:style-name="P4">backward. Changing the program to make it go backward was a pain in the </text:p>
        <text:p text:style-name="P4">ass, but he finally talked me into it. </text:p>
        <text:p text:style-name="P3"/>
        <text:p text:style-name="P5">—<text:span text:style-name="T13">Eugene larvis </text:span></text:p>
        <text:p text:style-name="P3"/>
        <text:p text:style-name="P4">By July, Jarvis found himself far behind schedule. He had his spaceship, his </text:p>
        <text:p text:style-name="P4">scrolling world, and his controls, but he still needed to create allies to defend </text:p>
        <text:p text:style-name="P4">and enemies to attack. He needed to finish the game before the upcoming </text:p>
        <text:p text:style-name="P4">trade show, which took place in mid-September. </text:p>
        <text:p text:style-name="P3"/>
        <text:p text:style-name="P4">Jarvis decided to defend astronauts—humans in space. He spent weeks cre¬ </text:p>
        <text:p text:style-name="P4">ating tiny men who actually walked on the surface of the planet while players </text:p>
        <text:p text:style-name="P4">shot enemy aliens out of the sky. The process took too long. Jarvis’s boss began </text:p>
        <text:p text:style-name="P4">pushing him to finish the game, even if it meant taking the astronauts out. </text:p>
        <text:p text:style-name="P3"/>
        <text:p text:style-name="P4">Somewhere during that time, I just wanted to put all my stuff in a box and </text:p>
        <text:p text:style-name="P4">quit. I don’t know why I didn’t actually quit. Everyone was hassling me on </text:p>
        <text:p text:style-name="P4">spending so much time on these little astronaut guys. </text:p>
        <text:p text:style-name="P3"/>
        <text:p text:style-name="P4">Around this time, a really talented guy joined the team. His name was </text:p>
        <text:p text:style-name="P4"><text:soft-page-break/>Sam Dicker. He was about nineteen years old. </text:p>
        <text:p text:style-name="P3"/>
        <text:p text:style-name="P4">He did some really incredible effects for the game. All of a sudden, we were </text:p>
        <text:p text:style-name="P4">blowing up things, we had some sound going, and it was starting to get fun. </text:p>
        <text:p text:style-name="P3"/>
        <text:p text:style-name="P5">—<text:span text:style-name="T13">Eugene Jarvis </text:span></text:p>
        <text:p text:style-name="P3"/>
        <text:p text:style-name="P4">Jarvis did not finish the game on time. He ended up spending several hours </text:p>
        <text:p text:style-name="P4">completing Defender on the floor of the show. </text:p>
        <text:p text:style-name="P3"/>
        <text:p text:style-name="P3"/>
        <text:p text:style-name="P3"/>
        <text:p text:style-name="P4">The Golden Ajfe (Part i: 1979-1980) 147 </text:p>
        <text:p text:style-name="P3"/>
        <text:p text:style-name="P3"/>
        <text:p text:style-name="P4">Defender was Williams Electronics’ biggest seller. More than 55,000 units were </text:p>
        <text:p text:style-name="P4">placed worldwide. </text:p>
        <text:p text:style-name="P3"/>
        <text:p text:style-name="P4">In making Defender, Jarvis had created one of the toughest games in arcade </text:p>
        <text:p text:style-name="P4">history. Players controlled a fighter craft as it defended the inhabitants of a </text:p>
        <text:p text:style-name="P4">small planet, ten astronauts in stasis, from alien abduction. </text:p>
        <text:p text:style-name="P3"/>
        <text:p text:style-name="P4">In the beginning, the alien invaders slowly dropped from the sky in an </text:p>
        <text:p text:style-name="P4">effort to snare an astronaut and fly back into space. When aliens escaped </text:p>
        <text:p text:style-name="P4">with an astronaut, they turned into fast-moving mutants. If the aliens man¬ </text:p>
        <text:p text:style-name="P4">aged to capture every astronaut, the planet exploded and the player found </text:p>
        <text:p text:style-name="P4">himself flying through hyperspace being chased by a seemingly endless sup¬ </text:p>
        <text:p text:style-name="P4">ply of aliens. </text:p>
        <text:p text:style-name="P3"><text:soft-page-break/></text:p>
        <text:p text:style-name="P4">Defender had an elaborate control panel with a joystick for controlling alti¬ </text:p>
        <text:p text:style-name="P4">tude and five buttons for firing weapons, dropping smart bombs, accelerating, </text:p>
        <text:p text:style-name="P4">changing directions, and jumping into hyperspace. </text:p>
        <text:p text:style-name="P3"/>
        <text:p text:style-name="P4">Beginning players seldom lasted more than a few seconds on Defender, and </text:p>
        <text:p text:style-name="P4">mastering the game became a badge of honor. Some players let the aliens </text:p>
        <text:p text:style-name="P4">capture their astronauts, then shot them as they tried to escape. They would </text:p>
        <text:p text:style-name="P4">catch the astronauts as they fell back toward the planet and carry them on </text:p>
        <text:p text:style-name="P4">the front of their fighter. Other players preferred to let the aliens take the </text:p>
        <text:p text:style-name="P4">humans because so many aliens attacked them in hyperspace that they easily </text:p>
        <text:p text:style-name="P4">built up their scores. Different players came up with their own solutions for </text:p>
        <text:p text:style-name="P4">conquering Defenders very intense play. </text:p>
        <text:p text:style-name="P3"/>
        <text:p text:style-name="P3"/>
        <text:p text:style-name="P4">I came into an arcade on a Friday night and there was a crowd of people four </text:p>
        <text:p text:style-name="P4">deep around this game, putting in their quarters and lasting maybe 35, 40 </text:p>
        <text:p text:style-name="P4">seconds. Defender was a very ferocious game—very difficult controls. </text:p>
        <text:p text:style-name="P3"/>
        <text:p text:style-name="P4">They were seeing the special effects in the game and they just, they wanted </text:p>
        <text:p text:style-name="P4">to do it. And one after the other, they were throwing quarters in. Defender </text:p>
        <text:p text:style-name="P4">made $700 its first week. I have never seen a quarter-a-play video game </text:p>
        <text:p text:style-name="P4">make money like that—not before or after Defender. It was the most phe¬ </text:p>
        <text:p text:style-name="P4">nomenal collection anyone had ever seen. </text:p>
        <text:p text:style-name="P3"/>
        <text:p text:style-name="P4">It was a hell of a game.. . . </text:p>
        <text:p text:style-name="P3"/>
        <text:p text:style-name="P3"/>
        <text:p text:style-name="P5"><text:soft-page-break/>—<text:span text:style-name="T13">Larry DeMar, video-game and pinball designer, Williams Electronics </text:span></text:p>
        <text:p text:style-name="P3"/>
        <text:p text:style-name="P3"/>
        <text:p text:style-name="P3"/>
        <text:p text:style-name="P4">148 The Golden A^e (Part i: 1979-1980) </text:p>
        <text:p text:style-name="P3"/>
        <text:p text:style-name="P3"/>
        <text:p text:style-name="P4">Battlezone </text:p>
        <text:p text:style-name="P3"/>
        <text:p text:style-name="P4">In November 1980, Atari released a game with an updated version of a familiar </text:p>
        <text:p text:style-name="P4">Atari theme—tank warfare. The game was titled Battlezcme. </text:p>
        <text:p text:style-name="P3"/>
        <text:p text:style-name="P4">Though Ed Rotberg is credited with creating Battlezone, the game was a group </text:p>
        <text:p text:style-name="P4">effort from the beginning. Rotberg used Howie Delman’s vector-graphics gen¬ </text:p>
        <text:p text:style-name="P4">erator because it offered enough power to create a three-dimensional </text:p>
        <text:p text:style-name="P4">environment. He also asked other designers for help. </text:p>
        <text:p text:style-name="P3"/>
        <text:p text:style-name="P4">The idea that we should do a first-person tank game came out of a company </text:p>
        <text:p text:style-name="P4">brainstorming session. Morgan Hoff was the project leader, jed Margolin was </text:p>
        <text:p text:style-name="P4">the electrical engineer, and I did the programming. </text:p>
        <text:p text:style-name="P3"/>
        <text:p text:style-name="P4">Roger Hector did the models [for the enemy tanks]. I went to Roger and </text:p>
        <text:p text:style-name="P4">said I needed something that looked like a tank but used as few lines as </text:p>
        <text:p text:style-name="P4">possible because we had only so much processing power back then. </text:p>
        <text:p text:style-name="P3"/>
        <text:p text:style-name="P4">We needed a missile and we needed this and that, so Roger did all the </text:p>
        <text:p text:style-name="P4">artwork. He did the background as a line drawing that we had converted </text:p>
        <text:p text:style-name="P4">into a series of vectors, and there was a volcano in it. </text:p>
        <text:p text:style-name="P3"><text:soft-page-break/></text:p>
        <text:p text:style-name="P4">We worked in labs and I was in a lab with Owen Rubin, who would always </text:p>
        <text:p text:style-name="P4">come in and say, "When are you going to make the volcano active?" </text:p>
        <text:p text:style-name="P3"/>
        <text:p text:style-name="P4">I was trying to make a game, and every day Rubin came in with, "When </text:p>
        <text:p text:style-name="P4">are you going to make the volcano active? When are you going to make the </text:p>
        <text:p text:style-name="P4">volcano active?” </text:p>
        <text:p text:style-name="P3"/>
        <text:p text:style-name="P4">Finally, I said, "Look, I’m trying to make this game here. If you want the </text:p>
        <text:p text:style-name="P4">volcano active, write the damn code yourself.” </text:p>
        <text:p text:style-name="P3"/>
        <text:p text:style-name="P4">I came into work the next day and there, sitting on my desk, was a bunch </text:p>
        <text:p text:style-name="P4">of code. That’s how we got the active volcano in Battlezone. It was really the </text:p>
        <text:p text:style-name="P4">only code in the game that was not written by me. </text:p>
        <text:p text:style-name="P3"/>
        <text:p text:style-name="P5">—<text:span text:style-name="T13">Ed Rotberg </text:span></text:p>
        <text:p text:style-name="P3"/>
        <text:p text:style-name="P4">Like Sea Wolf, Battlezone had a distinctive periscope-like viewer. Players pressed </text:p>
        <text:p text:style-name="P4">their faces against it to see the screen. The viewer in Sea Wolf, however, pivoted </text:p>
        <text:p text:style-name="P4">and was used to aim torpedoes. The one in Battlezone was a stationary plastic </text:p>
        <text:p text:style-name="P4">structure that enhanced the feeling of being inside a tank. It could not be </text:p>
        <text:p text:style-name="P4">used for aiming, however, since the player’s tank only fired straight ahead. </text:p>
        <text:p text:style-name="P3"/>
        <text:p text:style-name="P3"/>
        <text:p text:style-name="P3"/>
        <text:p text:style-name="P4">The Golden A&lt;fe (Part i: 1979-1980) 149 </text:p>
        <text:p text:style-name="P3"/>
        <text:p text:style-name="P3"/>
        <text:p text:style-name="P4"><text:soft-page-break/>To this day I don’t like it [the viewer], I was concerned with coin drop. It </text:p>
        <text:p text:style-name="P4">isolated players and gave them a feeling of immersion, but it blocked other </text:p>
        <text:p text:style-name="P4">people’s view of the game. </text:p>
        <text:p text:style-name="P3"/>
        <text:p text:style-name="P5">—<text:span text:style-name="T13">Ed Rotberg </text:span></text:p>
        <text:p text:style-name="P3"/>
        <text:p text:style-name="P4">In Battlezone, players used two large joysticks to maneuver their tanks as </text:p>
        <text:p text:style-name="P4">they hunted enemy vehicles. A radar scope in the top of the screen showed </text:p>
        <text:p text:style-name="P4">the position of enemy vehicles. The key to the game was using the scope to </text:p>
        <text:p text:style-name="P4">evade enemy attacks. </text:p>
        <text:p text:style-name="P3"/>
        <text:p text:style-name="P4">Battlezone featured several kinds of enemies—slow-moving standard tanks, </text:p>
        <text:p text:style-name="P4">super tanks, and anti-tank missiles. Sometimes flying saucers appeared as well. </text:p>
        <text:p text:style-name="P3"/>
        <text:p text:style-name="P4">Rotberg created a three-dimensional plain for his battlefields. In this silent </text:p>
        <text:p text:style-name="P4">world, Roger Hector’s volcano could be seen spewing boulders along the ho¬ </text:p>
        <text:p text:style-name="P4">rizon. Blocks and pyramids scattered throughout the plain added depth and </text:p>
        <text:p text:style-name="P4">provided players with cover from enemy attacks. Though all of the objects </text:p>
        <text:p text:style-name="P4">were shown as line art, Battlezone s realistic depiction of tank warfare attracted </text:p>
        <text:p text:style-name="P4">attention that Rotberg later came to resent. </text:p>
        <text:p text:style-name="P3"/>
        <text:p text:style-name="P3"/>
        <text:p text:style-name="P3"/>
        <text:p text:style-name="P3"/>
        <text:p text:style-name="P3"/>
        <text:p text:style-name="P4">The Golden Age </text:p>
        <text:p text:style-name="P4">(Part 2:1981-1983) </text:p>
        <text:p text:style-name="P3"/>
        <text:p text:style-name="P4"><text:soft-page-break/>We only mentioned Space Invaders and Pac-Man, but there were a few others that made </text:p>
        <text:p text:style-name="P4">it into that boom period, which lasted until June of 1982. It was only a short-lived thing, </text:p>
        <text:p text:style-name="P4">but it got everybody’s attention, including the national media. </text:p>
        <text:p text:style-name="P3"/>
        <text:p text:style-name="P5">—<text:span text:style-name="T13">Eddie Adlum </text:span></text:p>
        <text:p text:style-name="P3"/>
        <text:p text:style-name="P4">Ron’s accountant called me up and said, "We’ve got to incorporate Ron.” I started laughing </text:p>
        <text:p text:style-name="P4">and said, "Ron is nearly bankrupt. Why would we incorporate him?” </text:p>
        <text:p text:style-name="P3"/>
        <text:p text:style-name="P4">He said, "Don’t you know? Nintendo is just going wild selling this Donkey Kong </text:p>
        <text:p text:style-name="P4">coin-op game.” </text:p>
        <text:p text:style-name="P3"/>
        <text:p text:style-name="P3"/>
        <text:p text:style-name="P5">—<text:span text:style-name="T13">Howard Lincoln, chairman, Nintendo of America </text:span></text:p>
        <text:p text:style-name="P3"/>
        <text:p text:style-name="P3"/>
        <text:p text:style-name="P4">152 The Golden A?e (Part 2:1981-1983) </text:p>
        <text:p text:style-name="P3"/>
        <text:p text:style-name="P3"/>
        <text:p text:style-name="P4">Arcade’s Biggest Year </text:p>
        <text:p text:style-name="P3"/>
        <text:p text:style-name="P4">In 1981, 15-year-old Steve Juraszek of Arlington Heights, Illinois, scored </text:p>
        <text:p text:style-name="P4">15,963,100 points in a 16-hour game of Defender. He set a new world’s record, </text:p>
        <text:p text:style-name="P4">became an instant celebrity, and got his picture in Time magazine. Local school </text:p>
        <text:p text:style-name="P4">officials were not impressed. The game began during school hours. Juraszek </text:p>
        <text:p text:style-name="P4">was banned from leaving school grounds for playing hooky. 1 </text:p>
        <text:p text:style-name="P3"/>
        <text:p text:style-name="P4">Arlington Heights was not the only town that saw a connection between </text:p>
        <text:p text:style-name="P4"><text:soft-page-break/>video games and truancy. The Pittsburgh City Council enacted an ordinance </text:p>
        <text:p text:style-name="P4">that prohibited minors from playing video games during school hours and </text:p>
        <text:p text:style-name="P4">threatened to revoke the license of any arcade that ignored that ordinance. </text:p>
        <text:p text:style-name="P3"/>
        <text:p text:style-name="P4">Several small towns, including Babylon, New York, pushed for laws to </text:p>
        <text:p text:style-name="P4">monitor the operation of video-game arcades. In Oakland, California, the city </text:p>
        <text:p text:style-name="P4">council voted to ban minors from visiting arcades during school hours, after </text:p>
        <text:p text:style-name="P4">10 p.m. on weeknights, and after midnight on weekends. A dispute over zon¬ </text:p>
        <text:p text:style-name="P4">ing laws between Aladdin’s Castle, a large chain of arcades, and the city of </text:p>
        <text:p text:style-name="P4">Mesquite, Texas, ended up before the Supreme Court ( City of Mesquite v. Aladdin's </text:p>
        <text:p text:style-name="P4">Castle, Inc., 455 U.S. 283 [1982]). </text:p>
        <text:p text:style-name="P3"/>
        <text:p text:style-name="P4">Other countries also struggled with the growth of video games. In Novem¬ </text:p>
        <text:p text:style-name="P4">ber 1981, Philippine president Ferdinand Marcos banned video games and gave </text:p>
        <text:p text:style-name="P4">arcade owners two weeks to destroy them. 2 </text:p>
        <text:p text:style-name="P3"/>
        <text:p text:style-name="P4">A Time magazine cover story reported that Americans dropped 20 billion </text:p>
        <text:p text:style-name="P4">quarters into video games in 1981 and that “video game addicts” spent 75,000 </text:p>
        <text:p text:style-name="P4">man-years playing the machines. The article went on to explain that the video- </text:p>
        <text:p text:style-name="P4">game industry earned twice as much money as all Nevada casinos combined, </text:p>
        <text:p text:style-name="P4">nearly twice as much money as the movie industry, and three times as much </text:p>
        <text:p text:style-name="P4">money as major league baseball, basketball, and football. 3 </text:p>
        <text:p text:style-name="P3"/>
        <text:p text:style-name="P4">America was covered with arcades. According to a Play Meter Magazine study, </text:p>
        <text:p text:style-name="P4">there were approximately 24,000 full arcades and 400,000 street locations. In </text:p>
        <text:p text:style-name="P4">all, according to the 1982 study, more than 1.5 million arcade machines were </text:p>
        <text:p text:style-name="P4">in operation in the United States. </text:p>
        <text:p text:style-name="P3"/>
        <text:p text:style-name="P4"><text:soft-page-break/>nameless Stars </text:p>
        <text:p text:style-name="P3"/>
        <text:p text:style-name="P4">Despite the popularity of their games, Atari’s designers were forbidden to take </text:p>
        <text:p text:style-name="P4">credit for their work. Whether Atari president Ray Kassar thought competitors </text:p>
        <text:p text:style-name="P3"/>
        <text:p text:style-name="P3"/>
        <text:p text:style-name="P3"/>
        <text:p text:style-name="P4">The Golden A^e {Part 2:1981-1983) 153 </text:p>
        <text:p text:style-name="P3"/>
        <text:p text:style-name="P3"/>
        <text:p text:style-name="P4">would try to buy his designers away or simply felt that they didn’t deserve the </text:p>
        <text:p text:style-name="P4">publicity, he seldom allowed his designers to meet reporters and never let </text:p>
        <text:p text:style-name="P4">them put their names on their machines. When Steve Bloom interviewed </text:p>
        <text:p text:style-name="P4">Atari coin-op engineers in a book called Video Invader, he had to change their </text:p>
        <text:p text:style-name="P4">names. He referred to Dona Bailey and Ed Logg, creators of Centipede, as Dona </text:p>
        <text:p text:style-name="P4">Taylor and Ed Lodge* </text:p>
        <text:p text:style-name="P3"/>
        <text:p text:style-name="P4">Tension continued to mount between game designers and management at </text:p>
        <text:p text:style-name="P4">Atari. By this time, such software companies as On-Line Systems** and </text:p>
        <text:p text:style-name="P4">Broderbund were making consumer versions of popular coin-op games for </text:p>
        <text:p text:style-name="P4">Apple, Atari, and Commodore home computers. Ken Williams, founder of </text:p>
        <text:p text:style-name="P4">On-Line, treated his designers like rock stars, lavishing them with publicity </text:p>
        <text:p text:style-name="P4">and bonus checks. </text:p>
        <text:p text:style-name="P3"/>
        <text:p text:style-name="P4">At Atari, only managers and executives received public accolades. Some </text:p>
        <text:p text:style-name="P4">coin-op engineers began referring to Lyle Rains as “Hollywood Lyle” because </text:p>
        <text:p text:style-name="P4">he appeared before the media so often. A number of publications mistakenly </text:p>
        <text:p text:style-name="P4">credited him with the creation of Asteroids. </text:p>
        <text:p text:style-name="P3"><text:soft-page-break/></text:p>
        <text:p text:style-name="P3"/>
        <text:p text:style-name="P4">Military Battlezone </text:p>
        <text:p text:style-name="P3"/>
        <text:p text:style-name="P4">Shortly after Battlezone was released, a group of retired Army generals con¬ </text:p>
        <text:p text:style-name="P4">tacted Atari. The officers wanted to license a more realistic version of the game </text:p>
        <text:p text:style-name="P4">to be used for training soldiers. The new version of the game would require </text:p>
        <text:p text:style-name="P4">several technical features and had to be built within a few months, in time to </text:p>
        <text:p text:style-name="P4">be demonstrated at an important trade show. Despite his vigorous protests, </text:p>
        <text:p text:style-name="P4">Ed Rotberg was asked to take the project. </text:p>
        <text:p text:style-name="P3"/>
        <text:p text:style-name="P4">I didn’t think it was a business that we should be getting into. You’ve got to </text:p>
        <text:p text:style-name="P4">remember what things were like in the late 1970s, and where those of us who </text:p>
        <text:p text:style-name="P4">were in the business came from—our cultural background. There were any </text:p>
        <text:p text:style-name="P4">number of jobs to be had by professional programmers in military industries </text:p>
        <text:p text:style-name="P4">or in military-related industries. Those of us who found our way to video </text:p>
        <text:p text:style-name="P3"/>
        <text:p text:style-name="P4">* Craig Kubey released The Winner's Book oj Video Games the same year. Kubey’s book was </text:p>
        <text:p text:style-name="P4">published by Warner Books, part of the Warner Communications empire that owned Atari. </text:p>
        <text:p text:style-name="P4">It listed Logg, Bailey, and several other Atari designers by their correct names. </text:p>
        <text:p text:style-name="P3"/>
        <text:p text:style-name="P4">** Later renamed Sierra On-Line. </text:p>
        <text:p text:style-name="P3"/>
        <text:p text:style-name="P3"/>
        <text:p text:style-name="P3"/>
        <text:p text:style-name="P4">154 The Golden A&lt;&gt;e (Part 1. 1981-1983) </text:p>
        <text:p text:style-name="P3"/>
        <text:p text:style-name="P3"/>
        <text:p text:style-name="P4"><text:soft-page-break/>games... it was sort of a counter-culture thing. We didn’t want anything to </text:p>
        <text:p text:style-name="P4">do with the military. I was doing games; I didn’t want to train people to kill. </text:p>
        <text:p text:style-name="P3"/>
        <text:p text:style-name="P4">Since Battlezone was my baby, and it was Battlezone that they wanted to </text:p>
        <text:p text:style-name="P4">convert, and there was a deadline to get it done, I agreed to do the proto¬ </text:p>
        <text:p text:style-name="P4">type if they [his bosses] would promise that i would have nothing to do with </text:p>
        <text:p text:style-name="P4">any future plans to do anything with the military. They gave that assurance </text:p>
        <text:p text:style-name="P4">to me, and I lost three months of my life working day and night and hardly </text:p>
        <text:p text:style-name="P4">ever seeing my wife. </text:p>
        <text:p text:style-name="P3"/>
        <text:p text:style-name="P5">—<text:span text:style-name="T13">Ed Rotberg </text:span></text:p>
        <text:p text:style-name="P3"/>
        <text:p text:style-name="P4">Military Battlezone was much more complex than the original game. In the </text:p>
        <text:p text:style-name="P4">arcade game, players could only shoot straight ahead, and their projectiles </text:p>
        <text:p text:style-name="P4">flew in a straight trajectory unaffected by gravity. The military version was </text:p>
        <text:p text:style-name="P4">considerably more realistic. </text:p>
        <text:p text:style-name="P3"/>
        <text:p text:style-name="P4">The changes were extensive. First of all, we were not modeling some fantasy </text:p>
        <text:p text:style-name="P4">tank, we were modeling an infantry fighting vehicle that had a turret that </text:p>
        <text:p text:style-name="P4">could rotate independently of the tank. It had a choice of guns to use. In¬ </text:p>
        <text:p text:style-name="P4">stead of a gravity-free cannon, you had ballistics to configure. </text:p>
        <text:p text:style-name="P3"/>
        <text:p text:style-name="P4">You had to have identifiable targets because they wanted to train gun¬ </text:p>
        <text:p text:style-name="P4">ners to recognize the difference between friendly and enemy vehicles. So, </text:p>
        <text:p text:style-name="P4">there were a whole slew of different types of enemy vehicles and friendly </text:p>
        <text:p text:style-name="P4">vehicles that had to be drawn and modeled. Then we had to model the phys¬ </text:p>
        <text:p text:style-name="P4">ics of the different kinds of weapons. </text:p>
        <text:p text:style-name="P3"/>
        <text:p text:style-name="P5"><text:soft-page-break/>—<text:span text:style-name="T13">Ed Rotberg </text:span></text:p>
        <text:p text:style-name="P3"/>
        <text:p text:style-name="P4">Rotberg deeply resented being forced to work on the military version of </text:p>
        <text:p text:style-name="P4">Battlezone. His next project was a game called Dragon Ridersthat was based on the </text:p>
        <text:p text:style-name="P4">novels of fantasy writer Ann MaCaffrey. Had it been completed, Dragon Riders </text:p>
        <text:p text:style-name="P4">would have been the first game based on a novel. Atari never licensed </text:p>
        <text:p text:style-name="P4">MaCaffrey’s books and the game never made it out of production. </text:p>
        <text:p text:style-name="P3"/>
        <text:p text:style-name="P4">Rotberg’s final project at Atari was a game called Warp Speed. This was a high¬ </text:p>
        <text:p text:style-name="P4">speed outer-space flight simulation in which players attacked a well-armed </text:p>
        <text:p text:style-name="P4">space fortress. Rotberg left Atari before the project was finished. </text:p>
        <text:p text:style-name="P3"/>
        <text:p text:style-name="P3"/>
        <text:p text:style-name="P3"/>
        <text:p text:style-name="P4">The Golden A&lt;je (Part 2:1981-1983) 155 </text:p>
        <text:p text:style-name="P3"/>
        <text:p text:style-name="P3"/>
        <text:p text:style-name="P4">The people who completed Warp Speed decided to use the joystick from Mili¬ </text:p>
        <text:p text:style-name="P4">tary Battlezone on their game. Around this time, Atari struck a licensing deal </text:p>
        <text:p text:style-name="P4">with another Bay-area legend—film maker George Lucas. With its ships and </text:p>
        <text:p text:style-name="P4">activities altered to replicate the battle over the Death Star, and voices from </text:p>
        <text:p text:style-name="P4">the movie added to the game, the game was released as Star Wars. </text:p>
        <text:p text:style-name="P3"/>
        <text:p text:style-name="P4">ligiMey Kong </text:p>
        <text:p text:style-name="P3"/>
        <text:p text:style-name="P3"/>
        <text:p text:style-name="P4">Our coin-op engineers were really tough, arrogant guys. They didn’t believe </text:p>
        <text:p text:style-name="P4">anybody made a coin-op game as well as they did. </text:p>
        <text:p text:style-name="P3"><text:soft-page-break/></text:p>
        <text:p text:style-name="P4">One day they came in and they wanted to take the rights to manufacture a </text:p>
        <text:p text:style-name="P4">game called Donkey Kong jot coin-op in the United States. What that told me, </text:p>
        <text:p text:style-name="P4">knowing our coin-op people, was that it must have been a hell of a game. </text:p>
        <text:p text:style-name="P3"/>
        <text:p text:style-name="P5">—<text:span text:style-name="T13">Manny Gerard </text:span></text:p>
        <text:p text:style-name="P3"/>
        <text:p text:style-name="P4">During the golden age of arcades, a few Japanese companies earned huge profits </text:p>
        <text:p text:style-name="P4">through U.S. operations. Namco prospered through its partnership with Mid¬ </text:p>
        <text:p text:style-name="P4">way. Taito had made so much money from Space Invaders that it opened its own </text:p>
        <text:p text:style-name="P4">U.S. operation—Taito America. </text:p>
        <text:p text:style-name="P3"/>
        <text:p text:style-name="P4">A few Japanese companies, nevertheless, seemed unable to crack the American </text:p>
        <text:p text:style-name="P4">market. One of these was Nintendo, a nearly 100-year-old playing-card manufac¬ </text:p>
        <text:p text:style-name="P4">turer that had recently expanded into making toys and electronic games. </text:p>
        <text:p text:style-name="P3"/>
        <text:p text:style-name="P4">By 1980, Hiroshi Yamauchi, president of Nintendo Company Limited, de¬ </text:p>
        <text:p text:style-name="P4">cided that his company needed a U.S. office if it was going to break into the </text:p>
        <text:p text:style-name="P4">American arcade market. He hired his son-in-law, Minoru Arakawa, to estab¬ </text:p>
        <text:p text:style-name="P4">lish an American operation. </text:p>
        <text:p text:style-name="P3"/>
        <text:p text:style-name="P4">Yamauchi did not hire Arakawa out of family loyalty. Arakawa had just </text:p>
        <text:p text:style-name="P4">spent three years overseeing the building of a Canadian condominium project </text:p>
        <text:p text:style-name="P4">for a Japanese construction firm. He had a proven track record as a manager. </text:p>
        <text:p text:style-name="P4">More important, he had experience running the North American office of a </text:p>
        <text:p text:style-name="P4">Japanese firm. </text:p>
        <text:p text:style-name="P3"/>
        <text:p text:style-name="P4">In April 1980, Arakawa set up an office in Manhattan and a warehouse in New </text:p>
        <text:p text:style-name="P4"><text:soft-page-break/>Jersey. His first distributors were a couple of entrepreneurs named Ron Judy and </text:p>
        <text:p text:style-name="P4">A1 Stone, who owned a Seattle-based trucking company but moonlighted as game </text:p>
        <text:p text:style-name="P3"/>
        <text:p text:style-name="P3"/>
        <text:p text:style-name="P3"/>
        <text:p text:style-name="P4">156 The Golden Age (Part 2:1981-1983) </text:p>
        <text:p text:style-name="P3"/>
        <text:p text:style-name="P3"/>
        <text:p text:style-name="P4">resellers. They had been purchasing Nintendo arcade games through a firm </text:p>
        <text:p text:style-name="P4">in Hawaii and marketing them in the continental United States. </text:p>
        <text:p text:style-name="P3"/>
        <text:p text:style-name="P4">Arakawa offered to cover their expenses and pay them a large commission </text:p>
        <text:p text:style-name="P4">if they would become consultant-representatives of Nintendo of America. </text:p>
        <text:p text:style-name="P3"/>
        <text:p text:style-name="P4">Ron and Al had a small trucking company, Chase Express, and I was their law¬ </text:p>
        <text:p text:style-name="P4">yer. They came in one day and said that they had discovered coin-operated </text:p>
        <text:p text:style-name="P4">video games. This was actually before they had been involved with Nintendo. </text:p>
        <text:p text:style-name="P3"/>
        <text:p text:style-name="P4">They started importing Nintendo video games through Hawaii. These were </text:p>
        <text:p text:style-name="P4">games that Nintendo Company Ltd. produced and exported to the United </text:p>
        <text:p text:style-name="P4">States. Not a lot of games but a few. </text:p>
        <text:p text:style-name="P3"/>
        <text:p text:style-name="P4">At some point they hooked up at a trade show with Mr. Arakawa, who by </text:p>
        <text:p text:style-name="P4">now had set up Nintendo of America. Mr. Arakawa engaged Ron and Al Stone </text:p>
        <text:p text:style-name="P4">on a consulting basis. The term of the deal was that they would be paid on a </text:p>
        <text:p text:style-name="P4">commission basis. </text:p>
        <text:p text:style-name="P3"/>
        <text:p text:style-name="P4">Their responsibility was to go around and set up the distribution through¬ </text:p>
        <text:p text:style-name="P4"><text:soft-page-break/>out the United States and Canada for Nintendo of America coin-op games. </text:p>
        <text:p text:style-name="P3"/>
        <text:p text:style-name="P5">—<text:span text:style-name="T13">Howard Lincoln, chairman, Nintendo of America </text:span></text:p>
        <text:p text:style-name="P3"/>
        <text:p text:style-name="P4">Their first game, Radarscope, did not sell well, even though it had done fairly </text:p>
        <text:p text:style-name="P4">well in Japan. Yamauchi told Arakawa that Radarscope would be a hit. Nintendo </text:p>
        <text:p text:style-name="P4">shipped 3,000 copies of the game to the United States. </text:p>
        <text:p text:style-name="P3"/>
        <text:p text:style-name="P4">Around this time, Arakawa discovered that locating his operation on the East </text:p>
        <text:p text:style-name="P4">Coast added two weeks to the time it took to ship games from Japan. He decided to </text:p>
        <text:p text:style-name="P4">relocate his headquarters to the West Coast and settled in Redmond, Washington. </text:p>
        <text:p text:style-name="P3"/>
        <text:p text:style-name="P4">Radarscope did not appeal to American audiences, and Judy and Stone were </text:p>
        <text:p text:style-name="P4">unable to sell all 3,000 units. Since Nintendo of America covered their ex¬ </text:p>
        <text:p text:style-name="P4">penses, they did not incur debts, but they also received very little income since </text:p>
        <text:p text:style-name="P4">they were being paid a straight commission. </text:p>
        <text:p text:style-name="P3"/>
        <text:p text:style-name="P4">The fact that it was one of the most expensive games in the industry and we </text:p>
        <text:p text:style-name="P4">were not an established line with the American distributors... we had some </text:p>
        <text:p text:style-name="P4">difficulty selling the entire amount of the shipment from lapan. </text:p>
        <text:p text:style-name="P3"/>
        <text:p text:style-name="P3"/>
        <text:p text:style-name="P5">■<text:span text:style-name="T13">Al Stone </text:span></text:p>
        <text:p text:style-name="P3"/>
        <text:p text:style-name="P3"/>
        <text:p text:style-name="P3"/>
        <text:p text:style-name="P4">flie Golden A?e (Part 2:1981-1983) 157 </text:p>
        <text:p text:style-name="P3"/>
        <text:p text:style-name="P3"><text:soft-page-break/></text:p>
        <text:p text:style-name="P4">Radarscope and Heavy Fire and mediocre games were available. Radarscope </text:p>
        <text:p text:style-name="P4">was the number two game after Pac-Man [in Japan], so it was pretty popular </text:p>
        <text:p text:style-name="P4">... very popular at the September show, in Japan. And we had Ron Judy and </text:p>
        <text:p text:style-name="P4">Al Stone very excited [about bringing the game to America], </text:p>
        <text:p text:style-name="P3"/>
        <text:p text:style-name="P4">It's a shooting game, like Calaxian from Namco but more sophisticated. </text:p>
        <text:p text:style-name="P3"/>
        <text:p text:style-name="P4">We brought it to the United States ... I think too many games, about </text:p>
        <text:p text:style-name="P4">3,000 Radarscopes. We saw them pile up. We sold 1,000, and had 2,000 left. </text:p>
        <text:p text:style-name="P3"/>
        <text:p text:style-name="P5">—<text:span text:style-name="T13">Minoru Arakawa, president, Nintendo of America </text:span></text:p>
        <text:p text:style-name="P3"/>
        <text:p text:style-name="P4">As president of Nintendo Co. Ltd., Hiroshi Yamauchi ran his company in a </text:p>
        <text:p text:style-name="P4">notoriously imperialistic style. Before taking over the family business, </text:p>
        <text:p text:style-name="P4">Yamauchi had his dying grandfather fire relatives working for Nintendo so </text:p>
        <text:p text:style-name="P4">that he could consolidate his power base. As Nintendo expanded operations </text:p>
        <text:p text:style-name="P4">from Hanafuda playing cards to toys, Yamauchi acted as sole judge of new </text:p>
        <text:p text:style-name="P4">products. If a concept appealed to him, it went to market. Since Yamauchi’s </text:p>
        <text:p text:style-name="P4">instincts were almost always correct, Nintendo generally thrived. </text:p>
        <text:p text:style-name="P3"/>
        <text:p text:style-name="P4">Breaking into the American market, however, proved baffling to Yamauchi. </text:p>
        <text:p text:style-name="P4">Arakawa reported failure after failure. Space Fever did not attract business. Ar¬ </text:p>
        <text:p text:style-name="P4">cade owners did not like Sheriff. Judy and Stone were able to sell a scant 1,000 </text:p>
        <text:p text:style-name="P4">units of Radarscope, the game Yamauchi hoped would take America by storm. </text:p>
        <text:p text:style-name="P4">Two thousand Radarscope machines sat stacked in the New Jersey warehouse. If </text:p>
        <text:p text:style-name="P4">Yamauchi was going to establish Nintendo in the United States, he would </text:p>
        <text:p text:style-name="P4">need something that Americans had never seen before. </text:p>
        <text:p text:style-name="P3"><text:soft-page-break/></text:p>
        <text:p text:style-name="P4">Fortunately, there was a project that looked very promising. In 1977, </text:p>
        <text:p text:style-name="P4">Yamauchi had hired a creative young college graduate with a degree in indus¬ </text:p>
        <text:p text:style-name="P4">trial design named Shigeru Miyamoto. </text:p>
        <text:p text:style-name="P3"/>
        <text:p text:style-name="P4">Miyamoto was somewhat of an anomaly in Kyoto, Japan. He played the </text:p>
        <text:p text:style-name="P4">banjo, loved bluegrass music, and collected Beatles albums. Above all else, </text:p>
        <text:p text:style-name="P4">Miyamoto loved designing toys. Years later, after establishing himself as the </text:p>
        <text:p text:style-name="P4">greatest designer in the video-game industry, Miyamoto told a reporter that </text:p>
        <text:p text:style-name="P4">he still wanted to design toys, not video games. </text:p>
        <text:p text:style-name="P3"/>
        <text:p text:style-name="P4">Ironically, one of Miyamoto’s first jobs at Nintendo was to create the art for </text:p>
        <text:p text:style-name="P4">the outside panels of Radarscope and Sheriff cabinets. In 1979, Yamauchi called </text:p>
        <text:p text:style-name="P4">Miyamoto to his office and asked him if he could design an arcade game. </text:p>
        <text:p text:style-name="P4">Miyamoto excitedly said yes. </text:p>
        <text:p text:style-name="P3"/>
        <text:p text:style-name="P3"/>
        <text:p text:style-name="P3"/>
        <text:p text:style-name="P4">I$8 The Golden A?e (Part 2:1981-1983) </text:p>
        <text:p text:style-name="P3"/>
        <text:p text:style-name="P3"/>
        <text:p text:style-name="P4">What I wanted to do was to make fun toys, interesting toys. They [Yamauchi ] </text:p>
        <text:p text:style-name="P4">knew that I had been doing kids’ toys, but nobody expected me to get in¬ </text:p>
        <text:p text:style-name="P4">volved in the video-game business. </text:p>
        <text:p text:style-name="P3"/>
        <text:p text:style-name="P4">When I was first hired, I did artwork for game cabinets. I was actually </text:p>
        <text:p text:style-name="P4">making some game characters before I started Donkey Kong, so when I knew </text:p>
        <text:p text:style-name="P4">that I was going to be given a chance to make a game, I was very excited. </text:p>
        <text:p text:style-name="P3"><text:soft-page-break/></text:p>
        <text:p text:style-name="P5">—<text:span text:style-name="T13">Shigeru Miyamoto, creator of Donkey Kong </text:span></text:p>
        <text:p text:style-name="P3"/>
        <text:p text:style-name="P4">Miyamoto did not have to worry about the technical aspects of game cre¬ </text:p>
        <text:p text:style-name="P4">ation. The cabinets already existed—Yamauchi planned to build Miyamoto’s </text:p>
        <text:p text:style-name="P4">game by converting unsold Radarscope machines. To make sure the project pro¬ </text:p>
        <text:p text:style-name="P4">ceeded smoothly, Yamauchi assigned Gumpei Yokoi, the dean of Nintendo’s </text:p>
        <text:p text:style-name="P4">engineering team, to oversee the implementation of Miyamoto’s ideas. </text:p>
        <text:p text:style-name="P3"/>
        <text:p text:style-name="P4">Like Eugene Jarvis, Miyamoto began by inventing an elaborate story to ex¬ </text:p>
        <text:p text:style-name="P4">plain his game. The story involved a gorilla escaping from its master, a carpenter, </text:p>
        <text:p text:style-name="P4">and kidnapping his girlfriend. First the gorilla climbed to the top of a seven- </text:p>
        <text:p text:style-name="P4">story construction site. When his master followed, the ape rolled barrels at him. </text:p>
        <text:p text:style-name="P4">Players helped the carpenter leap over the barrels as he followed the gorilla. </text:p>
        <text:p text:style-name="P3"/>
        <text:p text:style-name="P4">Once the carpenter reached the top of the foundation, the chase moved to </text:p>
        <text:p text:style-name="P4">a five-story structure made of steel girders. This time the carpenter had to </text:p>
        <text:p text:style-name="P4">avoid marching flames while pulling the pins that held the girders together.* </text:p>
        <text:p text:style-name="P4">Once the structure collapsed, the carpenter and his girlfriend were reunited. </text:p>
        <text:p text:style-name="P3"/>
        <text:p text:style-name="P4">Because of his desire to penetrate the American market, Yamauchi wanted </text:p>
        <text:p text:style-name="P4">the game to have an English name. Since Miyamoto spoke only a little En¬ </text:p>
        <text:p text:style-name="P4">glish, he used a Japanese-English dictionary to find the correct words for the </text:p>
        <text:p text:style-name="P4">title. He wanted to name the game after the ape—“Stubborn Gorilla.” Look¬ </text:p>
        <text:p text:style-name="P4">ing through the dictionary, Miyamoto selected the word donkey as a synonym </text:p>
        <text:p text:style-name="P4">for “stubborn” and the word Kong for “gorilla.” </text:p>
        <text:p text:style-name="P3"/>
        <text:p text:style-name="P4">Masaya Nakamura may not have foreseen the success of Pac-Man and </text:p>
        <text:p text:style-name="P4"><text:soft-page-break/>Michael Kogan may not have predicted the impact of Space Invaders, but Hiroshi </text:p>
        <text:p text:style-name="P3"/>
        <text:p text:style-name="P3"/>
        <text:p text:style-name="P4">*The original version of the game also included a level where the carpenter chased the gorilla </text:p>
        <text:p text:style-name="P4">through a cement factory. The level involved jumping vats of cement on a conveyor belt. This </text:p>
        <text:p text:style-name="P4">level was not included in the Nintendo Entertainment System version of the game. </text:p>
        <text:p text:style-name="P3"/>
        <text:p text:style-name="P3"/>
        <text:p text:style-name="P3"/>
        <text:p text:style-name="P4">The Golden A&lt;[e (Part 2:1981-1983) 15 $ </text:p>
        <text:p text:style-name="P3"/>
        <text:p text:style-name="P3"/>
        <text:p text:style-name="P4">Yamauchi immediately recognized the potential of Donkey Kong. He called his </text:p>
        <text:p text:style-name="P4">son-in-law and told him that a new game was coming that would make </text:p>
        <text:p text:style-name="P4">Nintendo one of the hottest game companies in American arcades. </text:p>
        <text:p text:style-name="P3"/>
        <text:p text:style-name="P4">The news could not have come at a better time. Ron Judy and A1 Stone had </text:p>
        <text:p text:style-name="P4">nearly bankrupted themselves, and Arakawa was having trouble covering the </text:p>
        <text:p text:style-name="P4">costs of his floundering operation. Around this time, Mario Segale, the land¬ </text:p>
        <text:p text:style-name="P4">lord of Nintendo’s warehouse, visited Arakawa to complain that the rent was </text:p>
        <text:p text:style-name="P4">late. After threats and angry words, Segale accepted Arakawa’s promise that </text:p>
        <text:p text:style-name="P4">the money would arrive shortly. Arakawa later immortalized Segale by re¬ </text:p>
        <text:p text:style-name="P4">naming Jumpman, the carpenter in Donkey Kong, Mario. </text:p>
        <text:p text:style-name="P3"/>
        <text:p text:style-name="P4">Arakawa wanted to file a trademark patent on the new game, so he asked </text:p>
        <text:p text:style-name="P4">Ron Judy to recommend a good lawyer. Judy and Stone took Arakawa to meet </text:p>
        <text:p text:style-name="P4"><text:soft-page-break/>their lawyer, Howard Lincoln, the day they learned that Nintendo’s new su¬ </text:p>
        <text:p text:style-name="P4">per game would be called Donkey Kong. </text:p>
        <text:p text:style-name="P3"/>
        <text:p text:style-name="P4">By this time they were deeply in debt and anxious to abandon Nintendo. </text:p>
        <text:p text:style-name="P4">The only reason they had stayed was Arakawa’s solemn promise that the next </text:p>
        <text:p text:style-name="P4">game out of Japan would be a major hit. The name Donkey Kong&amp;\&amp; not inspire </text:p>
        <text:p text:style-name="P4">their confidence. </text:p>
        <text:p text:style-name="P3"/>
        <text:p text:style-name="P4">I remember that day. The fellow who was setting up the distribution for </text:p>
        <text:p text:style-name="P4">Nintendo Coin-Op was a client of mine named Ron Judy. Ron was compen¬ </text:p>
        <text:p text:style-name="P4">sated with a commission based on game sales. The games that had come in </text:p>
        <text:p text:style-name="P4">that year had not been strong, so Ron was really strung out. </text:p>
        <text:p text:style-name="P3"/>
        <text:p text:style-name="P4">Poor Ron. I can still see him sitting there when Mr. Arakawa said, "We </text:p>
        <text:p text:style-name="P4">have this new game and we need to get it trademarked. The name of the </text:p>
        <text:p text:style-name="P4">game is Donkey Kong.” </text:p>
        <text:p text:style-name="P3"/>
        <text:p text:style-name="P4">And I said, "Pardon me. What was that? Donkey Kong? How do you </text:p>
        <text:p text:style-name="P4">spell that?” </text:p>
        <text:p text:style-name="P3"/>
        <text:p text:style-name="P4">I remember Ron saying, "Yeah. Can you believe that? Donkey Kong!” It </text:p>
        <text:p text:style-name="P4">was at a point in time when Ron was thinking, "What have I gotten myself </text:p>
        <text:p text:style-name="P4">into? None of these games have been great. I didn’t earn any money, and </text:p>
        <text:p text:style-name="P4">now the final blow is a game called Donkey Kong, which even my lawyer </text:p>
        <text:p text:style-name="P4">can’t understand.” </text:p>
        <text:p text:style-name="P3"/>
        <text:p text:style-name="P3"/>
        <text:p text:style-name="P5">—<text:span text:style-name="T13">Howard Lincoln </text:span></text:p>
        <text:p text:style-name="P3"><text:soft-page-break/></text:p>
        <text:p text:style-name="P3"/>
        <text:p text:style-name="P3"/>
        <text:p text:style-name="P4">l6o The Golden Aje (Part 1 1981-1983) </text:p>
        <text:p text:style-name="P3"/>
        <text:p text:style-name="P3"/>
        <text:p text:style-name="P4">Just as A1 Alcorn had learned about Pong 's appeal by placing it in Andy Capp’s </text:p>
        <text:p text:style-name="P4">Tavern, Arakawa discovered he had a hit by placing Donkey Kong in two Seattle </text:p>
        <text:p text:style-name="P4">bars—the Spot Tavern in South Seattle and Goldies, a bar near the University </text:p>
        <text:p text:style-name="P4">of Washington. Stone and Judy persuaded the managers of the bars to let them </text:p>
        <text:p text:style-name="P4">use their locations as test sites. When both test locations cleared more than </text:p>
        <text:p text:style-name="P4">$30 per day for an entire week, the managers asked for more machines. </text:p>
        <text:p text:style-name="P3"/>
        <text:p text:style-name="P4">It didn’t take long for Donkey Kong to develop a following. Because of a lack </text:p>
        <text:p text:style-name="P4">of funds, Arakawa, Judy, and Stone converted the 2,000 Radarscope machines </text:p>
        <text:p text:style-name="P4">stockpiled in the warehouse into Donkey Kong machines themselves. Soon the </text:p>
        <text:p text:style-name="P4">entire inventory had been sold, and orders kept rolling in, Arakawa decided </text:p>
        <text:p text:style-name="P4">to manufacture more machines in the Nintendo of America warehouse in </text:p>
        <text:p text:style-name="P4">Redmond because it took too long to ship them from Japan. </text:p>
        <text:p text:style-name="P3"/>
        <text:p text:style-name="P4">At any rate, the game went out to a Jew distributors who managed to get </text:p>
        <text:p text:style-name="P4">some operator to put it out before the playing public, and the thing broke </text:p>
        <text:p text:style-name="P4">out of the box. Smash hit! </text:p>
        <text:p text:style-name="P3"/>
        <text:p text:style-name="P4">I caught the buzz early on, just from talking to distributors, and I flagged </text:p>
        <text:p text:style-name="P4">it in RePlay and said this was something to keep your eye on. It went crazy. I </text:p>
        <text:p text:style-name="P4">think they ended up selling 67,000 Donkey Kongs. </text:p>
        <text:p text:style-name="P3"/>
        <text:p text:style-name="P5"><text:soft-page-break/>—<text:span text:style-name="T13">Eddie Adlum </text:span></text:p>
        <text:p text:style-name="P3"/>
        <text:p text:style-name="P4">The straight-commission pay schedule that had nearly bankrupted Ron </text:p>
        <text:p text:style-name="P4">Judy and Al Stone suddenly turned them into millionaires. Toward the end </text:p>
        <text:p text:style-name="P4">of 1981, Lincoln received a telephone call from their accountant. He had </text:p>
        <text:p text:style-name="P4">been expecting the accountant to call about filing their bankruptcy notice. </text:p>
        <text:p text:style-name="P4">Instead, the accountant asked Lincoln to incorporate them to protect their </text:p>
        <text:p text:style-name="P4">immense earnings. </text:p>
        <text:p text:style-name="P3"/>
        <text:p text:style-name="P3"/>
        <text:p text:style-name="P4">Bug Shooter </text:p>
        <text:p text:style-name="P3"/>
        <text:p text:style-name="P4">After Asteroids, Ed Logg teamed up with Dona Bailey and created one of the </text:p>
        <text:p text:style-name="P4">few games that appealed to female players as well as male— Centipede. </text:p>
        <text:p text:style-name="P3"/>
        <text:p text:style-name="P4">Before going to Atari, Bailey spent three years at General Motors, where </text:p>
        <text:p text:style-name="P4">she helped design the microprocessor-based cruise control in the Cadillac </text:p>
        <text:p text:style-name="P4">Seville. In 1980, she applied for a job at Atari because she enjoyed playing video </text:p>
        <text:p text:style-name="P3"/>
        <text:p text:style-name="P3"/>
        <text:p text:style-name="P3"/>
        <text:p text:style-name="P4">The Golden A^e (Part z: 1981-1983) l6l </text:p>
        <text:p text:style-name="P3"/>
        <text:p text:style-name="P3"/>
        <text:p text:style-name="P4">games. Once she got the job, she found herself in an odd position—the only </text:p>
        <text:p text:style-name="P4">female programmer in the coin-op division. </text:p>
        <text:p text:style-name="P3"/>
        <text:p text:style-name="P4">I was doing this New Yorker profile on Nolan [Bushnell] and Dona was work¬ </text:p>
        <text:p text:style-name="P4"><text:soft-page-break/>ing for him at Sente Games. What I really remember about her is that she was </text:p>
        <text:p text:style-name="P4">charming. Dona was one of my heroes because Centipede had always been </text:p>
        <text:p text:style-name="P4">one of my favorite, favorite, favorite games. </text:p>
        <text:p text:style-name="P3"/>
        <text:p text:style-name="P4">I remember going out to dinner with Dona. She was just so anxious to talk </text:p>
        <text:p text:style-name="P4">to me because her dream in life was to be able to write for the New Yorker, </text:p>
        <text:p text:style-name="P4">and here I’m just this guy writing this profile on Nolan and talking about it. </text:p>
        <text:p text:style-name="P3"/>
        <text:p text:style-name="P4">I said, "So it must be really cool making video games." And she said, </text:p>
        <text:p text:style-name="P3"/>
        <text:p text:style-name="P4">"What I’d really like to do is be a writer." </text:p>
        <text:p text:style-name="P3"/>
        <text:p text:style-name="P4">She gave me a story that she had written. It was tremendous. She was a </text:p>
        <text:p text:style-name="P4">terrific writer. </text:p>
        <text:p text:style-name="P3"/>
        <text:p text:style-name="P5">—<text:span text:style-name="T13">Tom Zito </text:span></text:p>
        <text:p text:style-name="P3"/>
        <text:p text:style-name="P4">Ed Logg got the idea for Centipede from a book of game ideas, in which it was </text:p>
        <text:p text:style-name="P4">listed as “Bug Shooter.” Bailey asked if she could work on the project, so Logg </text:p>
        <text:p text:style-name="P4">fleshed out the game and turned it over to her. </text:p>
        <text:p text:style-name="P3"/>
        <text:p text:style-name="P4">I did all the self-tests. I did the graphics, too. It came from an idea called Bug </text:p>
        <text:p text:style-name="P4">Shooter. I asked her [Bailey] to go ahead and put mushrooms up and use a </text:p>
        <text:p text:style-name="P4">trackball. That stuff was my idea, and I did about half the code. </text:p>
        <text:p text:style-name="P3"/>
        <text:p text:style-name="P4">At the time, the mushrooms were not shootable. If I remember right, it </text:p>
        <text:p text:style-name="P4">was basically a spider-like creature, a centipede, and the shooter, and that </text:p>
        <text:p text:style-name="P4">was really it. The mushrooms were static—you shot the centipede and noth¬ </text:p>
        <text:p text:style-name="P4"><text:soft-page-break/>ing was left behind. </text:p>
        <text:p text:style-name="P3"/>
        <text:p text:style-name="P4">Dan Van Elderen reviewed the game and said, "It would be nice if... ” Dan </text:p>
        <text:p text:style-name="P4">wanted to shoot the mushrooms and I agreed that something needed to be done. </text:p>
        <text:p text:style-name="P3"/>
        <text:p text:style-name="P4">I thought about it a while and said, "Well, I need to add something that </text:p>
        <text:p text:style-name="P4">creates mushrooms and other things to destroy them,” and so on. So that’s </text:p>
        <text:p text:style-name="P4">where other ideas like the fleas that brought more mushrooms came from. </text:p>
        <text:p text:style-name="P3"/>
        <text:p text:style-name="P3"/>
        <text:p text:style-name="P5">—<text:span text:style-name="T13">Ed Logg </text:span></text:p>
        <text:p text:style-name="P3"/>
        <text:p text:style-name="P3"/>
        <text:p text:style-name="P3"/>
        <text:p text:style-name="P4">l 62 The Golden Aje (Part 2:1981-1983) </text:p>
        <text:p text:style-name="P3"/>
        <text:p text:style-name="P3"/>
        <text:p text:style-name="P4">In Centipede, players used a trackball to move a cursor shaped like a snake’s </text:p>
        <text:p text:style-name="P4">head along the bottom of the screen. The goal of the game was to shoot quick- </text:p>
        <text:p text:style-name="P4">moving centipedes as they appeared at the top of the screen and snaked their </text:p>
        <text:p text:style-name="P4">way down. The centipedes were composed of eleven sections with legs. Each </text:p>
        <text:p text:style-name="P4">time a section was hit, it turned into a mushroom, and the rest of the centi¬ </text:p>
        <text:p text:style-name="P4">pede continued its nimble march. </text:p>
        <text:p text:style-name="P3"/>
        <text:p text:style-name="P4">The playing field in Centipede was covered with mushrooms that could be </text:p>
        <text:p text:style-name="P4">shot away. Whenever the centipede collided with a mushroom, the centipede </text:p>
        <text:p text:style-name="P4">changed directions. Some players developed strategies in which they set traps </text:p>
        <text:p text:style-name="P4">by creating mushroom formations that forced the centipede to drop down </text:p>
        <text:p text:style-name="P4"><text:soft-page-break/>the side of the screen. </text:p>
        <text:p text:style-name="P3"/>
        <text:p text:style-name="P4">Along with the centipedes, players shot bouncing spiders, scorpions, and </text:p>
        <text:p text:style-name="P4">fleas that dropped from the top and left mushrooms in their wake. </text:p>
        <text:p text:style-name="P3"/>
        <text:p text:style-name="P4">One of Dona Bailey’s chief contributions to the game was its unusual color </text:p>
        <text:p text:style-name="P4">scheme. While other game designers used bright colors, she chose pastels. The </text:p>
        <text:p text:style-name="P4">first stage of the game had a lime-green centipede scurrying through a patch </text:p>
        <text:p text:style-name="P4">of green mushrooms with orange edges. The next centipede was pink and </text:p>
        <text:p text:style-name="P4">traveled through a patch of pink mushrooms with white edges. Nobody knows </text:p>
        <text:p text:style-name="P4">precisely why Centipede appealed to women, but several people believe that </text:p>
        <text:p text:style-name="P4">Bailey’s pastel colors were part of the attraction. </text:p>
        <text:p text:style-name="P3"/>
        <text:p text:style-name="P4">On October 28, 1981, Tournament Games held a three-day national video- </text:p>
        <text:p text:style-name="P4">game championship in the Chicago Exposition Center. Tournament Games, </text:p>
        <text:p text:style-name="P4">a company that had extensive experience promoting tournaments for such </text:p>
        <text:p text:style-name="P4">bar games as billiards and darts, heralded the event as a major new sporting </text:p>
        <text:p text:style-name="P4">contest in which 10,000 to 15,000 of the world’s best video-game players would </text:p>
        <text:p text:style-name="P4">go head-to-head on a single game— Centipede. </text:p>
        <text:p text:style-name="P3"/>
        <text:p text:style-name="P4">Tournament Game’s experience with billiards and darts tournaments did </text:p>
        <text:p text:style-name="P4">not translate to video games. The company invited the winners of local video- </text:p>
        <text:p text:style-name="P4">game tournaments to compete, but contestants had to pay for their own </text:p>
        <text:p text:style-name="P4">transportation and lodging. Walk-on contestants had to pay a $60 registration </text:p>
        <text:p text:style-name="P4">fee. These expenses were too high for the teenage crowd that frequented the </text:p>
        <text:p text:style-name="P4">arcades, and less than 150 people signed up for the competition. </text:p>
        <text:p text:style-name="P3"/>
        <text:p text:style-name="P4">Competitors were invited to practice before the event, but the 250 Centipede </text:p>
        <text:p text:style-name="P4"><text:soft-page-break/>machines that Tournament Games installed were not set on free play. The </text:p>
        <text:p text:style-name="P3"/>
        <text:p text:style-name="P3"/>
        <text:p text:style-name="P3"/>
        <text:p text:style-name="P4">The Golden A?e (Part 2:1981-1983) </text:p>
        <text:p text:style-name="P3"/>
        <text:p text:style-name="P3"/>
        <text:p text:style-name="P4">contestants not only had to pay to practice, but the machines had internal </text:p>
        <text:p text:style-name="P4">timers that stopped their games after three minutes. </text:p>
        <text:p text:style-name="P3"/>
        <text:p text:style-name="P4">The “Open Singles” winner of the tournament was Eric Ginner, who re¬ </text:p>
        <text:p text:style-name="P4">ceived a check for $12,000. Ok-Soo Han, one of less than a dozen women who </text:p>
        <text:p text:style-name="P4">entered, won $4,000 as the top female competitor. Both checks bounced. In </text:p>
        <text:p text:style-name="P4">the end, Atari covered the checks to avoid bad publicity. </text:p>
        <text:p text:style-name="P3"/>
        <text:p text:style-name="P4">Atari and another company [that] had done tournaments like foosball and </text:p>
        <text:p text:style-name="P4">billiards and games of that sort organized the tournament. There was sup¬ </text:p>
        <text:p text:style-name="P4">posed to be a $50,000 fund, but it turned out that these guys didn't have </text:p>
        <text:p text:style-name="P4">enough funds to pay it off. So I guess everybody turned and sued Atari. </text:p>
        <text:p text:style-name="P3"/>
        <text:p text:style-name="P5">—<text:span text:style-name="T13">Ed Logg </text:span></text:p>
        <text:p text:style-name="P3"/>
        <text:p text:style-name="P3"/>
        <text:p text:style-name="P4">Despite a growing list of competitors and mounting internal problems, Atari </text:p>
        <text:p text:style-name="P4">remained one of the strongest companies in the industry. By this time, so many </text:p>
        <text:p text:style-name="P4">new companies were manufacturing arcade equipment that no one company </text:p>
        <text:p text:style-name="P4">could hope to control more than half the market as Atari had in the past. </text:p>
        <text:p text:style-name="P3"/>
        <text:p text:style-name="P4"><text:soft-page-break/>In 1981, Taito America had its first American-made hit— Qix, a highly inno¬ </text:p>
        <text:p text:style-name="P4">vative game that one reviewer described as a cross between an Etch-a Sketch and </text:p>
        <text:p text:style-name="P4">Star Wars; Sega distributed Frogger, a game in which players helped a frog cross a </text:p>
        <text:p text:style-name="P4">busy highway and an alligator-filled stream; Stern attracted crowds with Berzerk; </text:p>
        <text:p text:style-name="P4">and Midway imported several strong titles from Namco and released domestic </text:p>
        <text:p text:style-name="P4">hits created by Dave Nutting and other American designers. Smaller compa¬ </text:p>
        <text:p text:style-name="P4">nies like Nichibutsu, maker of Crazy Climber, and Konami also made their mark. </text:p>
        <text:p text:style-name="P3"/>
        <text:p text:style-name="P4">Toward the end of the year, Atari released a new game by Dave Theurer, </text:p>
        <text:p text:style-name="P4">designer of Missile Command. The game was called Tempest. </text:p>
        <text:p text:style-name="P3"/>
        <text:p text:style-name="P4">Tempest did not start out as an original idea. Shortly after finishing Missile </text:p>
        <text:p text:style-name="P4">Command, Theurer went hunting for his next game in the book of game themes </text:p>
        <text:p text:style-name="P4">that had been compiled at company brainstorming sessions. The idea that </text:p>
        <text:p text:style-name="P4">caught his eye was called “First-Person Space Invaders.” </text:p>
        <text:p text:style-name="P3"/>
        <text:p text:style-name="P4">Since his game would be played from the first-person perspective, </text:p>
        <text:p text:style-name="P4">Theurer needed the efficiency of a vector-graphic generator. As it turned </text:p>
        <text:p text:style-name="P3"/>
        <text:p text:style-name="P3"/>
        <text:p text:style-name="P3"/>
        <text:p text:style-name="P4">164 The Golden A f. (Part 2:1981-1983) </text:p>
        <text:p text:style-name="P3"/>
        <text:p text:style-name="P3"/>
        <text:p text:style-name="P4">out, a new X-Y generator that created color lines was under development. </text:p>
        <text:p text:style-name="P4">Tempest, Star Wars, The Empire Strikes Back, Gravitar, Black Widow, Space Duel, Quan¬ </text:p>
        <text:p text:style-name="P4">tum, and Major Havoc were the only games Atari ever released that used the </text:p>
        <text:p text:style-name="P4">color X-Y generator. </text:p>
        <text:p text:style-name="P3"><text:soft-page-break/></text:p>
        <text:p text:style-name="P4">It took Theurer six weeks to create a preliminary version of First Person </text:p>
        <text:p text:style-name="P4">Space Invaders. The project was almost derailed when he demonstrated it at a </text:p>
        <text:p text:style-name="P4">coin-op meeting. </text:p>
        <text:p text:style-name="P3"/>
        <text:p text:style-name="P4">I got First-Person Space Invaders up pretty quickly. Gene Lipkin, the head of </text:p>
        <text:p text:style-name="P4">coin-op, and Frank Ballouz played it at a meeting and said, "This game is </text:p>
        <text:p text:style-name="P4">not that fun. It’s basically Space Invaders from a different perspective.” </text:p>
        <text:p text:style-name="P3"/>
        <text:p text:style-name="P4">They said I should kill the game if I couldn’t do something special with it. </text:p>
        <text:p text:style-name="P3"/>
        <text:p text:style-name="P4">I told them about this nightmare I had about monsters coming out of a </text:p>
        <text:p text:style-name="P4">hole in the ground and you had to ki 11 them before they got out of the hole or </text:p>
        <text:p text:style-name="P4">they would kill you. "I can take First-Person Space Invaders, put it on a sur¬ </text:p>
        <text:p text:style-name="P4">face, wrap that surface around a circle to make a cylinder, and rotate the </text:p>
        <text:p text:style-name="P4">cylinder to make a different game out of it.” </text:p>
        <text:p text:style-name="P3"/>
        <text:p text:style-name="P4">They said go ahead and try it, so that’s what I did. </text:p>
        <text:p text:style-name="P3"/>
        <text:p text:style-name="P5">—<text:span text:style-name="T13">Dave Theurer </text:span></text:p>
        <text:p text:style-name="P3"/>
        <text:p text:style-name="P4">In Theurer’s new game, players shot at creatures as they climbed to the top </text:p>
        <text:p text:style-name="P4">of geometrically shaped holes. The game was controlled with a heavy knob </text:p>
        <text:p text:style-name="P4">that players spun like a dial. The knob originally controlled the hole’s rota¬ </text:p>
        <text:p text:style-name="P4">tion. When players began feeling nauseous, Theurer adjusted the controls so </text:p>
        <text:p text:style-name="P4">that the player’s gun rotated instead of the hole. The game attracted a lot of </text:p>
        <text:p text:style-name="P4">attention around the coin-op division. </text:p>
        <text:p text:style-name="P3"/>
        <text:p text:style-name="P4"><text:soft-page-break/>Tempest took a year and had about 21K [of code].* When I started the game, </text:p>
        <text:p text:style-name="P4">the cylinder actually rotated and your player stayed still. People said it made </text:p>
        <text:p text:style-name="P4">them sick to their stomach, so I switched it so that the player moved around. </text:p>
        <text:p text:style-name="P3"/>
        <text:p text:style-name="P4">That solved the problem. </text:p>
        <text:p text:style-name="P3"/>
        <text:p text:style-name="P3"/>
        <text:p text:style-name="P4">K refers to 1,024 units of memory. </text:p>
        <text:p text:style-name="P3"/>
        <text:p text:style-name="P3"/>
        <text:p text:style-name="P3"/>
        <text:p text:style-name="P4">The Golden A?e (Part 1. 1981-1983) 165 </text:p>
        <text:p text:style-name="P3"/>
        <text:p text:style-name="P3"/>
        <text:p text:style-name="P4">I wanted to do something special when you got a high score, and I love </text:p>
        <text:p text:style-name="P4">fireworks and explosions, so I made fireworks at the end if you got on the </text:p>
        <text:p text:style-name="P4">high score table. </text:p>
        <text:p text:style-name="P3"/>
        <text:p text:style-name="P4">People loved it [Tempest], They came into the labs to play it. That’s how </text:p>
        <text:p text:style-name="P4">you knew you had something hot—if you had trouble developing your game </text:p>
        <text:p text:style-name="P4">because people played it while you were trying to debug it. </text:p>
        <text:p text:style-name="P3"/>
        <text:p text:style-name="P5">—<text:span text:style-name="T13">Dave Theurer </text:span></text:p>
        <text:p text:style-name="P3"/>
        <text:p text:style-name="P4">Theurer switched from a black and white vector-graphics generator to the </text:p>
        <text:p text:style-name="P4">color X-Y generator during the project, but the technology proved some¬ </text:p>
        <text:p text:style-name="P4">what unstable. Though it created beautiful colors and had the same </text:p>
        <text:p text:style-name="P4">high-resolution images created by older vector-graphics hardware, the new </text:p>
        <text:p text:style-name="P4"><text:soft-page-break/>color generator tended to overheat. </text:p>
        <text:p text:style-name="P3"/>
        <text:p text:style-name="P4">I was working on the game, trying to figure stuff out, and al I of a sudden the </text:p>
        <text:p text:style-name="P4">monitor stopped working. I couldn’t figure out why it wasn’t working any¬ </text:p>
        <text:p text:style-name="P4">more. I was just sitting there and all of a sudden it stopped. </text:p>
        <text:p text:style-name="P3"/>
        <text:p text:style-name="P4">I looked up on the bench where the monitor was sitting, and five or six of </text:p>
        <text:p text:style-name="P4">the resistors and components had melted themselves out of the PC board. </text:p>
        <text:p text:style-name="P3"/>
        <text:p text:style-name="P4">They had gotten so hot that they had melted the solder. </text:p>
        <text:p text:style-name="P3"/>
        <text:p text:style-name="P4">Those color X-Y monitors were flaky. They were a big problem throughout the </text:p>
        <text:p text:style-name="P4">testing period and they continued to be a big problem in the field. They just </text:p>
        <text:p text:style-name="P4">don’t last very long. It’s not good for sales if things are continually breaking. </text:p>
        <text:p text:style-name="P3"/>
        <text:p text:style-name="P5">—<text:span text:style-name="T13">Dave Theurer </text:span></text:p>
        <text:p text:style-name="P3"/>
        <text:p text:style-name="P4">More than any game before it, Tempest seemed to move at the speed of light. </text:p>
        <text:p text:style-name="P4">Players used a spinning knob to control a fast-moving C-shaped polygon that </text:p>
        <text:p text:style-name="P4">moved around the top of geometric cylinders with a spider-like crawl and shot at </text:p>
        <text:p text:style-name="P4">flippers (large red Xs), fuseballs (multi-colored balls), pulsars (yellow lines that </text:p>
        <text:p text:style-name="P4">gave deadly shocks) and other enemies as they tried to climb out of the tube. </text:p>
        <text:p text:style-name="P3"/>
        <text:p text:style-name="P4">Tempest was an immediate hit, but some arcade owners complained about </text:p>
        <text:p text:style-name="P4">it. It had maintenance problems and broke down frequently. Before long, </text:p>
        <text:p text:style-name="P4">Theurer heard rumors about kids playing the game for hours on a single quar¬ </text:p>
        <text:p text:style-name="P4">ter. One story was that they had found a code that gave them forty free games. </text:p>
        <text:p text:style-name="P3"/>
        <text:p text:style-name="P3"><text:soft-page-break/></text:p>
        <text:p text:style-name="P3"/>
        <text:p text:style-name="P4">l66 The Golden Aje (Part 1 1981-1983) </text:p>
        <text:p text:style-name="P3"/>
        <text:p text:style-name="P3"/>
        <text:p text:style-name="P4">In a business that depended on the average player lasting less than two min¬ </text:p>
        <text:p text:style-name="P4">utes per game, machines that dolled out free credits were a big liability. </text:p>
        <text:p text:style-name="P3"/>
        <text:p text:style-name="P4">When Theurer first heard about the problem, he assumed it was caused by </text:p>
        <text:p text:style-name="P4">the “flaky” hardware. Upon further examination, he discovered that he had </text:p>
        <text:p text:style-name="P4">created the flaw. </text:p>
        <text:p text:style-name="P3"/>
        <text:p text:style-name="P4">To protect against piracy, a growing problem in the arcade business, Theurer </text:p>
        <text:p text:style-name="P4">had imbedded a security code in the game. The code checked the placement </text:p>
        <text:p text:style-name="P4">of different objects on the screen and caused the game to shut down if images </text:p>
        <text:p text:style-name="P4">were not in the correct space. </text:p>
        <text:p text:style-name="P3"/>
        <text:p text:style-name="P4">Before shipping, Theurer, who had a reputation for repeatedly fussing over </text:p>
        <text:p text:style-name="P4">details, discovered that an Atari logo was not perfectly centered. He moved it </text:p>
        <text:p text:style-name="P4">slightly. It seemed like an inconsequential change, but if players hit a certain score, </text:p>
        <text:p text:style-name="P4">it caused the security code to malfunction and the player received forty credits. </text:p>
        <text:p text:style-name="P3"/>
        <text:p text:style-name="P4">If players got something like 179,480 points, the game would crank a 40 into the </text:p>
        <text:p text:style-name="P4">coin counter. It would do other weird things, too, like double the vector genera¬ </text:p>
        <text:p text:style-name="P4">tor multipliers so everything would be twice as big, but nobody wanted that. </text:p>
        <text:p text:style-name="P3"/>
        <text:p text:style-name="P4">They just wanted to get the 40 free credits, so the kids figured out how to do it. </text:p>
        <text:p text:style-name="P3"/>
        <text:p text:style-name="P5"><text:soft-page-break/>—<text:span text:style-name="T13">Dave Theurer </text:span></text:p>
        <text:p text:style-name="P3"/>
        <text:p text:style-name="P4">Around the time that Theurer finished Tempest, Atari announced a new </text:p>
        <text:p text:style-name="P4">bonus plan to reward designers for creating hit games. The plan took effect </text:p>
        <text:p text:style-name="P4">shortly after Tempest was released. </text:p>
        <text:p text:style-name="P3"/>
        <text:p text:style-name="P4">Atari pissed me off. After Missile Command, they came up with a new bonus </text:p>
        <text:p text:style-name="P4">plan that paid about ten times as much, but they weren’t quite sure when </text:p>
        <text:p text:style-name="P4">they were going to put it into effect. I was working on Tempest, and they </text:p>
        <text:p text:style-name="P4">waited to see how well Tempest was going to do. Then they said the first </text:p>
        <text:p text:style-name="P4">game after Tempest would be the first game on the new bonus plan. </text:p>
        <text:p text:style-name="P3"/>
        <text:p text:style-name="P4">Talk about making me mad. It cost me perhaps a million dollars. </text:p>
        <text:p text:style-name="P3"/>
        <text:p text:style-name="P4">I don’t know who made the decision. I mean, Ray Kassar was president of </text:p>
        <text:p text:style-name="P4">the company at the time. They were owned by Warner Brothers, so there was </text:p>
        <text:p text:style-name="P4">plenty of money to go around. </text:p>
        <text:p text:style-name="P3"/>
        <text:p text:style-name="P5">—<text:span text:style-name="T13">Dave Theurer </text:span></text:p>
        <text:p text:style-name="P3"/>
        <text:p text:style-name="P3"/>
        <text:p text:style-name="P3"/>
        <text:p text:style-name="P4">The Golden A?e (Part z: 1981-1983) 167 </text:p>
        <text:p text:style-name="P3"/>
        <text:p text:style-name="P3"/>
        <text:p text:style-name="P4">The Peak </text:p>
        <text:p text:style-name="P3"/>
        <text:p text:style-name="P4">The growth of the industry continued into 1982, and video games appeared </text:p>
        <text:p text:style-name="P4"><text:soft-page-break/>in unlikely places. The Hilton Hotel in Rye Town, New York, opened Baga¬ </text:p>
        <text:p text:style-name="P4">telle Place. Named after the forerunner of pinball, Bagatelle Place was a </text:p>
        <text:p text:style-name="P4">formal arcade with thirty-three video games, a cappuccino bar, and a strictly </text:p>
        <text:p text:style-name="P4">enforced dress code.' 1 </text:p>
        <text:p text:style-name="P3"/>
        <text:p text:style-name="P4">In Nevada, casinos cleared out gambling equipment and set up small ar¬ </text:p>
        <text:p text:style-name="P4">cades. In Hawaii, an enormous arcade took up nearly half of a floor in the </text:p>
        <text:p text:style-name="P4">Rainbow Bazaar, a large tourist center in Waikiki. In the early 1980s, Hawaii </text:p>
        <text:p text:style-name="P4">experienced record tourist business and Waikiki real estate was among the </text:p>
        <text:p text:style-name="P4">most expensive in the world. </text:p>
        <text:p text:style-name="P3"/>
        <text:p text:style-name="P4">The company that earned the most profits was not, however, Atari or </text:p>
        <text:p text:style-name="P4">Nintendo—it was Midway. Midway was about to release a product that would </text:p>
        <text:p text:style-name="P4">become the most successful game in the history of the American arcade in¬ </text:p>
        <text:p text:style-name="P4">dustry— Ms. Pac-Man. </text:p>
        <text:p text:style-name="P3"/>
        <text:p text:style-name="P4">MIT Strikes Again </text:p>
        <text:p text:style-name="P3"/>
        <text:p text:style-name="P4">Toru Iwatani, the Namco employee who designed Pac-Man, was not involved </text:p>
        <text:p text:style-name="P4">with the creation of Ms. Pac-Man. It was created, instead, by nine college stu¬ </text:p>
        <text:p text:style-name="P4">dents, led by two MIT students, Doug Macrae and Kevin Curran. </text:p>
        <text:p text:style-name="P3"/>
        <text:p text:style-name="P4">As a junior, Macrae created a small coin-op route on the MIT campus with </text:p>
        <text:p text:style-name="P4">a Gottlieb Pioneer pinball machine that he received from his brother and three </text:p>
        <text:p text:style-name="P4">Missile Command machines that he bought on his own. The route was very lu¬ </text:p>
        <text:p text:style-name="P4">crative in the beginning, but Missile Command soon began losing popularity. </text:p>
        <text:p text:style-name="P4">One problem faced by small-route operators was the cost of keeping current. </text:p>
        <text:p text:style-name="P4">People lost interest in older games as new ones arrived, and before long, the </text:p>
        <text:p text:style-name="P4"><text:soft-page-break/>only people playing them could milk an hour of play out of a single quarter. </text:p>
        <text:p text:style-name="P3"/>
        <text:p text:style-name="P4">Other small-time operators would have had to abandon their machines or </text:p>
        <text:p text:style-name="P4">sell them cheaply, but Macrae was studying engineering. He and another stu¬ </text:p>
        <text:p text:style-name="P4">dent named Kevin Curran decided to update the Missile Command machines </text:p>
        <text:p text:style-name="P4">and give them a new life. </text:p>
        <text:p text:style-name="P3"/>
        <text:p text:style-name="P3"/>
        <text:p text:style-name="P4">The spring of our senior year, Kevin and I got interested in designing games </text:p>
        <text:p text:style-name="P4">rather than just operating them. I had a computer graphics background, </text:p>
        <text:p text:style-name="P3"/>
        <text:p text:style-name="P3"/>
        <text:p text:style-name="P3"/>
        <text:p text:style-name="P4">168 The Golden A?e (Part z: 1981-1983) </text:p>
        <text:p text:style-name="P3"/>
        <text:p text:style-name="P3"/>
        <text:p text:style-name="P4">and Kevin had an electrical engineering background, and the two of us kind </text:p>
        <text:p text:style-name="P4">of said to ourselves, "Well, how do we get into the design of video games?” </text:p>
        <text:p text:style-name="P3"/>
        <text:p text:style-name="P4">The process was a little bit daunting, in that we looked at mainly the </text:p>
        <text:p text:style-name="P4">arcade games and didn’t really know how you’d go about building cabinets </text:p>
        <text:p text:style-name="P4">or getting involved in the hardware. ... so we came up with the idea that </text:p>
        <text:p text:style-name="P4">we’d do enhancement kits. </text:p>
        <text:p text:style-name="P3"/>
        <text:p text:style-name="P5">—<text:span text:style-name="T13">Doug Macrae, cofounder, General Computer </text:span></text:p>
        <text:p text:style-name="P3"/>
        <text:p text:style-name="P4">Rather than creating new games, Curran and Macrae decided to build “PAL” </text:p>
        <text:p text:style-name="P4">boards that would fit onto the circuit boards of existing games and modify game </text:p>
        <text:p text:style-name="P4"><text:soft-page-break/>play. Their first project was to revitalize Macrae’s Missile Command machines. </text:p>
        <text:p text:style-name="P3"/>
        <text:p text:style-name="P4">Curran and Macrae moved off campus and set up shop in a rental house. The </text:p>
        <text:p text:style-name="P4">business at this point was a five-man operation. They borrowed money from </text:p>
        <text:p text:style-name="P4">Macrae’s mother and from their coin-op route and purchased equipment. Then </text:p>
        <text:p text:style-name="P4">they took apart one of the Missile Command machines and studied its design. </text:p>
        <text:p text:style-name="P3"/>
        <text:p text:style-name="P4">We started disassembling the code to Missile Command on this emulator, </text:p>
        <text:p text:style-name="P4">figuring out exactly what all the code did. Then we designed a board that </text:p>
        <text:p text:style-name="P4">would mount on top of the Missile Command game and would cleverly over¬ </text:p>
        <text:p text:style-name="P4">lay code that we wrote onto the original Atari code. The way we did it actually </text:p>
        <text:p text:style-name="P4">was we had a board that was watching the addresses and was deciding when </text:p>
        <text:p text:style-name="P4">to overlay our code on top of the original Atari code. </text:p>
        <text:p text:style-name="P3"/>
        <text:p text:style-name="P4">We were very concerned about copyright infringement because if we just </text:p>
        <text:p text:style-name="P4">modified their code and sold new ROMs, we thought we would be infringing </text:p>
        <text:p text:style-name="P4">on the Atari copyrights and end up sued within minutes. </text:p>
        <text:p text:style-name="P3"/>
        <text:p text:style-name="P5">—<text:span text:style-name="T13">Doug Macrae </text:span></text:p>
        <text:p text:style-name="P3"/>
        <text:p text:style-name="P4">The new game, which they called Super Missile Attack, was basically an accel¬ </text:p>
        <text:p text:style-name="P4">erated version of Missile Command with a few new enemies. Along with the </text:p>
        <text:p text:style-name="P4">usual missile-packing jets and UFOs, the new version also featured a laser¬ </text:p>
        <text:p text:style-name="P4">shooting UFO and a new color scheme. </text:p>
        <text:p text:style-name="P3"/>
        <text:p text:style-name="P4">The Super Missile Attack modifications brought players around MIT back to Mis¬ </text:p>
        <text:p text:style-name="P4">sile Command, and Curran and Macrae wagered that it would have the same impact </text:p>
        <text:p text:style-name="P3"/>
        <text:p text:style-name="P3"><text:soft-page-break/></text:p>
        <text:p text:style-name="P3"/>
        <text:p text:style-name="P4">The Golden kf (Part z 1981-1983) 169 </text:p>
        <text:p text:style-name="P3"/>
        <text:p text:style-name="P3"/>
        <text:p text:style-name="P4">around the country. Missile Command was a fairly expensive game, so Curran and </text:p>
        <text:p text:style-name="P4">Macrae decided to try and sell their “enhancement kit” on the market. </text:p>
        <text:p text:style-name="P3"/>
        <text:p text:style-name="P4">And we started selling these boards or these kits out of the back of Play </text:p>
        <text:p text:style-name="P4">Meter Magazine and RePlay Magazine for $295 dollars. We were taking phone </text:p>
        <text:p text:style-name="P4">calls in the bedrooms, we were producing them in the basement, we were </text:p>
        <text:p text:style-name="P4">designing in the living room and shipping out of the dining room of this </text:p>
        <text:p text:style-name="P4">house in Brooklyn. </text:p>
        <text:p text:style-name="P3"/>
        <text:p text:style-name="P5">—<text:span text:style-name="T13">Doug Macrae </text:span></text:p>
        <text:p text:style-name="P3"/>
        <text:p text:style-name="P4">It cost Curran and Macrae approximately $30 to make a board, which they </text:p>
        <text:p text:style-name="P4">then sold for $295. They called their company General Computer and sold </text:p>
        <text:p text:style-name="P4">more than 1,000 enhancement boards over the summer. </text:p>
        <text:p text:style-name="P3"/>
        <text:p text:style-name="P4">Somewhat pleased with themselves and their new business, they decided </text:p>
        <text:p text:style-name="P4">to modify an even more popular game for their next project. They settled </text:p>
        <text:p text:style-name="P4">upon the most popular game in the world, Pac-Man. </text:p>
        <text:p text:style-name="P3"/>
        <text:p text:style-name="P4">Modifying Pac-Man was more difficult than working with Missile Command. </text:p>
        <text:p text:style-name="P4">Dave Theurer, the designer of Missile Command, had created a very logical and </text:p>
        <text:p text:style-name="P4">minimalistic code for his game. It was easy to understand and to work with. </text:p>
        <text:p text:style-name="P4">The programmers who worked with Toru Iwatani on the creation of Pac-Man </text:p>
        <text:p text:style-name="P4"><text:soft-page-break/>had not been as efficient, and their code was twice as long. </text:p>
        <text:p text:style-name="P3"/>
        <text:p text:style-name="P4">By August 1981, while Curran and Macrae had disassembled the code and </text:p>
        <text:p text:style-name="P4">begun to build an enhancement, a new development threatened to shut them </text:p>
        <text:p text:style-name="P4">down. Atari charged them with copyright infringement and took them to court. </text:p>
        <text:p text:style-name="P3"/>
        <text:p text:style-name="P4">We disassembled the code, documented it all and how it worked, etc., and </text:p>
        <text:p text:style-name="P4">then looked at how to make modifications to make it a little more difficult </text:p>
        <text:p text:style-name="P4">and a little more interesting. And we were developing this enhancement kit </text:p>
        <text:p text:style-name="P4">as a separate board and kit again. We were ready to take it to market in </text:p>
        <text:p text:style-name="P4">August of 1981, and, at that point, we ended up sparring in court with Atari </text:p>
        <text:p text:style-name="P4">in front of justice Keating, who was the original Boston bussing judge. It </text:p>
        <text:p text:style-name="P4">lasted almost two months. </text:p>
        <text:p text:style-name="P3"/>
        <text:p text:style-name="P3"/>
        <text:p text:style-name="P5">—<text:span text:style-name="T13">Doug Macrae </text:span></text:p>
        <text:p text:style-name="P3"/>
        <text:p text:style-name="P3"/>
        <text:p text:style-name="P3"/>
        <text:p text:style-name="P4">IJO The Golden Aye (Part z: 1981-1983) </text:p>
        <text:p text:style-name="P3"/>
        <text:p text:style-name="P3"/>
        <text:p text:style-name="P4">Though the case was ostensibly about copyright infringement, Atari was </text:p>
        <text:p text:style-name="P4">not worried about people altering the code in its games. The bigger issue with </text:p>
        <text:p text:style-name="P4">Atari was the concept of enhancement boards. Its arcade business would be </text:p>
        <text:p text:style-name="P4">crippled if operators could simply update old equipment instead of purchas¬ </text:p>
        <text:p text:style-name="P4">ing new machines. From Steve Ross to Ray Kassar, the Atari executive board </text:p>
        <text:p text:style-name="P4">wanted General Computer stopped at all costs. </text:p>
        <text:p text:style-name="P3"><text:soft-page-break/></text:p>
        <text:p text:style-name="P4">We believed we had very moral high ground, in that we had not copied their </text:p>
        <text:p text:style-name="P4">code. We had the game operator pull the ROMs out of the Atari game and put </text:p>
        <text:p text:style-name="P4">them into our board, plug our board into the Atari board, and then we over¬ </text:p>
        <text:p text:style-name="P4">laid our code on top of it, so, we viewed that we were actually relatively free </text:p>
        <text:p text:style-name="P4">of copying their code. </text:p>
        <text:p text:style-name="P3"/>
        <text:p text:style-name="P4">As it came out in court, there were some very difficult issues about trade¬ </text:p>
        <text:p text:style-name="P4">mark dilution and misrepresentation of origin that were going to get sorted </text:p>
        <text:p text:style-name="P4">out in court under Justice Keating, which had never really been decided be¬ </text:p>
        <text:p text:style-name="P4">fore. Up to this point, video-game enhancers had just blatantly copied code, </text:p>
        <text:p text:style-name="P4">did all kinds of things wrong, and they were pretty clear cut cases for Atari </text:p>
        <text:p text:style-name="P4">and also Bally to go attack and pretty much put out of business. Ours was a </text:p>
        <text:p text:style-name="P4">much greater case about whether we had the right to enhance a video game. </text:p>
        <text:p text:style-name="P3"/>
        <text:p text:style-name="P4">We went a couple of rounds with temporary restraining orders and in¬ </text:p>
        <text:p text:style-name="P4">junctions and, eventually, the general counsel of Atari, Skip Paul, came to us </text:p>
        <text:p text:style-name="P4">and said, "What are you guys really after here?” </text:p>
        <text:p text:style-name="P3"/>
        <text:p text:style-name="P5">—<text:span text:style-name="T13">Doug Macrae </text:span></text:p>
        <text:p text:style-name="P3"/>
        <text:p text:style-name="P4">Skip Paul, Atari’s general counsel and later the president of Atari Coin- </text:p>
        <text:p text:style-name="P4">Operated Games, decided to look for an amicable solution. He asked Curran </text:p>
        <text:p text:style-name="P4">and Macrae what they hoped to accomplish. When they told him that they </text:p>
        <text:p text:style-name="P4">simply wanted to make video games, he made a deal with them. Atari would </text:p>
        <text:p text:style-name="P4">drop the case with prejudice—meaning that Atari would admit it was a wrong¬ </text:p>
        <text:p text:style-name="P4">ful suit—and pay them $50,000 per month for the next two years to develop </text:p>
        <text:p text:style-name="P4">games if they would stop making enhancement kits. </text:p>
        <text:p text:style-name="P3"><text:soft-page-break/></text:p>
        <text:p text:style-name="P4">Curran and Macrae agreed. </text:p>
        <text:p text:style-name="P3"/>
        <text:p text:style-name="P4">The one thing that got carved out of the agreement was that we actually had an </text:p>
        <text:p text:style-name="P4">enhancement kit to Pac-Man in development at the time, and we did not want to </text:p>
        <text:p text:style-name="P3"/>
        <text:p text:style-name="P3"/>
        <text:p text:style-name="P3"/>
        <text:p text:style-name="P4">The Golden A^e (Part 2:1981-1983) 171 </text:p>
        <text:p text:style-name="P3"/>
        <text:p text:style-name="P3"/>
        <text:p text:style-name="P4">throw it in the trash. The agreement that was written up stated that we would </text:p>
        <text:p text:style-name="P4">never produce an enhancement kit again without permission from the original </text:p>
        <text:p text:style-name="P4">copyright holder of the game... or the original manufacturer of the game. </text:p>
        <text:p text:style-name="P3"/>
        <text:p text:style-name="P4">Atari assumed that no one would ever give us permission. </text:p>
        <text:p text:style-name="P3"/>
        <text:p text:style-name="P5">—<text:span text:style-name="T13">Doug Macrae </text:span></text:p>
        <text:p text:style-name="P3"/>
        <text:p text:style-name="P4">In an attempt to salvage their work on Pac-Man, Curran and Macrae flew to </text:p>
        <text:p text:style-name="P4">Chicago and met with David Marofske and other executives at Bally-Midway. </text:p>
        <text:p text:style-name="P4">Their plan was to bluff Bally into accepting a deal. </text:p>
        <text:p text:style-name="P3"/>
        <text:p text:style-name="P4">They went to the meeting armed with court papers that showed that Atari </text:p>
        <text:p text:style-name="P4">had dropped its lawsuit with prejudice. “We just beat Atari in court,” Macrae </text:p>
        <text:p text:style-name="P4">told the Bally executives, “and we’re going to launch this enhancement kit. </text:p>
        <text:p text:style-name="P4">We just want your blessing.” </text:p>
        <text:p text:style-name="P3"/>
        <text:p text:style-name="P4"><text:soft-page-break/>We thought we were being very clever, convincing them that we were going </text:p>
        <text:p text:style-name="P4">to launch this enhancement kit, and I think we probably could have gotten </text:p>
        <text:p text:style-name="P4">their blessing. </text:p>
        <text:p text:style-name="P3"/>
        <text:p text:style-name="P4">One thing we did not take into account was that Bally had just success¬ </text:p>
        <text:p text:style-name="P4">fully made Pac-Man the biggest-selling video game of all time. Their </text:p>
        <text:p text:style-name="P4">production lines had just shut off and they had nothing to put into produc¬ </text:p>
        <text:p text:style-name="P4">tion after that. They did not have the next game. </text:p>
        <text:p text:style-name="P3"/>
        <text:p text:style-name="P4">I believe Dave [Marofske] was the one who came up with the idea of say¬ </text:p>
        <text:p text:style-name="P4">ing, "Well, guys, how about we talk sequel rather than you selling it as an </text:p>
        <text:p text:style-name="P4">enhancement kit?" </text:p>
        <text:p text:style-name="P3"/>
        <text:p text:style-name="P5">—<text:span text:style-name="T13">Doug Macrae </text:span></text:p>
        <text:p text:style-name="P3"/>
        <text:p text:style-name="P4">The enhancement kit designed by General Computer turned Pac-Man into </text:p>
        <text:p text:style-name="P4">a new game called Crazy Otto, in which Pac-Man had legs. In the whirlwind </text:p>
        <text:p text:style-name="P4">negotiations that followed, Curran and Macrae were told that the new game </text:p>
        <text:p text:style-name="P4">had to be faithful to the Pac-Man image and that the legs were not acceptable. </text:p>
        <text:p text:style-name="P3"/>
        <text:p text:style-name="P4">They decided to create a female character. </text:p>
        <text:p text:style-name="P3"/>
        <text:p text:style-name="P3"/>
        <text:p text:style-name="P4">As we kicked it around and what the sequel should be, we came up with the </text:p>
        <text:p text:style-name="P4">idea of, well, it should be the female Pac-Man. We originally burnt the </text:p>
        <text:p text:style-name="P3"/>
        <text:p text:style-name="P3"/>
        <text:p text:style-name="P3"/>
        <text:p text:style-name="P4"><text:soft-page-break/>172 The Golden A^e (Part z: 1981-1983) </text:p>
        <text:p text:style-name="P3"/>
        <text:p text:style-name="P3"/>
        <text:p text:style-name="P4">ROMs for production under the name Pac-Woman, but as we were getting </text:p>
        <text:p text:style-name="P4">ready to go into production, several females inside of Midway objected, </text:p>
        <text:p text:style-name="P4">saying, "That’s kind of an inappropriate name” and that we should put a </text:p>
        <text:p text:style-name="P4">surname in front of it. </text:p>
        <text:p text:style-name="P3"/>
        <text:p text:style-name="P4">I never understood why. </text:p>
        <text:p text:style-name="P3"/>
        <text:p text:style-name="P4">We chose Miss Pac-Man and got very close to going into production. Then </text:p>
        <text:p text:style-name="P4">someone pointed out to us that in the third animation (the cartoons between </text:p>
        <text:p text:style-name="P4">levels of the games) Pac-Man and the female Pac-Man get together and have </text:p>
        <text:p text:style-name="P4">a baby. We would have had all kinds of people talking about the fact that </text:p>
        <text:p text:style-name="P4">they had a baby out of wedlock, which would have been very bad. </text:p>
        <text:p text:style-name="P3"/>
        <text:p text:style-name="P4">We scrambled and came up with Mrs., then changed it to a fifth name, </text:p>
        <text:p text:style-name="P3"/>
        <text:p text:style-name="P4">Ms., because we were trying to make everyone in life happy and all of </text:p>
        <text:p text:style-name="P4">«■ this happened in the final 72 hours before the production line was sup¬ </text:p>
        <text:p text:style-name="P4">posed to start up. </text:p>
        <text:p text:style-name="P3"/>
        <text:p text:style-name="P5">—<text:span text:style-name="T13">Doug Macrae </text:span></text:p>
        <text:p text:style-name="P3"/>
        <text:p text:style-name="P4">Midway never built an actual Ms. Pac-Man board. It simply built Pac-Man </text:p>
        <text:p text:style-name="P4">boards, then added General Computer’s enhancement kit. </text:p>
        <text:p text:style-name="P3"/>
        <text:p text:style-name="P4">By this time, maze chasing had become the most popular theme in the </text:p>
        <text:p text:style-name="P4"><text:soft-page-break/>arcades. Some manufacturers updated the theme by making the characters </text:p>
        <text:p text:style-name="P4">move fast or by adding shooting to the game, but most maze chase games still </text:p>
        <text:p text:style-name="P4">looked a lot like Pac-Man. </text:p>
        <text:p text:style-name="P3"/>
        <text:p text:style-name="P4">We had thought that the Ms. Pac-Man image gave the game its own identity. </text:p>
        <text:p text:style-name="P3"/>
        <text:p text:style-name="P4">We changed the artwork and changed the speed and presented it to Mr. </text:p>
        <text:p text:style-name="P4">Nakamura [president of Namcoj. After going back and forth for a while, we </text:p>
        <text:p text:style-name="P4">introduced it to the marketplace. </text:p>
        <text:p text:style-name="P3"/>
        <text:p text:style-name="P5">—<text:span text:style-name="T13">David Marofske </text:span></text:p>
        <text:p text:style-name="P3"/>
        <text:p text:style-name="P4">Like Pac-Man and Centipede, Ms. Pac-Man appealed to female players. It had </text:p>
        <text:p text:style-name="P4">the same basic game play as Pac-Man. The game still involved clearing a maze </text:p>
        <text:p text:style-name="P4">while avoiding four mop-like ghosts named Inky, Pinky, Blinky, and Sue— </text:p>
        <text:p text:style-name="P4">the latter of which Macrae named after his sister. (The fourth ghost in Pac-Man </text:p>
        <text:p text:style-name="P4">had been named Clyde.) </text:p>
        <text:p text:style-name="P3"/>
        <text:p text:style-name="P3"/>
        <text:p text:style-name="P3"/>
        <text:p text:style-name="P4">The Golden Aje (Part 2:1981-1983) 173 </text:p>
        <text:p text:style-name="P3"/>
        <text:p text:style-name="P3"/>
        <text:p text:style-name="P4">The biggest difference between Pac-Man and Ms. Pac-Man was that Ms. Pac- </text:p>
        <text:p text:style-name="P4">Man featured four mazes instead of the single maze in the original game. Ms. </text:p>
        <text:p text:style-name="P4">Pac-Man was also faster. The ghosts in Pac-Man followed preset paths. By run¬ </text:p>
        <text:p text:style-name="P4">ning in certain patterns, players were able to confuse them and play nearly </text:p>
        <text:p text:style-name="P4">indefinitely. There were no known patterns to fool the ghosts in Ms. Pac-Man. </text:p>
        <text:p text:style-name="P3"><text:soft-page-break/></text:p>
        <text:p text:style-name="P4">General Computer also created several cosmetic changes. The fruits and </text:p>
        <text:p text:style-name="P4">bonus objects in Pac-Man appeared just below the center of the maze. In Ms </text:p>
        <text:p text:style-name="P4">Pac-Man they marched around the maze. The main character, Ms. Pac-Man, </text:p>
        <text:p text:style-name="P4">was still a yellow ball with a mouth but had comic touches—a red bow and </text:p>
        <text:p text:style-name="P4">lipstick. Like Centipede, the pinks and blues in Ms Pac-Man 's color scheme added </text:p>
        <text:p text:style-name="P4">a feminine touch. </text:p>
        <text:p text:style-name="P3"/>
        <text:p text:style-name="P4">Midway sold 100,000 Pac-Man machines and more than 115,000 Ms Pac-Man </text:p>
        <text:p text:style-name="P4">machines in the United States. Other than Pac-Man and Ms Pac-Man, no ar¬ </text:p>
        <text:p text:style-name="P4">cade game has ever sold more than 100,000 units in the United States. </text:p>
        <text:p text:style-name="P3"/>
        <text:p text:style-name="P4">General Computer later built Junior Pac-Man for Bally Midway. Later, Bally/ </text:p>
        <text:p text:style-name="P4">Midway contracted with Dave Nutting to build Baby Pac-Man, a maze-chase </text:p>
        <text:p text:style-name="P4">game with a pinball machine attached. At certain points in the game, the </text:p>
        <text:p text:style-name="P4">action went from the chase on the video monitor to the pinball machine. </text:p>
        <text:p text:style-name="P3"/>
        <text:p text:style-name="P4">Curran and Macrae sued Midway, claiming that they had come up with </text:p>
        <text:p text:style-name="P4">the concept of a Pac-Man family and that they should receive royalties from </text:p>
        <text:p text:style-name="P4">all Pac-Children games. They won the suit. </text:p>
        <text:p text:style-name="P3"/>
        <text:p text:style-name="P4">Though Baby Pac-Man was never a popular game and its royalties amounted </text:p>
        <text:p text:style-name="P4">to little, the litigation resulted in huge royalties on merchandise with images </text:p>
        <text:p text:style-name="P4">of Pac-Man and his family. </text:p>
        <text:p text:style-name="P3"/>
        <text:p text:style-name="P4">Digital Me </text:p>
        <text:p text:style-name="P3"/>
        <text:p text:style-name="P4">In 1980, Ralph Baer, inventor of the Magnavox Odyssey, birthed an invention </text:p>
        <text:p text:style-name="P4"><text:soft-page-break/>to personalize video games—a camera that could shoot pictures of players’ </text:p>
        <text:p text:style-name="P4">faces, digitize them, and load the images into games. He thought that arcade </text:p>
        <text:p text:style-name="P4">manufacturers could place the camera in the marquee of their cabinets and </text:p>
        <text:p text:style-name="P4">paste players’ faces on characters in their games. The camera could also snap </text:p>
        <text:p text:style-name="P4">a photograph of a high-scoring player and post it next to his score. </text:p>
        <text:p text:style-name="P3"/>
        <text:p text:style-name="P4">The idea was to put a small, inexpensive black and white video camera into the </text:p>
        <text:p text:style-name="P4">arcade game and point it down toward the face of the player. The player would </text:p>
        <text:p text:style-name="P3"/>
        <text:p text:style-name="P3"/>
        <text:p text:style-name="P3"/>
        <text:p text:style-name="P4">174 The Golden Age (Part 2:1981-1983) </text:p>
        <text:p text:style-name="P3"/>
        <text:p text:style-name="P3"/>
        <text:p text:style-name="P4">see his own face digitized on the screen, smile until he liked the way he looked, </text:p>
        <text:p text:style-name="P4">and push a button, and the digitized picture would be stored in RAM and </text:p>
        <text:p text:style-name="P4">available for use, either during the game to become the head of a player or </text:p>
        <text:p text:style-name="P4">used in the credits to appear next to the scores and the initials of the player. </text:p>
        <text:p text:style-name="P3"/>
        <text:p text:style-name="P4">I figured every confirmed video-game player in the city of Chicago and </text:p>
        <text:p text:style-name="P4">New York would be running around from arcade to arcade to get his mug </text:p>
        <text:p text:style-name="P4">up. It seemed like a surefire hit to me, so I built the preliminary piece of </text:p>
        <text:p text:style-name="P4">equipment and took it to Chicago to Marvin Glass and Associates. </text:p>
        <text:p text:style-name="P3"/>
        <text:p text:style-name="P4">We had John Pasierb, the chief engineer of Bally/Midway, come over and </text:p>
        <text:p text:style-name="P4">look at it. And he got very interested immediately. </text:p>
        <text:p text:style-name="P3"/>
        <text:p text:style-name="P5">—<text:span text:style-name="T13">Ralph Baer </text:span></text:p>
        <text:p text:style-name="P3"><text:soft-page-break/></text:p>
        <text:p text:style-name="P4">Executives at Midway expressed great interest in Baer’s camera and com¬ </text:p>
        <text:p text:style-name="P4">missioned him to install the prototype into one of their machines. Baer </text:p>
        <text:p text:style-name="P4">installed his camera in an arcade machine and rigged it to take pictures of </text:p>
        <text:p text:style-name="P4">players who got high scores. Midway set up the game in a Chicago test site. </text:p>
        <text:p text:style-name="P3"/>
        <text:p text:style-name="P4">According to Baer, the game did well the first day. The second day ended in </text:p>
        <text:p text:style-name="P4">disaster, and a Midway executive told Baer that Midway was no longer inter¬ </text:p>
        <text:p text:style-name="P4">ested in his invention. </text:p>
        <text:p text:style-name="P3"/>
        <text:p text:style-name="P4">To make a long story short, they put it on display in an arcade in Chicago and </text:p>
        <text:p text:style-name="P4">it did very well the first day. The second day some guy gets up on a chair, </text:p>
        <text:p text:style-name="P4">drops his pants in front of the camera, and that’s the end of the product. </text:p>
        <text:p text:style-name="P3"/>
        <text:p text:style-name="P5">—<text:span text:style-name="T13">Ralph Baer </text:span></text:p>
        <text:p text:style-name="P3"/>
        <text:p text:style-name="P4">During this time, the rock group Journey was one of the most popular </text:p>
        <text:p text:style-name="P4">musical acts in the United States. Some Midway designers wanted to make a </text:p>
        <text:p text:style-name="P4">game based on the group. </text:p>
        <text:p text:style-name="P3"/>
        <text:p text:style-name="P4">In Journey, the game, players helped drummer Steve Smith jump through </text:p>
        <text:p text:style-name="P4">space, using drums as trampolines. They helped keyboard player Jonathan </text:p>
        <text:p text:style-name="P4">Cain run through a minor obstacle course, guitarist Neal Schon float through </text:p>
        <text:p text:style-name="P4">a low-gravity cave, bass guitarist Ross Vallory jump over several exploding </text:p>
        <text:p text:style-name="P4">platforms, and lead singer Steve Perry slip through a maze of deadly gates. </text:p>
        <text:p text:style-name="P3"/>
        <text:p text:style-name="P3"/>
        <text:p text:style-name="P3"/>
        <text:p text:style-name="P4"><text:soft-page-break/>The Golden Age (Part z: 1981-1983) 175 </text:p>
        <text:p text:style-name="P3"/>
        <text:p text:style-name="P3"/>
        <text:p text:style-name="P4">Journey was the first game to incorporate digitized graphics. Black and white </text:p>
        <text:p text:style-name="P4">photographic images of the musicians’ faces appear throughout the game. </text:p>
        <text:p text:style-name="P4">The images were captured using Ralph Baer’s camera. </text:p>
        <text:p text:style-name="P3"/>
        <text:p text:style-name="P4">There’s a postmortem. We salvaged all that money we put into that game by </text:p>
        <text:p text:style-name="P4">digitizing the heads of some rock group that was popular at the time and us¬ </text:p>
        <text:p text:style-name="P4">ing the heads as characters in a game. That was the outcome, but the concept </text:p>
        <text:p text:style-name="P4">of a camera in a machine just went by the board because of that one instance. </text:p>
        <text:p text:style-name="P3"/>
        <text:p text:style-name="P5">—<text:span text:style-name="T13">Ralph Baer </text:span></text:p>
        <text:p text:style-name="P3"/>
        <text:p text:style-name="P4">The game play in Journey was not particularly innovative, but Midway ex¬ </text:p>
        <text:p text:style-name="P4">ecutives believed that the digitized likenesses of the band would attract an </text:p>
        <text:p text:style-name="P4">audience. In past years they might have been right. By the time Journey came </text:p>
        <text:p text:style-name="P4">out, the arcade business was beginning to fade and pictures of rock stars were </text:p>
        <text:p text:style-name="P4">not enough of a draw to save a bad game. </text:p>
        <text:p text:style-name="P3"/>
        <text:p text:style-name="P4">Journey was, between you and me, a disappointment. I thought it was a </text:p>
        <text:p text:style-name="P4">better game than it got credit for, but the market had started to soften. </text:p>
        <text:p text:style-name="P3"/>
        <text:p text:style-name="P4">Like I say, I was a little disappointed. I thought that from a market stand¬ </text:p>
        <text:p text:style-name="P4">point, it was a nice piece. </text:p>
        <text:p text:style-name="P3"/>
        <text:p text:style-name="P5">—<text:span text:style-name="T13">David Marofske </text:span></text:p>
        <text:p text:style-name="P3"/>
        <text:p text:style-name="P3"><text:soft-page-break/></text:p>
        <text:p text:style-name="P4">The Changing Tides </text:p>
        <text:p text:style-name="P3"/>
        <text:p text:style-name="P4">There’s a joke that on june 21, 1982, at approximately 4:30 p.m., the video </text:p>
        <text:p text:style-name="P4">game business fell over a cliff. People stopped playing them, and operators </text:p>
        <text:p text:style-name="P4">stopped buying them. And that pall lasted for many, many years and </text:p>
        <text:p text:style-name="P4">nobody’s been able to figure out why. </text:p>
        <text:p text:style-name="P3"/>
        <text:p text:style-name="P4">To this day, even though it happened well over a decade ago, you still </text:p>
        <text:p text:style-name="P4">hear people talking about the bust. Not the boom, but the bust. </text:p>
        <text:p text:style-name="P3"/>
        <text:p text:style-name="P3"/>
        <text:p text:style-name="P4">Eddie Adlum </text:p>
        <text:p text:style-name="P3"/>
        <text:p text:style-name="P3"/>
        <text:p text:style-name="P3"/>
        <text:p text:style-name="P4">l ]6 The Golden Age (Part z: 1981-1983) </text:p>
        <text:p text:style-name="P3"/>
        <text:p text:style-name="P3"/>
        <text:p text:style-name="P4">The video game industry began its decline in mid-1982. The industry didn’t </text:p>
        <text:p text:style-name="P4">crash; it simply stopped growing. </text:p>
        <text:p text:style-name="P3"/>
        <text:p text:style-name="P4">The first people to feel the effects were entrepreneurs who placed games in </text:p>
        <text:p text:style-name="P4">restaurants, grocery stores, and fancy hotels. Games in low-traffic locations </text:p>
        <text:p text:style-name="P4">no longer earned enough money to pay for their operation. Many of these </text:p>
        <text:p text:style-name="P4">entrepreneurs defaulted on the loans they had made to purchase their games. </text:p>
        <text:p text:style-name="P3"/>
        <text:p text:style-name="P4">At the time, several companies had recently built new super arcades on the </text:p>
        <text:p text:style-name="P4"><text:soft-page-break/>belief that the business would continue to expand. Arcades like Castle Park, a </text:p>
        <text:p text:style-name="P4">multimillion-dollar 17,000-square-foot operation in Riverside, California, </text:p>
        <text:p text:style-name="P4">needed thousands of customers per week to survive. As interest waned, these </text:p>
        <text:p text:style-name="P4">large new arcades attracted too few customers to meet expenses. They were </text:p>
        <text:p text:style-name="P4">the first casualties of the shake up. </text:p>
        <text:p text:style-name="P3"/>
        <text:p text:style-name="P4">So the fallout from the video bust in mid/late 1982 was a sad one for this </text:p>
        <text:p text:style-name="P4">business. People lost money putting games in places where they shouldn’t </text:p>
        <text:p text:style-name="P4">have gone. Lobbies of Chinese restaurants, for example. You’re just not </text:p>
        <text:p text:style-name="P4">going to make money on a machine in the lobby of a Chinese restaurant, </text:p>
        <text:p text:style-name="P4">you’re just not. </text:p>
        <text:p text:style-name="P3"/>
        <text:p text:style-name="P4">When the bloom came off the rose, those machines came out of those </text:p>
        <text:p text:style-name="P4">locations. </text:p>
        <text:p text:style-name="P3"/>
        <text:p text:style-name="P4">Unfortunately, a lot of distributors had extended too much credit to new¬ </text:p>
        <text:p text:style-name="P4">comer-operators and ended up with a lot of debt. A million dollars in unpaid </text:p>
        <text:p text:style-name="P4">bills was not unusual from a single distributorship. </text:p>
        <text:p text:style-name="P3"/>
        <text:p text:style-name="P4">The people who devoted much of their money to video games ended up </text:p>
        <text:p text:style-name="P4">with a lot of unnecessary cabinetry, hardware, monitors, and games that </text:p>
        <text:p text:style-name="P4">had absolutely no resale value whatsoever. They started visiting the city dump </text:p>
        <text:p text:style-name="P4">and pushing them over the hill. </text:p>
        <text:p text:style-name="P3"/>
        <text:p text:style-name="P5">—<text:span text:style-name="T13">Eddie Adlum </text:span></text:p>
        <text:p text:style-name="P3"/>
        <text:p text:style-name="P4">As the big arcades disappeared, smaller ones received enough business to </text:p>
        <text:p text:style-name="P4">survive. For a short time, the business seemed to correct itself. Many arcade </text:p>
        <text:p text:style-name="P4"><text:soft-page-break/>owners purchased new equipment and tried to hang on until business picked </text:p>
        <text:p text:style-name="P4">up again. It never did. The coin-operated video-game business continued a </text:p>
        <text:p text:style-name="P4">fairly steady decline for the next fifteen years. </text:p>
        <text:p text:style-name="P3"/>
        <text:p text:style-name="P3"/>
        <text:p text:style-name="P3"/>
        <text:p text:style-name="P4">The Golden A^e (Part z: 1981-1983) 177 </text:p>
        <text:p text:style-name="P3"/>
        <text:p text:style-name="P3"/>
        <text:p text:style-name="P4">No one knew why the business had slumped. Some of the most memorable </text:p>
        <text:p text:style-name="P4">games in video-game history arrived after the arcade business began to fade. </text:p>
        <text:p text:style-name="P4">Gottlieb released { Then ; Nintendo released Donkey Kong Junior, Sega released Pengo, </text:p>
        <text:p text:style-name="P4">and Williams released Joust and Robotron2084, but the business continued to wane. </text:p>
        <text:p text:style-name="P3"/>
        <text:p text:style-name="P4">We could just say it’s a fickle public. We do know that movies got better. We </text:p>
        <text:p text:style-name="P4">do know that CD records made their appearances. And we also know that the </text:p>
        <text:p text:style-name="P4">stuff that we sell is generally called "novelty," and novelty is not forever, </text:p>
        <text:p text:style-name="P4">you have to constantly freshen it. </text:p>
        <text:p text:style-name="P3"/>
        <text:p text:style-name="P4">We tried to freshen it, but apparently not to the point where the public </text:p>
        <text:p text:style-name="P4">would play it with the reckless abandon that they were playing before. </text:p>
        <text:p text:style-name="P3"/>
        <text:p text:style-name="P5">—<text:span text:style-name="T13">Eddie Adlum </text:span></text:p>
        <text:p text:style-name="P3"/>
        <text:p text:style-name="P3"/>
        <text:p text:style-name="P4">Jungle Who? Jungle What? </text:p>
        <text:p text:style-name="P3"/>
        <text:p text:style-name="P4">Toward the end of 1982, Taito America came out with an adventure game </text:p>
        <text:p text:style-name="P4"><text:soft-page-break/>called Jungle King. In this game, players helped a Tarzan-like hero rescue a </text:p>
        <text:p text:style-name="P4">woman from savages. The game involved swinging across a jungle on vines, </text:p>
        <text:p text:style-name="P4">swimming through alligator-infested waters, dodging falling boulders, and </text:p>
        <text:p text:style-name="P4">jumping over cannibals. </text:p>
        <text:p text:style-name="P3"/>
        <text:p text:style-name="P4">Edgar Rice Burroughs, Inc., the entity that held the rights to Tarzan, claimed </text:p>
        <text:p text:style-name="P4">that Jungle King infringed on its property and demanded that Taito change the </text:p>
        <text:p text:style-name="P4">title of the game and its content. Rather than face an expensive legal battle, </text:p>
        <text:p text:style-name="P4">Taito agreed. </text:p>
        <text:p text:style-name="P3"/>
        <text:p text:style-name="P4">Jungle King became Jungle Hunt. Although Taito did not change the game it¬ </text:p>
        <text:p text:style-name="P4">self, the Tarzan character was replaced with an explorer in a Patagonian jungle </text:p>
        <text:p text:style-name="P4">suit. The original hero had made aTarzan yell as he swung from vine-to-vine, </text:p>
        <text:p text:style-name="P4">but the new hero made no sound at all. </text:p>
        <text:p text:style-name="P3"/>
        <text:p text:style-name="P4">In the beginning, most lawsuits over video games involved two game manu¬ </text:p>
        <text:p text:style-name="P4">facturers suing each other ewer patents. After the golden age of arcades, much </text:p>
        <text:p text:style-name="P4">of the litigation involved ideas, titles, and names. The most bizarre suit involved </text:p>
        <text:p text:style-name="P4">Universal Studios. The judge handling the trial called it “a tale of two gorillas.” </text:p>
        <text:p text:style-name="P3"/>
        <text:p text:style-name="P3"/>
        <text:p text:style-name="P3"/>
        <text:p text:style-name="P3"/>
        <text:p text:style-name="P4">. . !e for fht Homo </text:p>
        <text:p text:style-name="P3"/>
        <text:p text:style-name="P3"/>
        <text:p text:style-name="P4">Oh, I mean . . . there are lots of anecdotes from those days. One of them was about this </text:p>
        <text:p text:style-name="P4">day I’ll never forget, when I walked across the street to the engineering building on </text:p>
        <text:p text:style-name="P4"><text:soft-page-break/>Borregas, and went into coin-op engineering, downstairs—consumer engineering was </text:p>
        <text:p text:style-name="P4">upstairs. This is probably in 1979.... </text:p>
        <text:p text:style-name="P3"/>
        <text:p text:style-name="P4">Anyway, they had this Space Invaders machine in coin-op engineering. I looked </text:p>
        <text:p text:style-name="P4">at it and went back to Kassar’s office and said, "Ray, take this goddamned Space </text:p>
        <text:p text:style-name="P4">Invaders and move it up to consumer. Make a consumer cartridge and license the </text:p>
        <text:p text:style-name="P4">goddamned name.” </text:p>
        <text:p text:style-name="P3"/>
        <text:p text:style-name="P4">He just looked at me, and the only thing he said was, "Of course. Why didn’t I </text:p>
        <text:p text:style-name="P4">think of that?" </text:p>
        <text:p text:style-name="P3"/>
        <text:p text:style-name="P4">I said, "’Cause you’re very busy running the whole company.” </text:p>
        <text:p text:style-name="P3"/>
        <text:p text:style-name="P5">—<text:span text:style-name="T13">Manny Gerard </text:span></text:p>
        <text:p text:style-name="P3"/>
        <text:p text:style-name="P4">Those of us who stayed at Atari called ourselves the Dumb Shits Club. They made $50 </text:p>
        <text:p text:style-name="P4">million and we made $20,000. </text:p>
        <text:p text:style-name="P3"/>
        <text:p text:style-name="P3"/>
        <text:p text:style-name="P5">—<text:span text:style-name="T13">Warren Robinett, former programmer, Atari </text:span></text:p>
        <text:p text:style-name="P3"/>
        <text:p text:style-name="P3"/>
        <text:p text:style-name="P3"/>
        <text:p text:style-name="P4">l 80 The Battle for the Home </text:p>
        <text:p text:style-name="P3"/>
        <text:p text:style-name="P3"/>
        <text:p text:style-name="P4">Atari Consumer Division </text:p>
        <text:p text:style-name="P3"/>
        <text:p text:style-name="P4"><text:soft-page-break/>A core group of four programmers was hired in early 1977 to design games for </text:p>
        <text:p text:style-name="P4">the Video Computer System (VCS), Atari’s programmable video game con¬ </text:p>
        <text:p text:style-name="P4">sole. Within a year, Atari hired four more programmers, and after a few more </text:p>
        <text:p text:style-name="P4">months the team grew to twelve. Larry Wagner managed the division. </text:p>
        <text:p text:style-name="P3"/>
        <text:p text:style-name="P4">Nolan Bushnell was already having problems with Warner Communica¬ </text:p>
        <text:p text:style-name="P4">tions as he prepared to launch the VCS, but he remained at the head of Atari </text:p>
        <text:p text:style-name="P4">through the October 1977 launch of the system and into 1978. With Bushnell </text:p>
        <text:p text:style-name="P4">in control, programmers frequently came to work late, stayed late, and en¬ </text:p>
        <text:p text:style-name="P4">joyed the relaxed atmosphere. Bushnell encouraged their laid-back attitude </text:p>
        <text:p text:style-name="P4">and had no problem with them partying after, and sometimes during, work </text:p>
        <text:p text:style-name="P4">hours. The programmers in the fledgling VCS project genuinely liked </text:p>
        <text:p text:style-name="P4">Bushnell, but there were occasional inconveniences. </text:p>
        <text:p text:style-name="P3"/>
        <text:p text:style-name="P4">Nolan would come through the game developers area every couple of weeks </text:p>
        <text:p text:style-name="P4">and make comments on the games that made a lot of sense. Then he would </text:p>
        <text:p text:style-name="P4">come two or three weeks later and tell you to reverse what he had told you </text:p>
        <text:p text:style-name="P4">the last time. </text:p>
        <text:p text:style-name="P3"/>
        <text:p text:style-name="P4">We started taking Nolan’s comments with a grain of salt and asking, "Do </text:p>
        <text:p text:style-name="P4">his comments really make sense?” A lot of times we ignored him because he </text:p>
        <text:p text:style-name="P4">would frequently spin you around in circles every two to three weeks. </text:p>
        <text:p text:style-name="P3"/>
        <text:p text:style-name="P5">—<text:span text:style-name="T13">Alan Miller, former programmer, Atari </text:span></text:p>
        <text:p text:style-name="P3"/>
        <text:p text:style-name="P3"/>
        <text:p text:style-name="P4">The VCS Team </text:p>
        <text:p text:style-name="P3"/>
        <text:p text:style-name="P4"><text:soft-page-break/>Atari recruited talent for its VCS team in a haphazard way. Instead of visiting </text:p>
        <text:p text:style-name="P4">engineering schools and placing employment advertisements around the </text:p>
        <text:p text:style-name="P4">country, it simply placed ads in local newspapers. Amazingly, many of the </text:p>
        <text:p text:style-name="P4">people Atari selected proved to be masters at pulling a lot of power out of the </text:p>
        <text:p text:style-name="P4">Stella chip’s overtaxed hardware. During the VCS’s six-year life span, they </text:p>
        <text:p text:style-name="P4">found ways to expand its native capabilities and make it perform tasks that </text:p>
        <text:p text:style-name="P4">went far beyond anything that A1 Alcorn and Jay Miner had ever envisioned. </text:p>
        <text:p text:style-name="P4">Alcorn may have called the VCS an “empty box,” but the people who made </text:p>
        <text:p text:style-name="P4">games for it turned it into a full-fledged computer. </text:p>
        <text:p text:style-name="P3"/>
        <text:p text:style-name="P3"/>
        <text:p text:style-name="P3"/>
        <text:p text:style-name="P4">The Battle for the Home l8l </text:p>
        <text:p text:style-name="P3"/>
        <text:p text:style-name="P3"/>
        <text:p text:style-name="P4">One of the first programmers Atari hired was Alan Miller, a graduate of </text:p>
        <text:p text:style-name="P4">Cal-Berkeley who had become addicted to such early coin-op games as Space </text:p>
        <text:p text:style-name="P4">Race and Tank during his final year of college. He responded to an Atari em¬ </text:p>
        <text:p text:style-name="P4">ployment ad in 1977. </text:p>
        <text:p text:style-name="P3"/>
        <text:p text:style-name="P4">My first interview was with Larry Wagner, the guy who headed up the soft¬ </text:p>
        <text:p text:style-name="P4">ware group, and one of their hardware engineers, |oe Decuir. </text:p>
        <text:p text:style-name="P3"/>
        <text:p text:style-name="P4">The boss of the Micro Electronics Croup, Bob Brown, was away at the time </text:p>
        <text:p text:style-name="P4">I was interviewing, so i didn’t have a chance to meet him. Bob was one of the </text:p>
        <text:p text:style-name="P4">technology leaders who I really respect. He understood technology and how </text:p>
        <text:p text:style-name="P4">to motivate technical people. I was very happy to work for him. </text:p>
        <text:p text:style-name="P3"/>
        <text:p text:style-name="P5"><text:soft-page-break/>—<text:span text:style-name="T13">Alan Miller </text:span></text:p>
        <text:p text:style-name="P3"/>
        <text:p text:style-name="P4">Unlike the engineers in the coin-op division who enjoyed socializing as a </text:p>
        <text:p text:style-name="P4">group, the people programming games for the Video Computer System </text:p>
        <text:p text:style-name="P4">formed cliques and never integrated. Owen Rubin, a coin-op engineer who </text:p>
        <text:p text:style-name="P4">helped design computer development systems for the consumer division, </text:p>
        <text:p text:style-name="P4">described the environment as “cutthroat.” Coin-op engineers generally stayed </text:p>
        <text:p text:style-name="P4">at Atari for years, but VCS people seldom lasted more than a year or two. </text:p>
        <text:p text:style-name="P3"/>
        <text:p text:style-name="P4">I was just there for a year and a half. </text:p>
        <text:p text:style-name="P3"/>
        <text:p text:style-name="P4">There really were kind of two rival cliques when I was there. There was one </text:p>
        <text:p text:style-name="P4">group: Al Miller, Bob Whitehead, Dave Crane, and Larry Kaplan, who, for </text:p>
        <text:p text:style-name="P4">some reason, kind of formed their own little clique. </text:p>
        <text:p text:style-name="P3"/>
        <text:p text:style-name="P4">Me and my two friends, Tom Reuterdahl and Jim Huether, were sort of </text:p>
        <text:p text:style-name="P4">another clique. </text:p>
        <text:p text:style-name="P3"/>
        <text:p text:style-name="P5">—<text:span text:style-name="T13">Warren Robinett, early VCS programmer </text:span></text:p>
        <text:p text:style-name="P3"/>
        <text:p text:style-name="P4">Life in the consumer division was not as wild as it was in coin-op. The pro¬ </text:p>
        <text:p text:style-name="P4">grammers did not engage in petty battles with the maintenance department or </text:p>
        <text:p text:style-name="P4">go to movies. They did not pull pranks on their managers. Coin-op engineers </text:p>
        <text:p text:style-name="P4">worked in teams, consumer programmers worked alone. Most important, </text:p>
        <text:p text:style-name="P4">through its first year and a half, the consumer division was a financial black </text:p>
        <text:p text:style-name="P3"/>
        <text:p text:style-name="P3"/>
        <text:p text:style-name="P3"/>
        <text:p text:style-name="P4"><text:soft-page-break/>182 The Battle for the Home </text:p>
        <text:p text:style-name="P3"/>
        <text:p text:style-name="P3"/>
        <text:p text:style-name="P4">hole. Coin-op earned millions of dollars, much of which was used to cover </text:p>
        <text:p text:style-name="P4">losses accrued by the consumer division. </text:p>
        <text:p text:style-name="P3"/>
        <text:p text:style-name="P4">Unlike coin-op engineers, who wrote their code and then gave it to data </text:p>
        <text:p text:style-name="P4">entry people to input, consumer programmers entered their own code. </text:p>
        <text:p text:style-name="P4">Wagner generally assigned them their first game, but they were usually al¬ </text:p>
        <text:p text:style-name="P4">lowed to come up with their own concepts after that. </text:p>
        <text:p text:style-name="P3"/>
        <text:p text:style-name="P4">It typically took about 3 or 4 months to make a game, so the process was very </text:p>
        <text:p text:style-name="P4">fast paced. </text:p>
        <text:p text:style-name="P3"/>
        <text:p text:style-name="P4">Most of the first games were based on existing coin-op games. I came on </text:p>
        <text:p text:style-name="P4">board and they assigned me to do a game called Surround that was similar </text:p>
        <text:p text:style-name="P4">to a number of arcade games. At least I didn’t have to come up with a con¬ </text:p>
        <text:p text:style-name="P4">cept. That helped speed things along. </text:p>
        <text:p text:style-name="P3"/>
        <text:p text:style-name="P5">—<text:span text:style-name="T13">Alan Miller </text:span></text:p>
        <text:p text:style-name="P3"/>
        <text:p text:style-name="P4">In the beginning, programmers were responsible for creating every ele¬ </text:p>
        <text:p text:style-name="P4">ment of their games. The same person who created the concept was also </text:p>
        <text:p text:style-name="P4">responsible for the programming, art, and even the sound effects. The look of </text:p>
        <text:p text:style-name="P4">VCS games improved, however, when an artist named Marilyn Churchill was </text:p>
        <text:p text:style-name="P4">brought in from the marketing department to help. A lot of the first games </text:p>
        <text:p text:style-name="P4">for the VCS were based on popular arcade and board games of the time. </text:p>
        <text:p text:style-name="P3"/>
        <text:p text:style-name="P4"><text:soft-page-break/>As they started their second generation of games, Atari’s VCS program¬ </text:p>
        <text:p text:style-name="P4">mers came up with their own concepts, developed new skills, and accelerated </text:p>
        <text:p text:style-name="P4">up the learning curve. To make their deadlines, programmers worked long </text:p>
        <text:p text:style-name="P4">hours, for which they felt inadequately compensated. </text:p>
        <text:p text:style-name="P3"/>
        <text:p text:style-name="P4">After my first game, I was given free rein there to come up with all my own </text:p>
        <text:p text:style-name="P4">concepts and implement them myself. We did all the implementation in those </text:p>
        <text:p text:style-name="P4">days, including the music and the graphics. </text:p>
        <text:p text:style-name="P3"/>
        <text:p text:style-name="P4">We did the music, what little there was. I can’t say I’m a great musician, </text:p>
        <text:p text:style-name="P4">but I like music a lot. </text:p>
        <text:p text:style-name="P3"/>
        <text:p text:style-name="P4">I thought making games was a pretty creative, unique act that warranted </text:p>
        <text:p text:style-name="P4">compensation. I think I was making $27,000 or $30,000 a year at that time. It </text:p>
        <text:p text:style-name="P4">was not aggressive engineering compensation, frankly, even for that era. </text:p>
        <text:p text:style-name="P3"/>
        <text:p text:style-name="P3"/>
        <text:p text:style-name="P5">—<text:span text:style-name="T13">Alan Miller </text:span></text:p>
        <text:p text:style-name="P3"/>
        <text:p text:style-name="P3"/>
        <text:p text:style-name="P3"/>
        <text:p text:style-name="P4">The Battle for the Home </text:p>
        <text:p text:style-name="P3"/>
        <text:p text:style-name="P3"/>
        <text:p text:style-name="P4">The first games for the VCS were fairly plain. After designing Surround, Alan </text:p>
        <text:p text:style-name="P4">Miller went on to create cartridges based on Hangman and Concentration. Warren </text:p>
        <text:p text:style-name="P4">Robinett’s first game was Slot Racers. Other early games included Pong and Breakout. </text:p>
        <text:p text:style-name="P3"/>
        <text:p text:style-name="P4"><text:soft-page-break/>Within a year, however, the games became more intricate. David Crane </text:p>
        <text:p text:style-name="P4">created a football game and Miller created Basketball, a home video game shown </text:p>
        <text:p text:style-name="P4">from a 3D perspective. </text:p>
        <text:p text:style-name="P3"/>
        <text:p text:style-name="P4">Of the games I did at Atari, the one I like the best was the Basketball game. It </text:p>
        <text:p text:style-name="P4">was one-on-one or one against the computer. VCS hardware was designed </text:p>
        <text:p text:style-name="P4">explicitly to do the Tank kind of game, and the basketball game took sports </text:p>
        <text:p text:style-name="P4">to a new level of realism on the VCS. It had a really good playability. </text:p>
        <text:p text:style-name="P3"/>
        <text:p text:style-name="P4">I was on the basketball team in high school and loved the sport. Wish I </text:p>
        <text:p text:style-name="P4">was better at it. </text:p>
        <text:p text:style-name="P3"/>
        <text:p text:style-name="P5">—<text:span text:style-name="T13">Alan Miller </text:span></text:p>
        <text:p text:style-name="P3"/>
        <text:p text:style-name="P3"/>
        <text:p text:style-name="P4">Change limes to Atari </text:p>
        <text:p text:style-name="P3"/>
        <text:p text:style-name="P4">The team had four games ready by the time Atari unveiled the VCS at the Con¬ </text:p>
        <text:p text:style-name="P4">sumer Electronics Show in June 1977. By the time the system was released in </text:p>
        <text:p text:style-name="P4">October, there were nine game cartridges: Combat, Street Racer, Air-Sea Battle, Sur¬ </text:p>
        <text:p text:style-name="P4">round, Blackjack, Basic Math, Indy 500, Video Olympics (variations of Pong), and Starship. </text:p>
        <text:p text:style-name="P3"/>
        <text:p text:style-name="P4">The Video Computer System retailed for $199 and came with a cartridge </text:p>
        <text:p text:style-name="P4">called Combat. Designed by Larry Kaplan and Larry Wagner, GwzTw/supposedly </text:p>
        <text:p text:style-name="P4">contained twenty-seven unique games. Most of the games, however, were </text:p>
        <text:p text:style-name="P4">variations of the arcade game Tank. In fact, the menu of games on the outside </text:p>
        <text:p text:style-name="P4">of the Combat cartridge contained the following list: </text:p>
        <text:p text:style-name="P3"/>
        <text:p text:style-name="P4"><text:soft-page-break/>1-5 TANK® </text:p>
        <text:p text:style-name="P3"/>
        <text:p text:style-name="P4">6-9 TANK-PONG™ </text:p>
        <text:p text:style-name="P3"/>
        <text:p text:style-name="P4">10-14 INVISIBLE-TANK™ </text:p>
        <text:p text:style-name="P3"/>
        <text:p text:style-name="P4">15-20 BIPLANE </text:p>
        <text:p text:style-name="P4">21-27 JET-FIGHTER™ </text:p>
        <text:p text:style-name="P3"/>
        <text:p text:style-name="P4">Most of the variations in the games involved trading out bullets for mis¬ </text:p>
        <text:p text:style-name="P4">siles and empty battlefields for mazes. </text:p>
        <text:p text:style-name="P3"/>
        <text:p text:style-name="P4">Despite shipping problems and slow sales through Christmas, the VCS </text:p>
        <text:p text:style-name="P4">outsold the Fairchild Channel F. This was not enough for Warner chairman </text:p>
        <text:p text:style-name="P3"/>
        <text:p text:style-name="P3"/>
        <text:p text:style-name="P3"/>
        <text:p text:style-name="P4">184 The Battle for the Home </text:p>
        <text:p text:style-name="P3"/>
        <text:p text:style-name="P3"/>
        <text:p text:style-name="P4">Steve Ross. He was disappointed with Atari’s sales and wondered if purchasing </text:p>
        <text:p text:style-name="P4">the company had been a mistake. Bushnell’s answer, abandoning the VCS </text:p>
        <text:p text:style-name="P4">and developing a more powerful home console, infuriated him. </text:p>
        <text:p text:style-name="P3"/>
        <text:p text:style-name="P4">Bushnell’s struggles were well known throughout Atari. When he was </text:p>
        <text:p text:style-name="P4">forced out of the company in 1978, many people believed the company had </text:p>
        <text:p text:style-name="P4">lost its soul. They expected Warner to impose a stricter culture. When Ray </text:p>
        <text:p text:style-name="P4">Kassar introduced himself as Bushnell’s replacement at a company-wide meet¬ </text:p>
        <text:p text:style-name="P4"><text:soft-page-break/>ing, nobody trusted him. </text:p>
        <text:p text:style-name="P3"/>
        <text:p text:style-name="P4">Ray came on to run the company about a year after i was there. I don’t have </text:p>
        <text:p text:style-name="P4">positive feelings about him at all. He had no understanding or appreciation </text:p>
        <text:p text:style-name="P4">of the industry, no understanding or appreciation of fundamental technol¬ </text:p>
        <text:p text:style-name="P4">ogy. He was destined to run that company into the ground. </text:p>
        <text:p text:style-name="P3"/>
        <text:p text:style-name="P5">—<text:span text:style-name="T13">Alan Miller </text:span></text:p>
        <text:p text:style-name="P3"/>
        <text:p text:style-name="P4">Naturally, when I came, they were all very suspicious. People get nervous </text:p>
        <text:p text:style-name="P4">when any new guy comes in. They were afraid, I don’t deny that, but I really </text:p>
        <text:p text:style-name="P4">had great respect for the programmers because I knew that's where the prod¬ </text:p>
        <text:p text:style-name="P4">ucts came from. I did everything to encourage them. </text:p>
        <text:p text:style-name="P3"/>
        <text:p text:style-name="P5">—<text:span text:style-name="T13">Ray Kassar </text:span></text:p>
        <text:p text:style-name="P3"/>
        <text:p text:style-name="P4">Kassar’s East Coast “high society” mannerisms offended many Atari em¬ </text:p>
        <text:p text:style-name="P4">ployees. The programmers and engineers at Atari did not care about Kassar’s </text:p>
        <text:p text:style-name="P4">Harvard credentials or his tailored suits. They viewed these traits as peculiari¬ </text:p>
        <text:p text:style-name="P4">ties and made fun of them in a rash of Kassar-jokes. </text:p>
        <text:p text:style-name="P3"/>
        <text:p text:style-name="P4">In Kassar’s mind, his job was to raise corporate revenues. As he surveyed </text:p>
        <text:p text:style-name="P4">Atari’s situation, he recognized that the company needed a focused market¬ </text:p>
        <text:p text:style-name="P4">ing plan for its consumer products. He needed to build a quality-assurance </text:p>
        <text:p text:style-name="P4">program. Sears was complaining about defective VCS units, and no one knew </text:p>
        <text:p text:style-name="P4">how to respond. In fact, according to Kassar, the company’s relationship with </text:p>
        <text:p text:style-name="P4">its retail partners was beginning to disintegrate. </text:p>
        <text:p text:style-name="P3"/>
        <text:p text:style-name="P4"><text:soft-page-break/>Kassar was ready to fix Atari’s problems, but he demanded rewards for his </text:p>
        <text:p text:style-name="P4">work. He filled his office with expensive furniture and converted the executive </text:p>
        <text:p text:style-name="P3"/>
        <text:p text:style-name="P3"/>
        <text:p text:style-name="P3"/>
        <text:p text:style-name="P4">The Battle for the Home iSjg </text:p>
        <text:p text:style-name="P3"/>
        <text:p text:style-name="P3"/>
        <text:p text:style-name="P4">dining room into a place of fine dining. Chefs from many of San Francisco’s </text:p>
        <text:p text:style-name="P4">most expensive restaurants were brought in to prepare daily meals. </text:p>
        <text:p text:style-name="P3"/>
        <text:p text:style-name="P4">Ray came on board to run the company and, frankly, nobody liked him. He </text:p>
        <text:p text:style-name="P4">was just a totally different kind of guy. The tech guys used to wear shorts to </text:p>
        <text:p text:style-name="P4">work. Ray was a really high society type and people just couldn’t identify </text:p>
        <text:p text:style-name="P4">with him. Didn’t like him. I don’t think it was because of anything that he did </text:p>
        <text:p text:style-name="P4">overtly, it’s just that he was different. </text:p>
        <text:p text:style-name="P3"/>
        <text:p text:style-name="P4">He always wore very heavy cologne and you could literally smell if he had </text:p>
        <text:p text:style-name="P4">been through the area. People used to joke about that all the time. </text:p>
        <text:p text:style-name="P3"/>
        <text:p text:style-name="P5">—<text:span text:style-name="T13">Alan Miller </text:span></text:p>
        <text:p text:style-name="P3"/>
        <text:p text:style-name="P4">Like Kassar or hate him, one fact that no one could dispute was that Atari </text:p>
        <text:p text:style-name="P4">grew exponentially under his supervision. In 1977, the year before Kassar be¬ </text:p>
        <text:p text:style-name="P4">came CEO, Atari had $75 million in sales. Under Kassar, Atari became the </text:p>
        <text:p text:style-name="P4">fastest-growing company in the history of the United States* as the company’s </text:p>
        <text:p text:style-name="P4">sales exceeded $2 billion within three years. </text:p>
        <text:p text:style-name="P3"/>
        <text:p text:style-name="P4"><text:soft-page-break/>We went from $75 million to $2.2 billion and made a lot of money. They don’t </text:p>
        <text:p text:style-name="P4">talk about all the money we made for the company. One year we made $400 </text:p>
        <text:p text:style-name="P4">million after taxes. It was the most profitable company in the world. </text:p>
        <text:p text:style-name="P3"/>
        <text:p text:style-name="P5">—<text:span text:style-name="T13">Ray Kassar </text:span></text:p>
        <text:p text:style-name="P3"/>
        <text:p text:style-name="P3"/>
        <text:p text:style-name="P4">lie First Easier in </text:p>
        <text:p text:style-name="P3"/>
        <text:p text:style-name="P3"/>
        <text:p text:style-name="P4">They decided that security was really important, so they installed one of </text:p>
        <text:p text:style-name="P4">those magnetic keypad systems. It was universally hated by all the tech types, </text:p>
        <text:p text:style-name="P4">who were sort of anarchists anyway. You had to have your little electronic </text:p>
        <text:p text:style-name="P4">key to get through the doors, and there was no way to get around it. </text:p>
        <text:p text:style-name="P3"/>
        <text:p text:style-name="P3"/>
        <text:p text:style-name="P4">Since that time, several high-tech companies have surpassed Atari’s record. </text:p>
        <text:p text:style-name="P3"/>
        <text:p text:style-name="P3"/>
        <text:p text:style-name="P3"/>
        <text:p text:style-name="P3"/>
        <text:p text:style-name="P4">86 The Battle for the Home </text:p>
        <text:p text:style-name="P3"/>
        <text:p text:style-name="P3"/>
        <text:p text:style-name="P4">One night Warren Robinett went down to the cafeteria to get some food. </text:p>
        <text:p text:style-name="P3"/>
        <text:p text:style-name="P4">It was late, and he had forgotten his wallet upstairs. His key, the little mag </text:p>
        <text:p text:style-name="P4">card he needed to get back in the office, was in his wallet [so he was stuck]. </text:p>
        <text:p text:style-name="P3"><text:soft-page-break/></text:p>
        <text:p text:style-name="P4">He started looking around the building for some way to get back in and he </text:p>
        <text:p text:style-name="P4">found that the tool room for the coin-op people was open, so he took some </text:p>
        <text:p text:style-name="P4">tools out and literally broke down the door to consumer engineering. The </text:p>
        <text:p text:style-name="P4">alarms did not go off. </text:p>
        <text:p text:style-name="P3"/>
        <text:p text:style-name="P4">It turned out that the security system recorded the comings and goings of </text:p>
        <text:p text:style-name="P4">legitimate employees. You could break down the door and it would not reg¬ </text:p>
        <text:p text:style-name="P4">ister a thing. </text:p>
        <text:p text:style-name="P3"/>
        <text:p text:style-name="P5">—<text:span text:style-name="T13">Alan Miller </text:span></text:p>
        <text:p text:style-name="P3"/>
        <text:p text:style-name="P4">Atari’s coin-op engineers felt that Ray Kassar did not appreciate their accom¬ </text:p>
        <text:p text:style-name="P4">plishments and accused him of paying attention only to the game designers </text:p>
        <text:p text:style-name="P4">in the consumer division. What they did not know was that the consumer </text:p>
        <text:p text:style-name="P4">division designers also disliked him. </text:p>
        <text:p text:style-name="P3"/>
        <text:p text:style-name="P4">By all appearances, Kassar did not trust his employees. Shortly after taking </text:p>
        <text:p text:style-name="P4">over, he had an extensive security system installed. Employees had to carry </text:p>
        <text:p text:style-name="P4">magnetic identification cards to enter buildings and secured areas. Though </text:p>
        <text:p text:style-name="P4">electronic-security systems were fairly standard in the computer industry, </text:p>
        <text:p text:style-name="P4">many Atari employees counted Kassar’s increasing security as one more step </text:p>
        <text:p text:style-name="P4">toward destroying the company’s relaxed culture. </text:p>
        <text:p text:style-name="P3"/>
        <text:p text:style-name="P4">Kassar’s policy about programmers not receiving publicity infuriated all of </text:p>
        <text:p text:style-name="P4">the company’s designers, but one consumer programmer, Warren Robinett, </text:p>
        <text:p text:style-name="P4">found a way around it. He had just finished his first game, Slot Racers, and de¬ </text:p>
        <text:p text:style-name="P4">cided to make his next project a graphic version of Adventure, the pioneering </text:p>
        <text:p text:style-name="P4"><text:soft-page-break/>all-text computer game created by Will Crowther and Don Woods. </text:p>
        <text:p text:style-name="P3"/>
        <text:p text:style-name="P4">Like the computer game, Robinett’s Adventure would take place in a me¬ </text:p>
        <text:p text:style-name="P4">dieval world with dragons and caverns. The original game, however, took </text:p>
        <text:p text:style-name="P4">place in an enormous universe. In order to beat the game, players had to </text:p>
        <text:p text:style-name="P4">create maps. Because Robinett’s game was for the VCS, it was restricted in </text:p>
        <text:p text:style-name="P4">size to 4K of code. The VCS, with its memory limitations and joystick con¬ </text:p>
        <text:p text:style-name="P4">troller, was not suited for text-based games. Robinett had to draw his </text:p>
        <text:p text:style-name="P4">dungeon and dragons. </text:p>
        <text:p text:style-name="P3"/>
        <text:p text:style-name="P3"/>
        <text:p text:style-name="P3"/>
        <text:p text:style-name="P4">The Battle for the Home 187 </text:p>
        <text:p text:style-name="P3"/>
        <text:p text:style-name="P3"/>
        <text:p text:style-name="P4">I played Adventure at the Stanford Artificial Intelligence lab. One of my room¬ </text:p>
        <text:p text:style-name="P4">mates was a grad student. He took me over there and we played it and I </text:p>
        <text:p text:style-name="P4">thought that it was a really cool, great, amazing thing. I had just finished </text:p>
        <text:p text:style-name="P4">Slot Racers and I was trying to figure out what game to do next. I decided to </text:p>
        <text:p text:style-name="P4">do a video-game version of Adventure. </text:p>
        <text:p text:style-name="P3"/>
        <text:p text:style-name="P4">It presented several problems because it was all text. You’d get a text de¬ </text:p>
        <text:p text:style-name="P4">scription of the room you were in and what was around you, and you’d make </text:p>
        <text:p text:style-name="P4">commands like, "pick up wand,” "take bird,” "go north,” "go south,” "wave </text:p>
        <text:p text:style-name="P4">wand,” and things like that. It was all noun-verb descriptions for movements </text:p>
        <text:p text:style-name="P4">or actions, and it took up quite a bit of memory to give these text descriptions. </text:p>
        <text:p text:style-name="P3"/>
        <text:p text:style-name="P4">I decided I’d do the "go north/southeast” thing with the joystick and I’d </text:p>
        <text:p text:style-name="P4"><text:soft-page-break/>show one room at a time graphically on the screen. The rooms were all inter¬ </text:p>
        <text:p text:style-name="P4">connected. If you drove your cursor off the edge of the screen, you popped </text:p>
        <text:p text:style-name="P4">into the next room. </text:p>
        <text:p text:style-name="P3"/>
        <text:p text:style-name="P5">—<text:span text:style-name="T13">Warren Robinett </text:span></text:p>
        <text:p text:style-name="P3"/>
        <text:p text:style-name="P4">In the original Adventure, players found weapons and other inventory, much </text:p>
        <text:p text:style-name="P4">of which they carried with them throughout the game. Because Robinett had </text:p>
        <text:p text:style-name="P4">to show graphic representations of each item, he limited players to carrying </text:p>
        <text:p text:style-name="P4">one inventory item at a time. Making the proper selection for each situation </text:p>
        <text:p text:style-name="P4">was crucial, since a certain sword might defeat one enemy but be useless against </text:p>
        <text:p text:style-name="P4">another. Throughout the game, pesky bats tried to fly away with whatever </text:p>
        <text:p text:style-name="P4">objects players carried. </text:p>
        <text:p text:style-name="P3"/>
        <text:p text:style-name="P4">I made the decision to allow you to carry just one object at a time, and that </text:p>
        <text:p text:style-name="P4">turned out to be a good thing because it meant you had to make strategic </text:p>
        <text:p text:style-name="P4">choices. If you had a treasure and a weapon and you wanted to go some¬ </text:p>
        <text:p text:style-name="P4">where, you had to pick which one you were going to take. </text:p>
        <text:p text:style-name="P3"/>
        <text:p text:style-name="P4">It was also a good choice because the graphics on the 2600 were so lim¬ </text:p>
        <text:p text:style-name="P4">ited and it kept things from getting too cluttered on the screen. </text:p>
        <text:p text:style-name="P3"/>
        <text:p text:style-name="P5">—<text:span text:style-name="T13">Warren Robinett </text:span></text:p>
        <text:p text:style-name="P3"/>
        <text:p text:style-name="P4">Robinett began Adventure in the days when programmers were expected to </text:p>
        <text:p text:style-name="P4">create their own artwork. He describes his dragons as looking like ducks and </text:p>
        <text:p text:style-name="P3"/>
        <text:p text:style-name="P3"/>
        <text:p text:style-name="P3"><text:soft-page-break/></text:p>
        <text:p text:style-name="P4">iSi The Battle for the Home </text:p>
        <text:p text:style-name="P3"/>
        <text:p text:style-name="P3"/>
        <text:p text:style-name="P4">admits that the entire game looked a bit primitive. When he was about half¬ </text:p>
        <text:p text:style-name="P4">way through, he got bogged down and started another project. He did not </text:p>
        <text:p text:style-name="P4">return to finish Adventure for nearly six months. </text:p>
        <text:p text:style-name="P3"/>
        <text:p text:style-name="P4">When he returned, Robinett decided to create a hidden room. The room </text:p>
        <text:p text:style-name="P4">would have a special surprise for anyone who found it, and the keys to open the </text:p>
        <text:p text:style-name="P4">room would be readily available, but Robinett made the keys and location of </text:p>
        <text:p text:style-name="P4">the room so obscure that he doubted that anyone would ever discover them* </text:p>
        <text:p text:style-name="P4">To access Robinett’s secret room, you had to find “the dot,” a single gray </text:p>
        <text:p text:style-name="P4">pixel in the center of a wall of the exact same color. If your cursor touched the </text:p>
        <text:p text:style-name="P4">single interactive dot on that noninteractive wall, it would indicate that you </text:p>
        <text:p text:style-name="P4">could pick it up. </text:p>
        <text:p text:style-name="P3"/>
        <text:p text:style-name="P4">I called it "the dot” and it was just one pixel. It was the smallest, most insig¬ </text:p>
        <text:p text:style-name="P4">nificant little object you could possibly have, and it was gray. It was the </text:p>
        <text:p text:style-name="P4">same color as the background. That made it even more insignificant because </text:p>
        <text:p text:style-name="P4">[even if you found it], you could lose it and maybe not find it again. </text:p>
        <text:p text:style-name="P3"/>
        <text:p text:style-name="P4">It was hidden in part of one of the mazes in which you couldn’t see very </text:p>
        <text:p text:style-name="P4">far. The area was even inaccessible—you had to use the bridge to cross the </text:p>
        <text:p text:style-name="P4">wall to get into it. You had to make a map of the whole maze and then you </text:p>
        <text:p text:style-name="P4">would discover that there was one little tiny chamber that you couldn’t get </text:p>
        <text:p text:style-name="P4">to unless you used the bridge to cross the wall. And then if you went in there, </text:p>
        <text:p text:style-name="P4">you’d run into the dot and you could pick it up. </text:p>
        <text:p text:style-name="P3"><text:soft-page-break/></text:p>
        <text:p text:style-name="P4">If you picked up this little dot, the one pixel dot that was hidden inside </text:p>
        <text:p text:style-name="P4">the inaccessible part of a large maze, and you brought it back and you messed </text:p>
        <text:p text:style-name="P4">around with it long enough, you found that it could get you through this </text:p>
        <text:p text:style-name="P4">wall and into the secret room in which I filled the screen with the words, </text:p>
        <text:p text:style-name="P4">"Created by Robinett.” It [the message] was in every color in the rainbow </text:p>
        <text:p text:style-name="P4">because I made the graphics go through the entire color palette. I wanted </text:p>
        <text:p text:style-name="P4">my name in colored lights. </text:p>
        <text:p text:style-name="P3"/>
        <text:p text:style-name="P5">—<text:span text:style-name="T13">Warren Robinett </text:span></text:p>
        <text:p text:style-name="P3"/>
        <text:p text:style-name="P3"/>
        <text:p text:style-name="P4">* He got the idea from the Beatles’ White AIhum, which allegedly had a message that could </text:p>
        <text:p text:style-name="P4">only be found if people played the album backward. According to Robinette, the game </text:p>
        <text:p text:style-name="P4">became an experiment to see if anyone could ever find his hidden secret. </text:p>
        <text:p text:style-name="P3"/>
        <text:p text:style-name="P3"/>
        <text:p text:style-name="P3"/>
        <text:p text:style-name="P4">The Battle for the Home </text:p>
        <text:p text:style-name="P3"/>
        <text:p text:style-name="P3"/>
        <text:p text:style-name="P4">No one knew about Robinett’s secret room. He did not tell his friends at </text:p>
        <text:p text:style-name="P4">work about his little prank. If word got out, he would have been fired. It cost </text:p>
        <text:p text:style-name="P4">approximately $10,000 to manufacture games at that time. Robinett’s secret </text:p>
        <text:p text:style-name="P4">room took up 5 percent of the storage on the Adventure cartridge, and he was </text:p>
        <text:p text:style-name="P4">afraid that if Atari executives discovered it, they would insist on deleting it </text:p>
        <text:p text:style-name="P4">and remastering the game. </text:p>
        <text:p text:style-name="P3"/>
        <text:p text:style-name="P4"><text:soft-page-break/>I was the only person creating the game, and nobody went through our pro¬ </text:p>
        <text:p text:style-name="P4">grams with a fine-toothed comb to see what might be in there. The hard part </text:p>
        <text:p text:style-name="P4">was keeping it a secret for a year until the game came out. I didn’t even tell my </text:p>
        <text:p text:style-name="P4">two buddies, Jim Huether and Tom Reuterdahl. I felt that if I couldn’t keep the </text:p>
        <text:p text:style-name="P4">secret myself, how could I expect them to keep a juicy secret like that? </text:p>
        <text:p text:style-name="P3"/>
        <text:p text:style-name="P5">—<text:span text:style-name="T13">Warren Robinett </text:span></text:p>
        <text:p text:style-name="P3"/>
        <text:p text:style-name="P4">Atari manufactured nearly 300,000 copies of Adventure. In 1980, after Robinett </text:p>
        <text:p text:style-name="P4">had left Atari, a 12-year-old boy from Salt Lake City sent a letter to Atari to </text:p>
        <text:p text:style-name="P4">inform the company about a strange thing he had discovered in the game </text:p>
        <text:p text:style-name="P4">Adventure. He had found the dot and opened Robinett’s secret room. </text:p>
        <text:p text:style-name="P3"/>
        <text:p text:style-name="P4">Robinett’s prank created a sensation. Arnie Katz, Joyce Worley, and Bill </text:p>
        <text:p text:style-name="P4">Kunkel, the publishers of a magazine called Electronic Games, reported the story. </text:p>
        <text:p text:style-name="P4">They referred to the room as an “Easter egg.” The popularity of Robinett’s </text:p>
        <text:p text:style-name="P4">hidden room was also noticed at Atari. In the future, entire games would be </text:p>
        <text:p text:style-name="P4">built around hidden surprises. </text:p>
        <text:p text:style-name="P3"/>
        <text:p text:style-name="P4">The Great Migration </text:p>
        <text:p text:style-name="P3"/>
        <text:p text:style-name="P4">The 1978 introduction of Space Invaders ignited interest in consumer video games, </text:p>
        <text:p text:style-name="P4">as well as arcade games. Atari’s Video Computer System did not sell particularly </text:p>
        <text:p text:style-name="P4">well through the 1977 Christmas season, but its sales were better than ex¬ </text:p>
        <text:p text:style-name="P4">pected throughout the rest of the year. As Christmas 1978 approached, </text:p>
        <text:p text:style-name="P4">however, a new competitor emerged. </text:p>
        <text:p text:style-name="P3"/>
        <text:p text:style-name="P4">Magnavox returned to the video-game industry with Odyssey 2: a game con¬ </text:p>
        <text:p text:style-name="P4"><text:soft-page-break/>sole that the electronics manufacturer hoped to pass off as something more by </text:p>
        <text:p text:style-name="P4">adding a built-in keyboard. The keyboard did not fool consumers into believing </text:p>
        <text:p text:style-name="P3"/>
        <text:p text:style-name="P3"/>
        <text:p text:style-name="P3"/>
        <text:p text:style-name="P4">190 The Battle for the Home </text:p>
        <text:p text:style-name="P3"/>
        <text:p text:style-name="P3"/>
        <text:p text:style-name="P4">that Odyssey 2 was a computer. Consumers did not see Odyssey 2 as somehow </text:p>
        <text:p text:style-name="P4">being on a par with Apple. It was a video game system, and despite having </text:p>
        <text:p text:style-name="P4">launched the first home game system, Magnavox could not hope to compete </text:p>
        <text:p text:style-name="P4">with Atari. By the end of 1978, Atari had sold its entire inventory of over 400,000 </text:p>
        <text:p text:style-name="P4">warehoused VCSs and had to step up the production of new units. </text:p>
        <text:p text:style-name="P3"/>
        <text:p text:style-name="P4">I had built the company and I had developed the marketing plan. They never </text:p>
        <text:p text:style-name="P4">advertised their products before, so we spent five million dollars in advertis¬ </text:p>
        <text:p text:style-name="P4">ing and that’s when it started taking off. </text:p>
        <text:p text:style-name="P3"/>
        <text:p text:style-name="P5">—<text:span text:style-name="T13">Ray Kassar </text:span></text:p>
        <text:p text:style-name="P3"/>
        <text:p text:style-name="P4">Early in 1979, Manny Gerard made a suggestion that further increased </text:p>
        <text:p text:style-name="P4">Atari’s leadership in the video-game industry. Like everyone in the indus¬ </text:p>
        <text:p text:style-name="P4">try, Gerard knew about Space Invaders. One day it occurred to him to license </text:p>
        <text:p text:style-name="P4">Space Invaders and convert it into a cartridge for the Video Computer System. Kassar </text:p>
        <text:p text:style-name="P4">loved the idea. </text:p>
        <text:p text:style-name="P3"/>
        <text:p text:style-name="P4">Taito agreed to license Space Invaders to Atari. It was the first time that an </text:p>
        <text:p text:style-name="P4">arcade game had ever been licensed for home use. Kassar, whose marketing </text:p>
        <text:p text:style-name="P4"><text:soft-page-break/>sense proved nearly uncanny, predicted that a home version of Space Invaders </text:p>
        <text:p text:style-name="P4">would be such a major hit that people would buy VCSs just to play the game. </text:p>
        <text:p text:style-name="P4">He focused most of his advertising budget into promoting the game. The re¬ </text:p>
        <text:p text:style-name="P4">sult was the bestselling game of 1980. </text:p>
        <text:p text:style-name="P3"/>
        <text:p text:style-name="P4">When they came out with the Space Invaders cartridge, all hell broke loose. </text:p>
        <text:p text:style-name="P3"/>
        <text:p text:style-name="P4">There were contests. It was a big deal. That was the beginning of licensing </text:p>
        <text:p text:style-name="P4">coin-op games as consumer products. </text:p>
        <text:p text:style-name="P3"/>
        <text:p text:style-name="P5">—<text:span text:style-name="T13">Manny Gerard </text:span></text:p>
        <text:p text:style-name="P3"/>
        <text:p text:style-name="P4">With the success of the VCS, Atari expanded its consumer division as quickly </text:p>
        <text:p text:style-name="P4">as possible, but many of its employees were unhappy. Under Kassar, the ex¬ </text:p>
        <text:p text:style-name="P4">ecutive team knew nothing about technology and corporate policy. Executives </text:p>
        <text:p text:style-name="P4">discouraged programmers from taking ownership of their games. Kassar would </text:p>
        <text:p text:style-name="P4">not even allow them to see sales figures. </text:p>
        <text:p text:style-name="P3"/>
        <text:p text:style-name="P3"/>
        <text:p text:style-name="P3"/>
        <text:p text:style-name="P4">The Battle for the Home 191 </text:p>
        <text:p text:style-name="P3"/>
        <text:p text:style-name="P3"/>
        <text:p text:style-name="P4">Under the Kassar regime, management became sort of brain dead about tech¬ </text:p>
        <text:p text:style-name="P4">nology. They didn’t know the limitations of technology. </text:p>
        <text:p text:style-name="P3"/>
        <text:p text:style-name="P4">The straw that broke the camel’s back was that we lost respect for Atari. </text:p>
        <text:p text:style-name="P3"/>
        <text:p text:style-name="P4"><text:soft-page-break/>They were not committed to doing great stuff anymore. That was a huge </text:p>
        <text:p text:style-name="P4">change from when we all started there. When we started, we were very ideal¬ </text:p>
        <text:p text:style-name="P4">istic, hardworking, and committed to creating great stuff. </text:p>
        <text:p text:style-name="P3"/>
        <text:p text:style-name="P5">—<text:span text:style-name="T13">Alan Miller </text:span></text:p>
        <text:p text:style-name="P3"/>
        <text:p text:style-name="P4">Atari’s first and most significant defection began in 1979 when Alan Miller, </text:p>
        <text:p text:style-name="P4">one of the first VCS programmers, left the company. He wanted more money </text:p>
        <text:p text:style-name="P4">and more ownership of his products. He considered game designing an art </text:p>
        <text:p text:style-name="P4">and wanted to be treated like other popular artists. When he complained about </text:p>
        <text:p text:style-name="P4">this to a few friends within the company, they agreed. With the support of </text:p>
        <text:p text:style-name="P4">Crane, Kaplan, and Whitehead, Miller tried to renegotiate his job. </text:p>
        <text:p text:style-name="P3"/>
        <text:p text:style-name="P4">By this time, more than twenty programmers were in the consumer divi¬ </text:p>
        <text:p text:style-name="P4">sion. The VCS had already surpassed all sales projections, and Kassar and his </text:p>
        <text:p text:style-name="P4">staff felt extremely comfortable with the system’s future prospects. </text:p>
        <text:p text:style-name="P3"/>
        <text:p text:style-name="P4">I put together a closed contract based on contracts I had read about for [popu¬ </text:p>
        <text:p text:style-name="P4">lar] writers and musicians. I presented it to management and told them I wanted </text:p>
        <text:p text:style-name="P4">to negotiate for more compensation, and we kicked that around for quite a while. </text:p>
        <text:p text:style-name="P3"/>
        <text:p text:style-name="P4">At some point, Larry [Kaplan], Dave [Crane], and Bob [Whitehead], who </text:p>
        <text:p text:style-name="P4">were my best friends at Atari, became aware of what I was doing and they </text:p>
        <text:p text:style-name="P4">wanted to try to negotiate on that basis, too. The four of us became a group. </text:p>
        <text:p text:style-name="P3"/>
        <text:p text:style-name="P4">We moved up through the ranks, talking with our boss, George Simcock, </text:p>
        <text:p text:style-name="P4">then John Ellis, who was first in command of consumer engineering, and </text:p>
        <text:p text:style-name="P4">then Ray [Kassar] directly. At one point they told George Simcock that they </text:p>
        <text:p text:style-name="P4"><text:soft-page-break/>would come to some kind of agreement, but ultimately they just put their </text:p>
        <text:p text:style-name="P4">feet down and said no. </text:p>
        <text:p text:style-name="P3"/>
        <text:p text:style-name="P4">I remember one guy told us, "For the kind of money you’re wanting I can </text:p>
        <text:p text:style-name="P4">go out and hire six guys.” </text:p>
        <text:p text:style-name="P3"/>
        <text:p text:style-name="P4">My reaction was, "You can hire them, but I don’t think they can do the </text:p>
        <text:p text:style-name="P4">kind of job that we’re doing." I don’t think I actually said that to him. </text:p>
        <text:p text:style-name="P3"/>
        <text:p text:style-name="P3"/>
        <text:p text:style-name="P5">—<text:span text:style-name="T13">Alan Miller </text:span></text:p>
        <text:p text:style-name="P3"/>
        <text:p text:style-name="P3"/>
        <text:p text:style-name="P3"/>
        <text:p text:style-name="P4">&gt;92 The Battle for the Home </text:p>
        <text:p text:style-name="P3"/>
        <text:p text:style-name="P3"/>
        <text:p text:style-name="P4">Joe Decuir, one of the hardware engineers who developed the VCS, left </text:p>
        <text:p text:style-name="P4">Atari to open his own engineering firm shortly before Miller submitted his </text:p>
        <text:p text:style-name="P4">demands to Kassar. When Kassar rejected his proposal, Miller went to Decuir </text:p>
        <text:p text:style-name="P4">and asked him which law firm he used to start his company. Decuir suggested </text:p>
        <text:p text:style-name="P4">Wilson, Sonsini, Goodrich &amp; Rosati, a firm with a good reputation for han¬ </text:p>
        <text:p text:style-name="P4">dling start-up companies. </text:p>
        <text:p text:style-name="P3"/>
        <text:p text:style-name="P4">Miller and his friends visited the law firm and told an attorney about their </text:p>
        <text:p text:style-name="P4">plan to open an independent company that made games for the VCS. The </text:p>
        <text:p text:style-name="P4">attorney listened to the plan and carefully considered the patent infringe¬ </text:p>
        <text:p text:style-name="P4">ment ramifications of making software for Atari’s hardware. </text:p>
        <text:p text:style-name="P3"><text:soft-page-break/></text:p>
        <text:p text:style-name="P4">The group members clearly had enough technological know-how to make </text:p>
        <text:p text:style-name="P4">good products, but their lack of business acumen showed. They had the cre¬ </text:p>
        <text:p text:style-name="P4">ative talent but needed an administrator. </text:p>
        <text:p text:style-name="P3"/>
        <text:p text:style-name="P4">We went to Decuir’s law firm and talked to some of the attorneys there. They </text:p>
        <text:p text:style-name="P4">started looking for venture capital funding for us. They started the process </text:p>
        <text:p text:style-name="P4">of getting us incorporated and started pulling us together as a company. </text:p>
        <text:p text:style-name="P3"/>
        <text:p text:style-name="P4">They said that we had an interesting technological opportunity, but they </text:p>
        <text:p text:style-name="P4">thought we really needed a management type to handle the administrative </text:p>
        <text:p text:style-name="P4">and marketing side of things. </text:p>
        <text:p text:style-name="P3"/>
        <text:p text:style-name="P5">—<text:span text:style-name="T13">Alan Miller </text:span></text:p>
        <text:p text:style-name="P3"/>
        <text:p text:style-name="P4">Wilson, Sonsini, Goodrich &amp; Rosati eventually recommended Jim Levy, a </text:p>
        <text:p text:style-name="P4">businessman with experience in the music industry, as the right person to </text:p>
        <text:p text:style-name="P4">handle the business side of the new game company. When they met, Miller </text:p>
        <text:p text:style-name="P4">and his friends agreed and asked Levy to join them. They decided to call their </text:p>
        <text:p text:style-name="P4">company Activision. </text:p>
        <text:p text:style-name="P3"/>
        <text:p text:style-name="P4">In the meantime, Wilson, Sonsini, Goodrich &amp; Rosati also contacted Sutter </text:p>
        <text:p text:style-name="P4">Hill, a Palo Alto venture capital firm. Sutter Hill agreed to invest in Activision </text:p>
        <text:p text:style-name="P4">and placed one of its executives, Bill Draper, on its board of directors. </text:p>
        <text:p text:style-name="P3"/>
        <text:p text:style-name="P3"/>
        <text:p text:style-name="P4">Bill was on our board of directors—really influential and smart guy. He ulti¬ </text:p>
        <text:p text:style-name="P4">mately became George Bush’s cochairman when Bush ran for president against </text:p>
        <text:p text:style-name="P3"><text:soft-page-break/></text:p>
        <text:p text:style-name="P3"/>
        <text:p text:style-name="P3"/>
        <text:p text:style-name="P4">The Battle for the Home 193 </text:p>
        <text:p text:style-name="P3"/>
        <text:p text:style-name="P3"/>
        <text:p text:style-name="P4">Ronald Reagan. When Bush became vice president, Bill left our board of di¬ </text:p>
        <text:p text:style-name="P4">rectors to go to Washington and perform in many high-level functions. I </text:p>
        <text:p text:style-name="P4">think he also worked at the United Nations for a while. </text:p>
        <text:p text:style-name="P3"/>
        <text:p text:style-name="P5">—<text:span text:style-name="T13">Alan Miller </text:span></text:p>
        <text:p text:style-name="P3"/>
        <text:p text:style-name="P4">Activision opened its doors in April 1980, with David Crane, Alan Miller, </text:p>
        <text:p text:style-name="P4">and Bob Whitehead as its original programmers. Larry Kaplan joined the com¬ </text:p>
        <text:p text:style-name="P4">pany a few months later. By the summer Consumer Electronics Show, in June </text:p>
        <text:p text:style-name="P4">of 1980, they were ready to show their first products. </text:p>
        <text:p text:style-name="P3"/>
        <text:p text:style-name="P4">I saw )im Levy at the january CES show in Las Vegas, when he announced that </text:p>
        <text:p text:style-name="P4">Activision had been formed with Alan Miller and Bob Whitehead. I thought </text:p>
        <text:p text:style-name="P4">he was nuts. </text:p>
        <text:p text:style-name="P3"/>
        <text:p text:style-name="P4">There were so many cartridges available to Atari players from Atari, that </text:p>
        <text:p text:style-name="P4">we couldn’t imagine that any consumer needed more cartridges. Nobody </text:p>
        <text:p text:style-name="P4">thought that they [consumers] would perceive any kind of difference in the </text:p>
        <text:p text:style-name="P4">graphics between the Activision cartridges and the Atari cartridges, and we </text:p>
        <text:p text:style-name="P4">couldn't conceive of anyone paying $3 to $5 more at retail for cartridges </text:p>
        <text:p text:style-name="P4">from a company that no one had ever heard of. </text:p>
        <text:p text:style-name="P3"/>
        <text:p text:style-name="P4"><text:soft-page-break/>Because of that and the fact that Jim didn’t have any money because he </text:p>
        <text:p text:style-name="P4">was in the start up, we bought him dinner on the first night of the show. </text:p>
        <text:p text:style-name="P3"/>
        <text:p text:style-name="P5">—<text:span text:style-name="T13">Michael Katz, former marketing director, Mattel Toys </text:span></text:p>
        <text:p text:style-name="P3"/>
        <text:p text:style-name="P4">As Activision prepared to release its first games that fall, Atari took the </text:p>
        <text:p text:style-name="P4">company to court. It was a simple case. Atari’s lawyers claimed that their com¬ </text:p>
        <text:p text:style-name="P4">pany had engineered the VCS and held claim to its technology. Activision, </text:p>
        <text:p text:style-name="P4">they said, had no right to create games for its hardware. </text:p>
        <text:p text:style-name="P3"/>
        <text:p text:style-name="P4">This was not the first time in history that an independent company had </text:p>
        <text:p text:style-name="P4">created software for another company’s computer system; but it was the first </text:p>
        <text:p text:style-name="P4">time anyone had sued over it. Atari had no choice. Its entire business model </text:p>
        <text:p text:style-name="P4">was built around selling console hardware as cheaply as possible and making </text:p>
        <text:p text:style-name="P4">profits from software. Suddenly, Activision was gouging into its profit base. </text:p>
        <text:p text:style-name="P3"/>
        <text:p text:style-name="P3"/>
        <text:p text:style-name="P3"/>
        <text:p text:style-name="P4">194 The Battle for the Home </text:p>
        <text:p text:style-name="P3"/>
        <text:p text:style-name="P3"/>
        <text:p text:style-name="P4">They sued us repeatedly. We were the first independent video-game publisher. </text:p>
        <text:p text:style-name="P3"/>
        <text:p text:style-name="P4">Before us, games were published by hardware manufacturers. I’m very proud </text:p>
        <text:p text:style-name="P4">of the fact that we created this independent video-game publishing industry. </text:p>
        <text:p text:style-name="P3"/>
        <text:p text:style-name="P4">We had the best games in the industry, as far as I was concerned. Dave </text:p>
        <text:p text:style-name="P4">Crane and Bob Whitehead were fantastically talented. Larry Kaplan joined us </text:p>
        <text:p text:style-name="P4"><text:soft-page-break/>a few months after we started, so we had four designers who were clearly </text:p>
        <text:p text:style-name="P4">among the top designers in the world. </text:p>
        <text:p text:style-name="P3"/>
        <text:p text:style-name="P4">The first game I did was Checkers, which was not a big seller. Dave, I </text:p>
        <text:p text:style-name="P4">think, did Dragster; Bob Whitehead did Boxing; Larry did a Bridge game. </text:p>
        <text:p text:style-name="P3"/>
        <text:p text:style-name="P4">And those were all good solid games. But the second round [of games was] </text:p>
        <text:p text:style-name="P4">much stronger. I did a Tennis game; Dave did Laser Blast; Larry did Kaboom! </text:p>
        <text:p text:style-name="P3"/>
        <text:p text:style-name="P5">—<text:span text:style-name="T13">Alan Miller </text:span></text:p>
        <text:p text:style-name="P3"/>
        <text:p text:style-name="P4">Atari sued us every six months for the span of a year and a half, and I at¬ </text:p>
        <text:p text:style-name="P4">tended all the depositions, acting as technical interpreter for our attorneys. </text:p>
        <text:p text:style-name="P3"/>
        <text:p text:style-name="P4">This was all technical stuff. </text:p>
        <text:p text:style-name="P3"/>
        <text:p text:style-name="P4">I met one of the court reporters who was taking depositions at that time, </text:p>
        <text:p text:style-name="P4">and we started dating and ultimately got married, and we’ve been together </text:p>
        <text:p text:style-name="P4">now for fifteen years. That was a positive benefit of the lawsuit. About the </text:p>
        <text:p text:style-name="P4">only positive benefit I can think of. </text:p>
        <text:p text:style-name="P3"/>
        <text:p text:style-name="P5">—<text:span text:style-name="T13">Alan Miller </text:span></text:p>
        <text:p text:style-name="P3"/>
        <text:p text:style-name="P4">If Kassar ever regretted not negotiating with Miller while he was still at </text:p>
        <text:p text:style-name="P4">Atari, he never admitted it. They never met again, and Kassar publicly scorned </text:p>
        <text:p text:style-name="P4">Activision as a parasite in the video-game industry. Kassar always believed that </text:p>
        <text:p text:style-name="P4">he had treated his programmers with respect. </text:p>
        <text:p text:style-name="P3"/>
        <text:p text:style-name="P4"><text:soft-page-break/>I always realized that one of the key groups really [was] the programmers, </text:p>
        <text:p text:style-name="P4">because without cartridges, without games, we had nothing. I spent a lot of </text:p>
        <text:p text:style-name="P4">time catering to those programmers. I think eventually they respected me. I </text:p>
        <text:p text:style-name="P4">really favored the programmers. . . . spent a lot of time with them. </text:p>
        <text:p text:style-name="P3"/>
        <text:p text:style-name="P3"/>
        <text:p text:style-name="P5">—<text:span text:style-name="T13">Ray Kassar </text:span></text:p>
        <text:p text:style-name="P3"/>
        <text:p text:style-name="P3"/>
        <text:p text:style-name="P3"/>
        <text:p text:style-name="P4">The Battle for the Home 195 </text:p>
        <text:p text:style-name="P3"/>
        <text:p text:style-name="P3"/>
        <text:p text:style-name="P4">After every quality designer in the company left, Atari went, "Gee, we’re </text:p>
        <text:p text:style-name="P4">gonna lose all our designers.” Talk about closing the barn door after the </text:p>
        <text:p text:style-name="P4">horses have left, Atari didn’t just close the barn doors, they wallpapered </text:p>
        <text:p text:style-name="P4">them in velvet. Atari started paying royalties to the bums they had left. </text:p>
        <text:p text:style-name="P3"/>
        <text:p text:style-name="P5">—<text:span text:style-name="T13">Bill Kunkel, former executive editor, Electronic Games </text:span></text:p>
        <text:p text:style-name="P3"/>
        <text:p text:style-name="P3"/>
        <text:p text:style-name="P4">Atari’s early history was spent creating successful products and fighting off </text:p>
        <text:p text:style-name="P4">imitators. With the growing success of the VCS, new companies began enter¬ </text:p>
        <text:p text:style-name="P4">ing the market. Coleco returned to the market with a bizarre triangular </text:p>
        <text:p text:style-name="P4">console, the Telstar Arcade, which had a steering wheel for driving games on </text:p>
        <text:p text:style-name="P4">one panel, a pistol for shooting games on another, and knobs for games like </text:p>
        <text:p text:style-name="P4">Pong on the third. The games were stored on triangular cartridges that plugged </text:p>
        <text:p text:style-name="P4">into the top of the console. The system never caught on. </text:p>
        <text:p text:style-name="P3"><text:soft-page-break/></text:p>
        <text:p text:style-name="P4">Mattel, the world’s largest toy manufacturer, also released a video-game </text:p>
        <text:p text:style-name="P4">console in 1980, the Intellivision. Mattel had already enjoyed phenomenal </text:p>
        <text:p text:style-name="P4">success with a line of unsophisticated handheld video games in which players </text:p>
        <text:p text:style-name="P4">controlled light-emitting diodes that represented football players and sports </text:p>
        <text:p text:style-name="P4">cars. Mattel executives believed that their marketing position and name would </text:p>
        <text:p text:style-name="P4">help them create a niche in video games, so they formed a special division </text:p>
        <text:p text:style-name="P4">that specialized in video games called Mattel Electronics. </text:p>
        <text:p text:style-name="P3"/>
        <text:p text:style-name="P4">Intellivision had a newer and more powerful CPU than VCS, slightly more </text:p>
        <text:p text:style-name="P4">memory, and played better-looking games. Intellivision games tended to have </text:p>
        <text:p text:style-name="P4">more detailed graphics. </text:p>
        <text:p text:style-name="P3"/>
        <text:p text:style-name="P4">Two things made Intellivision good. The graphics [on the Intellivision] were </text:p>
        <text:p text:style-name="P4">superior, less stick figure-oriented, with more bright and vibrant colors. </text:p>
        <text:p text:style-name="P3"/>
        <text:p text:style-name="P4">The second thing was the lineup of sports games. Baseball, football, </text:p>
        <text:p text:style-name="P4">hockey, soccer, backgammon, bowling. Mattel wanted to have every single </text:p>
        <text:p text:style-name="P4">sport under the sun, all licensed from the right organizations, from the Ameri¬ </text:p>
        <text:p text:style-name="P4">can Backgammon Players Association to the U.S. Chess Federation, to Major </text:p>
        <text:p text:style-name="P4">League Baseball. Sports really brought new players to video games. </text:p>
        <text:p text:style-name="P3"/>
        <text:p text:style-name="P3"/>
        <text:p text:style-name="P5">—<text:span text:style-name="T13">Al Nilsen, former electronics buyer, JC Penney </text:span></text:p>
        <text:p text:style-name="P3"/>
        <text:p text:style-name="P3"/>
        <text:p text:style-name="P3"/>
        <text:p text:style-name="P4">196 The Battle for the Home </text:p>
        <text:p text:style-name="P3"><text:soft-page-break/></text:p>
        <text:p text:style-name="P3"/>
        <text:p text:style-name="P4">Along with more detailed graphics, the Intellivision also played more intri¬ </text:p>
        <text:p text:style-name="P4">cate games. The controllers on the VCS were paddles and a joystick. The </text:p>
        <text:p text:style-name="P4">controllers on the Intellivision included a 12-key button pad. It also had a disk </text:p>
        <text:p text:style-name="P4">that worked like a joystick. Players pressed on the disk to make characters </text:p>
        <text:p text:style-name="P4">move. Unlike Atari’s joystick, which could only move characters in eight di¬ </text:p>
        <text:p text:style-name="P4">rections, the disk on the Intellivision controller could move objects in sixteen </text:p>
        <text:p text:style-name="P4">directions, adding more precision to games. </text:p>
        <text:p text:style-name="P3"/>
        <text:p text:style-name="P4">We sold about 100,000 units in 1980. By our third year, we did well over a million </text:p>
        <text:p text:style-name="P4">units. We progressed upward after that into 1983, which was the peak year. As I </text:p>
        <text:p text:style-name="P4">recall, we did something like 3.5 million units on a worldwide basis that year. </text:p>
        <text:p text:style-name="P3"/>
        <text:p text:style-name="P5">—<text:span text:style-name="T13">Paul Rioux, former senior vice president of operations, </text:span></text:p>
        <text:p text:style-name="P3"/>
        <text:p text:style-name="P4">Mattel Electronics </text:p>
        <text:p text:style-name="P3"/>
        <text:p text:style-name="P3"/>
        <text:p text:style-name="P4">I remember one top programmer who was on drugs. You know, these were </text:p>
        <text:p text:style-name="P4">guys who would come in at 2 a.m. and work till midnight the next night, then </text:p>
        <text:p text:style-name="P4">disappear for two days. That’s how programmers operate, and I had to accept </text:p>
        <text:p text:style-name="P4">that. I mean, I didn’t say, "You have to be here at eight o’clock and leave [at a </text:p>
        <text:p text:style-name="P4">certain hour].” I understood that this was a very talented breed of people. </text:p>
        <text:p text:style-name="P3"/>
        <text:p text:style-name="P4">I remember one guy came in. He was stoned out of his mind. He just wanted </text:p>
        <text:p text:style-name="P4">to read poetry to me, and I sat with him for four hours because he was one of </text:p>
        <text:p text:style-name="P4">our top programmers, just to let him feel that I understood him and I cared </text:p>
        <text:p text:style-name="P4"><text:soft-page-break/>about him. </text:p>
        <text:p text:style-name="P3"/>
        <text:p text:style-name="P4">At the end he said, "You know, I really appreciate what you’ve done for </text:p>
        <text:p text:style-name="P4">me.” I mean, that’s what I had to put up with. </text:p>
        <text:p text:style-name="P3"/>
        <text:p text:style-name="P5">—<text:span text:style-name="T13">Ray Kassar </text:span></text:p>
        <text:p text:style-name="P3"/>
        <text:p text:style-name="P4">VCS sales continued to grow, despite unrest in the consumer division. By mid- </text:p>
        <text:p text:style-name="P4">1979, Robinett, Reuterdahl, and Huether had become the old men of the </text:p>
        <text:p text:style-name="P4">division. It was no badge of honor. The programmers who left had formed </text:p>
        <text:p text:style-name="P4">their own companies; those who stayed were still making less than $30,000 </text:p>
        <text:p text:style-name="P3"/>
        <text:p text:style-name="P3"/>
        <text:p text:style-name="P3"/>
        <text:p text:style-name="P4">The Battle for the Home 197 </text:p>
        <text:p text:style-name="P3"/>
        <text:p text:style-name="P3"/>
        <text:p text:style-name="P4">per year. In June, Reuterdahl decided to leave Atari and Robinette felt even </text:p>
        <text:p text:style-name="P4">more isolated. </text:p>
        <text:p text:style-name="P3"/>
        <text:p text:style-name="P4">Every time somebody left, we’d go out to lunch and end up drinking beer. </text:p>
        <text:p text:style-name="P3"/>
        <text:p text:style-name="P4">We stayed at the bar until pretty late sometimes. </text:p>
        <text:p text:style-name="P3"/>
        <text:p text:style-name="P4">The Friday that my friend Reuterdahl was quitting, we all went out drink¬ </text:p>
        <text:p text:style-name="P4">ing. At four o’clock, after I had been drinking for four hours and was pretty </text:p>
        <text:p text:style-name="P4">smashed, I started thinking about some of the things that were going on at </text:p>
        <text:p text:style-name="P4">Atari and got kind of pissed off, so I went over to a telephone and called up </text:p>
        <text:p text:style-name="P4"><text:soft-page-break/>corporate headquarters and asked to speak to Ray Kassar. </text:p>
        <text:p text:style-name="P3"/>
        <text:p text:style-name="P4">I thought it would be a little bit harder to get through to the president </text:p>
        <text:p text:style-name="P4">than it was. I got him on the phone and told him I was pissed off at manage¬ </text:p>
        <text:p text:style-name="P4">ment, and the next thing I knew, I had driven over to the building, and there </text:p>
        <text:p text:style-name="P4">I was, drunk, talking to the president of the company. </text:p>
        <text:p text:style-name="P3"/>
        <text:p text:style-name="P5">—<text:span text:style-name="T13">Warren Robinett </text:span></text:p>
        <text:p text:style-name="P3"/>
        <text:p text:style-name="P4">Robinett turned in his resignation the following month and took an ex¬ </text:p>
        <text:p text:style-name="P4">tended trip to Europe.* While he was gone, Activision released its first products </text:p>
        <text:p text:style-name="P4">and became an overnight success. During that same period, Bill Grubb, who </text:p>
        <text:p text:style-name="P4">had been Atari’s vice president of marketing, formed Imagic, another inde¬ </text:p>
        <text:p text:style-name="P4">pendent game company. He took several top programmers with him. Like </text:p>
        <text:p text:style-name="P4">Activision, Imagic became an overnight success. </text:p>
        <text:p text:style-name="P3"/>
        <text:p text:style-name="P4">Ray Kassar was pissed at Grubb for taking all these people, particularly Mark </text:p>
        <text:p text:style-name="P4">Bradley. (Bradley had been the national accounts manager at Atari.) He of¬ </text:p>
        <text:p text:style-name="P4">fered Mark the world to stay there, but Mark and Bill worked together at </text:p>
        <text:p text:style-name="P4">Black and Decker for many years before then and they were very close per¬ </text:p>
        <text:p text:style-name="P4">sonal friends. </text:p>
        <text:p text:style-name="P3"/>
        <text:p text:style-name="P4">Ray told Mark ... he said, "I promise you, I will do everything in my </text:p>
        <text:p text:style-name="P4">power to destroy your company. ” He was furious that Mark was leaving and </text:p>
        <text:p text:style-name="P4">that Imagic had taken all these key programmers from him. It was a real </text:p>
        <text:p text:style-name="P4">personal vendetta with Ray. That manifested itself not much later. </text:p>
        <text:p text:style-name="P3"/>
        <text:p text:style-name="P5">—<text:span text:style-name="T13">|im Whims, former executive, Imagic </text:span></text:p>
        <text:p text:style-name="P3"><text:soft-page-break/></text:p>
        <text:p text:style-name="P4">* The secret room in Adventure was discovered while Robinett was in Europe. </text:p>
        <text:p text:style-name="P3"/>
        <text:p text:style-name="P3"/>
        <text:p text:style-name="P3"/>
        <text:p text:style-name="P4">198 The Battle for the Home </text:p>
        <text:p text:style-name="P3"/>
        <text:p text:style-name="P3"/>
        <text:p text:style-name="P4">Defections from the consumer division had become a common event by </text:p>
        <text:p text:style-name="P4">this time, and Jim Huether was the last of the original programmers who re¬ </text:p>
        <text:p text:style-name="P4">mained. When Robinett returned from Europe, he applied for a job at Imagic </text:p>
        <text:p text:style-name="P4">but did not like the way Grubb treated him. Grubb offered him a job but only </text:p>
        <text:p text:style-name="P4">after insulting him. Regarding the pay as too low, Robinett declined the job. </text:p>
        <text:p text:style-name="P3"/>
        <text:p text:style-name="P4">One night I was out with Huether and Reuterdahl, drinking beer. After about </text:p>
        <text:p text:style-name="P4">six pitchers, we decided we must be dumb shits to not be millionaires like </text:p>
        <text:p text:style-name="P4">the other guys... the eight filthy rich guys who were our coworkers when we </text:p>
        <text:p text:style-name="P4">started at Atari. We decided to form the Dumb Shits Club to celebrate our </text:p>
        <text:p text:style-name="P4">stupidity and bad choices. The requirement for membership: you had to have </text:p>
        <text:p text:style-name="P4">designed games for Atari and never made any money from it. </text:p>
        <text:p text:style-name="P3"/>
        <text:p text:style-name="P4">We later elected Jim Huether the president of the Dumb Shit’s Club be¬ </text:p>
        <text:p text:style-name="P4">cause he was the only one of the original group of twelve that stayed at Atari </text:p>
        <text:p text:style-name="P4">after three or four years had elapsed. </text:p>
        <text:p text:style-name="P3"/>
        <text:p text:style-name="P5">—<text:span text:style-name="T13">Warren Robinett </text:span></text:p>
        <text:p text:style-name="P3"/>
        <text:p text:style-name="P4">In the end, Robinett was one of four people who received a grant from the </text:p>
        <text:p text:style-name="P4"><text:soft-page-break/>National Science Foundation to create educational software for teaching chil¬ </text:p>
        <text:p text:style-name="P4">dren math. When the grant money expired, the four formed their own </text:p>
        <text:p text:style-name="P4">software publishing firm called the Learning Company. In 1995, SoftKey In¬ </text:p>
        <text:p text:style-name="P4">ternational purchased the Learning Company for $600 million. </text:p>
        <text:p text:style-name="P3"/>
        <text:p text:style-name="P3"/>
        <text:p text:style-name="P3"/>
        <text:p text:style-name="P3"/>
        <text:p text:style-name="P4">I remember sitting in the Coleco booth (at the Toy Fair trade show in 1981) even before it </text:p>
        <text:p text:style-name="P4">was announced. They brought out an 8 x 10 photograph of the new system and said, </text:p>
        <text:p text:style-name="P4">"We’re coming out with this. It’s got a Tl (Texas Instrument) chip in it. Stay tuned.” </text:p>
        <text:p text:style-name="P3"/>
        <text:p text:style-name="P5">—<text:span text:style-name="T13">Al Nilsen, former electronics buyer, JC Penney </text:span></text:p>
        <text:p text:style-name="P3"/>
        <text:p text:style-name="P3"/>
        <text:p text:style-name="P4">This is a dispute over two gorillas. </text:p>
        <text:p text:style-name="P3"/>
        <text:p text:style-name="P3"/>
        <text:p text:style-name="P5">■<text:span text:style-name="T13">Judge Robert W. Sweet, U.S. District Court, S.D. New York </text:span></text:p>
        <text:p text:style-name="P3"/>
        <text:p text:style-name="P3"/>
        <text:p text:style-name="P3"/>
        <text:p text:style-name="P4">200 A Case of Two Gorillas </text:p>
        <text:p text:style-name="P3"/>
        <text:p text:style-name="P3"/>
        <text:p text:style-name="P4">Tiie Beginning if HandMI Bernes </text:p>
        <text:p text:style-name="P3"/>
        <text:p text:style-name="P3"/>
        <text:p text:style-name="P4"><text:soft-page-break/>Our big success was something that I conceptualized—the first handheld </text:p>
        <text:p text:style-name="P4">game. I asked the design group to see if they could come up with a game </text:p>
        <text:p text:style-name="P4">that was electronic that was the same size as a calculator. </text:p>
        <text:p text:style-name="P3"/>
        <text:p text:style-name="P5">—<text:span text:style-name="T13">Michael Katz, formeT marketing director, Mattel Toys </text:span></text:p>
        <text:p text:style-name="P3"/>
        <text:p text:style-name="P4">In 1976, Mattel began work on a line of calculator-sized sports games that </text:p>
        <text:p text:style-name="P4">became the world’s first handheld electronic games. The project began when </text:p>
        <text:p text:style-name="P4">Michael Katz, Mattel’s new product category marketing director, told the </text:p>
        <text:p text:style-name="P4">engineers in the electronics group to design a game the size of a calculator, </text:p>
        <text:p text:style-name="P4">using LED (light-emitting diodes) technology. </text:p>
        <text:p text:style-name="P3"/>
        <text:p text:style-name="P4">The engineers returned with a strip of red plastic that housed several rows </text:p>
        <text:p text:style-name="P4">of LEDs, which could be moved and controlled like shapes on the screen of a </text:p>
        <text:p text:style-name="P4">video game. Players could control lights as they moved across the strip, mak¬ </text:p>
        <text:p text:style-name="P4">ing them go forward, backward, up, or down, using four directional buttons. </text:p>
        <text:p text:style-name="P3"/>
        <text:p text:style-name="P4">The unit had built-in collision detection. If the player’s light made contact </text:p>
        <text:p text:style-name="P4">with other lights on the strip, the toy registered it. </text:p>
        <text:p text:style-name="P3"/>
        <text:p text:style-name="P4">Simple as this unit was, it became the basis for the first generation of portable </text:p>
        <text:p text:style-name="P4">electronic games. With the right packaging, Katz decided that the toy could be </text:p>
        <text:p text:style-name="P4">marketed as either a racing game or a football game. He decided to go with racing. </text:p>
        <text:p text:style-name="P3"/>
        <text:p text:style-name="P4">We developed a prototype of an obstacle avoidance game in which you had </text:p>
        <text:p text:style-name="P4">to guide your one LED, avoiding two or three other rows of LEDs that were </text:p>
        <text:p text:style-name="P4">coming down. It wasn’t themed; it was just game play that we tested that </text:p>
        <text:p text:style-name="P4">turned out to be fun. Then we had to theme it. </text:p>
        <text:p text:style-name="P3"><text:soft-page-break/></text:p>
        <text:p text:style-name="P4">We could have themed it as football. We could have pretended the LED </text:p>
        <text:p text:style-name="P4">was a running back, but we knew we had a better game coming along from </text:p>
        <text:p text:style-name="P4">the developers at Mattel that was going to make for a better football game, </text:p>
        <text:p text:style-name="P4">so we chose auto racing. </text:p>
        <text:p text:style-name="P3"/>
        <text:p text:style-name="P4">We tested themes with kids by showing them drawings of what the actual </text:p>
        <text:p text:style-name="P4">game would look like and having them play the prototype. Racing came in </text:p>
        <text:p text:style-name="P4">second [to football], so we themed our first game as an auto race. </text:p>
        <text:p text:style-name="P3"/>
        <text:p text:style-name="P3"/>
        <text:p text:style-name="P5">—<text:span text:style-name="T13">Michael Katz </text:span></text:p>
        <text:p text:style-name="P3"/>
        <text:p text:style-name="P3"/>
        <text:p text:style-name="P3"/>
        <text:p text:style-name="P4">A Case of Two Gorillas 201 </text:p>
        <text:p text:style-name="P3"/>
        <text:p text:style-name="P3"/>
        <text:p text:style-name="P4">Katz’s team made no effort to make the LEDs look like race cars. They were </text:p>
        <text:p text:style-name="P4">simply lights on a vertical plastic strip with three lanes painted on top. The </text:p>
        <text:p text:style-name="P4">object of the game was to guide a light from the bottom of the strip to the top </text:p>
        <text:p text:style-name="P4">four times without colliding with other LEDs. Each trip represented a lap </text:p>
        <text:p text:style-name="P4">around the race course. The game was called Auto Race. </text:p>
        <text:p text:style-name="P3"/>
        <text:p text:style-name="P4">After Auto Race, Mattel released Football. In this game, players controlled an </text:p>
        <text:p text:style-name="P4">LED on a horizontal strip with ten lines representing yard lines. The LED rep¬ </text:p>
        <text:p text:style-name="P4">resented a quarterback who could either pass the ball or scramble across the </text:p>
        <text:p text:style-name="P4">strip ten times for a touchdown. </text:p>
        <text:p text:style-name="P3"><text:soft-page-break/></text:p>
        <text:p text:style-name="P4">Selling for $25 to $35, Mattel’s handheld sports games were a great success, </text:p>
        <text:p text:style-name="P4">generating more than $400 million in sales. Mattel formed an electronics di¬ </text:p>
        <text:p text:style-name="P4">vision that followed Football and Auto Race with Basketball, Hockey, Baseball, and </text:p>
        <text:p text:style-name="P4">eventually the Intellivision game console. </text:p>
        <text:p text:style-name="P3"/>
        <text:p text:style-name="P3"/>
        <text:p text:style-name="P4">In 1975, Magnavox filed a suit against Atari, claiming that Nolan Bushnell </text:p>
        <text:p text:style-name="P4">attended a demonstration of the Odyssey game console in Burlingame, Cali¬ </text:p>
        <text:p text:style-name="P4">fornia, and stole Ralph Baer’s concept of electronic table tennis. In an ironic </text:p>
        <text:p text:style-name="P4">twist, Baer attended a 1976 trade show and stole an idea for a portable game </text:p>
        <text:p text:style-name="P4">from Bushnell. </text:p>
        <text:p text:style-name="P3"/>
        <text:p text:style-name="P4">Howard Morrison, who was a principal at Marvin Glass [a firm that designed </text:p>
        <text:p text:style-name="P4">toys], and I went to an MOA [Music Operators Association] show and saw a </text:p>
        <text:p text:style-name="P4">thing called Touch Me, made by Nolan [Bushnell], It had four buttons and </text:p>
        <text:p text:style-name="P4">made some horrible noises. </text:p>
        <text:p text:style-name="P3"/>
        <text:p text:style-name="P4">We said, "This has all the earmarks of a great game.” And we sat down </text:p>
        <text:p text:style-name="P4">and came up with the concept for Simon. </text:p>
        <text:p text:style-name="P3"/>
        <text:p text:style-name="P5">—<text:span text:style-name="T13">Ralph Baer, designer of Magnavox Odyssey </text:span></text:p>
        <text:p text:style-name="P3"/>
        <text:p text:style-name="P4">Bushnell’s toy had a row of lights that flashed patterns and made sounds </text:p>
        <text:p text:style-name="P4">that players had to memorize and repeat. Baer, working closely with Marvin </text:p>
        <text:p text:style-name="P4">Glass Associates, improved the game by replacing the sounds with distinct </text:p>
        <text:p text:style-name="P4">musical notes. His toy had four bright-colored buttons that lit up and played </text:p>
        <text:p text:style-name="P4">musical notes when pressed. </text:p>
        <text:p text:style-name="P3"><text:soft-page-break/></text:p>
        <text:p text:style-name="P3"/>
        <text:p text:style-name="P3"/>
        <text:p text:style-name="P4">202 A Case of Two Gorillas </text:p>
        <text:p text:style-name="P3"/>
        <text:p text:style-name="P3"/>
        <text:p text:style-name="P4">I went through Compton’s Encyclopedia for Kids to find an instrument that </text:p>
        <text:p text:style-name="P4">had four notes that could be played in any sequence without sounding dis¬ </text:p>
        <text:p text:style-name="P4">sonant. It turned out to be the bugle, C-G-E and B, I think. That’s how I </text:p>
        <text:p text:style-name="P4">determined the four notes that are played in Simon; notes that sound har¬ </text:p>
        <text:p text:style-name="P4">monious no matter what sequence you play them in. </text:p>
        <text:p text:style-name="P3"/>
        <text:p text:style-name="P5">—<text:span text:style-name="T13">Ralph Baer </text:span></text:p>
        <text:p text:style-name="P3"/>
        <text:p text:style-name="P4">Baer’s prototype had a square case and square buttons. After applying for </text:p>
        <text:p text:style-name="P4">a patent for the toy, engineers at Marvin Glass Associates replaced Baer’s </text:p>
        <text:p text:style-name="P4">square case with a round one, with four buttons forming a ring. They called </text:p>
        <text:p text:style-name="P4">the game Simon. </text:p>
        <text:p text:style-name="P3"/>
        <text:p text:style-name="P4">Simon played three memorization games. All of the games involved repeat¬ </text:p>
        <text:p text:style-name="P4">ing patterns. In the first game, Tmwplayed musical patterns. Players competed </text:p>
        <text:p text:style-name="P4">with the machine by watching the buttons light up and listening to the mu¬ </text:p>
        <text:p text:style-name="P4">sical notes, then repeating the pattern by pressing the buttons in the correct </text:p>
        <text:p text:style-name="P4">order. The game lasted until the player made a mistake. </text:p>
        <text:p text:style-name="P3"/>
        <text:p text:style-name="P4">Game two was exactly the same, except that players added one note to the </text:p>
        <text:p text:style-name="P4">pattern after every turn. The pattern simply became longer until the player </text:p>
        <text:p text:style-name="P4">made a mistake. In game three, players competed against each other instead </text:p>
        <text:p text:style-name="P4"><text:soft-page-break/>of the machine. </text:p>
        <text:p text:style-name="P3"/>
        <text:p text:style-name="P4">Marvin Glass Associates sold Simon to Milton Bradley Electronics, a toy com¬ </text:p>
        <text:p text:style-name="P4">pany already in the electronic games industry with CompIV, the electronic version </text:p>
        <text:p text:style-name="P4">of the board game Mastermind. Simon was a major hit during the 1977 Christmas </text:p>
        <text:p text:style-name="P4">season.* Despite Simon’s success, however, Atari did not file suit against Marvin </text:p>
        <text:p text:style-name="P4">Glass Associates, Milton Bradley, or Ralph Baer for copying the idea. </text:p>
        <text:p text:style-name="P3"/>
        <text:p text:style-name="P4">First of all, I don’t think he [Bushnell ] had a patent. Second, I think the scheme </text:p>
        <text:p text:style-name="P4">he had implemented was an old scheme—following a sequential light. Simon’s </text:p>
        <text:p text:style-name="P4">claim to fame was the association of discrete sounds with each light. A whole </text:p>
        <text:p text:style-name="P4">lot of people played Simon by ear. </text:p>
        <text:p text:style-name="P3"/>
        <text:p text:style-name="P5">—<text:span text:style-name="T13">Ralph Baer </text:span></text:p>
        <text:p text:style-name="P3"/>
        <text:p text:style-name="P3"/>
        <text:p text:style-name="P4">As of this writing, Milton Bradley is still manufacturing Simon. </text:p>
        <text:p text:style-name="P3"/>
        <text:p text:style-name="P3"/>
        <text:p text:style-name="P3"/>
        <text:p text:style-name="P4">A Case of Two Gorillas 20J </text:p>
        <text:p text:style-name="P3"/>
        <text:p text:style-name="P3"/>
        <text:p text:style-name="P4">Handheld electronics were extremely popular in the late 1970s and early </text:p>
        <text:p text:style-name="P4">1980s. Most of the earliest games were either sports simulations or memory </text:p>
        <text:p text:style-name="P4">games, though Mattel experimented with electronic handheld versions of </text:p>
        <text:p text:style-name="P4">popular game themes such as Sub Chase. In 1980, several companies saw the </text:p>
        <text:p text:style-name="P4">success of Atari’s Video Computer System (VCS) version of Space Invaders and </text:p>
        <text:p text:style-name="P4"><text:soft-page-break/>realized that a big demand existed for home versions of arcade games. Soon </text:p>
        <text:p text:style-name="P4">afterward, handheld versions of arcade games began appearing in stores. </text:p>
        <text:p text:style-name="P3"/>
        <text:p text:style-name="P4">Nintendo and Mego Electronics created lines of credit card—sized toys with </text:p>
        <text:p text:style-name="P4">liquid crystal screens that played games and displayed the time. The Mego </text:p>
        <text:p text:style-name="P4">Time Out series featured original games such as the Exterminator, Fireman, and </text:p>
        <text:p text:style-name="P4">Flag Man. Nintendo manufactured the Game and Watch series, which included </text:p>
        <text:p text:style-name="P4">original games and simplified versions of Donkey Kong and other popular </text:p>
        <text:p text:style-name="P4">Nintendo arcade hits. </text:p>
        <text:p text:style-name="P3"/>
        <text:p text:style-name="P4">Not all portable games were the size of paperback books or credit cards. </text:p>
        <text:p text:style-name="P4">Joyce Worley, a founder of Electronic Games magazine, dubbed the larger gad¬ </text:p>
        <text:p text:style-name="P4">gets “tabletop games.” In 1981, three companies introduced new lines of </text:p>
        <text:p text:style-name="P4">tabletop games that looked like miniature arcade machines. These games </text:p>
        <text:p text:style-name="P4">would have simplified versions of such top arcade hits as Pac-Man and Galaxian, </text:p>
        <text:p text:style-name="P4">housed in eight-inch cases that were scale models of arcade cabinets. </text:p>
        <text:p text:style-name="P3"/>
        <text:p text:style-name="P4">Nintendo and Tiger Electronics made some very good tabletop games, but </text:p>
        <text:p text:style-name="P4">the company that earned the reputation for making the best tabletop games </text:p>
        <text:p text:style-name="P4">was Coleco—the leather company that nearly cornered the market for Pong- </text:p>
        <text:p text:style-name="P4">style television games. </text:p>
        <text:p text:style-name="P3"/>
        <text:p text:style-name="P4">Goleco Comes Back </text:p>
        <text:p text:style-name="P3"/>
        <text:p text:style-name="P4">After nearly going bankrupt in 1976 with the collapse of the Home Pong genera¬ </text:p>
        <text:p text:style-name="P4">tion of games, Coleco barely survived to the end of the 1970s. Arnold Greenberg, </text:p>
        <text:p text:style-name="P4">CEO of Coleco, however, had not lost his entrepreneurial ambitions, and he </text:p>
        <text:p text:style-name="P4">was impressed with the handheld game industry’s potential for growth. Shortly </text:p>
        <text:p text:style-name="P4"><text:soft-page-break/>after Mattel released Football, Coleco entered the market with a similar game </text:p>
        <text:p text:style-name="P4">titled Electronic Quarterback that had a lower price tag and more features. </text:p>
        <text:p text:style-name="P3"/>
        <text:p text:style-name="P4">Whether he was following a set plan or making decisions as he went along, </text:p>
        <text:p text:style-name="P4">Greenberg seemed to have discovered a way to ride the market. He hired </text:p>
        <text:p text:style-name="P4">Michael Katz, the Mattel executive who had overseen the launch of Auto Race </text:p>
        <text:p text:style-name="P3"/>
        <text:p text:style-name="P3"/>
        <text:p text:style-name="P3"/>
        <text:p text:style-name="P4">204 A Case of Two Gorillas </text:p>
        <text:p text:style-name="P3"/>
        <text:p text:style-name="P3"/>
        <text:p text:style-name="P4">and Football, to establish Coleco’s marketing department. Greenberg became </text:p>
        <text:p text:style-name="P4">very aggressive about developing new products. </text:p>
        <text:p text:style-name="P3"/>
        <text:p text:style-name="P4">Arnold knew that I had been responsible for Mattel’s handhelds and he asked </text:p>
        <text:p text:style-name="P4">me if I wanted to come to Coleco and be part of what he thought would be a </text:p>
        <text:p text:style-name="P4">wonderful turnaround and establish the first marketing department that </text:p>
        <text:p text:style-name="P4">Coleco really ever had. He offered to make me vice president of marketing </text:p>
        <text:p text:style-name="P4">and to give me stock options that I didn’t have at Mattel. </text:p>
        <text:p text:style-name="P3"/>
        <text:p text:style-name="P4">The timing was good because we got into all kinds of other handheld </text:p>
        <text:p text:style-name="P4">games, including the Head-to-Head series, which were two player games </text:p>
        <text:p text:style-name="P4">that sold very well. We got licenses and designed tabletop games that looked </text:p>
        <text:p text:style-name="P4">exactly like miniature arcade games, like Pac-Man and Donkey Kong. They </text:p>
        <text:p text:style-name="P4">sold extremely well. </text:p>
        <text:p text:style-name="P3"/>
        <text:p text:style-name="P5">—<text:span text:style-name="T13">Michael Katz </text:span></text:p>
        <text:p text:style-name="P3"><text:soft-page-break/></text:p>
        <text:p text:style-name="P4">By 1980, the handheld game market began fading, but it didn’t matter to </text:p>
        <text:p text:style-name="P4">Greenberg. He no longer cared about handheld games; he wanted to create a </text:p>
        <text:p text:style-name="P4">video-game console that could play arcade-quality games. Coleco had made </text:p>
        <text:p text:style-name="P4">enough money during the heyday of handheld games to begin the research </text:p>
        <text:p text:style-name="P4">and development phase of building the new console, and Greenberg was ready </text:p>
        <text:p text:style-name="P4">to try to steal some of Atari’s enormous share of the market. </text:p>
        <text:p text:style-name="P3"/>
        <text:p text:style-name="P4">Greenberg had a tough reputation as an employer. He was known to have </text:p>
        <text:p text:style-name="P4">a temper and to browbeat his executives. According to Michael Katz, </text:p>
        <text:p text:style-name="P4">Greenberg’s driven nature often caused him to live up to his rough reputa¬ </text:p>
        <text:p text:style-name="P4">tion, but Katz described him as “tough, smart, eloquent, and fair.” </text:p>
        <text:p text:style-name="P3"/>
        <text:p text:style-name="P4">People give me credit for working for both Arnold Greenberg and [Jack </text:p>
        <text:p text:style-name="P4">Tramiel, the volatile founder of Commodore Computers] in one lifetime and </text:p>
        <text:p text:style-name="P4">surviving. They ask, "How could you work for jack Tramiel?” and I say, "I </text:p>
        <text:p text:style-name="P4">worked for Arnold Greenberg for three and one half years.” </text:p>
        <text:p text:style-name="P3"/>
        <text:p text:style-name="P4">Arnold was incredibly bright and articulate, just a wonderful, spontane¬ </text:p>
        <text:p text:style-name="P4">ous speaker. I think [he was] a very good leader_dynamic and very tough </text:p>
        <text:p text:style-name="P3"/>
        <text:p text:style-name="P4">and demanding. </text:p>
        <text:p text:style-name="P3"/>
        <text:p text:style-name="P3"/>
        <text:p text:style-name="P5">■<text:span text:style-name="T13">Michael Katz </text:span></text:p>
        <text:p text:style-name="P3"/>
        <text:p text:style-name="P3"/>
        <text:p text:style-name="P3"/>
        <text:p text:style-name="P4"><text:soft-page-break/>A Case of Two Gorillas 205 </text:p>
        <text:p text:style-name="P3"/>
        <text:p text:style-name="P3"/>
        <text:p text:style-name="P4">In 1981, Coleco began manufacturing tabletop versions of arcade hits. It </text:p>
        <text:p text:style-name="P4">wasn’t just the game play in these tabletop toys that resembled the arcade </text:p>
        <text:p text:style-name="P4">originals; the cabinets were scale models of arcade machines, right down to </text:p>
        <text:p text:style-name="P4">the artwork on the outside panels. In order to do this, Greenberg arranged </text:p>
        <text:p text:style-name="P4">licensing agreements with eight arcade companies, including Sega, Bally/Mid¬ </text:p>
        <text:p text:style-name="P4">way, Exidy, Centuri, Universal, and Nintendo. These arrangements became </text:p>
        <text:p text:style-name="P4">very important to Coleco with later projects. </text:p>
        <text:p text:style-name="P3"/>
        <text:p text:style-name="P4">Greenberg used his relations with arcade companies to expand his business </text:p>
        <text:p text:style-name="P4">in another direction. Activision had already launched its first titles by this </text:p>
        <text:p text:style-name="P4">time, and third-party publishers had become part of the business. Just as </text:p>
        <text:p text:style-name="P4">Greenberg had seen an opportunity in manufacturing handheld games, he </text:p>
        <text:p text:style-name="P4">suddenly saw a gold mine in becoming a third-party publisher. Instead of cre¬ </text:p>
        <text:p text:style-name="P4">ating new games, however, Greenberg wanted to convert arcade hits into VCS </text:p>
        <text:p text:style-name="P4">and Intellivision cartridges. </text:p>
        <text:p text:style-name="P3"/>
        <text:p text:style-name="P4">Atari, of course, was out there with its 2600 and Mattel was coming out with </text:p>
        <text:p text:style-name="P4">Intellivision, so we decided that we would basically become a third-party </text:p>
        <text:p text:style-name="P4">supplier of programming. We decided to program for Atari and Intellivision </text:p>
        <text:p text:style-name="P4">at the same time that we were developing ColecoVision. </text:p>
        <text:p text:style-name="P3"/>
        <text:p text:style-name="P4">There were basically two strategies at work. We would take these licenses </text:p>
        <text:p text:style-name="P4">and use them not only in the major systems, but also put them into the </text:p>
        <text:p text:style-name="P4">handheld category. That was very appealing to Nintendo at the time. That’s </text:p>
        <text:p text:style-name="P4">why we got Donkey Kong from Nintendo, because they saw that we could </text:p>
        <text:p text:style-name="P4"><text:soft-page-break/>maximize their potential revenue stream by putting this product across a </text:p>
        <text:p text:style-name="P4">number of formats that existed at that point in time. </text:p>
        <text:p text:style-name="P3"/>
        <text:p text:style-name="P5">—<text:span text:style-name="T13">Al Kahn, former executive vice president, Coleco </text:span></text:p>
        <text:p text:style-name="P3"/>
        <text:p text:style-name="P4">When I found out that we did not take the consumer license to Donkey Kong, </text:p>
        <text:p text:style-name="P4">and that Coleco got it, I asked how could that happen. They said, "Well, it </text:p>
        <text:p text:style-name="P4">was two dollars a cartridge, and you don’t understand. It would have fucked </text:p>
        <text:p text:style-name="P4">up our cost structure. ’’ </text:p>
        <text:p text:style-name="P3"/>
        <text:p text:style-name="P4">I remember I looked at them and I said, "Guys, you got an 88 percent </text:p>
        <text:p text:style-name="P4">gross margin on cartridges. Don’t you understand that a year from now you </text:p>
        <text:p text:style-name="P4">will walk on shards of broken glass to get a two-dollar cartridge deal?” Now </text:p>
        <text:p text:style-name="P3"/>
        <text:p text:style-name="P3"/>
        <text:p text:style-name="P3"/>
        <text:p text:style-name="P4">206 A Case of Two Gorillas </text:p>
        <text:p text:style-name="P3"/>
        <text:p text:style-name="P3"/>
        <text:p text:style-name="P4">that decision basically put Coleco in the business because without Donkey </text:p>
        <text:p text:style-name="P4">Kong, they couldn’t have gotten anywhere. </text:p>
        <text:p text:style-name="P3"/>
        <text:p text:style-name="P5">—<text:span text:style-name="T13">Manny Gerard, former vice president, Warner Communications </text:span></text:p>
        <text:p text:style-name="P3"/>
        <text:p text:style-name="P4">GolecoVision </text:p>
        <text:p text:style-name="P3"/>
        <text:p text:style-name="P4">Arnold, to his credit, felt that the world was ready for a new game system. </text:p>
        <text:p text:style-name="P3"/>
        <text:p text:style-name="P4"><text:soft-page-break/>Atari had been out with the 2600, and that was replaced basically by </text:p>
        <text:p text:style-name="P4">Intellivision, and Arnold thought that Coleco could come out with a game </text:p>
        <text:p text:style-name="P4">system that would be better and everyone would trade up. </text:p>
        <text:p text:style-name="P3"/>
        <text:p text:style-name="P5">—<text:span text:style-name="T13">Michael Katz </text:span></text:p>
        <text:p text:style-name="P3"/>
        <text:p text:style-name="P4">It took nearly two years for Greenberg’s team to develop GolecoVision, its </text:p>
        <text:p text:style-name="P4">new super game console. Greenberg began telling retailers about the system </text:p>
        <text:p text:style-name="P4">toward the end of 1981, unveiled it at the January Consumer Electronics Show </text:p>
        <text:p text:style-name="P4">in 1982, and began shipping it in July. </text:p>
        <text:p text:style-name="P3"/>
        <text:p text:style-name="P4">Though GolecoVision had only the standard eight-bit processor, 8K of RAM </text:p>
        <text:p text:style-name="P4">(random access memory) with an additional 16K of video RAM found in other </text:p>
        <text:p text:style-name="P4">game consoles, it had several other features. Five years had passed since Atari </text:p>
        <text:p text:style-name="P4">began developing the VCS. The price of technology had come down so much </text:p>
        <text:p text:style-name="P4">that Coleco could afford a chip with the memory mapping and frame buffers </text:p>
        <text:p text:style-name="P4">that Atari left out of Stella, the processing chip in the Video Computer Sys¬ </text:p>
        <text:p text:style-name="P4">tems. These added features gave the ColecoVision smoother animation and </text:p>
        <text:p text:style-name="P4">more arcade-like graphics than the Intellivision and the VCS. </text:p>
        <text:p text:style-name="P3"/>
        <text:p text:style-name="P4">Coleco powered the ColecoVision with a chip set from Zilog that was so </text:p>
        <text:p text:style-name="P4">advanced, it could even handle video images. When Hasbro engineers began </text:p>
        <text:p text:style-name="P4">experimenting with interactive video in 1985, they used a modified </text:p>
        <text:p text:style-name="P4">ColecoVision game console. </text:p>
        <text:p text:style-name="P3"/>
        <text:p text:style-name="P4">The reason we chose ColecoVision to do this kind of down-and-dirty proto¬ </text:p>
        <text:p text:style-name="P4">type was that it had been designed initially to be able to pass video through </text:p>
        <text:p text:style-name="P4">it. You could do what I call the wallpaper game, that is, a game in which you </text:p>
        <text:p text:style-name="P3"><text:soft-page-break/></text:p>
        <text:p text:style-name="P3"/>
        <text:p text:style-name="P4">A Case of Two Gorillas 2§f </text:p>
        <text:p text:style-name="P3"/>
        <text:p text:style-name="P3"/>
        <text:p text:style-name="P4">have moving video in the background with computer graphics imposed on </text:p>
        <text:p text:style-name="P4">top of the video. </text:p>
        <text:p text:style-name="P3"/>
        <text:p text:style-name="P5">—<text:span text:style-name="T13">Tom Zito, former president and CEO, Digital Pictures </text:span></text:p>
        <text:p text:style-name="P3"/>
        <text:p text:style-name="P4">Even with its technological superiority, Coleco faced a tough challenge </text:p>
        <text:p text:style-name="P4">because its fledgling system had very few games. Atari had more than 100 </text:p>
        <text:p text:style-name="P4">games for the VCS by 1982, and Atari executives offered huge sums of money </text:p>
        <text:p text:style-name="P4">for exclusive licensing agreements with arcade companies. Far fewer games </text:p>
        <text:p text:style-name="P4">were on the market for the Intellivision, but Mattel had already carved out a </text:p>
        <text:p text:style-name="P4">niche with its realistic sports simulations. </text:p>
        <text:p text:style-name="P3"/>
        <text:p text:style-name="P4">Coleco did not have enough money to compete with Atari for big licenses, </text:p>
        <text:p text:style-name="P4">but Coleco’s marketers had a knack for selecting small games with strong </text:p>
        <text:p text:style-name="P4">followings. Coleco secured licenses for Mr. Do, Lady Bug, Cosmic Avenger, and Ven¬ </text:p>
        <text:p text:style-name="P4">ture. And Coleco Vision’s powerful processor generated games that looked like </text:p>
        <text:p text:style-name="P4">they belonged in an arcade. Coleco’s good relations with Sega resulted in a </text:p>
        <text:p text:style-name="P4">Zaxxon cartridge that sported excellent 3D effects. </text:p>
        <text:p text:style-name="P3"/>
        <text:p text:style-name="P4">ColecoVision was a real step forward. It was indisputably the best machine </text:p>
        <text:p text:style-name="P4">counting hardware and software ... the best platform of those early con¬ </text:p>
        <text:p text:style-name="P4">soles. Michael Katz, no relation, was a genius at finding little known coin-op </text:p>
        <text:p text:style-name="P4">games that translated beautifully to the home market. </text:p>
        <text:p text:style-name="P3"><text:soft-page-break/></text:p>
        <text:p text:style-name="P5">—<text:span text:style-name="T13">Amie Katz, former editor in chief, Electronic Games </text:span></text:p>
        <text:p text:style-name="P3"/>
        <text:p text:style-name="P4">Katz’s marketing team even invented a way to compete with Atari’s enor¬ </text:p>
        <text:p text:style-name="P4">mous software library, by creating an adapter that enabled the ColecoVision </text:p>
        <text:p text:style-name="P4">to play VCS games. </text:p>
        <text:p text:style-name="P3"/>
        <text:p text:style-name="P4">In some ways, using the adapter defeated the purpose of purchasing </text:p>
        <text:p text:style-name="P4">ColecoVision,* as VCS games looked just as primitive on the ColecoVision as </text:p>
        <text:p text:style-name="P4">they did on the VCS. </text:p>
        <text:p text:style-name="P3"/>
        <text:p text:style-name="P3"/>
        <text:p text:style-name="P4">* ColecoVision generally sold for $195. By this time, Atari had cut the price of the VCS to </text:p>
        <text:p text:style-name="P4">$135, in preparation for releasing a new game console called the 5200. </text:p>
        <text:p text:style-name="P3"/>
        <text:p text:style-name="P3"/>
        <text:p text:style-name="P3"/>
        <text:p text:style-name="P4">208 A Case of Two Gorillas </text:p>
        <text:p text:style-name="P3"/>
        <text:p text:style-name="P3"/>
        <text:p text:style-name="P4">Coleco’s crowning achievement, however, was a six-month exclusive li¬ </text:p>
        <text:p text:style-name="P4">cense with Nintendo for Donkey Kong, a game whose worldwide popularity was </text:p>
        <text:p text:style-name="P4">surpassed only by Pac-Man* </text:p>
        <text:p text:style-name="P3"/>
        <text:p text:style-name="P4">Nintendo was still a small company in 1981, and Minoru Arakawa, presi¬ </text:p>
        <text:p text:style-name="P4">dent of Nintendo of America, decided that an outside company with </text:p>
        <text:p text:style-name="P4">established contacts would do abetter job marketing Donkey than he would </text:p>
        <text:p text:style-name="P4">be able to do. He decided to work with Coleco because Greenberg offered to </text:p>
        <text:p text:style-name="P4"><text:soft-page-break/>do both game cartridges and a tabletop console. </text:p>
        <text:p text:style-name="P3"/>
        <text:p text:style-name="P4">A couple of things popped up [around Christmas of 1981]. One was the </text:p>
        <text:p text:style-name="P4">ColecoVision agreement, in which Nintendo was going to license Coleco to </text:p>
        <text:p text:style-name="P4">do the home video game. . . . give them the home video-game rights to </text:p>
        <text:p text:style-name="P4">Donkey Kong. The Donkey Kong success had been so great that they needed </text:p>
        <text:p text:style-name="P4">help with merchandise licensing of their properties. </text:p>
        <text:p text:style-name="P3"/>
        <text:p text:style-name="P5">—<text:span text:style-name="T13">Howard Lincoln, former outside legal counsel, Nintendo of America </text:span></text:p>
        <text:p text:style-name="P3"/>
        <text:p text:style-name="P4">Once they had made contact with Nintendo, Coleco’s representatives </text:p>
        <text:p text:style-name="P4">moved slowly. They preferred to work with executives at Nintendo’s Japanese </text:p>
        <text:p text:style-name="P4">headquarters. What they did not know was that Howard Lincoln, the outside </text:p>
        <text:p text:style-name="P4">legal council ol Nintendo of America, wrote the contract. </text:p>
        <text:p text:style-name="P3"/>
        <text:p text:style-name="P4">This was all new territory to Lincoln. In creating the contract, he discov¬ </text:p>
        <text:p text:style-name="P4">ered that companies traditionally accepted all liabilities on their games— </text:p>
        <text:p text:style-name="P3"/>
        <text:p text:style-name="P3"/>
        <text:p text:style-name="P4">* In 1978, an Atari executive named joe Robbins made a foresighted agreement that gave </text:p>
        <text:p text:style-name="P4">Atari exclusive rights to Pac-Man. </text:p>
        <text:p text:style-name="P3"/>
        <text:p text:style-name="P4">Skip Paul and Ray Kassar told Joe [Robbins], "You go over to |apan and talk to Namco, but don’t </text:p>
        <text:p text:style-name="P4">sign anything with them.” We [Atari] felt that they owed us money. </text:p>
        <text:p text:style-name="P3"/>
        <text:p text:style-name="P4">A week later Joe comes back. He’s had his picture in the paper, signing this deal with the </text:p>
        <text:p text:style-name="P4">Japanese and playing with [Masaya] Nakamura on a golf course. He agreed to give them $1 </text:p>
        <text:p text:style-name="P4"><text:soft-page-break/>million, and they got to renew their contract, but we got the rights to their coin-op games. At </text:p>
        <text:p text:style-name="P4">that point they had no hits at all. </text:p>
        <text:p text:style-name="P3"/>
        <text:p text:style-name="P4">It was like Jack and the Beanstalk, and Joe came back with these worthless beans. </text:p>
        <text:p text:style-name="P3"/>
        <text:p text:style-name="P4">Well, one of those beans was a little game called Pac-Man. In retrospect, it was the best buy </text:p>
        <text:p text:style-name="P4">of the decade, but at the time, I think it pretty much cost him his Job. </text:p>
        <text:p text:style-name="P3"/>
        <text:p text:style-name="P3"/>
        <text:p text:style-name="P5">—<text:span text:style-name="T13">Al Alcorn </text:span></text:p>
        <text:p text:style-name="P3"/>
        <text:p text:style-name="P3"/>
        <text:p text:style-name="P3"/>
        <text:p text:style-name="P4">A Case of Two Gorillas 209 </text:p>
        <text:p text:style-name="P3"/>
        <text:p text:style-name="P3"/>
        <text:p text:style-name="P4">that is, Nintendo would accept responsibility for any legal action against Coleco </text:p>
        <text:p text:style-name="P4">involving Donkey Kong. Since he could see no reason why Nintendo should ac¬ </text:p>
        <text:p text:style-name="P4">cept such liabilities, Lincoln decided to write a clause that made Coleco </text:p>
        <text:p text:style-name="P4">responsible for the content of the cartridge. </text:p>
        <text:p text:style-name="P3"/>
        <text:p text:style-name="P4">I came up with a clause in our agreement that cleared Nintendo of all li¬ </text:p>
        <text:p text:style-name="P4">ability from Coleco’s product. I hadn't drafted many of those things </text:p>
        <text:p text:style-name="P4">[manufacturing agreements], so I was looking in a form book and, typi¬ </text:p>
        <text:p text:style-name="P4">cally, you would have the licenser indemnify the licensee or at least make </text:p>
        <text:p text:style-name="P4">a representation that you own the mark. I asked myself, "Why would we </text:p>
        <text:p text:style-name="P4"><text:soft-page-break/>want to do that?” </text:p>
        <text:p text:style-name="P3"/>
        <text:p text:style-name="P4">We drafted the agreement and sent it to Yamauchi. Yamauchi confronted </text:p>
        <text:p text:style-name="P4">Eric Bromley from Coleco and said, "Sign the license agreement.” </text:p>
        <text:p text:style-name="P3"/>
        <text:p text:style-name="P4">He said, "Well, our attorneys haven’t seen it.” </text:p>
        <text:p text:style-name="P3"/>
        <text:p text:style-name="P4">I think Yamauchi basically said, "Sign the damn thing. You guys are get¬ </text:p>
        <text:p text:style-name="P4">ting ready to ship the product. If you want a license, sign now.” </text:p>
        <text:p text:style-name="P3"/>
        <text:p text:style-name="P4">So they signed it. </text:p>
        <text:p text:style-name="P3"/>
        <text:p text:style-name="P5">—<text:span text:style-name="T13">Howard Lincoln </text:span></text:p>
        <text:p text:style-name="P3"/>
        <text:p text:style-name="P4">On February 1, 1982, Coleco and Nintendo signed an agreement in which </text:p>
        <text:p text:style-name="P4">Coleco paid Nintendo an undisclosed amount of money and promised roy¬ </text:p>
        <text:p text:style-name="P4">alties of $1.40 for every Donkey Kong cartridge and $1 for every tabletop </text:p>
        <text:p text:style-name="P4">machine sold. </text:p>
        <text:p text:style-name="P3"/>
        <text:p text:style-name="P4">Coleco created an excellent version of Donkey Kong that came closer to match¬ </text:p>
        <text:p text:style-name="P4">ing arcade gameplay and graphics than any earlier game cartridge, selling it </text:p>
        <text:p text:style-name="P4">exclusively as a pack-in with ColecoVision as an incentive to purchase the </text:p>
        <text:p text:style-name="P4">system, which went on sale in July 1982. After six months Coleco began sell¬ </text:p>
        <text:p text:style-name="P4">ing VCS and Intellivision versions of Donkey Kong. </text:p>
        <text:p text:style-name="P3"/>
        <text:p text:style-name="P4">We knew that we had to have a hot piece of software to launch the product </text:p>
        <text:p text:style-name="P4">because software sells hardware. We got it from a little company called </text:p>
        <text:p text:style-name="P4">Nintendo —Donkey Kong. Donkey Kong was exclusive to ColecoVision for the </text:p>
        <text:p text:style-name="P4"><text:soft-page-break/>first six months, and we packed it in with the system. If you owned an Atari </text:p>
        <text:p text:style-name="P4">or Intellivision, you couldn’t get Donkey Kong for the first six months. </text:p>
        <text:p text:style-name="P3"/>
        <text:p text:style-name="P3"/>
        <text:p text:style-name="P3"/>
        <text:p text:style-name="P4">216 A Case of Two Gorillas </text:p>
        <text:p text:style-name="P3"/>
        <text:p text:style-name="P3"/>
        <text:p text:style-name="P4">It was a pretty good marketing strategy. Six months later, when enough </text:p>
        <text:p text:style-name="P4">people had bought ColecoVision, we wanted the profit from the Atari and </text:p>
        <text:p text:style-name="P4">Intellivision owners, so we sold Donkey Kong as third-party software. </text:p>
        <text:p text:style-name="P3"/>
        <text:p text:style-name="P5">—<text:span text:style-name="T13">Michael Katz </text:span></text:p>
        <text:p text:style-name="P3"/>
        <text:p text:style-name="P3"/>
        <text:p text:style-name="P4">Fortune magazine later wrote: </text:p>
        <text:p text:style-name="P3"/>
        <text:p text:style-name="P4">The uncontested smash hit of the year was Coleco, which celebrated its </text:p>
        <text:p text:style-name="P4">50th anniversary last year (1982) by more than doubling sales to over </text:p>
        <text:p text:style-name="P4">$500 million and quintupling earnings to about $40 million. The Hart¬ </text:p>
        <text:p text:style-name="P4">ford-based toy manufacturer is headed by two brothers: Arnold C. </text:p>
        <text:p text:style-name="P4">Greenberg, 49, president and chief executive officer, and Leonard, 55, </text:p>
        <text:p text:style-name="P4">chairman. It has long specialized in plastic swimming pools, tricycles, </text:p>
        <text:p text:style-name="P4">and hand-held electronic games, but in 1982 it introduced three success¬ </text:p>
        <text:p text:style-name="P4">ful video products: tabletop games, cartridges that fit Atari and </text:p>
        <text:p text:style-name="P4">Intellivision equipment, and its own ColecoVision. 1 </text:p>
        <text:p text:style-name="P3"/>
        <text:p text:style-name="P4">Battle of the longs 2 </text:p>
        <text:p text:style-name="P3"><text:soft-page-break/></text:p>
        <text:p text:style-name="P4">O. R. Rissman, the president of an American handheld game manufacturer </text:p>
        <text:p text:style-name="P4">named Tiger Electronic Toys, first saw Donkey Kong while visiting Tokyo in the </text:p>
        <text:p text:style-name="P4">summer of 1981. He liked what he saw. When he returned to the United States, </text:p>
        <text:p text:style-name="P4">he sent a letter to Universal Studios, requesting a license to make video games </text:p>
        <text:p text:style-name="P4">and handheld games based on King Kong. </text:p>
        <text:p text:style-name="P3"/>
        <text:p text:style-name="P4">Loretta Sifuentes, a Universal/MCA vice president involved in licensing </text:p>
        <text:p text:style-name="P4">properties such as King Kong, received Rissman’s request. Before entering such </text:p>
        <text:p text:style-name="P4">agreements, Universal’s licensing department typically conducted trademark </text:p>
        <text:p text:style-name="P4">searches to monitor retail activity. </text:p>
        <text:p text:style-name="P3"/>
        <text:p text:style-name="P4">At the time, Universal’s only active King Kong license was with Ben Coo¬ </text:p>
        <text:p text:style-name="P4">per, Inc., a company that manufactured King Kong masks and costumes. </text:p>
        <text:p text:style-name="P4">Sifuentes ran a trademark search on September 25 and discovered several mi¬ </text:p>
        <text:p text:style-name="P4">nor uses of King Kong. </text:p>
        <text:p text:style-name="P3"/>
        <text:p text:style-name="P4">This report revealed numerous third-party trademark registrations of </text:p>
        <text:p text:style-name="P4">the King Kong name often in conjunction with a picture of a gorilla. </text:p>
        <text:p text:style-name="P3"/>
        <text:p text:style-name="P3"/>
        <text:p text:style-name="P3"/>
        <text:p text:style-name="P4">A Case of Two Gorillas 21 </text:p>
        <text:p text:style-name="P3"/>
        <text:p text:style-name="P3"/>
        <text:p text:style-name="P4">Universal’s merchandising and law departments decided not to take any </text:p>
        <text:p text:style-name="P4">action against those listed in the report because there was very little ac¬ </text:p>
        <text:p text:style-name="P4">tivity in licensing King Kong at Universal. 3 </text:p>
        <text:p text:style-name="P3"><text:soft-page-break/></text:p>
        <text:p text:style-name="P4">Unaware of Donkey Kong and satisfied that everything was in order, Univer¬ </text:p>
        <text:p text:style-name="P4">sal Studios granted Tiger the license in September 1981. </text:p>
        <text:p text:style-name="P3"/>
        <text:p text:style-name="P4">Nintendo of America began selling Donkey Kong in July 1981. By October, the </text:p>
        <text:p text:style-name="P4">game was selling at the rate of 4,000 arcade units per month. </text:p>
        <text:p text:style-name="P3"/>
        <text:p text:style-name="P4">Sifuentes ran another trademark search in January 1982, which revealed a </text:p>
        <text:p text:style-name="P4">pending agreement between Nintendo and Coleco for the cartridge and table- </text:p>
        <text:p text:style-name="P4">top license of Donkey Kong. She took the information to Steven Adler, another </text:p>
        <text:p text:style-name="P4">Universal vice president in charge of licensing, and the two executives de¬ </text:p>
        <text:p text:style-name="P4">cided to go to an arcade and evaluate the game. </text:p>
        <text:p text:style-name="P3"/>
        <text:p text:style-name="P4">After analyzing the game play, Sifuentes and Adler concluded that no one </text:p>
        <text:p text:style-name="P4">was really interested in licensing King Kong and that Tiger probably </text:p>
        <text:p text:style-name="P4">planned to use its King Kong license merely to copy Donkey Kong. They </text:p>
        <text:p text:style-name="P4">discussed whether they should continue offering licenses for King Kong. </text:p>
        <text:p text:style-name="P3"/>
        <text:p text:style-name="P4">No action was discussed or taken to challenge the Donkey TC’/g'application. 3 </text:p>
        <text:p text:style-name="P3"/>
        <text:p text:style-name="P4">In April 1982, Sid Sheinberg, president of MCA and Universal, heard about </text:p>
        <text:p text:style-name="P4">Donkey Kong and asked Robert Hadl, a lawyer with copyright experience work¬ </text:p>
        <text:p text:style-name="P4">ing as the Universal vice president in charge of legislative matters, about the </text:p>
        <text:p text:style-name="P4">game in a memo. At Sheinberg’s request, Hadl took his children to an arcade </text:p>
        <text:p text:style-name="P4">and played Donkey Kong. Unlike Sifuentes, Hadl decided that Donkey Kong's story </text:p>
        <text:p text:style-name="P4">of a giant gorilla breaking loose and carrying a woman to the top of a building </text:p>
        <text:p text:style-name="P4">came too close to the story of King Kong. </text:p>
        <text:p text:style-name="P3"/>
        <text:p text:style-name="P4"><text:soft-page-break/>Around that time, Sheinberg arranged a meeting with Arnold Greenberg to </text:p>
        <text:p text:style-name="P4">discuss Universal Studios investing in Coleco. Greenberg had no reason to sus¬ </text:p>
        <text:p text:style-name="P4">pect that the meeting was about anything else. Video games were in their heyday. </text:p>
        <text:p text:style-name="P4">Warner Communications had made a great deal of money through its owner¬ </text:p>
        <text:p text:style-name="P4">ship of Atari, Gulf/Western had recently purchased Sega, and several other large </text:p>
        <text:p text:style-name="P4">companies had expressed interest in breaking into the video-game industry. </text:p>
        <text:p text:style-name="P3"/>
        <text:p text:style-name="P4">The meeting was held on April 27,1982. It began with a splashy Hollywood </text:p>
        <text:p text:style-name="P4">luncheon and ended with Sheinberg threatening Arnold Greenberg. </text:p>
        <text:p text:style-name="P3"/>
        <text:p text:style-name="P3"/>
        <text:p text:style-name="P3"/>
        <text:p text:style-name="P4">212 A Case of Two Gorillas </text:p>
        <text:p text:style-name="P3"/>
        <text:p text:style-name="P3"/>
        <text:p text:style-name="P4">Universal called me and Arnold out to California. We thought we were going </text:p>
        <text:p text:style-name="P4">out there to meet with Universal people to talk about how we could work </text:p>
        <text:p text:style-name="P4">together, you know, maybe even form some kind of venture together or some¬ </text:p>
        <text:p text:style-name="P4">thing of that nature. We met with Sid Sheinberg and Lou Wasserman, and I </text:p>
        <text:p text:style-name="P4">remember they had Steven Spielberg there. </text:p>
        <text:p text:style-name="P3"/>
        <text:p text:style-name="P4">And then Sid pulled Arnold on the side and said, "You know something, </text:p>
        <text:p text:style-name="P4">we’re going to sue you if you don’t give us some kind of a royalty on Donkey </text:p>
        <text:p text:style-name="P4">Kong because you’re in violation of our copyrights as it relates to King Kong.” </text:p>
        <text:p text:style-name="P3"/>
        <text:p text:style-name="P4">Arnold came back and was very concerned because here we were going to </text:p>
        <text:p text:style-name="P4">shipColecoVision, which included DonkeyKonginsidethepackage. Hewas con¬ </text:p>
        <text:p text:style-name="P4">cerned that Universal might try to get a temporary restraining order or something. </text:p>
        <text:p text:style-name="P3"><text:soft-page-break/></text:p>
        <text:p text:style-name="P5">—<text:span text:style-name="T13">Al Kahn </text:span></text:p>
        <text:p text:style-name="P3"/>
        <text:p text:style-name="P4">On April 28, Universal sent telexes to Nintendo and Coleco, claiming “sole </text:p>
        <text:p text:style-name="P4">and exclusive ownership of all rights (except book publishing rights) in and to </text:p>
        <text:p text:style-name="P4">the name, title, character, and story ‘King Kong’ and ‘Kong’ . . . including, </text:p>
        <text:p text:style-name="P4">without limitation, the right to exploit, license and sell games, toys, video </text:p>
        <text:p text:style-name="P4">displays and other forms of merchandising based upon or using the ‘King Kong’ </text:p>
        <text:p text:style-name="P4">name, title and character.” 5 Sheinberg demanded that Nintendo and Coleco </text:p>
        <text:p text:style-name="P4">stop marketing Donkey Kong, destroy all Donkey Kong inventory, and submit a </text:p>
        <text:p text:style-name="P4">complete account of profits made through the game. He also threatened to </text:p>
        <text:p text:style-name="P4">take the case to court if both companies did not settle within 48 hours. </text:p>
        <text:p text:style-name="P3"/>
        <text:p text:style-name="P4">After considering his options, Greenberg decided to back down. Univer¬ </text:p>
        <text:p text:style-name="P4">sal Studios was so big and its legal resources were so vast, he could see no </text:p>
        <text:p text:style-name="P4">way to stand up to it in court. By May 5, Greenberg agreed in principle, </text:p>
        <text:p text:style-name="P4">obligating Coleco to pay royalties to Universal. The formal agreement was </text:p>
        <text:p text:style-name="P4">signed one week later. </text:p>
        <text:p text:style-name="P3"/>
        <text:p text:style-name="P4">Arnold was very concerned, so he signed a deal with Universal, which was </text:p>
        <text:p text:style-name="P4">really a strange deal. It was a covenant not to sue. It wasn’t really a license </text:p>
        <text:p text:style-name="P4">agreement for Universal. Arnold started paying royalties on any shipments of </text:p>
        <text:p text:style-name="P4">Donkey Kong to Universal in exchange for Universal’s pledge not to sue Coleco. </text:p>
        <text:p text:style-name="P3"/>
        <text:p text:style-name="P3"/>
        <text:p text:style-name="P5">—<text:span text:style-name="T13">Al Kahn </text:span></text:p>
        <text:p text:style-name="P3"/>
        <text:p text:style-name="P3"/>
        <text:p text:style-name="P3"><text:soft-page-break/></text:p>
        <text:p text:style-name="P4">A Case ot Two Gorillas 21$ </text:p>
        <text:p text:style-name="P3"/>
        <text:p text:style-name="P3"/>
        <text:p text:style-name="P4">Hiroshi Yamauchi, president of Nintendo Co. Ltd. in Japan, was baffled and </text:p>
        <text:p text:style-name="P4">angered. First Nintendo could not penetrate the U.S. market. Now that it had, </text:p>
        <text:p text:style-name="P4">an enormous and powerful company was threatening to sue him. </text:p>
        <text:p text:style-name="P3"/>
        <text:p text:style-name="P4">Nintendo and Coleco were not the only companies that received threat¬ </text:p>
        <text:p text:style-name="P4">ening messages from Universal. When Robert Hadl discovered the </text:p>
        <text:p text:style-name="P4">licensing agreement with Tiger Electronics, he angrily called a meeting </text:p>
        <text:p text:style-name="P4">with Loretta Sifuentes. </text:p>
        <text:p text:style-name="P3"/>
        <text:p text:style-name="P4">He was upset upon learning that Universal had licensed Tiger, and </text:p>
        <text:p text:style-name="P5">“<text:span text:style-name="T13">wanted to know on what basis [Universal] had made a license,” noting </text:span></text:p>
        <text:p text:style-name="P4">the Tiger agreement to be a lousy license because it offered only a small </text:p>
        <text:p text:style-name="P4">return to Universal and because its exclusivity provision could prevent </text:p>
        <text:p text:style-name="P4">Universal from concluding its agreement with Coleco. 6 </text:p>
        <text:p text:style-name="P3"/>
        <text:p text:style-name="P4">On May 4, Sheinberg sent a mailgram to Tiger Electronics, threatening to </text:p>
        <text:p text:style-name="P4">terminate its licensing agreement unless Tiger submitted its game for approval. </text:p>
        <text:p text:style-name="P4">Tiger sent materials explaining the game the following day. </text:p>
        <text:p text:style-name="P3"/>
        <text:p text:style-name="P4">Minoru Arakawa and Howard Lincoln flew down to represent Nintendo </text:p>
        <text:p text:style-name="P4">in a meeting with Coleco and Universal Studios on May 6. Robert Hadl </text:p>
        <text:p text:style-name="P4">restated the claim that Donkey Kony infringed upon Universal’s trademark </text:p>
        <text:p text:style-name="P4">for King Kong. Lincoln responded that Nintendo had run a trademark </text:p>
        <text:p text:style-name="P4">search and found numerous unlicensed uses of “King Kong,” and that he </text:p>
        <text:p text:style-name="P4"><text:soft-page-break/>had discovered that Universal had only applied for the name within the </text:p>
        <text:p text:style-name="P4">last decade. </text:p>
        <text:p text:style-name="P3"/>
        <text:p text:style-name="P4">Greenberg did not inform Arakawa and Lincoln about his arrangement with </text:p>
        <text:p text:style-name="P4">Universal. Instead, he urged Arakawa to sign an agreement with Universal. </text:p>
        <text:p text:style-name="P3"/>
        <text:p text:style-name="P4">I didn’t realize that Coleco had already cut a deal with them behind our back, </text:p>
        <text:p text:style-name="P4">prior to the time we had the first meeting. We were puzzled by how Coleco </text:p>
        <text:p text:style-name="P4">kept pushing for an agreement. We knew that we had drafted the agreement </text:p>
        <text:p text:style-name="P4">with Coleco such that we didn’t have any liability vis-a-vis Coleco, but we </text:p>
        <text:p text:style-name="P4">suspected that Universal didn’t know that. </text:p>
        <text:p text:style-name="P3"/>
        <text:p text:style-name="P3"/>
        <text:p text:style-name="P5">—<text:span text:style-name="T13">Howard Lincoln </text:span></text:p>
        <text:p text:style-name="P3"/>
        <text:p text:style-name="P3"/>
        <text:p text:style-name="P3"/>
        <text:p text:style-name="P4">214 A Case of Two Gorillas </text:p>
        <text:p text:style-name="P3"/>
        <text:p text:style-name="P3"/>
        <text:p text:style-name="P4">The day after their meeting with Nintendo, executives from Universal dis¬ </text:p>
        <text:p text:style-name="P4">cussed purchasing $30 million of Coleco debentures in a separate meeting </text:p>
        <text:p text:style-name="P4">with Coleco executives. </text:p>
        <text:p text:style-name="P3"/>
        <text:p text:style-name="P4">Sheinberg canceled Universal’s marketing agreement with Tiger Electron¬ </text:p>
        <text:p text:style-name="P4">ics on May 8, stating that the proposed King Kong game was substantially </text:p>
        <text:p text:style-name="P4">similar to Donkey Kong. Rissman not only refused to let Universal terminate </text:p>
        <text:p text:style-name="P4">the agreement but also in a later letter began questioning Universal’s owner¬ </text:p>
        <text:p text:style-name="P4"><text:soft-page-break/>ship of the name. </text:p>
        <text:p text:style-name="P3"/>
        <text:p text:style-name="P4">During the May 6 meeting, Robert Hadl said he would have a document—a </text:p>
        <text:p text:style-name="P4">chain of title—sent to Nintendo. The chain of title was important because it </text:p>
        <text:p text:style-name="P4">would establish Universal’s claim on King Kong. The document did not arrive. </text:p>
        <text:p text:style-name="P3"/>
        <text:p text:style-name="P4">Howard Lincoln called Hadl the following week, asking for the chain of </text:p>
        <text:p text:style-name="P4">title. Hadl restated his demand that Nintendo pay Universal royalties on Don¬ </text:p>
        <text:p text:style-name="P4">key Kong but did not send a chain of title. </text:p>
        <text:p text:style-name="P3"/>
        <text:p text:style-name="P4">Minoru Arakawa had great faith in Howard Lincoln. Based on Lincoln’s rec¬ </text:p>
        <text:p text:style-name="P4">ommendation, he chose to fight LJniversal rather than settle out of court. The </text:p>
        <text:p text:style-name="P4">decision could have cost Arakawa his job. Even when his father-in-law, Hiroshi </text:p>
        <text:p text:style-name="P4">Yamauchi, questioned this decision, Arakawa continued to support Lincoln. </text:p>
        <text:p text:style-name="P3"/>
        <text:p text:style-name="P4">The next time that Arakawa and Lincoln met with LJniversal was a luncheon </text:p>
        <text:p text:style-name="P4">at Universal Studios. Lincoln and Arakawa called Hadl and said that they wanted </text:p>
        <text:p text:style-name="P4">to set up a meeting. Hadl arranged a small luncheon with the Nintendo execu¬ </text:p>
        <text:p text:style-name="P4">tives and Sid Sheinberg on May 21, believing that Nintendo was ready to concede </text:p>
        <text:p text:style-name="P4">Universal’s ownership of King Kong and settle the dispute. He was wrong. </text:p>
        <text:p text:style-name="P3"/>
        <text:p text:style-name="P4">Mr. Arakawa and I decided that we would go down and simply tell him that </text:p>
        <text:p text:style-name="P4">we’ve come to tell you to your face that we would pay you if we thought we </text:p>
        <text:p text:style-name="P4">were liable, but we had done our homework and we were not prepared to </text:p>
        <text:p text:style-name="P4">pay anything because we hadn’t done anything wrong. We just wanted to </text:p>
        <text:p text:style-name="P4">essentially look him in the face and tell him that. It seemed to be the honor¬ </text:p>
        <text:p text:style-name="P4">able thing to do. </text:p>
        <text:p text:style-name="P3"/>
        <text:p text:style-name="P4"><text:soft-page-break/>As it turned out, maybe Hadl had led him [Sheinberg] to believe that we </text:p>
        <text:p text:style-name="P4">had come down to reach some type of a monetary settlement with him. And </text:p>
        <text:p text:style-name="P4">it was really funny because it was not what he was expecting and his reac¬ </text:p>
        <text:p text:style-name="P4">tion was shock. </text:p>
        <text:p text:style-name="P3"/>
        <text:p text:style-name="P3"/>
        <text:p text:style-name="P5">—<text:span text:style-name="T13">Howard Lincoln </text:span></text:p>
        <text:p text:style-name="P3"/>
        <text:p text:style-name="P3"/>
        <text:p text:style-name="P3"/>
        <text:p text:style-name="P4">A Case of Two Gorillas 21J </text:p>
        <text:p text:style-name="P3"/>
        <text:p text:style-name="P3"/>
        <text:p text:style-name="P4">Lincoln and Arakawa had decided not to give in to Universal’s demands, </text:p>
        <text:p text:style-name="P4">even if it meant that they would have to present their case in court. Lincoln </text:p>
        <text:p text:style-name="P4">had researched Universal’s claim and come to the conclusion that the claim </text:p>
        <text:p text:style-name="P4">on King Kong was weak at best. If he was right, Universal Studios’ lawyers </text:p>
        <text:p text:style-name="P4">would not be able to win in court, despite their unlimited legal resources. </text:p>
        <text:p text:style-name="P3"/>
        <text:p text:style-name="P4">Arakawa, Lincoln, Hadl, and Sheinberg had a quiet meal at Universal Stu¬ </text:p>
        <text:p text:style-name="P4">dios. As the lunch finished, Sheinberg, possibly hoping to win over Arakawa the </text:p>
        <text:p text:style-name="P4">same way he had enticed Greenberg, mentioned that Nintendo might have fu¬ </text:p>
        <text:p text:style-name="P4">ture business dealings with Universal after settling the Donkey Kong affair. </text:p>
        <text:p text:style-name="P3"/>
        <text:p text:style-name="P4">Lincoln responded with a calculated and unflinching statement, telling </text:p>
        <text:p text:style-name="P4">Sheinberg that after a full investigation, he did not accept Universal’s claim to </text:p>
        <text:p text:style-name="P4">King Kong and that Nintendo would not pay the studio royalties on Donkey </text:p>
        <text:p text:style-name="P4">Kong. Sheinberg exploded. “You’d better start saving money to pay your </text:p>
        <text:p text:style-name="P4"><text:soft-page-break/>attorney’s fees,” he shouted, then added that Universal was very litigious and </text:p>
        <text:p text:style-name="P4">that the “litigation department even turned a profit.” 7 </text:p>
        <text:p text:style-name="P3"/>
        <text:p text:style-name="P4">Realizing that the case would end up in court, Hadl reopened discussions </text:p>
        <text:p text:style-name="P4">with Tiger Electronics, stating that Universal would consider issuing a nonex¬ </text:p>
        <text:p text:style-name="P4">clusive license to Tiger if it altered its King Kong game by: (1) putting a fire hat </text:p>
        <text:p text:style-name="P4">on the hero character; (2) replacing the barrels the ape was throwing with </text:p>
        <text:p text:style-name="P4">bombs; and (3) making the floors of the building the hero was climbing hori¬ </text:p>
        <text:p text:style-name="P4">zontal instead of slanted. These changes were supposed to differentiate Tiger’s </text:p>
        <text:p text:style-name="P4">King Kong game from Donkey Kong. O. R. Rissman demonstrated the new game </text:p>
        <text:p text:style-name="P4">to Hadl at a Sears store in early June, and the changes were approved. </text:p>
        <text:p text:style-name="P3"/>
        <text:p text:style-name="P4">On June 29,1982, Universal filed suit against Nintendo, claiming that Uni¬ </text:p>
        <text:p text:style-name="P4">versal Studios owned all rights to King Kong by virtue of agreements with </text:p>
        <text:p text:style-name="P4">RKO Pictures, Inc., the studio that made the original King Kong movie, and the </text:p>
        <text:p text:style-name="P4">heirs of Merian C. Cooper, the man who wrote King Kong. That same day Uni¬ </text:p>
        <text:p text:style-name="P4">versal also announced its licensing agreement with Coleco. </text:p>
        <text:p text:style-name="P3"/>
        <text:p text:style-name="P4">Sheinberg’s attack did not stop with the lawsuit. By this time, Nintendo </text:p>
        <text:p text:style-name="P4">had grossed more than $180 million from sales of approximately 60,000 Donkey </text:p>
        <text:p text:style-name="P4">Kong arcade machines. Nintendo had also licensed the Donkey Kong name and </text:p>
        <text:p text:style-name="P4">character to more than 50 companies, for everything from cereal boxes and </text:p>
        <text:p text:style-name="P4">board games to Saturday morning cartoons. </text:p>
        <text:p text:style-name="P3"/>
        <text:p text:style-name="P4">Determined to make an example out of Nintendo, Universal obtained a list </text:p>
        <text:p text:style-name="P4">of all of Nintendo’s licensees, contacted them, and threatened them with liti- </text:p>
        <text:p text:style-name="P3"/>
        <text:p text:style-name="P3"/>
        <text:p text:style-name="P3"><text:soft-page-break/></text:p>
        <text:p text:style-name="P4">216 A Case of Two Gorillas </text:p>
        <text:p text:style-name="P3"/>
        <text:p text:style-name="P3"/>
        <text:p text:style-name="P4">gation if they did not abandon their relationships with Nintendo. The only </text:p>
        <text:p text:style-name="P4">licensee that stayed with Nintendo was Milton Bradley, whom Universal never </text:p>
        <text:p text:style-name="P4">took to court. </text:p>
        <text:p text:style-name="P3"/>
        <text:p text:style-name="P4">As they prepared for their day in court, Howard Lincoln and John Kirby, </text:p>
        <text:p text:style-name="P4">the lawyer that would represent Nintendo in court, flew to Nintendo’s Japa¬ </text:p>
        <text:p text:style-name="P4">nese headquarters to take depositions. At this time, Lincoln first met Hiroshi </text:p>
        <text:p text:style-name="P4">Yamauchi. He also took statements from Shigeru Miyamoto, the man who </text:p>
        <text:p text:style-name="P4">had designed Donkey Kong. </text:p>
        <text:p text:style-name="P3"/>
        <text:p text:style-name="P4">I met Mr. Miyamoto in connection with the Donkey Kong litigation on my </text:p>
        <text:p text:style-name="P4">first trip to Kyoto. I was such a poor international traveler.... My car stalled </text:p>
        <text:p text:style-name="P4">on the way to the airport and I almost missed my plane. Then I checked my </text:p>
        <text:p text:style-name="P4">bags to Tokyo, even though we were going to Osaka. </text:p>
        <text:p text:style-name="P3"/>
        <text:p text:style-name="P4">I got to Kyoto and met Mr. Yamauchi for the first time. And it was in con¬ </text:p>
        <text:p text:style-name="P4">nection with the litigation that I first met Mr. Miyamoto. He was a young </text:p>
        <text:p text:style-name="P4">guy, really young. I remember that he came into Yamauchi’s office where </text:p>
        <text:p text:style-name="P4">there’s a big and very formal conference room. Yamauchi and Arakawa and </text:p>
        <text:p text:style-name="P4">other people were there. </text:p>
        <text:p text:style-name="P3"/>
        <text:p text:style-name="P4">The door opened and there was a disheveled—I wouldn’t call it dishev¬ </text:p>
        <text:p text:style-name="P4">eled—but he was a little bit disheveled and his hair went in ten different </text:p>
        <text:p text:style-name="P4">directions. And it was this guy, Miyamoto. At that time, I don’t think I really </text:p>
        <text:p text:style-name="P4"><text:soft-page-break/>knew what it was that he had accomplished in creating Donkey Kong. </text:p>
        <text:p text:style-name="P3"/>
        <text:p text:style-name="P4">He had showed us the drawings and the way in which he had come up </text:p>
        <text:p text:style-name="P4">with the game, but he was working for Mr. Yokoi [the head of engineering] at </text:p>
        <text:p text:style-name="P4">the time. As I recall, he was new to Nintendo and pretty much a junior guy. </text:p>
        <text:p text:style-name="P3"/>
        <text:p text:style-name="P5">—<text:span text:style-name="T13">Howard Lincoln </text:span></text:p>
        <text:p text:style-name="P3"/>
        <text:p text:style-name="P4">As they prepared to meet Universal in court, Arakawa offered Lincoln a </text:p>
        <text:p text:style-name="P4">job at Nintendo. Lincoln accepted. By the time the case went to court, Lin¬ </text:p>
        <text:p text:style-name="P4">coln was the senior vice president of Nintendo of America, rather than its </text:p>
        <text:p text:style-name="P4">outside counsel. </text:p>
        <text:p text:style-name="P3"/>
        <text:p text:style-name="P4">The case was heard before Judge Robert W. Sweet of the United States Dis¬ </text:p>
        <text:p text:style-name="P4">trict Court for the Southern District of New York and lasted for seven days, </text:p>
        <text:p text:style-name="P4">during which time Kirby had a Nintendo employee demonstrate Donkey Kong </text:p>
        <text:p text:style-name="P4">in the court, then compared the game with clips from the movie King Kong. </text:p>
        <text:p text:style-name="P3"/>
        <text:p text:style-name="P3"/>
        <text:p text:style-name="P3"/>
        <text:p text:style-name="P4">A Case of Two Gorillas 2IJ </text:p>
        <text:p text:style-name="P3"/>
        <text:p text:style-name="P3"/>
        <text:p text:style-name="P4">As it turned out, Universal Studios did not own King Kong. In fact, </text:p>
        <text:p text:style-name="P4">Universal’s profit-earning litigation department had recently proved that no </text:p>
        <text:p text:style-name="P4">one owned the character. In 1975, Universal had taken RKO to court, claim¬ </text:p>
        <text:p text:style-name="P4">ing that the original King Kong was more than forty years old and was now </text:p>
        <text:p text:style-name="P4">public domain* </text:p>
        <text:p text:style-name="P3"><text:soft-page-break/></text:p>
        <text:p text:style-name="P4">Judge Sweet ruled that Universal’s claims were not valid. Sid Sheinberg’s </text:p>
        <text:p text:style-name="P4">words about profiting through litigation were repeated somewhat ominously </text:p>
        <text:p text:style-name="P4">in the judge’s summary of the case.** </text:p>
        <text:p text:style-name="P3"/>
        <text:p text:style-name="P4">Throughout this litigation, Universal knew, as a result of the RKO liti¬ </text:p>
        <text:p text:style-name="P4">gation, that it had no rights to any visual image of King Kong from the </text:p>
        <text:p text:style-name="P4">classic movie or its remake. 8 </text:p>
        <text:p text:style-name="P3"/>
        <text:p text:style-name="P4">Nonetheless, Universal, when it seemed beneficial, made sweeping asser¬ </text:p>
        <text:p text:style-name="P4">tions of rights, attempting to extract license agreements from companies </text:p>
        <text:p text:style-name="P4">incapable of or unwilling to confront Universal’s “profit center.” 9 </text:p>
        <text:p text:style-name="P3"/>
        <text:p text:style-name="P4">Once Nintendo demonstrated that King Kong was public domain, </text:p>
        <text:p text:style-name="P4">Universal’s lawyers were unable to demonstrate that remaking King Kong gave </text:p>
        <text:p text:style-name="P4">Universal Studios ownership of it. In the end, no chain of claim was ever de¬ </text:p>
        <text:p text:style-name="P4">livered, in or out of court. Universal’s lawyers were also unable to prove “the </text:p>
        <text:p text:style-name="P4">likelihood of confusion between Donkey Kong and King Kong,” 10 and Universal’s </text:p>
        <text:p text:style-name="P4">efforts to scare the companies that licensed Donkey Kong gave Nintendo grounds </text:p>
        <text:p text:style-name="P4">to seek extensive damages for lost revenues. </text:p>
        <text:p text:style-name="P3"/>
        <text:p text:style-name="P4">Tiger Electronics did not fare much better than Universal. Judge Sweet ruled </text:p>
        <text:p text:style-name="P4">that Tiger’s King Kong game infringed upon Donkey Kong and let Nintendo choose </text:p>
        <text:p text:style-name="P4">to collect either statutory damages or Universal’s profits from licensing the game. </text:p>
        <text:p text:style-name="P4">Nintendo chose to collect Universal’s licensing fee, which totaled $56,689.41. </text:p>
        <text:p text:style-name="P3"/>
        <text:p text:style-name="P4">.. . Donkey Kon $s particular expression of a gorilla villain and a carpenter </text:p>
        <text:p text:style-name="P4">hero (with or without a fire hat) who must dodge various obstacles </text:p>
        <text:p text:style-name="P3"><text:soft-page-break/></text:p>
        <text:p text:style-name="P3"/>
        <text:p text:style-name="P4">* This action was taken to clear the way for Dino DiLaurentis to remake the movie. </text:p>
        <text:p text:style-name="P3"/>
        <text:p text:style-name="P4">** Nintendo’s lawyer, John Kirby, reminded the court of Sheinberg’s angry claim while </text:p>
        <text:p text:style-name="P4">cross-examining him. </text:p>
        <text:p text:style-name="P3"/>
        <text:p text:style-name="P3"/>
        <text:p text:style-name="P3"/>
        <text:p text:style-name="P4">2l8 A Case of Two Gorillas </text:p>
        <text:p text:style-name="P3"/>
        <text:p text:style-name="P3"/>
        <text:p text:style-name="P4">(whether bombs or fireballs) while climbing up ladders (whether com¬ </text:p>
        <text:p text:style-name="P4">plete or broken) and picking up prizes (umbrellas and purses) to rescue </text:p>
        <text:p text:style-name="P4">a fair-haired (whether knotted or pigtailed) hostage from the gorilla is </text:p>
        <text:p text:style-name="P4">protractible against Universal and its licensees. 11 </text:p>
        <text:p text:style-name="P3"/>
        <text:p text:style-name="P4">Judge Sweet’s decision cleared Nintendo and placed Universal in the un¬ </text:p>
        <text:p text:style-name="P4">fortunate position of having to answer to the companies it had threatened. </text:p>
        <text:p text:style-name="P4">Coleco wanted its royalty money refunded. Atari had agreed to pay royalties </text:p>
        <text:p text:style-name="P4">on the VCS version of Donkey Kong, which came out a few months before the </text:p>
        <text:p text:style-name="P4">case went to court. After Nintendo won, Atari also demanded its money back. </text:p>
        <text:p text:style-name="P4">Even Ruby-Spears, the company that did the Donkey Kong cartoon show, lodged </text:p>
        <text:p text:style-name="P4">a claim against Universal Studios. </text:p>
        <text:p text:style-name="P3"/>
        <text:p text:style-name="P4">Tiger Electronics released its King Kong game on a cartridge for the Atari </text:p>
        <text:p text:style-name="P4">VCS and also as a handheld electronic game. </text:p>
        <text:p text:style-name="P3"/>
        <text:p text:style-name="P4"><text:soft-page-break/>Suffice it to say that when Nintendo won [its] suit from Universal, Coleco </text:p>
        <text:p text:style-name="P4">went back at Universal and said, "Hey, what about us?” And Universal then </text:p>
        <text:p text:style-name="P4">bought some Coleco stock and basically as a payback for the moneys that </text:p>
        <text:p text:style-name="P4">Coleco had paid to Universal on the royalties side. </text:p>
        <text:p text:style-name="P3"/>
        <text:p text:style-name="P5">—<text:span text:style-name="T13">Al Kahn </text:span></text:p>
        <text:p text:style-name="P3"/>
        <text:p text:style-name="P4">Nintendo’s counterclaims did not go to court until May 20, 1985. On July </text:p>
        <text:p text:style-name="P4">29,1985, Judge Sweet ordered Universal to pay Nintendo $1.8 million for legal </text:p>
        <text:p text:style-name="P4">fees, photocopying expenses, costs incurred creating graphs and charts, and </text:p>
        <text:p text:style-name="P4">lost revenues. </text:p>
        <text:p text:style-name="P3"/>
        <text:p text:style-name="P4">By the time the case was concluded, the video-game industry had nearly </text:p>
        <text:p text:style-name="P4">vanished and Coleco had entered the doll business. </text:p>
        <text:p text:style-name="P3"/>
        <text:p text:style-name="P3"/>
        <text:p text:style-name="P3"/>
        <text:p text:style-name="P4">They reached a pinnacle in interactive game design with Robotron. If I was on a desert </text:p>
        <text:p text:style-name="P4">island and I had AC, I’d have Robotron. There’s no question. </text:p>
        <text:p text:style-name="P3"/>
        <text:p text:style-name="P5">—<text:span text:style-name="T13">David Thiel, former sound engineer, Gottlieb </text:span></text:p>
        <text:p text:style-name="P3"/>
        <text:p text:style-name="P4">But Atari’s biggest coup this season will probably be extraterrestrial: this week Atari will </text:p>
        <text:p text:style-name="P4">launch its first E.T. video game in time to hit toy shelves in November. </text:p>
        <text:p text:style-name="P3"/>
        <text:p text:style-name="P5">—<text:span text:style-name="T13">William D. Marbach with Peter McAlevey, "A New Galaxy of Video Games,” </text:span></text:p>
        <text:p text:style-name="P3"/>
        <text:p text:style-name="P4"><text:soft-page-break/>Newsweek, October 25,1982 </text:p>
        <text:p text:style-name="P3"/>
        <text:p text:style-name="P4">Spielberg wanted to make E. T. into a Pac-Man game, but I wanted to do something origi¬ </text:p>
        <text:p text:style-name="P4">nal. In retrospect... Maybe it wasn’t such a bad idea. </text:p>
        <text:p text:style-name="P3"/>
        <text:p text:style-name="P5">—<text:span text:style-name="T13">Howard Scott Warshaw, former game designer, Atari Corporation </text:span></text:p>
        <text:p text:style-name="P3"/>
        <text:p text:style-name="P3"/>
        <text:p text:style-name="P3"/>
        <text:p text:style-name="P4">220 The Fall </text:p>
        <text:p text:style-name="P3"/>
        <text:p text:style-name="P3"/>
        <text:p text:style-name="P4">In ilsi Arcades </text:p>
        <text:p text:style-name="P3"/>
        <text:p text:style-name="P4">No one realized that the arcade business had begun to collapse in 1982. Arcade </text:p>
        <text:p text:style-name="P4">owners, still believing that all it would take to set the business right was a few good </text:p>
        <text:p text:style-name="P4">games, watched for hits and tried to rebuild their businesses. And some of the best </text:p>
        <text:p text:style-name="P4">games of all time came out between the end of 1982 and the middle of 1983. </text:p>
        <text:p text:style-name="P3"/>
        <text:p text:style-name="P3"/>
        <text:p text:style-name="P4">I was thinking about the novel 1984. There was a lot of excitement about the </text:p>
        <text:p text:style-name="P4">whole Orwell thing and [the year] 1984 was upon us, and I was noticing that </text:p>
        <text:p text:style-name="P4">things were not at all like they were in the book. </text:p>
        <text:p text:style-name="P3"/>
        <text:p text:style-name="P4">I’m kind of a science-fiction guy, and I was thinking about it and . . . </text:p>
        <text:p text:style-name="P4">well, decided that probably not too much is going to happen in the next </text:p>
        <text:p text:style-name="P4">couple of years. It was really going to be 2084 when the ship runs out and it’s </text:p>
        <text:p text:style-name="P4">not going to be humans subjugating humans, it’s going to be robots doing </text:p>
        <text:p text:style-name="P4"><text:soft-page-break/>the subjugating. </text:p>
        <text:p text:style-name="P3"/>
        <text:p text:style-name="P5">—<text:span text:style-name="T13">Eugene Jarvis, creator of Robotron 2084 </text:span></text:p>
        <text:p text:style-name="P3"/>
        <text:p text:style-name="P4">Eugene Jarvis and Larry DeMar left Williams shortly after completing Defender, </text:p>
        <text:p text:style-name="P4">the first game Jarvis created as an independent consultant. They started a con¬ </text:p>
        <text:p text:style-name="P4">sulting firm called Vid Kidz that designed games for Williams. Then, in 1981, </text:p>
        <text:p text:style-name="P4">Jarvis crashed his MGB and broke his right hand. </text:p>
        <text:p text:style-name="P3"/>
        <text:p text:style-name="P4">Jarvis’s arm was still in a cast when he and DeMar began their next project. </text:p>
        <text:p text:style-name="P4">As they had with Defender, Jarvis and DeMar started by fleshing out a story </text:p>
        <text:p text:style-name="P4">about the game. They decided the game would be about an Orwellian world. </text:p>
        <text:p text:style-name="P4">Since 1984 was only three years away, it was obvious that the world was not in </text:p>
        <text:p text:style-name="P4">sync with Orwell’s timetable, so they set their game in 2084 to give mankind </text:p>
        <text:p text:style-name="P4">an extra century to create a viable Big Brother. </text:p>
        <text:p text:style-name="P3"/>
        <text:p text:style-name="P4">Mankind had created a race of robots to use as servants in Jarvis and DeMar’s </text:p>
        <text:p text:style-name="P4">story, but the robots had evolved to the point when they no longer needed </text:p>
        <text:p text:style-name="P4">humans, so they took over the world. </text:p>
        <text:p text:style-name="P3"/>
        <text:p text:style-name="P4">The idea is that right now we have all these machines that are serving us. </text:p>
        <text:p text:style-name="P4">They're getting more and more intelligent, and at some point we’ll see com¬ </text:p>
        <text:p text:style-name="P4">puter rights activists because these things will be so smart and you’ll be </text:p>
        <text:p text:style-name="P3"/>
        <text:p text:style-name="P3"/>
        <text:p text:style-name="P3"/>
        <text:p text:style-name="P4">The Fall 22 </text:p>
        <text:p text:style-name="P3"/>
        <text:p text:style-name="P3"><text:soft-page-break/></text:p>
        <text:p text:style-name="P4">talking to them and they'll be your buddy and they’ll be your information </text:p>
        <text:p text:style-name="P4">agent on the Internet, and then some guy comes along and unplugs your </text:p>
        <text:p text:style-name="P4">computer and screws up your hard disk or something and it's like, wait a </text:p>
        <text:p text:style-name="P4">minute, that was murder! It’s like killing your dog or something. </text:p>
        <text:p text:style-name="P3"/>
        <text:p text:style-name="P4">So, computers are running around, trying to help our lives and scooping up </text:p>
        <text:p text:style-name="P4">our shit and everything, and finally they realize, "What do we need these guys </text:p>
        <text:p text:style-name="P4">for? I mean, they’re nasty people, they build nuclear bombs, they kill each other. </text:p>
        <text:p text:style-name="P3"/>
        <text:p text:style-name="P4">We’re having all these problems with them. What’s the equation here?” </text:p>
        <text:p text:style-name="P3"/>
        <text:p text:style-name="P5">—<text:span text:style-name="T13">Eugene Jarvis </text:span></text:p>
        <text:p text:style-name="P3"/>
        <text:p text:style-name="P4">When Robotron 2084 begins, robots have conquered the world. Players can¬ </text:p>
        <text:p text:style-name="P4">not hope to restore mankind. The game has no end; it simply repeats until </text:p>
        <text:p text:style-name="P4">the player runs out of lives. </text:p>
        <text:p text:style-name="P3"/>
        <text:p text:style-name="P4">Players control a tiny hero with a large head and thick glasses, whom Jarvis </text:p>
        <text:p text:style-name="P4">thought looked like Elton John. The hero and his family are the last humans, </text:p>
        <text:p text:style-name="P4">and the robots, according to Jarvis, want to catch them and put them in a zoo. </text:p>
        <text:p text:style-name="P3"/>
        <text:p text:style-name="P4">As usual, Jarvis wanted a game in which players were surrounded by en¬ </text:p>
        <text:p text:style-name="P4">emies. He prided himself on creating games with nearly unwinnable </text:p>
        <text:p text:style-name="P4">circumstances. In this case, every scene in the game began with the hero and </text:p>
        <text:p text:style-name="P4">his family completely surrounded by robots. In order to survive, players had </text:p>
        <text:p text:style-name="P4">to help the hero dodge and shoot the robots and save family members, while </text:p>
        <text:p text:style-name="P4">avoiding mines and projectiles. The game moved at a frantic pace. </text:p>
        <text:p text:style-name="P3"><text:soft-page-break/></text:p>
        <text:p text:style-name="P4">In almost every game like Space Invaders or Calaxian, everything comes down at </text:p>
        <text:p text:style-name="P4">you. Our idea was that being in the center of something would cause incredible </text:p>
        <text:p text:style-name="P4">panic. Things are coming from all sides and you are just like, "Oh, my gosh!” </text:p>
        <text:p text:style-name="P3"/>
        <text:p text:style-name="P5">—<text:span text:style-name="T13">Eugene larvis </text:span></text:p>
        <text:p text:style-name="P3"/>
        <text:p text:style-name="P4">Jarvis’s car accident played an important role in the designing of Robotron2084. </text:p>
        <text:p text:style-name="P4">With his hand in a cast, Jarvis was laid up in bed for a few days. While trapped in </text:p>
        <text:p text:style-name="P4">bed, he thought about a popular game from Stern Electronics, in which players </text:p>
        <text:p text:style-name="P4">helped a man run through a maze while shooting slow-moving robots. Jarvis </text:p>
        <text:p text:style-name="P4">loved the game but hated its joystick-button configuration because the same </text:p>
        <text:p text:style-name="P4">joystick was used for moving the character and aiming his shots. </text:p>
        <text:p text:style-name="P3"/>
        <text:p text:style-name="P3"/>
        <text:p text:style-name="P3"/>
        <text:p text:style-name="P4">222 The Fall </text:p>
        <text:p text:style-name="P3"/>
        <text:p text:style-name="P3"/>
        <text:p text:style-name="P4">When Jarvis returned to work, his cast made him unable to handle the </text:p>
        <text:p text:style-name="P4">standard joystick and button configuration used with most games, so he and </text:p>
        <text:p text:style-name="P4">DeMar rigged a two-joystick controller by attaching two Atari 2600 control¬ </text:p>
        <text:p text:style-name="P4">lers to a panel. In this configuration, one joystick controlled the hero and the </text:p>
        <text:p text:style-name="P4">other aimed his gun. </text:p>
        <text:p text:style-name="P3"/>
        <text:p text:style-name="P4">It was the first game to introduce the twin joystick, which let you fire in one </text:p>
        <text:p text:style-name="P4">direction and move in the other. It’s a very challenging control, most people </text:p>
        <text:p text:style-name="P4">cannot... probably 80 percent of the population cannot pat their head and </text:p>
        <text:p text:style-name="P4"><text:soft-page-break/>rub their stomach at the same time. You actually have to be fairly coordi¬ </text:p>
        <text:p text:style-name="P4">nated with both hands, and you have to be able to deal with running away </text:p>
        <text:p text:style-name="P4">from something and shooting in another direction. </text:p>
        <text:p text:style-name="P3"/>
        <text:p text:style-name="P5">—<text:span text:style-name="T13">Eugene Jarvis </text:span></text:p>
        <text:p text:style-name="P3"/>
        <text:p text:style-name="P4">Williams sold less than 20,000 Robotron 2084 machines and considered it a </text:p>
        <text:p text:style-name="P4">success. In later years, Robotron 2084 would become one of the most highly </text:p>
        <text:p text:style-name="P4">esteemed trophies among video-game collectors. </text:p>
        <text:p text:style-name="P3"/>
        <text:p text:style-name="P3"/>
        <text:p text:style-name="P4">D. Gottlieb &amp; Company, the group that helped found the coin-operated </text:p>
        <text:p text:style-name="P4">amusement industry with Baffle Ball, entered the video-game industry late. </text:p>
        <text:p text:style-name="P4">Columbia Pictures owned Gottlieb &amp; Company by the time Gottlieb produced </text:p>
        <text:p text:style-name="P4">Reactor. Coca-Cola owned Columbia Pictures, so some Gottlieb employees </text:p>
        <text:p text:style-name="P4">joked that Coca-Cola was their boss. </text:p>
        <text:p text:style-name="P3"/>
        <text:p text:style-name="P4">Gottlieb had only one hit video game—a quirky little title named Q*Bert. </text:p>
        <text:p text:style-name="P4">The project began when an artist named Jeff Lee drew a stack of cubes on his </text:p>
        <text:p text:style-name="P4">computer screen in a tribute to M. C. Escher. </text:p>
        <text:p text:style-name="P3"/>
        <text:p text:style-name="P4">Being a fan of the great Dutch artist M. C. Escher, the master of optical </text:p>
        <text:p text:style-name="P4">illusions, I constructed a stack of triad-based cubes. Admiring my de¬ </text:p>
        <text:p text:style-name="P4">rivative handiwork, it struck me, there’s a game in here somewhere! 1 </text:p>
        <text:p text:style-name="P3"/>
        <text:p text:style-name="P4">Lee created an Escher-like pyramid of blocks and a two-legged character </text:p>
        <text:p text:style-name="P4">with no arms who hopped along the blocks and shot enemies with projectiles </text:p>
        <text:p text:style-name="P4">that he fired from his hose-like nose. He called the game “Snots and Boogers.” </text:p>
        <text:p text:style-name="P3"><text:soft-page-break/></text:p>
        <text:p text:style-name="P3"/>
        <text:p text:style-name="P3"/>
        <text:p text:style-name="P4">The Fall 223 </text:p>
        <text:p text:style-name="P3"/>
        <text:p text:style-name="P3"/>
        <text:p text:style-name="P4">Gottlieb had recently hired a programmer from Bell Laboratories named </text:p>
        <text:p text:style-name="P4">Warren Davis. Though he was assigned to a game called Protector, Davis some¬ </text:p>
        <text:p text:style-name="P4">times roamed around the office, hoping to try his hand at other projects as </text:p>
        <text:p text:style-name="P4">well. One night Jeff Lee’s 3D blocks caught his eye. </text:p>
        <text:p text:style-name="P3"/>
        <text:p text:style-name="P4">Q*Bert was kind of a Skunk Works project. Warren Davis was a good pro¬ </text:p>
        <text:p text:style-name="P4">grammer who had no track record whatsoever doing games; he just thought </text:p>
        <text:p text:style-name="P4">it would be a fun thing to do. </text:p>
        <text:p text:style-name="P3"/>
        <text:p text:style-name="P4">Warren saw this stuff that Jeff Lee was working on, these shaded cubes </text:p>
        <text:p text:style-name="P4">that filled his screen, and asked if he could have a copy of the art. He started </text:p>
        <text:p text:style-name="P4">playing with it and said, "You know, the problem with this is that it shouldn’t </text:p>
        <text:p text:style-name="P4">cover the screen like this.” So he made a pyramid out of it. </text:p>
        <text:p text:style-name="P3"/>
        <text:p text:style-name="P5">—<text:span text:style-name="T13">David Thiel </text:span></text:p>
        <text:p text:style-name="P3"/>
        <text:p text:style-name="P4">Davis’s biggest contribution to the game was changing its theme from shoot¬ </text:p>
        <text:p text:style-name="P4">ing to strategy. Davis eliminated the nose-gun and changed the goal of the </text:p>
        <text:p text:style-name="P4">game to saving the main character rather than killing enemies. </text:p>
        <text:p text:style-name="P3"/>
        <text:p text:style-name="P4">One night a Gottlieb employee named Ron Waxman saw the game and </text:p>
        <text:p text:style-name="P4">told Davis that the blocks should change color whenever the armless charac¬ </text:p>
        <text:p text:style-name="P4"><text:soft-page-break/>ter jumped on them. With that suggestion, the game finally had a clear goal: </text:p>
        <text:p text:style-name="P4">changing all of the blocks to a particular color while avoiding enemies* </text:p>
        <text:p text:style-name="P3"/>
        <text:p text:style-name="P4">During a meeting, another Gottlieb employee named Richard Tracy sug¬ </text:p>
        <text:p text:style-name="P4">gested that the game and its main character be named Q*Bert, a name that he </text:p>
        <text:p text:style-name="P4">derived from the words “Cube” and “Hubert.” 2 </text:p>
        <text:p text:style-name="P3"/>
        <text:p text:style-name="P4">The game began taking shape. Q*Bert’s enemies became more ludicrous </text:p>
        <text:p text:style-name="P4">than menacing. They were comic animals that included a bouncing snake </text:p>
        <text:p text:style-name="P4">named “Coily,” a mop-headed gremlin named “Ugg,” and a tiny hood in shades </text:p>
        <text:p text:style-name="P4">named “Wrongway.” Lee suggested creating two rather harmless imps named </text:p>
        <text:p text:style-name="P5">“<text:span text:style-name="T13">Slick” and “Sam,” who made extra work for Q*Bert by changing the blocks </text:span></text:p>
        <text:p text:style-name="P4">he had touched back to their original colors. </text:p>
        <text:p text:style-name="P3"/>
        <text:p text:style-name="P4">Lee and a sound engineer named Dave Thiel came up with a humorous </text:p>
        <text:p text:style-name="P4">device for giving Q*Bert a distinctive personality. They set the game up so </text:p>
        <text:p text:style-name="P3"/>
        <text:p text:style-name="P3"/>
        <text:p text:style-name="P4">* Rick Tighe, a techie, suggested sticking the pinball knocker in the cabinet. It went off </text:p>
        <text:p text:style-name="P4">when Coily fell off the cubes, making a loud “thwack.” </text:p>
        <text:p text:style-name="P3"/>
        <text:p text:style-name="P3"/>
        <text:p text:style-name="P3"/>
        <text:p text:style-name="P4">224 The Fall </text:p>
        <text:p text:style-name="P3"/>
        <text:p text:style-name="P3"/>
        <text:p text:style-name="P4">that when Coily, Ugg, or Wrongway caught him, or when players ran Q*Bert </text:p>
        <text:p text:style-name="P4">over the edge of the blocks, he gives a trailing-away scream followed by a </text:p>
        <text:p text:style-name="P4"><text:soft-page-break/>sickening thud. At other times he muttered angry gibberish words and a word </text:p>
        <text:p text:style-name="P4">balloon appeared above his head with messages like “@!#@!” </text:p>
        <text:p text:style-name="P3"/>
        <text:p text:style-name="P4">Now, in parallel with this, completely independently and having nothing to </text:p>
        <text:p text:style-name="P4">do with what Warren and Jeff were up to, I had been tasked with using this </text:p>
        <text:p text:style-name="P4">speech chip that was on a pinball sound board. It was a really unpleasant </text:p>
        <text:p text:style-name="P4">task because the technology was crummy. You had to manually put together </text:p>
        <text:p text:style-name="P4">these units of speech, these little sounds, and try to make it say things. It’s </text:p>
        <text:p text:style-name="P4">not the same as joining letters together on paper and ending up with words. </text:p>
        <text:p text:style-name="P3"/>
        <text:p text:style-name="P4">We wanted the game to say, "You have gotten 10,000 bonus points,” and </text:p>
        <text:p text:style-name="P4">the closest I came to it after an entire day would be "bogus points.” </text:p>
        <text:p text:style-name="P3"/>
        <text:p text:style-name="P4">Being very frustrated with this, I said, "Well, screw it. What if I just </text:p>
        <text:p text:style-name="P4">stick random numbers in the chip instead of all of this highly authored </text:p>
        <text:p text:style-name="P4">stuff, what happens?” It sounded alien. It sounded like somebody should </text:p>
        <text:p text:style-name="P4">be able to understand it, but, of course, you couldn’t understand it be¬ </text:p>
        <text:p text:style-name="P4">cause it was gibberish. </text:p>
        <text:p text:style-name="P3"/>
        <text:p text:style-name="P4">By that time, Warren had Q*Bert bouncing around on the cubes, and I </text:p>
        <text:p text:style-name="P4">said, "Have I got something for you.” </text:p>
        <text:p text:style-name="P3"/>
        <text:p text:style-name="P5">—<text:span text:style-name="T13">David Thiel </text:span></text:p>
        <text:p text:style-name="P3"/>
        <text:p text:style-name="P4">(TBertvjzs released in 1983. The game’s popularity resulted in licensing deals </text:p>
        <text:p text:style-name="P4">for lunchboxes, board games, and a Saturday morning cartoon. Gottlieb sold </text:p>
        <text:p text:style-name="P4">approximately 25,000 (fBert arcade machines. </text:p>
        <text:p text:style-name="P3"/>
        <text:p text:style-name="P4"><text:soft-page-break/>Dragon’s lair </text:p>
        <text:p text:style-name="P3"/>
        <text:p text:style-name="P4">In 1983, Cinematronics, the pioneering arcade company that led the move </text:p>
        <text:p text:style-name="P4">toward vector-graphics games in the late 1970s, released Dragon’s Lair. </text:p>
        <text:p text:style-name="P3"/>
        <text:p text:style-name="P4">The game, which combined computer engineering and a Pioneer laser disc </text:p>
        <text:p text:style-name="P4">machine, had animated cartoon graphics that looked like something out ol a </text:p>
        <text:p text:style-name="P4">Walt Disney cartoon. Understandably, it resembled a Disney cartoon, because </text:p>
        <text:p text:style-name="P4">it was created by Don Bluth, a former Disney animator who had worked on </text:p>
        <text:p text:style-name="P4">films such as Robin Hood, The Rescuers, and Pete’s Dragon. </text:p>
        <text:p text:style-name="P3"/>
        <text:p text:style-name="P3"/>
        <text:p text:style-name="P3"/>
        <text:p text:style-name="P4">The Fall 22$ </text:p>
        <text:p text:style-name="P3"/>
        <text:p text:style-name="P3"/>
        <text:p text:style-name="P4">Don Bluth had been in Disney’s inner circle, one of the chosen heirs of the </text:p>
        <text:p text:style-name="P4">company, and he decided to leave Disney and go off on his own. No one had </text:p>
        <text:p text:style-name="P4">ever left Disney’s inner circle before, and Disney did everything it could to </text:p>
        <text:p text:style-name="P4">have him blacklisted. </text:p>
        <text:p text:style-name="P3"/>
        <text:p text:style-name="P5">—<text:span text:style-name="T13">Rick Dyer, founder, RDI Technologies </text:span></text:p>
        <text:p text:style-name="P3"/>
        <text:p text:style-name="P4">In Dragon’s Lair, players helped a knight named Dirk as he rescued Princess </text:p>
        <text:p text:style-name="P4">Daphne from an evil castle. The game play was like a cross between an old- </text:p>
        <text:p text:style-name="P4">fashioned Saturday morning serial and a series of multiple-choice questions. </text:p>
        <text:p text:style-name="P4">The screen would show an animated sequence in which Dirk faced some new </text:p>
        <text:p text:style-name="P4">danger and players had to respond by moving Dirk with a joystick or pressing </text:p>
        <text:p text:style-name="P4"><text:soft-page-break/>a button to make him draw his sword. </text:p>
        <text:p text:style-name="P3"/>
        <text:p text:style-name="P4">In one sequence, for instance, Dirk walked into a room in which a boiling </text:p>
        <text:p text:style-name="P4">beaker of liquid sat on a table under a sign reading “Drink me.” Left to his own </text:p>
        <text:p text:style-name="P4">devices, Dirk would drink the liquid and die, but players could save him by </text:p>
        <text:p text:style-name="P4">pulling the joystick to the right, causing him to leave the room. </text:p>
        <text:p text:style-name="P3"/>
        <text:p text:style-name="P4">If he drank the potion, players saw an animation of Dirk gasping. After </text:p>
        <text:p text:style-name="P4">three mistakes, the screen showed a picture of a partially skeletal Dirk scowl¬ </text:p>
        <text:p text:style-name="P4">ing at the player. </text:p>
        <text:p text:style-name="P3"/>
        <text:p text:style-name="P4">Cinematronics had been in Chapter 11 for a year when it released Dragon’s Lair. </text:p>
        <text:p text:style-name="P4">To complete the project, Cinematronics established a partnership with RDI Tech¬ </text:p>
        <text:p text:style-name="P4">nologies, a company that later tried to market a home laser-disc game system.* </text:p>
        <text:p text:style-name="P3"/>
        <text:p text:style-name="P4">Due largely to public fascination with the new technology. Dragon’sLairsNds </text:p>
        <text:p text:style-name="P4">an immediate and profitable hit. Cinematronics sold more than 16,000 Dragon’s </text:p>
        <text:p text:style-name="P4">Lair machines in 1983, for an average price of $4,300. 3 Coleco purchased the </text:p>
        <text:p text:style-name="P4">home rights to the game, giving Cinematronics an additional $2 million. </text:p>
        <text:p text:style-name="P4">Dragon's Lair was so successful that Cinematronics released a follow-up game </text:p>
        <text:p text:style-name="P4">called Space Ace within a few months. </text:p>
        <text:p text:style-name="P3"/>
        <text:p text:style-name="P4">Steven Spielberg loved Dragon’s Lair. After seeing the game, he contacted </text:p>
        <text:p text:style-name="P4">Bluth and they worked together on some films. </text:p>
        <text:p text:style-name="P3"/>
        <text:p text:style-name="P5">—<text:span text:style-name="T13">Rick Dyer </text:span></text:p>
        <text:p text:style-name="P3"/>
        <text:p text:style-name="P4"><text:soft-page-break/>* Because Coleco owned the rights to Dragon's Lair, RDI was unable to offer the games as one </text:p>
        <text:p text:style-name="P4">of the titles for its new system. </text:p>
        <text:p text:style-name="P3"/>
        <text:p text:style-name="P3"/>
        <text:p text:style-name="P3"/>
        <text:p text:style-name="P4">226 The Fall </text:p>
        <text:p text:style-name="P3"/>
        <text:p text:style-name="P3"/>
        <text:p text:style-name="P4">A battle formed between Cinematronics, Don Bluth, and RDI Technolo¬ </text:p>
        <text:p text:style-name="P4">gies. Though Bluth began work on Dragon’s Lair II shortly after finishing Space </text:p>
        <text:p text:style-name="P4">Ace, the game did not come out until 1991. By the time it did, both </text:p>
        <text:p text:style-name="P4">Cinematronics and RDI Technologies had gone out of business. Leland, aTexas- </text:p>
        <text:p text:style-name="P4">based company, released Dragon’s Lair II: Time Warp into the arcades. </text:p>
        <text:p text:style-name="P3"/>
        <text:p text:style-name="P4">Mylstar (formerly Gottlieb), Atari, and Williams all joined Cinematronics </text:p>
        <text:p text:style-name="P4">in releasing laser-disc games, but Dragon’s Lairvrd&amp; the only game of its kind to </text:p>
        <text:p text:style-name="P4">become a hit. </text:p>
        <text:p text:style-name="P3"/>
        <text:p text:style-name="P4">Society Gone Games </text:p>
        <text:p text:style-name="P3"/>
        <text:p text:style-name="P4">By the middle of 1982, even as the arcade industry began its lengthy fall, video </text:p>
        <text:p text:style-name="P4">games crept into other areas of American popular culture. Video jockeys talked </text:p>
        <text:p text:style-name="P4">about video games on MTV. Walt Disney Pictures made a movie, Tron, in which </text:p>
        <text:p text:style-name="P4">actor Jeff Bridges saved the world by entering a super computer and defeating </text:p>
        <text:p text:style-name="P4">an evil program in a series of video game—like battles. The first movie to fea¬ </text:p>
        <text:p text:style-name="P4">ture computer-drawn special effects, it inspired two arcade games from Bally/ </text:p>
        <text:p text:style-name="P4">Midway— Tron and Discs of Tron —as well as several home game cartridges from </text:p>
        <text:p text:style-name="P4"><text:soft-page-break/>Mattel. Arcade games were also used in the backgrounds of dozens of movies. </text:p>
        <text:p text:style-name="P3"/>
        <text:p text:style-name="P4">Consumers no longer had to go to the store to buy games; they could pur¬ </text:p>
        <text:p text:style-name="P4">chase them from home. Columbia House, the parent company of the </text:p>
        <text:p text:style-name="P4">Columbia Record Club, opened the Columbia Cartridge Club. Other compa¬ </text:p>
        <text:p text:style-name="P4">nies, such as Tele Soft, Inc., and VideoLivery, set up toll-free lines to let shoppers </text:p>
        <text:p text:style-name="P4">call in orders for the latest games. Some companies even began experiment¬ </text:p>
        <text:p text:style-name="P4">ing with delivering games over modems and cable television. </text:p>
        <text:p text:style-name="P3"/>
        <text:p text:style-name="P4">Software manufacturers also experimented with new topics for games. In </text:p>
        <text:p text:style-name="P4">October 1982, Caballero Control Corporation released three X-rated games </text:p>
        <text:p text:style-name="P4">for the AtariVCS. The games— Custer’s Revenge, Bachelor Party, and Beat ’Em &amp; Eat </text:p>
        <text:p text:style-name="P5">’<text:span text:style-name="T13">Em —were more crude than sexual. They retailed for $49.95. </text:span></text:p>
        <text:p text:style-name="P3"/>
        <text:p text:style-name="P4">Of the three games, Custer’s Revenge received the most attention. The game </text:p>
        <text:p text:style-name="P4">involved helping Custer escape from battle by dodging arrows. Once safely away </text:p>
        <text:p text:style-name="P4">from the battlefield, he would find and rape an Indian woman tied to a stake. </text:p>
        <text:p text:style-name="P3"/>
        <text:p text:style-name="P3"/>
        <text:p text:style-name="P4">Actually, there were several attempts to do adult games in 1982 and 1983. </text:p>
        <text:p text:style-name="P4">Caballero, a company that did Swedish erotica, put out three cartridges for </text:p>
        <text:p text:style-name="P3"/>
        <text:p text:style-name="P3"/>
        <text:p text:style-name="P3"/>
        <text:p text:style-name="P4">The Fall 227 </text:p>
        <text:p text:style-name="P3"/>
        <text:p text:style-name="P3"/>
        <text:p text:style-name="P4">the VCS under the name Mystique. One was Custer’s Revenge, a game in </text:p>
        <text:p text:style-name="P4"><text:soft-page-break/>which you ran along, left to right, dodging Indian arrows. If you did that </text:p>
        <text:p text:style-name="P4">successfully, you got to rape an Indian girl who was tied to a pole. </text:p>
        <text:p text:style-name="P3"/>
        <text:p text:style-name="P4">As you might imagine, Native American groups loved this game. There </text:p>
        <text:p text:style-name="P4">were protests all over the country. Women Against Pornography did a lot of </text:p>
        <text:p text:style-name="P4">picketing against it. </text:p>
        <text:p text:style-name="P3"/>
        <text:p text:style-name="P4">I remember talking to a representative of that organization and telling her </text:p>
        <text:p text:style-name="P4">that in my opinion, the best way to keep the game from selling was to ignore </text:p>
        <text:p text:style-name="P4">it. These were games that most people wouldn’t touch with a ten-foot pole. </text:p>
        <text:p text:style-name="P3"/>
        <text:p text:style-name="P4">They trained all their energy on Custer’s Revenge and they succeeded in </text:p>
        <text:p text:style-name="P4">helping it sell twice as many copies as the other adult games. Mystique sold </text:p>
        <text:p text:style-name="P4">approximately 80,000 copies of Custer's Revenge at a time when games were </text:p>
        <text:p text:style-name="P4">starting to sell half a million or more. </text:p>
        <text:p text:style-name="P3"/>
        <text:p text:style-name="P5">—<text:span text:style-name="T13">Arnie Katz, former editor in chief, Electronic Games </text:span></text:p>
        <text:p text:style-name="P3"/>
        <text:p text:style-name="P4">Another sign of the video-game industry’s growing strength was its con¬ </text:p>
        <text:p text:style-name="P4">tinuing expansion. In 1982, Activision replaced Atari as the fastest-growing </text:p>
        <text:p text:style-name="P4">company in the history of the United States. Riding high with such hits as </text:p>
        <text:p text:style-name="P4">Pitfall and River Raid, Activision had $150 million in sales in 1982. </text:p>
        <text:p text:style-name="P3"/>
        <text:p text:style-name="P4">Activision was extremely successful. At one time, before Compaq came along, </text:p>
        <text:p text:style-name="P4">it was considered the fastest-growing American company in history. We grew </text:p>
        <text:p text:style-name="P4">from zero to $160 million in annual sales in three years. </text:p>
        <text:p text:style-name="P3"/>
        <text:p text:style-name="P5">—<text:span text:style-name="T13">Alan Miller, cofounder, Activision </text:span></text:p>
        <text:p text:style-name="P3"/>
        <text:p text:style-name="P4">In April 1982, Atari released one of the most anticipated video-game cartridges </text:p>
        <text:p text:style-name="P4">of all time—the V CS version of Pac-Man. Demand for the game was so immense </text:p>
        <text:p text:style-name="P4">that Atari executives believed that many consumers would purchase VCSs just </text:p>
        <text:p text:style-name="P4">to play Pac-Man. Atari manufactured 12 million Pac-Man cartridges. </text:p>
        <text:p text:style-name="P3"/>
        <text:p text:style-name="P4">In 1982 we shipped 12 million Pac-Man cartridges. It was a record. I mean, to </text:p>
        <text:p text:style-name="P4">ship 12 million of one product at a retail price of $25.75 was extraordinary. </text:p>
        <text:p text:style-name="P3"/>
        <text:p text:style-name="P3"/>
        <text:p text:style-name="P5">—<text:span text:style-name="T13">Ray Kassar, former president and CEO, Atari </text:span></text:p>
        <text:p text:style-name="P3"/>
        <text:p text:style-name="P3"/>
        <text:p text:style-name="P3"/>
        <text:p text:style-name="P4">228 The Fall </text:p>
        <text:p text:style-name="P3"/>
        <text:p text:style-name="P3"/>
        <text:p text:style-name="P4">We were the first retailer ever to go and do national network television ad¬ </text:p>
        <text:p text:style-name="P4">vertising behind a software title. That was April 6, 1982, the launch of that </text:p>
        <text:p text:style-name="P4">little guy called Pac-Man. We sold over a million Pac-Man cartridges. </text:p>
        <text:p text:style-name="P3"/>
        <text:p text:style-name="P5">—<text:span text:style-name="T13">Al Nilsen, former toy buyer, |C Penney </text:span></text:p>
        <text:p text:style-name="P3"/>
        <text:p text:style-name="P4">The video-game industry became frenzied with excitement with the release of </text:p>
        <text:p text:style-name="P4">Pac-Man. Drugstores opened video-game counters, toy stores fought for the latest </text:p>
        <text:p text:style-name="P4">cartridges, and Kmart and JC Penney challenged Sears’s claim as the largest video- </text:p>
        <text:p text:style-name="P4">game vendor. In the end, JC Penney, led by a savvy toy buyer named Al Nilsen, </text:p>
        <text:p text:style-name="P4">narrowly inched out Sears to become Atari’s number-one retail partner. </text:p>
        <text:p text:style-name="P3"/>
        <text:p text:style-name="P4">General Computer and Atari </text:p>
        <text:p text:style-name="P3"/>
        <text:p text:style-name="P3"/>
        <text:p text:style-name="P4">Kevin [Curran] and I, as we found out later, were naive students. We kind of </text:p>
        <text:p text:style-name="P4">misunderstood what they meant and thought they really were paying us </text:p>
        <text:p text:style-name="P4">money to develop video games since that’s what the contract stated. </text:p>
        <text:p text:style-name="P3"/>
        <text:p text:style-name="P4">Later, years later over beers, we were all laughing at the fact that the </text:p>
        <text:p text:style-name="P4">intent was to pay us $50,000 a month for two years to go away. </text:p>
        <text:p text:style-name="P3"/>
        <text:p text:style-name="P5">—<text:span text:style-name="T13">Doug Macrae, cofounder, Ceneral Computer </text:span></text:p>
        <text:p text:style-name="P3"/>
        <text:p text:style-name="P4">In August of 1981, Atari took General Computer to court to stop it from making </text:p>
        <text:p text:style-name="P4">enhancement boards. The case was settled out of court. General Computer agreed </text:p>
        <text:p text:style-name="P4">to make video games for Atari and stop making enhancement boards, and Atari </text:p>
        <text:p text:style-name="P4">dropped the suit and paid General Computer $50,000 per month for the next two </text:p>
        <text:p text:style-name="P4">years in exchange for first refusal rights on all games they might make. </text:p>
        <text:p text:style-name="P3"/>
        <text:p text:style-name="P4">Doug Macrae and Kevin Curran, founders of General Computer, immediately </text:p>
        <text:p text:style-name="P4">set up a larger shop and hired programmers to help design and build new games. </text:p>
        <text:p text:style-name="P4">What they did not understand was that Atari did not expect to receive games; the </text:p>
        <text:p text:style-name="P4">$50,000 per month was Atari’s way of buying them out of the industry. </text:p>
        <text:p text:style-name="P3"/>
        <text:p text:style-name="P4">Within 90 days, they called Atari, asking how they could submit their first </text:p>
        <text:p text:style-name="P4">game—an arcade game called Food Fight. </text:p>
        <text:p text:style-name="P3"/>
        <text:p text:style-name="P4">Atari did not hear from us for about 90 days, and we called them up and </text:p>
        <text:p text:style-name="P4">said, "We’ve got our first video game we’d like you to take a look at.” They </text:p>
        <text:p text:style-name="P3"/>
        <text:p text:style-name="P3"/>
        <text:p text:style-name="P3"/>
        <text:p text:style-name="P4">The Fall 229 </text:p>
        <text:p text:style-name="P3"/>
        <text:p text:style-name="P3"/>
        <text:p text:style-name="P4">sounded kind of shocked, saying, "We did not really expect it. . . . sure.” </text:p>
        <text:p text:style-name="P3"/>
        <text:p text:style-name="P4">And we brought out to them the game Food Fight. </text:p>
        <text:p text:style-name="P3"/>
        <text:p text:style-name="P5">—<text:span text:style-name="T13">Doug Macrae </text:span></text:p>
        <text:p text:style-name="P3"/>
        <text:p text:style-name="P4">Food Fight was a fast-paced chase game, in which Charley Chuck, a blonde¬ </text:p>
        <text:p text:style-name="P4">haired boy, picked up pies, bananas, and other foods and threw them at chefs </text:p>
        <text:p text:style-name="P4">as they tried to corner him. It was a simple game in which the goal was to eat </text:p>
        <text:p text:style-name="P4">the ice cream cone on the other side of the board. The boy throwing the food </text:p>
        <text:p text:style-name="P4">was designed to look like Jonathan Hurd, the lead programmer on the project. </text:p>
        <text:p text:style-name="P4">Atari bought the game and published it. </text:p>
        <text:p text:style-name="P3"/>
        <text:p text:style-name="P4">Though Food Fight was not a particularly successful game, the speed with </text:p>
        <text:p text:style-name="P4">which General Computer created the game impressed Atari executives. Asked </text:p>
        <text:p text:style-name="P4">if they could also make games for the VCS, Curran and Macrae said they could </text:p>
        <text:p text:style-name="P4">and began making what turned out to be some of the most popular cartridges </text:p>
        <text:p text:style-name="P4">Atari ever offered. </text:p>
        <text:p text:style-name="P3"/>
        <text:p text:style-name="P4">Between 1982 and 1984, General Computer hired a pool of seventy engi¬ </text:p>
        <text:p text:style-name="P4">neers, making it much larger than Atari’s internal VCS research and </text:p>
        <text:p text:style-name="P4">development team. Curran and Macrae produced seventy-two games during </text:p>
        <text:p text:style-name="P4">that time, including the VCS versions of Ms. Pac-Man, Centipede , and Pole Position. </text:p>
        <text:p text:style-name="P3"/>
        <text:p text:style-name="P3"/>
        <text:p text:style-name="P4">Toward the end of 1982, Atari finally made the hardware upgrade that Nolan </text:p>
        <text:p text:style-name="P4">Bushnell had suggested in 1978: a new and improved game console called the </text:p>
        <text:p text:style-name="P4">Atari 5200. Shaped like a large, rectangular wedge, the 5200 had the same pro¬ </text:p>
        <text:p text:style-name="P4">cessor as the Atari 400 home computer and retailed for $250. </text:p>
        <text:p text:style-name="P3"/>
        <text:p text:style-name="P4">Atari’s engineering team was particularly unhappy with the 5200. In the </text:p>
        <text:p text:style-name="P4">months before its launch, team members passed a petition around the research </text:p>
        <text:p text:style-name="P4">and development department to try and get the system dropped unless new </text:p>
        <text:p text:style-name="P4">controllers were added. When they gave the petition to Ray Kassar, however, </text:p>
        <text:p text:style-name="P4">he decided to ignore it and pushed the system through manufacturing. </text:p>
        <text:p text:style-name="P3"/>
        <text:p text:style-name="P4">At its launch, Atari released translations of Super Breakout, Pac-Man, Centipede, </text:p>
        <text:p text:style-name="P4">Space Invaders, Defender, Missile Command, and Galaxianlo support the new system. </text:p>
        <text:p text:style-name="P4">(More than half of the games for the 5200 were developed by General Com¬ </text:p>
        <text:p text:style-name="P4">puter.) In all, twelve cartridges were ready at the time of the launch. </text:p>
        <text:p text:style-name="P3"/>
        <text:p text:style-name="P3"/>
        <text:p text:style-name="P3"/>
        <text:p text:style-name="P4">2J0 The Fall </text:p>
        <text:p text:style-name="P3"/>
        <text:p text:style-name="P3"/>
        <text:p text:style-name="P4">Most reviewers and analysts were impressed. Newsweek called the 5200 “a </text:p>
        <text:p text:style-name="P4">quantum improvement over the standard 2600 (with the release of the 5200, </text:p>
        <text:p text:style-name="P4">Atari began referring to the VCS as the 2600).” 4 Video Games magazine called </text:p>
        <text:p text:style-name="P4">the 5200 “a classy act” and complimented the unit for its special effects, its </text:p>
        <text:p text:style-name="P4">high-resolution color graphics, its ability to handle several moving objects at </text:p>
        <text:p text:style-name="P4">one time, and its sophisticated sound synthesizer. 5 </text:p>
        <text:p text:style-name="P3"/>
        <text:p text:style-name="P4">Despite its strengths, the 5200 had a few strikes against it. It cost more than </text:p>
        <text:p text:style-name="P4">ColecoVision, yet its graphics were not as attractive. It had a fairly small li¬ </text:p>
        <text:p text:style-name="P4">brary of games, and Atari’s programming team could not devote its full </text:p>
        <text:p text:style-name="P4">attention to the 5200 because it was still making games for the huge 2600 user </text:p>
        <text:p text:style-name="P4">base. According to Arnie Katz, editor in chief of Electronic Games, the 5200 was “a </text:p>
        <text:p text:style-name="P4">buggy, unpleasant system with basically the same old games turned up a notch </text:p>
        <text:p text:style-name="P4">in terms of audiovisual quality.” </text:p>
        <text:p text:style-name="P3"/>
        <text:p text:style-name="P4">The 5200’s biggest problem, according to Electronic Games executive editor </text:p>
        <text:p text:style-name="P4">Bill Kunkel, was its controller. The joysticks on the 5200 did not center them¬ </text:p>
        <text:p text:style-name="P4">selves, making it harder to control the action. Other joysticks had </text:p>
        <text:p text:style-name="P4">self-centering springs, but the joysticks on the 5200 simply fell over. </text:p>
        <text:p text:style-name="P3"/>
        <text:p text:style-name="P4">The 2600 was fading. ColecoVision had already passed it, so they moved to </text:p>
        <text:p text:style-name="P4">their next-generation system, which was the 5200. </text:p>
        <text:p text:style-name="P3"/>
        <text:p text:style-name="P4">The 5200 had several strong titles. They ported over all the best 400/800 </text:p>
        <text:p text:style-name="P4">computer games on to 5200 cartridges. </text:p>
        <text:p text:style-name="P3"/>
        <text:p text:style-name="P4">But the 5200 was a doomed system because of one simple thing: it had </text:p>
        <text:p text:style-name="P4">the worst controllers in the history of the business—this non-centering joy¬ </text:p>
        <text:p text:style-name="P4">stick. Dead fish floppo joysticks. Just try playing Dig Dug or Pac-Man with a </text:p>
        <text:p text:style-name="P4">floppo joystick. </text:p>
        <text:p text:style-name="P3"/>
        <text:p text:style-name="P5">—<text:span text:style-name="T13">Bill Kunkel, former executive editor, Electronic Games </text:span></text:p>
        <text:p text:style-name="P3"/>
        <text:p text:style-name="P3"/>
        <text:p text:style-name="P4">Vectrex </text:p>
        <text:p text:style-name="P3"/>
        <text:p text:style-name="P4">In 1982, General Consumer Electronics (GCE) released a product that bridged </text:p>
        <text:p text:style-name="P4">the gap between tabletop electronics and video game consoles—the Vectrex. </text:p>
        <text:p text:style-name="P4">Standing approximately 14 inches tall, the Vectrex had a 9-inch black-and- </text:p>
        <text:p text:style-name="P4">white vector-graphics monitor built into its cabinet, a slot for game cartridges, </text:p>
        <text:p text:style-name="P4">and an extremely bulky built-in game pad. </text:p>
        <text:p text:style-name="P3"/>
        <text:p text:style-name="P3"/>
        <text:p text:style-name="P3"/>
        <text:p text:style-name="P4">The Fall 2JI </text:p>
        <text:p text:style-name="P3"/>
        <text:p text:style-name="P3"/>
        <text:p text:style-name="P4">Rumor had it that GCE president Ed Krakauer was traveling in the Orient </text:p>
        <text:p text:style-name="P4">when he was approached by an Asian businessman. The businessman had a </text:p>
        <text:p text:style-name="P4">warehouse full of monitors that had been built for use in cardiogram machines. </text:p>
        <text:p text:style-name="P4">According to the rumor, the businessman offered to sell Krakauer the moni¬ </text:p>
        <text:p text:style-name="P4">tors for less than it cost to build them (the company that originally ordered </text:p>
        <text:p text:style-name="P4">having refused delivery). Krakauer bought the monitors and had an engineer¬ </text:p>
        <text:p text:style-name="P4">ing team design a game console around them. The system name: Vectrex. </text:p>
        <text:p text:style-name="P3"/>
        <text:p text:style-name="P4">Retailing for $199, the Vectrex was a great success, and GCE sold its entire </text:p>
        <text:p text:style-name="P4">inventory. Unfortunately, once Krakauer’s supply of monitors ran out, so did </text:p>
        <text:p text:style-name="P4">his business. When Krakauer returned to Asia, hoping to secure a good price </text:p>
        <text:p text:style-name="P4">on another shipment of monitors, he discovered that ordering vector moni¬ </text:p>
        <text:p text:style-name="P4">tors from a manufacturer was far more expensive than purchasing them from </text:p>
        <text:p text:style-name="P4">a distressed supplier, so he pulled the plug on his business. </text:p>
        <text:p text:style-name="P3"/>
        <text:p text:style-name="P4">According to Hope Neiman, one of the first GCE employees, this legend </text:p>
        <text:p text:style-name="P4">about the warehouse of unwanted monitors is completely inaccurate. </text:p>
        <text:p text:style-name="P3"/>
        <text:p text:style-name="P4">The story about the monitors was not true. In fact, it was a real problem for </text:p>
        <text:p text:style-name="P4">us to get 9-inch monitors made because nobody really was doing them any¬ </text:p>
        <text:p text:style-name="P4">more. Everything was going bigger and bigger in those days. </text:p>
        <text:p text:style-name="P3"/>
        <text:p text:style-name="P4">We made the monitors in Hong Kong. </text:p>
        <text:p text:style-name="P3"/>
        <text:p text:style-name="P5">—<text:span text:style-name="T13">Hope Neiman, former marketing director, </text:span></text:p>
        <text:p text:style-name="P4">General Consumer Electronics </text:p>
        <text:p text:style-name="P3"/>
        <text:p text:style-name="P4">Ed Krakauer, Lee Chaden, and Shelly Morrick, the founders of GCE, envi¬ </text:p>
        <text:p text:style-name="P4">sioned making a game console with a built-in screen from the day they started </text:p>
        <text:p text:style-name="P4">their company. There was no chance encounter in Hong Kong and no ware¬ </text:p>
        <text:p text:style-name="P4">house filled with cut-rate monitors. </text:p>
        <text:p text:style-name="P3"/>
        <text:p text:style-name="P4">Developing the console required capital. Like Coleco, GCE used revenues </text:p>
        <text:p text:style-name="P4">from the lucrative handheld-games market of the late 1970s to develop a video- </text:p>
        <text:p text:style-name="P4">game console. </text:p>
        <text:p text:style-name="P3"/>
        <text:p text:style-name="P4">Development was very costly. In order to create some additional cash flow, </text:p>
        <text:p text:style-name="P4">we created these three game watches— GameTime, ArcadeTime, and </text:p>
        <text:p text:style-name="P4">SportsTime. The latter two both featured little joysticks on the watch, in ad¬ </text:p>
        <text:p text:style-name="P4">dition to a single button. </text:p>
        <text:p text:style-name="P3"/>
        <text:p text:style-name="P3"/>
        <text:p text:style-name="P3"/>
        <text:p text:style-name="P4">2|2 The Fall </text:p>
        <text:p text:style-name="P3"/>
        <text:p text:style-name="P3"/>
        <text:p text:style-name="P4">Each of them had a feature that allowed you to turn the sound off. This </text:p>
        <text:p text:style-name="P4">totally endeared us to parents. You could play them in school without your </text:p>
        <text:p text:style-name="P4">teacher knowing that you were really playing. I think they sold for $39.95. </text:p>
        <text:p text:style-name="P3"/>
        <text:p text:style-name="P5">—<text:span text:style-name="T13">Hope Neiman </text:span></text:p>
        <text:p text:style-name="P3"/>
        <text:p text:style-name="P4">Like many small companies, GCE had a small staff and a small budget. Many </text:p>
        <text:p text:style-name="P4">of the company’s games were developed by outside programmers since only </text:p>
        <text:p text:style-name="P4">three people were on GCE’s research and development team. When Toys “R” </text:p>
        <text:p text:style-name="P4">Us refused to carry GameTime on the grounds that GCE was too small to ad¬ </text:p>
        <text:p text:style-name="P4">vertise, GCE created demand for its products by sending thousands of free </text:p>
        <text:p text:style-name="P4">samples to subscribers of Boy’s Life, along with notes that instructed the kids to </text:p>
        <text:p text:style-name="P4">request Game Time local toy stores. So many kids went into Toys “R” Us stores </text:p>
        <text:p text:style-name="P4">asking for the product that the company began carrying GCE products. </text:p>
        <text:p text:style-name="P3"/>
        <text:p text:style-name="P4">Before GCE could market the Vectrex, the company ran into funding prob¬ </text:p>
        <text:p text:style-name="P4">lems. Looking for a partner, Hope Neiman flew to Massachusetts and presented </text:p>
        <text:p text:style-name="P4">the system to executives of Milton Bradley, a company that had raked in huge </text:p>
        <text:p text:style-name="P4">profits from such early portable games as Simon. </text:p>
        <text:p text:style-name="P3"/>
        <text:p text:style-name="P4">We were going to have to get the cost of the unit down and probably lose </text:p>
        <text:p text:style-name="P4">money, which is what happens today, in order to get the hardware into </text:p>
        <text:p text:style-name="P4">people’s hands. That was going to take a major investor. The industry was </text:p>
        <text:p text:style-name="P4">hot and the public markets were bad. </text:p>
        <text:p text:style-name="P3"/>
        <text:p text:style-name="P4">In the mid-1980s, you couldn’t go public and expect to achieve any¬ </text:p>
        <text:p text:style-name="P4">thing as far as a reasonable return on your investment. The industry was </text:p>
        <text:p text:style-name="P4">very hot and Ed was very well connected, so we got a lot of interest. I pre¬ </text:p>
        <text:p text:style-name="P4">sented before every major studio. I presented to all the major toy companies, </text:p>
        <text:p text:style-name="P4">venture capitalists, you name it. We probably did fifty presentations in </text:p>
        <text:p text:style-name="P4">the span of a month. </text:p>
        <text:p text:style-name="P3"/>
        <text:p text:style-name="P4">[The executives at] Milton Bradley felt they had really missed the boat on </text:p>
        <text:p text:style-name="P4">the business; after all, Mattel had become a major player with Intellivision. </text:p>
        <text:p text:style-name="P3"/>
        <text:p text:style-name="P4">Their management was somewhat stodgy and they sort of knew that this </text:p>
        <text:p text:style-name="P4">would be sort of a cool thing to do, but they weren’t sure that they really </text:p>
        <text:p text:style-name="P4">wanted to do it. </text:p>
        <text:p text:style-name="P3"/>
        <text:p text:style-name="P3"/>
        <text:p text:style-name="P3"/>
        <text:p text:style-name="P4">The Fall 233 </text:p>
        <text:p text:style-name="P3"/>
        <text:p text:style-name="P3"/>
        <text:p text:style-name="P4">They decided to buy the company. They initially bought the company, </text:p>
        <text:p text:style-name="P4">saying they were going to leave us alone because we had shown them that </text:p>
        <text:p text:style-name="P4">we were a success. </text:p>
        <text:p text:style-name="P3"/>
        <text:p text:style-name="P5">—<text:span text:style-name="T13">Hope Neiman </text:span></text:p>
        <text:p text:style-name="P3"/>
        <text:p text:style-name="P4">The Vectrex’s vector-graphics screen proved to be both a bane and a bless¬ </text:p>
        <text:p text:style-name="P4">ing. Hardcore video-game enthusiasts liked its high-resolution images. </text:p>
        <text:p text:style-name="P4">Vector-based games like Tempest and Star Trek were still big in the arcades at the </text:p>
        <text:p text:style-name="P4">time, so many arcade fans knew about the advantages of vector graphics. Many </text:p>
        <text:p text:style-name="P4">parents also liked having a game system with its own monitor because that </text:p>
        <text:p text:style-name="P4">made it possible for them to watch television while their children played </text:p>
        <text:p text:style-name="P4">games.* A Newsweek author praised the Vectrex’s graphics in a holiday article </text:p>
        <text:p text:style-name="P4">about the video-game phenomenon. </text:p>
        <text:p text:style-name="P3"/>
        <text:p text:style-name="P4">The general public, however, considered vector graphics boring when com¬ </text:p>
        <text:p text:style-name="P4">pared to the colorful arcade translations available for the Video Computer </text:p>
        <text:p text:style-name="P4">System (VCS), the Intellivision, and particularly the ColecoVision. </text:p>
        <text:p text:style-name="P3"/>
        <text:p text:style-name="P4">In an effort to add color to its games, GCE borrowed a page from the </text:p>
        <text:p text:style-name="P4">Magnavox Odyssey and created plastic overlays for players to place over their </text:p>
        <text:p text:style-name="P4">screens. This scheme might have come across as completely ridiculous had </text:p>
        <text:p text:style-name="P4">Cinematronics not used a similar scheme to add color to the arcade version of </text:p>
        <text:p text:style-name="P4">Star Castle a few years earlier.' H ' </text:p>
        <text:p text:style-name="P3"/>
        <text:p text:style-name="P4">Milton Bradley demonstrated the Vectrex at the Winter Consumer Elec¬ </text:p>
        <text:p text:style-name="P4">tronics Show in 1982 and began shipping it in October of that year. The system </text:p>
        <text:p text:style-name="P4">retailed for $199 and had an Asteroids -like game called Mine Storm burned into </text:p>
        <text:p text:style-name="P4">its circuits. Additional game cartridges sold lor $30 to $40. The entire ship¬ </text:p>
        <text:p text:style-name="P4">ment sold out, grossing approximately $80 million. </text:p>
        <text:p text:style-name="P3"/>
        <text:p text:style-name="P4">The Field </text:p>
        <text:p text:style-name="P3"/>
        <text:p text:style-name="P4">Atari, Coleco, and Milton Bradley weren’t the only companies hoping to cash </text:p>
        <text:p text:style-name="P4">in on the video-game craze in 1982. Mattel released a voice module that en- </text:p>
        <text:p text:style-name="P3"/>
        <text:p text:style-name="P4">* According to Neiman, one reason Vectrex remained active in European markets after </text:p>
        <text:p text:style-name="P4">disappearing in the United States was that most European homes had only one television. </text:p>
        <text:p text:style-name="P3"/>
        <text:p text:style-name="P4">** One of the most popular Vectrex games was an excellent translation of Star Castle. </text:p>
        <text:p text:style-name="P3"/>
        <text:p text:style-name="P3"/>
        <text:p text:style-name="P3"/>
        <text:p text:style-name="P4">234 The Fall </text:p>
        <text:p text:style-name="P3"/>
        <text:p text:style-name="P3"/>
        <text:p text:style-name="P4">abled certain Intellivision games to speak. Magnavox, still trying to reenter </text:p>
        <text:p text:style-name="P4">the market with Odyssey 2, also released a voice module. In May 1982, </text:p>
        <text:p text:style-name="P4">Astrovision released the Astrocade, a system originally launched as the Bally </text:p>
        <text:p text:style-name="P4">Astrocade by Bally in 1978. </text:p>
        <text:p text:style-name="P3"/>
        <text:p text:style-name="P4">The most improbable product of 1982, however, came from Zircon Inter¬ </text:p>
        <text:p text:style-name="P4">national, which relaunched the Fairchild Channel F, with some enhancements, </text:p>
        <text:p text:style-name="P4">as the Channel FII. </text:p>
        <text:p text:style-name="P3"/>
        <text:p text:style-name="P4">In a Newsweek article on October 24, 1982, reporters William D. Marbach and </text:p>
        <text:p text:style-name="P4">Peter McAlevey summarized the industry and its best prospects for Christmas. </text:p>
        <text:p text:style-name="P3"/>
        <text:p text:style-name="P4">Here they come. Zaxxon, Smurf, E. T., Donkey Kong and more; a new gen¬ </text:p>
        <text:p text:style-name="P4">eration of video games—and game machines—is gobbling its way onto </text:p>
        <text:p text:style-name="P4">toy-store shelves like so many Pac-Men. By and large, the entries are a </text:p>
        <text:p text:style-name="P4">startling leap forward. Manufacturers have taken maximum advan¬ </text:p>
        <text:p text:style-name="P4">tage of recent advances in semiconductor technology to create </text:p>
        <text:p text:style-name="P4">state-of-the-art fun. For the first time, the graphics and play action of </text:p>
        <text:p text:style-name="P4">home games are beginning to approach the quality of video-arcade </text:p>
        <text:p text:style-name="P4">games. In some cases, home-video makers have even vaulted ahead </text:p>
        <text:p text:style-name="P4">with games that “talk.” </text:p>
        <text:p text:style-name="P3"/>
        <text:p text:style-name="P4">The new products will all be out just in time for Christmas. Manu¬ </text:p>
        <text:p text:style-name="P4">facturers are gunning for each other like starship pilots facing an </text:p>
        <text:p text:style-name="P4">onslaught of alien ships. The stakes are huge: the booming video-game </text:p>
        <text:p text:style-name="P4">industry has become almost as big as the movie business and a single </text:p>
        <text:p text:style-name="P4">top-selling home video-game cartridge may soon be able to outsell all </text:p>
        <text:p text:style-name="P4">but Hollywood’s biggest blockbusters. 6 </text:p>
        <text:p text:style-name="P3"/>
        <text:p text:style-name="P3"/>
        <text:p text:style-name="P4">The Big Surprise </text:p>
        <text:p text:style-name="P3"/>
        <text:p text:style-name="P4">On December 7, 1982, Atari announced that it expected a 10 to 15 percent </text:p>
        <text:p text:style-name="P4">increase in sales in the fourth quarter. Until that announcement, Atari execu¬ </text:p>
        <text:p text:style-name="P4">tives had been talking about an increase of 50 percent. Analysts were shocked. </text:p>
        <text:p text:style-name="P4">Atari had never given any indication that sales were not on target. The news </text:p>
        <text:p text:style-name="P4">set off a panic. </text:p>
        <text:p text:style-name="P3"/>
        <text:p text:style-name="P4">By the time the New York Stock Exchange closed on December 8, Warner stock </text:p>
        <text:p text:style-name="P4">had fallen 16 / points to 35 Vs and the video-game industry had begun to collapse. </text:p>
        <text:p text:style-name="P3"/>
        <text:p text:style-name="P3"/>
        <text:p text:style-name="P3"/>
        <text:p text:style-name="P4">The Fall 235 </text:p>
        <text:p text:style-name="P3"/>
        <text:p text:style-name="P3"/>
        <text:p text:style-name="P4">Warner Communications was further embarrassed a few days later when it </text:p>
        <text:p text:style-name="P4">was discovered that Atari president and CEO Ray Kassar had sold 5,000 shares </text:p>
        <text:p text:style-name="P4">of Warner stock 23 minutes before announcing the company’s sales figures. </text:p>
        <text:p text:style-name="P4">He said that the announcement had nothing to do with his transaction and </text:p>
        <text:p text:style-name="P4">eventually returned the money, but the damage was done. </text:p>
        <text:p text:style-name="P3"/>
        <text:p text:style-name="P4">I sold 5,000 shares of Warner Communications, which represented 1 percent </text:p>
        <text:p text:style-name="P4">of my total holdings. </text:p>
        <text:p text:style-name="P3"/>
        <text:p text:style-name="P4">The timing was unfortunate, but the reason I sold those shares was that I </text:p>
        <text:p text:style-name="P4">had been working with my investment counselor on a new investment oppor¬ </text:p>
        <text:p text:style-name="P4">tunity that developed and they needed that amount of money. I think it was </text:p>
        <text:p text:style-name="P4">about $82,000. So I sold the stock, and I reported the sale to the company. </text:p>
        <text:p text:style-name="P3"/>
        <text:p text:style-name="P4">There was an SEC investigation. It was resolved, and there was no action. </text:p>
        <text:p text:style-name="P3"/>
        <text:p text:style-name="P4">If I was really bailing out, I would have sold hundreds of thousands of shares </text:p>
        <text:p text:style-name="P4">of Warner Communication, not 5,000 shares. </text:p>
        <text:p text:style-name="P3"/>
        <text:p text:style-name="P5">—<text:span text:style-name="T13">Ray Kassar </text:span></text:p>
        <text:p text:style-name="P3"/>
        <text:p text:style-name="P4">Atari had deeply rooted problems that eventually infected the entire video- </text:p>
        <text:p text:style-name="P4">game industry. During its heyday, Atari became top-heavy with marketers and </text:p>
        <text:p text:style-name="P4">other executives. As several ex-Atari people later described the situation, the com¬ </text:p>
        <text:p text:style-name="P4">pany had entirely abandoned its carefree youth and become a home for MBAs. </text:p>
        <text:p text:style-name="P3"/>
        <text:p text:style-name="P4">With the continuing growth of video games, some executives began to be¬ </text:p>
        <text:p text:style-name="P4">lieve that they could sell anything as long as it came packaged as a video game. </text:p>
        <text:p text:style-name="P4">Purina created a game titled Chase the Chuck Wagon, a video-game version of a </text:p>
        <text:p text:style-name="P4">television commercial for Chuck Wagon dog food. Atari even released a video- </text:p>
        <text:p text:style-name="P4">game version of the Rubik’s Cube. </text:p>
        <text:p text:style-name="P3"/>
        <text:p text:style-name="P4">We had 24- and 26-year-old MBAs running around making multimillion- </text:p>
        <text:p text:style-name="P4">dollar decisions. I remember shortly after I first joined Atari, I guess I had </text:p>
        <text:p text:style-name="P4">been there for less then a month, and they had just signed up to do a video </text:p>
        <text:p text:style-name="P4">rendition of Rubik’s Cube. </text:p>
        <text:p text:style-name="P3"/>
        <text:p text:style-name="P4">There was a woman who was running the marketing for the North Ameri¬ </text:p>
        <text:p text:style-name="P4">can side of the business, and she came up to me and asked me if International </text:p>
        <text:p text:style-name="P4">[the International division of Atari] would be interested in marketing it in¬ </text:p>
        <text:p text:style-name="P4">ternationally. And I said, "No. Absolutely not.” </text:p>
        <text:p text:style-name="P3"/>
        <text:p text:style-name="P3"/>
        <text:p text:style-name="P3"/>
        <text:p text:style-name="P4">236 The Fall </text:p>
        <text:p text:style-name="P3"/>
        <text:p text:style-name="P3"/>
        <text:p text:style-name="P4">She was quite surprised that I could make a decision that quickly, and she </text:p>
        <text:p text:style-name="P4">said, "Well, why wouldn’t you be interested in it?” </text:p>
        <text:p text:style-name="P3"/>
        <text:p text:style-name="P4">I said, "Well, you’re going to have to help me understand why a $40 elec¬ </text:p>
        <text:p text:style-name="P4">tronic rendition of this product is better than the $3.98 [original] rendition </text:p>
        <text:p text:style-name="P4">that is more portable and that I can take anywhere I want. When you can </text:p>
        <text:p text:style-name="P4">convince me of that, I’ll be happy to consider this for International.” </text:p>
        <text:p text:style-name="P3"/>
        <text:p text:style-name="P4">Rubik’s Cube went on to be an incredibly bad disaster. </text:p>
        <text:p text:style-name="P3"/>
        <text:p text:style-name="P5">—<text:span text:style-name="T13">Steven Race, former vice president, Marketing and Communications, </text:span></text:p>
        <text:p text:style-name="P3"/>
        <text:p text:style-name="P4">International Division, Atari </text:p>
        <text:p text:style-name="P3"/>
        <text:p text:style-name="P4">The first indication of trouble came in May 1982, but no one seemed to </text:p>
        <text:p text:style-name="P4">notice. Atari manufactured 12 million copies of Pac-Man, even though the </text:p>
        <text:p text:style-name="P4">company’s research showed that less than 10 million people actually owned </text:p>
        <text:p text:style-name="P4">and used its 2600s. Atari manufactured over two million extra copies on the </text:p>
        <text:p text:style-name="P4">theory that millions of people would buy the hardware just to play Pac-Man. </text:p>
        <text:p text:style-name="P3"/>
        <text:p text:style-name="P4">In an effort to get the game manufactured quickly, Atari contracted with a </text:p>
        <text:p text:style-name="P4">programmer named Todd Frye, promising him a royalty on every Pac-Man car¬ </text:p>
        <text:p text:style-name="P4">tridge the company manufactured. With a deal like that, Frye made money even </text:p>
        <text:p text:style-name="P4">if the game was bad. According to industry rumors, he made over $1 million. </text:p>
        <text:p text:style-name="P3"/>
        <text:p text:style-name="P4">Whether it was bad programming or a weakness in the hardware, Frye’s </text:p>
        <text:p text:style-name="P4">version of Pac-Manh&amp;d slow, jerky animation and the ghosts flickered so badly </text:p>
        <text:p text:style-name="P4">that they kept disappearing from the screen. Atari sold seven million copies </text:p>
        <text:p text:style-name="P4">of Pac-Man; many people were so disappointed with the game that they asked </text:p>
        <text:p text:style-name="P4">for a refund. </text:p>
        <text:p text:style-name="P3"/>
        <text:p text:style-name="P4">The first real chink in the armor, though, was Atari’s edition of Pac-Man, </text:p>
        <text:p text:style-name="P4">which was a terrible job. It was amazing that they produced such a flickery, </text:p>
        <text:p text:style-name="P4">unresponsive game. And although they sold many copies, paradoxically the </text:p>
        <text:p text:style-name="P4">more copies they sold, the more people they turned off. </text:p>
        <text:p text:style-name="P3"/>
        <text:p text:style-name="P5">—<text:span text:style-name="T13">Arnie Katz </text:span></text:p>
        <text:p text:style-name="P3"/>
        <text:p text:style-name="P4">A few retailers canceled their orders over the summer, but no one at Atari </text:p>
        <text:p text:style-name="P4">saw any cause for alarm. The big vendors, JC Penney, Sears, and Kmart, all stayed </text:p>
        <text:p text:style-name="P4">on track. Ray Kassar may have discussed these problems with Manny Gerard, </text:p>
        <text:p text:style-name="P3"/>
        <text:p text:style-name="P3"/>
        <text:p text:style-name="P3"/>
        <text:p text:style-name="P4">Hie Fall 237 </text:p>
        <text:p text:style-name="P3"/>
        <text:p text:style-name="P3"/>
        <text:p text:style-name="P4">the Warner executive watching over Atari, but both men remained completely </text:p>
        <text:p text:style-name="P4">confident. Atari still garnered 70 percent of Warner’s operating profits. 7 </text:p>
        <text:p text:style-name="P3"/>
        <text:p text:style-name="P4">Atari’s problems continued with the production of E. T„ a game based on </text:p>
        <text:p text:style-name="P4">Steven Spielberg’s blockbuster movie. Many analysts later blamed Kassar for </text:p>
        <text:p text:style-name="P4">the disaster, but it actually began with Steven Ross, the head of Warner Com¬ </text:p>
        <text:p text:style-name="P4">munications. </text:p>
        <text:p text:style-name="P3"/>
        <text:p text:style-name="P4">Steve Ross called me. He was very anxious to have Spielberg make movies </text:p>
        <text:p text:style-name="P4">for Warner, and he said he just made a deal with Spielberg to produce £ T. </text:p>
        <text:p text:style-name="P4">as a cartridge. </text:p>
        <text:p text:style-name="P3"/>
        <text:p text:style-name="P4">He asked me what 1 thought. I said, "I think it’s a very dumb idea. We’ve </text:p>
        <text:p text:style-name="P4">never really made an action game out of a movie.” </text:p>
        <text:p text:style-name="P3"/>
        <text:p text:style-name="P4">And he said, "Well I’ve also guaranteed Spielberg a $25 million royalty </text:p>
        <text:p text:style-name="P4">regardless of what we did.” </text:p>
        <text:p text:style-name="P3"/>
        <text:p text:style-name="P5">—<text:span text:style-name="T13">Ray Kassar </text:span></text:p>
        <text:p text:style-name="P3"/>
        <text:p text:style-name="P4">Atari was poised for another great year when Ross approached Spielberg about </text:p>
        <text:p text:style-name="P4">licensing £. T. The Pac-Man cartridge had been a disappointment, but Kassar and </text:p>
        <text:p text:style-name="P4">Gerard still claimed that Atari’s sales would be up by 50 percent for the fourth </text:p>
        <text:p text:style-name="P4">quarter. Ross might not have known the full extent of the Pac-Man debacle and </text:p>
        <text:p text:style-name="P4">had felt confident that a game based on E. T. could be a huge bestseller. </text:p>
        <text:p text:style-name="P3"/>
        <text:p text:style-name="P4">Ross told Spielberg that the game should be out in time for Christmas. </text:p>
        <text:p text:style-name="P4">Since they made the deal in late July, that left very little time to design and </text:p>
        <text:p text:style-name="P4">manufacture it. </text:p>
        <text:p text:style-name="P3"/>
        <text:p text:style-name="P4">I asked Steve, "When do we have to produce this?” </text:p>
        <text:p text:style-name="P3"/>
        <text:p text:style-name="P4">He said for Christmas of 1982. </text:p>
        <text:p text:style-name="P3"/>
        <text:p text:style-name="P4">This was in July when he called me, the end of July. </text:p>
        <text:p text:style-name="P3"/>
        <text:p text:style-name="P4">I said, "Steve, the lead time to produce a game is at least 6 months between </text:p>
        <text:p text:style-name="P4">semiconductor deliveries and programming and all that. It’s impossible.” </text:p>
        <text:p text:style-name="P3"/>
        <text:p text:style-name="P4">He said, "Well, you have to do it because I promised Spielberg we'd have </text:p>
        <text:p text:style-name="P4">it on retail shelves for Christmas.” </text:p>
        <text:p text:style-name="P3"/>
        <text:p text:style-name="P4">We had literally six weeks to produce a brand new game, manufacture it, </text:p>
        <text:p text:style-name="P4">package it, and market it. It was a disaster. I mean, the programmers hated </text:p>
        <text:p text:style-name="P4">it. Nobody liked the game. </text:p>
        <text:p text:style-name="P3"/>
        <text:p text:style-name="P3"/>
        <text:p text:style-name="P3"/>
        <text:p text:style-name="P4">2^8 The Fall </text:p>
        <text:p text:style-name="P3"/>
        <text:p text:style-name="P3"/>
        <text:p text:style-name="P4">Then he [Ross] ordered us to produce almost five million of these games. </text:p>
        <text:p text:style-name="P3"/>
        <text:p text:style-name="P4">I told him, "Steve, that’s crazy. We never make five million of a product until </text:p>
        <text:p text:style-name="P4">we have some market testing.” </text:p>
        <text:p text:style-name="P3"/>
        <text:p text:style-name="P4">He said, "Well, it’s going to be a big hit because of Spielberg and E. T .” So </text:p>
        <text:p text:style-name="P4">we made five million and practically all of them came back. </text:p>
        <text:p text:style-name="P3"/>
        <text:p text:style-name="P5">—<text:span text:style-name="T13">Ray Kassar </text:span></text:p>
        <text:p text:style-name="P3"/>
        <text:p text:style-name="P4">None of the VCS programmers wanted anything to do with E. T. because it </text:p>
        <text:p text:style-name="P4">came with an unrealistic deadline and high expectations. In the end, Kassar </text:p>
        <text:p text:style-name="P4">turned to Howard Scott Warshaw, a young programmer whose other games, </text:p>
        <text:p text:style-name="P4">Yar's Revenge and Raiders of the Lost Ark, were both million-sellers* Kassar was so </text:p>
        <text:p text:style-name="P4">anxious about this project that he forgot his normally aristocratic preten¬ </text:p>
        <text:p text:style-name="P4">sions and called Warshaw himself. </text:p>
        <text:p text:style-name="P3"/>
        <text:p text:style-name="P4">It was late July when they first called me up to do it, after my boss, other </text:p>
        <text:p text:style-name="P4">programmers, and everybody else told them to forget it. Ray called me up </text:p>
        <text:p text:style-name="P4">personally. Because of some other interactions I had had with Ray before, I </text:p>
        <text:p text:style-name="P4">think he just had a feeling that i would do it. </text:p>
        <text:p text:style-name="P3"/>
        <text:p text:style-name="P4">So he called me up from Monterey and said, "Howard, we need £ F,” This </text:p>
        <text:p text:style-name="P4">was like July 23, and he said "We need E.T. by September 1. Can you do it?” </text:p>
        <text:p text:style-name="P3"/>
        <text:p text:style-name="P4">I said, "Yeah, provided we reach the right agreement.” </text:p>
        <text:p text:style-name="P3"/>
        <text:p text:style-name="P5">—<text:span text:style-name="T13">Howard Scott Warshaw, former VCS programmer, </text:span></text:p>
        <text:p text:style-name="P3"/>
        <text:p text:style-name="P4">creator of Atari’s E.T. </text:p>
        <text:p text:style-name="P3"/>
        <text:p text:style-name="P4">E. T. became infamous throughout the video-game industry for its dull </text:p>
        <text:p text:style-name="P4">play and disappointing story. The game involved leading Spielberg’s cute </text:p>
        <text:p text:style-name="P3"/>
        <text:p text:style-name="P3"/>
        <text:p text:style-name="P4">* Warshaw’s first game, Yar's Revenge, was the bestselling original game Atari released for the </text:p>
        <text:p text:style-name="P4">VCS. It was about Yar of the Rassak Solar System. The joke was that Yar was Ray spelled </text:p>
        <text:p text:style-name="P4">backward and Rassak was Kassar. The game was Ray’s revenge on Activision. </text:p>
        <text:p text:style-name="P3"/>
        <text:p text:style-name="P4">Warshaw told a friend in the marketing department that the name was a secret joke </text:p>
        <text:p text:style-name="P4">between him and Kassar and that Kassar loved it, even though Kassar had never heard </text:p>
        <text:p text:style-name="P4">about it. He asked his friend not to tell anyone, because he didn’t want anything to </text:p>
        <text:p text:style-name="P4">influence getting the name approved. The friend immediately made sure the name stuck. </text:p>
        <text:p text:style-name="P4">Warshaw’s next game was Raiders of the Lost Ark. </text:p>
        <text:p text:style-name="P3"/>
        <text:p text:style-name="P3"/>
        <text:p text:style-name="P3"/>
        <text:p text:style-name="P4">The Fall 23 f </text:p>
        <text:p text:style-name="P3"/>
        <text:p text:style-name="P3"/>
        <text:p text:style-name="P4">extraterrestrial away from various dangers as he tried to assemble an inter- </text:p>
        <text:p text:style-name="P4">galactic device to phone home. The game’s graphics were primitive, even by </text:p>
        <text:p text:style-name="P4">Atari 2600 standards, and E.T. spent most of the game falling into holes. </text:p>
        <text:p text:style-name="P3"/>
        <text:p text:style-name="P4">Riding on the heels of the Pac-Man disaster, E. T. was too much. Atari had </text:p>
        <text:p text:style-name="P4">managed to sell millions of Pac-Man cartridges, but the majority of E.T. car¬ </text:p>
        <text:p text:style-name="P4">tridges remained in dead inventory. Atari tried to buy its way out of the hole by </text:p>
        <text:p text:style-name="P4">licensing top arcade games, often spending millions of dollars for exclusive rights. </text:p>
        <text:p text:style-name="P3"/>
        <text:p text:style-name="P4">Basically, we’d zap them. They had last right of refusal, so we’d just come up </text:p>
        <text:p text:style-name="P4">with a bid that was wild; then, of course, Atari would be forced to beat it. </text:p>
        <text:p text:style-name="P3"/>
        <text:p text:style-name="P4">Atari was getting it from two sides. Atari was getting it from not only the </text:p>
        <text:p text:style-name="P4">glut of the market, but also they were paying unbelievable amounts of money </text:p>
        <text:p text:style-name="P4">for these software titles. You know, the bidding on these software titles was </text:p>
        <text:p text:style-name="P4">just mind blowing. </text:p>
        <text:p text:style-name="P3"/>
        <text:p text:style-name="P5">—<text:span text:style-name="T13">Al Kahn, former executive vice president, Coleco </text:span></text:p>
        <text:p text:style-name="P3"/>
        <text:p text:style-name="P4">Not even home versions of the latest arcade hits helped. Consumers had </text:p>
        <text:p text:style-name="P4">already begun losing interest in video arcades, and in 1983, they stopped pur¬ </text:p>
        <text:p text:style-name="P4">chasing video games. The industry that had shown such miraculous growth </text:p>
        <text:p text:style-name="P4">through most of 1982 suddenly became a black hole. </text:p>
        <text:p text:style-name="P3"/>
        <text:p text:style-name="P4">Warner Communication’s Atari, which pioneered home video games </text:p>
        <text:p text:style-name="P4">with such classics as Space Invaders and Asteroids, has lost $356 million so far </text:p>
        <text:p text:style-name="P4">this year, dropped 3,000 employees from its payroll of 10,000 and fin¬ </text:p>
        <text:p text:style-name="P4">ished moving all of its manufacturing facilities to Hong Kong and Taiwan. </text:p>
        <text:p text:style-name="P4">Plagued partly by sluggish sales of Intellivision games, the electronics </text:p>
        <text:p text:style-name="P4">division of Mattel has run a $201 million deficit in 1983, while laying off </text:p>
        <text:p text:style-name="P4">37 percent of its 1,800-member work force. Activision estimated that it </text:p>
        <text:p text:style-name="P4">lost $3 million to $5 million in the past three months, despite scoring </text:p>
        <text:p text:style-name="P4">hits with its new Enduroaxid Robot Tank games. At Bally, the leading manu¬ </text:p>
        <text:p text:style-name="P4">facturer of arcade video machines, profits are off 85 percent. 8 </text:p>
        <text:p text:style-name="P3"/>
        <text:p text:style-name="P4">I think I’m responsible for some of the problem. I think Ray is responsible for </text:p>
        <text:p text:style-name="P4">a lot of the problem. Neither one of us is responsible for the fact that a mar¬ </text:p>
        <text:p text:style-name="P4">ket just went away in an eye blink. </text:p>
        <text:p text:style-name="P3"/>
        <text:p text:style-name="P3"/>
        <text:p text:style-name="P3"/>
        <text:p text:style-name="P4">240 The Fall </text:p>
        <text:p text:style-name="P3"/>
        <text:p text:style-name="P3"/>
        <text:p text:style-name="P4">Steve Ross blamed me to some extent. He blamed Kassar. The truth of the </text:p>
        <text:p text:style-name="P4">matter is, you can't blame me for the market imploding, but you can cer¬ </text:p>
        <text:p text:style-name="P4">tainly pin some of the blame for the Atari problems on me and I in turn will </text:p>
        <text:p text:style-name="P4">tell you that you have to blame Kassar for some good chunk. He was running </text:p>
        <text:p text:style-name="P4">the show. It was on his watch and tangentially on my watch. </text:p>
        <text:p text:style-name="P3"/>
        <text:p text:style-name="P5">—<text:span text:style-name="T13">Manny Gerard, former vice president, Warner Communications </text:span></text:p>
        <text:p text:style-name="P3"/>
        <text:p text:style-name="P4">Atari was stuck with enormous inventories of worthless game cartridges. </text:p>
        <text:p text:style-name="P4">With no hope of selling them, Atari dumped millions of cartridges in a land¬ </text:p>
        <text:p text:style-name="P4">fill in the New Mexico desert. When reports came out that people had </text:p>
        <text:p text:style-name="P4">discovered the landfill, Atari sent steamrollers to crush the cartridges, then </text:p>
        <text:p text:style-name="P4">poured cement over the rubble.* </text:p>
        <text:p text:style-name="P3"/>
        <text:p text:style-name="P4">By the end of 1983, Atari had racked up $536 million in losses. Warner Com¬ </text:p>
        <text:p text:style-name="P4">munications sold the company the following year. </text:p>
        <text:p text:style-name="P3"/>
        <text:p text:style-name="P3"/>
        <text:p text:style-name="P4">* This was not the first time Atari destroyed unwanted cartridges. The practice had gone on </text:p>
        <text:p text:style-name="P4">for years. According to several sources, the concrete slab under Atari’s Borregas Street </text:p>
        <text:p text:style-name="P4">warehouse is filled with crushed cartridges. </text:p>
        <text:p text:style-name="P3"/>
        <text:p text:style-name="P3"/>
        <text:p text:style-name="P3"/>
        <text:p text:style-name="P3"/>
        <text:p text:style-name="P4">jrmath </text:p>
        <text:p text:style-name="P3"/>
        <text:p text:style-name="P3"/>
        <text:p text:style-name="P4">I went to visit Nolan at this small toy company he owned called Axlon. I walked in and </text:p>
        <text:p text:style-name="P4">asked to see him and was told, "Mr. Bushnell’s in a meeting.” </text:p>
        <text:p text:style-name="P3"/>
        <text:p text:style-name="P4">About three minutes later a door bursts open and Nolan comes through with a big </text:p>
        <text:p text:style-name="P4">smile on his face. He says, "Manny Gerard, the man who fired me from Atari.” </text:p>
        <text:p text:style-name="P3"/>
        <text:p text:style-name="P4">I said, "Right, Nolan. And the guy who made you a millionaire.” </text:p>
        <text:p text:style-name="P3"/>
        <text:p text:style-name="P4">Nolan stopped in his tracks and said, "I guess you’re right.” </text:p>
        <text:p text:style-name="P3"/>
        <text:p text:style-name="P5">—<text:span text:style-name="T13">Manny Gerard, former vice president, Warner Communications </text:span></text:p>
        <text:p text:style-name="P3"/>
        <text:p text:style-name="P4">"My name is Nolan Bushnell, but I'm not God,” he told them. "I need to build factories.” </text:p>
        <text:p text:style-name="P3"/>
        <text:p text:style-name="P4">If not God, then Prometheus—about to be unbound. At midnight on September 30, </text:p>
        <text:p text:style-name="P4">1983, a seven-year noncompete agreement, which Bushnell had signed when he sold his </text:p>
        <text:p text:style-name="P4">pioneering Atari Inc. video game company to Warner Communications Inc. in 1976, was </text:p>
        <text:p text:style-name="P4">due to expire, and a grand party had been organized to celebrate his release. </text:p>
        <text:p text:style-name="P3"/>
        <text:p text:style-name="P3"/>
        <text:p text:style-name="P5">—<text:span text:style-name="T13">Steve Coll, "When the Magic Goes,” Inc. Magazine </text:span></text:p>
        <text:p text:style-name="P3"/>
        <text:p text:style-name="P3"/>
        <text:p text:style-name="P3"/>
        <text:p text:style-name="P4">242 The Aftermath </text:p>
        <text:p text:style-name="P3"/>
        <text:p text:style-name="P3"/>
        <text:p text:style-name="P4">The Rich and Famous </text:p>
        <text:p text:style-name="P3"/>
        <text:p text:style-name="P4">With the unlikely and unqualified successes of Atari and Chuck E. Cheese, Nolan </text:p>
        <text:p text:style-name="P4">Bushnell became a Silicon Valley legend and a world-renowned high roller. He </text:p>
        <text:p text:style-name="P4">purchased two personal jets, bought mansions, took up yachting, and devel¬ </text:p>
        <text:p text:style-name="P4">oped a taste for the finer things in life. When he decided that Northern California </text:p>
        <text:p text:style-name="P4">needed a truly fine restaurant, he had one built—the Lion and Compass. </text:p>
        <text:p text:style-name="P3"/>
        <text:p text:style-name="P4">Bushnell mingled with the biggest names of his time, entertaining actors and </text:p>
        <text:p text:style-name="P4">politicians and doing frequent interviews with financial publications. He even con¬ </text:p>
        <text:p text:style-name="P4">sidered making a bid for a seat in the United States House of Representatives. </text:p>
        <text:p text:style-name="P3"/>
        <text:p text:style-name="P4">I met Nolan in the late 1970s. I was a reporter at the Washington Post. My </text:p>
        <text:p text:style-name="P4">recollection is that I met Nolan at a party at Bob Woodward’s house. Bob was </text:p>
        <text:p text:style-name="P4">his next-door neighbor in Washington. </text:p>
        <text:p text:style-name="P3"/>
        <text:p text:style-name="P4">Nolan used to own a Learjet and he loaned it to George Bush when Bush </text:p>
        <text:p text:style-name="P4">was Ronald Reagan’s vice presidential running mate, and he sort of got in¬ </text:p>
        <text:p text:style-name="P4">terested in politics that way. And he got put on some Presidential commission </text:p>
        <text:p text:style-name="P4">as a result of what he did. </text:p>
        <text:p text:style-name="P3"/>
        <text:p text:style-name="P5">—<text:span text:style-name="T13">Tom Zito, former reporter, the Washington Post </text:span></text:p>
        <text:p text:style-name="P3"/>
        <text:p text:style-name="P4">In 1981, Bushnell founded Catalyst Technologies, an incubator firm that </text:p>
        <text:p text:style-name="P4">housed and funded several high-tech start-up companies. In exchange for </text:p>
        <text:p text:style-name="P4">building space, access to office equipment, and funding, Bushnell received a </text:p>
        <text:p text:style-name="P4">piece of each company. </text:p>
        <text:p text:style-name="P3"/>
        <text:p text:style-name="P4">The companies he selected reflected his tastes. Through Catalyst, Bushnell </text:p>
        <text:p text:style-name="P4">became involved with companies working on high-resolution television moni¬ </text:p>
        <text:p text:style-name="P4">tors, cable television, and robotic toys. For him, the Catalyst building was a </text:p>
        <text:p text:style-name="P4">kind of dream factory that was funded by the ever-growing success of Chuck </text:p>
        <text:p text:style-name="P4">E. Cheese and Pizza Time Theaters. </text:p>
        <text:p text:style-name="P3"/>
        <text:p text:style-name="P4">In the three years since Bushnell had started Pizza Time Theaters, the com¬ </text:p>
        <text:p text:style-name="P4">pany had opened 204 restaurants, and he expected that number to grow to </text:p>
        <text:p text:style-name="P4">277 by the end of 1983. Behind the scenes, however, Bushnell’s empire faced a </text:p>
        <text:p text:style-name="P4">previously unforeseen danger in the form of a new restaurant chain that would </text:p>
        <text:p text:style-name="P4">challenge Chuck E. Cheese. The chain, ShowBiz Pizza, was nearly identical to </text:p>
        <text:p text:style-name="P4">Chuck E. Cheese. </text:p>
        <text:p text:style-name="P3"/>
        <text:p text:style-name="P3"/>
        <text:p text:style-name="P3"/>
        <text:p text:style-name="P4">The Aftermath 243 </text:p>
        <text:p text:style-name="P3"/>
        <text:p text:style-name="P3"/>
        <text:p text:style-name="P4">Like Chuck E. Cheese, ShowBiz restaurants served pizza in a cafeteria-like </text:p>
        <text:p text:style-name="P4">theater, in which customers watched musical reviews performed by robotic </text:p>
        <text:p text:style-name="P4">animals. Chuck E. Cheese had a streetwise rat, ShowBiz had a bear named </text:p>
        <text:p text:style-name="P4">Billy Bob leading a band called the Rock-a-Fire Explosion. Both chains fea¬ </text:p>
        <text:p text:style-name="P4">tured large arcades in which patrons played video games and children rode </text:p>
        <text:p text:style-name="P4">coin-operated rides while waiting for their orders. </text:p>
        <text:p text:style-name="P3"/>
        <text:p text:style-name="P4">The similarity was no accident. ShowBiz Pizza was founded by Robert Brock </text:p>
        <text:p text:style-name="P4">of the Brock Hotel Group—the largest Holiday Inn franchise in America at </text:p>
        <text:p text:style-name="P4">the time. 1 Brock first became aware of Pizza Time Theaters in 1978, shortly </text:p>
        <text:p text:style-name="P4">after Bushnell opened his second location in San Jose. He contacted Bushnell </text:p>
        <text:p text:style-name="P4">the following year and inquired about opening a chain of200 Chuck E. Cheese </text:p>
        <text:p text:style-name="P4">restaurants in the Midwest. </text:p>
        <text:p text:style-name="P3"/>
        <text:p text:style-name="P4">Brock decided against licensing Chuck E. Cheese, however, when he met </text:p>
        <text:p text:style-name="P4">Aaron Fletcher, an inventor manufacturing robotic characters similar to the </text:p>
        <text:p text:style-name="P4">ones in Chuck E. Cheese that looked better and cost less. Instead of buying </text:p>
        <text:p text:style-name="P4">Bushnell’s franchise, he decided to compete against it. </text:p>
        <text:p text:style-name="P3"/>
        <text:p text:style-name="P4">Two weeks after returning to [his corporate headquarters in] Topeka, Brock </text:p>
        <text:p text:style-name="P4">no longer wanted to be a franchisee; he wanted to be a franchiser. Brock </text:p>
        <text:p text:style-name="P4">demanded that Nolan tear up the contract. Nolan refused. Brock went ahead </text:p>
        <text:p text:style-name="P4">anyway and negotiated a contract with Fletcher. N olan sued Brock for breach </text:p>
        <text:p text:style-name="P4">of contract, and Brock countersued Nolan for misrepresentation. 2 </text:p>
        <text:p text:style-name="P3"/>
        <text:p text:style-name="P4">Bushnell successfully demonstrated that Chuck E. Cheese had been a </text:p>
        <text:p text:style-name="P4">unique idea and that ShowBiz was an imitation, and the courts ruled in his </text:p>
        <text:p text:style-name="P4">favor. Although he was not successful at shutting Brock’s chain down, </text:p>
        <text:p text:style-name="P4">Bushnell received a percentage of the annual revenues from the first 160 </text:p>
        <text:p text:style-name="P4">ShowBiz restaurants. 3 </text:p>
        <text:p text:style-name="P3"/>
        <text:p text:style-name="P4">ShowBiz wasn’t the only problem. More concerned about robots and video </text:p>
        <text:p text:style-name="P4">games than food. Pizza Time executives had their restaurants serving cheap </text:p>
        <text:p text:style-name="P4">pizza at premium prices. With poor quality food and the popularity of video </text:p>
        <text:p text:style-name="P4">games evaporating, people had no reason to go to Chuck E. Cheese, and the </text:p>
        <text:p text:style-name="P4">company’s revenues began falling by the end of 1982. </text:p>
        <text:p text:style-name="P3"/>
        <text:p text:style-name="P4">Pizza Time Theaters was operating in the red by the middle of 1983. The </text:p>
        <text:p text:style-name="P4">company’s repeat business fell off,' 1 and one-time business was not enough to </text:p>
        <text:p text:style-name="P3"/>
        <text:p text:style-name="P3"/>
        <text:p text:style-name="P3"/>
        <text:p text:style-name="P4">244 The Aftermath </text:p>
        <text:p text:style-name="P3"/>
        <text:p text:style-name="P3"/>
        <text:p text:style-name="P4">cover the costs of running the restaurants. Amazingly, Bushnell claims that </text:p>
        <text:p text:style-name="P4">he was unaware of the problems. A professional management team ran the </text:p>
        <text:p text:style-name="P4">company while he developed Catalyst industries and traveled. </text:p>
        <text:p text:style-name="P3"/>
        <text:p text:style-name="P4">I was aware that some store sales were dropping in certain parts of the coun¬ </text:p>
        <text:p text:style-name="P4">try where we had built too many operations. The professional managers were </text:p>
        <text:p text:style-name="P4">the problem, not the solution. </text:p>
        <text:p text:style-name="P3"/>
        <text:p text:style-name="P4">The rap that really pisses me off is being characterized as an inept man¬ </text:p>
        <text:p text:style-name="P4">ager. I believe that the real story of Atari was one of real sound financial </text:p>
        <text:p text:style-name="P4">management because I don’t believe that there are 100 people, certainly not </text:p>
        <text:p text:style-name="P4">any of the people who are so critical of me. Not one of them could have built </text:p>
        <text:p text:style-name="P4">that company with no cash. </text:p>
        <text:p text:style-name="P3"/>
        <text:p text:style-name="P5">—<text:span text:style-name="T13">Nolan Bushnell </text:span></text:p>
        <text:p text:style-name="P3"/>
        <text:p text:style-name="P3"/>
        <text:p text:style-name="P4">Adrift at Sea </text:p>
        <text:p text:style-name="P3"/>
        <text:p text:style-name="P4">Nolan bought a yacht. He built a special yacht and he entered that big race, </text:p>
        <text:p text:style-name="P4">but he wasn’t a great sailor. No matter what you say about Nolan, he is one </text:p>
        <text:p text:style-name="P4">colorful dude. </text:p>
        <text:p text:style-name="P3"/>
        <text:p text:style-name="P5">—<text:span text:style-name="T13">Manny Gerard </text:span></text:p>
        <text:p text:style-name="P3"/>
        <text:p text:style-name="P4">As far as Nolan Bushnell was concerned, Chuck E. Cheese was doing well, his </text:p>
        <text:p text:style-name="P4">Catalyst companies were going to pay off, and the end of the noncompete agree¬ </text:p>
        <text:p text:style-name="P4">ment Warner Communications had him sign before purchasing Atari was at hand. </text:p>
        <text:p text:style-name="P3"/>
        <text:p text:style-name="P4">Behind the scenes, Bushnell had already reentered the video game indus¬ </text:p>
        <text:p text:style-name="P4">try. In January, eight months before he could officially enter the business, he </text:p>
        <text:p text:style-name="P4">closed a deal to purchase Videa Inc. for $2.2 million. Videa was a game com¬ </text:p>
        <text:p text:style-name="P4">pany founded by three of Atari’s brightest alumni—Roger Hector, Howie </text:p>
        <text:p text:style-name="P4">Delman, and Ed Rotberg. </text:p>
        <text:p text:style-name="P3"/>
        <text:p text:style-name="P4">Hector, who had worked with A1 Alcorn on Cosmos, was a natural leader </text:p>
        <text:p text:style-name="P4">and had experience working with holographic images. Delman, a brilliant </text:p>
        <text:p text:style-name="P4">engineer, built Lunar Lander, Atari’s first vector-graphics game. (Atari’s later </text:p>
        <text:p text:style-name="P4">vector-graphics games were also built around Delman’s hardware.) Rotberg, </text:p>
        <text:p text:style-name="P3"/>
        <text:p text:style-name="P3"/>
        <text:p text:style-name="P3"/>
        <text:p text:style-name="P4">Hie Aftermath 24 $ </text:p>
        <text:p text:style-name="P3"/>
        <text:p text:style-name="P3"/>
        <text:p text:style-name="P4">widely considered one of Atari’s best game programmers, was the man who </text:p>
        <text:p text:style-name="P4">designed Battlezone. </text:p>
        <text:p text:style-name="P3"/>
        <text:p text:style-name="P4">Nolan purchased Videa about 18 months after Rotberg, Dilman, and I started </text:p>
        <text:p text:style-name="P4">it, then changed the name to Sente. We had actually put together a really </text:p>
        <text:p text:style-name="P4">good group of people and were working on laser discs. </text:p>
        <text:p text:style-name="P3"/>
        <text:p text:style-name="P5">—<text:span text:style-name="T13">Roger Hector </text:span></text:p>
        <text:p text:style-name="P3"/>
        <text:p text:style-name="P4">The name Sente held a special significance for Bushnell—like the name </text:p>
        <text:p text:style-name="P4">Atari, Sente came from a Japanese strategy game called Go. In chess terms, </text:p>
        <text:p text:style-name="P4">Atari meant “check,” Sente meant “checkmate.” In Bushnell’s mind, naming </text:p>
        <text:p text:style-name="P4">his new company Sente was a way of telling the world that he was going in </text:p>
        <text:p text:style-name="P4">direct competition with Atari. </text:p>
        <text:p text:style-name="P3"/>
        <text:p text:style-name="P4">Bushnell purchased Sente as a subsidiary of Pizza Time Theaters. He hoped </text:p>
        <text:p text:style-name="P4">to distribute the games he made throughout the restaurants, possibly releas¬ </text:p>
        <text:p text:style-name="P4">ing them to Chuck E. Cheese restaurants first, as away to draw new customers. </text:p>
        <text:p text:style-name="P3"/>
        <text:p text:style-name="P4">As he waited for the moment in which he could begin working with Sente in </text:p>
        <text:p text:style-name="P4">the open, Bushnell took up yachting and entered the Transpac Yacht Race. By </text:p>
        <text:p text:style-name="P4">this time, he had amassed a fortune estimated to be over $200 million dollars; </text:p>
        <text:p text:style-name="P4">he could afford a hobby like yachting. Bushnell invested a lot of money into </text:p>
        <text:p text:style-name="P4">hiring a top crew and constructing a special yacht, which he christened Charlie. </text:p>
        <text:p text:style-name="P3"/>
        <text:p text:style-name="P4">The Transpac is a race between California and Hawaii that takes place in </text:p>
        <text:p text:style-name="P4">July. With an excellent crew and a well-designed boat, Bushnell won the nine- </text:p>
        <text:p text:style-name="P4">day race his first time out. </text:p>
        <text:p text:style-name="P3"/>
        <text:p text:style-name="P4">According to a popular electronics industry legend, Bushnell received a tele¬ </text:p>
        <text:p text:style-name="P4">gram upon docking. The message began, “Bad News in the Second Quarter, Stop.” </text:p>
        <text:p text:style-name="P3"/>
        <text:p text:style-name="P4">According to the story, Bushnell didn’t even wait to receive his trophy. </text:p>
        <text:p text:style-name="P4">Upon reading the message, he went straight to the airport and flew home on </text:p>
        <text:p text:style-name="P4">the next available flight. </text:p>
        <text:p text:style-name="P3"/>
        <text:p text:style-name="P4">The stories are absolutely true. I found out about the problems right after the </text:p>
        <text:p text:style-name="P4">race. I didn’t know about it until I called from Hawaii. </text:p>
        <text:p text:style-name="P3"/>
        <text:p text:style-name="P4">We had hired a guy to run the restaurants named George Hellick, who </text:p>
        <text:p text:style-name="P4">really screwed things up. He changed many of my operating ratios, and when </text:p>
        <text:p text:style-name="P3"/>
        <text:p text:style-name="P3"/>
        <text:p text:style-name="P3"/>
        <text:p text:style-name="P4">246 Hie Aftermath </text:p>
        <text:p text:style-name="P3"/>
        <text:p text:style-name="P3"/>
        <text:p text:style-name="P4">I got back from the Transpac was when I had the fights with the board to go </text:p>
        <text:p text:style-name="P4">back to the same ratios that had generated the profits. </text:p>
        <text:p text:style-name="P3"/>
        <text:p text:style-name="P5">—<text:span text:style-name="T13">Nolan Bushnell </text:span></text:p>
        <text:p text:style-name="P3"/>
        <text:p text:style-name="P4">In March 1984, Pizza Time Theaters filed for Chapter 11 bankruptcy pro¬ </text:p>
        <text:p text:style-name="P4">tection. Bushnell retired from the company later that year. </text:p>
        <text:p text:style-name="P3"/>
        <text:p text:style-name="P4">In a strange twist, ShowBiz Pizza absorbed Pizza Time Theaters and main¬ </text:p>
        <text:p text:style-name="P4">tained both chains for several years. In 1990, Show Biz adopted Chuck E. Cheese </text:p>
        <text:p text:style-name="P4">over Billy Bob Bear as its mascot. </text:p>
        <text:p text:style-name="P3"/>
        <text:p text:style-name="P4">Ironically, the keel broke loose from Nolan’s yacht as his crew sailed it back </text:p>
        <text:p text:style-name="P4">to California. Without its keel, Charlie drifted listlessly and had to be rescued. </text:p>
        <text:p text:style-name="P4">The same thing was about to happen to Nolan Bushnell’s career. </text:p>
        <text:p text:style-name="P3"/>
        <text:p text:style-name="P3"/>
        <text:p text:style-name="P4">We wound up selling games to Atari. I think Ray’s [Kassar] final act at Atari </text:p>
        <text:p text:style-name="P4">was buying our games. </text:p>
        <text:p text:style-name="P3"/>
        <text:p text:style-name="P4">I went to his office and we struck a deal. We had created three VCS game </text:p>
        <text:p text:style-name="P4">cartridges and I brought them to him. I said, "Here, check it out. They’re </text:p>
        <text:p text:style-name="P4">done. We’re making them available to you.” </text:p>
        <text:p text:style-name="P3"/>
        <text:p text:style-name="P4">He said, "I’ll buy them,” and the deal was done. He said, "Come in next </text:p>
        <text:p text:style-name="P4">week. We’ll have a check for you.” </text:p>
        <text:p text:style-name="P3"/>
        <text:p text:style-name="P4">I came in next week and they had a check, but he was gone. </text:p>
        <text:p text:style-name="P3"/>
        <text:p text:style-name="P5">—<text:span text:style-name="T13">Roger Hector, Videa Inc. </text:span></text:p>
        <text:p text:style-name="P3"/>
        <text:p text:style-name="P4">Ray Kassar resigned as CEO of Atari in July 1983. His last months with the </text:p>
        <text:p text:style-name="P4">company were tainted by the revelations that he had sold 5,000 shares of </text:p>
        <text:p text:style-name="P4">Warner Communications stock right before making the announcement that </text:p>
        <text:p text:style-name="P4">Atari’s profits were lower than expected. Steven Ross, the chairman of Warner </text:p>
        <text:p text:style-name="P4">Communications, never stopped blaming Kassar for Atari’s problems. </text:p>
        <text:p text:style-name="P3"/>
        <text:p text:style-name="P4">Ross’s problems did not stop at Atari’s doorstep. The financial roller coaster </text:p>
        <text:p text:style-name="P4">Atari put Warner through shook many investors’ confidence in Ross, and </text:p>
        <text:p text:style-name="P4">Rupert Murdoch, the Australian publisher baron, was poised to attempt a </text:p>
        <text:p text:style-name="P4">hostile takeover of Warner Communications. </text:p>
        <text:p text:style-name="P3"/>
        <text:p text:style-name="P3"/>
        <text:p text:style-name="P3"/>
        <text:p text:style-name="P4">The Aftermath 247 </text:p>
        <text:p text:style-name="P3"/>
        <text:p text:style-name="P3"/>
        <text:p text:style-name="P4">Ross turned to Herbert Siegel, chairman of Chris-Craft Industries, for help </text:p>
        <text:p text:style-name="P4">in fighting off Murdoch’s takeover; but that placed 29 percent of Warner vot¬ </text:p>
        <text:p text:style-name="P4">ing stock in Siegel’s hands. Ross needed to make Atari profitable or cut his </text:p>
        <text:p text:style-name="P4">losses. Against this backdrop, Ross hired James Morgan to replace Kassar. </text:p>
        <text:p text:style-name="P3"/>
        <text:p text:style-name="P4">Morgan was only forty-two years old, but he had already developed a big </text:p>
        <text:p text:style-name="P4">name in business circles. Before going to Atari, he worked in the tobacco¬ </text:p>
        <text:p text:style-name="P4">marketing division of cigarette giant Philip Morris, where he managed such </text:p>
        <text:p text:style-name="P4">brands as Virginia Slims and Merit. Morgan was a chain-smoker who openly </text:p>
        <text:p text:style-name="P4">criticized Atari’s past management team. </text:p>
        <text:p text:style-name="P3"/>
        <text:p text:style-name="P4">According to Time magazine, Morgan was promised $8.5 million over a </text:p>
        <text:p text:style-name="P4">seven-year period to move to Atari, along with performance bonuses that </text:p>
        <text:p text:style-name="P4">could raise his pay to over $25 million. 5 </text:p>
        <text:p text:style-name="P3"/>
        <text:p text:style-name="P4">Like Kassar, Morgan had no background in technology and knew nothing </text:p>
        <text:p text:style-name="P4">about computers. He had no idea why the average American would want a </text:p>
        <text:p text:style-name="P4">home computer and was appalled to discover that few people at Atari had </text:p>
        <text:p text:style-name="P4">any answers either. One of Morgan’s heroes was Lee Iacocca, the maverick </text:p>
        <text:p text:style-name="P4">businessman who had turned Chrysler Corporation around and made it prof¬ </text:p>
        <text:p text:style-name="P4">itable a few years earlier. Perhaps one reason Morgan accepted the job at Atari </text:p>
        <text:p text:style-name="P4">was to see if he could follow Iacocca’s example. </text:p>
        <text:p text:style-name="P3"/>
        <text:p text:style-name="P4">If Atari’s offer seemed baffling, Morgan’s acceptance was even more un¬ </text:p>
        <text:p text:style-name="P4">expected. By all accounts, he was on a very short list for the presidency </text:p>
        <text:p text:style-name="P4">of Philip Morris. Yet Morgan, who had previously never even listened to </text:p>
        <text:p text:style-name="P4">outside offers, resigned 48 hours after having lunch with Warner chair¬ </text:p>
        <text:p text:style-name="P4">man Steven Ross. 6 </text:p>
        <text:p text:style-name="P3"/>
        <text:p text:style-name="P4">Morgan’s first order of business was to cut back Atari’s excess expenses. In </text:p>
        <text:p text:style-name="P4">his opening months as CEO of Atari, he cut Atari’s domestic workforce from </text:p>
        <text:p text:style-name="P4">9,800 employees to 3,500 and made preparations to move manufacturing from </text:p>
        <text:p text:style-name="P4">California to Hong Kong and Taiwan. </text:p>
        <text:p text:style-name="P3"/>
        <text:p text:style-name="P4">It would take more than austerity to save Atari. </text:p>
        <text:p text:style-name="P3"/>
        <text:p text:style-name="P3"/>
        <text:p text:style-name="P4">One major force changing the market was a new line of inexpensive home com¬ </text:p>
        <text:p text:style-name="P4">puters. Cheap and only marginally more powerful than the game consoles of </text:p>
        <text:p text:style-name="P3"/>
        <text:p text:style-name="P3"/>
        <text:p text:style-name="P3"/>
        <text:p text:style-name="P4">248 The Aftermath </text:p>
        <text:p text:style-name="P3"/>
        <text:p text:style-name="P3"/>
        <text:p text:style-name="P4">the time, these stripped-down processors did word processing, played games, </text:p>
        <text:p text:style-name="P4">and cost twice as much money as an Atari 5200 or a ColecoVision. </text:p>
        <text:p text:style-name="P3"/>
        <text:p text:style-name="P4">Atari had been selling inexpensive computers for years, and IBM introduced </text:p>
        <text:p text:style-name="P4">the $699 PCjr in 1983, but it was another company—Commodore Interna¬ </text:p>
        <text:p text:style-name="P4">tional—that broke the market wide open. </text:p>
        <text:p text:style-name="P3"/>
        <text:p text:style-name="P4">Jack Tramiel </text:p>
        <text:p text:style-name="P3"/>
        <text:p text:style-name="P4">Commodore International was founded by Jack Tramiel—possibly the most </text:p>
        <text:p text:style-name="P4">complex person ever to enter the computer industry. He was a Polish Jew, a </text:p>
        <text:p text:style-name="P4">survivor of the Nazi concentration camps who came to America and worked </text:p>
        <text:p text:style-name="P4">his way from poverty to fortune. </text:p>
        <text:p text:style-name="P3"/>
        <text:p text:style-name="P4">As a teenager, Tramiel was sent to Auschwitz, a particularly savage Nazi </text:p>
        <text:p text:style-name="P4">concentration camp. While the people around him died, Tramiel discovered a </text:p>
        <text:p text:style-name="P4">way to survive. The Germans were building the Autobahn and asked for vol¬ </text:p>
        <text:p text:style-name="P4">unteers to help with the roadwork. It was unpleasant work, overseen by guards </text:p>
        <text:p text:style-name="P4">who sometimes took pleasure in beating their workers. Even as a teenager, </text:p>
        <text:p text:style-name="P4">however, Tramiel understood that the Germans had to feed their volunteers </text:p>
        <text:p text:style-name="P4">to keep them working, so he volunteered and survived six years in Auschwitz. </text:p>
        <text:p text:style-name="P3"/>
        <text:p text:style-name="P4">After being liberated at the end ofWorld War II, Tramiel moved to the United </text:p>
        <text:p text:style-name="P4">States and became a Horatio Alger story. He joined the U.S, Army and was </text:p>
        <text:p text:style-name="P4">sent to Fort Dix, in New Jersey, where he learned how to repair typewriters. </text:p>
        <text:p text:style-name="P4">He saved his money and in 1954 started a typewriter repair store in the Bronx. </text:p>
        <text:p text:style-name="P3"/>
        <text:p text:style-name="P4">In 1955, Tramiel moved to Toronto, where he founded Commodore Inter¬ </text:p>
        <text:p text:style-name="P4">national and won a contract to assemble typewriters for a foreign firm. In a </text:p>
        <text:p text:style-name="P4">few years, Commodore began manufacturing its own adding machines. Com¬ </text:p>
        <text:p text:style-name="P4">modore ran into trouble several years later and Tramiel had to close his </text:p>
        <text:p text:style-name="P4">manufacturing plant. Rather than go out of business, he worked with Ricoh </text:p>
        <text:p text:style-name="P4">to get his products made. </text:p>
        <text:p text:style-name="P3"/>
        <text:p text:style-name="P4">As his business grew, Tramiel developed an eye for catching trends. Realiz¬ </text:p>
        <text:p text:style-name="P4">ing that calculators would replace electromechanical adding machines, he </text:p>
        <text:p text:style-name="P4">set up a partnership with Casio in the 1960s. By 1969, Commodore owned its </text:p>
        <text:p text:style-name="P4">own calculator manufacturing plant. </text:p>
        <text:p text:style-name="P3"/>
        <text:p text:style-name="P4">In 1976, Tramiel purchased a small chip manufacturer named MOS Tech¬ </text:p>
        <text:p text:style-name="P4">nologies for $800,000. This was Tramiel’s biggest break. MOS made the 6502 </text:p>
        <text:p text:style-name="P3"/>
        <text:p text:style-name="P3"/>
        <text:p text:style-name="P3"/>
        <text:p text:style-name="P4">Hie Aftermath 249 </text:p>
        <text:p text:style-name="P3"/>
        <text:p text:style-name="P3"/>
        <text:p text:style-name="P4">microprocessor, the chip that would become the heart of the Apple II and </text:p>
        <text:p text:style-name="P4">Atari 400 and 800 computers. 7 </text:p>
        <text:p text:style-name="P3"/>
        <text:p text:style-name="P4">Jack Tramiel, and later his sons, entered Silicon Valley with cutthroat East </text:p>
        <text:p text:style-name="P4">Coast business techniques that earned them enemies throughout the computer </text:p>
        <text:p text:style-name="P4">industry. Tramiel was well known for hardball business practices and notorious </text:p>
        <text:p text:style-name="P4">for purposely paying company debts late. Around Commodore, he referred to </text:p>
        <text:p text:style-name="P4">his business philosophy as “the religion.” Executives who were unprepared to </text:p>
        <text:p text:style-name="P4">practice Tramiel’s religion quickly found themselves unemployed. </text:p>
        <text:p text:style-name="P3"/>
        <text:p text:style-name="P4">This arrangement may seem a little like loan-sharking, but Commo¬ </text:p>
        <text:p text:style-name="P4">dore always knew how to make good use of other people’s money. The </text:p>
        <text:p text:style-name="P4">company’s accountants routinely crunched cash, cut costs to the bone, </text:p>
        <text:p text:style-name="P4">stretched out payables to vendors, and made dealers pay up fast. </text:p>
        <text:p text:style-name="P3"/>
        <text:p text:style-name="P4">A good example came in 1981 when the prime rate topped 18 per¬ </text:p>
        <text:p text:style-name="P4">cent. To take advantage of the high interest, Commodore practically </text:p>
        <text:p text:style-name="P4">stopped paying bills so it could deposit as much money as possible in </text:p>
        <text:p text:style-name="P4">interest-bearing accounts. That year, Commodore earned substantial </text:p>
        <text:p text:style-name="P4">interest income. 8 </text:p>
        <text:p text:style-name="P3"/>
        <text:p text:style-name="P4">Commodore struggled to stay solvent but lost $4 million on $56 million </text:p>
        <text:p text:style-name="P4">in sales in 1976. Jack refused to pay vendors. Why should he? He was </text:p>
        <text:p text:style-name="P4">losing his shirt. Lawsuits flew in all directions. 9 </text:p>
        <text:p text:style-name="P3"/>
        <text:p text:style-name="P4">Commodore did its usual jack Tramiel stunt—not paying the bill. </text:p>
        <text:p text:style-name="P3"/>
        <text:p text:style-name="P4">If your guys are dumb enough to keep shipping him product, he lets </text:p>
        <text:p text:style-name="P4">them keep shipping. Pretty soon Commodore owes them so much money </text:p>
        <text:p text:style-name="P4">that they run out of cash flow and they find themselves out of business. At </text:p>
        <text:p text:style-name="P4">that point, Commodore comes in and buys the company for a song, then </text:p>
        <text:p text:style-name="P4">forgives its own debt. </text:p>
        <text:p text:style-name="P3"/>
        <text:p text:style-name="P5">—<text:span text:style-name="T13">Al Alcorn, former vice president, Atari </text:span></text:p>
        <text:p text:style-name="P3"/>
        <text:p text:style-name="P4">Tramiel had an explosive temper. He was known for pounding desks as he </text:p>
        <text:p text:style-name="P4">spoke, yelling at employees, and doing mass firings. California magazine once </text:p>
        <text:p text:style-name="P4">listed Tramiel third on its list of “Bosses from Hell.” </text:p>
        <text:p text:style-name="P3"/>
        <text:p text:style-name="P3"/>
        <text:p text:style-name="P3"/>
        <text:p text:style-name="P4">2 J 0 The Aftermath </text:p>
        <text:p text:style-name="P3"/>
        <text:p text:style-name="P3"/>
        <text:p text:style-name="P4">The darkest accusation about Jack Tramiel, however, dates back to his early </text:p>
        <text:p text:style-name="P4">days in Canada. During that time, Commodore became associated with the </text:p>
        <text:p text:style-name="P4">Atlantic Acceptance Corporation and one of the biggest financial scandals in </text:p>
        <text:p text:style-name="P4">Canadian history. </text:p>
        <text:p text:style-name="P3"/>
        <text:p text:style-name="P4">In 1965, a financial firm named Atlantic Acceptance collapsed, leaving be¬ </text:p>
        <text:p text:style-name="P4">hind millions of dollars in unpaid loans. A four-year investigation into the </text:p>
        <text:p text:style-name="P4">collapse revealed fraud on the part of C. Powell Morgan, the president and </text:p>
        <text:p text:style-name="P4">controlling stockholder of Atlantic Acceptance, who was also the chairman </text:p>
        <text:p text:style-name="P4">of Commodore. 10 The investigation also showed that Atlantic Acceptance had </text:p>
        <text:p text:style-name="P4">made large loans to Commodore. </text:p>
        <text:p text:style-name="P3"/>
        <text:p text:style-name="P4">What was wrong with that? The Canadian report said there had been </text:p>
        <text:p text:style-name="P4">heavy insider trading of Commodore stock for the apparent purpose of </text:p>
        <text:p text:style-name="P4">bolstering share prices. It also stated that Commodore issued mislead¬ </text:p>
        <text:p text:style-name="P4">ing financial statements and letters to shareholders. The report said </text:p>
        <text:p text:style-name="P4">Tramiel and his partner had created two companies “with nominal capi¬ </text:p>
        <text:p text:style-name="P4">tal and no assets,” borrowed from Atlantic and re-lent to Commodore </text:p>
        <text:p text:style-name="P4">at a higher interest rate, pocketing the difference. The report went on to </text:p>
        <text:p text:style-name="P4">say that Powell Morgan had paid a “notoriously fraudulent stock pro¬ </text:p>
        <text:p text:style-name="P4">moter with established links in the world of organized crime” to tout </text:p>
        <text:p text:style-name="P4">Commodore stock in Europe through a financial newsletter, with </text:p>
        <text:p text:style-name="P4">Tramiel’s knowledge and consent. 11 </text:p>
        <text:p text:style-name="P3"/>
        <text:p text:style-name="P4">Tramiel was never indicted, and C. Powell Morgan died before the com¬ </text:p>
        <text:p text:style-name="P4">mission investigating the Atlantic Acceptance collapse concluded its work. </text:p>
        <text:p text:style-name="P4">He later moved his headquarters back to the United States. </text:p>
        <text:p text:style-name="P3"/>
        <text:p text:style-name="P4">Tramiel made up sayings that were bandied about his company. One of his </text:p>
        <text:p text:style-name="P4">sayings was, “We need to build computers for the masses, not the classes.”* Mak¬ </text:p>
        <text:p text:style-name="P4">ing computers for the masses meant finding a way to sell a low-cost, fully </text:p>
        <text:p text:style-name="P4">functional computer. To do this, Tramiel bullied his engineers to find cheaper </text:p>
        <text:p text:style-name="P4">ways to manufacture components and stripped costly luxuries from products. </text:p>
        <text:p text:style-name="P3"/>
        <text:p text:style-name="P4">He also saved money through vertical marketing. Owning MOS Technolo¬ </text:p>
        <text:p text:style-name="P4">gies provided him with an inexpensive source for computer chips. Years later, </text:p>
        <text:p text:style-name="P3"/>
        <text:p text:style-name="P4">* Another Tramielism was “Business is like sex—you have to be involved.” </text:p>
        <text:p text:style-name="P3"/>
        <text:p text:style-name="P3"/>
        <text:p text:style-name="P3"/>
        <text:p text:style-name="P3"/>
        <text:p text:style-name="P4">The Aftermath 2 $l </text:p>
        <text:p text:style-name="P3"/>
        <text:p text:style-name="P3"/>
        <text:p text:style-name="P4">when he wanted to sell dot matrix printers with his computers, Tramiel pur¬ </text:p>
        <text:p text:style-name="P4">chased a printer manufacturer and was able to market printers at </text:p>
        <text:p text:style-name="P4">stripped-down prices. When Commodore unveiled the Pet Computer in 1977, </text:p>
        <text:p text:style-name="P4">it was the first home computer to retail for under $1,000. </text:p>
        <text:p text:style-name="P3"/>
        <text:p text:style-name="P4">In 1980, Jack Tramiel survived a .mid-flight airplane fire while entertaining </text:p>
        <text:p text:style-name="P4">two important software developers on his corporate jet, which was jokingly </text:p>
        <text:p text:style-name="P4">referred to as the Commodore “Petjet.” During the flight, the wiring on a </text:p>
        <text:p text:style-name="P4">coffeemaker caught on fire while the jet was headed from Chicago to </text:p>
        <text:p text:style-name="P4">Commodore’s California headquarters. </text:p>
        <text:p text:style-name="P3"/>
        <text:p text:style-name="P4">They didn’t smell the smoke until it was too late. They grabbed the fire </text:p>
        <text:p text:style-name="P4">extinguishers, but they didn’t work. Within minutes, the entire right </text:p>
        <text:p text:style-name="P4">side of the jet was engulfed in flames. The jet shot through the sky like a </text:p>
        <text:p text:style-name="P4">Roman candle. Only the thin air and altitude kept the whole thing from </text:p>
        <text:p text:style-name="P4">exploding in mid-air. Smoke began to fill the cabin. </text:p>
        <text:p text:style-name="P3"/>
        <text:p text:style-name="P4">Most horrifying of all, no airports in the area could handle </text:p>
        <text:p text:style-name="P4">their landing. 12 </text:p>
        <text:p text:style-name="P3"/>
        <text:p text:style-name="P4">By skill or by luck, the two men flying the jet managed to keep it together </text:p>
        <text:p text:style-name="P4">until they reached an airport in Des Moines, Iowa. With the electrical system </text:p>
        <text:p text:style-name="P4">destroyed, the pilot had to stop manually. The jet skidded past the end of the </text:p>
        <text:p text:style-name="P4">runway, but all of the passengers were able to walk away from the scene. </text:p>
        <text:p text:style-name="P3"/>
        <text:p text:style-name="P4">Tramiel later told an employee that the near-fatal incident was God telling </text:p>
        <text:p text:style-name="P4">him “not to fly so high.” 13 </text:p>
        <text:p text:style-name="P3"/>
        <text:p text:style-name="P4">In 1981, Commodore released a home computer called the VIC-20 that- </text:p>
        <text:p text:style-name="P4">sold for under $300. The VIC-20, which came with 5K of RAM and 16-color </text:p>
        <text:p text:style-name="P4">graphics, was a pricing coup for its time. Backed by commercials with William </text:p>
        <text:p text:style-name="P4">Shatner* as its spokesperson and sold through regular retail outlets instead of </text:p>
        <text:p text:style-name="P4">computer stores, the low-end machine was a major success. While Atari be¬ </text:p>
        <text:p text:style-name="P4">gan faltering in 1982, Commodore sold over 800,000 VIC-20s worldwide.** </text:p>
        <text:p text:style-name="P3"/>
        <text:p text:style-name="P4">In August 1982, Commodore launched the Commodore 64 (C64), a per¬ </text:p>
        <text:p text:style-name="P4">sonal computer that company executives claimed rivaled the $1,000 Apple II </text:p>
        <text:p text:style-name="P3"/>
        <text:p text:style-name="P4">* Atari hired Alan Alda as a spokesman for its computers and Mattel hired George Plimpton. </text:p>
        <text:p text:style-name="P3"/>
        <text:p text:style-name="P4">** Commodore had a particularly strong following in Europe. </text:p>
        <text:p text:style-name="P3"/>
        <text:p text:style-name="P3"/>
        <text:p text:style-name="P3"/>
        <text:p text:style-name="P4">252 The Aftermath </text:p>
        <text:p text:style-name="P3"/>
        <text:p text:style-name="P3"/>
        <text:p text:style-name="P4">in power but sold for $600. By the following January, Commodore was ship¬ </text:p>
        <text:p text:style-name="P4">ping 25,000 C64 computers per month. 14 The Commodore 64 went on to </text:p>
        <text:p text:style-name="P4">become a turning point in the history of home electronics, propelling Com¬ </text:p>
        <text:p text:style-name="P4">modore into practically unheard of financial success. </text:p>
        <text:p text:style-name="P3"/>
        <text:p text:style-name="P4">People lucky enough to have purchased 100 shares of the [Commodore </text:p>
        <text:p text:style-name="P4">International] stock in 1977 for under $2 a share would hold over $70,000 </text:p>
        <text:p text:style-name="P4">worth of stock [as of 1983], 15 </text:p>
        <text:p text:style-name="P3"/>
        <text:p text:style-name="P4">The public’s interest in video games seemed to have been replaced by a </text:p>
        <text:p text:style-name="P4">fascination with home computers. Atari, Mattel, and Coleco now scrambled </text:p>
        <text:p text:style-name="P4">to find ways to compete. </text:p>
        <text:p text:style-name="P3"/>
        <text:p text:style-name="P3"/>
        <text:p text:style-name="P4">Though 1982 was a banner year for Coleco, the crash of the video-game mar¬ </text:p>
        <text:p text:style-name="P4">ket made Coleco CEO Arnold Greenberg nervous. Going into the future, he </text:p>
        <text:p text:style-name="P4">wanted something more than ColecoVision. Greenberg’s drive took his com¬ </text:p>
        <text:p text:style-name="P4">pany in two directions. </text:p>
        <text:p text:style-name="P3"/>
        <text:p text:style-name="P4">Greenberg’s pet project was the Adam Computer, and he abandoned the </text:p>
        <text:p text:style-name="P4">ColecoVision to manufacture it. Adam was a complete computing solution. </text:p>
        <text:p text:style-name="P4">It came with a master console that contained an audio cassette like high speed </text:p>
        <text:p text:style-name="P4">data recorder and a slot for playing cartridge games, a letter-quality printer, </text:p>
        <text:p text:style-name="P4">and a 75-key keyboard, all in one box. The complete Adam setup sold for $600, </text:p>
        <text:p text:style-name="P4">but Coleco also built a partial Adam kit that could be plugged into a </text:p>
        <text:p text:style-name="P4">ColecoVision, which retailed for $400. </text:p>
        <text:p text:style-name="P3"/>
        <text:p text:style-name="P4">Coleco unveiled the Adam computer in 1982, promising to ship 500,000 </text:p>
        <text:p text:style-name="P4">units in 1983. Production took longer than expected, however, and less than </text:p>
        <text:p text:style-name="P4">100,000 Adams reached store shelves that year. </text:p>
        <text:p text:style-name="P3"/>
        <text:p text:style-name="P4">No one had a word-processing package at that time. This was the first one </text:p>
        <text:p text:style-name="P4">that was bundled. . . . You had the printer, the computer, and the CPU and </text:p>
        <text:p text:style-name="P4">everything, including the software at about $6oo, so it was an unheard of </text:p>
        <text:p text:style-name="P4">price for that kind of equipment. </text:p>
        <text:p text:style-name="P3"/>
        <text:p text:style-name="P4">Basically, there was no one out there really competitive in terms of price, </text:p>
        <text:p text:style-name="P4">and we had done a terrific marketing job and everybody wanted one. </text:p>
        <text:p text:style-name="P3"/>
        <text:p text:style-name="P3"/>
        <text:p text:style-name="P3"/>
        <text:p text:style-name="P4">The Aftermath 253 </text:p>
        <text:p text:style-name="P3"/>
        <text:p text:style-name="P3"/>
        <text:p text:style-name="P4">Arnold was convinced that Adam was going to be a billion-dollar busi¬ </text:p>
        <text:p text:style-name="P4">ness, so he decided to make two companies out of Coieco. He was going to </text:p>
        <text:p text:style-name="P4">make a toy company on one side and an electronics and computer company </text:p>
        <text:p text:style-name="P4">on the other side. </text:p>
        <text:p text:style-name="P3"/>
        <text:p text:style-name="P5">—<text:span text:style-name="T13">Al Kahn, former executive vice president, Coieco </text:span></text:p>
        <text:p text:style-name="P3"/>
        <text:p text:style-name="P4">Coieco also ventured into the toy business. </text:p>
        <text:p text:style-name="P3"/>
        <text:p text:style-name="P4">In 1982, Greenberg heard about a small toy company near Cleveland, Geor¬ </text:p>
        <text:p text:style-name="P4">gia, called Appalachian Artworks. Xavier Roberts, the 28-year-old owner of </text:p>
        <text:p text:style-name="P4">the company, was a dropout from nearby Truett-McConnell College, where </text:p>
        <text:p text:style-name="P4">he’d studied sculpting. Before dropping out, Roberts had created a line of </text:p>
        <text:p text:style-name="P4">pudgy baby dolls that he called “Little People.” </text:p>
        <text:p text:style-name="P3"/>
        <text:p text:style-name="P4">Roberts’s Little People were so popular that he left school and set up a busi¬ </text:p>
        <text:p text:style-name="P4">ness selling Little People out of an old clinic that he called Babyland General </text:p>
        <text:p text:style-name="P4">Hospital. Roberts’s dolls were not manufactured at Babyland General, they </text:p>
        <text:p text:style-name="P4">were “delivered.” Employees dressed like doctors and nurses (i.e., assembly </text:p>
        <text:p text:style-name="P4">workers) brought them into viewing rooms in beds of cabbage. </text:p>
        <text:p text:style-name="P3"/>
        <text:p text:style-name="P4">Instead of selling his dolls, Roberts put them up for “adoption.” Adoption </text:p>
        <text:p text:style-name="P4">rates ranged from $125 to $2,000, depending on the doll. The more expensive </text:p>
        <text:p text:style-name="P4">adoptees came with furs or diamonds. One thing Roberts stressed was that </text:p>
        <text:p text:style-name="P4">each doll was unique and had its own name and identity. They even came </text:p>
        <text:p text:style-name="P4">with adoption papers and birth certificates. More than 250,000 people had </text:p>
        <text:p text:style-name="P4">adopted Roberts’s handmade dolls by the end of 1983. </text:p>
        <text:p text:style-name="P3"/>
        <text:p text:style-name="P4">Greenberg heard about the dolls and decided to introduce Babyland Gen¬ </text:p>
        <text:p text:style-name="P4">eral Hospital to the world of mass production. Coieco licensed Roberts’s </text:p>
        <text:p text:style-name="P4">concept and renamed the dolls “Cabbage Patch Kids.” Under the direction of </text:p>
        <text:p text:style-name="P4">Al Kahn, senior vice president of marketing, Coieco manufactured 2.5 mil¬ </text:p>
        <text:p text:style-name="P4">lion Cabbage Patch dolls in 1983. Kahn and Greenberg had grossly </text:p>
        <text:p text:style-name="P4">underestimated the appeal of their pudgy little dolls. </text:p>
        <text:p text:style-name="P3"/>
        <text:p text:style-name="P4">Cabbage Patch Kids sold out as quickly as Coieco could ship them. Stores ran </text:p>
        <text:p text:style-name="P4">out of stock as Christmas rolled around, and shoppers sometimes broke into near¬ </text:p>
        <text:p text:style-name="P4">riot frenzies as they tried to grab the dolls wherever they could find them. Even </text:p>
        <text:p text:style-name="P4">stores that jacked up the price of the dolls from $25 to $50 sold out, and many </text:p>
        <text:p text:style-name="P4">enterprising scalpers found that they could resell the dolls for over $100. Accord¬ </text:p>
        <text:p text:style-name="P4">ing to Kahn, Coieco hoped to do $1 billion in Cabbage Patch sales in 1984. </text:p>
        <text:p text:style-name="P3"/>
        <text:p text:style-name="P3"/>
        <text:p text:style-name="P3"/>
        <text:p text:style-name="P4">254 The Aftermath </text:p>
        <text:p text:style-name="P3"/>
        <text:p text:style-name="P3"/>
        <text:p text:style-name="P4">The news was not as positive on the electronics side of Coleco’s operations. </text:p>
        <text:p text:style-name="P4">Committed to meeting his 1983 shipping date, Greenberg pushed the Adam </text:p>
        <text:p text:style-name="P4">into production before it was ready. More than half of the computers Coleco </text:p>
        <text:p text:style-name="P4">shipped in 1983 were returned as defective. </text:p>
        <text:p text:style-name="P3"/>
        <text:p text:style-name="P4">Dave Rosen [the founder of Sega] tells me that he went to see the Adam at </text:p>
        <text:p text:style-name="P4">the CES show. When Eric Bromley explained what was inside the Adam, Dave </text:p>
        <text:p text:style-name="P4">said it became clear to him that Eric didn’t have a clue what he was talking </text:p>
        <text:p text:style-name="P4">about, and he knew it was time to sell his Coleco stock because it was about </text:p>
        <text:p text:style-name="P4">to drop 20 points. </text:p>
        <text:p text:style-name="P3"/>
        <text:p text:style-name="P5">—<text:span text:style-name="T13">Michael Katz, former executive, Coleco </text:span></text:p>
        <text:p text:style-name="P3"/>
        <text:p text:style-name="P4">He [Arnold] didn’t really think the toy company was going to mean much </text:p>
        <text:p text:style-name="P4">because he was really banking on Adam being the big slam dunk. </text:p>
        <text:p text:style-name="P3"/>
        <text:p text:style-name="P4">It certainly was marketed beautifully. Everybody wanted Adam, but it </text:p>
        <text:p text:style-name="P4">wasn’t ready to ship, it had glitches in the programming, etc., which cer¬ </text:p>
        <text:p text:style-name="P4">tainly should have been fixed before the machine was released. </text:p>
        <text:p text:style-name="P3"/>
        <text:p text:style-name="P4">The program wasn’t totally debugged, and the printer still had some issues </text:p>
        <text:p text:style-name="P4">that had to be worked out. Arnold was fully committed to bringing Adam to </text:p>
        <text:p text:style-name="P4">market for Christmas, and he was not going to let anything stop him. </text:p>
        <text:p text:style-name="P3"/>
        <text:p text:style-name="P5">—<text:span text:style-name="T13">Al Kahn </text:span></text:p>
        <text:p text:style-name="P3"/>
        <text:p text:style-name="P4">Wall Street was not impressed. Over the next year, Coleco’s stock dropped </text:p>
        <text:p text:style-name="P4">from 22 points per share to 13. Greenberg claimed that his company had fixed </text:p>
        <text:p text:style-name="P4">the problems when he released his next shipment of Adam computers, but </text:p>
        <text:p text:style-name="P4">the public wasn’t interested. “It’s almost impossible to resurrect a lemon like </text:p>
        <text:p text:style-name="P4">that,” one analyst told Financial World . 16 </text:p>
        <text:p text:style-name="P3"/>
        <text:p text:style-name="P4">By this time, Coleco’s electronics sales were nearly nonexistent. When Atari </text:p>
        <text:p text:style-name="P4">dropped the price of the 5200 in 1984, Coleco responded by dropping the price </text:p>
        <text:p text:style-name="P4">of the ColecoVision and giving a Cabbage Patch doll to people who purchased </text:p>
        <text:p text:style-name="P4">both a console and a game cartridge. </text:p>
        <text:p text:style-name="P3"/>
        <text:p text:style-name="P4">Adam sales were equally dismal. Unable to re-ignite public interest in its </text:p>
        <text:p text:style-name="P4">computer, Coleco discontinued the Adam in January 1985. Cabbage Patch Kids </text:p>
        <text:p text:style-name="P4">were still popular at that time, but their popularity peaked that year. </text:p>
        <text:p text:style-name="P3"/>
        <text:p text:style-name="P3"/>
        <text:p text:style-name="P3"/>
        <text:p text:style-name="P4">The Aftermath 1 $$ </text:p>
        <text:p text:style-name="P3"/>
        <text:p text:style-name="P3"/>
        <text:p text:style-name="P4">Still hoping to save his company, Greenberg acquired the company that </text:p>
        <text:p text:style-name="P4">published Trivial Pursuit in 1986. He was too late to catch the Trivial Pursuit fad. In </text:p>
        <text:p text:style-name="P4">1988, Coleco filed for bankruptcy. </text:p>
        <text:p text:style-name="P3"/>
        <text:p text:style-name="P4">Mattel Drops Out of the Race 17 </text:p>
        <text:p text:style-name="P3"/>
        <text:p text:style-name="P4">The hardware price spiral really impacted the hardware manufacturers, who </text:p>
        <text:p text:style-name="P4">were breaking even before that on the hardware system. As things started </text:p>
        <text:p text:style-name="P4">to spiral down, they spiraled down very, very quickly. . . . The hardware </text:p>
        <text:p text:style-name="P4">came down $50 or $60 or $70 in an 18-month period. If you’re selling 2 </text:p>
        <text:p text:style-name="P4">million units or 3 million units and you’re losing $70 a unit, you’re talking </text:p>
        <text:p text:style-name="P4">about significant losses. </text:p>
        <text:p text:style-name="P3"/>
        <text:p text:style-name="P5">—<text:span text:style-name="T13">Paul Rioux, former senior vice president of operations, </text:span></text:p>
        <text:p text:style-name="P3"/>
        <text:p text:style-name="P4">Mattel Electronics </text:p>
        <text:p text:style-name="P3"/>
        <text:p text:style-name="P4">It is impossible to piece together the conflicting stories surrounding the col¬ </text:p>
        <text:p text:style-name="P4">lapse of Mattel Electronics. According to former Mattel Electronics vice </text:p>
        <text:p text:style-name="P4">president Paul Rioux and other former employees, 1983 was a banner year for </text:p>
        <text:p text:style-name="P4">the Intellivision.*That October, however, Time reported that Mattel had a $201 </text:p>
        <text:p text:style-name="P4">million deficit and a layoff of over 600 employees. 18 Asked about rumors that </text:p>
        <text:p text:style-name="P4">they planned to close the electronics division in 1984, Mattel executives told </text:p>
        <text:p text:style-name="P4">Fortune that they would not. 19 </text:p>
        <text:p text:style-name="P3"/>
        <text:p text:style-name="P4">By the end of the year, Mattel canceled all new hardware projects. The </text:p>
        <text:p text:style-name="P4">following March, Mattel closed the division down and sold it to Terrence </text:p>
        <text:p text:style-name="P4">Valeski, Mattel Electronics senior vice president of marketing and sales, for </text:p>
        <text:p text:style-name="P4">$20 million. Valeski believed that the 3 million people who owned Intellivisions </text:p>
        <text:p text:style-name="P4">still constituted a viable market. He and his partners renamed their company </text:p>
        <text:p text:style-name="P4">Intellivision Inc. and later changed it again to INTV, but after 1983, Intellivision </text:p>
        <text:p text:style-name="P4">was never a major force in the video game industry again. </text:p>
        <text:p text:style-name="P3"/>
        <text:p text:style-name="P3"/>
        <text:p text:style-name="P4">* According to Leonard Herman (Phoenix: The Fall &amp; Rise of Video Games ), video game sales </text:p>
        <text:p text:style-name="P4">were actually up in 1983. He reports that Atari, Mattel, Coleco, and other competitors sold </text:p>
        <text:p text:style-name="P4">a combined 7 million consoles and 75 million game cartridges in 1983, 15 million more </text:p>
        <text:p text:style-name="P4">cartridges than they sold in 1982. Herman also claims that only 27 percent of those games </text:p>
        <text:p text:style-name="P4">were purchased from clearance bins. </text:p>
        <text:p text:style-name="P3"/>
        <text:p text:style-name="P3"/>
        <text:p text:style-name="P3"/>
        <text:p text:style-name="P4">256 The Aftermath </text:p>
        <text:p text:style-name="P3"/>
        <text:p text:style-name="P3"/>
        <text:p text:style-name="P5">“<text:span text:style-name="T13">Freedom Day” </text:span></text:p>
        <text:p text:style-name="P3"/>
        <text:p text:style-name="P3"/>
        <text:p text:style-name="P4">Yeah, Bushnell is quite a showman. He had this huge party to which he brought </text:p>
        <text:p text:style-name="P4">safari animals from a game park. There were animals all over. The food was </text:p>
        <text:p text:style-name="P4">great, but the place stunk of elephant shit. </text:p>
        <text:p text:style-name="P3"/>
        <text:p text:style-name="P5">—<text:span text:style-name="T13">Eddie Adlum, publisher, RePlay Magazine </text:span></text:p>
        <text:p text:style-name="P3"/>
        <text:p text:style-name="P4">With the end of his noncompete agreement in sight, Bushnell dropped too </text:p>
        <text:p text:style-name="P4">many hints about his planned reentry into video games, and Warner Com¬ </text:p>
        <text:p text:style-name="P4">munications filed a lawsuit against him for breach of contract. Warner </text:p>
        <text:p text:style-name="P4">executives didn’t mind his involvement with the video game industry through </text:p>
        <text:p text:style-name="P4">Pizza Time Theaters because it was an arcade and a big customer, but Sente </text:p>
        <text:p text:style-name="P4">Technologies was a direct competitor. </text:p>
        <text:p text:style-name="P3"/>
        <text:p text:style-name="P4">Bushnell held a party to celebrate the end of his noncompete agreement </text:p>
        <text:p text:style-name="P4">on September 30, 1984. At 12:00 midnight, the moment that the agreement </text:p>
        <text:p text:style-name="P4">expired, he officially announced his involvement with Sente Technologies. </text:p>
        <text:p text:style-name="P4">(He even referred to this event as his “Freedom Day party.”) He might also </text:p>
        <text:p text:style-name="P4">have unveiled his new line of games at that time, but the suit knocked him off </text:p>
        <text:p text:style-name="P4">schedule. His next “magic” hour, he announced in several trade papers, would </text:p>
        <text:p text:style-name="P4">be on December 9, 1984. </text:p>
        <text:p text:style-name="P3"/>
        <text:p text:style-name="P4">Nolan sort of came back into the games business with great hoopla. There </text:p>
        <text:p text:style-name="P4">was a huge warehouse over in Fremont that was rented, and we had jungle </text:p>
        <text:p text:style-name="P4">animals from the local wild animal theme park that were brought in. The </text:p>
        <text:p text:style-name="P4">whole warehouse was dressed with palm trees and volcanoes and rivers and </text:p>
        <text:p text:style-name="P4">tons of dirt brought in and these animals and their trainers were walking </text:p>
        <text:p text:style-name="P4">around. And this was all part of, sort of the showbiz presentation of the whole </text:p>
        <text:p text:style-name="P4">Sente system. </text:p>
        <text:p text:style-name="P3"/>
        <text:p text:style-name="P5">—<text:span text:style-name="T13">Roger Hector </text:span></text:p>
        <text:p text:style-name="P3"/>
        <text:p text:style-name="P4">Bushnell held a larger party to mark the unveiling of the Sente line. He </text:p>
        <text:p text:style-name="P4">rented game animals from Marine World’s Africa U.S.A. and had them walk </text:p>
        <text:p text:style-name="P4">around the floor to create atmosphere. At 10:00 a.m., the guests gathered </text:p>
        <text:p text:style-name="P4">around a stage. </text:p>
        <text:p text:style-name="P3"/>
        <text:p text:style-name="P3"/>
        <text:p text:style-name="P3"/>
        <text:p text:style-name="P4">The Aftermath 257 </text:p>
        <text:p text:style-name="P3"/>
        <text:p text:style-name="P3"/>
        <text:p text:style-name="P4">There was a large box on stage with an alarm clock on it. When the clock </text:p>
        <text:p text:style-name="P4">struck 10:08, Bushnell burst out of the box to celebrate his freedom. He then </text:p>
        <text:p text:style-name="P4">introduced his customers to his new Sente concept—arcade machines that </text:p>
        <text:p text:style-name="P4">played games stored on cartridges. </text:p>
        <text:p text:style-name="P3"/>
        <text:p text:style-name="P4">Bushnell came along with an idea that was in his head right practically from </text:p>
        <text:p text:style-name="P4">the early 1970s, and that was to make a universal cabinet and just change the </text:p>
        <text:p text:style-name="P4">software with a cartridge. </text:p>
        <text:p text:style-name="P3"/>
        <text:p text:style-name="P4">He wasn’t the first to come up with such a "system”; that was Nintendo. </text:p>
        <text:p text:style-name="P4">Nintendo had some wonderful games like Hogan’s Alley and so on, where </text:p>
        <text:p text:style-name="P4">you just changed the cartridge. Made a lot of money. </text:p>
        <text:p text:style-name="P3"/>
        <text:p text:style-name="P4">Nolan came out with the Sente system. As he said, instead of two grunts </text:p>
        <text:p text:style-name="P4">on a truck moving video games around, one girl in a Pinto with an attache </text:p>
        <text:p text:style-name="P4">case could change the game. What was wrong with Sente system was that </text:p>
        <text:p text:style-name="P4">while everything made sense, the games weren’t any fun to play. </text:p>
        <text:p text:style-name="P3"/>
        <text:p text:style-name="P5">—<text:span text:style-name="T13">Eddie Adlum </text:span></text:p>
        <text:p text:style-name="P3"/>
        <text:p text:style-name="P4">Bushnell needed money to build his games, so he tried a new tactic—he strong- </text:p>
        <text:p text:style-name="P4">armed the distributors who came to his show. Instead of simply showing his games </text:p>
        <text:p text:style-name="P4">and asking for orders, he told the distributors that no companies could buy into </text:p>
        <text:p text:style-name="P4">his system unless they ordered hardware ahead of time. Because he was Nolan </text:p>
        <text:p text:style-name="P4">Bushnell, the father of video games, founder of Atari, and genius behind Chuck E. </text:p>
        <text:p text:style-name="P4">Cheese, several companies gave in to Bushnell’s strong-arm tactics. </text:p>
        <text:p text:style-name="P3"/>
        <text:p text:style-name="P4">And so there was this big hoopla presentation and Nolan stood up at the </text:p>
        <text:p text:style-name="P4">right moment and pitched the deal. And the industry, the buyers, the dis¬ </text:p>
        <text:p text:style-name="P4">tributors out there were just lathered up. And they wrote checks on the spot </text:p>
        <text:p text:style-name="P4">for all of this stuff. We had a tremendously successful launch. </text:p>
        <text:p text:style-name="P3"/>
        <text:p text:style-name="P5">—<text:span text:style-name="T13">Roger Hector </text:span></text:p>
        <text:p text:style-name="P3"/>
        <text:p text:style-name="P4">Unfortunately, Sente Technologies was doomed to fail before it ever got </text:p>
        <text:p text:style-name="P4">started. Bushnell purchased it through Pizza Time Theaters before the finan¬ </text:p>
        <text:p text:style-name="P4">cial problems became apparent, so Sente was a subsidiary company. When </text:p>
        <text:p text:style-name="P4">Pizza Time Theaters declared bankruptcy in March, 1984, Sente was tainted. </text:p>
        <text:p text:style-name="P3"/>
        <text:p text:style-name="P3"/>
        <text:p text:style-name="P3"/>
        <text:p text:style-name="P4">258 The Aftermath </text:p>
        <text:p text:style-name="P3"/>
        <text:p text:style-name="P3"/>
        <text:p text:style-name="P4">Bally purchased Sente Technologies from Pizza Time Theaters, but Sente’s </text:p>
        <text:p text:style-name="P4">hardware was expensive and all but one of its games got bad reviews. Shortly </text:p>
        <text:p text:style-name="P4">after purchasing Sente, the president of Bally shut it down. </text:p>
        <text:p text:style-name="P3"/>
        <text:p text:style-name="P3"/>
        <text:p text:style-name="P3"/>
        <text:p text:style-name="P3"/>
        <text:p text:style-name="P3"/>
        <text:p text:style-name="P4">I thought to myself, "Yeah, boy, if you are going to be able to get computers from retail </text:p>
        <text:p text:style-name="P4">stores, this is going to become a mass market. Let’s see now, I want to start a company to </text:p>
        <text:p text:style-name="P4">make entertainment software. When can I do that?” </text:p>
        <text:p text:style-name="P3"/>
        <text:p text:style-name="P4">That afternoon I did some analysis and I decided that by 1982 the technology would have </text:p>
        <text:p text:style-name="P4">made enough progress that I could start an entertainment software company. By that time </text:p>
        <text:p text:style-name="P4">there would be enough of these devices in homes to support a software company. </text:p>
        <text:p text:style-name="P3"/>
        <text:p text:style-name="P5">—<text:span text:style-name="T13">Trip Hawkins, founder, Electronic Arts </text:span></text:p>
        <text:p text:style-name="P3"/>
        <text:p text:style-name="P4">I wound up writing a New Yorker profile on Nolan. We sort of remained friendly, then lo </text:p>
        <text:p text:style-name="P4">and behold, in November of 1984, Nolan called me up and said, "Hey, I’m starting a toy </text:p>
        <text:p text:style-name="P4">company and I’d like you to come be vice president of marketing.” </text:p>
        <text:p text:style-name="P3"/>
        <text:p text:style-name="P4">I had covered the toy business a bit as a reporter and I said "No way. I don’t know </text:p>
        <text:p text:style-name="P4">anything about marketing.” </text:p>
        <text:p text:style-name="P3"/>
        <text:p text:style-name="P4">He said, "Sure, nobody does, just come on out and do it.” </text:p>
        <text:p text:style-name="P3"/>
        <text:p text:style-name="P3"/>
        <text:p text:style-name="P5">—<text:span text:style-name="T13">Tom Zito, former vice president of marketing, Axlon Inc. </text:span></text:p>
        <text:p text:style-name="P3"/>
        <text:p text:style-name="P3"/>
        <text:p text:style-name="P3"/>
        <text:p text:style-name="P4">260 Album Covers </text:p>
        <text:p text:style-name="P3"/>
        <text:p text:style-name="P3"/>
        <text:p text:style-name="P3"/>
        <text:p text:style-name="P4">The success of the Commodore 64 was previously unheard of among home </text:p>
        <text:p text:style-name="P4">computer manufacturers, In 1983, Commodore surpassed Apple in overall </text:p>
        <text:p text:style-name="P4">sales and became the first computer company to report a $1-billion sales year. 1 </text:p>
        <text:p text:style-name="P4">At the January 1984 Consumer Electronics Show, Commodore posted an enor¬ </text:p>
        <text:p text:style-name="P4">mous back-lit sign boasting sales of more than two million VlC-20s and one </text:p>
        <text:p text:style-name="P4">million Commodore 64s. </text:p>
        <text:p text:style-name="P3"/>
        <text:p text:style-name="P4">Unlike Atari and Coleco, companies that barely broke even on their hard¬ </text:p>
        <text:p text:style-name="P4">ware and recouped their investment by selling software, Commodore sold </text:p>
        <text:p text:style-name="P4">hardware profitably and did nothing to discourage outside software develop¬ </text:p>
        <text:p text:style-name="P4">ment. As Tramiel saw' it, every time a developer created a good program, he </text:p>
        <text:p text:style-name="P4">created a new reason for people to buy a Commodore computer. </text:p>
        <text:p text:style-name="P3"/>
        <text:p text:style-name="P3"/>
        <text:p text:style-name="P4">But the key factor was our manufacturing cost, which in the end deter¬ </text:p>
        <text:p text:style-name="P4">mined whether we w'ould make money or not. </text:p>
        <text:p text:style-name="P3"/>
        <text:p text:style-name="P4">The cost of making a VIC was estimated by the press at under $60, </text:p>
        <text:p text:style-name="P4">while the Commodore 64 was thought to be slightly more expensive. </text:p>
        <text:p text:style-name="P4">One reporter estimated that Commodore could sell the Commodore </text:p>
        <text:p text:style-name="P4">64—introduced at $595—for as low as $99 and still make a profit. 2 </text:p>
        <text:p text:style-name="P3"/>
        <text:p text:style-name="P3"/>
        <text:p text:style-name="P4">The Commodore 64 had a slot for game cartridges, and the manufacturer </text:p>
        <text:p text:style-name="P4">also sold a separate floppy disk drive. Since floppy disks cost less to make and </text:p>
        <text:p text:style-name="P4">held more information than cartridges, both entertainment and serious soft¬ </text:p>
        <text:p text:style-name="P4">ware makers preferred publishing their products on disks, even though the </text:p>
        <text:p text:style-name="P4">overall install base of users with disk drives was smaller. </text:p>
        <text:p text:style-name="P3"/>
        <text:p text:style-name="P4">Commodore’s success attracted a new breed of game companies. </text:p>
        <text:p text:style-name="P3"/>
        <text:p text:style-name="P3"/>
        <text:p text:style-name="P3"/>
        <text:p text:style-name="P4">The biggest and most successful game company that emerged during the </text:p>
        <text:p text:style-name="P4">Commodore 64’s reign was Electronic Arts, a company with a central tenet </text:p>
        <text:p text:style-name="P4">that ran counter to the entire fabric of the computer and video game indus¬ </text:p>
        <text:p text:style-name="P4">tries—promoting game designers. </text:p>
        <text:p text:style-name="P3"/>
        <text:p text:style-name="P4">Electronic Arts was founded by Trip Hawkins, a visionary man who could </text:p>
        <text:p text:style-name="P4">generally be described as half salesman and half technophile. In many ways, </text:p>
        <text:p text:style-name="P4">Hawkins was the antithesis of the computer industry executives who preceded </text:p>
        <text:p text:style-name="P3"/>
        <text:p text:style-name="P3"/>
        <text:p text:style-name="P3"/>
        <text:p text:style-name="P4">Album Covers 261 </text:p>
        <text:p text:style-name="P3"/>
        <text:p text:style-name="P3"/>
        <text:p text:style-name="P4">him. Other executives had engineering and business backgrounds; Hawkins </text:p>
        <text:p text:style-name="P4">was a marketer—Harvard educated and outwardly cultured. He was the kind </text:p>
        <text:p text:style-name="P4">of man who fits in better with Wall Street analysts than engineers. It wasn’t </text:p>
        <text:p text:style-name="P4">just education that set him apart, it was his handsome facial features, his taste </text:p>
        <text:p text:style-name="P4">in suits, and his polished public demeanor. In 1995, People magazine included </text:p>
        <text:p text:style-name="P4">Hawkins in its annual list of the fifty most attractive people. </text:p>
        <text:p text:style-name="P3"/>
        <text:p text:style-name="P4">Hawkins’s sense of style, learned or natural, had an air of sophistication. </text:p>
        <text:p text:style-name="P4">Other industry executives threw huge parties for the press and buyers at trade </text:p>
        <text:p text:style-name="P4">shows; Hawkins held small dinners at trendy restaurants. </text:p>
        <text:p text:style-name="P3"/>
        <text:p text:style-name="P4">Hawkins first got the idea to enter the computer industry in 1975, during </text:p>
        <text:p text:style-name="P4">his time at Harvard. While at school, Hawkins struck up a friendship with a </text:p>
        <text:p text:style-name="P4">home computer enthusiast. One day the friend told him about a home com¬ </text:p>
        <text:p text:style-name="P4">puter he had seen for sale. Whereas the friend was excited by the technology </text:p>
        <text:p text:style-name="P4">that home computers represented, Hawkins was intrigued with computers </text:p>
        <text:p text:style-name="P4">becoming a consumer item. </text:p>
        <text:p text:style-name="P3"/>
        <text:p text:style-name="P4">I thought about how many of these computers there were [in people’s homes], </text:p>
        <text:p text:style-name="P4">and what they cost, and market penetration rates, and how people would </text:p>
        <text:p text:style-name="P4">purchase them, and how big an audience you might need to support if you </text:p>
        <text:p text:style-name="P4">opened a software company, and how big of a fraction of them [computer </text:p>
        <text:p text:style-name="P4">owners] would be interested in the kind of things that I wanted to do. </text:p>
        <text:p text:style-name="P3"/>
        <text:p text:style-name="P4">I don’t remember a single number from the analysis, but I remember de¬ </text:p>
        <text:p text:style-name="P4">ciding that 1982 was the year it could all be done. I never forgot that, and </text:p>
        <text:p text:style-name="P4">from then on, I was always thinking in the back of my mind, 1982,1982,1982. </text:p>
        <text:p text:style-name="P3"/>
        <text:p text:style-name="P5">—<text:span text:style-name="T13">Trip Hawkins </text:span></text:p>
        <text:p text:style-name="P3"/>
        <text:p text:style-name="P4">After graduating from Harvard, Hawkins enrolled at Stanford, where he </text:p>
        <text:p text:style-name="P4">earned an M.B.A. Both opportunistic and persuasive, Hawkins used his status </text:p>
        <text:p text:style-name="P4">at Stanford to establish himself around Silicon Valley. As part of his graduate </text:p>
        <text:p text:style-name="P4">studies, he researched projects on the future of personal computing and used </text:p>
        <text:p text:style-name="P4">these projects as excuses to introduce himself to top executives. </text:p>
        <text:p text:style-name="P3"/>
        <text:p text:style-name="P4">I did a study on personal computing. I used it as a calling card, so I had an </text:p>
        <text:p text:style-name="P4">excuse to call up every company in the business. I got to know all the pio¬ </text:p>
        <text:p text:style-name="P4">neers in the business at that time, guys like Chuck Peddle, the guy who </text:p>
        <text:p text:style-name="P3"/>
        <text:p text:style-name="P3"/>
        <text:p text:style-name="P3"/>
        <text:p text:style-name="P4">262 Album Covers </text:p>
        <text:p text:style-name="P3"/>
        <text:p text:style-name="P3"/>
        <text:p text:style-name="P4">designed the 6502 microprocessor and ... the Commodore Pet. You know, </text:p>
        <text:p text:style-name="P4">guys like Steve Jobs. </text:p>
        <text:p text:style-name="P3"/>
        <text:p text:style-name="P4">Apple actually called me to ask me about the study, and I said, "Well I’m </text:p>
        <text:p text:style-name="P4">looking for a job. Why don’t I come in and we can talk about the study?” </text:p>
        <text:p text:style-name="P3"/>
        <text:p text:style-name="P4">That’s how I got in for my job interview at Apple. Of course, they thought </text:p>
        <text:p text:style-name="P4">that they were basically acquiring an instant market-research department. </text:p>
        <text:p text:style-name="P3"/>
        <text:p text:style-name="P5">—<text:span text:style-name="T13">Trip Hawkins </text:span></text:p>
        <text:p text:style-name="P3"/>
        <text:p text:style-name="P4">Hawkins, Apple Computer’s 68th employee, was involved in many of the </text:p>
        <text:p text:style-name="P4">company’s biggest projects. He helped to formulate the strategy Apple used </text:p>
        <text:p text:style-name="P4">to establish the Apple II as a business machine. Hawkins was with Steve Jobs </text:p>
        <text:p text:style-name="P4">when Jobs made the fateful visit to Xerox and saw a prototypical workstation </text:p>
        <text:p text:style-name="P4">with pop-up windows for menus and a mouse controller. </text:p>
        <text:p text:style-name="P3"/>
        <text:p text:style-name="P4">Once at Apple, Hawkins worked his way into the company’s inner circle. </text:p>
        <text:p text:style-name="P4">When the company went public, the 26-year-old Hawkins became a multi¬ </text:p>
        <text:p text:style-name="P4">millionaire. He also made valuable contacts, including Don Valentine, the </text:p>
        <text:p text:style-name="P4">venture capitalist who helped Nolan Bushnell expand Atari and Jobs and </text:p>
        <text:p text:style-name="P4">Wozniak start Apple. When 1982 rolled around and Hawkins prepared to start </text:p>
        <text:p text:style-name="P4">his company, he went to Valentine for funding. </text:p>
        <text:p text:style-name="P3"/>
        <text:p text:style-name="P4">I heard about Don Valentine and thought, this is the guy who I want on my </text:p>
        <text:p text:style-name="P4">board, so I went to see him. I said, "Well, you know, here’s what I’m doing at </text:p>
        <text:p text:style-name="P4">Apple, and I’m thinking about leaving to start this company and do this </text:p>
        <text:p text:style-name="P4">other stuff. ” </text:p>
        <text:p text:style-name="P3"/>
        <text:p text:style-name="P4">I was nervous that he would be critical of me because I was leaving a big </text:p>
        <text:p text:style-name="P4">company like Apple, you know, "Who the hell am I to think I’m ready to start </text:p>
        <text:p text:style-name="P4">a company?” And "Gee, you’re leaving Apple in the middle of your project? </text:p>
        <text:p text:style-name="P3"/>
        <text:p text:style-name="P4">Aren’t you a follow-through kind of guy?” </text:p>
        <text:p text:style-name="P3"/>
        <text:p text:style-name="P4">Instead, he said, "Quit dragging your feet. Get the hell out of Apple. When </text:p>
        <text:p text:style-name="P4">you’re ready, I’ll provide an office for you.” </text:p>
        <text:p text:style-name="P3"/>
        <text:p text:style-name="P5">—<text:span text:style-name="T13">Trip Hawkins </text:span></text:p>
        <text:p text:style-name="P3"/>
        <text:p text:style-name="P3"/>
        <text:p text:style-name="P4">We knew Trip Hawkins a little bit at Apple as one of the marketing guys. He </text:p>
        <text:p text:style-name="P4">went to Harvard. He looked like he went to Harvard. </text:p>
        <text:p text:style-name="P3"/>
        <text:p text:style-name="P3"/>
        <text:p text:style-name="P3"/>
        <text:p text:style-name="P4">Album Covers 263 </text:p>
        <text:p text:style-name="P3"/>
        <text:p text:style-name="P3"/>
        <text:p text:style-name="P4">We invited him to come live in our office while he was organizing his com¬ </text:p>
        <text:p text:style-name="P4">pany, writing his [business] plan, and hiring people. The first territorial people </text:p>
        <text:p text:style-name="P4">at Electronic Arts all began working in our office, and the company was started </text:p>
        <text:p text:style-name="P4">in our office. </text:p>
        <text:p text:style-name="P3"/>
        <text:p text:style-name="P4">Sequoia (Valentine’s venture capital firm) was not an especially large com¬ </text:p>
        <text:p text:style-name="P4">pany at that time. At one point they had twice as many people as we did. </text:p>
        <text:p text:style-name="P3"/>
        <text:p text:style-name="P5">—<text:span text:style-name="T13">Don Valentine </text:span></text:p>
        <text:p text:style-name="P3"/>
        <text:p text:style-name="P4">With Valentine’s backing, Hawkins began to assemble his company. He hand¬ </text:p>
        <text:p text:style-name="P4">picked people he thought were dynamic and smart, invited them to meetings </text:p>
        <text:p text:style-name="P4">at his home, and persuaded them to join his team. Hawkins also actively pros¬ </text:p>
        <text:p text:style-name="P4">elytized game designers. </text:p>
        <text:p text:style-name="P3"/>
        <text:p text:style-name="P4">The best way to find game developers at the time was to attend computer </text:p>
        <text:p text:style-name="P4">trade shows. Hawkins walked the floors of these shows, looking for the de¬ </text:p>
        <text:p text:style-name="P4">signers he wanted and then talking to them about his plans. He found Bill </text:p>
        <text:p text:style-name="P4">Budge, David Maynard, and Dan Bunten, the programmers who became the </text:p>
        <text:p text:style-name="P4">heart of his design team. </text:p>
        <text:p text:style-name="P3"/>
        <text:p text:style-name="P4">Hawkins and crew decided to name their new company “Electronic Arts” </text:p>
        <text:p text:style-name="P4">during one of the evening meetings at Hawkins’s house. They chose this name </text:p>
        <text:p text:style-name="P4">to emphasize the artists and artistry of the games he would publish. </text:p>
        <text:p text:style-name="P3"/>
        <text:p text:style-name="P4">In the meantime, Hawkins continued meeting with Budge and other de¬ </text:p>
        <text:p text:style-name="P4">signers he hoped to attract. He told them that game designers should be treated </text:p>
        <text:p text:style-name="P4">like stars. In an industry that was still rife with the stories of Atari’s abusive </text:p>
        <text:p text:style-name="P4">attitude toward designers, Hawkins’s message sounded very attractive. </text:p>
        <text:p text:style-name="P3"/>
        <text:p text:style-name="P4">Promoting designers was only one of several innovations Hawkins had </text:p>
        <text:p text:style-name="P4">planned. In the early 1980s, computer game makers still sold their games in </text:p>
        <text:p text:style-name="P4">plastic bags with labels. Hawkins found the situation laughable and proceeded </text:p>
        <text:p text:style-name="P4">to apply his marketing wizardry to revolutionize the way computer games </text:p>
        <text:p text:style-name="P4">were packaged. </text:p>
        <text:p text:style-name="P3"/>
        <text:p text:style-name="P4">Hawkins referred to his packaging as “album covers.” Album covers were </text:p>
        <text:p text:style-name="P4">custom-made boxes with professional art and the designers’ names placed </text:p>
        <text:p text:style-name="P4">prominently on the label. In Hawkins’s mind, having the best games in the </text:p>
        <text:p text:style-name="P4">store meant nothing if the packaging didn’t attract buyers. With better pack¬ </text:p>
        <text:p text:style-name="P4">aging and a stable of established designers, he would create a following to make </text:p>
        <text:p text:style-name="P4">Electronic Arts the industry leader. </text:p>
        <text:p text:style-name="P3"/>
        <text:p text:style-name="P3"/>
        <text:p text:style-name="P3"/>
        <text:p text:style-name="P4">l6lf Album Covers </text:p>
        <text:p text:style-name="P3"/>
        <text:p text:style-name="P3"/>
        <text:p text:style-name="P4">Of all of Hawkins’s progressive proposals, the one involving the most risk </text:p>
        <text:p text:style-name="P4">was his decision to challenge the distribution system. At the time, companies </text:p>
        <text:p text:style-name="P4">that distributed software to retailers kept most of the revenues from software </text:p>
        <text:p text:style-name="P4">sales. Hawkins didn’t like the distributors’ stranglehold on the market and </text:p>
        <text:p text:style-name="P4">wanted to pay them a smaller commission. When he proposed the idea at a </text:p>
        <text:p text:style-name="P4">board meeting, Don Valentine objected. </text:p>
        <text:p text:style-name="P3"/>
        <text:p text:style-name="P4">Everyone was selling [their games] to distributors at a 55 percent discount. I </text:p>
        <text:p text:style-name="P4">said, "We’re going to go to some of these distributors, and we’re going to </text:p>
        <text:p text:style-name="P4">offer them 52 percent.” </text:p>
        <text:p text:style-name="P3"/>
        <text:p text:style-name="P4">Valentine said, "Who the hell are you people to think that you can just </text:p>
        <text:p text:style-name="P4">rewrite any of the rules of the industry? What makes you think you can get </text:p>
        <text:p text:style-name="P4">away with that?” </text:p>
        <text:p text:style-name="P3"/>
        <text:p text:style-name="P4">I said, "We really don’t have any choice. Either we’re going to pull this off </text:p>
        <text:p text:style-name="P4">or we’re not going make it.” </text:p>
        <text:p text:style-name="P3"/>
        <text:p text:style-name="P4">Pushing a lower discount worked. Don pounded his fist on the table at </text:p>
        <text:p text:style-name="P4">our next board meeting and said, "You people have to continue to chal¬ </text:p>
        <text:p text:style-name="P4">lenge convention.” </text:p>
        <text:p text:style-name="P3"/>
        <text:p text:style-name="P5">—<text:span text:style-name="T13">Trip Hawkins </text:span></text:p>
        <text:p text:style-name="P3"/>
        <text:p text:style-name="P4">Electronic Arts shipped its first products on May 21, 1983. Of the six prod¬ </text:p>
        <text:p text:style-name="P4">ucts launched, three quickly became bestsellers. </text:p>
        <text:p text:style-name="P3"/>
        <text:p text:style-name="P4">In terms of commercial success, Hard Hat Mack was a bestseller, Archon was </text:p>
        <text:p text:style-name="P4">a classic bestseller, and Pinball Construction Set was a classic bestseller. It </text:p>
        <text:p text:style-name="P4">was a really remarkable debut set of products. </text:p>
        <text:p text:style-name="P3"/>
        <text:p text:style-name="P4">We just started cranking out products. The next month we released more, </text:p>
        <text:p text:style-name="P4">and within six months we had 25 or 30 different products. By that time we </text:p>
        <text:p text:style-name="P4">were supporting Apple II, Commodore 64, and Atari 800. </text:p>
        <text:p text:style-name="P3"/>
        <text:p text:style-name="P5">—<text:span text:style-name="T13">Trip Hawkins </text:span></text:p>
        <text:p text:style-name="P3"/>
        <text:p text:style-name="P4">By 1984, the video game industry had collapsed and Commodore 64 sales pla- </text:p>
        <text:p text:style-name="P4">teaued. Toward the middle of the year, Commodore started reporting Atari-sized </text:p>
        <text:p text:style-name="P3"/>
        <text:p text:style-name="P3"/>
        <text:p text:style-name="P3"/>
        <text:p text:style-name="P4">Album Covers 265 </text:p>
        <text:p text:style-name="P3"/>
        <text:p text:style-name="P3"/>
        <text:p text:style-name="P4">losses, and Apple, for all of its market strength, was not proliferating the way Com¬ </text:p>
        <text:p text:style-name="P4">modore or Atari had. Shortly after Electronic Arts made its splashy debut, the </text:p>
        <text:p text:style-name="P4">computer-game industry looked as soft as the video game industry. </text:p>
        <text:p text:style-name="P3"/>
        <text:p text:style-name="P4">It was a really brutal period for the industry. I wouldn’t de-emphasize that. </text:p>
        <text:p text:style-name="P3"/>
        <text:p text:style-name="P4">You’d put out a product on the Apple II and be pleased if you sold 15,000 units. </text:p>
        <text:p text:style-name="P3"/>
        <text:p text:style-name="P4">When I started EA, I made a list of all the companies I had ever heard of </text:p>
        <text:p text:style-name="P4">that made video games or floppy disk games, and there were something like </text:p>
        <text:p text:style-name="P4">130 or 131 other companies. Today I would say that maybe 6 of those guys are </text:p>
        <text:p text:style-name="P4">still in the business. </text:p>
        <text:p text:style-name="P3"/>
        <text:p text:style-name="P5">—<text:span text:style-name="T13">Trip Hawkins </text:span></text:p>
        <text:p text:style-name="P3"/>
        <text:p text:style-name="P4">During this period, Hawkins abandoned his strategy of promoting game </text:p>
        <text:p text:style-name="P4">designers. He still treated them with respect and gave them credit for the work </text:p>
        <text:p text:style-name="P4">they did, but the emphasis at Electronic Arts clearly shifted from populariz¬ </text:p>
        <text:p text:style-name="P4">ing designers to promoting games. </text:p>
        <text:p text:style-name="P3"/>
        <text:p text:style-name="P4">In 1984, that new emphasis led Electronic Arts to place new names on its </text:p>
        <text:p text:style-name="P4">labels, the names of famous sports figures. Hawkins had a friend who had a </text:p>
        <text:p text:style-name="P4">friend who knew the agent handling the Philadelphia ’76ers basketball star </text:p>
        <text:p text:style-name="P4">Julius Irving—better known as “Dr. J.” Using this connection, Hawkins asked </text:p>
        <text:p text:style-name="P4">Irving’s agent if his client would be willing to let Electronic Arts use his name </text:p>
        <text:p text:style-name="P4">and likeness in a computer basketball game. </text:p>
        <text:p text:style-name="P3"/>
        <text:p text:style-name="P4">It was the first time a computer game company had licensed an athlete’s </text:p>
        <text:p text:style-name="P4">name. Though earlier games had been made based on movies such as Tron, </text:p>
        <text:p text:style-name="P4">Krtill, and Star Wars, and Mattel had acquired licenses from the NFL and the </text:p>
        <text:p text:style-name="P4">NBA, no one had ever approached an individual sports star. Electronic Arts </text:p>
        <text:p text:style-name="P4">paid Irving a $25,000 fee for his name and image. </text:p>
        <text:p text:style-name="P3"/>
        <text:p text:style-name="P4">Of course, you’d be lucky to do anything today for even ten times that amount. </text:p>
        <text:p text:style-name="P3"/>
        <text:p text:style-name="P4">Anyway, he agreed to do it, making it possible for us to have his agent </text:p>
        <text:p text:style-name="P4">ask Larry Bird’s agent, why don’t you do it and why don’t you do it on the </text:p>
        <text:p text:style-name="P4">same terms that we’re doing it? </text:p>
        <text:p text:style-name="P3"/>
        <text:p text:style-name="P3"/>
        <text:p text:style-name="P5">—<text:span text:style-name="T13">Trip Hawkins </text:span></text:p>
        <text:p text:style-name="P3"/>
        <text:p text:style-name="P3"/>
        <text:p text:style-name="P3"/>
        <text:p text:style-name="P4">266 Album Covers </text:p>
        <text:p text:style-name="P3"/>
        <text:p text:style-name="P3"/>
        <text:p text:style-name="P4">The game was called Dr. f and Larry Bird Go One-on-One. Though the game had </text:p>
        <text:p text:style-name="P4">cutting-edge graphics for the time, the limited processing power of the Com¬ </text:p>
        <text:p text:style-name="P4">modore 64 and Apple II could only support characters that looked like bad </text:p>
        <text:p text:style-name="P4">doodles and moved like cardboard cutouts. The people designing the game, </text:p>
        <text:p text:style-name="P4">however, got several pointers from Irving (Bird was less involved and less in¬ </text:p>
        <text:p text:style-name="P4">terested), which helped them add some finer points to the game. </text:p>
        <text:p text:style-name="P3"/>
        <text:p text:style-name="P4">Dr. J and Larry Bird Go One-on-One was a huge bestseller for its time, leading </text:p>
        <text:p text:style-name="P4">Electronic Arts to begin work on a game based on another sports legend— </text:p>
        <text:p text:style-name="P4">John Madden. Though no one knew it at the time, John Madden Football would </text:p>
        <text:p text:style-name="P4">become the most enduring sports series in computer and video game history. </text:p>
        <text:p text:style-name="P4">It would also play a decisive role in determining the leaders of two future </text:p>
        <text:p text:style-name="P4">generations of video game consoles. </text:p>
        <text:p text:style-name="P3"/>
        <text:p text:style-name="P3"/>
        <text:p text:style-name="P3"/>
        <text:p text:style-name="P4">The 1965 collapse of Atlantic Acceptance left Commodore with substantial fi¬ </text:p>
        <text:p text:style-name="P4">nancial problems. Short on capital and tainted by scandal, Tramiel turned to </text:p>
        <text:p text:style-name="P4">Canadian investor Irving Gould for help. Gould purchased a controlling share </text:p>
        <text:p text:style-name="P4">of Commodore stock for $500,000. ;i Though he later sold 8 percent of his stock </text:p>
        <text:p text:style-name="P4">back to Tramiel, Gould remained the power behind the scene at Commodore. </text:p>
        <text:p text:style-name="P3"/>
        <text:p text:style-name="P4">According to a few reports, Gould scrutinized Tramiel’s every move. </text:p>
        <text:p text:style-name="P4">Tramiel could not borrow money without Gould’s signature, and Gould </text:p>
        <text:p text:style-name="P4">kept Commodore on a strict leash. The relationship was rumored to be tur¬ </text:p>
        <text:p text:style-name="P4">bulent. Fortune magazine once reported that the volatile Tramiel often </text:p>
        <text:p text:style-name="P4">threatened to quit the company.' 4 </text:p>
        <text:p text:style-name="P3"/>
        <text:p text:style-name="P4">At a Commodore board meeting on January 10, 1984, Tramiel made the </text:p>
        <text:p text:style-name="P4">threat one final time. </text:p>
        <text:p text:style-name="P3"/>
        <text:p text:style-name="P4">The board had met to discuss the company’s future. Tramiel went to the </text:p>
        <text:p text:style-name="P4">meeting planning to unveil his dream of bringing his sons together to run </text:p>
        <text:p text:style-name="P4">Commodore. He wanted to name his oldest son, Sam, as president. He wanted </text:p>
        <text:p text:style-name="P4">his next oldest, Gary, to run the company’s finances, and his youngest son, </text:p>
        <text:p text:style-name="P4">Leonard, who had just earned his Ph.D. from Columbia, to work in </text:p>
        <text:p text:style-name="P4">Commodore’s software division. 5 </text:p>
        <text:p text:style-name="P3"/>
        <text:p text:style-name="P4">Gould had other ideas. He wanted Marshall Smith, a 54-year-old finance </text:p>
        <text:p text:style-name="P4">specialist from the steel industry, to take over the company. According to one </text:p>
        <text:p text:style-name="P4">report, Tramiel threatened to quit the company, and Gould said, “Fine.” </text:p>
        <text:p text:style-name="P3"/>
        <text:p text:style-name="P3"/>
        <text:p text:style-name="P3"/>
        <text:p text:style-name="P4">Album Covets 267 </text:p>
        <text:p text:style-name="P3"/>
        <text:p text:style-name="P3"/>
        <text:p text:style-name="P4">On Friday, January 13, 1984, Jack Tramiel officially resigned as the CEO of </text:p>
        <text:p text:style-name="P4">Commodore International. On February 21, Marshall Smith moved into </text:p>
        <text:p text:style-name="P4">Tramiel’s office. </text:p>
        <text:p text:style-name="P3"/>
        <text:p text:style-name="P3"/>
        <text:p text:style-name="P4">Changing Times at Atari </text:p>
        <text:p text:style-name="P3"/>
        <text:p text:style-name="P4">When James Morgan took over Atari in September, 1983, he found a company </text:p>
        <text:p text:style-name="P4">in complete disarray. Atari was now composed of dozens of departments that </text:p>
        <text:p text:style-name="P4">seldom communicated with one another, housed in nearly fifty buildings </text:p>
        <text:p text:style-name="P4">spread throughout Silicon Valley. The departments’ animosity and political </text:p>
        <text:p text:style-name="P4">infighting were crippling the company. Alan Kay, the head of Atari’s research </text:p>
        <text:p text:style-name="P4">center, described the venomous brinkmanship to a Time reporter in terms that </text:p>
        <text:p text:style-name="P4">made the company’s executives sound like spoiled children playing on a small </text:p>
        <text:p text:style-name="P4">boat. “For a while the company was playing 'Ha, ha, your end of the boat is </text:p>
        <text:p text:style-name="P4">sinking.’” 6 In the article, the reporter concluded with the statement that “it </text:p>
        <text:p text:style-name="P4">turned out that everybody was on the same boat.” </text:p>
        <text:p text:style-name="P3"/>
        <text:p text:style-name="P4">Morgan’s first move was to cut the domestic payroll down from 9,800 employ¬ </text:p>
        <text:p text:style-name="P4">ees to 3,500. Next he turned to foreign labor for manufacturing, sending 3,000 jobs </text:p>
        <text:p text:style-name="P4">to Hong Kong and Taiwan. He also sold ofl Atari’s excess buildings, condensing </text:p>
        <text:p text:style-name="P4">the company’s sprawling operations down from forty-nine buildings to four. </text:p>
        <text:p text:style-name="P3"/>
        <text:p text:style-name="P4">A few months into his new job, however, Morgan discovered that he could </text:p>
        <text:p text:style-name="P4">not turn to Warner Communications for help. When he submitted his 1984 </text:p>
        <text:p text:style-name="P4">budget in March, Warner executives vetoed it. According to Ross, Atari would </text:p>
        <text:p text:style-name="P4">have to find its own funding. </text:p>
        <text:p text:style-name="P3"/>
        <text:p text:style-name="P4">Morgan revised his budget, trimming his operating expenses from $600 mil¬ </text:p>
        <text:p text:style-name="P4">lion to a mere $150 million. He cut an additional 550 jobs, and dumped 20 million </text:p>
        <text:p text:style-name="P4">old cartridges into the marketplace at $2 each to clear out old inventory. </text:p>
        <text:p text:style-name="P3"/>
        <text:p text:style-name="P4">Realizing that simply cutting expenses would not save Atari, Morgan </text:p>
        <text:p text:style-name="P4">pushed for new products. On May 21, Atari announced the development of a </text:p>
        <text:p text:style-name="P4">powerful new game console, the 7800 ProSystem, and a deal to create games </text:p>
        <text:p text:style-name="P4">with LucasFilm, the company that made the Star WarsdxxS IndianaJones movies. </text:p>
        <text:p text:style-name="P3"/>
        <text:p text:style-name="P4">The 7800 just sort of showed up at our door one morning. It was developed by an </text:p>
        <text:p text:style-name="P4">outside firm, and I think it was originally called the 3600 or something like that. </text:p>
        <text:p text:style-name="P3"/>
        <text:p text:style-name="P3"/>
        <text:p text:style-name="P5">—<text:span text:style-name="T13">jerry jessop, former engineer, Atari </text:span></text:p>
        <text:p text:style-name="P3"/>
        <text:p text:style-name="P3"/>
        <text:p text:style-name="P3"/>
        <text:p text:style-name="P4">268 Album Covers </text:p>
        <text:p text:style-name="P3"/>
        <text:p text:style-name="P3"/>
        <text:p text:style-name="P4">The 7800 had actually been developed by General Computer, the same </text:p>
        <text:p text:style-name="P4">Boston company that had designed Ms. Pac-Man and made nearly half of the </text:p>
        <text:p text:style-name="P4">cartridges for the 5200. </text:p>
        <text:p text:style-name="P3"/>
        <text:p text:style-name="P4">In the summer of 1984, Atari announced plans to release a new game con¬ </text:p>
        <text:p text:style-name="P4">troller called the Mindlink. Mindlink was a bizarre product—a game controller </text:p>
        <text:p text:style-name="P4">that supposedly directed game play by reading electrical impulses in players’ </text:p>
        <text:p text:style-name="P4">heads. It would come packaged with a Breakout -style title, Bionic Breakthrough. </text:p>
        <text:p text:style-name="P3"/>
        <text:p text:style-name="P4">Companies frequently incur losses while downsizing and cutting inven¬ </text:p>
        <text:p text:style-name="P4">tory, but Warner Communications was completely unprepared for the $425 </text:p>
        <text:p text:style-name="P4">million second-quarter losses Atari reported in 1984. When Morgan returned </text:p>
        <text:p text:style-name="P4">to New York, claiming he needed more money to run the company, Ross </text:p>
        <text:p text:style-name="P4">decided to rid himself of Atari once and for all. </text:p>
        <text:p text:style-name="P3"/>
        <text:p text:style-name="P4">In June, rumors started floating around Atari that Warner planned to sell </text:p>
        <text:p text:style-name="P4">or close the company. Morgan held a meeting in which he promised his em¬ </text:p>
        <text:p text:style-name="P4">ployees that Ross still had confidence in Atari and that he had no plans to sell </text:p>
        <text:p text:style-name="P4">out. Morgan was wrong. </text:p>
        <text:p text:style-name="P3"/>
        <text:p text:style-name="P3"/>
        <text:p text:style-name="P4">In early July 1984, Warner Communications announced an agreement to sell </text:p>
        <text:p text:style-name="P4">Atari Corporation to a new owner—Jack Tramiel. </text:p>
        <text:p text:style-name="P3"/>
        <text:p text:style-name="P4">Tramiel did not acquire all of Atari. Warner retained the coin-operated </text:p>
        <text:p text:style-name="P4">games division and renamed it Atari GamesA </text:p>
        <text:p text:style-name="P3"/>
        <text:p text:style-name="P4">The final agreement was extremely convoluted. On the surface, Tramiel </text:p>
        <text:p text:style-name="P4">paid $240 million dollars for the home computer division of the failing video </text:p>
        <text:p text:style-name="P4">game giant. This, however, was only part of the story. </text:p>
        <text:p text:style-name="P3"/>
        <text:p text:style-name="P4">Tramiel and his company, Tramiel Technologies Limited, paid Warner Com¬ </text:p>
        <text:p text:style-name="P4">munications $240 million in promissory notes, based on Atari’s future performance. </text:p>
        <text:p text:style-name="P4">In effect, Warner had loaned him the money to buy the company. </text:p>
        <text:p text:style-name="P3"/>
        <text:p text:style-name="P4">The deal also involved exchanging stocks. Tramiel Technologies, JackTramiel’s </text:p>
        <text:p text:style-name="P4">company, received warrants for Warner stock and a promise from Warner to </text:p>
        <text:p text:style-name="P4">cover certain debts and expenses. (That promise proved to be significant. Tramiel </text:p>
        <text:p text:style-name="P4">contacted Warner on at least one occasion and received a multimillion dollar </text:p>
        <text:p text:style-name="P3"/>
        <text:p text:style-name="P3"/>
        <text:p text:style-name="P4">* Warner retained Atari Games (the coin-op division), which later sold technological assets </text:p>
        <text:p text:style-name="P4">to Mitsubishi and BSR. </text:p>
        <text:p text:style-name="P3"/>
        <text:p text:style-name="P3"/>
        <text:p text:style-name="P3"/>
        <text:p text:style-name="P4">Album Covers 269 </text:p>
        <text:p text:style-name="P3"/>
        <text:p text:style-name="P3"/>
        <text:p text:style-name="P4">cash infusion.) In exchange for Atari and warrants for stock, Warner received </text:p>
        <text:p text:style-name="P4">warrants for 14.3 million shares of Tramiel Technologies’ stock. </text:p>
        <text:p text:style-name="P3"/>
        <text:p text:style-name="P4">Although Warner certainly offered Tramiel good terms for purchasing Atari, </text:p>
        <text:p text:style-name="P4">the interesting question was why did Tramiel want the company? Atari had </text:p>
        <text:p text:style-name="P4">good facilities and tremendous name recognition, but within the industry, </text:p>
        <text:p text:style-name="P4">the company’s name carried negative connotations. </text:p>
        <text:p text:style-name="P3"/>
        <text:p text:style-name="P4">Several analysts believe that Tramiel wanted to use Atari as a vehicle for wreak¬ </text:p>
        <text:p text:style-name="P4">ing revenge on Commodore. While later developments showed that he had no </text:p>
        <text:p text:style-name="P4">qualms about using Atari to jab at his former company, some ofTramiel’s friends </text:p>
        <text:p text:style-name="P4">believed that he reentered the computer business for the sake of his sons. </text:p>
        <text:p text:style-name="P3"/>
        <text:p text:style-name="P4">In his book The Home Computer Wars, former Commodore employee and </text:p>
        <text:p text:style-name="P4">Tramiel confidant Michael Tomczyk suggests that Tramiel purchased Atari to </text:p>
        <text:p text:style-name="P4">bring his sons and his Commodore family together. Bernie Stolar, another </text:p>
        <text:p text:style-name="P4">friend of the Tramiels, believed he made the move to ensure his family’s fi¬ </text:p>
        <text:p text:style-name="P4">nancial security. </text:p>
        <text:p text:style-name="P3"/>
        <text:p text:style-name="P4">Imperial Storm Troopers </text:p>
        <text:p text:style-name="P3"/>
        <text:p text:style-name="P3"/>
        <text:p text:style-name="P4">Everybody was expecting something draconian to happen. When they first </text:p>
        <text:p text:style-name="P4">walked in the building, someone got on the PA system and did the line from </text:p>
        <text:p text:style-name="P4">The Empire Strikes Back. I think it went, "Attention, Imperial storm troops </text:p>
        <text:p text:style-name="P4">have entered the base. ” </text:p>
        <text:p text:style-name="P3"/>
        <text:p text:style-name="P5">—<text:span text:style-name="T13">Kelly Turner, former employee, Atari </text:span></text:p>
        <text:p text:style-name="P3"/>
        <text:p text:style-name="P4">In the beginning, Atari Corporation and Atari Games were headquartered </text:p>
        <text:p text:style-name="P4">in adjoining buildings, and the people working in the newly independent coin¬ </text:p>
        <text:p text:style-name="P4">op company silently watched as their former associates were demolished. </text:p>
        <text:p text:style-name="P3"/>
        <text:p text:style-name="P4">The Tramiels cared little about soothing nervous employees’ feelings. Jack </text:p>
        <text:p text:style-name="P4">and Sam Tramiel set up offices, interviewed workers, and decided how to re¬ </text:p>
        <text:p text:style-name="P4">align the company. The people who witnessed their takeover described them </text:p>
        <text:p text:style-name="P4">as tireless, energetic, and merciless. Within a short time, the number of em¬ </text:p>
        <text:p text:style-name="P4">ployees on Atari’s worldwide payroll was reduced to 1,500. </text:p>
        <text:p text:style-name="P3"/>
        <text:p text:style-name="P4">Everywhere he looked, Tramiel saw excesses. He had inherited a 300-per- </text:p>
        <text:p text:style-name="P4">son marketing division. In contrast, during its heyday Commodore had 25 </text:p>
        <text:p text:style-name="P3"/>
        <text:p text:style-name="P3"/>
        <text:p text:style-name="P3"/>
        <text:p text:style-name="P4">2 J 0 Album Covers </text:p>
        <text:p text:style-name="P3"/>
        <text:p text:style-name="P3"/>
        <text:p text:style-name="P4">employees in marketing. Tramiel wanted to reduce the number of secretar¬ </text:p>
        <text:p text:style-name="P4">ies, engineers, and administrators. </text:p>
        <text:p text:style-name="P3"/>
        <text:p text:style-name="P4">I sat there and watched Atari go from 5,000 people in 25 buildings back </text:p>
        <text:p text:style-name="P4">down to like 200 in coin-op, 200 in consumer in three or four buildings. It </text:p>
        <text:p text:style-name="P4">was the Tramiel fire sale of Atari. </text:p>
        <text:p text:style-name="P3"/>
        <text:p text:style-name="P4">It was an interesting split. He [Tramiel] had control of his side for prob¬ </text:p>
        <text:p text:style-name="P4">ably a day or two before he realized that we were two different companies. </text:p>
        <text:p text:style-name="P3"/>
        <text:p text:style-name="P4">Our buildings had connecting doors and they decided to seal them up. </text:p>
        <text:p text:style-name="P3"/>
        <text:p text:style-name="P4">It became a very "us and them’’ kind of atmosphere, which was too bad. </text:p>
        <text:p text:style-name="P3"/>
        <text:p text:style-name="P4">I hated watching the consumer people have to go through interviews be¬ </text:p>
        <text:p text:style-name="P4">cause it was a bloodbath. </text:p>
        <text:p text:style-name="P3"/>
        <text:p text:style-name="P4">I was happy to be at coin op. </text:p>
        <text:p text:style-name="P3"/>
        <text:p text:style-name="P5">—<text:span text:style-name="T13">Kelly Turner </text:span></text:p>
        <text:p text:style-name="P3"/>
        <text:p text:style-name="P4">In typical fashion, Tramiel did not care whom he offended. According to </text:p>
        <text:p text:style-name="P4">one story, he once stopped a demonstration of existing Atari products by shov¬ </text:p>
        <text:p text:style-name="P4">ing them onto the floor. When a programmer Tramiel supposedly wanted to </text:p>
        <text:p text:style-name="P4">keep mentioned that his wife had a job, Tramiel told him that his wife should </text:p>
        <text:p text:style-name="P4">stay home. Offended by Tramiel’s chauvinistic attitude, the programmer be¬ </text:p>
        <text:p text:style-name="P4">gan looking for another job later that evening. </text:p>
        <text:p text:style-name="P3"/>
        <text:p text:style-name="P4">We made several successful games for the 2600 and most of the big games </text:p>
        <text:p text:style-name="P4">for the 5200. When the Tramiels came in, we quickly realized that we were </text:p>
        <text:p text:style-name="P4">not going to be able to forge a profitable relationship with them, so we started </text:p>
        <text:p text:style-name="P4">making programs for the Mac. </text:p>
        <text:p text:style-name="P3"/>
        <text:p text:style-name="P5">—<text:span text:style-name="T13">Doug Macrae, cofounder of General Computer, </text:span></text:p>
        <text:p text:style-name="P4">codesigner of Ms. Pac-Man </text:p>
        <text:p text:style-name="P3"/>
        <text:p text:style-name="P4">The "Tramiel Fire Sale” was not restricted to the wholesale reduction of jobs. </text:p>
        <text:p text:style-name="P4">Atari’s new management sent crews to evaluate the company’s assets. Carts </text:p>
        <text:p text:style-name="P4">filled with computer and office equipment soon lined the walls. Equipment </text:p>
        <text:p text:style-name="P4">deemed unnecessary was either sold off or stolen. According to one ex-employee, </text:p>
        <text:p text:style-name="P4">equipment theft reached epic levels. </text:p>
        <text:p text:style-name="P3"/>
        <text:p text:style-name="P3"/>
        <text:p text:style-name="P3"/>
        <text:p text:style-name="P4">Album Covers 2J1 </text:p>
        <text:p text:style-name="P3"/>
        <text:p text:style-name="P3"/>
        <text:p text:style-name="P4">It’s funny, I was actually in Greece the day that Atari sort of went "tapi¬ </text:p>
        <text:p text:style-name="P4">oca" and was sold to the Tramiels, so I missed it. The way I had it described </text:p>
        <text:p text:style-name="P4">to me, it sounded like the last days of Vietnam, in which people were push¬ </text:p>
        <text:p text:style-name="P4">ing helicopters off aircraft carriers so they could get the fighters down, </text:p>
        <text:p text:style-name="P4">because the fighters were worth more than helicopters. Well, it sounded like </text:p>
        <text:p text:style-name="P4">the same thing at Atari. </text:p>
        <text:p text:style-name="P3"/>
        <text:p text:style-name="P4">I heard stuff was just flying out the doors and out the windows, if it wasn’t </text:p>
        <text:p text:style-name="P4">nailed down in the last couple of days there, people were walking out the </text:p>
        <text:p text:style-name="P4">door and stuffing it in their cars. </text:p>
        <text:p text:style-name="P3"/>
        <text:p text:style-name="P5">—<text:span text:style-name="T13">Steve Race, former vice president, Atari Europe Division </text:span></text:p>
        <text:p text:style-name="P3"/>
        <text:p text:style-name="P4">On September 13, Jack Tramiel described his plans for resurrecting Atari at </text:p>
        <text:p text:style-name="P4">a closed-door meeting for venture capitalists in a luxurious San Francisco hotel. </text:p>
        <text:p text:style-name="P4">During that meeting, Tramiel reportedly told his audience that he planned </text:p>
        <text:p text:style-name="P4">to build Atari’s sales from $500 million to somewhere between $1.2 and $1.5 </text:p>
        <text:p text:style-name="P4">billion within one year. 7 </text:p>
        <text:p text:style-name="P3"/>
        <text:p text:style-name="P4">As the meeting progressed, Tramiel was reportedly asked if he seriously </text:p>
        <text:p text:style-name="P4">believed that he could keep Atari afloat even through Christmas. He responded </text:p>
        <text:p text:style-name="P4">that he could and that he planned to release a new line of high-quality, low- </text:p>
        <text:p text:style-name="P4">cost home computers the following year. Amazingly, Tramiel seemed to </text:p>
        <text:p text:style-name="P4">believe that he could turn Atari around. Even more amazingly, he convinced </text:p>
        <text:p text:style-name="P4">several venture capitalists attending the meeting that he could as well. </text:p>
        <text:p text:style-name="P3"/>
        <text:p text:style-name="P3"/>
        <text:p text:style-name="P4">I grew up in the New York area. I think I was six or seven when I started going </text:p>
        <text:p text:style-name="P4">to the movies every Saturday. In high school I was just fanatically interested </text:p>
        <text:p text:style-name="P4">in movies. In fact, when I got out of high school I decided that I wanted to go </text:p>
        <text:p text:style-name="P4">to film school and enrolled in NYU. Of my fellow students, the guy who’s </text:p>
        <text:p text:style-name="P4">become the best known, is Brian DePalma. Marty Scorsese was my cinema¬ </text:p>
        <text:p text:style-name="P4">tography professor. </text:p>
        <text:p text:style-name="P3"/>
        <text:p text:style-name="P5">—<text:span text:style-name="T13">Tom Zito, former vice president of Marketing, Axlon Inc. </text:span></text:p>
        <text:p text:style-name="P3"/>
        <text:p text:style-name="P4">The Washington Post gave Tom Zito one of the most enviable jobs in America, just </text:p>
        <text:p text:style-name="P4">a few days after he graduated third in his class from Georgetown University. </text:p>
        <text:p text:style-name="P3"/>
        <text:p text:style-name="P3"/>
        <text:p text:style-name="P3"/>
        <text:p text:style-name="P4">2J2 Album Covers </text:p>
        <text:p text:style-name="P3"/>
        <text:p text:style-name="P3"/>
        <text:p text:style-name="P4">The first four years I was at the Washington Post, I was the rock critic. I went </text:p>
        <text:p text:style-name="P4">to 250 rock and roll shows a year and got every record ever made for free. It </text:p>
        <text:p text:style-name="P4">was like every kid’s dream! It was great. </text:p>
        <text:p text:style-name="P3"/>
        <text:p text:style-name="P4">After about four years, I went to my editor and said, "You know, I'm out </text:p>
        <text:p text:style-name="P4">of adjectives. I can’t do this anymore.” I’m partly deaf now as a result of all </text:p>
        <text:p text:style-name="P4">that rock and roll, but I still love music. </text:p>
        <text:p text:style-name="P3"/>
        <text:p text:style-name="P4">I did that for four years, then there was other stuff that I wanted to do besides </text:p>
        <text:p text:style-name="P4">write about rock and roll, so I became a general assignment reporter. I covered </text:p>
        <text:p text:style-name="P4">the first couple of space shuttle shots. I covered Gary Gilmore’s execution. </text:p>
        <text:p text:style-name="P3"/>
        <text:p text:style-name="P5">—<text:span text:style-name="T13">Tom Zito </text:span></text:p>
        <text:p text:style-name="P3"/>
        <text:p text:style-name="P4">While working at the Post, Zito began writing articles for the New Yorker and </text:p>
        <text:p text:style-name="P4">Rolling Stone on the side. As video games came into vogue, Zito often found </text:p>
        <text:p text:style-name="P4">himself writing about the industry. </text:p>
        <text:p text:style-name="P3"/>
        <text:p text:style-name="P4">In 1984, the New Yorker assigned Zito to profile Nolan Bushnell and the video </text:p>
        <text:p text:style-name="P4">game phenomenon. Bushnell was focusing most of his attention on Sente </text:p>
        <text:p text:style-name="P4">Technologies at the time. Always gracious to reporters, he showed Zito around, </text:p>
        <text:p text:style-name="P4">and they struck up a friendship. A few months later, Bushnell called Zito and </text:p>
        <text:p text:style-name="P4">asked him to move to California and work at one of Bushnell’s pet compa¬ </text:p>
        <text:p text:style-name="P4">nies—Axlon Inc. </text:p>
        <text:p text:style-name="P3"/>
        <text:p text:style-name="P4">Axlon was a manufacturer of high-tech toys. The company’s products in¬ </text:p>
        <text:p text:style-name="P4">cluded a line of hand puppets called Party Animals that had sensors in their </text:p>
        <text:p text:style-name="P4">mouths. When you opened their mouths, the sensors activated a little sound </text:p>
        <text:p text:style-name="P4">chip that produced howls or barks, depending on the animal. </text:p>
        <text:p text:style-name="P3"/>
        <text:p text:style-name="P4">Zito’s first project was A. G. Bear, a mechanical teddy bear whose sound </text:p>
        <text:p text:style-name="P4">sensor enabled it to mumble in response to noise. The idea was that if chil¬ </text:p>
        <text:p text:style-name="P4">dren talked to A. G. Bear, it mumbled back to them. Unfortunately, Axlon’s </text:p>
        <text:p text:style-name="P4">intelligent teddy bear was no match for Teddy Ruxpin, a more articulate talk¬ </text:p>
        <text:p text:style-name="P4">ing bear released by Worlds of Wonder that same year. </text:p>
        <text:p text:style-name="P3"/>
        <text:p text:style-name="P4">Interestingly enough, Teddy Ruxpin killed us. When you stripped everything </text:p>
        <text:p text:style-name="P4">away from Teddy Ruxpin, it was basically a television set for little kids. Kids </text:p>
        <text:p text:style-name="P4">would put a tape in Teddy and put it on its chair and sit down in front of the </text:p>
        <text:p text:style-name="P4">chair to watch Teddy tell a story. </text:p>
        <text:p text:style-name="P3"/>
        <text:p text:style-name="P3"/>
        <text:p text:style-name="P3"/>
        <text:p text:style-name="P4">Album Covers 273 </text:p>
        <text:p text:style-name="P3"/>
        <text:p text:style-name="P3"/>
        <text:p text:style-name="P4">We had all kinds of child psychologists telling us how good A. C. Bear was </text:p>
        <text:p text:style-name="P4">and what a wonderful product it was for kids; but if you put kids in a room </text:p>
        <text:p text:style-name="P4">with Teddy Ruxpin and A. C. Bear, they’d run in and grab Teddy Ruxpin. I </text:p>
        <text:p text:style-name="P4">learned this in horror in focus groups. . .. </text:p>
        <text:p text:style-name="P3"/>
        <text:p text:style-name="P4">Fortunately, our first year at Christmas, Teddy was very much in short </text:p>
        <text:p text:style-name="P4">supply. I think a lot of people bought A. C. Bear because they couldn’t get </text:p>
        <text:p text:style-name="P4">Teddy Ruxpin. </text:p>
        <text:p text:style-name="P3"/>
        <text:p text:style-name="P5">—<text:span text:style-name="T13">Tom Zito </text:span></text:p>
        <text:p text:style-name="P3"/>
        <text:p text:style-name="P4">Zito, a bachelor whose family and friends lived on the East Coast, developed </text:p>
        <text:p text:style-name="P4">a close relationship with the Bushnell family. He visited their home often and </text:p>
        <text:p text:style-name="P4">thought of their children as nieces and nephews. It was a relationship he valued. </text:p>
        <text:p text:style-name="P3"/>
        <text:p text:style-name="P4">In 1985, Zito’s fascination with movies and video games merged into the </text:p>
        <text:p text:style-name="P4">idea of creating interactive games using video footage instead of animated </text:p>
        <text:p text:style-name="P4">characters. He believed that controlling real people instead of cartoons would </text:p>
        <text:p text:style-name="P4">give games impact. </text:p>
        <text:p text:style-name="P3"/>
        <text:p text:style-name="P4">Zito asked Bushnell for permission to explore “interactive television.” </text:p>
        <text:p text:style-name="P4">Bushnell liked the idea and told him to assemble a small team. Zito’s team </text:p>
        <text:p text:style-name="P4">included Steven Russell, the man who made Spacewars while studying at MIT; </text:p>
        <text:p text:style-name="P4">Rob Fulop, the Atari programmer who designed the VCS versions of Missile </text:p>
        <text:p text:style-name="P4">Command dead Night ZVmv/David Crane, the charter member of Activision who </text:p>
        <text:p text:style-name="P4">created Pitfall; and other industry pioneers. </text:p>
        <text:p text:style-name="P3"/>
        <text:p text:style-name="P4">As they explored ways of interlacing video images and computer graphics, </text:p>
        <text:p text:style-name="P4">the team discovered that the ColecoVision’s graphics chip had been designed to </text:p>
        <text:p text:style-name="P4">allow it to place video game images over a clear background. They learned later </text:p>
        <text:p text:style-name="P4">that Coleco engineer Eric Bromley had hoped to do games with video images in </text:p>
        <text:p text:style-name="P4">the background, but the company abandoned the idea because of costs. </text:p>
        <text:p text:style-name="P3"/>
        <text:p text:style-name="P4">Zito and his team hoped to take advantage of Bromley’s design. They wanted </text:p>
        <text:p text:style-name="P4">to stream video images transmitted through a cable signal into a ColecoVision, </text:p>
        <text:p text:style-name="P4">then add interactive images. The team was able to build a prototype for testing its </text:p>
        <text:p text:style-name="P4">ideas with a limited budget but needed more money to take the idea any further. </text:p>
        <text:p text:style-name="P3"/>
        <text:p text:style-name="P3"/>
        <text:p text:style-name="P4">We basically finished the design of the ColecoVision machine and added </text:p>
        <text:p text:style-name="P4">syncable video. When I put together a budget, it looked like it would cost </text:p>
        <text:p text:style-name="P3"/>
        <text:p text:style-name="P3"/>
        <text:p text:style-name="P3"/>
        <text:p text:style-name="P4">274 Album Covers </text:p>
        <text:p text:style-name="P3"/>
        <text:p text:style-name="P3"/>
        <text:p text:style-name="P4">about seven million dollars to get a machine, along with a couple pieces of </text:p>
        <text:p text:style-name="P4">software, ready so that we could introduce this thing. Initially, it was a game </text:p>
        <text:p text:style-name="P4">machine, but the vision all along was that it would basically be a cable box, </text:p>
        <text:p text:style-name="P4">and you’d be able to get video games or any kind of interactive program¬ </text:p>
        <text:p text:style-name="P4">ming over cable. </text:p>
        <text:p text:style-name="P3"/>
        <text:p text:style-name="P4">Nolan said to me, "Well, if you want to do this, you’re going to need to </text:p>
        <text:p text:style-name="P4">raise the seven million bucks, ’cause we don’t have it.’’ </text:p>
        <text:p text:style-name="P3"/>
        <text:p text:style-name="P5">—<text:span text:style-name="T13">Tom Zito </text:span></text:p>
        <text:p text:style-name="P3"/>
        <text:p text:style-name="P4">If Zito was going to complete his project, he needed to take on a partner </text:p>
        <text:p text:style-name="P4">who could fund it. That partner turned out to be a toy company—Hasbro. </text:p>
        <text:p text:style-name="P4">Hasbro agreed to spend the $7 million to fund the project in exchange for the </text:p>
        <text:p text:style-name="P4">video game rights to the technology. Zito named the venture Nemo. </text:p>
        <text:p text:style-name="P3"/>
        <text:p text:style-name="P4">Within six months, however, the partnership was strained. Hasbro wanted </text:p>
        <text:p text:style-name="P4">the Nemo project to move at a faster pace, but delays in engineering pre¬ </text:p>
        <text:p text:style-name="P4">vented it. After some discussion, Hasbro told Zito that he could either continue </text:p>
        <text:p text:style-name="P4">the project on his own or Hasbro would take it over, but the company would </text:p>
        <text:p text:style-name="P4">no longer finance Nemo while under the Axlon umbrella. Forced to choose </text:p>
        <text:p text:style-name="P4">between Bushnell and Nemo, Zito went with his project, costing him an im¬ </text:p>
        <text:p text:style-name="P4">portant friendship. </text:p>
        <text:p text:style-name="P3"/>
        <text:p text:style-name="P4">Upon leaving Axlon, Zito formed a company of his own called Isix. Be¬ </text:p>
        <text:p text:style-name="P4">cause of the amount of space required to store digitized video footage, Isix’s </text:p>
        <text:p text:style-name="P4">games could not be stored on computer diskettes or in a game cartridge. Isix’s </text:p>
        <text:p text:style-name="P4">engineers developed two solutions for the problem—broadcasting the foot¬ </text:p>
        <text:p text:style-name="P4">age as a cable signal or storing it on video cassettes. Either way, the video footage </text:p>
        <text:p text:style-name="P4">had to be looped from an outside source and through a console that added </text:p>
        <text:p text:style-name="P4">the interactive programming before it could be played. </text:p>
        <text:p text:style-name="P3"/>
        <text:p text:style-name="P4">By the middle of 1986, Zito’s team had produced three short trial games. </text:p>
        <text:p text:style-name="P4">They made a four-minute interactive mystery called Scene of the Crime, a base¬ </text:p>
        <text:p text:style-name="P4">ball game called Bottom of the Ninth Inning, and an interactive music video using </text:p>
        <text:p text:style-name="P4">the song “You Might Think I’m Crazy” by the Cars. </text:p>
        <text:p text:style-name="P3"/>
        <text:p text:style-name="P4">Zito’s next step was to make an interactive movie. He hired a director and </text:p>
        <text:p text:style-name="P4">had members of his team write the script. His original plan was to do an inter¬ </text:p>
        <text:p text:style-name="P4">active movie based on the Nightmare on Elm Street movies—a series of popular </text:p>
        <text:p text:style-name="P3"/>
        <text:p text:style-name="P3"/>
        <text:p text:style-name="P3"/>
        <text:p text:style-name="P4">Album Covers 275 </text:p>
        <text:p text:style-name="P3"/>
        <text:p text:style-name="P3"/>
        <text:p text:style-name="P4">horror films featuring a maniac named Freddie who shredded people to death </text:p>
        <text:p text:style-name="P4">in their dreams. Negotiations with the studio fell apart, however, so Zito de¬ </text:p>
        <text:p text:style-name="P4">cided to create a script with original characters. He hired Terry McDonell, a </text:p>
        <text:p text:style-name="P4">future editor of Esquire and Men’s Journal, to write the script. </text:p>
        <text:p text:style-name="P3"/>
        <text:p text:style-name="P4">The final version, titled Night Trap, was about fledgling vampires attack¬ </text:p>
        <text:p text:style-name="P4">ing a group of teenage girls during a slumber party. As apprentice vampires, </text:p>
        <text:p text:style-name="P4">the villains did not have fangs; in fact, they wore black stockings over their </text:p>
        <text:p text:style-name="P4">heads. They simply sneaked around the girls’ house, trying to trap them, </text:p>
        <text:p text:style-name="P4">then sucking their blood with a device that used a power drill. The game </text:p>
        <text:p text:style-name="P4">was more silly than violent. </text:p>
        <text:p text:style-name="P3"/>
        <text:p text:style-name="P4">Night Trap was not a typical video game. The point of playing was to pro¬ </text:p>
        <text:p text:style-name="P4">tect the girls by catching the vampires with booby traps. One of the girls </text:p>
        <text:p text:style-name="P4">was the late Dana Plato, the actress who played the older sister on the NBC </text:p>
        <text:p text:style-name="P4">sitcom Different Strokes. </text:p>
        <text:p text:style-name="P3"/>
        <text:p text:style-name="P4">Players would scan the rooms of the house, looking for vampires and try¬ </text:p>
        <text:p text:style-name="P4">ing to spring traps at the right moment to catch them. If players’ timing was </text:p>
        <text:p text:style-name="P4">right, the game would show a video clip of a vampire being trapped. If they </text:p>
        <text:p text:style-name="P4">missed, the game would show a clip of the vampire leaving the room and </text:p>
        <text:p text:style-name="P4">possibly even catching a victim. </text:p>
        <text:p text:style-name="P3"/>
        <text:p text:style-name="P4">In 1987, Zito made a second full-sized game called Sewer Shark. In this game, </text:p>
        <text:p text:style-name="P4">players guided a futuristic fighter craft through tunnels. The game showed </text:p>
        <text:p text:style-name="P4">clips of the fighter streaking toward junctions, at which point players had to </text:p>
        <text:p text:style-name="P4">direct it toward openings. If they guided it in the right direction, the game </text:p>
        <text:p text:style-name="P4">showed a video clip of the fighter going through the opening. If the player </text:p>
        <text:p text:style-name="P4">made the wrong choice, the game showed video clips of spectacular colli¬ </text:p>
        <text:p text:style-name="P4">sions. Zito hired a special-effects wizard who had worked on the movie 2001 </text:p>
        <text:p text:style-name="P4">to help produce the game. </text:p>
        <text:p text:style-name="P3"/>
        <text:p text:style-name="P4">Hasbro stopped funding the Nemo project shortly after the filming of Sewer </text:p>
        <text:p text:style-name="P4">Shark. Zito toyed with the idea of marketing the games as arcade laser-disc </text:p>
        <text:p text:style-name="P4">games, but the laser disc fad had ended. With no funding and nowhere to sell </text:p>
        <text:p text:style-name="P4">his ideas, Zito packed Night Trap and Sewer Shark in a warehouse. Several years </text:p>
        <text:p text:style-name="P4">passed before video game technology caught up with Tom Zito’s dream. </text:p>
        <text:p text:style-name="P3"/>
        <text:p text:style-name="P4">In the meantime, a new force was emerging in the electronic entertain¬ </text:p>
        <text:p text:style-name="P4">ment industry. </text:p>
        <text:p text:style-name="P3"/>
        <text:p text:style-name="P3"/>
        <text:p text:style-name="P3"/>
        <text:p text:style-name="P4">Album Covets </text:p>
        <text:p text:style-name="P3"/>
        <text:p text:style-name="P3"/>
        <text:p text:style-name="P4">Prior to working on Nemo, i went back to New York for Christmas [in 1985], </text:p>
        <text:p text:style-name="P4">and I needed film so I went to a camera shop. All these boys were crammed </text:p>
        <text:p text:style-name="P4">around this counter, playing with a new toy. I went to see what they were </text:p>
        <text:p text:style-name="P4">playing, and they had this new video game system by Nintendo. It looked </text:p>
        <text:p text:style-name="P4">better than anything out before it, and I thought, this could be big. </text:p>
        <text:p text:style-name="P3"/>
        <text:p text:style-name="P3"/>
        <text:p text:style-name="P3"/>
        <text:p text:style-name="P3"/>
        <text:p text:style-name="P3"/>
        <text:p text:style-name="P3"/>
        <text:p text:style-name="P4">,M e Tried to Keep </text:p>
        <text:p text:style-name="P4">from Laughing </text:p>
        <text:p text:style-name="P3"/>
        <text:p text:style-name="P3"/>
        <text:p text:style-name="P4">All the headlines said, "Video games are dead,” and here was this little upstart company </text:p>
        <text:p text:style-name="P4">that no one had ever heard of called Nintendo that said they were going to bring video </text:p>
        <text:p text:style-name="P4">games back again. Everybody seemed to think that it was a joke. "Oh yeah, they say they </text:p>
        <text:p text:style-name="P4">can bring video games back again.” </text:p>
        <text:p text:style-name="P3"/>
        <text:p text:style-name="P5">—<text:span text:style-name="T13">Herb Weisbaum, consumer affairs correspondent, CBS News </text:span></text:p>
        <text:p text:style-name="P3"/>
        <text:p text:style-name="P4">Here it is 1985, Christmas of 1985, and Nintendo has just introduced the NES in the New York </text:p>
        <text:p text:style-name="P4">market, as well as in FAO Schwartz stores nationally. It’s a home run... a hit! It’s a sell-out. </text:p>
        <text:p text:style-name="P3"/>
        <text:p text:style-name="P4">So I’m saying, "Who’s gonna be interested in this?” And I said, "Well, I’ll bet the toy </text:p>
        <text:p text:style-name="P4">companies are gonna be very interested in something like this because .. . Nintendo is </text:p>
        <text:p text:style-name="P4">gonna clean your clock next year. I mean, Nintendo is going to launch nationally and </text:p>
        <text:p text:style-name="P4">they’re gonna be represented by Worlds of Wonder. </text:p>
        <text:p text:style-name="P3"/>
        <text:p text:style-name="P3"/>
        <text:p text:style-name="P5">•<text:span text:style-name="T13">Tom Zito, founder, Digital Pictures </text:span></text:p>
        <text:p text:style-name="P3"/>
        <text:p text:style-name="P3"/>
        <text:p text:style-name="P3"/>
        <text:p text:style-name="P4">278 We Tried to Keep from laughing </text:p>
        <text:p text:style-name="P3"/>
        <text:p text:style-name="P4">The Rising Sun </text:p>
        <text:p text:style-name="P3"/>
        <text:p text:style-name="P4">The American video game market may have crashed in 1983, but the interna¬ </text:p>
        <text:p text:style-name="P4">tional market continued almost unimpeded. Atari marched on in Europe and </text:p>
        <text:p text:style-name="P4">Japan. Even the Canadian market remained fairly active throughout most of </text:p>
        <text:p text:style-name="P4">1984. Atari, Mattel, even Vectrex sales continued in foreign markets. </text:p>
        <text:p text:style-name="P3"/>
        <text:p text:style-name="P4">Nintendo, the arcade giant that created the games Donkey Kong and Popeye, </text:p>
        <text:p text:style-name="P4">introduced a new game console to the Japanese market in May 1983* Chris¬ </text:p>
        <text:p text:style-name="P4">tened the Famicom (for Family Computer), the new console was a testament </text:p>
        <text:p text:style-name="P4">to innovation and economic engineering. </text:p>
        <text:p text:style-name="P3"/>
        <text:p text:style-name="P4">Nintendo built the Famicom around the 6502 processing chip, a close cousin </text:p>
        <text:p text:style-name="P4">of the 6507 that Atari used in the original Video Computer System (VCS). </text:p>
        <text:p text:style-name="P4">Technology had evolved, however, and Nintendo’s engineers were able to reap </text:p>
        <text:p text:style-name="P4">more power from the chip. Along with added memory, the Famicom had a </text:p>
        <text:p text:style-name="P4">number of components (including a second processor for generating graph¬ </text:p>
        <text:p text:style-name="P4">ics) that had been either unavailable or too expensive in 1976, when Miner </text:p>
        <text:p text:style-name="P4">and Alcorn designed the VCS. This upgraded architecture allowed the </text:p>
        <text:p text:style-name="P4">Famicom to produce more colors and more detailed graphics than the VCS </text:p>
        <text:p text:style-name="P4">or any system before it. </text:p>
        <text:p text:style-name="P3"/>
        <text:p text:style-name="P4">It was amazing because it was basically a re-warmed VCS, even going so far </text:p>
        <text:p text:style-name="P4">as having the same processor in the box as the VCS. [The Famicom had] a </text:p>
        <text:p text:style-name="P4">better graphics display chip, but the basic processor was the same. And the </text:p>
        <text:p text:style-name="P4">reason that they could have a better look was that addition of slightly more </text:p>
        <text:p text:style-name="P4">RAM in the thing so you could address more pixels; that’s all. </text:p>
        <text:p text:style-name="P3"/>
        <text:p text:style-name="P5">—<text:span text:style-name="T13">Tom Zito </text:span></text:p>
        <text:p text:style-name="P3"/>
        <text:p text:style-name="P4">Of the Famicom’s many innovations, the most important was its control¬ </text:p>
        <text:p text:style-name="P4">ler. The VCS was initially designed to play sophisticated versions of Pong and </text:p>
        <text:p text:style-name="P4">Tank and came with both paddles and joysticks, but most of its games used a </text:p>
        <text:p text:style-name="P4">joystick. That turned out to be a weakness. VCS joysticks were versatile for </text:p>
        <text:p text:style-name="P4">their time but were uncomfortable to hold. To use them, most players had to </text:p>
        <text:p text:style-name="P3"/>
        <text:p text:style-name="P3"/>
        <text:p text:style-name="P4">* For a full account of the design and launch of Famicon, read Game Over\y David Sheff. Mr. </text:p>
        <text:p text:style-name="P4">Sheff’s book is a 400-page account of the history of Nintendo from 1889 to 1994 and offers a </text:p>
        <text:p text:style-name="P4">thorough account of the Nintendo story. </text:p>
        <text:p text:style-name="P3"/>
        <text:p text:style-name="P3"/>
        <text:p text:style-name="P3"/>
        <text:p text:style-name="P4">We Ttied to Keep from Laughing 2J9 </text:p>
        <text:p text:style-name="P3"/>
        <text:p text:style-name="P3"/>
        <text:p text:style-name="P4">grip the square base with one hand and move the stick with the other. People </text:p>
        <text:p text:style-name="P4">often complained that their hands cramped or their fingers locked around </text:p>
        <text:p text:style-name="P4">the base after long stretches of game playing. Also, the stick, not designed to </text:p>
        <text:p text:style-name="P4">withstand the kind of stress players often placed on it, often broke. </text:p>
        <text:p text:style-name="P3"/>
        <text:p text:style-name="P4">Mattel had added a measure of ergonomics, durability, and sophistication to </text:p>
        <text:p text:style-name="P4">game controllers with its Intellivision game pad, which featured a flat disk that </text:p>
        <text:p text:style-name="P4">players pressed with their thumbs. Though it took players a while to get used to </text:p>
        <text:p text:style-name="P4">the disk, most felt that the Intellivision controller added precision to gaming. </text:p>
        <text:p text:style-name="P3"/>
        <text:p text:style-name="P4">For the Famicom, Nintendo designed a new kind of controller that was </text:p>
        <text:p text:style-name="P4">derived from the +-shaped direction pad that its lead engineer, Gumpei Yokoi, </text:p>
        <text:p text:style-name="P4">developed in the late 1970s lor the Game &amp; Watch LCD games. Somewhat </text:p>
        <text:p text:style-name="P4">similar in concept to the disk on the Intellivision controller, the Famicom </text:p>
        <text:p text:style-name="P4">controller allowed players to maneuver characters by pressing on the + pad </text:p>
        <text:p text:style-name="P4">with their left thumb. </text:p>
        <text:p text:style-name="P3"/>
        <text:p text:style-name="P4">The design of the Famicom’s controller was both elegant and functional. </text:p>
        <text:p text:style-name="P4">The joystick, once the symbol of video gaming, was about to be replaced by a </text:p>
        <text:p text:style-name="P4">newer and more universally applicable device. Most people found the Famicom </text:p>
        <text:p text:style-name="P4">controller easier to use and more comfortable to hold* </text:p>
        <text:p text:style-name="P3"/>
        <text:p text:style-name="P4">The Famicom controller was easier to use than the Intellivision controller. </text:p>
        <text:p text:style-name="P4">Nintendo’s + pad was more intuitive than Mattel’s disk. Intellivision’s con¬ </text:p>
        <text:p text:style-name="P4">troller also included a twelve-button membrane keypad that was cumbersome </text:p>
        <text:p text:style-name="P4">to use. The Famicom controller had a simple two-button design. </text:p>
        <text:p text:style-name="P3"/>
        <text:p text:style-name="P4">The Japanese launch of the Famicom was not without problems. A bad </text:p>
        <text:p text:style-name="P4">chip set in the original design caused the system to crash during certain gam¬ </text:p>
        <text:p text:style-name="P4">ing conditions. Hiroshi Yamauchi, president of Nintendo, decided to recall </text:p>
        <text:p text:style-name="P4">the entire first shipment of Famicoms and replace the chips. Though it cost </text:p>
        <text:p text:style-name="P4">Nintendo a small fortune and alerted retailers to problems with the new con¬ </text:p>
        <text:p text:style-name="P4">sole, Yamauchi decided that protecting the Nintendo name was more </text:p>
        <text:p text:style-name="P4">important than preserving the initial momentum of his sales. </text:p>
        <text:p text:style-name="P3"/>
        <text:p text:style-name="P4">After that initial setback, the Famicom became a spectacular success. </text:p>
        <text:p text:style-name="P4">Nintendo sold more than 500,000 Famicoms within two months of introduc- </text:p>
        <text:p text:style-name="P3"/>
        <text:p text:style-name="P3"/>
        <text:p text:style-name="P4">*Two medical conditions were later attributed to prolonged use of the Nintendo control¬ </text:p>
        <text:p text:style-name="P4">ler. Thousands of people developed calluses on the tips of their thumbs. The second and </text:p>
        <text:p text:style-name="P4">more serious condition was sore wrists, a condition later dubbed “Nintendonitus.” </text:p>
        <text:p text:style-name="P3"/>
        <text:p text:style-name="P3"/>
        <text:p text:style-name="P3"/>
        <text:p text:style-name="P4">280 We Tried to Keep from Lankin j </text:p>
        <text:p text:style-name="P3"/>
        <text:p text:style-name="P3"/>
        <text:p text:style-name="P4">ing the system into stores. Encouraged by his success with Japanese consum¬ </text:p>
        <text:p text:style-name="P4">ers, Yamauchi set his sights on exporting his game console to the United States. </text:p>
        <text:p text:style-name="P4">The only problem was that no one in America seemed particularly interested </text:p>
        <text:p text:style-name="P4">in video games any longer. As far as retailers and software makers were con¬ </text:p>
        <text:p text:style-name="P4">cerned, the U.S. video game industry was dead. </text:p>
        <text:p text:style-name="P3"/>
        <text:p text:style-name="P4">It seemed like all the print media wanted to keep writing about was the death </text:p>
        <text:p text:style-name="P4">of video games. I mean, they just loved to write that story. "Video game </text:p>
        <text:p text:style-name="P4">sales are dead, video games are gone, video games are history.” </text:p>
        <text:p text:style-name="P3"/>
        <text:p text:style-name="P4">Then I’d go to CES [the Consumer Electronics Show] and see all this stuff, </text:p>
        <text:p text:style-name="P4">and think, "Where are these people coming from? It isn’t dead.” It was </text:p>
        <text:p text:style-name="P4">very interesting. </text:p>
        <text:p text:style-name="P3"/>
        <text:p text:style-name="P5">—<text:span text:style-name="T13">Herb Weisbaum </text:span></text:p>
        <text:p text:style-name="P3"/>
        <text:p text:style-name="P4">Retailers took a tremendous financial beating because of the way the Atari </text:p>
        <text:p text:style-name="P4">business had fallen apart. I mean, with the demise of the old 2600 business, </text:p>
        <text:p text:style-name="P4">you wouldn’t even try bringing up the words video game with some of these </text:p>
        <text:p text:style-name="P4">buyers, it was like they were going to pull you out to the parking lot and </text:p>
        <text:p text:style-name="P4">shoot you if you said the words video game. </text:p>
        <text:p text:style-name="P3"/>
        <text:p text:style-name="P5">—<text:span text:style-name="T13">Jim Whims, former vice president, Worlds of Wonder </text:span></text:p>
        <text:p text:style-name="P3"/>
        <text:p text:style-name="P3"/>
        <text:p text:style-name="P4">Left at the Altar </text:p>
        <text:p text:style-name="P3"/>
        <text:p text:style-name="P3"/>
        <text:p text:style-name="P4">Mr. Yamauchi said, "Why don't you contact the Atari people?" </text:p>
        <text:p text:style-name="P3"/>
        <text:p text:style-name="P4">So I called Ray [Kassar], and the next thing we knew, we were going down </text:p>
        <text:p text:style-name="P4">in a corporate jet to Warner. </text:p>
        <text:p text:style-name="P3"/>
        <text:p text:style-name="P5">—<text:span text:style-name="T13">Howard Lincoln, chairman, Nintendo of America </text:span></text:p>
        <text:p text:style-name="P3"/>
        <text:p text:style-name="P4">One lesson Hiroshi Yamauchi learned from his attempts to break into the U.S. </text:p>
        <text:p text:style-name="P4">arcade market was that popularity in Japan did not automatically translate </text:p>
        <text:p text:style-name="P4">into success in America. Ron Judy and A1 Stone, the men who represented </text:p>
        <text:p text:style-name="P4">Nintendo’s products to arcade distributors, struggled to get people to take their </text:p>
        <text:p text:style-name="P4">products seriously. Even Radarscope, one of the top arcade games in Japan, had </text:p>
        <text:p text:style-name="P3"/>
        <text:p text:style-name="P3"/>
        <text:p text:style-name="P3"/>
        <text:p text:style-name="P4">We Tried to Keep from Laughing 28f </text:p>
        <text:p text:style-name="P3"/>
        <text:p text:style-name="P3"/>
        <text:p text:style-name="P4">gone unnoticed in the United States. Had it not been for the runaway success of </text:p>
        <text:p text:style-name="P4">Donkey Kong, Nintendo might have never carved a niche in the U.S. market. </text:p>
        <text:p text:style-name="P3"/>
        <text:p text:style-name="P4">Yamauchi had heard the stories that the U.S. video game industry was col¬ </text:p>
        <text:p text:style-name="P4">lapsing. Atari had already announced its low earnings by this time, and Warner </text:p>
        <text:p text:style-name="P4">Communications stock had already dropped. The worst was yet to come, but </text:p>
        <text:p text:style-name="P4">Yamauchi certainly knew that the 1982 Christmas season had not lived up to </text:p>
        <text:p text:style-name="P4">expectations. Even so, he believed that the Famicom was different, that it was </text:p>
        <text:p text:style-name="P4">the best video game console ever made. What he needed, however, was a pow¬ </text:p>
        <text:p text:style-name="P4">erful network to market the system on a worldwide basis. Even with its strong </text:p>
        <text:p text:style-name="P4">presence in the arcade business, the name Nintendo meant very little to re¬ </text:p>
        <text:p text:style-name="P4">tailers outside of Japan. </text:p>
        <text:p text:style-name="P3"/>
        <text:p text:style-name="P4">With no presence in the retail channel and no way of making inroads, Yamauchi </text:p>
        <text:p text:style-name="P4">decided that Nintendo needed a partner to represent the Famicom in America. </text:p>
        <text:p text:style-name="P4">He decided that the best partner would be Atari. At Yamauchi’s suggestion, </text:p>
        <text:p text:style-name="P4">Nintendo of America vice president Howard Lincoln contacted Atari early in 1983. </text:p>
        <text:p text:style-name="P3"/>
        <text:p text:style-name="P4">Ray Kassar was still running the company when Lincoln called, but his ten¬ </text:p>
        <text:p text:style-name="P4">ure was coming to an end. The call came four months after Kassar’s </text:p>
        <text:p text:style-name="P4">announcement about not reaching sales goals, and Warner stock was still in </text:p>
        <text:p text:style-name="P4">decline, due to investor doubts about Atari’s future. Investors also had doubts </text:p>
        <text:p text:style-name="P4">about Kassar himself. The allegations of insider trading were public by this time, </text:p>
        <text:p text:style-name="P4">and Kassar, Atari’s once lofty CEO, was fighting for his corporate existence. </text:p>
        <text:p text:style-name="P3"/>
        <text:p text:style-name="P4">Lincoln called Kassar to suggest a partnership. He had been authorized to </text:p>
        <text:p text:style-name="P4">offer Atari a license to sell the Famicom internationally in every market ex¬ </text:p>
        <text:p text:style-name="P4">cept Japan. Lincoln’s offer was fairly straightforward. In exchange for allowing </text:p>
        <text:p text:style-name="P4">Atari to sell the system under its own label, Nintendo would receive royalties </text:p>
        <text:p text:style-name="P4">on every unit sold and have unlimited access to sell software for the system. </text:p>
        <text:p text:style-name="P3"/>
        <text:p text:style-name="P4">The offer placed Atari in a no-lose situation. Licensing the Famicom did </text:p>
        <text:p text:style-name="P4">not necessarily equate to making a good faith effort to market it. What Lin¬ </text:p>
        <text:p text:style-name="P4">coln and Yamauchi did not know was that General Computer, the </text:p>
        <text:p text:style-name="P4">Massachusetts game developer that had produced most of the games for the </text:p>
        <text:p text:style-name="P4">5200, had begun work on a new game system for Atari—the 7800. </text:p>
        <text:p text:style-name="P3"/>
        <text:p text:style-name="P4">If the new system proved to be more powerful than the Famicom, the li¬ </text:p>
        <text:p text:style-name="P4">cense would have enabled Atari to smother the Famicom globally. If, on the </text:p>
        <text:p text:style-name="P4">other hand, the 7800 did not sell well, a partnership with Nintendo could pro¬ </text:p>
        <text:p text:style-name="P4">vide Atari with an escape hatch. Kassar asked for a meeting. </text:p>
        <text:p text:style-name="P3"/>
        <text:p text:style-name="P3"/>
        <text:p text:style-name="P3"/>
        <text:p text:style-name="P4">282 We Tried to Keep from Lau jhin? </text:p>
        <text:p text:style-name="P3"/>
        <text:p text:style-name="P3"/>
        <text:p text:style-name="P4">Lincoln and Minoru Arakawa, president of Nintendo of America, flew from </text:p>
        <text:p text:style-name="P4">Seattle to Atari headquarters in Sunnyvale, California, to explain the details </text:p>
        <text:p text:style-name="P4">of the partnership. </text:p>
        <text:p text:style-name="P3"/>
        <text:p text:style-name="P4">A meeting was set up, and Kassar told Arakawa he would send the Warner </text:p>
        <text:p text:style-name="P4">Communications corporate jet, a Gulf Stream, to collect him and </text:p>
        <text:p text:style-name="P4">Howard Lincoln. En route to the airport, Arakawa asked Lincoln if he </text:p>
        <text:p text:style-name="P4">expected lunch to be served on the plane. Lincoln said there would prob¬ </text:p>
        <text:p text:style-name="P4">ably be no food on the short hop between Seattle and Sunnyvale. </text:p>
        <text:p text:style-name="P4">Arakawa was starved, so the two headed to a restaurant before meeting </text:p>
        <text:p text:style-name="P4">the jet at a private airport. </text:p>
        <text:p text:style-name="P3"/>
        <text:p text:style-name="P4">The jet, fitted with leather couches and gold-plated ashtrays, was </text:p>
        <text:p text:style-name="P4">empty except for Arakawa, Lincoln, and the crew. Once it was airborne, </text:p>
        <text:p text:style-name="P4">the pretty attendant set up dining tables with linen tablecloths and asked </text:p>
        <text:p text:style-name="P4">if the two were ready for lunch. Arakawa threw Lincoln a dirty look </text:p>
        <text:p text:style-name="P4">when she served pate, fresh poached salmon, and Dom Perignon. 1 </text:p>
        <text:p text:style-name="P3"/>
        <text:p text:style-name="P4">Lincoln and Arakawa received royal treatment during their visit at Atari. </text:p>
        <text:p text:style-name="P4">Not only did they meet with Manny Gerard and Ray Kassar, but Steve Ross, </text:p>
        <text:p text:style-name="P4">president of Warner Communications, stepped into the meeting to shake their </text:p>
        <text:p text:style-name="P4">hands. When they finally sat down to discuss the partnership, several of Atari’s </text:p>
        <text:p text:style-name="P4">top executives crammed into the conference room to listen. As far as Lincoln </text:p>
        <text:p text:style-name="P4">and Arakawa could tell, things were going better than expected. </text:p>
        <text:p text:style-name="P3"/>
        <text:p text:style-name="P4">We got down there and, god, what a cast of thousands: Ray Kassar, Manny </text:p>
        <text:p text:style-name="P4">Gerard, Steve Ross, Skip Paul. . . . And we were just getting hammered with </text:p>
        <text:p text:style-name="P4">one question after another. </text:p>
        <text:p text:style-name="P3"/>
        <text:p text:style-name="P5">—<text:span text:style-name="T13">Howard Lincoln </text:span></text:p>
        <text:p text:style-name="P3"/>
        <text:p text:style-name="P3"/>
        <text:p text:style-name="P4">Everybody said, "Oh, that’s a good idea. We’ll buy it.” </text:p>
        <text:p text:style-name="P3"/>
        <text:p text:style-name="P4">The negotiations started, but the price . . . they didn’t buy it. After we </text:p>
        <text:p text:style-name="P4">started negotiations, we created games to show them . . . Defender, Centi¬ </text:p>
        <text:p text:style-name="P4">pede, those [kinds of] games. </text:p>
        <text:p text:style-name="P3"/>
        <text:p text:style-name="P3"/>
        <text:p text:style-name="P5">—<text:span text:style-name="T13">Minoru Arakawa </text:span></text:p>
        <text:p text:style-name="P3"/>
        <text:p text:style-name="P3"/>
        <text:p text:style-name="P3"/>
        <text:p text:style-name="P4">We Tried to Keep from Lau^hin? 283 </text:p>
        <text:p text:style-name="P3"/>
        <text:p text:style-name="P3"/>
        <text:p text:style-name="P4">The next step in the negotiation process was for Nintendo to demonstrate </text:p>
        <text:p text:style-name="P4">the Famicom. Yamauchi sent several Famicom consoles to Atari’s research </text:p>
        <text:p text:style-name="P4">and development labs and invited members of Atari’s executive staff to watch </text:p>
        <text:p text:style-name="P4">a demonstration of the system at his corporate headquarters in Kyoto, Japan. </text:p>
        <text:p text:style-name="P4">Kassar did not attend that showing but sent a delegation led by Skip Paul, </text:p>
        <text:p text:style-name="P4">Atari’s legal counsel. </text:p>
        <text:p text:style-name="P3"/>
        <text:p text:style-name="P4">After the initial demonstration of the Famicom console, negotiations </text:p>
        <text:p text:style-name="P4">evolved into a three-day struggle over prices and royalties. Paul claimed that </text:p>
        <text:p text:style-name="P4">Kassar and Gerrard were interested in making a deal but wanted to make some </text:p>
        <text:p text:style-name="P4">changes in the contract. Lincoln had to make sure that Nintendo’s best inter¬ </text:p>
        <text:p text:style-name="P4">ests were not compromised. Both Kassar and Yamauchi, the only men with </text:p>
        <text:p text:style-name="P4">the authority to approve a final deal, appeared anxious to iron out the details. </text:p>
        <text:p text:style-name="P3"/>
        <text:p text:style-name="P4">On the third day of negotiations, Lincoln warned Paul that Yamauchi was </text:p>
        <text:p text:style-name="P4">getting annoyed with all of the haggling and delays. Paul excused himself to </text:p>
        <text:p text:style-name="P4">call Kassar. When he came back, he said he had received final approval and </text:p>
        <text:p text:style-name="P4">that a contract should be drawn up. </text:p>
        <text:p text:style-name="P3"/>
        <text:p text:style-name="P4">I mean, it was a done deal. We spent a week putting this thing together, this </text:p>
        <text:p text:style-name="P4">elaborate agreement in Kyoto. Skip Paul was over there.... we had the whole </text:p>
        <text:p text:style-name="P4">thing put together. It was a deal. </text:p>
        <text:p text:style-name="P3"/>
        <text:p text:style-name="P5">—<text:span text:style-name="T13">Howard Lincoln </text:span></text:p>
        <text:p text:style-name="P3"/>
        <text:p text:style-name="P3"/>
        <text:p text:style-name="P4">The deal never went through. </text:p>
        <text:p text:style-name="P3"/>
        <text:p text:style-name="P4">The collapse began at the 1983 Summer Consumer Electronics Show in Chi¬ </text:p>
        <text:p text:style-name="P4">cago. While all appeared to be moving smoothly, Coleco debuted the Adam </text:p>
        <text:p text:style-name="P4">Computer. It was playing Donkey Kong, a game Nintendo had licensed to Coleco* </text:p>
        <text:p text:style-name="P4">Yamauchi, Arakawa, and Lincoln went to the show expecting to finalize </text:p>
        <text:p text:style-name="P4">their marketing arrangement with Atari. Instead, they received an angry </text:p>
        <text:p text:style-name="P4">message from Kassar, claiming that Coleco’s use of Donkey Kong on the Adam </text:p>
        <text:p text:style-name="P4">breached the licensing agreement Atari had made with Nintendo for the home- </text:p>
        <text:p text:style-name="P4">computer rights to the game. </text:p>
        <text:p text:style-name="P3"/>
        <text:p text:style-name="P3"/>
        <text:p text:style-name="P4">* Nintendo sold the video game console rights to Coleco. Atari purchased the home </text:p>
        <text:p text:style-name="P4">computer rights for the game. </text:p>
        <text:p text:style-name="P3"/>
        <text:p text:style-name="P3"/>
        <text:p text:style-name="P3"/>
        <text:p text:style-name="P4">284 We Tried to Keep from Lau^hin^ </text:p>
        <text:p text:style-name="P3"/>
        <text:p text:style-name="P3"/>
        <text:p text:style-name="P4">You have to understand that Donkey Kong was the main reason anyone would </text:p>
        <text:p text:style-name="P4">be interested in working with Nintendo. Mario Bros, and our other games </text:p>
        <text:p text:style-name="P4">were good B-titles, Super Mario Brothers had not come out yet, and the only </text:p>
        <text:p text:style-name="P4">game that did better than Donkey Kong was Pac-Man. </text:p>
        <text:p text:style-name="P3"/>
        <text:p text:style-name="P4">If Coleco had Donkey Kong, Atari had no reason to work with us. </text:p>
        <text:p text:style-name="P3"/>
        <text:p text:style-name="P5">—<text:span text:style-name="T13">Howard Phillips, early employee, Nintendo of America </text:span></text:p>
        <text:p text:style-name="P3"/>
        <text:p text:style-name="P4">And then at the June 1983 CES, Coleco introduced Adam. And they had Don¬ </text:p>
        <text:p text:style-name="P4">key Kong running on Adam. They only had the home video game rights. And </text:p>
        <text:p text:style-name="P4">the next thing we knew, they [Kassar] were screaming and yelling at us and, </text:p>
        <text:p text:style-name="P4">oh ... they claimed that they couldn’t go through with the Family Computer </text:p>
        <text:p text:style-name="P4">deal until we straightened out the mess with Donkey Kong. </text:p>
        <text:p text:style-name="P3"/>
        <text:p text:style-name="P5">—<text:span text:style-name="T13">Howard Lincoln </text:span></text:p>
        <text:p text:style-name="P3"/>
        <text:p text:style-name="P4">In an effort to pacify Atari, Lincoln called for a meeting that evening with </text:p>
        <text:p text:style-name="P4">Arnold Greenberg, president of Coleco. Perhaps Arakawa and Lincoln remem¬ </text:p>
        <text:p text:style-name="P4">bered how quickly Greenberg had backed down when threatened by Universal </text:p>
        <text:p text:style-name="P4">Studios, or they may simply have been enraged that Coleco had made a new </text:p>
        <text:p text:style-name="P4">version of Donkey Kong without clearing it, but they sat back and watched as </text:p>
        <text:p text:style-name="P4">Hiroshi Yamauchi put on a show for Greenberg. </text:p>
        <text:p text:style-name="P3"/>
        <text:p text:style-name="P4">Yamauchi entered the room abruptly and, without addressing anyone, stood </text:p>
        <text:p text:style-name="P4">at the end of a table. He became, as one of those present put it, “unglued.” </text:p>
        <text:p text:style-name="P3"/>
        <text:p text:style-name="P4">He began with a breathy, high-pitched tirade in a Marlon Brando </text:p>
        <text:p text:style-name="P4">monotone and quickly became loud and abusive. With a piercing cry, he </text:p>
        <text:p text:style-name="P4">swung his arm in an arc in front of him, shooting his outstretched index </text:p>
        <text:p text:style-name="P4">finger toward Greenberg. </text:p>
        <text:p text:style-name="P3"/>
        <text:p text:style-name="P4">Yamauchi’s diatribe, all in Japanese, completely stunned everyone </text:p>
        <text:p text:style-name="P4">in the room, with the possible exception of the Arakawas. 2 </text:p>
        <text:p text:style-name="P3"/>
        <text:p text:style-name="P4">Yamauchi demanded that Coleco refrain from showing or selling Donkey </text:p>
        <text:p text:style-name="P4">Kong on the Adam Computer, and Greenberg backed off, though he had legal </text:p>
        <text:p text:style-name="P4">grounds to challenge that demand. Atari had purchased only the floppy disk </text:p>
        <text:p text:style-name="P4">license; the Adam version of Donkey Kong was cartridge-based. </text:p>
        <text:p text:style-name="P3"/>
        <text:p text:style-name="P3"/>
        <text:p text:style-name="P3"/>
        <text:p text:style-name="P4">We Tried to Keep from Lau^in? 285 </text:p>
        <text:p text:style-name="P3"/>
        <text:p text:style-name="P3"/>
        <text:p text:style-name="P4">Even with Coleco out of the way, the deal between Atari and Nintendo never </text:p>
        <text:p text:style-name="P4">took place, Kassar was fired the following month, and no deal was ever signed. </text:p>
        <text:p text:style-name="P3"/>
        <text:p text:style-name="P4">First Impression </text:p>
        <text:p text:style-name="P3"/>
        <text:p text:style-name="P4">We kind of all looked at it and chuckled as we walked through the show </text:p>
        <text:p text:style-name="P4">because we all knew that video games were dead. This was the age of the </text:p>
        <text:p text:style-name="P4">floppy disk, the Commodore 64, the Apple lie, the IBM PC, and the little one, </text:p>
        <text:p text:style-name="P4">what did they call it? . . . it was PC Junior. </text:p>
        <text:p text:style-name="P3"/>
        <text:p text:style-name="P4">Everybody was talking about the Amiga and the Atari ST. That was </text:p>
        <text:p text:style-name="P4">where everybody thought the business was, really. Nobody thought that </text:p>
        <text:p text:style-name="P4">Nintendo had much of a chance, and they kind of all laughed at what </text:p>
        <text:p text:style-name="P4">[Nintendo was] doing. </text:p>
        <text:p text:style-name="P3"/>
        <text:p text:style-name="P5">—<text:span text:style-name="T13">Creg Fischbach, founder, Acclaim Entertainment </text:span></text:p>
        <text:p text:style-name="P3"/>
        <text:p text:style-name="P4">Nintendo was a company ruled by strong personalities. Back at Nintendo Co. </text:p>
        <text:p text:style-name="P4">Ltd. (NCL), the Japanese parent, Hiroshi Yamauchi controlled his company with </text:p>
        <text:p text:style-name="P4">an imperial hand, seldom complimenting workers’ successes and often criticiz¬ </text:p>
        <text:p text:style-name="P4">ing them harshly for mistakes. One person he openly criticized was Minoru </text:p>
        <text:p text:style-name="P4">Arakawa, who was both his son-in-law and the president of Nintendo of America. </text:p>
        <text:p text:style-name="P3"/>
        <text:p text:style-name="P4">When Nintendo could not break into America’s burgeoning arcade busi¬ </text:p>
        <text:p text:style-name="P4">ness, Yamauchi blamed the failures on his son-in-law. Though he never accused </text:p>
        <text:p text:style-name="P4">Arakawa of ruining the deal with Atari, he did not hesitate to voice his opin¬ </text:p>
        <text:p text:style-name="P4">ion that a more competent person would have no trouble marketing the </text:p>
        <text:p text:style-name="P4">Famicom in the United States. </text:p>
        <text:p text:style-name="P3"/>
        <text:p text:style-name="P4">Minoru Arakawa was quiet-natured, sometimes jovial, and very deter¬ </text:p>
        <text:p text:style-name="P4">mined. He surrounded himself with friends in whom he had complete </text:p>
        <text:p text:style-name="P4">confidence. During his tenure as president of Nintendo of America, Arakawa </text:p>
        <text:p text:style-name="P4">sometimes sided with his employees even when it put him in direct opposi¬ </text:p>
        <text:p text:style-name="P4">tion with Yamauchi himself. </text:p>
        <text:p text:style-name="P3"/>
        <text:p text:style-name="P4">The Famicom continued to sell extremely well in Japan through 1984. </text:p>
        <text:p text:style-name="P4">Nintendo managed to sell more than three million game consoles in the eigh¬ </text:p>
        <text:p text:style-name="P4">teen months since its release. As 1985 rolled around, Yamauchi decided to make </text:p>
        <text:p text:style-name="P4">another attempt at breaking into the American market. There would be no </text:p>
        <text:p text:style-name="P3"/>
        <text:p text:style-name="P3"/>
        <text:p text:style-name="P3"/>
        <text:p text:style-name="P4">286 We Tried to Keep from Lau^hinj </text:p>
        <text:p text:style-name="P3"/>
        <text:p text:style-name="P3"/>
        <text:p text:style-name="P4">more discussions of partners. However, he now believed that the best course </text:p>
        <text:p text:style-name="P4">would be to market the system through his American offices. </text:p>
        <text:p text:style-name="P3"/>
        <text:p text:style-name="P4">In the 1980s, the ideal place to unveil new consumer electronics products </text:p>
        <text:p text:style-name="P4">was at the Consumer Electronics Show. CES was held twice a year—January, </text:p>
        <text:p text:style-name="P4">in Las Vegas, and June, in Chicago. Both shows were held in enormous con¬ </text:p>
        <text:p text:style-name="P4">vention centers, with sprawling show floors large enough to hold row after </text:p>
        <text:p text:style-name="P4">row of spacious one- and two-story booths. </text:p>
        <text:p text:style-name="P3"/>
        <text:p text:style-name="P4">CES served the entire electronics industry, not just the video games branch </text:p>
        <text:p text:style-name="P4">of it* During the CES’s peak years, video and computer game companies re¬ </text:p>
        <text:p text:style-name="P4">served nearly half the floor space for the show; the other half sported televisions, </text:p>
        <text:p text:style-name="P4">stereos, video cassette recorders, refrigerators, car alarms, and the like. </text:p>
        <text:p text:style-name="P3"/>
        <text:p text:style-name="P4">CES had the atmosphere of a carnival. Large companies such as Sony, </text:p>
        <text:p text:style-name="P4">Panasonic, and RCA generally set up huge, flashy booths with walls of televi¬ </text:p>
        <text:p text:style-name="P4">sions displaying their latest achievements. Stereo and record companies blared </text:p>
        <text:p text:style-name="P4">music in their booths, and auto alarm companies brought in cars to broadcast </text:p>
        <text:p text:style-name="P4">their goods. Many companies hired attractive models in sexy outfits to work </text:p>
        <text:p text:style-name="P4">their booths. Some even brought in actors or actresses.** One section of the </text:p>
        <text:p text:style-name="P4">floor was sectioned off for adult film and software makers. It was not unusual </text:p>
        <text:p text:style-name="P4">for exhibitors in this section to bring in actors and actresses from pornographic </text:p>
        <text:p text:style-name="P4">movies to work in their booths. </text:p>
        <text:p text:style-name="P3"/>
        <text:p text:style-name="P4">Companies often spent as much as $5 million on a single show. They could </text:p>
        <text:p text:style-name="P4">spend up to $1 million alone on floor space and another $500,000 to host a </text:p>
        <text:p text:style-name="P4">spectacular party one night of the show. CES gave electronics companies an </text:p>
        <text:p text:style-name="P4">opportunity to impress retailers and journalists, and no expense was spared </text:p>
        <text:p text:style-name="P4">in that attempt. </text:p>
        <text:p text:style-name="P3"/>
        <text:p text:style-name="P4">Arakawa decided to officially unveil the Famicom at the January 1985 show </text:p>
        <text:p text:style-name="P4">in Las Vegas. Instead of calling the system the Famicom, a name that both </text:p>
        <text:p text:style-name="P4">Arakawa and Lincoln agreed might not appeal to American consumers, they </text:p>
        <text:p text:style-name="P4">decided on Advanced Video System (AVS). </text:p>
        <text:p text:style-name="P3"/>
        <text:p text:style-name="P3"/>
        <text:p text:style-name="P4">* In fact, for many years, people organizing the CES treated video game makers like the </text:p>
        <text:p text:style-name="P4">industry’s ugly stepchildren. Computer game and video game companies eventually </text:p>
        <text:p text:style-name="P4">formed their own trade show, the Electronic Entertainment Expo (E3). </text:p>
        <text:p text:style-name="P3"/>
        <text:p text:style-name="P4">** One year a company called 3DO hired the San Diego Charger’s cheerleaders to appear in </text:p>
        <text:p text:style-name="P4">its booth. A few reporters described this as gratuitous, because 3DO did not publish a </text:p>
        <text:p text:style-name="P4">football game that year. </text:p>
        <text:p text:style-name="P3"/>
        <text:p text:style-name="P3"/>
        <text:p text:style-name="P3"/>
        <text:p text:style-name="P4">We Tried to Keep from lau^hin? 287 </text:p>
        <text:p text:style-name="P3"/>
        <text:p text:style-name="P3"/>
        <text:p text:style-name="P4">At the time, Arakawa had serious doubts about Nintendo’s ability to re¬ </text:p>
        <text:p text:style-name="P4">start the video game market. He did not know if retailers would bother </text:p>
        <text:p text:style-name="P4">looking at a new system, and he had no idea what kind of competition he </text:p>
        <text:p text:style-name="P4">might face at the show. </text:p>
        <text:p text:style-name="P3"/>
        <text:p text:style-name="P4">Nintendo rented a small booth in a corner of the Las Vegas Convention </text:p>
        <text:p text:style-name="P4">Center and set up a simple display that included a basic Famicom (with an </text:p>
        <text:p text:style-name="P4">AVS label), a computer keyboard, a music keyboard, and twenty-five games. </text:p>
        <text:p text:style-name="P3"/>
        <text:p text:style-name="P4">We didn’t even know if we really wanted to get into the home video game </text:p>
        <text:p text:style-name="P4">business in the United States. We got a mixed reception at the show. </text:p>
        <text:p text:style-name="P3"/>
        <text:p text:style-name="P4">The reaction, as I recall, was that anybody who would get into the video </text:p>
        <text:p text:style-name="P4">game business was nuts. They liked the hardware, though, and the games. </text:p>
        <text:p text:style-name="P3"/>
        <text:p text:style-name="P5">—<text:span text:style-name="T13">Howard Lincoln </text:span></text:p>
        <text:p text:style-name="P3"/>
        <text:p text:style-name="P4">In January 1985 we introduced the Advance Video System with the music </text:p>
        <text:p text:style-name="P4">keyboard and keyboard and computer exercise, and it wasn’t popular at all. </text:p>
        <text:p text:style-name="P4">Everybody really thought we were crazy or dumb. </text:p>
        <text:p text:style-name="P3"/>
        <text:p text:style-name="P5">—<text:span text:style-name="T13">Minoru Arakawa </text:span></text:p>
        <text:p text:style-name="P3"/>
        <text:p text:style-name="P4">Arakawa manned the booth himself. One person who saw him there de¬ </text:p>
        <text:p text:style-name="P4">scribed him as a small Japanese man who looked completely lost. Although a </text:p>
        <text:p text:style-name="P4">few retailers stopped by the booth and several people commented on the qual¬ </text:p>
        <text:p text:style-name="P4">ity of the games, no one placed orders. </text:p>
        <text:p text:style-name="P3"/>
        <text:p text:style-name="P4">After returning to Seattle, Arakawa and Lincoln decided to reposition the </text:p>
        <text:p text:style-name="P4">Famicom. The people who played Nintendo’s games liked them, but buyers for </text:p>
        <text:p text:style-name="P4">big department stores and toy stores were not interested in reentering the video </text:p>
        <text:p text:style-name="P4">game business. If the Famicom was going to break into the U. S. retail circuit, it </text:p>
        <text:p text:style-name="P4">would have to be marketed as something other than a video game system. </text:p>
        <text:p text:style-name="P3"/>
        <text:p text:style-name="P4">The solution came in the form of a light pistol and a little robot. </text:p>
        <text:p text:style-name="P3"/>
        <text:p text:style-name="P4">Nintendo’s arcade division had two successful arcade shooting games called </text:p>
        <text:p text:style-name="P4">Hogan’s Alley and Duck Hunt. (. Hogan’s Alley was popular enough to have been </text:p>
        <text:p text:style-name="P4">used in Steven Spielberg’s film Back to the Future. The hero of the movie, played </text:p>
        <text:p text:style-name="P4">by Michael J. Fox, was supposed to be completely addicted to the game.) By </text:p>
        <text:p text:style-name="P4">adding a light gun, which was called “the Zapper,” to the Famicom, Nintendo </text:p>
        <text:p text:style-name="P3"/>
        <text:p text:style-name="P3"/>
        <text:p text:style-name="P3"/>
        <text:p text:style-name="P4">288 We Tried to Keep from Lau^hin^ </text:p>
        <text:p text:style-name="P3"/>
        <text:p text:style-name="P3"/>
        <text:p text:style-name="P4">turned the system into a virtual shooting arcade—allowing Lincoln and </text:p>
        <text:p text:style-name="P4">Arakawa to position it as a gun game instead of a video game. </text:p>
        <text:p text:style-name="P3"/>
        <text:p text:style-name="P4">The robot, called Robot Operating Buddy (ROB), was developed by Gumpei </text:p>
        <text:p text:style-name="P4">Yokoi and the engineers of Nintendo’s Research and Development Team number </text:p>
        <text:p text:style-name="P4">1, the same team that developed the Game &amp; Watch handheld games and the </text:p>
        <text:p text:style-name="P4">arcade hardware for Donkey Kong. ROB was a small plastic robot that worked in </text:p>
        <text:p text:style-name="P4">conjunction with two Famicom games —Gyromite and Stack-Up. Technologically </text:p>
        <text:p text:style-name="P4">speaking, ROB was a pretty simple toy that offered very little play value. It was </text:p>
        <text:p text:style-name="P4">mostly a decoy designed to prove that the Famicom was not just a video game. </text:p>
        <text:p text:style-name="P3"/>
        <text:p text:style-name="P4">When we first got the robot, it did not look like anything that you could </text:p>
        <text:p text:style-name="P4">associate with the fun and excitement of our arcade games. When you put </text:p>
        <text:p text:style-name="P4">the batteries in, he made this horrible grinding sound and his arms slowly </text:p>
        <text:p text:style-name="P4">closed and slowly opened. It was scary. </text:p>
        <text:p text:style-name="P3"/>
        <text:p text:style-name="P4">At the same time, he did this really cool thing. He did this technology </text:p>
        <text:p text:style-name="P4">thing where he would look at the screen. It was new technology; he could </text:p>
        <text:p text:style-name="P4">somehow read what was going on on the screen. </text:p>
        <text:p text:style-name="P3"/>
        <text:p text:style-name="P4">That allowed the consumer retailers to think about it as a new toy. </text:p>
        <text:p text:style-name="P3"/>
        <text:p text:style-name="P5">—<text:span text:style-name="T13">Howard Phillips </text:span></text:p>
        <text:p text:style-name="P3"/>
        <text:p text:style-name="P4">As they prepared for Summer CES in June, Lincoln and Arakawa came up </text:p>
        <text:p text:style-name="P4">with a new name for the Famicom. Instead of calling it the Advanced Video </text:p>
        <text:p text:style-name="P4">System, they changed the name to the Nintendo Entertainment System (NES). </text:p>
        <text:p text:style-name="P3"/>
        <text:p text:style-name="P4">In the spring of 1985, we added this robot. At the )une 1985 show, we had a </text:p>
        <text:p text:style-name="P4">booth, and we launched the product as the Nintendo Entertainment System. </text:p>
        <text:p text:style-name="P3"/>
        <text:p text:style-name="P4">We changed our position. We were selling a robot game, not a video game. </text:p>
        <text:p text:style-name="P3"/>
        <text:p text:style-name="P4">It also let you play Duck Hunt, Wild Gunman, and Hogan’s Alley. </text:p>
        <text:p text:style-name="P3"/>
        <text:p text:style-name="P5">—<text:span text:style-name="T13">Howard Lincoln </text:span></text:p>
        <text:p text:style-name="P3"/>
        <text:p text:style-name="P4">As he had done in January, Arakawa chose to run a small, quiet booth at </text:p>
        <text:p text:style-name="P4">the 1985 show. Although this booth, about 600 square feet, was larger than the </text:p>
        <text:p text:style-name="P4">one he had rented in Las Vegas, it was tiny compared to most booths on the </text:p>
        <text:p text:style-name="P4">floor. Arakawa purposely positioned ROB as his center attraction. </text:p>
        <text:p text:style-name="P3"/>
        <text:p text:style-name="P3"/>
        <text:p text:style-name="P3"/>
        <text:p text:style-name="P4">We Tried to Keep from Lau^hincf 289 </text:p>
        <text:p text:style-name="P3"/>
        <text:p text:style-name="P3"/>
        <text:p text:style-name="P4">Though the NES was far from the hit of the show, several buyers expressed </text:p>
        <text:p text:style-name="P4">interest in it. As Lincoln and Arakawa had predicted, retail buyers were more </text:p>
        <text:p text:style-name="P4">receptive to gun and robot games than they were to video games. They in¬ </text:p>
        <text:p text:style-name="P4">spected the NES carefully, and many commented that they liked the games. </text:p>
        <text:p text:style-name="P4">At the end of the show, however, there were again no orders. </text:p>
        <text:p text:style-name="P3"/>
        <text:p text:style-name="P4">Though he was disappointed by the lukewarm response, Arakawa did not </text:p>
        <text:p text:style-name="P4">give up. In an attempt to test whether the retailers’ hesitance reflected con¬ </text:p>
        <text:p text:style-name="P4">sumer opinion, he hired a marketing firm to test the NES on focus groups. </text:p>
        <text:p text:style-name="P4">The response was disappointing. </text:p>
        <text:p text:style-name="P3"/>
        <text:p text:style-name="P4">Arakawa observed sessions as they took place. From behind a one-way mir¬ </text:p>
        <text:p text:style-name="P4">ror, he watched a random sampling of young boys play the NES and heard </text:p>
        <text:p text:style-name="P4">them say how much they hated it. Typical was the comment of an eight-year- </text:p>
        <text:p text:style-name="P4">old who said, “This is shit!” J </text:p>
        <text:p text:style-name="P3"/>
        <text:p text:style-name="P4">Arakawa faced several low points during his career with Nintendo of </text:p>
        <text:p text:style-name="P4">America. He faced hardship when he tried to establish Nintendo’s arcade </text:p>
        <text:p text:style-name="P4">games. He faced another low point when Ron Judy and A1 Stone, the men </text:p>
        <text:p text:style-name="P4">distributing Nintendo arcade games, wanted to leave him. Fle’d also braved </text:p>
        <text:p text:style-name="P4">the threats of Sidney Sheinberg, president of Universal Studios, but his latest </text:p>
        <text:p text:style-name="P4">challenge was the toughest. This was the first time Arakawa ever actually talked </text:p>
        <text:p text:style-name="P4">about backing away. </text:p>
        <text:p text:style-name="P3"/>
        <text:p text:style-name="P4">After the focus tests, Arakawa called his father-in-law and suggested giv¬ </text:p>
        <text:p text:style-name="P4">ing up. He began to believe that the American video game market had shut </text:p>
        <text:p text:style-name="P4">down for good. </text:p>
        <text:p text:style-name="P3"/>
        <text:p text:style-name="P4">The Beginning of Rare </text:p>
        <text:p text:style-name="P3"/>
        <text:p text:style-name="P3"/>
        <text:p text:style-name="P4">There was a certain situation that took place right around 1983. I happened </text:p>
        <text:p text:style-name="P4">to go to Japan and see the Nintendo Entertainment System. ... the Family </text:p>
        <text:p text:style-name="P4">Computer. As soon as I saw the Famicom, I said, "That’s it. This is the system </text:p>
        <text:p text:style-name="P4">that we’ve been waiting for.” So I purchased a system and sent it to the UK, </text:p>
        <text:p text:style-name="P4">and that was the start of that latest and greatest group called Rare. </text:p>
        <text:p text:style-name="P3"/>
        <text:p text:style-name="P5">—<text:span text:style-name="T13">Joel Hochberg, former Allied Leisure executive, </text:span></text:p>
        <text:p text:style-name="P4">former coin-op repairman, cofounder of Rare Ltd. </text:p>
        <text:p text:style-name="P3"/>
        <text:p text:style-name="P3"/>
        <text:p text:style-name="P3"/>
        <text:p text:style-name="P4">290 We Tried to Keep from laughing </text:p>
        <text:p text:style-name="P3"/>
        <text:p text:style-name="P3"/>
        <text:p text:style-name="P4">By 1983, Joel Hochberg had been in the arcade and coin-operated game busi¬ </text:p>
        <text:p text:style-name="P4">ness for twenty-seven years. He had started as a repairman in 1956 and worked </text:p>
        <text:p text:style-name="P4">his way into the executive team of Allied Leisure in the 1970s. </text:p>
        <text:p text:style-name="P3"/>
        <text:p text:style-name="P4">While at Allied, Hochberg traveled to Europe and Japan to attend amuse¬ </text:p>
        <text:p text:style-name="P4">ment industry trade shows and seek out international partners. One </text:p>
        <text:p text:style-name="P4">relationship he created was a partnership with Zilec, a small British company </text:p>
        <text:p text:style-name="P4">that made arcade conversions. </text:p>
        <text:p text:style-name="P3"/>
        <text:p text:style-name="P4">During one of his frequent trips to England, Hochberg attended a trade </text:p>
        <text:p text:style-name="P4">show and met Chris and Tim Stamper. Chris Stamper was a 19-year-old game </text:p>
        <text:p text:style-name="P4">designer for Zilec. Tim, his 16-year-old brother, was still in school. </text:p>
        <text:p text:style-name="P3"/>
        <text:p text:style-name="P4">The Stampers were a unique team. Chris was an electronics genius who, as </text:p>
        <text:p text:style-name="P4">a boy, had built an oscilloscope. Chris often took Tim to work with him. Both </text:p>
        <text:p text:style-name="P4">brothers—Tim in particular—had an air of confidence. They felt that they </text:p>
        <text:p text:style-name="P4">knew what made some games good and others bad. </text:p>
        <text:p text:style-name="P3"/>
        <text:p text:style-name="P4">There’s a dispute about this. Tim doesn’t agree with me. But I’m almost posi¬ </text:p>
        <text:p text:style-name="P4">tive, unless that was his charming personality I’m thinking of, there was an </text:p>
        <text:p text:style-name="P4">ATE show—Amusements Trade Exhibition Show. Chris attended it as a mem¬ </text:p>
        <text:p text:style-name="P4">ber of Zilec. I attended it as an independent, and Tim was there as an </text:p>
        <text:p text:style-name="P4">interested individual without any direct association. Very young guy. And I </text:p>
        <text:p text:style-name="P4">was very taken aback because here was a young man, very bright, very set in </text:p>
        <text:p text:style-name="P4">respect to what he thought a very good, successful product should look like, </text:p>
        <text:p text:style-name="P4">what it should represent on screen. </text:p>
        <text:p text:style-name="P3"/>
        <text:p text:style-name="P5">—<text:span text:style-name="T13">Joel Hochberg </text:span></text:p>
        <text:p text:style-name="P3"/>
        <text:p text:style-name="P4">Hochberg met the Stampers during the end of the Space Invaders era. A lot of </text:p>
        <text:p text:style-name="P4">changes were taking place within the industry. Centuri had bought Allied Lei¬ </text:p>
        <text:p text:style-name="P4">sure, and Hochberg decided to start his own business. Although the game </text:p>
        <text:p text:style-name="P4">business had fallen off in the United States, the worldwide market was still fairly </text:p>
        <text:p text:style-name="P4">strong. The Stampers wanted to leave Zilec and start their own company. </text:p>
        <text:p text:style-name="P3"/>
        <text:p text:style-name="P4">During one of Hochberg’s visits, Chris Stamper revealed that he wanted to </text:p>
        <text:p text:style-name="P4">leave Zilec. He wanted to start a company with Tim, now nineteen, for more </text:p>
        <text:p text:style-name="P4">creative freedom and larger rewards. Hochberg’s first reaction was to try and </text:p>
        <text:p text:style-name="P4">convince him to stay at Zilec, but Chris was determined. When that failed, </text:p>
        <text:p text:style-name="P4">Hochberg decided to set up a partnership with the Stampers. </text:p>
        <text:p text:style-name="P3"/>
        <text:p text:style-name="P3"/>
        <text:p text:style-name="P3"/>
        <text:p text:style-name="P4">We Tried to Keep from Lau^hin^ 29 </text:p>
        <text:p text:style-name="P3"/>
        <text:p text:style-name="P3"/>
        <text:p text:style-name="P4">Chris and Tim Stamper set up a game company called Ashby Computer </text:p>
        <text:p text:style-name="P4">Graphics (ACG) and began publishing games for the Sinclair Spectrum, a tiny </text:p>
        <text:p text:style-name="P4">computer that sold very well in Europe but never caught on in the United States. </text:p>
        <text:p text:style-name="P3"/>
        <text:p text:style-name="P4">I visited with Tim and Chris and we discussed certain possibilities. Chris was </text:p>
        <text:p text:style-name="P4">absolutely set on the fact that he wanted to do games for Sinclair Spectrum (a </text:p>
        <text:p text:style-name="P4">smal I personal computer that Timex unsuccessful ly tried to market in the United </text:p>
        <text:p text:style-name="P4">States). They did a host of games for the Sinclair Spectrum in 1983 and 1984. </text:p>
        <text:p text:style-name="P3"/>
        <text:p text:style-name="P5">—<text:span text:style-name="T13">Joel Hochberg </text:span></text:p>
        <text:p text:style-name="P3"/>
        <text:p text:style-name="P4">One of Tim Stamper’s first games, JetPac, was a major success by Sinclair </text:p>
        <text:p text:style-name="P4">standards. Nearly one million people owned Sinclair Spectrum computers in </text:p>
        <text:p text:style-name="P4">1983, and ACG sold more than 300,000 copies of JetPac. </text:p>
        <text:p text:style-name="P3"/>
        <text:p text:style-name="P4">It was incredible penetration for a single product. </text:p>
        <text:p text:style-name="P3"/>
        <text:p text:style-name="P4">We had an advantage—we'd been working on an arcade product. We just </text:p>
        <text:p text:style-name="P4">took that expertise and transferred it directly to the Sinclair Spectrum. </text:p>
        <text:p text:style-name="P3"/>
        <text:p text:style-name="P5">—<text:span text:style-name="T13">Chris Stamper </text:span></text:p>
        <text:p text:style-name="P3"/>
        <text:p text:style-name="P4">Toward the end of 1983, Hochberg visited Tokyo. While there, he saw a </text:p>
        <text:p text:style-name="P4">Famicom and instantly recognized it as the future of video games. He pur¬ </text:p>
        <text:p text:style-name="P4">chased a console and sent it to the Stampers to get their reaction. </text:p>
        <text:p text:style-name="P3"/>
        <text:p text:style-name="P4">The Stampers were not immediately impressed. Nintendo had not begun </text:p>
        <text:p text:style-name="P4">exporting Famicom from Japan at the time, and the Stampers were not con¬ </text:p>
        <text:p text:style-name="P4">vinced that they wanted to deal with the Japanese market. They preferred to </text:p>
        <text:p text:style-name="P4">work on computer games. At the time, it seemed as if computers were the </text:p>
        <text:p text:style-name="P4">only viable market for electronic games. With a little prodding from Hochberg, </text:p>
        <text:p text:style-name="P4">the Stampers agreed that they would design games for the Famicom system if </text:p>
        <text:p text:style-name="P4">Nintendo started shipping to the United States and Europe. </text:p>
        <text:p text:style-name="P3"/>
        <text:p text:style-name="P4">In order to make games for the new system, however, they needed to ob¬ </text:p>
        <text:p text:style-name="P4">tain system specifications, schematics, and a license to make games from </text:p>
        <text:p text:style-name="P4">Nintendo. As an arcade owner, Hochberg was familiar with Nintendo of </text:p>
        <text:p text:style-name="P4">America. He made an appointment with Minoru Arakawa and flew out to </text:p>
        <text:p text:style-name="P4">Redmond, Washington, to propose a partnership. </text:p>
        <text:p text:style-name="P3"/>
        <text:p text:style-name="P3"/>
        <text:p text:style-name="P3"/>
        <text:p text:style-name="P4">292 We Tried to Keep from Laughing </text:p>
        <text:p text:style-name="P3"/>
        <text:p text:style-name="P3"/>
        <text:p text:style-name="P4">I contacted Nintendo and found out that they were not completely inter¬ </text:p>
        <text:p text:style-name="P4">ested in sharing the technical specs with us. My question to Mr. Arakawa </text:p>
        <text:p text:style-name="P4">was, "Why?” </text:p>
        <text:p text:style-name="P3"/>
        <text:p text:style-name="P4">He said, "You have to prove that you have the technical expertise, ” which </text:p>
        <text:p text:style-name="P4">was not a bad answer. </text:p>
        <text:p text:style-name="P3"/>
        <text:p text:style-name="P4">Chris spent a good deal of time, practically six months, reverse engineering </text:p>
        <text:p text:style-name="P4">the hardware and then proceeded to do for me an audiovisual display, very </text:p>
        <text:p text:style-name="P4">simple but utilizing graphic and other capabilities of the hardware that would </text:p>
        <text:p text:style-name="P4">show what we could do. We really weren’t interested in giving Nintendo a </text:p>
        <text:p text:style-name="P4">product; we were interested in giving Nintendo a view of what could be done. </text:p>
        <text:p text:style-name="P3"/>
        <text:p text:style-name="P4">When I sent that off to Nintendo, Mr. Arakawa said, "I like what I see. Now </text:p>
        <text:p text:style-name="P4">please do a game.” </text:p>
        <text:p text:style-name="P3"/>
        <text:p text:style-name="P4">But he still did not give us the technical specs at that point. </text:p>
        <text:p text:style-name="P3"/>
        <text:p text:style-name="P5">—<text:span text:style-name="T13">Joel Hochberg </text:span></text:p>
        <text:p text:style-name="P3"/>
        <text:p text:style-name="P4">Joel came to me and I said, "If you are so good, why don’t you make a game </text:p>
        <text:p text:style-name="P4">without tools?” It was a good test. </text:p>
        <text:p text:style-name="P3"/>
        <text:p text:style-name="P5">—<text:span text:style-name="T13">Minoru Arakawa </text:span></text:p>
        <text:p text:style-name="P3"/>
        <text:p text:style-name="P4">i reverse engineered the NES. I had an understanding of the coin-op hard¬ </text:p>
        <text:p text:style-name="P4">ware that was out there, so I had a very good idea what the Nintendo </text:p>
        <text:p text:style-name="P4">actually contained. </text:p>
        <text:p text:style-name="P3"/>
        <text:p text:style-name="P4">We got about 99 percent correct. There were just a few things we didn’t </text:p>
        <text:p text:style-name="P4">know about. But the interesting thing was the stuff that we discovered in the </text:p>
        <text:p text:style-name="P4">machine that was not documented. That instantly gave us an advantage </text:p>
        <text:p text:style-name="P4">that other developers didn’t have. </text:p>
        <text:p text:style-name="P3"/>
        <text:p text:style-name="P5">—<text:span text:style-name="T13">Chris Stamper </text:span></text:p>
        <text:p text:style-name="P3"/>
        <text:p text:style-name="P3"/>
        <text:p text:style-name="P4">The Test </text:p>
        <text:p text:style-name="P3"/>
        <text:p text:style-name="P4">We decided to test the American market in New York. Everybody thought </text:p>
        <text:p text:style-name="P4">that we were going to die, that it was suicide. </text:p>
        <text:p text:style-name="P3"/>
        <text:p text:style-name="P5">—<text:span text:style-name="T13">Minoru Arakawa </text:span></text:p>
        <text:p text:style-name="P3"/>
        <text:p text:style-name="P3"/>
        <text:p text:style-name="P3"/>
        <text:p text:style-name="P4">We Tried to Keep from lau^tiiny </text:p>
        <text:p text:style-name="P3"/>
        <text:p text:style-name="P3"/>
        <text:p text:style-name="P4">By the summer of 1985, Nintendo of America president Minoru Arakawa had </text:p>
        <text:p text:style-name="P4">become convinced that Americans no longer had any interest in video games. </text:p>
        <text:p text:style-name="P4">When he called Hiroshi Yamauchi to recommend pulling out, however, </text:p>
        <text:p text:style-name="P4">Yamauchi refused to consider the idea. He didn’t care about CES shows or </text:p>
        <text:p text:style-name="P4">focus groups. The Famicom was flying off shelves in Japan, and as far as he was </text:p>
        <text:p text:style-name="P4">concerned, the NES would sell just as well in America. </text:p>
        <text:p text:style-name="P3"/>
        <text:p text:style-name="P4">To prove this, he suggested testing the NES in the toughest market in </text:p>
        <text:p text:style-name="P4">America, That market, everyone agreed, was New York City. </text:p>
        <text:p text:style-name="P3"/>
        <text:p text:style-name="P4">I don’t know who came up with the idea of starting out in New York. It was </text:p>
        <text:p text:style-name="P4">clear that New York would be the toughest market; New York was the enter¬ </text:p>
        <text:p text:style-name="P4">tainment capital. Mr. Yamauchi made the comment, "Well, then, it would be </text:p>
        <text:p text:style-name="P4">a really fair test because if you could do a good job in New York, you could </text:p>
        <text:p text:style-name="P4">pretty much do anything anywhere.” </text:p>
        <text:p text:style-name="P3"/>
        <text:p text:style-name="P3"/>
        <text:p text:style-name="P5">■<text:span text:style-name="T13">Howard Lincoln </text:span></text:p>
        <text:p text:style-name="P3"/>
        <text:p text:style-name="P3"/>
        <text:p text:style-name="P3"/>
        <text:p text:style-name="P3"/>
        <text:p text:style-name="P4">The Seels of Son ion </text:p>
        <text:p text:style-name="P3"/>
        <text:p text:style-name="P3"/>
        <text:p text:style-name="P4">We visited Activision at that time, Greg Fischbach was the head of their international </text:p>
        <text:p text:style-name="P4">department, so he attended the meeting. After the meetings we tried to sell Greg Fischbach </text:p>
        <text:p text:style-name="P4">on why he wanted to become a licensee. </text:p>
        <text:p text:style-name="P3"/>
        <text:p text:style-name="P4">Later we found that Fischbach reported to the president or chairman of the company </text:p>
        <text:p text:style-name="P4">that Activision should not get involved with video games. </text:p>
        <text:p text:style-name="P3"/>
        <text:p text:style-name="P5">—<text:span text:style-name="T13">Minoru Arakawa, president, Nintendo of America </text:span></text:p>
        <text:p text:style-name="P3"/>
        <text:p text:style-name="P4">This also wraps back to another story that they [Howard Lincoln and Minoru Arakawa] </text:p>
        <text:p text:style-name="P4">love to tell about a memo that I wrote when I was at Activision. After having met with </text:p>
        <text:p text:style-name="P4">them sometime in 1986, I sent a memo to ]im Levy (president of Activision) saying the </text:p>
        <text:p text:style-name="P4">business, in essence, doesn’t work because there’s no margin in it. </text:p>
        <text:p text:style-name="P3"/>
        <text:p text:style-name="P4">They never knew about the existence of this memo until several years later when it </text:p>
        <text:p text:style-name="P4">came out in a court case. </text:p>
        <text:p text:style-name="P3"/>
        <text:p text:style-name="P3"/>
        <text:p text:style-name="P5">■<text:span text:style-name="T13">Greg Fischbach, former vice president of the International Group, Activision </text:span></text:p>
        <text:p text:style-name="P3"/>
        <text:p text:style-name="P3"/>
        <text:p text:style-name="P3"/>
        <text:p text:style-name="P4">296 The Seeds of Competition </text:p>
        <text:p text:style-name="P3"/>
        <text:p text:style-name="P3"/>
        <text:p text:style-name="P4">Hitting It Big in the Big Apple </text:p>
        <text:p text:style-name="P3"/>
        <text:p text:style-name="P4">The last vestiges of the Atari VCS era had crumbled by the beginning of </text:p>
        <text:p text:style-name="P4">1985. JackTramiel, the man who purchased Atari from Warner Communi¬ </text:p>
        <text:p text:style-name="P4">cations one year earlier, had already announced his intention to concentrate </text:p>
        <text:p text:style-name="P4">on home computers instead of video games. By the end of 1985, Coleco had </text:p>
        <text:p text:style-name="P4">abandoned the Adam Computer and squandered its Cabbage Patch Doll </text:p>
        <text:p text:style-name="P4">earnings just to stay afloat. </text:p>
        <text:p text:style-name="P3"/>
        <text:p text:style-name="P4">Against this tumultuous backdrop, Nintendo sent a small team of execu¬ </text:p>
        <text:p text:style-name="P4">tives and seasoned employees to spearhead the American launch of the </text:p>
        <text:p text:style-name="P4">Nintendo Entertainment System (NES) in New York City. 15 Everything about </text:p>
        <text:p text:style-name="P4">Nintendo’s New York test marketing efforts seemed small, except the $5 mil¬ </text:p>
        <text:p text:style-name="P4">lion advertising budget. </text:p>
        <text:p text:style-name="P3"/>
        <text:p text:style-name="P4">The effort began with Nintendo of America president Minoru Arakawa per¬ </text:p>
        <text:p text:style-name="P4">sonally leading a group of thirty employees to the small New Jersey warehouse </text:p>
        <text:p text:style-name="P4">he had leased through the end of the year. The group included Ron Judy, one of </text:p>
        <text:p text:style-name="P4">the two entrepreneurs who had been with Nintendo of America from the be¬ </text:p>
        <text:p text:style-name="P4">ginning; Don James, who had been with Nintendo of America since its early </text:p>
        <text:p text:style-name="P4">New York days; and Gail Tilden, who was in charge of advertising. </text:p>
        <text:p text:style-name="P3"/>
        <text:p text:style-name="P4">We sent a number of our employees back to Hackensack. We rented houses </text:p>
        <text:p text:style-name="P3"/>
        <text:p text:style-name="P4">Jor them or we rented apartments. And we also had an apartment in New </text:p>
        <text:p text:style-name="P3"/>
        <text:p text:style-name="P4">York City, but the warehouse was in Hackensack. </text:p>
        <text:p text:style-name="P3"/>
        <text:p text:style-name="P5">—<text:span text:style-name="T13">Howard Lincoln, chairman, Nintendo of America </text:span></text:p>
        <text:p text:style-name="P3"/>
        <text:p text:style-name="P4">We sent thirty or forty people from Redmond [Washington] to New York. </text:p>
        <text:p text:style-name="P3"/>
        <text:p text:style-name="P4">Most of them were married persons, and they left wives or husbands behind. </text:p>
        <text:p text:style-name="P3"/>
        <text:p text:style-name="P4">They were there for three or four months. </text:p>
        <text:p text:style-name="P3"/>
        <text:p text:style-name="P5">—<text:span text:style-name="T13">Minoru Arakawa, president, Nintendo of America </text:span></text:p>
        <text:p text:style-name="P3"/>
        <text:p text:style-name="P4">The first shipment of NES systems arrived in a neat stack that barely took </text:p>
        <text:p text:style-name="P4">up half of the trailer on which it was transported. The boxes were stored in </text:p>
        <text:p text:style-name="P4">the warehouse, and the team began the arduous task of trying to get retailers </text:p>
        <text:p text:style-name="P3"/>
        <text:p text:style-name="P3"/>
        <text:p text:style-name="P4">For a more complete account of the New York launch, see Game Over. </text:p>
        <text:p text:style-name="P3"/>
        <text:p text:style-name="P3"/>
        <text:p text:style-name="P3"/>
        <text:p text:style-name="P4">The Seeds of Competition 297 </text:p>
        <text:p text:style-name="P3"/>
        <text:p text:style-name="P3"/>
        <text:p text:style-name="P4">to accept Nintendo’s products. Most store owners did not want to look at </text:p>
        <text:p text:style-name="P4">video games, let alone waste floor space selling them. In fact, team members </text:p>
        <text:p text:style-name="P4">were cautioned not to use the term video game. The NES was to be sold as an </text:p>
        <text:p text:style-name="P5">“<text:span text:style-name="T13">entertainment system.” </text:span></text:p>
        <text:p text:style-name="P3"/>
        <text:p text:style-name="P4">At this point, the biggest selling points for the Nintendo Entertainment </text:p>
        <text:p text:style-name="P4">System were the Zapper gun and the games Duck Hunt and Hogan’s Alley. Some </text:p>
        <text:p text:style-name="P4">retailers also liked the Robot Operating Buddy and some of the early arcade </text:p>
        <text:p text:style-name="P4">translations, like Donkey Kong, Baseball, and Tennis. When Nintendo went to New </text:p>
        <text:p text:style-name="P4">York, Super Mario Brothers, which would become the linchpin during the na¬ </text:p>
        <text:p text:style-name="P4">tional launch of the NES, had not been introduced. </text:p>
        <text:p text:style-name="P3"/>
        <text:p text:style-name="P4">As often was the case with Arakawa, he surrounded himself with exceptional </text:p>
        <text:p text:style-name="P4">people. Whether visiting the headquarters of major chains or stopping by the </text:p>
        <text:p text:style-name="P4">manager’s office of a local shopping mall, Judy and the rest of the team were </text:p>
        <text:p text:style-name="P4">tireless. The advertisements Tilden arranged with a local advertising agency were </text:p>
        <text:p text:style-name="P4">so effective that they set the tone for Nintendo ads well into the next decade. </text:p>
        <text:p text:style-name="P3"/>
        <text:p text:style-name="P4">Even so, most of the 500 retailers who sold the NES that Christmas might </text:p>
        <text:p text:style-name="P4">not have taken the merchandise if it were not for a risky offer made by Arakawa </text:p>
        <text:p text:style-name="P4">himself—a money-back guarantee. Going against the wishes of Nintendo Co. </text:p>
        <text:p text:style-name="P4">Ltd. president Hiroshi Yamauchi, Arakawa authorized his sales force to say </text:p>
        <text:p text:style-name="P4">that Nintendo would buy back any merchandise that retailers wished to re¬ </text:p>
        <text:p text:style-name="P4">turn. The only thing retailers provided was floor space. Nintendo lugged in </text:p>
        <text:p text:style-name="P4">the merchandise, set up the displays, and bought back any unsold product. </text:p>
        <text:p text:style-name="P3"/>
        <text:p text:style-name="P4">We rented a truck so that we could deliver orders, and we let people order </text:p>
        <text:p text:style-name="P4">the systems risk-free. We did the merchandising. We trained their people. </text:p>
        <text:p text:style-name="P3"/>
        <text:p text:style-name="P4">We did everything. Then we really spent a lot of money on TV. </text:p>
        <text:p text:style-name="P3"/>
        <text:p text:style-name="P5">—<text:span text:style-name="T13">Minoru Arakawa </text:span></text:p>
        <text:p text:style-name="P3"/>
        <text:p text:style-name="P4">They shipped it in the New York area in the Christmas of 1985. And it worked. </text:p>
        <text:p text:style-name="P3"/>
        <text:p text:style-name="P4">I mean, they sold through. And they sold through with the little robot thing </text:p>
        <text:p text:style-name="P4">that they had attached, much to everybody’s surprise. </text:p>
        <text:p text:style-name="P3"/>
        <text:p text:style-name="P4">I think one of the gutsiest things Arakawa ever did was to take the inven¬ </text:p>
        <text:p text:style-name="P4">tory risk with respect to the launch of that product. </text:p>
        <text:p text:style-name="P3"/>
        <text:p text:style-name="P5">—<text:span text:style-name="T13">Greg Fischbach, president, Acclaim Entertainment </text:span></text:p>
        <text:p text:style-name="P3"/>
        <text:p text:style-name="P3"/>
        <text:p text:style-name="P3"/>
        <text:p text:style-name="P4">298 The Seeds of Competition </text:p>
        <text:p text:style-name="P3"/>
        <text:p text:style-name="P3"/>
        <text:p text:style-name="P4">The Nintendo team’s hours were exhausting. Team members approached </text:p>
        <text:p text:style-name="P4">retailers and demonstrated the system to customers by day, then delivered </text:p>
        <text:p text:style-name="P4">products and set up displays by night. One night, two team members went to </text:p>
        <text:p text:style-name="P4">deliver a merchandising display at a Macy’s store in an area that Howard Philips </text:p>
        <text:p text:style-name="P4">described as a scary part of town. While Philips went into the store to arrange </text:p>
        <text:p text:style-name="P4">for the delivery, his partner remained outside to guard 19-inch televisions that </text:p>
        <text:p text:style-name="P4">would be used in the display. While he waited, a knot of aggressive young </text:p>
        <text:p text:style-name="P4">men gathered around. When Philips returned, he found his partner nearly </text:p>
        <text:p text:style-name="P4">frantic but still guarding the televisions. </text:p>
        <text:p text:style-name="P3"/>
        <text:p text:style-name="P4">After three months of exhaustive work, the Nintendo Entertainment Sys¬ </text:p>
        <text:p text:style-name="P4">tem could be found in hundreds of stores throughout the New York area, </text:p>
        <text:p text:style-name="P4">including FAO Schwartz and Toys “R” Us. </text:p>
        <text:p text:style-name="P3"/>
        <text:p text:style-name="P4">I went home to New York to spend Christmas with my parents that year. I </text:p>
        <text:p text:style-name="P4">went to Willoughby's, a camera shop on 32nd Street, to buy some film for </text:p>
        <text:p text:style-name="P4">my father, and there were all of these kids, these boys huddled around this </text:p>
        <text:p text:style-name="P4">counter at the shop. I went over to see what they were looking at, and it was </text:p>
        <text:p text:style-name="P4">a new video game system from Nintendo. </text:p>
        <text:p text:style-name="P3"/>
        <text:p text:style-name="P5">—<text:span text:style-name="T13">Tom Zito, founder, Digital Pictures </text:span></text:p>
        <text:p text:style-name="P3"/>
        <text:p text:style-name="P4">The NES was not a smash hit, but Nintendo did manage to sell 50,000 units, </text:p>
        <text:p text:style-name="P4">about half of the systems that had been shipped from Japan. It was enough to </text:p>
        <text:p text:style-name="P4">prove Yamauchi’s point that video games were not dead. Amazingly, a large </text:p>
        <text:p text:style-name="P4">percentage of the retailers that carried the NES decided to continue carrying </text:p>
        <text:p text:style-name="P4">it after the holidays. </text:p>
        <text:p text:style-name="P3"/>
        <text:p text:style-name="P4">In February, Arakawa expanded his test to Los Angeles. But this test had </text:p>
        <text:p text:style-name="P4">none of the urgency of the one in New York. Nintendo continued its policy of </text:p>
        <text:p text:style-name="P4">offering to buy back merchandise and provided displays for stores, and re¬ </text:p>
        <text:p text:style-name="P4">ports of the company’s success in New York made Los Angeles retailers more </text:p>
        <text:p text:style-name="P4">receptive than their New York counterparts had been. </text:p>
        <text:p text:style-name="P3"/>
        <text:p text:style-name="P4">The success of the Los Angeles test is best gauged in terms of the number of </text:p>
        <text:p text:style-name="P4">stores that accepted Nintendo’s offer. Spring and summer are typically slow </text:p>
        <text:p text:style-name="P4">times for toy retailers, many of whom expect to incur small losses throughout </text:p>
        <text:p text:style-name="P4">the year, then cover their losses with highly profitable holiday sales. A large </text:p>
        <text:p text:style-name="P3"/>
        <text:p text:style-name="P3"/>
        <text:p text:style-name="P3"/>
        <text:p text:style-name="P4">Hie Seeds of Competition 299 </text:p>
        <text:p text:style-name="P3"/>
        <text:p text:style-name="P3"/>
        <text:p text:style-name="P4">number of local department stores, electronics stores, and several toy stores </text:p>
        <text:p text:style-name="P4">began carrying the NES at that time. Though the system only sold moderately </text:p>
        <text:p text:style-name="P4">well, Arakawa interpreted retailers’ willingness to stock his product as a sign of </text:p>
        <text:p text:style-name="P4">future success and expanded his test to include Chicago and San Francisco. </text:p>
        <text:p text:style-name="P3"/>
        <text:p text:style-name="P4">The Return of Jumpman </text:p>
        <text:p text:style-name="P3"/>
        <text:p text:style-name="P4">Shigeru Miyamoto, the man who designed Donkey Kong, built the game </text:p>
        <text:p text:style-name="P4">around two main characters. One was the eponymous villain, a giant ape </text:p>
        <text:p text:style-name="P4">that stole a woman and hurled barrels at the man trying to save her. The </text:p>
        <text:p text:style-name="P4">other was Jumpman, the chubby, mustachioed carpenter who leaped bar¬ </text:p>
        <text:p text:style-name="P4">rels, climbed ladders, and saved the day. Over time, Jumpman underwent </text:p>
        <text:p text:style-name="P4">an interesting evolution. </text:p>
        <text:p text:style-name="P3"/>
        <text:p text:style-name="P4">The first step in Jumpman’s evolution was a name change—he became </text:p>
        <text:p text:style-name="P4">Mario in his next outing, a game called Donkey Kong Junior. Next, Miyamoto </text:p>
        <text:p text:style-name="P4">gave Mario a brother named Luigi and converted him from a carpenter into a </text:p>
        <text:p text:style-name="P4">plumber in the 1983 game Mario Bros. Up to this point, Mario always appeared </text:p>
        <text:p text:style-name="P4">in small games in which you could place the entire field of play on a single </text:p>
        <text:p text:style-name="P4">screen. That changed in 1985, with the release of Super Mario Bros. </text:p>
        <text:p text:style-name="P3"/>
        <text:p text:style-name="P4">Super Mario Bros, took Mario out of his single-screen setting and placed him </text:p>
        <text:p text:style-name="P4">in a huge, vivid world. Instead of simply climbing ladders and moving around </text:p>
        <text:p text:style-name="P4">on platforms, players now controlled him as he ran through a seemingly end¬ </text:p>
        <text:p text:style-name="P4">less, brightly colored countryside filled with caverns, castles, and giant </text:p>
        <text:p text:style-name="P4">mushrooms. The landscape was much too expansive to fit on a screen. In this </text:p>
        <text:p text:style-name="P4">new game, the camera followed Mario as he ran forward through his two- </text:p>
        <text:p text:style-name="P4">dimensional world. Arnie Katz, editor of Electronic Games, dubbed it a </text:p>
        <text:p text:style-name="P5">“<text:span text:style-name="T13">side-scrolling” game.* </text:span></text:p>
        <text:p text:style-name="P3"/>
        <text:p text:style-name="P4">The goal of the game was to help Mario rescue a princess from a dragon </text:p>
        <text:p text:style-name="P4">named Bowser. To do this, players had to fight or slip past walking turtles, </text:p>
        <text:p text:style-name="P4">flying turtles, and little mushroom-shaped men called Goombas. </text:p>
        <text:p text:style-name="P3"/>
        <text:p text:style-name="P4">Super Mario Bros, contained several elements that attracted attention. It had </text:p>
        <text:p text:style-name="P4">bright cartoon-like graphics, fast action, and a sense of humor. It also took </text:p>
        <text:p text:style-name="P3"/>
        <text:p text:style-name="P3"/>
        <text:p text:style-name="P4">* Super Mario Bros, was not the first side-scrolling game. Scramble, Defender, Super Cobra, and </text:p>
        <text:p text:style-name="P4">several others predated it by several years. </text:p>
        <text:p text:style-name="P3"/>
        <text:p text:style-name="P3"/>
        <text:p text:style-name="P3"/>
        <text:p text:style-name="P3"/>
        <text:p text:style-name="P4">300 Tlte Seeds of Competition </text:p>
        <text:p text:style-name="P3"/>
        <text:p text:style-name="P3"/>
        <text:p text:style-name="P4">Warren Robinett’s concept of hidden “Easter eggs” to a new level with entire </text:p>
        <text:p text:style-name="P4">hidden worlds.* Most people continued playing Super Mario Bros, to find all of </text:p>
        <text:p text:style-name="P4">Miyamoto’s Easter eggs long after they finished the game. If players knew </text:p>
        <text:p text:style-name="P4">where to look, they could find free men and coins hidden in mid-air, not to </text:p>
        <text:p text:style-name="P4">mention beanstalks that took Mario into the clouds, mushrooms that made </text:p>
        <text:p text:style-name="P4">him big, flowers that enabled him to spit fireballs, and stars that made him </text:p>
        <text:p text:style-name="P4">invulnerable. Super Mario Bros, did very well in Japanese arcades and attracted </text:p>
        <text:p text:style-name="P4">some attention to the failing U.S. arcade industry. </text:p>
        <text:p text:style-name="P3"/>
        <text:p text:style-name="P4">By the end of the year, Nintendo engineers succeeded in creating a home </text:p>
        <text:p text:style-name="P4">version of Super Mario Bros, for the Famicom. This product defined the differ¬ </text:p>
        <text:p text:style-name="P4">ence between games for the old Atari systems and games that could be played </text:p>
        <text:p text:style-name="P4">on Nintendo cartridges. Although the home version of Super Mario Bros, was </text:p>
        <text:p text:style-name="P4">not identical to the arcade game, it was an extremely close approximation. </text:p>
        <text:p text:style-name="P3"/>
        <text:p text:style-name="P4">By the end of 1985, Nintendo began packaging Super Mario Bros, with the </text:p>
        <text:p text:style-name="P4">Famicom. This marketing move was so successful in Japan that Yamauchi and </text:p>
        <text:p text:style-name="P4">Arakawa decided to do it in the United States. It took a few months to create </text:p>
        <text:p text:style-name="P4">an American version of the game, and the cartridge was available by the time </text:p>
        <text:p text:style-name="P4">Nintendo of America went national—the end of 1986. </text:p>
        <text:p text:style-name="P3"/>
        <text:p text:style-name="P4">A Partner </text:p>
        <text:p text:style-name="P3"/>
        <text:p text:style-name="P4">Although 1985 was not a great year for video game sales, it was an excellent year </text:p>
        <text:p text:style-name="P4">for the five ex-Atari executives who had started a toy company called Worlds of </text:p>
        <text:p text:style-name="P4">Wonder. The head of the company was a man named Don Kingsborough, a </text:p>
        <text:p text:style-name="P4">former Atari vice president, who decided to start his own business when he ran </text:p>
        <text:p text:style-name="P4">across an invention that he believed would be a surefire hit as a toy. </text:p>
        <text:p text:style-name="P3"/>
        <text:p text:style-name="P4">There were a lot of former Atari guys putting together this company called </text:p>
        <text:p text:style-name="P3"/>
        <text:p text:style-name="P4">Worlds of Wonder. I didn’t really know Don all that well.He was really </text:p>
        <text:p text:style-name="P3"/>
        <text:p text:style-name="P4">on the domestic side of the business, and we had very little interaction. </text:p>
        <text:p text:style-name="P3"/>
        <text:p text:style-name="P4">I joined Worlds of Wonder as the executive vice president of marketing </text:p>
        <text:p text:style-name="P4">and then eventually the managing director of international. You know, we </text:p>
        <text:p text:style-name="P4">started the company up literally around Don’s swimming pool. </text:p>
        <text:p text:style-name="P3"/>
        <text:p text:style-name="P4">* At one point in the game, players could even walk through a brick wall to enter a </text:p>
        <text:p text:style-name="P4">seemingly endless underwater world. </text:p>
        <text:p text:style-name="P3"/>
        <text:p text:style-name="P3"/>
        <text:p text:style-name="P3"/>
        <text:p text:style-name="P3"/>
        <text:p text:style-name="P4">The Seeds of Competition £01 </text:p>
        <text:p text:style-name="P3"/>
        <text:p text:style-name="P3"/>
        <text:p text:style-name="P4">There were some guys from Disney who did the talking presidents. They </text:p>
        <text:p text:style-name="P4">wanted to do this talking teddy bear. Well, he was not nearly the incarnation </text:p>
        <text:p text:style-name="P4">that we finally brought out. When I first saw him, I called him Biafra bear </text:p>
        <text:p text:style-name="P4">because he was like this little skinny bear that looked like he needed fatten¬ </text:p>
        <text:p text:style-name="P4">ing up. He looked like he was a refugee from Biafra or someplace. </text:p>
        <text:p text:style-name="P3"/>
        <text:p text:style-name="P5">—<text:span text:style-name="T13">Steven Race, former director of international marketing, </text:span></text:p>
        <text:p text:style-name="P3"/>
        <text:p text:style-name="P4">Worlds of Wonder </text:p>
        <text:p text:style-name="P3"/>
        <text:p text:style-name="P4">Building off the original animatronic technology, Kingsborough and com¬ </text:p>
        <text:p text:style-name="P4">pany designed a plush teddy bear with a tape recorder built into its back. </text:p>
        <text:p text:style-name="P4">Children could place tapes in the recorder, and the bear’s mouth would move </text:p>
        <text:p text:style-name="P4">as it appeared to tell stories and talk. The bear was named Teddy Ruxpin. </text:p>
        <text:p text:style-name="P3"/>
        <text:p text:style-name="P4">Once they had their product, the founders of Worlds of Wonder next set </text:p>
        <text:p text:style-name="P4">out to build a sales force. They could have tried to hire salespeople from within </text:p>
        <text:p text:style-name="P4">the toy industry but instead decided to go with people they knew who would </text:p>
        <text:p text:style-name="P4">be aggressive. They hired ex-Atari sales representatives. </text:p>
        <text:p text:style-name="P3"/>
        <text:p text:style-name="P4">We hired most of the old Atari reps to represent us because we knew that if we </text:p>
        <text:p text:style-name="P4">hired the toy reps, we’d have to go through channels. These guys ran Atari. </text:p>
        <text:p text:style-name="P3"/>
        <text:p text:style-name="P4">When it came to selling Teddy Ruxpin, they went right over everyone’s </text:p>
        <text:p text:style-name="P4">head and got right in to see the senior people. All the key retailers we showed </text:p>
        <text:p text:style-name="P4">Teddy Ruxpin to, to the man with one exception, all just melted and said, </text:p>
        <text:p text:style-name="P3"/>
        <text:p text:style-name="P4">"Holy shit, this is it! This is it. This is the product this year.” </text:p>
        <text:p text:style-name="P3"/>
        <text:p text:style-name="P5">—<text:span text:style-name="T13">Jim Whims, former executive vice president, Worlds of Wonder </text:span></text:p>
        <text:p text:style-name="P3"/>
        <text:p text:style-name="P4">Teddy Ruxpin was the toy sensation of the 1985 holiday season. Stores could </text:p>
        <text:p text:style-name="P4">not keep it in stock; public demand was too great. The following year, Worlds of </text:p>
        <text:p text:style-name="P4">Wonder came out with another major hit, Laser Tag. With these two products, </text:p>
        <text:p text:style-name="P4">the company became a major player in the toy industry and an attractive part¬ </text:p>
        <text:p text:style-name="P4">ner to Minoru Arakawa, who wanted a marketing partner to distribute the NES. </text:p>
        <text:p text:style-name="P3"/>
        <text:p text:style-name="P4">They approached us in 1986. They approached us. Kingsborough and Arakawa </text:p>
        <text:p text:style-name="P4">got together with Howard [Lincoln] and the senior management team and </text:p>
        <text:p text:style-name="P4">[they] said, "Listen, Whims and Bradley come from the video game business. </text:p>
        <text:p text:style-name="P3"/>
        <text:p text:style-name="P3"/>
        <text:p text:style-name="P3"/>
        <text:p text:style-name="P4">J 02 The Seeds of Competition </text:p>
        <text:p text:style-name="P3"/>
        <text:p text:style-name="P3"/>
        <text:p text:style-name="P4">You obviously have a strong relationship with the retailers, both with Teddy </text:p>
        <text:p text:style-name="P4">Ruxpin and Laser Tag." </text:p>
        <text:p text:style-name="P3"/>
        <text:p text:style-name="P4">The rumor was that Toys "R” Us gave us a $100,000,000 order at Toy Fair </text:p>
        <text:p text:style-name="P4">that year.... Actually, they did; it wasn’t a rumor. With that type of clout, </text:p>
        <text:p text:style-name="P4">we were able to work closely with the buying community to ensure that </text:p>
        <text:p text:style-name="P4">Nintendo didn’t get put on the back burner and that, in fact, it was a priority </text:p>
        <text:p text:style-name="P4">for the buying community. </text:p>
        <text:p text:style-name="P3"/>
        <text:p text:style-name="P5">—<text:span text:style-name="T13">Jim Whims </text:span></text:p>
        <text:p text:style-name="P3"/>
        <text:p text:style-name="P4">The offer Arakawa made to Kingsborough bore no resemblance to the one </text:p>
        <text:p text:style-name="P4">he had made to Atari. The Atari offer involved licensing—Nintendo would </text:p>
        <text:p text:style-name="P4">allow Atari to manufacture the NES and sell it as an Atari product. Arakawa </text:p>
        <text:p text:style-name="P4">wanted Worlds of Wonder as distributor. He simply wanted Worlds of Wonder </text:p>
        <text:p text:style-name="P4">representatives to market the NES, along with Teddy Ruxpin and Laser Tag. </text:p>
        <text:p text:style-name="P4">He hoped that being associated with the two hottest toys on the market would </text:p>
        <text:p text:style-name="P4">open doors to stores such as Sears, and he was willing to pay a fee for the help. </text:p>
        <text:p text:style-name="P3"/>
        <text:p text:style-name="P4">As former Atari employees, Kingsborough and many of his executives were </text:p>
        <text:p text:style-name="P4">very familiar with the NES. They had seen it launched as the Famicom in </text:p>
        <text:p text:style-name="P4">Japan, and most of them agreed that it was much more powerful than prior </text:p>
        <text:p text:style-name="P4">console systems. With this in mind, Kingsborough accepted the offer. </text:p>
        <text:p text:style-name="P3"/>
        <text:p text:style-name="P4">I will always remember the first sales meeting we had where we introduced </text:p>
        <text:p text:style-name="P4">the Nintendo 8-bit to the sales force. Arakawa came down, and we had the </text:p>
        <text:p text:style-name="P4">Nintendo people presenting the product, and we said, "This is a product </text:p>
        <text:p text:style-name="P4">we’re going to be supporting on a nationwide basis. ” </text:p>
        <text:p text:style-name="P3"/>
        <text:p text:style-name="P4">Everyone was sitting in the bar after dinner that night, and these guys who </text:p>
        <text:p text:style-name="P4">had been Atari’s three biggest reps grabbed me and said, "Can we talk to you?" </text:p>
        <text:p text:style-name="P3"/>
        <text:p text:style-name="P4">They pulled me aside and said, "We want to let you know that we think </text:p>
        <text:p text:style-name="P4">you’re making an enormous strategic mistake by getting involved in the </text:p>
        <text:p text:style-name="P4">video game business again.” Now these are three Atari reps who made mil¬ </text:p>
        <text:p text:style-name="P4">lions of dollars in the video game business already. They said, "Listen. WOW </text:p>
        <text:p text:style-name="P4">is the hottest company in the world right now. You’ve got the hottest toy </text:p>
        <text:p text:style-name="P4">company in the world right now. The video game business is a black smear </text:p>
        <text:p text:style-name="P4">and it’s just gonna drag you down into the abyss.” </text:p>
        <text:p text:style-name="P3"/>
        <text:p text:style-name="P3"/>
        <text:p text:style-name="P3"/>
        <text:p text:style-name="P4">The Seeds of Competition JOJ </text:p>
        <text:p text:style-name="P3"/>
        <text:p text:style-name="P3"/>
        <text:p text:style-name="P4">And I’ll always remember that discussion. </text:p>
        <text:p text:style-name="P3"/>
        <text:p text:style-name="P4">The obvious answer was, "Well, listen, I’m glad you feel that way, but I </text:p>
        <text:p text:style-name="P4">have to tell you, if you want to sell Teddy Ruxpin and you want to sell Laser </text:p>
        <text:p text:style-name="P4">Tag, you’re gonna sell Nintendo as well. And if you feel that strongly about </text:p>
        <text:p text:style-name="P4">it, then you ought to just resign the line now.” </text:p>
        <text:p text:style-name="P3"/>
        <text:p text:style-name="P5">—<text:span text:style-name="T13">Jim Whims </text:span></text:p>
        <text:p text:style-name="P3"/>
        <text:p text:style-name="P4">As Arakawa expected, the association brought new clout to Nintendo. Worlds </text:p>
        <text:p text:style-name="P4">of Wonder representatives had access to all of the top buyers. Suddenly, demon¬ </text:p>
        <text:p text:style-name="P4">strations of Teddy Ruxpin and Laser Tag expanded to include the NES as well. </text:p>
        <text:p text:style-name="P4">By that time, however, a new competitor had arrived on the scene. </text:p>
        <text:p text:style-name="P3"/>
        <text:p text:style-name="P4">An Old Competitor </text:p>
        <text:p text:style-name="P3"/>
        <text:p text:style-name="P4">Yes, the Master System was a better piece of hardware than the NES. Remem¬ </text:p>
        <text:p text:style-name="P4">ber, they had two extra years to develop it. </text:p>
        <text:p text:style-name="P3"/>
        <text:p text:style-name="P5">—<text:span text:style-name="T13">Peter Main, vice president of marketing, Nintendo of America </text:span></text:p>
        <text:p text:style-name="P3"/>
        <text:p text:style-name="P4">The NES was not the only Japanese game console introduced in the United States </text:p>
        <text:p text:style-name="P4">at that time. In October 1986, Sega introduced a console called the Master Sys¬ </text:p>
        <text:p text:style-name="P4">tem that featured the Zilog Z-80 processing chip and 128K (“K” in this case stands </text:p>
        <text:p text:style-name="P4">for kilobits which are one-eighth the size of the kilobytes normally referred to </text:p>
        <text:p text:style-name="P4">as “K”.) nearly twice the memory of the NES. The Master System’s additional </text:p>
        <text:p text:style-name="P4">memory and microprocessor made it more powerful than the NES. </text:p>
        <text:p text:style-name="P3"/>
        <text:p text:style-name="P4">Though it was a more powerful unit, Sega’s Master System, marketed as </text:p>
        <text:p text:style-name="P4">the Mark III in Japan, had not fared well in that country, where Nintendo </text:p>
        <text:p text:style-name="P4">controlled more than 90 percent of the market. </text:p>
        <text:p text:style-name="P3"/>
        <text:p text:style-name="P4">Unfortunately, it was probably launched about a year and a half to two and </text:p>
        <text:p text:style-name="P4">a half years, maybe two years after Nintendo. By that time, it was a Nintendo </text:p>
        <text:p text:style-name="P4">culture in Japan, and it was very, very difficult to launch a similar technol¬ </text:p>
        <text:p text:style-name="P4">ogy in Japan. </text:p>
        <text:p text:style-name="P3"/>
        <text:p text:style-name="P3"/>
        <text:p text:style-name="P5">—<text:span text:style-name="T13">David Rosen, chairman, Sega Enterprises, Ltd. </text:span></text:p>
        <text:p text:style-name="P3"/>
        <text:p text:style-name="P3"/>
        <text:p text:style-name="P3"/>
        <text:p text:style-name="P4">304 The Seeds of Competition </text:p>
        <text:p text:style-name="P3"/>
        <text:p text:style-name="P3"/>
        <text:p text:style-name="P4">The controllers that came with the Master System appeared to be patterned </text:p>
        <text:p text:style-name="P4">after NES controllers—rectangular, with a directional pad rather than a joy¬ </text:p>
        <text:p text:style-name="P4">stick. In what appears to have been a small concession to the previous </text:p>
        <text:p text:style-name="P4">generation of game systems, Sega also manufactured tiny joysticks that could </text:p>
        <text:p text:style-name="P4">be screwed into the center of the directional pads. </text:p>
        <text:p text:style-name="P3"/>
        <text:p text:style-name="P4">Sega planned to market two forms of game media for the Master System. </text:p>
        <text:p text:style-name="P4">The first was standard cartridges. The other was a plastic card that looked like </text:p>
        <text:p text:style-name="P4">a credit card with little metal connections on one end. The cards could not </text:p>
        <text:p text:style-name="P4">store as much data as cartridges, but they sold for less. In the end, however, </text:p>
        <text:p text:style-name="P4">Sega published very few games on cards. </text:p>
        <text:p text:style-name="P3"/>
        <text:p text:style-name="P4">Like Nintendo, Sega was a company with a strong arcade presence. Sega’s </text:p>
        <text:p text:style-name="P4">long line of hits included early favorites such as Astro Blaster, Monster Bash, and </text:p>
        <text:p text:style-name="P4">Turbo, as well as classics such as Pengo. Sega distributed Frogger in the United </text:p>
        <text:p text:style-name="P4">States, though the game was created by Konami. One difference between the </text:p>
        <text:p text:style-name="P4">two companies is that while Nintendo slowly pulled away from its coin- </text:p>
        <text:p text:style-name="P4">operated games business, Sega remained very committed to making arcade </text:p>
        <text:p text:style-name="P4">games. Within the next few years, Nintendo focused all of its development </text:p>
        <text:p text:style-name="P4">efforts into making cartridges for the NES. Sega, on the other hand, had never </text:p>
        <text:p text:style-name="P4">launched a consumer product in the United States. Instead, it had licensed </text:p>
        <text:p text:style-name="P4">games to companies such as Coleco, while continuing to create games for </text:p>
        <text:p text:style-name="P4">arcades that could then be translated into home games. </text:p>
        <text:p text:style-name="P3"/>
        <text:p text:style-name="P4">To attract consumers, Sega packed a home version of Hang On, the num¬ </text:p>
        <text:p text:style-name="P4">ber-one game in arcades, with the Master System. Hang On was a motorcycle </text:p>
        <text:p text:style-name="P4">racing game that did not translate well to the constraints of a home system. </text:p>
        <text:p text:style-name="P4">The arcade game had handlebars for controllers. A deluxe version even had a </text:p>
        <text:p text:style-name="P4">model of a motorcycle upon which people sat as they played. The home ver¬ </text:p>
        <text:p text:style-name="P4">sion seemed slow and plain in comparison. </text:p>
        <text:p text:style-name="P3"/>
        <text:p text:style-name="P4">The Battle </text:p>
        <text:p text:style-name="P3"/>
        <text:p text:style-name="P3"/>
        <text:p text:style-name="P4">Now you are playing with power! </text:p>
        <text:p text:style-name="P3"/>
        <text:p text:style-name="P3"/>
        <text:p text:style-name="P5">—<text:span text:style-name="T13">Nintendo’s advertising slogan </text:span></text:p>
        <text:p text:style-name="P3"/>
        <text:p text:style-name="P3"/>
        <text:p text:style-name="P4">Now there are no limits! </text:p>
        <text:p text:style-name="P3"/>
        <text:p text:style-name="P3"/>
        <text:p text:style-name="P5">—<text:span text:style-name="T13">Sega’s advertising slogan </text:span></text:p>
        <text:p text:style-name="P3"/>
        <text:p text:style-name="P3"/>
        <text:p text:style-name="P3"/>
        <text:p text:style-name="P4">The Seeds of Competition 305 </text:p>
        <text:p text:style-name="P3"/>
        <text:p text:style-name="P3"/>
        <text:p text:style-name="P4">The marketing arm behind Sega’s American release was considerably smaller </text:p>
        <text:p text:style-name="P4">than Nintendo’s. Formed in April 1986, Sega’s consumer products division </text:p>
        <text:p text:style-name="P4">consisted of two men, Bruce Lowry and Bob Harris, working with a couple of </text:p>
        <text:p text:style-name="P4">administrators out of a small room in the back of the company’s coin-operated </text:p>
        <text:p text:style-name="P4">games offices. </text:p>
        <text:p text:style-name="P3"/>
        <text:p text:style-name="P4">Lowry and Harris arranged for advertising and set up demonstrations for </text:p>
        <text:p text:style-name="P4">retailers. Harris, who had come from the J. Walter Thompson advertising </text:p>
        <text:p text:style-name="P4">agency, helped create the packaging for the Master System. Within two months </text:p>
        <text:p text:style-name="P4">of joining Sega, Harris and Lowry had to set up and man an 1,800-square-foot </text:p>
        <text:p text:style-name="P4">booth at the Summer CES in Chicago. Some show attendees had never heard </text:p>
        <text:p text:style-name="P4">of Sega, and a few mistook the company for Saga Foods, commenting that it </text:p>
        <text:p text:style-name="P4">was strange that a food distributor would enter the video game business. </text:p>
        <text:p text:style-name="P3"/>
        <text:p text:style-name="P4">Although the Master System was not as widely distributed as the NES, it </text:p>
        <text:p text:style-name="P4">could be found in most major cities across the country in time for the holi¬ </text:p>
        <text:p text:style-name="P4">days. Many electronics stores displayed the NES, the Master System, and the </text:p>
        <text:p text:style-name="P4">recently re-launched Atari 7800 side by side. Of the three game consoles, the </text:p>
        <text:p text:style-name="P4">Atari 7800 was the least expensive. Since it played both 2600 and 7800 games, it </text:p>
        <text:p text:style-name="P4">also had the largest library. The problem was that all of the games for the 7800 </text:p>
        <text:p text:style-name="P4">looked obsolete when compared to the top games for the two newer systems, </text:p>
        <text:p text:style-name="P4">and the 7800 eventually disappeared from store shelves. </text:p>
        <text:p text:style-name="P3"/>
        <text:p text:style-name="P4">The Master System was the most expensive of the trio, selling for about $10 </text:p>
        <text:p text:style-name="P4">more than a similarly equipped NES. The NES Control Deck, which included </text:p>
        <text:p text:style-name="P4">the console, two controllers, and a Super Mario Bros, cartridge, sold for $129.95; </text:p>
        <text:p text:style-name="P4">the basic Master System package sold for $139. The Nintendo Action Set, which </text:p>
        <text:p text:style-name="P4">included everything in the Control Deck packaging plus the “Zapper” light </text:p>
        <text:p text:style-name="P4">gun and the game Duck Hunt, sold for $149, as did the Master System and gun </text:p>
        <text:p text:style-name="P4">set, which included the “Light Phaser” and the game Safari Hunt. </text:p>
        <text:p text:style-name="P3"/>
        <text:p text:style-name="P4">Nintendo had several advantages right from the start. The marketing clout </text:p>
        <text:p text:style-name="P4">Nintendo received from its association with Worlds of Wonder opened doors </text:p>
        <text:p text:style-name="P4">to retailers, w'hich remained closed to Sega. Anyone who wanted to sell Teddy </text:p>
        <text:p text:style-name="P4">Ruxpin and Laser Tag, including Sears and Toys “R” Us, was going to hear </text:p>
        <text:p text:style-name="P4">about the Nintendo Entertainment System. </text:p>
        <text:p text:style-name="P3"/>
        <text:p text:style-name="P4">Nintendo also had a stronger identity. In 1981, the biggest year of arcades, Donkey </text:p>
        <text:p text:style-name="P4">Kongvcds second only to Pac~Man in popularity. A Donkey Kong cartoon show had </text:p>
        <text:p text:style-name="P4">aired on television, and Nintendo made succeeding games that featured Donkey </text:p>
        <text:p text:style-name="P3"/>
        <text:p text:style-name="P3"/>
        <text:p text:style-name="P3"/>
        <text:p text:style-name="P4">306 The Seeds of Competition </text:p>
        <text:p text:style-name="P3"/>
        <text:p text:style-name="P3"/>
        <text:p text:style-name="P4">Kong and Mario as heroes. Also, Nintendo arcade games all looked very similar. </text:p>
        <text:p text:style-name="P4">They had similar cabinet designs, the same style of art, and often the same themes. </text:p>
        <text:p text:style-name="P4">When Nintendo broke from its traditional Mario-style game with Punch Out in 1983, </text:p>
        <text:p text:style-name="P4">Donkey Kong could still be seen sitting in the audience. By doing this, Nintendo es¬ </text:p>
        <text:p text:style-name="P4">tablished an identity and created mascots that would remain valuable through </text:p>
        <text:p text:style-name="P4">the next decade. Though Sega broke into the U.S. arcade market before Nintendo </text:p>
        <text:p text:style-name="P4">did and had more games in its library, no theme ran throughout these games. </text:p>
        <text:p text:style-name="P4">They included everything from race cars to jet fighters. </text:p>
        <text:p text:style-name="P3"/>
        <text:p text:style-name="P4">Nintendo’s biggest advantage was its library of games, and the advantage </text:p>
        <text:p text:style-name="P4">was apparent right from the start. Super Mario Bros, was more popular in ar¬ </text:p>
        <text:p text:style-name="P4">cades than Hang On, and Nintendo did a much better job of capturing its game </text:p>
        <text:p text:style-name="P4">in the home version. People went to stores asking for the “new video game </text:p>
        <text:p text:style-name="P4">system that plays that Mario game.” Very few people ever seemed aware of </text:p>
        <text:p text:style-name="P4">the Hang On cartridge. </text:p>
        <text:p text:style-name="P3"/>
        <text:p text:style-name="P4">There were seventeen games—all Nintendo games or games that Nintendo </text:p>
        <text:p text:style-name="P4">had licensed—that we were marketing as Nintendo games. The hardware had </text:p>
        <text:p text:style-name="P4">some software, along with the robot, packed in. But there were seventeen </text:p>
        <text:p text:style-name="P4">cartridges created, including Super Mario Brothers, Baseball, Tennis, and </text:p>
        <text:p text:style-name="P4">Coif. There was a karate game, Kung Fu, and Donkey Kong Math. It was our </text:p>
        <text:p text:style-name="P4">educational series. </text:p>
        <text:p text:style-name="P3"/>
        <text:p text:style-name="P5">—<text:span text:style-name="T13">Howard Lincoln </text:span></text:p>
        <text:p text:style-name="P3"/>
        <text:p text:style-name="P4">Nintendo’s software advantage ran deeper than just the packed-in game. </text:p>
        <text:p text:style-name="P4">With Donkey Kong, Donkey Kong Junior, Golf, and Popeye, Nintendo had a substantial </text:p>
        <text:p text:style-name="P4">list of its own arcade games. Internally developed products, later referred to </text:p>
        <text:p text:style-name="P4">as “first-party” games, would eventually become a defining component in the </text:p>
        <text:p text:style-name="P4">operation of a video game company. </text:p>
        <text:p text:style-name="P3"/>
        <text:p text:style-name="P4">Hiroshi Yamauchi recognized the importance of setting up strong re] ation- </text:p>
        <text:p text:style-name="P4">ships with successful game publishers and arranged exclusive partnerships </text:p>
        <text:p text:style-name="P4">with Bandai, Capcom, Hudson, Konami, Namco, andTaito. (Although Bandai </text:p>
        <text:p text:style-name="P4">[a leading Japanese toy manufacturer], Taito [publisher of Space Invader y], and </text:p>
        <text:p text:style-name="P4">Namco [publisher of Pac-Man\ were the most respected names at the start, </text:p>
        <text:p text:style-name="P4">Capcom and Konami eventually emerged as Nintendo’s most influential part¬ </text:p>
        <text:p text:style-name="P4">ners during the 1980s.) </text:p>
        <text:p text:style-name="P3"/>
        <text:p text:style-name="P3"/>
        <text:p text:style-name="P3"/>
        <text:p text:style-name="P4">Tiie Seeds of Competition |®y </text:p>
        <text:p text:style-name="P3"/>
        <text:p text:style-name="P3"/>
        <text:p text:style-name="P4">Shortly after the NES’s national launch, Capcom released home versions </text:p>
        <text:p text:style-name="P4">of such arcade games as Trojan, Ghosts ’N Goblins, and 1942. The text in many of </text:p>
        <text:p text:style-name="P4">these games was hastily translated and often contained grammatical errors. </text:p>
        <text:p text:style-name="P3"/>
        <text:p text:style-name="P3"/>
        <text:p text:style-name="P4">I think there may have been three or four licensees in the marketplace at that </text:p>
        <text:p text:style-name="P4">point, but no more than that. We were the seventh licensee that Nintendo </text:p>
        <text:p text:style-name="P4">had in the U.S. and the first U.S. company that Nintendo did business with. </text:p>
        <text:p text:style-name="P3"/>
        <text:p text:style-name="P5">—<text:span text:style-name="T13">Greg Fischbach </text:span></text:p>
        <text:p text:style-name="P3"/>
        <text:p text:style-name="P4">Although several top Japanese game companies signed licensing agreements </text:p>
        <text:p text:style-name="P4">with Nintendo, the American companies showed little interest. Game pub¬ </text:p>
        <text:p text:style-name="P4">lishers such as Sierra On-Line, Broderbund, and Electronic Arts were more </text:p>
        <text:p text:style-name="P4">interested in making games for computers than for consoles, and toy compa¬ </text:p>
        <text:p text:style-name="P4">nies like Milton Bradley and Mattel had left the industry entirely. </text:p>
        <text:p text:style-name="P3"/>
        <text:p text:style-name="P4">And the entertainment companies like 20th Century, Paramount, and some </text:p>
        <text:p text:style-name="P4">of the other companies that had been involved in the video game business </text:p>
        <text:p text:style-name="P4">in 1982, 1983, and 1984 had been burned badly and therefore weren’t too </text:p>
        <text:p text:style-name="P4">interested in coming back into the business again. So they wanted to shy </text:p>
        <text:p text:style-name="P4">away from it. </text:p>
        <text:p text:style-name="P3"/>
        <text:p text:style-name="P5">—<text:span text:style-name="T13">Greg Fischbach </text:span></text:p>
        <text:p text:style-name="P3"/>
        <text:p text:style-name="P4">We spent a lot of time in the spring of 1986 trying to convince American </text:p>
        <text:p text:style-name="P4">software publishers, Electronic Arts, Broderbund, and Activision as an ex¬ </text:p>
        <text:p text:style-name="P4">ample, [to make games for the NES]. We were trying to say, "Hey, we got this </text:p>
        <text:p text:style-name="P4">great licensing program, and we want you to be part of it. This is the deal. ” </text:p>
        <text:p text:style-name="P3"/>
        <text:p text:style-name="P4">And none of them took it. </text:p>
        <text:p text:style-name="P3"/>
        <text:p text:style-name="P4">We ended up with four companies, all of whom were actually subsidiaries </text:p>
        <text:p text:style-name="P4">of Japanese companies. They were all coin-op companies—Data East, Konami, </text:p>
        <text:p text:style-name="P4">Capcom, and Bandai—and all of them were licensees of Nintendo Company </text:p>
        <text:p text:style-name="P4">Ltd. in Japan. </text:p>
        <text:p text:style-name="P3"/>
        <text:p text:style-name="P3"/>
        <text:p text:style-name="P5">•<text:span text:style-name="T13">Howard Lincoln </text:span></text:p>
        <text:p text:style-name="P3"/>
        <text:p text:style-name="P3"/>
        <text:p text:style-name="P3"/>
        <text:p text:style-name="P4">308 The Seeds of Competition </text:p>
        <text:p text:style-name="P3"/>
        <text:p text:style-name="P3"/>
        <text:p text:style-name="P4">One interesting twist from the early days of Nintendo occurred when Lin¬ </text:p>
        <text:p text:style-name="P4">coln and Arakawa visited Activision. They demonstrated the NES and discussed </text:p>
        <text:p text:style-name="P4">their business model and how they planned to avoid the traps that destroyed </text:p>
        <text:p text:style-name="P4">Atari. One of the executives at the meeting was Greg Fischbach, vice presi¬ </text:p>
        <text:p text:style-name="P4">dent of Activision’s international group. Fischbach approached Arakawa after </text:p>
        <text:p text:style-name="P4">the meeting, and the two men discussed Nintendo’s licensing deal. Not long </text:p>
        <text:p text:style-name="P4">after the meeting, Arakawa received a call letting him know that Activision </text:p>
        <text:p text:style-name="P4">was not interested in making games for the NES. </text:p>
        <text:p text:style-name="P3"/>
        <text:p text:style-name="P4">Greg Fischbach was president of the international department, and he attended </text:p>
        <text:p text:style-name="P4">the meeting. Then after the meeting we tried to sell Fischbach on why we wanted </text:p>
        <text:p text:style-name="P4">them to become a licensee. Later we found out that Greg Fischbach reported to </text:p>
        <text:p text:style-name="P4">the president of the company or chairman that he shouldn’t do it. </text:p>
        <text:p text:style-name="P3"/>
        <text:p text:style-name="P5">—<text:span text:style-name="T13">Minoru Arakawa </text:span></text:p>
        <text:p text:style-name="P3"/>
        <text:p text:style-name="P4">One reason companies would not sign licensing agreements with Nintendo </text:p>
        <text:p text:style-name="P4">was that the terms of the agreement seemed entirely one-sided. Yamauchi </text:p>
        <text:p text:style-name="P4">had analyzed Atari’s downfall and decided that Atari had allowed it to hap¬ </text:p>
        <text:p text:style-name="P4">pen by letting the market flood with mediocre games. To prevent this from </text:p>
        <text:p text:style-name="P4">happening to Nintendo, Yamauchi implemented strict controls. Atari was </text:p>
        <text:p text:style-name="P4">caught off guard when companies like Activision and Imagic began making </text:p>
        <text:p text:style-name="P4">games for the 2600. To prevent this from happening to his system, Yamauchi </text:p>
        <text:p text:style-name="P4">protected it with a security chip that locked out unauthorized cartridges. This </text:p>
        <text:p text:style-name="P4">meant that the only way to make games for the NES was to allow Nintendo to </text:p>
        <text:p text:style-name="P4">manufacture them, and Nintendo maintained final authority in deciding </text:p>
        <text:p text:style-name="P4">which games would be manufactured and in what quantities. </text:p>
        <text:p text:style-name="P3"/>
        <text:p text:style-name="P4">Most U.S. businesses weren’t too interested in Nintendo’s trading charges, which </text:p>
        <text:p text:style-name="P4">required that you purchase all of your inventory requirements from Nintendo, </text:p>
        <text:p text:style-name="P4">that you purchase them in Japan, and that you purchase them for a fixed price. </text:p>
        <text:p text:style-name="P3"/>
        <text:p text:style-name="P4">In essence, Nintendo really controlled how much inventory was put into the </text:p>
        <text:p text:style-name="P4">marketplace. [The company] also made you open up a letter of credit guaran¬ </text:p>
        <text:p text:style-name="P4">teeing payment for the goods at the time that you made the order. </text:p>
        <text:p text:style-name="P3"/>
        <text:p text:style-name="P3"/>
        <text:p text:style-name="P3"/>
        <text:p text:style-name="P4">The Seeds of Competition 309 </text:p>
        <text:p text:style-name="P3"/>
        <text:p text:style-name="P3"/>
        <text:p text:style-name="P4">If you came out of the toy business, like Hasbro and Mattel, that really </text:p>
        <text:p text:style-name="P4">wasn’t the way you did business... especially if you were the size of Hasbro </text:p>
        <text:p text:style-name="P4">or Mattel. </text:p>
        <text:p text:style-name="P3"/>
        <text:p text:style-name="P5">—<text:span text:style-name="T13">Creg Fischbach </text:span></text:p>
        <text:p text:style-name="P3"/>
        <text:p text:style-name="P4">At the same time that he courted established companies, Arakawa was not </text:p>
        <text:p text:style-name="P4">entirely cooperative with the lesser-known companies that approached him. </text:p>
        <text:p text:style-name="P4">When approached by small design houses, he sometimes authorized compa¬ </text:p>
        <text:p text:style-name="P4">nies to make games for the NES without giving them the design specifications </text:p>
        <text:p text:style-name="P4">they needed to understand the system. </text:p>
        <text:p text:style-name="P3"/>
        <text:p text:style-name="P4">The first American company to sign a licensing agreement with Nintendo </text:p>
        <text:p text:style-name="P4">was Acclaim Entertainment. The agreement was signed in 1988. Amazingly, </text:p>
        <text:p text:style-name="P4">Acclaim got the agreement before it ever published a game. </text:p>
        <text:p text:style-name="P3"/>
        <text:p text:style-name="P4">Three ex-Activision executives—Jim Scoroposki, Rob Holmes, and Greg </text:p>
        <text:p text:style-name="P4">Fischbach—founded Acclaim. Fischbach, the vice president who wrote the </text:p>
        <text:p text:style-name="P4">memo cautioning against involvement with Nintendo, left the company in </text:p>
        <text:p text:style-name="P4">1986 and moved to New York to take a job with RCA Records as president of </text:p>
        <text:p text:style-name="P4">RCA International. When the company was bought out seven months later, </text:p>
        <text:p text:style-name="P4">Fischbach lost his job. </text:p>
        <text:p text:style-name="P3"/>
        <text:p text:style-name="P4">During his tenure with RCA, Fischbach kept in touch with Holmes and </text:p>
        <text:p text:style-name="P4">Scoroposki and met with Scoroposki socially. One day over lunch, Scoroposki </text:p>
        <text:p text:style-name="P4">mentioned Nintendo. He had visited the Nintendo booth while attending the </text:p>
        <text:p text:style-name="P4">Winter CES in Las Vegas, and had come to the conclusion that the company </text:p>
        <text:p text:style-name="P4">really might restart the video game business. He believed that Nintendo might </text:p>
        <text:p text:style-name="P4">sell two or three million NES decks and that retailers would be clamoring for </text:p>
        <text:p text:style-name="P4">software. They could meet that need by starting a company that would im¬ </text:p>
        <text:p text:style-name="P4">port popular titles from Japan. </text:p>
        <text:p text:style-name="P3"/>
        <text:p text:style-name="P4">I got on the phone that next week and called Arakawa. He wasn’t available. </text:p>
        <text:p text:style-name="P3"/>
        <text:p text:style-name="P4">Then Howard [Lincoln] called me back, and I told him what I wanted to do. I </text:p>
        <text:p text:style-name="P4">said that we didn’t have a name for this company, but I was interested in </text:p>
        <text:p text:style-name="P4">setting up a company and we were interested in becoming a licensee. </text:p>
        <text:p text:style-name="P3"/>
        <text:p text:style-name="P5">—<text:span text:style-name="T13">Creg Fischbach </text:span></text:p>
        <text:p text:style-name="P3"/>
        <text:p text:style-name="P3"/>
        <text:p text:style-name="P3"/>
        <text:p text:style-name="P4">31© The Seeds of Competition </text:p>
        <text:p text:style-name="P3"/>
        <text:p text:style-name="P3"/>
        <text:p text:style-name="P4">Arakawa had not taken Fischbach’s telephone calls because he was attend¬ </text:p>
        <text:p text:style-name="P4">ing the annual Toy Fair trade show in New York. Lincoln arranged a meeting </text:p>
        <text:p text:style-name="P4">with Fischbach in Arakawa’s hotel room. After a long discussion, Arakawa </text:p>
        <text:p text:style-name="P4">agreed to extend a license to Fischbach’s still-unnamed company, and Lin¬ </text:p>
        <text:p text:style-name="P4">coln faxed the agreement the following day. Once he obtained the license, </text:p>
        <text:p text:style-name="P4">Fischbach flew to Japan to find some games. </text:p>
        <text:p text:style-name="P3"/>
        <text:p text:style-name="P4">As president of Activision’s international group, Fischbach had visited Ja¬ </text:p>
        <text:p text:style-name="P4">pan several times and had several contacts in Tokyo. He began his search in </text:p>
        <text:p text:style-name="P4">Akihabara, Tokyo’s electronics district. </text:p>
        <text:p text:style-name="P3"/>
        <text:p text:style-name="P4">The Akihabara is like 42nd Street in Manhattan—big, wide boulevards, about </text:p>
        <text:p text:style-name="P4">six lanes across and with buildings on either side that are anywhere between </text:p>
        <text:p text:style-name="P4">eight and fourteen stories high that are just chock full of any kind of electronic </text:p>
        <text:p text:style-name="P4">gizmo or gadget that you could ever think of, from capacitors all the way up to </text:p>
        <text:p text:style-name="P4">television sets and washing machines and refrigerators. It’s kind of like this </text:p>
        <text:p text:style-name="P4">hub of electronic hardware and software, and it’s about three or four blocks </text:p>
        <text:p text:style-name="P4">long with big, wide sidewalks and streets that are just littered with people. </text:p>
        <text:p text:style-name="P3"/>
        <text:p text:style-name="P5">—<text:span text:style-name="T13">Greg Fischbach </text:span></text:p>
        <text:p text:style-name="P3"/>
        <text:p text:style-name="P4">Fischbach went to Japan in March 1987 and returned with three games. In </text:p>
        <text:p text:style-name="P4">June, even before the games were ready for market, Fischbach, Scoroposki, and </text:p>
        <text:p text:style-name="P4">Holmes decided to make a big splash as they announced their new company at </text:p>
        <text:p text:style-name="P4">the Summer CES. They rented a huge booth at the show that they decorated </text:p>
        <text:p text:style-name="P4">with an enormous sign bearing their company’s new name— acclaim. They </text:p>
        <text:p text:style-name="P4">wanted to convince passing retailers that Acclaim would be a major force in the </text:p>
        <text:p text:style-name="P4">video game industry. The image Fischbach tried to create proved prophetic. </text:p>
        <text:p text:style-name="P3"/>
        <text:p text:style-name="P4">Scoroposki’s belief that licensing with Nintendo would be a lucrative move </text:p>
        <text:p text:style-name="P4">also proved true. Acclaim Entertainment released its first game in August </text:p>
        <text:p text:style-name="P4">1987—a space combat game called Star Voyager that Fischbach jokingly referred </text:p>
        <text:p text:style-name="P4">to as “the game that never ends.” Nintendo required licensees to make a mini¬ </text:p>
        <text:p text:style-name="P4">mum order of 1,000 cartridges; Acclaim ended up selling more than 100,000 </text:p>
        <text:p text:style-name="P4">copies of Star Voyager. Acclaim exceeded 200,000 in sales of its next game, 3D </text:p>
        <text:p text:style-name="P4">World Runner, and more than one million copies of Tiger Heli —a game that Taito </text:p>
        <text:p text:style-name="P4">released in Japan but decided against releasing in the United States. </text:p>
        <text:p text:style-name="P3"/>
        <text:p text:style-name="P3"/>
        <text:p text:style-name="P3"/>
        <text:p text:style-name="P4">The Seeds of Competition J! </text:p>
        <text:p text:style-name="P3"/>
        <text:p text:style-name="P3"/>
        <text:p text:style-name="P4">Over the years, Acclaim became one of Nintendo’s most influential part¬ </text:p>
        <text:p text:style-name="P4">ners, and Fischbach never told Arakawa or Lincoln about the memo he had </text:p>
        <text:p text:style-name="P4">written after their visit to Activision. In 1989, however, the memo surfaced </text:p>
        <text:p text:style-name="P4">during a court battle between Atari Games (the coin-operated games division </text:p>
        <text:p text:style-name="P4">that Warner Communications did not sell to the Tramiels) and Nintendo. </text:p>
        <text:p text:style-name="P3"/>
        <text:p text:style-name="P4">In one of those litigation deals with Atari games, our attorneys discovered </text:p>
        <text:p text:style-name="P4">this document. It was a memorandum from Greg to the president of Activision, </text:p>
        <text:p text:style-name="P4">basically saying, "I’ve met with Arakawa and Lincoln and I don’t think that it </text:p>
        <text:p text:style-name="P4">makes any sense to get into this business.” </text:p>
        <text:p text:style-name="P3"/>
        <text:p text:style-name="P4">We had a lot of fun reminding Greg about that. </text:p>
        <text:p text:style-name="P3"/>
        <text:p text:style-name="P5">—<text:span text:style-name="T13">Howard Lincoln </text:span></text:p>
        <text:p text:style-name="P3"/>
        <text:p text:style-name="P3"/>
        <text:p text:style-name="P4">Partnership Lost </text:p>
        <text:p text:style-name="P3"/>
        <text:p text:style-name="P3"/>
        <text:p text:style-name="P4">And eventually, the tail ended up wagging the dog, as Nintendo grew and </text:p>
        <text:p text:style-name="P4">that business flourished. And our toy business, you know, went away. </text:p>
        <text:p text:style-name="P3"/>
        <text:p text:style-name="P5">—<text:span text:style-name="T13">Jim Whims </text:span></text:p>
        <text:p text:style-name="P3"/>
        <text:p text:style-name="P4">Despite their hesitation to represent Nintendo, Worlds of Wonder salespeople </text:p>
        <text:p text:style-name="P4">soon discovered that the NES was their hottest product. The demand for Teddy </text:p>
        <text:p text:style-name="P4">Ruxpin in 1986 was at an all-time high; but by 1987, neither Teddy Ruxpin nor </text:p>
        <text:p text:style-name="P4">Laser Tag did very well. Nintendo, on the other hand, continued gaining mo¬ </text:p>
        <text:p text:style-name="P4">mentum. Americans purchased 3 million NES consoles in 1986. Sales more </text:p>
        <text:p text:style-name="P4">than doubled the following year. This translated into huge commissions for </text:p>
        <text:p text:style-name="P4">toy representatives from Worlds of Wonder, but it also caused Nintendo to </text:p>
        <text:p text:style-name="P4">reconsider the relationship. </text:p>
        <text:p text:style-name="P3"/>
        <text:p text:style-name="P4">Several reps wound up making over a million dollars a year in commissions. They </text:p>
        <text:p text:style-name="P4">[Nintendo] finally capped people like Mike Needleman and,... oh, who was the </text:p>
        <text:p text:style-name="P4">guy in Boston? Richard Tuckley. They capped them to a million dollars apiece. </text:p>
        <text:p text:style-name="P3"/>
        <text:p text:style-name="P4">It was an easy deal. You just said, "Here’s your lucky day. I’ve got an </text:p>
        <text:p text:style-name="P4">extra 50,000 pieces of NES.” Easy sell. </text:p>
        <text:p text:style-name="P3"/>
        <text:p text:style-name="P3"/>
        <text:p text:style-name="P5">—<text:span text:style-name="T13">Steve Race </text:span></text:p>
        <text:p text:style-name="P3"/>
        <text:p text:style-name="P3"/>
        <text:p text:style-name="P3"/>
        <text:p text:style-name="P4">Disaster struck Worlds of Wonder as the 1987 Christmas season approached. </text:p>
        <text:p text:style-name="P4">Mistakenly confident in the continued popularity of Teddy Ruxpin, Worlds </text:p>
        <text:p text:style-name="P4">of Wonder management grossly overestimated its inventory needs. The com¬ </text:p>
        <text:p text:style-name="P4">pany ended up with so many extra copies of the expensive robotic bear that it </text:p>
        <text:p text:style-name="P4">faced bankruptcy. </text:p>
        <text:p text:style-name="P3"/>
        <text:p text:style-name="P4">In October, Minoru Arakawa contacted Worlds of Wonder to break off the </text:p>
        <text:p text:style-name="P4">partnership. Nintendo now had so much clout that it no longer needed a </text:p>
        <text:p text:style-name="P4">distribution partner. By coincidence, Arakawa contacted Don Kingsborough </text:p>
        <text:p text:style-name="P4">about discontinuing the Worlds of Wonder relationship around the time that </text:p>
        <text:p text:style-name="P4">Kingsborough was preparing to lay off his sales force. Arakawa decided to hire </text:p>
        <text:p text:style-name="P4">them instead. Ironically, Worlds of Wonder connected Nintendo with the ex¬ </text:p>
        <text:p text:style-name="P4">act sales force it had once tried to enlist through Atari. </text:p>
        <text:p text:style-name="P3"/>
        <text:p text:style-name="P3"/>
        <text:p text:style-name="P3"/>
        <text:p text:style-name="P3"/>
        <text:p text:style-name="P4">Courtesy of S. Kent 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4">After selling Atari to </text:p>
        <text:p text:style-name="P4">Warner Communications, </text:p>
        <text:p text:style-name="P4">Nolan Bushnell bought </text:p>
        <text:p text:style-name="P4">back the rights to Chuck E. </text:p>
        <text:p text:style-name="P4">Cheese Pizza Time </text:p>
        <text:p text:style-name="P4">Theaters. Atari made </text:p>
        <text:p text:style-name="P4">Bushnell famous, but it </text:p>
        <text:p text:style-name="P4">was "the rat” that made </text:p>
        <text:p text:style-name="P4">him rich. </text:p>
        <text:p text:style-name="P3"/>
        <text:p text:style-name="P3"/>
        <text:p text:style-name="P4">Bushnell hired his </text:p>
        <text:p text:style-name="P4">neighbor, Joseph P. </text:p>
        <text:p text:style-name="P4">Keenan, to work for Atari </text:p>
        <text:p text:style-name="P4">Keenan went on to </text:p>
        <text:p text:style-name="P4">become the president of </text:p>
        <text:p text:style-name="P4">Kee Games, and later, </text:p>
        <text:p text:style-name="P4">Data East USA. </text:p>
        <text:p text:style-name="P3"/>
        <text:p text:style-name="P3"/>
        <text:p text:style-name="P4">David Rosen, the man who brought </text:p>
        <text:p text:style-name="P4">photomats, bowling alleys, and arcade </text:p>
        <text:p text:style-name="P4">machines to Japan, then led Sega to the </text:p>
        <text:p text:style-name="P4">United States. </text:p>
        <text:p text:style-name="P3"/>
        <text:p text:style-name="P3"/>
        <text:p text:style-name="P4">Roger Hector and Nolan Bushnell at the launch of Sente. 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4">Courtesy of RePlay Magazine </text:p>
        <text:p text:style-name="P3"/>
        <text:p text:style-name="P3"/>
        <text:p text:style-name="P3"/>
        <text:p text:style-name="P3"/>
        <text:p text:style-name="P4">Workers assemble Centipede machines. </text:p>
        <text:p text:style-name="P3"/>
        <text:p text:style-name="P3"/>
        <text:p text:style-name="P4">Atari’s Don Osborne demonstrates the Star Wars coin-op "cockpit" </text:p>
        <text:p text:style-name="P4">to George Lucas. 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4">ije lllgt </text:p>
        <text:p text:style-name="P3"/>
        <text:p text:style-name="P3"/>
        <text:p text:style-name="P4">Pete Kauffman, chairman of Exidy, was the </text:p>
        <text:p text:style-name="P4">bad boy of arcades. His pedestrian </text:p>
        <text:p text:style-name="P4">demolition game, Death Race, inspired a </text:p>
        <text:p text:style-name="P4">feature on the television news magazine </text:p>
        <text:p text:style-name="P4">60 Minutes, and he later created a game </text:p>
        <text:p text:style-name="P4">called Chillerthat was so amazingly </text:p>
        <text:p text:style-name="P4">morbid that most American arcades </text:p>
        <text:p text:style-name="P4">refused to carry it. </text:p>
        <text:p text:style-name="P3"/>
        <text:p text:style-name="P3"/>
        <text:p text:style-name="P4">Ed Rotberg, creator of Battlezone, left Atari </text:p>
        <text:p text:style-name="P4">shortly after working on the military </text:p>
        <text:p text:style-name="P4">version of the game. </text:p>
        <text:p text:style-name="P3"/>
        <text:p text:style-name="P3"/>
        <text:p text:style-name="P4">Parent-activist Ronnie Lamm appeared on </text:p>
        <text:p text:style-name="P4">the television talk show Donahue to warn </text:p>
        <text:p text:style-name="P4">about the evils of video games. 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4">Courtesy of S. Kent Courtesy of RcPiay Magazim </text:p>
        <text:p text:style-name="P3"/>
        <text:p text:style-name="P3"/>
        <text:p text:style-name="P3"/>
        <text:p text:style-name="P3"/>
        <text:p text:style-name="P3"/>
        <text:p text:style-name="P4">In 1981, Tournament </text:p>
        <text:p text:style-name="P4">Games held the world </text:p>
        <text:p text:style-name="P4">video-game champion¬ </text:p>
        <text:p text:style-name="P4">ships in Chicago. The </text:p>
        <text:p text:style-name="P4">attendance was low, and </text:p>
        <text:p text:style-name="P4">the checks given to the </text:p>
        <text:p text:style-name="P4">winners bounced. </text:p>
        <text:p text:style-name="P3"/>
        <text:p text:style-name="P3"/>
        <text:p text:style-name="P4">In 1981, video arcades were </text:p>
        <text:p text:style-name="P4">as common as convenience </text:p>
        <text:p text:style-name="P4">stores, and arcade games </text:p>
        <text:p text:style-name="P4">could be found just about </text:p>
        <text:p text:style-name="P4">anywhere. </text:p>
        <text:p text:style-name="P3"/>
        <text:p text:style-name="P3"/>
        <text:p text:style-name="P4">In 1981, the arcade business started its long collapse and sights like this, the recently closed </text:p>
        <text:p text:style-name="P4">arcade at Honolulu International Airport, became all too common. 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4">Courtesy of RePlay Magazine </text:p>
        <text:p text:style-name="P3"/>
        <text:p text:style-name="P3"/>
        <text:p text:style-name="P3"/>
        <text:p text:style-name="P4">Toru Iwatani (pictured </text:p>
        <text:p text:style-name="P4">here between Yasuhiko </text:p>
        <text:p text:style-name="P4">Asada, Namco president, </text:p>
        <text:p text:style-name="P4">and Kazuo Ito, Namco </text:p>
        <text:p text:style-name="P4">general manager) only </text:p>
        <text:p text:style-name="P4">made one famous game </text:p>
        <text:p text:style-name="P4">before being bumped up </text:p>
        <text:p text:style-name="P4">to management. However, </text:p>
        <text:p text:style-name="P4">that sole game was Pac- </text:p>
        <text:p text:style-name="P4">Man, the most popular </text:p>
        <text:p text:style-name="P4">arcade game in the world. </text:p>
        <text:p text:style-name="P3"/>
        <text:p text:style-name="P3"/>
        <text:p text:style-name="P4">Though it did not do particularly well in </text:p>
        <text:p text:style-name="P4">the international market, Ms. Pac-Man was </text:p>
        <text:p text:style-name="P4">the most successful game ever released in </text:p>
        <text:p text:style-name="P4">American arcades. </text:p>
        <text:p text:style-name="P3"/>
        <text:p text:style-name="P3"/>
        <text:p text:style-name="P4">The arcade business’s </text:p>
        <text:p text:style-name="P4">brightest star, Namco’s </text:p>
        <text:p text:style-name="P4">Pac-Man appeared on </text:p>
        <text:p text:style-name="P4">Saturday morning </text:p>
        <text:p text:style-name="P4">cartoons, breakfast cereal </text:p>
        <text:p text:style-name="P4">boxes, and the cover </text:p>
        <text:p text:style-name="P4">of Time. 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4">Courtesy of |ohn Strauch__ Courtesy of RePlay Magazine </text:p>
        <text:p text:style-name="P3"/>
        <text:p text:style-name="P3"/>
        <text:p text:style-name="P3"/>
        <text:p text:style-name="P3"/>
        <text:p text:style-name="P3"/>
        <text:p text:style-name="P4">Seattle attorney Howard </text:p>
        <text:p text:style-name="P4">Lincoln convinced </text:p>
        <text:p text:style-name="P4">Arakawa not to surrender </text:p>
        <text:p text:style-name="P4">when sued by Universal </text:p>
        <text:p text:style-name="P4">Studios over Donkey </text:p>
        <text:p text:style-name="P4">Kong. Arakawa was so </text:p>
        <text:p text:style-name="P4">impressed that he made </text:p>
        <text:p text:style-name="P4">Lincoln vice president of </text:p>
        <text:p text:style-name="P4">Nintendo of America. </text:p>
        <text:p text:style-name="P3"/>
        <text:p text:style-name="P3"/>
        <text:p text:style-name="P4">Minoru Arakawa, president of Nintendo of </text:p>
        <text:p text:style-name="P4">America, had to battle to break into the </text:p>
        <text:p text:style-name="P4">U.S. market, then struggled again to revive </text:p>
        <text:p text:style-name="P4">the home game market. </text:p>
        <text:p text:style-name="P3"/>
        <text:p text:style-name="P3"/>
        <text:p text:style-name="P4">This doodle, created by attorney John Strauch, played a </text:p>
        <text:p text:style-name="P4">large role in a court decision that cost Nintendo $250 million </text:p>
        <text:p text:style-name="P4">in the Alpex case. The decision was later overturned. </text:p>
        <text:p text:style-name="P3"/>
        <text:p text:style-name="P4">(See pages 394 ~ 395 -) </text:p>
        <text:p text:style-name="P3"/>
        <text:p text:style-name="P3"/>
        <text:p text:style-name="P3"/>
        <text:p text:style-name="P3"/>
        <text:p text:style-name="P3"/>
        <text:p text:style-name="P3"/>
        <text:p text:style-name="P4">Courtesy of Vivendi </text:p>
        <text:p text:style-name="P3"/>
        <text:p text:style-name="P3"/>
        <text:p text:style-name="P3"/>
        <text:p text:style-name="P4">In 1994, Nintendo allowed Tim Stamper and a team at Rare, Ltd. to use their new rendering </text:p>
        <text:p text:style-name="P4">technology to revive Donkey Kong. The result was Donkey Kong Country. </text:p>
        <text:p text:style-name="P3"/>
        <text:p text:style-name="P3"/>
        <text:p text:style-name="P4">Created by Andrew Gavin and |ason Rubin </text:p>
        <text:p text:style-name="P4">of Naughty Dog, produced by Universal </text:p>
        <text:p text:style-name="P4">Interactive, and published by Sony </text:p>
        <text:p text:style-name="P4">Computer Entertainment, Crash Bandicoot </text:p>
        <text:p text:style-name="P4">games became Sony's unofficial answer to </text:p>
        <text:p text:style-name="P4">Mario and Sonic. (Pictured here is concept </text:p>
        <text:p text:style-name="P4">art from the latest Crash Bandicoot game, </text:p>
        <text:p text:style-name="P4">which is being developed and published </text:p>
        <text:p text:style-name="P4">by Universal.) 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4">OVSU.E </text:p>
        <text:p text:style-name="P3"/>
        <text:p text:style-name="P3"/>
        <text:p text:style-name="P4">Bi!$lit* OOV»»H(SfcHT*j»MJH8 </text:p>
        <text:p text:style-name="P3"/>
        <text:p text:style-name="P3"/>
        <text:p text:style-name="P4">Moviephile and Metal Gear creator, </text:p>
        <text:p text:style-name="P4">Hideo Kojima. </text:p>
        <text:p text:style-name="P3"/>
        <text:p text:style-name="P3"/>
        <text:p text:style-name="P4">Sort of a cross between Clint Eastwood and </text:p>
        <text:p text:style-name="P4">Toshiro Mafune, Solid Snake is the merce¬ </text:p>
        <text:p text:style-name="P4">nary hero of Konami’s Metal Gear Solid. 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4">Courtesy of Sega of America </text:p>
        <text:p text:style-name="P3"/>
        <text:p text:style-name="P3"/>
        <text:p text:style-name="P3"/>
        <text:p text:style-name="P3"/>
        <text:p text:style-name="P4">By the time former Mattel president Tom </text:p>
        <text:p text:style-name="P4">Kalinske was appointed president and CEO </text:p>
        <text:p text:style-name="P4">of Sega of America, Nintendo already </text:p>
        <text:p text:style-name="P4">controlled more than 90 percent of the </text:p>
        <text:p text:style-name="P4">video game industry. Kalinske chose to </text:p>
        <text:p text:style-name="P4">take Nintendo head-on. </text:p>
        <text:p text:style-name="P3"/>
        <text:p text:style-name="P3"/>
        <text:p text:style-name="P3"/>
        <text:p text:style-name="P4">Brilliant, temperamental, and an extreme </text:p>
        <text:p text:style-name="P4">perfectionist, Sega’s Yuji Naka created </text:p>
        <text:p text:style-name="P4">Sonic The Hedgehog, NiGHTS, Burning </text:p>
        <text:p text:style-name="P4">Rangers, and Samba de Amigo. </text:p>
        <text:p text:style-name="P3"/>
        <text:p text:style-name="P3"/>
        <text:p text:style-name="P4">The creation of Sonic The Hedgehog </text:p>
        <text:p text:style-name="P4">signaled a new direction and attitude for </text:p>
        <text:p text:style-name="P4">Sega. It also meant the end of Nintendo’s </text:p>
        <text:p text:style-name="P4">unchallenged dominance of the home </text:p>
        <text:p text:style-name="P4">game industry. 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4">Sega's top arcade hit-maker, Yu Suzuki, i </text:p>
        <text:p text:style-name="P4">known for his sophisticated taste in wine, </text:p>
        <text:p text:style-name="P4">cars, and technology. </text:p>
        <text:p text:style-name="P3"/>
        <text:p text:style-name="P3"/>
        <text:p text:style-name="P4">Capcom’s Shinji Mikami, creator of the </text:p>
        <text:p text:style-name="P4">exceptionally gory Resident Evil games. 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4">Having created Donkey Kong, Mario, Zelda, Yoshi, and Star </text:p>
        <text:p text:style-name="P4">Fox, Shigeru Miyamoto (pictured here with awards from the </text:p>
        <text:p text:style-name="P4">Academy of Interactive Arts and Sciences) is generally </text:p>
        <text:p text:style-name="P4">regarded as the most successful game designer in history. </text:p>
        <text:p text:style-name="P3"/>
        <text:p text:style-name="P3"/>
        <text:p text:style-name="P4">Donkey Kong was the game that enabled Nintendo to break into the U.S. arcade business. 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4">Courtesy of S. Kent </text:p>
        <text:p text:style-name="P3"/>
        <text:p text:style-name="P3"/>
        <text:p text:style-name="P3"/>
        <text:p text:style-name="P4">The late Cumpei Yokoi, dean of Nintendo’s engineers, </text:p>
        <text:p text:style-name="P4">devised the toys that helped Nintendo expand from </text:p>
        <text:p text:style-name="P4">manufacturing playing cards, created the hardware for </text:p>
        <text:p text:style-name="P4">Nintendo’s first arcade games, and led the team that made </text:p>
        <text:p text:style-name="P4">Game Boy. </text:p>
        <text:p text:style-name="P3"/>
        <text:p text:style-name="P3"/>
        <text:p text:style-name="P4">Game Boy. . . . Atari </text:p>
        <text:p text:style-name="P4">engineers laughed when </text:p>
        <text:p text:style-name="P4">they saw its crude, </text:p>
        <text:p text:style-name="P4">monochrome screen. </text:p>
        <text:p text:style-name="P4">Twelve years, 115 million </text:p>
        <text:p text:style-name="P4">units, and more than 450 </text:p>
        <text:p text:style-name="P4">million cartridges later, </text:p>
        <text:p text:style-name="P4">Game Boy reigns </text:p>
        <text:p text:style-name="P4">unrivalled as the most </text:p>
        <text:p text:style-name="P4">popular game system of </text:p>
        <text:p text:style-name="P4">all time. </text:p>
        <text:p text:style-name="P3"/>
        <text:p text:style-name="P3"/>
        <text:p text:style-name="P4">Russian mathematician Alexey Pajitnov </text:p>
        <text:p text:style-name="P4">(seen here visiting his old apartment in </text:p>
        <text:p text:style-name="P4">Moscow) created Tetris, the best-selling </text:p>
        <text:p text:style-name="P4">: video game of all time. </text:p>
        <text:p text:style-name="P3"/>
        <text:p text:style-name="P3"/>
        <text:p text:style-name="P4">The Nintendo Entertainment System (NES) </text:p>
        <text:p text:style-name="P3"/>
        <text:p text:style-name="P4">Anri the Milner NF&lt;i the cvctemc th^t cnlirlift </text:p>
        <text:p text:style-name="P3"/>
        <text:p text:style-name="P3"/>
        <text:p text:style-name="P4">and the Super NES, the systems that solidified </text:p>
        <text:p text:style-name="P4">Nintendo’s place in video game history. 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4">Courtesy of S. Kent Courtesy of S. Kent </text:p>
        <text:p text:style-name="P3"/>
        <text:p text:style-name="P3"/>
        <text:p text:style-name="P3"/>
        <text:p text:style-name="P3"/>
        <text:p text:style-name="P4">Nintendo’s Donkey Kong enters the ring in a PR event for Super Smash Bros. </text:p>
        <text:p text:style-name="P3"/>
        <text:p text:style-name="P3"/>
        <text:p text:style-name="P4">Because of the lasting popularity of the Pokemon craze in Japan, Nintendo opened a </text:p>
        <text:p text:style-name="P4">"Pokemon Center” store a few blocks from the main subway station in Tokyo. 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4">Seamus Blackley, whose </text:p>
        <text:p text:style-name="P3"/>
        <text:p text:style-name="P3"/>
        <text:p text:style-name="P4">past resume includes such </text:p>
        <text:p text:style-name="P3"/>
        <text:p text:style-name="P3"/>
        <text:p text:style-name="P4">impressive feats as </text:p>
        <text:p text:style-name="P3"/>
        <text:p text:style-name="P3"/>
        <text:p text:style-name="P4">working on the super </text:p>
        <text:p text:style-name="P3"/>
        <text:p text:style-name="P3"/>
        <text:p text:style-name="P4">collider and such low </text:p>
        <text:p text:style-name="P3"/>
        <text:p text:style-name="P3"/>
        <text:p text:style-name="P4">points as Tresspasser- </text:p>
        <text:p text:style-name="P3"/>
        <text:p text:style-name="P3"/>
        <text:p text:style-name="P4">a terrible Jurassic Park- </text:p>
        <text:p text:style-name="P3"/>
        <text:p text:style-name="P3"/>
        <text:p text:style-name="P4">based first-person shooter </text:p>
        <text:p text:style-name="P3"/>
        <text:p text:style-name="P3"/>
        <text:p text:style-name="P4">on PC—is the main </text:p>
        <text:p text:style-name="P3"/>
        <text:p text:style-name="P3"/>
        <text:p text:style-name="P4">designer of Xbox. </text:p>
        <text:p text:style-name="P3"/>
        <text:p text:style-name="P3"/>
        <text:p text:style-name="P4">Having helped his company launch a very suco </text:p>
        <text:p text:style-name="P4">PC peripherals, Microsoft "chief Xbox officer” R </text:p>
        <text:p text:style-name="P4">now assigned to break into the video game har </text:p>
        <text:p text:style-name="P3"/>
        <text:p text:style-name="P3"/>
        <text:p text:style-name="P4">In 2001, Microsoft plans to enter the </text:p>
        <text:p text:style-name="P4">video game industry with its new Xbox </text:p>
        <text:p text:style-name="P4">game console. 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4">Courtesy of Sony Courtesy of Nintendo of America </text:p>
        <text:p text:style-name="P3"/>
        <text:p text:style-name="P3"/>
        <text:p text:style-name="P3"/>
        <text:p text:style-name="P4">Nintendo teamed up with </text:p>
        <text:p text:style-name="P4">IBM to design a custom- </text:p>
        <text:p text:style-name="P4">built 64-bit chip for </text:p>
        <text:p text:style-name="P4">GameCube. Because </text:p>
        <text:p text:style-name="P4">Nintendo was so quiet </text:p>
        <text:p text:style-name="P4">about the system, many </text:p>
        <text:p text:style-name="P4">skeptics doubted its </text:p>
        <text:p text:style-name="P4">ability to compete with </text:p>
        <text:p text:style-name="P4">Sony’s PlayStation 2 and </text:p>
        <text:p text:style-name="P4">Microsoft’s Xbox. Big </text:p>
        <text:p text:style-name="P4">mistake. GameCube may </text:p>
        <text:p text:style-name="P4">look like a toy, but going </text:p>
        <text:p text:style-name="P4">into the 2001 Christmas </text:p>
        <text:p text:style-name="P4">season, it could compete </text:p>
        <text:p text:style-name="P4">with anything on </text:p>
        <text:p text:style-name="P4">the market. </text:p>
        <text:p text:style-name="P3"/>
        <text:p text:style-name="P3"/>
        <text:p text:style-name="P4">With the launch of PlayStation 2, Sony officially launched the most recent generation of video </text:p>
        <text:p text:style-name="P4">game hardware. 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4">Twenty years and 100 million Game Boys </text:p>
        <text:p text:style-name="P4">later, Nintendo of America president </text:p>
        <text:p text:style-name="P4">Minoru Arakawa and Mario still have </text:p>
        <text:p text:style-name="P4">reason to smile. </text:p>
        <text:p text:style-name="P3"/>
        <text:p text:style-name="P3"/>
        <text:p text:style-name="P4">First appearing in the 1981 game Donkey </text:p>
        <text:p text:style-name="P4">Kong as a carpenter named "Jumpman,” </text:p>
        <text:p text:style-name="P4">Nintendo’s Mario is the elder statesman of </text:p>
        <text:p text:style-name="P4">the gaming industry. 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4">When I was a youngster, I went to Coney Island. Like everybody else in New York City, I </text:p>
        <text:p text:style-name="P4">played the games in the penny arcades. That was really my total knowledge of the business. </text:p>
        <text:p text:style-name="P3"/>
        <text:p text:style-name="P5">—<text:span text:style-name="T13">David Rosen, cofounder, Sega Enterprises </text:span></text:p>
        <text:p text:style-name="P3"/>
        <text:p text:style-name="P4">David Rosen and Michael Kogan ... just a couple of guys living it up in Tokyo. </text:p>
        <text:p text:style-name="P3"/>
        <text:p text:style-name="P5">—<text:span text:style-name="T13">Bernard Stolar, chief operating officer, Sega of America </text:span></text:p>
        <text:p text:style-name="P3"/>
        <text:p text:style-name="P3"/>
        <text:p text:style-name="P3"/>
        <text:p text:style-name="P4">334 The Birth of Sega </text:p>
        <text:p text:style-name="P3"/>
        <text:p text:style-name="P3"/>
        <text:p text:style-name="P4">David Rosen was tall and thickly built, with dark hair and a strange calm </text:p>
        <text:p text:style-name="P4">intensity that suggested the ability to carefully consider issues under any cir¬ </text:p>
        <text:p text:style-name="P4">cumstances. He could be friendly and quietly intimidating at the same time. </text:p>
        <text:p text:style-name="P4">He had served in the U.S. Air Force during the Korean War. In 1951, as Marty </text:p>
        <text:p text:style-name="P4">Bromley started his slot machine business, Rosen was stationed in the Far </text:p>
        <text:p text:style-name="P4">East. He traveled to locations such as Shanghai and Okinawa but spent most </text:p>
        <text:p text:style-name="P4">of his time in Japan. </text:p>
        <text:p text:style-name="P3"/>
        <text:p text:style-name="P4">While serving in Japan, Rosen came to believe that the Japanese people </text:p>
        <text:p text:style-name="P4">were too industrious to remain in their present circumstances. Seeing an op¬ </text:p>
        <text:p text:style-name="P4">portunity, he started up a business even before he was discharged. After </text:p>
        <text:p text:style-name="P4">finishing his commitment with the Air Force, he returned to the United States, </text:p>
        <text:p text:style-name="P4">hoping to further his college education and establish his business. </text:p>
        <text:p text:style-name="P3"/>
        <text:p text:style-name="P4">My first business was actually involved in art, strangely enough, which is </text:p>
        <text:p text:style-name="P4">about as far from the current business as you could be. In those years )apan </text:p>
        <text:p text:style-name="P4">was still in an economic postwar strata and, consequently, there was still a </text:p>
        <text:p text:style-name="P4">lot of unemployment at the time. A lot of the artists were doing portrait paint¬ </text:p>
        <text:p text:style-name="P4">ing based on photos. I established a company in the United States that sent </text:p>
        <text:p text:style-name="P4">photos back to Japan to be made into portraits. </text:p>
        <text:p text:style-name="P3"/>
        <text:p text:style-name="P5">—<text:span text:style-name="T13">David Rosen, founder, Rosen Enterprises, Ltd. </text:span></text:p>
        <text:p text:style-name="P3"/>
        <text:p text:style-name="P4">When his portrait business failed, Rosen decided to return to Japan and </text:p>
        <text:p text:style-name="P4">start a new business that he would run while living in Japan. He studied the </text:p>
        <text:p text:style-name="P4">people and their needs and found an intriguing possibility. </text:p>
        <text:p text:style-name="P3"/>
        <text:p text:style-name="P4">At that point in time, the people in Japan had a great need for ID photos. You </text:p>
        <text:p text:style-name="P4">virtually needed an ID photo for school applications, for rice ration cards, for </text:p>
        <text:p text:style-name="P4">railway cards, and for employment, obviously. </text:p>
        <text:p text:style-name="P3"/>
        <text:p text:style-name="P4">We're talking about 1953, 1954, and the photo studios generally charged </text:p>
        <text:p text:style-name="P4">what was then 250 yen, and it took two or three days to have the photos </text:p>
        <text:p text:style-name="P4">done. My thought was that we had, in the United States, photo mat studios </text:p>
        <text:p text:style-name="P4">that charged 25 cents, and you could get four photos. They were called </text:p>
        <text:p text:style-name="P4">Photomats—little booths that were completely automated. </text:p>
        <text:p text:style-name="P3"/>
        <text:p text:style-name="P3"/>
        <text:p text:style-name="P5">—<text:span text:style-name="T13">David Rosen </text:span></text:p>
        <text:p text:style-name="P3"/>
        <text:p text:style-name="P3"/>
        <text:p text:style-name="P3"/>
        <text:p text:style-name="P4">The Birth of Seja 335 </text:p>
        <text:p text:style-name="P3"/>
        <text:p text:style-name="P3"/>
        <text:p text:style-name="P4">American Photomat booths were not an ideal solution, however. Upon </text:p>
        <text:p text:style-name="P4">returning home, Rosen discovered that Photomat pictures faded after one or </text:p>
        <text:p text:style-name="P4">two years. If he wanted to bring Photomats to Japan, where the pictures would </text:p>
        <text:p text:style-name="P4">be used on official IDs, he needed to find a way to produce pictures that could </text:p>
        <text:p text:style-name="P4">last for four or five years. </text:p>
        <text:p text:style-name="P3"/>
        <text:p text:style-name="P4">After some research, Rosen discovered that the problem was easily solved. </text:p>
        <text:p text:style-name="P4">Photomat pictures were made without negatives—an automated camera </text:p>
        <text:p text:style-name="P4">snapped the shot, then flashed the image on positive paper. If this process </text:p>
        <text:p text:style-name="P4">were carried out adhering to certain temperature specifications, the pictures </text:p>
        <text:p text:style-name="P4">would not fade for several years. The booths, however, lacked temperature </text:p>
        <text:p text:style-name="P4">controls. The people who ran the companies that made the booths believed </text:p>
        <text:p text:style-name="P4">that their customers viewed the pictures as having only novelty value. </text:p>
        <text:p text:style-name="P3"/>
        <text:p text:style-name="P4">Adding temperature controls would have been too expensive, so Rosen </text:p>
        <text:p text:style-name="P4">came up with a more practical solution. He left the automated camera device </text:p>
        <text:p text:style-name="P4">in the booths and placed workers behind the booths to develop the pictures </text:p>
        <text:p text:style-name="P4">by hand while monitoring the temperature. With the economy as weak as it </text:p>
        <text:p text:style-name="P4">was, Rosen had no problem hiring workers. </text:p>
        <text:p text:style-name="P3"/>
        <text:p text:style-name="P4">I took some older machines that were in the United States, redesigned them, and </text:p>
        <text:p text:style-name="P4">brought them into japan. This was the beginning of 1954. We put out the first </text:p>
        <text:p text:style-name="P4">couple of booths, and it turned out to be wildly successful. We charged . . . </text:p>
        <text:p text:style-name="P3"/>
        <text:p text:style-name="P4">I believe it was 150 to 200 yen, which was less than the 250 yen [charged by </text:p>
        <text:p text:style-name="P4">photographers], and obviously we were able to develop it in about two or </text:p>
        <text:p text:style-name="P4">three minutes. The Japanese for this business was Nifun Shashin, which means </text:p>
        <text:p text:style-name="P4">"two-minute photo,” and Photorama was the name of the brand. </text:p>
        <text:p text:style-name="P3"/>
        <text:p text:style-name="P4">This became so successful that it enabled me, over a short period of time, </text:p>
        <text:p text:style-name="P4">to open up well over a hundred such locations throughout japan. There were </text:p>
        <text:p text:style-name="P4">different times when people would go through school applications and what¬ </text:p>
        <text:p text:style-name="P4">not, and it was not unusual at those times of the year for the lines to get into </text:p>
        <text:p text:style-name="P4">the booth to be an hour, hour and a half. </text:p>
        <text:p text:style-name="P3"/>
        <text:p text:style-name="P5">—<text:span text:style-name="T13">David Rosen </text:span></text:p>
        <text:p text:style-name="P3"/>
        <text:p text:style-name="P3"/>
        <text:p text:style-name="P4">If anything, Rosen’s Photoramas proved too successful. Although his </text:p>
        <text:p text:style-name="P4">prices were only slightly cheaper than those offered by photographers, the </text:p>
        <text:p text:style-name="P3"/>
        <text:p text:style-name="P3"/>
        <text:p text:style-name="P3"/>
        <text:p text:style-name="P4">336 The Birth of Sega </text:p>
        <text:p text:style-name="P3"/>
        <text:p text:style-name="P3"/>
        <text:p text:style-name="P4">convenience of picking up pictures within a few minutes attracted custom¬ </text:p>
        <text:p text:style-name="P4">ers in droves. As his business grew, photographers started to complain and </text:p>
        <text:p text:style-name="P4">eventually protested to the U.S. consulate. When the consulate asked Rosen </text:p>
        <text:p text:style-name="P4">for help, he offered to license Photorama franchises. According to Rosen, </text:p>
        <text:p text:style-name="P4">this may have been the first franchising business in Japan. </text:p>
        <text:p text:style-name="P3"/>
        <text:p text:style-name="P4">Franchising led to some immediate profits but ultimately killed the busi¬ </text:p>
        <text:p text:style-name="P4">ness. Although Rosen was able to double his locations by licensing nearly one </text:p>
        <text:p text:style-name="P4">hundred operations, franchising invited competition. There was no patent on </text:p>
        <text:p text:style-name="P4">Photorama technology, so other companies were able to move in and imitate </text:p>
        <text:p text:style-name="P4">the booths. In the early 1960s, Rosen finally closed his Photorama business. By </text:p>
        <text:p text:style-name="P4">this time, however, he had managed to open several new ventures and move </text:p>
        <text:p text:style-name="P4">in a different direction. </text:p>
        <text:p text:style-name="P3"/>
        <text:p text:style-name="P4">To import any product into Japan in the early 1950s and mid-1950s, and even </text:p>
        <text:p text:style-name="P4">pretty much going into the late 1950s, you had to apply for a license through </text:p>
        <text:p text:style-name="P4">the Ministry of International Trade and Industry (MITl). It didn’t matter if </text:p>
        <text:p text:style-name="P4">you were a Japanese company or any other nationality, you could not im¬ </text:p>
        <text:p text:style-name="P4">port anything without a license. </text:p>
        <text:p text:style-name="P3"/>
        <text:p text:style-name="P4">The licenses generally went into three categories. Category one was ab¬ </text:p>
        <text:p text:style-name="P4">solute necessities. Category two items were non-necessities but something </text:p>
        <text:p text:style-name="P4">desirable. And category three was luxury. Well, luxury was nearly impos¬ </text:p>
        <text:p text:style-name="P4">sible; I mean, there were no dollars there. And absolute necessities were such </text:p>
        <text:p text:style-name="P4">things as oil, certain foodstuffs, etc. So those problems existed, as I say, </text:p>
        <text:p text:style-name="P4">simply because of a lack of dollars, not because they were trying to block </text:p>
        <text:p text:style-name="P4">imports coming into Japan. </text:p>
        <text:p text:style-name="P3"/>
        <text:p text:style-name="P5">—<text:span text:style-name="T13">David Rosen </text:span></text:p>
        <text:p text:style-name="P3"/>
        <text:p text:style-name="P4">Japan received a tremendous financial boost from the presence of the Ameri¬ </text:p>
        <text:p text:style-name="P4">can military during the Korean War. The United States used Tokyo as a base </text:p>
        <text:p text:style-name="P4">throughout the war, and American procurement of goods and workers </text:p>
        <text:p text:style-name="P4">brought a rich infusion of dollars into the Japanese economy. As a result of </text:p>
        <text:p text:style-name="P4">that new prosperity, Rosen decided to import a limited number of “luxury” </text:p>
        <text:p text:style-name="P4">items in 1956. After considering his options, he decided to bring in some coin- </text:p>
        <text:p text:style-name="P4">operated electro-mechanical games. </text:p>
        <text:p text:style-name="P3"/>
        <text:p text:style-name="P3"/>
        <text:p text:style-name="P3"/>
        <text:p text:style-name="P4">The Birth of Sc^a 337 </text:p>
        <text:p text:style-name="P3"/>
        <text:p text:style-name="P3"/>
        <text:p text:style-name="P4">It took me over one year with a lot of effort and certainly a lot of introductions </text:p>
        <text:p text:style-name="P4">to convince the MITI that these games were something that would be good for </text:p>
        <text:p text:style-name="P4">leisure. They finally granted a license to me for $100,000, which meant that I </text:p>
        <text:p text:style-name="P4">could purchase $100,000 worth of merchandise [in the United States!. </text:p>
        <text:p text:style-name="P3"/>
        <text:p text:style-name="P5">—<text:span text:style-name="T13">David Rosen </text:span></text:p>
        <text:p text:style-name="P3"/>
        <text:p text:style-name="P4">According to Rosen, the U.S. amusements market was fairly stagnant </text:p>
        <text:p text:style-name="P4">when he arrived. The arcades that carried the games attracted a fairly rough </text:p>
        <text:p text:style-name="P4">clientele, and all of the games came from a few Chicago-based companies. </text:p>
        <text:p text:style-name="P4">With the exception of pinball, the amusement industry had gone flat, cre¬ </text:p>
        <text:p text:style-name="P4">ating a buyers’ market in which many distributors were glad to sell used </text:p>
        <text:p text:style-name="P4">machines to Rosen at bargain rates. He paid approximately $200 per game, </text:p>
        <text:p text:style-name="P4">then had to pay nearly twice that price to the Japanese authorities in order </text:p>
        <text:p text:style-name="P4">to import them. </text:p>
        <text:p text:style-name="P3"/>
        <text:p text:style-name="P4">Most of the games Rosen imported, such as Bear Gun from Seeburg, involved </text:p>
        <text:p text:style-name="P4">shooting. These were big, heavy machines that required a lot of space. With </text:p>
        <text:p text:style-name="P4">Bear Gun, for example, the player stood nearly fifteen feet from the target. These </text:p>
        <text:p text:style-name="P4">games were also very solidly constructed and seldom broke down. </text:p>
        <text:p text:style-name="P3"/>
        <text:p text:style-name="P4">Due to the success of his Photorama operation, Rosen had more than one </text:p>
        <text:p text:style-name="P4">hundred locations in which he could place his machines. He charged 20 yen </text:p>
        <text:p text:style-name="P4">per game. At the time, the trade rate was 360 yen to the dollar, so Rosen was </text:p>
        <text:p text:style-name="P4">letting people play for less than the ten cents per game that was standard in </text:p>
        <text:p text:style-name="P4">the United States. Like his photomats, Rosen’s coin-operated games were a </text:p>
        <text:p text:style-name="P4">huge success. With shipping and duties, Rosen paid less than $1,000 to import </text:p>
        <text:p text:style-name="P4">each game. Even at 20 yen per game, it took less than two months for the </text:p>
        <text:p text:style-name="P4">games to earn back that investment. Within a year, the Ministry of Interna¬ </text:p>
        <text:p text:style-name="P4">tional Trade and Industry approved Rosen’s request to return to the United </text:p>
        <text:p text:style-name="P4">States and purchase $200,000 worth of games. </text:p>
        <text:p text:style-name="P3"/>
        <text:p text:style-name="P4">At this point in time I became known as a very live customer because most </text:p>
        <text:p text:style-name="P4">distributors in the United States had warehouses filled with used equipment </text:p>
        <text:p text:style-name="P4">that they really had no marketplace for. </text:p>
        <text:p text:style-name="P3"/>
        <text:p text:style-name="P4">in those years, trade-ins were a very big part of any distributor’s busi¬ </text:p>
        <text:p text:style-name="P4">ness. Operators buy games and two years later they trade them in. At that </text:p>
        <text:p text:style-name="P3"/>
        <text:p text:style-name="P3"/>
        <text:p text:style-name="P3"/>
        <text:p text:style-name="P4">338 The Birth of Se^a </text:p>
        <text:p text:style-name="P3"/>
        <text:p text:style-name="P3"/>
        <text:p text:style-name="P4">time, the distributor's price to the operator for new games was maybe $695, </text:p>
        <text:p text:style-name="P3"/>
        <text:p text:style-name="P4">$795, and he would take a trade-in and give $50 or $100 for an older game. </text:p>
        <text:p text:style-name="P3"/>
        <text:p text:style-name="P4">The trade-ins just piled up in warehouses. </text:p>
        <text:p text:style-name="P3"/>
        <text:p text:style-name="P5">—<text:span text:style-name="T13">David Rosen </text:span></text:p>
        <text:p text:style-name="P3"/>
        <text:p text:style-name="P4">Through the Photorama business, Rosen had developed strong relation¬ </text:p>
        <text:p text:style-name="P4">ships with the owners of the Toho and Shochiku movie theater chains and </text:p>
        <text:p text:style-name="P4">was able to place arcades in their lobbies or in adjoining spaces. While Namco </text:p>
        <text:p text:style-name="P4">founder Masaya Nakamura was still operating horse rides on the rooftops of </text:p>
        <text:p text:style-name="P4">Tokyo department stores, Rosen had at least one arcade in every city in Japan. </text:p>
        <text:p text:style-name="P4">His closest rivals were Service Games, which by this time had cornered the </text:p>
        <text:p text:style-name="P4">jukebox market with “Sega” jukeboxes, and Taito, the amusement company </text:p>
        <text:p text:style-name="P4">founded by Michael Kogan. Though they were all fiercely competitive, Rosen, </text:p>
        <text:p text:style-name="P4">Kogan, and the principles of Sega formed strong personal ties. </text:p>
        <text:p text:style-name="P3"/>
        <text:p text:style-name="P4">After the success of his arcades, Rosen searched for new ways to expand his </text:p>
        <text:p text:style-name="P4">business. He bought the rights to an indoor golf game, in which a computer </text:p>
        <text:p text:style-name="P4">read the speed and direction of a ball that players hit into a net, and set up a </text:p>
        <text:p text:style-name="P4">golf course franchise. The Japanese, however, considered golf an outdoor ac¬ </text:p>
        <text:p text:style-name="P4">tivity, and Rosen’s business did not flourish. Next, he tried building a business </text:p>
        <text:p text:style-name="P4">around slot cars. This idea touched off a brief fad. Then he was approached by </text:p>
        <text:p text:style-name="P4">AMF to help establish a bowling alley. </text:p>
        <text:p text:style-name="P3"/>
        <text:p text:style-name="P4">At that time there were bowling installations in military bases and there was </text:p>
        <text:p text:style-name="P4">one bowling installation in Tokyo, but it was sort of quasi-American mili¬ </text:p>
        <text:p text:style-name="P4">tary. It really wasn’t in the civilian marketplace. I decided that I would open </text:p>
        <text:p text:style-name="P4">up the first bowling center. </text:p>
        <text:p text:style-name="P3"/>
        <text:p text:style-name="P4">It had to be put into a very high traffic, high entertainment area. I picked </text:p>
        <text:p text:style-name="P4">an area of Tokyo that was full of restaurants and theaters called Shinjuku. </text:p>
        <text:p text:style-name="P3"/>
        <text:p text:style-name="P4">Well, getting space in Shinjuku was very, very difficult; next to impossible. I </text:p>
        <text:p text:style-name="P4">decided to open up fourteen lanes, but the only way I could find that much </text:p>
        <text:p text:style-name="P4">space was to build on top of one of the existing [movie] theaters. </text:p>
        <text:p text:style-name="P3"/>
        <text:p text:style-name="P4">This was a real chal lenge because the president of that particular theater chain </text:p>
        <text:p text:style-name="P4">was a friend of mine. We had to do this without affecting the theater. . . . </text:p>
        <text:p text:style-name="P3"/>
        <text:p text:style-name="P3"/>
        <text:p text:style-name="P3"/>
        <text:p text:style-name="P4">The Birth of Se^a 339 </text:p>
        <text:p text:style-name="P3"/>
        <text:p text:style-name="P3"/>
        <text:p text:style-name="P4">no vibrations, no noise in the theater. It was really an engineering feat. Until </text:p>
        <text:p text:style-name="P4">we rolled the first ball down, we really couldn’t be sure it would work. </text:p>
        <text:p text:style-name="P3"/>
        <text:p text:style-name="P5">—<text:span text:style-name="T13">David Rosen </text:span></text:p>
        <text:p text:style-name="P3"/>
        <text:p text:style-name="P3"/>
        <text:p text:style-name="P4">Rosen’s bowling alley was an unqualified success. </text:p>
        <text:p text:style-name="P3"/>
        <text:p text:style-name="P4">This particular bowling center went on to establish records in the bowling </text:p>
        <text:p text:style-name="P4">industry. The way they measure the success of an alley is by lines bowled in </text:p>
        <text:p text:style-name="P4">a day. At that point in time, a typical bowling center in the United States </text:p>
        <text:p text:style-name="P4">would do 40 to 45 lines per day. The centers that held records were situated </text:p>
        <text:p text:style-name="P4">in Hawaii. They were doing about 60 per day. We did no per day. </text:p>
        <text:p text:style-name="P3"/>
        <text:p text:style-name="P4">We only closed four hours a day, between 2:00 and 6:00 in the morn¬ </text:p>
        <text:p text:style-name="P4">ing. We were originally opened 24 hours, but the police said, "Please close </text:p>
        <text:p text:style-name="P4">for a few hours.” </text:p>
        <text:p text:style-name="P3"/>
        <text:p text:style-name="P5">—<text:span text:style-name="T13">David Rosen </text:span></text:p>
        <text:p text:style-name="P3"/>
        <text:p text:style-name="P4">Ironically, it was the only bowling alley Rosen ever opened. Once again, his </text:p>
        <text:p text:style-name="P4">success paved the way for competitors. Before long, Brunswick opened sev¬ </text:p>
        <text:p text:style-name="P4">eral bowling alleys around Japan, with Sega or Taito arcades in their lobbies. </text:p>
        <text:p text:style-name="P4">Thanks to its theater arcades, Rosen Enterprises, Ltd., remained the biggest </text:p>
        <text:p text:style-name="P4">amusement game company in the business, but its closest rivals gained ground. </text:p>
        <text:p text:style-name="P3"/>
        <text:p text:style-name="P4">I New Arrangement </text:p>
        <text:p text:style-name="P3"/>
        <text:p text:style-name="P4">Smaller competitors started popping up around Tokyo toward the end of 1964, </text:p>
        <text:p text:style-name="P4">and Rosen began discussing a three-way merger with Michael Kogan of Taito </text:p>
        <text:p text:style-name="P4">and the three men who controlled Service Games—Marty Bromley, Dick </text:p>
        <text:p text:style-name="P4">Stewart, and Ray LaMaire. Kogan eventually decided against joining with the </text:p>
        <text:p text:style-name="P4">other companies; but Sega and Rosen Enterprises did join forces to form Sega </text:p>
        <text:p text:style-name="P4">Enterprises, Ltd. </text:p>
        <text:p text:style-name="P3"/>
        <text:p text:style-name="P4">Though Rosen Enterprises had a stronger hold on the amusement games </text:p>
        <text:p text:style-name="P4">market at the time of the merger, Service Games was a much larger com¬ </text:p>
        <text:p text:style-name="P4">pany. Its assets included a thriving jukebox trade that at one point reached </text:p>
        <text:p text:style-name="P3"/>
        <text:p text:style-name="P3"/>
        <text:p text:style-name="P3"/>
        <text:p text:style-name="P4">340 The Birth of Sesfa </text:p>
        <text:p text:style-name="P3"/>
        <text:p text:style-name="P3"/>
        <text:p text:style-name="P4">approximately 6,000 locations, a considerable manufacturing facility, sev¬ </text:p>
        <text:p text:style-name="P4">eral bowling alley arcades, and more than thirty branch offices. Under the </text:p>
        <text:p text:style-name="P4">new agreement, Rosen became president and CEO of Sega. Within a year of </text:p>
        <text:p text:style-name="P4">his becoming president of the company, Rosen used Sega’s manufacturing </text:p>
        <text:p text:style-name="P4">plant to build its own games. </text:p>
        <text:p text:style-name="P3"/>
        <text:p text:style-name="P4">Nearly ten years had passed since Rosen imported his first Bear Gun and Coon </text:p>
        <text:p text:style-name="P4">Hunt games, and he felt that game quality had not changed much over that </text:p>
        <text:p text:style-name="P4">time. Due to increased competition, he switched from purchasing used games </text:p>
        <text:p text:style-name="P4">to buying new ones, driving the money he spent per game from $200 to as </text:p>
        <text:p text:style-name="P4">much as $695. The switch yielded little value to the consumer. The coin- </text:p>
        <text:p text:style-name="P4">operated amusement industry was so stagnant that the new games were </text:p>
        <text:p text:style-name="P4">almost identical to the used ones Rosen had imported earlier. </text:p>
        <text:p text:style-name="P3"/>
        <text:p text:style-name="P4">In 1966, Sega began manufacturing its first game, Periscope, which put a new </text:p>
        <text:p text:style-name="P4">spin on the shooting games Rosen had imported since 1956. The game was an </text:p>
        <text:p text:style-name="P4">attack submarine simulation. Players scanned a stretch of ocean through a </text:p>
        <text:p text:style-name="P4">periscope, then fired torpedoes at ships as they crossed the horizon. The ocean </text:p>
        <text:p text:style-name="P4">was a wide bed of plastic that looked like a windy, wave-tossed sea, and the </text:p>
        <text:p text:style-name="P4">torpedoes were really only strings of lights, but Periscope had great sound ef¬ </text:p>
        <text:p text:style-name="P4">fects and the overall effect was very impressive for its time. The game was </text:p>
        <text:p text:style-name="P4">expensive to make and cost 30 yen to play—twice the price of earlier games. </text:p>
        <text:p text:style-name="P3"/>
        <text:p text:style-name="P4">Periscope was so successful in Japan that distributors from the United States </text:p>
        <text:p text:style-name="P4">and Europe flew in to see it. The game had been designed for use in Sega arcades </text:p>
        <text:p text:style-name="P4">and was not built well for export; but when international orders came in, Sega </text:p>
        <text:p text:style-name="P4">engineers redesigned it so that it could be shipped elsewhere. Rosen gave the </text:p>
        <text:p text:style-name="P4">game a $1,295 price tag, making it far more expensive than games manufac¬ </text:p>
        <text:p text:style-name="P4">tured in the United States. When U.S. operators complained that Sega wanted </text:p>
        <text:p text:style-name="P4">too much money and that a $1,200 game would never pay for itself, Rosen re¬ </text:p>
        <text:p text:style-name="P4">sponded that they should set Periscope at 25 cents per play instead of the usual 10 </text:p>
        <text:p text:style-name="P4">cents. Periscope became the first game to be set at that price. </text:p>
        <text:p text:style-name="P3"/>
        <text:p text:style-name="P4">Sega made its mark in this country when it brought over a gigantic target </text:p>
        <text:p text:style-name="P4">rifle called Periscope. What was interesting about Periscope was not only </text:p>
        <text:p text:style-name="P4">that it was the biggest machine ever built—I think the thing ran io feet deep </text:p>
        <text:p text:style-name="P4">by 6 feet wide by 6 feet high—it introduced quarter-play. It was so success¬ </text:p>
        <text:p text:style-name="P4">ful in the arcades that it brought people off the street. People came into </text:p>
        <text:p text:style-name="P3"/>
        <text:p text:style-name="P3"/>
        <text:p text:style-name="P3"/>
        <text:p text:style-name="P4">The Birth of Sega 341 </text:p>
        <text:p text:style-name="P3"/>
        <text:p text:style-name="P3"/>
        <text:p text:style-name="P4">these arcades just to play that game. I would say that in my time, Periscope </text:p>
        <text:p text:style-name="P4">is one of the great successful novelty machines. </text:p>
        <text:p text:style-name="P3"/>
        <text:p text:style-name="P5">—<text:span text:style-name="T13">Eddie Adlum </text:span></text:p>
        <text:p text:style-name="P3"/>
        <text:p text:style-name="P4">With the success of Periscope, Sega suddenly became an exporter rather than </text:p>
        <text:p text:style-name="P4">an importer of games. Sega engineers began designing as many as ten new </text:p>
        <text:p text:style-name="P4">games each year—all of which were available for export. Within three years </text:p>
        <text:p text:style-name="P4">of the merger, Sega had become so successful that Rosen, Bromley, and the </text:p>
        <text:p text:style-name="P4">other principals began discussing a public offering on the Japanese market. </text:p>
        <text:p text:style-name="P4">That idea turned out to be too ambitious. Had they succeeded, Sega would </text:p>
        <text:p text:style-name="P4">have been the first foreign-owned company to enter the exchange since the </text:p>
        <text:p text:style-name="P4">end of World War II. </text:p>
        <text:p text:style-name="P3"/>
        <text:p text:style-name="P4">Rather than selling shares of their company, Rosen, Bromley, Stewart, and </text:p>
        <text:p text:style-name="P4">LaMaire ended up selling their company altogether. Approached by Kidder </text:p>
        <text:p text:style-name="P4">Peabody with the suggestion that several large American conglomerates would </text:p>
        <text:p text:style-name="P4">be interested in purchasing the company, they spoke with a few companies </text:p>
        <text:p text:style-name="P4">and finally sold to Gulf &amp; Western in 1967. </text:p>
        <text:p text:style-name="P3"/>
        <text:p text:style-name="P4">All four of those boys (Bromley, Stewart, LaMaire, and Rosen) were involved </text:p>
        <text:p text:style-name="P4">with Sega until they sold it in 1968. From what i gather, Ray, Dick, and Dave </text:p>
        <text:p text:style-name="P4">had more money than they had ever seen, and they were going to retire. My </text:p>
        <text:p text:style-name="P4">father would have been in his fifties at that point. They got an offer from Gulf </text:p>
        <text:p text:style-name="P4">£ Western and decided to retire, and that lasted all of six months; then three </text:p>
        <text:p text:style-name="P4">of the boys (Bromley, Stewart, and LaMaire) started Segasa of Spain. </text:p>
        <text:p text:style-name="P3"/>
        <text:p text:style-name="P5">—<text:span text:style-name="T13">Lauran Bromley </text:span></text:p>
        <text:p text:style-name="P3"/>
        <text:p text:style-name="P4">Though the sale of Sega included a stipulation that required Rosen to re¬ </text:p>
        <text:p text:style-name="P4">main as CEO and chairman through 1972, it allowed him to move his </text:p>
        <text:p text:style-name="P4">headquarters to the city of his choosing. After trying Hawaii for a few months, </text:p>
        <text:p text:style-name="P4">he established headquarters in Hong Kong and stayed there until 1976. It was </text:p>
        <text:p text:style-name="P4">during this time that he established a strong relationship with Charlie </text:p>
        <text:p text:style-name="P4">Bluhdorn and Jim Judelson, the chairman and president, respectively, of Gulf </text:p>
        <text:p text:style-name="P4">and Western. Bluhdorn offered Rosen the opportunity to go into partnership </text:p>
        <text:p text:style-name="P4">with G &amp; W in establishing a Far East conglomerate similar to G &amp; W. The </text:p>
        <text:p text:style-name="P3"/>
        <text:p text:style-name="P3"/>
        <text:p text:style-name="P3"/>
        <text:p text:style-name="P4">34 ? The Birth of Se^a </text:p>
        <text:p text:style-name="P3"/>
        <text:p text:style-name="P3"/>
        <text:p text:style-name="P4">company was formed with Sega as a subsidiary. However at that time the </text:p>
        <text:p text:style-name="P4">market conditions in the Far East did not allow for an acquisition program of </text:p>
        <text:p text:style-name="P4">the type required to emulate G &amp; W’s success in the United States. In 1974 </text:p>
        <text:p text:style-name="P4">Bluhdorn, recognizing Rosen’s restlessness and entrepreneurial spirit, offered </text:p>
        <text:p text:style-name="P4">to spin out Sega into a U.S. listed company, which Rosen as chairman, CEO, </text:p>
        <text:p text:style-name="P4">and second largest shareholder could use as a vehicle to grow Sega. </text:p>
        <text:p text:style-name="P3"/>
        <text:p text:style-name="P4">During this time, Sega acquired an established American arcade company </text:p>
        <text:p text:style-name="P4">called Gremlin as its manufacturing arm. Teamed up with Gremlin, Sega ended </text:p>
        <text:p text:style-name="P4">the 1970s as a major supplier of video games in the United States and Europe. </text:p>
        <text:p text:style-name="P3"/>
        <text:p text:style-name="P4">While profits kept rising in the 1980—1982 periods, I became very concerned </text:p>
        <text:p text:style-name="P4">regarding the economics of the industry. I felt that sound fiscal principles were </text:p>
        <text:p text:style-name="P4">being ignored and that the wild expansion would lead to a very serious bust. </text:p>
        <text:p text:style-name="P3"/>
        <text:p text:style-name="P4">In a major industry distributor meeting hosted by Sega, I gave a speech in </text:p>
        <text:p text:style-name="P4">which I forecasted that the industry was just around the corner from a major </text:p>
        <text:p text:style-name="P4">disaster, if there was not a change in the way business was being conducted. </text:p>
        <text:p text:style-name="P3"/>
        <text:p text:style-name="P5">—<text:span text:style-name="T13">David Rosen </text:span></text:p>
        <text:p text:style-name="P3"/>
        <text:p text:style-name="P4">Rosen advocated that manufacturers and distributors start manufactur¬ </text:p>
        <text:p text:style-name="P4">ing and selling kits to the operator, allowing them to convert older games </text:p>
        <text:p text:style-name="P4">without having to purchase completed cabinets. According to Rosen, the idea </text:p>
        <text:p text:style-name="P4">stunned the audience and some people booed him. “My speech was consid¬ </text:p>
        <text:p text:style-name="P4">ered blasphemy,” he later wrote of the event. </text:p>
        <text:p text:style-name="P3"/>
        <text:p text:style-name="P4">In the late 1970s Bluhdorn asked Rosen to join the Paramount Group, and </text:p>
        <text:p text:style-name="P4">his headquarters were moved to the Paramount studio lot. Barry Diller, the </text:p>
        <text:p text:style-name="P4">chairman of Paramount, and Michael Eisner, the president of Paramount, </text:p>
        <text:p text:style-name="P4">joined the Sega board, and Rosen joined the Paramount board. </text:p>
        <text:p text:style-name="P3"/>
        <text:p text:style-name="P4">In late 1981 Rosen proposed that Gulf &amp; Western buy out the minority </text:p>
        <text:p text:style-name="P4">shareholders, including himself. The decision was to buy out the minority </text:p>
        <text:p text:style-name="P4">shareholders. Rosen agreed to stay on as corporate advisor, and was there to </text:p>
        <text:p text:style-name="P4">see the collapse of the coin-op and consumer markets a few months after the </text:p>
        <text:p text:style-name="P4">buy-out in 1982. In 1983, however, about one year after the crash of the arcade </text:p>
        <text:p text:style-name="P4">industry, the oil giant started looking for ways to get out of the video game </text:p>
        <text:p text:style-name="P4">industry. Gulf &amp; Western sold Sega’s U.S. assets to Bally/Midway, then con- </text:p>
        <text:p text:style-name="P3"/>
        <text:p text:style-name="P3"/>
        <text:p text:style-name="P3"/>
        <text:p text:style-name="P4">The Birth of Se^a 343 </text:p>
        <text:p text:style-name="P3"/>
        <text:p text:style-name="P3"/>
        <text:p text:style-name="P4">tacted Rosen and offered him the opportunity to buy back the Japanese op¬ </text:p>
        <text:p text:style-name="P4">eration for $38 million. Rosen put together a team of backers and assumed </text:p>
        <text:p text:style-name="P4">control of the company in March 1984. After the buy-back, Hayao Nakayama, </text:p>
        <text:p text:style-name="P4">one of Rosen’s backers, became CEO. </text:p>
        <text:p text:style-name="P3"/>
        <text:p text:style-name="P4">Having witnessed the crash of the arcade industry, Nakayama decided to </text:p>
        <text:p text:style-name="P4">diversify Sega’s activities to include home products. Nintendo had already </text:p>
        <text:p text:style-name="P4">launched the Famicom, so Nakayama turned his attention toward America. </text:p>
        <text:p text:style-name="P3"/>
        <text:p text:style-name="P3"/>
        <text:p text:style-name="P3"/>
        <text:p text:style-name="P3"/>
        <text:p text:style-name="P4">1 g . Hire </text:p>
        <text:p text:style-name="P3"/>
        <text:p text:style-name="P3"/>
        <text:p text:style-name="P4">I just love playing Mario on my Atari. </text:p>
        <text:p text:style-name="P3"/>
        <text:p text:style-name="P3"/>
        <text:p text:style-name="P5">—<text:span text:style-name="T13">Yasmine Bleethe, actress on Baywatch </text:span></text:p>
        <text:p text:style-name="P3"/>
        <text:p text:style-name="P3"/>
        <text:p text:style-name="P4">Every dog has its day, and this one is having a big day. 1 </text:p>
        <text:p text:style-name="P3"/>
        <text:p text:style-name="P5">—<text:span text:style-name="T13">Trip Hawkins, founder, Electronic Arts </text:span></text:p>
        <text:p text:style-name="P3"/>
        <text:p text:style-name="P3"/>
        <text:p text:style-name="P4">It can carry a glass of water to you, or a glass of milk, or whatever, so it’s really hot. </text:p>
        <text:p text:style-name="P3"/>
        <text:p text:style-name="P3"/>
        <text:p text:style-name="P5">—<text:span text:style-name="T13">Ernie Anastos, former anchorman, WABC-TV Eyewitness News </text:span></text:p>
        <text:p text:style-name="P3"/>
        <text:p text:style-name="P3"/>
        <text:p text:style-name="P3"/>
        <text:p text:style-name="P4">346 The New Empire </text:p>
        <text:p text:style-name="P3"/>
        <text:p text:style-name="P3"/>
        <text:p text:style-name="P4">The Last Vestiges of Anonymity </text:p>
        <text:p text:style-name="P3"/>
        <text:p text:style-name="P4">Nintendo began marketing the Nintendo Entertainment System (NES) in 1985 </text:p>
        <text:p text:style-name="P4">with a single sales territory—New York City—and 100,000 game consoles. By </text:p>
        <text:p text:style-name="P4">the following Christmas, the NES could be found in stores coast to coast and </text:p>
        <text:p text:style-name="P4">in 1.9 million homes. With a new sense of confidence, Nintendo president </text:p>
        <text:p text:style-name="P4">Minoru Arakawa sponsored a survey called the North Pole Poll as he pre¬ </text:p>
        <text:p text:style-name="P4">pared for the 1986 holiday season. In the survey, children were shown the </text:p>
        <text:p text:style-name="P4">toys that retailers considered to be their top prospects and asked to choose a </text:p>
        <text:p text:style-name="P4">favorite. Some of the candidates included Rambo action figures, Teddy Ruxpin, </text:p>
        <text:p text:style-name="P4">Barbie, and baseball gear. The number one pick was the NES. </text:p>
        <text:p text:style-name="P3"/>
        <text:p text:style-name="P4">To publicize the results, Nintendo’s PR firm produced a video news release </text:p>
        <text:p text:style-name="P4">about the survey and sent it to television stations across the country. Scores of </text:p>
        <text:p text:style-name="P4">news shows ran the story, including WABC TV in New York City. The prob¬ </text:p>
        <text:p text:style-name="P4">lem was that while an ever-growing body of children knew about Nintendo, </text:p>
        <text:p text:style-name="P4">the message had not yet reached most adults. When WABC Eyewitness News an¬ </text:p>
        <text:p text:style-name="P4">chors Ernie Anastos and Roz Abrams discussed the story on the air, they clearly </text:p>
        <text:p text:style-name="P4">had no idea what the NES was or even how to pronounce the name Nintendo. </text:p>
        <text:p text:style-name="P3"/>
        <text:p text:style-name="P4">The segment began with Nintendo’s prepackaged video release about the </text:p>
        <text:p text:style-name="P4">North Pole Poll. Once the clip ended, Anastos tried to sound knowledgeable </text:p>
        <text:p text:style-name="P4">as he said: “Nine-tendo, that is the high-tech video entertainment system.” </text:p>
        <text:p text:style-name="P3"/>
        <text:p text:style-name="P5">“<text:span text:style-name="T13">I think that is part of Nine-tendo, there,” agreed Roz Abrams, pointing at a Ro¬ </text:span></text:p>
        <text:p text:style-name="P4">bot Operating Buddy (ROB), which came bundled in the deluxe NES package. </text:p>
        <text:p text:style-name="P3"/>
        <text:p text:style-name="P5">“<text:span text:style-name="T13">Let’s see if we can push this button here,” said Anastos. He flipped the </text:span></text:p>
        <text:p text:style-name="P4">power switch on the back ol the robot and it began rotating its arms to the </text:p>
        <text:p text:style-name="P4">right in a slow and grinding motion. </text:p>
        <text:p text:style-name="P3"/>
        <text:p text:style-name="P4">Assuming an air of expertise, Roz leaned forward and pushed the robot’s </text:p>
        <text:p text:style-name="P4">arms down. “It’s part video game, part computer, part everything, and it goes </text:p>
        <text:p text:style-name="P4">up and down and all around, and if you have all of the pieces....” </text:p>
        <text:p text:style-name="P3"/>
        <text:p text:style-name="P5">“<text:span text:style-name="T13">It can carry a glass of water to you, or a glass of milk, or whatever, so it’s </text:span></text:p>
        <text:p text:style-name="P4">really hot,” added Anastos. </text:p>
        <text:p text:style-name="P3"/>
        <text:p text:style-name="P4">The Pitfalls of Success </text:p>
        <text:p text:style-name="P3"/>
        <text:p text:style-name="P4">NES sales increased exponentially as Nintendo began its national sales cam¬ </text:p>
        <text:p text:style-name="P4">paign. According to Nintendo’s internal records, the company sold 1.8 million </text:p>
        <text:p text:style-name="P3"/>
        <text:p text:style-name="P3"/>
        <text:p text:style-name="P3"/>
        <text:p text:style-name="P4">The New Empire 347 </text:p>
        <text:p text:style-name="P3"/>
        <text:p text:style-name="P3"/>
        <text:p text:style-name="P4">game consoles in the 1986 fiscal year, 5.4 million in 1987, and 9.3 million in </text:p>
        <text:p text:style-name="P4">1988. In 1989, Nintendo changed its fiscal year from September—August to </text:p>
        <text:p text:style-name="P4">March—February, leaving the company with a seven-month fiscal year in 1989. </text:p>
        <text:p text:style-name="P4">During that seven-month period, Nintendo sold 5.3 million game consoles, </text:p>
        <text:p text:style-name="P4">and another 7.6 million in 1990. </text:p>
        <text:p text:style-name="P3"/>
        <text:p text:style-name="P4">Nintendo’s earnings soared as well. In 1987, Nintendo sold more than $750 </text:p>
        <text:p text:style-name="P4">million worth of games and hardware in the United States. That figure more </text:p>
        <text:p text:style-name="P4">than doubled in 1988 to $1.7 billion. By 1990, Nintendo had sold more than </text:p>
        <text:p text:style-name="P4">350,000 cartridges worldwide. Nintendo sales alone accounted for one-tenth </text:p>
        <text:p text:style-name="P4">of the Japanese-American trade deficit. </text:p>
        <text:p text:style-name="P3"/>
        <text:p text:style-name="P4">Aware of the complexities that their company’s success might bring, </text:p>
        <text:p text:style-name="P4">Arakawa and Howard Lincoln hired two outside firms—McCann-Erickson </text:p>
        <text:p text:style-name="P4">and Foote, Cone &amp; Belding—to handle advertising. Arakawa hired a public </text:p>
        <text:p text:style-name="P4">relations firm, too—Hill and Knowlton. The largest PR firm in the world at </text:p>
        <text:p text:style-name="P4">the time, Hill and Knowlton represented the nation of Kuwait just before and </text:p>
        <text:p text:style-name="P4">during the Gulf War. </text:p>
        <text:p text:style-name="P3"/>
        <text:p text:style-name="P4">As the NES gained prominence, Nintendo became a lightning rod for pro¬ </text:p>
        <text:p text:style-name="P4">tests from several groups. One challenge Hill and Knowlton’s account </text:p>
        <text:p text:style-name="P4">executives faced was trying to help Nintendo create a positive image at a time </text:p>
        <text:p text:style-name="P4">when Americans were becoming increasingly upset about the Japanese— </text:p>
        <text:p text:style-name="P4">American trade imbalance. </text:p>
        <text:p text:style-name="P3"/>
        <text:p text:style-name="P4">That was a time when Japanese influence in American business was really </text:p>
        <text:p text:style-name="P4">picking up, and there was a certain animosity toward Japanese companies. </text:p>
        <text:p text:style-name="P3"/>
        <text:p text:style-name="P4">You’d call reporters in certain quarters and they’d basically say, "Three strikes </text:p>
        <text:p text:style-name="P4">and you’re out." Strike one was that the video game industry was supposed </text:p>
        <text:p text:style-name="P4">to be dead; two was that they’d never heard of a company called Nintendo </text:p>
        <text:p text:style-name="P4">before; and three came when they said, "Oh, so they’re Japanese!" </text:p>
        <text:p text:style-name="P3"/>
        <text:p text:style-name="P5">—<text:span text:style-name="T13">Richard Brudvik-Lindner, former group supervisor and head </text:span></text:p>
        <text:p text:style-name="P4">of Nintendo of America Account Team, Hill and Knowlton </text:p>
        <text:p text:style-name="P3"/>
        <text:p text:style-name="P4">Protests came from all directions. Educators and parents complained that </text:p>
        <text:p text:style-name="P4">Nintendo was distracting children from their studies, a 1989 study stated that </text:p>
        <text:p text:style-name="P4">Nintendo was partially to blame for a 10 percent decrease in the cardiovascular </text:p>
        <text:p text:style-name="P3"/>
        <text:p text:style-name="P3"/>
        <text:p text:style-name="P3"/>
        <text:p text:style-name="P4">348 The New Empire </text:p>
        <text:p text:style-name="P3"/>
        <text:p text:style-name="P3"/>
        <text:p text:style-name="P4">fitness of American schoolchildren, 2 and Jewish groups protested that the out¬ </text:p>
        <text:p text:style-name="P4">line of the third dungeon in a game called The Legend of Zelda was an inverted </text:p>
        <text:p text:style-name="P4">swastika. When a Seattle-based group called Families for Peace protested out¬ </text:p>
        <text:p text:style-name="P4">side Nintendo headquarters during the 1987 holidays, Hill and Knowlton </text:p>
        <text:p text:style-name="P4">executives had to scramble to preserve their client’s reputation. </text:p>
        <text:p text:style-name="P3"/>
        <text:p text:style-name="P4">Families for Peace decided they were going to protest against the war toys that </text:p>
        <text:p text:style-name="P4">Nintendo was creating and shipping. Nintendo had their little Zapper light gun </text:p>
        <text:p text:style-name="P4">and, of course, a lot of the games involved shooting or things of that nature. </text:p>
        <text:p text:style-name="P3"/>
        <text:p text:style-name="P4">That was a big test for Nintendo because they were a Japanese company </text:p>
        <text:p text:style-name="P4">and Arakawa hadn’t faced protest before. ... Mr. Arakawa didn’t have a </text:p>
        <text:p text:style-name="P4">cultural reference for how to deal with this. Howard Lincoln had a legalistic </text:p>
        <text:p text:style-name="P4">way of dealing with it, but it wasn’t going to do much for them in terms of </text:p>
        <text:p text:style-name="P4">their public persona, especially at that critical juncture. He took a very law- </text:p>
        <text:p text:style-name="P4">yerly, legalistic approach. We convinced them that what they needed to do </text:p>
        <text:p text:style-name="P4">was really soften Nintendo’s image at the time, so we went out and bought a </text:p>
        <text:p text:style-name="P4">whole bunch of Christmas trees and lights and decorations. We bought some </text:p>
        <text:p text:style-name="P4">white plastic sheeting that we put over the Nintendo sign at the entrance, </text:p>
        <text:p text:style-name="P4">and we put these Christmas trees up and covered up the name. </text:p>
        <text:p text:style-name="P3"/>
        <text:p text:style-name="P4">We had to cover the name because we assumed there would be news cam¬ </text:p>
        <text:p text:style-name="P4">eras. Here was this crowd of families marching up and down in front of </text:p>
        <text:p text:style-name="P4">Nintendo. . . . Families for Peace. There were moms pushing strollers with </text:p>
        <text:p text:style-name="P4">babies, holding signs that said, "No guns,” and "Nintendo breeds war.” </text:p>
        <text:p text:style-name="P3"/>
        <text:p text:style-name="P5">—<text:span text:style-name="T13">Richard Brudvik-Linder </text:span></text:p>
        <text:p text:style-name="P3"/>
        <text:p text:style-name="P4">In an effort to create a softer image, Arakawa turned to Howard Phillips, </text:p>
        <text:p text:style-name="P4">one of Nintendo’s first employees. Phillips, the company’s product analysis </text:p>
        <text:p text:style-name="P4">manager, was Nintendo’s most skilled video game player. He was energetic, </text:p>
        <text:p text:style-name="P4">enthusiastic, and a natural evangelist for video games. Though he was origi¬ </text:p>
        <text:p text:style-name="P4">nally sent to the New York launch to work in the warehouse, he proved more </text:p>
        <text:p text:style-name="P4">valuable as a salesman and product demonstrator. </text:p>
        <text:p text:style-name="P3"/>
        <text:p text:style-name="P4">Phillips made the perfect spokesman for Nintendo not only because of his </text:p>
        <text:p text:style-name="P4">skill as a gamer and his enthusiasm, but also because of his appearance. With </text:p>
        <text:p text:style-name="P4">short red hair and a youthful demeanor, Phillips had the bright smile and the </text:p>
        <text:p text:style-name="P4">wholesome countenance that Nintendo needed to counteract bad publicity. </text:p>
        <text:p text:style-name="P3"/>
        <text:p text:style-name="P3"/>
        <text:p text:style-name="P3"/>
        <text:p text:style-name="P4">The New Empire 349 </text:p>
        <text:p text:style-name="P3"/>
        <text:p text:style-name="P3"/>
        <text:p text:style-name="P4">Dressed in bow tie and jacket, Phillips went on publicity tours, judged con¬ </text:p>
        <text:p text:style-name="P4">tests, became the president of the Nintendo Fan Club, wrote columns for the </text:p>
        <text:p text:style-name="P4">Nintendo Fun Club News —the forerunner to Nintendo Power Magazine —and even¬ </text:p>
        <text:p text:style-name="P4">tually starred in a Nintendo Power comic strip called “Howard and Nester.” </text:p>
        <text:p text:style-name="P3"/>
        <text:p text:style-name="P4">Phillips played along as Nintendo and its PR firm portrayed him in a slightly </text:p>
        <text:p text:style-name="P4">nerdy fashion. His relaxed mannerisms made him instantly likable, and he </text:p>
        <text:p text:style-name="P4">knew how to build on his own affability by making himself open and approach¬ </text:p>
        <text:p text:style-name="P4">able. In 1986, Nintendo began promoting him as “the man who plays games </text:p>
        <text:p text:style-name="P4">for a living.” The campaign lasted until he left the company in 1991. During </text:p>
        <text:p text:style-name="P4">that time, he became somewhat of a luminary. “I wasn’t as big as a movie star, </text:p>
        <text:p text:style-name="P4">but I was as recognized as the actors in network television shows. I was prob¬ </text:p>
        <text:p text:style-name="P4">ably as recognized as the guy from McGyver" Near the end of Phillips’s time at </text:p>
        <text:p text:style-name="P4">Nintendo, one survey found that 59 percent of boys between the ages of nine </text:p>
        <text:p text:style-name="P4">and eleven could identify him. </text:p>
        <text:p text:style-name="P3"/>
        <text:p text:style-name="P4">Here to stay </text:p>
        <text:p text:style-name="P3"/>
        <text:p text:style-name="P4">We were not convinced that video games had a long life. We knew that if the </text:p>
        <text:p text:style-name="P4">market was flooded with poor quality video games, it’d blow up overnight. </text:p>
        <text:p text:style-name="P3"/>
        <text:p text:style-name="P5">—<text:span text:style-name="T13">Howard Lincoln, chairman, Nintendo of America </text:span></text:p>
        <text:p text:style-name="P3"/>
        <text:p text:style-name="P4">Although they conceded that Nintendo had done better than expected dur¬ </text:p>
        <text:p text:style-name="P4">ing its national launch, many journalists and toy industry analysts believed </text:p>
        <text:p text:style-name="P4">that the resurgence of video games would be little more than a brief fad. This </text:p>
        <text:p text:style-name="P4">put Nintendo in a dangerous position. Parents would not spend $80 purchas¬ </text:p>
        <text:p text:style-name="P4">ing an NES for their children if they believed the video game craze was ending, </text:p>
        <text:p text:style-name="P4">and buyers for the big retail chains might refuse to carry Nintendo products if </text:p>
        <text:p text:style-name="P4">the industry was shaky. In a pamphlet called The Facts on Flome Video Games, </text:p>
        <text:p text:style-name="P4">Howard Phillips listed four insufficiencies of older game systems that might </text:p>
        <text:p text:style-name="P4">have led to their demise: </text:p>
        <text:p text:style-name="P3"/>
        <text:p text:style-name="P4">1. Limited in graphics and depth of play </text:p>
        <text:p text:style-name="P3"/>
        <text:p text:style-name="P4">2. Played at their best only in arcades </text:p>
        <text:p text:style-name="P3"/>
        <text:p text:style-name="P4">3. Restricted to few colors </text:p>
        <text:p text:style-name="P3"/>
        <text:p text:style-name="P4">4. Constrained by poor audio qualities, with a limited variety of </text:p>
        <text:p text:style-name="P4">sound effects </text:p>
        <text:p text:style-name="P3"/>
        <text:p text:style-name="P3"/>
        <text:p text:style-name="P3"/>
        <text:p text:style-name="P4">350 The New Empire </text:p>
        <text:p text:style-name="P3"/>
        <text:p text:style-name="P3"/>
        <text:p text:style-name="P4">Nintendo spokespeople often attempted to distance their company from </text:p>
        <text:p text:style-name="P4">Atari when dealing with the media, a difficult task considering that its sales </text:p>
        <text:p text:style-name="P4">force was comprised of Atari salespeople. They began spreading the message </text:p>
        <text:p text:style-name="P4">that Nintendo had analyzed Atari’s mistakes. In a 1986 interview on the Fi¬ </text:p>
        <text:p text:style-name="P4">nancial News Network, Nintendo of America director of sales Bruce Donaldson </text:p>
        <text:p text:style-name="P4">stressed inventory management and system security as the reasons Nintendo </text:p>
        <text:p text:style-name="P4">would last longer than Atari had. </text:p>
        <text:p text:style-name="P3"/>
        <text:p text:style-name="P4">Very important to the Nintendo System, at this point in time, [is that] it can¬ </text:p>
        <text:p text:style-name="P4">not be what we refer to as "reverse engineered.” Nobody can buy a unit, </text:p>
        <text:p text:style-name="P4">from an engineering standpoint, take it into [his] factory, and figure out </text:p>
        <text:p text:style-name="P4">how to make software. There are security codes built into our entire system. </text:p>
        <text:p text:style-name="P3"/>
        <text:p text:style-name="P5">—<text:span text:style-name="T13">Bruce Donaldson, former director of sales, Nintendo of America </text:span></text:p>
        <text:p text:style-name="P3"/>
        <text:p text:style-name="P4">Donaldson was mistaken. A British software development house called Rare </text:p>
        <text:p text:style-name="P4">Ltd. reverse engineered a Famicom in 1984. And in 1988, engineers at Salt Lake </text:p>
        <text:p text:style-name="P4">City—based Sculptured Software reverse engineered the NES to create their </text:p>
        <text:p text:style-name="P4">own game authoring equipment, then created a thriving trade selling NES </text:p>
        <text:p text:style-name="P4">development kits to other software developers. Other companies such as </text:p>
        <text:p text:style-name="P4">Tengen, the home game division of Atari Games, invented technologies to </text:p>
        <text:p text:style-name="P4">disable the security chip that Nintendo embedded in the NES to lock out un¬ </text:p>
        <text:p text:style-name="P4">licensed games. </text:p>
        <text:p text:style-name="P3"/>
        <text:p text:style-name="P4">We were very concerned about the quality of the games. If we didn’t come </text:p>
        <text:p text:style-name="P4">up with good quality from our associates, we thought that we might go like </text:p>
        <text:p text:style-name="P4">Atari. So we really had to be strict with our quality screening system. </text:p>
        <text:p text:style-name="P3"/>
        <text:p text:style-name="P5">—<text:span text:style-name="T13">Minoru Arakawa </text:span></text:p>
        <text:p text:style-name="P3"/>
        <text:p text:style-name="P4">Nintendo’s most important message was game quality. According to Lin¬ </text:p>
        <text:p text:style-name="P4">coln and Arakawa, the game companies of the Atari age had gotten sloppy </text:p>
        <text:p text:style-name="P4">and released too many identical games. To prevent this, Lincoln created very </text:p>
        <text:p text:style-name="P4">strict terms that gave Nintendo unflinching authority over the licensing agree¬ </text:p>
        <text:p text:style-name="P4">ment that publishers had to sign to make games for the NES. American </text:p>
        <text:p text:style-name="P4">companies such as Activision and Electronic Arts, which did not have to deal </text:p>
        <text:p text:style-name="P3"/>
        <text:p text:style-name="P3"/>
        <text:p text:style-name="P3"/>
        <text:p text:style-name="P4">The New Empire 3§1 </text:p>
        <text:p text:style-name="P3"/>
        <text:p text:style-name="P3"/>
        <text:p text:style-name="P4">with these restrictions when they made games for personal computers, took </text:p>
        <text:p text:style-name="P4">a wait-and-see approach with the NES. </text:p>
        <text:p text:style-name="P3"/>
        <text:p text:style-name="P4">When Nintendo of America first began marketing the console, the only </text:p>
        <text:p text:style-name="P4">licensees making games for the system were Japanese companies. These com¬ </text:p>
        <text:p text:style-name="P4">panies reaped tremendous benefits during the first year that the NES was out. </text:p>
        <text:p text:style-name="P4">The first three games that Capcom released for the system— 1942, Ghosts 'N </text:p>
        <text:p text:style-name="P4">Goblins, and Commando —all sold over one million copies. By 1987, several U.S. </text:p>
        <text:p text:style-name="P4">firms recognized the value of doing business with Nintendo and signed li¬ </text:p>
        <text:p text:style-name="P4">censing agreements. </text:p>
        <text:p text:style-name="P3"/>
        <text:p text:style-name="P4">There were a lot of myths that were built up over the years about how Nintendo </text:p>
        <text:p text:style-name="P4">was arrogant and Nintendo had a really restrictive licensing program and all </text:p>
        <text:p text:style-name="P4">of that. But from our point of view, these guys were all making a ton of money. </text:p>
        <text:p text:style-name="P3"/>
        <text:p text:style-name="P4">Atari Games got all upset because they felt that they weren’t getting </text:p>
        <text:p text:style-name="P4">enough games, so they illegally reversed engineered the NES and copied our </text:p>
        <text:p text:style-name="P4">security chip. We got in a lot of litigation with them, so all of this stuff was </text:p>
        <text:p text:style-name="P4">kind of cumulative. </text:p>
        <text:p text:style-name="P3"/>
        <text:p text:style-name="P4">When we set up this third-party licensing program in 1986, we came up </text:p>
        <text:p text:style-name="P4">with a program by which we identified ways that we could control the qual¬ </text:p>
        <text:p text:style-name="P4">ity of software that was going to reach the market. We said two things. We </text:p>
        <text:p text:style-name="P4">said, "If you want to be a third-party licensee, you have to agree that you </text:p>
        <text:p text:style-name="P4">will only publish five games a year on our system, and you have to agree </text:p>
        <text:p text:style-name="P4">that the games will be exclusive to the Nintendo Entertainment System for a </text:p>
        <text:p text:style-name="P4">period of two years. ” From our point of view, those clauses worked as a qual¬ </text:p>
        <text:p text:style-name="P4">ity control mechanism. </text:p>
        <text:p text:style-name="P3"/>
        <text:p text:style-name="P5">—<text:span text:style-name="T13">Howard Lincoln </text:span></text:p>
        <text:p text:style-name="P3"/>
        <text:p text:style-name="P4">Over the next decade, Lincoln learned that controlling third-party games </text:p>
        <text:p text:style-name="P4">was not as important as having a healthy library of original games. When a </text:p>
        <text:p text:style-name="P4">company named 3DO launched a highly sophisticated game console in 1994, </text:p>
        <text:p text:style-name="P4">Lincoln commented that he was not worried about 3DO as a competitor be¬ </text:p>
        <text:p text:style-name="P4">cause it did not publish its own games. When a reporter later asked why he’d </text:p>
        <text:p text:style-name="P4">been so confident, Lincoln responded, “The first-party games are the prod¬ </text:p>
        <text:p text:style-name="P4">ucts that differentiate your hardware.” </text:p>
        <text:p text:style-name="P3"/>
        <text:p text:style-name="P3"/>
        <text:p text:style-name="P3"/>
        <text:p text:style-name="P4">352 The New Empire </text:p>
        <text:p text:style-name="P3"/>
        <text:p text:style-name="P3"/>
        <text:p text:style-name="P4">The Home Game Company </text:p>
        <text:p text:style-name="P3"/>
        <text:p text:style-name="P4">With more than 60,000 units sold in the United States, Donkey Kong was </text:p>
        <text:p text:style-name="P4">Nintendo’s biggest arcade hit. The arcade industry began its long collapse the </text:p>
        <text:p text:style-name="P4">year after Donkey Kong was released, and Nintendo’s arcade fortunes eroded </text:p>
        <text:p text:style-name="P4">quickly. Nintendo released Donkey Kong Junior in 1982 and sold only 30,000 ma¬ </text:p>
        <text:p text:style-name="P4">chines, 20,000 Popeye. machines (also 1982), and a mere 5,000 copies of Donkey </text:p>
        <text:p text:style-name="P4">Kong 3 (1983).* </text:p>
        <text:p text:style-name="P3"/>
        <text:p text:style-name="P4">In 1982, Universal Sales made arcade history with a game called Mr Do! </text:p>
        <text:p text:style-name="P4">Instead of selling dedicated Mr. Do! machines, Universal sold the game as a </text:p>
        <text:p text:style-name="P4">kit. The kit came with a customized control panel, a computer board with </text:p>
        <text:p text:style-name="P4">Mr Do! read-only memory (ROM) chips, stickers that could be placed on the </text:p>
        <text:p text:style-name="P4">side of stand-up arcade machines for art, and aplastic marquee. It was the first </text:p>
        <text:p text:style-name="P4">game ever sold as a conversion only. According to former Universal Sales </text:p>
        <text:p text:style-name="P4">western regional sales manager Joe Morici, the company sold approximately </text:p>
        <text:p text:style-name="P4">30,000 copies of the game in the United States alone. </text:p>
        <text:p text:style-name="P3"/>
        <text:p text:style-name="P4">In 1983, Nintendo released the VS System, a line of arcade games with </text:p>
        <text:p text:style-name="P4">double-screens on which two players could face off against each other or play </text:p>
        <text:p text:style-name="P4">alone. In 1987, Nintendo replaced the VS System with Play Choice 10, a line of </text:p>
        <text:p text:style-name="P4">arcade machines that worked like a jukebox with ten interchangeable boards. </text:p>
        <text:p text:style-name="P4">All of the games for Play Choice 10 were modified versions of NES cartridges. </text:p>
        <text:p text:style-name="P3"/>
        <text:p text:style-name="P4">Despite the strategic move away from creating original arcade games, Lin¬ </text:p>
        <text:p text:style-name="P4">coln and Arakawa did not take the arcade business lightly. Play Choice 10 had </text:p>
        <text:p text:style-name="P4">great marketing potential. They could prerelease highly anticipated games </text:p>
        <text:p text:style-name="P4">on Play Choice 10 to build public awareness with negligible development costs. </text:p>
        <text:p text:style-name="P4">Wealthy from home game sales, Nintendo remained the largest advertiser in </text:p>
        <text:p text:style-name="P4">RePlay, a magazine that tracked the arcade business, for years after the com¬ </text:p>
        <text:p text:style-name="P4">pany stopped developing arcade content. </text:p>
        <text:p text:style-name="P3"/>
        <text:p text:style-name="P4">With its software development focused on home games, Nintendo began </text:p>
        <text:p text:style-name="P4">churning out the most detailed and diverse game lineup ever seen in the con¬ </text:p>
        <text:p text:style-name="P4">sumer market. In 1987, Nintendo released three extremely significant games. </text:p>
        <text:p text:style-name="P3"/>
        <text:p text:style-name="P3"/>
        <text:p text:style-name="P4">* In fairness. Donkey Kong 7 was not as impressive a game as the original Donkey Kong or Donkey </text:p>
        <text:p text:style-name="P4">Kongjunior. The earlier games featured unique challenges; Donkey Kong 3 was little more than </text:p>
        <text:p text:style-name="P4">a clever adaptation of Space Invaders. Lack of innovation may have hurt the game’s sales. </text:p>
        <text:p text:style-name="P3"/>
        <text:p text:style-name="P3"/>
        <text:p text:style-name="P3"/>
        <text:p text:style-name="P4">The New Empire 353 </text:p>
        <text:p text:style-name="P3"/>
        <text:p text:style-name="P3"/>
        <text:p text:style-name="P4">The Legend of Zelda </text:p>
        <text:p text:style-name="P3"/>
        <text:p text:style-name="P4">Nintendo’s biggest game in 1987, The Legend of Zelda, was created by Shigeru </text:p>
        <text:p text:style-name="P4">Miyamoto, the same man who created Donkey Kong and Super Mario Brothers. </text:p>
        <text:p text:style-name="P4">By this time, Hiroshi Yamauchi, the president of Nintendo Co. Ltd. in Japan, </text:p>
        <text:p text:style-name="P4">recognized Miyamoto as a rare talent upon whom his company’s future </text:p>
        <text:p text:style-name="P4">would depend. </text:p>
        <text:p text:style-name="P3"/>
        <text:p text:style-name="P4">The Legend of Zelda was a role-playing game in which players helped a young </text:p>
        <text:p text:style-name="P4">elf boy named Link explore a huge territory as he fought monsters, collected </text:p>
        <text:p text:style-name="P4">treasures, and explored dungeons. The ultimate goals of the game were to </text:p>
        <text:p text:style-name="P4">defeat an evil monster named Canon and rescue Zelda, the princess of Hyrule. </text:p>
        <text:p text:style-name="P4">Before you could do that, however, you had to locate pieces of a magical tab¬ </text:p>
        <text:p text:style-name="P4">let called the Triforce that were scattered across a vast playfield. In many ways, </text:p>
        <text:p text:style-name="P4">The Legend of Zelda was Miyamoto’s most brilliant game. It combined a well- </text:p>
        <text:p text:style-name="P4">thought-out fairy tale with perfectly crafted game mechanics. It was also </text:p>
        <text:p text:style-name="P4">Miyamoto’s first free-roaming game. Unlike Super Mario Bros., a side-scrolling </text:p>
        <text:p text:style-name="P4">game in which players could move only forward or backward, The Legend of </text:p>
        <text:p text:style-name="P4">Zelda was played from the top-down perspective, allowing players to move </text:p>
        <text:p text:style-name="P4">the hero in any compass direction. </text:p>
        <text:p text:style-name="P3"/>
        <text:p text:style-name="P4">When the first prototypes of The Legend ofZelda arrived in the United States, </text:p>
        <text:p text:style-name="P4">Minoru Arakawa was not sure how people would respond to a complex game </text:p>
        <text:p text:style-name="P4">with text windows in it. He worried that perhaps the game was too compli¬ </text:p>
        <text:p text:style-name="P4">cated for American audiences. To test this out, he had several employees try </text:p>
        <text:p text:style-name="P4">the game. In order to give the game a fair chance, Arakawa arranged for Japa¬ </text:p>
        <text:p text:style-name="P4">nese-speaking workers to sit with American employees and translate any Kanji </text:p>
        <text:p text:style-name="P4">that appeared in the text boxes. </text:p>
        <text:p text:style-name="P3"/>
        <text:p text:style-name="P4">It was all in Japanese, which made it really hard to play, but it was just so </text:p>
        <text:p text:style-name="P4">compelling that we kept playing it and playing it. The way the game me¬ </text:p>
        <text:p text:style-name="P4">chanics worked, the fact that it did this great thing with that sword... It had </text:p>
        <text:p text:style-name="P4">great mechanics. Typical of Miyamoto, it had puzzles. You would come across </text:p>
        <text:p text:style-name="P4">things that would be on the island or behind a door or whatever, and you </text:p>
        <text:p text:style-name="P4">could see them, but you couldn't have them. </text:p>
        <text:p text:style-name="P3"/>
        <text:p text:style-name="P3"/>
        <text:p text:style-name="P5">—<text:span text:style-name="T13">Howard Phillips </text:span></text:p>
        <text:p text:style-name="P3"/>
        <text:p text:style-name="P3"/>
        <text:p text:style-name="P3"/>
        <text:p text:style-name="P4">354 tire New Empire </text:p>
        <text:p text:style-name="P3"/>
        <text:p text:style-name="P3"/>
        <text:p text:style-name="P4">As he tested The LegendofZelda on his employees, Arakawa noticed a disturb¬ </text:p>
        <text:p text:style-name="P4">ing trend. Most American workers who played the game did not warm up to </text:p>
        <text:p text:style-name="P4">it instantly. They all ended up giving the game high marks, but Arakawa no¬ </text:p>
        <text:p text:style-name="P4">ticed that some people needed as much as ten hours before they understood </text:p>
        <text:p text:style-name="P4">the game and enjoyed it. </text:p>
        <text:p text:style-name="P3"/>
        <text:p text:style-name="P4">The Legend of Zelda was a different kind of game and, also, it took a long time until </text:p>
        <text:p text:style-name="P4">people really liked the game. I hoped people would be patient enough and under¬ </text:p>
        <text:p text:style-name="P4">stand that it was a different game and enjoy it, and I was worried at the time. </text:p>
        <text:p text:style-name="P3"/>
        <text:p text:style-name="P5">—<text:span text:style-name="T13">Minoru Arakawa </text:span></text:p>
        <text:p text:style-name="P3"/>
        <text:p text:style-name="P4">Housed in a shiny gold cartridge, the American version of The Legend of Zelda </text:p>
        <text:p text:style-name="P4">required more megabits of storage space than any other game released for the </text:p>
        <text:p text:style-name="P4">NES up to that point, and it came with an internal ten-year battery, enabling </text:p>
        <text:p text:style-name="P4">it to store three players’ progress so that they would not have to start again </text:p>
        <text:p text:style-name="P4">after every game. The Legend of Zelda was the first game to include an internal </text:p>
        <text:p text:style-name="P4">battery. It also came with more documentation than earlier games, including </text:p>
        <text:p text:style-name="P4">a thick instruction booklet that identified most of the monsters and weapons </text:p>
        <text:p text:style-name="P4">in the game and a large fold-out map of the fantasy land of Hyrule. As a final </text:p>
        <text:p text:style-name="P4">precaution, Arakawa added a toll-free telephone number that players could </text:p>
        <text:p text:style-name="P4">call if they needed help with the game. </text:p>
        <text:p text:style-name="P3"/>
        <text:p text:style-name="P4">The game was so different that we were afraid that people couldn’t figure </text:p>
        <text:p text:style-name="P4">out how to play and [would] give up, so we put the 800 telephone number in </text:p>
        <text:p text:style-name="P4">the game [booklet] so that they could call us for free and we could answer </text:p>
        <text:p text:style-name="P4">any questions about the games. </text:p>
        <text:p text:style-name="P3"/>
        <text:p text:style-name="P4">We released the Legend of Zelda on June 27, 1987. All of a sudden, the </text:p>
        <text:p text:style-name="P4">telephone started ringing. We hired four people to answer questions over </text:p>
        <text:p text:style-name="P4">the telephone, and those four people were busy all the time, so we increased </text:p>
        <text:p text:style-name="P4">from four to five, 10, 20, 40, 50, and we ended up with 200. </text:p>
        <text:p text:style-name="P3"/>
        <text:p text:style-name="P5">—<text:span text:style-name="T13">Minoru Arakawa </text:span></text:p>
        <text:p text:style-name="P3"/>
        <text:p text:style-name="P4">Customers called nonstop and asked questions about more than The Legend </text:p>
        <text:p text:style-name="P4">of Zelda —they wanted to know about every game. To cover the calls, Arakawa </text:p>
        <text:p text:style-name="P4">expanded his telephone bank to ten full-time operators, but it wasn’t enough. </text:p>
        <text:p text:style-name="P3"/>
        <text:p text:style-name="P3"/>
        <text:p text:style-name="P3"/>
        <text:p text:style-name="P4">The New Empire 355 </text:p>
        <text:p text:style-name="P3"/>
        <text:p text:style-name="P3"/>
        <text:p text:style-name="P4">He continued expanding the telephone operation, running ads in the help- </text:p>
        <text:p text:style-name="P4">wanted sections of the Seattle Times and the Seattle Post Intelligencer for people </text:p>
        <text:p text:style-name="P4">who “want to play games for a living.” By 1990, more than 200 people were </text:p>
        <text:p text:style-name="P4">working on the help lines, and the toll-free number became too expensive to </text:p>
        <text:p text:style-name="P4">maintain. Expecting to reduce the number of calls, Arakawa approved the </text:p>
        <text:p text:style-name="P4">suggestion to keep the help center as a free service but eliminate the toll-free </text:p>
        <text:p text:style-name="P4">number. Throughout the 1990s, the help center continued to maintain a staff </text:p>
        <text:p text:style-name="P4">of 200 operators, fielding an average of 100,000 telephone calls, 3,500 e-mail </text:p>
        <text:p text:style-name="P4">messages, and 1,900 letters per week. During the holidays, the staffing grew to </text:p>
        <text:p text:style-name="P4">500 operators fielding as many as 250,000 calls* </text:p>
        <text:p text:style-name="P3"/>
        <text:p text:style-name="P3"/>
        <text:p text:style-name="P4">Mike lyson’s Puncga-Out </text:p>
        <text:p text:style-name="P3"/>
        <text:p text:style-name="P4">The second major game of 1987 was Mike Tyson’s Punch-Out, a home adaptation </text:p>
        <text:p text:style-name="P4">of an arcade game that Nintendo had released in 1983. Both the arcade game </text:p>
        <text:p text:style-name="P4">and the NES cartridge were designed by Genyo Takeda and Nintendo Co. Ltd.’s </text:p>
        <text:p text:style-name="P4">Research and Development Team 3, a team of engineers that generally fo¬ </text:p>
        <text:p text:style-name="P4">cused on hardware. </text:p>
        <text:p text:style-name="P3"/>
        <text:p text:style-name="P4">The original arcade game, which was simply called Punch-Out, was a boxing </text:p>
        <text:p text:style-name="P4">game in which players took on five fictitious fighters as they fought for a shot at </text:p>
        <text:p text:style-name="P4">a championship belt. An early first-person game, players saw the game from </text:p>
        <text:p text:style-name="P4">within the head of an “up-and-coming boxer.” The fighter the player controlled </text:p>
        <text:p text:style-name="P4">was depicted as a wire mesh character. Although Punch-Out was ostensibly about </text:p>
        <text:p text:style-name="P4">boxing, it was really a puzzle game. In order to win, players had to learn the </text:p>
        <text:p text:style-name="P4">patterns used by the computer-controlled boxers. A fighter named “Bald Bull,” </text:p>
        <text:p text:style-name="P4">for instance, would charge at the player. If he landed a punch at the end of his </text:p>
        <text:p text:style-name="P4">charge, he would score an instant knockdown. The player could either dodge </text:p>
        <text:p text:style-name="P4">Bald Bull’s charge and respond with a properly timed counterattack, or hit him </text:p>
        <text:p text:style-name="P4">at a precise moment in his charge to knock him to the canvas. </text:p>
        <text:p text:style-name="P3"/>
        <text:p text:style-name="P4">The home version of Punch-Out featured more than twice as many opponents </text:p>
        <text:p text:style-name="P4">as the arcade game. While the home version did include three of the original </text:p>
        <text:p text:style-name="P4">fighters—Glass Joe, Bald Bull, and Mr. Sandman (who was the world cham¬ </text:p>
        <text:p text:style-name="P4">pion in the arcade game)—it also had five all-new opponents, including Mike </text:p>
        <text:p text:style-name="P4">Tyson, who had recently been crowned heavyweight champion of the world. </text:p>
        <text:p text:style-name="P3"/>
        <text:p text:style-name="P3"/>
        <text:p text:style-name="P4">In 1998, the help center held a small party to celebrate call number 64 million. </text:p>
        <text:p text:style-name="P3"/>
        <text:p text:style-name="P3"/>
        <text:p text:style-name="P3"/>
        <text:p text:style-name="P4">356 The New Empire </text:p>
        <text:p text:style-name="P3"/>
        <text:p text:style-name="P3"/>
        <text:p text:style-name="P4">Arakawa thought up the idea of licensing Mike Tyson himself. He attended </text:p>
        <text:p text:style-name="P4">one ofTyson’s early fights during a trade show and was impressed by the young </text:p>
        <text:p text:style-name="P4">boxer’s power and skills. Arakawa decided that adding the super-powerful </text:p>
        <text:p text:style-name="P4">heavyweight’s name to the upcoming boxing game would make it more at¬ </text:p>
        <text:p text:style-name="P4">tractive. Nintendo’s legal team approached Tyson with an offer that was </text:p>
        <text:p text:style-name="P4">rumored to be $50,000* for a three-year period, and the fighter agreed. (It </text:p>
        <text:p text:style-name="P4">should be noted that Nintendo took a chance licensing Tyson, since the agree¬ </text:p>
        <text:p text:style-name="P4">ment was signed prior to his winning the WBC title from Trevor Berbick on </text:p>
        <text:p text:style-name="P4">November 22, 1986.) When Arakawa told Takeda the idea, Takeda agreed and </text:p>
        <text:p text:style-name="P4">began adding Tyson’s image to one of the fighters in the game. </text:p>
        <text:p text:style-name="P3"/>
        <text:p text:style-name="P4">I watched Tyson fight during CES. This was before he became champion. He </text:p>
        <text:p text:style-name="P4">was so powerful and strong and we all fel I in love with him, so we decided to </text:p>
        <text:p text:style-name="P4">license him. japan liked the idea, too. Fortunately, the Punch-Out game was </text:p>
        <text:p text:style-name="P4">under development for the home [console], so I contacted Mr. Takeda and </text:p>
        <text:p text:style-name="P4">asked him to convert it to Mike Tyson’s Punch-Out. </text:p>
        <text:p text:style-name="P3"/>
        <text:p text:style-name="P4">He changed the master board to include Tyson, and Tyson [the boxer] </text:p>
        <text:p text:style-name="P4">was quite successful. He won every fight before he became champion, so </text:p>
        <text:p text:style-name="P4">we were very pleased. </text:p>
        <text:p text:style-name="P3"/>
        <text:p text:style-name="P5">—<text:span text:style-name="T13">Minoru Arakawa </text:span></text:p>
        <text:p text:style-name="P3"/>
        <text:p text:style-name="P4">Unlike the arcade game, the home game was played from the third-person </text:p>
        <text:p text:style-name="P4">perspective. Players controlled a tiny boxer in a black tank top named Little </text:p>
        <text:p text:style-name="P4">Mac, who was so short that his head barely reached his opponent’s belt lines. </text:p>
        <text:p text:style-name="P4">As he prepared to release the game, Arakawa confided to Howard Phillips </text:p>
        <text:p text:style-name="P4">that the Little Mac character was designed to look like him. </text:p>
        <text:p text:style-name="P3"/>
        <text:p text:style-name="P4">When he first got Punch-Out, Arakawa said, "Little Mac, that’s you.” </text:p>
        <text:p text:style-name="P3"/>
        <text:p text:style-name="P4">I said, "What are you talking about?" and he said, "It looks just like you.” </text:p>
        <text:p text:style-name="P3"/>
        <text:p text:style-name="P4">I told him, "He looks nothing like me,” but Arakawa kept saying that re¬ </text:p>
        <text:p text:style-name="P4">peatedly. I don’t know if he was just pulling my leg. </text:p>
        <text:p text:style-name="P3"/>
        <text:p text:style-name="P5">—<text:span text:style-name="T13">Howard Phillips </text:span></text:p>
        <text:p text:style-name="P3"/>
        <text:p text:style-name="P3"/>
        <text:p text:style-name="P4">Nintendo refuses to specify the amount. </text:p>
        <text:p text:style-name="P3"/>
        <text:p text:style-name="P3"/>
        <text:p text:style-name="P3"/>
        <text:p text:style-name="P4">The New Empire 357 </text:p>
        <text:p text:style-name="P3"/>
        <text:p text:style-name="P3"/>
        <text:p text:style-name="P4">If Takeda’s team members wanted Little Mac to look like Howard Phillips, </text:p>
        <text:p text:style-name="P4">they failed. Little Mac had black hair; Phillips’s hair was red. Their faces were </text:p>
        <text:p text:style-name="P4">also unalike.* </text:p>
        <text:p text:style-name="P3"/>
        <text:p text:style-name="P4">Nintendo, a company that worked hard to maintain a clean image, came </text:p>
        <text:p text:style-name="P4">to regret its association with Tyson. After winning and unifying the heavy¬ </text:p>
        <text:p text:style-name="P4">weight crown in 1987, Tyson became involved in a well-publicized divorce </text:p>
        <text:p text:style-name="P4">from actress Robyn Givens. During the proceedings, Tyson was accused of </text:p>
        <text:p text:style-name="P4">beating Givens. When Nintendo’s three-year agreement with Tyson ended, </text:p>
        <text:p text:style-name="P4">the company quietly removed his name and image from the game and re- </text:p>
        <text:p text:style-name="P4">released it as Punch-Out! with a new champion named “Mr. Dream.” </text:p>
        <text:p text:style-name="P3"/>
        <text:p text:style-name="P4">Both Mike Tysons Punch-Out and The legend ofZelda became million-sellers. </text:p>
        <text:p text:style-name="P3"/>
        <text:p text:style-name="P4">Metroid </text:p>
        <text:p text:style-name="P3"/>
        <text:p text:style-name="P4">Metroid, the third major game to be released by Nintendo in 1987, was a futur¬ </text:p>
        <text:p text:style-name="P4">istic adventure in which players controlled a space explorer named Samus. </text:p>
        <text:p text:style-name="P4">Created by Nintendo’s Research and Development Team 1—the team led by </text:p>
        <text:p text:style-name="P4">Gumpei Yokoi, the man who created the hardware for Donkey Kong—Metroid </text:p>
        <text:p text:style-name="P4">was a difficult game to beat. It involved a lot of precision jumping, one of the </text:p>
        <text:p text:style-name="P4">tougher skills in video games. It featured several large side-scrolling and ver¬ </text:p>
        <text:p text:style-name="P4">tically scrolling maps and stands out for having some of the most innovative </text:p>
        <text:p text:style-name="P4">and challenging levels of any NES game. It was also one of the first games to </text:p>
        <text:p text:style-name="P4">feature a female hero. Samus wore a large space helmet throughout the game. </text:p>
        <text:p text:style-name="P4">She could have been a man, a child, or a robot. Once she destroyed the final </text:p>
        <text:p text:style-name="P4">enemy character, a creature called “Mother Brain,” she removed her helmet. </text:p>
        <text:p text:style-name="P4">Only then did players find out that Samus was a woman. </text:p>
        <text:p text:style-name="P3"/>
        <text:p text:style-name="P4">Metroid became a symbol of Nintendo’s ability to make adult-oriented games. </text:p>
        <text:p text:style-name="P4">In later years, Nintendo tried to attract older consumers to Game Boy and </text:p>
        <text:p text:style-name="P4">Super NES by releasing Metroid versions for those systems. </text:p>
        <text:p text:style-name="P3"/>
        <text:p text:style-name="P4">The Library of licensees </text:p>
        <text:p text:style-name="P3"/>
        <text:p text:style-name="P4">Nintendo’s third-party licensees also provided impressive games in 1987. </text:p>
        <text:p text:style-name="P4">Konami, a company that would distinguish itself as one of Nintendo’s four </text:p>
        <text:p text:style-name="P3"/>
        <text:p text:style-name="P4">* Glass Joe, the first opponent in the game, looked a bit more like Phillips and has the same </text:p>
        <text:p text:style-name="P4">hair color and length. It is possible that Arakawa was mistaken. </text:p>
        <text:p text:style-name="P3"/>
        <text:p text:style-name="P3"/>
        <text:p text:style-name="P3"/>
        <text:p text:style-name="P4">358 The New Empire </text:p>
        <text:p text:style-name="P3"/>
        <text:p text:style-name="P3"/>
        <text:p text:style-name="P4">most influential licensees, made good use of its five-game allotment in 1987. </text:p>
        <text:p text:style-name="P4">A successful arcade company with such past hits as Frogger and Time Pilot, </text:p>
        <text:p text:style-name="P4">Konami’s first offerings included Gradius, a side-scrolling space shooter; Track </text:p>
        <text:p text:style-name="P4">&amp; Field send Rush 'N Attack, two decent translations of arcade games; Castlevania, </text:p>
        <text:p text:style-name="P4">a side-scrolling adventure in which players controlled a whip-toting vampire </text:p>
        <text:p text:style-name="P4">hunter; and Double Dribble, a basketball simulation. </text:p>
        <text:p text:style-name="P3"/>
        <text:p text:style-name="P4">Konami sold more than 1 million copies of Gradius, its first NES title, in Ja¬ </text:p>
        <text:p text:style-name="P4">pan before shipping it to the United States. The game contained a secret code </text:p>
        <text:p text:style-name="P4">that would enable players to equip their spaceship with an array of weapons. </text:p>
        <text:p text:style-name="P4">To get the weapons, players had to hit the directional pad on their controllers </text:p>
        <text:p text:style-name="P4">up twice, down twice, left, right, left, right, “B,” “A,” and then “Start” but¬ </text:p>
        <text:p text:style-name="P4">tons. Konami used the same secret code in many of its later games. </text:p>
        <text:p text:style-name="P3"/>
        <text:p text:style-name="P4">Data East, another licensee with a strong arcade pedigree, used its </text:p>
        <text:p text:style-name="P4">game allotment to convert popular arcade games into home cartridges. </text:p>
        <text:p text:style-name="P4">Data East’s first offerings included Tag Team Wrestling, Karate Champ (the </text:p>
        <text:p text:style-name="P4">first side-view martial-arts tournament game), Burgertime (which had been </text:p>
        <text:p text:style-name="P4">released for ColecoVision, Intellivision, and several Atari systems in the </text:p>
        <text:p text:style-name="P4">early 1980s), and Kamov. </text:p>
        <text:p text:style-name="P3"/>
        <text:p text:style-name="P4">Taito, which along with Konami was one of the original four licensees, re¬ </text:p>
        <text:p text:style-name="P4">leased home versions of three arcade games in 1987— Elevator Action, Legend of </text:p>
        <text:p text:style-name="P4">Kage, and Arkanotd. In later years, Arkanoid became somewhat of a collectors’ </text:p>
        <text:p text:style-name="P4">item because it had an adapter featuring a knob that enabled NES controllers </text:p>
        <text:p text:style-name="P4">to move paddles across the bottom of the screen. Arkanoid was basically an </text:p>
        <text:p text:style-name="P4">updated version of the Atari game Breakout. </text:p>
        <text:p text:style-name="P3"/>
        <text:p text:style-name="P4">Some companies rushed to publish NES translations of arcade games that </text:p>
        <text:p text:style-name="P4">they licensed from other companies. SNK Corporation licensed the NES rights </text:p>
        <text:p text:style-name="P4">to the arcade hits Ikan Warriors dead Ikari Warriors IF. Victory Road from a company </text:p>
        <text:p text:style-name="P4">called Irem. Sun Soft Corporation licensed a 1983 driving simulation called </text:p>
        <text:p text:style-name="P4">Spy Hunter ham Bally/Midway. </text:p>
        <text:p text:style-name="P3"/>
        <text:p text:style-name="P4">Of all of Nintendo’s early licensees, however, the one with the most staying </text:p>
        <text:p text:style-name="P4">power in the industry was Capcom. With an unmistakably strong arcade pres¬ </text:p>
        <text:p text:style-name="P4">ence and a particularly aggressive marketer at the helm of its U.S. affiliate, </text:p>
        <text:p text:style-name="P4">Capcom released a mixture of arcade translations and original games that </text:p>
        <text:p text:style-name="P4">attracted a strong following. </text:p>
        <text:p text:style-name="P3"/>
        <text:p text:style-name="P3"/>
        <text:p text:style-name="P3"/>
        <text:p text:style-name="P4">The New Empire 359 </text:p>
        <text:p text:style-name="P3"/>
        <text:p text:style-name="P3"/>
        <text:p text:style-name="P4">Capcom is another coin-op company, a very good coin-op company. They </text:p>
        <text:p text:style-name="P4">were especially good at creating the games and doing the smart marketing. </text:p>
        <text:p text:style-name="P4">Sometime, from inventory-risk point of view, they made mistakes by being </text:p>
        <text:p text:style-name="P4">too aggressive, and they ended up in trouble back in those days. </text:p>
        <text:p text:style-name="P3"/>
        <text:p text:style-name="P5">—<text:span text:style-name="T13">Minoru Arakawa </text:span></text:p>
        <text:p text:style-name="P3"/>
        <text:p text:style-name="P3"/>
        <text:p text:style-name="P4">Fighting for Survival </text:p>
        <text:p text:style-name="P3"/>
        <text:p text:style-name="P4">Nintendo and Sega were neighbors during the 1987 Winter Consumer Elec¬ </text:p>
        <text:p text:style-name="P4">tronics Show. Sega’s big product at the show was a pair of 3D glasses for the </text:p>
        <text:p text:style-name="P4">Master System. The glasses were designed by Mark Cerny, the young game </text:p>
        <text:p text:style-name="P4">designer who created Marble Madness for Atari Coin-op. Now working for Sega, </text:p>
        <text:p text:style-name="P4">Cerny moved to Japan shortly after leaving Atari. </text:p>
        <text:p text:style-name="P3"/>
        <text:p text:style-name="P4">Sega’s 3D glasses reflected their creator’s gift for sensible design. They were </text:p>
        <text:p text:style-name="P4">molded out of durable plastic, lightweight, and large enough to fit over pre¬ </text:p>
        <text:p text:style-name="P4">scription eyewear. The glasses were not meant to replace the television but rather </text:p>
        <text:p text:style-name="P4">to enhance it. Players watched the game through the glasses, and transparent </text:p>
        <text:p text:style-name="P4">liquid crystal displays within the eyepieces focused the picture on the screen </text:p>
        <text:p text:style-name="P4">and added 3D effects* Cerny’s glasses were one of the big hits of the trade show. </text:p>
        <text:p text:style-name="P3"/>
        <text:p text:style-name="P4">We were showing off what we felt was the next step in this technology, these </text:p>
        <text:p text:style-name="P4">3D glasses that used a shuttering effect. Next to us. . . right next to us be¬ </text:p>
        <text:p text:style-name="P4">cause we were side by side, Nintendo was showing their knitting machine. </text:p>
        <text:p text:style-name="P3"/>
        <text:p text:style-name="P4">They actually had a big to-do for knitting potholders and stuff like that. </text:p>
        <text:p text:style-name="P3"/>
        <text:p text:style-name="P4">I remember seeing Howard Lincoln and Arakawa in the hallway between </text:p>
        <text:p text:style-name="P4">our booths, and I started laughing and said that I felt that I was taking two </text:p>
        <text:p text:style-name="P4">steps forward in technology and I didn’t know where they were going with </text:p>
        <text:p text:style-name="P4">the pot holders. </text:p>
        <text:p text:style-name="P3"/>
        <text:p text:style-name="P5">—<text:span text:style-name="T13">Bruce Lowry, former president, Sega Consumer Products </text:span></text:p>
        <text:p text:style-name="P3"/>
        <text:p text:style-name="P3"/>
        <text:p text:style-name="P4">* Ten years after Sega released its 3D Glasses, a number of smaller companies released </text:p>
        <text:p text:style-name="P4">products that utilized the identical technology to enhance PC games. </text:p>
        <text:p text:style-name="P3"/>
        <text:p text:style-name="P3"/>
        <text:p text:style-name="P3"/>
        <text:p text:style-name="P4">Sega had a number of small victories during this period. Macy’s and FAO </text:p>
        <text:p text:style-name="P4">Schwartz carried the Master System right alongside the NES, and Target stores </text:p>
        <text:p text:style-name="P4">promoted the console quite heavily. Film critics Siskel and Ebert compared </text:p>
        <text:p text:style-name="P4">the NES and Master System on a special holiday program, concluding that </text:p>
        <text:p text:style-name="P4">they preferred Sega’s hardware. Ebert, who wore corrective eyeglasses, even </text:p>
        <text:p text:style-name="P4">commented that he could wear his glasses under the 3D Glasses. </text:p>
        <text:p text:style-name="P3"/>
        <text:p text:style-name="P4">These were fleeting victories at best, however. Nintendo controlled some¬ </text:p>
        <text:p text:style-name="P4">where between 86 to 93 percent of the market by the end of 1987. By the time </text:p>
        <text:p text:style-name="P4">Sega had sold 100,000 Master Systems, Nintendo had already sold more than 2 </text:p>
        <text:p text:style-name="P4">million NES units and the gap was widening. Nintendo had better market </text:p>
        <text:p text:style-name="P4">awareness and more money for advertising. Sensing that an established mar¬ </text:p>
        <text:p text:style-name="P4">keting partner with inroads into the American toy industry might have more </text:p>
        <text:p text:style-name="P4">luck competing with Nintendo, Sega Enterprises CEO Hayao Nakayama pulled </text:p>
        <text:p text:style-name="P4">the plug on the in-house consumer division in the beginning of 1988 and signed </text:p>
        <text:p text:style-name="P4">a two-year licensing agreement with Tonka Toys. Neither Bruce Lowry nor </text:p>
        <text:p text:style-name="P4">Bob Harris, who was vice president of sales and marketing, wanted to move to </text:p>
        <text:p text:style-name="P4">Tonka’s Minnesota headquarters; and both ended up leaving Sega. </text:p>
        <text:p text:style-name="P3"/>
        <text:p text:style-name="P4">While we had gotten into all the retailers they [Nintendo] did, we simply did </text:p>
        <text:p text:style-name="P4">not have the resources to compete against Nintendo’s huge marketing bud¬ </text:p>
        <text:p text:style-name="P4">get, and the decision was made to look for a partner. We hooked up with </text:p>
        <text:p text:style-name="P4">Tonka, and they took over the distribution and put a tremendous amount of </text:p>
        <text:p text:style-name="P4">money into marketing dollars. They put over $30 million into marketing. </text:p>
        <text:p text:style-name="P3"/>
        <text:p text:style-name="P5">—<text:span text:style-name="T13">Bruce Lowry </text:span></text:p>
        <text:p text:style-name="P3"/>
        <text:p text:style-name="P3"/>
        <text:p text:style-name="P4">Another Big Year </text:p>
        <text:p text:style-name="P3"/>
        <text:p text:style-name="P4">Toy sales generally drop sharply after the holidays, but Nintendo sales re¬ </text:p>
        <text:p text:style-name="P4">mained strong in January and February of 1988. With more than seven </text:p>
        <text:p text:style-name="P4">million users, the demand for new games remained steady all year long. So </text:p>
        <text:p text:style-name="P4">did the requests for game hints and information about upcoming titles. </text:p>
        <text:p text:style-name="P4">Nintendo tried to satisfy consumer curiosity with a free quarterly newslet¬ </text:p>
        <text:p text:style-name="P4">ter called Nintendo Fun Club News, but the newsletter wasn’t enough. It began </text:p>
        <text:p text:style-name="P3"/>
        <text:p text:style-name="P3"/>
        <text:p text:style-name="P3"/>
        <text:p text:style-name="P4">The New Empire |6l </text:p>
        <text:p text:style-name="P3"/>
        <text:p text:style-name="P3"/>
        <text:p text:style-name="P4">as a 12-page, two-color publication in the spring of 1987, but by winter it </text:p>
        <text:p text:style-name="P4">had expanded to 32 full-color pages. After releasing the spring 1988, issue of </text:p>
        <text:p text:style-name="P4">Nintendo Fun Club News, Arakawa decided it was time for Nintendo to publish </text:p>
        <text:p text:style-name="P4">a full magazine. The magazine was named Nintendo Power. </text:p>
        <text:p text:style-name="P3"/>
        <text:p text:style-name="P4">There were quite a few publishers making video game magazines in )apan, </text:p>
        <text:p text:style-name="P4">and no one was doing one in the United States, so we decided to do it our¬ </text:p>
        <text:p text:style-name="P4">selves. I felt Gail Tilden was the perfect person to do the editing on the </text:p>
        <text:p text:style-name="P4">magazine. She had just had a baby and wasn’t in the office, so I called her up </text:p>
        <text:p text:style-name="P4">and asked her to start our publishing department. She accepted, and she </text:p>
        <text:p text:style-name="P4">came with the baby in her arms two weeks after she got out of the hospital. </text:p>
        <text:p text:style-name="P3"/>
        <text:p text:style-name="P5">—<text:span text:style-name="T13">Minoru Arakawa </text:span></text:p>
        <text:p text:style-name="P3"/>
        <text:p text:style-name="P4">Nintendo Power, which was released bi-monthly, was larger and far more so¬ </text:p>
        <text:p text:style-name="P4">phisticated than Nintendo Fun Club News. Each issue was approximately 100 pages </text:p>
        <text:p text:style-name="P4">long and featured game maps, tips from game counselors, and descriptions of </text:p>
        <text:p text:style-name="P4">upcoming games. Nintendo Power ran no advertisements, though it glibly plugged </text:p>
        <text:p text:style-name="P4">products made by Nintendo. By 1989, more than one million people subscribed </text:p>
        <text:p text:style-name="P4">to Nintendo Power. </text:p>
        <text:p text:style-name="P3"/>
        <text:p text:style-name="P4">One of Nintendo Powers most popular features was “NES Achievers,” a two- </text:p>
        <text:p text:style-name="P4">page spread that listed the names of people who either completed or got </text:p>
        <text:p text:style-name="P4">exceptionally high scores on popular NES and Game Boy games. The compe¬ </text:p>
        <text:p text:style-name="P4">tition to get on this list was fierce and not always restricted to kids. </text:p>
        <text:p text:style-name="P3"/>
        <text:p text:style-name="P4">I had my name in Nintendo Power Magazine several times for top score on </text:p>
        <text:p text:style-name="P4">Came Boy Tetris. It got to the point that they wouldn’t print my name again, </text:p>
        <text:p text:style-name="P4">so I had to use a fake name.... my first name backwards and my last name </text:p>
        <text:p text:style-name="P4">backwards. Evets Kainzow. </text:p>
        <text:p text:style-name="P3"/>
        <text:p text:style-name="P4">I saw the fake name in there one day, and I thought it was somebody else </text:p>
        <text:p text:style-name="P4">and said, "Oh, my God, his score is better than mine!” I was trying to figure </text:p>
        <text:p text:style-name="P4">it out, then I noticed that Evets Kainzow lived in Saratoga, and I remembered </text:p>
        <text:p text:style-name="P4">sending it in. </text:p>
        <text:p text:style-name="P3"/>
        <text:p text:style-name="P3"/>
        <text:p text:style-name="P5">—<text:span text:style-name="T13">Steven Wozniak, cofounder, Apple Computers </text:span></text:p>
        <text:p text:style-name="P3"/>
        <text:p text:style-name="P3"/>
        <text:p text:style-name="P3"/>
        <text:p text:style-name="P4">362 The New Empire </text:p>
        <text:p text:style-name="P3"/>
        <text:p text:style-name="P3"/>
        <text:p text:style-name="P4">Inventing the miniate Video Game </text:p>
        <text:p text:style-name="P3"/>
        <text:p text:style-name="P4">As Nintendo’s popularity grew, so did complaints about video games interfer¬ </text:p>
        <text:p text:style-name="P4">ing with school studies. Rather than taking a defensive approach, the public </text:p>
        <text:p text:style-name="P4">relations team from Hill and Knowlton recommended that Nintendo take a </text:p>
        <text:p text:style-name="P4">proactive stance and proposed an event that would cast the company in a </text:p>
        <text:p text:style-name="P4">pro-education light. </text:p>
        <text:p text:style-name="P3"/>
        <text:p text:style-name="P4">There was a fair amount of backlash starting to develop about this time, and </text:p>
        <text:p text:style-name="P4">people felt that video games were an insidious stealer of children’s energies </text:p>
        <text:p text:style-name="P4">and creativity. There were a lot of things we did to try to put a more human </text:p>
        <text:p text:style-name="P4">face on Nintendo, including sponsoring a contest that promoted the process </text:p>
        <text:p text:style-name="P4">of inventing and creativity among kids. </text:p>
        <text:p text:style-name="P3"/>
        <text:p text:style-name="P5">—<text:span text:style-name="T13">Richard Brudvik-Lindner </text:span></text:p>
        <text:p text:style-name="P3"/>
        <text:p text:style-name="P4">The contest was called the “Invent the Ultimate Video Game” competi¬ </text:p>
        <text:p text:style-name="P4">tion. Kids of all ages were invited to submit original ideas for video games to </text:p>
        <text:p text:style-name="P4">be judged by Nintendo. They did not have to make an actual game; they sim¬ </text:p>
        <text:p text:style-name="P4">ply needed to send documentation explaining their ideas. Of the more than </text:p>
        <text:p text:style-name="P4">10,000 entries received, 10 finalists were selected and flown to Washington, </text:p>
        <text:p text:style-name="P4">D.C., in February 1989, to exhibit their ideas at an event that would be held in </text:p>
        <text:p text:style-name="P4">the rotunda of the Senate office building. Many of the games that were se¬ </text:p>
        <text:p text:style-name="P4">lected had a decidedly educational theme. A female finalist, for instance, came </text:p>
        <text:p text:style-name="P4">up with a game that simulated a presidential election. The winner of the com¬ </text:p>
        <text:p text:style-name="P4">petition was fifteen-year-old Jeffrey Scott Campbell of Aurora, Colorado, who </text:p>
        <text:p text:style-name="P4">received the grand prize: a $3,000 scholarship. </text:p>
        <text:p text:style-name="P3"/>
        <text:p text:style-name="P4">I presented the trophies at the competition and talked with a lot of reporters. </text:p>
        <text:p text:style-name="P3"/>
        <text:p text:style-name="P4">This one TV reporter came up to me, and we spoke for quite a while. We had </text:p>
        <text:p text:style-name="P4">a friendly conversation, then he said, "Are you ready to do the interview?” </text:p>
        <text:p text:style-name="P3"/>
        <text:p text:style-name="P4">I said yes, and he put his microphone in my face and said, "Why is it that </text:p>
        <text:p text:style-name="P4">video games are so bad for kids?" </text:p>
        <text:p text:style-name="P3"/>
        <text:p text:style-name="P4">I thought for a few seconds, then I said, "They’re not.” </text:p>
        <text:p text:style-name="P3"/>
        <text:p text:style-name="P4">He said, "Let’s try this again,” and asked the same question. Then I thought </text:p>
        <text:p text:style-name="P4">for a few seconds and said, "They’re not. ” He wanted to get me arguing, and </text:p>
        <text:p text:style-name="P3"/>
        <text:p text:style-name="P3"/>
        <text:p text:style-name="P3"/>
        <text:p text:style-name="P4">The New Empire 363 </text:p>
        <text:p text:style-name="P3"/>
        <text:p text:style-name="P3"/>
        <text:p text:style-name="P4">I thought this was the best way to make sure that he did not get any useable </text:p>
        <text:p text:style-name="P4">tape from me. </text:p>
        <text:p text:style-name="P3"/>
        <text:p text:style-name="P5">—<text:span text:style-name="T13">Howard Phillips </text:span></text:p>
        <text:p text:style-name="P3"/>
        <text:p text:style-name="P3"/>
        <text:p text:style-name="P4">Not a Political Statement </text:p>
        <text:p text:style-name="P3"/>
        <text:p text:style-name="P4">In 1988, Konami released an NES side-scrolling shooter game called Contra. The </text:p>
        <text:p text:style-name="P4">game started out like a fairly typical war game with soldiers running through a </text:p>
        <text:p text:style-name="P4">jungle, shooting at enemies. Before long, however, the action moved out of the </text:p>
        <text:p text:style-name="P4">jungle and into a futuristic-looking fortress filled with alien creatures and la¬ </text:p>
        <text:p text:style-name="P4">sers. (Despite the picture of an alien standing between two soldiers on the box, </text:p>
        <text:p text:style-name="P4">some people saw the title and thought the game referred to the guerrillas Ronald </text:p>
        <text:p text:style-name="P4">Reagan had sent aid to in Nicaragua.) Toys “R” Us refused to carry the game, </text:p>
        <text:p text:style-name="P4">stating that it was too violent. When Minoru Arakawa called Toys “R” Us head¬ </text:p>
        <text:p text:style-name="P4">quarters and told the buyers that the violence in the game was within acceptable </text:p>
        <text:p text:style-name="P4">limits, the retailers picked up the game. It sold exceptionally well. </text:p>
        <text:p text:style-name="P3"/>
        <text:p text:style-name="P4">Nintendo’s product analysts scrutinized and screened games before approv¬ </text:p>
        <text:p text:style-name="P4">ing them for publication on the NES, but some things slipped through. When </text:p>
        <text:p text:style-name="P4">Jaleco, a company best-known for the million copy—selling baseball simula¬ </text:p>
        <text:p text:style-name="P4">tion Bases Loaded, submitted Maniac Mansion as a possible NES title, Nintendo </text:p>
        <text:p text:style-name="P4">made the company change some of the background art. Originally created by </text:p>
        <text:p text:style-name="P4">LucasArts for the Commodore Amiga, Maniac Mansion featured naked Greek </text:p>
        <text:p text:style-name="P4">statues. Once the statues and a few mildly suggestive lines of dialog were </text:p>
        <text:p text:style-name="P4">changed, the game was approved. Unfortunately, Nintendo’s screeners had </text:p>
        <text:p text:style-name="P4">not discovered an Easter egg that was well hidden deep within the game. </text:p>
        <text:p text:style-name="P3"/>
        <text:p text:style-name="P4">You had to sneak into a character named Weird Ed’s room and steal his ham¬ </text:p>
        <text:p text:style-name="P4">ster. You would then run down to the kitchen undetected and put the hamster </text:p>
        <text:p text:style-name="P4">in the microwave oven, at which point the hamster would explode into a </text:p>
        <text:p text:style-name="P4">little charred mess complete with sound effects. Then you could hand the </text:p>
        <text:p text:style-name="P4">charred hamster back to Weird Ed. </text:p>
        <text:p text:style-name="P3"/>
        <text:p text:style-name="P4">That actually was one of the only ways you could die in Maniac Mansion. </text:p>
        <text:p text:style-name="P3"/>
        <text:p text:style-name="P4">If you pulled off that trick, you would end up as a little tombstone, and then </text:p>
        <text:p text:style-name="P4">you could move around the game as an invisible ghost-like character. </text:p>
        <text:p text:style-name="P3"/>
        <text:p text:style-name="P3"/>
        <text:p text:style-name="P3"/>
        <text:p text:style-name="P4">364 The New Empire </text:p>
        <text:p text:style-name="P3"/>
        <text:p text:style-name="P3"/>
        <text:p text:style-name="P4">It was just one of those nice little tricks that was buried in the game, and </text:p>
        <text:p text:style-name="P4">it was buried so well that they never found it until the first 250,000 copies </text:p>
        <text:p text:style-name="P4">had sold. When we did the second run, they made us change it. </text:p>
        <text:p text:style-name="P3"/>
        <text:p text:style-name="P5">—<text:span text:style-name="T13">Mike Meyers, former product manager, jaleco </text:span></text:p>
        <text:p text:style-name="P3"/>
        <text:p text:style-name="P3"/>
        <text:p text:style-name="P4">A Holiday for iniels </text:p>
        <text:p text:style-name="P3"/>
        <text:p text:style-name="P4">As the holiday season approached, Nintendo could not ship in enough inven¬ </text:p>
        <text:p text:style-name="P4">tory to satisfy demands. Orders had been placed for 8.4 million NES consoles. </text:p>
        <text:p text:style-name="P4">Nintendo was only able to deliver 7 million. Because of the cost of making </text:p>
        <text:p text:style-name="P4">cartridges, Nintendo executives generally preferred multiple small manufac¬ </text:p>
        <text:p text:style-name="P4">turing runs and making customers wait for games rather than risking </text:p>
        <text:p text:style-name="P4">overstocking inventories. This policy made shortages of top products a </text:p>
        <text:p text:style-name="P4">Nintendo holiday tradition. </text:p>
        <text:p text:style-name="P3"/>
        <text:p text:style-name="P4">Blockbuster releases also generally resulted in holiday shortages. In 1988, </text:p>
        <text:p text:style-name="P4">Nintendo released two blockbuster games in time for the holidays—the se¬ </text:p>
        <text:p text:style-name="P4">quels to Super Mario Bros, and The Legend of Zelda. Excitement over the games </text:p>
        <text:p text:style-name="P4">grew so feverish that some Nintendo outlets took pre-orders. Both games had </text:p>
        <text:p text:style-name="P4">fundamental changes in their game play that made them unlike their prede¬ </text:p>
        <text:p text:style-name="P4">cessors. Although both games were good, neither lived up to expectations. </text:p>
        <text:p text:style-name="P3"/>
        <text:p text:style-name="P4">Like The Legend of Zelda, Zelda LL: The Adventure ofLinkwa.s an adventure game </text:p>
        <text:p text:style-name="P4">in which players led a young elf through a sprawling kingdom, exploring </text:p>
        <text:p text:style-name="P4">dungeons and fighting monsters. The game had many of the same mon¬ </text:p>
        <text:p text:style-name="P4">sters and supposedly took place in the same fantasy world as The Legend of </text:p>
        <text:p text:style-name="P4">Zelda, but the earlier game was exploration-based while The Adventure of Link </text:p>
        <text:p text:style-name="P4">focused more on combat. </text:p>
        <text:p text:style-name="P3"/>
        <text:p text:style-name="P4">The second sequel of the 1988 holiday season, Super Mario Bros. 2, was even </text:p>
        <text:p text:style-name="P4">more dissimilar to its predecessor. The only thing it shared with the original </text:p>
        <text:p text:style-name="P4">Super Mario Bros, were the lead characters, a few clever puzzles, and the same </text:p>
        <text:p text:style-name="P4">cute, innocuous sense of humor. The play mechanics of Super Mario Bros. 2 were </text:p>
        <text:p text:style-name="P4">entirely new. Super Mario Bros, was a fast-moving game of exploration and pre¬ </text:p>
        <text:p text:style-name="P4">cision jumping, in which players always raced against the clock. Much of the </text:p>
        <text:p text:style-name="P4">action occurred in acrophobic environments, where players sped across tall </text:p>
        <text:p text:style-name="P4">mushrooms or dangling steel girders. There was always a sense of vertigo, as </text:p>
        <text:p text:style-name="P3"/>
        <text:p text:style-name="P3"/>
        <text:p text:style-name="P3"/>
        <text:p text:style-name="P4">The New Empire 365 </text:p>
        <text:p text:style-name="P3"/>
        <text:p text:style-name="P3"/>
        <text:p text:style-name="P4">one misstep could cost Mario a life. Super Mario Bros. 2, on the other hand, took </text:p>
        <text:p text:style-name="P4">place at a slower and more plodding pace. Players located puzzles in the origi¬ </text:p>
        <text:p text:style-name="P4">nal Super Mario Bros, by jumping and bumping walls and blocks as they ran. </text:p>
        <text:p text:style-name="P4">Many puzzles in the sequel were hidden under clumps of grass. To find them, </text:p>
        <text:p text:style-name="P4">players had to pull every plant they passed. </text:p>
        <text:p text:style-name="P3"/>
        <text:p text:style-name="P4">Part of the reason the Super Mario Bros. 2 bore so little resemblance to the </text:p>
        <text:p text:style-name="P4">original Super Mario Bros, was because it was not a true sequel. The game that </text:p>
        <text:p text:style-name="P4">was released in the United States as Super Mario Bros. 2 was originally released in </text:p>
        <text:p text:style-name="P4">Japan as Doki Doki Panic. </text:p>
        <text:p text:style-name="P3"/>
        <text:p text:style-name="P4">Mario 2 was a gap filler. In lapan it was called Doki Doki Panic and it had </text:p>
        <text:p text:style-name="P4">some little Arabian guy. They just took the Arabian guy out and replaced </text:p>
        <text:p text:style-name="P4">him with Mario, and I think there were some changes to the girl to make her </text:p>
        <text:p text:style-name="P4">more like a Mario-ish heroine; but they only made very limited changes. </text:p>
        <text:p text:style-name="P3"/>
        <text:p text:style-name="P5">—<text:span text:style-name="T13">Howard Phillips </text:span></text:p>
        <text:p text:style-name="P3"/>
        <text:p text:style-name="P4">Shigeru Miyamoto, the man who created Super Mario Bros., had little to do </text:p>
        <text:p text:style-name="P4">with the making of Doki Doki Panic. He did create a sequel that was released in </text:p>
        <text:p text:style-name="P4">Japan. Though Miyamoto’s sequel was similar to the original Super Mario Bros., </text:p>
        <text:p text:style-name="P4">it was determined that the game had elements that might irritate Ameri¬ </text:p>
        <text:p text:style-name="P4">can consumers. </text:p>
        <text:p text:style-name="P3"/>
        <text:p text:style-name="P4">There were two things in the Japanese Super Mario 2 that made it not so palat¬ </text:p>
        <text:p text:style-name="P4">able. At the time, I didn’t really know if Miyamoto had driven these changes or </text:p>
        <text:p text:style-name="P4">not, and it made me question whether he just lucked out to begin with. </text:p>
        <text:p text:style-name="P3"/>
        <text:p text:style-name="P4">In the Japanese Super Mario 2, the very first thing that happens is that this </text:p>
        <text:p text:style-name="P4">mushroom pops out of a block and you think, "Oh, great, go grab it.” It’s a </text:p>
        <text:p text:style-name="P4">poison mushroom. In the first Mario game, all the things that popped out </text:p>
        <text:p text:style-name="P4">were good. They added this new jeopardy that when you were looking for </text:p>
        <text:p text:style-name="P4">something surprising and good, it might be surprisingly bad. </text:p>
        <text:p text:style-name="P3"/>
        <text:p text:style-name="P4">The other thing he did was add in this driving rain, it came at a 45-degree </text:p>
        <text:p text:style-name="P4">angle so that Mario would be cruising along, and this wind would pick up </text:p>
        <text:p text:style-name="P4">and it varied with time. Sometimes it would blow slow and you’d move pretty </text:p>
        <text:p text:style-name="P4">quickly, and then sometimes it’d blow hard. You had to time your jumps to </text:p>
        <text:p text:style-name="P3"/>
        <text:p text:style-name="P3"/>
        <text:p text:style-name="P3"/>
        <text:p text:style-name="P4">366 The New Empire </text:p>
        <text:p text:style-name="P3"/>
        <text:p text:style-name="P3"/>
        <text:p text:style-name="P4">the wind, but again, the winds were unpredictable and you had to guess. </text:p>
        <text:p text:style-name="P3"/>
        <text:p text:style-name="P4">Those two things were classically un-Miyamoto, in that [they were] random </text:p>
        <text:p text:style-name="P4">and out of the player’s control. </text:p>
        <text:p text:style-name="P3"/>
        <text:p text:style-name="P4">Maybe Miyamoto was depressed at the time he made Mario 2, or maybe </text:p>
        <text:p text:style-name="P4">he delegated somebody else to do some level design, and that person added </text:p>
        <text:p text:style-name="P4">a couple of developments. </text:p>
        <text:p text:style-name="P3"/>
        <text:p text:style-name="P5">—<text:span text:style-name="T13">Howard Phillips </text:span></text:p>
        <text:p text:style-name="P3"/>
        <text:p text:style-name="P4">Though it was quite different from the original Super Mario Bros., Super Mario </text:p>
        <text:p text:style-name="P4">Bros. 2 was a major hit. Nintendo sold 6.76 million copies of the game worldwide. </text:p>
        <text:p text:style-name="P3"/>
        <text:p text:style-name="P3"/>
        <text:p text:style-name="P3"/>
        <text:p text:style-name="P4">The Liiai Sane </text:p>
        <text:p text:style-name="P3"/>
        <text:p text:style-name="P3"/>
        <text:p text:style-name="P4">A "computer program” is a set of statements or instructions to be used directly or indi¬ </text:p>
        <text:p text:style-name="P4">rectly in a computer in order to bring about a certain result. </text:p>
        <text:p text:style-name="P3"/>
        <text:p text:style-name="P5">—<text:span text:style-name="T13">United States Congress' </text:span></text:p>
        <text:p text:style-name="P3"/>
        <text:p text:style-name="P4">All computer software exists as electrical pulses, yet Congress explicitly extended copy¬ </text:p>
        <text:p text:style-name="P4">right protection to computer software as a literary work. 2 </text:p>
        <text:p text:style-name="P3"/>
        <text:p text:style-name="P5">—<text:span text:style-name="T13">Judge Fern M. Smith, District Court, North District of California </text:span></text:p>
        <text:p text:style-name="P3"/>
        <text:p text:style-name="P4">If you stack the notes from my appearances in court and measure them end-to-end, that </text:p>
        <text:p text:style-name="P4">stack would probably be about two feet long, if you take all of the paperwork from all of </text:p>
        <text:p text:style-name="P4">Magnavox’s cases, it would be at least 200 feet, enough to fill two storage rooms in a </text:p>
        <text:p text:style-name="P4">private storage facility in Chicago. </text:p>
        <text:p text:style-name="P3"/>
        <text:p text:style-name="P5">—<text:span text:style-name="T13">Ralph Baer, former manager, Equipment Design Division, Sanders Associates </text:span></text:p>
        <text:p text:style-name="P3"/>
        <text:p text:style-name="P3"/>
        <text:p text:style-name="P3"/>
        <text:p text:style-name="P3"/>
        <text:p text:style-name="P4">368 The Le^al Game </text:p>
        <text:p text:style-name="P3"/>
        <text:p text:style-name="P3"/>
        <text:p text:style-name="P4">lasing Decisions </text:p>
        <text:p text:style-name="P3"/>
        <text:p text:style-name="P4">Video game companies began taking each other to court before the term video </text:p>
        <text:p text:style-name="P4">game was even coined. Magnavox, the first console manufacturer, sued Atari, </text:p>
        <text:p text:style-name="P4">the first commercially successful arcade company, as early as 1973, coming </text:p>
        <text:p text:style-name="P4">the year after the introduction of Pong. At the time, people did not know </text:p>
        <text:p text:style-name="P4">whether to call Pong a “computer game” or a “television game.” </text:p>
        <text:p text:style-name="P3"/>
        <text:p text:style-name="P4">There have been hundreds of legal actions throughout the history of video </text:p>
        <text:p text:style-name="P4">games. Many of these actions, such as Magnavox’s protection of its technol- </text:p>
        <text:p text:style-name="P4">ogy patents, have resulted in insignificant trials or out-of-court settlements. </text:p>
        <text:p text:style-name="P4">Other cases have had important ramifications for future copyright protec¬ </text:p>
        <text:p text:style-name="P4">tion and antitrust actions. </text:p>
        <text:p text:style-name="P3"/>
        <text:p text:style-name="P4">Data East v. Epyx </text:p>
        <text:p text:style-name="P3"/>
        <text:p text:style-name="P4">In 1984, Data East released a game titled Karate Champ. Though it was not the </text:p>
        <text:p text:style-name="P4">first two-player fighting game,* it was the first two-player martial arts tour¬ </text:p>
        <text:p text:style-name="P4">nament game and the progenitor of a genre that in the early 1990s would </text:p>
        <text:p text:style-name="P4">become extremely popular. In Karate Champ, players controlled a martial artist </text:p>
        <text:p text:style-name="P4">as he battled computer-controlled fighters in tournament-style combat. {Ka¬ </text:p>
        <text:p text:style-name="P4">rate Champ had two-player simultaneous action as well.) It featured several </text:p>
        <text:p text:style-name="P4">realistic blocks, kicks, and punches and had large, relatively human-looking </text:p>
        <text:p text:style-name="P4">characters. The game was a modest hit in the arcades. </text:p>
        <text:p text:style-name="P3"/>
        <text:p text:style-name="P4">In October 1985, Data East released a home version of Karate Champ for the </text:p>
        <text:p text:style-name="P4">Commodore 64 computer. One month later, the British company System III </text:p>
        <text:p text:style-name="P4">released a similar game titled International Karate. When California-based Epyx, </text:p>
        <text:p text:style-name="P4">Inc., licensed the game and released it as World Karate Championship {or the Com¬ </text:p>
        <text:p text:style-name="P4">modore 64 in April 1986, Data East took Epyx to court, claiming that the </text:p>
        <text:p text:style-name="P5">“<text:span text:style-name="T13">overall appearance, compilation, and sequence of the audio visual display of </text:span></text:p>
        <text:p text:style-name="P4">the video game World Karate Championship infringed upon Karate Champ” Data </text:p>
        <text:p text:style-name="P4">East also claimed that World Karate Championship infringed upon its trademark </text:p>
        <text:p text:style-name="P4">and trade dress. The case went before Judge William A. Ingram of the United </text:p>
        <text:p text:style-name="P4">States District Court for the Northern District of California. </text:p>
        <text:p text:style-name="P3"/>
        <text:p text:style-name="P4">Upon looking at both games, Ingram found several areas of similarity to </text:p>
        <text:p text:style-name="P4">support Data East’s claim: </text:p>
        <text:p text:style-name="P3"/>
        <text:p text:style-name="P3"/>
        <text:p text:style-name="P4">The first two-player fighting game was Warrior, released by Cinematronics in 1979. </text:p>
        <text:p text:style-name="P3"/>
        <text:p text:style-name="P3"/>
        <text:p text:style-name="P3"/>
        <text:p text:style-name="P4">The Le^al Came 3^9 </text:p>
        <text:p text:style-name="P3"/>
        <text:p text:style-name="P3"/>
        <text:p text:style-name="P4">A. Each game has fourteen moves. </text:p>
        <text:p text:style-name="P3"/>
        <text:p text:style-name="P4">B. Each game has a two-player option. </text:p>
        <text:p text:style-name="P3"/>
        <text:p text:style-name="P4">C. Each game has a one-player option. </text:p>
        <text:p text:style-name="P3"/>
        <text:p text:style-name="P4">D. Each game has forward and backward somersault moves and about- </text:p>
        <text:p text:style-name="P4">face moves. </text:p>
        <text:p text:style-name="P3"/>
        <text:p text:style-name="P4">E. Each game has a squatting reverse punch wherein the heel is not on </text:p>
        <text:p text:style-name="P4">the ground. </text:p>
        <text:p text:style-name="P3"/>
        <text:p text:style-name="P4">F. Each game has an upper-lunge punch. </text:p>
        <text:p text:style-name="P3"/>
        <text:p text:style-name="P4">G. Each game has a back-foot sweep. </text:p>
        <text:p text:style-name="P3"/>
        <text:p text:style-name="P4">H. Each game has a jumping sidekick. </text:p>
        <text:p text:style-name="P3"/>
        <text:p text:style-name="P4">I. Each game has a low kick. </text:p>
        <text:p text:style-name="P3"/>
        <text:p text:style-name="P4">J. Each game has a walk-backwards position. </text:p>
        <text:p text:style-name="P3"/>
        <text:p text:style-name="P4">K. Each game has changing background scenes. </text:p>
        <text:p text:style-name="P3"/>
        <text:p text:style-name="P4">L. Each game has 30-second countdown rounds, </text:p>
        <text:p text:style-name="P3"/>
        <text:p text:style-name="P4">M. Each game uses one referee. </text:p>
        <text:p text:style-name="P3"/>
        <text:p text:style-name="P4">N. In each game the referee says, “begin,” “stop,” “white,” “red,” which </text:p>
        <text:p text:style-name="P4">is depicted by a cartoon-style speech balloon. </text:p>
        <text:p text:style-name="P3"/>
        <text:p text:style-name="P4">O. Each game has a provision for 100 bonus points per remaining second. 3 </text:p>
        <text:p text:style-name="P3"/>
        <text:p text:style-name="P4">World Karate Championship borrowed other elements from Karate Champ. Both </text:p>
        <text:p text:style-name="P4">games featured fighters in either red or white karate pis, and both featured bo¬ </text:p>
        <text:p text:style-name="P4">nus rounds in which players earned extra points by breaking bricks or dodging </text:p>
        <text:p text:style-name="P4">dangers. The court recognized that as both games depicted karate tournaments, </text:p>
        <text:p text:style-name="P4">some duplication was inevitable. Karate in general, and karate tournaments in </text:p>
        <text:p text:style-name="P4">particular, included standard features such as karate pis, certain moves, and ref¬ </text:p>
        <text:p text:style-name="P4">erees. Matches at karate tournaments involve two fighters earning points by </text:p>
        <text:p text:style-name="P4">performing combat maneuvers. The fights are scored by referees who award </text:p>
        <text:p text:style-name="P4">certain points for various moves. In his decision, Judge Ingram also noted that </text:p>
        <text:p text:style-name="P4">both games were made for the Commodore computer and that various con¬ </text:p>
        <text:p text:style-name="P4">straints were inherent in the use of that computer. Even granting these </text:p>
        <text:p text:style-name="P4">constraints, the judge found too many similarities to ignore. </text:p>
        <text:p text:style-name="P3"/>
        <text:p text:style-name="P4">The district court found that except for the graphic quality of Epyx’s </text:p>
        <text:p text:style-name="P4">expressions, part of the scoreboard, the referee’s physical appearance, </text:p>
        <text:p text:style-name="P4">and minor particulars in the “bonus phases,” Data East’s and Epyx’s games </text:p>
        <text:p text:style-name="P4">are qualitatively identical. 4 </text:p>
        <text:p text:style-name="P3"/>
        <text:p text:style-name="P3"/>
        <text:p text:style-name="P3"/>
        <text:p text:style-name="P4">370 The Legal Game </text:p>
        <text:p text:style-name="P3"/>
        <text:p text:style-name="P3"/>
        <text:p text:style-name="P4">Based on these findings, Judge Ingram ordered Epyx to recall World Karate </text:p>
        <text:p text:style-name="P4">Championship and International Karate. His decision was overturned, however, by </text:p>
        <text:p text:style-name="P4">Judge Stephen S. Trott oi the United States Court of Appeals, Ninth Circuit. </text:p>
        <text:p text:style-name="P3"/>
        <text:p text:style-name="P4">To establish copyright infringement, Data East must prove ownership </text:p>
        <text:p text:style-name="P4">of a valid copyright and “copying” by Epyx of the copyrighted work. It is </text:p>
        <text:p text:style-name="P4">undisputed that Data East is the registered copyright owner of the au¬ </text:p>
        <text:p text:style-name="P4">dio-visual work for each version of “Karate Champ.” Thus we need only </text:p>
        <text:p text:style-name="P4">determine whether Epyx copied “Karate Champ.” This sounds simple </text:p>
        <text:p text:style-name="P4">and straightforward. It is not. 5 </text:p>
        <text:p text:style-name="P3"/>
        <text:p text:style-name="P4">According to Trott, there was no direct evidence that System III, the </text:p>
        <text:p text:style-name="P4">original creator of International Karate ; had access to the Commodore com¬ </text:p>
        <text:p text:style-name="P4">puter version of Karate Champ. He listed Judge Ingram’s 15 similarities and </text:p>
        <text:p text:style-name="P4">identified them as inherent to the sport of karate. According to Trott, </text:p>
        <text:p text:style-name="P5">“<text:span text:style-name="T13">karate is not susceptible of [sic] a wholly fanciful presentation.”* In his </text:span></text:p>
        <text:p text:style-name="P4">decision, the judge stated that the only parts of the game that could be </text:p>
        <text:p text:style-name="P4">protected by a copyright were the areas in which Data East made cre¬ </text:p>
        <text:p text:style-name="P4">ative contributions—namely the scoreboard and the background scenes. </text:p>
        <text:p text:style-name="P4">These, however, were the areas in which Karate Champ and World Karate </text:p>
        <text:p text:style-name="P4">Championship were most different. </text:p>
        <text:p text:style-name="P3"/>
        <text:p text:style-name="P4">Based upon these two features, a discerning 17.5-year-old boy could </text:p>
        <text:p text:style-name="P4">not regard the works as substantially similar. Accordingly, Data East’s </text:p>
        <text:p text:style-name="P4">copyright was not infringed on this basis either. 6 </text:p>
        <text:p text:style-name="P3"/>
        <text:p text:style-name="P4">Trott found in favor of Epyx and reversed Ingram’s decision. Epyx was al¬ </text:p>
        <text:p text:style-name="P4">lowed to market World Karate Championship. This decision would have a decisive </text:p>
        <text:p text:style-name="P4">impact on several future decisions, including another case with Data East. In </text:p>
        <text:p text:style-name="P4">1993, Capcom released the game Street Fighter II, which became an international </text:p>
        <text:p text:style-name="P4">arcade sensation. Shortly after the game was released for home systems, Data </text:p>
        <text:p text:style-name="P4">East released the fighting game Fighter’s History, which had similar combatants </text:p>
        <text:p text:style-name="P3"/>
        <text:p text:style-name="P3"/>
        <text:p text:style-name="P4">* In later years, Mortal Kombat, Street Fighter II, and other “completely fanciful” martial arts </text:p>
        <text:p text:style-name="P4">games that built off the Karate Champ formula would dominate both the home market and </text:p>
        <text:p text:style-name="P4">the arcade industry. </text:p>
        <text:p text:style-name="P3"/>
        <text:p text:style-name="P3"/>
        <text:p text:style-name="P3"/>
        <text:p text:style-name="P4">The Legal Game JJl </text:p>
        <text:p text:style-name="P3"/>
        <text:p text:style-name="P3"/>
        <text:p text:style-name="P4">and moves. Capcom took Data East to court, claiming infringement, but the </text:p>
        <text:p text:style-name="P4">courts ruled in Data East’s favor. </text:p>
        <text:p text:style-name="P3"/>
        <text:p text:style-name="P4">Atari Games Corporation v. Nintendo of America </text:p>
        <text:p text:style-name="P3"/>
        <text:p text:style-name="P4">In 1985, Steven Ross, president of Warner Communications, divided Atari into </text:p>
        <text:p text:style-name="P4">two companies and sold off shares of each. He sold 75 percent of Atari Corpo¬ </text:p>
        <text:p text:style-name="P4">ration, formerly known as the consumer division, to JackTramiel. He kept 40 </text:p>
        <text:p text:style-name="P4">percent of Atari Games Corporation, the arcade division, and sold the rest to </text:p>
        <text:p text:style-name="P4">Masaya Nakamura, founder of Namco. Nakamura had hoped to develop syn¬ </text:p>
        <text:p text:style-name="P4">ergy between the two companies. Instead, he found the arrangement </text:p>
        <text:p text:style-name="P4">unsatisfactory and decided to sell his stake in Atari. Backed by a group of em¬ </text:p>
        <text:p text:style-name="P4">ployees and Time Warner, Hideyuki Nakajima, the man Nakamura sent to </text:p>
        <text:p text:style-name="P4">manage Namco’s American operations, bought Atari Games in 1987. </text:p>
        <text:p text:style-name="P3"/>
        <text:p text:style-name="P4">Nakajima is generally remembered as a smart and extremely likable man </text:p>
        <text:p text:style-name="P4">with a long history in the video game industry.* When Nolan Bushnell first </text:p>
        <text:p text:style-name="P4">opened Atari Japan, in 1973, he hired Nakajima to manage it. One year later, </text:p>
        <text:p text:style-name="P4">Bushnell sold the operation to Namco and Nakamura hired Nakajima to con¬ </text:p>
        <text:p text:style-name="P4">tinue running the company. </text:p>
        <text:p text:style-name="P3"/>
        <text:p text:style-name="P4">He was very "American” for a lapanese man. Culturally, they are different </text:p>
        <text:p text:style-name="P4">people, but he was almost like an American with a Japanese accent. Just a </text:p>
        <text:p text:style-name="P4">really neat man. I remember I was at an Atari convention down in Hilton </text:p>
        <text:p text:style-name="P4">Head, and I asked him some sort of a philosophical question about the in¬ </text:p>
        <text:p text:style-name="P4">dustry and he looked at me and said something like, "That is a strange </text:p>
        <text:p text:style-name="P4">question for the preacher to be asking.” </text:p>
        <text:p text:style-name="P3"/>
        <text:p text:style-name="P4">I really got a kick out of that. Here was this big deal from Namco and Atari </text:p>
        <text:p text:style-name="P4">calling me "the preacher.” </text:p>
        <text:p text:style-name="P3"/>
        <text:p text:style-name="P5">—<text:span text:style-name="T13">Eddie Adlum, publisher, RePlay </text:span></text:p>
        <text:p text:style-name="P3"/>
        <text:p text:style-name="P4">Shortly after taking over Atari, Nakajima decided to leverage some of Atari’s </text:p>
        <text:p text:style-name="P4">arcade games as consumer products. He could not publish the games under </text:p>
        <text:p text:style-name="P4">the Atari banner because the consumer rights to the Atari name belonged to </text:p>
        <text:p text:style-name="P3"/>
        <text:p text:style-name="P3"/>
        <text:p text:style-name="P4">Nakajima died of lung cancer on July 11, 1994. </text:p>
        <text:p text:style-name="P3"/>
        <text:p text:style-name="P3"/>
        <text:p text:style-name="P3"/>
        <text:p text:style-name="P4">3J2 The Le?al Game </text:p>
        <text:p text:style-name="P3"/>
        <text:p text:style-name="P3"/>
        <text:p text:style-name="P4">Atari Corporation. Instead, Nakajima created a wholly owned subsidiary of </text:p>
        <text:p text:style-name="P4">Atari Games called Tengen * </text:p>
        <text:p text:style-name="P3"/>
        <text:p text:style-name="P4">At the time, the only viable outlet for video games was the hugely lucra¬ </text:p>
        <text:p text:style-name="P4">tive Nintendo Entertainment System (NES) market. Sega was not licensing </text:p>
        <text:p text:style-name="P4">games for the Master System, and the Atari 7800 had barely made a dent in </text:p>
        <text:p text:style-name="P4">the market. To break into the market, Nakajima knew he would need to be¬ </text:p>
        <text:p text:style-name="P4">come a licensee of Nintendo, so he met with Nintendo president Minoru </text:p>
        <text:p text:style-name="P4">Arakawa and senior vice president Howard Lincoln in 1987 to discuss the terms </text:p>
        <text:p text:style-name="P4">of their licensing agreement. </text:p>
        <text:p text:style-name="P3"/>
        <text:p text:style-name="P4">Nakajima wanted special privileges that had not been granted to other lic¬ </text:p>
        <text:p text:style-name="P4">ensees.** As the only company with access to the Atari library, he felt Tengen </text:p>
        <text:p text:style-name="P4">had more to contribute, but Arakawa insisted that all licensees receive the </text:p>
        <text:p text:style-name="P4">same terms. Nakajima ultimately agreed to Nintendo’s terms and signed on </text:p>
        <text:p text:style-name="P4">as a licensee in December 1987. What Arakawa and Lincoln did not realize was </text:p>
        <text:p text:style-name="P4">that they were entering into a trap. </text:p>
        <text:p text:style-name="P3"/>
        <text:p text:style-name="P4">It is not known if Nakajima ever planned to honor the licensing agree¬ </text:p>
        <text:p text:style-name="P4">ment, but Atari engineers began trying to discover ways around the security </text:p>
        <text:p text:style-name="P4">devices in the Nintendo Entertainment System a full year before he signed </text:p>
        <text:p text:style-name="P4">the agreement. (The NES had a custom-designed security chip containing a </text:p>
        <text:p text:style-name="P4">protocol called ‘TONES programming” that detected unlicensed cartridges </text:p>
        <text:p text:style-name="P4">and prevented them from working on the console.) </text:p>
        <text:p text:style-name="P3"/>
        <text:p text:style-name="P4">Atari first attempted to analyze and replicate the NES security system in 1986. </text:p>
        <text:p text:style-name="P3"/>
        <text:p text:style-name="P4">Atari could not break the 10NES program by monitoring the communication </text:p>
        <text:p text:style-name="P4">between the master and slave chips themselves. Atari analysts chemically </text:p>
        <text:p text:style-name="P4">peeled layers from the NES chips to allow microscopic examination of the </text:p>
        <text:p text:style-name="P4">object code.*** Nonetheless, Atari still could not decipher the code sufficiently </text:p>
        <text:p text:style-name="P4">to replicate the NES security system. 7 </text:p>
        <text:p text:style-name="P3"/>
        <text:p text:style-name="P5">—<text:span text:style-name="T13">judge Fern M. Smith </text:span></text:p>
        <text:p text:style-name="P3"/>
        <text:p text:style-name="P4">* Keeping with Atari tradition, Nakajima named the company after a term from the game </text:p>
        <text:p text:style-name="P4">Go. Tengen refers to the center of a Go board. </text:p>
        <text:p text:style-name="P3"/>
        <text:p text:style-name="P4">** Nintendo licensees could publish only five games per year. Once a game was published </text:p>
        <text:p text:style-name="P4">on the NES, it could not be released for other platforms for two years. Nakajima requested </text:p>
        <text:p text:style-name="P4">that both stipulations be waived. </text:p>
        <text:p text:style-name="P3"/>
        <text:p text:style-name="P4">*** This is a figurative statement. </text:p>
        <text:p text:style-name="P3"/>
        <text:p text:style-name="P3"/>
        <text:p text:style-name="P3"/>
        <text:p text:style-name="P4">The Legal Game 373 </text:p>
        <text:p text:style-name="P3"/>
        <text:p text:style-name="P3"/>
        <text:p text:style-name="P4">Nintendo Co, Ltd., did not have this security system when the Famicom </text:p>
        <text:p text:style-name="P4">was released in Japan. The system was designed for the NES, and it was built </text:p>
        <text:p text:style-name="P4">around a special chip that was placed in all consoles and cartridges. The chips </text:p>
        <text:p text:style-name="P4">worked like a lock and key, communicating signals in an initialization pro¬ </text:p>
        <text:p text:style-name="P4">cess. The NES simply ignored cartridges that lacked the security chip, and </text:p>
        <text:p text:style-name="P4">Atari’s engineers were unable to duplicate it. </text:p>
        <text:p text:style-name="P3"/>
        <text:p text:style-name="P4">In 1988, as Nakajima agreed to release licensed versions of Pac-Man, RBI Base¬ </text:p>
        <text:p text:style-name="P4">ball, and Gauntlet, his lawyers found another method of analyzing the security </text:p>
        <text:p text:style-name="P4">chip. They illegally obtained a reproduction of the 10NES program through </text:p>
        <text:p text:style-name="P4">the Copyright Office by signing a false affidavit stating that they needed it for </text:p>
        <text:p text:style-name="P4">use in a copyright infringement suit Nintendo had filed against them. The </text:p>
        <text:p text:style-name="P4">suit was entirely fictional. </text:p>
        <text:p text:style-name="P3"/>
        <text:p text:style-name="P4">After deciphering the 10NES program, Atari developed its own program—the </text:p>
        <text:p text:style-name="P4">Rabbit program—to unlock the NES. The Rabbit program generates signals </text:p>
        <text:p text:style-name="P4">indistinguishable from the 10NES program. . .. The Rabbit gave Atari access </text:p>
        <text:p text:style-name="P4">to NES owners without Nintendo’s strict license conditions. 8 </text:p>
        <text:p text:style-name="P3"/>
        <text:p text:style-name="P5">—<text:span text:style-name="T13">Judge Fern M. Smith </text:span></text:p>
        <text:p text:style-name="P3"/>
        <text:p text:style-name="P4">Submitting the false affidavit was a mistake that would haunt Atari in fu¬ </text:p>
        <text:p text:style-name="P4">ture court actions. According to several accounts, a team of Atari engineers </text:p>
        <text:p text:style-name="P4">running a “Clean Room” operation was close to breaking the 10NES code. By </text:p>
        <text:p text:style-name="P4">illegally obtaining a reproduction of the code from the Copyright Office, Atari </text:p>
        <text:p text:style-name="P4">tainted the operation. </text:p>
        <text:p text:style-name="P3"/>
        <text:p text:style-name="P4">Some paralegal went to the copyright office, got the information and showed </text:p>
        <text:p text:style-name="P4">it to somebody at Atari. The fact that he had access to it basically means that </text:p>
        <text:p text:style-name="P4">somebody had the information and showed somebody at Atari, [which] ba¬ </text:p>
        <text:p text:style-name="P4">sically means that we had knowledge of it. So, some paralegal fucked up! </text:p>
        <text:p text:style-name="P3"/>
        <text:p text:style-name="P5">—<text:span text:style-name="T13">Ed Logg, game designer, Atari Games Corporation </text:span></text:p>
        <text:p text:style-name="P3"/>
        <text:p text:style-name="P4">On December 12,1988, with three NES-licensed games on the market and a </text:p>
        <text:p text:style-name="P4">complete understanding of NES marketing and security, Atari filed suit against </text:p>
        <text:p text:style-name="P4">Nintendo, alleging that Nintendo was “improperly using its patent and greater </text:p>
        <text:p text:style-name="P3"/>
        <text:p text:style-name="P3"/>
        <text:p text:style-name="P3"/>
        <text:p text:style-name="P4">374 The Legal Game </text:p>
        <text:p text:style-name="P3"/>
        <text:p text:style-name="P3"/>
        <text:p text:style-name="P4">market share to monopolize the home video game market.” Atari asked for </text:p>
        <text:p text:style-name="P4">$100 million in damages. All of the pieces were in place. Through the original </text:p>
        <text:p text:style-name="P4">licensing agreement, Atari had obtained access to retailers. Through the Copy¬ </text:p>
        <text:p text:style-name="P4">right Office, it had obtained a complete understanding of NES technology. </text:p>
        <text:p text:style-name="P4">Atari could now manufacture its own cartridges, and the court action would </text:p>
        <text:p text:style-name="P4">work as a preemptive strike against any injunctions Nintendo might file. </text:p>
        <text:p text:style-name="P3"/>
        <text:p text:style-name="P4">One unanswered question about this case is why Hideyuki Nakajima chose </text:p>
        <text:p text:style-name="P4">such an aggressive tact for dealing with Nintendo. Some people quietly specu¬ </text:p>
        <text:p text:style-name="P4">late that it dated back to licensing disagreements between Hiroshi Yamauchi, </text:p>
        <text:p text:style-name="P4">president of Nintendo, and Namco president Masaya Nakamura. Nakamura </text:p>
        <text:p text:style-name="P4">received some preferential treatment when he originally signed Namco as a </text:p>
        <text:p text:style-name="P4">Nintendo licensee, but when the contract expired, Yamauchi refused to re¬ </text:p>
        <text:p text:style-name="P4">new those preferential terms. The change in terms led to an angry rift between </text:p>
        <text:p text:style-name="P4">Nintendo and Namco. </text:p>
        <text:p text:style-name="P3"/>
        <text:p text:style-name="P4">Mr. Yamauchi tried to take away all of the special provisions of the contract </text:p>
        <text:p text:style-name="P4">that Namco enjoyed as a first licensee, and because of that, the relationship </text:p>
        <text:p text:style-name="P4">suffered. I became very upset about the whole situation at that time, but </text:p>
        <text:p text:style-name="P4">looking back, that was just his business management philosophy. I shouldn’t </text:p>
        <text:p text:style-name="P4">have become upset about it, although I must admit that I was pretty upset at </text:p>
        <text:p text:style-name="P4">that time. But I have no ill sentiments now. </text:p>
        <text:p text:style-name="P3"/>
        <text:p text:style-name="P4">When you consider the technical expertise and the depth of the technical </text:p>
        <text:p text:style-name="P4">know-how of Namco, which Namco currently possesses as reflected by the </text:p>
        <text:p text:style-name="P4">success of Namco games, Nintendo may have lost a lot more than Namco by </text:p>
        <text:p text:style-name="P4">taking that approach. </text:p>
        <text:p text:style-name="P3"/>
        <text:p text:style-name="P5">—<text:span text:style-name="T13">Masaya Nakamura, founder, Namco </text:span></text:p>
        <text:p text:style-name="P3"/>
        <text:p text:style-name="P4">One event that may have added to Hideyuki Nakajima’s resentment of </text:p>
        <text:p text:style-name="P4">Nintendo, and Minoru Arakawa in particular, was a small dinner gathering at </text:p>
        <text:p text:style-name="P4">Arakawa’s house in August 1988, at which Nakajima was a guest. According to </text:p>
        <text:p text:style-name="P4">several accounts, Arakawa, Howard Lincoln, and Nakajima had just finished </text:p>
        <text:p text:style-name="P4">dinner and gone out on a deck to talk. While they were outside, Arakawa, known </text:p>
        <text:p text:style-name="P4">for taking short naps whenever the urge struck, fell asleep for a few minutes. </text:p>
        <text:p text:style-name="P4">According to Lincoln, Nakajima seemed offended when he left the party later </text:p>
        <text:p text:style-name="P4">that evening. (Nakajima may have taken offense to Arakawa’s falling asleep, </text:p>
        <text:p text:style-name="P3"/>
        <text:p text:style-name="P3"/>
        <text:p text:style-name="P3"/>
        <text:p text:style-name="P4">The Legal Game 375 </text:p>
        <text:p text:style-name="P3"/>
        <text:p text:style-name="P3"/>
        <text:p text:style-name="P4">but it should be noted that Atari had already used the false affidavit to obtain </text:p>
        <text:p text:style-name="P4">the reproduction of the 10NES by that time.) </text:p>
        <text:p text:style-name="P3"/>
        <text:p text:style-name="P4">I’ve heard that story many times, and I don’t know that that influenced or </text:p>
        <text:p text:style-name="P4">impacted the licensing decision. I do know that there was a fairly consistent </text:p>
        <text:p text:style-name="P4">falling out between Nintendo and Atari Games. What the ultimate rationale </text:p>
        <text:p text:style-name="P4">behind that was, I don’t know that we’ll ever fully know, but as far as Mr. </text:p>
        <text:p text:style-name="P4">Arakawa’s dozing off with Hide, I somehow doubt that was the cause. I think </text:p>
        <text:p text:style-name="P4">Hide was bigger than that. </text:p>
        <text:p text:style-name="P3"/>
        <text:p text:style-name="P5">—<text:span text:style-name="T13">Ted Hoff, former senior vice president of Sales and Marketing, </text:span></text:p>
        <text:p text:style-name="P3"/>
        <text:p text:style-name="P4">Atari Games Corporation </text:p>
        <text:p text:style-name="P3"/>
        <text:p text:style-name="P4">Nakajima took an unusually aggressive stance toward Nintendo, and </text:p>
        <text:p text:style-name="P4">Arakawa responded by taking an uncharacteristically patient approach toward </text:p>
        <text:p text:style-name="P4">Atari Games. Ever since the Universal Pictures suit over Donkey Kong, Nintendo </text:p>
        <text:p text:style-name="P4">had a reputation for using the legal system to its advantage. In this case, how¬ </text:p>
        <text:p text:style-name="P4">ever, Nintendo waited eleven months before responding to Atari’s charges by </text:p>
        <text:p text:style-name="P4">lodging a suit of its own. In November 1989 Nintendo launched a countersuit, </text:p>
        <text:p text:style-name="P4">accusing Atari of patent infringement, breach of contract, unfair competi¬ </text:p>
        <text:p text:style-name="P4">tion, and tortious interference with contract. Before filing the suit, Nintendo </text:p>
        <text:p text:style-name="P4">took other measures, sending letters to retailers warning them not to carry </text:p>
        <text:p text:style-name="P4">Tengen products. Stores caught selling the games, the letters warned, would </text:p>
        <text:p text:style-name="P4">be subject to legal action. </text:p>
        <text:p text:style-name="P3"/>
        <text:p text:style-name="P4">This strategy caught Atari off guard and proved effective. Nintendo was </text:p>
        <text:p text:style-name="P4">the most lucrative product in the toy industry at the time, and many retailers </text:p>
        <text:p text:style-name="P4">would simply collapse if Nintendo cut off their supplies. Nintendo cartridges </text:p>
        <text:p text:style-name="P4">were one of the few toy products that sold steadily all year long. Though a </text:p>
        <text:p text:style-name="P4">few retailers such as Toys “R” Us considered ignoring Nintendo’s demands, </text:p>
        <text:p text:style-name="P4">every major chain eventually removed Tengen cartridges from its shelves and </text:p>
        <text:p text:style-name="P4">refused future shipments. Caught with expensive inventory and no sales out¬ </text:p>
        <text:p text:style-name="P4">lets, Atari asked the courts to stop Nintendo from threatening customers. </text:p>
        <text:p text:style-name="P4">Judge Fern Smith responded by enjoining both Atari and Nintendo from in¬ </text:p>
        <text:p text:style-name="P4">terfering with each other’s customers. Both companies appealed the decision, </text:p>
        <text:p text:style-name="P4">and the injunction was lifted on both sides, opening the way for Nintendo to </text:p>
        <text:p text:style-name="P4">continue threatening retailers who stocked Tengen products. </text:p>
        <text:p text:style-name="P3"/>
        <text:p text:style-name="P3"/>
        <text:p text:style-name="P3"/>
        <text:p text:style-name="P4">37 &amp; The Lejal Game </text:p>
        <text:p text:style-name="P3"/>
        <text:p text:style-name="P3"/>
        <text:p text:style-name="P4">The court battle went much the same way, with Atari’s lawyers making </text:p>
        <text:p text:style-name="P4">small gains, then finding themselves in a bad position. They attempted to make </text:p>
        <text:p text:style-name="P4">the point that the data stream created by the security chips during the au¬ </text:p>
        <text:p text:style-name="P4">thentication process was not protected by copyright law. On this issue they </text:p>
        <text:p text:style-name="P4">were correct. The copyright laws that protect computer software clearly stated </text:p>
        <text:p text:style-name="P4">that while programs could be covered by a copyright, the data they produced </text:p>
        <text:p text:style-name="P4">could not. Under that interpretation, Atari had the right to copy the data </text:p>
        <text:p text:style-name="P4">stream created by 10NES. </text:p>
        <text:p text:style-name="P3"/>
        <text:p text:style-name="P4">Atari also argued that Nintendo’s lock-out security gave the company an </text:p>
        <text:p text:style-name="P4">unfair advantage in the marketplace and that duplicating the code was the </text:p>
        <text:p text:style-name="P4">only way to break into the market. Atari then took the case one step further, </text:p>
        <text:p text:style-name="P4">asking for information that would ensure compatibility with future Nintendo </text:p>
        <text:p text:style-name="P4">consoles. The judge declined that motion. </text:p>
        <text:p text:style-name="P3"/>
        <text:p text:style-name="P4">By requiring independent game developers to carefully study a particular </text:p>
        <text:p text:style-name="P4">security system and discern which program instructions are truly necessary </text:p>
        <text:p text:style-name="P4">for present compatibility, console manufacturers will have a limited period </text:p>
        <text:p text:style-name="P4">of time in which to control the market for compatible games. In this time </text:p>
        <text:p text:style-name="P4">period, some third party game developers are likely to enter license agree¬ </text:p>
        <text:p text:style-name="P4">ments with Nintendo, particularly if they have limited resources. After a </text:p>
        <text:p text:style-name="P4">relatively short period of time, however, other developers will enter the game </text:p>
        <text:p text:style-name="P4">market with independently produced, but still compatible games. In addi¬ </text:p>
        <text:p text:style-name="P4">tion, if third party developers who entered license agreements later find the </text:p>
        <text:p text:style-name="P4">license agreements to be onerous, there still exists the option of reverse en¬ </text:p>
        <text:p text:style-name="P4">gineering the security system after the expiration of their license agreement. </text:p>
        <text:p text:style-name="P3"/>
        <text:p text:style-name="P4">Thus, a fair use defense which allows copying for present compatibility bal¬ </text:p>
        <text:p text:style-name="P4">ances the incentives for both the game developers and console manufacturers. </text:p>
        <text:p text:style-name="P3"/>
        <text:p text:style-name="P4">The extension sought by Atari would destroy this balance by eliminating </text:p>
        <text:p text:style-name="P4">the console manufacturers’ lead time. 5 </text:p>
        <text:p text:style-name="P3"/>
        <text:p text:style-name="P5">—<text:span text:style-name="T13">Judge Fern M. Smith </text:span></text:p>
        <text:p text:style-name="P3"/>
        <text:p text:style-name="P4">The case came down to a few simple points. Since Atari did not dispute </text:p>
        <text:p text:style-name="P4">Nintendo’s ownership of 10NES, the trial revolved around two specific ques¬ </text:p>
        <text:p text:style-name="P4">tions: Was Rabbit a direct copy of 10NES? And would companies need to </text:p>
        <text:p text:style-name="P4">copy the program to compete in the market? The question of copying was </text:p>
        <text:p text:style-name="P3"/>
        <text:p text:style-name="P3"/>
        <text:p text:style-name="P3"/>
        <text:p text:style-name="P4">The Le^ai Game J[J </text:p>
        <text:p text:style-name="P3"/>
        <text:p text:style-name="P3"/>
        <text:p text:style-name="P4">solved when Nintendo showed that Atari had duplicated nonfunctional parts </text:p>
        <text:p text:style-name="P4">of the 10NES code. </text:p>
        <text:p text:style-name="P3"/>
        <text:p text:style-name="P4">In particular, the Court finds that the existence of program elements in the </text:p>
        <text:p text:style-name="P4">Rabbit program which serve no function other than authenticating the con¬ </text:p>
        <text:p text:style-name="P4">sole firmly establish illicit copying. 10 </text:p>
        <text:p text:style-name="P3"/>
        <text:p text:style-name="P5">—<text:span text:style-name="T13">Judge Fern AA. Smith </text:span></text:p>
        <text:p text:style-name="P3"/>
        <text:p text:style-name="P4">Nintendo’s lawyers were also able to prove that there was more than one </text:p>
        <text:p text:style-name="P4">way around the NES security system and that Atari did not need the illegally </text:p>
        <text:p text:style-name="P4">obtained reproductions from the Copyright Office to access the NES.' 1 'The judge </text:p>
        <text:p text:style-name="P4">found in favor of Nintendo, but the battle with Atari was only beginning. </text:p>
        <text:p text:style-name="P3"/>
        <text:p text:style-name="P4">Tetris </text:p>
        <text:p text:style-name="P3"/>
        <text:p text:style-name="P4">The most notable casualty of the war between Nintendo and Atari Games was </text:p>
        <text:p text:style-name="P4">the Tengen version of the game Tetris, a game that was created by Soviet math¬ </text:p>
        <text:p text:style-name="P4">ematician Alexey Pajitnov while working at the Computer Center of the </text:p>
        <text:p text:style-name="P4">Moscow Academy of Science. Pajitnov came up with a computer game in </text:p>
        <text:p text:style-name="P4">which players organized two-dimensional geometric shapes. The blocks would </text:p>
        <text:p text:style-name="P4">fall from the top of the screen, and players had to rotate and place them be¬ </text:p>
        <text:p text:style-name="P4">fore they landed. If the player organized the blocks into complete and </text:p>
        <text:p text:style-name="P4">unbroken lines as they landed, the blocks would disappear. If the line was </text:p>
        <text:p text:style-name="P4">broken, it would remain on the screen and blocks would pile on top of it. The </text:p>
        <text:p text:style-name="P4">game ended when the blocks reached the top of the screen. </text:p>
        <text:p text:style-name="P3"/>
        <text:p text:style-name="P4">Pajitnov developed the game on an Electronica 60, an antiquated computer </text:p>
        <text:p text:style-name="P4">that was the Russian clone of the PDP (Programmable Data Processor) com¬ </text:p>
        <text:p text:style-name="P4">puters made for the Department of Defense by Digital Equipment.* ** Because </text:p>
        <text:p text:style-name="P4">his computer could display only alphanumeric characters, Pajitnov teamed </text:p>
        <text:p text:style-name="P4">up with Vadim Gerasimov, a gifted young hacker with access to a PC, to cre¬ </text:p>
        <text:p text:style-name="P4">ate a better-looking interface for the game. </text:p>
        <text:p text:style-name="P3"/>
        <text:p text:style-name="P3"/>
        <text:p text:style-name="P4">* This point would become pivotal in later cases. </text:p>
        <text:p text:style-name="P3"/>
        <text:p text:style-name="P4">** Steven Russel developed Spacewaron a PDP-1. Pajitnov’s Electronica 60 was considerably </text:p>
        <text:p text:style-name="P4">more powerful, the equivalent of a PDP-11. </text:p>
        <text:p text:style-name="P3"/>
        <text:p text:style-name="P3"/>
        <text:p text:style-name="P3"/>
        <text:p text:style-name="P4">37® The Legal Game </text:p>
        <text:p text:style-name="P3"/>
        <text:p text:style-name="P3"/>
        <text:p text:style-name="P4">In 1986, a friend of Pajitnov’s sent a copy of Tetristo the Institute of Computer </text:p>
        <text:p text:style-name="P4">Science, in Budapest, Hungary. It was there that Robert Stein, president of the </text:p>
        <text:p text:style-name="P4">London-based software company Andromeda, happened to see the game. </text:p>
        <text:p text:style-name="P3"/>
        <text:p text:style-name="P4">Sometime in 1986, Robert Stein was in Hungary and saw Tetris _just one of </text:p>
        <text:p text:style-name="P3"/>
        <text:p text:style-name="P4">the pirate copies. I didn’t call them pirated back then, I gave it out myself </text:p>
        <text:p text:style-name="P4">everywhere. So, he feels that this is a really good game and approached the </text:p>
        <text:p text:style-name="P4">Computer Center and wanted to make a license and publish it. He had no </text:p>
        <text:p text:style-name="P4">idea what it means to deal with the Russians, with the Russian bureaucracy. </text:p>
        <text:p text:style-name="P3"/>
        <text:p text:style-name="P5">—<text:span text:style-name="T13">Alexey Pajitnov, creator, Tetris </text:span></text:p>
        <text:p text:style-name="P3"/>
        <text:p text:style-name="P4">Stein contacted the Moscow Academy of Science and began negotiating </text:p>
        <text:p text:style-name="P4">with Pajitnov for the rights to Tetris. Thinking Pajitnov had the authority to </text:p>
        <text:p text:style-name="P4">make a deal, Stein next began calling executives at large software publishers </text:p>
        <text:p text:style-name="P4">with an offer to license the game. He sold the European computer rights to </text:p>
        <text:p text:style-name="P4">Tetris to Mirrorsoft and the American rights to Spectrum Holobyte, both </text:p>
        <text:p text:style-name="P4">backed by British publishing magnate Robert Maxwell. Stein had not counted </text:p>
        <text:p text:style-name="P4">on the difficulties of dealing with the Soviets, however, and granted these rights </text:p>
        <text:p text:style-name="P4">before securing them for himself. Mirrorsoft and Spectrum Holobyte released </text:p>
        <text:p text:style-name="P4">versions of Tetris in January 1988. The Soviets did not sign Stein’s contract un¬ </text:p>
        <text:p text:style-name="P4">til the following month. Stein’s contract specifically gave him control of the </text:p>
        <text:p text:style-name="P4">personal computer versions of Tetris created for Western markets. </text:p>
        <text:p text:style-name="P3"/>
        <text:p text:style-name="P4">He finally came to us and said, "Well, I want this right, I want those rights, I </text:p>
        <text:p text:style-name="P4">want those rights.” So, basically, because we promised him the PC rights, </text:p>
        <text:p text:style-name="P4">they were given to him, and we legalized our relationship at this point. But </text:p>
        <text:p text:style-name="P4">the game was on the shelf already and I do believe that he sold his video </text:p>
        <text:p text:style-name="P4">rights as well without having an agreement. He approached us immediately, </text:p>
        <text:p text:style-name="P4">asking for all the rights, but we didn’t know who the hell he was. </text:p>
        <text:p text:style-name="P3"/>
        <text:p text:style-name="P5">—<text:span text:style-name="T13">Alexey Pajitnov </text:span></text:p>
        <text:p text:style-name="P3"/>
        <text:p text:style-name="P4">Then the confusion began. Spectrum Holobyte sold the Japanese computer </text:p>
        <text:p text:style-name="P4">and coin-op rights of Tetris to an entrepreneur named Henk Rogers, who had </text:p>
        <text:p text:style-name="P4">strong ties to Nintendo. At the same time, Mirrorsoft sold the exact same </text:p>
        <text:p text:style-name="P3"/>
        <text:p text:style-name="P3"/>
        <text:p text:style-name="P3"/>
        <text:p text:style-name="P4">The Le^al Game 379 </text:p>
        <text:p text:style-name="P3"/>
        <text:p text:style-name="P3"/>
        <text:p text:style-name="P4">rights to Atari Games. Mirrorsoft wielded more power in the Maxwell orga¬ </text:p>
        <text:p text:style-name="P4">nization, so the rights went to Atari. Atari, in turn, sold the Japanese </text:p>
        <text:p text:style-name="P4">coin-operated game rights to Sega Enterprises and the Japanese console and </text:p>
        <text:p text:style-name="P4">PC rights to Rogers. What nobody realized was that Stein had never received </text:p>
        <text:p text:style-name="P4">the rights to make any of these deals. </text:p>
        <text:p text:style-name="P3"/>
        <text:p text:style-name="P4">After looking over the various arrangements, Rogers realized that no one </text:p>
        <text:p text:style-name="P4">owned the handheld rights to Tetris, so he flew to Moscow and met with the </text:p>
        <text:p text:style-name="P4">Soviets. He had hoped to secure the rights as an agent for Nintendo. Nintendo </text:p>
        <text:p text:style-name="P4">was preparing to unveil the Game Boy, and Arakawa thought Tetris would be </text:p>
        <text:p text:style-name="P4">the perfect lead title for the new handheld game system. While Rogers was </text:p>
        <text:p text:style-name="P4">there, the Soviets surprised him by offering the worldwide video game rights </text:p>
        <text:p text:style-name="P4">as well. He had been under the impression that Atari and Mirrorsoft con¬ </text:p>
        <text:p text:style-name="P4">trolled those rights, and fearing a legal battle with those companies, Rogers </text:p>
        <text:p text:style-name="P4">brought Nintendo into the negotiations. On March 22, 1988, Howard Lincoln </text:p>
        <text:p text:style-name="P4">and Minoru Arakawa signed a contract with representatives of </text:p>
        <text:p text:style-name="P4">Electronorgtechnica (ELORG), the Soviet agency handling the transaction, </text:p>
        <text:p text:style-name="P4">sealing the worldwide home video game rights to Tetris. </text:p>
        <text:p text:style-name="P3"/>
        <text:p text:style-name="P4">Atari Games had already begun work on the Tengen version of i'etns for </text:p>
        <text:p text:style-name="P4">the NES by that time. </text:p>
        <text:p text:style-name="P3"/>
        <text:p text:style-name="P4">I was there when they locked up Tetris. The Tetris story was kind of an inter¬ </text:p>
        <text:p text:style-name="P4">esting one, and to this day the people at Tengen believe that the Russians </text:p>
        <text:p text:style-name="P4">double dipped. The product was in negotiation for licensing, and at virtu¬ </text:p>
        <text:p text:style-name="P4">ally the same time, the product was licensed to two companies. We had </text:p>
        <text:p text:style-name="P4">manufactured Tetris and put it on the market, and, in fact, it became the </text:p>
        <text:p text:style-name="P4">number one seller on the Nintendo platform. </text:p>
        <text:p text:style-name="P3"/>
        <text:p text:style-name="P4">-Ted Hoff </text:p>
        <text:p text:style-name="P3"/>
        <text:p text:style-name="P4">On March 31, nine days after signing the contract in Moscow, Lincoln and </text:p>
        <text:p text:style-name="P4">Arakawa sent a fax to Hideyuki Nakajima, informing him that Nintendo had </text:p>
        <text:p text:style-name="P4">secured video game rights to Tetris. Two weeks later, Atari Games quietly filed </text:p>
        <text:p text:style-name="P4">for a copyright for the game. </text:p>
        <text:p text:style-name="P3"/>
        <text:p text:style-name="P4">Atari released its Tengen version of Tetris in May, 1989; Nintendo released its </text:p>
        <text:p text:style-name="P4">version one month later. The Tengen version, which was created by veteran </text:p>
        <text:p text:style-name="P3"/>
        <text:p text:style-name="P3"/>
        <text:p text:style-name="P3"/>
        <text:p text:style-name="P4">3 §@ Hie Le^al Came </text:p>
        <text:p text:style-name="P3"/>
        <text:p text:style-name="P3"/>
        <text:p text:style-name="P4">arcade designer Ed Logg * had both single-player and two-player modes and looked </text:p>
        <text:p text:style-name="P4">almost exactly like the arcade game. Nintendo’s version was a single-player game. </text:p>
        <text:p text:style-name="P4">Most reviewers agreed that Tengen had done a better job with the game. </text:p>
        <text:p text:style-name="P3"/>
        <text:p text:style-name="P4">Judge Smith, who handled the case concerning Atari’s duplication of the </text:p>
        <text:p text:style-name="P4">10NES, presided over the Tetris case as well. The trial hinged on determining </text:p>
        <text:p text:style-name="P4">who had legal ownership of the game. Nintendo’s pedigree was obviously stron¬ </text:p>
        <text:p text:style-name="P4">ger. Nintendo had signed statements from Soviet officials confirming the sale </text:p>
        <text:p text:style-name="P4">and a note signed by Stein, defining computers as PC computers with, among </text:p>
        <text:p text:style-name="P4">other things, a keyboard and a monitor. Recognizing that Nintendo would </text:p>
        <text:p text:style-name="P4">almost certainly prevail when the case went to trial, Judge Smith granted </text:p>
        <text:p text:style-name="P4">Nintendo’s motion to force Atari to recall its cartridge. The case ended with¬ </text:p>
        <text:p text:style-name="P4">out a trial, however. On November 13,1989, Smith canceled the trial and ruled </text:p>
        <text:p text:style-name="P4">that Nintendo owned the rights to the game. </text:p>
        <text:p text:style-name="P3"/>
        <text:p text:style-name="P4">I think to this day, anyone you talk to will certainly say that the best Tetris </text:p>
        <text:p text:style-name="P4">was the two-player Tetris that came out on Nintendo and was published by </text:p>
        <text:p text:style-name="P4">Tengen. Without a doubt, it was the best Tetris. At one point, you could look </text:p>
        <text:p text:style-name="P4">in the back of any of the gaming magazines and find people who would be </text:p>
        <text:p text:style-name="P4">willing to pay you $300 for a Tengen Tetris cartridge. </text:p>
        <text:p text:style-name="P3"/>
        <text:p text:style-name="P4">There were 268,000 of them locked up, bolted, padlocked in Milpitas on </text:p>
        <text:p text:style-name="P4">Sycamore [Street]. If people knew that they were $300 each and knew that </text:p>
        <text:p text:style-name="P4">there were that many of them, they probably would have picked the lock. But </text:p>
        <text:p text:style-name="P4">that was a well kept secret in a dark room. And those cartridges were never </text:p>
        <text:p text:style-name="P4">shipped. When I left the company two years ago, the cartridges were still un¬ </text:p>
        <text:p text:style-name="P4">der lock and key. My understanding is that they were subsequently destroyed. </text:p>
        <text:p text:style-name="P3"/>
        <text:p text:style-name="P4">-Ted Hoff </text:p>
        <text:p text:style-name="P3"/>
        <text:p text:style-name="P4">Nintendo sold more than 3 million copies of its NES Tetris cartridge and </text:p>
        <text:p text:style-name="P4">more than 40 million copies of Tetris cartridges for Game Boy. (The game </text:p>
        <text:p text:style-name="P3"/>
        <text:p text:style-name="P3"/>
        <text:p text:style-name="P4">* Logg, best known for creating the arcade games Centipede, Asteroids, and Gauntlet, deserves </text:p>
        <text:p text:style-name="P4">some credit for Atari’s coin-operated version of Tetris. He converted the code he made for </text:p>
        <text:p text:style-name="P4">the Tengen NES cartridge to work in the coin-operated game, then Atari engineers Greg </text:p>
        <text:p text:style-name="P4">Rivera and Norm Avellar finished the game. The Tengen Tetris cartridge was finished nearly </text:p>
        <text:p text:style-name="P4">four months before it was released. Atari sat on it while the arcade game was hot. </text:p>
        <text:p text:style-name="P3"/>
        <text:p text:style-name="P3"/>
        <text:p text:style-name="P3"/>
        <text:p text:style-name="P4">The Lejal Game |8l </text:p>
        <text:p text:style-name="P3"/>
        <text:p text:style-name="P3"/>
        <text:p text:style-name="P4">came packed in with the system.) Pajitnov, the creator of the game, did not </text:p>
        <text:p text:style-name="P4">make any royalties from any of these sales, but his association with the game </text:p>
        <text:p text:style-name="P4">enabled him to emigrate to the United States. In 1996, all of the rights that </text:p>
        <text:p text:style-name="P4">ELORG had sold expired and reverted to Pajitnov. Hoping to help Pajitnov </text:p>
        <text:p text:style-name="P4">finally profit from the game, Henk Rogers helped him establish the Tetris </text:p>
        <text:p text:style-name="P4">Company, Lie., which would then control all rights to the game. From that </text:p>
        <text:p text:style-name="P4">time on, companies that made games based on Tetris had to purchase the </text:p>
        <text:p text:style-name="P4">rights from Pajitnov. </text:p>
        <text:p text:style-name="P3"/>
        <text:p text:style-name="P4">Sega Enterprises, Ltd. v. Accolade, Inc. </text:p>
        <text:p text:style-name="P3"/>
        <text:p text:style-name="P4">Ordinarily in a trademark case, a trademark holder contends that another </text:p>
        <text:p text:style-name="P4">party is misusing the holder’s mark or is attempting to pass off goods or </text:p>
        <text:p text:style-name="P4">services as those of the trademark holder. The other party usually protests </text:p>
        <text:p text:style-name="P4">that the mark is not being misused, that there is no actual confusion, or that </text:p>
        <text:p text:style-name="P4">for some other reason no violation has occurred. This case is different. Here </text:p>
        <text:p text:style-name="P4">both parties agree that there is misuse of a trademark, both agree that there </text:p>
        <text:p text:style-name="P4">is an unlawful mislabeling, and both agree that confusion may result. The </text:p>
        <text:p text:style-name="P4">issue here is—which party is primarily responsible?" </text:p>
        <text:p text:style-name="P3"/>
        <text:p text:style-name="P5">—<text:span text:style-name="T13">Judge Stephen Reinhardt </text:span></text:p>
        <text:p text:style-name="P3"/>
        <text:p text:style-name="P4">In 1984, Bob Whitehead and Alan Miller, two of the original VCS program¬ </text:p>
        <text:p text:style-name="P4">mers who left Atari and started Activision, founded a software company called </text:p>
        <text:p text:style-name="P4">Accolade. Accolade started out as a computer game company, but when Sega </text:p>
        <text:p text:style-name="P4">released the Genesis in 1989, Whitehead and Miller decided to convert some </text:p>
        <text:p text:style-name="P4">of their PC titles to work on the new console. </text:p>
        <text:p text:style-name="P3"/>
        <text:p text:style-name="P4">They had licensed approximately thirty other companies, and the licens¬ </text:p>
        <text:p text:style-name="P4">ing deal, it turns out, is a very expensive deal. One pays them between $io </text:p>
        <text:p text:style-name="P4">and $15 per cartridge on top of the real hardware manufacturing costs, so </text:p>
        <text:p text:style-name="P4">it about doubles the cost of goods to the independent publisher. It winds </text:p>
        <text:p text:style-name="P4">up with the consumer generally paying a lot more for the cartridge, but </text:p>
        <text:p text:style-name="P4">that’s the licensing deal, and they have a right to establish whatever they </text:p>
        <text:p text:style-name="P4">consider to be a fair deal. </text:p>
        <text:p text:style-name="P3"/>
        <text:p text:style-name="P3"/>
        <text:p text:style-name="P3"/>
        <text:p text:style-name="P4">382 The Lejal Game </text:p>
        <text:p text:style-name="P3"/>
        <text:p text:style-name="P3"/>
        <text:p text:style-name="P4">We chose to not accept the licensing deal and instead to independently </text:p>
        <text:p text:style-name="P4">study the system, figure out how to do games for it, and then publish several </text:p>
        <text:p text:style-name="P4">games for the system. </text:p>
        <text:p text:style-name="P3"/>
        <text:p text:style-name="P5">—<text:span text:style-name="T13">Alan Miller, cofounder, Accolade </text:span></text:p>
        <text:p text:style-name="P3"/>
        <text:p text:style-name="P4">Mike Lorenzen led a team of Accolade engineers that purchased a Genesis </text:p>
        <text:p text:style-name="P4">console and three game cartridges, then wired the console so that they could </text:p>
        <text:p text:style-name="P4">make printouts of the executable code of the games. They compared each </text:p>
        <text:p text:style-name="P4">game’s code to locate identical chains, believing that all of the games would </text:p>
        <text:p text:style-name="P4">use the same programming instructions to disable any security locks Sega </text:p>
        <text:p text:style-name="P4">placed in the Genesis. They used this information to create a “development </text:p>
        <text:p text:style-name="P4">manual” for making Genesis games. </text:p>
        <text:p text:style-name="P3"/>
        <text:p text:style-name="P4">According to Accolade, at this stage it did not copy Sega’s programs but </text:p>
        <text:p text:style-name="P4">relied only on the information concerning interface specifications for the </text:p>
        <text:p text:style-name="P4">Genesis that was contained in its development manual. Accolade maintains </text:p>
        <text:p text:style-name="P4">that with the exception of the interface specifications, none of the code in its </text:p>
        <text:p text:style-name="P4">games is derived in any way from its examination of Sega’s code. 12 </text:p>
        <text:p text:style-name="P3"/>
        <text:p text:style-name="P5">—<text:span text:style-name="T13">Judge Stephen Reinhardt </text:span></text:p>
        <text:p text:style-name="P3"/>
        <text:p text:style-name="P4">Accolade released Ishuio, its first Genesis game, in 1990. Previously released </text:p>
        <text:p text:style-name="P4">as a Macintosh and PC computer game, Mrabwas a strategy board game in the </text:p>
        <text:p text:style-name="P4">same vein as Go. </text:p>
        <text:p text:style-name="P3"/>
        <text:p text:style-name="P4">Like Nintendo, Sega created security systems in its consoles to guard </text:p>
        <text:p text:style-name="P4">against software pirates and unlicensed publishers. In 1990, the company </text:p>
        <text:p text:style-name="P4">unveiled Genesis III, a slightly modified version of the Genesis console that </text:p>
        <text:p text:style-name="P4">included an externally developed security system called the Trademark Se¬ </text:p>
        <text:p text:style-name="P4">curity System (TMSS). </text:p>
        <text:p text:style-name="P3"/>
        <text:p text:style-name="P4">The most recent version of the Genesis, the "Genesis III,” incorporates the li¬ </text:p>
        <text:p text:style-name="P4">censed TMSS. When a game cartridge is inserted, the microprocessor contained </text:p>
        <text:p text:style-name="P4">in the Genesis III searches the program for four bytes of data consisting of the </text:p>
        <text:p text:style-name="P4">letters "S-E-G-A” (the "TMSS initialization code”). If Genesis III finds the TMSS </text:p>
        <text:p text:style-name="P3"/>
        <text:p text:style-name="P3"/>
        <text:p text:style-name="P3"/>
        <text:p text:style-name="P4">Tlie Le?al Came 383 </text:p>
        <text:p text:style-name="P3"/>
        <text:p text:style-name="P3"/>
        <text:p text:style-name="P4">initialization code in the right location, the game is rendered compatible and </text:p>
        <text:p text:style-name="P4">will operate on the console. In such case, the TMSS initialization code then </text:p>
        <text:p text:style-name="P4">prompts a visual display for approximately three seconds which reads "pro¬ </text:p>
        <text:p text:style-name="P4">duced by or under license from sega enterprises ltd” (the "Sega Message”). 13 </text:p>
        <text:p text:style-name="P3"/>
        <text:p text:style-name="P5">—<text:span text:style-name="T13">Judge Stephen Reinhardt </text:span></text:p>
        <text:p text:style-name="P3"/>
        <text:p text:style-name="P4">With Genesis III, Sega created a double security gate. To make unlicensed </text:p>
        <text:p text:style-name="P4">cartridges, software publishers had to discover how to unlock the security </text:p>
        <text:p text:style-name="P4">system, then face charges of misrepresentation since the TMSS authentica¬ </text:p>
        <text:p text:style-name="P4">tion process triggered the licensing message. Though all officially licensed </text:p>
        <text:p text:style-name="P4">games were Genesis III compatible, Ishido would not operate on the new con¬ </text:p>
        <text:p text:style-name="P4">sole. Accolade did not learn about this development, however, until the Winter </text:p>
        <text:p text:style-name="P4">Consumer Electronics Show in January 1991, when Sega did a demonstration </text:p>
        <text:p text:style-name="P4">in which the new version of the Genesis screened the Ishido cartridge. By this </text:p>
        <text:p text:style-name="P4">time, the company was preparing five games for release. </text:p>
        <text:p text:style-name="P3"/>
        <text:p text:style-name="P4">Caught in a vulnerable situation, Accolade engineers scrambled to discover </text:p>
        <text:p text:style-name="P4">what piece of code the licensed cartridges used to satisfy TMSS. They found </text:p>
        <text:p text:style-name="P4">their answer in a tiny segment in the “power-up” sequence of the game code </text:p>
        <text:p text:style-name="P4">that had no identifiable function. Lorenzen noticed it during his first round of </text:p>
        <text:p text:style-name="P4">reverse engineering and even sent a memo to Miller, stating that “it is possible </text:p>
        <text:p text:style-name="P4">that some future Sega peripheral device might require it for proper initializa¬ </text:p>
        <text:p text:style-name="P4">tion.” 14 That code sequence was added to the games Star Control, Hardball, Turrican, </text:p>
        <text:p text:style-name="P4">and Mike Ditka Power Football before Accolade put them on the market. Accolade </text:p>
        <text:p text:style-name="P4">released a fifth game, Onslaught, as well, but the game code did not have the TMSS </text:p>
        <text:p text:style-name="P4">file in the correct location and would not run on Genesis III consoles. </text:p>
        <text:p text:style-name="P3"/>
        <text:p text:style-name="P4">On October 31, 1991, Sega Enterprises filed suit against Accolade, accusing </text:p>
        <text:p text:style-name="P4">the company of trademark infringement and unfair competition. One month </text:p>
        <text:p text:style-name="P4">later, Sega added copyright infringement to its charges. Accolade lodged a coun¬ </text:p>
        <text:p text:style-name="P4">terclaim, accusing Sega of false designation of origin and unfair competition. </text:p>
        <text:p text:style-name="P4">Among other things, the counterclaim stated that Sega injured Accolade’s repu¬ </text:p>
        <text:p text:style-name="P4">tation by falsely attributing itself as the source of the unlicensed games. </text:p>
        <text:p text:style-name="P3"/>
        <text:p text:style-name="P4">The case was supposed to be heard by Judge Robert F. Peckham, a judge </text:p>
        <text:p text:style-name="P4">who had tried similar cases and whose views were thought to be sympathetic </text:p>
        <text:p text:style-name="P4">toward entrepreneurs. </text:p>
        <text:p text:style-name="P3"/>
        <text:p text:style-name="P3"/>
        <text:p text:style-name="P3"/>
        <text:p text:style-name="P4">38 If The Le^al Game </text:p>
        <text:p text:style-name="P3"/>
        <text:p text:style-name="P3"/>
        <text:p text:style-name="P4">The case was originally assigned to a federal judge here in San Francisco </text:p>
        <text:p text:style-name="P4">named Peckham, with whom we had some familiarity. We had been the plain¬ </text:p>
        <text:p text:style-name="P4">tiff in a copyright infringement case and knew his thoughts on the copyright </text:p>
        <text:p text:style-name="P4">process and intellectual property laws in general associated with computer </text:p>
        <text:p text:style-name="P4">technology. We felt very comfortable with having him as the judge. </text:p>
        <text:p text:style-name="P3"/>
        <text:p text:style-name="P4">Unfortunately, he had a heart attack early on in the case and the case had </text:p>
        <text:p text:style-name="P4">to be reassigned. We were reassigned to a brand new federal judge named </text:p>
        <text:p text:style-name="P4">Barbara Caulfield, and she was a disaster. </text:p>
        <text:p text:style-name="P3"/>
        <text:p text:style-name="P5">—<text:span text:style-name="T13">Alan Miller </text:span></text:p>
        <text:p text:style-name="P3"/>
        <text:p text:style-name="P4">When the two sides met in court, Sega asked Judge Caulfield to bar Accolade </text:p>
        <text:p text:style-name="P4">from manufacturing Genesis-compatible games and for Accolade to abandon </text:p>
        <text:p text:style-name="P4">future attempts to reverse engineer Genesis technology. For its part, Accolade </text:p>
        <text:p text:style-name="P4">asked the court to stop Sega from manufacturing or selling Genesis III consoles. </text:p>
        <text:p text:style-name="P3"/>
        <text:p text:style-name="P4">Sega began the case by establishing that Accolade’s games contained illegal </text:p>
        <text:p text:style-name="P4">reproductions and adaptations of Sega Enterprises, Ltd.’s copyrighted mate¬ </text:p>
        <text:p text:style-name="P4">rial. Accolade defended its position by appealing to the Fair Use Doctrine. </text:p>
        <text:p text:style-name="P3"/>
        <text:p text:style-name="P4">The criteria to be considered in determining whether a particular use is fair </text:p>
        <text:p text:style-name="P4">use include: </text:p>
        <text:p text:style-name="P3"/>
        <text:p text:style-name="P4">1. The purpose and character of the use, including whether such use is </text:p>
        <text:p text:style-name="P4">of a commercial nature or is for nonprofit educational purposes; </text:p>
        <text:p text:style-name="P3"/>
        <text:p text:style-name="P4">2. The nature of the copyrighted work; </text:p>
        <text:p text:style-name="P3"/>
        <text:p text:style-name="P4">3. The amount and substantiality of the portion used in relation to the </text:p>
        <text:p text:style-name="P4">copyrighted work as a whole; and </text:p>
        <text:p text:style-name="P3"/>
        <text:p text:style-name="P4">4. The effect of the use upon the potential market for or value of the </text:p>
        <text:p text:style-name="P4">copyrighted work.' 5 </text:p>
        <text:p text:style-name="P3"/>
        <text:p text:style-name="P5">—<text:span text:style-name="T13">Judge Barbara A. Caulfield </text:span></text:p>
        <text:p text:style-name="P3"/>
        <text:p text:style-name="P4">In Judge Caulfield’s decision, she stated that the Fair Lise Doctrine offered </text:p>
        <text:p text:style-name="P4">Accolade no protection. Since Accolade was a game manufacturer, the Gen¬ </text:p>
        <text:p text:style-name="P4">esis-compatible games were clearly made for financial gain. They would </text:p>
        <text:p text:style-name="P4">compete with Sega-licensed games in the marketplace, and she felt that they </text:p>
        <text:p text:style-name="P4">might indeed diminish the value of Sega’s copyrighted work. </text:p>
        <text:p text:style-name="P3"/>
        <text:p text:style-name="P3"/>
        <text:p text:style-name="P3"/>
        <text:p text:style-name="P4">The Le?al Game 385 </text:p>
        <text:p text:style-name="P3"/>
        <text:p text:style-name="P3"/>
        <text:p text:style-name="P4">Accolade’s game cartridges compete directly with those of SEL [Judge </text:p>
        <text:p text:style-name="P4">Caulfield’s notation for Sega Enterprises Ltd.], which has likely lost sales as a </text:p>
        <text:p text:style-name="P4">result of Accolade’s copying. In addition, since SEL’s disassembled code is </text:p>
        <text:p text:style-name="P4">an "unpublished work,” it is subject to a narrower scope of fair use . 16 </text:p>
        <text:p text:style-name="P3"/>
        <text:p text:style-name="P5">—<text:span text:style-name="T13">Judge Barbara Caulfield </text:span></text:p>
        <text:p text:style-name="P3"/>
        <text:p text:style-name="P4">As to the charges of trademark infringement, Judge Caulfield sided with Sega. </text:p>
        <text:p text:style-name="P4">In her decision, she pointed out that Accolade copied the S-E-G-A code that </text:p>
        <text:p text:style-name="P4">triggered the Sega logo and licensing message. Accolade’s lawyers explained that </text:p>
        <text:p text:style-name="P4">there was no way of knowing that the TMSS code would bring up the trade¬ </text:p>
        <text:p text:style-name="P4">mark and licensing messages when the code was added to the games. Accolade </text:p>
        <text:p text:style-name="P4">engineers had simply recognized that this small file could be found in games </text:p>
        <text:p text:style-name="P4">that worked on the new console and was not present on games that were </text:p>
        <text:p text:style-name="P4">screened out. In her decision, Judge Caulfield dismissed this argument. </text:p>
        <text:p text:style-name="P3"/>
        <text:p text:style-name="P4">Accolade boldly inserted SEL’s code into its games before SEL released the </text:p>
        <text:p text:style-name="P4">Genesis III into the marketplace, and thus without fully realizing the conse¬ </text:p>
        <text:p text:style-name="P4">quences. Accolade took that risk, and cannot now shift the responsibility to </text:p>
        <text:p text:style-name="P4">SEL and SOA (Sega of America ). 17 </text:p>
        <text:p text:style-name="P3"/>
        <text:p text:style-name="P5">—<text:span text:style-name="T13">Judge Barbara Caulfield </text:span></text:p>
        <text:p text:style-name="P3"/>
        <text:p text:style-name="P4">Accolade’s lawyers argued that Genesis III would not read a game unless it </text:p>
        <text:p text:style-name="P4">contained the TMSS code, and by definition the code would trigger the trade¬ </text:p>
        <text:p text:style-name="P4">mark messages. This argument, however, was severely weakened when a Sega </text:p>
        <text:p text:style-name="P4">engineer named Takeshi Nagashima was called to testify. Nagashima claimed </text:p>
        <text:p text:style-name="P4">that competitors could create games that would work on Genesis III without </text:p>
        <text:p text:style-name="P4">the TMSS code. He then produced two cartridges that did not have the code. </text:p>
        <text:p text:style-name="P4">When he demonstrated them before the court, they ran without displaying </text:p>
        <text:p text:style-name="P4">S-E-G-A or the licensing message. Sega offered the cartridges for inspection </text:p>
        <text:p text:style-name="P4">by Accolade’s defense team but refused to allow Accolade engineers to in¬ </text:p>
        <text:p text:style-name="P4">spect the cartridge or to reveal how the code had been modified. </text:p>
        <text:p text:style-name="P3"/>
        <text:p text:style-name="P4">On April 3,1992, Judge Caulfield ruled in favor of Sega and enjoined Acco¬ </text:p>
        <text:p text:style-name="P4">lade from “disassembling, translating, converting, or adapting” the codes in </text:p>
        <text:p text:style-name="P4">Sega’s games. She also ordered Accolade to stop manufacturing, distributing, </text:p>
        <text:p text:style-name="P3"/>
        <text:p text:style-name="P3"/>
        <text:p text:style-name="P3"/>
        <text:p text:style-name="P4">386 The Le^at Game </text:p>
        <text:p text:style-name="P3"/>
        <text:p text:style-name="P3"/>
        <text:p text:style-name="P4">and developing Genesis-compatible products. The decision meant that Acco¬ </text:p>
        <text:p text:style-name="P4">lade, a relatively small company, was stuck with thousands of worthless </text:p>
        <text:p text:style-name="P4">cartridges. Six days later, at Sega’s request, Judge Caulfield added an order </text:p>
        <text:p text:style-name="P4">that Accolade recall all Genesis-compatible games within ten business days. </text:p>
        <text:p text:style-name="P4">Though the recall was quickly repealed, the rest of Caulfield’s injunction re¬ </text:p>
        <text:p text:style-name="P4">mained in effect for several months. </text:p>
        <text:p text:style-name="P3"/>
        <text:p text:style-name="P4">She imposed ar. injunction against Accolade from doing any work at all with </text:p>
        <text:p text:style-name="P4">Sega cartridges. We could not sell the cartridges we had developed. We had </text:p>
        <text:p text:style-name="P4">to immediately stop development on all of our Sega-related products. This </text:p>
        <text:p text:style-name="P4">was just terrible, just to fight the injunction, we had to pay at least a half </text:p>
        <text:p text:style-name="P4">million dollars in legal fees, and the commercial damage associated with </text:p>
        <text:p text:style-name="P4">this injunction ultimately proved to be somewhere around $15 to $25 million </text:p>
        <text:p text:style-name="P4">to our company. </text:p>
        <text:p text:style-name="P3"/>
        <text:p text:style-name="P4">She bought Sega’s argument that it was impermissible to study computer </text:p>
        <text:p text:style-name="P4">systems and figure out how they worked, and in addition, to bring out com¬ </text:p>
        <text:p text:style-name="P4">petitive software. This was a fundamental step backward from the way that </text:p>
        <text:p text:style-name="P4">product development had always been done in the Valley and in general </text:p>
        <text:p text:style-name="P4">throughout the world. </text:p>
        <text:p text:style-name="P3"/>
        <text:p text:style-name="P5">—<text:span text:style-name="T13">Alan Miller </text:span></text:p>
        <text:p text:style-name="P3"/>
        <text:p text:style-name="P4">Accolade appealed the decision, and the case went before Judge Stephen </text:p>
        <text:p text:style-name="P4">Reinhardt of the Ninth Circuit Court of Appeals on July 20,1992. Judge Reinhardt </text:p>
        <text:p text:style-name="P4">interpreted the Fair Use Doctrine differently than Judge Caulfield. He under¬ </text:p>
        <text:p text:style-name="P4">stood the doctrine to suggest that when there is no other means of understanding </text:p>
        <text:p text:style-name="P4">how a system works, and when a legitimate reason exists for needing to gain </text:p>
        <text:p text:style-name="P4">that understanding, reverse engineering was indeed a fair use of copyrighted </text:p>
        <text:p text:style-name="P4">technology. He applied a similar approach toward the false trademark message. </text:p>
        <text:p text:style-name="P3"/>
        <text:p text:style-name="P4">The question is whether the computer manufacturer may enjoin competing </text:p>
        <text:p text:style-name="P4">cartridge manufacturers from gaining access to its computers through the </text:p>
        <text:p text:style-name="P4">use of the code on the grounds that such use will result in the display of a </text:p>
        <text:p text:style-name="P4">false trademark. Again, our holding is based on the public policies underly¬ </text:p>
        <text:p text:style-name="P4">ing the statute. We hold that when there is no other method of access to the </text:p>
        <text:p text:style-name="P3"/>
        <text:p text:style-name="P3"/>
        <text:p text:style-name="P3"/>
        <text:p text:style-name="P4">computer that is known or readily available to rival cartridge manufactur¬ </text:p>
        <text:p text:style-name="P4">ers, the use of the initialization code does not violate the Act even though </text:p>
        <text:p text:style-name="P4">that use triggers a misleading trademark display. 18 </text:p>
        <text:p text:style-name="P3"/>
        <text:p text:style-name="P5">—<text:span text:style-name="T13">Judge Stephen Reinhardt </text:span></text:p>
        <text:p text:style-name="P3"/>
        <text:p text:style-name="P4">Judge Reinhardt noted that the TMSS file, which contained somewhere </text:p>
        <text:p text:style-name="P4">between 20 and 25 bytes of data, was minuscule when compared to the 500,000 </text:p>
        <text:p text:style-name="P4">to 1,500,000 bytes of data contained in the entire game. The data in the games, </text:p>
        <text:p text:style-name="P4">according to Reinhardt were overwhelmingly original and deserved to com¬ </text:p>
        <text:p text:style-name="P4">pete in a free market. This, he felt, was to the benefit of the public. </text:p>
        <text:p text:style-name="P3"/>
        <text:p text:style-name="P4">There is no basis for assuming that Accolade’s Ishido has significantly af¬ </text:p>
        <text:p text:style-name="P4">fected the market for Sega's Altered Beast, since a consumer might easily </text:p>
        <text:p text:style-name="P4">purchase both; nor does it seem unlikely that a consumer particularly inter¬ </text:p>
        <text:p text:style-name="P4">ested in sports might purchase both Accolade’s Mike Ditka Power Football </text:p>
        <text:p text:style-name="P4">and Sega’s Joe Montana Football, particularly if the games are, as Accolade </text:p>
        <text:p text:style-name="P4">contends, not substantially similar.' 9 </text:p>
        <text:p text:style-name="P3"/>
        <text:p text:style-name="P5">—<text:span text:style-name="T13">ludge Stephen Reinhardt </text:span></text:p>
        <text:p text:style-name="P3"/>
        <text:p text:style-name="P4">Sega’s attorneys defended the original decision by pointing out that their </text:p>
        <text:p text:style-name="P4">client had invested time and capital designing and manufacturing the Gen¬ </text:p>
        <text:p text:style-name="P4">esis. Even after Genesis shipped, Sega continued spending millions of dollars </text:p>
        <text:p text:style-name="P4">marketing it. They characterized Accolade as a “free rider,” benefiting from </text:p>
        <text:p text:style-name="P4">time and investment. Reinhardt dismissed this argument, however, as the </text:p>
        <text:p text:style-name="P5">‘“<text:span text:style-name="T13">sweat of the brow’ rationale for copyright protection.” </text:span></text:p>
        <text:p text:style-name="P3"/>
        <text:p text:style-name="P4">He was also unimpressed with Nagashima’s demonstration of a game car¬ </text:p>
        <text:p text:style-name="P4">tridge that initialized in Genesis III without activating the trademark signals. </text:p>
        <text:p text:style-name="P4">Reinhardt stated that “At most, the Nagashima affidavit establishes that an </text:p>
        <text:p text:style-name="P4">individual familiar with the operation of TMSS can discover a way to engineer </text:p>
        <text:p text:style-name="P4">around it.” Just as Judge Caulfield had said that Accolade took a risk in adding </text:p>
        <text:p text:style-name="P4">the TMSS code and could not be excused by claiming it did not know that </text:p>
        <text:p text:style-name="P4">using the code would result in a trademark abuse, Judge Reinhardt now held </text:p>
        <text:p text:style-name="P4">Sega responsible for attaching its trademark to an unlicensed game. </text:p>
        <text:p text:style-name="P3"/>
        <text:p text:style-name="P3"/>
        <text:p text:style-name="P3"/>
        <text:p text:style-name="P4">388 The Legal Game </text:p>
        <text:p text:style-name="P3"/>
        <text:p text:style-name="P3"/>
        <text:p text:style-name="P4">Sega knowingly risked two significant consequences: the false labeling of </text:p>
        <text:p text:style-name="P4">some competitors’ products and the discouraging of other competitors from </text:p>
        <text:p text:style-name="P4">manufacturing Genesis-compatible games. Under the Latham Act, the former </text:p>
        <text:p text:style-name="P4">conduct, at least, is clearly unlawful. 20 </text:p>
        <text:p text:style-name="P3"/>
        <text:p text:style-name="P5">—<text:span text:style-name="T13">judge Stephen Reinhardt </text:span></text:p>
        <text:p text:style-name="P3"/>
        <text:p text:style-name="P4">Though he did not completely absolve Accolade of all wrongdoing, Judge </text:p>
        <text:p text:style-name="P4">Reinhardt struck down the injunctions handed down by Judge Caulfield. The </text:p>
        <text:p text:style-name="P4">immediate ramifications of Judge Reinhardt’s rulings were short lived. Within </text:p>
        <text:p text:style-name="P4">a year of the trial, Accolade released a basketball game titled [Charles] Barkley </text:p>
        <text:p text:style-name="P4">Shut Up andJamlzs an official Sega licensee. The long-term ramifications of the </text:p>
        <text:p text:style-name="P4">case were significant, however. Sega Enterprises v. A ccolade has been cited in nearly </text:p>
        <text:p text:style-name="P4">every video game trial involving reverse engineering and unlicensed prod¬ </text:p>
        <text:p text:style-name="P4">ucts since 1993. </text:p>
        <text:p text:style-name="P3"/>
        <text:p text:style-name="P3"/>
        <text:p text:style-name="P4">States if MY and MD v. Nintendo of America </text:p>
        <text:p text:style-name="P3"/>
        <text:p text:style-name="P4">In 1988, Nintendo announced that there was a worldwide shortage of the ROM </text:p>
        <text:p text:style-name="P4">chips used in Famicom and NFS game cartridges. All publishers, Nintendo </text:p>
        <text:p text:style-name="P4">included, would be given chip allotments that averaged approximately 25 per¬ </text:p>
        <text:p text:style-name="P4">cent of their original orders. This development had a two-edged effect. Many </text:p>
        <text:p text:style-name="P4">company executives complained that they were not able to sell as many games </text:p>
        <text:p text:style-name="P4">as they hoped. On the other hand, the shortage ensured that nearly every </text:p>
        <text:p text:style-name="P4">cartridge that was manufactured that year got sold. Consumers seemed to </text:p>
        <text:p text:style-name="P4">purchase anything they could find as long as it carried the label “Nintendo.” </text:p>
        <text:p text:style-name="P3"/>
        <text:p text:style-name="P4">Overall, our licensees enjoyed the shortage because everything they pro¬ </text:p>
        <text:p text:style-name="P4">duced got sold, but everybody wanted to have a little more than allocated. </text:p>
        <text:p text:style-name="P3"/>
        <text:p text:style-name="P5">—<text:span text:style-name="T13">Minoru Arakawa, president, Nintendo of America </text:span></text:p>
        <text:p text:style-name="P3"/>
        <text:p text:style-name="P4">Some licensees simply accepted the shortage, while others accused Nintendo </text:p>
        <text:p text:style-name="P4">of purposely inventing the shortage in an effort to further control the mar¬ </text:p>
        <text:p text:style-name="P4">ket. Hide Nakajima and Atari Games accused Nintendo of America of unfair </text:p>
        <text:p text:style-name="P4">competitive practices. Other nonrelated complaints were leveled against </text:p>
        <text:p text:style-name="P3"/>
        <text:p text:style-name="P3"/>
        <text:p text:style-name="P3"/>
        <text:p text:style-name="P4">The Legal Game 389 </text:p>
        <text:p text:style-name="P3"/>
        <text:p text:style-name="P3"/>
        <text:p text:style-name="P4">Nintendo as well. In a 1989 case, the Tramiels accused Nintendo of shutting </text:p>
        <text:p text:style-name="P4">Atari Corporation out of the marketplace and filed a $500 million suit. In an¬ </text:p>
        <text:p text:style-name="P4">other suit, filed in 1991, Nintendo found itself in court against the attorneys </text:p>
        <text:p text:style-name="P4">general of all fifty states and the District of Columbia. </text:p>
        <text:p text:style-name="P3"/>
        <text:p text:style-name="P4">The attorneys general accused Nintendo of a variety of offenses that seemed </text:p>
        <text:p text:style-name="P4">to borrow from all of the suits that had been filed against Nintendo. They </text:p>
        <text:p text:style-name="P4">accused the company of price fixing, shutting out competitors, overregulat¬ </text:p>
        <text:p text:style-name="P4">ing licensees, and bullying retailers. New York Attorney General Robert </text:p>
        <text:p text:style-name="P4">Abrams, who led the investigation and ensuing case, said that Nintendo threat¬ </text:p>
        <text:p text:style-name="P4">ened to slow down or cut off supplies to retailers who lowered the price of the </text:p>
        <text:p text:style-name="P4">games by as little as six cents. When the case finally went before Judge Sweet, </text:p>
        <text:p text:style-name="P4">the same New York judge who presided over Universal Studios/MCA v. Nintendo, it </text:p>
        <text:p text:style-name="P4">focused mostly on allegations of price fixing and ended in a settlement. </text:p>
        <text:p text:style-name="P3"/>
        <text:p text:style-name="P4">The results of the case are almost humorous. On October 17, 1991, Judge </text:p>
        <text:p text:style-name="P4">Sweet approved a rather absurd settlement in which Nintendo agreed to mail </text:p>
        <text:p text:style-name="P4">coupons giving consumers who had purchased NES systems between June 1, </text:p>
        <text:p text:style-name="P4">1988, and December 31,1990, a $5 discount on the purchase of their next game </text:p>
        <text:p text:style-name="P4">cartridge. To make sure that the people who might have purchased the con¬ </text:p>
        <text:p text:style-name="P4">soles got the message, Nintendo agreed to run advertisements in TV Guide, </text:p>
        <text:p text:style-name="P4">USA Today, four video game magazines, and 800 newspapers. According to the </text:p>
        <text:p text:style-name="P4">terms of the agreement, Nintendo would have to make up the difference if </text:p>
        <text:p text:style-name="P4">the coupon sales added up to less than $5 million in discounts. Nintendo also </text:p>
        <text:p text:style-name="P4">agreed to pay the states and the District of Columbia $1.75 million for their </text:p>
        <text:p text:style-name="P4">administrative costs and $3 million for other uses. </text:p>
        <text:p text:style-name="P3"/>
        <text:p text:style-name="P4">Nintendo will pay $3 million to the Attorney Generals for use at the States’ </text:p>
        <text:p text:style-name="P4">option for one of the fol lowing purposes: antitrust enforcement, deposit into a </text:p>
        <text:p text:style-name="P4">state antitrust revolving fund, defraying the costs of experts used in multistate </text:p>
        <text:p text:style-name="P4">antitrust investigations, benefiting those unidentified consumers for whose </text:p>
        <text:p text:style-name="P4">benefit the settlement was entered, or payment into a state’s treasury. </text:p>
        <text:p text:style-name="P3"/>
        <text:p text:style-name="P5">—<text:span text:style-name="T13">Judge Robert Sweet </text:span></text:p>
        <text:p text:style-name="P3"/>
        <text:p text:style-name="P4">In an article titled “Please, Br’er Fox! Don’t Throw Me in the Briar Patch!” </text:p>
        <text:p text:style-name="P4">Forbes described the settlement as less than punishing for Nintendo. </text:p>
        <text:p text:style-name="P3"/>
        <text:p text:style-name="P3"/>
        <text:p text:style-name="P3"/>
        <text:p text:style-name="P4">390 The Lesfal Game </text:p>
        <text:p text:style-name="P3"/>
        <text:p text:style-name="P3"/>
        <text:p text:style-name="P4">The deal Nintendo cut to settle antitrust complaints by the Federal Trade </text:p>
        <text:p text:style-name="P4">Commission and some states turns out to be another shrewd move by the </text:p>
        <text:p text:style-name="P4">Japanese videogame manufacturer. Nintendo agreed to mail 5 million $5 </text:p>
        <text:p text:style-name="P4">coupons good on Nintendo cartridges, plus pat-myself-on-the-back let¬ </text:p>
        <text:p text:style-name="P4">ters from some local attorney generals. That’s some punishment. Nintendo </text:p>
        <text:p text:style-name="P4">has just put a new 16-bit machine on the market, but the coupons are </text:p>
        <text:p text:style-name="P4">only good for the old eight-bit cartridges. So the deal helps clear old in¬ </text:p>
        <text:p text:style-name="P4">ventory as well as bring in lookers for the more powerful new sets. </text:p>
        <text:p text:style-name="P3"/>
        <text:p text:style-name="P4">Please, Br’er Attorney General.. . ! 22 </text:p>
        <text:p text:style-name="P3"/>
        <text:p text:style-name="P4">The FTC investigation may not have resulted in a large punitive settlement, </text:p>
        <text:p text:style-name="P4">but it served notice to Nintendo of America and its parent company in Japan </text:p>
        <text:p text:style-name="P4">that more investigations could follow if complaints continued. Though there is </text:p>
        <text:p text:style-name="P4">no proof that company executives made this decision because of the lawsuit, in </text:p>
        <text:p text:style-name="P4">October 1990 Nintendo announced that its licensees were free to manufacture </text:p>
        <text:p text:style-name="P4">their own cartridges and to publish games on competitors’ consoles. </text:p>
        <text:p text:style-name="P3"/>
        <text:p text:style-name="P4">In about, I think it was 1989 or 1990, we made a business decision that we did </text:p>
        <text:p text:style-name="P4">not need the exclusivity clause. Now, it’s true we were in litigation with Atari </text:p>
        <text:p text:style-name="P4">Corp. We were in litigation with Tengen and the FTC was moseying around; but </text:p>
        <text:p text:style-name="P4">we made a decision that we would no longer require the exclusivity clause. We </text:p>
        <text:p text:style-name="P4">would no longer enforce it and we would not put it into any new agreements. </text:p>
        <text:p text:style-name="P3"/>
        <text:p text:style-name="P4">Those clauses, from our point of view and from our lawyers’ point of view, </text:p>
        <text:p text:style-name="P4">were perfectly legal under the antitrust laws. It was determined to be that </text:p>
        <text:p text:style-name="P4">way by a jury and by multiple courts, including a court of appeals, in the </text:p>
        <text:p text:style-name="P4">various litigations that we had. </text:p>
        <text:p text:style-name="P3"/>
        <text:p text:style-name="P5">—<text:span text:style-name="T13">Howard Lincoln </text:span></text:p>
        <text:p text:style-name="P3"/>
        <text:p text:style-name="P3"/>
        <text:p text:style-name="P4">Lewis Galoot) Toys v. Nintendo of America </text:p>
        <text:p text:style-name="P3"/>
        <text:p text:style-name="P4">In 1990, Lewis Galoob Toys obtained the U.S. manufacturing rights for a de¬ </text:p>
        <text:p text:style-name="P4">vice called GameMage that enabled players to access hidden codes that </text:p>
        <text:p text:style-name="P4">designers placed in games as Easter eggs. Releasing the product in the United </text:p>
        <text:p text:style-name="P4">States as Game Genie, Galoob packaged the “game enhancer” with a “pro¬ </text:p>
        <text:p text:style-name="P4">gramming manual” containing codes for hundreds of games. Through Game </text:p>
        <text:p text:style-name="P3"/>
        <text:p text:style-name="P3"/>
        <text:p text:style-name="P3"/>
        <text:p text:style-name="P4">The Le^al Came 391 </text:p>
        <text:p text:style-name="P3"/>
        <text:p text:style-name="P3"/>
        <text:p text:style-name="P4">Genie, players could enter up to three codes at one time, codes that made games </text:p>
        <text:p text:style-name="P4">easier or gave players extra lives. The game Contra, for instance, allowed players </text:p>
        <text:p text:style-name="P4">to give their soldiers powerful weapons or set the game up so that the enemy </text:p>
        <text:p text:style-name="P4">soldiers did not shoot their weapons. The codes for The Legend ofZeldac ould give </text:p>
        <text:p text:style-name="P4">players endless supplies of bombs, let them purchase items in the game for free, </text:p>
        <text:p text:style-name="P4">and make Link, the hero of the game, invincible. Spokespeople for Galoob said </text:p>
        <text:p text:style-name="P4">that Game Genie added new life to old games, but Nintendo saw it as a threat </text:p>
        <text:p text:style-name="P4">and notified the toy manufacturer that the device infringed on copyrighted </text:p>
        <text:p text:style-name="P4">material. Galoob took Nintendo to court to ask for a declaration that Game </text:p>
        <text:p text:style-name="P4">Genie did not infringe upon protected material; it also tried to pacify Nintendo </text:p>
        <text:p text:style-name="P4">by offering to license the product through the company. The offer was declined. </text:p>
        <text:p text:style-name="P3"/>
        <text:p text:style-name="P4">In June 1990, Nintendo applied for an injunction to bar the toy manufac¬ </text:p>
        <text:p text:style-name="P4">turer from distributing Game Genie. In a preliminary hearing, Judge Robert </text:p>
        <text:p text:style-name="P4">W. Schnacke granted Nintendo’s request on the likelihood that Nintendo could </text:p>
        <text:p text:style-name="P4">win the case. In April 1991, the case went to court before Fern Smith, the </text:p>
        <text:p text:style-name="P4">same judge who had presided over Atari Games Corporation v. Nintendo of America. </text:p>
        <text:p text:style-name="P3"/>
        <text:p text:style-name="P4">Judge Smith’s interpretation of the Fair Use Doctrine would prove central </text:p>
        <text:p text:style-name="P4">to both Nintendo’s and Galoob’s case. Nintendo claimed that Game Genie </text:p>
        <text:p text:style-name="P4">was a derivative work. It did not play original games; rather, it altered the </text:p>
        <text:p text:style-name="P4">copyrighted work of other companies. Nintendo’s lawyers compared it to the </text:p>
        <text:p text:style-name="P4">unauthorized “speed-up kits” that were used to enhance arcade games. They </text:p>
        <text:p text:style-name="P4">referenced the case of Midway Manufacturing v. A retie International, in which a judge </text:p>
        <text:p text:style-name="P4">barred a company called Arctic from selling chips that accelerated the arcade </text:p>
        <text:p text:style-name="P4">version Galaxian * Judge Smith, however, disagreed with Nintendo’s argument, </text:p>
        <text:p text:style-name="P4">citing that Game Genie did not physically incorporate portions of any copy¬ </text:p>
        <text:p text:style-name="P4">righted works and that it in no way diminished the game market. </text:p>
        <text:p text:style-name="P3"/>
        <text:p text:style-name="P4">One interesting question that emerged in this case was whether Galoob </text:p>
        <text:p text:style-name="P4">was in fact infringing on Nintendo’s copyrights or whether the real perpetra¬ </text:p>
        <text:p text:style-name="P4">tors would be consumers using the device. The argument suggested that Game </text:p>
        <text:p text:style-name="P4">Genie was simply an adapter onto which consumers attached a game car- </text:p>
        <text:p text:style-name="P3"/>
        <text:p text:style-name="P3"/>
        <text:p text:style-name="P4">* In the Arctic case, arcade owners replaced the original chips with new ones that incorpo¬ </text:p>
        <text:p text:style-name="P4">rated Namco’s original programming along with new code. A more accurate comparison </text:p>
        <text:p text:style-name="P4">would have been Atari Games v. General Computer, since the chips General Computer created to </text:p>
        <text:p text:style-name="P4">accelerate Missile Command mere, used to enhance Atari’s chips and modified, rather than </text:p>
        <text:p text:style-name="P4">borrowed, the original code. </text:p>
        <text:p text:style-name="P3"/>
        <text:p text:style-name="P3"/>
        <text:p text:style-name="P4">392 The Legal Game </text:p>
        <text:p text:style-name="P3"/>
        <text:p text:style-name="P3"/>
        <text:p text:style-name="P4">tridge. The decisive factor in the case, however, was that Nintendo’s lawyers </text:p>
        <text:p text:style-name="P4">could not demonstrate to Judge Smith’s satisfaction how Game Genie im¬ </text:p>
        <text:p text:style-name="P4">pacted their client’s business. </text:p>
        <text:p text:style-name="P3"/>
        <text:p text:style-name="P4">Nintendo has failed to show any harm to the present market for its copy¬ </text:p>
        <text:p text:style-name="P4">righted games and has failed to establish the reasonable likelihood of a </text:p>
        <text:p text:style-name="P4">potential market for slightly altered versions of games at suit. 23 </text:p>
        <text:p text:style-name="P3"/>
        <text:p text:style-name="P5">—<text:span text:style-name="T13">Judge Fern Smith </text:span></text:p>
        <text:p text:style-name="P3"/>
        <text:p text:style-name="P4">While Judge Smith was unable to certify that Game Genie users would not </text:p>
        <text:p text:style-name="P4">infringe on Nintendo’s copyrights, she did conclude that Galoob had not vio¬ </text:p>
        <text:p text:style-name="P4">lated the Copyright Act and ruled in favor of the toy manufacturer, ordering </text:p>
        <text:p text:style-name="P4">Nintendo to pay the company $15 million for lost sales. When the case came up </text:p>
        <text:p text:style-name="P4">for appeal before Judge Jerome Farris in 1992, he affirmed Judge Smith’s opin¬ </text:p>
        <text:p text:style-name="P4">ions. Nintendo did not concede defeat, however, until the U.S. Supreme Court </text:p>
        <text:p text:style-name="P4">declined to hear arguments on the case on March 22,1993, sealing the decision. </text:p>
        <text:p text:style-name="P3"/>
        <text:p text:style-name="P4">ISpom Computer Corporation v. Nintendo of America </text:p>
        <text:p text:style-name="P3"/>
        <text:p text:style-name="P4">With the exception of the original Magnavox Odyssey, which had several games </text:p>
        <text:p text:style-name="P4">hardwired into its circuitry, all of the home television game consoles that re¬ </text:p>
        <text:p text:style-name="P4">tailed in the early 1970s were single-game (or dedicated) systems. In 1974, Alpex </text:p>
        <text:p text:style-name="P4">Computer Corporation created and patented a technology that enabled con¬ </text:p>
        <text:p text:style-name="P4">soles to play multiple games stored on ROM chips stored in game cartridges. </text:p>
        <text:p text:style-name="P4">The first company to license Alpex’s technology was Fairchild Camera and </text:p>
        <text:p text:style-name="P4">Instrument, which used it in the Channel F game console released in 1976* </text:p>
        <text:p text:style-name="P4">Two years later, Alpex applied for patent protection on that technology and </text:p>
        <text:p text:style-name="P4">received patent number 4,026,555, also known as the “555 patent.” </text:p>
        <text:p text:style-name="P3"/>
        <text:p text:style-name="P4">After receiving its patent, Alpex embarked on a campaign to enforce it, sell¬ </text:p>
        <text:p text:style-name="P4">ing nonexclusive licenses to companies that infringed. Magnavox, Atari, Mattel, </text:p>
        <text:p text:style-name="P4">Bally, and Coleco were j ust a few of the companies that Alpex contacted. Though </text:p>
        <text:p text:style-name="P4">the other settlement sums are not public, it is known that Atari paid $380,000 to </text:p>
        <text:p text:style-name="P4">settle the affair. </text:p>
        <text:p text:style-name="P3"/>
        <text:p text:style-name="P3"/>
        <text:p text:style-name="P4">The Fairchild Channel F was the first game console to use interchangeable game cartridges. </text:p>
        <text:p text:style-name="P3"/>
        <text:p text:style-name="P3"/>
        <text:p text:style-name="P3"/>
        <text:p text:style-name="P4">The Le&lt;fal Game 393 </text:p>
        <text:p text:style-name="P3"/>
        <text:p text:style-name="P3"/>
        <text:p text:style-name="P4">Alpex declared Chapter 11 bankruptcy and ceased operation in 1983. As </text:p>
        <text:p text:style-name="P4">the company dissolved, creditors found that its only valuable asset was the </text:p>
        <text:p text:style-name="P5">“<text:span text:style-name="T13">555 patent.” </text:span></text:p>
        <text:p text:style-name="P3"/>
        <text:p text:style-name="P4">In 1983, after the settlement with Atari and another with Magnavox, counsel </text:p>
        <text:p text:style-name="P4">for Alpex sent infringement letters to approximately seventy companies. These </text:p>
        <text:p text:style-name="P4">letters announced that Alpex had recently granted licenses under the patent </text:p>
        <text:p text:style-name="P4">to Atari and Magnavox and stated that Alpex had "recently obtained infor¬ </text:p>
        <text:p text:style-name="P4">mation indicating that your company manufactures and/or sells video game </text:p>
        <text:p text:style-name="P4">cartridges and/or consoles which may infringe the subject patent.” 24 </text:p>
        <text:p text:style-name="P3"/>
        <text:p text:style-name="P5">—<text:span text:style-name="T13">Judge Kimba Wood </text:span></text:p>
        <text:p text:style-name="P3"/>
        <text:p text:style-name="P4">Of the seventy companies that received the letter, six companies expressed </text:p>
        <text:p text:style-name="P4">interest in settling without litigation. By 1985, Alpex had won licensing agree¬ </text:p>
        <text:p text:style-name="P4">ments in suits against ten companies.* Most companies preferred to pay Alpex </text:p>
        <text:p text:style-name="P4">rather than risk a court battle. This was especially true of Japanese compa¬ </text:p>
        <text:p text:style-name="P4">nies, which were supposedly scared that U.S. jury awards might reflect </text:p>
        <text:p text:style-name="P4">anti-Japanese sentiments. 25 Sega Enterprises, for instance, elected to purchase </text:p>
        <text:p text:style-name="P4">a license from Alpex in 1993. Nintendo, however, refused to settle, so Alpex </text:p>
        <text:p text:style-name="P4">sued for willful infringement of the “555 patent.”** </text:p>
        <text:p text:style-name="P3"/>
        <text:p text:style-name="P4">The case, which was tried before Judge Kimba Wood*** of the South New </text:p>
        <text:p text:style-name="P4">York District in Manhattan, hinged on a question of technology. Nintendo </text:p>
        <text:p text:style-name="P4">claimed that while the NES did use interchangeable cartridges, the bit-map¬ </text:p>
        <text:p text:style-name="P4">ping technology developed by Alpex was not powerful enough to handle the </text:p>
        <text:p text:style-name="P4">sophisticated images in NES games. </text:p>
        <text:p text:style-name="P3"/>
        <text:p text:style-name="P4">The television raster comprises numerous discrete dots or bars, approximately </text:p>
        <text:p text:style-name="P4">32,000, which the cathode ray beam illuminates on a standard cycle, which </text:p>
        <text:p text:style-name="P4">in turn creates the image on the television screen. The patented invention </text:p>
        <text:p text:style-name="P3"/>
        <text:p text:style-name="P3"/>
        <text:p text:style-name="P4">* Alpex had an ongoing suit with Parker Brothers, the result of which was stayed pending </text:p>
        <text:p text:style-name="P4">the results of the case against Nintendo. </text:p>
        <text:p text:style-name="P3"/>
        <text:p text:style-name="P4">** At one point Nintendo offered a $3.9 million settlement. </text:p>
        <text:p text:style-name="P3"/>
        <text:p text:style-name="P4">*** Bill Clinton nominated Kimba Wood for the post of Attorney General after the nomina¬ </text:p>
        <text:p text:style-name="P4">tion of Zoe Baird was withdrawn. The process ended with Janet Reno getting the position. </text:p>
        <text:p text:style-name="P3"/>
        <text:p text:style-name="P3"/>
        <text:p text:style-name="P3"/>
        <text:p text:style-name="P4">394 The Le^al C a me </text:p>
        <text:p text:style-name="P3"/>
        <text:p text:style-name="P3"/>
        <text:p text:style-name="P4">requires sufficient RAM to accommodate each of the approximately 32,000 </text:p>
        <text:p text:style-name="P4">memory positions needed to represent the raster image. The RAM holds at </text:p>
        <text:p text:style-name="P4">least one "bit” of data for each position in the memory "map” of the raster. </text:p>
        <text:p text:style-name="P4">Accordingly, this video display system is called "bit-mapping.” 26 </text:p>
        <text:p text:style-name="P3"/>
        <text:p text:style-name="P5">—<text:span text:style-name="T13">Judge Glen Archer </text:span></text:p>
        <text:p text:style-name="P3"/>
        <text:p text:style-name="P4">According to Nintendo’s defense, Alpex’s RAM-based technology was sim¬ </text:p>
        <text:p text:style-name="P4">ply too slow. Nintendo’s lawyers claimed that the NES featured a patented </text:p>
        <text:p text:style-name="P5">“<text:span text:style-name="T13">picture processing unit” (PPU) that received pre-formed “slices” of data. </text:span></text:p>
        <text:p text:style-name="P3"/>
        <text:p text:style-name="P4">The PPU receives preformed, horizontal slices of data and places each slice in </text:p>
        <text:p text:style-name="P4">one of eight shift registers, each of which can store a maximum of 8 pixels. </text:p>
        <text:p text:style-name="P3"/>
        <text:p text:style-name="P4">These slices of data are then processed directly to the screen. The PPU repeats </text:p>
        <text:p text:style-name="P4">this process to assemble the initial image on the screen. Thereafter, it repeats </text:p>
        <text:p text:style-name="P4">the process as necessary to form changes in images throughout the progres¬ </text:p>
        <text:p text:style-name="P4">sion of the game. Nintendo refers to the PPU as an "on-the-fly” system. 27 </text:p>
        <text:p text:style-name="P3"/>
        <text:p text:style-name="P5">—<text:span text:style-name="T13">Judge Glen Archer </text:span></text:p>
        <text:p text:style-name="P3"/>
        <text:p text:style-name="P4">The case turned into a debate about whether “on-the-fly” graphics did in¬ </text:p>
        <text:p text:style-name="P4">deed differ from the technology in the Alpex patent. Nintendo maintained </text:p>
        <text:p text:style-name="P4">that while Alpex’s bit-mapping was fast enough for games with “linear player </text:p>
        <text:p text:style-name="P4">images,” it lacked the speed for games with “animated cartoon characters,” </text:p>
        <text:p text:style-name="P4">such as Mario. The highlight of the case was when John Strauch, lead attorney </text:p>
        <text:p text:style-name="P4">on the Alpex team, cross-examined Nintendo expert witness Stephen Ward. </text:p>
        <text:p text:style-name="P4">Strauch questioned Ward about the differences between linear player images </text:p>
        <text:p text:style-name="P4">and animated cartoons. Strauch tried to corner Ward into explaining the pre¬ </text:p>
        <text:p text:style-name="P4">cise differences between the two kinds of graphics. Ward, either unwilling or </text:p>
        <text:p text:style-name="P4">unable to specify, refused to be pinned down, although he maintained that </text:p>
        <text:p text:style-name="P4">he could detect concrete differences, having viewed hundreds of games. </text:p>
        <text:p text:style-name="P3"/>
        <text:p text:style-name="P4">To clarify, Strauch drew a stick figure that he identified as a drawing of a </text:p>
        <text:p text:style-name="P4">hockey player. Ward agreed that the character would definitely be classified </text:p>
        <text:p text:style-name="P4">as a linear image. Next, Strauch colored the figure red and asked if it was </text:p>
        <text:p text:style-name="P4">still a linear image. When Ward said that it was, Strauch drew a bulge on the </text:p>
        <text:p text:style-name="P3"/>
        <text:p text:style-name="P3"/>
        <text:p text:style-name="P3"/>
        <text:p text:style-name="P4">The Legal Game 395 </text:p>
        <text:p text:style-name="P3"/>
        <text:p text:style-name="P3"/>
        <text:p text:style-name="P4">player that he identified as a hip and asked if it was still linear. Ward an¬ </text:p>
        <text:p text:style-name="P4">swered that they had “entered into a region” in which he had no answer. </text:p>
        <text:p text:style-name="P4">Strauch next added two little arms and asked if they were still in the gray </text:p>
        <text:p text:style-name="P4">area in which Ward could not distinguish between linear images and car¬ </text:p>
        <text:p text:style-name="P4">toons. Ward said, “I believe that one could arbitrarily decide to draw the </text:p>
        <text:p text:style-name="P4">line either way in that case.” </text:p>
        <text:p text:style-name="P3"/>
        <text:p text:style-name="P5">“<text:span text:style-name="T13">Now using your terminology and understanding, we are using your ter¬ </text:span></text:p>
        <text:p text:style-name="P4">minology the way you want to define this, if I add a nose, are we still in a </text:p>
        <text:p text:style-name="P4">situation where we can put this one on either side of the line?” </text:p>
        <text:p text:style-name="P3"/>
        <text:p text:style-name="P4">Ward responded, “I think that at some point when you add features that make </text:p>
        <text:p text:style-name="P4">it look like a human form, for example, then it is no longer a linear player im¬ </text:p>
        <text:p text:style-name="P4">age, and if you keep adding noses and arms, then you do cross that line.” </text:p>
        <text:p text:style-name="P3"/>
        <text:p text:style-name="P4">Strauch: Let me add a tiny tail here. Let’s say this is an animal combina¬ </text:p>
        <text:p text:style-name="P4">tion human-animal cartoon. Just adding a tiny tail. Have we yet reached </text:p>
        <text:p text:style-name="P4">the point where you are willing to say that it is not a linear image player? </text:p>
        <text:p text:style-name="P3"/>
        <text:p text:style-name="P4">Ward: We are getting close to that point, yes. </text:p>
        <text:p text:style-name="P3"/>
        <text:p text:style-name="P4">Strauch: Okay. Why don’t we put a beard on it. Where are we now? </text:p>
        <text:p text:style-name="P3"/>
        <text:p text:style-name="P4">Ward: Okay. I am willing to say that it is not a linear image player. </text:p>
        <text:p text:style-name="P3"/>
        <text:p text:style-name="P4">Strauch: Okay, so now I know how you are drawing the line. If we </text:p>
        <text:p text:style-name="P4">have a nose, two little arms, a tail, more hip, and the configuration I </text:p>
        <text:p text:style-name="P4">have drawn, except for the beard, you don’t know whether it is a linear </text:p>
        <text:p text:style-name="P4">image player or not; but if we add the beard, it is not. 28 </text:p>
        <text:p text:style-name="P3"/>
        <text:p text:style-name="P4">According to Alpex attorneys John Strauch and Thomas Young, members </text:p>
        <text:p text:style-name="P4">of the jury tried to duck behind the rail of the jury box so that the rest of </text:p>
        <text:p text:style-name="P4">court would not see them laughing during this exchange. The jury agreed </text:p>
        <text:p text:style-name="P4">with Alpex, finding that Nintendo willfully infringed Alpex’s patent and that </text:p>
        <text:p text:style-name="P4">118 of the games that had been introduced for the NES before the patent ex¬ </text:p>
        <text:p text:style-name="P4">pired on July 31 infringed on the “555 patent.” Alpex was awarded $208 million </text:p>
        <text:p text:style-name="P4">for damages. Stating that she saw “scant” evidence of willful infringement, </text:p>
        <text:p text:style-name="P4">Judge Wood did not add further punitive damages to the award, but she al¬ </text:p>
        <text:p text:style-name="P4">lowed interest and legal fees to be tacked on, bringing it to $252 million—one </text:p>
        <text:p text:style-name="P4">of the largest patent awards in history. </text:p>
        <text:p text:style-name="P3"/>
        <text:p text:style-name="P3"/>
        <text:p text:style-name="P3"/>
        <text:p text:style-name="P4">398 The Year of Hardware </text:p>
        <text:p text:style-name="P3"/>
        <text:p text:style-name="P3"/>
        <text:p text:style-name="P4">A Part of Society </text:p>
        <text:p text:style-name="P3"/>
        <text:p text:style-name="P4">By 1989, Nintendo had become a regular fixture in the news. The media re¬ </text:p>
        <text:p text:style-name="P4">ported on the company’s phenomenal record sales and press events and </text:p>
        <text:p text:style-name="P4">sometimes covered curious anecdotes associated with the company. The </text:p>
        <text:p text:style-name="P5">“<text:span text:style-name="T13">Hands-Free” Controller, developed by Nintendo engineers to enable quad¬ </text:span></text:p>
        <text:p text:style-name="P4">riplegics to play games, earned the company print and broadcast attention. </text:p>
        <text:p text:style-name="P4">To use this special controller, players rested their chins on a lever that worked </text:p>
        <text:p text:style-name="P4">like a steering device. A tube running from the controller to their mouths </text:p>
        <text:p text:style-name="P4">replaced the “A” and “B” buttons. “A” button functions were accessed by blow¬ </text:p>
        <text:p text:style-name="P4">ing into the straw, and “B” button functions were accessed by sipping. </text:p>
        <text:p text:style-name="P3"/>
        <text:p text:style-name="P4">The press also covered humorous human-interest stories such as an inci¬ </text:p>
        <text:p text:style-name="P4">dent involving a burglar who noticed a Nintendo Entertainment System (NES) </text:p>
        <text:p text:style-name="P4">and couldn’t resist trying it. Somebody noticed the criminal and reported him </text:p>
        <text:p text:style-name="P4">to the police. On arrival, the police found the burglar in front of the televi¬ </text:p>
        <text:p text:style-name="P4">sion, playing a game.* In another story, a bomb squad blew up an NES on the </text:p>
        <text:p text:style-name="P4">runway of Los Angeles International Airport. Airport security officers X-rayed </text:p>
        <text:p text:style-name="P4">the NES inside a suitcase and, unable to identify it, called the bomb squad. </text:p>
        <text:p text:style-name="P4">Fearing the unfamiliar object to be a bomb, the police detonated it. </text:p>
        <text:p text:style-name="P3"/>
        <text:p text:style-name="P4">I was quoted in USA Today on the front page that day, or. . . the next day </text:p>
        <text:p text:style-name="P4">and ... something to the effect of "Well, we know we have a great product, </text:p>
        <text:p text:style-name="P4">but people don’t usually get quite such a bang out of it.” </text:p>
        <text:p text:style-name="P3"/>
        <text:p text:style-name="P5">—<text:span text:style-name="T13">Richard Brudvik-Lindner </text:span></text:p>
        <text:p text:style-name="P3"/>
        <text:p text:style-name="P3"/>
        <text:p text:style-name="P4">Unauthorized and Never Sue! </text:p>
        <text:p text:style-name="P3"/>
        <text:p text:style-name="P4">Nintendo guarded against unlicensed companies making unauthorized NES, </text:p>
        <text:p text:style-name="P4">Game Boy, and Super NES cartridges, but an Arizona-based company, Wis¬ </text:p>
        <text:p text:style-name="P4">dom Tree, slipped through its net unchallenged. </text:p>
        <text:p text:style-name="P3"/>
        <text:p text:style-name="P4">Wisdom Tree was the offshoot of Color Dreams, a company founded by </text:p>
        <text:p text:style-name="P4">U.S. engineers who reverse engineered the NES and found a way around the </text:p>
        <text:p text:style-name="P4">lock-out chip. Using this technology, Color Dreams published games such as </text:p>
        <text:p text:style-name="P3"/>
        <text:p text:style-name="P3"/>
        <text:p text:style-name="P4">*This story has been confirmed by people who worked for Nintendo at the time, though </text:p>
        <text:p text:style-name="P4">the details may be exaggerated. </text:p>
        <text:p text:style-name="P3"/>
        <text:p text:style-name="P3"/>
        <text:p text:style-name="P4">The Year of Hardware 399 </text:p>
        <text:p text:style-name="P3"/>
        <text:p text:style-name="P3"/>
        <text:p text:style-name="P4">King Neptune's Adventure, Pesterminator, and Metal Fighter. One of the company’s titles, </text:p>
        <text:p text:style-name="P4">Menace Beach, featured material considered highly risque by NES standards. </text:p>
        <text:p text:style-name="P4">The goal of the game was to help a hero rescue his kidnapped girlfriend. Pic¬ </text:p>
        <text:p text:style-name="P4">tures of the chained-up woman were flashed throughout the game, and she </text:p>
        <text:p text:style-name="P4">had on less clothing in every shot. In the beginning, she wore a blouse and </text:p>
        <text:p text:style-name="P4">skirt; by the end of the game she was in a bikini* ** </text:p>
        <text:p text:style-name="P3"/>
        <text:p text:style-name="P4">In 1989, Color Dreams spun off Wisdom Tree, a company that made NES </text:p>
        <text:p text:style-name="P4">games with Christian themes. For the most part, Wisdom Tree games were fairly </text:p>
        <text:p text:style-name="P4">indistinguishable from other video games and had the same basic side-scrolling, </text:p>
        <text:p text:style-name="P4">object-finding, enemy-shooting play. Some of the games had biblical trivia quiz¬ </text:p>
        <text:p text:style-name="P4">zes between rounds, and the themes of the games were adapted to convey biblical </text:p>
        <text:p text:style-name="P4">ideas. Wisdom Tree’s first game, Bible Adventures, was released in December 1990. </text:p>
        <text:p text:style-name="P4">After a slow start, the company sold approximately 350,000 copies. </text:p>
        <text:p text:style-name="P3"/>
        <text:p text:style-name="P4">Basically, what we were doing was taking the garbage out and putting Bible </text:p>
        <text:p text:style-name="P4">content in. That’s the whole reason for the company to begin with. We mar¬ </text:p>
        <text:p text:style-name="P4">keted almost ioo percent into the Christian bookstore market, not through </text:p>
        <text:p text:style-name="P4">secular channels. It took a while to get in. We got picked up by Focus on the </text:p>
        <text:p text:style-name="P4">Family, which gave us pretty much of an industry okay. </text:p>
        <text:p text:style-name="P3"/>
        <text:p text:style-name="P5">—<text:span text:style-name="T13">Brenda Huff, co-owner, Wisdom Tree </text:span></text:p>
        <text:p text:style-name="P3"/>
        <text:p text:style-name="P4">Wisdom Tree eventually published seven NES games, along with four games </text:p>
        <text:p text:style-name="P4">for Game Boy,*'" three for Sega Genesis, and one for the Super NES. The </text:p>
        <text:p text:style-name="P4">company’s library included several original games published by outside con¬ </text:p>
        <text:p text:style-name="P4">tractors and a couple of cosmetically altered Color Dreams games. Sunday Funday, </text:p>
        <text:p text:style-name="P4">for instance, was a thinly disguised version of Menace Beach. While the owners </text:p>
        <text:p text:style-name="P4">of Wisdom Tree were openly Christian, their game designers did not neces¬ </text:p>
        <text:p text:style-name="P4">sarily share their beliefs. People who later worked with the man who </text:p>
        <text:p text:style-name="P4">programmed Bible Adventures say that after working day and night on the </text:p>
        <text:p text:style-name="P4">project, he went to Las Vegas and blew his earnings in less than a week. </text:p>
        <text:p text:style-name="P3"/>
        <text:p text:style-name="P4">* Menace Beach was far tamer than Peek a Boo Poker, Bubble Bath Babes, and Hot Slots, three </text:p>
        <text:p text:style-name="P4">unlicensed games published by the Taiwanese software company Paneision, which featured </text:p>
        <text:p text:style-name="P4">anime -style drawings of naked women. </text:p>
        <text:p text:style-name="P3"/>
        <text:p text:style-name="P4">** Two of Wisdom Tree’s Game Boy cartridges were not really games. The company published </text:p>
        <text:p text:style-name="P4">cartridges containing the text of the King James and New International versions of the Bible. </text:p>
        <text:p text:style-name="P3"/>
        <text:p text:style-name="P3"/>
        <text:p text:style-name="P3"/>
        <text:p text:style-name="P4">400 The Year of Hardware </text:p>
        <text:p text:style-name="P3"/>
        <text:p text:style-name="P3"/>
        <text:p text:style-name="P4">Wisdom Tree presented Nintendo with a prickly situation. The general pub¬ </text:p>
        <text:p text:style-name="P4">lic did not seem to pay close attention to the court battle with Atari Games, and </text:p>
        <text:p text:style-name="P4">industry analysts were impressed with Nintendo’s legal acumen; but going after </text:p>
        <text:p text:style-name="P4">a tiny company that published innocuous religious games was another story. In </text:p>
        <text:p text:style-name="P4">1994, Wisdom Tree tested Nintendo’s ability to turn the other cheek by licensing </text:p>
        <text:p text:style-name="P4">the mazes and code to a game called Castle Wolfenstein 3D and converting them </text:p>
        <text:p text:style-name="P4">into an unlicensed Super NES game called Super 3D Noah’s Ark. This was this one </text:p>
        <text:p text:style-name="P4">of the few unlicensed games to appear on the Super NES. In Castle Wolfenstein 3D, </text:p>
        <text:p text:style-name="P4">players ran through dungeons killing Nazi soldiers and guard dogs as they hunted </text:p>
        <text:p text:style-name="P4">for Hitler. In Super 3D Noah's Ark, which featured the exact same mazes, players </text:p>
        <text:p text:style-name="P4">shot food at little goats that had escaped from their pens* </text:p>
        <text:p text:style-name="P3"/>
        <text:p text:style-name="P4">Ignoring Wisdom Tree was the only logical course of action. Super 3D Noah’s </text:p>
        <text:p text:style-name="P4">Ark was released toward the end of the 16-bit generation, as growing numbers </text:p>
        <text:p text:style-name="P4">of people began using computers to play games. Though Wisdom Tree was </text:p>
        <text:p text:style-name="P4">one of the last companies to manufacture and sell NES and Super NES games, </text:p>
        <text:p text:style-name="P4">the company’s focus eventually turned to publishing games for PCs. </text:p>
        <text:p text:style-name="P3"/>
        <text:p text:style-name="P4">The Return of Sega </text:p>
        <text:p text:style-name="P3"/>
        <text:p text:style-name="P3"/>
        <text:p text:style-name="P4">One of my first jobs here was to take the Master System back from Tonka and </text:p>
        <text:p text:style-name="P4">bring it over to Sega. Then we closed down a lot of the development. We did </text:p>
        <text:p text:style-name="P4">not have the money to do anything big; our main focus of 1989 and 1990 was </text:p>
        <text:p text:style-name="P4">obviously Genesis. </text:p>
        <text:p text:style-name="P3"/>
        <text:p text:style-name="P5">—<text:span text:style-name="T13">Paul Rioux, former executive vice president of finance, </text:span></text:p>
        <text:p text:style-name="P3"/>
        <text:p text:style-name="P4">Sega of America </text:p>
        <text:p text:style-name="P3"/>
        <text:p text:style-name="P4">Sega’s alliance with Tonka did not prove completely satisfactory for either </text:p>
        <text:p text:style-name="P4">company. Despite its strong toy distribution network and a very generous ad¬ </text:p>
        <text:p text:style-name="P4">vertising campaign, the Minnesota toy truck company sold considerably less </text:p>
        <text:p text:style-name="P4">than one million Master System game consoles in two years. When the con- </text:p>
        <text:p text:style-name="P3"/>
        <text:p text:style-name="P3"/>
        <text:p text:style-name="P4">* This game was built into a special adapter that attached to any licensed Super NES </text:p>
        <text:p text:style-name="P4">cartridge. The chip in the licensed cartridge would disable the security chip, allowing the </text:p>
        <text:p text:style-name="P4">Super Nintendo to read the game. </text:p>
        <text:p text:style-name="P3"/>
        <text:p text:style-name="P3"/>
        <text:p text:style-name="P3"/>
        <text:p text:style-name="P4">The Year of Hardware 4 O 8 </text:p>
        <text:p text:style-name="P3"/>
        <text:p text:style-name="P3"/>
        <text:p text:style-name="P4">tract expired, Sega quietly took back the system and inherited large invento¬ </text:p>
        <text:p text:style-name="P4">ries of unsold game consoles and cartridges. Clearing out Master System </text:p>
        <text:p text:style-name="P4">inventory, however, was not a major priority at the time. Sega had spent the </text:p>
        <text:p text:style-name="P4">last two years developing a powerful new game console that had twice the </text:p>
        <text:p text:style-name="P4">processing power of the NES/Famicom, and the product was finally ready for </text:p>
        <text:p text:style-name="P4">release in Japan. </text:p>
        <text:p text:style-name="P3"/>
        <text:p text:style-name="P4">Sega’s new system, called the Mega-Drive, featured an impressive array of </text:p>
        <text:p text:style-name="P4">hardware. It was built around the 16-bit Motorola 68000 processing chip, the </text:p>
        <text:p text:style-name="P4">same chip that Apple used to power the Macintosh computer. This chip could </text:p>
        <text:p text:style-name="P4">process twice as much data per cycle as the 8-bit MOS Technologies 6502 chip </text:p>
        <text:p text:style-name="P4">Nintendo used in the Famicom. The Mega-Drive had a 512-color palette and </text:p>
        <text:p text:style-name="P4">could display as many as 64 colors on screen at any one time, compared to the </text:p>
        <text:p text:style-name="P4">NES’s 52-color palette. The Mega-Drive even had a separate 8-bit processor </text:p>
        <text:p text:style-name="P4">for sound. All of that power translated into games with larger and more de¬ </text:p>
        <text:p text:style-name="P4">tailed characters, more complex graphics, faster action, and a game console </text:p>
        <text:p text:style-name="P4">that could compete with coin-operated game machines in the arcades. </text:p>
        <text:p text:style-name="P3"/>
        <text:p text:style-name="P4">With its headquarters in Tokyo, Sega Enterprises had the infrastructure needed </text:p>
        <text:p text:style-name="P4">to market the Mega-Drive in Japan. Bringing the system to the United States </text:p>
        <text:p text:style-name="P4">was another story. Hayao Nakayama, CEO of Sega Enterprises, and David Rosen, </text:p>
        <text:p text:style-name="P4">the chairman, had already experienced the problems of launching a game con¬ </text:p>
        <text:p text:style-name="P4">sole through a small start-up operation. Nintendo, a company that had only </text:p>
        <text:p text:style-name="P4">recently entered the home video game market in the United States, had com¬ </text:p>
        <text:p text:style-name="P4">pletely smothered the Master System out of the market by 1988. Attaching itself </text:p>
        <text:p text:style-name="P4">to Tonka, a strong company that knew little about the game business, also failed. </text:p>
        <text:p text:style-name="P4">In an interesting twist, Rosen decided to enlist the same company that Nintendo </text:p>
        <text:p text:style-name="P4">had tried to enlist before launching the NES—Atari Corporation. </text:p>
        <text:p text:style-name="P3"/>
        <text:p text:style-name="P4">Dave Rosen came to Atari and asked if we’d be interested in taking over the </text:p>
        <text:p text:style-name="P4">manufacturing, marketing, and distribution of Genesis. We came very close </text:p>
        <text:p text:style-name="P4">to making a hefty licensing deal so that Atari could jump into the 16-bit fray </text:p>
        <text:p text:style-name="P4">before Nintendo. The negotiations went pretty far down the stream, and as I </text:p>
        <text:p text:style-name="P4">recall, they fell apart when lack [Tramiel] and Dave Rosen couldn’t agree to </text:p>
        <text:p text:style-name="P4">the terms. Then Sega decided to do it themselves. </text:p>
        <text:p text:style-name="P3"/>
        <text:p text:style-name="P3"/>
        <text:p text:style-name="P5">—<text:span text:style-name="T13">Michael Katz, president, Video Game Division, Atari Corporation </text:span></text:p>
        <text:p text:style-name="P3"/>
        <text:p text:style-name="P3"/>
        <text:p text:style-name="P3"/>
        <text:p text:style-name="P4">402 The Year of Hardware </text:p>
        <text:p text:style-name="P3"/>
        <text:p text:style-name="P3"/>
        <text:p text:style-name="P4">Everybody’s Expert </text:p>
        <text:p text:style-name="P3"/>
        <text:p text:style-name="P4">Video game companies have a certain incestuous relationship, and it is not </text:p>
        <text:p text:style-name="P4">uncommon for top employees to take jobs with their competitors. Bruce </text:p>
        <text:p text:style-name="P4">Lowry, for instance, resigned his job as Nintendo vice president of sales to be¬ </text:p>
        <text:p text:style-name="P4">come the president of Sega of America. When he left Sega, he moved to Europe </text:p>
        <text:p text:style-name="P4">to help Ron Judy run Nintendo of Europe. But of the many job shifters in the </text:p>
        <text:p text:style-name="P4">industry, few have had as illustrious a career as Michael Katz. </text:p>
        <text:p text:style-name="P3"/>
        <text:p text:style-name="P4">In the late 1970s, Katz, as marketing director at Mattel, oversaw the cre¬ </text:p>
        <text:p text:style-name="P4">ation of the first handheld video games. From there, he moved to Connecticut </text:p>
        <text:p text:style-name="P4">to become vice president of marketing at Coleco. After five years at Coleco, </text:p>
        <text:p text:style-name="P4">he received an intriguing telephone call. </text:p>
        <text:p text:style-name="P3"/>
        <text:p text:style-name="P4">I was contacted by headhunters representing some venture capitalists and </text:p>
        <text:p text:style-name="P4">told about a company named Epyx, which they described as a $1.5 million </text:p>
        <text:p text:style-name="P4">computer game company losing $400,000 a year in Sunnyvale. I was anx¬ </text:p>
        <text:p text:style-name="P4">ious to get back to California, where my two kids lived. I hadn’t lived in San </text:p>
        <text:p text:style-name="P4">Francisco for about seven or eight years, and my goal was to get back there. </text:p>
        <text:p text:style-name="P3"/>
        <text:p text:style-name="P4">I didn’t know anything about Epyx and I had never heard of a venture </text:p>
        <text:p text:style-name="P4">capitalist. I liked the fact that I was being offered a CEO slot and some stock in </text:p>
        <text:p text:style-name="P4">a start-up, but I wasn’t quite sure whether I wanted to do something risky like </text:p>
        <text:p text:style-name="P4">that. I had to make the decision on a January night in Connecticut. I was trying </text:p>
        <text:p text:style-name="P4">to get a fire started in my fireplace and it wouldn’t start. As I was leafing </text:p>
        <text:p text:style-name="P4">through a computer gaming magazine, I came upon an Epyx ad. Just as I turned </text:p>
        <text:p text:style-name="P4">the page and discovered it, this flame burst in the fireplace. It was a complete </text:p>
        <text:p text:style-name="P4">coincidence. The fire that I’d been trying to start burst into a flame, so I con¬ </text:p>
        <text:p text:style-name="P4">sidered that a divine message that Epyx was where I should go. </text:p>
        <text:p text:style-name="P3"/>
        <text:p text:style-name="P5">—<text:span text:style-name="T13">Michael Katz, former president, Epyx </text:span></text:p>
        <text:p text:style-name="P3"/>
        <text:p text:style-name="P4">Katz became the president of Epyx in February 1983 and changed the </text:p>
        <text:p text:style-name="P4">company’s entire focus. The company had severe financial problems and only </text:p>
        <text:p text:style-name="P4">had enough cash to maintain operations for approximately six months. Under </text:p>
        <text:p text:style-name="P4">Katz’s direction, the company created three new product lines and hired Chiat </text:p>
        <text:p text:style-name="P4">Day, the same advertising agency that handled Apple Computer. Another of </text:p>
        <text:p text:style-name="P4">Epyx’s new directions was the acquisition of outside software developer StarPath, </text:p>
        <text:p text:style-name="P3"/>
        <text:p text:style-name="P3"/>
        <text:p text:style-name="P3"/>
        <text:p text:style-name="P4">The Year of Hardware 4®3 </text:p>
        <text:p text:style-name="P3"/>
        <text:p text:style-name="P3"/>
        <text:p text:style-name="P4">which was led by Bob Brown, one of the engineers involved in the creation of </text:p>
        <text:p text:style-name="P4">the Atari 2600. StarPath had abandoned a project based on the Olympic games. </text:p>
        <text:p text:style-name="P4">With the real Olympics only a year away, Katz had the company finish the project, </text:p>
        <text:p text:style-name="P4">which was released for the Commodore 64. Summer Games was released in 1984 </text:p>
        <text:p text:style-name="P4">and was followed up in 1985 with a sequel, Winter Games. Over the following years, </text:p>
        <text:p text:style-name="P4">these thematic “Games” titles became Epyx’s signature series and included a </text:p>
        <text:p text:style-name="P4">tremendously popular product called California Games. </text:p>
        <text:p text:style-name="P3"/>
        <text:p text:style-name="P4">Katz’s biggest interest, however, was in marketing hardware, not software. </text:p>
        <text:p text:style-name="P4">When two inventors named RJ Mical and Dave Needle approached Epyx in </text:p>
        <text:p text:style-name="P4">1986 with a design for a color handheld video game system, Katz urged the </text:p>
        <text:p text:style-name="P4">board to adopt the project (which later became the Atari Lynx). Epyx eventu¬ </text:p>
        <text:p text:style-name="P4">ally did work with Mical and Needle, but by that time Jack and Sam Tramiel </text:p>
        <text:p text:style-name="P4">had already lured Katz to accept a position at Atari Corporation. </text:p>
        <text:p text:style-name="P3"/>
        <text:p text:style-name="P4">I had lunch with jack and Sam Tramiel one day, and they said, "What do you </text:p>
        <text:p text:style-name="P4">want to do?” </text:p>
        <text:p text:style-name="P3"/>
        <text:p text:style-name="P4">I said, "I want to form an Entertainment/Electronics division at Atari. I </text:p>
        <text:p text:style-name="P4">want to bring back video games, and that can help fund the new division. It </text:p>
        <text:p text:style-name="P4">can also fund the ST computer,” which was what jack and Sam were all ex¬ </text:p>
        <text:p text:style-name="P4">cited about. </text:p>
        <text:p text:style-name="P3"/>
        <text:p text:style-name="P4">So they said, "You can become president of the entertainment electronics </text:p>
        <text:p text:style-name="P4">division if you also become president of the video game division and be¬ </text:p>
        <text:p text:style-name="P4">come head of sales and marketing for the computer division.” I said that </text:p>
        <text:p text:style-name="P4">sounded fair. So in one lunch, which is what jack and Sam are like, we made </text:p>
        <text:p text:style-name="P4">a deal. I got a new job and became head of the video game division, which, </text:p>
        <text:p text:style-name="P4">in jack’s mind, had the main objective of getting a lot of profits so that the </text:p>
        <text:p text:style-name="P4">company could develop the ST computer. </text:p>
        <text:p text:style-name="P3"/>
        <text:p text:style-name="P5">—<text:span text:style-name="T13">Michael Katz </text:span></text:p>
        <text:p text:style-name="P3"/>
        <text:p text:style-name="P4">Katz moved to Atari in 1986 and oversaw the rerelease of the Atari 7800 game </text:p>
        <text:p text:style-name="P4">console. Unlike the Master System, the 7800 was not meant to compete with </text:p>
        <text:p text:style-name="P4">the Nintendo Entertainment System head-on. Atari introduced it as a low-end </text:p>
        <text:p text:style-name="P4">alternative system that sold for $30 less than its competitors. The 7800 barely </text:p>
        <text:p text:style-name="P4">dented Nintendo’s billion-dollar market, but it contributed to Atari’s best year </text:p>
        <text:p text:style-name="P4">since the fall of 1982. In 1988, Atari reached $452 million in revenues. </text:p>
        <text:p text:style-name="P3"/>
        <text:p text:style-name="P3"/>
        <text:p text:style-name="P3"/>
        <text:p text:style-name="P4">404 Hie Year of Hardware </text:p>
        <text:p text:style-name="P3"/>
        <text:p text:style-name="P3"/>
        <text:p text:style-name="P4">We brought back Atari video games as the low price spread for three or four </text:p>
        <text:p text:style-name="P4">years and made a hell of a lot of profit. As I recall, we made about $80 million </text:p>
        <text:p text:style-name="P4">of profit over that period. We brought back the 7800. We needed software </text:p>
        <text:p text:style-name="P4">for it, but, of course, this was the period when Nintendo created the market </text:p>
        <text:p text:style-name="P4">again in the U.S. and Nintendo had a lock on all the hot arcade titles. No¬ </text:p>
        <text:p text:style-name="P4">body else, whether it be Atari or Sega or anyone, could get the hot arcade </text:p>
        <text:p text:style-name="P4">titles because Nintendo had exclusives. </text:p>
        <text:p text:style-name="P3"/>
        <text:p text:style-name="P4">It occurred io me that the standard for the last few years had not been </text:p>
        <text:p text:style-name="P4">arcade games. There was a core group of computer gamers who knew all the </text:p>
        <text:p text:style-name="P4">hot computer games, so I went to those companies who were just doing com¬ </text:p>
        <text:p text:style-name="P4">puter format. I went to Doug Carlstom at Broderbund, to Ken Williams at </text:p>
        <text:p text:style-name="P4">Sierra, to Gilman Louie at Spectrum Holobyte, and to Alan Miller at Accolade, </text:p>
        <text:p text:style-name="P4">and asked if we could license games like Hardball and Lode Runner. </text:p>
        <text:p text:style-name="P3"/>
        <text:p text:style-name="P5">—<text:span text:style-name="T13">Michael Katz </text:span></text:p>
        <text:p text:style-name="P3"/>
        <text:p text:style-name="P4">By the beginning of 1989, Katz needed a break from work. He had not taken </text:p>
        <text:p text:style-name="P4">a two-week vacation since graduating from college in 1967, and the Tramiels </text:p>
        <text:p text:style-name="P4">were notorious for placing high expectations on their executives. Tired and </text:p>
        <text:p text:style-name="P4">needing time to decide what he wanted to do with the rest of his life, Katz left </text:p>
        <text:p text:style-name="P4">Atari Corporation and spent the next three months traveling around the </text:p>
        <text:p text:style-name="P4">world. While he was gone, Sega released the American version of the Mega- </text:p>
        <text:p text:style-name="P4">Drive. It was called Genesis. </text:p>
        <text:p text:style-name="P3"/>
        <text:p text:style-name="P4">Genesis </text:p>
        <text:p text:style-name="P3"/>
        <text:p text:style-name="P4">Sega of America launched Genesis in two markets, Los Angeles and New York, </text:p>
        <text:p text:style-name="P4">on August 14, 1989. The console sold for $189 and came with a single control¬ </text:p>
        <text:p text:style-name="P4">ler and the game Altered Beast. There were five additional games available at </text:p>
        <text:p text:style-name="P4">launch: Thunder Force, Tommy Lasorda Baseball, Super Thunder Blade, Space Harrier II, </text:p>
        <text:p text:style-name="P4">and Last Battle. A second wave of games arrived one month later. </text:p>
        <text:p text:style-name="P3"/>
        <text:p text:style-name="P4">As the game that came with the console, Altered Beast played an important </text:p>
        <text:p text:style-name="P4">role in convincing consumers about the power of Genesis’s 16-bit processor. </text:p>
        <text:p text:style-name="P4">NES games generally had small characters occupying only a limited area on </text:p>
        <text:p text:style-name="P4">any game screen. The shape-shifting hero of Altered Beasts as, nearly half as tall </text:p>
        <text:p text:style-name="P4">as the screen and had recognizable facial features. The snakes, wolves, enemy </text:p>
        <text:p text:style-name="P3"/>
        <text:p text:style-name="P3"/>
        <text:p text:style-name="P3"/>
        <text:p text:style-name="P4">The Year of Hardware 405 </text:p>
        <text:p text:style-name="P3"/>
        <text:p text:style-name="P3"/>
        <text:p text:style-name="P4">sorcerers, and other creatures that attacked him were also large and clearly </text:p>
        <text:p text:style-name="P4">drawn. In size, game play, and graphics, the Genesis version of Altered Beast </text:p>
        <text:p text:style-name="P4">was amazingly similar to the arcade game on which it was based. </text:p>
        <text:p text:style-name="P3"/>
        <text:p text:style-name="P4">In October, as the Genesis market expanded from New York and Los Ange¬ </text:p>
        <text:p text:style-name="P4">les to a nationwide campaign, Sega of America announced the hiring of a new </text:p>
        <text:p text:style-name="P4">president and CEO, Michael Katz. </text:p>
        <text:p text:style-name="P3"/>
        <text:p text:style-name="P4">Dave Rosen asked me if I wanted to come to Sega and become president, so </text:p>
        <text:p text:style-name="P4">I joined Sega in October of 1989 and spent a year. And every day, the chant </text:p>
        <text:p text:style-name="P4">that I was supposed to be saying and our troops were supposed to be saying </text:p>
        <text:p text:style-name="P4">was "Hyakumandai,” which means a million units in Japanese because </text:p>
        <text:p text:style-name="P4">Nakayama felt we should be selling a million units. </text:p>
        <text:p text:style-name="P3"/>
        <text:p text:style-name="P4">We had to differentiate ourselves from Nintendo, and once again we </text:p>
        <text:p text:style-name="P4">couldn’t get hot properties from the arcades other than Sega’s own arcade </text:p>
        <text:p text:style-name="P4">titles. Just like it was at Atari, it became a matter of figuring out a way to </text:p>
        <text:p text:style-name="P4">position ourselves strongly when we couldn’t get the hottest arcade titles. So </text:p>
        <text:p text:style-name="P4">we decided to get the hottest personalities instead. </text:p>
        <text:p text:style-name="P3"/>
        <text:p text:style-name="P5">—<text:span text:style-name="T13">Michael Katz </text:span></text:p>
        <text:p text:style-name="P3"/>
        <text:p text:style-name="P4">As the head of Sega, Katz’s first goal was to establish an identity for Gen¬ </text:p>
        <text:p text:style-name="P4">esis. The marketing team came up with a two-part approach. On one hand, </text:p>
        <text:p text:style-name="P4">team members needed to demonstrate the superiority of Genesis over the </text:p>
        <text:p text:style-name="P4">NES. They needed to show that Genesis games had better graphics and sound </text:p>
        <text:p text:style-name="P4">and looked more like arcade games. Realizing that most consumers were </text:p>
        <text:p text:style-name="P4">more interested in games than technology, Katz’s team members did not </text:p>
        <text:p text:style-name="P4">want to focus too heavily on the 16-bit processor. Instead of reciting tech¬ </text:p>
        <text:p text:style-name="P4">nological achievements, they developed an advertising campaign that </text:p>
        <text:p text:style-name="P4">challenged Nintendo head-on. Sega’s new marketing mantra was, “Genesis </text:p>
        <text:p text:style-name="P4">does what Nintendon’t.” </text:p>
        <text:p text:style-name="P3"/>
        <text:p text:style-name="P4">Sega came out slamming us in their commercials. They were naming us by </text:p>
        <text:p text:style-name="P4">name, and that was really a big deal. It’s like somebody calling your team </text:p>
        <text:p text:style-name="P4">"crap.” We took it good-naturedly and competed the best we could. </text:p>
        <text:p text:style-name="P3"/>
        <text:p text:style-name="P5">—<text:span text:style-name="T13">Don James, vice president of design, Nintendo of America </text:span></text:p>
        <text:p text:style-name="P3"/>
        <text:p text:style-name="P3"/>
        <text:p text:style-name="P3"/>
        <text:p text:style-name="P4">4®6 The Year of Hardware </text:p>
        <text:p text:style-name="P3"/>
        <text:p text:style-name="P3"/>
        <text:p text:style-name="P4">The second part of Katz’s marketing rollout was to circumvent the lack of </text:p>
        <text:p text:style-name="P4">arcade properties by creating a library of instantly recognizable titles. Nintendo </text:p>
        <text:p text:style-name="P4">could dominate the arcade translation business; Sega, meanwhile, would con¬ </text:p>
        <text:p text:style-name="P4">tract athletes and celebrities and create games with their names and images. </text:p>
        <text:p text:style-name="P4">Under Katz’s direction, Sega created Pat Riley’s Basketball, Arnold Palmer Golf, Buster </text:p>
        <text:p text:style-name="P4">Douglas Boxing, and Joe Montana Football. </text:p>
        <text:p text:style-name="P3"/>
        <text:p text:style-name="P4">)oe Montana became the ultimate example. We paid $1.7 million up front. I </text:p>
        <text:p text:style-name="P4">fought to convince Nakayama and the Japanese that we needed Montana, </text:p>
        <text:p text:style-name="P4">and I gave Joe Montana the check. We also had Michael Jackson, we had Pat </text:p>
        <text:p text:style-name="P4">Riley, and we had Tommy Lasorda. Buster Douglas was my selection, too. He </text:p>
        <text:p text:style-name="P4">got knocked down in his first challenge after he won the championship, but </text:p>
        <text:p text:style-name="P4">that was okay because the royalty was on a sliding scale and that meant we </text:p>
        <text:p text:style-name="P4">didn’t have to pay as much. He gave up the title right after he had gotten it. </text:p>
        <text:p text:style-name="P3"/>
        <text:p text:style-name="P5">—<text:span text:style-name="T13">Michael Katz </text:span></text:p>
        <text:p text:style-name="P3"/>
        <text:p text:style-name="P4">Shortly after starting at Sega, Katz convinced Nakayama to sign a five-year </text:p>
        <text:p text:style-name="P4">agreement with 49er quarterback Joe Montana. The deal enabled Sega to use </text:p>
        <text:p text:style-name="P4">Montana’s name and image in a football game. Once the licensing deal was </text:p>
        <text:p text:style-name="P4">signed, the next problem was finding the game itself. Sega did not have a large </text:p>
        <text:p text:style-name="P4">U.S. game production facility at that time, and Sega of Japan had not designed </text:p>
        <text:p text:style-name="P4">a football game. By coincidence, a small software company, Mediagenic,* had </text:p>
        <text:p text:style-name="P4">a game under development. According to the team that had worked on the </text:p>
        <text:p text:style-name="P4">project, the game was approximately 30 percent finished, but Mediagenic ex¬ </text:p>
        <text:p text:style-name="P4">ecutives said that it could be finished by October, or November at the very </text:p>
        <text:p text:style-name="P4">latest, so Katz decided to purchase the game. </text:p>
        <text:p text:style-name="P3"/>
        <text:p text:style-name="P4">We didn’t know about all the internal turmoil that was going on at </text:p>
        <text:p text:style-name="P4">Mediagenic. Basically, they deceived us over a period of four or five months </text:p>
        <text:p text:style-name="P4">that the game was proceeding on schedule. We—Sega—were naive and irre¬ </text:p>
        <text:p text:style-name="P4">sponsible. We should have known. </text:p>
        <text:p text:style-name="P3"/>
        <text:p text:style-name="P4">The game wasn’t very far along at all, but we didn’t discover that till </text:p>
        <text:p text:style-name="P4">about September or October. By the time we found out, the only way we </text:p>
        <text:p text:style-name="P3"/>
        <text:p text:style-name="P3"/>
        <text:p text:style-name="P4">The company was formerly known as Activision. </text:p>
        <text:p text:style-name="P3"/>
        <text:p text:style-name="P3"/>
        <text:p text:style-name="P3"/>
        <text:p text:style-name="P4">The Year of Hardware 4®7 </text:p>
        <text:p text:style-name="P3"/>
        <text:p text:style-name="P3"/>
        <text:p text:style-name="P4">were gonna get a game out near Christmas would be to find another game </text:p>
        <text:p text:style-name="P4">that was either mostly finished or completely finished, and convert it, </text:p>
        <text:p text:style-name="P3"/>
        <text:p text:style-name="P5">—<text:span text:style-name="T13">Michael Katz </text:span></text:p>
        <text:p text:style-name="P3"/>
        <text:p text:style-name="P4">In desperation, Sega turned to Electronic Arts, one of its first American </text:p>
        <text:p text:style-name="P4">licensees. Well known for its sports games, Electronic Arts had been publish¬ </text:p>
        <text:p text:style-name="P4">ing the John Madden Football series for four years. The first Madden Football, released </text:p>
        <text:p text:style-name="P4">for the Apple II computer in 1986, was so successful that Electronic Arts be¬ </text:p>
        <text:p text:style-name="P4">gan updating its team rosters and playbook and rereleasing it on an annual </text:p>
        <text:p text:style-name="P4">basis. Electronic Arts president Trip Hawkins agreed to help, and his designers </text:p>
        <text:p text:style-name="P4">put together a game that Sega could name Joe Montana Football and publish under </text:p>
        <text:p text:style-name="P4">its first-party label. The game was released in January 1990. Electronic Arts </text:p>
        <text:p text:style-name="P4">released a Genesis-compatible version of John Madden Football later that year. </text:p>
        <text:p text:style-name="P3"/>
        <text:p text:style-name="P4">The finished versions of Joe Montana Football and John Madden Football were so com¬ </text:p>
        <text:p text:style-name="P4">pletely different that few people would have guessed that the same company had </text:p>
        <text:p text:style-name="P4">made them .John Madden Football featured a playbook partially designed by Madden </text:p>
        <text:p text:style-name="P4">himself. As an NFL broadcaster and former Raiders coach, Madden helped Elec¬ </text:p>
        <text:p text:style-name="P4">tronic Arts’ designers create a game realistic enough to appeal to football purists. </text:p>
        <text:p text:style-name="P3"/>
        <text:p text:style-name="P4">Joe Montana Football, on the other hand, was an arcade-style game that em¬ </text:p>
        <text:p text:style-name="P4">phasized fast action over realism. Unlike John Madden Football, which had all 28 </text:p>
        <text:p text:style-name="P4">NFL teams, Joe Montana Football had a 16-team roster and a simplified playbook </text:p>
        <text:p text:style-name="P4">built around a passing-intensive offense that discouraged running plays. </text:p>
        <text:p text:style-name="P3"/>
        <text:p text:style-name="P4">Although the Joe Montana series did not last as long as the Madden games, it </text:p>
        <text:p text:style-name="P4">helped establish Sega’s reputation among sports fans and Genesis as the lead¬ </text:p>
        <text:p text:style-name="P4">ing video game platform for sports simulation. Electronic Arts developed only </text:p>
        <text:p text:style-name="P4">the first Joe Montana football game. Blue Sky, an independent development </text:p>
        <text:p text:style-name="P4">company, created Sega’s later football games. Founded by George Kiss, who </text:p>
        <text:p text:style-name="P4">worked with Michael Katz at Coleco, Blue Sky went on to make several im¬ </text:p>
        <text:p text:style-name="P4">portant Genesis hits, including World Series Baseball and Vectorman. </text:p>
        <text:p text:style-name="P3"/>
        <text:p text:style-name="P4">I think |oe Montana earned something like a $2.5 million or a $3.5 million </text:p>
        <text:p text:style-name="P4">royalty over the course oj the five years of our agreement. The Japanese were </text:p>
        <text:p text:style-name="P4">originally concerned that he wouldn’t even earn the money that we paid him </text:p>
        <text:p text:style-name="P4">[in advance], so I was gratified to hear that. </text:p>
        <text:p text:style-name="P3"/>
        <text:p text:style-name="P3"/>
        <text:p text:style-name="P4">-Michael Katz </text:p>
        <text:p text:style-name="P3"/>
        <text:p text:style-name="P3"/>
        <text:p text:style-name="P3"/>
        <text:p text:style-name="P4">408 The Year of Hardware </text:p>
        <text:p text:style-name="P3"/>
        <text:p text:style-name="P3"/>
        <text:p text:style-name="P4">Of all the games that Sega released in 1989, MichaelJackson’s Moonwalkerma.de. </text:p>
        <text:p text:style-name="P4">the biggest impression on the media. Not only did the game contain synthe¬ </text:p>
        <text:p text:style-name="P4">sized versions of such hits as “Smooth Criminal,” “Bad,” “Billie Jean,” “Beat </text:p>
        <text:p text:style-name="P4">It,” and “Thriller,” it also had Jackson and chorus lines of villains dancing to </text:p>
        <text:p text:style-name="P4">choreographed moves that looked like they belonged on MTV. Loosely based </text:p>
        <text:p text:style-name="P4">on Jackson’s Moonwalker video, the game followed Jackson as he explored pool </text:p>
        <text:p text:style-name="P4">halls, graveyards, and other secret hideouts in search of kidnapped children. </text:p>
        <text:p text:style-name="P4">Just like the video, the game ended with Jackson turning into a robotic alter </text:p>
        <text:p text:style-name="P4">ego as he battled a nefarious criminal named Mr. Big.* </text:p>
        <text:p text:style-name="P3"/>
        <text:p text:style-name="P4">Sega’s marketing team was led by A1 Nilsen,** who constantly reminded </text:p>
        <text:p text:style-name="P4">the press that Jackson had added his own creative suggestions during the de¬ </text:p>
        <text:p text:style-name="P4">velopment of the game. Jackson even released a statement saying that Genesis </text:p>
        <text:p text:style-name="P4">was the first game console that had enough power to handle his music. In </text:p>
        <text:p text:style-name="P4">this, however, the pop star was wrong. The first system powerful enough to </text:p>
        <text:p text:style-name="P4">handle his music was the Master System. Sega published an eight-bit version </text:p>
        <text:p text:style-name="P4">of MichaelJackson’s Moonwalker as well. </text:p>
        <text:p text:style-name="P3"/>
        <text:p text:style-name="P4">Sega of America may have slowed down its Master System marketing effort </text:p>
        <text:p text:style-name="P4">with the launch of Genesis, but it did not abandon the retailers in the video </text:p>
        <text:p text:style-name="P4">game channel. Sega released Master System versions of such Genesis hits as </text:p>
        <text:p text:style-name="P4">MichaelJackson’s Moonwalker, Ghouls TV Ghosts, Golden Axe, Columns, and even Sonic The </text:p>
        <text:p text:style-name="P4">Hedgehog. It also released the Power Base Converter, a pricey adapter that allowed </text:p>
        <text:p text:style-name="P4">consumers to play Master System cartridges on their Genesis consoles. </text:p>
        <text:p text:style-name="P3"/>
        <text:p text:style-name="P4">Electronic Arts Does </text:p>
        <text:p text:style-name="P3"/>
        <text:p text:style-name="P4">When we announced the Nintendo deal, the stock went up. When we an¬ </text:p>
        <text:p text:style-name="P4">nounced the Sega deal, the stock went down because the market was so </text:p>
        <text:p text:style-name="P4">ignorant about what was going to happen. Of course, by the end of that </text:p>
        <text:p text:style-name="P4">year, everybody realized that the wheels were falling off the 8-bit market, </text:p>
        <text:p text:style-name="P4">and we were getting punished for that. They still didn’t appreciate the 16-bit </text:p>
        <text:p text:style-name="P3"/>
        <text:p text:style-name="P3"/>
        <text:p text:style-name="P4">* Actor Joe Pesci played Mr. Big in the music video. The character in the video game was an </text:p>
        <text:p text:style-name="P4">excellent likeness. </text:p>
        <text:p text:style-name="P3"/>
        <text:p text:style-name="P4">** Nilsen was the JC Penney buyer who handled video game orders during the late 1970s </text:p>
        <text:p text:style-name="P4">and early 1980s. </text:p>
        <text:p text:style-name="P3"/>
        <text:p text:style-name="P3"/>
        <text:p text:style-name="P4">The Year of Hardware 4®f </text:p>
        <text:p text:style-name="P3"/>
        <text:p text:style-name="P3"/>
        <text:p text:style-name="P4">[systems]. A lot of people in the period from 1989 to 1990 just assumed that </text:p>
        <text:p text:style-name="P4">Sega was not going to do anything. </text:p>
        <text:p text:style-name="P3"/>
        <text:p text:style-name="P5">—<text:span text:style-name="T13">Trip Hawkins </text:span></text:p>
        <text:p text:style-name="P3"/>
        <text:p text:style-name="P4">Electronic Arts’ relationship with Sega produced significant rewards for both </text:p>
        <text:p text:style-name="P4">companies. Genesis quickly became a lucrative new outlet for Electronic Arts, </text:p>
        <text:p text:style-name="P4">and Sega benefited from having a line of sophisticated games that appealed to </text:p>
        <text:p text:style-name="P4">an older audience more than most games on the NES. </text:p>
        <text:p text:style-name="P3"/>
        <text:p text:style-name="P4">Nintendo approached Electronic Arts about making games for the NES in </text:p>
        <text:p text:style-name="P4">the mid-1980s, long before Sega announced Genesis. But Hawkins did not want </text:p>
        <text:p text:style-name="P4">to make games for the eight-bit console. He and many other Electronic Arts </text:p>
        <text:p text:style-name="P4">board members felt that the NES was not powerful enough to run their com¬ </text:p>
        <text:p text:style-name="P4">puter games and they did not want to downgrade their games to run on it. </text:p>
        <text:p text:style-name="P4">Like many people at the time, Hawkins was openly disdainful of console games </text:p>
        <text:p text:style-name="P4">and critical of Nintendo’s chances of success. The difference was that Hawkins </text:p>
        <text:p text:style-name="P4">waited too long to change his mind. By the time he realized that Nintendo </text:p>
        <text:p text:style-name="P4">was going to succeed, Electronic Arts’ stock was tumbling and the eight-bit </text:p>
        <text:p text:style-name="P4">market showed signs of aging. </text:p>
        <text:p text:style-name="P3"/>
        <text:p text:style-name="P4">We decided that Genesis would do really well and that we had very appro¬ </text:p>
        <text:p text:style-name="P4">priate content for it. We did not want to be in this business the way it was </text:p>
        <text:p text:style-name="P4">currently being run, the way Nintendo did it with that one-sided licensing </text:p>
        <text:p text:style-name="P4">agreement, and Sega was trying to clone almost everything about Nintendo. </text:p>
        <text:p text:style-name="P3"/>
        <text:p text:style-name="P4">I thought, look at what Atari is doing. They have reverse engineered the ma¬ </text:p>
        <text:p text:style-name="P4">chine and are selling their own games. If Atari wins that lawsuit, that will </text:p>
        <text:p text:style-name="P4">open up the market and you won’t need to have one of those oppressive </text:p>
        <text:p text:style-name="P4">licensing agreements. </text:p>
        <text:p text:style-name="P3"/>
        <text:p text:style-name="P5">—<text:span text:style-name="T13">Trip Hawkins </text:span></text:p>
        <text:p text:style-name="P3"/>
        <text:p text:style-name="P4">In 1989, Electronic Arts’ technicians successfully reverse engineered both </text:p>
        <text:p text:style-name="P4">the NES and Genesis. Though the NES market was considerably larger and his </text:p>
        <text:p text:style-name="P4">company eventually released a few games for it, Hawkins felt that Genesis was </text:p>
        <text:p text:style-name="P4">a better fit for his company’s goals. Electronic Arts’ programmers were famil¬ </text:p>
        <text:p text:style-name="P4">iar with its 16-bit 68000 processor, having worked with it while making games </text:p>
        <text:p text:style-name="P3"/>
        <text:p text:style-name="P3"/>
        <text:p text:style-name="P3"/>
        <text:p text:style-name="P4">VO The Year of Hardware </text:p>
        <text:p text:style-name="P3"/>
        <text:p text:style-name="P3"/>
        <text:p text:style-name="P4">for the Atari ST, Commodore Amiga, and Apple Macintosh computers. Con¬ </text:p>
        <text:p text:style-name="P4">verting games to work on Genesis also required less work since the most </text:p>
        <text:p text:style-name="P4">popular computers had 16-bit processors at that time. Only one obstacle re¬ </text:p>
        <text:p text:style-name="P4">mained: waiting to make sure that Sega did not change the architecture of its </text:p>
        <text:p text:style-name="P4">game console before releasing it in the United States. (Hawkins was aware of </text:p>
        <text:p text:style-name="P4">the security chip Nintendo added to the Famicom before shipping it to the </text:p>
        <text:p text:style-name="P4">United States as the NES.) When Genesis proved nearly identical to Mega- </text:p>
        <text:p text:style-name="P4">Drive, he decided to move ahead with his plans. </text:p>
        <text:p text:style-name="P3"/>
        <text:p text:style-name="P4">We decided to go ahead and publish our own stuff on Genesis. Then, before we </text:p>
        <text:p text:style-name="P4">did that, we went to Sega and said, "Look, before we embark on this path, </text:p>
        <text:p text:style-name="P4">maybe there’s a way for us to work out a more reasonable arrangement.” </text:p>
        <text:p text:style-name="P3"/>
        <text:p text:style-name="P4">So in June of 1990, we signed a very unusual and much more enlightened </text:p>
        <text:p text:style-name="P4">license agreement with Sega. Among other things, we had the right to make </text:p>
        <text:p text:style-name="P4">as many titles as we wanted. We could approve our own titles; there was not </text:p>
        <text:p text:style-name="P4">this sort of oppressive restriction on our rights of expression, and, of course, </text:p>
        <text:p text:style-name="P4">the royalty rates were a lot more reasonable. We also had more direct control </text:p>
        <text:p text:style-name="P4">over manufacturing. </text:p>
        <text:p text:style-name="P3"/>
        <text:p text:style-name="P5">—<text:span text:style-name="T13">Trip Hawkins </text:span></text:p>
        <text:p text:style-name="P3"/>
        <text:p text:style-name="P4">Electronic Arts’ first two Genesis games, Populous and Budokan: The Martial Spirit, </text:p>
        <text:p text:style-name="P4">were released in June 1990. In August, Electronic Arts released a miniature </text:p>
        <text:p text:style-name="P4">golf simulation called Zany Golf-and that fall released the first Genesis version </text:p>
        <text:p text:style-name="P4">of John Madden Football. </text:p>
        <text:p text:style-name="P3"/>
        <text:p text:style-name="P4">At that time, we would be pretty happy if we released a computer game that </text:p>
        <text:p text:style-name="P4">sold 50,000 units. That was considered to be a significant milestone of suc¬ </text:p>
        <text:p text:style-name="P4">cess. We thought, Well, what would it take for us to sell 50,000 on the Sega </text:p>
        <text:p text:style-name="P4">Genesis? We decided that if they had an installed base of 500,000 units, we </text:p>
        <text:p text:style-name="P4">would be able to sell 50,000. </text:p>
        <text:p text:style-name="P3"/>
        <text:p text:style-name="P4">After Madden came out, they probably reached 500,000 machines in North </text:p>
        <text:p text:style-name="P4">America, and by that time we had probably sold well over 100,000 units. That </text:p>
        <text:p text:style-name="P4">was pretty healthy penetration, and it just got better and better after that. </text:p>
        <text:p text:style-name="P3"/>
        <text:p text:style-name="P3"/>
        <text:p text:style-name="P5">—<text:span text:style-name="T13">Trip Hawkins </text:span></text:p>
        <text:p text:style-name="P3"/>
        <text:p text:style-name="P3"/>
        <text:p text:style-name="P3"/>
        <text:p text:style-name="P4">The Year of Hardware 411 </text:p>
        <text:p text:style-name="P3"/>
        <text:p text:style-name="P3"/>
        <text:p text:style-name="P3"/>
        <text:p text:style-name="P4">I started at NEC in 1987, and within about two months I got this call, and they </text:p>
        <text:p text:style-name="P4">said, "Hey, NEC’s doing this new project in Japan that’s a video game sys¬ </text:p>
        <text:p text:style-name="P4">tem. We want you to check it out and think about whether you could introduce </text:p>
        <text:p text:style-name="P4">it in the U.S.” It was ironic because I didn’t go there having any thought of </text:p>
        <text:p text:style-name="P4">NEC doing anything in the video game space, and yet almost right away </text:p>
        <text:p text:style-name="P4">they started doing video games. </text:p>
        <text:p text:style-name="P3"/>
        <text:p text:style-name="P5">—<text:span text:style-name="T13">Ken Wirt, former vice president and general manager, </text:span></text:p>
        <text:p text:style-name="P3"/>
        <text:p text:style-name="P4">NEC Technologies </text:p>
        <text:p text:style-name="P3"/>
        <text:p text:style-name="P4">Sega was not the only company to release a new video game console in the </text:p>
        <text:p text:style-name="P4">United States in 1989. NEC, one of Japan’s leading computer manufacturers, </text:p>
        <text:p text:style-name="P4">and Hudson Soft, a leading video game publisher, teamed up to enter the </text:p>
        <text:p text:style-name="P4">market with a system called TurboGrafx-16 (TurboGrafx). </text:p>
        <text:p text:style-name="P3"/>
        <text:p text:style-name="P4">Hudson and NEC designed PC Engine, but a lot of it was Hudson’s game ex¬ </text:p>
        <text:p text:style-name="P4">perience because they were one of the top developers for the Nintendo </text:p>
        <text:p text:style-name="P4">Famicom. Hudson was a very colorful company. It was started by two broth¬ </text:p>
        <text:p text:style-name="P4">ers named the Kudo Brothers. They were eccentric software entrepreneurs, </text:p>
        <text:p text:style-name="P4">and they grew up kind of next to the railroad tracks on the island of Hokkaido, </text:p>
        <text:p text:style-name="P4">which is the northern island of Japan. </text:p>
        <text:p text:style-name="P3"/>
        <text:p text:style-name="P5">—<text:span text:style-name="T13">Ken Wirt </text:span></text:p>
        <text:p text:style-name="P3"/>
        <text:p text:style-name="P3"/>
        <text:p text:style-name="P4">In the very beginning, TurboGrafx had a few small advantages over Genesis. </text:p>
        <text:p text:style-name="P4">NEC had a good reputation as a computer company and strong name recogni¬ </text:p>
        <text:p text:style-name="P4">tion among PC owners. TurboGrafx was also older than Genesis. NEC released </text:p>
        <text:p text:style-name="P4">it in Japan as the PC Engine a full year before announcing plans to ship it to the </text:p>
        <text:p text:style-name="P4">United States, and the launch was tremendously successful. More Japanese con¬ </text:p>
        <text:p text:style-name="P4">sumers purchased PC Engines in 1988 than Famicoms, and a small core group of </text:p>
        <text:p text:style-name="P4">U.S. video game enthusiasts had bought imported PC Engines for prices averag¬ </text:p>
        <text:p text:style-name="P4">ing approximately $500. American game magazines such as Electronic Gaming </text:p>
        <text:p text:style-name="P4">Monthly and Video Games and Computer Entertainment mentioned the console. In May </text:p>
        <text:p text:style-name="P4">1989, NEC announced plans to release the system in the United States. </text:p>
        <text:p text:style-name="P3"/>
        <text:p text:style-name="P3"/>
        <text:p text:style-name="P3"/>
        <text:p text:style-name="P4">412 The Year of Hardware </text:p>
        <text:p text:style-name="P3"/>
        <text:p text:style-name="P3"/>
        <text:p text:style-name="P4">NEC had some distinct disadvantages, too. Sega was an established arcade </text:p>
        <text:p text:style-name="P4">company, and American consumers knew the Sega name from the Master </text:p>
        <text:p text:style-name="P4">System and arcade games. Some people even remembered the tabletop games </text:p>
        <text:p text:style-name="P4">and ColecoVision cartridges from the early 1980s. Sega also had a stronger </text:p>
        <text:p text:style-name="P4">following among game enthusiasts. By the time Mega-Drive was released in </text:p>
        <text:p text:style-name="P4">Japan, it was much bigger news in the U.S. press than PC Engine. </text:p>
        <text:p text:style-name="P3"/>
        <text:p text:style-name="P4">NEC did not have to search very far to find an executive to handle the in¬ </text:p>
        <text:p text:style-name="P4">troduction of its new game console. Ken Wirt, who joined NEC’s computer </text:p>
        <text:p text:style-name="P4">division a few months before the launch of PC Engine, had spent more than a </text:p>
        <text:p text:style-name="P4">year as a vice president in Atari’s consumer computer division. Recognizing </text:p>
        <text:p text:style-name="P4">the value of his past experience, executives at NEC headquarters in Japan sent </text:p>
        <text:p text:style-name="P4">Wirt their new console and some games and asked him to evaluate the sys¬ </text:p>
        <text:p text:style-name="P4">tem. His initial reaction was positive. </text:p>
        <text:p text:style-name="P3"/>
        <text:p text:style-name="P4">They sent over some PC Engines and I checked it out. The quality was great. </text:p>
        <text:p text:style-name="P3"/>
        <text:p text:style-name="P4">At the time, we were comparing it to the Nintendo Famicom and the Sega </text:p>
        <text:p text:style-name="P4">Master System, and it did an awful lot better than either of those did. It </text:p>
        <text:p text:style-name="P4">played faster and the graphics were better and it had some interesting styl¬ </text:p>
        <text:p text:style-name="P4">ing. And the game cartridges were those little 1 C cards. I mean, it had a lot of </text:p>
        <text:p text:style-name="P4">interesting things going for it. </text:p>
        <text:p text:style-name="P3"/>
        <text:p text:style-name="P5">—<text:span text:style-name="T13">Ken Wirt </text:span></text:p>
        <text:p text:style-name="P3"/>
        <text:p text:style-name="P4">Technologically, TurboGrafx was a curious hybrid of 8- and 16-bit technol- </text:p>
        <text:p text:style-name="P4">ogy. NEC’s marketing department fiercely maintained that it had both a 16-bit </text:p>
        <text:p text:style-name="P4">custom graphics processing chip and a 16-bit central processor, but critics </text:p>
        <text:p text:style-name="P4">charged that both systems were built around 8-bit chips. TurboGrafx clearly </text:p>
        <text:p text:style-name="P4">lagged behind Genesis in overall power, though it could display far more col¬ </text:p>
        <text:p text:style-name="P4">ors on the screen* </text:p>
        <text:p text:style-name="P3"/>
        <text:p text:style-name="P4">As I recall, TurboGrafx was a hybrid design of 8- and 16-bit technology. From a </text:p>
        <text:p text:style-name="P4">marketing standpoint, driving the idea that it was a 16-bit system was pretty </text:p>
        <text:p text:style-name="P4">important. From a marketing standpoint, that was a complicated story to tell. </text:p>
        <text:p text:style-name="P3"/>
        <text:p text:style-name="P4">* TurboGrafx could display 241 colors at a time. Technically, Genesis could display only 61 </text:p>
        <text:p text:style-name="P4">colors at one time, though a method for displaying 128 colors was developed in later years. </text:p>
        <text:p text:style-name="P3"/>
        <text:p text:style-name="P3"/>
        <text:p text:style-name="P3"/>
        <text:p text:style-name="P4">The Year of Hardware 4*3 </text:p>
        <text:p text:style-name="P3"/>
        <text:p text:style-name="P3"/>
        <text:p text:style-name="P4">Of course, the competition wanted to tell the 8-bit part of the story, and </text:p>
        <text:p text:style-name="P4">NEC wanted to drive the 16-bit component of the story. In hindsight, maybe </text:p>
        <text:p text:style-name="P4">it wasn’t a good idea to let that battle line be drawn because neither side </text:p>
        <text:p text:style-name="P4">was ioo percent right. Perhaps telling a more sophisticated story would have </text:p>
        <text:p text:style-name="P4">been of more value. </text:p>
        <text:p text:style-name="P3"/>
        <text:p text:style-name="P5">—<text:span text:style-name="T13">Stephen Boogar, former vice president of sales, NEC Home Electronics </text:span></text:p>
        <text:p text:style-name="P3"/>
        <text:p text:style-name="P4">Instead of storing games in cartridges, NEC published its games on plastic </text:p>
        <text:p text:style-name="P4">cards that looked a lot like the cards used on the Master System. But NEC’s held </text:p>
        <text:p text:style-name="P4">a lot more data. The game that came packed with the system was a slow-paced, </text:p>
        <text:p text:style-name="P4">side-scrolling adventure called Keith Courage in Alpha Zones that highlighted </text:p>
        <text:p text:style-name="P4">TurboGrafx’s ability to display several colors. In the future, however, TurboGrafx </text:p>
        <text:p text:style-name="P4">games would have the potential to be much larger than Sega games. NEC an¬ </text:p>
        <text:p text:style-name="P4">nounced that it would release a CD-ROM add-on device called the </text:p>
        <text:p text:style-name="P4">TurboGrafx-CD within a few months after the fall release of the main console. </text:p>
        <text:p text:style-name="P4">(CD-ROM disks could store nearly 260 times more data than TurboGrafx cards.) </text:p>
        <text:p text:style-name="P4">The console launched in New York and Los Angeles in late August, just two </text:p>
        <text:p text:style-name="P4">weeks after the launch of the Sega Genesis, and retailed for $199. </text:p>
        <text:p text:style-name="P3"/>
        <text:p text:style-name="P4">The video game business was hot at the time that we launched, and we had </text:p>
        <text:p text:style-name="P4">tons of orders from all the big retailers. Kmart, Wal-Mart, Babbages, every¬ </text:p>
        <text:p text:style-name="P4">body had these giant orders. We had a big introduction ceremony in New </text:p>
        <text:p text:style-name="P4">York in the original customs building. There must have been 200 press people </text:p>
        <text:p text:style-name="P4">at this thing, and it was covered on CNN, and there was a big media splash </text:p>
        <text:p text:style-name="P4">about the introduction. </text:p>
        <text:p text:style-name="P3"/>
        <text:p text:style-name="P4">-Ken Wirt </text:p>
        <text:p text:style-name="P3"/>
        <text:p text:style-name="P3"/>
        <text:p text:style-name="P4">Unaffected and Overconfident </text:p>
        <text:p text:style-name="P3"/>
        <text:p text:style-name="P3"/>
        <text:p text:style-name="P4">I thought Nintendo screwed up three different times. One was being so late </text:p>
        <text:p text:style-name="P4">bringing its 16-bit in to counteract Genesis. Number two was not making </text:p>
        <text:p text:style-name="P4">Game Boy a color system a lot quicker to counteract not only our Game </text:p>
        <text:p text:style-name="P4">Gear but also the Lynx. Number three was not taking care of mom and dad </text:p>
        <text:p text:style-name="P3"/>
        <text:p text:style-name="P3"/>
        <text:p text:style-name="P3"/>
        <text:p text:style-name="P4">4&gt;4 The Year of Hardware </text:p>
        <text:p text:style-name="P3"/>
        <text:p text:style-name="P3"/>
        <text:p text:style-name="P4">by making a downwardly compatible component that accepted 8-bit soft¬ </text:p>
        <text:p text:style-name="P4">ware on the Super NES. It didn’t have to enhance the software, just to accept </text:p>
        <text:p text:style-name="P4">it so mom and dad didn’t complain about tossing $500 out the door on </text:p>
        <text:p text:style-name="P4">little Johnny’s NES. </text:p>
        <text:p text:style-name="P3"/>
        <text:p text:style-name="P5">—<text:span text:style-name="T13">Bob Harris, former director of creative services and advertising, </text:span></text:p>
        <text:p text:style-name="P3"/>
        <text:p text:style-name="P4">Sega of America </text:p>
        <text:p text:style-name="P3"/>
        <text:p text:style-name="P4">The executive team at Nintendo greeted the news about Sega’s Genesis and </text:p>
        <text:p text:style-name="P4">NEC’s TurboGrafx with indifference. Looking back years later, several </text:p>
        <text:p text:style-name="P4">Nintendo employees have offered various explanations about why they did </text:p>
        <text:p text:style-name="P4">not take Genesis seriously. Some people said that the first Genesis games </text:p>
        <text:p text:style-name="P4">did not leave an overwhelming impression. Others said that Japanese Mega- </text:p>
        <text:p text:style-name="P4">Drive sales figures were so low that Genesis didn’t seem like much of a threat. </text:p>
        <text:p text:style-name="P4">Several people admitted that since Nintendo had a U.S. install base of over </text:p>
        <text:p text:style-name="P4">20 million, Sega seemed like an upstart, an upstart that Nintendo had easily </text:p>
        <text:p text:style-name="P4">beaten a few years earlier. </text:p>
        <text:p text:style-name="P3"/>
        <text:p text:style-name="P4">The other failing was this blind faith that since they were Nintendo and </text:p>
        <text:p text:style-name="P4">they were successful, no one could ever defeat them. That they worked so </text:p>
        <text:p text:style-name="P4">hard and had done so many things right and were given such positive </text:p>
        <text:p text:style-name="P4">acclaim from people and had made so many people in the industry wealthy </text:p>
        <text:p text:style-name="P4">that you just couldn’t imagine them looking anywhere else because we’d </text:p>
        <text:p text:style-name="P4">made them so happy. </text:p>
        <text:p text:style-name="P3"/>
        <text:p text:style-name="P5">—<text:span text:style-name="T13">Howard Phillips, former game master, Nintendo of America </text:span></text:p>
        <text:p text:style-name="P3"/>
        <text:p text:style-name="P4">At the same time, Nintendo had just passed new milestones, and the busi¬ </text:p>
        <text:p text:style-name="P4">ness continued to expand. Nintendo’s sales for the year topped $2.3 billion, </text:p>
        <text:p text:style-name="P4">and the company’s licensing program grew as well. Knowing that under the </text:p>
        <text:p text:style-name="P4">terms of their agreement, they could not publish more than five games per </text:p>
        <text:p text:style-name="P4">year, two licensees—Konami and Acclaim—asked for second licenses. This </text:p>
        <text:p text:style-name="P4">allowed Acclaim to publish five additional games as LJN, and Konami to pub¬ </text:p>
        <text:p text:style-name="P4">lish its additional games as Ultra. Two of the first games that Konami published </text:p>
        <text:p text:style-name="P4">under the Ultra label were exceptionally successful —Teenage Mutant Ninja Turtles, </text:p>
        <text:p text:style-name="P3"/>
        <text:p text:style-name="P3"/>
        <text:p text:style-name="P3"/>
        <text:p text:style-name="P4">The Year of Hardware 4 s 5 </text:p>
        <text:p text:style-name="P3"/>
        <text:p text:style-name="P3"/>
        <text:p text:style-name="P4">a game based on comic-book heroes that became a cartoon show and a mo¬ </text:p>
        <text:p text:style-name="P4">tion picture, and Metal Gear, a game about a soldier in a special forces operation. </text:p>
        <text:p text:style-name="P3"/>
        <text:p text:style-name="P4">The big news around Nintendo in 1989 was the pending release of a new </text:p>
        <text:p text:style-name="P4">handheld game system, the first handheld video game to use interchangeable </text:p>
        <text:p text:style-name="P4">cartridges since Milton Bradley released Microvision in 1979. Named Game </text:p>
        <text:p text:style-name="P4">Boy, the new unit was designed by Gumpei Yokoi and Nintendo’s Research </text:p>
        <text:p text:style-name="P4">and Development Team 1, the team that created Game &amp; Watch and designed </text:p>
        <text:p text:style-name="P4">the hardware for Donkey Kong. </text:p>
        <text:p text:style-name="P3"/>
        <text:p text:style-name="P4">Typical ofYokoi’s engineering, Game Boy was inexpensive, lightweight, and </text:p>
        <text:p text:style-name="P4">efficient. It was the same size as a calculator, had stereo sound, a black-and- </text:p>
        <text:p text:style-name="P4">white liquid crystal display (LCD) screen, and could run for ten hours on four </text:p>
        <text:p text:style-name="P4">AA batteries. Though Game Boy was designed around an eight-bit processor, </text:p>
        <text:p text:style-name="P4">it was not compatible with the Nintendo Entertainment System, and its car¬ </text:p>
        <text:p text:style-name="P4">tridges were only slightly bigger than a book of matches. </text:p>
        <text:p text:style-name="P3"/>
        <text:p text:style-name="P4">Yokoi was not alone in his interest in handheld games. Unaware that Yokoi </text:p>
        <text:p text:style-name="P4">was creating Game Boy in Japan, Rare Ltd. cofounder Chris Stamper built a </text:p>
        <text:p text:style-name="P4">handheld game system that played NES cartridges. When he completed the </text:p>
        <text:p text:style-name="P4">project, Stamper and Joel Hochberg, Rare’s American partner, demonstrated </text:p>
        <text:p text:style-name="P4">the unit to Nintendo of America. </text:p>
        <text:p text:style-name="P3"/>
        <text:p text:style-name="P4">We had no idea that Nintendo was working on a portable system when I </text:p>
        <text:p text:style-name="P4">arranged a meeting with Mr. Arakawa and Howard Lincoln, to show them a </text:p>
        <text:p text:style-name="P4">portable system that we had developed that used NES carts. There were a </text:p>
        <text:p text:style-name="P4">number of problems, of course, such as battery life. It was cumbersome in </text:p>
        <text:p text:style-name="P4">comparison to what Came Boy in its final form actually looked like because it </text:p>
        <text:p text:style-name="P4">accepted a larger cartridge. </text:p>
        <text:p text:style-name="P3"/>
        <text:p text:style-name="P4">At my meeting with Howard and Mr. Arakawa, they took me into their </text:p>
        <text:p text:style-name="P4">confidence and told me about this Came Boy project and suggested that we </text:p>
        <text:p text:style-name="P4">forego any development of this project that we were working on. </text:p>
        <text:p text:style-name="P3"/>
        <text:p text:style-name="P5">—<text:span text:style-name="T13">Joel Hochberg, cofounder, Rare and Coin-lt </text:span></text:p>
        <text:p text:style-name="P3"/>
        <text:p text:style-name="P4">In a shrewd maneuver, Nintendo of America president Minoru Arakawa </text:p>
        <text:p text:style-name="P4">decided to use Tetris as the cartridge that came packed in with Game Boy. It </text:p>
        <text:p text:style-name="P4">was a perfect match. The puzzle game’s simple graphics lent themselves well </text:p>
        <text:p text:style-name="P3"/>
        <text:p text:style-name="P3"/>
        <text:p text:style-name="P3"/>
        <text:p text:style-name="P4">416 The Year of Hardware </text:p>
        <text:p text:style-name="P3"/>
        <text:p text:style-name="P3"/>
        <text:p text:style-name="P4">to Game Boy’s LCD screen, and its style was ideal for travel and quick breaks. </text:p>
        <text:p text:style-name="P4">The Tetris cartridge also fit into advertising campaigns that Nintendo ran in </text:p>
        <text:p text:style-name="P4">later years, after discovering that Game Boy had a stronger appeal to adults </text:p>
        <text:p text:style-name="P4">than the NES did. </text:p>
        <text:p text:style-name="P3"/>
        <text:p text:style-name="P4">Nintendo originally released three cartridges— Baseball, Breakout, and Golf -— </text:p>
        <text:p text:style-name="P4">that retailed for $20 at the time that Game Boy was launched. A few weeks </text:p>
        <text:p text:style-name="P4">later, Nintendo released the Game Boy cartridge Super Mario Land with a bar¬ </text:p>
        <text:p text:style-name="P4">rage of advertisements based on the science-fiction movies of the 1950s. Though </text:p>
        <text:p text:style-name="P4">it had the look and feel of other Mario games, Super Mario Land took the plumber </text:p>
        <text:p text:style-name="P4">in new directions. In this game he flew a spaceship and rode in a submarine. </text:p>
        <text:p text:style-name="P4">Shigeru Miyamoto had not overseen the creation of this game; Yokoi pro¬ </text:p>
        <text:p text:style-name="P4">duced it himself specifically to support his Game Boy system. </text:p>
        <text:p text:style-name="P3"/>
        <text:p text:style-name="P4">Unlike the other hardware systems that came out in 1989, Game Boy was </text:p>
        <text:p text:style-name="P4">an immediate success. According to an article in 'Lime magazine, the one mil¬ </text:p>
        <text:p text:style-name="P4">lion Game Boys sent to the United States in 1989 met only half the demand </text:p>
        <text:p text:style-name="P4">for the product. 1 That allotment sold out in a matter of weeks. Game Boy was </text:p>
        <text:p text:style-name="P4">a juggernaut. Its sales did not slow down, even when it was confronted with a </text:p>
        <text:p text:style-name="P4">technologically superior product. </text:p>
        <text:p text:style-name="P3"/>
        <text:p text:style-name="P4">Atari lynx </text:p>
        <text:p text:style-name="P3"/>
        <text:p text:style-name="P4">Jay Miner, the man most associated with the design of the Atari 2600, founded </text:p>
        <text:p text:style-name="P4">Amiga in 1982. In 1983, he hired a young programmer named RJ Mical* who </text:p>
        <text:p text:style-name="P4">had a fanatical passion for creating operating systems. Tall, athletically built, </text:p>
        <text:p text:style-name="P4">and openly goofy, Mical was the antithesis of the standard programmer. Work¬ </text:p>
        <text:p text:style-name="P4">ing under Miner, Mical learned a new appreciation for the relationship between </text:p>
        <text:p text:style-name="P4">hardware and software. </text:p>
        <text:p text:style-name="P3"/>
        <text:p text:style-name="P4">Everything i learned at college and everything I learned until going to Amiga </text:p>
        <text:p text:style-name="P4">suggested that hardware was hardware and software was software, and the </text:p>
        <text:p text:style-name="P4">way things are done is that you invent a bunch of hardware and give it to the </text:p>
        <text:p text:style-name="P4">software guys. There’s a much better way of thinking that I learned at Amiga. </text:p>
        <text:p text:style-name="P3"/>
        <text:p text:style-name="P4">For the first time, the hardware and the software were created together. There </text:p>
        <text:p text:style-name="P3"/>
        <text:p text:style-name="P3"/>
        <text:p text:style-name="P4">Mical’s biggest claim to fame at Williams was helping design the arcade game Sinister. </text:p>
        <text:p text:style-name="P3"/>
        <text:p text:style-name="P3"/>
        <text:p text:style-name="P3"/>
        <text:p text:style-name="P4">The Year of Hardware 4^7 </text:p>
        <text:p text:style-name="P3"/>
        <text:p text:style-name="P3"/>
        <text:p text:style-name="P4">was a great flow of communication, a mutual design coming into existence </text:p>
        <text:p text:style-name="P4">at the same time. </text:p>
        <text:p text:style-name="P3"/>
        <text:p text:style-name="P5">—<text:span text:style-name="T13">RJ Mical, operating system designer, Amiga </text:span></text:p>
        <text:p text:style-name="P3"/>
        <text:p text:style-name="P4">While working at Amiga, Mical struck up a friendship with a hardware guru </text:p>
        <text:p text:style-name="P4">named Dave Needle. Both men shared the same “Yin and Yang” philosophy about </text:p>
        <text:p text:style-name="P4">the interrelationship of hardware and software. They both left Amiga in 1985. </text:p>
        <text:p text:style-name="P4">Needle took a job with Apple Computer and Mical became an independent con¬ </text:p>
        <text:p text:style-name="P4">tractor. A few years later, however, while eating at a Mexican restaurant, they </text:p>
        <text:p text:style-name="P4">began discussing projects they could build together. The conversation turned to </text:p>
        <text:p text:style-name="P4">video game systems. Needle grabbed a napkin, and they sketched the basic plan </text:p>
        <text:p text:style-name="P4">for a handheld video game system with stereo sound and color graphics. </text:p>
        <text:p text:style-name="P3"/>
        <text:p text:style-name="P4">Mical and Needle originally planned to design their system around a 16-bit </text:p>
        <text:p text:style-name="P4">processing chip but decided it was not a practical idea. The chips they looked </text:p>
        <text:p text:style-name="P4">at would have had heat problems, and when they evaluated the components </text:p>
        <text:p text:style-name="P4">needed to support the 16-bit processor, they decided the system would be </text:p>
        <text:p text:style-name="P4">bulky and heavy. They switched to an 8-bit 6502 chip from the same family of </text:p>
        <text:p text:style-name="P4">chips used in the NES and Atari 2600. </text:p>
        <text:p text:style-name="P3"/>
        <text:p text:style-name="P4">Mical and Needle did not have the money needed to build and market a </text:p>
        <text:p text:style-name="P4">game system, so they began searching for a company that would buy their </text:p>
        <text:p text:style-name="P4">idea. They contacted Epyx and demonstrated their idea toward the end of </text:p>
        <text:p text:style-name="P4">Michael Katz’s tenure as president of the company. They did not know that </text:p>
        <text:p text:style-name="P4">Katz had urged the company’s board of directors to accept the project. Over </text:p>
        <text:p text:style-name="P4">the next few months, they entered a lengthy and friendly negotiating process </text:p>
        <text:p text:style-name="P4">that ended with them accepting stock in Epyx and taking positions with the </text:p>
        <text:p text:style-name="P4">company. They called the project “Handy Game.” </text:p>
        <text:p text:style-name="P3"/>
        <text:p text:style-name="P4">Though Katz had managed to keep Epyx running, he was never able to </text:p>
        <text:p text:style-name="P4">completely solve its financial problems. The company, needing financial back¬ </text:p>
        <text:p text:style-name="P4">ing in order to bring out a new game system, invited several potential partners </text:p>
        <text:p text:style-name="P4">to view Handy Game while it was under development. In 1988, Nintendo sent </text:p>
        <text:p text:style-name="P4">Don James to have a look at it. </text:p>
        <text:p text:style-name="P3"/>
        <text:p text:style-name="P4">Someone from Epyx contacted us and said, "Hey, we’ve got this thing and </text:p>
        <text:p text:style-name="P4">do you guys want to look at it?” I don’t think they actually offered it to us, </text:p>
        <text:p text:style-name="P4">but we found out about it and I flew down and had a look. </text:p>
        <text:p text:style-name="P3"/>
        <text:p text:style-name="P3"/>
        <text:p text:style-name="P3"/>
        <text:p text:style-name="P4">418 The Year of Hardware </text:p>
        <text:p text:style-name="P3"/>
        <text:p text:style-name="P3"/>
        <text:p text:style-name="P4">I went down and they showed me what they were doing. It was really just </text:p>
        <text:p text:style-name="P4">a screen at that point. It was difficult to see the screen because it faded in </text:p>
        <text:p text:style-name="P4">and out if you moved it around. You had to have it just the right angle to see </text:p>
        <text:p text:style-name="P4">the screen really well. My personal thought was that, because of that and </text:p>
        <text:p text:style-name="P4">because it just chewed through batteries like crazy, it wouldn’t ever really </text:p>
        <text:p text:style-name="P4">catch on that well. </text:p>
        <text:p text:style-name="P3"/>
        <text:p text:style-name="P5">—<text:span text:style-name="T13">Don James </text:span></text:p>
        <text:p text:style-name="P3"/>
        <text:p text:style-name="P4">Nintendo sent somebody to look at what we were doing, but he didn’t seem </text:p>
        <text:p text:style-name="P4">interested. It was like he came to see us even though he had already made up </text:p>
        <text:p text:style-name="P4">his mind that he wasn’t interested. </text:p>
        <text:p text:style-name="P3"/>
        <text:p text:style-name="P5">—<text:span text:style-name="T13">RJ Mical </text:span></text:p>
        <text:p text:style-name="P3"/>
        <text:p text:style-name="P4">Needle and Mical learned a new phrase while working on Handy Game— </text:p>
        <text:p text:style-name="P5">“<text:span text:style-name="T13">emag tresni.” For them, the phrase became a sort of Murphy’s Law. It meant </text:span></text:p>
        <text:p text:style-name="P4">that no matter how carefully you worked, and no matter how meticulously </text:p>
        <text:p text:style-name="P4">you checked every detail, something was bound to go wrong. In this particu¬ </text:p>
        <text:p text:style-name="P4">lar case, the mistake occurred as Needle designed Handy Game’s screen with </text:p>
        <text:p text:style-name="P4">engineers from Sharp Electronics. Needle and a Japanese engineer discussed </text:p>
        <text:p text:style-name="P4">every point in the design, but at some juncture, they slipped up on one digit </text:p>
        <text:p text:style-name="P4">slot in the binary coding, and instead of listing a “1,” the engineer placed a “0.” </text:p>
        <text:p text:style-name="P3"/>
        <text:p text:style-name="P4">If you didn’t have a game in the slot when you turned it on, the screen would </text:p>
        <text:p text:style-name="P4">display the message, "Insert Came.” Because of the error, the message came </text:p>
        <text:p text:style-name="P4">out inverted. It said, "emag tresni.” </text:p>
        <text:p text:style-name="P3"/>
        <text:p text:style-name="P5">—<text:span text:style-name="T13">RJ Mical </text:span></text:p>
        <text:p text:style-name="P3"/>
        <text:p text:style-name="P4">Epyx’s financial problems increased throughout 1988, and the company </text:p>
        <text:p text:style-name="P4">ended up selling Handy Game to Atari Corporation. Many of the employees </text:p>
        <text:p text:style-name="P4">at Epyx resented the idea of working with Atari. Mical and Needle disliked the </text:p>
        <text:p text:style-name="P4">idea of working with Atari so much that they left Epyx. A few months later, </text:p>
        <text:p text:style-name="P4">Epyx collapsed. </text:p>
        <text:p text:style-name="P3"/>
        <text:p text:style-name="P3"/>
        <text:p text:style-name="P3"/>
        <text:p text:style-name="P4">Jtie Year of Hardware i^9 </text:p>
        <text:p text:style-name="P3"/>
        <text:p text:style-name="P3"/>
        <text:p text:style-name="P4">Atari changed the name of the system from Handy Game to Lynx to high¬ </text:p>
        <text:p text:style-name="P4">light the fact that up to eight Lynx consoles could be daisy-chained together </text:p>
        <text:p text:style-name="P4">using link cables. The system was launched in October 1989 to rave reviews. </text:p>
        <text:p text:style-name="P4">Lynx was designed to accommodate both left- and right-handed play, and it </text:p>
        <text:p text:style-name="P4">had one of the finest LCD screens of its time. The screens on Game Boy and </text:p>
        <text:p text:style-name="P4">later handheld systems tended to blur when showing fast movements. Lynx’s </text:p>
        <text:p text:style-name="P4">screen handled speed without blurring, though it scratched very easily. Color </text:p>
        <text:p text:style-name="P4">graphics and a crisper screen were not enough, however. While Toys “R” Us </text:p>
        <text:p text:style-name="P4">and most of the dedicated video game stores carried Lynx, Atari could not </text:p>
        <text:p text:style-name="P4">give it the marketing and retail support that Nintendo gave Game Boy. Atari’s </text:p>
        <text:p text:style-name="P4">poor reputation with retailers, and fear of Nintendo, caused many retailers to </text:p>
        <text:p text:style-name="P4">avoid the system. Originally retailing for $199, it cost twice as much as Game </text:p>
        <text:p text:style-name="P4">Boy and was never widely advertised. Many stores pulled Lynx from their </text:p>
        <text:p text:style-name="P4">shelves within a year. It was available mostly through mail order thereafter. </text:p>
        <text:p text:style-name="P3"/>
        <text:p text:style-name="P3"/>
        <text:p text:style-name="P3"/>
        <text:p text:style-name="P3"/>
        <text:p text:style-name="P3"/>
        <text:p text:style-name="P4">It was embarrassing to talk to retailers when I first joined the company. They hated us </text:p>
        <text:p text:style-name="P4">because we never did what we said we were going to do. Fortunately, they did not like </text:p>
        <text:p text:style-name="P4">Nintendo either. In those days, Nintendo was so arrogant. </text:p>
        <text:p text:style-name="P3"/>
        <text:p text:style-name="P5">—<text:span text:style-name="T13">Tom Kalinske, former president and CEO, Sega of America </text:span></text:p>
        <text:p text:style-name="P3"/>
        <text:p text:style-name="P4">Indeed, when Apple president Michael Spindlerwas asked in March 1991, which computer </text:p>
        <text:p text:style-name="P4">company Apple feared most, he quickly answered, "Nintendo.” 1 </text:p>
        <text:p text:style-name="P4">[Laughs] They should have feared Apple more/ </text:p>
        <text:p text:style-name="P3"/>
        <text:p text:style-name="P3"/>
        <text:p text:style-name="P5">■<text:span text:style-name="T13">Bill Gates, chief operating officer, Microsoft </text:span></text:p>
        <text:p text:style-name="P3"/>
        <text:p text:style-name="P3"/>
        <text:p text:style-name="P4">422 Run for the Money </text:p>
        <text:p text:style-name="P3"/>
        <text:p text:style-name="P4">The NES Hits Its Apex </text:p>
        <text:p text:style-name="P3"/>
        <text:p text:style-name="P4">Nintendo’s best year... The best year for the NES, the most lucrative year for </text:p>
        <text:p text:style-name="P4">the NES, was 1990, which was also the first full year that Sega Genesis was on </text:p>
        <text:p text:style-name="P4">the market. </text:p>
        <text:p text:style-name="P3"/>
        <text:p text:style-name="P5">—<text:span text:style-name="T13">Peter Main, executive vice president, Nintendo of America </text:span></text:p>
        <text:p text:style-name="P3"/>
        <text:p text:style-name="P4">With the 1989 releases of Genesis and TurboGrafx, Nintendo found itself lagging </text:p>
        <text:p text:style-name="P4">in technology behind the competition; but amazingly, technology did not seem </text:p>
        <text:p text:style-name="P4">to matter. Nintendo sold more than 17 million copies of Super Mario Bros. 3 world¬ </text:p>
        <text:p text:style-name="P4">wide, setting a lasting sales record for a game cartridge that was not packed in </text:p>
        <text:p text:style-name="P4">with console hardware.* There were other hits, too. Sun Soft scored a major hit </text:p>
        <text:p text:style-name="P4">with Batman, a game that built off the popularity and storyline of the Tim Bur¬ </text:p>
        <text:p text:style-name="P4">ton movie. Konami scored a major hit that year as well with Teenage Mutant Ninja </text:p>
        <text:p text:style-name="P4">Turtles, the first game to be published under the new Ultra label. </text:p>
        <text:p text:style-name="P3"/>
        <text:p text:style-name="P4">In 1987, Nintendo of America president Minoru Arakawa met with execu¬ </text:p>
        <text:p text:style-name="P4">tives of Konami—one of Nintendo’s three most successful third-party </text:p>
        <text:p text:style-name="P4">partners—to discuss a problem they saw in their licensing agreement. Ac¬ </text:p>
        <text:p text:style-name="P4">cording to the agreement, third-party licensees were allowed to publish only </text:p>
        <text:p text:style-name="P4">five games per year. Konami had published a long line of bestselling games, </text:p>
        <text:p text:style-name="P4">including Castlevania, Blades of Steel, Double Dribble, and Life Force, and the five- </text:p>
        <text:p text:style-name="P4">games-per-year clause was holding the company back from realizing additional </text:p>
        <text:p text:style-name="P4">profits. Based on the games’ quality and torrid sales, they argued, Konami </text:p>
        <text:p text:style-name="P4">should not be limited to five games per year. </text:p>
        <text:p text:style-name="P3"/>
        <text:p text:style-name="P4">Another third-party publisher had the same complaint. Acclaim, Greg </text:p>
        <text:p text:style-name="P4">Fischbach’s Long Island-based game company, also asked for permission to </text:p>
        <text:p text:style-name="P4">publish more games. Having created such games as Double Dragon II, Iron Sword, </text:p>
        <text:p text:style-name="P4">and several games based on WWF wrestling, Acclaim was another one of </text:p>
        <text:p text:style-name="P4">Nintendo’s top licensees. </text:p>
        <text:p text:style-name="P3"/>
        <text:p text:style-name="P4">After considering their arguments, Arakawa found a way around the rule. </text:p>
        <text:p text:style-name="P4">He gave Konami and Acclaim second licenses so that they could publish an </text:p>
        <text:p text:style-name="P4">additional five games under different names. Acclaim adopted the name </text:p>
        <text:p text:style-name="P3"/>
        <text:p text:style-name="P3"/>
        <text:p text:style-name="P4">* By comparison, Nintendo sold in excess of 30 million copies of the original Super Mario Bros. </text:p>
        <text:p text:style-name="P4">and Game Boy Tetris cartridges, both of which were packed with hardware systems. </text:p>
        <text:p text:style-name="P3"/>
        <text:p text:style-name="P3"/>
        <text:p text:style-name="P3"/>
        <text:p text:style-name="P4">LJN for its second license and Konami published additional games under </text:p>
        <text:p text:style-name="P4">the name Ultra. </text:p>
        <text:p text:style-name="P3"/>
        <text:p text:style-name="P4">I think Konami and Acclaim were doing so well that we thought we had a </text:p>
        <text:p text:style-name="P4">good reason to give them another license. The other licensees did not like it. </text:p>
        <text:p text:style-name="P3"/>
        <text:p text:style-name="P4">Konami had a really good manager [Emil Highcamp] in the States. He was </text:p>
        <text:p text:style-name="P4">not only doing marketing and sales, he was also a good product manager. </text:p>
        <text:p text:style-name="P3"/>
        <text:p text:style-name="P4">He sometimes went to Japan and asked the RSD people at Konami [head¬ </text:p>
        <text:p text:style-name="P4">quarters] to come up with this type of game or that type of game. Once he </text:p>
        <text:p text:style-name="P4">was watching TV and saw Teenage Mutant Ninja Turtles and got an idea, so </text:p>
        <text:p text:style-name="P4">he licensed it and asked Japan to make it into a game. </text:p>
        <text:p text:style-name="P3"/>
        <text:p text:style-name="P5">—<text:span text:style-name="T13">Minoru Arakawa, president, Nintendo of America </text:span></text:p>
        <text:p text:style-name="P3"/>
        <text:p text:style-name="P4">Under the Ultra label, Konami sold approximately 4 million copies of Teen¬ </text:p>
        <text:p text:style-name="P4">age Mutant Nmj a Turtles, giving Ultra a heady send-off. One of Ultra’s next titles, </text:p>
        <text:p text:style-name="P4">Metal Gear, also helped establish the product line. But Ultra’s days were num¬ </text:p>
        <text:p text:style-name="P4">bered. The Ultra license was only for the Nintendo Entertainment System </text:p>
        <text:p text:style-name="P4">(NES), and that system was coming to an end. </text:p>
        <text:p text:style-name="P3"/>
        <text:p text:style-name="P4">Even with earnings of $3.34 billion and 48 million Nintendo Entertainment </text:p>
        <text:p text:style-name="P4">Systems sold worldwide, Nintendo executives knew that they could not con¬ </text:p>
        <text:p text:style-name="P4">trol the market with obsolete hardware. Work had already begun on the new </text:p>
        <text:p text:style-name="P4">16-bit game console that they hoped would help them shut competitors out </text:p>
        <text:p text:style-name="P4">of the market. </text:p>
        <text:p text:style-name="P3"/>
        <text:p text:style-name="P3"/>
        <text:p text:style-name="P4">A Change at Sega </text:p>
        <text:p text:style-name="P3"/>
        <text:p text:style-name="P3"/>
        <text:p text:style-name="P4">I think Mike Katz was the guy who did a lot of the things that ultimately led </text:p>
        <text:p text:style-name="P4">to Sega’s success with Genesis. </text:p>
        <text:p text:style-name="P3"/>
        <text:p text:style-name="P5">—<text:span text:style-name="T13">Howard Lincoln </text:span></text:p>
        <text:p text:style-name="P3"/>
        <text:p text:style-name="P4">Breaking Nintendo’s hold on the international video game market proved to be </text:p>
        <text:p text:style-name="P4">more than a matter of technology for Sega. Nintendo controlled more than 90 </text:p>
        <text:p text:style-name="P4">percent of the international market. But whether Sega’s 16-bit game console </text:p>
        <text:p text:style-name="P4">was sold as the Mega-Drive in Japan or the Genesis in the United States, the unit </text:p>
        <text:p text:style-name="P3"/>
        <text:p text:style-name="P3"/>
        <text:p text:style-name="P3"/>
        <text:p text:style-name="P4">424 Run for the Money </text:p>
        <text:p text:style-name="P3"/>
        <text:p text:style-name="P3"/>
        <text:p text:style-name="P4">was simply not catching on. With memories of the failed Master System still </text:p>
        <text:p text:style-name="P4">vivid in his memory, Sega Enterprises CEO Hayao Nakayama decided to shake </text:p>
        <text:p text:style-name="P4">up Sega of America, in the hope that new ideas might lead to new success. </text:p>
        <text:p text:style-name="P3"/>
        <text:p text:style-name="P4">In mid-1990, Nakayama bumped into an old acquaintance named Tom </text:p>
        <text:p text:style-name="P4">Kalinske who was visiting Tokyo on business. As they spoke, Nakayama told </text:p>
        <text:p text:style-name="P4">Kalinske that he now worked at a company called Sega that had a new game </text:p>
        <text:p text:style-name="P4">console that he hoped could steal the market away from Nintendo. Kalinske, </text:p>
        <text:p text:style-name="P4">who was working for a struggling toy car manufacturer called Matchbox, al¬ </text:p>
        <text:p text:style-name="P4">most laughed. “You’re competing with Nintendo! They’re huge!” he said. </text:p>
        <text:p text:style-name="P3"/>
        <text:p text:style-name="P4">According to a 1995 article, Nakayama offered Kalinske the position of CEO </text:p>
        <text:p text:style-name="P4">of Sega of America on the spot. 3 </text:p>
        <text:p text:style-name="P3"/>
        <text:p text:style-name="P4">Tom KaHnske </text:p>
        <text:p text:style-name="P3"/>
        <text:p text:style-name="P4">And so Nakayama-san was not happy that we hadn’t sold a million units. In </text:p>
        <text:p text:style-name="P4">January, about fourteen months after I started there, I was replaced by Tom </text:p>
        <text:p text:style-name="P4">Kalinske who, of course, I’d known from Mattel, where we had worked together. </text:p>
        <text:p text:style-name="P3"/>
        <text:p text:style-name="P5">—<text:span text:style-name="T13">Mike Katz, former CEO, Sega of America </text:span></text:p>
        <text:p text:style-name="P3"/>
        <text:p text:style-name="P4">Thomas J. Kalinske was a natural choice for president and CEO of Sega of </text:p>
        <text:p text:style-name="P4">America. An affable man with clean-cut all-American good looks, he gradu¬ </text:p>
        <text:p text:style-name="P4">ated from the University of Wisconsin with a degree in marketing and spent </text:p>
        <text:p text:style-name="P4">years in advertising before joining Mattel as a product manager in the early </text:p>
        <text:p text:style-name="P4">1970s. While at Mattel, Kalinske’s bold style caught the eye of top executives, </text:p>
        <text:p text:style-name="P4">and he moved up quickly. </text:p>
        <text:p text:style-name="P3"/>
        <text:p text:style-name="P4">Mattel, the largest toy company in the world, had plenty of room for a </text:p>
        <text:p text:style-name="P4">tomcat like Kalinske to grow. He began with preschool toys, then was asked </text:p>
        <text:p text:style-name="P4">to oversee the Barbie line. At the time, Mattel marketed Barbie as a single line </text:p>
        <text:p text:style-name="P4">of dolls with accessories. Kalinske’s team changed the strategy, breaking the </text:p>
        <text:p text:style-name="P4">line into several segments such as Malibu Barbie. “When I started on the Barbie </text:p>
        <text:p text:style-name="P4">business, worldwide, it was $42 million; when I left the company, it was $550 </text:p>
        <text:p text:style-name="P4">million; today, it’s $1 billion.’” 1 As Kalinske rose through the ranks of Mattel, </text:p>
        <text:p text:style-name="P4">his responsibilities expanded and he oversaw several research and develop¬ </text:p>
        <text:p text:style-name="P4">ment teams. One ol those teams formed the nucleus of Mattel Electronics. </text:p>
        <text:p text:style-name="P3"/>
        <text:p text:style-name="P3"/>
        <text:p text:style-name="P3"/>
        <text:p text:style-name="P4">Run for the Money 42| </text:p>
        <text:p text:style-name="P3"/>
        <text:p text:style-name="P3"/>
        <text:p text:style-name="P4">I was a VP of marketing at the time, and one of my product development </text:p>
        <text:p text:style-name="P4">groups developed the first portable games. We introduced them on Father’s </text:p>
        <text:p text:style-name="P4">Day. Nobody thought it was going to be successful, and, of course, the prod¬ </text:p>
        <text:p text:style-name="P4">ucts were phenomenally successful. Within that same group, they developed </text:p>
        <text:p text:style-name="P4">the Intellivision technology. But what happened was that because it was clear </text:p>
        <text:p text:style-name="P4">the electronics business was going to become such a major part of the com¬ </text:p>
        <text:p text:style-name="P4">pany, we decided to create a totally separate company. Once we made that </text:p>
        <text:p text:style-name="P4">decision and staffed it with some new hires and with some e-toy people, I </text:p>
        <text:p text:style-name="P4">never had anything to do with it again. </text:p>
        <text:p text:style-name="P3"/>
        <text:p text:style-name="P5">—<text:span text:style-name="T13">Tom Kalinske </text:span></text:p>
        <text:p text:style-name="P3"/>
        <text:p text:style-name="P4">A rising star at Mattel, Kalinske tracked the new electronics division’s me¬ </text:p>
        <text:p text:style-name="P4">teoric ascent and fall. </text:p>
        <text:p text:style-name="P3"/>
        <text:p text:style-name="P4">I eventually ended up on the board of directors of Mattel Inc., and during </text:p>
        <text:p text:style-name="P4">that time period the Intellivision company would report its results back in. </text:p>
        <text:p text:style-name="P3"/>
        <text:p text:style-name="P4">So I had some involvement at a board level with them and how they were </text:p>
        <text:p text:style-name="P4">doing. All of a sudden one day the guys from Mattel Electronics said, "Oh my </text:p>
        <text:p text:style-name="P4">god, the bottom has fallen out. Atari just lost all its money, and we’re losing </text:p>
        <text:p text:style-name="P4">all this money, and it looks like we’re gonna lose $350 million." </text:p>
        <text:p text:style-name="P3"/>
        <text:p text:style-name="P5">—<text:span text:style-name="T13">Tom Kalinske </text:span></text:p>
        <text:p text:style-name="P3"/>
        <text:p text:style-name="P4">Twelve years after he started at Mattel, Kalinske began a three-year stint as </text:p>
        <text:p text:style-name="P4">president of the company. During this time, he went toe-to-toe with televi¬ </text:p>
        <text:p text:style-name="P4">sion network executives over advertising sales. “We were spending millions of </text:p>
        <text:p text:style-name="P4">dollars, and the networks treated us like dirt,” says Kalinske. “They had </text:p>
        <text:p text:style-name="P4">McDonalds and other big companies, and they acted as if they were doing us </text:p>
        <text:p text:style-name="P4">a favor by giving us advertising time.” </text:p>
        <text:p text:style-name="P3"/>
        <text:p text:style-name="P4">Mattel came up with an alternative medium for reaching children—a car¬ </text:p>
        <text:p text:style-name="P4">toon series and a line of toys called HeMan and the Masters of the Universe. The idea </text:p>
        <text:p text:style-name="P4">was to create a hit cartoon series for non-network television where advertis¬ </text:p>
        <text:p text:style-name="P4">ing was more affordable. The idea worked. “Masters of the Universe ended up </text:p>
        <text:p text:style-name="P4">getting a 7.5 rating at a time when the networks’ shows weren’t getting a 7.5 </text:p>
        <text:p text:style-name="P4">rating. From that point on, the networks were much easier to work with.” </text:p>
        <text:p text:style-name="P3"/>
        <text:p text:style-name="P3"/>
        <text:p text:style-name="P3"/>
        <text:p text:style-name="P4">426 Run ior the Money </text:p>
        <text:p text:style-name="P3"/>
        <text:p text:style-name="P3"/>
        <text:p text:style-name="P4">After sixteen years with Mattel, Kalinske went to Matchbox for a short pe¬ </text:p>
        <text:p text:style-name="P4">riod, then replaced Michael Katz, who had spent the last year trying to find a </text:p>
        <text:p text:style-name="P4">foothold in the market. In truth, Katz has seldom been given enough credit </text:p>
        <text:p text:style-name="P4">for his role in Sega’s success. Much attention has been given to the rise in </text:p>
        <text:p text:style-name="P4">profits under Kalinske, jumping from approximately $100 million in sales in </text:p>
        <text:p text:style-name="P4">1990 to over $1 billion by 1993. Much of this success, however, grew out of </text:p>
        <text:p text:style-name="P4">programs started by Katz. </text:p>
        <text:p text:style-name="P3"/>
        <text:p text:style-name="P4">We started the aggressive advertising campaign "Genesis does what Ninten- </text:p>
        <text:p text:style-name="P4">don’t.” We concentrated on games that Americans would play. . . . sports </text:p>
        <text:p text:style-name="P4">games, specifically, and some other products. And we attempted to develop </text:p>
        <text:p text:style-name="P4">a mascot character like Mario. </text:p>
        <text:p text:style-name="P3"/>
        <text:p text:style-name="P5">—<text:span text:style-name="T13">Michael Katz </text:span></text:p>
        <text:p text:style-name="P3"/>
        <text:p text:style-name="P4">Several people who worked under Kalinske when he first joined Sega say </text:p>
        <text:p text:style-name="P4">that he did not know much about video games but that he was a fast learner. </text:p>
        <text:p text:style-name="P4">In the early days, marketing executives and engineers had to brief him before </text:p>
        <text:p text:style-name="P4">meetings with reporters, and some Sega of America employees wondered if </text:p>
        <text:p text:style-name="P4">he was right for the job. Playing off his Mattel background, some reporters </text:p>
        <text:p text:style-name="P4">dubbed Kalinske Sega’s “Ken doll” spokesperson, suggesting that he was a </text:p>
        <text:p text:style-name="P4">good-looking figurehead with little else going for him. The label was grossly </text:p>
        <text:p text:style-name="P4">inaccurate. According to those who worked with him, Kalinske studied hard </text:p>
        <text:p text:style-name="P4">and quickly developed an understanding of the industry. He demonstrated </text:p>
        <text:p text:style-name="P4">the ability to make tough decisions and the willingness to defend his decisions </text:p>
        <text:p text:style-name="P4">when challenged by the Japanese board of directors of Sega Enterprises. He </text:p>
        <text:p text:style-name="P4">also surrounded himself with industry-savvy advisers such as Steve Race, an </text:p>
        <text:p text:style-name="P4">Atari veteran and one of the founders of Worlds of Wonder; Bob Harris, who </text:p>
        <text:p text:style-name="P4">had helped launch both Master System and Genesis; Paul Rioux, who had </text:p>
        <text:p text:style-name="P4">worked on Intellivision; and Al Nilsen, who had been JC Penney’s merchan¬ </text:p>
        <text:p text:style-name="P4">dise buyer during the Atari’s heyday. </text:p>
        <text:p text:style-name="P3"/>
        <text:p text:style-name="P3"/>
        <text:p text:style-name="P4">Tom focused on retail and how to represent the company and third-party </text:p>
        <text:p text:style-name="P4">relationships. I mean, that was Tom. He made sure that the best people out¬ </text:p>
        <text:p text:style-name="P4">side of us wanted to work on Genesis. </text:p>
        <text:p text:style-name="P3"/>
        <text:p text:style-name="P3"/>
        <text:p text:style-name="P3"/>
        <text:p text:style-name="P4">Run for the Money 4 2 ? </text:p>
        <text:p text:style-name="P3"/>
        <text:p text:style-name="P3"/>
        <text:p text:style-name="P4">Shinobu Toyoda was the vice president of licensing, and he was the man </text:p>
        <text:p text:style-name="P4">behind building the Sonic franchises and licensing in and out. He wanted to </text:p>
        <text:p text:style-name="P4">go to Hollywood. To this day he works in Los Angeles at our Sega PC offices. </text:p>
        <text:p text:style-name="P3"/>
        <text:p text:style-name="P4">He’s the one who wanted to do the Paula Abdul game. He’s the one who </text:p>
        <text:p text:style-name="P4">would go down to Hollywood and go onto all the sets to get licenses like </text:p>
        <text:p text:style-name="P4">Batman. He was the one who made sure Sonic was on every bath towel and </text:p>
        <text:p text:style-name="P4">all of that stuff, and he worked very closely with the Sonic cartoon. </text:p>
        <text:p text:style-name="P3"/>
        <text:p text:style-name="P4">The guy who was most underrated and the guy who doesn’t get a lot of </text:p>
        <text:p text:style-name="P4">positive press was Paul Riuox. I can tell you from firsthand experience ... I </text:p>
        <text:p text:style-name="P4">got to sit and watch all these guys, and Paul Rioux was the guy who pushed </text:p>
        <text:p text:style-name="P4">hard to improve the quality when the quality wasn’t there. He was the guy </text:p>
        <text:p text:style-name="P4">who saw the value of making money in peripherals. He was the "make it </text:p>
        <text:p text:style-name="P4">happen” guy, the sort of nuts and bolts guy who would be involved in all </text:p>
        <text:p text:style-name="P4">aspects. He didn’t have the most romantic job, but I assure you, he was a </text:p>
        <text:p text:style-name="P4">really key part of the success. </text:p>
        <text:p text:style-name="P3"/>
        <text:p text:style-name="P4">You know, it was a real triad, though. If all three of them [hadn’t been] </text:p>
        <text:p text:style-name="P4">there, I really feel like we wouldn’t have been successful. The chemistry be¬ </text:p>
        <text:p text:style-name="P4">tween the three was essential. </text:p>
        <text:p text:style-name="P3"/>
        <text:p text:style-name="P5">—<text:span text:style-name="T13">Michael Latham, former director of Omega Group, Sega of America </text:span></text:p>
        <text:p text:style-name="P3"/>
        <text:p text:style-name="P4">A student of classic marketing, Kalinske believed in the Gillette school of </text:p>
        <text:p text:style-name="P5">“<text:span text:style-name="T13">giving away the razors to sell the blades.” Above all else, he felt that Sega had </text:span></text:p>
        <text:p text:style-name="P4">to get as many Genesis consoles into consumers’ hands as possible and as </text:p>
        <text:p text:style-name="P4">quickly as possible. Working with his executive team, Kalinske developed a </text:p>
        <text:p text:style-name="P4">four-point strategy that he believed could weaken Nintendo’s hold on the </text:p>
        <text:p text:style-name="P4">market. His plan included dropping the price of Genesis from $189 to $149, </text:p>
        <text:p text:style-name="P4">with the eventual goal of getting it down to $100; replacing Altered Beast, the </text:p>
        <text:p text:style-name="P4">first bundled game, with a game called Sonic The Hedgehog that was under devel¬ </text:p>
        <text:p text:style-name="P4">opment at the time; assembling a U.S.-based team to create games more suited </text:p>
        <text:p text:style-name="P4">to American tastes; and adopting strident advertising campaigns that chal¬ </text:p>
        <text:p text:style-name="P4">lenged Nintendo head on.* Kalinske prepared a presentation with these </text:p>
        <text:p text:style-name="P3"/>
        <text:p text:style-name="P4">* While Tom Kalinske often takes credit for creating advertising campaigns that challenged </text:p>
        <text:p text:style-name="P4">Nintendo “head on,” it should be noted that the “Sega does what Nintend-don’t” campaign </text:p>
        <text:p text:style-name="P4">began under Michael Katz. It should also be noted that Nintendo later responded to this </text:p>
        <text:p text:style-name="P4">campaign with “Nintendo is what Genes-isn’t.” </text:p>
        <text:p text:style-name="P3"/>
        <text:p text:style-name="P3"/>
        <text:p text:style-name="P3"/>
        <text:p text:style-name="P4">428 Run for tlie Money </text:p>
        <text:p text:style-name="P3"/>
        <text:p text:style-name="P3"/>
        <text:p text:style-name="P4">sugg es ti°iis and flew to Japan to present them to Nakayama and the board of </text:p>
        <text:p text:style-name="P4">Sega Enterprises. The board nearly rejected his ideas. </text:p>
        <text:p text:style-name="P3"/>
        <text:p text:style-name="P4">It was like I’d hit them with a bucket of cold water. They asked, "Are you out </text:p>
        <text:p text:style-name="P4">of your mind? You want to lower the price until we don't have any profit at </text:p>
        <text:p text:style-name="P4">all? You want to take out our regular software and put in our best software? </text:p>
        <text:p text:style-name="P3"/>
        <text:p text:style-name="P4">You want to take on this company that has 92 percent of the market in an </text:p>
        <text:p text:style-name="P4">advertising campaign?” </text:p>
        <text:p text:style-name="P3"/>
        <text:p text:style-name="P4">That’s essentially what they told me. I thought, "Well, this is the shortest ca¬ </text:p>
        <text:p text:style-name="P4">reer anybody ever had. I guess I’d better start looking for something else to do.” </text:p>
        <text:p text:style-name="P3"/>
        <text:p text:style-name="P4">As the other guys got up to leave, Nakayama turned and said, "On the </text:p>
        <text:p text:style-name="P4">other hand, he was hired to make decisions for the U.S. market, and if that is </text:p>
        <text:p text:style-name="P4">what he thinks needs to be done, he should go ahead and do it.” </text:p>
        <text:p text:style-name="P3"/>
        <text:p text:style-name="P5">—<text:span text:style-name="T13">Tom Kalinske </text:span></text:p>
        <text:p text:style-name="P3"/>
        <text:p text:style-name="P4">Kalinske returned to Sega of America with Hayao Nakayama’s approval on </text:p>
        <text:p text:style-name="P4">all four suggestions. The next step was putting his plan to work. </text:p>
        <text:p text:style-name="P3"/>
        <text:p text:style-name="P4">Sega’s Secret Weapon </text:p>
        <text:p text:style-name="P3"/>
        <text:p text:style-name="P4">A large portion of Kalinske’s recovery plans would fall on the shoulders of </text:p>
        <text:p text:style-name="P4">Sonic The Hedgehog* a speedy blue rodent in red tennis shoes. </text:p>
        <text:p text:style-name="P3"/>
        <text:p text:style-name="P4">Sonic was the creation of Yuji Naka, a young game designer whose creden¬ </text:p>
        <text:p text:style-name="P4">tials included Phantasy Star, a role-playing title generally remembered as the best </text:p>
        <text:p text:style-name="P4">game ever released for Sega Master System, and Ghouls TV Ghosts for Genesis, a </text:p>
        <text:p text:style-name="P4">flawless translation of a popular Capcom coin-op game. Of the games released </text:p>
        <text:p text:style-name="P4">around the launch of Genesis, Ghouls TV Ghosts stands out among the finest. </text:p>
        <text:p text:style-name="P3"/>
        <text:p text:style-name="P4">An exacting and relentless micromanager, Naka was well known for expecting </text:p>
        <text:p text:style-name="P4">nothing short of perfection from those who worked on his team. Like the pro¬ </text:p>
        <text:p text:style-name="P4">grammers who created the games for the Atari 2600, Naka generally preferred to </text:p>
        <text:p text:style-name="P4">do everything from game layout to the music and even writing the code himself. </text:p>
        <text:p text:style-name="P3"/>
        <text:p text:style-name="P3"/>
        <text:p text:style-name="P4">* The “T” in Sonic The Hedgehog is capitalized. Sega marketing wizard A1 Nilsen had the “The” </text:p>
        <text:p text:style-name="P4">registered as Sonic’s middle name. </text:p>
        <text:p text:style-name="P3"/>
        <text:p text:style-name="P3"/>
        <text:p text:style-name="P3"/>
        <text:p text:style-name="P4">Run for the Money 429 </text:p>
        <text:p text:style-name="P3"/>
        <text:p text:style-name="P3"/>
        <text:p text:style-name="P4">Not just programming, everything ... the graphics, the pictures. I’m really </text:p>
        <text:p text:style-name="P4">careful about everything. It’s not exactly the building of the program itself </text:p>
        <text:p text:style-name="P4">that concerns me, it’s the overall flow of the program. In my mind, working </text:p>
        <text:p text:style-name="P4">as a producer or director means handling all aspects of a game, including </text:p>
        <text:p text:style-name="P4">the music, graphics, pictures, and everything. </text:p>
        <text:p text:style-name="P3"/>
        <text:p text:style-name="P5">—<text:span text:style-name="T13">Yuji Naka, creator of Sonic The Hedgehog </text:span></text:p>
        <text:p text:style-name="P3"/>
        <text:p text:style-name="P4">Naka’s demanding managerial style sometimes gave way to outbursts. </text:p>
        <text:p text:style-name="P4">Unlike other creative teams, Naka’s team suffered from heavy turnover as </text:p>
        <text:p text:style-name="P4">burned-out programmers, designers, and artists looked for less demanding </text:p>
        <text:p text:style-name="P4">work elsewhere. Mild-mannered in public, Naka was said to be given to emo¬ </text:p>
        <text:p text:style-name="P4">tional flare-ups when under stress. He had already established himself as </text:p>
        <text:p text:style-name="P4">one of Sega’s most respected console game creators in 1989, when the com¬ </text:p>
        <text:p text:style-name="P4">pany-wide call went out to create a new mascot that could compete with </text:p>
        <text:p text:style-name="P4">Nintendo’s Mario. </text:p>
        <text:p text:style-name="P3"/>
        <text:p text:style-name="P4">Mr. Nakayama expressed the idea to the company that it would be a good </text:p>
        <text:p text:style-name="P4">thing for Sega to develop a mascot character—one that could be sort of, that </text:p>
        <text:p text:style-name="P4">could do for Sega what Mickey Mouse does for Disney. As a result of that, </text:p>
        <text:p text:style-name="P4">numerous artists and designers from the company submitted design ideas </text:p>
        <text:p text:style-name="P4">and suggestions and sketches for what this character would be. A lot of ideas </text:p>
        <text:p text:style-name="P4">were considered, like kangaroos and rabbits, and we were kind of thinking </text:p>
        <text:p text:style-name="P4">along the lines of a jumping, hopping kind of character. </text:p>
        <text:p text:style-name="P3"/>
        <text:p text:style-name="P4">Mr. Oshima [Masato Oshima] was the artist whose character design sketch </text:p>
        <text:p text:style-name="P4">was accepted. He’s the one who essentially drew the hedgehog. It’s a very </text:p>
        <text:p text:style-name="P4">stylized hedgehog. </text:p>
        <text:p text:style-name="P3"/>
        <text:p text:style-name="P5">—<text:span text:style-name="T13">Roger Hector, former head, Sega Technical Institute </text:span></text:p>
        <text:p text:style-name="P3"/>
        <text:p text:style-name="P4">Naka wanted to make a game that was similar to the Super Mario Bros, games, </text:p>
        <text:p text:style-name="P4">only simpler. Mario games used two buttons, so Sonic should use one. Mario </text:p>
        <text:p text:style-name="P4">collected coins, so Sonic collected rings. The way Naka’s people differentiated </text:p>
        <text:p text:style-name="P4">Sonic from Mario was by making the hedgehog faster and giving him “atti¬ </text:p>
        <text:p text:style-name="P4">tude.” Mario games were slow and friendly, Sonic games would be fast and </text:p>
        <text:p text:style-name="P3"/>
        <text:p text:style-name="P3"/>
        <text:p text:style-name="P3"/>
        <text:p text:style-name="P4">430 Run for the Money </text:p>
        <text:p text:style-name="P3"/>
        <text:p text:style-name="P3"/>
        <text:p text:style-name="P4">the eponymous groundhog would glare at the camera and tap his foot impa¬ </text:p>
        <text:p text:style-name="P4">tiently if the player did not move quickly enough * </text:p>
        <text:p text:style-name="P3"/>
        <text:p text:style-name="P4">The Japanese, unbeknownst to us, created a character with Sonic The Hedge¬ </text:p>
        <text:p text:style-name="P4">hog. We, in America, thought Sonic was ridiculous because the hedgehog was </text:p>
        <text:p text:style-name="P4">a little known animal and it was in blue. We thought it was silly, but to the </text:p>
        <text:p text:style-name="P4">credit of the game, which was so good, the character became established. </text:p>
        <text:p text:style-name="P3"/>
        <text:p text:style-name="P4">I think it was because the game was a good game on its own anyhow. The </text:p>
        <text:p text:style-name="P4">character could have been anything, but it was a hedgehog that would have </text:p>
        <text:p text:style-name="P4">died a dismal death had it not been for a very good game. </text:p>
        <text:p text:style-name="P3"/>
        <text:p text:style-name="P5">—<text:span text:style-name="T13">Michael Katz </text:span></text:p>
        <text:p text:style-name="P3"/>
        <text:p text:style-name="P4">Moreover, Sonic traveled through a surreal world designed to show speed. </text:p>
        <text:p text:style-name="P4">His two-dimensional side-scrolling environment included loops, steep cliffs, </text:p>
        <text:p text:style-name="P4">and pinball-esqe bumpers from which he could launch at high speeds. Com¬ </text:p>
        <text:p text:style-name="P4">pared to Sonic The Hedgehog, even the fastest racing games of the time seemed </text:p>
        <text:p text:style-name="P4">slow. Players had to make decisions in advance and react quickly to survive </text:p>
        <text:p text:style-name="P4">each level of the game. When Sega at last unveiled Sonic The Hedgehog, the re¬ </text:p>
        <text:p text:style-name="P4">sponse was one of astonishment. Magazines praised it as one of the greatest </text:p>
        <text:p text:style-name="P4">games ever made and proof that Genesis could do more than the Golden Axe </text:p>
        <text:p text:style-name="P4">and Moomvalker side-scrollers for which it had become known. </text:p>
        <text:p text:style-name="P3"/>
        <text:p text:style-name="P4">People at Nintendo, however, remained unimpressed. </text:p>
        <text:p text:style-name="P3"/>
        <text:p text:style-name="P4">It was pretty much a typical Nintendo reaction at first. [People said] "Look, </text:p>
        <text:p text:style-name="P4">they’re trying to copy us with Super Mario Bros, and it’s the same kind of a </text:p>
        <text:p text:style-name="P4">game. They can’t really do anything as good as we do it.” Over time, there </text:p>
        <text:p text:style-name="P4">was this kind of dawning realization that this was .. . not such a bad prod¬ </text:p>
        <text:p text:style-name="P4">uct. It was the same thing with Genesis, in general. </text:p>
        <text:p text:style-name="P3"/>
        <text:p text:style-name="P5">—<text:span text:style-name="T13">Richard Brudvik-Lindner, former group supervisor and head of </text:span></text:p>
        <text:p text:style-name="P4">Nintendo of America Account Team, Hill and Knowlton </text:p>
        <text:p text:style-name="P3"/>
        <text:p text:style-name="P3"/>
        <text:p text:style-name="P4">* Sonic’s foot tapping was not original. It first appeared in Major Havoc, an Atari vector- </text:p>
        <text:p text:style-name="P4">graphics coin-op game created by Owen Rubin. </text:p>
        <text:p text:style-name="P3"/>
        <text:p text:style-name="P3"/>
        <text:p text:style-name="P3"/>
        <text:p text:style-name="P4">Run for the Money 43 </text:p>
        <text:p text:style-name="P3"/>
        <text:p text:style-name="P3"/>
        <text:p text:style-name="P4">Sonic The Hedgehog was released in the United States in 1991. As part of </text:p>
        <text:p text:style-name="P4">Kalinske’s proposed plan, it replaced Altered Beast as the game that came </text:p>
        <text:p text:style-name="P4">bundled with the system. People who had purchased the old package with </text:p>
        <text:p text:style-name="P4">Altered Beast within a few-months grace period were allowed to mail in for a </text:p>
        <text:p text:style-name="P4">free copy of Sonic, in effect giving them an extra game at no charge. The Sonic </text:p>
        <text:p text:style-name="P4">cartridge was also sold separately for those who already owned Genesis. </text:p>
        <text:p text:style-name="P3"/>
        <text:p text:style-name="P4">Sonic was an immediate hit, and many consumers who had been loyally </text:p>
        <text:p text:style-name="P4">waiting for Super NES to arrive now decided to purchase Genesis. After strug¬ </text:p>
        <text:p text:style-name="P4">gling for more than a year, Sega was suddenly seeing success. The fiercest </text:p>
        <text:p text:style-name="P4">competition in the history of video games was about to begin. </text:p>
        <text:p text:style-name="P3"/>
        <text:p text:style-name="P4">The Super Family Computer </text:p>
        <text:p text:style-name="P3"/>
        <text:p text:style-name="P4">Japan remained loyal to Nintendo, ignoring both Sega’s Mega-Drive and </text:p>
        <text:p text:style-name="P4">NEC’s PC Engine (the Japanese name forTurboGrafx). When Nintendo Co. </text:p>
        <text:p text:style-name="P4">Ltd. announced that its 16-bit Super Family Computer (Super Famicom) </text:p>
        <text:p text:style-name="P4">would go on sale in Japan in November 1990, nearly 1.5 million people pre¬ </text:p>
        <text:p text:style-name="P4">ordered the console. </text:p>
        <text:p text:style-name="P3"/>
        <text:p text:style-name="P4">The November 21,1990, Japanese launch of Nintendo’s 16-bit Super Famicom </text:p>
        <text:p text:style-name="P4">was an international media event. Tens of thousands of people lined up in front </text:p>
        <text:p text:style-name="P4">of department and electronics stores the night before, hoping to pick up the </text:p>
        <text:p text:style-name="P4">coveted new console. According to some reports, many parents called in sick to </text:p>
        <text:p text:style-name="P4">work so that they could join the lines of waiting shoppers. All of Tokyo was </text:p>
        <text:p text:style-name="P4">slowed down by the crowds, and a frenzy began when news spread that Nintendo </text:p>
        <text:p text:style-name="P4">had shipped only 300,000 consoles. The pushing and shoving were so chaotic </text:p>
        <text:p text:style-name="P4">that the Japanese government later asked Nintendo and other video game com¬ </text:p>
        <text:p text:style-name="P4">panies to restrict future hardware releases to weekends. </text:p>
        <text:p text:style-name="P3"/>
        <text:p text:style-name="P4">In terms of technology, the Super Famicom, which would be released in </text:p>
        <text:p text:style-name="P4">the United States as the Super NES, was an improvement over both Genesis </text:p>
        <text:p text:style-name="P4">and TurboGrafx. Like Genesis, Super NES had a true 16-bit processor rather </text:p>
        <text:p text:style-name="P4">than the 8-bit/16-bit hybrid in TurboGrafx. Nintendo’s Research and Devel¬ </text:p>
        <text:p text:style-name="P4">opment Team 2, led by Masayuki Uemura, designed the console around visual </text:p>
        <text:p text:style-name="P4">and audio performance rather than processing speed. It displayed more col¬ </text:p>
        <text:p text:style-name="P4">ors. Genesis had a 512-color palette; Super NES could display 32,000 colors. </text:p>
        <text:p text:style-name="P4">Along with its central processor, the Motorola 65816 chip, it included a Sony </text:p>
        <text:p text:style-name="P4">stereo chip and two customized graphics chips that were nicknamed PPU-1 </text:p>
        <text:p text:style-name="P3"/>
        <text:p text:style-name="P3"/>
        <text:p text:style-name="P3"/>
        <text:p text:style-name="P4">4J2 Run for the Money </text:p>
        <text:p text:style-name="P3"/>
        <text:p text:style-name="P3"/>
        <text:p text:style-name="P4">(Picture Processing Unit) and PPU-2. Powered by PPU-1 and PPU-2, Super NES’s </text:p>
        <text:p text:style-name="P4">architecture included seven special modes for handling graphics, the best- </text:p>
        <text:p text:style-name="P4">known being “Mode 7 Graphics,” which enabled designers to set parameters </text:p>
        <text:p text:style-name="P4">for effects such as scaling and rotating backgrounds. What the Super NES </text:p>
        <text:p text:style-name="P4">lacked, and what would ultimately become its technological Achilles’ heel, </text:p>
        <text:p text:style-name="P4">was the sheer processing power of Genesis. </text:p>
        <text:p text:style-name="P3"/>
        <text:p text:style-name="P4">Nintendo’s strongest selling point, however, was the game that came packed </text:p>
        <text:p text:style-name="P4">in with the Super NES console— Super Mam World. Shigeru Miyamoto, who by </text:p>
        <text:p text:style-name="P4">now was seen as video gaming’s greatest star, created an enormous and sprawl- </text:p>
        <text:p text:style-name="P4">ing game that expanded the Mario universe. By this time, Miyamoto had </text:p>
        <text:p text:style-name="P4">started working with teams of designers. He may have created the original </text:p>
        <text:p text:style-name="P4">Donkey Kong with only two people to write code, one person for hardware, and </text:p>
        <text:p text:style-name="P4">another for music, but the 16-bit Super Mario World, also known as Super Mario </text:p>
        <text:p text:style-name="P4">Bros. 4, was a much bigger effort created by what Miyamoto would later re¬ </text:p>
        <text:p text:style-name="P4">member as a fifteen-person team. </text:p>
        <text:p text:style-name="P3"/>
        <text:p text:style-name="P4">Super Mario WorldbxiiXt on earlier Super Mario Bros, games. It marked the re¬ </text:p>
        <text:p text:style-name="P4">turn of the bright colors that had been a trademark of the original Super Mario </text:p>
        <text:p text:style-name="P4">Bros, (although they were replaced with washed-out colors in the series’ sec¬ </text:p>
        <text:p text:style-name="P4">ond and third installments). This was also the game in which Nintendo </text:p>
        <text:p text:style-name="P4">introduced Yoshi, a friendly dinosaur who carried Mario on his back. “Too </text:p>
        <text:p text:style-name="P4">much of a good thing,” complained one video game magazine. Others ex¬ </text:p>
        <text:p text:style-name="P4">tolled it as the greatest game ever made. </text:p>
        <text:p text:style-name="P3"/>
        <text:p text:style-name="P4">Nintendo set aside $25 million for marketing and prepared to release Super </text:p>
        <text:p text:style-name="P4">NES in the United States at a retail price of $199 on September 1, 1991.* With </text:p>
        <text:p text:style-name="P4">Sega having recently dropped the price of Genesis, the $200 cost of Super NES </text:p>
        <text:p text:style-name="P4">seemed high. As one magazine put it, “Hold on to your wallets, Nintendo </text:p>
        <text:p text:style-name="P4">fans. Super Mario Bros. 4 is on the way. But it could be a mixed blessing for all </text:p>
        <text:p text:style-name="P4">those addicted to the Mario Bros, series of home video games—and a cash- </text:p>
        <text:p text:style-name="P4">register bonanza for the Japanese company that sells them.” 5 </text:p>
        <text:p text:style-name="P3"/>
        <text:p text:style-name="P4">As the time grew closer, however, it became clear that the market was shift¬ </text:p>
        <text:p text:style-name="P4">ing. The launch of Some had revitalized Genesis sales. The ABC sitcom Boseanne, </text:p>
        <text:p text:style-name="P4">starring comedienne Roseanne Barr, ran an episode in which Barr and her </text:p>
        <text:p text:style-name="P4">working-class husband splurged to purchase a Super NES for their son while </text:p>
        <text:p text:style-name="P3"/>
        <text:p text:style-name="P4">* That date was eventually changed to September 9, which would later become the launch </text:p>
        <text:p text:style-name="P4">date of Sony’s PlayStation and Sega’s Dreamcast as well. </text:p>
        <text:p text:style-name="P3"/>
        <text:p text:style-name="P3"/>
        <text:p text:style-name="P3"/>
        <text:p text:style-name="P4">Run for the Money 433 </text:p>
        <text:p text:style-name="P3"/>
        <text:p text:style-name="P3"/>
        <text:p text:style-name="P4">telling him that they would not be able to afford to buy him such an expen¬ </text:p>
        <text:p text:style-name="P4">sive gift. When he heard this, the boy was nonplussed and exclaimed that he </text:p>
        <text:p text:style-name="P4">would simply visit a friend who owned a Genesis. There was a real market </text:p>
        <text:p text:style-name="P4">analogy to the one in the sitcom. Tired of waiting for Super NES to arrive and </text:p>
        <text:p text:style-name="P4">unhappy about the $200 price tag, many consumers decided to take a chance </text:p>
        <text:p text:style-name="P4">on Genesis. Unlike the Japanese launch in which Super Famicom had outsold </text:p>
        <text:p text:style-name="P4">both competitors combined in presales alone, Super NES would debut against </text:p>
        <text:p text:style-name="P4">an established product. </text:p>
        <text:p text:style-name="P3"/>
        <text:p text:style-name="P4">By the time Nintendo produced Super NES this fall, Sega already had </text:p>
        <text:p text:style-name="P4">150 different 16-bit cartridge games on the market vs. 12 for Nintendo, </text:p>
        <text:p text:style-name="P4">and its player was retailing for $150, or 25 percent less than Nintendo’s. </text:p>
        <text:p text:style-name="P4">While no one knows who will ultimately win this spirited battle for </text:p>
        <text:p text:style-name="P4">Christmas sales, the feisty underhog has sold a million Genesis systems </text:p>
        <text:p text:style-name="P4">this year, vs. 700,000 for Super NES. 6 </text:p>
        <text:p text:style-name="P3"/>
        <text:p text:style-name="P4">In the meantime, NEC, already shut out by Sega, now faced desperate times </text:p>
        <text:p text:style-name="P4">as it tried to market TurboGrafx against a second competitor. Having already </text:p>
        <text:p text:style-name="P4">failed at increasing its sales by introducing new technologies—the TurboGrafx- </text:p>
        <text:p text:style-name="P4">CD and a handheld console called TurboExpress that played games designed </text:p>
        <text:p text:style-name="P4">for the TurboGrafx game console, as opposed to the scaled-down games played </text:p>
        <text:p text:style-name="P4">on Game Boy and Lynx, NEC lowered the price of its base system to $99. </text:p>
        <text:p text:style-name="P3"/>
        <text:p text:style-name="P4">The basic issue was that Genesis had much better-known games. They got Elec¬ </text:p>
        <text:p text:style-name="P4">tronic Arts’ support and they had Madden Football and all that stuff. And they </text:p>
        <text:p text:style-name="P4">had a lot more marketing dollars. And, you know, marketing dollars count. </text:p>
        <text:p text:style-name="P3"/>
        <text:p text:style-name="P5">—<text:span text:style-name="T13">Ken Wirt, former vice president and general manager, </text:span></text:p>
        <text:p text:style-name="P3"/>
        <text:p text:style-name="P4">NEC Technologies </text:p>
        <text:p text:style-name="P3"/>
        <text:p text:style-name="P4">In a move designed to increase market share, NEC Technologies has low¬ </text:p>
        <text:p text:style-name="P4">ered the suggested retail price of its TurboGrafx-16 system to $99.99. In </text:p>
        <text:p text:style-name="P4">addition, the company will offer the new TurboGrafx-16 system SKU, </text:p>
        <text:p text:style-name="P4">called the “Bonk SuperSet,” at a suggested retail price of $149.99 and will </text:p>
        <text:p text:style-name="P4">lower the suggested retail price of its TurboGrafx-CD player from $399 </text:p>
        <text:p text:style-name="P4">to $299. NEC’s 16-bit TurboExpress portable remains priced at $299. 7 </text:p>
        <text:p text:style-name="P3"/>
        <text:p text:style-name="P3"/>
        <text:p text:style-name="P3"/>
        <text:p text:style-name="P4">434 Run for the Money </text:p>
        <text:p text:style-name="P3"/>
        <text:p text:style-name="P4">The Baffle Begins </text:p>
        <text:p text:style-name="P3"/>
        <text:p text:style-name="P4">A conventional wisdom in the video game industry is that consumers pur¬ </text:p>
        <text:p text:style-name="P4">chase new hardware when the economy is strong and stick to software when </text:p>
        <text:p text:style-name="P4">the economy is tight. In 1991, the United States economy was in recession. It </text:p>
        <text:p text:style-name="P4">didn’t matter. Nintendo easily sold its entire first shipment of 1 million Super </text:p>
        <text:p text:style-name="P4">NES consoles when they went on sale on September 9. Estimates of the exact </text:p>
        <text:p text:style-name="P4">number of Super NES units sold in the United States over the next three </text:p>
        <text:p text:style-name="P4">months range from Sega estimates of just over 1 million to an internal </text:p>
        <text:p text:style-name="P4">Nintendo figure of 2.2 million. 8 According to the NPD Group, a company that </text:p>
        <text:p text:style-name="P4">tracks sales figures, Sega outsold Nintendo in 1991. According to NPD figures, </text:p>
        <text:p text:style-name="P4">Sega finished the year with 55 percent of the market, while Nintendo’s share </text:p>
        <text:p text:style-name="P4">was 45 percent. (This figure did not include TurboGrafx, NES, or Master Sys¬ </text:p>
        <text:p text:style-name="P4">tem sales.) And the competition was just heating up. </text:p>
        <text:p text:style-name="P3"/>
        <text:p text:style-name="P4">The All-American Game </text:p>
        <text:p text:style-name="P3"/>
        <text:p text:style-name="P3"/>
        <text:p text:style-name="P4">Mr. Yamauchi was subjected to a great deal of scrutiny. ... a great deal of </text:p>
        <text:p text:style-name="P4">discrimination. He was really dragged through the mud. And it took him six </text:p>
        <text:p text:style-name="P4">months to put that deal together. </text:p>
        <text:p text:style-name="P3"/>
        <text:p text:style-name="P5">—<text:span text:style-name="T13">Howard Lincoln </text:span></text:p>
        <text:p text:style-name="P3"/>
        <text:p text:style-name="P4">Toward the end of 1991, U.S. Senator Slade Gorton (Republican, Washington) </text:p>
        <text:p text:style-name="P4">requested a meeting with Minoru Arakawa and Howard Lincoln. The three </text:p>
        <text:p text:style-name="P4">met at Nintendo of America headquarters in Redmond, Washington. During </text:p>
        <text:p text:style-name="P4">the meeting, Gorton asked Lincoln and Arakawa if they were baseball fans. </text:p>
        <text:p text:style-name="P4">Neither one was. Next he asked them if they knew that the Seattle Mariners, </text:p>
        <text:p text:style-name="P4">the local pro baseball team, was up for sale. </text:p>
        <text:p text:style-name="P3"/>
        <text:p text:style-name="P4">I think we’d [only] been to one Mariner game, but that was it. Trip Hawkins </text:p>
        <text:p text:style-name="P4">(founder of Electronic Arts) had come up and taken us, and we actually had </text:p>
        <text:p text:style-name="P4">gone to the owner's suite where we met Jeff Smulyan (owner of the Mariners). </text:p>
        <text:p text:style-name="P3"/>
        <text:p text:style-name="P4">We didn’t have any interest in baseball. We probably had some kind of a </text:p>
        <text:p text:style-name="P4">vague idea that the Mariners had been put in play, that Jeff Smulyan had put </text:p>
        <text:p text:style-name="P3"/>
        <text:p text:style-name="P3"/>
        <text:p text:style-name="P3"/>
        <text:p text:style-name="P4">Run for the Money 435 </text:p>
        <text:p text:style-name="P3"/>
        <text:p text:style-name="P3"/>
        <text:p text:style-name="P4">the team up for sale, and that if they could find a local buyer, they could </text:p>
        <text:p text:style-name="P4">keep it. But there were no local buyers coming. </text:p>
        <text:p text:style-name="P3"/>
        <text:p text:style-name="P5">—<text:span text:style-name="T13">Howard Lincoln </text:span></text:p>
        <text:p text:style-name="P3"/>
        <text:p text:style-name="P4">Gorton finally came to the point, asking them if Nintendo could help keep </text:p>
        <text:p text:style-name="P4">the Mariners in Seattle by buying the team. If Nintendo did not purchase the </text:p>
        <text:p text:style-name="P4">franchise, the Mariners would very likely move to Florida, where a group of </text:p>
        <text:p text:style-name="P4">investors was prepared to buy it. Lincoln’s response was less than favorable. </text:p>
        <text:p text:style-name="P3"/>
        <text:p text:style-name="P4">And I think I said it immediately, "Bull.” I mean, would Major League base¬ </text:p>
        <text:p text:style-name="P4">ball go along with a Japanese investor, a Japanese element? </text:p>
        <text:p text:style-name="P3"/>
        <text:p text:style-name="P4">His comment was, "That’s going to be a problem, but that can be over¬ </text:p>
        <text:p text:style-name="P4">come by having minority local ownership.” </text:p>
        <text:p text:style-name="P3"/>
        <text:p text:style-name="P5">—<text:span text:style-name="T13">Howard Lincoln </text:span></text:p>
        <text:p text:style-name="P3"/>
        <text:p text:style-name="P4">Lincoln and Arakawa were noncommittal. Lincoln worried about the back¬ </text:p>
        <text:p text:style-name="P4">lash among major-league owners. He also worried about how Nintendo Co. </text:p>
        <text:p text:style-name="P4">Ltd. chairman Hiroshi Yamauchi would react to the bad publicity and pro¬ </text:p>
        <text:p text:style-name="P4">tests that might erupt from the news that a Japanese company was purchasing </text:p>
        <text:p text:style-name="P4">an American baseball team. Arakawa, on the other hand, had lived in Seattle </text:p>
        <text:p text:style-name="P4">for the last fourteen years and wanted to give back to the city. </text:p>
        <text:p text:style-name="P3"/>
        <text:p text:style-name="P4">About two weeks later he [Arakawa] came in my office and said, "Oh, re¬ </text:p>
        <text:p text:style-name="P4">member that meeting we had with Senator Oorton about baseball?” I said, </text:p>
        <text:p text:style-name="P3"/>
        <text:p text:style-name="P4">"Yes.” And he said, "Well, Mr. Yamauchi has decided to buy the team.” </text:p>
        <text:p text:style-name="P3"/>
        <text:p text:style-name="P5">—<text:span text:style-name="T13">Howard Lincoln </text:span></text:p>
        <text:p text:style-name="P3"/>
        <text:p text:style-name="P4">Lincoln and Arakawa decided to work through Senator Gorton, who was </text:p>
        <text:p text:style-name="P4">visiting Russia when Yamauchi decided to purchase the baseball team. By </text:p>
        <text:p text:style-name="P4">the time he returned, Lincoln and Arakawa were on the Big Island of Ha¬ </text:p>
        <text:p text:style-name="P4">waii, staying at a large vacation property that Nintendo had purchased. On </text:p>
        <text:p text:style-name="P4">Christmas day, they called Gorton at home and told him the news. In an </text:p>
        <text:p text:style-name="P4">effort to stave off trouble, Yamauchi did not purchase the Mariners alone. </text:p>
        <text:p text:style-name="P3"/>
        <text:p text:style-name="P3"/>
        <text:p text:style-name="P3"/>
        <text:p text:style-name="P4">436 Run for the Money </text:p>
        <text:p text:style-name="P3"/>
        <text:p text:style-name="P3"/>
        <text:p text:style-name="P4">He formed a consortium called the “Baseball Club of Seattle” with John </text:p>
        <text:p text:style-name="P4">Ellis, chairman of Puget Sound Power &amp; Light; John McCaw of McCaw Cel¬ </text:p>
        <text:p text:style-name="P4">lular Communications; Frank Shrontz, CEO of Boeing; and Chris Larson of </text:p>
        <text:p text:style-name="P4">Microsoft. The consortium met Smulyan’s asking price of $100 million for </text:p>
        <text:p text:style-name="P4">the Mariners, with Yamauchi personally contributing 60 percent and taking </text:p>
        <text:p text:style-name="P4">the controlling voice. 9 As Lincoln predicted, baseball fans and club owners </text:p>
        <text:p text:style-name="P4">did not welcome Yamauchi’s decision. </text:p>
        <text:p text:style-name="P3"/>
        <text:p text:style-name="P4">In Super Mario Land, one of Nintendo’s most popular games, Mario the </text:p>
        <text:p text:style-name="P4">plumber must travel through four kingdoms, dodging arrow-dropping </text:p>
        <text:p text:style-name="P4">bees (Bunbuns), defeating bomb-carrying turtles (Nokobons) and jump¬ </text:p>
        <text:p text:style-name="P4">ing over man-eating plants (Pakkuns) so he can rescue Princess Daisy </text:p>
        <text:p text:style-name="P4">from the evil Tatanga. </text:p>
        <text:p text:style-name="P3"/>
        <text:p text:style-name="P4">In Nintendo’s newest game, Hiroshi the billionaire must negotiate </text:p>
        <text:p text:style-name="P4">his way through a hostile country, avoiding the venomous Jingos and </text:p>
        <text:p text:style-name="P4">skiing past the antagonistic Moguls so that he can rescue Ken Griffey, </text:p>
        <text:p text:style-name="P3"/>
        <text:p text:style-name="P4">Jr., from the clutches of the Tampa Bay Baseball Task Force and save the </text:p>
        <text:p text:style-name="P4">day for the beleaguered Rain People. 10 </text:p>
        <text:p text:style-name="P3"/>
        <text:p text:style-name="P4">Nintendo’s purchase of the Mariners was ill timed. The nation was in the </text:p>
        <text:p text:style-name="P4">midst of an economic recession that many economists and politicians blamed </text:p>
        <text:p text:style-name="P4">on Japan. Those opposed to the sale pointed out that Japan did not allow for¬ </text:p>
        <text:p text:style-name="P4">eign investment in its baseball league, as proof that Yamauchi should not be </text:p>
        <text:p text:style-name="P4">allowed to buy his way into the major leagues. Baseball commissioner Fay </text:p>
        <text:p text:style-name="P4">Vincent stated that he doubted the sale would go through, and a national poll </text:p>
        <text:p text:style-name="P4">showed that 61 percent of Americans preferred to keep Japanese investment </text:p>
        <text:p text:style-name="P4">out of major league baseball. 11 </text:p>
        <text:p text:style-name="P3"/>
        <text:p text:style-name="P4">Lincoln had anticipated the American backlash to the offer. What he did </text:p>
        <text:p text:style-name="P4">not expect was a Japanese backlash as well. In Japan, where the economy was </text:p>
        <text:p text:style-name="P4">strong and the people enjoyed a favorable trade imbalance with the United </text:p>
        <text:p text:style-name="P4">States, Hiroshi Yamauchi was accused of arrogance and criticized for bringing </text:p>
        <text:p text:style-name="P4">negative attention to the current prosperity. </text:p>
        <text:p text:style-name="P3"/>
        <text:p text:style-name="P3"/>
        <text:p text:style-name="P4">He made the decision, he did it, and then all sorts of flack broke out. There was </text:p>
        <text:p text:style-name="P4">a backlash in both the United States and japan. ... a negative reaction. We </text:p>
        <text:p text:style-name="P3"/>
        <text:p text:style-name="P3"/>
        <text:p text:style-name="P3"/>
        <text:p text:style-name="P4">Run for the Money 437 </text:p>
        <text:p text:style-name="P3"/>
        <text:p text:style-name="P3"/>
        <text:p text:style-name="P4">had, I think, anticipated the negative reaction in the United States. I was a little </text:p>
        <text:p text:style-name="P4">bit surprised that there was a negative reaction to some extent in Japan. That </text:p>
        <text:p text:style-name="P4">really was because there was a negative reaction in the United States. </text:p>
        <text:p text:style-name="P3"/>
        <text:p text:style-name="P5">—<text:span text:style-name="T13">Howard Lincoln </text:span></text:p>
        <text:p text:style-name="P3"/>
        <text:p text:style-name="P4">The final sale was approved when three-fourths of team owners in the </text:p>
        <text:p text:style-name="P4">American League and a simple majority of owners from the National League </text:p>
        <text:p text:style-name="P4">voted to support it. Since the purchase, Yamauchi has proved to be one of the </text:p>
        <text:p text:style-name="P4">least vigorous and involved team owners in baseball. In 1999, he would ap¬ </text:p>
        <text:p text:style-name="P4">point Howard Lincoln chairman of the team, but other than that, he has always </text:p>
        <text:p text:style-name="P4">left Mariner affairs in the hands of Lincoln and the team’s front office. </text:p>
        <text:p text:style-name="P3"/>
        <text:p text:style-name="P4">He [Yamauchi] has never seen a single Mariner game. He’s never met John Ellis, </text:p>
        <text:p text:style-name="P4">our CEO. He’s never met any of the other Mariner owners. He’s never attended </text:p>
        <text:p text:style-name="P4">a game. He was going to come if we made it to the World Series, but he’s never </text:p>
        <text:p text:style-name="P4">had to. He’s never met a Mariner player. He’s never met Ken Griffey, Jr. </text:p>
        <text:p text:style-name="P3"/>
        <text:p text:style-name="P5">—<text:span text:style-name="T13">Howard Lincoln </text:span></text:p>
        <text:p text:style-name="P3"/>
        <text:p text:style-name="P4">In 1994, Yamauchi did become involved with the Mariners for one brief </text:p>
        <text:p text:style-name="P4">moment. Early that year, Hiroshi Yamauchi called Arakawa and Lincoln to </text:p>
        <text:p text:style-name="P4">tell them about a great opportunity for the team—a Japanese pitcher whom </text:p>
        <text:p text:style-name="P4">he thought might do well in the major leagues. </text:p>
        <text:p text:style-name="P3"/>
        <text:p text:style-name="P4">The crowning blow came one year late when Mr. Yamauchi called and said, </text:p>
        <text:p text:style-name="P3"/>
        <text:p text:style-name="P4">"There is this great Japanese pitcher, Nomo. I want the Mariners to get this </text:p>
        <text:p text:style-name="P4">guy, and I’ve made arrangements so that the agent will come first to the </text:p>
        <text:p text:style-name="P4">Mariners with Nomo. I’m not worried about the budget, anything like that. I </text:p>
        <text:p text:style-name="P4">want the Mariners to sign this guy.” </text:p>
        <text:p text:style-name="P3"/>
        <text:p text:style-name="P5">—<text:span text:style-name="T13">Howard Lincoln </text:span></text:p>
        <text:p text:style-name="P3"/>
        <text:p text:style-name="P4">Arakawa and Lincoln agreed to have Hideo Nomo try out for the team. He </text:p>
        <text:p text:style-name="P4">flew out to Seattle, but during a physical, the Mariners’ team doctor said he </text:p>
        <text:p text:style-name="P4">had a “bad arm.” Lincoln called Yamauchi and told him that they had decided </text:p>
        <text:p text:style-name="P3"/>
        <text:p text:style-name="P3"/>
        <text:p text:style-name="P3"/>
        <text:p text:style-name="P4">438 Run for the Money </text:p>
        <text:p text:style-name="P3"/>
        <text:p text:style-name="P3"/>
        <text:p text:style-name="P4">to turn Nomo down. A short time later, the Los Angeles Dodgers signed him, </text:p>
        <text:p text:style-name="P4">and he finished the season as Rookie of the Year. </text:p>
        <text:p text:style-name="P3"/>
        <text:p text:style-name="P4">He was a starter in the Ail-Star game. Both the Mariners and the Dodgers </text:p>
        <text:p text:style-name="P4">made the playoffs and this is the real tough one. During the playoffs, you’ve </text:p>
        <text:p text:style-name="P4">got this team with a Japanese owner. They did not broadcast the Mariners’ </text:p>
        <text:p text:style-name="P4">games in Japan. The Los Angeles Dodgers’ games were being broadcast all </text:p>
        <text:p text:style-name="P4">over Japan. So Mr. Yamauchi was a little bit torqued. </text:p>
        <text:p text:style-name="P3"/>
        <text:p text:style-name="P5">—<text:span text:style-name="T13">Howard Lincoln </text:span></text:p>
        <text:p text:style-name="P3"/>
        <text:p text:style-name="P3"/>
        <text:p text:style-name="P3"/>
        <text:p text:style-name="P4">me war </text:p>
        <text:p text:style-name="P3"/>
        <text:p text:style-name="P3"/>
        <text:p text:style-name="P4">I was tricked into this job! </text:p>
        <text:p text:style-name="P3"/>
        <text:p text:style-name="P5">—<text:span text:style-name="T13">Yoshiki Okamoto, producer of research and development, Capcom </text:span></text:p>
        <text:p text:style-name="P3"/>
        <text:p text:style-name="P4">Sega of America had this whole Came Institute. Our whole strategy was to hold on and </text:p>
        <text:p text:style-name="P4">wait for the next game from [Shigeru] Miyamoto. </text:p>
        <text:p text:style-name="P3"/>
        <text:p text:style-name="P5">—<text:span text:style-name="T13">Howard Phillips, former "man who plays games for a living” spokesman, </text:span></text:p>
        <text:p text:style-name="P3"/>
        <text:p text:style-name="P4">Nintendo of America </text:p>
        <text:p text:style-name="P3"/>
        <text:p text:style-name="P3"/>
        <text:p text:style-name="P3"/>
        <text:p text:style-name="P4">44 ® The War </text:p>
        <text:p text:style-name="P3"/>
        <text:p text:style-name="P3"/>
        <text:p text:style-name="P4">Acclaim Breaks Ranks </text:p>
        <text:p text:style-name="P3"/>
        <text:p text:style-name="P4">In 1990, Sega Enterprises CEO Elayao Nakayama called Greg Fischbach, CEO of </text:p>
        <text:p text:style-name="P4">Acclaim Entertainment, about licensing some of bis company’s games for use on </text:p>
        <text:p text:style-name="P4">Genesis. Fully aware that making such an agreement would infringe upon the </text:p>
        <text:p text:style-name="P4">exclusivity clause in Acclaim’s licensing agreement with Nintendo, Fischbach </text:p>
        <text:p text:style-name="P4">agreed. Acclaim had already risen to the top tier of Nintendo’s third-party part¬ </text:p>
        <text:p text:style-name="P4">ners and published several bestselling games. Fischbach welcomed the opportunity </text:p>
        <text:p text:style-name="P4">to market his products to a new audience and felt it was time to revisit the terms of </text:p>
        <text:p text:style-name="P4">the licensing agreement. After careful consideration, Fischbach and cochairman </text:p>
        <text:p text:style-name="P4">Jim Scoroposki attempted to contact Nintendo of America president Minoru </text:p>
        <text:p text:style-name="P4">Arakawa to discuss their decision. When they were informed that the Nintendo </text:p>
        <text:p text:style-name="P4">executives were in Germany on business, Fischbach and Scoroposki called him </text:p>
        <text:p text:style-name="P4">and asked for a meeting. Arakawa suggested that they get together for dinner on </text:p>
        <text:p text:style-name="P4">Sunday evening, so Fischbach made travel arrangements and had his German </text:p>
        <text:p text:style-name="P4">office make arrangements at a restaurant about 25 minutes outside of Frankfurt. </text:p>
        <text:p text:style-name="P3"/>
        <text:p text:style-name="P4">Fischbach and Scoroposki arrived in Frankfurt early Sunday afternoon. They </text:p>
        <text:p text:style-name="P4">went to Arakawa’s hotel, where they met him, his wife, and Howard Lincoln. </text:p>
        <text:p text:style-name="P4">The five of them could not fit into one cab, so Fischbach and Scoroposki went </text:p>
        <text:p text:style-name="P4">in one cab while the Arakawas and Lincoln followed in a second. </text:p>
        <text:p text:style-name="P3"/>
        <text:p text:style-name="P4">Have you been to Germany? Narrow two-lane roads and fast... Everybody </text:p>
        <text:p text:style-name="P4">drives fast in Germany. And they use Mercedes 300 series sedans as taxi¬ </text:p>
        <text:p text:style-name="P4">cabs—little bright ones, kind of cream color. </text:p>
        <text:p text:style-name="P3"/>
        <text:p text:style-name="P4">We were going to make a left-hand turn into the road that leads to the </text:p>
        <text:p text:style-name="P4">restaurant, and for whatever the reason, our taxi driver [didn’t] see an oncom¬ </text:p>
        <text:p text:style-name="P4">ing car. We got broadsided and ended up in a ditch on the side of the road. </text:p>
        <text:p text:style-name="P4">Howard, Mr. Arakawa, and his wife watched this happen, and it looked like we </text:p>
        <text:p text:style-name="P4">were dead. It wasn’t a good precursor to the dinner or to the conversation. </text:p>
        <text:p text:style-name="P3"/>
        <text:p text:style-name="P4">Nothing really happened, we got scratched up a little bit. The car was </text:p>
        <text:p text:style-name="P4">totaled, but we walked away. We got into their car and still went to dinner </text:p>
        <text:p text:style-name="P4">because we were men on a mission. We had a really enjoyable meal. Mr. </text:p>
        <text:p text:style-name="P4">Arakawa was really quite nice about it and understood what we were doing </text:p>
        <text:p text:style-name="P4">and why we were doing it. </text:p>
        <text:p text:style-name="P3"/>
        <text:p text:style-name="P3"/>
        <text:p text:style-name="P5">—<text:span text:style-name="T13">Greg Fischbach </text:span></text:p>
        <text:p text:style-name="P3"/>
        <text:p text:style-name="P3"/>
        <text:p text:style-name="P3"/>
        <text:p text:style-name="P4">The War 44 s </text:p>
        <text:p text:style-name="P3"/>
        <text:p text:style-name="P3"/>
        <text:p text:style-name="P4">When asked about that meeting, Howard Lincoln later remembered it a </text:p>
        <text:p text:style-name="P4">little differently. Their stories were fairly similar up until the accident; but </text:p>
        <text:p text:style-name="P4">after the accident, Lincoln remembered a few additional details. </text:p>
        <text:p text:style-name="P3"/>
        <text:p text:style-name="P4">We grabbed Jimmy and we grabbed Greg and put them in our cab and took </text:p>
        <text:p text:style-name="P4">them to this restaurant. Jimmy had glass in his head and these guys were in </text:p>
        <text:p text:style-name="P4">a state of absolute shock, and the only thing they wanted to do was to have </text:p>
        <text:p text:style-name="P4">a couple of Scotches. They forgot what it was that they had come to tell us; </text:p>
        <text:p text:style-name="P4">that they were going to do third-party publishing on Sega. They completely </text:p>
        <text:p text:style-name="P4">forgot what they had come for. </text:p>
        <text:p text:style-name="P3"/>
        <text:p text:style-name="P4">Both Arakawa and I knew what they were getting ready to tell us, but </text:p>
        <text:p text:style-name="P4">we didn’t say anything. The entire night we just sat there and we just got </text:p>
        <text:p text:style-name="P4">these smiles on our faces, waiting for them, and then we let them go that </text:p>
        <text:p text:style-name="P4">night. The next day they called and said, "Oh, we remember now why we </text:p>
        <text:p text:style-name="P4">had come to see you.” </text:p>
        <text:p text:style-name="P3"/>
        <text:p text:style-name="P5">—<text:span text:style-name="T13">Howard Lincoln, former Executive Vice President, Nintendo of America </text:span></text:p>
        <text:p text:style-name="P3"/>
        <text:p text:style-name="P3"/>
        <text:p text:style-name="P4">Rare Becomes Scarce </text:p>
        <text:p text:style-name="P3"/>
        <text:p text:style-name="P4">Acclaim was not the only company to break ranks. Within the next few years, </text:p>
        <text:p text:style-name="P4">Konami, Tecmo, Taito, and nearly every other one of Nintendo’s third-party </text:p>
        <text:p text:style-name="P4">partners would begin publishing games on Genesis. The two most notable </text:p>
        <text:p text:style-name="P4">holdouts were Capcom, which licensed a few games to Sega for Genesis rather </text:p>
        <text:p text:style-name="P4">than publishing them, and Square Soft, which maintained exclusivity with </text:p>
        <text:p text:style-name="P4">Nintendo throughout the 8- and 16-bit eras. </text:p>
        <text:p text:style-name="P3"/>
        <text:p text:style-name="P4">In 1992, one of Nintendo’s most influential development partners—Rare </text:p>
        <text:p text:style-name="P4">Ltd., the British-based development company founded by Joel Hochberg and </text:p>
        <text:p text:style-name="P4">the Stamper brothers-—completely vanished from the game publishing world. </text:p>
        <text:p text:style-name="P4">Rare had become a fixture in the Nintendo camp, creating more than fifty </text:p>
        <text:p text:style-name="P4">NES games that were published by such companies as Acclaim (Iron Sword), </text:p>
        <text:p text:style-name="P4">Milton Bradley (Marble Madness), and Nintendo itself (Slalom and R.C. ProAm). </text:p>
        <text:p text:style-name="P3"/>
        <text:p text:style-name="P4">With the outset of the Super NES, Rare created two games for Tradewest-— </text:p>
        <text:p text:style-name="P4">Battle toads in Battlemaniacs and Battle toads &amp; Double Dragon: The Ultimate Team. Then, </text:p>
        <text:p text:style-name="P4">after having kept up a pace of designing ten games per year, Rare went silent. </text:p>
        <text:p text:style-name="P3"/>
        <text:p text:style-name="P3"/>
        <text:p text:style-name="P3"/>
        <text:p text:style-name="P4">442 TtieWar </text:p>
        <text:p text:style-name="P3"/>
        <text:p text:style-name="P3"/>
        <text:p text:style-name="P4">We [Joel Hochberg, Tim Stamper, and Chris Stamper] went to a developers’ </text:p>
        <text:p text:style-name="P4">conference at Nintendo of America, and we didn’t like what we saw. Too </text:p>
        <text:p text:style-name="P4">many companies were making 8-bit games for a 16-bit machine. </text:p>
        <text:p text:style-name="P3"/>
        <text:p text:style-name="P4">We had just visited Nintendo, and we went to the Bellevue Red Lion Hotel, </text:p>
        <text:p text:style-name="P4">and we were talking about company posture and direction. We were busy </text:p>
        <text:p text:style-name="P4">and we had a lot of opportunity, but there was a situation taking place that </text:p>
        <text:p text:style-name="P4">I was not comfortable with and I’m sure that they were uncomfortable, and I </text:p>
        <text:p text:style-name="P4">said, "Let’s do something original. Let’s pay close attention to what our </text:p>
        <text:p text:style-name="P4">company’s requirements happen to be for moving forward. ” Those require¬ </text:p>
        <text:p text:style-name="P4">ments were not taking somebody else’s products and porting them over from </text:p>
        <text:p text:style-name="P4">the NES to the Super NES. </text:p>
        <text:p text:style-name="P3"/>
        <text:p text:style-name="P5">—<text:span text:style-name="T13">Joel Hochberg, cofounder, Rare Ltd. </text:span></text:p>
        <text:p text:style-name="P3"/>
        <text:p text:style-name="P4">As creative people, we didn’t want to be a sort-of conversion house for ma¬ </text:p>
        <text:p text:style-name="P4">jor third-party developers. </text:p>
        <text:p text:style-name="P3"/>
        <text:p text:style-name="P5">—<text:span text:style-name="T13">Chris Stamper, cofounder, Rare Ltd. </text:span></text:p>
        <text:p text:style-name="P3"/>
        <text:p text:style-name="P4">The last few years had been particularly lucrative ones for Rare, and the </text:p>
        <text:p text:style-name="P4">company had enough money to experiment. As an artist, Tim Stamper was </text:p>
        <text:p text:style-name="P4">not satisfied with the idea of making games that looked like everybody else’s. </text:p>
        <text:p text:style-name="P4">Chris, his brother, always the technical wizard, suggested that they could de¬ </text:p>
        <text:p text:style-name="P4">velop a new technology that would change the look of games. Chris Stamper </text:p>
        <text:p text:style-name="P4">was the engineer who discovered the NES’s ability to run split-screen games. </text:p>
        <text:p text:style-name="P4">If he believed that he could create some new graphics technology for Super </text:p>
        <text:p text:style-name="P4">NES, there was every reason to believe him. The decision was made, and Rare </text:p>
        <text:p text:style-name="P4">Ltd. withdrew from actively designing games. </text:p>
        <text:p text:style-name="P3"/>
        <text:p text:style-name="P4">A Street Fighter from Japan </text:p>
        <text:p text:style-name="P3"/>
        <text:p text:style-name="P4">In 1982, Konami hired Yoshiki Okamoto, a young college student studying </text:p>
        <text:p text:style-name="P4">graphic arts in Osaka, to create posters and character art. The standard Japa¬ </text:p>
        <text:p text:style-name="P4">nese practice was to hire students in March or April, shortly after graduation; </text:p>
        <text:p text:style-name="P4">but Okamoto was given a part-time job in December with the understanding </text:p>
        <text:p text:style-name="P4">that he would work full time upon graduating that spring. </text:p>
        <text:p text:style-name="P3"/>
        <text:p text:style-name="P3"/>
        <text:p text:style-name="P3"/>
        <text:p text:style-name="P4">The War 443 </text:p>
        <text:p text:style-name="P3"/>
        <text:p text:style-name="P3"/>
        <text:p text:style-name="P4">Looking back on his time at Konami, Okamoto, who did not particularly </text:p>
        <text:p text:style-name="P4">enjoy video games before joining Konami, would later decide that his em¬ </text:p>
        <text:p text:style-name="P4">ployers never intended to hire a graphic artist and that he was tricked into </text:p>
        <text:p text:style-name="P4">becoming a game designer. A few months after he started with the company, </text:p>
        <text:p text:style-name="P4">Okamoto’s boss asked him to try his hand at designing a game. It was sup¬ </text:p>
        <text:p text:style-name="P4">posed to be a driving game in which players earned a license by driving through </text:p>
        <text:p text:style-name="P4">streets filled with hazards and bad drivers. Okamoto did not like the idea. Since </text:p>
        <text:p text:style-name="P4">joining Konami, he had become fascinated with a Namco game called Bosconian, </text:p>
        <text:p text:style-name="P4">in which players controlled a spaceship as it flew through minefields, battled </text:p>
        <text:p text:style-name="P4">enemies, and attacked space stations. </text:p>
        <text:p text:style-name="P3"/>
        <text:p text:style-name="P4">Okamoto, a freewheeling individualist with a penchant for speaking his </text:p>
        <text:p text:style-name="P4">mind and a notoriously short attention span when bored, decided that creat¬ </text:p>
        <text:p text:style-name="P4">ing a space game would be more fun than creating a game about earning a </text:p>
        <text:p text:style-name="P4">driver’s license. Without telling his boss, Okamoto began work on a game </text:p>
        <text:p text:style-name="P4">that built upon Bosconian rather than the one his boss had asked him to do. </text:p>
        <text:p text:style-name="P4">This was a dangerous decision. Okamoto’s boss knew him well enough to be </text:p>
        <text:p text:style-name="P4">suspicious, and the design team had to simultaneously create code for a driv¬ </text:p>
        <text:p text:style-name="P4">ing game that they could show whenever executives came to check in on </text:p>
        <text:p text:style-name="P4">them, at the same time that they made the space combat game. </text:p>
        <text:p text:style-name="P3"/>
        <text:p text:style-name="P4">Then my boss asked if the driving simulation game was finished and came to </text:p>
        <text:p text:style-name="P4">check up on me. What I showed him was a totally different game concept, </text:p>
        <text:p text:style-name="P4">and he really got angry. The driving game was supposed to be a real simula¬ </text:p>
        <text:p text:style-name="P4">tion, but when he came, I showed him Time Pilot. </text:p>
        <text:p text:style-name="P3"/>
        <text:p text:style-name="P4">I said, "Why don’t we do a location test?” He did the location test and </text:p>
        <text:p text:style-name="P4">[the game] got really good reviews, so he forgave me. At that point my boss </text:p>
        <text:p text:style-name="P4">said, "I told you so.” </text:p>
        <text:p text:style-name="P3"/>
        <text:p text:style-name="P5">—<text:span text:style-name="T13">Yoshiki Okamoto </text:span></text:p>
        <text:p text:style-name="P3"/>
        <text:p text:style-name="P4">Okamoto designed only two games during his time at Konami, but both </text:p>
        <text:p text:style-name="P4">games were considered classics. The first, Time Pilot, was a space combat game </text:p>
        <text:p text:style-name="P4">in which players flew a futuristic fighter craft through squadrons from differ¬ </text:p>
        <text:p text:style-name="P4">ent time periods. It began with waves of World War I-era bi-planes, then went </text:p>
        <text:p text:style-name="P4">to World War II, and eventually progressed to a futuristic battle against UFOs. </text:p>
        <text:p text:style-name="P3"/>
        <text:p text:style-name="P3"/>
        <text:p text:style-name="P3"/>
        <text:p text:style-name="P4">444 Hie War </text:p>
        <text:p text:style-name="P3"/>
        <text:p text:style-name="P3"/>
        <text:p text:style-name="P4">Gyruss, Okamoto’s second game, was a Tempest-like space combat game in which </text:p>
        <text:p text:style-name="P4">players control a fighter that circles around the outside of the screen, shoot¬ </text:p>
        <text:p text:style-name="P4">ing at enemies as they emerge from the middle. Amazingly, having just created </text:p>
        <text:p text:style-name="P4">two of Konami’s most successful games of the time, Okamoto was fired. </text:p>
        <text:p text:style-name="P3"/>
        <text:p text:style-name="P4">I asked for a raise and they said they would give me a really small raise. But </text:p>
        <text:p text:style-name="P4">I wanted a little more, so I threatened to quit. So the next day, when I came </text:p>
        <text:p text:style-name="P4">to work, they fired me. </text:p>
        <text:p text:style-name="P3"/>
        <text:p text:style-name="P4">So I went to Capcom because it was the only company that would take </text:p>
        <text:p text:style-name="P4">me. At that time, Capcom was a really small company. I was the second per¬ </text:p>
        <text:p text:style-name="P4">son they hired for R S D. </text:p>
        <text:p text:style-name="P3"/>
        <text:p text:style-name="P5">—<text:span text:style-name="T13">Yoshiki Okamoto </text:span></text:p>
        <text:p text:style-name="P3"/>
        <text:p text:style-name="P4">In 1984, Capcom, which was located in Osaka, was a fledgling company </text:p>
        <text:p text:style-name="P4">with only two game designers—Yoshiki Okamoto and Tokuro Fujiwara. Both </text:p>
        <text:p text:style-name="P4">men had seemingly endless talent and energy. A competition formed between </text:p>
        <text:p text:style-name="P4">them and that competition created enough synergy to make Capcom a lead¬ </text:p>
        <text:p text:style-name="P4">ing force in video games. </text:p>
        <text:p text:style-name="P3"/>
        <text:p text:style-name="P4">Okamoto created a couple of little known games after arriving at Capcom, </text:p>
        <text:p text:style-name="P4">then designed 1942, a top-scrolling flight game in which players controlled an </text:p>
        <text:p text:style-name="P4">American fighter flying a World War II mission over the Pacific theater. He </text:p>
        <text:p text:style-name="P4">then followed up with a similar game called 1943, </text:p>
        <text:p text:style-name="P3"/>
        <text:p text:style-name="P4">Okamoto’s next few games did not do well. As Okamoto struggled to come </text:p>
        <text:p text:style-name="P4">up with new ideas, Fujiwara created such Capcom classics as Commando and </text:p>
        <text:p text:style-name="P4">Ghosts ’N Goblins. Okamoto became worried about his job. He created a “soft </text:p>
        <text:p text:style-name="P4">porn” version of Mahjongg, a tile game that is popular in Asia, but in the </text:p>
        <text:p text:style-name="P4">meantime, he needed a special project—something big. The answer came from </text:p>
        <text:p text:style-name="P4">another Osaka-based game company—Taito. While looking at competitors’ </text:p>
        <text:p text:style-name="P4">games, Okamoto ran across Double Dragon II: The Revenge and realized that with </text:p>
        <text:p text:style-name="P4">some of Capcom’s newer technology, he would be able to improve upon this </text:p>
        <text:p text:style-name="P4">style of the game. </text:p>
        <text:p text:style-name="P3"/>
        <text:p text:style-name="P4">Double Dragon II was a two-dimensional side-scrolling gang-fighting game </text:p>
        <text:p text:style-name="P4">in which players walked along streets, fighting off muggers of all types. It fea¬ </text:p>
        <text:p text:style-name="P4">tured simplistic three-button combat controls, with one button for attacking </text:p>
        <text:p text:style-name="P3"/>
        <text:p text:style-name="P3"/>
        <text:p text:style-name="P3"/>
        <text:p text:style-name="P4">The War 445 </text:p>
        <text:p text:style-name="P3"/>
        <text:p text:style-name="P3"/>
        <text:p text:style-name="P4">enemies to the left, one for attacking to the right, and one for jumping. One </text:p>
        <text:p text:style-name="P4">problem with the game was its antiquated graphics. The combatants looked </text:p>
        <text:p text:style-name="P4">short and childishly scrawled. Capcom’s research and development engineers </text:p>
        <text:p text:style-name="P4">had recently come up with new and more powerful hardware that could make </text:p>
        <text:p text:style-name="P4">much more realistic-looking characters and backgrounds. The end product </text:p>
        <text:p text:style-name="P4">was a game called Final Fight * </text:p>
        <text:p text:style-name="P3"/>
        <text:p text:style-name="P4">With its simpler controls and much more sophisticated graphics, Final Fight </text:p>
        <text:p text:style-name="P4">improved upon the Double Dragon formula. Instead of having three buttons </text:p>
        <text:p text:style-name="P4">and a joystick, Okamoto’s game had only “attack” and “jump” buttons. Play¬ </text:p>
        <text:p text:style-name="P4">ers could execute several moves as they fought off attackers, but they did </text:p>
        <text:p text:style-name="P4">not have to master these moves to have fun with the game. The art was the </text:p>
        <text:p text:style-name="P4">biggest improvement. The characters in Final Fight looked cartoonish and </text:p>
        <text:p text:style-name="P4">moved stiffly, but they had human proportions and detailed faces. One of </text:p>
        <text:p text:style-name="P4">the enemies was a giant who looked and fought like Andre the Giant, a real- </text:p>
        <text:p text:style-name="P4">life professional wrestler. Released in 1989, Final Fight was one of Capcom’s </text:p>
        <text:p text:style-name="P4">most successful games to date, but it was Okamoto’s next game that made </text:p>
        <text:p text:style-name="P4">him famous. </text:p>
        <text:p text:style-name="P3"/>
        <text:p text:style-name="P4">Okamoto’s next project was a sequel to a 1987 game called Street Fighter. </text:p>
        <text:p text:style-name="P4">The original Street Fighter was a one-on-one martial-arts fighting game. As </text:p>
        <text:p text:style-name="P4">Okamoto’s team members created their version of what a Street Fighter game </text:p>
        <text:p text:style-name="P4">should be, they decided to include three elements from that game: secret </text:p>
        <text:p text:style-name="P4">moves that allowed players to throw fireballs, a character named Ken, and </text:p>
        <text:p text:style-name="P4">a character name Ryu. </text:p>
        <text:p text:style-name="P3"/>
        <text:p text:style-name="P4">The sales division said that we needed to make another Street Fighter; they </text:p>
        <text:p text:style-name="P4">had been asking for it for a long time. At one of the trade shows. Final Fight </text:p>
        <text:p text:style-name="P4">was shown with the title of Street Fighter II, but all the operators said, "Hey, </text:p>
        <text:p text:style-name="P4">that’s not Street Fighter. ” </text:p>
        <text:p text:style-name="P3"/>
        <text:p text:style-name="P4">Originally, I wanted to change all the characters, but some of the players </text:p>
        <text:p text:style-name="P4">still liked Ryu and Ken. </text:p>
        <text:p text:style-name="P3"/>
        <text:p text:style-name="P5">—<text:span text:style-name="T13">Yoshiki Okamoto </text:span></text:p>
        <text:p text:style-name="P3"/>
        <text:p text:style-name="P3"/>
        <text:p text:style-name="P4">* Okamoto did not design Final Fight. By the time he began work on the project, he had </text:p>
        <text:p text:style-name="P4">already been promoted to producer. </text:p>
        <text:p text:style-name="P3"/>
        <text:p text:style-name="P3"/>
        <text:p text:style-name="P3"/>
        <text:p text:style-name="P4">446 Hie War </text:p>
        <text:p text:style-name="P3"/>
        <text:p text:style-name="P3"/>
        <text:p text:style-name="P4">It took ten months to complete Street Fighter II: The World Warrior. The game </text:p>
        <text:p text:style-name="P4">was a major undertaking and several artists worked on each of the fighters. </text:p>
        <text:p text:style-name="P4">The team created multiple hidden moves for each of the eight main charac¬ </text:p>
        <text:p text:style-name="P4">ters in the game. Okamoto personally believed that this game would be just </text:p>
        <text:p text:style-name="P4">as successful as Final Fight, but once the concepts and art were complete and </text:p>
        <text:p text:style-name="P4">the fate of the game was in the hands of the programmers, he became ner¬ </text:p>
        <text:p text:style-name="P4">vous. Restless by nature, he found it impossible to sit around the office waiting </text:p>
        <text:p text:style-name="P4">to see the final results, so he often went off to play baseball to distract himself. </text:p>
        <text:p text:style-name="P4">These were nervous times for Okamoto. He had committed a great deal of </text:p>
        <text:p text:style-name="P4">time and resources to Street Fighter II. </text:p>
        <text:p text:style-name="P3"/>
        <text:p text:style-name="P4">Like Final Fightbeioxt it, Street Fighter II brought marked improvement to an </text:p>
        <text:p text:style-name="P4">already existing genre. Not only did it have the same kind of clean, ornately </text:p>
        <text:p text:style-name="P4">detailed, yet somewhat cartoony look that distinguished Final Fight, it also had </text:p>
        <text:p text:style-name="P4">a colorful cast of international brawlers. Along with returning martial artists </text:p>
        <text:p text:style-name="P4">Ryu and Ken, it featured ten other fighters, including a fire-spitting Hindu </text:p>
        <text:p text:style-name="P4">mystic, a lumbering Sumo wrestler, and a one-eyed kick boxer. Each charac¬ </text:p>
        <text:p text:style-name="P4">ter had unique abilities and special moves. Okamoto was well aware of the </text:p>
        <text:p text:style-name="P4">arcade prestige given to players who master hidden moves and difficult games, </text:p>
        <text:p text:style-name="P4">and he wanted to use that prestige to his game’s advantage. </text:p>
        <text:p text:style-name="P3"/>
        <text:p text:style-name="P4">The game was a major international success. Its combination of brutal ac¬ </text:p>
        <text:p text:style-name="P4">tion, hidden moves, humorous characters, and bright graphics appealed to </text:p>
        <text:p text:style-name="P4">players all over the world. Released in 1991, Street Fighter II brought much- </text:p>
        <text:p text:style-name="P4">needed business to the dwindling American arcade industry. This was the first </text:p>
        <text:p text:style-name="P4">game since the mid-1980s that actually attracted players to arcades. More im¬ </text:p>
        <text:p text:style-name="P4">portant, arcade owners bought multiple Street Fighter II machines and set them </text:p>
        <text:p text:style-name="P4">up in rows, the way they used to set up Pac-Man machines a decade earlier. </text:p>
        <text:p text:style-name="P4">Capcom will not release the final numbers, but some outsiders have estimated </text:p>
        <text:p text:style-name="P4">that more than 60,000 Street Fighter II arcade machines were sold worldwide. </text:p>
        <text:p text:style-name="P4">According to a former Capcom spokesperson, the arcade version of Street Fighter </text:p>
        <text:p text:style-name="P4">//earned more money than the movie Jurassic ParkvccaAt in box office receipts. </text:p>
        <text:p text:style-name="P3"/>
        <text:p text:style-name="P4">Street Fighter II was even more successful as a game cartridge for Super NES. </text:p>
        <text:p text:style-name="P4">Capcom released it exclusively for the 16-bit Nintendo console and went on </text:p>
        <text:p text:style-name="P4">to sell more than 2 million copies of the game, making it the first third-party </text:p>
        <text:p text:style-name="P4">hit for the Super NES. In 1992, as Genesis started to pull away in sales, having </text:p>
        <text:p text:style-name="P4">the only home version of Street Fighter II gave Nintendo a needed edge. </text:p>
        <text:p text:style-name="P3"/>
        <text:p text:style-name="P3"/>
        <text:p text:style-name="P3"/>
        <text:p text:style-name="P4">The War 447 </text:p>
        <text:p text:style-name="P3"/>
        <text:p text:style-name="P3"/>
        <text:p text:style-name="P4">Battle of the 16-Bitters </text:p>
        <text:p text:style-name="P3"/>
        <text:p text:style-name="P4">Was Genesis ever as advanced a machine as Super NES? Technically, no. I </text:p>
        <text:p text:style-name="P4">thought we were able to do better software then they were. They both are </text:p>
        <text:p text:style-name="P4">good machines, but I think the big advantage we had was we initially were </text:p>
        <text:p text:style-name="P4">able to do better software and it took them a long time to get up to speed on </text:p>
        <text:p text:style-name="P4">doing as good a [job on their] software. </text:p>
        <text:p text:style-name="P3"/>
        <text:p text:style-name="P5">—<text:span text:style-name="T13">Tom Kalinske, former president and CEO, Sega of America </text:span></text:p>
        <text:p text:style-name="P3"/>
        <text:p text:style-name="P4">Nintendo sold 3.4 million Super NES consoles in 1991, a long-lasting record </text:p>
        <text:p text:style-name="P4">for first-year sales of new game hardware. This gave Nintendo a good share of </text:p>
        <text:p text:style-name="P4">the market. But with a one-year lead and more sales overall in 1991, Genesis </text:p>
        <text:p text:style-name="P4">continued to have the larger 16-bit install-base in the United States.* </text:p>
        <text:p text:style-name="P3"/>
        <text:p text:style-name="P4">They [Nintendo] always claim that there was a time after the launch when they </text:p>
        <text:p text:style-name="P4">pulled ahead of us, but our research said that there wasn’t. They had a phenom¬ </text:p>
        <text:p text:style-name="P4">enal initial launch. If you mean in terms of a month, I'm sure there was a month </text:p>
        <text:p text:style-name="P4">when they outsold us. You know, I’m sure they outsold us for a few months. </text:p>
        <text:p text:style-name="P3"/>
        <text:p text:style-name="P5">—<text:span text:style-name="T13">Tom Kalinske </text:span></text:p>
        <text:p text:style-name="P3"/>
        <text:p text:style-name="P4">The fact is that the home video game market is made up of three categories, </text:p>
        <text:p text:style-name="P4">and having a good year in one category does not give you the right to claim </text:p>
        <text:p text:style-name="P4">overall superiority.' </text:p>
        <text:p text:style-name="P3"/>
        <text:p text:style-name="P5">—<text:span text:style-name="T13">Peter Main, vice president of marketing, Nintendo of America </text:span></text:p>
        <text:p text:style-name="P3"/>
        <text:p text:style-name="P4">Going into 1992, Sega had several advantages over Nintendo, including a </text:p>
        <text:p text:style-name="P4">much lower sales price and a larger library of games. Nintendo was slow in </text:p>
        <text:p text:style-name="P3"/>
        <text:p text:style-name="P3"/>
        <text:p text:style-name="P4">* Genesis never amassed a significant install-base in japan. Sega Enterprises CEO Hayao </text:p>
        <text:p text:style-name="P4">Nakayama may have allowed Tom Kalinske to drop the price and change the game that </text:p>
        <text:p text:style-name="P4">came with the console, but he had no intention of following Kalinske’s example. Though </text:p>
        <text:p text:style-name="P4">Mega-Drive sales would increase briefly with major events such as the release of the new </text:p>
        <text:p text:style-name="P4">Sonic The Hedgehog game, Sega remained a distant third behind NEC and Nintendo through¬ </text:p>
        <text:p text:style-name="P4">out the 16 -bit generation. </text:p>
        <text:p text:style-name="P3"/>
        <text:p text:style-name="P3"/>
        <text:p text:style-name="P3"/>
        <text:p text:style-name="P4">44@ The War </text:p>
        <text:p text:style-name="P3"/>
        <text:p text:style-name="P3"/>
        <text:p text:style-name="P4">getting games to market, and some of the early Super NES games such as UN </text:p>
        <text:p text:style-name="P4">Squadron and Bill Laimbeer's Combat Basketball were not particularly fun. There were </text:p>
        <text:p text:style-name="P4">too many golf games early on, and the anticipated third-party titles, such as </text:p>
        <text:p text:style-name="P4">Konami’s Contra 3: The Alien Wars, were slow in coming. Sega had ten games for </text:p>
        <text:p text:style-name="P4">every game on Super NES, and Sega’s internally produced titles were getting </text:p>
        <text:p text:style-name="P4">better and better, Sega had a long line of arcade hits to draw from and several </text:p>
        <text:p text:style-name="P4">licensed contracts with Disney, as well as with such sports stars as Joe Mon¬ </text:p>
        <text:p text:style-name="P4">tana and David Robinson. Capcom may have released only a Super NES version </text:p>
        <text:p text:style-name="P4">of Final Fight, but one of Sega’s internal development teams created Streets oj </text:p>
        <text:p text:style-name="P4">Rage, a similar side-scrolling gang-fighting game with bigger levels, tougher </text:p>
        <text:p text:style-name="P4">enemies, and amazing original music. </text:p>
        <text:p text:style-name="P3"/>
        <text:p text:style-name="P4">Not only were there more games for Genesis, but Sega also continued to pro¬ </text:p>
        <text:p text:style-name="P4">duce titles at a faster pace. The market seemed to stop and take note every time </text:p>
        <text:p text:style-name="P4">Shigeru Miyamoto released a new Mario ox Zelda gdtme, but those games generally </text:p>
        <text:p text:style-name="P4">arrived at the rate of one per year. Sega released several anticipated games like </text:p>
        <text:p text:style-name="P4">Streets of Rage and Toejam &amp; Earl throughout the year. These games may not have </text:p>
        <text:p text:style-name="P4">been as widely anticipated as a Mario game, but they often had an edgy irreverence </text:p>
        <text:p text:style-name="P4">about them that helped shape the way people perceived Sega. More important, </text:p>
        <text:p text:style-name="P4">they gave Genesis owners something to look forward to buying in the near fu¬ </text:p>
        <text:p text:style-name="P4">ture, while Super NES owners had to wait for the Christmas season. </text:p>
        <text:p text:style-name="P3"/>
        <text:p text:style-name="P4">Every week we would have an executive review of the games we had in progress. </text:p>
        <text:p text:style-name="P3"/>
        <text:p text:style-name="P4">And the meeting would involve anybody who wanted to join. . . . marketing, </text:p>
        <text:p text:style-name="P4">manufacturing executives would be there, producers, etc. We would review the </text:p>
        <text:p text:style-name="P4">games in a conference room that was called the Loony Bin. It was kind of funny. </text:p>
        <text:p text:style-name="P3"/>
        <text:p text:style-name="P4">When you watch the television commercials, they’re very irreverent, very </text:p>
        <text:p text:style-name="P4">cutting edge, and this kind of . . . this attitude pervades throughout the </text:p>
        <text:p text:style-name="P4">entire company. When we had these meetings with Tom Kalinske and all the </text:p>
        <text:p text:style-name="P4">executive VPs in the room, you could say anything you wanted to. It was </text:p>
        <text:p text:style-name="P4">very interesting because people were swearing in the meetings and making </text:p>
        <text:p text:style-name="P4">off-color remarks. But it was all accepted. It was just part of the company </text:p>
        <text:p text:style-name="P4">culture, people could say anything about the game. They’d say things like, </text:p>
        <text:p text:style-name="P3"/>
        <text:p text:style-name="P4">"That thing really sucked.” Or, "That character really blows,” and the execu¬ </text:p>
        <text:p text:style-name="P4">tives were right there, taking it all in and very serious about it. </text:p>
        <text:p text:style-name="P3"/>
        <text:p text:style-name="P5">—<text:span text:style-name="T13">Terry Huang, former public relations manager, Sega of America </text:span></text:p>
        <text:p text:style-name="P3"/>
        <text:p text:style-name="P3"/>
        <text:p text:style-name="P3"/>
        <text:p text:style-name="P4">Hie War 449 </text:p>
        <text:p text:style-name="P3"/>
        <text:p text:style-name="P3"/>
        <text:p text:style-name="P4">Sega’s advertising continued to evolve as well. While Nintendo’s advertis¬ </text:p>
        <text:p text:style-name="P4">ing seemed stuck in a Mario-esque world of cute images appealing to preteen </text:p>
        <text:p text:style-name="P4">kids, Sega turned to a noisy underground image. Sega commercials always </text:p>
        <text:p text:style-name="P4">ended with the “Sega Scream”: some character screamed “Sega” into the cam¬ </text:p>
        <text:p text:style-name="P4">era. This new marketing approach, combined with an emphasis on sports </text:p>
        <text:p text:style-name="P4">games, Sonic The Hedgehog, and new lines of edgy games, changed some basic </text:p>
        <text:p text:style-name="P4">market demographics. Sega was becoming cool to high-school students, and </text:p>
        <text:p text:style-name="P4">the cooler Sega became, the less people were ready to admit that they liked </text:p>
        <text:p text:style-name="P4">Nintendo. When a Sony marketing team ran focus groups, they found that </text:p>
        <text:p text:style-name="P4">teenage boys who owned a Super NES console would not admit it. </text:p>
        <text:p text:style-name="P3"/>
        <text:p text:style-name="P4">I saw that our primary audience was over eighteen years of age. Nintendo tended </text:p>
        <text:p text:style-name="P4">to focus on younger kids. We attempted to focus on an older crowd. Forty per¬ </text:p>
        <text:p text:style-name="P4">cent of our business is over eighteen years old. Teenage and college-age kids </text:p>
        <text:p text:style-name="P4">have adopted the Sega Scream. I was backstage at a rap concert, and I watched </text:p>
        <text:p text:style-name="P4">rappers who did not know who I was meet each other with the Sega Scream. </text:p>
        <text:p text:style-name="P3"/>
        <text:p text:style-name="P5">—<text:span text:style-name="T13">Tom Kalinske </text:span></text:p>
        <text:p text:style-name="P3"/>
        <text:p text:style-name="P4">As the year progressed, Nintendo sought to eliminate one of Sega’s advan¬ </text:p>
        <text:p text:style-name="P4">tages by lowering the price of the Super NES console from $179 to $149. </text:p>
        <text:p text:style-name="P4">Nintendo of America vice president of marketing, Peter Main, would later </text:p>
        <text:p text:style-name="P4">comment that he wished they had gone with a $149 price tag from the start. </text:p>
        <text:p text:style-name="P5">“<text:span text:style-name="T13">I could have sold an extra million,” said Main. Sega responded to the Nintendo </text:span></text:p>
        <text:p text:style-name="P4">price drop by reducing the price of Genesis to $129. </text:p>
        <text:p text:style-name="P3"/>
        <text:p text:style-name="P4">According to the TRST data, sales information recorded by the industry¬ </text:p>
        <text:p text:style-name="P4">tracking NPD Group, Nintendo sold 5.6 million Super NES consoles in 1992, </text:p>
        <text:p text:style-name="P4">edging out Sega by 10 percent. Sega still had a larger install base and sold more </text:p>
        <text:p text:style-name="P4">software, but the momentum seemed to be moving in Nintendo’s direction. </text:p>
        <text:p text:style-name="P3"/>
        <text:p text:style-name="P4">As Nintendo and Sega squared off for top honors in the 16-bit arena, NEC offi¬ </text:p>
        <text:p text:style-name="P4">cially pulled out of the market, turning the sales ofTurboGrafx over to a newly </text:p>
        <text:p text:style-name="P4">created company called Turbo Technologies Inc. that it formed with Hudson Soft. </text:p>
        <text:p text:style-name="P4">The writing was on the wall for TurboGrafx and had been since before the release </text:p>
        <text:p text:style-name="P4">of Super NES. The system had developed a cult following but it would never have </text:p>
        <text:p text:style-name="P4">a genuine hit game in the United States. Even Bonk, its mascot game, was almost </text:p>
        <text:p text:style-name="P4">unknown to the general consumer. (By comparison, a 1993 study showed that </text:p>
        <text:p text:style-name="P3"/>
        <text:p text:style-name="P3"/>
        <text:p text:style-name="P3"/>
        <text:p text:style-name="P4">450 The War </text:p>
        <text:p text:style-name="P3"/>
        <text:p text:style-name="P3"/>
        <text:p text:style-name="P4">more American kids recognized Mario and Sonic than Mickey Mouse.) Turbo </text:p>
        <text:p text:style-name="P4">Technologies continued marketing various versions of the TurboGrafx into 1994, </text:p>
        <text:p text:style-name="P4">then closed shop as Atari and 3DO entered the market* </text:p>
        <text:p text:style-name="P3"/>
        <text:p text:style-name="P3"/>
        <text:p text:style-name="P4">In what may have been the oddest race in video game history, Sega and Nintendo </text:p>
        <text:p text:style-name="P4">began developing devices for a new storage format called CD-ROM and raced </text:p>
        <text:p text:style-name="P4">to deliver CD-ROM peripherals to retail. In truth, CD-ROM was anything but </text:p>
        <text:p text:style-name="P4">new. Computer companies had been using them as a method of mass storage </text:p>
        <text:p text:style-name="P4">for years prior to Nintendo and Sega making their discoveries, and NEC beat </text:p>
        <text:p text:style-name="P4">them by two years with TurboGrafx-CD. Sega announced plans for the Mega- </text:p>
        <text:p text:style-name="P4">CD, the Japanese version of the CD-ROM, drive in early 1991. The plan was to </text:p>
        <text:p text:style-name="P4">release the unit in Japan by late 1991, then in United States the following year. </text:p>
        <text:p text:style-name="P3"/>
        <text:p text:style-name="P4">Around Sega of America, the general reaction to the Mega-CD announce¬ </text:p>
        <text:p text:style-name="P4">ment was euphoric. The drive was seen as a way of turning the technological </text:p>
        <text:p text:style-name="P4">tables in Sega’s favor and driving yet another nail into Nintendo’s coffin. Sega </text:p>
        <text:p text:style-name="P4">of Japan and its partner on the project, Sony, handled all of the design work, </text:p>
        <text:p text:style-name="P4">shutting out Sega of America executives until the project was completed. As </text:p>
        <text:p text:style-name="P4">late as mid-1991, Japanese executives continued to keep the unit hidden from </text:p>
        <text:p text:style-name="P4">Sega of America, finally sending a crippled “dummy” drive to the U.S. that </text:p>
        <text:p text:style-name="P4">summer to show them what it looked like. </text:p>
        <text:p text:style-name="P3"/>
        <text:p text:style-name="P4">When you work at a multinational company, there are things that go well </text:p>
        <text:p text:style-name="P4">and there are things that don’t. They didn’t want to send us working Sega </text:p>
        <text:p text:style-name="P4">CD units.** They wanted to send us dummies and not send us the working CD </text:p>
        <text:p text:style-name="P4">units until the last minute because they were concerned about what we would </text:p>
        <text:p text:style-name="P4">do with it and if it would leak out. It was very frustrating. </text:p>
        <text:p text:style-name="P3"/>
        <text:p text:style-name="P3"/>
        <text:p text:style-name="P4">* It should be noted that NEC was not the only straggler in the market at that time. SNK, a </text:p>
        <text:p text:style-name="P4">leading arcade company, released a 24-bit console called NeoGeo in 1990. NeoGeo was a name </text:p>
        <text:p text:style-name="P4">familiar to arcade goers, as SNK’s coin-operated NeoGeo was popular with arcade owners. </text:p>
        <text:p text:style-name="P3"/>
        <text:p text:style-name="P4">NeoGeo was expensive. The base unit, which came with only a controller, sold for </text:p>
        <text:p text:style-name="P4">$399—$200 more than the Super NES. The full set, which included a game and two </text:p>
        <text:p text:style-name="P4">controllers, sold for $599, and additional cartridges (which had the exact same code as the </text:p>
        <text:p text:style-name="P4">arcade game) routinely sold for $200. </text:p>
        <text:p text:style-name="P3"/>
        <text:p text:style-name="P4">** Sega CD was the name of the American version of Mega-CD. </text:p>
        <text:p text:style-name="P3"/>
        <text:p text:style-name="P3"/>
        <text:p text:style-name="P3"/>
        <text:p text:style-name="P4">The War 451 </text:p>
        <text:p text:style-name="P3"/>
        <text:p text:style-name="P3"/>
        <text:p text:style-name="P4">Somehow they had sent some ROMs, or we had procured ROMs somehow, </text:p>
        <text:p text:style-name="P4">and we had a dummy unit that was missing its ROM. I always liked to work </text:p>
        <text:p text:style-name="P4">late at night, and so did Shinofau Toyoda,* so it was like one in the morning </text:p>
        <text:p text:style-name="P4">and he came to me with this chip and with the Sega CD and the ROMs and </text:p>
        <text:p text:style-name="P4">said, "Can you actually make this work?” </text:p>
        <text:p text:style-name="P3"/>
        <text:p text:style-name="P4">I thought, "Yeah, I probably could.” So, I put the chip in. There were a couple </text:p>
        <text:p text:style-name="P4">of other things that were unhooked, but we fixed it and plugged it in. So Shinobu </text:p>
        <text:p text:style-name="P4">and I were the first people in the U.S. to see the Sega CD boot up. Our take on it </text:p>
        <text:p text:style-name="P4">was one of wonder from the product development side, but as soon as we started </text:p>
        <text:p text:style-name="P4">to program for it, I think... I think the wonder went away quickly. </text:p>
        <text:p text:style-name="P3"/>
        <text:p text:style-name="P4">It was literally a mass storage extension of the Genesis. It wasn’t a new </text:p>
        <text:p text:style-name="P4">system, and that was always the confusion internally. The internal people </text:p>
        <text:p text:style-name="P4">believed it to be a completely new system with new abilities. It did have </text:p>
        <text:p text:style-name="P4">small expansion abilities, but they were not significant. </text:p>
        <text:p text:style-name="P3"/>
        <text:p text:style-name="P5">—<text:span text:style-name="T13">Michael Latham, former executive producer, Sega of America </text:span></text:p>
        <text:p text:style-name="P3"/>
        <text:p text:style-name="P4">Although Mega-CD, which would arrive in the United States in 1992 as </text:p>
        <text:p text:style-name="P4">Sega CD, had a more powerful processor and handled more colors than the </text:p>
        <text:p text:style-name="P4">Genesis processor, the single-spin CD-ROM drive was meant only to expand </text:p>
        <text:p text:style-name="P4">the size of games. Genesis and Super NES cartridges generally ranged in size </text:p>
        <text:p text:style-name="P4">from 8 to 16 megabits, but a single CD-ROM could hold 640 megabytes—320 </text:p>
        <text:p text:style-name="P4">times more data. With over 600 megabytes of storage, Sega CD could play </text:p>
        <text:p text:style-name="P4">games with digitized video. Before the company could launch the new me¬ </text:p>
        <text:p text:style-name="P4">dium, however, Sega would need games to support it. As luck would have it, </text:p>
        <text:p text:style-name="P4">several suitable games already existed. </text:p>
        <text:p text:style-name="P3"/>
        <text:p text:style-name="P4">The Nintendo Play Station </text:p>
        <text:p text:style-name="P3"/>
        <text:p text:style-name="P4">Nintendo also announced plans to manufacture a CD-ROM drive. Like Sega, </text:p>
        <text:p text:style-name="P4">Nintendo turned to Sony Corporation as a partner. At the Winter Consumer </text:p>
        <text:p text:style-name="P4">Electronics Show in January 1992, Nintendo claimed that it could manufac¬ </text:p>
        <text:p text:style-name="P4">ture and distribute the drive within the year. The problem was that Sony </text:p>
        <text:p text:style-name="P4">was proving to be a very dangerous partner. Sony executives had already </text:p>
        <text:p text:style-name="P3"/>
        <text:p text:style-name="P4">* Shinobu Toyoda was the vice president of licensing at Sega of America and the executive </text:p>
        <text:p text:style-name="P4">who worked most closely with Japan. </text:p>
        <text:p text:style-name="P3"/>
        <text:p text:style-name="P3"/>
        <text:p text:style-name="P3"/>
        <text:p text:style-name="P4">452 The War </text:p>
        <text:p text:style-name="P3"/>
        <text:p text:style-name="P3"/>
        <text:p text:style-name="P4">revealed plans to release their own CD-based video game system called the </text:p>
        <text:p text:style-name="P4">Play Station, and Nintendo executives wondered about the wisdom in giv¬ </text:p>
        <text:p text:style-name="P4">ing them access to Nintendo’s system by having Sony make a Super </text:p>
        <text:p text:style-name="P4">NEScompatible CD drive. </text:p>
        <text:p text:style-name="P3"/>
        <text:p text:style-name="P4">After reconsidering the situation, Nintendo executives allowed Sony to </text:p>
        <text:p text:style-name="P4">announce plans for the drive at the Consumer Electronics Show, then ap¬ </text:p>
        <text:p text:style-name="P4">peared the next day to say that they had struck up a deal with Philips N.V., </text:p>
        <text:p text:style-name="P4">the Dutch conglomerate, instead. Sony executives were shut out and hu¬ </text:p>
        <text:p text:style-name="P4">miliated. Ken Kutaragi, the young engineer whom Sony had placed at the </text:p>
        <text:p text:style-name="P4">head of the Nintendo project, went to Sony CEO Norio Ohga to plead for </text:p>
        <text:p text:style-name="P4">permission to keep the Play Station project alive, stating that the system </text:p>
        <text:p text:style-name="P4">could be built into a stand-alone unit. He proposed looking ahead to the </text:p>
        <text:p text:style-name="P4">next generation of game hardware and creating something that would im¬ </text:p>
        <text:p text:style-name="P4">mediately render Super NES obsolete. </text:p>
        <text:p text:style-name="P3"/>
        <text:p text:style-name="P4">Having just been humiliated by Nintendo, Ohga accepted Kutaragi’s sug¬ </text:p>
        <text:p text:style-name="P4">gestion and brought it to the company board. The general reaction was </text:p>
        <text:p text:style-name="P4">unfavorable. Nintendo clearly had too much control over the market, and </text:p>
        <text:p text:style-name="P4">attempting to break in would be too risky. An internal battle ensued, with </text:p>
        <text:p text:style-name="P4">Ohga almost alone in his support of the venture. In the end, he decided to </text:p>
        <text:p text:style-name="P4">gamble on Kutaragi and approved the project. </text:p>
        <text:p text:style-name="P3"/>
        <text:p text:style-name="P4">As Kutaragi quietly started work on his project, Nintendo executives began </text:p>
        <text:p text:style-name="P4">looking for suitable games. One of the first projects to catch their eye was The </text:p>
        <text:p text:style-name="P4">7th Guest, a breakthrough puzzle game that was being developed by a Medford, </text:p>
        <text:p text:style-name="P4">Oregon, company called Trilobyte. </text:p>
        <text:p text:style-name="P3"/>
        <text:p text:style-name="P4">We got a call one day from a guy working with Don James’s group at </text:p>
        <text:p text:style-name="P4">Nintendo. They were trying to find games that would be appropriate for </text:p>
        <text:p text:style-name="P4">their CD-ROM drive that was eventually going to happen, and he gave me </text:p>
        <text:p text:style-name="P4">a call and said, "Do you have any CD-ROM titles that you’re working on </text:p>
        <text:p text:style-name="P4">that we should have a look at?” </text:p>
        <text:p text:style-name="P3"/>
        <text:p text:style-name="P4">I said, "Oh, wow, I’ve got something that you’ve got to see. It’s called The </text:p>
        <text:p text:style-name="P4">7th Guest.” So he flew down probably about a week and a half later and was </text:p>
        <text:p text:style-name="P4">given the tour of the company and shown the product. He said that he was </text:p>
        <text:p text:style-name="P4">very excited. Within a couple of days later, his boss Don James came down </text:p>
        <text:p text:style-name="P4">and took a look, and from there, they started negotiating a deal to purchase </text:p>
        <text:p text:style-name="P3"/>
        <text:p text:style-name="P3"/>
        <text:p text:style-name="P3"/>
        <text:p text:style-name="P4">TheWar 453 </text:p>
        <text:p text:style-name="P3"/>
        <text:p text:style-name="P3"/>
        <text:p text:style-name="P4">the rights to The 7th Guest for the Nintendo CD-ROM player. A deal was even¬ </text:p>
        <text:p text:style-name="P4">tually struck, and Nintendo got all CD-ROM game console rights to the product </text:p>
        <text:p text:style-name="P4">and Virgin (the game’s publisher) was paid, I believe, $1 million up front. </text:p>
        <text:p text:style-name="P3"/>
        <text:p text:style-name="P5">—<text:span text:style-name="T13">Seth Mendelsohn, former senior game designer, </text:span></text:p>
        <text:p text:style-name="P3"/>
        <text:p text:style-name="P4">Virgin Interactive Entertainment </text:p>
        <text:p text:style-name="P3"/>
        <text:p text:style-name="P4">Nintendo never released its CD-ROM drive. Nintendo first announced delays </text:p>
        <text:p text:style-name="P4">and then claimed that the unit would be ready by August 1993. Behind the scenes, </text:p>
        <text:p text:style-name="P4">Nintendo was slowly closing down the project. By 1995, Nintendo would be the </text:p>
        <text:p text:style-name="P4">only major video game company that did not have a CD-based game system. </text:p>
        <text:p text:style-name="P3"/>
        <text:p text:style-name="P4">The Birth of Digital Pictures </text:p>
        <text:p text:style-name="P3"/>
        <text:p text:style-name="P4">With the collapse of the Nemo project, which he had begun in conjunction </text:p>
        <text:p text:style-name="P4">with Hasbro, Tom Zito had placed his live-action video games, along with </text:p>
        <text:p text:style-name="P4">office equipment and other supplies, in a Rhode Island warehouse and largely </text:p>
        <text:p text:style-name="P4">forgotten about them. What he did not know was that Sega and Nintendo </text:p>
        <text:p text:style-name="P4">had a new medium with enough storage space to handle his games and that a </text:p>
        <text:p text:style-name="P4">desperate search for games with digital video was underway. </text:p>
        <text:p text:style-name="P3"/>
        <text:p text:style-name="P4">Ken Melville was working at this company and happened to have a prototype </text:p>
        <text:p text:style-name="P4">copy of Sewer Shark in its original version on videotape. So he calls me up and </text:p>
        <text:p text:style-name="P4">says, "The weirdest thing happened today. Mickey Schulhof and Peter Guber </text:p>
        <text:p text:style-name="P4">were in here the other day. They saw Sewer Shark; they were blown away by it. </text:p>
        <text:p text:style-name="P3"/>
        <text:p text:style-name="P4">I think they’re trying to buy this company because they believe that this com¬ </text:p>
        <text:p text:style-name="P4">pany owns Sewer Shark and has technology to do products like Sewer Shark.” </text:p>
        <text:p text:style-name="P3"/>
        <text:p text:style-name="P4">Now Guber was the head of Columbia Pictures, which was owned by Sony, </text:p>
        <text:p text:style-name="P4">and Schulhof was the chairman of Sony U.S.A. It just so happened that my </text:p>
        <text:p text:style-name="P4">younger brother, Bob Zito, was Mickey Schulhof’s PR guy. </text:p>
        <text:p text:style-name="P3"/>
        <text:p text:style-name="P4">I called my brother on the phone and told him the story and he said, </text:p>
        <text:p text:style-name="P3"/>
        <text:p text:style-name="P4">"That doesn’t sound at all possible.” </text:p>
        <text:p text:style-name="P3"/>
        <text:p text:style-name="P4">"I really can’t believe that’s true.” He said, "I’m gonna be with Mickey two </text:p>
        <text:p text:style-name="P4">weeks from now. If the opportunity comes up, I’ll ask him. I’ll get back to you.” </text:p>
        <text:p text:style-name="P3"/>
        <text:p text:style-name="P4">About two hours later, my phone rang and it was my brother. He said, "Is this </text:p>
        <text:p text:style-name="P4">thing set in sewers?” I said, "Yeah,” and he said, "You shoot at rats and bats?” </text:p>
        <text:p text:style-name="P3"/>
        <text:p text:style-name="P3"/>
        <text:p text:style-name="P3"/>
        <text:p text:style-name="P4">454 fa War </text:p>
        <text:p text:style-name="P3"/>
        <text:p text:style-name="P3"/>
        <text:p text:style-name="P4">I said, "Yes.” </text:p>
        <text:p text:style-name="P3"/>
        <text:p text:style-name="P4">He said, "And you own rights to this?” </text:p>
        <text:p text:style-name="P3"/>
        <text:p text:style-name="P4">I said, "Yeah.” </text:p>
        <text:p text:style-name="P3"/>
        <text:p text:style-name="P4">He said, "I think you better take a red-eye to New York." </text:p>
        <text:p text:style-name="P3"/>
        <text:p text:style-name="P5">—<text:span text:style-name="T13">Tom Zito, founder, Digital Pictures </text:span></text:p>
        <text:p text:style-name="P3"/>
        <text:p text:style-name="P4">As Nemo collapsed, Zito had purchased the rights to the video-based games </text:p>
        <text:p text:style-name="P4">that he had helped create for it, thinking they might some day be useable. </text:p>
        <text:p text:style-name="P4">With clear rights of ownership in hand, he met with Schulhof, who signed </text:p>
        <text:p text:style-name="P4">him up to create games for the Nintendo Play Station. Zito then formed a </text:p>
        <text:p text:style-name="P4">company called Digital Pictures. He spent the next year reworking two of the </text:p>
        <text:p text:style-name="P4">games that had been created for Nemo —Night Trap and Sewer Shark —so that </text:p>
        <text:p text:style-name="P4">they would run on the ill-fated Play Station. When the Sony/Nintendo part¬ </text:p>
        <text:p text:style-name="P4">nership failed, Zito turned to Sega. </text:p>
        <text:p text:style-name="P3"/>
        <text:p text:style-name="P4">So then, in the meantime, Sony had gone off and started off with a Play </text:p>
        <text:p text:style-name="P4">Station of its own. And we started doing all this stuff for Sega CD; and the </text:p>
        <text:p text:style-name="P4">rest, as they say, is history. And meanwhile, I met Shinobu Toyoda at Sega </text:p>
        <text:p text:style-name="P4">and was aware that Sega was coming out with a CD system. When Sony went </text:p>
        <text:p text:style-name="P4">away, we sort of changed the focus of our development afterwards and started </text:p>
        <text:p text:style-name="P4">doing stuff for Sega CD rather than for Sony. </text:p>
        <text:p text:style-name="P3"/>
        <text:p text:style-name="P4">The incredible irony of it was that the video we plugged into the Super </text:p>
        <text:p text:style-name="P4">Nintendo was just terrific because Super NES could display 256 colors at once. </text:p>
        <text:p text:style-name="P3"/>
        <text:p text:style-name="P4">Sega CD could only put up 32 colors at a time, so you had this horrible grainy </text:p>
        <text:p text:style-name="P4">look to the images. </text:p>
        <text:p text:style-name="P3"/>
        <text:p text:style-name="P5">—<text:span text:style-name="T13">Tom Zito </text:span></text:p>
        <text:p text:style-name="P3"/>
        <text:p text:style-name="P4">Sega CD was released in the United States on October 15,1992; it retailed for $299 </text:p>
        <text:p text:style-name="P4">and Zito’s game, Sewer Shark, came packed in the box. Digital Pictures became one of </text:p>
        <text:p text:style-name="P4">Sega’s most important partners, creating several original games for Sega CD. </text:p>
        <text:p text:style-name="P3"/>
        <text:p text:style-name="P4">Tom Zito, CEO of tiny Digital Pictures, is one of the first to take advan¬ </text:p>
        <text:p text:style-name="P4">tage of the technology. Zito, who used to write for the New Yorker and </text:p>
        <text:p text:style-name="P4">Rolling Stone, spends some $2 million filming real actors for his CD-based </text:p>
        <text:p text:style-name="P3"/>
        <text:p text:style-name="P3"/>
        <text:p text:style-name="P3"/>
        <text:p text:style-name="P4">The War 455 </text:p>
        <text:p text:style-name="P3"/>
        <text:p text:style-name="P3"/>
        <text:p text:style-name="P4">interactive games. Corey Haim (The Lost Boys) and Debbie Harry ( Hair spray) </text:p>
        <text:p text:style-name="P4">are among the performers who have starred in his miniproductions. His </text:p>
        <text:p text:style-name="P4">most interesting title this Christmas is Prize Fighter, directed by Ron Stein, </text:p>
        <text:p text:style-name="P4">who choreographed some boxing sequences in the 1980 Martin Scorsese </text:p>
        <text:p text:style-name="P4">classic Raging Bull. Besides trying to knock out a series of actors portray¬ </text:p>
        <text:p text:style-name="P4">ing boxers, you, the game player, become part of a story. In this case, a </text:p>
        <text:p text:style-name="P4">crippled boy on the sidelines cheers for you. 2 </text:p>
        <text:p text:style-name="P3"/>
        <text:p text:style-name="P3"/>
        <text:p text:style-name="P4">PCs Get Game </text:p>
        <text:p text:style-name="P3"/>
        <text:p text:style-name="P4">Sega and Nintendo found themselves facing a new and increasingly more dan¬ </text:p>
        <text:p text:style-name="P4">gerous opponent in the early 1990s—PC computers. Just as the Commodore </text:p>
        <text:p text:style-name="P4">computer had caught up to Atari and Coleco a decade earlier, personal com¬ </text:p>
        <text:p text:style-name="P4">puters threatened to eclipse the new generation of video game manufacturers </text:p>
        <text:p text:style-name="P4">as the era of multimedia began. </text:p>
        <text:p text:style-name="P3"/>
        <text:p text:style-name="P4">The evolution to multimedia began as sound became more common on </text:p>
        <text:p text:style-name="P4">computers. Companies such as Roland and Turtle Beach had long offered </text:p>
        <text:p text:style-name="P4">sound cards that could handle audio files, and even most of the early PCs </text:p>
        <text:p text:style-name="P4">came with cheap speakers built in. But few people owned early sound cards </text:p>
        <text:p text:style-name="P4">and the sound that streamed through PC speakers was tinny at best. </text:p>
        <text:p text:style-name="P3"/>
        <text:p text:style-name="P4">In 1989, a company called Creative Labs, founded by a Singaporean entre¬ </text:p>
        <text:p text:style-name="P4">preneur named Sim Wong Hoo, introduced a reasonably priced PC sound card </text:p>
        <text:p text:style-name="P4">called Sound Blaster. The card, which featured an 11-voice FM synthesizer, </text:p>
        <text:p text:style-name="P4">input/output jacks, and aMIDI/joystick port, became the top-selling add-on </text:p>
        <text:p text:style-name="P4">card in the PC market. Sound Blaster was not the first sound card; it was not </text:p>
        <text:p text:style-name="P4">even Creative Labs’ first sound card, but it was the first sound card to see this </text:p>
        <text:p text:style-name="P4">kind of success, and Sound Blaster compatibility became a standard through¬ </text:p>
        <text:p text:style-name="P4">out the industry* Soon companies such as MediaVision and Gravis released </text:p>
        <text:p text:style-name="P4">their own Sound Blaster—compatible cards. </text:p>
        <text:p text:style-name="P3"/>
        <text:p text:style-name="P3"/>
        <text:p text:style-name="P4">* In truth, Macintosh computers were much more suited for gaming than PCs. Macintosh </text:p>
        <text:p text:style-name="P4">monitors had slightly higher resolution than standard PC monitors and Apple computers </text:p>
        <text:p text:style-name="P4">did not have all of the compatibility problems that still haunt PCs. </text:p>
        <text:p text:style-name="P3"/>
        <text:p text:style-name="P4">Unfortunately, former Apple president Michael Spindler did not want people to see </text:p>
        <text:p text:style-name="P4">Macintosh as a gaming computer and did nothing to encourage companies to make games </text:p>
        <text:p text:style-name="P4">for them. </text:p>
        <text:p text:style-name="P3"/>
        <text:p text:style-name="P3"/>
        <text:p text:style-name="P3"/>
        <text:p text:style-name="P4">456 The War </text:p>
        <text:p text:style-name="P3"/>
        <text:p text:style-name="P3"/>
        <text:p text:style-name="P4">With the advent of Sound Blaster, PC game companies became very aggres¬ </text:p>
        <text:p text:style-name="P4">sive about adding audio to their games. Origin Systems, a company with a </text:p>
        <text:p text:style-name="P4">well-earned reputation for making technically superior games that would only </text:p>
        <text:p text:style-name="P4">run on the latest and most powerful personal computers, published a game </text:p>
        <text:p text:style-name="P4">called Wing Commander that began with a virtual conductor directing a symphony. </text:p>
        <text:p text:style-name="P3"/>
        <text:p text:style-name="P4">The next big move toward multimedia came in the form of CD-ROM drives. </text:p>
        <text:p text:style-name="P4">Soon companies such as Viacom New Media, Hyperbole Studios, and ICOM </text:p>
        <text:p text:style-name="P4">were flooding the market with “interactive movies” that featured bad scripts, </text:p>
        <text:p text:style-name="P4">amateurish acting, and minimal interactivity. Sanctuary Woods, a software </text:p>
        <text:p text:style-name="P4">publisher that would eventually produce a few impressive products before </text:p>
        <text:p text:style-name="P4">going bankrupt, released a series of interactive comics called Victor Vector and </text:p>
        <text:p text:style-name="P4">Yondo. CD-ROMs had provided the entertainment industry with a new fron¬ </text:p>
        <text:p text:style-name="P4">tier, and a wave of entrepreneurs rushed to take advantage of it. </text:p>
        <text:p text:style-name="P3"/>
        <text:p text:style-name="P4">Of the droves of games that flooded the market during the first years of </text:p>
        <text:p text:style-name="P4">multimedia, three stood out as the kind of “killer applications” needed to </text:p>
        <text:p text:style-name="P4">launch new technologies. The first was Myst, a game that was funded by a </text:p>
        <text:p text:style-name="P4">Japanese video game publisher called SunSoft. </text:p>
        <text:p text:style-name="P3"/>
        <text:p text:style-name="P4">Myst was the creation of Rand and Robyn Miller; brothers who had moved </text:p>
        <text:p text:style-name="P4">to Spokane, Washington, to start up a game development company called </text:p>
        <text:p text:style-name="P4">Cyan Studios. They had sold a handful of games prior to coming up with an </text:p>
        <text:p text:style-name="P4">idea for a surrealistic adventure with elaborate puzzles. They needed funding, </text:p>
        <text:p text:style-name="P4">however. One of the first companies they approached was Activision; but they </text:p>
        <text:p text:style-name="P4">were turned down. Then they ran into Sunsoft. </text:p>
        <text:p text:style-name="P3"/>
        <text:p text:style-name="P4">We hooked up with Sun, which is a Japanese company, in 1991. They said, </text:p>
        <text:p text:style-name="P3"/>
        <text:p text:style-name="P4">"We want a big epic CD-ROM product,” and we said, "We’re ready. We’li tell </text:p>
        <text:p text:style-name="P4">you what we need.” </text:p>
        <text:p text:style-name="P3"/>
        <text:p text:style-name="P4">They funded it well. It ended up that they funded half of the project. It </text:p>
        <text:p text:style-name="P4">cost more than what we thought; but at the time, we had a relationship with </text:p>
        <text:p text:style-name="P4">Broderbund as well. When we showed Myst to Broderbund, they just fell in </text:p>
        <text:p text:style-name="P4">love with it. </text:p>
        <text:p text:style-name="P3"/>
        <text:p text:style-name="P5">—<text:span text:style-name="T13">Rand Miller, cofounder, Cyan Studios </text:span></text:p>
        <text:p text:style-name="P3"/>
        <text:p text:style-name="P4">As a video game company, Sun Soft cared little about PC rights. The way </text:p>
        <text:p text:style-name="P4">the final contract was laid out, Sun Soft gave the Millers $350,000 in exchange </text:p>
        <text:p text:style-name="P3"/>
        <text:p text:style-name="P3"/>
        <text:p text:style-name="P3"/>
        <text:p text:style-name="P4">The War 457 </text:p>
        <text:p text:style-name="P3"/>
        <text:p text:style-name="P3"/>
        <text:p text:style-name="P4">for the console rights and went on to release Myst on 3DO, Jaguar CD, </text:p>
        <text:p text:style-name="P4">PlayStation, and Saturn. None of those versions sold particularly well, but </text:p>
        <text:p text:style-name="P4">Sun Soft’s investment still paid for itself in less than one month. Working with </text:p>
        <text:p text:style-name="P4">Broderbund, the Millers released their game for Macintosh and it became a </text:p>
        <text:p text:style-name="P4">runaway hit. In 1994, Broderbund released a PC version. It became a hit, too. </text:p>
        <text:p text:style-name="P4">Myst went on to become the first CD-ROM game to sell over one million </text:p>
        <text:p text:style-name="P4">units. It remained on the computer game’s bestsellers list for three years. </text:p>
        <text:p text:style-name="P4">Broderbund eventually sold four million copies of the game. </text:p>
        <text:p text:style-name="P3"/>
        <text:p text:style-name="P4">While Myst started out on Macintosh, then migrated to PC, the next mul¬ </text:p>
        <text:p text:style-name="P4">timedia blockbuster went in the opposite direction. The 7th Guest, the Virgin </text:p>
        <text:p text:style-name="P4">game that was licensed by Nintendo, brought a similar mixture of puzzle¬ </text:p>
        <text:p text:style-name="P4">solving and exploration to PCs. As a showcase for technology, The 7th Cm/was </text:p>
        <text:p text:style-name="P4">a masterpiece. It featured a photo-realistic ally rendered virtual haunted house </text:p>
        <text:p text:style-name="P4">with live-action video of actors portraying ghosts. With far less puzzles than </text:p>
        <text:p text:style-name="P4">Mystdsxd not nearly as visually appealing, The 7th Guest did not enjoy the same </text:p>
        <text:p text:style-name="P4">long-lasting success, and critics would later pan it. “A lot of people bought it, </text:p>
        <text:p text:style-name="P4">and a lot of people bought hardware just so they could play it,” game designer </text:p>
        <text:p text:style-name="P4">Graeme Devine would later say in defense of his game. </text:p>
        <text:p text:style-name="P3"/>
        <text:p text:style-name="P4">The third game, and the one that has had the most long-lasting impact on </text:p>
        <text:p text:style-name="P4">the gaming world, was Doom, a first-person perspective game in which players </text:p>
        <text:p text:style-name="P4">stepped into the head of a marine who shoots everything he sees, as he works </text:p>
        <text:p text:style-name="P4">his way toward a confrontation in the depths of Hell. </text:p>
        <text:p text:style-name="P3"/>
        <text:p text:style-name="P4">Doom was a true team effort, created by a group of young computer enthu¬ </text:p>
        <text:p text:style-name="P4">siasts who had started a company called id Software. Formed on February 1, </text:p>
        <text:p text:style-name="P4">1991, id consisted of John Romero, the well-known creator of dozens of com¬ </text:p>
        <text:p text:style-name="P4">puter games and a legend among hardcore gamers; John Carmack, a somewhat </text:p>
        <text:p text:style-name="P4">otherworldly but brilliant programmer with a nearly unequaled ability to cre¬ </text:p>
        <text:p text:style-name="P4">ate incredibly complex graphics engines; Adrian Carmack, a talented artist </text:p>
        <text:p text:style-name="P4">with a gift for bringing gore and horror to life; and Tom Hall, the main de¬ </text:p>
        <text:p text:style-name="P4">signer of Commander Keen, id’s first product and a game that helped establish </text:p>
        <text:p text:style-name="P4">the company’s reputation. </text:p>
        <text:p text:style-name="P3"/>
        <text:p text:style-name="P4">Romero first came across the idea of 3D games when he called an old friend </text:p>
        <text:p text:style-name="P4">at Looking Glass, a company that was designing a game called Ultima Under¬ </text:p>
        <text:p text:style-name="P4">world. Intrigued by the concept, he brought it up with John Carmack to see if it </text:p>
        <text:p text:style-name="P4">would be possible for them to create a similar game. </text:p>
        <text:p text:style-name="P3"/>
        <text:p text:style-name="P3"/>
        <text:p text:style-name="P3"/>
        <text:p text:style-name="P4">4$8 Die War </text:p>
        <text:p text:style-name="P3"/>
        <text:p text:style-name="P3"/>
        <text:p text:style-name="P4">John talked with some of the Looking Class people and they were saying </text:p>
        <text:p text:style-name="P4">that they were doing a texture-mapped game, i said I could do that, and </text:p>
        <text:p text:style-name="P4">the next month—we were doing games every month—I did Catacombs 3D, </text:p>
        <text:p text:style-name="P4">which was our first 3D game. It was about running around in dungeons </text:p>
        <text:p text:style-name="P4">with trolls and stuff. </text:p>
        <text:p text:style-name="P3"/>
        <text:p text:style-name="P5">—<text:span text:style-name="T13">John Carmack, cofounder, id Software </text:span></text:p>
        <text:p text:style-name="P3"/>
        <text:p text:style-name="P4">In 1992, id released its first hit game, Wolfenstein 3D. The game took its </text:p>
        <text:p text:style-name="P4">name from an Apple II game created by a man named Silas Warner. Play¬ </text:p>
        <text:p text:style-name="P4">ers viewed Wolfenstein 3D through the eyes of a commando shooting his </text:p>
        <text:p text:style-name="P4">way through a labyrinth filled with Nazi soldiers, SS men, vicious dogs, </text:p>
        <text:p text:style-name="P4">and eventually, Adolf Hitler. Although it was an exciting game with great </text:p>
        <text:p text:style-name="P4">graphics, part of Wolfenstein’s popularity sprang from its shock value. In </text:p>
        <text:p text:style-name="P4">previous games, when players shot enemies, the injured targets fell and </text:p>
        <text:p text:style-name="P4">disappeared. In Wolfenstein 3D, enemies fell and bled on the floor. </text:p>
        <text:p text:style-name="P3"/>
        <text:p text:style-name="P4">With Wolfenstein, the shock was only half of the attraction. The main draw </text:p>
        <text:p text:style-name="P4">was the super-fast 3D rendering engine and movement. Most of the raves </text:p>
        <text:p text:style-name="P4">came from the pure adrenaline rush of speeding at 70 frames per second </text:p>
        <text:p text:style-name="P4">through corridors and mowing down Nazis. </text:p>
        <text:p text:style-name="P3"/>
        <text:p text:style-name="P5">—<text:span text:style-name="T13">John Romero, cofounder, id Software </text:span></text:p>
        <text:p text:style-name="P3"/>
        <text:p text:style-name="P4">id games were distributed via a unique method called “shareware.” The </text:p>
        <text:p text:style-name="P4">idea was that consumers could download the first section of the game for free </text:p>
        <text:p text:style-name="P4">from the Internet or order it by mail. If they liked the game, they could pur¬ </text:p>
        <text:p text:style-name="P4">chase the rest of it by contacting the publisher. Shareware offered small </text:p>
        <text:p text:style-name="P4">companies the chance to market their games and computer tools without </text:p>
        <text:p text:style-name="P4">having to compete with larger, more powerful companies for retail shelf-space. </text:p>
        <text:p text:style-name="P4">In the case of Wolfenstein 3D, the game was broken into three separate missions, </text:p>
        <text:p text:style-name="P4">the first of which was available as shareware, id and Apogee, the firm that </text:p>
        <text:p text:style-name="P4">marketed id’s early games, maximized profits by creating several Wolfenstein </text:p>
        <text:p text:style-name="P4">games at once—the basic three missions, The Nocturnal Missions, and the Spear of </text:p>
        <text:p text:style-name="P4">Destiny missions, which were sold as a retail product. </text:p>
        <text:p text:style-name="P3"/>
        <text:p text:style-name="P3"/>
        <text:p text:style-name="P3"/>
        <text:p text:style-name="P4">The War 459 </text:p>
        <text:p text:style-name="P3"/>
        <text:p text:style-name="P3"/>
        <text:p text:style-name="P4">Wolfenstein 3DW&amp;S a trilogy; it had three episodes. That’s sort of a shareware </text:p>
        <text:p text:style-name="P4">thing. Then we did Spear of Destiny, which is a retail version of Wolfenstein. </text:p>
        <text:p text:style-name="P4">it was a completely new adventure but with the Wolfenstein engine. </text:p>
        <text:p text:style-name="P3"/>
        <text:p text:style-name="P5">—<text:span text:style-name="T13">John Romero </text:span></text:p>
        <text:p text:style-name="P3"/>
        <text:p text:style-name="P4">id’s next hit, and the first game published under the id label, was Doom. It took </text:p>
        <text:p text:style-name="P4">John Carmack six months to create the graphics engine, with Tom Hall leading </text:p>
        <text:p text:style-name="P4">the game and map designs. Partway through the project, however, Hall left and </text:p>
        <text:p text:style-name="P4">John Romero took over, programming DoomEd —the game’s map editor, while </text:p>
        <text:p text:style-name="P4">at the same time doing programming and map design. When the project was </text:p>
        <text:p text:style-name="P4">complete, everyone in the company knew they had a sure-fire hit. Not only did </text:p>
        <text:p text:style-name="P4">Doom have more gore than Wolfenstein 3D, it was decorated with Satanic symbols </text:p>
        <text:p text:style-name="P4">and populated with demons, images that thrilled gamers but infuriated critics </text:p>
        <text:p text:style-name="P4">of the gaming industry. Since it was originally released as shareware, however, </text:p>
        <text:p text:style-name="P4">the critics did not notice it until a few months after its release. In the meantime, </text:p>
        <text:p text:style-name="P4">Doom created a phenomenon unlike any PC game before or after it. </text:p>
        <text:p text:style-name="P3"/>
        <text:p text:style-name="P4">We put out a press release in January of 1993 saying what our next game </text:p>
        <text:p text:style-name="P4">(Doom) was going to have in it. From January to December, all of 1993, the </text:p>
        <text:p text:style-name="P4">entire Internet thing was really growing and we had newsgroups about Doom </text:p>
        <text:p text:style-name="P4">already.... before the game was out. </text:p>
        <text:p text:style-name="P3"/>
        <text:p text:style-name="P4">So we’d leak out a little bit more information. There would be an alpha </text:p>
        <text:p text:style-name="P4">that would leak or a beta that would leak, and people just started going </text:p>
        <text:p text:style-name="P4">nuts. So when the game was released, it crashed the University of Wisconsin’s </text:p>
        <text:p text:style-name="P4">computers two times because there were so many people hitting it for Doom. </text:p>
        <text:p text:style-name="P3"/>
        <text:p text:style-name="P4">... We just knew that when the game came out [in stores], that this was it. </text:p>
        <text:p text:style-name="P3"/>
        <text:p text:style-name="P4">This thing was great. </text:p>
        <text:p text:style-name="P3"/>
        <text:p text:style-name="P5">—<text:span text:style-name="T13">John Romero </text:span></text:p>
        <text:p text:style-name="P3"/>
        <text:p text:style-name="P4">Doom set a precedent for computer games. It established the 3D first-person </text:p>
        <text:p text:style-name="P4">shooter genre, a popular style of gaming that would top the bestseller lists for </text:p>
        <text:p text:style-name="P4">years. Though it was not the first first-person shooter, it set the standard by </text:p>
        <text:p text:style-name="P4">which such games as Dule Nukem 3D, Jedi Knight, Unreal, and Descent would be </text:p>
        <text:p text:style-name="P3"/>
        <text:p text:style-name="P3"/>
        <text:p text:style-name="P3"/>
        <text:p text:style-name="P4">460 The War </text:p>
        <text:p text:style-name="P3"/>
        <text:p text:style-name="P3"/>
        <text:p text:style-name="P4">judged. Doom also brought attention to shareware, validating it as a viable </text:p>
        <text:p text:style-name="P4">means of software delivery and establishing the idea of free demonstration </text:p>
        <text:p text:style-name="P4">copies as a marketing method. </text:p>
        <text:p text:style-name="P3"/>
        <text:p text:style-name="P4">Doom also demonstrated the entertainment power of multiplayer games. </text:p>
        <text:p text:style-name="P4">One of the game’s better options was “death match,” a mode in which players </text:p>
        <text:p text:style-name="P4">could hunt each other in teams instead of going after demons and monsters. </text:p>
        <text:p text:style-name="P4">Doom would become a lightning rod in later years. It would become a focal </text:p>
        <text:p text:style-name="P4">point for those who wanted to regulate or end the perceived stranglehold </text:p>
        <text:p text:style-name="P4">that the largest companies held over the entire interactive entertainment in¬ </text:p>
        <text:p text:style-name="P4">dustry. Even as id completed its game, powerful forces were gathering in </text:p>
        <text:p text:style-name="P4">Washington, D.C. The gaming industry was about to come under an attack </text:p>
        <text:p text:style-name="P4">that would be felt from Redwood City, California, to Redmond, Washington. </text:p>
        <text:p text:style-name="P3"/>
        <text:p text:style-name="P3"/>
        <text:p text:style-name="P3"/>
        <text:p text:style-name="P4">Mora n nbat </text:p>
        <text:p text:style-name="P3"/>
        <text:p text:style-name="P3"/>
        <text:p text:style-name="P4">I have been a parent for 16 years, a wife for 20, a teacher in Royal Oak, Michigan, for 23, </text:p>
        <text:p text:style-name="P4">and a woman since the day I was born. Let me tell you, in all of my labels and all of the </text:p>
        <text:p text:style-name="P4">hats I wear, I find that so extremely offensive, and the only words you can say to the </text:p>
        <text:p text:style-name="P4">manufacturers and shareholders of the company is, "shame on you.” 1 </text:p>
        <text:p text:style-name="P3"/>
        <text:p text:style-name="P5">—<text:span text:style-name="T13">Marilyn Droz, Congressional testimony, expert witness, 1993 Joint Hearings </text:span></text:p>
        <text:p text:style-name="P3"/>
        <text:p text:style-name="P4">Roses are red, Violets are blue, So you had a bad day, Boo hoo hoo. </text:p>
        <text:p text:style-name="P3"/>
        <text:p text:style-name="P5">—<text:span text:style-name="T13">Public letter to Tom Kalinske, Howard Lincoln, former chairman, </text:span></text:p>
        <text:p text:style-name="P3"/>
        <text:p text:style-name="P4">Nintendo of America </text:p>
        <text:p text:style-name="P3"/>
        <text:p text:style-name="P3"/>
        <text:p text:style-name="P3"/>
        <text:p text:style-name="P4">462 Moral Kombat </text:p>
        <text:p text:style-name="P3"/>
        <text:p text:style-name="P3"/>
        <text:p text:style-name="P4">I Van iamme Big Game </text:p>
        <text:p text:style-name="P3"/>
        <text:p text:style-name="P4">Ed Boon worked on six pinball games at Williams before moving into coin- </text:p>
        <text:p text:style-name="P4">operated video games. The first two video games he worked on were </text:p>
        <text:p text:style-name="P4">arcade-style football simulations— High Impact and Super High Impact. John Tobias </text:p>
        <text:p text:style-name="P4">began his time at Williams working with Mark Turmell, creator of Smash TV, </text:p>
        <text:p text:style-name="P4">NBA Jam, Wrestlemania: The Arcade Game, and NFL Blitz and almost unquestion¬ </text:p>
        <text:p text:style-name="P4">ably America’s last significant arcade game designer. Tobias worked on </text:p>
        <text:p text:style-name="P4">Turmell’s team as he created Smash TV and Total Carnage —games that revived </text:p>
        <text:p text:style-name="P4">the same basic double-joystick gameplay that Eugene Jarvis originally created </text:p>
        <text:p text:style-name="P4">for Robotron2084. Having just finished recent projects, both men were available </text:p>
        <text:p text:style-name="P4">in 1990 when the call went around Williams for a fighting game to compete </text:p>
        <text:p text:style-name="P4">with Street Fighter II. Boon and Tobias teamed up to do it. </text:p>
        <text:p text:style-name="P3"/>
        <text:p text:style-name="P4">To make their game stand out from the flood of Street Fighter II imitators, </text:p>
        <text:p text:style-name="P4">Boon and Tobias decided that they would use digitized graphics rather than </text:p>
        <text:p text:style-name="P4">traditional animation. Having already manufactured Narc and Terminator 2, </text:p>
        <text:p text:style-name="P4">Williams had the technology to create the game, and Atari had already proved </text:p>
        <text:p text:style-name="P4">that such a game could be made, with Pit Fighter. In designing their game, Boon </text:p>
        <text:p text:style-name="P4">and Tobias wanted to make their combatants as large as possible, while still </text:p>
        <text:p text:style-name="P4">being small enough to move around the screen freely. They also wanted to </text:p>
        <text:p text:style-name="P4">attach their game to a known personality, someone who fit the image of the </text:p>
        <text:p text:style-name="P4">kind of fighting they would show in their game. Martial-arts movies were </text:p>
        <text:p text:style-name="P4">enjoying a resurgence of popularity at the time, and Boon and Tobias believed </text:p>
        <text:p text:style-name="P4">that attaching their game to either Aikido master Steven Segal or European </text:p>
        <text:p text:style-name="P4">star Jean Claude Van Damme would attract players. This, however, proved </text:p>
        <text:p text:style-name="P4">unlikely. Segal, who had made quite a stir with Above the Law and Hard to Kill, </text:p>
        <text:p text:style-name="P4">had already agreed to appear in another game. When they contacted Van </text:p>
        <text:p text:style-name="P4">Damme’s agent, he told them that his client, the self-professed “Fred Astaire </text:p>
        <text:p text:style-name="P4">of Karate” who had recently starred in such movies as Kickboxer and Bloodsport, </text:p>
        <text:p text:style-name="P4">was in discussion with Sega. </text:p>
        <text:p text:style-name="P3"/>
        <text:p text:style-name="P4">Rather than look for an older or lesser-known martial artist, Boon and </text:p>
        <text:p text:style-name="P4">Tobias decided to create an entire universe of their own. They created an elabo¬ </text:p>
        <text:p text:style-name="P4">rate mythology with complex characters fighting each other for the chance </text:p>
        <text:p text:style-name="P4">to represent Earth in a battle against an evil monster in a cosmic tournament </text:p>
        <text:p text:style-name="P4">that would decide the fate of humanity. The entrants in this tournament were </text:p>
        <text:p text:style-name="P4">as colorful as the tournament itself. There was Liu Kang, the strong and silent </text:p>
        <text:p text:style-name="P3"/>
        <text:p text:style-name="P3"/>
        <text:p text:style-name="P3"/>
        <text:p text:style-name="P4">Moral Kombat 463 </text:p>
        <text:p text:style-name="P3"/>
        <text:p text:style-name="P3"/>
        <text:p text:style-name="P4">Bruce Lee—type; Raiden, the god of thunder; two mystic ninjas—Scorpion </text:p>
        <text:p text:style-name="P4">and Sub-Zero; a female special forces agent named Sonya Blade; a gangster </text:p>
        <text:p text:style-name="P4">with a metal plate covering part of his face, named Kano; and a movie star </text:p>
        <text:p text:style-name="P4">named Johnny Cage. </text:p>
        <text:p text:style-name="P3"/>
        <text:p text:style-name="P4">Johnny Cage was just kind of a play on the whole Van Damme thing. I mean, </text:p>
        <text:p text:style-name="P4">when Van Damme didn’t pan out, we kind of still had this role that was slowly </text:p>
        <text:p text:style-name="P4">being created, and we just thought, well. . . </text:p>
        <text:p text:style-name="P3"/>
        <text:p text:style-name="P5">—<text:span text:style-name="T13">Ed Boon, game designer, Williams/Bally/AAidway </text:span></text:p>
        <text:p text:style-name="P3"/>
        <text:p text:style-name="P4">If one lesson from Street Fighter //was not lost on Boon and Tobias, it was the </text:p>
        <text:p text:style-name="P4">importance of hidden moves. In the ten short months it took to create the </text:p>
        <text:p text:style-name="P4">game, they fashioned layer upon layer of special moves and hidden secrets. By </text:p>
        <text:p text:style-name="P4">the time their game appeared in arcades, it contained special characters, moves, </text:p>
        <text:p text:style-name="P4">and ways of ending the fights. </text:p>
        <text:p text:style-name="P3"/>
        <text:p text:style-name="P4">Reptile was a last minute idea. Someone came up with the idea of doing a </text:p>
        <text:p text:style-name="P4">green [ninja] as opposed to the red (Scorpion) and blue (Sub-Zero), and </text:p>
        <text:p text:style-name="P4">having him be this hidden feature that is seen very rarely. We knew that the </text:p>
        <text:p text:style-name="P4">rumors were running kind of rampant about the game and as a last ditch </text:p>
        <text:p text:style-name="P4">i effort we just threw Reptile in, saying, "Let’s make this come out very rarely </text:p>
        <text:p text:style-name="P4">so only a few people will see it.” We hoped that the people who saw it would </text:p>
        <text:p text:style-name="P4">talk about it with a lot of conviction; but since no one else would have seen </text:p>
        <text:p text:style-name="P4">it, everybody would kind of call them liars. You wouldn’t know if somebody </text:p>
        <text:p text:style-name="P4">was telling the truth or not if you said, "There’s a guy, a green ninja, and you </text:p>
        <text:p text:style-name="P4">fight him at the bottom of the pit.” </text:p>
        <text:p text:style-name="P3"/>
        <text:p text:style-name="P4">The things that had to happen to make Reptile come out were so rare.... </text:p>
        <text:p text:style-name="P3"/>
        <text:p text:style-name="P4">You had to have flawless victories as you defeated opponents, do a fatality, </text:p>
        <text:p text:style-name="P4">and something had to fly in front of the moon. It was a very rare occurrence </text:p>
        <text:p text:style-name="P4">that all three things happened, but they happened. </text:p>
        <text:p text:style-name="P3"/>
        <text:p text:style-name="P5">—<text:span text:style-name="T13">Ed Boon </text:span></text:p>
        <text:p text:style-name="P3"/>
        <text:p text:style-name="P4">Boone and Tobias named their game Mortal Kombat. The name probably re¬ </text:p>
        <text:p text:style-name="P4">ferred to the background story about mortals entering a fighting tournament </text:p>
        <text:p text:style-name="P3"/>
        <text:p text:style-name="P3"/>
        <text:p text:style-name="P3"/>
        <text:p text:style-name="P4">464 Moral Kombat </text:p>
        <text:p text:style-name="P3"/>
        <text:p text:style-name="P3"/>
        <text:p text:style-name="P4">against beings from another dimension; but critics would later say that it came </text:p>
        <text:p text:style-name="P4">from the game’s “fatality” moves. Each match in Mortal Kombat was for the </text:p>
        <text:p text:style-name="P4">best of three falls. When a combatant was defeated the second time, he or she </text:p>
        <text:p text:style-name="P4">would stand in a swaying stupor for a few seconds, allowing the victor to fin¬ </text:p>
        <text:p text:style-name="P4">ish the match with special signature moves called “fatalities.” </text:p>
        <text:p text:style-name="P3"/>
        <text:p text:style-name="P4">Other fighting games had this thing where you would get dizzy, and the </text:p>
        <text:p text:style-name="P4">other guy would get a free hit on you, and you had to accept the fact that </text:p>
        <text:p text:style-name="P4">you were going to get hit. We hated the idea of being the guy who’s dizzy, </text:p>
        <text:p text:style-name="P4">but it was great to be the guy who was walking up to go beat the crap out of </text:p>
        <text:p text:style-name="P4">him, so we moved that to the end of the fight where damage was already </text:p>
        <text:p text:style-name="P4">done. We had this dizzy animation, and then at one point somebody sug¬ </text:p>
        <text:p text:style-name="P4">gested, "Let’s make it gruesome.” And everything just kind of built on that. </text:p>
        <text:p text:style-name="P3"/>
        <text:p text:style-name="P4">It became a huge part of the game. We didn’t know that was going to be </text:p>
        <text:p text:style-name="P4">such a big attraction. It just happened. </text:p>
        <text:p text:style-name="P3"/>
        <text:p text:style-name="P5">—<text:span text:style-name="T13">Ed Boon </text:span></text:p>
        <text:p text:style-name="P3"/>
        <text:p text:style-name="P4">Fatalities ranged from Kano wrenching his opponents’ hearts out of their </text:p>
        <text:p text:style-name="P4">chests to Scorpion pulling out their spines and skulls. These were not the </text:p>
        <text:p text:style-name="P4">kind of graphic cinematic sequences you might see in a movie—they were </text:p>
        <text:p text:style-name="P4">fast with a splash of animated blood and no kinds of incisions. Knowing how </text:p>
        <text:p text:style-name="P4">to perform Mortal Kombat ’s fatalities became a sign of prestige around arcades </text:p>
        <text:p text:style-name="P4">because they were not easily executed. Once you won the fight, you had to </text:p>
        <text:p text:style-name="P4">get within range of your opponent and then know special combinations of </text:p>
        <text:p text:style-name="P4">joystick moves and buttons to punch. When the game first came out, some </text:p>
        <text:p text:style-name="P4">arcade goers would stand around watching other people, in the hope of catch¬ </text:p>
        <text:p text:style-name="P4">ing a glimpse of one of the fatalities. </text:p>
        <text:p text:style-name="P3"/>
        <text:p text:style-name="P4">At the time, we thought these button and joystick combinations were going </text:p>
        <text:p text:style-name="P4">to be so hard to do that nobody would ever figure them out. I think the first </text:p>
        <text:p text:style-name="P4">time we put Mortal Kombat out at a test location, in that first weekend some¬ </text:p>
        <text:p text:style-name="P4">body found it. </text:p>
        <text:p text:style-name="P3"/>
        <text:p text:style-name="P5">—<text:span text:style-name="T13">John Tobias, former game designer, Williams/Bally/AAidway </text:span></text:p>
        <text:p text:style-name="P3"/>
        <text:p text:style-name="P3"/>
        <text:p text:style-name="P3"/>
        <text:p text:style-name="P4">Moral Kombat 465 </text:p>
        <text:p text:style-name="P3"/>
        <text:p text:style-name="P3"/>
        <text:p text:style-name="P4">The fighting game craze had already revived the arcade business when Wil¬ </text:p>
        <text:p text:style-name="P4">liams began shipping Mortal Kombat. The game was an instant hit, easily eclipsing </text:p>
        <text:p text:style-name="P4">Street Fighter II in overall popularity with American audiences. </text:p>
        <text:p text:style-name="P3"/>
        <text:p text:style-name="P4">At the time that Mortal Kombat was released, Acclaim Entertainment had a </text:p>
        <text:p text:style-name="P4">contract for the exclusive rights to the home-console versions of Williams </text:p>
        <text:p text:style-name="P4">arcade games. The partnership would prove very profitable for both compa¬ </text:p>
        <text:p text:style-name="P4">nies. Under cofounder Greg Fischbach’s leadership, Acclaim had set up the </text:p>
        <text:p text:style-name="P4">biggest and best sales networks of any of Nintendo’s third parties. </text:p>
        <text:p text:style-name="P3"/>
        <text:p text:style-name="P4">Acclaim put great quantities of effort and money into the Mortal Kombat li¬ </text:p>
        <text:p text:style-name="P4">cense, creating a $10 million marketing campaign and stocking nearly $40 million </text:p>
        <text:p text:style-name="P4">worth of inventory. Acclaim’s designers created authentic versions of Mortal </text:p>
        <text:p text:style-name="P4">Kombat, complete with all of the special moves, for both Genesis and Super NES.* </text:p>
        <text:p text:style-name="P4">Super NES, with its multiple processors, was particularly well suited for Mortal </text:p>
        <text:p text:style-name="P4">Kombat, and the game looked and moved very much like the arcade game. It was </text:p>
        <text:p text:style-name="P4">not, however, tailor-made for Nintendo’s entertainment standards. </text:p>
        <text:p text:style-name="P3"/>
        <text:p text:style-name="P4">I guess it was June 1993 that Nintendo of America was confronted with Mortal </text:p>
        <text:p text:style-name="P4">Kombat as a home video game that Acclaim was doing. We had game stan¬ </text:p>
        <text:p text:style-name="P4">dards that we were enforcing all along. We made a list of what you can and </text:p>
        <text:p text:style-name="P4">can’t do: "No excessive blood and violence and what not. ” "No sex. ” Apply¬ </text:p>
        <text:p text:style-name="P4">ing those standards to Mortal Kombat, we told Acclaim [designers] that they </text:p>
        <text:p text:style-name="P4">would have to tone down their version of Mortal Kombat, which, I believe, </text:p>
        <text:p text:style-name="P4">was going to come out in September of 1993. </text:p>
        <text:p text:style-name="P3"/>
        <text:p text:style-name="P4">We spent a whole summer screwing around, trying to decide how to handle </text:p>
        <text:p text:style-name="P4">that issue. Ultimately, we decided that the death moves or finishing moves </text:p>
        <text:p text:style-name="P4">would have to come out. </text:p>
        <text:p text:style-name="P3"/>
        <text:p text:style-name="P4">Acclaim kept coming back and saying, "Look, we’re going to make the </text:p>
        <text:p text:style-name="P4">Sega version, and it’s going be right in line with the coin-op game. Having a </text:p>
        <text:p text:style-name="P4">toned-down version for Nintendo... Do you guys really want us to do that? </text:p>
        <text:p text:style-name="P3"/>
        <text:p text:style-name="P4">Does that really make sense?” </text:p>
        <text:p text:style-name="P3"/>
        <text:p text:style-name="P5">—<text:span text:style-name="T13">Howard Lincoln, former executive vice president, Nintendo of America </text:span></text:p>
        <text:p text:style-name="P3"/>
        <text:p text:style-name="P3"/>
        <text:p text:style-name="P4">* Acclaim also released Game Gear and Game Boy versions of Mortal Kombat. Amazingly, </text:p>
        <text:p text:style-name="P4">Acclaim sold 1 million copies of the Game Boy cartridge. </text:p>
        <text:p text:style-name="P3"/>
        <text:p text:style-name="P3"/>
        <text:p text:style-name="P3"/>
        <text:p text:style-name="P4">466 Moral Kombat </text:p>
        <text:p text:style-name="P3"/>
        <text:p text:style-name="P3"/>
        <text:p text:style-name="P4">The home version of Mortal Kombat was released in September 1993, and the </text:p>
        <text:p text:style-name="P4">sales went through the roof. Over the life of the product, Acclaim sold ap¬ </text:p>
        <text:p text:style-name="P4">proximately 6.5 million Mortal Kombat cartridges. The Genesis version, which </text:p>
        <text:p text:style-name="P4">included the original arcade fatality moves, outsold the edited-down Super </text:p>
        <text:p text:style-name="P4">NES version by nearly three-to-one, propelling Genesis hardware sales to new </text:p>
        <text:p text:style-name="P4">levels. Not only did the decision to remove the violence hurt sales, it also </text:p>
        <text:p text:style-name="P4">offended many Super NES owners. According to Howard Lincoln, Nintendo </text:p>
        <text:p text:style-name="P4">received thousands of angry letters, including a few letters from parents, warn¬ </text:p>
        <text:p text:style-name="P4">ing Nintendo not to censor their children’s games. </text:p>
        <text:p text:style-name="P3"/>
        <text:p text:style-name="P4">Nintendo made a terrible blunder from a marketing standpoint in putting out </text:p>
        <text:p text:style-name="P4">a sanitized version of Mortal Kombat. Sega kicked their butt on that; probably </text:p>
        <text:p text:style-name="P4">sold 4 times as many units of MKi bloody than Nintendo did MKi sanitized. </text:p>
        <text:p text:style-name="P3"/>
        <text:p text:style-name="P5">—<text:span text:style-name="T13">Tom Zito, founder, Digital Pictures </text:span></text:p>
        <text:p text:style-name="P3"/>
        <text:p text:style-name="P3"/>
        <text:p text:style-name="P4">I remember saying to Fischbach and to Rob Holmes [also of Acclaim], "I can </text:p>
        <text:p text:style-name="P4">guarantee you with Night Trap and now Mortal Kombat, we're all going to </text:p>
        <text:p text:style-name="P4">end up in front of Congress.” </text:p>
        <text:p text:style-name="P3"/>
        <text:p text:style-name="P5">—<text:span text:style-name="T13">Howard Lincoln </text:span></text:p>
        <text:p text:style-name="P3"/>
        <text:p text:style-name="P4">I think that all of this stuff that happened with the Senate was really orches¬ </text:p>
        <text:p text:style-name="P4">trated by Nintendo. </text:p>
        <text:p text:style-name="P3"/>
        <text:p text:style-name="P5">—<text:span text:style-name="T13">Tom Zito </text:span></text:p>
        <text:p text:style-name="P3"/>
        <text:p text:style-name="P4">A great deal of debate surrounds the events that led up to the 1993 joint hear¬ </text:p>
        <text:p text:style-name="P4">ings that investigated the marketing of video game violence to minors. People </text:p>
        <text:p text:style-name="P4">at Sega and Digital Pictures claimed that Nintendo encouraged the hearings </text:p>
        <text:p text:style-name="P4">to stop Sega’s runaway sales. Some people claim that Nintendo director of </text:p>
        <text:p text:style-name="P4">communications Perrin Kaplan initiated the debates over game violence when </text:p>
        <text:p text:style-name="P4">she delivered a speech to National Organization of Women in the fall of 1993. </text:p>
        <text:p text:style-name="P3"/>
        <text:p text:style-name="P3"/>
        <text:p text:style-name="P3"/>
        <text:p text:style-name="P4">Moral Kombat 467 </text:p>
        <text:p text:style-name="P3"/>
        <text:p text:style-name="P3"/>
        <text:p text:style-name="P4">Others claim that Nintendo representatives went to Washington, D.C., and </text:p>
        <text:p text:style-name="P4">showed several people in Congress tapes of violent games, in the hope of stir¬ </text:p>
        <text:p text:style-name="P4">ring up trouble for Sega. </text:p>
        <text:p text:style-name="P3"/>
        <text:p text:style-name="P4">I think Nintendo had taken such a trouncing that they decided to sort of go </text:p>
        <text:p text:style-name="P4">for broke and attack Sega. And they made these tapes up that showed Night </text:p>
        <text:p text:style-name="P4">Trap and showed Mortal Kombat on Genesis versus Nintendo. They hired a </text:p>
        <text:p text:style-name="P4">lobbying firm, and the lobbying firm basically started going around bang¬ </text:p>
        <text:p text:style-name="P4">ing on doors to see if they could find a congressman who would be interested </text:p>
        <text:p text:style-name="P4">in taking this up as a cause. And I think that Nintendo was hoping that the </text:p>
        <text:p text:style-name="P4">public would be so outraged at what Sega was doing versus what Nintendo </text:p>
        <text:p text:style-name="P4">was doing that there would be pickets in front of every Toys "R” Us store, </text:p>
        <text:p text:style-name="P4">saying, "Don’t buy Sega products.” </text:p>
        <text:p text:style-name="P3"/>
        <text:p text:style-name="P5">—<text:span text:style-name="T13">Tom Zito </text:span></text:p>
        <text:p text:style-name="P3"/>
        <text:p text:style-name="P4">The official account of the events that led up to the hearings is that U.S. </text:p>
        <text:p text:style-name="P4">Senator Joseph Lieberman (Democrat of Connecticut) became concerned </text:p>
        <text:p text:style-name="P4">about video game violence when Bill Andresen, his chief of staff, told him </text:p>
        <text:p text:style-name="P4">about a hot new game named Mortal Kombat. Andresen’s nine-year-old son </text:p>
        <text:p text:style-name="P4">wanted a copy of the game, but Andresen, having heard that it was “incred¬ </text:p>
        <text:p text:style-name="P4">ibly violent,” did not want to purchase it for him. Out of curiosity, Lieberman </text:p>
        <text:p text:style-name="P4">suggested that they get a copy and see what it was about. </text:p>
        <text:p text:style-name="P3"/>
        <text:p text:style-name="P4">I was startled. It was very violent and, as you know, rewarded violence. And </text:p>
        <text:p text:style-name="P4">at the end, if you really did well, you’d get to decide whether to decapitate </text:p>
        <text:p text:style-name="P4">... how to kill the other guy, how to pull his head off. And there was all sorts </text:p>
        <text:p text:style-name="P4">of blood flying around. </text:p>
        <text:p text:style-name="P3"/>
        <text:p text:style-name="P4">Then we started to look into it, and I forget how I heard about Night Trap. </text:p>
        <text:p text:style-name="P3"/>
        <text:p text:style-name="P4">And I looked at that game, too, and there was a classic. It ends with this </text:p>
        <text:p text:style-name="P4">attack scene on this woman in lingerie, in her bathroom. I know that the </text:p>
        <text:p text:style-name="P4">creator of the game said it was all meant to be a satire of Dracula; but none¬ </text:p>
        <text:p text:style-name="P4">theless, I thought it sent out the wrong message. </text:p>
        <text:p text:style-name="P3"/>
        <text:p text:style-name="P3"/>
        <text:p text:style-name="P5">—<text:span text:style-name="T13">Joseph Lieberman, Democrat of Connecticut, United States Senate </text:span></text:p>
        <text:p text:style-name="P3"/>
        <text:p text:style-name="P3"/>
        <text:p text:style-name="P3"/>
        <text:p text:style-name="P4">468 Moral Kombat </text:p>
        <text:p text:style-name="P3"/>
        <text:p text:style-name="P3"/>
        <text:p text:style-name="P4">Once he saw Mortal Kombat and Night Trap, Senator Lieberman became con¬ </text:p>
        <text:p text:style-name="P4">cerned about the peddling of what he considered the equivalent of R-rated </text:p>
        <text:p text:style-name="P4">materials to children. He did some reading and found surveys that showed pre- </text:p>
        <text:p text:style-name="P4">Genesis demographics, with the average player being a seven- to twelve-year-old </text:p>
        <text:p text:style-name="P4">male. It should be noted that the 16-bit generation was only a few years old, and </text:p>
        <text:p text:style-name="P4">Sega was only beginning to gather data that showed the shift Genesis had brought </text:p>
        <text:p text:style-name="P4">to the market. It should also be noted that although only 10 percent of the games </text:p>
        <text:p text:style-name="P4">on the home market were violent, Street Fighter II and Mortal Kombat were huge </text:p>
        <text:p text:style-name="P4">sellers and fighting games seemed to dominate the market. </text:p>
        <text:p text:style-name="P3"/>
        <text:p text:style-name="P4">Having come to the conclusion that video game publishers were market¬ </text:p>
        <text:p text:style-name="P4">ing violence to children, Senator Lieberman decided to see what his </text:p>
        <text:p text:style-name="P4">constituents thought. He asked parents in his home state of Connecticut about </text:p>
        <text:p text:style-name="P4">the games. Their answers gave him cause for further concern. </text:p>
        <text:p text:style-name="P3"/>
        <text:p text:style-name="P4">I started to talk to people in Connecticut about it. Part of what I was hearing </text:p>
        <text:p text:style-name="P4">back from parents was that they didn’t know what was in the game. Either </text:p>
        <text:p text:style-name="P4">there was a generational gap, which meant that they really didn’t know how </text:p>
        <text:p text:style-name="P4">to use the machines, or they just didn’t take the time. In a lot of these games, </text:p>
        <text:p text:style-name="P4">as you probably know, you have to spend a little time playing until you get </text:p>
        <text:p text:style-name="P4">to the so-called good parts. </text:p>
        <text:p text:style-name="P3"/>
        <text:p text:style-name="P5">—<text:span text:style-name="T13">Senator Joseph Lieberman </text:span></text:p>
        <text:p text:style-name="P3"/>
        <text:p text:style-name="P4">As to allegations that Howard Lincoln approached him, Senator Lieberman </text:p>
        <text:p text:style-name="P4">always insisted that Nintendo did not contact him to initiate the inquiry into </text:p>
        <text:p text:style-name="P4">the video gaming world. But he also remembers meeting with Howard Lin¬ </text:p>
        <text:p text:style-name="P4">coln once the plans for the hearing were in place. </text:p>
        <text:p text:style-name="P3"/>
        <text:p text:style-name="P4">He certainly didn’t initiate the process; in other words, we went to him. We </text:p>
        <text:p text:style-name="P4">went to the industry. I had not heard about Howard Lincoln before we planned </text:p>
        <text:p text:style-name="P4">the whole thing. In fact, to be very honest about it, and there’s nothing wrong </text:p>
        <text:p text:style-name="P4">with it, once the hearings were announced, I saw Slade Gorton tU.S. senator </text:p>
        <text:p text:style-name="P4">from Washington] on the floor of the Senate one day on a vote and he said, "I </text:p>
        <text:p text:style-name="P4">just got a call from the folks from Nintendo, which is real important in Seattle.” </text:p>
        <text:p text:style-name="P3"/>
        <text:p text:style-name="P4">I later learned that they had played this enormous and incredibly sort of </text:p>
        <text:p text:style-name="P4">civic role in helping Seattle to keep the baseball team there. So anyway, </text:p>
        <text:p text:style-name="P3"/>
        <text:p text:style-name="P3"/>
        <text:p text:style-name="P3"/>
        <text:p text:style-name="P4">Moral Kombat 4^9 </text:p>
        <text:p text:style-name="P3"/>
        <text:p text:style-name="P3"/>
        <text:p text:style-name="P4">Slade was all tied in with them and he said, "There’s a guy named Howard </text:p>
        <text:p text:style-name="P4">Lincoln who you’ve called to testify. Do you mind speaking to him or having </text:p>
        <text:p text:style-name="P4">your staff speak to him?” </text:p>
        <text:p text:style-name="P3"/>
        <text:p text:style-name="P5">—<text:span text:style-name="T13">Senator Joseph Lieberman </text:span></text:p>
        <text:p text:style-name="P3"/>
        <text:p text:style-name="P4">As Senator Lieberman proceeded to arrange a hearing on the marketing of </text:p>
        <text:p text:style-name="P4">video games, Nintendo, Sega, and other companies found themselves in an </text:p>
        <text:p text:style-name="P4">untenable situation. They did not have their own lobbying organization. Many </text:p>
        <text:p text:style-name="P4">belonged to the Software Publishers Association, the same trade organization </text:p>
        <text:p text:style-name="P4">that represented Microsoft and WordPerfect. Their relationship with SPA, </text:p>
        <text:p text:style-name="P4">however, was shaky. Interactive entertainment companies, especially video </text:p>
        <text:p text:style-name="P4">game manufacturers such as Sega, Nintendo, and Electronic Arts, had long </text:p>
        <text:p text:style-name="P4">felt like the black sheep of the SPA community. The bulk of SPA’s member¬ </text:p>
        <text:p text:style-name="P4">ship was made up of “serious” software companies that did not consider video </text:p>
        <text:p text:style-name="P4">game manufacturers legitimate members of the computer industry, and the </text:p>
        <text:p text:style-name="P4">top executives at the game companies did not expect to receive sufficient sup¬ </text:p>
        <text:p text:style-name="P4">port during the hearings. </text:p>
        <text:p text:style-name="P3"/>
        <text:p text:style-name="P4">Senator Herb Kohl (Democrat of Wisconsin), chairman of the Subcom¬ </text:p>
        <text:p text:style-name="P4">mittee on Juvenile Justice, and Senator Lieberman, chairman of the </text:p>
        <text:p text:style-name="P4">Subcommittee on Regulation and Government Information, presided over </text:p>
        <text:p text:style-name="P4">the hearings that officially began on December 9,1993. The proceedings started </text:p>
        <text:p text:style-name="P4">off on a strange note. One week before the hearings, Bob Keeshan, a.k.a. Cap¬ </text:p>
        <text:p text:style-name="P4">tain Kangaroo, held a press conference in which he stated that “It would be </text:p>
        <text:p text:style-name="P4">hoped that software manufacturers would understand their role in a nurtur¬ </text:p>
        <text:p text:style-name="P4">ing society and exercise that accompanying responsibility to commercial-free </text:p>
        <text:p text:style-name="P4">speech.” 2 Keeshan did not participate in the hearings but submitted a pre¬ </text:p>
        <text:p text:style-name="P4">pared statement that was aimed at both the legislators on the panel and </text:p>
        <text:p text:style-name="P4">parents, reminding them of the responsibility to nurture their children. </text:p>
        <text:p text:style-name="P3"/>
        <text:p text:style-name="P4">Then, a few hours before the hearings began, representatives of several large </text:p>
        <text:p text:style-name="P4">game manufacturers sought to partially defuse the bad publicity by announc¬ </text:p>
        <text:p text:style-name="P4">ing that the industry had decided to endorse a rating system. The </text:p>
        <text:p text:style-name="P4">announcement was well timed, and several senators referred to it through¬ </text:p>
        <text:p text:style-name="P4">out the meetings. </text:p>
        <text:p text:style-name="P3"/>
        <text:p text:style-name="P4">Most of the hearing was taken up by the testimonies of expert witnesses from </text:p>
        <text:p text:style-name="P4">two panels: one consisting of experts on education and child psychology and </text:p>
        <text:p text:style-name="P3"/>
        <text:p text:style-name="P3"/>
        <text:p text:style-name="P3"/>
        <text:p text:style-name="P4">47 ® Moral Kombat </text:p>
        <text:p text:style-name="P3"/>
        <text:p text:style-name="P3"/>
        <text:p text:style-name="P4">the other made up of industry executives. The expert panel consisted of Parker </text:p>
        <text:p text:style-name="P4">Page, president of the Children’s Television Resource; Dr. Eugene Provenzo, </text:p>
        <text:p text:style-name="P4">Jr., of the University of Miami; Robert Chase, vice president of the National </text:p>
        <text:p text:style-name="P4">Education Association; and Marilyn Droz, vice president of the National Coa¬ </text:p>
        <text:p text:style-name="P4">lition on Television Violence. </text:p>
        <text:p text:style-name="P3"/>
        <text:p text:style-name="P4">Page led the panel testimonies, citing the limited research that existed in </text:p>
        <text:p text:style-name="P4">the early 1990s into the effects of violent games on the children who played </text:p>
        <text:p text:style-name="P4">them. He finished with three recommendations for the industry: (1) that the </text:p>
        <text:p text:style-name="P4">federal government fund independent research projects into the effects of vio¬ </text:p>
        <text:p text:style-name="P4">lent games and that the results of the research, along with a game-rating </text:p>
        <text:p text:style-name="P4">strategy, be made available to parents; (2) that future advertising should rein¬ </text:p>
        <text:p text:style-name="P4">force, not undermine, game ratings; and (3) that a voluntary industry-wide </text:p>
        <text:p text:style-name="P4">cap be placed on how much violence is allowed in games. 3 </text:p>
        <text:p text:style-name="P3"/>
        <text:p text:style-name="P4">From the start, an issue that came to the forefront of the hearings was concern </text:p>
        <text:p text:style-name="P4">about realistic-looking characters in games. Street Fighter 77and even Eternal Champi¬ </text:p>
        <text:p text:style-name="P4">ons, an especially violent fighting game for Genesis, were seldom if ever mentioned </text:p>
        <text:p text:style-name="P4">in the hearings. Neither were Doom or Wolfenstein 3D. The emphasis throughout </text:p>
        <text:p text:style-name="P4">the hearings was placed on games with digitized human images, that is, Mortal </text:p>
        <text:p text:style-name="P4">Kombat, Night Trap, and, toward the end of the hearings, Lethal Enforcer. Even the launch </text:p>
        <text:p text:style-name="P4">of an arcade game from Strata titled Time Killers, in which players hacked off each </text:p>
        <text:p text:style-name="P4">other’s limbs with swords, saws, and axes, went unnoticed. </text:p>
        <text:p text:style-name="P3"/>
        <text:p text:style-name="P4">The next panel member, Dr. Eugene Provenzo, Jr., was well known to video </text:p>
        <text:p text:style-name="P4">makers, having published a book called Video Kids: Making Sense of Nintendo, which </text:p>
        <text:p text:style-name="P4">took a critical look at the impact that video games had on children. “Video </text:p>
        <text:p text:style-name="P4">games are overwhelmingly violent, sexist, and racist,” he testified. 4 </text:p>
        <text:p text:style-name="P3"/>
        <text:p text:style-name="P4">Now, if the video game industry is going to provide the foundation for the </text:p>
        <text:p text:style-name="P4">development of interactive television, then concerned citizens, parents, edu¬ </text:p>
        <text:p text:style-name="P4">cators, and legislators have cause for considerable concern and alarm. During </text:p>
        <text:p text:style-name="P4">the past decade, the video game industry has developed games whose social </text:p>
        <text:p text:style-name="P4">content has been overwhelmingly violent, sexist, and racist—issues that I </text:p>
        <text:p text:style-name="P4">have addressed extensively in my research. </text:p>
        <text:p text:style-name="P3"/>
        <text:p text:style-name="P4">For example, in Video Kids, 1 explored the 47 most popular video games in </text:p>
        <text:p text:style-name="P4">America. What i found out was that violence was the main theme. Of the 47 </text:p>
        <text:p text:style-name="P4">most popular games—this is based on Nintendo Power polls, industry polls— </text:p>
        <text:p text:style-name="P3"/>
        <text:p text:style-name="P3"/>
        <text:p text:style-name="P3"/>
        <text:p text:style-name="P4">Moral Kombat 4 Ji </text:p>
        <text:p text:style-name="P3"/>
        <text:p text:style-name="P3"/>
        <text:p text:style-name="P4">40 had violence as their main theme. Of these 47 games, 13 included scenarios </text:p>
        <text:p text:style-name="P4">in which women were kidnapped and had to be rescued; i.e., the idea of women </text:p>
        <text:p text:style-name="P4">as victims. This represents a total of 30 percent of the games, a number which </text:p>
        <text:p text:style-name="P4">is even more revealing when we take into account that 11 of the 47 games were </text:p>
        <text:p text:style-name="P4">based on sports themes such as car racing and basketball. 5 * </text:p>
        <text:p text:style-name="P3"/>
        <text:p text:style-name="P5">—<text:span text:style-name="T13">Eugene Provenzo, professor of social and cultural foundations </text:span></text:p>
        <text:p text:style-name="P3"/>
        <text:p text:style-name="P4">of education, University of Miami </text:p>
        <text:p text:style-name="P3"/>
        <text:p text:style-name="P4">The most telling testimony came from Robert Chase of the National Edu¬ </text:p>
        <text:p text:style-name="P4">cation Association. Chase warned about the instinct to censor materials and </text:p>
        <text:p text:style-name="P4">cautioned against it, while at the same time decrying the level of violence in </text:p>
        <text:p text:style-name="P4">some games. Throughout his speech, Chase stood firmly behind the idea of a </text:p>
        <text:p text:style-name="P4">rating system that would provide parents with “appropriate tools for making </text:p>
        <text:p text:style-name="P4">reasonable judgments.” Then he made a statement that would later be ech¬ </text:p>
        <text:p text:style-name="P4">oed by much harsher and angrier critics. </text:p>
        <text:p text:style-name="P3"/>
        <text:p text:style-name="P4">Electronic games, because they are active rather than passive, can do more </text:p>
        <text:p text:style-name="P4">than desensitize impressionable children to violence. They actually encour¬ </text:p>
        <text:p text:style-name="P4">age violence as the resolution of first resort by rewarding participants for </text:p>
        <text:p text:style-name="P4">killing one’s opponents in the most grisly ways imaginable. 6 </text:p>
        <text:p text:style-name="P3"/>
        <text:p text:style-name="P5">—<text:span text:style-name="T13">Robert Chase, vice president, National Education Association </text:span></text:p>
        <text:p text:style-name="P3"/>
        <text:p text:style-name="P4">The last member of the panel was Marilyn Droz, whose testimony sounded </text:p>
        <text:p text:style-name="P4">more like an emotional plea than anything else. In the course of her testi¬ </text:p>
        <text:p text:style-name="P4">mony, Droz stated that “Girls are very offended by the lack of games for them </text:p>
        <text:p text:style-name="P4">to play” and that “playing video games has become a macho boy thing.” </text:p>
        <text:p text:style-name="P3"/>
        <text:p text:style-name="P4">The video industry has done the same thing that the movie industry has done. </text:p>
        <text:p text:style-name="P3"/>
        <text:p text:style-name="P4">They have confused children’s desire for action with violence. My 23 years of </text:p>
        <text:p text:style-name="P4">working with children directly has proven to me that children want action, </text:p>
        <text:p text:style-name="P3"/>
        <text:p text:style-name="P4">* It is interesting to note that if 11 of the 47 games were sports games and 40 of the 47 games </text:p>
        <text:p text:style-name="P4">had violent themes, then Dr. Provenzo considered a minimum of four sports games to have </text:p>
        <text:p text:style-name="P4">violent themes. In fairness, though, some psychologists have pointed out that although </text:p>
        <text:p text:style-name="P4">cartoonlike in nature, games such as Super Mario Bros, and even Kirby's Dreamland are violent. </text:p>
        <text:p text:style-name="P3"/>
        <text:p text:style-name="P3"/>
        <text:p text:style-name="P3"/>
        <text:p text:style-name="P4">47 2 Moral Kombat </text:p>
        <text:p text:style-name="P3"/>
        <text:p text:style-name="P3"/>
        <text:p text:style-name="P4">they want excitement. They do not need to see the insides of people splat¬ </text:p>
        <text:p text:style-name="P4">tered against the wall to understand. You know, they need action, but they </text:p>
        <text:p text:style-name="P4">do not need to find murder as a form of entertainment. 7 </text:p>
        <text:p text:style-name="P3"/>
        <text:p text:style-name="P5">—<text:span text:style-name="T13">Marilyn Droz, vice president, National Coalition on Television Violence </text:span></text:p>
        <text:p text:style-name="P3"/>
        <text:p text:style-name="P4">Once Droz finished her testimony, Senator Kohl asked the members of the </text:p>
        <text:p text:style-name="P4">expert panel what they would say to the industry panel if they had the chance. </text:p>
        <text:p text:style-name="P4">Page said that he would ask about marketing techniques and encourage game </text:p>
        <text:p text:style-name="P4">makers to focus on action rather than violence. Provenzo said that “by manu¬ </text:p>
        <text:p text:style-name="P4">facturing games such as Night Trap" the game companies were “endorsing </text:p>
        <text:p text:style-name="P4">violence.” 8 He went on to say that there was an obligation to make good games </text:p>
        <text:p text:style-name="P4">and to stop confusing violence for entertainment. As a closing remark, </text:p>
        <text:p text:style-name="P4">Provenzo called for guidelines for parents—the rating system that Senator </text:p>
        <text:p text:style-name="P4">Lieberman had advocated from the start. </text:p>
        <text:p text:style-name="P3"/>
        <text:p text:style-name="P4">Given his chance to speak, Robert Chase said that he would leave them </text:p>
        <text:p text:style-name="P4">with a message of responsibility. Finally, Droz called for a ratings panel that </text:p>
        <text:p text:style-name="P4">included people from outside the industry. “I feel to allow them to police </text:p>
        <text:p text:style-name="P4">themselves when they have already demonstrated that they are out of con¬ </text:p>
        <text:p text:style-name="P4">trol,” she said, “is like leaving a classroom in charge of the troublemaker.” 9 </text:p>
        <text:p text:style-name="P3"/>
        <text:p text:style-name="P4">Senator Lieberman asked Eugene Provenzo for examples of the video game </text:p>
        <text:p text:style-name="P4">racism he cited in his testimony and in his book. </text:p>
        <text:p text:style-name="P3"/>
        <text:p text:style-name="P4">In interviews with children, what I found was that they talked about the ninjas </text:p>
        <text:p text:style-name="P4">as being bad. Then you asked them about who ninjas were, and they were </text:p>
        <text:p text:style-name="P4">sort of like the japs and the Chinese. It turns out that they perceive Asians, </text:p>
        <text:p text:style-name="P4">any Asians, as being extremely violent, as being dangerous, as being evil. It </text:p>
        <text:p text:style-name="P4">is operating at a very basic level and at times simplistic. </text:p>
        <text:p text:style-name="P3"/>
        <text:p text:style-name="P4">It carries over into other areas as well. There are depictions, I believe, </text:p>
        <text:p text:style-name="P4">although it is hard to prove, but my perception of homophobia operating in </text:p>
        <text:p text:style-name="P4">terms of how certain types of women are portrayed. 10 </text:p>
        <text:p text:style-name="P3"/>
        <text:p text:style-name="P5">—<text:span text:style-name="T13">Eugene Provenzo </text:span></text:p>
        <text:p text:style-name="P3"/>
        <text:p text:style-name="P4">Throughout the question-and-answer period, the one game mentioned most </text:p>
        <text:p text:style-name="P4">was Night Trap. Senator Byron Dorgan of North Dakota started to comment that </text:p>
        <text:p text:style-name="P3"/>
        <text:p text:style-name="P3"/>
        <text:p text:style-name="P3"/>
        <text:p text:style-name="P4">Moral Korabat 473 </text:p>
        <text:p text:style-name="P3"/>
        <text:p text:style-name="P3"/>
        <text:p text:style-name="P4">the committee had the testimony ofTom Zito, “who is not with us,” when Zito </text:p>
        <text:p text:style-name="P4">interrupted him from the gallery, yelling, “I’m here, sir. I called, but there was </text:p>
        <text:p text:style-name="P4">no time to give a statement.” 11 </text:p>
        <text:p text:style-name="P3"/>
        <text:p text:style-name="P4">Reading the transcripts of the 1993 hearings, it is hard to believe that any¬ </text:p>
        <text:p text:style-name="P4">body had ever actually played Night Trap. Few people bothered to acknowledge </text:p>
        <text:p text:style-name="P4">that the goal of Night Trapvra.s not to kill women but to save them from vam¬ </text:p>
        <text:p text:style-name="P4">pires. Players did not even kill the vampires—they simply trapped them in </text:p>
        <text:p text:style-name="P4">Rube Goldberg—like booby traps. Nearly everyone who referred to Night Trap </text:p>
        <text:p text:style-name="P4">mentioned a scene in which a girl in a rather modest teddy is caught by the </text:p>
        <text:p text:style-name="P4">vampires and killed. The scene was meant to show players that they had lost </text:p>
        <text:p text:style-name="P4">and allowed too many vampires into the house. When this was pointed out to </text:p>
        <text:p text:style-name="P4">Marilyn Droz, she responded: </text:p>
        <text:p text:style-name="P3"/>
        <text:p text:style-name="P4">Oh, it makes me feel a lot better that if you are a loser, you are dead? No, </text:p>
        <text:p text:style-name="P4">it doesn’t. We are dealing with self-esteem here. There are many maga¬ </text:p>
        <text:p text:style-name="P4">zines out there on the market like the several I brought in here today. </text:p>
        <text:p text:style-name="P4">These magazines are filled with game tips on how to play the game. In </text:p>
        <text:p text:style-name="P4">no time at all, children become winners and kill, and their kill ratio goes </text:p>
        <text:p text:style-name="P4">up. It tells them the secret codes and exactly what to do to become suc¬ </text:p>
        <text:p text:style-name="P4">cessful in murder. </text:p>
        <text:p text:style-name="P3"/>
        <text:p text:style-name="P4">My statement to people who feel that there is some value to these </text:p>
        <text:p text:style-name="P4">games is that if the Pentagon was to ever have suggested years ago that </text:p>
        <text:p text:style-name="P4">we put video games that teach children how to aim guns and train them </text:p>
        <text:p text:style-name="P4">at the age of eight to be soldiers, and ever invented a game to put in </text:p>
        <text:p text:style-name="P4">homes of young boys to train them to be in the military, I can’t begin to </text:p>
        <text:p text:style-name="P4">tell you ... you know what kind uproar there would be in this country </text:p>
        <text:p text:style-name="P4">if our government was to start training early killers. 12 </text:p>
        <text:p text:style-name="P3"/>
        <text:p text:style-name="P4">After interviewing the panel of experts, the senators turned their attention </text:p>
        <text:p text:style-name="P4">to a panel of industry representatives that included Howard Lincoln, execu¬ </text:p>
        <text:p text:style-name="P4">tive vice president of Nintendo of America; Bill White, Jr., vice president of </text:p>
        <text:p text:style-name="P4">Sega of America; Ilene Rosenthal of the Software Publishers Association; Dawn </text:p>
        <text:p text:style-name="P4">Wiener, president of the Video Software Dealers Association; and Craig Johnson </text:p>
        <text:p text:style-name="P4">of the Amusement and Music Operators Association. The battle that was about </text:p>
        <text:p text:style-name="P4">to transpire was, if nothing else, bizarre. </text:p>
        <text:p text:style-name="P3"/>
        <text:p text:style-name="P3"/>
        <text:p text:style-name="P3"/>
        <text:p text:style-name="P4">4 74 Moral Korabat </text:p>
        <text:p text:style-name="P3"/>
        <text:p text:style-name="P3"/>
        <text:p text:style-name="P4">Howard Lincoln led off by stating that Nintendo was “just as concerned </text:p>
        <text:p text:style-name="P4">about the issue of violence, whether in the movies, television, or video games, </text:p>
        <text:p text:style-name="P4">as anyone in the room.” 13 Having made the decision to edit the violence out of </text:p>
        <text:p text:style-name="P4">the Super NES version of Mortal Kombat, Lincoln entered the proceedings with </text:p>
        <text:p text:style-name="P4">an air of innocence. Senator Lieberman even offered Lincoln an air of cour¬ </text:p>
        <text:p text:style-name="P4">tesy that was not extended to the people from Sega. </text:p>
        <text:p text:style-name="P3"/>
        <text:p text:style-name="P4">Lincoln went on to extol his company’s virtuous endeavors. He said that thanks </text:p>
        <text:p text:style-name="P4">to the security chip, companies had to get Nintendo’s permission to create games </text:p>
        <text:p text:style-name="P4">for the NES and Super NES. “Nintendo has video game guidelines which control </text:p>
        <text:p text:style-name="P4">game content, and we have applied these to every one of the more than 1,200 </text:p>
        <text:p text:style-name="P4">games released into the market by Nintendo and its licensees.” M </text:p>
        <text:p text:style-name="P3"/>
        <text:p text:style-name="P4">In the past year, some very violent and offensive games have reached the market </text:p>
        <text:p text:style-name="P4">and, of course, lam speaking about Mortal Kombat and Night Trap. Let me say for </text:p>
        <text:p text:style-name="P4">the record, I want to state that Night Trap wi 11 never appear on a N intendo System. </text:p>
        <text:p text:style-name="P4">Obviously, it would not pass our guidelines. This game, which, as you have indi¬ </text:p>
        <text:p text:style-name="P4">cated, promotes violence against women, simply has no place in our society. 15 </text:p>
        <text:p text:style-name="P3"/>
        <text:p text:style-name="P5">—<text:span text:style-name="T13">Howard Lincoln </text:span></text:p>
        <text:p text:style-name="P3"/>
        <text:p text:style-name="P4">When Lincoln mentioned that Nintendo had been criticized by children </text:p>
        <text:p text:style-name="P4">and parents alike for “sanitizing” Mortal Kombat, Senator Lieberman interrupted </text:p>
        <text:p text:style-name="P4">him to ask about it. “We have received letters, we have received literally thou¬ </text:p>
        <text:p text:style-name="P4">sands of phone calls,” 16 Lincoln responded. </text:p>
        <text:p text:style-name="P3"/>
        <text:p text:style-name="P4">If Lincoln was the welcomed guest, Bill White of Sega was the man on the </text:p>
        <text:p text:style-name="P4">hot seat. Both of the games that had prompted the hearings were made for </text:p>
        <text:p text:style-name="P4">Genesis, and without ever mentioning Sega, Lincoln had pointed a scathing </text:p>
        <text:p text:style-name="P4">finger at the company during his testimony. White tried to improve his </text:p>
        <text:p text:style-name="P4">company’s image by restating the vital information that Lincoln and the sena¬ </text:p>
        <text:p text:style-name="P4">tors seemed to have ignored. He started by stating three points: Sega’s customer </text:p>
        <text:p text:style-name="P4">base was older and broader than the previous experts had suggested; Sega al¬ </text:p>
        <text:p text:style-name="P4">ready had a rating system; and Sega was trying to encourage the rest of the </text:p>
        <text:p text:style-name="P4">industry to adopt a rating system. </text:p>
        <text:p text:style-name="P3"/>
        <text:p text:style-name="P3"/>
        <text:p text:style-name="P4">In recent days, the glare of the media spotlight on this issue has resulted in </text:p>
        <text:p text:style-name="P4">the circulation of a number of distorted and inaccurate claims. The most </text:p>
        <text:p text:style-name="P3"/>
        <text:p text:style-name="P3"/>
        <text:p text:style-name="P3"/>
        <text:p text:style-name="P4">Moral Kombat 475 </text:p>
        <text:p text:style-name="P3"/>
        <text:p text:style-name="P3"/>
        <text:p text:style-name="P4">damaging of these distortions, in my view, is the notion that Sega and the </text:p>
        <text:p text:style-name="P4">rest of the digital interactive industry are only in the business of selling games </text:p>
        <text:p text:style-name="P4">to children. This is not the case. </text:p>
        <text:p text:style-name="P3"/>
        <text:p text:style-name="P4">Yes, many of Sega’s interactive video titles are intended for and pur¬ </text:p>
        <text:p text:style-name="P4">chased by young children. Many other Sega titles, however, are intended for </text:p>
        <text:p text:style-name="P4">and purchased by adults for their personal entertainment and education. </text:p>
        <text:p text:style-name="P3"/>
        <text:p text:style-name="P4">The average Sega CD user is almost 22 years old, and only 5 percent are un¬ </text:p>
        <text:p text:style-name="P4">der age 13. The average Sega Genesis user is almost 19 years old, and fewer </text:p>
        <text:p text:style-name="P4">than 30 percent are under age 13. 17 </text:p>
        <text:p text:style-name="P3"/>
        <text:p text:style-name="P5">—<text:span text:style-name="T13">William "Bill” White, former vice president </text:span></text:p>
        <text:p text:style-name="P4">of marketing/communications, Sega of America </text:p>
        <text:p text:style-name="P3"/>
        <text:p text:style-name="P4">White went on to explain Sega’s “three-pronged approach” to informing </text:p>
        <text:p text:style-name="P4">parents. According to White, Sega not only placed ratings on all Genesis games </text:p>
        <text:p text:style-name="P4">but also included a toll-free hotline for consumers to get ratings, and infor¬ </text:p>
        <text:p text:style-name="P4">mational brochures about the ratings were made available. </text:p>
        <text:p text:style-name="P3"/>
        <text:p text:style-name="P4">Listening to White, Howard Lincoln was apparently seething. Years later, </text:p>
        <text:p text:style-name="P4">Lincoln said, “I heard him saying these things that I knew he didn’t believe, </text:p>
        <text:p text:style-name="P4">and I’m not sure what came over me.” He sat quietly through Rosenthal’s, </text:p>
        <text:p text:style-name="P4">Wiener’s, and Johnson’s testimonies, preparing a response to Bill White. </text:p>
        <text:p text:style-name="P4">Lincoln’s anger may have been aroused by the way White tried to speak for </text:p>
        <text:p text:style-name="P4">the entire industry, and it may have been in response to the way he character¬ </text:p>
        <text:p text:style-name="P4">ized Sega as being on the forefront of protecting children from adult material* </text:p>
        <text:p text:style-name="P4">It may also have sprung from their past relationship. White had been Nintendo </text:p>
        <text:p text:style-name="P4">of America’s director of advertising and PR and had joined Sega a few months </text:p>
        <text:p text:style-name="P4">after an ugly split from Nintendo. Whatever his reasons, Lincoln waited until </text:p>
        <text:p text:style-name="P4">the question-and-answer period after Johnson’s testimony to speak. </text:p>
        <text:p text:style-name="P3"/>
        <text:p text:style-name="P4">Lieberman directed his first comment to White, stating that the clip he had </text:p>
        <text:p text:style-name="P4">seen of a woman being attacked in Night Trap was “gratuitous and offensive </text:p>
        <text:p text:style-name="P4">and ought not to be available to people in our society.”' 8 White responded by </text:p>
        <text:p text:style-name="P4">reiterating his message about the market maturing and the importance of </text:p>
        <text:p text:style-name="P3"/>
        <text:p text:style-name="P3"/>
        <text:p text:style-name="P4">* In fairness, a 1991 suit between Sega of America and a game manufacturer called </text:p>
        <text:p text:style-name="P4">RazorSoft centered on a game called Stormlord, which Sega rejected because it contained </text:p>
        <text:p text:style-name="P4">statues of naked women. </text:p>
        <text:p text:style-name="P3"/>
        <text:p text:style-name="P3"/>
        <text:p text:style-name="P3"/>
        <text:p text:style-name="P4">4 J 6 Moral Kombat </text:p>
        <text:p text:style-name="P3"/>
        <text:p text:style-name="P3"/>
        <text:p text:style-name="P4">ratings. Senator Lieberman continued to pick at White, pinning him down on </text:p>
        <text:p text:style-name="P4">whether or not Night Trap was a product for adults, then pointing out that if it </text:p>
        <text:p text:style-name="P4">was indeed being marketed only to adults, Sega should be obliged to enforce </text:p>
        <text:p text:style-name="P4">the ratings. He then proceeded to show the commercial for Mortal Kombat and </text:p>
        <text:p text:style-name="P4">commented that the boy in the commercial appeared to be under thirteen </text:p>
        <text:p text:style-name="P4">years of age—too young to buy the game, according to Sega’s ratings. </text:p>
        <text:p text:style-name="P3"/>
        <text:p text:style-name="P4">Senator Lieberman then turned to Lincoln and threw him a softball ques¬ </text:p>
        <text:p text:style-name="P4">tion. After faintly praising Nintendo for its limited self-regulation, he asked if </text:p>
        <text:p text:style-name="P4">Nintendo would be willing to display ratings on advertisements and in bro¬ </text:p>
        <text:p text:style-name="P4">chures as well as on games. Lincoln said he would, then changed the subject. </text:p>
        <text:p text:style-name="P3"/>
        <text:p text:style-name="P4">Let me make just a couple of other points, i can’t sit here and allow you to be </text:p>
        <text:p text:style-name="P4">told that somehow the video game business has been transformed today </text:p>
        <text:p text:style-name="P4">from children to adults. It hasn’t been, and Mr. White, who is a former </text:p>
        <text:p text:style-name="P4">Nintendo employee, knows the demographics as well as I do. </text:p>
        <text:p text:style-name="P3"/>
        <text:p text:style-name="P4">Furthermore, I can’t let you sit here and buy this nonsense that this Sega </text:p>
        <text:p text:style-name="P4">Night Trap game was somehow only meant for adults. </text:p>
        <text:p text:style-name="P3"/>
        <text:p text:style-name="P4">The fact of the matter is this is a copy of the packaging. There was no </text:p>
        <text:p text:style-name="P4">rating on this game at all when the game was introduced. Small children </text:p>
        <text:p text:style-name="P4">bought this at Toys "R" Us, and he knows that as well as I do. When they </text:p>
        <text:p text:style-name="P4">started getting heat about this game, then they adopted the rating system </text:p>
        <text:p text:style-name="P4">and put ratings on it.' 9 </text:p>
        <text:p text:style-name="P3"/>
        <text:p text:style-name="P5">—<text:span text:style-name="T13">Howard Lincoln </text:span></text:p>
        <text:p text:style-name="P3"/>
        <text:p text:style-name="P4">What could Lieberman say? He thanked Lincoln for his “forthrightness” and </text:p>
        <text:p text:style-name="P4">praised Nintendo for “having been a damn sight better than the competition.” </text:p>
        <text:p text:style-name="P3"/>
        <text:p text:style-name="P4">Well, the truth is that those statistics were very true and I think Howard knew </text:p>
        <text:p text:style-name="P4">those statistics were true. He would have to if they kept the same records that </text:p>
        <text:p text:style-name="P4">we kept. And having worked there [Nintendo], I imagine they did. Those </text:p>
        <text:p text:style-name="P4">were the primary player demographics that we measured, based on war¬ </text:p>
        <text:p text:style-name="P4">ranty card returns from our games, both software and hardware. And they </text:p>
        <text:p text:style-name="P4">represent the actual reported age of the people that play the games. </text:p>
        <text:p text:style-name="P3"/>
        <text:p text:style-name="P3"/>
        <text:p text:style-name="P5">—<text:span text:style-name="T13">William "Bill” White </text:span></text:p>
        <text:p text:style-name="P3"/>
        <text:p text:style-name="P3"/>
        <text:p text:style-name="P3"/>
        <text:p text:style-name="P4">Moral Kombat 477 </text:p>
        <text:p text:style-name="P3"/>
        <text:p text:style-name="P3"/>
        <text:p text:style-name="P4">White shot back with a videotape showing violent games on Super NES. </text:p>
        <text:p text:style-name="P4">Nintendo’s self-regulation did not go far enough, he argued. At least, Sega </text:p>
        <text:p text:style-name="P4">games had ratings. The tug of war continued, with Lincoln pointing out that </text:p>
        <text:p text:style-name="P4">without enforcement, ratings would not keep violent games out of the hands </text:p>
        <text:p text:style-name="P4">of children and White stressing the importance of ratings. </text:p>
        <text:p text:style-name="P3"/>
        <text:p text:style-name="P4">One of the true highlights of the testimony, for me, was when after days of </text:p>
        <text:p text:style-name="P4">Nintendo claiming how pure they were in Lincoln’s sanctimonious testimony, </text:p>
        <text:p text:style-name="P3"/>
        <text:p text:style-name="P4">White pulls out the huge bazooka-like gun that Nintendo sold for use with </text:p>
        <text:p text:style-name="P4">the Super NES and asked Howard if this was what he meant by saying that </text:p>
        <text:p text:style-name="P4">Nintendo controlled the product it made and protected families and kids. </text:p>
        <text:p text:style-name="P3"/>
        <text:p text:style-name="P4">Howard was shaken, ashen, and furious. </text:p>
        <text:p text:style-name="P3"/>
        <text:p text:style-name="P5">—<text:span text:style-name="T13">Richard Brudvik-Lindner, former director of communications, </text:span></text:p>
        <text:p text:style-name="P3"/>
        <text:p text:style-name="P4">Sega of America </text:p>
        <text:p text:style-name="P3"/>
        <text:p text:style-name="P4">I really had not planned on taking Sega on, but it became such a delightful </text:p>
        <text:p text:style-name="P4">opportunity. It was broadcast twice on C-SPAN, and the part when I really </text:p>
        <text:p text:style-name="P4">took White on was broadcast on CNN. It was everywhere. I don’t remember </text:p>
        <text:p text:style-name="P4">what it was that he said, but it was so dumb. It just brought out the lawyer in </text:p>
        <text:p text:style-name="P4">me. I mean, it was a golden opportunity I couldn’t pass up. </text:p>
        <text:p text:style-name="P3"/>
        <text:p text:style-name="P5">—<text:span text:style-name="T13">Howard Lincoln </text:span></text:p>
        <text:p text:style-name="P3"/>
        <text:p text:style-name="P4">I was surprised when Howard Lincoln and Bill White went after each other like </text:p>
        <text:p text:style-name="P4">that. I thought that it looked awful. And I was surprised at the intensity of it. </text:p>
        <text:p text:style-name="P3"/>
        <text:p text:style-name="P4">I guess it gave me this message that this was obviously big business. </text:p>
        <text:p text:style-name="P3"/>
        <text:p text:style-name="P5">—<text:span text:style-name="T13">Senator Joseph Lieberman </text:span></text:p>
        <text:p text:style-name="P3"/>
        <text:p text:style-name="P4">The meeting continued, with Senators Lieberman, Kohl, and Dorgan ham¬ </text:p>
        <text:p text:style-name="P4">mering Bill White, until it finally adjourned at 1:52 f.m. Before closing the </text:p>
        <text:p text:style-name="P4">meeting, Senator Lieberman called for a second meeting to be held in Febru¬ </text:p>
        <text:p text:style-name="P4">ary to evaluate the industry’s progress toward adopting a rating system. </text:p>
        <text:p text:style-name="P3"/>
        <text:p text:style-name="P4">i In a lot of ways, the hearings really changed the industry. It was a coming of </text:p>
        <text:p text:style-name="P4">age for the industry. It really marked the arrival of Sega as the industry leader. </text:p>
        <text:p text:style-name="P3"/>
        <text:p text:style-name="P3"/>
        <text:p text:style-name="P3"/>
        <text:p text:style-name="P4">47 $ Moral Kombat </text:p>
        <text:p text:style-name="P3"/>
        <text:p text:style-name="P3"/>
        <text:p text:style-name="P4">It created alliances and engendered animosities that exist to this day. It also </text:p>
        <text:p text:style-name="P4">created the opportunity for the PC entertainment industry and the video game </text:p>
        <text:p text:style-name="P4">industry to check each other out and see if they could be married. It forced </text:p>
        <text:p text:style-name="P4">these companies to develop a political savvy that they never really had. </text:p>
        <text:p text:style-name="P3"/>
        <text:p text:style-name="P5">—<text:span text:style-name="T13">Richard Brudvik-Lindner </text:span></text:p>
        <text:p text:style-name="P3"/>
        <text:p text:style-name="P4">Many changes occurred during the three months between the first Sen¬ </text:p>
        <text:p text:style-name="P4">ate hearing in December and the much more serene second hearing on </text:p>
        <text:p text:style-name="P4">March 4, 1994. Howard Lincoln was promoted to chairman of Nintendo of </text:p>
        <text:p text:style-name="P4">America, making him co-equal with Nintendo of America president Minoru </text:p>
        <text:p text:style-name="P4">Arakawa. Work had begun on a rating system. Despite Sega’s suggestion that </text:p>
        <text:p text:style-name="P4">the industry adopt its system, a new one was being created. Also, largely as </text:p>
        <text:p text:style-name="P4">a result of the publicity generated by the hearings, Night Trap had sold out </text:p>
        <text:p text:style-name="P4">all across the country. Sega CD had never been more than a niche product, </text:p>
        <text:p text:style-name="P4">with approximately 250,000 units sold in the United States. Had it not been </text:p>
        <text:p text:style-name="P4">for the hearings, Night Trap would have vanished as just another forgotten </text:p>
        <text:p text:style-name="P4">Sega CD game. Given new publicity from the hearings, it was later rereleased </text:p>
        <text:p text:style-name="P4">for both PCs and 32X. </text:p>
        <text:p text:style-name="P3"/>
        <text:p text:style-name="P4">Sega wound up selling way more copies of MKi, probably as a result of the </text:p>
        <text:p text:style-name="P4">hearings. Night Trap came back to life. You know, I sold 50,000 units of </text:p>
        <text:p text:style-name="P4">Night Trap a week after those hearings. </text:p>
        <text:p text:style-name="P3"/>
        <text:p text:style-name="P5">—<text:span text:style-name="T13">Tom Zito </text:span></text:p>
        <text:p text:style-name="P3"/>
        <text:p text:style-name="P3"/>
        <text:p text:style-name="P4">New Organizations </text:p>
        <text:p text:style-name="P3"/>
        <text:p text:style-name="P3"/>
        <text:p text:style-name="P4">Two things became obvious to people pretty quickly. One was that the in¬ </text:p>
        <text:p text:style-name="P4">dustry ought to attempt to come up with a self-regulatory response to </text:p>
        <text:p text:style-name="P4">congressional concerns about content; and the second was that it ought to </text:p>
        <text:p text:style-name="P4">consider creating a trade association to represent its interests, not just in </text:p>
        <text:p text:style-name="P4">Washington and at the state level but in a variety of forms. </text:p>
        <text:p text:style-name="P3"/>
        <text:p text:style-name="P5">—<text:span text:style-name="T13">Douglas Lowenstein, president, Interactive Digital Software Association </text:span></text:p>
        <text:p text:style-name="P3"/>
        <text:p text:style-name="P3"/>
        <text:p text:style-name="P3"/>
        <text:p text:style-name="P4">Moral Kombat 479 </text:p>
        <text:p text:style-name="P3"/>
        <text:p text:style-name="P3"/>
        <text:p text:style-name="P4">Two organizations were formed as a result of the hearings. In 1994, game com¬ </text:p>
        <text:p text:style-name="P4">pany executives decided that they had better create their own trade </text:p>
        <text:p text:style-name="P4">organization rather than depend on the Software Publishers Association. </text:p>
        <text:p text:style-name="P3"/>
        <text:p text:style-name="P4">Seven industry leaders met to discuss the formation of the organization: </text:p>
        <text:p text:style-name="P4">Nintendo, Sega, Acclaim, Electronic Arts, Phillips, Atari, and 3DO. The meet¬ </text:p>
        <text:p text:style-name="P4">ings, intense and private, took place over a six-week period, punctuated with </text:p>
        <text:p text:style-name="P4">hostile power struggles between Nintendo and Sega. The fighting eventually </text:p>
        <text:p text:style-name="P4">led to compromise and the creation of the Interactive Digital Software Asso¬ </text:p>
        <text:p text:style-name="P4">ciation (IDSA), the interactive entertainment industry’s own dedicated trade </text:p>
        <text:p text:style-name="P4">and lobbying organization, headed by a seasoned Washington, D.C., veteran </text:p>
        <text:p text:style-name="P4">named Douglas Lowenstein. In later years, the IDSA would prove to be very </text:p>
        <text:p text:style-name="P4">effective when the industry was under siege. </text:p>
        <text:p text:style-name="P3"/>
        <text:p text:style-name="P4">The creation of the rating system did not proceed without battles. In the </text:p>
        <text:p text:style-name="P4">beginning, Sega executives wanted the entire industry to adopt their rating </text:p>
        <text:p text:style-name="P4">system. When it became obvious that Nintendo and several other companies </text:p>
        <text:p text:style-name="P4">would not use the Sega rating system, Sega took a leading role in trying to </text:p>
        <text:p text:style-name="P4">establish a new system that would be mutually acceptable. Even this did not </text:p>
        <text:p text:style-name="P4">end the fighting. Several computer game publishers created their own rating </text:p>
        <text:p text:style-name="P4">system, which they used for more than a year before eventually accepting the </text:p>
        <text:p text:style-name="P4">video game ratings. </text:p>
        <text:p text:style-name="P3"/>
        <text:p text:style-name="P4">Well, I think the real reason they didn’t go with Sega’s rating system was </text:p>
        <text:p text:style-name="P4">that it was Sega’s rating system and ... at the time the notion of Nintendo </text:p>
        <text:p text:style-name="P4">and Sony as fierce competitors, with Sega adopting a system identified with </text:p>
        <text:p text:style-name="P4">Sega's product, was. . . that was very unpalatable. </text:p>
        <text:p text:style-name="P3"/>
        <text:p text:style-name="P5">—<text:span text:style-name="T13">Douglas Lowenstein </text:span></text:p>
        <text:p text:style-name="P3"/>
        <text:p text:style-name="P3"/>
        <text:p text:style-name="P4">It’s somewhat ironic that Sega was criticized the way it was, for having actu¬ </text:p>
        <text:p text:style-name="P4">ally taken a lead in producing a rating system that would provide the very </text:p>
        <text:p text:style-name="P4">information that the senators wanted to see on every package across the </text:p>
        <text:p text:style-name="P4">industry. I think Sega should have been congratulated publicly for having </text:p>
        <text:p text:style-name="P4">taken a lead in establishing ratings for games, albeit amongst games that </text:p>
        <text:p text:style-name="P4">were proprietary or running on Sega platforms. And, of course, Sega was </text:p>
        <text:p text:style-name="P3"/>
        <text:p text:style-name="P3"/>
        <text:p text:style-name="P3"/>
        <text:p text:style-name="P4">480 Moral Kombat </text:p>
        <text:p text:style-name="P3"/>
        <text:p text:style-name="P3"/>
        <text:p text:style-name="P4">instrumental in the formation of IDSA and was very proactive in helping bring </text:p>
        <text:p text:style-name="P4">the industry into compliance with Senator Lieberman’s requests. </text:p>
        <text:p text:style-name="P3"/>
        <text:p text:style-name="P4">-William "Bill” White </text:p>
        <text:p text:style-name="P3"/>
        <text:p text:style-name="P3"/>
        <text:p text:style-name="P4">Video game makers also created the Entertainment Software Rating Board </text:p>
        <text:p text:style-name="P4">(ESRB), an independent organization to rate games. Led by Dr. Arthur Pober, </text:p>
        <text:p text:style-name="P4">a highly respected educator, the ESRB won rave reviews when it presented its </text:p>
        <text:p text:style-name="P4">rating system to Senators Lieberman and Kohl. Though they resisted at first, </text:p>
        <text:p text:style-name="P4">computer game makers eventually adopted the IDSA’s rating system, which </text:p>
        <text:p text:style-name="P4">reinforced the industry’s new unity. </text:p>
        <text:p text:style-name="P3"/>
        <text:p text:style-name="P4">At Williams Manufacturing, Ed Boon and John Tobias made a modification </text:p>
        <text:p text:style-name="P4">to their basic game formula as they created Mortal Kombat 2. They kept the </text:p>
        <text:p text:style-name="P4">blood, brutality, and fatalities, but they also added a new kind of finishing </text:p>
        <text:p text:style-name="P4">move called “friendship.” Friendships worked very much like fatalities—if a </text:p>
        <text:p text:style-name="P4">player defeated an opponent for two rounds, the opponent would stand dazed </text:p>
        <text:p text:style-name="P4">for a few seconds, during which time players had to tap in the right combina¬ </text:p>
        <text:p text:style-name="P4">tion with their joystick and buttons. If the code was done correctly, instead of </text:p>
        <text:p text:style-name="P4">destroying the opponent in some gory way, the victor would give him a cake, </text:p>
        <text:p text:style-name="P4">a doll, or some other gift as the word friendship appeared across the top of the </text:p>
        <text:p text:style-name="P4">screen in rainbow colors. </text:p>
        <text:p text:style-name="P3"/>
        <text:p text:style-name="P4">The "friendships” were a result of the hearings. They were put in specifically </text:p>
        <text:p text:style-name="P4">because we were getting so much publicity because of the violence in the </text:p>
        <text:p text:style-name="P4">game and stuff. We just thought we’d offset the fatalities with friendships. </text:p>
        <text:p text:style-name="P3"/>
        <text:p text:style-name="P5">—<text:span text:style-name="T13">John Tobias </text:span></text:p>
        <text:p text:style-name="P3"/>
        <text:p text:style-name="P4">With the ratings in place, Howard Lincoln and Minoru Arakawa decided </text:p>
        <text:p text:style-name="P4">that Nintendo no longer needed to sanitize games the way it had in the past. </text:p>
        <text:p text:style-name="P4">The Super NES version of Mortal Kombat 2 contained as many fatalities and </text:p>
        <text:p text:style-name="P4">friendships as Sega’s. This time, it sold better than the Genesis version. </text:p>
        <text:p text:style-name="P3"/>
        <text:p text:style-name="P3"/>
        <text:p text:style-name="P3"/>
        <text:p text:style-name="P3"/>
        <text:p text:style-name="P4">The “Next'’ Generation </text:p>
        <text:p text:style-name="P3"/>
        <text:p text:style-name="P4">(Part 1) </text:p>
        <text:p text:style-name="P3"/>
        <text:p text:style-name="P3"/>
        <text:p text:style-name="P4">Sega is sending a very confusing message to the customer, saying: "Buy Genesis," "now </text:p>
        <text:p text:style-name="P4">it’s Game Gear," "no, actually it’s Sega CD,” "no, it’s 32X,” "forget all of that stuff, it’s </text:p>
        <text:p text:style-name="P4">Saturn,” "maybe it’s Titan,” "how about Pico.” </text:p>
        <text:p text:style-name="P3"/>
        <text:p text:style-name="P5">—<text:span text:style-name="T13">Trip Hawkins, founder, the 3DO Company </text:span></text:p>
        <text:p text:style-name="P3"/>
        <text:p text:style-name="P4">3DO a good value at $299? I’ll sell you mine. </text:p>
        <text:p text:style-name="P3"/>
        <text:p text:style-name="P5">—<text:span text:style-name="T13">Tim Stamper, cofounder, Rare, Ltd. </text:span></text:p>
        <text:p text:style-name="P3"/>
        <text:p text:style-name="P3"/>
        <text:p text:style-name="P3"/>
        <text:p text:style-name="P4">2,8 2 The "Next" Generation (Parti) </text:p>
        <text:p text:style-name="P3"/>
        <text:p text:style-name="P3"/>
        <text:p text:style-name="P4">You Oughta ie in Pictures </text:p>
        <text:p text:style-name="P3"/>
        <text:p text:style-name="P4">Both Nintendo and Sega spun hit cartoon shows off their mascots. Nintendo </text:p>
        <text:p text:style-name="P4">went even further and worked on two movies: The Wizard, starring Fred Sav¬ </text:p>
        <text:p text:style-name="P4">age; and Super Mario Bros., with Bob Hoskins playing the title role. Neither movie </text:p>
        <text:p text:style-name="P4">left much of a mark at the box office. </text:p>
        <text:p text:style-name="P3"/>
        <text:p text:style-name="P4">Sega’s introduction into the film world is less well known and a bit more </text:p>
        <text:p text:style-name="P4">brutal. In 1994, Shenobu Toyoda, vice president of licensing at Sega of America, </text:p>
        <text:p text:style-name="P4">signed the company up as a sponsor of Robert Redford’s Sundance Film Festi¬ </text:p>
        <text:p text:style-name="P4">val. Toyoda, who was said to be more interested in movies than games, saw </text:p>
        <text:p text:style-name="P4">convergence between the two media on the horizon, due largely to Sega CD. By </text:p>
        <text:p text:style-name="P4">sponsoring the film festival, he hoped to create some inroads into the industry. </text:p>
        <text:p text:style-name="P3"/>
        <text:p text:style-name="P4">We were a significant sponsor of the Sundance Film Festival. These were heady </text:p>
        <text:p text:style-name="P4">times at Sega. This was a time period in which we really could see the merg¬ </text:p>
        <text:p text:style-name="P4">ing of Hollywood and the filmmaking industry with the video game industry. </text:p>
        <text:p text:style-name="P3"/>
        <text:p text:style-name="P4">We had the Sega CD, and we were the leading proponent of that marriage </text:p>
        <text:p text:style-name="P4">from the video game industry side. </text:p>
        <text:p text:style-name="P3"/>
        <text:p text:style-name="P4">On top of all of that, it was really kind of a vision thing for Shenobu. A lot </text:p>
        <text:p text:style-name="P4">of people talk about his fascination or maybe his kind of... he was awe¬ </text:p>
        <text:p text:style-name="P4">struck by Hollywood. </text:p>
        <text:p text:style-name="P3"/>
        <text:p text:style-name="P5">—<text:span text:style-name="T13">Richard Brudvik-Lindner, former director of public relations, </text:span></text:p>
        <text:p text:style-name="P3"/>
        <text:p text:style-name="P4">Sega of America </text:p>
        <text:p text:style-name="P3"/>
        <text:p text:style-name="P4">Before the festival began, Sega rented an enormous estate outside of Park </text:p>
        <text:p text:style-name="P4">City, the Utah ski resort where the Sundance Film Festival is held. Although </text:p>
        <text:p text:style-name="P4">CEO Tom Kalinske did not attend and Toyoda only made a brief appearance, </text:p>
        <text:p text:style-name="P4">Sega sent a top-tier team that included Richard Brudvik-Lindner, director of </text:p>
        <text:p text:style-name="P4">communications; Michaelene Cristini Risley, group director of licensing and </text:p>
        <text:p text:style-name="P4">character development; and Joe Miller, head of research and development. </text:p>
        <text:p text:style-name="P3"/>
        <text:p text:style-name="P4">As one of the sponsors of the festival, Sega was invited to make a presenta¬ </text:p>
        <text:p text:style-name="P4">tion one evening. Miller was to deliver a speech and show video clips of games </text:p>
        <text:p text:style-name="P4">under development, after which there would be a reception. Knowing of the </text:p>
        <text:p text:style-name="P5">“<text:span text:style-name="T13">politically correct” attitude that prevailed in Hollywood, Lindner decided to </text:span></text:p>
        <text:p text:style-name="P4">have Miller put an emphasis on Ecco the Dolphin, in an effort to show that there </text:p>
        <text:p text:style-name="P3"/>
        <text:p text:style-name="P3"/>
        <text:p text:style-name="P3"/>
        <text:p text:style-name="P4">The "Next” Generation (fart i) 483 </text:p>
        <text:p text:style-name="P3"/>
        <text:p text:style-name="P3"/>
        <text:p text:style-name="P4">was more to video games than simple shoot-’em-ups. After making his pre¬ </text:p>
        <text:p text:style-name="P4">sentation, Miller opened the meeting for questions. He had expected a little </text:p>
        <text:p text:style-name="P4">animosity—what he got, however, verged on hostility. Members of the Screen¬ </text:p>
        <text:p text:style-name="P4">writers Guild and other trade organizations pounded him through the entire </text:p>
        <text:p text:style-name="P4">session with questions about how game makers would work with unions and </text:p>
        <text:p text:style-name="P4">whether game designers got adequate credit for their work. </text:p>
        <text:p text:style-name="P3"/>
        <text:p text:style-name="P4">The storm continued as the presentation ended and the reception began. </text:p>
        <text:p text:style-name="P4">Screenwriters and other movie people besieged the members of the Sega team. </text:p>
        <text:p text:style-name="P3"/>
        <text:p text:style-name="P4">The questioning just continued, so much so, that I think most of the contin¬ </text:p>
        <text:p text:style-name="P4">gent of Sega people felt under attack. I noticed the Sega people getting </text:p>
        <text:p text:style-name="P4">more and more compacted together in this little group, and it was like they </text:p>
        <text:p text:style-name="P4">were surrounded. It got so bad that they wanted to leave before the recep¬ </text:p>
        <text:p text:style-name="P4">tion was done. </text:p>
        <text:p text:style-name="P3"/>
        <text:p text:style-name="P4">I remember stopping joe Miller in the parking lot and saying, "You need </text:p>
        <text:p text:style-name="P4">to get back in there, these people don’t understand the vision. ” I tried to get </text:p>
        <text:p text:style-name="P4">our guys to go back in there and be advocates and extol the vision. And I </text:p>
        <text:p text:style-name="P4">remember looking at Joe and Michaelene and some of the other folks who </text:p>
        <text:p text:style-name="P4">were there in the parking lot with me and seeing something that was almost </text:p>
        <text:p text:style-name="P4">like fear in their eyes. They kind of looked at me, they considered going back </text:p>
        <text:p text:style-name="P4">for a fraction of a second, then they said "no,” and we all got in our Chevy </text:p>
        <text:p text:style-name="P4">Suburban and drove off. </text:p>
        <text:p text:style-name="P3"/>
        <text:p text:style-name="P5">—<text:span text:style-name="T13">Richard Brudvik-Lindner </text:span></text:p>
        <text:p text:style-name="P3"/>
        <text:p text:style-name="P3"/>
        <text:p text:style-name="P4">New and Old Contenders </text:p>
        <text:p text:style-name="P3"/>
        <text:p text:style-name="P4">America’s 3DO already has an advanced games machine on the market, </text:p>
        <text:p text:style-name="P4">though at a whopping $699. Atari will launch its Jaguar later this year; </text:p>
        <text:p text:style-name="P4">Sony has set up a new joint venture to market a 32-bit machine. Sega has </text:p>
        <text:p text:style-name="P4">teamed up with Hitachi to develop new machines. 1 </text:p>
        <text:p text:style-name="P3"/>
        <text:p text:style-name="P4">A number of historically insignificant consoles came out during the 16-bit </text:p>
        <text:p text:style-name="P4">era: a Japanese game manufacturer named SNK released a CD version of </text:p>
        <text:p text:style-name="P4">NeoGeo, Philips released an overpriced education/entertainment deck called </text:p>
        <text:p text:style-name="P3"/>
        <text:p text:style-name="P3"/>
        <text:p text:style-name="P3"/>
        <text:p text:style-name="P4">4S4 The "Next” Generation (Parti) </text:p>
        <text:p text:style-name="P3"/>
        <text:p text:style-name="P3"/>
        <text:p text:style-name="P4">CD-i, and Sega released new reiterations of its CD product. Then, in October </text:p>
        <text:p text:style-name="P4">1993, Matsushita (a.k.a. Panasonic) released a CD-based game console called </text:p>
        <text:p text:style-name="P4">the REAL 3DO Multiplayer. The introduction of 3DO marked the birth of the </text:p>
        <text:p text:style-name="P4">next generation of video game hardware. </text:p>
        <text:p text:style-name="P3"/>
        <text:p text:style-name="P4">The 3DO Multiplayer was the result of an interesting experiment in market¬ </text:p>
        <text:p text:style-name="P4">ing economics, a partnership in which one company provided all of the </text:p>
        <text:p text:style-name="P4">technology while another provided the manufacturing—both without paying </text:p>
        <text:p text:style-name="P4">each other. The hardware itself was the creation of RJ Meal and Dave Needle, </text:p>
        <text:p text:style-name="P4">the same team of Amiga-veterans that developed the Lynx. Disappointed with </text:p>
        <text:p text:style-name="P4">the failure of Lynx, and furious at Atari for its poor handling of the product, </text:p>
        <text:p text:style-name="P4">Mical and Needle left Epyx and began working on their next invention the very </text:p>
        <text:p text:style-name="P4">next day. Meeting in a restaurant, they discussed possibilities for future plans. </text:p>
        <text:p text:style-name="P4">When they landed upon the idea of a truly breakthrough game console, they </text:p>
        <text:p text:style-name="P4">sketched out the needed components on a napkin right at their table. </text:p>
        <text:p text:style-name="P3"/>
        <text:p text:style-name="P4">Mapping out the hardware was easy enough—building it would be a different </text:p>
        <text:p text:style-name="P4">story. To do so, they would need capital and preferably an investor who would </text:p>
        <text:p text:style-name="P4">purchase the hardware rather than just help design it. They turned to Sega. </text:p>
        <text:p text:style-name="P3"/>
        <text:p text:style-name="P4">Dave Morris, who replaced me briefly as president of Epyx, came to me with </text:p>
        <text:p text:style-name="P4">RJ and Dave Needle when I was president of Sega. They presented to me the </text:p>
        <text:p text:style-name="P4">concept of paying them $2 million and giving them two years to develop the </text:p>
        <text:p text:style-name="P4">next "ultimate revolutionary” video game system; and I was all for it, based </text:p>
        <text:p text:style-name="P4">on their credentials, because they had developed the Amiga computer and </text:p>
        <text:p text:style-name="P4">they had developed Lynx. I had just paid $1.7 million dollars to Joe Montana </text:p>
        <text:p text:style-name="P4">to get his picture on a game. I thought it was nothing to pay $2 million to get </text:p>
        <text:p text:style-name="P4">the next hardware system developed. </text:p>
        <text:p text:style-name="P3"/>
        <text:p text:style-name="P4">So I recommended that they go to Japan, which they did two or three </text:p>
        <text:p text:style-name="P4">times, and present their concept to Nakayama. They were turned down. </text:p>
        <text:p text:style-name="P3"/>
        <text:p text:style-name="P5">—<text:span text:style-name="T13">Michael Katz, former CEO, Sega of America </text:span></text:p>
        <text:p text:style-name="P3"/>
        <text:p text:style-name="P4">One of the next people they met with was Trip Hawkins, the founder of </text:p>
        <text:p text:style-name="P4">Electronic Arts. Intelligent and ever fascinated by technology, Hawkins made </text:p>
        <text:p text:style-name="P4">a good audience for their presentation. As the CEO of a major computer and </text:p>
        <text:p text:style-name="P4">video game company, he understood the industry and had an army of con¬ </text:p>
        <text:p text:style-name="P4">tacts throughout Silicon Valley. And he would need them. Buying into Mical </text:p>
        <text:p text:style-name="P3"/>
        <text:p text:style-name="P3"/>
        <text:p text:style-name="P3"/>
        <text:p text:style-name="P4">The "Next” Generation (Parti) 4®5 </text:p>
        <text:p text:style-name="P3"/>
        <text:p text:style-name="P3"/>
        <text:p text:style-name="P4">and Needle’s project meant more than breaking into the console market; it </text:p>
        <text:p text:style-name="P4">meant taking on Nintendo and Sega. Anybody who signed on with Mical and </text:p>
        <text:p text:style-name="P4">Needle would need to be as much an evangelist as a venture capitalist. Trendy, </text:p>
        <text:p text:style-name="P4">witty, charismatic, and known throughout the high-tech world as the ulti¬ </text:p>
        <text:p text:style-name="P4">mate salesman, Hawkins was a perfect fit. </text:p>
        <text:p text:style-name="P3"/>
        <text:p text:style-name="P4">Taking 3DO from concept to reality was a lengthy and difficult process that </text:p>
        <text:p text:style-name="P4">required a large team. Looking back at everything that went into making the </text:p>
        <text:p text:style-name="P4">console, RJ Mical would later remark that “It took 17 people to design the </text:p>
        <text:p text:style-name="P4">Amiga. It took just Dave and me to design the Lynx, and we came in under </text:p>
        <text:p text:style-name="P4">budget. Turning the genesis of an idea into the reality of the 3DO took a small </text:p>
        <text:p text:style-name="P4">army. On the other hand ... it was a small army.” </text:p>
        <text:p text:style-name="P3"/>
        <text:p text:style-name="P4">Dave Needle, the hardware side of the Mical and Needle development team, </text:p>
        <text:p text:style-name="P4">had created a brilliant machine. Their console played games, music, and pho¬ </text:p>
        <text:p text:style-name="P4">tographs on CD-ROM, hence the name “Multiplayer.” It was built around a </text:p>
        <text:p text:style-name="P4">32-bit ARM 60 RISC processing chip and featured 3 megabytes of memory. </text:p>
        <text:p text:style-name="P4">Unfortunately, time and the rapid evolution of technology had conspired </text:p>
        <text:p text:style-name="P4">against them. Shortly after Needle and Mical completed their work, a break¬ </text:p>
        <text:p text:style-name="P4">through in chip design made floating-point technology, an efficient way of </text:p>
        <text:p text:style-name="P4">making calculations for 3D graphics, more affordable for later consoles. </text:p>
        <text:p text:style-name="P3"/>
        <text:p text:style-name="P4">Floating-point capability is something that we would have had to add at </text:p>
        <text:p text:style-name="P4">extra cost and might jeopardize the size of the chip.... Low-cost processors </text:p>
        <text:p text:style-name="P4">typically did not have floating-point capability until very recently. Then it </text:p>
        <text:p text:style-name="P4">finally became cheap enough and common enough to become available for </text:p>
        <text:p text:style-name="P4">use in video game machines. </text:p>
        <text:p text:style-name="P3"/>
        <text:p text:style-name="P4">It would have speeded up the polygon calculations, but I don’t really </text:p>
        <text:p text:style-name="P4">think that that makes a hell of a lot of difference, to be honest. </text:p>
        <text:p text:style-name="P3"/>
        <text:p text:style-name="P5">—<text:span text:style-name="T13">Trip Hawkins </text:span></text:p>
        <text:p text:style-name="P3"/>
        <text:p text:style-name="P4">From the start, Hawkins wanted to do things differently from other game </text:p>
        <text:p text:style-name="P4">companies. Nintendo and Sega manufactured their own hardware, while </text:p>
        <text:p text:style-name="P4">Hawkins wanted to create a hardware standard and license it out to electron¬ </text:p>
        <text:p text:style-name="P4">ics manufacturers. Nor did he want to publish games for his new console. In </text:p>
        <text:p text:style-name="P4">Hawkins’s business model, he would simply develop the finest technology on </text:p>
        <text:p text:style-name="P4">the market, and his profits would come from licensing that technology to </text:p>
        <text:p text:style-name="P3"/>
        <text:p text:style-name="P3"/>
        <text:p text:style-name="P3"/>
        <text:p text:style-name="P4">486 lie "Next" Generation (Parti) </text:p>
        <text:p text:style-name="P3"/>
        <text:p text:style-name="P3"/>
        <text:p text:style-name="P4">others. As the console went into development, Hawkins’s strategy seemed to </text:p>
        <text:p text:style-name="P4">be working. Panasonic, Sanyo, AT&amp;T, Creative Labs, and Gold Star all expressed </text:p>
        <text:p text:style-name="P4">interest in manufacturing hardware based on the new console’s architecture. </text:p>
        <text:p text:style-name="P4">More than eighty companies, including Activision, LucasArts, and Microprose, </text:p>
        <text:p text:style-name="P4">signed on to make games for it. Since Hawkins was the head of Electronic Arts </text:p>
        <text:p text:style-name="P4">and some of the early development had been handled internally, there was </text:p>
        <text:p text:style-name="P4">never any question about whether Electronic Arts would support it. </text:p>
        <text:p text:style-name="P3"/>
        <text:p text:style-name="P4">The creation of 3DO was shrouded in mystery to me. It felt pretty bitter. Trip </text:p>
        <text:p text:style-name="P4">Hawkins started the 3DO stuff internally and I think there were some real </text:p>
        <text:p text:style-name="P4">issues; but I’m not sure exactly what all went down. </text:p>
        <text:p text:style-name="P3"/>
        <text:p text:style-name="P5">—<text:span text:style-name="T13">Don Traeger, former employee, Electronic Arts </text:span></text:p>
        <text:p text:style-name="P3"/>
        <text:p text:style-name="P4">In the fall of 1993, Hawkins unveiled his 3DO game console to the press. Backed </text:p>
        <text:p text:style-name="P4">by Electronic Arts and headed by the electronics-entertainment world’s best sales¬ </text:p>
        <text:p text:style-name="P4">man , 3DO became the darling of Wall Street. Not everyone was impressed, however. </text:p>
        <text:p text:style-name="P4">Howard Lincoln, chairman of Nintendo, later said in an interview that he never </text:p>
        <text:p text:style-name="P4">worried about 3DO because of the way Hawkins set up the business model. </text:p>
        <text:p text:style-name="P3"/>
        <text:p text:style-name="P4">They violated, in my opinion, the cardinal rule. And that is that you cannot </text:p>
        <text:p text:style-name="P4">rely on other people to make good games for your system. It’s nice to think </text:p>
        <text:p text:style-name="P4">that they can, but these hardware systems need first-class software, and you </text:p>
        <text:p text:style-name="P4">have to do it yourself. The model just didn’t work. </text:p>
        <text:p text:style-name="P3"/>
        <text:p text:style-name="P5">—<text:span text:style-name="T13">Howard Lincoln, former chairman, Nintendo of America </text:span></text:p>
        <text:p text:style-name="P3"/>
        <text:p text:style-name="P4">I’d like to think that we would have had the smarts at Sega to market the 3DO </text:p>
        <text:p text:style-name="P4">in the conventional, successful way and not create this, if you’ll forgive the </text:p>
        <text:p text:style-name="P4">expression, ridiculous new model that Trip came up with of how to market </text:p>
        <text:p text:style-name="P4">and sell 3DO. I mean, not manufacturing the hardware himself and licensing </text:p>
        <text:p text:style-name="P4">the technology to other people—it’s ridiculous. Why would more than one </text:p>
        <text:p text:style-name="P4">company want to compete against someone else with exactly the same prod¬ </text:p>
        <text:p text:style-name="P4">uct? Why would a retailer want to buy the same product from more than one </text:p>
        <text:p text:style-name="P4">company? Everyone in the industry thought that was ludicrous. </text:p>
        <text:p text:style-name="P3"/>
        <text:p text:style-name="P3"/>
        <text:p text:style-name="P5">■<text:span text:style-name="T13">Michael Katz </text:span></text:p>
        <text:p text:style-name="P3"/>
        <text:p text:style-name="P3"/>
        <text:p text:style-name="P3"/>
        <text:p text:style-name="P4">The "Next” Generation (Parti) 4®7 </text:p>
        <text:p text:style-name="P3"/>
        <text:p text:style-name="P3"/>
        <text:p text:style-name="P4">Behind the scenes, 3DO suffered from a bit of an identity crisis. Hawkins, whose </text:p>
        <text:p text:style-name="P4">background was in software, forgot some of the cardinal rules of video games. He </text:p>
        <text:p text:style-name="P4">decided to price the Multiplayer at $699, more than four times the price of Super </text:p>
        <text:p text:style-name="P4">NES or Genesis. A Commodore computer inspired this steep price. Remember¬ </text:p>
        <text:p text:style-name="P4">ing that Commodore had charged $700 for the complete Commodore 64 set up </text:p>
        <text:p text:style-name="P4">and feeling that his 3DO Multiplayer had many more capabilities than the Com¬ </text:p>
        <text:p text:style-name="P4">modore 64, Hawkins thought consumers would pay the same price. </text:p>
        <text:p text:style-name="P3"/>
        <text:p text:style-name="P4">Sadly, the work and technology that went into 3DO technology were par¬ </text:p>
        <text:p text:style-name="P4">tially overshadowed by the console’s poorly designed controllers. It came with </text:p>
        <text:p text:style-name="P4">flat, slender controllers that were reminiscent of the controllers on the Super </text:p>
        <text:p text:style-name="P4">NES. They had, however, one major flaw—the direction pad on the left side </text:p>
        <text:p text:style-name="P4">of the controller did not handle diagonal movement well. When consumers </text:p>
        <text:p text:style-name="P4">called in to complain about this problem, 3DO technicians suggested that </text:p>
        <text:p text:style-name="P4">they loosen the screws on the back of the controller. Although this fix helped </text:p>
        <text:p text:style-name="P4">diminish the problem, it did not completely solve it. </text:p>
        <text:p text:style-name="P3"/>
        <text:p text:style-name="P4">There was also some confusion about which game to pack in with the 3DO </text:p>
        <text:p text:style-name="P4">Multiplayer. Amazingly, the decision was made to bundle Shelly Duvall's A Bird's </text:p>
        <text:p text:style-name="P4">///t’with the game player that Hawkins was trying to market as a toy for so¬ </text:p>
        <text:p text:style-name="P4">phisticated adults. While Shelly Duvall’s A Bird’s Life was a respected piece of </text:p>
        <text:p text:style-name="P4">educational/entertainment software, it was a program meant to teach young </text:p>
        <text:p text:style-name="P4">children about birds. Fortunately, a company called Crystal Dynamics stepped </text:p>
        <text:p text:style-name="P4">in with an impressive new driving game called Crash TV Burn, which was ulti¬ </text:p>
        <text:p text:style-name="P4">mately selected to be the bundled software. Even with Crash TV Burn in the </text:p>
        <text:p text:style-name="P4">package, 3DO owners had little to play at launch. Few games were ready for </text:p>
        <text:p text:style-name="P4">the October launch of the 3DO Multiplayer, and only a space-flight game called </text:p>
        <text:p text:style-name="P4">Total Eclipse stood out as having much promise. </text:p>
        <text:p text:style-name="P3"/>
        <text:p text:style-name="P4">The public did not bite. According to one published prediction, only 125,000 </text:p>
        <text:p text:style-name="P4">units were sold in the United States in the entire first year. 2 Panasonic lowered </text:p>
        <text:p text:style-name="P4">the price of the 3DO REAL Multiplayer to $399.95 in 1994, but the initial ex¬ </text:p>
        <text:p text:style-name="P4">citement was already gone and sales remained low. In foreign markets, </text:p>
        <text:p text:style-name="P4">however, 3DO fared slightly better. Despite its “made in the U.S.A.” image, </text:p>
        <text:p text:style-name="P4">the 3DO Company actively pursued worldwide sales and ultimately sold more </text:p>
        <text:p text:style-name="P4">consoles in Asia than in the United States* </text:p>
        <text:p text:style-name="P3"/>
        <text:p text:style-name="P3"/>
        <text:p text:style-name="P4">* 3DO handled digitized video better than other game consoles. Some of the more popular items </text:p>
        <text:p text:style-name="P4">available in the Asian market, which were not available in the United States, were pornographic CDs. </text:p>
        <text:p text:style-name="P3"/>
        <text:p text:style-name="P3"/>
        <text:p text:style-name="P3"/>
        <text:p text:style-name="P4">488 The "Next” Generation (Patti) </text:p>
        <text:p text:style-name="P3"/>
        <text:p text:style-name="P3"/>
        <text:p text:style-name="P4">The first 3DO titles failed to demonstrate the superiority of its 32-bit technol- </text:p>
        <text:p text:style-name="P4">ogy. Over the next two years, Electronic Arts published games that highlighted </text:p>
        <text:p text:style-name="P4">3DO’s abilities and differentiated it from the competition. First a motorcycle </text:p>
        <text:p text:style-name="P4">combat racing game called Road Rash was ported to 3DO from Genesis. Then </text:p>
        <text:p text:style-name="P4">Electronic Arts followed up with a solid 3DO version of its titanic Madden NFL </text:p>
        <text:p text:style-name="P4">series. Tapping into the CD-ROM—based console’s strengths, the new version of </text:p>
        <text:p text:style-name="P4">Madden featured digitized footage of the former Oakland Raiders coach and larger, </text:p>
        <text:p text:style-name="P4">more detailed, players. Next, Electronic Arts published a 3DO version of FIFA </text:p>
        <text:p text:style-name="P4">International Soccer, with multiple camera angles, a truly 3D field, streaming play- </text:p>
        <text:p text:style-name="P4">by-play audio commentary, and a repertoire of special kicks and realistic moves. </text:p>
        <text:p text:style-name="P4">This was the game that would demonstrate just how impressive “next genera¬ </text:p>
        <text:p text:style-name="P4">tion” sports simulations could be. These games came out too late to save 3DO, </text:p>
        <text:p text:style-name="P4">however. By the time Electronic Arts finally teamed up with Car and Driver maga¬ </text:p>
        <text:p text:style-name="P4">zine to create a realistic auto-racing game called Needfor Speed, consumers had </text:p>
        <text:p text:style-name="P4">moved on. None of these games were available in 1993 and by the time they </text:p>
        <text:p text:style-name="P4">began appearing more regularly, 3DO had lost its momentum. </text:p>
        <text:p text:style-name="P3"/>
        <text:p text:style-name="P4">Atari’s Iasi Oat </text:p>
        <text:p text:style-name="P3"/>
        <text:p text:style-name="P4">In November 1993, Atari released one of the most controversial and ill-fated </text:p>
        <text:p text:style-name="P4">game consoles ever made. The system, called Jaguar, was a cartridge-based </text:p>
        <text:p text:style-name="P4">console with a Motorola CPU. Although Jaguar had only 16 megabits of RAM, </text:p>
        <text:p text:style-name="P4">it had two 64-bit RISC graphics processing chips. Atari marketed it as the first </text:p>
        <text:p text:style-name="P4">64-bit game console ever to hit the market, but competitors argued that it </text:p>
        <text:p text:style-name="P4">was really a 16-bit game console. </text:p>
        <text:p text:style-name="P3"/>
        <text:p text:style-name="P4">Their CPU is i6 bit. Ours is 32 bit, and our coprocessors are a lot more power¬ </text:p>
        <text:p text:style-name="P4">ful doing the graphics and sound. Atari has trouble getting good sound </text:p>
        <text:p text:style-name="P4">during game play because of how they set up their bus structure. It’s only </text:p>
        <text:p text:style-name="P4">because of an ambiguity in the law that they can even say 64 bit without </text:p>
        <text:p text:style-name="P4">having to explain what they mean. </text:p>
        <text:p text:style-name="P3"/>
        <text:p text:style-name="P5">—<text:span text:style-name="T13">Trip Hawkins </text:span></text:p>
        <text:p text:style-name="P3"/>
        <text:p text:style-name="P3"/>
        <text:p text:style-name="P4">Atari president Sam Tramiel faced a tough battle from the moment he an¬ </text:p>
        <text:p text:style-name="P4">nounced his new game console. His family’s hardball style of business had </text:p>
        <text:p text:style-name="P3"/>
        <text:p text:style-name="P3"/>
        <text:p text:style-name="P3"/>
        <text:p text:style-name="P4">The "Next” Generation (Parti) 4% </text:p>
        <text:p text:style-name="P3"/>
        <text:p text:style-name="P3"/>
        <text:p text:style-name="P4">alienated much of the industry. Many retailers refused to carry the new con¬ </text:p>
        <text:p text:style-name="P4">sole, and while more than 200 developers signed up to make games for Jaguar, </text:p>
        <text:p text:style-name="P4">very few software publishers ever came through with any games. Only five </text:p>
        <text:p text:style-name="P4">games were available when Atari released Jaguar. Despite promises that more </text:p>
        <text:p text:style-name="P4">games would be out by Christmas, it took months before Atari released new </text:p>
        <text:p text:style-name="P4">games. Even worse, those first few games, which included Cyhermorph, Crescent </text:p>
        <text:p text:style-name="P4">Galaxy, and Evolution: Dino Dudes, left consumers completely unimpressed. </text:p>
        <text:p text:style-name="P3"/>
        <text:p text:style-name="P4">Even taking into account the lack of games and the controversy surround¬ </text:p>
        <text:p text:style-name="P4">ing the processing chip, Jaguar had some marketing advantages over 3DO. </text:p>
        <text:p text:style-name="P4">Retailing at $249.95, it was far less expensive. Atari created a catchy advertis¬ </text:p>
        <text:p text:style-name="P4">ing campaign in which it instructed consumers to “do the math” when </text:p>
        <text:p text:style-name="P4">comparing Jaguar’s 64 bits to 3DO’s 32. Then there were the unique control¬ </text:p>
        <text:p text:style-name="P4">lers that appealed to some players, yet infuriated others. Jaguar controllers </text:p>
        <text:p text:style-name="P4">were fat and wide, with curved edges and rounded rolls along their bottom to </text:p>
        <text:p text:style-name="P4">create an ergonomic feel. The controller featured a number pad in its center, </text:p>
        <text:p text:style-name="P4">giving a “retro” nod to the days of ColecoVision and Intellivision. </text:p>
        <text:p text:style-name="P3"/>
        <text:p text:style-name="P4">Although Atari never solved the dearth of games issue, two British game </text:p>
        <text:p text:style-name="P4">designers appeared on the scene to give the system a couple of outstanding </text:p>
        <text:p text:style-name="P4">titles. The first was by Jeff Minter, a former Vic 20 designer, who was known </text:p>
        <text:p text:style-name="P4">throughout the industry as “The Yak.” Tempest2000, Minter’s first game, was a </text:p>
        <text:p text:style-name="P4">brilliant recreation of Dave Theurer’s coin-op classic, updated with shaded </text:p>
        <text:p text:style-name="P4">polygonal characters and a techno-rock soundtrack. With its great sound and </text:p>
        <text:p text:style-name="P4">fast action, Tempest 2000 proved that Jaguar could be a great game machine, </text:p>
        <text:p text:style-name="P4">given the right software. 2 * </text:p>
        <text:p text:style-name="P3"/>
        <text:p text:style-name="P4">Alien vs. Predator, Jaguar’s second big game, came from a British developer </text:p>
        <text:p text:style-name="P4">named Andrew Whitaker. Alien vs. Predator was a first-person shooting game of </text:p>
        <text:p text:style-name="P4">the Doom varietv that could be played from the perspective of the space para¬ </text:p>
        <text:p text:style-name="P4">sites from the movie Alien, the intergalactic hunter from the movie Predator, or </text:p>
        <text:p text:style-name="P4">a space marine. Each character had its own goals, strengths, and weaknesses. </text:p>
        <text:p text:style-name="P4">It took Whitaker seventeen months to create Alien vs. Predator. The hardware </text:p>
        <text:p text:style-name="P4">was not completed when he began work on the project, and Atari engineers </text:p>
        <text:p text:style-name="P4">changed their design four times during the time that he worked on the game. </text:p>
        <text:p text:style-name="P3"/>
        <text:p text:style-name="P3"/>
        <text:p text:style-name="P4">* Yes, for those of you who remember, I did give Tempest 2000 a D+ score in Electronic Games. </text:p>
        <text:p text:style-name="P4">What can I say, I repent. </text:p>
        <text:p text:style-name="P3"/>
        <text:p text:style-name="P3"/>
        <text:p text:style-name="P3"/>
        <text:p text:style-name="P4">490 The "Next” Generation (Part i) </text:p>
        <text:p text:style-name="P3"/>
        <text:p text:style-name="P3"/>
        <text:p text:style-name="P4">For every Alien vs. Predator or Tempest 2000 that appeared on Jaguar, there </text:p>
        <text:p text:style-name="P4">were many more games such as Kasumi Ninja: a weak attempt at emulating </text:p>
        <text:p text:style-name="P4">Mortal Kombat, with characters such as a Scottish brawler who shot fireballs at </text:p>
        <text:p text:style-name="P4">opponents from beneath his kilt. Despite outselling the $699 3DO in 1993, </text:p>
        <text:p text:style-name="P4">Jaguar fell behind 3DO in 1994. In an effort to salvage his sales, Tramiel even </text:p>
        <text:p text:style-name="P4">tried running television infomercials. </text:p>
        <text:p text:style-name="P3"/>
        <text:p text:style-name="P4">The Consufitiif Electronics Battleground </text:p>
        <text:p text:style-name="P3"/>
        <text:p text:style-name="P4">Chicago: Sega kept a low-profile at the June 23—25 Summer Consumer </text:p>
        <text:p text:style-name="P4">Electronics Show here—in the basement, to be exact—while archrival </text:p>
        <text:p text:style-name="P4">Nintendo was roaring like a 200-pound “Donkey Kong "gorilla in a massive </text:p>
        <text:p text:style-name="P4">exhibit-hall booth that literally could not be missed. 3 </text:p>
        <text:p text:style-name="P3"/>
        <text:p text:style-name="P4">The 1994 Summer Consumer Electronics Show (CES), held in Chicago, was </text:p>
        <text:p text:style-name="P4">the scene of grand battles, with Atari and 3DO claiming technical superiority </text:p>
        <text:p text:style-name="P4">while Nintendo and Sega clashed on other fronts. </text:p>
        <text:p text:style-name="P3"/>
        <text:p text:style-name="P4">Nintendo entered the show on an unusual up-note. Having spent the last </text:p>
        <text:p text:style-name="P4">few years looking helplessly beaten by Sega in image marketing, Nintendo </text:p>
        <text:p text:style-name="P4">scored a hit with a game called Super Metroid. Designed by Gumpei Yokoi’s Re¬ </text:p>
        <text:p text:style-name="P4">search and Development Team Number 1, it was built off an earlier game that </text:p>
        <text:p text:style-name="P4">they had created for the NES. Super Metroid-was not enough to turn the tables </text:p>
        <text:p text:style-name="P4">on Sega, but it at least served notice that Nintendo was not to be ignored. </text:p>
        <text:p text:style-name="P3"/>
        <text:p text:style-name="P4">In 1994, Nintendo used CES to trickle out announcements about Ultra 64, </text:p>
        <text:p text:style-name="P4">the new 64-bit game console it was developing with Silicon Graphics. Com¬ </text:p>
        <text:p text:style-name="P4">pany executives hired a bus and shuttled small groups of reporters to a hotel </text:p>
        <text:p text:style-name="P4">suite, where they were to be shown private screenings of Ultra 64 hardware. </text:p>
        <text:p text:style-name="P4">The groups were led into a small showroom with four televisions peering out </text:p>
        <text:p text:style-name="P4">of ceiling-high curtains. The reporters never actually saw the console, which </text:p>
        <text:p text:style-name="P4">they were told was nothing more than a prototype. Instead, they were shown </text:p>
        <text:p text:style-name="P4">a fighting game called Killer Instinct th at they were told ran on Ultra 64 hard¬ </text:p>
        <text:p text:style-name="P4">ware. Nintendo did not announce a precise release date for Ultra 64 in those </text:p>
        <text:p text:style-name="P4">private screenings but indicated that the system would come out in the fall of </text:p>
        <text:p text:style-name="P4">1995 for $250. That was the most Nintendo would release. </text:p>
        <text:p text:style-name="P3"/>
        <text:p text:style-name="P3"/>
        <text:p text:style-name="P3"/>
        <text:p text:style-name="P4">The "Next” Generation {Part i) 49 1 </text:p>
        <text:p text:style-name="P3"/>
        <text:p text:style-name="P3"/>
        <text:p text:style-name="P4">More salient to Nintendo’s plans for 1994 was a curious little game adapter </text:p>
        <text:p text:style-name="P4">called Super Game Boy, which enabled consumers to run Game Boy cartridges </text:p>
        <text:p text:style-name="P4">on Super NES with some muted colors. At the time, Super Game Boy seemed </text:p>
        <text:p text:style-name="P4">like a ridiculous idea. Game Boy sales had slowed, and the Super Game Boy </text:p>
        <text:p text:style-name="P4">sold for $60, more than Game Boy itself. </text:p>
        <text:p text:style-name="P3"/>
        <text:p text:style-name="P4">Nintendo’s other hope was a game that was designed using a new technol¬ </text:p>
        <text:p text:style-name="P4">ogy —Donkey Kong Country. </text:p>
        <text:p text:style-name="P3"/>
        <text:p text:style-name="P4">The Return of Rare </text:p>
        <text:p text:style-name="P3"/>
        <text:p text:style-name="P4">Though Rare, Ltd., had dropped out of active game development, the com¬ </text:p>
        <text:p text:style-name="P4">pany did not remain silent for long. Chris Stamper began work on technology </text:p>
        <text:p text:style-name="P4">that would allow him to create games with 24-bit graphics on a Silicon Graphics </text:p>
        <text:p text:style-name="P4">workstation, then convert them into the kinds of two-dimensional images </text:p>
        <text:p text:style-name="P4">that would run smoothly on the 16-bit Super NES. Once operational, Stamper’s </text:p>
        <text:p text:style-name="P4">device would give Rare an edge over every other game company. While com¬ </text:p>
        <text:p text:style-name="P4">petitors would still be creating cartoon sprites, Rare would be able to </text:p>
        <text:p text:style-name="P4">pre-render art on high-end workstations. As Chris Stamper completed the </text:p>
        <text:p text:style-name="P4">device, his brother Tim began designing a boxing game that would serve as a </text:p>
        <text:p text:style-name="P4">demonstration of the new technology. Then they invited Nintendo of Japan </text:p>
        <text:p text:style-name="P4">out to their headquarters in the tiny English town of Twycross to see what </text:p>
        <text:p text:style-name="P4">they had created. </text:p>
        <text:p text:style-name="P3"/>
        <text:p text:style-name="P4">We had a visit from Mr. Takeda [Genyo Takeda—one of Nintendo’s top engi¬ </text:p>
        <text:p text:style-name="P4">neers]. We decided to show him a demonstration of a boxing game we had </text:p>
        <text:p text:style-name="P4">created, using rendered graphics on a Silicon Graphics workstation. He was </text:p>
        <text:p text:style-name="P4">very impressed and asked, "What would this look like on a Super NES?” So </text:p>
        <text:p text:style-name="P4">into the evening and the next day, we had two of our engineers work on </text:p>
        <text:p text:style-name="P4">taking the 24-bit true color imagery and converting it to Super NES. </text:p>
        <text:p text:style-name="P3"/>
        <text:p text:style-name="P5">—<text:span text:style-name="T13">Chris Stamper, cofounder, Rare, Ltd. </text:span></text:p>
        <text:p text:style-name="P3"/>
        <text:p text:style-name="P4">One of the strengths of Chris Stamper’s design was that it showed objects on </text:p>
        <text:p text:style-name="P4">the Silicon Graphics workstation with the same amount of detail that they would </text:p>
        <text:p text:style-name="P4">have when displayed on the Super NES. Hence, when the Stampers showed </text:p>
        <text:p text:style-name="P3"/>
        <text:p text:style-name="P3"/>
        <text:p text:style-name="P3"/>
        <text:p text:style-name="P4">492 The "Next” Generation (Part i) </text:p>
        <text:p text:style-name="P3"/>
        <text:p text:style-name="P3"/>
        <text:p text:style-name="P4">Takeda their boxing game on a Super NES the next day, it looked almost identi¬ </text:p>
        <text:p text:style-name="P4">cal to the game they had shown him on the workstation the day before. </text:p>
        <text:p text:style-name="P3"/>
        <text:p text:style-name="P4">When we took the guys from NCL [Nintendo Co., Ltd. ] to the art department and </text:p>
        <text:p text:style-name="P4">showed them what we had, they kept looking under the table. I asked what they </text:p>
        <text:p text:style-name="P4">were doing. They said they were looking for the big computer because they didn’t </text:p>
        <text:p text:style-name="P4">understand that everything was being done in the small box. </text:p>
        <text:p text:style-name="P3"/>
        <text:p text:style-name="P5">—<text:span text:style-name="T13">Tim Stamper, cofounder, Rare, Ltd. </text:span></text:p>
        <text:p text:style-name="P3"/>
        <text:p text:style-name="P4">Impressed with what he had seen, Takeda returned to Japan and reported </text:p>
        <text:p text:style-name="P4">the invention to Nintendo chairman Hiroshi Yamauchi. When Yamauchi re¬ </text:p>
        <text:p text:style-name="P4">sponded by asking the Stampers what kind of game they wanted to make, </text:p>
        <text:p text:style-name="P4">Tim said that he wanted to make a game with the character Donkey Kong. </text:p>
        <text:p text:style-name="P4">With Yamauchi’s and Donkey Kong creator Shigeru Miyamoto’s blessing, </text:p>
        <text:p text:style-name="P4">Stamper and his design team began work on the game. </text:p>
        <text:p text:style-name="P3"/>
        <text:p text:style-name="P4">Knowing that they were working on an all-important holiday release, the </text:p>
        <text:p text:style-name="P4">people at Rare went to great lengths to ensure the quality of their game. Their </text:p>
        <text:p text:style-name="P4">in-house musician created several themes to accompany the game. The art </text:p>
        <text:p text:style-name="P4">was inspired by concept drawings that Miyamoto sent over, but Tim Stamper’s </text:p>
        <text:p text:style-name="P4">team had license to take the concepts in their own direction. Stamper mapped </text:p>
        <text:p text:style-name="P4">out the levels for the game by drawing sequences of sketches on Post-it notes, </text:p>
        <text:p text:style-name="P4">then arranging them in a straight line. </text:p>
        <text:p text:style-name="P3"/>
        <text:p text:style-name="P4">The process for creating the objects and characters in Donkey Kong Country </text:p>
        <text:p text:style-name="P4">involved building 3D images using flat polygons. Once the shapes were com¬ </text:p>
        <text:p text:style-name="P4">plete, the artists would assign textures and colors to various polygons to add </text:p>
        <text:p text:style-name="P4">skins for their wire-frame creations. The artists used objects from Rare’s con¬ </text:p>
        <text:p text:style-name="P4">verted farmhouse-headquarters to create images. When they needed textures </text:p>
        <text:p text:style-name="P4">for trees, they plucked leaves from a tree. When they needed a texture that </text:p>
        <text:p text:style-name="P4">resembled rusted metal for a wheelbarrow, they scanned an old shovel. </text:p>
        <text:p text:style-name="P3"/>
        <text:p text:style-name="P4">The end result was a side-scrolling game with characters that moved </text:p>
        <text:p text:style-name="P4">smoothly but looked as real and three-dimensional as the dynamations in a </text:p>
        <text:p text:style-name="P4">Ray Harryhausen movie. Rare had created new characters for the game, and </text:p>
        <text:p text:style-name="P4">the storyline was filled with British puns and humor. </text:p>
        <text:p text:style-name="P3"/>
        <text:p text:style-name="P4">When editors and buyers saw their first demonstrations of Donkey Kong Country </text:p>
        <text:p text:style-name="P4">at CES, they immediately knew what the big game of 1994 was going to be. </text:p>
        <text:p text:style-name="P3"/>
        <text:p text:style-name="P3"/>
        <text:p text:style-name="P3"/>
        <text:p text:style-name="P4">The "Next" Generation (Parti) 493 </text:p>
        <text:p text:style-name="P3"/>
        <text:p text:style-name="P3"/>
        <text:p text:style-name="P4">The first time I saw Donkey Kong Country, I realized that Super NES could do </text:p>
        <text:p text:style-name="P4">everything that Nintendo said it could do. </text:p>
        <text:p text:style-name="P3"/>
        <text:p text:style-name="P5">—<text:span text:style-name="T13">RJ Micai, former fellow, the 3DO Company </text:span></text:p>
        <text:p text:style-name="P3"/>
        <text:p text:style-name="P3"/>
        <text:p text:style-name="P4">Sega’s Showstopper </text:p>
        <text:p text:style-name="P3"/>
        <text:p text:style-name="P4">When you have an installed base as large as Sega has with the Genesis, and </text:p>
        <text:p text:style-name="P4">you come out with anything that costs less than $200, some people are going </text:p>
        <text:p text:style-name="P4">to buy it. That makes the release of the 32X a very nice financial event for </text:p>
        <text:p text:style-name="P4">Sega as a company. </text:p>
        <text:p text:style-name="P3"/>
        <text:p text:style-name="P5">—<text:span text:style-name="T13">Trip Hawkins </text:span></text:p>
        <text:p text:style-name="P3"/>
        <text:p text:style-name="P4">Sega’s big CES product was 32X. Originally named “Mars,” 32X was billed as the </text:p>
        <text:p text:style-name="P4">poor man’s entry into “next generation” games. It was a mushroom-shaped pe¬ </text:p>
        <text:p text:style-name="P4">ripheral that snapped into the cartridge slot of the Genesis console, giving it 32-bit </text:p>
        <text:p text:style-name="P4">processing power that Sega said would enable the system to work 40 times faster. </text:p>
        <text:p text:style-name="P4">In the heart of 32X sat two Hitachi 32-bit RISC chips, a 3D graphics processor ca¬ </text:p>
        <text:p text:style-name="P4">pable of rendering 50,000 polygons per second, and some minor enhancements </text:p>
        <text:p text:style-name="P4">designed to work in tandem with Genesis audio and visual technology. Sega had </text:p>
        <text:p text:style-name="P4">already announced plans to release a superior 32-bit CD-based system called Sat¬ </text:p>
        <text:p text:style-name="P4">urn in Japan; but retailing at $159,32X was supposed to be a much less expensive </text:p>
        <text:p text:style-name="P4">alternative for people who already owned a Genesis. The one question Sega was </text:p>
        <text:p text:style-name="P4">not answering, however, was whether a Genesis with Sega CD and 32X would be </text:p>
        <text:p text:style-name="P4">able to read Saturn software. Always happy to report his competitors’ flaws, 300- </text:p>
        <text:p text:style-name="P4">founder Trip Hawkins charged that it would not. </text:p>
        <text:p text:style-name="P3"/>
        <text:p text:style-name="P4">Everyone knows that 32X is a Band-Aid. It’s not a "next generation system.” </text:p>
        <text:p text:style-name="P3"/>
        <text:p text:style-name="P4">It’s fairly expensive. It’s not particularly high-performance. It’s hard to pro¬ </text:p>
        <text:p text:style-name="P4">gram for, and it’s not compatible with the Saturn. </text:p>
        <text:p text:style-name="P3"/>
        <text:p text:style-name="P5">—<text:span text:style-name="T13">Trip Hawkins </text:span></text:p>
        <text:p text:style-name="P3"/>
        <text:p text:style-name="P4">Sega executives argued with Hawkins’s rhetoric, furiously telling people </text:p>
        <text:p text:style-name="P4">that he did not know what he was talking about. Even as they did this, </text:p>
        <text:p text:style-name="P3"/>
        <text:p text:style-name="P3"/>
        <text:p text:style-name="P3"/>
        <text:p text:style-name="P4">494 The “Next” Generation (Parti) </text:p>
        <text:p text:style-name="P3"/>
        <text:p text:style-name="P3"/>
        <text:p text:style-name="P4">however, they refused to state once and for all whether the 32X and Sat¬ </text:p>
        <text:p text:style-name="P4">urn were compatible. </text:p>
        <text:p text:style-name="P3"/>
        <text:p text:style-name="P4">Both systems have the same architecture. You read between the lines. </text:p>
        <text:p text:style-name="P3"/>
        <text:p text:style-name="P4">Sega has never abandoned its customer base. When we released the Gen¬ </text:p>
        <text:p text:style-name="P4">esis, we created an adapter that allowed them to play Master System </text:p>
        <text:p text:style-name="P4">cartridges. The 32X lets you run titles from your Genesis library. </text:p>
        <text:p text:style-name="P3"/>
        <text:p text:style-name="P5">—<text:span text:style-name="T13">Richard Brudvik-Lindner </text:span></text:p>
        <text:p text:style-name="P3"/>
        <text:p text:style-name="P4">Hawkins, of course, had been correct. The 32X was not powerful enough </text:p>
        <text:p text:style-name="P4">to run Saturn software. It was, however, a huge improvement over the origi¬ </text:p>
        <text:p text:style-name="P4">nal design that was created by Sega of Japan. The project, which eventually </text:p>
        <text:p text:style-name="P4">turned into 32X, began as an entirely new console that was developed in Ja¬ </text:p>
        <text:p text:style-name="P4">pan. When the unit was demonstrated to American executives, however, the </text:p>
        <text:p text:style-name="P4">reaction was less than favorable. </text:p>
        <text:p text:style-name="P3"/>
        <text:p text:style-name="P4">We were told that there was going to be a thing called the Genesis 2. It was </text:p>
        <text:p text:style-name="P4">going to be another version of Genesis—an entire system. The only differ¬ </text:p>
        <text:p text:style-name="P4">ence was that it was going to have double the colors and a lower cost. </text:p>
        <text:p text:style-name="P3"/>
        <text:p text:style-name="P4">So joe Miller said, "Oh, that’s just a horrible idea. If all you're going to do </text:p>
        <text:p text:style-name="P4">is enhance the system, you should make it an add-on.” He said, "If it’s anew </text:p>
        <text:p text:style-name="P4">system with legitimate new software, great. But if the only thing it does is </text:p>
        <text:p text:style-name="P4">double the colors...” </text:p>
        <text:p text:style-name="P3"/>
        <text:p text:style-name="P5">—<text:span text:style-name="T13">Michael Latham, former executive producer, Sega of America </text:span></text:p>
        <text:p text:style-name="P3"/>
        <text:p text:style-name="P4">Joe Miller, head of Sega of America’s research and development, fought </text:p>
        <text:p text:style-name="P4">against the idea of releasing an entire new game console that was little more </text:p>
        <text:p text:style-name="P4">than a Genesis with a larger color palette. At his suggestion, 32X was changed </text:p>
        <text:p text:style-name="P4">into a peripheral and made more powerful with a new set of processing chips. </text:p>
        <text:p text:style-name="P4">At Miller’s suggestion, Sega of Japan made 32X a more significant product. </text:p>
        <text:p text:style-name="P4">What the company would not do is make it into a Saturn. </text:p>
        <text:p text:style-name="P3"/>
        <text:p text:style-name="P3"/>
        <text:p text:style-name="P4">Joe may have been "the father of the 32X,” but in his defense, he had to </text:p>
        <text:p text:style-name="P4">choose between bad choice number one and bad choice number two. I think </text:p>
        <text:p text:style-name="P3"/>
        <text:p text:style-name="P3"/>
        <text:p text:style-name="P3"/>
        <text:p text:style-name="P4">The "Next” Generation (Parti) 495 </text:p>
        <text:p text:style-name="P3"/>
        <text:p text:style-name="P3"/>
        <text:p text:style-name="P4">he picked the better choice and made a valiant effort to make the best of an </text:p>
        <text:p text:style-name="P4">impossible situation. </text:p>
        <text:p text:style-name="P3"/>
        <text:p text:style-name="P5">—<text:span text:style-name="T13">Michael Latham </text:span></text:p>
        <text:p text:style-name="P3"/>
        <text:p text:style-name="P4">Once the design specifications were completed, Sega worked hard to evange¬ </text:p>
        <text:p text:style-name="P4">lize the new platform in the third-party community, but the system was a tough </text:p>
        <text:p text:style-name="P4">sell. The top developers knew about Saturn and Ultra 64. They also knew about </text:p>
        <text:p text:style-name="P4">a new console that Sony planned to release in 1995. Anybody who had read the </text:p>
        <text:p text:style-name="P4">design specifications of any of the new consoles knew that 32X could never hope </text:p>
        <text:p text:style-name="P4">to compete, and no one felt any enthusiasm about its chances. </text:p>
        <text:p text:style-name="P3"/>
        <text:p text:style-name="P4">Sega got the same response from journalists. More seasoned journalists, </text:p>
        <text:p text:style-name="P4">such as Electronic Gamese .ditors Arnie Katz, Joyce Worley, and Bill Kunkle, ques¬ </text:p>
        <text:p text:style-name="P4">tioned the logic of releasing inexpensive and full-priced game consoles that </text:p>
        <text:p text:style-name="P4">basically played the same games. </text:p>
        <text:p text:style-name="P3"/>
        <text:p text:style-name="P4">Sega claims it is segmenting the market like General Motors. “The Sat¬ </text:p>
        <text:p text:style-name="P4">urn [the 32-bit machine] is the Cadillac, the Neptune [a never-released </text:p>
        <text:p text:style-name="P4">Genesis-32X all-in-one console] is the Oldsmobile, and the Genesis is the </text:p>
        <text:p text:style-name="P4">Chevrolet,” says Rioux. Already analysts are worrying about this wide </text:p>
        <text:p text:style-name="P4">array of products. “There are too many planets; it is a confused strat¬ </text:p>
        <text:p text:style-name="P4">egy,” says Edward Brogan of Jardine Fleming.' 1 </text:p>
        <text:p text:style-name="P3"/>
        <text:p text:style-name="P4">In an effort to win journalists over, Sega held a huge party at a San Fran¬ </text:p>
        <text:p text:style-name="P4">cisco dance club. The event turned out to be a fiasco. Sega flew journalists in </text:p>
        <text:p text:style-name="P4">from all around the country and put them up in the Sofitel, a hotel located </text:p>
        <text:p text:style-name="P4">beside Sega’s Redwood City headquarters.* That evening Sega hired buses to </text:p>
        <text:p text:style-name="P4">drive the journalists to the dance club. The party began with Tom Kalinske </text:p>
        <text:p text:style-name="P4">giving a speech, then a local rapper performed a lengthy piece about the great¬ </text:p>
        <text:p text:style-name="P4">ness of 32X. The music was too loud and the 32X games that Sega had placed </text:p>
        <text:p text:style-name="P4">around the dance club were so unimpressive that no one wanted to play them. </text:p>
        <text:p text:style-name="P4">Most attendees crowded into the lobby of the dance club to escape the loud </text:p>
        <text:p text:style-name="P3"/>
        <text:p text:style-name="P3"/>
        <text:p text:style-name="P4">* Coincidentally, Sega headquarters was located on Marine Drive, a location that had once </text:p>
        <text:p text:style-name="P4">been used for a safari park and was the exact location Nolan Bushnell used for the coming </text:p>
        <text:p text:style-name="P4">out party that he threw for Sente Games. </text:p>
        <text:p text:style-name="P3"/>
        <text:p text:style-name="P3"/>
        <text:p text:style-name="P3"/>
        <text:p text:style-name="P4">496 The "Next" Generation (Part i) </text:p>
        <text:p text:style-name="P3"/>
        <text:p text:style-name="P3"/>
        <text:p text:style-name="P4">music. Some journalists tried to leave, only to discover that the buses had </text:p>
        <text:p text:style-name="P4">departed and would not return until the party was over. </text:p>
        <text:p text:style-name="P3"/>
        <text:p text:style-name="P4">The retail community, on the other hand, greeted the news about 32X </text:p>
        <text:p text:style-name="P4">enthusiastically. Sega could not keep up with the demand among retailers, </text:p>
        <text:p text:style-name="P4">but when the unit actually went on sale, the public did not bite. One problem </text:p>
        <text:p text:style-name="P4">was that only six games were available at launch. While two of the launch </text:p>
        <text:p text:style-name="P4">titles were strong— Virtua Racing and Doom —other 32X games were inexplica¬ </text:p>
        <text:p text:style-name="P4">bly bad. One, a fighting game called Cosmic Carnage, looked and played so poorly </text:p>
        <text:p text:style-name="P4">that reporters made jokes about it. </text:p>
        <text:p text:style-name="P3"/>
        <text:p text:style-name="P4">We were rushed. We had to get games out for the 32X and it was going to be </text:p>
        <text:p text:style-name="P4">such a close cycle. When Cosmic Carnage showed up, we didn’t even want to </text:p>
        <text:p text:style-name="P4">ship it. It took a lot of convincing, you know, to ship that title. </text:p>
        <text:p text:style-name="P3"/>
        <text:p text:style-name="P5">—<text:span text:style-name="T13">Michael Latham </text:span></text:p>
        <text:p text:style-name="P3"/>
        <text:p text:style-name="P4">As some members of the press predicted, 32X did not sell well. Within a few </text:p>
        <text:p text:style-name="P4">months, Sega dropped its price to $99 and it was ultimately cleared out of </text:p>
        <text:p text:style-name="P4">stores at $19.95. And Sega’s woes were just beginning. </text:p>
        <text:p text:style-name="P3"/>
        <text:p text:style-name="P4">The Return of Kong </text:p>
        <text:p text:style-name="P3"/>
        <text:p text:style-name="P4">The video game market fell into a three-year slump in 1993. In September </text:p>
        <text:p text:style-name="P4">1993, Nintendo Co., Ltd., reported a 24-percent drop in profits. The follow¬ </text:p>
        <text:p text:style-name="P4">ing September, Nintendo reported a 32-percent drop in worldwide sales. 5 </text:p>
        <text:p text:style-name="P3"/>
        <text:p text:style-name="P4">After a decade of torrid growth, the market is slumping. Sega’s earnings </text:p>
        <text:p text:style-name="P4">plunged 64 percent last year. Nintendo reported a 41-percent drop; its </text:p>
        <text:p text:style-name="P4">stock has declined drastically over the last year, and no respite is in sight. </text:p>
        <text:p text:style-name="P4">Nintendo has “another bad year coming,” predicts Joseph Osha of Bar¬ </text:p>
        <text:p text:style-name="P4">ing Securities in Tokyo. 6 </text:p>
        <text:p text:style-name="P3"/>
        <text:p text:style-name="P4">The late November release of Donkey Kong Country stood in stark contrast to the </text:p>
        <text:p text:style-name="P4">gloom and doom faced by the rest of the video game industry. After three </text:p>
        <text:p text:style-name="P4">holiday seasons of coming in second to Sega, Nintendo had the biggest game </text:p>
        <text:p text:style-name="P3"/>
        <text:p text:style-name="P3"/>
        <text:p text:style-name="P3"/>
        <text:p text:style-name="P4">The "Next" Generation (Part i) 497 </text:p>
        <text:p text:style-name="P3"/>
        <text:p text:style-name="P3"/>
        <text:p text:style-name="P4">of the year. Sega still outperformed Nintendo in overall holiday sales, but the </text:p>
        <text:p text:style-name="P4">500,000 copies of Donkey Kong Country that Nintendo sent out in its initial ship¬ </text:p>
        <text:p text:style-name="P4">ment were mostly sold in preorder, and the rest sold out in less than one </text:p>
        <text:p text:style-name="P4">week. Shortages were inevitable, and many retailers accused Nintendo of pur¬ </text:p>
        <text:p text:style-name="P4">posely undermanufacturing the game to drive up demand. </text:p>
        <text:p text:style-name="P3"/>
        <text:p text:style-name="P4">While analysts criticize Nintendo for trying to milk its existing technol¬ </text:p>
        <text:p text:style-name="P4">ogy, the 16-bit machine, even as others were leapfrogging that technology </text:p>
        <text:p text:style-name="P4">by moving to 32-bit machines with a CD-ROM drive, the bestselling item </text:p>
        <text:p text:style-name="P4">in the industry this Christmas was Donkey Kong Country, a game written </text:p>
        <text:p text:style-name="P4">for that supposedly outmoded 16-bit platform. In the last 45 days of 1994, </text:p>
        <text:p text:style-name="P4">Nintendo’s new game sold 6.1 million units, making it the fastest-selling </text:p>
        <text:p text:style-name="P4">game in the 20-year history of the video game industry and clearly a </text:p>
        <text:p text:style-name="P4">hotter item than Sega’s new Sonic &amp; Knuckles title. Visually, the game is at </text:p>
        <text:p text:style-name="P4">least as impressive as those played on 32-bit machines. 7 </text:p>
        <text:p text:style-name="P3"/>
        <text:p text:style-name="P4">By the end of the 16-bit generation, Nintendo would go on to sell 9 million </text:p>
        <text:p text:style-name="P4">copies of Donkey Kong Country, making it the bestselling game since Super Mario Bros. </text:p>
        <text:p text:style-name="P4">3. Donkey Kong Country made Rare, Ltd., Nintendo’s most important second-party </text:p>
        <text:p text:style-name="P4">developer. It established the Super NES as the better 16-bit console and paved </text:p>
        <text:p text:style-name="P4">the way for Nintendo to win the waning years of the 16-bit generation. More </text:p>
        <text:p text:style-name="P4">important, Donkey Kong Country sounded the death knell for Jaguar and 3DO by </text:p>
        <text:p text:style-name="P4">convincing consumers that the first systems in the next generation of game </text:p>
        <text:p text:style-name="P4">consoles had little to offer that could not be found on Super NES. Donkey Kong </text:p>
        <text:p text:style-name="P4">Country may not have destroyed the competition, but it certainly cleared the </text:p>
        <text:p text:style-name="P4">way for the more impressive competitors that were about to arrive. </text:p>
        <text:p text:style-name="P3"/>
        <text:p text:style-name="P3"/>
        <text:p text:style-name="P3"/>
        <text:p text:style-name="P3"/>
        <text:p text:style-name="P4">The “Next" IGeneration </text:p>
        <text:p text:style-name="P3"/>
        <text:p text:style-name="P4">(Part 2) </text:p>
        <text:p text:style-name="P3"/>
        <text:p text:style-name="P3"/>
        <text:p text:style-name="P4">For a company that is so new to the industry, I would have hoped that Sony would have </text:p>
        <text:p text:style-name="P4">made more mistakes by now. </text:p>
        <text:p text:style-name="P3"/>
        <text:p text:style-name="P3"/>
        <text:p text:style-name="P5">—<text:span text:style-name="T13">Trip Hawkins, founder, the 3DO Company </text:span></text:p>
        <text:p text:style-name="P3"/>
        <text:p text:style-name="P3"/>
        <text:p text:style-name="P4">$299. </text:p>
        <text:p text:style-name="P3"/>
        <text:p text:style-name="P5">—<text:span text:style-name="T13">The entire text of a speech at the first Electronic Entertainment Expo, Steve Race, </text:span></text:p>
        <text:p text:style-name="P3"/>
        <text:p text:style-name="P4">former CEO, Sony Computer Entertainment of America </text:p>
        <text:p text:style-name="P3"/>
        <text:p text:style-name="P3"/>
        <text:p text:style-name="P3"/>
        <text:p text:style-name="P4">500 The "Next” Generation (Part z) </text:p>
        <text:p text:style-name="P3"/>
        <text:p text:style-name="P3"/>
        <text:p text:style-name="P4">Hi Industry-Wide Low </text:p>
        <text:p text:style-name="P3"/>
        <text:p text:style-name="P4">By 1995, the video game industry appeared to be dying. According to the toy </text:p>
        <text:p text:style-name="P4">market-tracking NPD Group, the U.S. console market netted $4.55 billion in </text:p>
        <text:p text:style-name="P4">1993. By 1995, that number was down to $3.07 billion. The NPD Group’s TRST </text:p>
        <text:p text:style-name="P4">data showed a 17-percent drop in 1994, followed by a 19-percent drop in 1995. </text:p>
        <text:p text:style-name="P3"/>
        <text:p text:style-name="P4">In 1992, the year Sega smashed Nintendo’s dominance in the U.S., Sega’s </text:p>
        <text:p text:style-name="P4">U.S. video game sales rose 50 percent, but it barely made a profit on them. </text:p>
        <text:p text:style-name="P3"/>
        <text:p text:style-name="P4">In 1993, Sega’s earnings dropped 64 percent to $112 million. In contrast, </text:p>
        <text:p text:style-name="P4">Nintendo profits fell 40 percent in 1993, but it still pulled in $500 million in </text:p>
        <text:p text:style-name="P4">net profits and over $1 billion in pretax profits. It also has no debt and $3.3 </text:p>
        <text:p text:style-name="P4">billion in cash, and controls 70 percent of the world video game market. </text:p>
        <text:p text:style-name="P4">Sega has $700 million in debt and about 25 percent of the world market. 1 </text:p>
        <text:p text:style-name="P3"/>
        <text:p text:style-name="P4">Having lost the temporary boost it received from Street Fighter II and Mortal </text:p>
        <text:p text:style-name="P4">Kombat, the arcade business was in even worse shape. Taito, the company that </text:p>
        <text:p text:style-name="P4">ushered in the golden age of arcades with Space Invaders, closed its U.S. offices in </text:p>
        <text:p text:style-name="P4">1995, and Data East sold its pinball division to Sega of America. That year’s </text:p>
        <text:p text:style-name="P4">Amusement and Music Operators of America show, held in Dallas, was even </text:p>
        <text:p text:style-name="P4">smaller than in previous years, and rumors of companies closing were ram¬ </text:p>
        <text:p text:style-name="P4">pant around the floor of the show. One Data East employee was so unsure of </text:p>
        <text:p text:style-name="P4">his company’s future that he applied for jobs at the show in a unique fashion. </text:p>
        <text:p text:style-name="P4">Data East was demonstrating an arcade machine that took people’s photo¬ </text:p>
        <text:p text:style-name="P4">graphs and printed them on sheets of half-inch stickers. The employee made </text:p>
        <text:p text:style-name="P4">stickers of himself holding a little sign that said, “hire me,” attached them to </text:p>
        <text:p text:style-name="P4">his business cards, and handed them out to other companies. </text:p>
        <text:p text:style-name="P3"/>
        <text:p text:style-name="P4">The two companies hit hardest by the 1994 and 1995 drops in the market would </text:p>
        <text:p text:style-name="P4">ultimately be the 3DO Company and Atari. They had failed to build sufficiently </text:p>
        <text:p text:style-name="P4">solid customer bases to withstand the storm that was about to strike in Japan. </text:p>
        <text:p text:style-name="P3"/>
        <text:p text:style-name="P4">The Tsunami Hits Japan </text:p>
        <text:p text:style-name="P3"/>
        <text:p text:style-name="P4">On November 22, 1994, Sega released a 32-bit video game console called Saturn </text:p>
        <text:p text:style-name="P4">in Japan. Breaking with tradition, the launch took place on a Tuesday, causing </text:p>
        <text:p text:style-name="P4">added annoyance for Tokyo commuters because the response to Saturn was so </text:p>
        <text:p text:style-name="P3"/>
        <text:p text:style-name="P3"/>
        <text:p text:style-name="P3"/>
        <text:p text:style-name="P4">The "Next” Generation (Part 2) 5® </text:p>
        <text:p text:style-name="P3"/>
        <text:p text:style-name="P3"/>
        <text:p text:style-name="P4">phenomenal. The 200,000 consoles that Sega shipped sold for 44,800 yen, or </text:p>
        <text:p text:style-name="P4">approximately $469. Most stores had customers pre-reserve their consoles and </text:p>
        <text:p text:style-name="P4">sold out their entire inventories more than a month in advance. Days before </text:p>
        <text:p text:style-name="P4">the launch, lines formed in front of those stores that sold their Saturn inven¬ </text:p>
        <text:p text:style-name="P4">tory on a first-come, first-served basis. Their supplies came nowhere near to </text:p>
        <text:p text:style-name="P4">meeting the demand. But the star of the day was not the Saturn console but a </text:p>
        <text:p text:style-name="P4">Saturn game— Virtua Fighter. </text:p>
        <text:p text:style-name="P3"/>
        <text:p text:style-name="P4">It was developed by Sega’s most famous internal development team—AM2, </text:p>
        <text:p text:style-name="P4">led by Yu Suzuki. Suzuki was Sega’s answer to Nintendo’s Shigeru Miyamoto. </text:p>
        <text:p text:style-name="P4">Having created such arcade classics as Space Harrier, Hang-On, Out Run, and Virtua </text:p>
        <text:p text:style-name="P4">Racing, Suzuki had reached minor celebrity status. But Suzuki’s biggest con¬ </text:p>
        <text:p text:style-name="P4">sole hit was the Saturn version of Virtua Fighter, a fighting game featuring 3D </text:p>
        <text:p text:style-name="P4">polygonal combatants using a variety of authentic fighting styles, ranging from </text:p>
        <text:p text:style-name="P4">Kung Fu to professional wrestling. </text:p>
        <text:p text:style-name="P3"/>
        <text:p text:style-name="P4">Suzuki’s games reflected his wide-ranging tastes. Suzuki was a man of so¬ </text:p>
        <text:p text:style-name="P4">phisticated discernment who collected fine wines and drove a Ferrari to work. </text:p>
        <text:p text:style-name="P4">His game designs often reflected his style, offering a nearly perfect mixture of </text:p>
        <text:p text:style-name="P4">realism and fantasy, wrapped in the most technologically advanced arcade cabi¬ </text:p>
        <text:p text:style-name="P4">nets on the market. Suzuki constantly pushed his managers to allow him to </text:p>
        <text:p text:style-name="P4">add features to his designs. His games generally had force-feedback controllers </text:p>
        <text:p text:style-name="P4">that rumbled or shook in response to action in the games and the largest and </text:p>
        <text:p text:style-name="P4">highest-resolution monitors of any games on the market. When his bosses balked </text:p>
        <text:p text:style-name="P4">at the cost of building his proposed Space Harrier cabinets, Suzuki promised to </text:p>
        <text:p text:style-name="P4">return his salary if the game bombed. It was a major success. </text:p>
        <text:p text:style-name="P3"/>
        <text:p text:style-name="P4">In the early 1990s, Suzuki was one of the first arcade designers to experi¬ </text:p>
        <text:p text:style-name="P4">ment with 3D polygonal graphics.* His first use of this technology was a game </text:p>
        <text:p text:style-name="P4">called Virtua Racing, which went on to become an international arcade smash. </text:p>
        <text:p text:style-name="P4">Suzuki followed up with Virtua Fighter. </text:p>
        <text:p text:style-name="P3"/>
        <text:p text:style-name="P4">The brawlers in Virtua Fighter sn&lt;zxz not as ornate as the 2D combatants in </text:p>
        <text:p text:style-name="P4">MortalKombatox Street Fighter II. Because of the early technology available at the </text:p>
        <text:p text:style-name="P3"/>
        <text:p text:style-name="P3"/>
        <text:p text:style-name="P4">* Dave Theurer, the Atari designer who created Missile Command and Tempest, introduced 3D </text:p>
        <text:p text:style-name="P4">polygons into arcades in his 1984 game FRobot. Suzuki openly admits that he got the idea of </text:p>
        <text:p text:style-name="P4">using his technology in a driving game after seeing a 3D racing game called HardDrivin', </text:p>
        <text:p text:style-name="P4">which Atari released in 1989. </text:p>
        <text:p text:style-name="P3"/>
        <text:p text:style-name="P3"/>
        <text:p text:style-name="P3"/>
        <text:p text:style-name="P3"/>
        <text:p text:style-name="P4">502 The "Next” Generation (Part z) </text:p>
        <text:p text:style-name="P3"/>
        <text:p text:style-name="P3"/>
        <text:p text:style-name="P4">time, the artists who created the game had to create each character with less </text:p>
        <text:p text:style-name="P4">than 1,200 polygons. This resulted in fighters with square shoulders and boxy- </text:p>
        <text:p text:style-name="P4">looking arms. Although Suzuki’s foray into 3D graphics did not compare well </text:p>
        <text:p text:style-name="P4">against the polished cartoon look of other fighting games, it paved the way </text:p>
        <text:p text:style-name="P4">for beautifully fluid body movements. </text:p>
        <text:p text:style-name="P3"/>
        <text:p text:style-name="P4">As an arcade game, Virtua Fighter was one of Sega’s most successful games in </text:p>
        <text:p text:style-name="P4">Japan. The incarnation of Virtua Fighter that appeared on Saturn was almost in¬ </text:p>
        <text:p text:style-name="P4">distinguishable from the arcade game. It did not come bundled with Saturn (no </text:p>
        <text:p text:style-name="P4">games were packed in with the console), but at a price of 7,800 yen (more than </text:p>
        <text:p text:style-name="P4">$80) the Virtua Fighter AZfsold at nearly a one-to-one ratio with Saturn consoles. </text:p>
        <text:p text:style-name="P3"/>
        <text:p text:style-name="P4">On December 3, 1994, Sony launched a new console called PlayStation into </text:p>
        <text:p text:style-name="P4">the Japanese market. Unlike Sega, Sony was not an established game company, </text:p>
        <text:p text:style-name="P4">and only 100,000 consoles were shipped at a retail of39,800 yen. The launch was </text:p>
        <text:p text:style-name="P4">not as highly anticipated, and many people who had not preordered consoles </text:p>
        <text:p text:style-name="P4">were able to purchase them at stores before the inventory ran out. Unlike Sega, </text:p>
        <text:p text:style-name="P4">Sony did not have famous in-house design teams. The most notable game for </text:p>
        <text:p text:style-name="P4">PlayStation was Ridge Racer, a solid translation of an arcade racing game. Namco </text:p>
        <text:p text:style-name="P4">published both the arcade and PlayStation versions of this game. </text:p>
        <text:p text:style-name="P3"/>
        <text:p text:style-name="P4">To show that consumers would choose Saturn over PlayStation, Sega waited </text:p>
        <text:p text:style-name="P4">until the day the Sony console launched to ship more Saturns. Once they did, and </text:p>
        <text:p text:style-name="P4">the systems were sold side-by-side, Saturn proved the more popular system. </text:p>
        <text:p text:style-name="P3"/>
        <text:p text:style-name="P3"/>
        <text:p text:style-name="P4">1 lew Show </text:p>
        <text:p text:style-name="P3"/>
        <text:p text:style-name="P3"/>
        <text:p text:style-name="P4">So, for some period of time, there was a pitched battle between E3 expo and </text:p>
        <text:p text:style-name="P4">CES for exhibitors, with CES obviously arguing that they were the show of </text:p>
        <text:p text:style-name="P4">choice because Nintendo was going to be there and E3 Expo arguing they </text:p>
        <text:p text:style-name="P4">were show of choice because they had Sony, Sega, and most of the major </text:p>
        <text:p text:style-name="P4">third parties lining up. </text:p>
        <text:p text:style-name="P3"/>
        <text:p text:style-name="P5">—<text:span text:style-name="T13">Douglas Lowenstein, president, Interactive Digital Software Association </text:span></text:p>
        <text:p text:style-name="P3"/>
        <text:p text:style-name="P3"/>
        <text:p text:style-name="P4">Back in the United States, Nintendo and Sega continued to wrangle for lead¬ </text:p>
        <text:p text:style-name="P4">ership of the video game industry. Sega lost the battle over the rating system, </text:p>
        <text:p text:style-name="P4">but a new struggle erupted over trade shows. </text:p>
        <text:p text:style-name="P3"/>
        <text:p text:style-name="P3"/>
        <text:p text:style-name="P3"/>
        <text:p text:style-name="P4">The "Next” Generation (Part z) 5®3 </text:p>
        <text:p text:style-name="P3"/>
        <text:p text:style-name="P3"/>
        <text:p text:style-name="P4">Since the early days of Atari, video game companies had unveiled their prod¬ </text:p>
        <text:p text:style-name="P4">ucts at the Consumer Electronics Show (CES), a show run by a trade </text:p>
        <text:p text:style-name="P4">organization called the Electronic Industry Association. CES was about more </text:p>
        <text:p text:style-name="P4">than interactive games, however. It was the place where manufacturers un¬ </text:p>
        <text:p text:style-name="P4">veiled new televisions, car sound systems, telephones, and refrigerators. Despite </text:p>
        <text:p text:style-name="P4">the bad years for video games, more and more computer software companies </text:p>
        <text:p text:style-name="P4">were publishing games, and floor space was becoming a limited commodity. </text:p>
        <text:p text:style-name="P4">In an effort to keep the game makers happy, the Electronic Industry Associa¬ </text:p>
        <text:p text:style-name="P4">tion proposed a show called CES-I. </text:p>
        <text:p text:style-name="P3"/>
        <text:p text:style-name="P4">With the creation of the Interactive Digital Software Association (IDSA), </text:p>
        <text:p text:style-name="P4">the video game industry had its own trade organization and was large enough </text:p>
        <text:p text:style-name="P4">and prosperous enough to run its own show. As the Electronic Industry Asso¬ </text:p>
        <text:p text:style-name="P4">ciation made plans for CES-I, a large international publishing company called </text:p>
        <text:p text:style-name="P4">IDG Communications approached the IDSA with a proposal for an annual </text:p>
        <text:p text:style-name="P4">show called the Electronic Entertainment Expo (E3) that would supplant CES </text:p>
        <text:p text:style-name="P4">as the show for the interactive entertainment industry. Sega, Sony, Atari, and </text:p>
        <text:p text:style-name="P4">several leading software publishers immediately announced support for the </text:p>
        <text:p text:style-name="P4">show, while Nintendo and Microsoft threw their weight behind CES-I. </text:p>
        <text:p text:style-name="P3"/>
        <text:p text:style-name="P4">When we decided to create a trade show, everyone, including Nintendo, sup¬ </text:p>
        <text:p text:style-name="P4">ported a dedicated trade event for the industry. Two organizations were </text:p>
        <text:p text:style-name="P4">presenting and seeking our support at the time and we had to decide which </text:p>
        <text:p text:style-name="P4">one to endorse. EIA (Electronic Industry Association) had put together a ver¬ </text:p>
        <text:p text:style-name="P4">sion of its CES Spring show that was very broadly defined as interactive </text:p>
        <text:p text:style-name="P4">television entertainment. At the same time, IDG had developed the concept </text:p>
        <text:p text:style-name="P4">for the Electronic Entertainment Expo. Both organizations were pitching for </text:p>
        <text:p text:style-name="P4">our support, and, ultimately, we voted to endorse E3, and Nintendo made a </text:p>
        <text:p text:style-name="P4">decision to sign up with the CES Philadelphia show. </text:p>
        <text:p text:style-name="P3"/>
        <text:p text:style-name="P5">—<text:span text:style-name="T13">Douglas Lowenstein </text:span></text:p>
        <text:p text:style-name="P3"/>
        <text:p text:style-name="P4">Nintendo became isolated. As more companies queued up in support of </text:p>
        <text:p text:style-name="P4">E3, Nintendo eventually had to fall in line. </text:p>
        <text:p text:style-name="P3"/>
        <text:p text:style-name="P3"/>
        <text:p text:style-name="P4">At the end of the day, after some period of time . . . Nintendo recognized </text:p>
        <text:p text:style-name="P4">that the industry had essentially voted with its feet, with an overwhelming </text:p>
        <text:p text:style-name="P3"/>
        <text:p text:style-name="P3"/>
        <text:p text:style-name="P3"/>
        <text:p text:style-name="P4">504 Hie "Next” Generation (Part 2 ) </text:p>
        <text:p text:style-name="P3"/>
        <text:p text:style-name="P3"/>
        <text:p text:style-name="P4">number of companies signing up with the E3 event. They [Nintendo] then </text:p>
        <text:p text:style-name="P4">eventually joined the rest of the industry in signing up. </text:p>
        <text:p text:style-name="P3"/>
        <text:p text:style-name="P5">—<text:span text:style-name="T13">Douglas Lowenstein </text:span></text:p>
        <text:p text:style-name="P3"/>
        <text:p text:style-name="P4">The Electronic Entertainment Expo was about to become the next great </text:p>
        <text:p text:style-name="P4">battlefield. </text:p>
        <text:p text:style-name="P3"/>
        <text:p text:style-name="P4">Inside Sony </text:p>
        <text:p text:style-name="P3"/>
        <text:p text:style-name="P3"/>
        <text:p text:style-name="P4">The other thing that really helped us, and this is important, is that when you </text:p>
        <text:p text:style-name="P4">put those four letters on a product, S-O-N-Y, it gives you tremendous cred¬ </text:p>
        <text:p text:style-name="P4">ibility. It gives the customers great permission to buy, particularly when </text:p>
        <text:p text:style-name="P4">they’ve been burned by the 3DOS and the Jaguars of the world. </text:p>
        <text:p text:style-name="P3"/>
        <text:p text:style-name="P5">—<text:span text:style-name="T13">Jim Whims, former executive vice president, </text:span></text:p>
        <text:p text:style-name="P3"/>
        <text:p text:style-name="P4">Sony Computer Entertainment of America </text:p>
        <text:p text:style-name="P3"/>
        <text:p text:style-name="P4">Ken Kutaragi, the engineer who created PlayStation, faced many obstacles </text:p>
        <text:p text:style-name="P4">while completing the game console that would eventually be known as the </text:p>
        <text:p text:style-name="P4">Sony PlayStation. His final unit bore almost no resemblance to the Play Sta¬ </text:p>
        <text:p text:style-name="P4">tion CD-ROM device that he was creating for the Super NES. He designed the </text:p>
        <text:p text:style-name="P4">final version around the 32-bit R3000A RISC chip, a processor that was sup¬ </text:p>
        <text:p text:style-name="P4">posed to be capable of rendering up to 500,000 texture-mapped polygons per </text:p>
        <text:p text:style-name="P4">second. PlayStation’s performance, however, rendered approximately 350,000 </text:p>
        <text:p text:style-name="P4">polygons per second. While Saturn and PlayStation supposedly had fairly simi¬ </text:p>
        <text:p text:style-name="P4">lar capabilities on the surface, there were several very important differences </text:p>
        <text:p text:style-name="P4">in both design and marketing. </text:p>
        <text:p text:style-name="P3"/>
        <text:p text:style-name="P4">PlayStation had a single processing chip with a 3D geometry engine in its </text:p>
        <text:p text:style-name="P4">CPU. This processor, along with the excellent development tools Sony made </text:p>
        <text:p text:style-name="P4">available, made PlayStation extremely easy to program. That ease of program¬ </text:p>
        <text:p text:style-name="P4">ming, along with Sony’s liberal $10 per game licensing fee and its aggressive </text:p>
        <text:p text:style-name="P4">marketing plans, made PlayStation an attractive prospect for game designers. </text:p>
        <text:p text:style-name="P4">Nearly 100 game companies had signed licensing agreements with Sony by </text:p>
        <text:p text:style-name="P4">the time PlayStation launched in the United States, and more than 300 indi¬ </text:p>
        <text:p text:style-name="P4">vidual game projects were planned or underway. </text:p>
        <text:p text:style-name="P3"/>
        <text:p text:style-name="P3"/>
        <text:p text:style-name="P3"/>
        <text:p text:style-name="P4">The "Next" Generation (Part z) 5®5 </text:p>
        <text:p text:style-name="P3"/>
        <text:p text:style-name="P3"/>
        <text:p text:style-name="P4">Before Sony could become a serious contender in the game market, it would </text:p>
        <text:p text:style-name="P4">have to overcome its past. Along with being humiliated by Nintendo over the </text:p>
        <text:p text:style-name="P4">Super NES CD-ROM drive, Sony also had a dismal history as a entertainment </text:p>
        <text:p text:style-name="P4">software publisher. Sony Interactive, a small and unsuccessful software arm </text:p>
        <text:p text:style-name="P4">of the giant electronics company, had earned critical success with a game called </text:p>
        <text:p text:style-name="P4">Mickey Mania for Super NES, Genesis, and Sega CD, but most of its games were </text:p>
        <text:p text:style-name="P4">panned by the press and ignored by consumers. Sony published a series of </text:p>
        <text:p text:style-name="P4">ESPN Sports simulations that were generally acknowledged to be among the </text:p>
        <text:p text:style-name="P4">worst sports games on the market. </text:p>
        <text:p text:style-name="P3"/>
        <text:p text:style-name="P4">In what seemed like a poorly aimed attempt to buy its way into respectabil¬ </text:p>
        <text:p text:style-name="P4">ity, Sony bought Psygnosis, a Liverpool-based software company, for $48 </text:p>
        <text:p text:style-name="P4">million. At the time of the purchase, it seemed a strange move. Psygnosis’s </text:p>
        <text:p text:style-name="P4">only hit, a game called Lemmings, had been created by outside developers; yet </text:p>
        <text:p text:style-name="P4">Sony paid top dollar for the company. </text:p>
        <text:p text:style-name="P3"/>
        <text:p text:style-name="P4">We got into this business for one and only one reason, and that was to be¬ </text:p>
        <text:p text:style-name="P4">come leaders in the next generation marketplace. And eight months ago we </text:p>
        <text:p text:style-name="P4">were the new kids on the block, with a lot of hopes and dreams and aspira¬ </text:p>
        <text:p text:style-name="P4">tions and an absolutely o percent market share. </text:p>
        <text:p text:style-name="P3"/>
        <text:p text:style-name="P5">—<text:span text:style-name="T13">Jim Whims </text:span></text:p>
        <text:p text:style-name="P3"/>
        <text:p text:style-name="P4">When it came to marketing PlayStation in the United States, Sony left little </text:p>
        <text:p text:style-name="P4">to chance. Sony Computer Entertainment of America (SCEA), the American </text:p>
        <text:p text:style-name="P4">organization charged with the task, was built around a group of experienced </text:p>
        <text:p text:style-name="P4">game-industry veterans. </text:p>
        <text:p text:style-name="P3"/>
        <text:p text:style-name="P4">Steve Race, the president of SCEA, had been the vice president of Atari’s </text:p>
        <text:p text:style-name="P4">European division during the heyday of the 2600. After the crash of 1982, Race </text:p>
        <text:p text:style-name="P4">and several friends founded Worlds of Wonder—the company that created </text:p>
        <text:p text:style-name="P4">Teddy Ruxpin and helped market the Nintendo Entertainment System. In </text:p>
        <text:p text:style-name="P4">1990, as Tom Kalinske became the new CEO at Sega of America, he brought </text:p>
        <text:p text:style-name="P4">Race in as a marketing consultant. </text:p>
        <text:p text:style-name="P3"/>
        <text:p text:style-name="P4">Race’s senior vice president of marketing was Jim Whims, who, like Race, </text:p>
        <text:p text:style-name="P4">was an ex—Worlds of Wonder executive who had a long history with video </text:p>
        <text:p text:style-name="P4">games that included stints with iMagic and Data East. Tall, comfortable around </text:p>
        <text:p text:style-name="P4">strangers, and athletically built, Whims had the look of a leader. </text:p>
        <text:p text:style-name="P3"/>
        <text:p text:style-name="P3"/>
        <text:p text:style-name="P3"/>
        <text:p text:style-name="P4">506 The "Next" Generation (Part z) </text:p>
        <text:p text:style-name="P3"/>
        <text:p text:style-name="P3"/>
        <text:p text:style-name="P4">For his head of third-party relations, Race hired Bernard “Bernie” Stolar, </text:p>
        <text:p text:style-name="P4">whose roots in the industry reached all the way back to Marty Bromley and </text:p>
        <text:p text:style-name="P4">David Rosen. In earlier days, Stolar headed a small arcade company called </text:p>
        <text:p text:style-name="P4">Game Plan that made the 1981 game Shark Attack. Knowing that Sid Sheinberg, </text:p>
        <text:p text:style-name="P4">head of Universal Studios, might approach him about a possible infringement </text:p>
        <text:p text:style-name="P4">on the movie Jaws, Stolar met with and outsmarted the intimidating studio </text:p>
        <text:p text:style-name="P4">chief. Thinking he was giving Stolar a break, Sheinberg said that he would not </text:p>
        <text:p text:style-name="P4">demand a royalty on the first 1,000 machines. Stolar responded by cutting his </text:p>
        <text:p text:style-name="P4">manufacturing run after building the first 990. </text:p>
        <text:p text:style-name="P3"/>
        <text:p text:style-name="P4">As the person responsible for working with third-party companies, Stolar </text:p>
        <text:p text:style-name="P4">played a major role in luring outside developers to make games for PlayStation. </text:p>
        <text:p text:style-name="P4">Some of his decisions proved absolutely brilliant. Stolar actively courted Wil¬ </text:p>
        <text:p text:style-name="P4">liams Manufacturing and arranged a six-month exclusive deal for the highly </text:p>
        <text:p text:style-name="P4">anticipated game MortalKombat3, a move that virtually guaranteed PlayStation </text:p>
        <text:p text:style-name="P4">sales among members of the game’s rather large cult following. On the nega¬ </text:p>
        <text:p text:style-name="P4">tive side, Stolar felt that role-playing games, while very important in the </text:p>
        <text:p text:style-name="P4">Japanese market, were unnecessary in the United States. </text:p>
        <text:p text:style-name="P3"/>
        <text:p text:style-name="P4">Race hired an old friend named Peter Johnson away from Sega to handle </text:p>
        <text:p text:style-name="P4">marketing and communications. Though Sony was new as a company, its </text:p>
        <text:p text:style-name="P4">administrative team was composed largely of seasoned game executives. </text:p>
        <text:p text:style-name="P3"/>
        <text:p text:style-name="P4">We had a lot of people with very, very good industry experience, and quali¬ </text:p>
        <text:p text:style-name="P4">fied guys who I could trust and women who I could trust who had either been </text:p>
        <text:p text:style-name="P4">in the industry or I had worked with before in some capacity. We got enor¬ </text:p>
        <text:p text:style-name="P4">mously lucky with the talent pool that we had, and we got dealt a great </text:p>
        <text:p text:style-name="P4">product, and then the rest we just put together. </text:p>
        <text:p text:style-name="P3"/>
        <text:p text:style-name="P5">—<text:span text:style-name="T13">Steve Race </text:span></text:p>
        <text:p text:style-name="P3"/>
        <text:p text:style-name="P4">In October 1994, tragedy struck Sony. Peter Johnson, the man Race had </text:p>
        <text:p text:style-name="P4">hired away from Sega to run marketing communications, was killed in a plane </text:p>
        <text:p text:style-name="P4">crash while traveling to the East Coast on business. </text:p>
        <text:p text:style-name="P3"/>
        <text:p text:style-name="P3"/>
        <text:p text:style-name="P4">I was a basket case for a long time. Peter and I had worked at three different </text:p>
        <text:p text:style-name="P4">companies together and he was a close personal friend. The night before the </text:p>
        <text:p text:style-name="P3"/>
        <text:p text:style-name="P3"/>
        <text:p text:style-name="P3"/>
        <text:p text:style-name="P4">The "Next” Generation (Part z) 507 </text:p>
        <text:p text:style-name="P3"/>
        <text:p text:style-name="P3"/>
        <text:p text:style-name="P4">crash, I had gone to a Rolling Stones concert with him and his wife. I was </text:p>
        <text:p text:style-name="P4">devastated by it. </text:p>
        <text:p text:style-name="P3"/>
        <text:p text:style-name="P5">—<text:span text:style-name="T13">Steve Race </text:span></text:p>
        <text:p text:style-name="P3"/>
        <text:p text:style-name="P4">There was never any question about the quality of the PlayStation hardware </text:p>
        <text:p text:style-name="P4">or the personnel Race hired, but other issues plagued SCEA. Kutaragi and other </text:p>
        <text:p text:style-name="P4">executives at Sony did not always share Race’s vision for how to run the com¬ </text:p>
        <text:p text:style-name="P4">pany. They fought over everything from the length of the cords connecting the </text:p>
        <text:p text:style-name="P4">PlayStation’s game pads to the launch price for the console itself. </text:p>
        <text:p text:style-name="P3"/>
        <text:p text:style-name="P4">I’d been over to Japan a couple of times and we disagreed about pricing, po¬ </text:p>
        <text:p text:style-name="P4">sitioning, advertising, color, and ninety-nine other things that you would do </text:p>
        <text:p text:style-name="P4">for a product to Americanize it or to make it acceptable in the United States. </text:p>
        <text:p text:style-name="P3"/>
        <text:p text:style-name="P4">It was funny. I would say, "Why are we doing this controller? It should </text:p>
        <text:p text:style-name="P4">look like this or it should be this size.” Norio Ohga was the president of Sony </text:p>
        <text:p text:style-name="P4">at the time, and they’d sort of say, ” 0 h, no, no, no. Mr. Ohga wants it this </text:p>
        <text:p text:style-name="P4">way. Mr. Ohga designated this one.” </text:p>
        <text:p text:style-name="P3"/>
        <text:p text:style-name="P4">I kept thinking to myself, what is a guy running a $44 billion company </text:p>
        <text:p text:style-name="P4">doing going around with controllers for a game system? </text:p>
        <text:p text:style-name="P3"/>
        <text:p text:style-name="P5">—<text:span text:style-name="T13">Steve Race </text:span></text:p>
        <text:p text:style-name="P3"/>
        <text:p text:style-name="P4">Race’s problems with Sony Computer Entertainment in Japan were well- </text:p>
        <text:p text:style-name="P4">known throughout the industry. Rumors about Race being fired were </text:p>
        <text:p text:style-name="P4">widespread. Opinionated and outspoken, Race sometimes seemed like a </text:p>
        <text:p text:style-name="P4">strange fit for the role of an American executive working in a Japanese com¬ </text:p>
        <text:p text:style-name="P4">pany. The battles continued as Sony prepared for the official American </text:p>
        <text:p text:style-name="P4">unveiling of PlayStation at E3. </text:p>
        <text:p text:style-name="P3"/>
        <text:p text:style-name="P4">Inside Sega </text:p>
        <text:p text:style-name="P3"/>
        <text:p text:style-name="P3"/>
        <text:p text:style-name="P4">Clearly, Sega broke some promises about times and dates and all that. If you </text:p>
        <text:p text:style-name="P4">look at the recent legacy with Sega, between Sega CD and 32X and ... well, </text:p>
        <text:p text:style-name="P4">I guess Nomad’s still around, there were a lot of disappointing products that </text:p>
        <text:p text:style-name="P3"/>
        <text:p text:style-name="P3"/>
        <text:p text:style-name="P3"/>
        <text:p text:style-name="P4">508 Hie "Next" Generation (Part 2 ) </text:p>
        <text:p text:style-name="P3"/>
        <text:p text:style-name="P3"/>
        <text:p text:style-name="P4">[Sega said] were next-generation systems that weren’t fulfilled. They cer¬ </text:p>
        <text:p text:style-name="P4">tainly weren’t supported by the third-party community. </text:p>
        <text:p text:style-name="P3"/>
        <text:p text:style-name="P5">—<text:span text:style-name="T13">Jim Whims </text:span></text:p>
        <text:p text:style-name="P3"/>
        <text:p text:style-name="P4">As Trip Hawkins had predicted, Sega had stretched its resources by maintain¬ </text:p>
        <text:p text:style-name="P4">ing too many incompatible platforms. By the end of 1995, Sega of America </text:p>
        <text:p text:style-name="P4">found itself juggling seven separate and incompatible game platforms—Sat¬ </text:p>
        <text:p text:style-name="P4">urn, Genesis, Game Gear, Pico, Sega CD, 32X, and 32X CD. Amazingly, even </text:p>
        <text:p text:style-name="P4">Master System was rumored to still be active in some South American mar¬ </text:p>
        <text:p text:style-name="P4">kets. There was no way one company could support every one of those systems. </text:p>
        <text:p text:style-name="P4">With an eye toward the future, Sega Enterprises CEO Hayao Nakayama made </text:p>
        <text:p text:style-name="P4">the logical choice to concentrate on Saturn. </text:p>
        <text:p text:style-name="P3"/>
        <text:p text:style-name="P4">From the Japanese perspective, Nakayama made the only possible decision. </text:p>
        <text:p text:style-name="P4">Mega-Drive, the Japanese name for Genesis, never caught on in Japan. Sat¬ </text:p>
        <text:p text:style-name="P4">urn, on the other hand, was outselling PlayStation and looked to be the </text:p>
        <text:p text:style-name="P4">dominant system. What made sense in Japan, however, was about to become </text:p>
        <text:p text:style-name="P4">a disastrous move in the United States. </text:p>
        <text:p text:style-name="P3"/>
        <text:p text:style-name="P4">I would absolutely defend the American management on that. Tom knew that </text:p>
        <text:p text:style-name="P4">the 16-bit business was going to be there. Paul Rioux knew it, and so did Shenobu </text:p>
        <text:p text:style-name="P4">Toyoda; but Japan refused to believe. They were convinced, and they would </text:p>
        <text:p text:style-name="P4">not listen to Tom [Kalinske]. They would not listen to Paul [Rioux], They would </text:p>
        <text:p text:style-name="P4">listen to no one and they absolutely bullied the U.S. into launching the system. </text:p>
        <text:p text:style-name="P3"/>
        <text:p text:style-name="P4">It very much compromised their ability to keep the 16-bit business. </text:p>
        <text:p text:style-name="P3"/>
        <text:p text:style-name="P5">—<text:span text:style-name="T13">Michael Latham, former head of Omega Team, Sega of America </text:span></text:p>
        <text:p text:style-name="P3"/>
        <text:p text:style-name="P4">Back in the United States, the magazine Next Generation ran an article in </text:p>
        <text:p text:style-name="P4">which the internal components of PlayStation and Saturn were shown side </text:p>
        <text:p text:style-name="P4">by side. The editorial staff had developed a preference for PlayStation over </text:p>
        <text:p text:style-name="P4">Saturn, based on game performance, and that preference became far more </text:p>
        <text:p text:style-name="P4">pronounced as more games were published. Next Generation's editors described </text:p>
        <text:p text:style-name="P4">PlayStation’s design as “elegant” because all of the components fit neatly on </text:p>
        <text:p text:style-name="P4">one single circuit board. The Saturn design, by comparison, seemed jumbled, </text:p>
        <text:p text:style-name="P4">with its CD-ROM controller placed on a separate daughterboard. </text:p>
        <text:p text:style-name="P3"/>
        <text:p text:style-name="P3"/>
        <text:p text:style-name="P3"/>
        <text:p text:style-name="P4">The "Next” Generation (Part 2 ) 5®9 </text:p>
        <text:p text:style-name="P3"/>
        <text:p text:style-name="P3"/>
        <text:p text:style-name="P4">I think a lot of people are confused about that. I’ve heard a lot of people say, </text:p>
        <text:p text:style-name="P3"/>
        <text:p text:style-name="P4">"Oh gee, look at all these chips they’ve got.” Well, there’s a reason for it and </text:p>
        <text:p text:style-name="P4">the reason is that our people feel that they need the multiprocessing to be </text:p>
        <text:p text:style-name="P4">able to bring to the home what we’re doing next year in the arcades. That </text:p>
        <text:p text:style-name="P4">kind of power requires what we’ve got and we don’t think the other ma¬ </text:p>
        <text:p text:style-name="P4">chines can take advantage of. </text:p>
        <text:p text:style-name="P3"/>
        <text:p text:style-name="P5">—<text:span text:style-name="T13">Tom Kalinske, former CEO, Sega of America </text:span></text:p>
        <text:p text:style-name="P3"/>
        <text:p text:style-name="P4">In theory, Saturn, which featured two Hitachi SH2 32-bit central processing </text:p>
        <text:p text:style-name="P4">chips, was more powerful than PlayStation. The truth was that the SH2 chips </text:p>
        <text:p text:style-name="P4">were somewhat inferior to the chip Sony had selected. There was even a rumor </text:p>
        <text:p text:style-name="P4">that Nakayama had selected the chip as a favor to a golf buddy. All rumors aside, </text:p>
        <text:p text:style-name="P4">programming Saturn was difficult, and allotting different operations to both of </text:p>
        <text:p text:style-name="P4">the processing chips proved nearly impossible. In an interview with the press, Sega </text:p>
        <text:p text:style-name="P4">star arcade-game designer Yu Suzuki openly admitted having trouble with the </text:p>
        <text:p text:style-name="P4">dual-processor design while working on the Saturn version of his hit game Daytona. </text:p>
        <text:p text:style-name="P3"/>
        <text:p text:style-name="P4">As E3 approached in mid-May, Sega announced that the release of Saturn </text:p>
        <text:p text:style-name="P4">would take place on September 2—Sega Saturn Saturday. Behind the scenes, </text:p>
        <text:p text:style-name="P4">however, Sega was preparing an E3 surprise. </text:p>
        <text:p text:style-name="P3"/>
        <text:p text:style-name="P4">Inside Nintendo </text:p>
        <text:p text:style-name="P3"/>
        <text:p text:style-name="P4">I realize that Nintendo keeps saying [that the Ultra 64 will be released in] </text:p>
        <text:p text:style-name="P3"/>
        <text:p text:style-name="P4">1995, but there is absolutely no evidence to support that. What they did in </text:p>
        <text:p text:style-name="P4">Chicago [at the 1994 Summer Consumer Electronics Show] was show people </text:p>
        <text:p text:style-name="P4">the coin-op hardware, which has absolutely no connection with the Ultra 64 </text:p>
        <text:p text:style-name="P4">from an internal standpoint. No way, Jose. It’s a big promotional head fake. </text:p>
        <text:p text:style-name="P3"/>
        <text:p text:style-name="P4">If he [Nintendo vice-president Peter Main] told you six months, mark your </text:p>
        <text:p text:style-name="P4">calendar and call him on that date. He'll tell you, "No, six months from now,” </text:p>
        <text:p text:style-name="P4">and he’ll still be blowing smoke at that point. </text:p>
        <text:p text:style-name="P3"/>
        <text:p text:style-name="P5">—<text:span text:style-name="T13">Trip Hawkins </text:span></text:p>
        <text:p text:style-name="P3"/>
        <text:p text:style-name="P3"/>
        <text:p text:style-name="P4">On August 23, 1993, Nintendo announced plans to collaborate with Silicon </text:p>
        <text:p text:style-name="P4">Graphics on “Project Reality,” a new technology that would be incorporated </text:p>
        <text:p text:style-name="P3"/>
        <text:p text:style-name="P3"/>
        <text:p text:style-name="P3"/>
        <text:p text:style-name="P4">510 The "Next” Generation (Part 2 ) </text:p>
        <text:p text:style-name="P3"/>
        <text:p text:style-name="P3"/>
        <text:p text:style-name="P4">into a future game console. The pairing seemed perfect. Silicon Graphics was </text:p>
        <text:p text:style-name="P4">the leading company in high-end computer graphics. Hollywood special-effects </text:p>
        <text:p text:style-name="P4">studios used their workstations to create the effects in such movies as Terminator </text:p>
        <text:p text:style-name="P4">2 and Jurassic Park. The new system, which Nintendo claimed would be released </text:p>
        <text:p text:style-name="P4">in 1995, would include a modified version of the technology used in Silicon </text:p>
        <text:p text:style-name="P4">Graphics’ expensive Indigo workstations and would sell for under $250. Nintendo </text:p>
        <text:p text:style-name="P4">would not give many specifics on what the system’s architecture would look </text:p>
        <text:p text:style-name="P4">like, but it was stated that the final product would have a 64-bit processor. </text:p>
        <text:p text:style-name="P3"/>
        <text:p text:style-name="P4">He’s [Howard Lincoln] convinced that the new Nintendo momentum </text:p>
        <text:p text:style-name="P4">will carry over into 1997. “One of the things I find most incredible,” he </text:p>
        <text:p text:style-name="P4">says, “is how anyone could possibly conclude that Nintendo will not have </text:p>
        <text:p text:style-name="P4">a predominant share of the next-generation platform. We have the best </text:p>
        <text:p text:style-name="P4">technology—namely, Silicon Graphics’ proprietary technology. Mr. </text:p>
        <text:p text:style-name="P4">Nakayama [Sega’s president] wanted that technology as badly as Yamauchi </text:p>
        <text:p text:style-name="P4">[Hiroshi Yamauchi, president of Nintendo Co., Ltd.), but Yamauchi got </text:p>
        <text:p text:style-name="P4">it,” he says. “Sega and Sony have world-class 32-bit systems. But unfor¬ </text:p>
        <text:p text:style-name="P4">tunately for them, we will be marketing a world-class 64-bit system at </text:p>
        <text:p text:style-name="P4">the same time.” 2 </text:p>
        <text:p text:style-name="P3"/>
        <text:p text:style-name="P4">In 1994, Nintendo kept up a fairly regular rhythm of announcements. In </text:p>
        <text:p text:style-name="P4">March, Nintendo of America chairman Howard Lincoln announced that the </text:p>
        <text:p text:style-name="P4">British developer Rare, Ltd., would make games for Nintendo’s new Project </text:p>
        <text:p text:style-name="P4">Reality console. This announcement was made two months before the unveil¬ </text:p>
        <text:p text:style-name="P4">ing of Donkey Kong Country, so few people knew anything about Rare. A quick scan </text:p>
        <text:p text:style-name="P4">of old Nintendo cartridges would have revealed that Rare was the company </text:p>
        <text:p text:style-name="P4">behind Battle Toads, but that was the only thing anyone outside of Nintendo knew. </text:p>
        <text:p text:style-name="P3"/>
        <text:p text:style-name="P4">On May 2, 1994, Nintendo announced that a Scottish firm called DMA De¬ </text:p>
        <text:p text:style-name="P4">signs had signed up to do games for Project Reality. No better known than </text:p>
        <text:p text:style-name="P4">Rare, DMA had one significant claim to fame—it was the company that cre¬ </text:p>
        <text:p text:style-name="P4">ated Lemmings, Psygnosis’s one big game. Three days later, Nintendo announced </text:p>
        <text:p text:style-name="P4">that Project Reality would use cartridge media instead of CD-ROM. This was </text:p>
        <text:p text:style-name="P4">a much more significant announcement. </text:p>
        <text:p text:style-name="P3"/>
        <text:p text:style-name="P4">At the time, Howard Lincoln claimed that the reason Nintendo decided to </text:p>
        <text:p text:style-name="P4">stick with cartridges instead of moving to CD-ROM was speed. With CD-ROMs, </text:p>
        <text:p text:style-name="P3"/>
        <text:p text:style-name="P3"/>
        <text:p text:style-name="P3"/>
        <text:p text:style-name="P4">The "Next” Generation (Part z) $11 </text:p>
        <text:p text:style-name="P3"/>
        <text:p text:style-name="P3"/>
        <text:p text:style-name="P4">game consoles access information and load it into memory. These “access </text:p>
        <text:p text:style-name="P4">times” could take a few seconds with early CD-ROM drives such as the ones </text:p>
        <text:p text:style-name="P4">used in Sega CD and 3DO. Nintendo said that waiting for the games to load </text:p>
        <text:p text:style-name="P4">up diminished the experience. Because cartridges have ROM chips built into </text:p>
        <text:p text:style-name="P4">their circuits, access time is not a problem. </text:p>
        <text:p text:style-name="P3"/>
        <text:p text:style-name="P4">What makes Nintendo’s platform so much cheaper than competing </text:p>
        <text:p text:style-name="P4">machines is the lack of a CD-ROM drive. Critics claim this is a great weak¬ </text:p>
        <text:p text:style-name="P4">ness. Everyone thinks the transition to CD-ROMs is inevitable because </text:p>
        <text:p text:style-name="P4">they can be manufactured much more quickly and inexpensively than </text:p>
        <text:p text:style-name="P4">cartridges. They also have much more memory, which allows develop¬ </text:p>
        <text:p text:style-name="P4">ers to throw in movie and music clips. There is a problem, however. There </text:p>
        <text:p text:style-name="P4">is a difference in data-access speed of 1,000 times. To get around this, com¬ </text:p>
        <text:p text:style-name="P4">panies have had to build in lots of internal memory in the machines. </text:p>
        <text:p text:style-name="P4">But that is expensive. For software houses, it is cheaper to make CD </text:p>
        <text:p text:style-name="P4">games, but Nintendo says its cartridges will be priced the same as CDs </text:p>
        <text:p text:style-name="P4">and that for hot titles there will be plenty of margin for profit. 3 </text:p>
        <text:p text:style-name="P3"/>
        <text:p text:style-name="P4">Cartridges are a very expensive medium, however, and many game devel¬ </text:p>
        <text:p text:style-name="P4">opers resented Nintendo’s decision to continue using them. Sony’s licensing </text:p>
        <text:p text:style-name="P4">structure was built around a $10-per-game arrangement that included manu¬ </text:p>
        <text:p text:style-name="P4">facturing disks, manuals, and packaging. Compared to the cost of pressing </text:p>
        <text:p text:style-name="P4">CDs, manufacturing cartridges for Project Reality would be prohibitively ex¬ </text:p>
        <text:p text:style-name="P4">pensive. At the time, it cost more than $20 to manufacture an 8-megabyte </text:p>
        <text:p text:style-name="P4">cartridge, compared to less than $2 to press a 640-megabyte CD. And the ad¬ </text:p>
        <text:p text:style-name="P4">ditional storage space on CDs could be used for video clips, animations, audio </text:p>
        <text:p text:style-name="P4">files, music, and larger games. Even as Lincoln told the media that Nintendo </text:p>
        <text:p text:style-name="P4">had forms of compression that would vastly increase the amount of informa¬ </text:p>
        <text:p text:style-name="P4">tion that could be crammed into an 8-megabyte cartridge, it was widely </text:p>
        <text:p text:style-name="P4">accepted that Project Reality games would simply be smaller than those on </text:p>
        <text:p text:style-name="P4">Saturn and PlayStation. </text:p>
        <text:p text:style-name="P3"/>
        <text:p text:style-name="P4">Speculation about why Yamauchi had chosen cartridges ranged from curi¬ </text:p>
        <text:p text:style-name="P4">osity to antagonism. Tom Zito, founder of Digital Pictures, said that Nintendo </text:p>
        <text:p text:style-name="P4">went with the cartridge format because cartridges are harder and more ex¬ </text:p>
        <text:p text:style-name="P4">pensive to copy—making it easier for Nintendo to avoid piracy. Other game </text:p>
        <text:p text:style-name="P3"/>
        <text:p text:style-name="P3"/>
        <text:p text:style-name="P3"/>
        <text:p text:style-name="P4">512 The "Next” Generation (Part 2 ) </text:p>
        <text:p text:style-name="P3"/>
        <text:p text:style-name="P3"/>
        <text:p text:style-name="P4">company executives claimed Nintendo went with cartridges so that it would </text:p>
        <text:p text:style-name="P4">have complete control over the manufacturing of games for the console and </text:p>
        <text:p text:style-name="P4">maximize its profits. </text:p>
        <text:p text:style-name="P3"/>
        <text:p text:style-name="P4">It was a combination of things. There was a technology element to it and </text:p>
        <text:p text:style-name="P4">there was that counterfeiting element to it, big time. </text:p>
        <text:p text:style-name="P3"/>
        <text:p text:style-name="P4">The technology argument, I think, at the time was legitimate. ... At the </text:p>
        <text:p text:style-name="P4">time, Takeda [Cenyo Takeda, the Nintendo engineer working with Silicon </text:p>
        <text:p text:style-name="P4">Graphics to design Project Reality] and those guys felt very strongly that it </text:p>
        <text:p text:style-name="P4">was absolutely essential to have it on a cartridge in order to do the kind of </text:p>
        <text:p text:style-name="P4">things that we wanted to do with Super Mario. </text:p>
        <text:p text:style-name="P3"/>
        <text:p text:style-name="P4">The counterfeiting thing, I think, turned out to be correct, with the huge </text:p>
        <text:p text:style-name="P4">counterfeiting problem that Sony has. </text:p>
        <text:p text:style-name="P3"/>
        <text:p text:style-name="P4">i’ve seen speculation about how this was some plot to control third-party </text:p>
        <text:p text:style-name="P4">publishers. That’s completely nonsense. There is just not a grain of truth in </text:p>
        <text:p text:style-name="P4">that thing. No discussion like that ever occurred; that was never an issue. It </text:p>
        <text:p text:style-name="P4">was strictly technology and counterfeiting. </text:p>
        <text:p text:style-name="P3"/>
        <text:p text:style-name="P5">—<text:span text:style-name="T13">Howard Lincoln </text:span></text:p>
        <text:p text:style-name="P3"/>
        <text:p text:style-name="P4">In the days leading up to the 1994 Summer Consumer Electronics Show, </text:p>
        <text:p text:style-name="P4">Nintendo made two more announcements. On June 5, Lincoln announced </text:p>
        <text:p text:style-name="P4">that Alias Research, one of the leading computer-graphics companies, would </text:p>
        <text:p text:style-name="P4">create custom software tools for Project Reality. On June 23, Lincoln an¬ </text:p>
        <text:p text:style-name="P4">nounced that the final name of Nintendo’s new console would be “Ultra 64” </text:p>
        <text:p text:style-name="P4">and that Acclaim Entertainment would create a game called Turok: The Dinosaur </text:p>
        <text:p text:style-name="P4">Hunter for it. Then came the closed-door meetings at CES, in which reporters </text:p>
        <text:p text:style-name="P4">and analysts were shown glimpses of Killer Instinct and told they were running </text:p>
        <text:p text:style-name="P4">on prototype Ultra 64 hardware. </text:p>
        <text:p text:style-name="P3"/>
        <text:p text:style-name="P4">On January 5, 1995, Nintendo announced that Silicon Graphics had com¬ </text:p>
        <text:p text:style-name="P4">pleted the final chip set for Ultra 64 and gave the console’s final specifications. </text:p>
        <text:p text:style-name="P4">Critics, such as Trip Hawkins, openly challenged Nintendo’s assertion that </text:p>
        <text:p text:style-name="P4">Ultra 64 would be ready in 1995. But with the announcement that the chip set </text:p>
        <text:p text:style-name="P4">was complete, Nintendo’s claim that a powerful system would be ready later </text:p>
        <text:p text:style-name="P4">that year seemed more believable. </text:p>
        <text:p text:style-name="P3"/>
        <text:p text:style-name="P3"/>
        <text:p text:style-name="P3"/>
        <text:p text:style-name="P4">The "Next” Generation (Part z) $13 </text:p>
        <text:p text:style-name="P3"/>
        <text:p text:style-name="P3"/>
        <text:p text:style-name="P4">According to the announcement, Ultra 64 would indeed have a 64-bit pro¬ </text:p>
        <text:p text:style-name="P4">cessor—easily the fastest processor in any of the next-generation consoles. Ultra </text:p>
        <text:p text:style-name="P4">64 would also have a separate graphics processor that could generate 100,000 </text:p>
        <text:p text:style-name="P4">texture-mapped polygons per second, while handling several graphics-enhancing </text:p>
        <text:p text:style-name="P4">processes such as ray-tracing, anti-aliasing, and tri-linear mip-mapping inter¬ </text:p>
        <text:p text:style-name="P4">polation—processes that were not available on PlayStation or Saturn. </text:p>
        <text:p text:style-name="P3"/>
        <text:p text:style-name="P4">After announcing that the chip set was complete, Nintendo began disclosing </text:p>
        <text:p text:style-name="P4">new partnerships with more “dream team” developers. Williams Manufactur¬ </text:p>
        <text:p text:style-name="P4">ing, the arcade company behind such Acclaim cartridge hits as NBA Jam and </text:p>
        <text:p text:style-name="P4">MortalKombat, joined on, as did noted PC flight simulation publishers Sierra and </text:p>
        <text:p text:style-name="P4">Spectrum HoloByte. Angel Studios, a computer-graphics company best known </text:p>
        <text:p text:style-name="P4">for making special effects for movies, and Paradigm Simulation, a company that </text:p>
        <text:p text:style-name="P4">designed high-end virtual reality software, joined the team. Then Ocean of </text:p>
        <text:p text:style-name="P4">America and GameTek—and the team started looking haphazard. Once, when </text:p>
        <text:p text:style-name="P4">asked why he selected Ocean as part of his “dream team,” Lincoln was unable to </text:p>
        <text:p text:style-name="P4">stop himself from laughing. When he was able to respond, he smiled and said, </text:p>
        <text:p text:style-name="P5">“<text:span text:style-name="T13">I’m surprised you did not ask, ‘Why GameTekf ” </text:span></text:p>
        <text:p text:style-name="P3"/>
        <text:p text:style-name="P4">But Ultra 64 was not the only “next-generation” system Nintendo planned </text:p>
        <text:p text:style-name="P4">to release in 1995. Nintendo’s research and development Team 1, led by Gumpei </text:p>
        <text:p text:style-name="P4">Yokoi, had created a portable game system called Virtual Boy. </text:p>
        <text:p text:style-name="P3"/>
        <text:p text:style-name="P4">Compared to the multimillion color-producing consoles being created by </text:p>
        <text:p text:style-name="P4">Sega, Sony, and Nintendo, Virtual Boy was an anomaly. Supposedly the heir </text:p>
        <text:p text:style-name="P4">to Game Boy, it had single-color graphics. The system was built around red </text:p>
        <text:p text:style-name="P4">LED arrays, so it only showed red objects against a black background. The </text:p>
        <text:p text:style-name="P4">catch, however, was that it had two mirror-scanning stereoscopic displays </text:p>
        <text:p text:style-name="P4">that enabled it to create the illusion of three-dimensional objects. Reflections </text:p>
        <text:p text:style-name="P4">Technology, a Massachusetts-based company that was not normally associ¬ </text:p>
        <text:p text:style-name="P4">ated with games, had created Virtual Boy’s stereoscopic LED technology years </text:p>
        <text:p text:style-name="P4">earlier. But marketing the idea to game companies had proved difficult. </text:p>
        <text:p text:style-name="P3"/>
        <text:p text:style-name="P4">I turned down Reflections Technology twice. They came to me when I was with </text:p>
        <text:p text:style-name="P4">Mattel and showed me this thing called "Red World.” Then they came to us be¬ </text:p>
        <text:p text:style-name="P4">fore going to Nintendo and I looked at it and thought, "This looks very familiar. ’’ </text:p>
        <text:p text:style-name="P3"/>
        <text:p text:style-name="P5">—<text:span text:style-name="T13">Tom Kalinske </text:span></text:p>
        <text:p text:style-name="P3"/>
        <text:p text:style-name="P3"/>
        <text:p text:style-name="P3"/>
        <text:p text:style-name="P4">$llf The "Next” Generation (Part z) </text:p>
        <text:p text:style-name="P3"/>
        <text:p text:style-name="P3"/>
        <text:p text:style-name="P4">When Reflections Technology executives took their idea to Nintendo, </text:p>
        <text:p text:style-name="P4">they found a willing advocate in Gumpei Yokoi. Yokoi, who designed Game </text:p>
        <text:p text:style-name="P4">Boy, was looking for a new technology that might “encourage more cre¬ </text:p>
        <text:p text:style-name="P4">ativity” in games. </text:p>
        <text:p text:style-name="P3"/>
        <text:p text:style-name="P4">I saw that the market was so saturated with video games that it became nearly </text:p>
        <text:p text:style-name="P4">impossible to create anything new. There were a lot of creative ideas for </text:p>
        <text:p text:style-name="P4">games for the NES and for Game Boy. But there were not so many new ideas </text:p>
        <text:p text:style-name="P4">for games for the Super Nintendo. I think game companies ran out of new </text:p>
        <text:p text:style-name="P4">ideas. I wanted to create a new kind of game that was not a video game, so </text:p>
        <text:p text:style-name="P4">that designers could come up with new ideas. </text:p>
        <text:p text:style-name="P3"/>
        <text:p text:style-name="P5">—<text:span text:style-name="T13">Gumpei Yokoi, former head of Research and Development Team i, </text:span></text:p>
        <text:p text:style-name="P3"/>
        <text:p text:style-name="P4">Nintendo Co., Ltd. </text:p>
        <text:p text:style-name="P3"/>
        <text:p text:style-name="P4">Yokoi appears to have been less than excited about creating a system with a </text:p>
        <text:p text:style-name="P4">single-color display. He looked into making a color version of the technology </text:p>
        <text:p text:style-name="P4">but found that it would have to retail for over $500, far too expensive. </text:p>
        <text:p text:style-name="P3"/>
        <text:p text:style-name="P4">In the beginning of the development, we experimented with a color LCD </text:p>
        <text:p text:style-name="P4">screen, but the users did not see depth, they just saw double. Color graphics </text:p>
        <text:p text:style-name="P4">give people the impression that a game is high tech. But just because a game </text:p>
        <text:p text:style-name="P4">has a beautiful display does not mean that the game is fun to play. </text:p>
        <text:p text:style-name="P3"/>
        <text:p text:style-name="P4">i also wish to explain that LEDs come in red, yellow, blue, and green. Red </text:p>
        <text:p text:style-name="P4">uses less battery and red is easier to recognize. That is why red is used for </text:p>
        <text:p text:style-name="P4">traffic lights. </text:p>
        <text:p text:style-name="P3"/>
        <text:p text:style-name="P5">—<text:span text:style-name="T13">Gumpei Yokoi </text:span></text:p>
        <text:p text:style-name="P3"/>
        <text:p text:style-name="P4">As the project progressed, Yokoi made his new game console less like a vir¬ </text:p>
        <text:p text:style-name="P4">tual reality head-mounted display and more like a Viewmaster. Deciding that </text:p>
        <text:p text:style-name="P4">head-tracking caused motion sickness, he created his system without track¬ </text:p>
        <text:p text:style-name="P4">ing technology. Then he decided that wearing a heavy helmet was </text:p>
        <text:p text:style-name="P4">uncomfortable, so he mounted the unit on a stand. Instead of a visor, he ended </text:p>
        <text:p text:style-name="P4">up with a console shaped like a diver’s facemask with a rubberized seal for </text:p>
        <text:p text:style-name="P4">blocking outside light. </text:p>
        <text:p text:style-name="P3"/>
        <text:p text:style-name="P3"/>
        <text:p text:style-name="P3"/>
        <text:p text:style-name="P4">The "Next” Generation (Part 2 ) 5*S </text:p>
        <text:p text:style-name="P3"/>
        <text:p text:style-name="P3"/>
        <text:p text:style-name="P4">Nintendo first announced work on a virtual reality project in the summer </text:p>
        <text:p text:style-name="P4">of 1994. In November, the console was unveiled at Shoshinkai, a proprietary </text:p>
        <text:p text:style-name="P4">trade show Nintendo held in Tokyo every winter. The general reaction was </text:p>
        <text:p text:style-name="P4">less than favorable. One reporter dubbed the system “Virtual Dog.” </text:p>
        <text:p text:style-name="P3"/>
        <text:p text:style-name="P4">The November unveiling of Virtual Boy in Japan signifies an impor¬ </text:p>
        <text:p text:style-name="P4">tant change in direction for Nintendo. Either it has gone completely </text:p>
        <text:p text:style-name="P4">mad or it deems the future of videogaming to be crude, red, and likely </text:p>
        <text:p text:style-name="P4">to induce headaches.' 1 </text:p>
        <text:p text:style-name="P3"/>
        <text:p text:style-name="P4">At the show, Nintendo announced that Virtual Boy would retail in Japan </text:p>
        <text:p text:style-name="P4">for 19,800 yen (approximately $207). Show attendees seemed unimpressed by </text:p>
        <text:p text:style-name="P4">the hardware and equally unimpressed by the games, which included a re¬ </text:p>
        <text:p text:style-name="P4">make of the 1981 arcade classic Mario Bros., a pinball simulation, and a boxing </text:p>
        <text:p text:style-name="P4">game called Telero Boxer. Of the three, only Telero Boxer tried to take advantage </text:p>
        <text:p text:style-name="P4">ofVirtual Boy’s 3D capabilities. </text:p>
        <text:p text:style-name="P3"/>
        <text:p text:style-name="P4">Even worse, several people who tried the system complained about having </text:p>
        <text:p text:style-name="P4">headaches after using it. Players needed to focus the mirrors inside Virtual </text:p>
        <text:p text:style-name="P4">Boy before every use to avoid getting headaches. And even if they did, staring </text:p>
        <text:p text:style-name="P4">at the red and black screen for prolonged periods of time could still produce </text:p>
        <text:p text:style-name="P4">headaches or dizziness. By the time Virtual Boy came to the United States, it </text:p>
        <text:p text:style-name="P4">bore a statement warning that extended use could cause headaches. </text:p>
        <text:p text:style-name="P3"/>
        <text:p text:style-name="P4">In January 1995, Nintendo of America unveiled Virtual Boy at Winter CES </text:p>
        <text:p text:style-name="P4">in Las Vegas but did not give specific launch information and only showed the </text:p>
        <text:p text:style-name="P4">partial games that were shown at Shoshinkai. For final launch information, </text:p>
        <text:p text:style-name="P4">reporters would have to wait for E3. </text:p>
        <text:p text:style-name="P3"/>
        <text:p text:style-name="P4">Nintendo Comes listi </text:p>
        <text:p text:style-name="P3"/>
        <text:p text:style-name="P4">On May 4, 1995, a Wall Street Journal reporter named Jim Carlton interviewed </text:p>
        <text:p text:style-name="P4">Greg Fischbach about Acclaim’s annual report. As he reviewed the report, he </text:p>
        <text:p text:style-name="P4">noted that while Acclaim had earnings projections for Saturn and PlayStation </text:p>
        <text:p text:style-name="P4">sales, there were no projections for Ultra 64 sales. When he asked Fischbach </text:p>
        <text:p text:style-name="P4">about this, Fischbach quickly said, “No comment.” </text:p>
        <text:p text:style-name="P3"/>
        <text:p text:style-name="P4">Armed with this information, Carlton called Nintendo marketing and com¬ </text:p>
        <text:p text:style-name="P4">munications manager Perrin Kaplan and told her what he had found. She </text:p>
        <text:p text:style-name="P4">said she understood and asked for one hour to prepare a response. Kaplan </text:p>
        <text:p text:style-name="P3"/>
        <text:p text:style-name="P3"/>
        <text:p text:style-name="P3"/>
        <text:p text:style-name="P4">§l6 The "Next" Generation (Part 2 ) </text:p>
        <text:p text:style-name="P3"/>
        <text:p text:style-name="P3"/>
        <text:p text:style-name="P4">went directly to Howard Lincoln, chairman of Nintendo of America, and </text:p>
        <text:p text:style-name="P4">Minoru Arakawa, president of Nintendo of America, and told them what had </text:p>
        <text:p text:style-name="P4">happened. With no other option, they admitted that Ultra 64 would not be </text:p>
        <text:p text:style-name="P4">released in 1995, and Carlton had a scoop for the next day’s paper. </text:p>
        <text:p text:style-name="P3"/>
        <text:p text:style-name="P4">The next morning, Howard Lincoln came in early and called reporters </text:p>
        <text:p text:style-name="P4">around the country to warn them about the Wall StreetJournal article and to let </text:p>
        <text:p text:style-name="P4">them know that Ultra 64 would not be out for another year. </text:p>
        <text:p text:style-name="P3"/>
        <text:p text:style-name="P4">The Really Big Show </text:p>
        <text:p text:style-name="P3"/>
        <text:p text:style-name="P4">The first Electronic Entertainment Expo took place in the Los Angeles Con¬ </text:p>
        <text:p text:style-name="P4">vention Center on May 11—13, 1995, and all the major players were ready to </text:p>
        <text:p text:style-name="P4">put on a show. On the first day, Tom Kalinske, president of Sega, and Olaf </text:p>
        <text:p text:style-name="P4">Olafsson, president of Sony Electronic Publishing, were scheduled to give key¬ </text:p>
        <text:p text:style-name="P4">note presentations from 8:30 a.m. to 9:45 a.m. Kalinske discussed Sega’s heritage </text:p>
        <text:p text:style-name="P4">in arcades and as a game company. He announced that the retail price of the </text:p>
        <text:p text:style-name="P4">Saturn would be $399 and began describing what a powerful system it was. </text:p>
        <text:p text:style-name="P4">Then he gave the punchline—the console had already shipped. September 2, </text:p>
        <text:p text:style-name="P4">Sega Saturn Saturday, was still going to be the official launch date for Saturn, </text:p>
        <text:p text:style-name="P4">but 30,000 systems had already been shipped to four key retailers: Toys “R” </text:p>
        <text:p text:style-name="P4">Us, Babbages, Software Etc., and Electronics Boutique. </text:p>
        <text:p text:style-name="P3"/>
        <text:p text:style-name="P4">Next came Sony’s turn to drop a bomb. Olafsson was supposed to discuss </text:p>
        <text:p text:style-name="P5">“<text:span text:style-name="T13">what it’s going to take to be successful storytellers in coming years.” The </text:span></text:p>
        <text:p text:style-name="P4">topic obviously gave him room to discuss the technological strengths of </text:p>
        <text:p text:style-name="P4">PlayStation, and he was expected to announce the system’s price and launch </text:p>
        <text:p text:style-name="P4">date. At the time, it was generally assumed that PlayStation would likely be as </text:p>
        <text:p text:style-name="P4">expensive, or possibly more expensive, than Saturn. Olafsson started his speech </text:p>
        <text:p text:style-name="P4">as expected, then interrupted himself. </text:p>
        <text:p text:style-name="P3"/>
        <text:p text:style-name="P4">Olaf [Olafsson] was about two-thirds of the way through his speech when he </text:p>
        <text:p text:style-name="P4">said, "I’d like to call up Steve Race to tell you a little bit more about the Sony </text:p>
        <text:p text:style-name="P4">PlayStation.” So I walked up. I had a whole bunch of sheets of paper in my </text:p>
        <text:p text:style-name="P4">hands, and I walked up, put them down on the podium, and I just said, </text:p>
        <text:p text:style-name="P4">"$299,” and walked off stage to this thunderous applause. </text:p>
        <text:p text:style-name="P3"/>
        <text:p text:style-name="P3"/>
        <text:p text:style-name="P5">—<text:span text:style-name="T13">Steve Race </text:span></text:p>
        <text:p text:style-name="P3"/>
        <text:p text:style-name="P3"/>
        <text:p text:style-name="P3"/>
        <text:p text:style-name="P4">The "Next” Generation (Part z) JIJ </text:p>
        <text:p text:style-name="P3"/>
        <text:p text:style-name="P3"/>
        <text:p text:style-name="P4">Sony clearly won the first battle of E3. By sending Saturns to four retailers </text:p>
        <text:p text:style-name="P4">only, Sega offended several of its best outlets. Kay s 'bee Toys responded by drop¬ </text:p>
        <text:p text:style-name="P4">ping Sega from its lineup. More important, releasing in spring or summer, </text:p>
        <text:p text:style-name="P4">typically slow seasons for video game hardware sales, did not give Sega any </text:p>
        <text:p text:style-name="P4">advantage. Having a surprise launch meant that Sega had forfeited any chance </text:p>
        <text:p text:style-name="P4">of having a big send-off for Saturn and gave the appearance of being afraid of </text:p>
        <text:p text:style-name="P4">head-to-head competition with PlayStation. </text:p>
        <text:p text:style-name="P3"/>
        <text:p text:style-name="P4">I think Japan was scared of PlayStation; at least more than we were in the </text:p>
        <text:p text:style-name="P4">U.S. Tom was not afraid. Tom was ready to go to battle because Tom was </text:p>
        <text:p text:style-name="P4">used to hardware that wasn’t necessarily the best in the market anyway. </text:p>
        <text:p text:style-name="P3"/>
        <text:p text:style-name="P5">—<text:span text:style-name="T13">Michael Latham </text:span></text:p>
        <text:p text:style-name="P3"/>
        <text:p text:style-name="P4">Sony’s surprise was more effective. Even though Saturn came bundled with </text:p>
        <text:p text:style-name="P4">a highly desirable game, Virtua Fighter, it was too expensive for the consumer </text:p>
        <text:p text:style-name="P4">electronics category. The $399 price point was known to be more of a high- </text:p>
        <text:p text:style-name="P4">end electronics ticket, something that people might pay for a stereo </text:p>
        <text:p text:style-name="P4">component but not for a video game console. Sega was making the same mis¬ </text:p>
        <text:p text:style-name="P4">take Trip Hawkins had made with 3DO. </text:p>
        <text:p text:style-name="P3"/>
        <text:p text:style-name="P4">I’m sure that price came from Japan. Tom was frequently dealt some very </text:p>
        <text:p text:style-name="P4">difficult cards to have to play, and he did a very good job of melding his </text:p>
        <text:p text:style-name="P4">deck and doing as much as he could with the cards that he was dealt. My hat </text:p>
        <text:p text:style-name="P4">is off to the guy. </text:p>
        <text:p text:style-name="P3"/>
        <text:p text:style-name="P5">—<text:span text:style-name="T13">Steve Race </text:span></text:p>
        <text:p text:style-name="P3"/>
        <text:p text:style-name="P4">While Nintendo, Sega, and Sony threw million-dollar parties at E3, Trip </text:p>
        <text:p text:style-name="P4">Hawkins held a quiet and elegant dinner at a fine restaurant. In his typical </text:p>
        <text:p text:style-name="P4">socially graceful fashion, he left one seat open at every table and shuttled </text:p>
        <text:p text:style-name="P4">from one table to the next through the meal so that he could speak with all </text:p>
        <text:p text:style-name="P4">of his guests. During the meal, a reporter asked him what he thought of </text:p>
        <text:p text:style-name="P4">Sony. Sighing and looking a bit tired, Hawkins replied, “For a company that </text:p>
        <text:p text:style-name="P4">is so new to the industry, I would have hoped that Sony would have made </text:p>
        <text:p text:style-name="P4">more mistakes by now.” </text:p>
        <text:p text:style-name="P3"/>
        <text:p text:style-name="P3"/>
        <text:p text:style-name="P3"/>
        <text:p text:style-name="P4">Jl8 The "Next” Generation (Part z) </text:p>
        <text:p text:style-name="P3"/>
        <text:p text:style-name="P3"/>
        <text:p text:style-name="P4">Nintendo executives focused on Super NES, Game Boy, and Virtual Boy </text:p>
        <text:p text:style-name="P4">rather than Ultra 64. There were no Ultra 64 prototypes for guests at the </text:p>
        <text:p text:style-name="P4">Nintendo booth, and by this time everybody knew that Nintendo had no plan </text:p>
        <text:p text:style-name="P4">to release the console in 1995. Lincoln did announce, however, that Virtual </text:p>
        <text:p text:style-name="P4">Boy would come out in August for a suggested retail price of $179. Nintendo’s </text:p>
        <text:p text:style-name="P4">other big announcements were three Super NES game— Donkey Kong Country 2, </text:p>
        <text:p text:style-name="P4">Killer Instinct, and Yoshi’s Island* </text:p>
        <text:p text:style-name="P3"/>
        <text:p text:style-name="P3"/>
        <text:p text:style-name="P4">The Launch Season Begins </text:p>
        <text:p text:style-name="P3"/>
        <text:p text:style-name="P4">One problem with launching Virtual Boy, along with the general lack of in¬ </text:p>
        <text:p text:style-name="P4">terest most consumers had in the product, was that the only way to see its 3D </text:p>
        <text:p text:style-name="P4">images was to place your face against it. This meant that shoppers would not </text:p>
        <text:p text:style-name="P4">see the 3D images as they walked past them in stores. Also, the system could </text:p>
        <text:p text:style-name="P4">not be effectively demonstrated on television. </text:p>
        <text:p text:style-name="P3"/>
        <text:p text:style-name="P4">Virtual Boy was released on August 14 to generally lackluster reviews. Al¬ </text:p>
        <text:p text:style-name="P4">though reviewers at Entertainment Weekly and Popular Science gave it glowing reviews, </text:p>
        <text:p text:style-name="P3"/>
        <text:p text:style-name="P3"/>
        <text:p text:style-name="P4">* An interesting story lies behind Yoshi’s Island. When Shigeru Miyamoto first demonstrated </text:p>
        <text:p text:style-name="P4">the game to Nintendo’s marketing department, it was rejected because it had Mario-related </text:p>
        <text:p text:style-name="P4">graphics rather than the waxy, prerendered graphics of Donkey Kong Country. Rather than </text:p>
        <text:p text:style-name="P4">change to an artistic look he did not like, Miyamoto made the game even more cartoon¬ </text:p>
        <text:p text:style-name="P4">like, giving it a hand-drawn look. The second version was accepted. </text:p>
        <text:p text:style-name="P3"/>
        <text:p text:style-name="P4">Miyamoto, who is rightfully proud of his work, was offended that the first version was </text:p>
        <text:p text:style-name="P4">rejected. That same month, I interviewed Miyamoto and Tim Stamper, creator of Donkey </text:p>
        <text:p text:style-name="P4">Kong Country, together and noticed that Miyamoto was a bit hard on Stamper, making such </text:p>
        <text:p text:style-name="P4">statements as "Donkey Kong Country proves that players will put up with mediocre gameplay </text:p>
        <text:p text:style-name="P4">as long as the art is good.” </text:p>
        <text:p text:style-name="P3"/>
        <text:p text:style-name="P4">In a later interview, Miyamoto admitted that Yoshi’s Islatidhad been a touchy subject </text:p>
        <text:p text:style-name="P4">at the time: </text:p>
        <text:p text:style-name="P3"/>
        <text:p text:style-name="P4">I think that it happened after Donkey Kong Country mas introduced. In comparison with </text:p>
        <text:p text:style-name="P4">the graphics of the Super Donkey Kong, there was not enough punch to Yoshi’s Island. </text:p>
        <text:p text:style-name="P3"/>
        <text:p text:style-name="P4">That was what I was told by the marketing people. </text:p>
        <text:p text:style-name="P3"/>
        <text:p text:style-name="P4">I intensified my hand-drawn touch on Yoshi’s Island from the initial part of the </text:p>
        <text:p text:style-name="P4">program. Everybody else was saying that they wanted better hardware and more </text:p>
        <text:p text:style-name="P4">beautiful graphics instead of this art. </text:p>
        <text:p text:style-name="P3"/>
        <text:p text:style-name="P4">Even while I was working on the Super Mario World, I was thinking that the next </text:p>
        <text:p text:style-name="P4">hero should be Yoshi. Other people have created games based upon Yoshi. .,. Yoshi’s </text:p>
        <text:p text:style-name="P4">World Hunters, Yoshi’s Egg, Yoshi’s Cookie, and so forth—games that I don’t really like. So I </text:p>
        <text:p text:style-name="P4">decided that I should make an authentic Yoshi game. </text:p>
        <text:p text:style-name="P3"/>
        <text:p text:style-name="P3"/>
        <text:p text:style-name="P3"/>
        <text:p text:style-name="P4">The "Next” Generation (ftirt z) 519 </text:p>
        <text:p text:style-name="P3"/>
        <text:p text:style-name="P3"/>
        <text:p text:style-name="P4">game magazines panned it. When the editors at Next Generation opened the box </text:p>
        <text:p text:style-name="P4">in which their Virtual Boy was packed, they began playing volleyball with the </text:p>
        <text:p text:style-name="P4">inflated bags Nintendo had used as packing material. “It was the most fun we </text:p>
        <text:p text:style-name="P4">were ever going to have with anything in that box,” editor in chief Neil West </text:p>
        <text:p text:style-name="P4">explained when asked about it. </text:p>
        <text:p text:style-name="P3"/>
        <text:p text:style-name="P4">By mid-August, the industry had already lost interest in Virtual Boy, as </text:p>
        <text:p text:style-name="P4">Microsoft became the focus of worldwide attention. On August 24, 1995, </text:p>
        <text:p text:style-name="P4">Microsoft launched Windows 95 (Win95), a major upgrade from previous Win- </text:p>
        <text:p text:style-name="P4">dows operating systems that included technology for running games smoothly. </text:p>
        <text:p text:style-name="P4">Though Microsoft published a few games to accompany the launch of Win 95, </text:p>
        <text:p text:style-name="P4">it would take months before people realized the deep impact the new operat¬ </text:p>
        <text:p text:style-name="P4">ing system would eventually have on gaming. By the end of the year, people </text:p>
        <text:p text:style-name="P4">would even be able to play first-person shooters without leaving the Windows </text:p>
        <text:p text:style-name="P4">environment, making computer game installation suddenly easier. </text:p>
        <text:p text:style-name="P3"/>
        <text:p text:style-name="P4">Though it did not make computers as simple to use as consoles, Win 95 </text:p>
        <text:p text:style-name="P4">went a long way toward closing the gap. Computer games did not catch up to </text:p>
        <text:p text:style-name="P4">console games in overall sales, and the top console games still sold at two to </text:p>
        <text:p text:style-name="P4">three times the rate of the top PC titles, but video game publishers began eye¬ </text:p>
        <text:p text:style-name="P4">ing PCs as a viable new platform. </text:p>
        <text:p text:style-name="P3"/>
        <text:p text:style-name="P4">The next big event was the September release of PlayStation. One person </text:p>
        <text:p text:style-name="P4">who was not going to see this release, however, was Steve Race. On August 7, </text:p>
        <text:p text:style-name="P4">Race resigned as president of Sony Computer Entertainment of America and </text:p>
        <text:p text:style-name="P4">resurfaced quickly at Spectrum HoloByte. Few people were surprised by Race’s </text:p>
        <text:p text:style-name="P4">departure; his ongoing battles with his employers in Japan were well-known. </text:p>
        <text:p text:style-name="P3"/>
        <text:p text:style-name="P4">We had celebrated differences of opinion as to where the product should be </text:p>
        <text:p text:style-name="P4">and how it should be priced and positioned. I wouldn’t say we had scream¬ </text:p>
        <text:p text:style-name="P4">ing matches, but we just had long pregnant pauses, and I questioned their </text:p>
        <text:p text:style-name="P4">heritage, from whence they came. ... something about female dogs. </text:p>
        <text:p text:style-name="P3"/>
        <text:p text:style-name="P5">—<text:span text:style-name="T13">Steve Race </text:span></text:p>
        <text:p text:style-name="P3"/>
        <text:p text:style-name="P4">Sony shipped 100,000 PlayStation consoles for release on September 9, al¬ </text:p>
        <text:p text:style-name="P4">most all of which had been prereserved. The entire shipment sold out. Two </text:p>
        <text:p text:style-name="P4">days after the release, Sony had already sold more PlayStations than Sega had </text:p>
        <text:p text:style-name="P3"/>
        <text:p text:style-name="P3"/>
        <text:p text:style-name="P3"/>
        <text:p text:style-name="P4">520 The "Next” Generation (Part z) </text:p>
        <text:p text:style-name="P3"/>
        <text:p text:style-name="P3"/>
        <text:p text:style-name="P4">sold Saturns in the five months since the surprise announcement at E3. By </text:p>
        <text:p text:style-name="P4">the end of the year, Sony boasted of having shipped 800,000 PlayStations into </text:p>
        <text:p text:style-name="P4">North America while Sega claimed to have sold 400,000 Saturns. </text:p>
        <text:p text:style-name="P3"/>
        <text:p text:style-name="P4">We told people we would ship on September 9th. We shipped on September </text:p>
        <text:p text:style-name="P4">9th. We told them we’d have 10 to 15 titles in the first 30 days, and we had 15 </text:p>
        <text:p text:style-name="P4">titles in the first 30 days. We said we’d have 50 new titles out by the end of </text:p>
        <text:p text:style-name="P4">the calendar year. We had 55 out by the end of the calendar year. We built </text:p>
        <text:p text:style-name="P4">credibility not only with the consumer, but with the trade. </text:p>
        <text:p text:style-name="P3"/>
        <text:p text:style-name="P4">When you have two competitors as firmly entrenched as Sega and </text:p>
        <text:p text:style-name="P4">Nintendo, which are both great companies, make no mistake about it, you </text:p>
        <text:p text:style-name="P4">have to differentiate yourself. I think we did that. </text:p>
        <text:p text:style-name="P3"/>
        <text:p text:style-name="P5">—<text:span text:style-name="T13">Jim Whims </text:span></text:p>
        <text:p text:style-name="P3"/>
        <text:p text:style-name="P4">In the meantime, things unraveled for 3DO and Atari. As far as the public </text:p>
        <text:p text:style-name="P4">was concerned, Nintendo had blown a hole in 3DO’s claims of technological </text:p>
        <text:p text:style-name="P4">superiority with Donkey Kong Country. In 1995, Crystal Dynamics released a game </text:p>
        <text:p text:style-name="P4">about a wise-cracking Hawaiian lizard called Gex that brought the same highly </text:p>
        <text:p text:style-name="P4">polished graphical look to 3DO and supplemented it with the voice files that </text:p>
        <text:p text:style-name="P4">would never have fit in a Super NES cartridge. Standup comedian Dana Gould </text:p>
        <text:p text:style-name="P4">performed the voice-over for Gex, the main character, giving the game a cer¬ </text:p>
        <text:p text:style-name="P4">tain charismatic wit. Realizing that Gex was the most surefire game in the 3DO </text:p>
        <text:p text:style-name="P4">lineup, Panasonic bundled it with their company’s version of the console* </text:p>
        <text:p text:style-name="P3"/>
        <text:p text:style-name="P4">Gex and other highly improved games were not enough; 3DO had lost its </text:p>
        <text:p text:style-name="P4">position as the most desirable game console the moment Tom Kalinske an¬ </text:p>
        <text:p text:style-name="P4">nounced that Saturn had already shipped. By the time Sony launched in </text:p>
        <text:p text:style-name="P4">September, the only tricks 3DO manufacturers Panasonic and GoldStar had </text:p>
        <text:p text:style-name="P4">left were to offer rebates and to bundle more software. As one GoldStar print </text:p>
        <text:p text:style-name="P4">ad stated, “The GoldStar 3DO system is jammed full of space-age technology </text:p>
        <text:p text:style-name="P4">and comes with lots of FREE stuff.” </text:p>
        <text:p text:style-name="P3"/>
        <text:p text:style-name="P4">3DO’s window of dominance had been shut, and, in his own evangelical </text:p>
        <text:p text:style-name="P4">way, Hawkins helped close it. Seeing that there was no way to compete with </text:p>
        <text:p text:style-name="P3"/>
        <text:p text:style-name="P3"/>
        <text:p text:style-name="P4">* Once, while visiting a game store, Gould asked if a clerk had Gex. “It’s pronounced Jex,” </text:p>
        <text:p text:style-name="P4">the clerk replied, “it’s about a dinosaur.” </text:p>
        <text:p text:style-name="P3"/>
        <text:p text:style-name="P3"/>
        <text:p text:style-name="P3"/>
        <text:p text:style-name="P4">The "Next” Generation (Part 2 ) |2I </text:p>
        <text:p text:style-name="P3"/>
        <text:p text:style-name="P3"/>
        <text:p text:style-name="P4">Sega and Sony, he began talking about the disappointment of the 32-bit gen¬ </text:p>
        <text:p text:style-name="P4">eration and the real strengths that 64-bit processing had to offer. Hawkins </text:p>
        <text:p text:style-name="P4">changed his focus to M2, a 64-bit console that he promised would shame </text:p>
        <text:p text:style-name="P4">PlayStation and Saturn. M2 never materialized. 3DO sold the technology to </text:p>
        <text:p text:style-name="P4">Matsushita for $100 million, and though many game companies did receive </text:p>
        <text:p text:style-name="P4">M2 development kits, no M2 systems were ever released. </text:p>
        <text:p text:style-name="P3"/>
        <text:p text:style-name="P4">Things were even worse at Atari. Atari president Sam Tramiel struggled to </text:p>
        <text:p text:style-name="P4">find ways to bolster sales and cut costs. In 1995, he stopped manufacturing </text:p>
        <text:p text:style-name="P4">Jaguars and concentrated entirely on selling off the existing inventory. He </text:p>
        <text:p text:style-name="P4">slashed the price of the console to $149, released an attachable CD-ROM pe¬ </text:p>
        <text:p text:style-name="P4">ripheral, and openly courted new game developers. He ran infomercials to </text:p>
        <text:p text:style-name="P4">try and sell additional consoles, but the infomercials did not reach the right </text:p>
        <text:p text:style-name="P4">audience. Toward the end of 1995, Atari finally convinced Wal-Mart to carry </text:p>
        <text:p text:style-name="P4">Jaguar in its superstores, but by that time people knew about Saturn and </text:p>
        <text:p text:style-name="P4">PlayStation and weren’t interested. Nothing seemed to work. The company </text:p>
        <text:p text:style-name="P4">was hemorrhaging money. The end came when Sam Tramiel suffered a m i l d </text:p>
        <text:p text:style-name="P4">heart attack and his father, Jack, came in to run the show in his absence. </text:p>
        <text:p text:style-name="P3"/>
        <text:p text:style-name="P4">Sam had just finished riding a bicycle. He got off the bike, felt somewhat </text:p>
        <text:p text:style-name="P4">faint, felt a pain in his chest, drove himself to the Stanford Medical Center, </text:p>
        <text:p text:style-name="P4">and there was informed that he had had a mild heart attack. </text:p>
        <text:p text:style-name="P3"/>
        <text:p text:style-name="P4">jack came back in [to Atari while Sam was recovering]. Jack knew how </text:p>
        <text:p text:style-name="P4">bad it was. It wasn’t that Jack didn’t know, Jack knew. Jack knew all the </text:p>
        <text:p text:style-name="P4">numbers, all the time. </text:p>
        <text:p text:style-name="P3"/>
        <text:p text:style-name="P5">—<text:span text:style-name="T13">Bernie Stolar, president and COO, Sega of America </text:span></text:p>
        <text:p text:style-name="P3"/>
        <text:p text:style-name="P4">Many theories arose about why Jack Tramiel purchased Atari. Some people </text:p>
        <text:p text:style-name="P4">said that he bought the company as a means for exacting revenge on Com¬ </text:p>
        <text:p text:style-name="P4">modore, the company that he founded, then left under unpleasant </text:p>
        <text:p text:style-name="P4">circumstances. Another theory was that he purchased Atari to make one last </text:p>
        <text:p text:style-name="P4">fortune, enough money to ensure the future of his three sons, Sam, Leonard, </text:p>
        <text:p text:style-name="P4">and Gary. A third theory suggested that he bought Atari as a way of bringing </text:p>
        <text:p text:style-name="P4">his sons together. If any of these were his reasons, he succeeded. Atari outlasted </text:p>
        <text:p text:style-name="P4">Commodore, had a few enormously profitable years, and united his sons in a </text:p>
        <text:p text:style-name="P4">common goal. </text:p>
        <text:p text:style-name="P3"/>
        <text:p text:style-name="P3"/>
        <text:p text:style-name="P3"/>
        <text:p text:style-name="P4">522 The "Next” Generation (Part 2 ) </text:p>
        <text:p text:style-name="P3"/>
        <text:p text:style-name="P3"/>
        <text:p text:style-name="P4">On July 30, 1996, Atari Corp. merged with JTS Corporation, a company </text:p>
        <text:p text:style-name="P4">that manufactured 3.5-inch disk drives, in an $80 million stock swap. Jack </text:p>
        <text:p text:style-name="P4">Tramiel was active on the JTS board after the merger. Two years later, Hasbro </text:p>
        <text:p text:style-name="P4">Interactive purchased the Atari library from JTS. </text:p>
        <text:p text:style-name="P3"/>
        <text:p text:style-name="P4">We were trying to license Jour products, including Centipede, Missile Com¬ </text:p>
        <text:p text:style-name="P4">mand, Tempest, and Pong. During the licensing arrangement, we realized </text:p>
        <text:p text:style-name="P4">that |TS was in financial dire straits, so we decided to take it to a higher level.... we </text:p>
        <text:p text:style-name="P4">moved very quickly and very aggressively and turned this into an acquisi¬ </text:p>
        <text:p text:style-name="P4">tion opportunity. We acquired all of the trademarks, patents, copyrights, </text:p>
        <text:p text:style-name="P4">and intellectual property for all of Atari, lack Tramiel was involved in the </text:p>
        <text:p text:style-name="P4">discussions. He was a tough negotiator, as always, but they needed money. </text:p>
        <text:p text:style-name="P3"/>
        <text:p text:style-name="P4">The acquisition cost us $5 million. </text:p>
        <text:p text:style-name="P3"/>
        <text:p text:style-name="P5">—<text:span text:style-name="T13">Tom Dusenberry, president, Hasbro Interactive </text:span></text:p>
        <text:p text:style-name="P3"/>
        <text:p text:style-name="P4">Time Warner put Atari Coin-Op on the sales block in 1996 as well. In an in¬ </text:p>
        <text:p text:style-name="P4">teresting twist, one of the first people to bid on it was Nolan Bushnell, the man </text:p>
        <text:p text:style-name="P4">who originally had founded the company. Time Warner turned down his offer, </text:p>
        <text:p text:style-name="P4">however, and sold Atari to a familiar competitor—Williams Manufacturing. </text:p>
        <text:p text:style-name="P3"/>
        <text:p text:style-name="P4">Nintendo Unveiled </text:p>
        <text:p text:style-name="P3"/>
        <text:p text:style-name="P4">In late November 1995, Nintendo finally unveiled its 64-bit, cartridge-based </text:p>
        <text:p text:style-name="P4">game console at its Shoshinkai trade show, held that year in a cavernous, ware¬ </text:p>
        <text:p text:style-name="P4">house-like convention center called the Makuhari Messe. As a proprietary show </text:p>
        <text:p text:style-name="P4">featuring only games for Nintendo systems, Shoshinkai was considerably </text:p>
        <text:p text:style-name="P4">smaller than E3 or the Tokyo Game Show. The entire show fit into one section </text:p>
        <text:p text:style-name="P4">of the Makuhari Messe and filled less than two-thirds of the floor. </text:p>
        <text:p text:style-name="P3"/>
        <text:p text:style-name="P4">Nintendo’s next-generation console underwent three name changes by the </text:p>
        <text:p text:style-name="P4">time it was unveiled. First known as Project Reality, then Ultra 64, the final </text:p>
        <text:p text:style-name="P4">name of the console was “Nintendo 64 (N64).” Although Nintendo had re¬ </text:p>
        <text:p text:style-name="P4">leased many details about the new console during the months leading up to </text:p>
        <text:p text:style-name="P4">the unveiling, no information was ever leaked about the system’s controller. </text:p>
        <text:p text:style-name="P4">Created by Genyo Takeda and Nintendo Research and Development Team 3, </text:p>
        <text:p text:style-name="P4">N64 had a new and revolutionary three-handled controller that featured both </text:p>
        <text:p text:style-name="P3"/>
        <text:p text:style-name="P3"/>
        <text:p text:style-name="P3"/>
        <text:p text:style-name="P4">The "Next” Generation (Part z) 523 </text:p>
        <text:p text:style-name="P3"/>
        <text:p text:style-name="P3"/>
        <text:p text:style-name="P4">a traditional digital directional pad and a new analog directional lever. The T- </text:p>
        <text:p text:style-name="P4">pad, which was especially good for fighting games, worked a lot like a light </text:p>
        <text:p text:style-name="P4">switch. It did not read how hard you pushed, it simply noted when you pushed </text:p>
        <text:p text:style-name="P4">down on it and from what direction you pushed, then moved you in that </text:p>
        <text:p text:style-name="P4">direction at a constant speed. The analog lever, on the other hand, responded </text:p>
        <text:p text:style-name="P4">to pressure. Push slightly to the right, and the character you were controlling </text:p>
        <text:p text:style-name="P4">would inch in that direction. Push the lever all the way over, and your char¬ </text:p>
        <text:p text:style-name="P4">acter would run at full tilt. </text:p>
        <text:p text:style-name="P3"/>
        <text:p text:style-name="P4">We tried a motion sensor wristwatch-style controller. We made a prototype </text:p>
        <text:p text:style-name="P4">and applied for a patent. Everything was good, but players didn’t understand </text:p>
        <text:p text:style-name="P4">the internal mechanism and had trouble controlling it, so we abandoned it. </text:p>
        <text:p text:style-name="P3"/>
        <text:p text:style-name="P5">—<text:span text:style-name="T13">Cenyo Takeda, manager RSD Team 3, Nintendo Co., Ltd. </text:span></text:p>
        <text:p text:style-name="P3"/>
        <text:p text:style-name="P4">Hiroshi Yamauchi was clearly proud of the new controller. In a lengthy </text:p>
        <text:p text:style-name="P4">speech given the first day ol the show, he said, “If you think this is just an¬ </text:p>
        <text:p text:style-name="P4">other game pad, then you know nothing about video games.” </text:p>
        <text:p text:style-name="P3"/>
        <text:p text:style-name="P4">Most of the floor space was dedicated to Super Famicom (the Japanese name </text:p>
        <text:p text:style-name="P4">for Super NFS), with a fairly large section for Game Boy and a much smaller </text:p>
        <text:p text:style-name="P4">corner of the floor for N64. Obviously, most people at the show crammed in </text:p>
        <text:p text:style-name="P4">around the N64 area, taking turns playing the only two games on display— </text:p>
        <text:p text:style-name="P4">Super Mario 64 and Kirby's Air Ride. Although the show ran smoothly, it was </text:p>
        <text:p text:style-name="P4">obvious that some decisions had not been made until the morning of the show. </text:p>
        <text:p text:style-name="P4">When an American reporter emerged from the N64 area, Howard Lincoln </text:p>
        <text:p text:style-name="P4">approached him and asked what he thought of the game. “The Mario game </text:p>
        <text:p text:style-name="P4">was great, but that other game wasn’t amazing.” </text:p>
        <text:p text:style-name="P3"/>
        <text:p text:style-name="P5">“<text:span text:style-name="T13">We’re only showing one game,” replied Lincoln, who had not been told </text:span></text:p>
        <text:p text:style-name="P4">about a last-minute decision to show Kirby’s Air Ride. </text:p>
        <text:p text:style-name="P3"/>
        <text:p text:style-name="P4">The Last Days of Yokoi </text:p>
        <text:p text:style-name="P3"/>
        <text:p text:style-name="P4">Across the floor of Makuhari Messe, in the corner farthest away from N64, </text:p>
        <text:p text:style-name="P4">Gumpei Yokoi manned the little booth where Virtual Boy was being displayed. </text:p>
        <text:p text:style-name="P4">As he always appeared when in public, Yokoi was impeccably dressed in a dark </text:p>
        <text:p text:style-name="P4">suit, crisp white shirt, and modest red tie. He was a thin man with narrow </text:p>
        <text:p text:style-name="P3"/>
        <text:p text:style-name="P3"/>
        <text:p text:style-name="P3"/>
        <text:p text:style-name="P4">524 The "Next” Generation (Part 2) </text:p>
        <text:p text:style-name="P3"/>
        <text:p text:style-name="P3"/>
        <text:p text:style-name="P4">shoulders whose head always appeared slightly large for the tiny frame of his </text:p>
        <text:p text:style-name="P4">body. The touches of white along his temples added to his dignified air. Few </text:p>
        <text:p text:style-name="P4">people stopped by his booth, so Yokoi was able to personally demonstrate </text:p>
        <text:p text:style-name="P4">games to those who did. </text:p>
        <text:p text:style-name="P3"/>
        <text:p text:style-name="P4">This was his punishment, the Japanese corporate version of Dante’s Inferno. </text:p>
        <text:p text:style-name="P4">Gumpei Yokoi, the engineer who had created Nintendo’s first toys in his spare </text:p>
        <text:p text:style-name="P4">time, had been placed in the proverbial doghouse for creating the debacle </text:p>
        <text:p text:style-name="P4">that was Virtual Boy. Having received shipments of Virtual Boy less than one </text:p>
        <text:p text:style-name="P4">year earlier, Tokyo stores were now discounting it so heavily that customers </text:p>
        <text:p text:style-name="P4">could buy it for less than $100—under half the original cost. </text:p>
        <text:p text:style-name="P3"/>
        <text:p text:style-name="P4">When employees make high-profile mistakes in Japan, it is not unusual for </text:p>
        <text:p text:style-name="P4">their superiors to make an example out of them for a period of time, then </text:p>
        <text:p text:style-name="P4">return them to their former stature. Such seemed to be the case with Yokoi. </text:p>
        <text:p text:style-name="P4">Yamauchi would pretend to have forgotten that Game Boy, Metroid, and Dr </text:p>
        <text:p text:style-name="P4">Mario had all come from Yokoi’s team; would leave him to man a booth with </text:p>
        <text:p text:style-name="P4">a dying product; then eventually would bring him back into grace. So, armed </text:p>
        <text:p text:style-name="P4">with Bound High, a first-person perspective game in which players sat inside a </text:p>
        <text:p text:style-name="P4">bouncing ball and tried to steer it, and an adventure game called Dragon Hopper, </text:p>
        <text:p text:style-name="P4">Yokoi greeted buyers and the media and cheerfully tried to explain that there </text:p>
        <text:p text:style-name="P4">was still life in Virtual Boy. Not many people came by, but he seemed happy </text:p>
        <text:p text:style-name="P4">to have an audience when they did. </text:p>
        <text:p text:style-name="P3"/>
        <text:p text:style-name="P4">Yokoi left Nintendo the following August, after spending nearly thirty years </text:p>
        <text:p text:style-name="P4">with the company. He started his own handheld game company and named </text:p>
        <text:p text:style-name="P4">it Koto, a word meaning “small town.” (It is also the name of a classical Japa¬ </text:p>
        <text:p text:style-name="P4">nese string instrument.) His company’s first project was a monochrome </text:p>
        <text:p text:style-name="P4">handheld game system that was similar to Game Boy but slimmer and with a </text:p>
        <text:p text:style-name="P4">better speaker and a larger screen. Eventually named Wonder Swan, Yokoi’s </text:p>
        <text:p text:style-name="P4">new game system had other nice touches, too. It had directional pads in two </text:p>
        <text:p text:style-name="P4">different corners so that it could be used to play games with either vertical or </text:p>
        <text:p text:style-name="P4">horizontal orientation. It also operated on a single AA battery. Yokoi licensed </text:p>
        <text:p text:style-name="P4">the new handheld to Bandai, Japan’s largest toy manufacturer. </text:p>
        <text:p text:style-name="P3"/>
        <text:p text:style-name="P4">On October 4, 1997, Yokoi and a friend were involved in a small accident on </text:p>
        <text:p text:style-name="P4">the Horukiko Expressway in Kyoto when they rear-ended another car. Both </text:p>
        <text:p text:style-name="P4">men climbed out to inspect the damage and were struck by a passing car. While </text:p>
        <text:p text:style-name="P4">his friend suffered fractured ribs, Yokoi sustained much more serious injuries </text:p>
        <text:p text:style-name="P3"/>
        <text:p text:style-name="P3"/>
        <text:p text:style-name="P3"/>
        <text:p text:style-name="P4">The "Next” Generation (Part 2) 525 </text:p>
        <text:p text:style-name="P3"/>
        <text:p text:style-name="P3"/>
        <text:p text:style-name="P4">and died two hours later. As the father of Game Boy, his death attracted a lot of </text:p>
        <text:p text:style-name="P4">media attention. In the United States, Yokoi’s obituary was read on National </text:p>
        <text:p text:style-name="P4">Public Radio and appeared in the New York Times and People magazine. </text:p>
        <text:p text:style-name="P3"/>
        <text:p text:style-name="P4">In 1999, Bandai released a new handheld video game system called “Won¬ </text:p>
        <text:p text:style-name="P4">der Swan.” Though obsolete compared to Game Boy Color, Wonder Swan </text:p>
        <text:p text:style-name="P4">was launched with some fanfare. One of the first games for the new handheld </text:p>
        <text:p text:style-name="P4">was a curious strategy game in which players tried to complete circuits of </text:p>
        <text:p text:style-name="P4">lines by adding tiles with junctions. The game was called Gunpei* </text:p>
        <text:p text:style-name="P3"/>
        <text:p text:style-name="P3"/>
        <text:p text:style-name="P4">* Several people who have written about Yokoi have used an “n” instead of an “m” when </text:p>
        <text:p text:style-name="P4">spelling his first name. Although his name appeared with an “m” on his business card, </text:p>
        <text:p text:style-name="P4">David Sheff chose to use the "n” in Game Over, which may be a more appropriate representa¬ </text:p>
        <text:p text:style-name="P4">tion of his name. </text:p>
        <text:p text:style-name="P3"/>
        <text:p text:style-name="P3"/>
        <text:p text:style-name="P3"/>
        <text:p text:style-name="P3"/>
        <text:p text:style-name="P4">The Mainstream and </text:p>
        <text:p text:style-name="P4">All Its Perils </text:p>
        <text:p text:style-name="P3"/>
        <text:p text:style-name="P3"/>
        <text:p text:style-name="P4">Things are the same as usual here. Dudley’s diet isn’t going too well. My aunt found him </text:p>
        <text:p text:style-name="P4">smuggling doughnuts into his room yesterday. They told him they’d have to cut his pocket </text:p>
        <text:p text:style-name="P4">money if he keeps doing it, so he got really angry and chucked his PlayStation out of the </text:p>
        <text:p text:style-name="P4">window. That’s a sort of computer thing you can play games on.' </text:p>
        <text:p text:style-name="P3"/>
        <text:p text:style-name="P5">—<text:span text:style-name="T13">Harry Potter, Fledgling Wizard </text:span></text:p>
        <text:p text:style-name="P3"/>
        <text:p text:style-name="P4">Since 1957, in America, the per capita assault rate has gone up seven-fold. In Canada, </text:p>
        <text:p text:style-name="P4">since 1964, the per capita assault rate has gone up between four- and fivefold. In the last </text:p>
        <text:p text:style-name="P4">15 years, in European nations, the per capita assault rate has gone up approximately </text:p>
        <text:p text:style-name="P4">fivefold, in Norway and Greece, fourfold in Australia and New Zealand. It has tripled in </text:p>
        <text:p text:style-name="P4">Sweden, and doubled in seven other European nations. </text:p>
        <text:p text:style-name="P3"/>
        <text:p text:style-name="P4">Now, the only common denominator in all of those nations is that we are feeding our </text:p>
        <text:p text:style-name="P4">children death and horror and destruction as entertainment. And the worst of these is the </text:p>
        <text:p text:style-name="P4">violent video games, the simulated training devices. 2 </text:p>
        <text:p text:style-name="P3"/>
        <text:p text:style-name="P5">—<text:span text:style-name="T13">Congressional testimony, Lieutenant Colonel (retired) Dave Grossman, </text:span></text:p>
        <text:p text:style-name="P4">professor, Arkansas State University, 1999 Senate Hearings </text:p>
        <text:p text:style-name="P3"/>
        <text:p text:style-name="P3"/>
        <text:p text:style-name="P3"/>
        <text:p text:style-name="P4">$28 The Mainstream and All Its Perils </text:p>
        <text:p text:style-name="P3"/>
        <text:p text:style-name="P3"/>
        <text:p text:style-name="P4">The Last Great Hope for Arcades </text:p>
        <text:p text:style-name="P3"/>
        <text:p text:style-name="P4">Steven Spielberg, a longtime fan of video games, made an annual pilgrimage </text:p>
        <text:p text:style-name="P4">to the Electronic Entertainment Expo (E3), often bringing his children with </text:p>
        <text:p text:style-name="P4">him. He was said to have several arcade machines in his home and was known </text:p>
        <text:p text:style-name="P4">to have visited Sega Enterprises in Japan on several occasions. In 1996, three </text:p>
        <text:p text:style-name="P4">elements came together at one time, creating the opportunity for Spielberg </text:p>
        <text:p text:style-name="P4">to enter the arcade business in a big way. </text:p>
        <text:p text:style-name="P3"/>
        <text:p text:style-name="P4">I had been talking to Steven [Spielberg] about doing something in the ar¬ </text:p>
        <text:p text:style-name="P4">cade business for years. Then Steven formed DreamWorks, and Sega’s home </text:p>
        <text:p text:style-name="P4">game business started getting into trouble, and Nakayama (Hayao Nakayama, </text:p>
        <text:p text:style-name="P3"/>
        <text:p text:style-name="P4">CEO of Sega Enterprises) wanted to get more active in coin-op. I had intro¬ </text:p>
        <text:p text:style-name="P4">duced Steven to Nakayama the preceding year, and we were going to do this </text:p>
        <text:p text:style-name="P4">project, frankly, just with Sega and DreamWorks. Then Universal was sold </text:p>
        <text:p text:style-name="P4">and they had a friendly owner and joined us. </text:p>
        <text:p text:style-name="P3"/>
        <text:p text:style-name="P4">But the core idea... a place where an adult wanted to go and could get </text:p>
        <text:p text:style-name="P4">good food, get Starbucks coffee, a good beer, have good music playing and </text:p>
        <text:p text:style-name="P4">meet other adults in a place that was attractive and appealing, that idea </text:p>
        <text:p text:style-name="P4">really had its core in Steven. </text:p>
        <text:p text:style-name="P3"/>
        <text:p text:style-name="P5">—<text:span text:style-name="T13">Skip Paul, cofounder and CEO, Sega GameWorks </text:span></text:p>
        <text:p text:style-name="P3"/>
        <text:p text:style-name="P4">Spielberg found the perfect partner for his arcade ambitions in Skip Paul, a </text:p>
        <text:p text:style-name="P4">man who had started with Atari as legal counsel and risen to president of the </text:p>
        <text:p text:style-name="P4">coin-op division. Like Spielberg, Paul was an avid fan of the arcade experience. </text:p>
        <text:p text:style-name="P4">He also had a great understanding of the video game business. Together, they </text:p>
        <text:p text:style-name="P4">formed an alliance between Spielberg’s DreamWorks, Sega Enterprises, and </text:p>
        <text:p text:style-name="P4">Universal Studios, having all three companies throw their weight behind a </text:p>
        <text:p text:style-name="P4">chain of enormous and trendy entertainment complexes that would feature </text:p>
        <text:p text:style-name="P4">high-quality restaurants, bars, and enormous arcades. They called the ven¬ </text:p>
        <text:p text:style-name="P4">ture “GameWorks.” </text:p>
        <text:p text:style-name="P3"/>
        <text:p text:style-name="P4">The first GameWorks location, which had more than 35,000 square feet of </text:p>
        <text:p text:style-name="P4">floor space, opened in downtown Seattle in March of 1997. The opening was </text:p>
        <text:p text:style-name="P4">treated like a movie premier, with such stars as Will Smith, Gillian Anderson, </text:p>
        <text:p text:style-name="P3"/>
        <text:p text:style-name="P3"/>
        <text:p text:style-name="P3"/>
        <text:p text:style-name="P4">The Mainstream and All Its Perils 529 </text:p>
        <text:p text:style-name="P3"/>
        <text:p text:style-name="P3"/>
        <text:p text:style-name="P4">and Weird A1 Yankovic in attendance. MTV broadcast the event live, and </text:p>
        <text:p text:style-name="P4">Microsoft chairman Bill Gates walked the floor. The opening of GameWorks </text:p>
        <text:p text:style-name="P4">was a major press event as well. USA Today, Time, and many other national </text:p>
        <text:p text:style-name="P4">publications covered it. </text:p>
        <text:p text:style-name="P3"/>
        <text:p text:style-name="P4">The original GameWorks formula paid homage to the days of classic ar¬ </text:p>
        <text:p text:style-name="P4">cade games by featuring an alcove with two rows of 1980s coin-op machines* </text:p>
        <text:p text:style-name="P4">As executives tweaked the GameWorks formula to find the best mix for the </text:p>
        <text:p text:style-name="P4">public, the classics corner was one of the first casualties. </text:p>
        <text:p text:style-name="P3"/>
        <text:p text:style-name="P4">After the Seattle debut, GameWorks opened several more locations in such </text:p>
        <text:p text:style-name="P4">cities as Columbus and Chicago. Although GameWorks was the most high-pro¬ </text:p>
        <text:p text:style-name="P4">file entry into the arcade business, other companies also experimented with </text:p>
        <text:p text:style-name="P4">location-based entertainment. There were still several Chuck E. Cheese fran¬ </text:p>
        <text:p text:style-name="P4">chises, the pizza parlor-arcades originally created by Nolan Bushnell around </text:p>
        <text:p text:style-name="P4">the United States. On a more upscale note, Disney opened virtual theme parks </text:p>
        <text:p text:style-name="P4">called DisneyQuests in Chicago and Orlando. More family-oriented than </text:p>
        <text:p text:style-name="P4">GameWorks, these high-tech wonderlands featured virtual rides and games with </text:p>
        <text:p text:style-name="P4">distinctly Disney themes. The most established arcade/eatery company, how¬ </text:p>
        <text:p text:style-name="P4">ever, was Dave and Busters, a well-managed chain quietly spreading nationwide. </text:p>
        <text:p text:style-name="P3"/>
        <text:p text:style-name="P4">The Making of Mario </text:p>
        <text:p text:style-name="P3"/>
        <text:p text:style-name="P4">Shigeru Miyamoto, creator of Donkey Kong, Mario, Zelda, Yoshi, and Star Fox, en¬ </text:p>
        <text:p text:style-name="P4">tered the video game industry with a unique philosophy that was always </text:p>
        <text:p text:style-name="P4">reflected in his games. “When you draw a laughing face, your face should </text:p>
        <text:p text:style-name="P4">laugh,” he once explained in an interview. “When you draw an angry face, </text:p>
        <text:p text:style-name="P4">your face should be angry. The character will capture your emotion. The </text:p>
        <text:p text:style-name="P4">emotions and fun in a game are not made while thinking about business.” </text:p>
        <text:p text:style-name="P3"/>
        <text:p text:style-name="P4">By the time Nintendo launched Nintendo 64 (N64), Miyamoto had been </text:p>
        <text:p text:style-name="P4">creating games for nearly twenty years. He had witnessed and aided the evo¬ </text:p>
        <text:p text:style-name="P4">lution of the business, software, and technology of video gaming. His first </text:p>
        <text:p text:style-name="P3"/>
        <text:p text:style-name="P3"/>
        <text:p text:style-name="P4">* Purists complained that the classic machines, which included Donkey Kong, Moon Patrol, Gorf, </text:p>
        <text:p text:style-name="P4">Popeye, and Rohotron 2084, had been stripped out of their original cabinets and placed in </text:p>
        <text:p text:style-name="P4">matching oak cabinets. </text:p>
        <text:p text:style-name="P3"/>
        <text:p text:style-name="P3"/>
        <text:p text:style-name="P3"/>
        <text:p text:style-name="P4">530 The Mainstream and All Its Perils </text:p>
        <text:p text:style-name="P3"/>
        <text:p text:style-name="P3"/>
        <text:p text:style-name="P4">game, Donkey Kong, was created by a five-man team and contained approxi¬ </text:p>
        <text:p text:style-name="P4">mately 20K of code. Now, as he made the flagship game for N64, his team </text:p>
        <text:p text:style-name="P4">had swollen to more than fifty members. Instead of 20K, he and his team </text:p>
        <text:p text:style-name="P4">would write 8 megabytes of code—more than 400 times more code than in </text:p>
        <text:p text:style-name="P4">Donkey Kong. Instead of designing game levels that fit on a single screen, they </text:p>
        <text:p text:style-name="P4">created enormous 3D landscapes complete with trees, castles, and dinosaurs. </text:p>
        <text:p text:style-name="P4">Adapting to this new challenge, Miyamoto created a new philosophy. While </text:p>
        <text:p text:style-name="P4">most game designers were coming up with features, then building their </text:p>
        <text:p text:style-name="P4">games around them, Miyamoto worked on creating expressive landscapes, </text:p>
        <text:p text:style-name="P4">then created ways to use them. </text:p>
        <text:p text:style-name="P3"/>
        <text:p text:style-name="P4">One thing that was different with Super Mario 64 was [that] we wanted to </text:p>
        <text:p text:style-name="P4">make some snow mountain, a really big one. That came first, and afterward </text:p>
        <text:p text:style-name="P4">we asked [each other] for the ideas about how to make use of this mountain. </text:p>
        <text:p text:style-name="P3"/>
        <text:p text:style-name="P4">It was as if we were building up an amusement park. We first found our </text:p>
        <text:p text:style-name="P4">location. We purchased the mountain, and afterward, we thought of some </text:p>
        <text:p text:style-name="P4">interesting things we wanted to implement on the mountain. </text:p>
        <text:p text:style-name="P3"/>
        <text:p text:style-name="P5">—<text:span text:style-name="T13">Shigeru Miyamoto, game designer, Nintendo Co., Ltd. </text:span></text:p>
        <text:p text:style-name="P3"/>
        <text:p text:style-name="P4">Super Mario 64, Miyamoto’s lead game for N64, did a better job of bringing a </text:p>
        <text:p text:style-name="P4">two-dimensional side-scrolling game into the world of 3D than any game be¬ </text:p>
        <text:p text:style-name="P4">fore it. To accomplish this, Miyamoto’s team used all of the old characters </text:p>
        <text:p text:style-name="P4">and objects made popular in earlier Mario games, then incorporated new de¬ </text:p>
        <text:p text:style-name="P4">vices that could only occur in the 3D environment. The big end battles, for </text:p>
        <text:p text:style-name="P4">instance, pitted Mario against a much larger foe on a huge 3D platform. The </text:p>
        <text:p text:style-name="P4">only way for Mario to win was to circle around the enemy. </text:p>
        <text:p text:style-name="P3"/>
        <text:p text:style-name="P4">Building from Miyamoto’s amusement park analogy, Super Mario 64 included </text:p>
        <text:p text:style-name="P4">huge slides and other kinds of activities that brought true variety to the game. </text:p>
        <text:p text:style-name="P4">Everybody at Nintendo recognized the game as a masterpiece; the only prob¬ </text:p>
        <text:p text:style-name="P4">lem was that Miyamoto was taking too long to build it. According to Hiroshi </text:p>
        <text:p text:style-name="P4">Imanishi, Nintendo president Hiroshi Yamauchi’s right-hand man, the release </text:p>
        <text:p text:style-name="P4">of N64 was delayed until Miyamoto was satisfied with Super Mario 64. The delay </text:p>
        <text:p text:style-name="P4">would have been even longer, but Yamauchi finally told Miyamoto that the </text:p>
        <text:p text:style-name="P4">game was good enough. </text:p>
        <text:p text:style-name="P3"/>
        <text:p text:style-name="P3"/>
        <text:p text:style-name="P3"/>
        <text:p text:style-name="P4">The Mainstream and All Its Perils 53 s </text:p>
        <text:p text:style-name="P3"/>
        <text:p text:style-name="P3"/>
        <text:p text:style-name="P4">Another Battle at IS </text:p>
        <text:p text:style-name="P3"/>
        <text:p text:style-name="P4">There may have been an agreement. I certainly wasn’t a part of these confer¬ </text:p>
        <text:p text:style-name="P4">ence calls that they had. Quite frankly, they have a CEO roundtable, and they </text:p>
        <text:p text:style-name="P4">weren't going to let lowly executive vice presidents on these panels. </text:p>
        <text:p text:style-name="P3"/>
        <text:p text:style-name="P5">—<text:span text:style-name="T13">Jim Whims, former executive vice president, </text:span></text:p>
        <text:p text:style-name="P3"/>
        <text:p text:style-name="P4">Sony Computer Entertainment America </text:p>
        <text:p text:style-name="P3"/>
        <text:p text:style-name="P4">Concentrating on Saturn proved to be a tactical mistake that cost Sega mil¬ </text:p>
        <text:p text:style-name="P4">lions, if not billions, of dollars at the end of 1995. According to TRST data </text:p>
        <text:p text:style-name="P4">released in 1997, 32-bit products made up less than 20 percent of 1995 video </text:p>
        <text:p text:style-name="P4">game sales, while 16-bit sales accounted for approximately 64 percent of the </text:p>
        <text:p text:style-name="P4">market. With only a few hundred thousand people owning Saturn, the mar¬ </text:p>
        <text:p text:style-name="P4">ket for Saturn software was tiny compared to the Super NES and Genesis </text:p>
        <text:p text:style-name="P4">markets. Nintendo concentrated on its 16-bit sales that Christmas and had </text:p>
        <text:p text:style-name="P4">the most lucrative holiday season of any game manufacturer. Cash-starved </text:p>
        <text:p text:style-name="P4">Sega did not have the inventory or new games to capitalize on Genesis. </text:p>
        <text:p text:style-name="P3"/>
        <text:p text:style-name="P4">Sega was also lagging in the 32-bit arena. In March, Sony sent out a press </text:p>
        <text:p text:style-name="P4">release announcing that it had shipped more than 1 million PlayStations into </text:p>
        <text:p text:style-name="P4">North America. By September, that figure would grow to 2.3 million units in </text:p>
        <text:p text:style-name="P4">North America and more than 8 million units worldwide. </text:p>
        <text:p text:style-name="P3"/>
        <text:p text:style-name="P4">Going into the 1996 Electronic Entertainment Expo, Nintendo looked </text:p>
        <text:p text:style-name="P4">strong, based on the glowing reviews N64. had received at Shoshinkai, an an¬ </text:p>
        <text:p text:style-name="P4">nual trade show Nintendo held in Japan. Sony also looked strong, having </text:p>
        <text:p text:style-name="P4">shipped more than 5 million PlayStations worldwide. </text:p>
        <text:p text:style-name="P3"/>
        <text:p text:style-name="P4">As they did during the days of the Consumer Electronics Show, Nintendo </text:p>
        <text:p text:style-name="P4">executives held a major press conference the day before E3 began. During this </text:p>
        <text:p text:style-name="P4">conference, held in the Biltmore Hotel, Nintendo chairman Howard Lincoln </text:p>
        <text:p text:style-name="P4">officially presented the N64 to the American press, and Nintendo spokespeople </text:p>
        <text:p text:style-name="P4">Ken Lobb and Isaac Marshall demonstrated Super Mario 64 and Pilotwings. Lin¬ </text:p>
        <text:p text:style-name="P4">coln announced that Nintendo 64 would be launched on September 30, at a </text:p>
        <text:p text:style-name="P4">retail price of $250. </text:p>
        <text:p text:style-name="P3"/>
        <text:p text:style-name="P4">Next, Peter Main, Nintendo of America vice president of marketing, de¬ </text:p>
        <text:p text:style-name="P4">scribed the future of the market as he saw it. Sony, he said, currently controlled </text:p>
        <text:p text:style-name="P3"/>
        <text:p text:style-name="P3"/>
        <text:p text:style-name="P3"/>
        <text:p text:style-name="P4">132 The Mainstream and All Its Perils </text:p>
        <text:p text:style-name="P3"/>
        <text:p text:style-name="P3"/>
        <text:p text:style-name="P4">80 percent of the 32/64-bit market. Even calculating in the September release </text:p>
        <text:p text:style-name="P4">of N64, Main conceded that Sony would control 50 percent of the market in </text:p>
        <text:p text:style-name="P4">1996, with Nintendo wresting 34 percent of the market away from Sega and </text:p>
        <text:p text:style-name="P4">Sony. By Main’s figures, Sega was not much of a threat. He predicted that Sega </text:p>
        <text:p text:style-name="P4">would control only 16 percent of the market in 1996. And that 16 percent, he </text:p>
        <text:p text:style-name="P4">predicted, would drop to 8 percent in 1997, as Nintendo once again became </text:p>
        <text:p text:style-name="P4">the industry leader and claimed 53 percent of the market share, leaving Sony </text:p>
        <text:p text:style-name="P4">with only 39 percent. That night, Nintendo threw a lavish party in which Cir¬ </text:p>
        <text:p text:style-name="P4">que Du Soleil performed. As far as Nintendo was concerned, the show had </text:p>
        <text:p text:style-name="P4">started perfectly. But Nintendo had no idea what Sony had planned. </text:p>
        <text:p text:style-name="P3"/>
        <text:p text:style-name="P4">As his predecessor had done the year before, Sony executive vice president </text:p>
        <text:p text:style-name="P4">Jim Whims decided to start the show “right” by making a momentous an¬ </text:p>
        <text:p text:style-name="P4">nouncement during his keynote address. Though Sony could barely keep up </text:p>
        <text:p text:style-name="P4">with the demand for the PlayStation at $299, he announced that the com¬ </text:p>
        <text:p text:style-name="P4">pany had decided to drop the price of the console to $199. The announcement </text:p>
        <text:p text:style-name="P4">caught Nintendo and Sega flatfooted. It was later revealed that there had been </text:p>
        <text:p text:style-name="P4">a gentleman’s agreement barring price announcements at the show. </text:p>
        <text:p text:style-name="P3"/>
        <text:p text:style-name="P4">Last year, Steve [Race] got up and said, "$299, ” and the place went crazy. So </text:p>
        <text:p text:style-name="P4">dropping to $199, this had been part of our plans for a long time. If we had to </text:p>
        <text:p text:style-name="P4">hire a streaker to run across the stage with a sign that said $199, we would </text:p>
        <text:p text:style-name="P4">have done it. This was part of our legacy now: don’t miss the keynote ad¬ </text:p>
        <text:p text:style-name="P4">dress if Sony’s up there. </text:p>
        <text:p text:style-name="P3"/>
        <text:p text:style-name="P5">—<text:span text:style-name="T13">Jim Whims </text:span></text:p>
        <text:p text:style-name="P3"/>
        <text:p text:style-name="P4">Whims’s announcement sent shockwaves through the show. Sega had </text:p>
        <text:p text:style-name="P4">fought against dropping the price of Saturn to $299. Saturn hardware was </text:p>
        <text:p text:style-name="P4">more expensive to manufacture than PlayStation, and Sega did not have Sony’s </text:p>
        <text:p text:style-name="P4">deep pockets to help absorb the costs of giving away hardware and profiting </text:p>
        <text:p text:style-name="P4">from software. Executives at Nintendo and Sega were not prepared to respond, </text:p>
        <text:p text:style-name="P4">but both companies eventually dropped their prices to match Sony’s. Through </text:p>
        <text:p text:style-name="P4">Jim Whims’s calculated game of chicken, Sony flexed its marketing muscle </text:p>
        <text:p text:style-name="P4">and proved itself to be the industry leader. </text:p>
        <text:p text:style-name="P3"/>
        <text:p text:style-name="P4">Sony’s leadership came with a certain amount of arrogance. On the third </text:p>
        <text:p text:style-name="P4">day of the show, Sega spokeswoman Angela Edwards brought signs saying, </text:p>
        <text:p text:style-name="P3"/>
        <text:p text:style-name="P3"/>
        <text:p text:style-name="P3"/>
        <text:p text:style-name="P4">The Mainstream and All Its Perils 533 </text:p>
        <text:p text:style-name="P3"/>
        <text:p text:style-name="P3"/>
        <text:p text:style-name="P5">“<text:span text:style-name="T13">Saturn, now only $299.” As she stood outside the show, waiting for help car¬ </text:span></text:p>
        <text:p text:style-name="P4">rying the signs, an employee of Sony approached her, looked at the signs, and </text:p>
        <text:p text:style-name="P4">said, “You’re pathetic!” </text:p>
        <text:p text:style-name="P3"/>
        <text:p text:style-name="P4">Sega was in a bad position. Long known for its sports simulations, Sega did </text:p>
        <text:p text:style-name="P4">not have a football game ready for the 1996 fall season, and Electronic Arts did </text:p>
        <text:p text:style-name="P4">not release a 32-bit version of Madden NFL ‘96, meaning there was no football </text:p>
        <text:p text:style-name="P4">game on Saturn. Sony, on the other hand, produced an excellent game called </text:p>
        <text:p text:style-name="P4">NFL GameDay and took leadership of the sports category. </text:p>
        <text:p text:style-name="P3"/>
        <text:p text:style-name="P4">Sega had squandered its five-month lead to market, releasing only one </text:p>
        <text:p text:style-name="P4">new game all summer long. By 1996, Sony had a much larger library than </text:p>
        <text:p text:style-name="P4">Sega, and Sega’s only hope at E3 would be new games. The company’s hot¬ </text:p>
        <text:p text:style-name="P4">test prospect was NiGHTS, a game created by Yuji Naka, who also designed </text:p>
        <text:p text:style-name="P4">Sonic The Hedgehog. </text:p>
        <text:p text:style-name="P3"/>
        <text:p text:style-name="P4">Naka may have established his reputation as a great designer with Sonic, but </text:p>
        <text:p text:style-name="P4">with NiGHTS he demonstrated his versatility. The game revolved around two </text:p>
        <text:p text:style-name="P4">young children who, in their dreams, gracefully flew through a surrealistic </text:p>
        <text:p text:style-name="P4">world and faced personal demons. Always the perfectionist, Naka, the main </text:p>
        <text:p text:style-name="P4">programmer on the NiGHTS fxo\&amp;ct, fretted over every detail in the game. </text:p>
        <text:p text:style-name="P3"/>
        <text:p text:style-name="P4">NiGHTS was a difficult game to make. ... Very difficult. It wasn't just the 3D </text:p>
        <text:p text:style-name="P4">aspects, it was more the actual game itself, the worlds and the way the char¬ </text:p>
        <text:p text:style-name="P4">acters interacted. If the game was missing one important element, it was </text:p>
        <text:p text:style-name="P4">going to be a complete failure and everybody would look at it and say, "This </text:p>
        <text:p text:style-name="P4">is really a disappointment." </text:p>
        <text:p text:style-name="P3"/>
        <text:p text:style-name="P5">—<text:span text:style-name="T13">Yuji Naka, leader of Sonic Team, Sega Enterprises </text:span></text:p>
        <text:p text:style-name="P3"/>
        <text:p text:style-name="P4">NiGHTS showed the strengths and weaknesses of Saturn. The game’s at¬ </text:p>
        <text:p text:style-name="P4">mosphere and design were exceptional; but while the game had a free-flowing </text:p>
        <text:p text:style-name="P4">3D feel, most of it actually took place in two dimensions. Although Nintendo </text:p>
        <text:p text:style-name="P4">and Sony had true 3D game machines, Sega had a 2D console that did a good </text:p>
        <text:p text:style-name="P4">job with 3D objects but wasn’t optimized for 3D environments. </text:p>
        <text:p text:style-name="P3"/>
        <text:p text:style-name="P4">Interestingly, NiGHTS became part of a new kinder, gentler image that Sega </text:p>
        <text:p text:style-name="P4">tried to evoke in 1996. The Sega scream disappeared from the company’s ad¬ </text:p>
        <text:p text:style-name="P4">vertising and Sega held press events for educators and gave Internet-ready </text:p>
        <text:p text:style-name="P4">Saturns to schools. Things were closing in on Sega. The company that had </text:p>
        <text:p text:style-name="P3"/>
        <text:p text:style-name="P3"/>
        <text:p text:style-name="P3"/>
        <text:p text:style-name="P4">534 The Mainstream and All Its Perils </text:p>
        <text:p text:style-name="P3"/>
        <text:p text:style-name="P3"/>
        <text:p text:style-name="P4">once proved that the market was big enough for two competitors was now </text:p>
        <text:p text:style-name="P4">demonstrating that it wasn’t big enough for three. </text:p>
        <text:p text:style-name="P3"/>
        <text:p text:style-name="P4">The Launch of Nintendo 64 </text:p>
        <text:p text:style-name="P3"/>
        <text:p text:style-name="P4">In mid-June 1996, Nintendo shipped 300,000 N64 consoles for the June 23 Japa¬ </text:p>
        <text:p text:style-name="P4">nese launch date. Only three games were ready on the day that the console </text:p>
        <text:p text:style-name="P4">launched: Super Mario 64, Pilot Wings 64, and a Japanese chess game called Shogi. </text:p>
        <text:p text:style-name="P4">In what may have been the most orderly launch of a highly anticipated con¬ </text:p>
        <text:p text:style-name="P4">sole ever, Nintendo sold all 300,000 consoles, plus 300,000 copies of Super Mario </text:p>
        <text:p text:style-name="P4">64 and nearly 200,000 copies of Pilot Wings 64. </text:p>
        <text:p text:style-name="P3"/>
        <text:p text:style-name="P4">Judging by the quiet Sunday morning launch, observers might have mis¬ </text:p>
        <text:p text:style-name="P4">judged how excited people were over Nintendo 64. A Japanese fast food chain </text:p>
        <text:p text:style-name="P4">started serving “Mario milkshakes” and a new television game show based on </text:p>
        <text:p text:style-name="P4">Nintendo 64 appeared on television. Nintendo planned to ship more than 1 </text:p>
        <text:p text:style-name="P4">million more consoles by the end of the summer, but the euphoria did not </text:p>
        <text:p text:style-name="P4">last. Instead of shipping more consoles, Nintendo needed to ship more games. </text:p>
        <text:p text:style-name="P3"/>
        <text:p text:style-name="P4">In the meantime, Nintendo executives steadfastly tried to explain to the </text:p>
        <text:p text:style-name="P4">press why it was actually advantageous to launch after Sega and Sony. </text:p>
        <text:p text:style-name="P3"/>
        <text:p text:style-name="P4">It has always been the contention of Nintendo that among the criteria </text:p>
        <text:p text:style-name="P4">for success, “first” is pretty far down the list. The three factors that most </text:p>
        <text:p text:style-name="P4">motivate our customers—and those of our competitors—remain con¬ </text:p>
        <text:p text:style-name="P4">stant, no matter how the technology advances. First, is the “content” or </text:p>
        <text:p text:style-name="P4">entertainment made possible by the technology. Second, does the new </text:p>
        <text:p text:style-name="P4">technology actually deliver performance which is immediately and pal¬ </text:p>
        <text:p text:style-name="P4">pably better than what they already own? And third, and perhaps most </text:p>
        <text:p text:style-name="P4">important, can they afford it? 3 </text:p>
        <text:p text:style-name="P3"/>
        <text:p text:style-name="P3"/>
        <text:p text:style-name="P4">Milestones </text:p>
        <text:p text:style-name="P3"/>
        <text:p text:style-name="P4">By the spring of 1996, the industry was rife with rumors that Tom Kalinske </text:p>
        <text:p text:style-name="P4">was leaving Sega. People assumed he was going to work for Disney when he </text:p>
        <text:p text:style-name="P4">was seen having lunch with Disney CEO Michael Eisner. Indications hinted </text:p>
        <text:p text:style-name="P4">that Kalinske was ready to leave. Mike Ribero, a former hotel executive hired </text:p>
        <text:p text:style-name="P4">by Sega, was rumored to have told people that he was replacing Kalinske. </text:p>
        <text:p text:style-name="P3"/>
        <text:p text:style-name="P3"/>
        <text:p text:style-name="P3"/>
        <text:p text:style-name="P4">The Mainstream and All Its Perils 535 </text:p>
        <text:p text:style-name="P3"/>
        <text:p text:style-name="P3"/>
        <text:p text:style-name="P4">Moreover, there were stories about Kalinske falling asleep during company meet¬ </text:p>
        <text:p text:style-name="P4">ings and reports that he didn’t seem as intense as he had been in earlier years. </text:p>
        <text:p text:style-name="P3"/>
        <text:p text:style-name="P4">He [Tom] would fall asleep on occasion in meetings. That is true. These were </text:p>
        <text:p text:style-name="P4">nine-hour meetings. Sega had a thing for meetings. You’d get there at 8:oo </text:p>
        <text:p text:style-name="P4">a.m. and then you’d get out of the meeting at, like, 4:00 p.m., so he wasn't the </text:p>
        <text:p text:style-name="P4">only person. </text:p>
        <text:p text:style-name="P3"/>
        <text:p text:style-name="P5">—<text:span text:style-name="T13">Michael Latham, former head of Omega Team, Sega of America </text:span></text:p>
        <text:p text:style-name="P3"/>
        <text:p text:style-name="P4">Saturn continued to do well in Japan, and Sega’s Japanese executives blamed </text:p>
        <text:p text:style-name="P4">their American affiliate for any problems in the U.S. market. Hayao Nakayama </text:p>
        <text:p text:style-name="P4">made frequent trips to Sega of America’s Redwood City headquarters, and the </text:p>
        <text:p text:style-name="P4">Japanese team seized more and more control of how the company was run. </text:p>
        <text:p text:style-name="P3"/>
        <text:p text:style-name="P4">According to some people who worked with him, Kalinske seemed less </text:p>
        <text:p text:style-name="P4">interested in the work. People talked about walking into his office and seeing </text:p>
        <text:p text:style-name="P4">him staring out his window at nearby Oracle Headquarters. He didn’t seem as </text:p>
        <text:p text:style-name="P4">ready to fight Japan on decisions he knew were incorrect, and when his mar¬ </text:p>
        <text:p text:style-name="P4">keting team sent out a poorly conceived advertisement, he replied with a surly </text:p>
        <text:p text:style-name="P4">memo that said simply, “Have we lost our collective minds?” </text:p>
        <text:p text:style-name="P3"/>
        <text:p text:style-name="P4">It wasn’t the failure of Saturn that made him lose interest; it was the inability </text:p>
        <text:p text:style-name="P4">to do something about it. He was not allowed to do anything. The U.S. side </text:p>
        <text:p text:style-name="P4">was basically no longer in control. </text:p>
        <text:p text:style-name="P3"/>
        <text:p text:style-name="P5">—<text:span text:style-name="T13">Michael Latham </text:span></text:p>
        <text:p text:style-name="P3"/>
        <text:p text:style-name="P4">On July 15, Sega announced that Kalinske had tendered his resignation. </text:p>
        <text:p text:style-name="P4">Within the week, Sega cofounder David Rosen resigned as chairman of Sega </text:p>
        <text:p text:style-name="P4">Enterprises and Hayao Nakayama resigned as CEO. Shortly after leaving Sega, </text:p>
        <text:p text:style-name="P4">Kalinske reemerged at Learning Technologies, a company founded by Oracle </text:p>
        <text:p text:style-name="P4">chief Larry Ellison and famed stock trader Michael Milken, both personal </text:p>
        <text:p text:style-name="P4">friends of Kalinske. Nakayama and Rosen remained with Sega, with Rosen </text:p>
        <text:p text:style-name="P4">acting as senior advisor. </text:p>
        <text:p text:style-name="P3"/>
        <text:p text:style-name="P4">One week after Kalinske left Sega, Sony Computer Entertainment of </text:p>
        <text:p text:style-name="P4">America announced that Jim Whims had resigned. For the next six months, </text:p>
        <text:p text:style-name="P3"/>
        <text:p text:style-name="P3"/>
        <text:p text:style-name="P3"/>
        <text:p text:style-name="P4">536 The Mainstream and All Its Perils </text:p>
        <text:p text:style-name="P3"/>
        <text:p text:style-name="P3"/>
        <text:p text:style-name="P4">Sony executive Shigeo Maruyama would fill in as chairman, commuting from </text:p>
        <text:p text:style-name="P4">Japan on a weekly basis, </text:p>
        <text:p text:style-name="P3"/>
        <text:p text:style-name="P4">Mr. Maruyama came in to become the chairman, and he did the infamous com¬ </text:p>
        <text:p text:style-name="P4">mute. He commuted between Tokyo and Foster City every week for six months. </text:p>
        <text:p text:style-name="P3"/>
        <text:p text:style-name="P4">He would start the week on Monday, work in japan Monday and half a day on </text:p>
        <text:p text:style-name="P4">Tuesday, then he’d get on a plane that would get him here Tuesday morning. </text:p>
        <text:p text:style-name="P3"/>
        <text:p text:style-name="P4">He would work in Foster City Tuesday through Thursday, and then he’d catch a </text:p>
        <text:p text:style-name="P4">plane on Friday, which got him back to Tokyo on Saturday in the afternoon. </text:p>
        <text:p text:style-name="P3"/>
        <text:p text:style-name="P5">—<text:span text:style-name="T13">Kazuo "Kaz” Hirai, president and COO, </text:span></text:p>
        <text:p text:style-name="P3"/>
        <text:p text:style-name="P4">Sony Computer Entertainment America </text:p>
        <text:p text:style-name="P3"/>
        <text:p text:style-name="P4">Maruyama eventually brought in Kazuo “Kaz” Hirai to run the American </text:p>
        <text:p text:style-name="P4">side of the PlayStation business. Hirai, who had been with Sony Music Corpo¬ </text:p>
        <text:p text:style-name="P4">ration since 1984, was an excellent choice. Tall and elegant, Hirai spoke flawless </text:p>
        <text:p text:style-name="P4">English, though he was originally from Japan. He projected the very image </text:p>
        <text:p text:style-name="P4">Sony wished to convey—educated, sophisticated, and confident. Under Hirai’s </text:p>
        <text:p text:style-name="P4">leadership, Sony Computer Entertainment America prepared for the launch </text:p>
        <text:p text:style-name="P4">of Nintendo 64. </text:p>
        <text:p text:style-name="P3"/>
        <text:p text:style-name="P4">These were busy months for Sony. On September 5, Sony released a game </text:p>
        <text:p text:style-name="P4">called Crash Bandicoot. The term bandicoot referred to a class of Southern Pacific </text:p>
        <text:p text:style-name="P4">marsupials that included Tasmanian devils. Hence, it surprised no one when </text:p>
        <text:p text:style-name="P4">the animal in Sony’s new game turned out to be a dim-witted brute with a </text:p>
        <text:p text:style-name="P4">spin attack. Critics charged that as a game, Crash Bandicoot -was too derivative. </text:p>
        <text:p text:style-name="P4">Like Mario and Sonic, Crash ran around jumping on enemies and collect¬ </text:p>
        <text:p text:style-name="P4">ing things—mostly apples. But Crash was a character with a strong </text:p>
        <text:p text:style-name="P4">personality, and the people behind the game had a great eye for gameplay. </text:p>
        <text:p text:style-name="P4">Hence the character seemed destined to become Sony’s marsupial mascot. </text:p>
        <text:p text:style-name="P4">The character certainly took a step toward mascot status when an actor </text:p>
        <text:p text:style-name="P4">dressed in a Crash Bandicoot costume did a television commercial in which </text:p>
        <text:p text:style-name="P4">he visited Nintendo headquarters. </text:p>
        <text:p text:style-name="P3"/>
        <text:p text:style-name="P4">The commercial began with a quick glimpse of the sign outside Nintendo’s </text:p>
        <text:p text:style-name="P4">Redmond, Washington, headquarters. (Except for that initial shot, none of the </text:p>
        <text:p text:style-name="P4">filming was done at Nintendo.) In the commercial, the actor playing Crash stood </text:p>
        <text:p text:style-name="P4">in Nintendo’s parking lot, calling the “plumber boy” out for a showdown, until </text:p>
        <text:p text:style-name="P3"/>
        <text:p text:style-name="P3"/>
        <text:p text:style-name="P3"/>
        <text:p text:style-name="P4">The Mainstream and All Its Perils 537 </text:p>
        <text:p text:style-name="P3"/>
        <text:p text:style-name="P3"/>
        <text:p text:style-name="P4">Nintendo security escorted him away. While Crash Bandicoot was Sony’s big game </text:p>
        <text:p text:style-name="P4">of 1996 and Crash became a popular character, Kaz Hirai and the rest of the </text:p>
        <text:p text:style-name="P4">Sony staff refused to acknowledge him as their mascot, though he would not </text:p>
        <text:p text:style-name="P4">have been Sony’s first spokes-cartoon. Around the time of the first E3, Sony </text:p>
        <text:p text:style-name="P4">briefly flirted with the idea of using a character called “Polygonman” as its spokes¬ </text:p>
        <text:p text:style-name="P4">person. Polygonman looked like a stained-glass version of a Simpsons character. </text:p>
        <text:p text:style-name="P4">After E3, Sony quickly abandoned him and company spokespeople claimed to </text:p>
        <text:p text:style-name="P4">have never heard of the character. </text:p>
        <text:p text:style-name="P3"/>
        <text:p text:style-name="P4">And if you take a look at Sony advertising, they never used any sort of celeb¬ </text:p>
        <text:p text:style-name="P4">rity or character endorsements. We never intended for Polygonman to be a </text:p>
        <text:p text:style-name="P4">character in a game. He was never going to be a Sonic or a Mario. He was </text:p>
        <text:p text:style-name="P4">always supposed to be something like the Master Game or something out </text:p>
        <text:p text:style-name="P4">there in the ether that was always challenging you. It was the challenge of </text:p>
        <text:p text:style-name="P4">video games that he was supposed to represent. </text:p>
        <text:p text:style-name="P3"/>
        <text:p text:style-name="P4">And the Japanese took it much more literally and thought that this was </text:p>
        <text:p text:style-name="P4">something that we were trying to do that was going to supplant Sony. We </text:p>
        <text:p text:style-name="P4">introduced Polygonman at E3. The Japanese saw it and went postal on us. </text:p>
        <text:p text:style-name="P3"/>
        <text:p text:style-name="P5">—<text:span text:style-name="T13">Steve Race, former CEO, Sony Computer Entertainment America </text:span></text:p>
        <text:p text:style-name="P3"/>
        <text:p text:style-name="P4">Marti leturns </text:p>
        <text:p text:style-name="P3"/>
        <text:p text:style-name="P4">The American launch of Nintendo 64 was more phenomenal than the one in </text:p>
        <text:p text:style-name="P4">Japan. Nintendo made a press event of the shipping process by inviting a tele¬ </text:p>
        <text:p text:style-name="P4">vision crew to film pallets of consoles being loaded onto a plane. After more </text:p>
        <text:p text:style-name="P4">than a year of waiting for Nintendo to unveil the new game console, the me¬ </text:p>
        <text:p text:style-name="P4">dia became a willing accomplice and the event made the national news. </text:p>
        <text:p text:style-name="P4">Nintendo originally announced that the release date would be Monday, Sep¬ </text:p>
        <text:p text:style-name="P4">tember 30, then moved the launch up one day to the 29th. Having already </text:p>
        <text:p text:style-name="P4">presold their entire inventory, many stores started handing out their con¬ </text:p>
        <text:p text:style-name="P4">soles on Friday the 27th, and all 500,000 units that Nintendo had shipped to </text:p>
        <text:p text:style-name="P4">the United States were gone by weekend’s close. Though the stated plan had </text:p>
        <text:p text:style-name="P4">long been to release a very limited number of Nintendo 64s in the United </text:p>
        <text:p text:style-name="P4">States in 1996, Nintendo executives recognized what a vital market they were </text:p>
        <text:p text:style-name="P4">dealing with and scrambled to find more. </text:p>
        <text:p text:style-name="P3"/>
        <text:p text:style-name="P3"/>
        <text:p text:style-name="P3"/>
        <text:p text:style-name="P4">5|8 The Mainstream and All Its Perils </text:p>
        <text:p text:style-name="P3"/>
        <text:p text:style-name="P3"/>
        <text:p text:style-name="P4">To accommodate the red-hot U.S. market, Nintendo rerouted consoles </text:p>
        <text:p text:style-name="P4">earmarked for the Japanese and European markets. Rerouting Japanese con¬ </text:p>
        <text:p text:style-name="P4">soles was of little consequence; demand for the unit had slowed by mid-July. </text:p>
        <text:p text:style-name="P4">The fact that Nintendo had plundered the few consoles targeted for Europe, </text:p>
        <text:p text:style-name="P4">however, offended certain European retailers and game publications. </text:p>
        <text:p text:style-name="P3"/>
        <text:p text:style-name="P4">Back in the United States, demand for N64 held strong, but a problem that </text:p>
        <text:p text:style-name="P4">plagued the Japanese market was becoming apparent in the United States as </text:p>
        <text:p text:style-name="P4">well. The predictions of gloom and doom appeared to have been correct. Due </text:p>
        <text:p text:style-name="P4">to the cartridge format, there simply were not enough games for the new </text:p>
        <text:p text:style-name="P4">console, and many games that came out were expensive or small. Super Mario </text:p>
        <text:p text:style-name="P4">64 and Pilot Wings 64, the first games Nintendo released for N64, both came </text:p>
        <text:p text:style-name="P4">from Shigeru Miyamoto’s design team and received rave reviews. The next </text:p>
        <text:p text:style-name="P4">titles, however, did not fare as well. Cruis 'n USA, a Williams arcade game pub¬ </text:p>
        <text:p text:style-name="P4">lished under the Nintendo label, had a slow frame rate, causing the game’s </text:p>
        <text:p text:style-name="P4">motion to look jerky. </text:p>
        <text:p text:style-name="P3"/>
        <text:p text:style-name="P4">Now, I’m going to be very direct with you. The very best games out there right </text:p>
        <text:p text:style-name="P4">now are N64 games. On the other hand, when it comes to Cruis ’n USA, I wouldn’t </text:p>
        <text:p text:style-name="P4">be honest if I said that Cruis 'n USA was much of a game; but that product is </text:p>
        <text:p text:style-name="P4">selling. 1 think it would be fair to say that we know that some of the N64 soft¬ </text:p>
        <text:p text:style-name="P4">ware is not better than [the software you find] on other platforms. The challenge </text:p>
        <text:p text:style-name="P4">for us is to continue to try to keep that quality on the way up. Hopefully, we’re </text:p>
        <text:p text:style-name="P4">going to succeed most of the time, but occasionally we’re not. It’s like saying </text:p>
        <text:p text:style-name="P4">to MGM, "You made Cone with the Wind. How come all the rest of your movies </text:p>
        <text:p text:style-name="P4">are not Cone with the Wind?”\t just doesn’t work that way. </text:p>
        <text:p text:style-name="P3"/>
        <text:p text:style-name="P5">—<text:span text:style-name="T13">Howard Lincoln </text:span></text:p>
        <text:p text:style-name="P3"/>
        <text:p text:style-name="P4">There were other disappointments, too. Mortal Kombat Trilogy, a game that </text:p>
        <text:p text:style-name="P4">many people thought would only come out on N64, was released on other </text:p>
        <text:p text:style-name="P4">systems. The PlayStation version was superior. </text:p>
        <text:p text:style-name="P3"/>
        <text:p text:style-name="P4">When played side-by-side, the PlayStation version makes the N64 ver¬ </text:p>
        <text:p text:style-name="P4">sion look like it’s on a SNES [Super NES]. Then there’s the sound: The </text:p>
        <text:p text:style-name="P4">digitized sound effects are utterly atrocious. In fact, it’s so muffled that </text:p>
        <text:p text:style-name="P4">players may as well put their speakers on the other side of a cement wall </text:p>
        <text:p text:style-name="P3"/>
        <text:p text:style-name="P3"/>
        <text:p text:style-name="P3"/>
        <text:p text:style-name="P4">The Mainstream and All Its Perils £39 </text:p>
        <text:p text:style-name="P3"/>
        <text:p text:style-name="P3"/>
        <text:p text:style-name="P4">before starting the game. The music is typical of a non-CD game—that </text:p>
        <text:p text:style-name="P4">is to say, worthless. It’s tinny and very electronic sounding. </text:p>
        <text:p text:style-name="P3"/>
        <text:p text:style-name="P4">Mortal Kombat Trilogy proves that the Nintendo 64 is merely mortal. </text:p>
        <text:p text:style-name="P4">While it surpasses the PlayStation version in regard to load time, it still </text:p>
        <text:p text:style-name="P4">suffers a three or four second delay when loading a new character in </text:p>
        <text:p text:style-name="P4">multiplayer fighting. Ultimately, only Mortal Kombat addicts, who don’t </text:p>
        <text:p text:style-name="P4">already own a PlayStation, will find this game worth picking upd </text:p>
        <text:p text:style-name="P3"/>
        <text:p text:style-name="P4">When asked about these titles, Nintendo executives often defended them </text:p>
        <text:p text:style-name="P4">by pointing out that consumers had voted with their wallets—nearly every </text:p>
        <text:p text:style-name="P4">title released for Nintendo 64 was a million-seller. Nintendo’s statistics were </text:p>
        <text:p text:style-name="P4">accurate: the company quoted TRST data with nearly religious reverence. </text:p>
        <text:p text:style-name="P4">The numbers, however, did not reflect the entire story. Millions of people </text:p>
        <text:p text:style-name="P4">purchased N64 hardware in the first year, then had only a few games to choose </text:p>
        <text:p text:style-name="P4">from. Every game for Nintendo 64 had reached bestseller status, but the sales </text:p>
        <text:p text:style-name="P4">were only being spread across a handful of games, whereas Saturn and </text:p>
        <text:p text:style-name="P4">PlayStation software sales were spread across five times as many games. </text:p>
        <text:p text:style-name="P3"/>
        <text:p text:style-name="P4">Nintendo did publish some brilliant games in the early days of Nintendo </text:p>
        <text:p text:style-name="P4">64. During the first year after releasing the console, Nintendo released a few </text:p>
        <text:p text:style-name="P4">games that appealed to mainstream audiences, including WaveRace 64, Mario </text:p>
        <text:p text:style-name="P4">Kart 64, GoldenEye 007, and Star Fox 64. But the Nintendo 64 library was limited </text:p>
        <text:p text:style-name="P4">and expensive. By the end of 1997, PlayStation and Saturn had hundreds of </text:p>
        <text:p text:style-name="P4">games, most of which sold for under $50. By comparison, there were merely </text:p>
        <text:p text:style-name="P4">dozens of games for N64, some of which sold for nearly $80, and rumors were </text:p>
        <text:p text:style-name="P4">that future third-party cartridges might cost as much as $100. People outside </text:p>
        <text:p text:style-name="P4">Nintendo speculated that the console manufacturer had to sell its games at a </text:p>
        <text:p text:style-name="P4">loss and subsidize costs for other companies to keep prices down. Nintendo of </text:p>
        <text:p text:style-name="P4">America adamantly denied these stories, and the price of cartridges never </text:p>
        <text:p text:style-name="P4">reached $100. By 1998, the cost of cartridge manufacturing came down, and </text:p>
        <text:p text:style-name="P4">Nintendo 64 cartridges generally retailed for $10 more than PlayStation games. </text:p>
        <text:p text:style-name="P3"/>
        <text:p text:style-name="P4">Nintendo Loses Square </text:p>
        <text:p text:style-name="P3"/>
        <text:p text:style-name="P4">During this crucial time, Nintendo lost an important third-party partner called </text:p>
        <text:p text:style-name="P4">Square Soft. Square Soft specialized in publishing role-playing games (RPGs), </text:p>
        <text:p text:style-name="P4">adventure games in which players traversed elaborate worlds, gaining experience </text:p>
        <text:p text:style-name="P3"/>
        <text:p text:style-name="P3"/>
        <text:p text:style-name="P3"/>
        <text:p text:style-name="P4">54® The Mainstream and All Its Perils </text:p>
        <text:p text:style-name="P3"/>
        <text:p text:style-name="P3"/>
        <text:p text:style-name="P4">and learning fighting techniques while completing a quest. Although Square </text:p>
        <text:p text:style-name="P4">Soft published many highly respected games, its crown jewel was a series of </text:p>
        <text:p text:style-name="P4">games called Final Fantasy, created by Hironobu Sakaguchi, one of the world’s </text:p>
        <text:p text:style-name="P4">most respected game designers. </text:p>
        <text:p text:style-name="P3"/>
        <text:p text:style-name="P4">Sakaguchi did not start out making RPGs. After joining Square Soft, he </text:p>
        <text:p text:style-name="P4">made three computer games, then switched platforms to Famicom and made </text:p>
        <text:p text:style-name="P4">Highway Star (released in the United States as Rad Racer), FCing s Knight, and World </text:p>
        <text:p text:style-name="P4">Runner. Sakaguchi was not excited by any of these games. His bosses assigned </text:p>
        <text:p text:style-name="P4">him to make 3D games because the programmer working with him, a no¬ </text:p>
        <text:p text:style-name="P4">table Apple II game designer named Nasir Gebelli, was good at coming up </text:p>
        <text:p text:style-name="P4">with 3D code. Square sold approximately 500,000 copies of Highway Star and </text:p>
        <text:p text:style-name="P4">World Runner, pleasing Sakaguchi’s employers. But Sakaguchi had become bored </text:p>
        <text:p text:style-name="P4">with game design. </text:p>
        <text:p text:style-name="P3"/>
        <text:p text:style-name="P4">In an effort to get more excited about his work, Sakaguchi decided to switch </text:p>
        <text:p text:style-name="P4">genres and work on a game that would be more interesting to write. He de¬ </text:p>
        <text:p text:style-name="P4">cided to create an RPG and brought the idea to his boss. </text:p>
        <text:p text:style-name="P3"/>
        <text:p text:style-name="P4">The only person you had to go to at that time was the president [of the com¬ </text:p>
        <text:p text:style-name="P4">pany], and he didn’t really understand games that well. Selling him on the concept </text:p>
        <text:p text:style-name="P4">of an RPC wasn’t that hard. I just went up and said, "I want to do an RPC.” </text:p>
        <text:p text:style-name="P3"/>
        <text:p text:style-name="P4">He said, "Is that good, is that interesting?” and I said, "Yeah, it’s fun.” So </text:p>
        <text:p text:style-name="P4">he said, "Okay.” </text:p>
        <text:p text:style-name="P3"/>
        <text:p text:style-name="P5">—<text:span text:style-name="T13">Hironobu Sakaguchi, president, Square USA </text:span></text:p>
        <text:p text:style-name="P3"/>
        <text:p text:style-name="P4">Since he planned to quit making games after this first RPG, Sakaguchi </text:p>
        <text:p text:style-name="P4">named his game Final Fantasy. </text:p>
        <text:p text:style-name="P3"/>
        <text:p text:style-name="P4">The basic concept was really a mythical concept of the whole earth, with fire </text:p>
        <text:p text:style-name="P4">and water representing everything on earth, i took that concept and repre¬ </text:p>
        <text:p text:style-name="P4">sented those elements into a crystal, and that essentially became sort of the </text:p>
        <text:p text:style-name="P4">core theme for Final Fantasy. </text:p>
        <text:p text:style-name="P3"/>
        <text:p text:style-name="P4">I took a preexisting idea—the four or five basic elements of the world; sort of </text:p>
        <text:p text:style-name="P4">an orthodox and mythical concept—then molded it into an original fantasy story. </text:p>
        <text:p text:style-name="P3"/>
        <text:p text:style-name="P3"/>
        <text:p text:style-name="P4">Hironobu Sakaguchi </text:p>
        <text:p text:style-name="P3"/>
        <text:p text:style-name="P3"/>
        <text:p text:style-name="P3"/>
        <text:p text:style-name="P4">Ttie Mainstream and All Its Perils 5 2,1 </text:p>
        <text:p text:style-name="P3"/>
        <text:p text:style-name="P3"/>
        <text:p text:style-name="P4">Creating FinalFantasy was a much larger and more involved task than mak¬ </text:p>
        <text:p text:style-name="P4">ing World Runner. Though he was able to create his earlier games with a </text:p>
        <text:p text:style-name="P4">three-person team, he needed a fifteen-person team for his RPG. </text:p>
        <text:p text:style-name="P3"/>
        <text:p text:style-name="P4">I started with the story and the overall worldview of the game. I had the </text:p>
        <text:p text:style-name="P4">graphics designer do the drawings. </text:p>
        <text:p text:style-name="P3"/>
        <text:p text:style-name="P4">Initially, the process was different from what we do now. Currently, we </text:p>
        <text:p text:style-name="P4">write the story completely and work from the storyline. </text:p>
        <text:p text:style-name="P3"/>
        <text:p text:style-name="P4">When we first started Final Fantasy I, we were really limited, technologi¬ </text:p>
        <text:p text:style-name="P4">cally. So what I had to do first was make a basic rough idea for the game </text:p>
        <text:p text:style-name="P4">[then we would test it]. We had to deal with the hardware first. By doing so, </text:p>
        <text:p text:style-name="P4">we would come up with the graphics on the screen and figure out, based on </text:p>
        <text:p text:style-name="P4">the limitations and the capabilities of the hardware, how big the world was </text:p>
        <text:p text:style-name="P4">going to be and how many locations I could have. </text:p>
        <text:p text:style-name="P3"/>
        <text:p text:style-name="P4">After that, I would incorporate my rough ideas and build up a story based </text:p>
        <text:p text:style-name="P4">on what I had to work with. It was kind of working backwards. </text:p>
        <text:p text:style-name="P3"/>
        <text:p text:style-name="P5">—<text:span text:style-name="T13">Hironobu Sakaguchi </text:span></text:p>
        <text:p text:style-name="P3"/>
        <text:p text:style-name="P4">A huge bestseller, Final Fantasy was not the swan song Sakaguchi intended it </text:p>
        <text:p text:style-name="P4">to be. It resonated so well with Japanese audiences that Nintendo published it </text:p>
        <text:p text:style-name="P4">in the United States under its own label, and an unshakable relationship was </text:p>
        <text:p text:style-name="P4">forged between Square Soft and Nintendo.* In the early 1990s, as other com¬ </text:p>
        <text:p text:style-name="P4">panies flocked to Sega, Square Soft remained exclusive to Nintendo, publishing </text:p>
        <text:p text:style-name="P4">games like Chrono Trigger and Secret of Mana and always having its biggest sales </text:p>
        <text:p text:style-name="P4">with Sakaguchi’s Final Fantasy games. Square Soft became one of Nintendo’s </text:p>
        <text:p text:style-name="P4">most influential partners, a partnership that was covered by such publica¬ </text:p>
        <text:p text:style-name="P4">tions as Businessweek. </text:p>
        <text:p text:style-name="P3"/>
        <text:p text:style-name="P4">The American audience was never as interested in RPGs as the Japanese. </text:p>
        <text:p text:style-name="P4">Though Square Soft’s RPGs had a loyal U.S. following, sales were not as high as </text:p>
        <text:p text:style-name="P4">company officials hoped, and the company did not release Final Fantasy Fin the </text:p>
        <text:p text:style-name="P4">United States. Then in 1994, as the market entered its major slump, Square re¬ </text:p>
        <text:p text:style-name="P4">leased Final Fantasy VI for Super NES. (As there had been no American versions </text:p>
        <text:p text:style-name="P3"/>
        <text:p text:style-name="P3"/>
        <text:p text:style-name="P4">Square later released Final Fantasy IV in the United States as Final Fantasy II for the SNES. </text:p>
        <text:p text:style-name="P3"/>
        <text:p text:style-name="P3"/>
        <text:p text:style-name="P3"/>
        <text:p text:style-name="P4">542 The Mainstream and All Its Perils </text:p>
        <text:p text:style-name="P3"/>
        <text:p text:style-name="P3"/>
        <text:p text:style-name="P4">of the previous three games, it published game six as Final Fantasy ///.) Final Fantasy </text:p>
        <text:p text:style-name="P4">///was one of the top-selling games of 1994, but Square Soft employees were not </text:p>
        <text:p text:style-name="P4">satisfied. </text:p>
        <text:p text:style-name="P3"/>
        <text:p text:style-name="P4">When you look at that game and the numbers in Japan ... It sold 3 million </text:p>
        <text:p text:style-name="P4">copies in Japan. Judging by the [U.S.] population alone, we predicted mil¬ </text:p>
        <text:p text:style-name="P4">lions. So, it didn’t do that well. </text:p>
        <text:p text:style-name="P3"/>
        <text:p text:style-name="P5">—<text:span text:style-name="T13">Hironobu Sakaguchi </text:span></text:p>
        <text:p text:style-name="P3"/>
        <text:p text:style-name="P3"/>
        <text:p text:style-name="P4">Square Soft’s final title for Super NES was Super Mario RPG, a game that took </text:p>
        <text:p text:style-name="P4">Square Soft’s signature in-depth stories and turn-based combat and applied them </text:p>
        <text:p text:style-name="P4">to the Mario universe. With the game’s great graphics and a slowly growing </text:p>
        <text:p text:style-name="P4">base of RPG players, Super Mario RPG sales exceeded Nintendo’s rather conserva¬ </text:p>
        <text:p text:style-name="P4">tive expectations. Then, as Nintendo prepared to unveil Nintendo 64, Square </text:p>
        <text:p text:style-name="P4">Soft announced that it was switching allegiances. Like Namco before it, Square </text:p>
        <text:p text:style-name="P4">Soft was going to make console games exclusively for PlayStation. The split was </text:p>
        <text:p text:style-name="P4">bitter. So bitter, in fact, that even after Nintendo reestablished relations with </text:p>
        <text:p text:style-name="P4">Namco in 1999, Yamauchi still refused to work with Square Soft. When asked if </text:p>
        <text:p text:style-name="P4">Nintendo would allow Square Soft to publish games for a new console called </text:p>
        <text:p text:style-name="P5">“<text:span text:style-name="T13">Dolphin” that would not be released until the year 2001, Minoru Arakawa qui¬ </text:span></text:p>
        <text:p text:style-name="P4">etly replied, “I do not think it is yet time for Square Soft.” </text:p>
        <text:p text:style-name="P3"/>
        <text:p text:style-name="P4">Square Soft’s decision to switch to Sony was largely due to aesthetic consid¬ </text:p>
        <text:p text:style-name="P4">erations. In a 1997 interview, Hironobu Sakaguchi explained that Sony’s </text:p>
        <text:p text:style-name="P4">CD-ROM format allowed for more artistic freedom. His next game, released </text:p>
        <text:p text:style-name="P4">as Final Fantasy VII in both Japan and the United States, would be the biggest </text:p>
        <text:p text:style-name="P4">game of 1997 and one of the first RPGs to crack the U.S. market. </text:p>
        <text:p text:style-name="P3"/>
        <text:p text:style-name="P4">With PlayStation’s 32-bit processing power and the seemingly unlimited stor¬ </text:p>
        <text:p text:style-name="P4">age of CD-ROM, Sakaguchi was able to increase the artistic qualities of his games. </text:p>
        <text:p text:style-name="P4">Sakaguchi had always had an eye for cinematics, art, and intricate storytelling, </text:p>
        <text:p text:style-name="P4">but working with CD-ROM gave him the opportunity to enhance these fea¬ </text:p>
        <text:p text:style-name="P4">tures exponentially. Final Fantasy VII had epic dramatic cut scenes with symphonic </text:p>
        <text:p text:style-name="P4">music. Sold under the Square Soft label in Japan, it was marketed by Sony with </text:p>
        <text:p text:style-name="P4">a huge budget in the United States. Nintendo had always published the bestsell¬ </text:p>
        <text:p text:style-name="P4">ing game of the year in the United States, but with Sakaguchi’s amazing </text:p>
        <text:p text:style-name="P3"/>
        <text:p text:style-name="P3"/>
        <text:p text:style-name="P3"/>
        <text:p text:style-name="P4">Hie Mainstream and Ail Its Perils 543 </text:p>
        <text:p text:style-name="P3"/>
        <text:p text:style-name="P3"/>
        <text:p text:style-name="P4">animations and Sony’s big-budget marketing, Final Fantasy VII became the big- </text:p>
        <text:p text:style-name="P4">gest-selling game of 1997 worldwide. Once, when asked if the time and money </text:p>
        <text:p text:style-name="P4">spent on the game paid off, Sakaguchi happily replied, “Big time. It sold better </text:p>
        <text:p text:style-name="P4">in the United States than in Japan, and six million worldwide.” </text:p>
        <text:p text:style-name="P3"/>
        <text:p text:style-name="P4">Violence Becomes the Issue </text:p>
        <text:p text:style-name="P3"/>
        <text:p text:style-name="P4">In August 1997, Nintendo released GoldenEye 007, a game that Rare, Ltd., devel¬ </text:p>
        <text:p text:style-name="P4">oped, based on the James Bond movie Goldeneye. Few people paid close attention </text:p>
        <text:p text:style-name="P4">when Nintendo first announced plans to make a game based on James Bond, </text:p>
        <text:p text:style-name="P4">and interest waned even more when it was announced that the game would </text:p>
        <text:p text:style-name="P4">be a first-person shooter. When the game was released, it became a sleeper hit. </text:p>
        <text:p text:style-name="P4">PCs would remain the best platform for first-person shooters, but GoldenEye </text:p>
        <text:p text:style-name="P4">007 set the standard by which console versions of this genre would be judged. </text:p>
        <text:p text:style-name="P3"/>
        <text:p text:style-name="P4">The Rare team members who designed GoldenEye 007 had been meticulous. </text:p>
        <text:p text:style-name="P4">They requested blueprints of set locations to be sure that their virtual loca¬ </text:p>
        <text:p text:style-name="P4">tions matched those in the movie. They filled their game with Bond music </text:p>
        <text:p text:style-name="P4">and created a storyline that was reasonably true to the film. </text:p>
        <text:p text:style-name="P3"/>
        <text:p text:style-name="P4">As the game progressed, one designer asked Ken Lobb, the Nintendo of </text:p>
        <text:p text:style-name="P4">America executive in charge of second-party games, if he would like to ap¬ </text:p>
        <text:p text:style-name="P4">pear in it. Tickled at the idea of becoming a virtual target, Lobb agreed. Curious </text:p>
        <text:p text:style-name="P4">to see what he would look like, Lobb looked for his image in each unfinished </text:p>
        <text:p text:style-name="P4">version of the game as Rare submitted them for review. When his likeness did </text:p>
        <text:p text:style-name="P4">not show up after several versions, he thought that Rare had decided against </text:p>
        <text:p text:style-name="P4">using it. Then, when a nearly completed version of GoldenEye 007came in for </text:p>
        <text:p text:style-name="P4">review, Lobb’s team found a bug in the game and called him for help. </text:p>
        <text:p text:style-name="P3"/>
        <text:p text:style-name="P4">They said they taped it and showed me the tape. It was me. They had made a </text:p>
        <text:p text:style-name="P4">tape of each of them shooting me, again and again. </text:p>
        <text:p text:style-name="P3"/>
        <text:p text:style-name="P5">—<text:span text:style-name="T13">Ken Lobb, head of Tree House, Nintendo of America </text:span></text:p>
        <text:p text:style-name="P3"/>
        <text:p text:style-name="P4">GoldenEye 007 was quietly released in August, a month not often associated </text:p>
        <text:p text:style-name="P4">with blockbuster game releases. But the game’s popularity grew steadily. By </text:p>
        <text:p text:style-name="P4">the end of 1997, Nintendo had sold nearly 1.1 million copies. By 1999, that </text:p>
        <text:p text:style-name="P4">number would swell to more than 5 million copies worldwide. </text:p>
        <text:p text:style-name="P3"/>
        <text:p text:style-name="P3"/>
        <text:p text:style-name="P3"/>
        <text:p text:style-name="P4">544 The Mainstream and All Its Perils </text:p>
        <text:p text:style-name="P3"/>
        <text:p text:style-name="P3"/>
        <text:p text:style-name="P4">This was a watershed game in the history of Nintendo. Rated “T” (or ap¬ </text:p>
        <text:p text:style-name="P4">propriate for players ages thirteen and up), GoldenEye 007 was, like any other </text:p>
        <text:p text:style-name="P4">first-person shooter, about traveling through 3D environments and killing </text:p>
        <text:p text:style-name="P4">enemies. Nintendo, the last holdout of the video game industry, had shed its </text:p>
        <text:p text:style-name="P4">Disney image. </text:p>
        <text:p text:style-name="P3"/>
        <text:p text:style-name="P4">The Tragic Storm </text:p>
        <text:p text:style-name="P3"/>
        <text:p text:style-name="P4">On October 1, 1997, 16-year-old Luke Woodham of Pearl, Mississippi, used a </text:p>
        <text:p text:style-name="P4">baseball bat and a butcher knife to murder his mother. He then hid a rifle </text:p>
        <text:p text:style-name="P4">under his trench coat and took it to school. By the end of the day, he had </text:p>
        <text:p text:style-name="P4">killed three students and wounded several more before being stopped by Pearl </text:p>
        <text:p text:style-name="P4">High School assistant principal Joel Myrick, who grabbed a pistol from his car </text:p>
        <text:p text:style-name="P4">and brought Woodham down at gunpoint. “Mr. Myrick, the world has </text:p>
        <text:p text:style-name="P4">wronged me,” Woodham told the stunned school official. </text:p>
        <text:p text:style-name="P3"/>
        <text:p text:style-name="P4">On the morning of December 1, exactly two months after the shooting in </text:p>
        <text:p text:style-name="P4">Pearl, 14-year-old Michael Carneal of Paducah, Kentucky, brought a 22-caliber </text:p>
        <text:p text:style-name="P4">pistol that he had stolen from his next-door neighbor to Heath High School </text:p>
        <text:p text:style-name="P4">and entered the lobby where 35 students had gathered together for a prayer </text:p>
        <text:p text:style-name="P4">meeting. Without warning, Carneal fired shots into the crowd, stopped to </text:p>
        <text:p text:style-name="P4">reload, and was wrestled down by Ben Strong, the boy leading the prayer. He </text:p>
        <text:p text:style-name="P4">wounded 8 students, 3 of whom died. </text:p>
        <text:p text:style-name="P3"/>
        <text:p text:style-name="P4">On March 24, 1998, 13-year-old Mitchell Johnson and 11-year-old Andrew </text:p>
        <text:p text:style-name="P4">Golden of Jonesboro, Arkansas, set off the fire alarm at Westside Middle School, </text:p>
        <text:p text:style-name="P4">then opened fire on students and teachers from nearby woods. </text:p>
        <text:p text:style-name="P3"/>
        <text:p text:style-name="P4">Two months later, on May 20, after being expelled from Thurston High </text:p>
        <text:p text:style-name="P4">School, 15-year-old Kip Kinkel of Springfield, Oregon, shot his parents and </text:p>
        <text:p text:style-name="P4">planted booby-traps around their bodies. He returned to school the next day </text:p>
        <text:p text:style-name="P4">with a 22-caliber semiautomatic rifle and shot 24 students, killing 2. When </text:p>
        <text:p text:style-name="P4">several boys tackled him to the ground, Kinkel shouted, “Shoot me!” </text:p>
        <text:p text:style-name="P3"/>
        <text:p text:style-name="P4">These events left the entire nation unhinged. Tragically, the violence did </text:p>
        <text:p text:style-name="P4">not stop there. On April 20,1999,18-year-old Eric Harris and 17-year-old Dylan </text:p>
        <text:p text:style-name="P4">Klebold of Littleton, Colorado, smuggled four high-powered guns and a stash </text:p>
        <text:p text:style-name="P4">of homemade explosives into Columbine High School and carried out a mas¬ </text:p>
        <text:p text:style-name="P4">sacre that left 12 students and 1 teacher dead, and 23 students injured, before </text:p>
        <text:p text:style-name="P4">killing themselves. National outrage turned to horror and grief as the media </text:p>
        <text:p text:style-name="P3"/>
        <text:p text:style-name="P3"/>
        <text:p text:style-name="P3"/>
        <text:p text:style-name="P4">The Mainstream and All Its Perils SkS </text:p>
        <text:p text:style-name="P3"/>
        <text:p text:style-name="P3"/>
        <text:p text:style-name="P4">showed the nation images of the wounded and the dead. As people tried to </text:p>
        <text:p text:style-name="P4">make sense of what happened, stories about school violence became a com¬ </text:p>
        <text:p text:style-name="P4">mon theme in the media. </text:p>
        <text:p text:style-name="P3"/>
        <text:p text:style-name="P4">Video games were not immediately rooted out as a cause of the Pearl, Mis¬ </text:p>
        <text:p text:style-name="P4">sissippi, shooting, and the Paducah shooting was said to have been inspired by </text:p>
        <text:p text:style-name="P4">the movie Basketball Diaries. Mitchell Johnson and Andrew Golden, on the other </text:p>
        <text:p text:style-name="P4">hand, were said to have spent a lot of time playing shooting games, including </text:p>
        <text:p text:style-name="P4">GoldenEye 007, before their 1998 Jonesboro assault. Most incriminating of all, </text:p>
        <text:p text:style-name="P4">however, was the shooting in Littleton. “The two became ‘obsessed’ with the </text:p>
        <text:p text:style-name="P4">violent videogame Doom —an interactive game in which the players try to rack </text:p>
        <text:p text:style-name="P4">up the most kills—and played it every afternoon,” reported Newsweek , 5 Harris </text:p>
        <text:p text:style-name="P4">was said to have created a special version of Doom based on his high school. </text:p>
        <text:p text:style-name="P3"/>
        <text:p text:style-name="P4">Months later, the media reported that Klebold and Harris had made video¬ </text:p>
        <text:p text:style-name="P4">tapes of themselves shortly before going on their killing spree. In the tapes, </text:p>
        <text:p text:style-name="P4">Klebold and Harris talked about their plans and related it to Doom. </text:p>
        <text:p text:style-name="P3"/>
        <text:p text:style-name="P4">Dylan Klebold sits in the tan La-Z-Boy, chewing on a toothpick. Eric </text:p>
        <text:p text:style-name="P4">Harris adjusts his video camera a few feet away, then settles into his chair </text:p>
        <text:p text:style-name="P4">with a bottle of Jack Daniels and a sawed-off shotgun in his lap. He calls </text:p>
        <text:p text:style-name="P4">it Arlene, after a favorite character in the gory Doom video games and </text:p>
        <text:p text:style-name="P4">books that he likes so much. 6 </text:p>
        <text:p text:style-name="P3"/>
        <text:p text:style-name="P5">“<text:span text:style-name="T13">I hope we kill 250 of you,” Klebold says. He thinks it will be the most </text:span></text:p>
        <text:p text:style-name="P5">“<text:span text:style-name="T13">nerve-racking 15 minutes of my life, after the bombs are set and we’re </text:span></text:p>
        <text:p text:style-name="P4">waiting to charge through the school. Seconds will be like hours. I can’t </text:p>
        <text:p text:style-name="P4">wait. I’ll be shaking like a leaf.” </text:p>
        <text:p text:style-name="P3"/>
        <text:p text:style-name="P5">“<text:span text:style-name="T13">It’s going to be like fucking Doom ,” Harris says. “Tick, tick, tick, tick ... </text:span></text:p>
        <text:p text:style-name="P4">Haa! That fucking shotgun is straight from Doom” 1 </text:p>
        <text:p text:style-name="P3"/>
        <text:p text:style-name="P4">State legislators from Oregon, Arkansas, Florida, and other states proposed </text:p>
        <text:p text:style-name="P4">legislation to outlaw certain arcade games, and activist groups rose up, decry¬ </text:p>
        <text:p text:style-name="P4">ing violence in the media. In Washington, D.C., Senator Sam Brownback </text:p>
        <text:p text:style-name="P4">(Republican of Kansas) had long tried to hold hearings that investigated the </text:p>
        <text:p text:style-name="P4">marketing of violence to children. The events in Columbine gave his hearings </text:p>
        <text:p text:style-name="P4">a new urgency, and they began on May 4, 1999, just two weeks later. </text:p>
        <text:p text:style-name="P3"/>
        <text:p text:style-name="P3"/>
        <text:p text:style-name="P3"/>
        <text:p text:style-name="P4">546 The Mainstream and All Its Perils </text:p>
        <text:p text:style-name="P3"/>
        <text:p text:style-name="P3"/>
        <text:p text:style-name="P4">The hearings had been rescheduled at least twice. We had it previously sched¬ </text:p>
        <text:p text:style-name="P4">uled, and then an expert witness fell out or we had some objection, so this </text:p>
        <text:p text:style-name="P4">was like the third time it had been scheduled. </text:p>
        <text:p text:style-name="P3"/>
        <text:p text:style-name="P5">—<text:span text:style-name="T13">Sam Brownback, Republican of Kansas, United States Senate </text:span></text:p>
        <text:p text:style-name="P3"/>
        <text:p text:style-name="P4">In light of recent events, it was only natural that this round of Senate hear¬ </text:p>
        <text:p text:style-name="P4">ings took on a more serious and heated tone than the earlier hearings. While </text:p>
        <text:p text:style-name="P4">only a few senators appeared at Joseph Lieberman’s 1993 hearings, fourteen made </text:p>
        <text:p text:style-name="P4">an appearance at the latter ones. John McCain and Orrin Hatch, both of whom </text:p>
        <text:p text:style-name="P4">would run in the 2000 presidential primaries, delivered statements at the hear¬ </text:p>
        <text:p text:style-name="P4">ings* Reverend Charles J. Chaput, archbishop of Denver, Colorado, addressed </text:p>
        <text:p text:style-name="P4">the hearing, as did Motion Picture Association of America president Jack Valenti </text:p>
        <text:p text:style-name="P4">and Doug Lowenstein of the Interactive Digital Software Association. </text:p>
        <text:p text:style-name="P3"/>
        <text:p text:style-name="P4">The hearings, which focused as much if not more on movies than on video </text:p>
        <text:p text:style-name="P4">and computer games, began with statements from each senator. Senator </text:p>
        <text:p text:style-name="P4">Brownback started his statement discussing the connection between the Paducah </text:p>
        <text:p text:style-name="P4">shooting and the movie Basketball Diaries, then turned his attention to video games. </text:p>
        <text:p text:style-name="P3"/>
        <text:p text:style-name="P4">The violence in video games is, in some ways, even more disturbing. A game </text:p>
        <text:p text:style-name="P4">player does not merely witness violence, he takes an active part. Indeed, the </text:p>
        <text:p text:style-name="P4">point of such games as Postal, Kingpin, Duke Nuke ’Em, Guilty Gear, and </text:p>
        <text:p text:style-name="P4">others, is to kill as many characters as possible. The higher your body count, </text:p>
        <text:p text:style-name="P4">the higher your score. 8 ** </text:p>
        <text:p text:style-name="P3"/>
        <text:p text:style-name="P5">—<text:span text:style-name="T13">Senator Sam Brownback </text:span></text:p>
        <text:p text:style-name="P3"/>
        <text:p text:style-name="P4">Senator Kay Bailey Hutchinson (Republican ofTexas) gave one of the most </text:p>
        <text:p text:style-name="P4">accusatory opening statements. </text:p>
        <text:p text:style-name="P3"/>
        <text:p text:style-name="P4">I think we need to find the connection between our violent art and our vio¬ </text:p>
        <text:p text:style-name="P4">lent culture. Modern video games are worse and more realistic than ever. An </text:p>
        <text:p text:style-name="P3"/>
        <text:p text:style-name="P3"/>
        <text:p text:style-name="P4">* Ironically, Joseph Lieberman, who was also very much a part of these hearings, went </text:p>
        <text:p text:style-name="P4">further than Hatch or McCain in the 2000 elections. A1 Gore, who ultimately won the </text:p>
        <text:p text:style-name="P4">Democratic nomination, selected Lieberman as his vice presidential nominee. </text:p>
        <text:p text:style-name="P3"/>
        <text:p text:style-name="P4">** This quote and many following quotes were taken directly from the Senate transcripts. </text:p>
        <text:p text:style-name="P3"/>
        <text:p text:style-name="P3"/>
        <text:p text:style-name="P3"/>
        <text:p text:style-name="P3"/>
        <text:p text:style-name="P4">The Mainstream and All Its Perils 54 ? </text:p>
        <text:p text:style-name="P3"/>
        <text:p text:style-name="P3"/>
        <text:p text:style-name="P4">eight-year-old can sneak off into cyberspace, assume a new virtual identity, </text:p>
        <text:p text:style-name="P4">and commit ghastly acts of violence and brutality. With the touch of a but¬ </text:p>
        <text:p text:style-name="P4">ton, our children can torture victims, rip out their hearts or spinal cords, and </text:p>
        <text:p text:style-name="P4">then wave the bloody debris above their heads. </text:p>
        <text:p text:style-name="P3"/>
        <text:p text:style-name="P4">The statistics on television violence are staggering. The average American </text:p>
        <text:p text:style-name="P4">child witnesses 100,000 acts of violence and 8,000 murders on television be¬ </text:p>
        <text:p text:style-name="P4">fore leaving elementary school, but if a child is playing video games, that </text:p>
        <text:p text:style-name="P4">number is multiplied and the violence is at his own hands. He pulls the trigger, </text:p>
        <text:p text:style-name="P4">he likes it, he has fun, and his score goes up. What kind of message is that? </text:p>
        <text:p text:style-name="P3"/>
        <text:p text:style-name="P4">One of our witnesses today says that video games deliberately use the </text:p>
        <text:p text:style-name="P4">psychological techniques of desensitization used to teach soldiers how to kill </text:p>
        <text:p text:style-name="P4">in battle. The difference, he says, is that video game violence is associated </text:p>
        <text:p text:style-name="P4">with reward and pleasure, and not tempered by a respect for authority or </text:p>
        <text:p text:style-name="P4">the revulsion of war. 9 </text:p>
        <text:p text:style-name="P3"/>
        <text:p text:style-name="P5">—<text:span text:style-name="T13">Kay Bailey Hutchinson, Republican of Texas, United States Senate </text:span></text:p>
        <text:p text:style-name="P3"/>
        <text:p text:style-name="P4">It was inevitable that the hearings would refer back to the tragedy at Col¬ </text:p>
        <text:p text:style-name="P4">umbine High School again and again, giving the impression that the senators </text:p>
        <text:p text:style-name="P4">held violent games and movies responsible for the killing. In interviews, how¬ </text:p>
        <text:p text:style-name="P4">ever, the senators were more cautious about laying blame. “I don’t know that </text:p>
        <text:p text:style-name="P4">you could quantify that. We do know, and we now have studies showing a </text:p>
        <text:p text:style-name="P4">correlation between playing the violent video games and violent behavior, </text:p>
        <text:p text:style-name="P4">and that correlation is actually higher than the correlation between smoking </text:p>
        <text:p text:style-name="P4">and lung cancer. So there is correlation, but I don’t know that you can draw </text:p>
        <text:p text:style-name="P4">that directly on the Columbine case,” Senator Brownback stated in an inter¬ </text:p>
        <text:p text:style-name="P4">view after the hearings. </text:p>
        <text:p text:style-name="P3"/>
        <text:p text:style-name="P4">Slade Gorton, the Washington State Republican who approached Nintendo </text:p>
        <text:p text:style-name="P4">for help in saving the Mariners, also participated in the hearings. Although </text:p>
        <text:p text:style-name="P4">he pronounced scathing condemnation of the executives from entertainment </text:p>
        <text:p text:style-name="P4">conglomerates who refused to appear at the hearings, he also spoke out in </text:p>
        <text:p text:style-name="P4">Nintendo’s defense. </text:p>
        <text:p text:style-name="P3"/>
        <text:p text:style-name="P4">Colonel Grossman yesterday on Meet the Press said that Nintendo marketed </text:p>
        <text:p text:style-name="P4">a game, or had a contract with the Army to market a game, for target pur¬ </text:p>
        <text:p text:style-name="P4">poses that is also used by children. Nintendo informs me that it does not now </text:p>
        <text:p text:style-name="P3"/>
        <text:p text:style-name="P3"/>
        <text:p text:style-name="P3"/>
        <text:p text:style-name="P4">548 The Mainstream and All Its Perils </text:p>
        <text:p text:style-name="P3"/>
        <text:p text:style-name="P3"/>
        <text:p text:style-name="P4">and never has had any contract with the Army or any Armed Service for any </text:p>
        <text:p text:style-name="P4">purpose whatsoever, and I think their response deserves to be on the record. 10 </text:p>
        <text:p text:style-name="P3"/>
        <text:p text:style-name="P5">—<text:span text:style-name="T13">Slade Gorton, Republican of Washington, United States Senate </text:span></text:p>
        <text:p text:style-name="P3"/>
        <text:p text:style-name="P4">After the senators finished their opening statements, the first of two pan¬ </text:p>
        <text:p text:style-name="P4">els came onto the floor. The members of this panel included Archbishop </text:p>
        <text:p text:style-name="P4">Chaput; Jack Valenti, of the MPAA; and Dr. William Bennett, former secre¬ </text:p>
        <text:p text:style-name="P4">tary of education and drug czar in the Bush administration. </text:p>
        <text:p text:style-name="P3"/>
        <text:p text:style-name="P5">“<text:span text:style-name="T13">Exactly one week ago today, I buried the third of four Catholic teenagers </text:span></text:p>
        <text:p text:style-name="P4">shot to death at Columbine High School,” the Archbishop began. “More than </text:p>
        <text:p text:style-name="P4">1,000 people turned out for each of the funerals.” Clearly unfamiliar with video </text:p>
        <text:p text:style-name="P4">games, the Archbishop mentioned the movie The Matrix in his brief talk. He </text:p>
        <text:p text:style-name="P4">finished by urging the senators to look at the causes, not symptoms, of our </text:p>
        <text:p text:style-name="P4">violent culture. </text:p>
        <text:p text:style-name="P3"/>
        <text:p text:style-name="P4">The roots of violence in our culture are much more complicated than just bad </text:p>
        <text:p text:style-name="P4">rock lyrics or brutal screenplays. It is clear that the Columbine killings were </text:p>
        <text:p text:style-name="P4">planned well before The Matrix ever opened. But common sense tells us that </text:p>
        <text:p text:style-name="P4">the violence of our music, our video games, our films, and our television has </text:p>
        <text:p text:style-name="P4">to go somewhere. And it goes straight into the hearts of our children, to bear </text:p>
        <text:p text:style-name="P4">fruit in ways we cannot imagine until something like Littleton happens." </text:p>
        <text:p text:style-name="P3"/>
        <text:p text:style-name="P5">—<text:span text:style-name="T13">Reverend Charles |. Chaput, archbishop of Denver, Colorado </text:span></text:p>
        <text:p text:style-name="P3"/>
        <text:p text:style-name="P4">Jack Valenti, the next speaker, brought a revivalist tone to the hearings. </text:p>
        <text:p text:style-name="P3"/>
        <text:p text:style-name="P4">... there are three pillars, and only three, which support the rostrum from </text:p>
        <text:p text:style-name="P4">which springs a child’s conduct: home and church and school. And moth¬ </text:p>
        <text:p text:style-name="P4">ers and fathers and priests and ministers and rabbis and teachers and </text:p>
        <text:p text:style-name="P4">principals have to insert in a young child’s heart and mind early on an </text:p>
        <text:p text:style-name="P4">impenetrable moral shield against which all blandishments of peers and </text:p>
        <text:p text:style-name="P4">all the enticements of the mean streets and clannish cliques and visual and </text:p>
        <text:p text:style-name="P4">oral images crack and shatter. 12 </text:p>
        <text:p text:style-name="P3"/>
        <text:p text:style-name="P5">—<text:span text:style-name="T13">Jack Valenti, president and CEO, Motion Picture Association of America </text:span></text:p>
        <text:p text:style-name="P3"/>
        <text:p text:style-name="P3"/>
        <text:p text:style-name="P3"/>
        <text:p text:style-name="P4">The Mainstream and All Its Perils 549 </text:p>
        <text:p text:style-name="P3"/>
        <text:p text:style-name="P3"/>
        <text:p text:style-name="P4">... absent all that, no abolition of constitutional rights and no presidential </text:p>
        <text:p text:style-name="P4">executive order, no amount of hand-wringing and fiery advocacy and no </text:p>
        <text:p text:style-name="P4">congressional law is going to salvage that child’s conduct or locate what, in </text:p>
        <text:p text:style-name="P4">my judgment, is the missing moral core. </text:p>
        <text:p text:style-name="P3"/>
        <text:p text:style-name="P4">Now I know that accusatory fingers point at movies. And I will accept </text:p>
        <text:p text:style-name="P4">that. Last year in America, we produced over 550 movies. And I will tell you </text:p>
        <text:p text:style-name="P4">something—when you make that many movies, some of them are going to </text:p>
        <text:p text:style-name="P4">be slovenly produced.' 3 </text:p>
        <text:p text:style-name="P3"/>
        <text:p text:style-name="P5">—<text:span text:style-name="T13">Jack Valenti </text:span></text:p>
        <text:p text:style-name="P3"/>
        <text:p text:style-name="P4">The final speaker on the panel, Dr. William Bennett, who, as a former drug </text:p>
        <text:p text:style-name="P4">czar, former secretary of education, author of The Book of Virtues, and codirector </text:p>
        <text:p text:style-name="P4">of Empower America, came to the hearings with an air of authority. Bennett </text:p>
        <text:p text:style-name="P4">took the discussion in a philosophical direction, calling for social responsibil¬ </text:p>
        <text:p text:style-name="P4">ity on the part of movie studios and entertainment companies. After his speech, </text:p>
        <text:p text:style-name="P4">the floor was opened for discussion, much of which focused on Valenti. Sena¬ </text:p>
        <text:p text:style-name="P4">tor Brownback harkened back to Valenti’s comment about “slovenly </text:p>
        <text:p text:style-name="P4">produced” movies and asked him to name examples. Valenti said that he would </text:p>
        <text:p text:style-name="P4">not do that. Brownback fired back that Valenti’s voice would add “extraordi¬ </text:p>
        <text:p text:style-name="P4">nary force” to call responsibility. “Well, I plead with you, I just plead with you, </text:p>
        <text:p text:style-name="P4">to please—our country needs your voice to clean this up and to be specific on </text:p>
        <text:p text:style-name="P4">it. We are having a terrible problem, and we really need you.” 14 </text:p>
        <text:p text:style-name="P3"/>
        <text:p text:style-name="P4">Impassioned as Senator Brownback’s pleas may have been, Valenti, as the </text:p>
        <text:p text:style-name="P4">CEO of the Motion Picture Association of America, was in no position to single </text:p>
        <text:p text:style-name="P4">out movies of which he did not approve. As Senator Brownback continued to </text:p>
        <text:p text:style-name="P4">question him, Valenti pointed out that the crime rate among children ages 18 </text:p>
        <text:p text:style-name="P4">and younger had been steadily dropping since 1994. “Last year, 4/100ths of 1 </text:p>
        <text:p text:style-name="P4">percent of all young people, under the age of 18, were arrested—not con¬ </text:p>
        <text:p text:style-name="P4">victed, arrested—for a violent crime. That means that 99.59 percent of all </text:p>
        <text:p text:style-name="P4">young people in this country are not into violent crime.” 15 </text:p>
        <text:p text:style-name="P3"/>
        <text:p text:style-name="P4">After rather intense discussion, Senator Brownback called in the second panel, </text:p>
        <text:p text:style-name="P4">which included Lieutenant Colonel (retired) Dave Grossman, a former Army </text:p>
        <text:p text:style-name="P4">Ranger who had taught psychology at West Point and was currently teaching at </text:p>
        <text:p text:style-name="P4">the University of Arkansas, as well as consulting with law enforcement agencies </text:p>
        <text:p text:style-name="P3"/>
        <text:p text:style-name="P3"/>
        <text:p text:style-name="P3"/>
        <text:p text:style-name="P4">15® The Mainstream and All Its Perils </text:p>
        <text:p text:style-name="P3"/>
        <text:p text:style-name="P3"/>
        <text:p text:style-name="P4">and other organizations; Daphne White, executive director of a parent advo¬ </text:p>
        <text:p text:style-name="P4">cacy group called the Lion &amp; Lamb Project; Interactive Digital Software </text:p>
        <text:p text:style-name="P4">Association president Douglas Lowenstein; and Dr. Henry Jenkins of the Me¬ </text:p>
        <text:p text:style-name="P4">dia Lab at MIT. </text:p>
        <text:p text:style-name="P3"/>
        <text:p text:style-name="P4">Outspoken and direct, Col. Grossman had become somewhat of a light¬ </text:p>
        <text:p text:style-name="P4">ning rod in the debate about the effects of video game violence. In his </text:p>
        <text:p text:style-name="P4">testimony, he discussed how the army had employed training simulators to </text:p>
        <text:p text:style-name="P4">teach soldiers to fire their weapons during combat. </text:p>
        <text:p text:style-name="P3"/>
        <text:p text:style-name="P4">There is a broad leap, a vast chasm, between being a healthy American citizen </text:p>
        <text:p text:style-name="P4">and being able to snuff another human being’s life out. There has to be a </text:p>
        <text:p text:style-name="P4">bridge, there has to be a gap. In World War II, we taught our soldiers to fire at </text:p>
        <text:p text:style-name="P4">bull’s eye targets. They fought well. They fought bravely. But we realized there </text:p>
        <text:p text:style-name="P4">was a flaw in our training when they came on the battlefield and they saw no </text:p>
        <text:p text:style-name="P4">bull’s eyes. And they were not able to transition from training to reality. </text:p>
        <text:p text:style-name="P3"/>
        <text:p text:style-name="P4">Since World War II, we have introduced a wide variety of simulators. The </text:p>
        <text:p text:style-name="P4">first of those simulators were pop-up human targets. When those targets </text:p>
        <text:p text:style-name="P4">appeared in front of soldiers, they learned to fire, and fire instinctively. When </text:p>
        <text:p text:style-name="P4">real human beings popped up in front of them, they could transfer the data </text:p>
        <text:p text:style-name="P4">from that simulator. </text:p>
        <text:p text:style-name="P3"/>
        <text:p text:style-name="P4">Today we use more advanced simulators. The law enforcement commu¬ </text:p>
        <text:p text:style-name="P4">nity uses a simulator that is a large-screen television with human beings on </text:p>
        <text:p text:style-name="P4">it, firing a gun that is identical to what you will see in any video arcade, </text:p>
        <text:p text:style-name="P4">except in the arcade the safety catch is turned off. 16 </text:p>
        <text:p text:style-name="P3"/>
        <text:p text:style-name="P5">—<text:span text:style-name="T13">Lieutenant Colonel (retired) Dave Grossman </text:span></text:p>
        <text:p text:style-name="P3"/>
        <text:p text:style-name="P4">In answer to the letter from Nintendo read by Senator Gorton, Colonel </text:p>
        <text:p text:style-name="P4">Grossman stated, “The Army has a device; I will bring pictures. The last time </text:p>
        <text:p text:style-name="P4">I trained on that puppy, it had a label on it that said “Nintendo.” 17 * </text:p>
        <text:p text:style-name="P3"/>
        <text:p text:style-name="P4">The industry has to ask how it can market one device to the military, whoever </text:p>
        <text:p text:style-name="P4">is marketing it, and then turn around and give the same device to your chil¬ </text:p>
        <text:p text:style-name="P4">dren, and claim that it is harmless. </text:p>
        <text:p text:style-name="P3"/>
        <text:p text:style-name="P3"/>
        <text:p text:style-name="P4">It later became clear that Nintendo never had a contract to create simulations for the Army. </text:p>
        <text:p text:style-name="P3"/>
        <text:p text:style-name="P3"/>
        <text:p text:style-name="P3"/>
        <text:p text:style-name="P4">The Mainstream and All Its Perils 5§! </text:p>
        <text:p text:style-name="P3"/>
        <text:p text:style-name="P3"/>
        <text:p text:style-name="P4">Doom is being marketed and has been licensed to the United States Ma¬ </text:p>
        <text:p text:style-name="P4">rine Corps. The Marine Corps is using it as an excellent tactical training device. </text:p>
        <text:p text:style-name="P3"/>
        <text:p text:style-name="P4">How can the same device be provided indiscriminately to children over the </text:p>
        <text:p text:style-name="P4">Internet, and yet the Marine Corps continues to use this device? 18 </text:p>
        <text:p text:style-name="P3"/>
        <text:p text:style-name="P5">—<text:span text:style-name="T13">Lieutenant Colonel (retired) Dave Grossman </text:span></text:p>
        <text:p text:style-name="P3"/>
        <text:p text:style-name="P4">Grossman next brought up the instructional value of flight simulators, then </text:p>
        <text:p text:style-name="P4">went on to call violent games “mass-murder simulators.” 19 </text:p>
        <text:p text:style-name="P3"/>
        <text:p text:style-name="P4">Now, what we have before us is a new national video game. The children are </text:p>
        <text:p text:style-name="P4">invested in racking up the new high score in a national video game. The high </text:p>
        <text:p text:style-name="P4">scorer on this game, instead of getting the three letter initials in the arcade, </text:p>
        <text:p text:style-name="P4">gets their picture on Time magazine and on every television in America. I </text:p>
        <text:p text:style-name="P4">have been predicting for close to a year now that the next major school shoot¬ </text:p>
        <text:p text:style-name="P4">ing will see bombs. How could we have known that? </text:p>
        <text:p text:style-name="P3"/>
        <text:p text:style-name="P4">Well, because if you want to get up to the upper levels in a video game </text:p>
        <text:p text:style-name="P4">and get that high body count, you have got to have instruments of mass </text:p>
        <text:p text:style-name="P4">destruction. And every video game incorporates that at the higher levels. We </text:p>
        <text:p text:style-name="P4">are scripting the children and they are carrying out the scripts. 20 </text:p>
        <text:p text:style-name="P3"/>
        <text:p text:style-name="P5">—<text:span text:style-name="T13">Lieutenant Colonel (retired) Dave Grossman </text:span></text:p>
        <text:p text:style-name="P3"/>
        <text:p text:style-name="P4">As he reached the end of his allotted time, Col. Grossman stated that “the </text:p>
        <text:p text:style-name="P4">willingness of children to commit” crimes was going up and up. Since 1957, </text:p>
        <text:p text:style-name="P4">he said, the assault rate in the United States had risen “seven-fold.” 21 He then </text:p>
        <text:p text:style-name="P4">gave statistics for other nations. </text:p>
        <text:p text:style-name="P3"/>
        <text:p text:style-name="P4">Grossman said that video games should be classified as firearms trainers </text:p>
        <text:p text:style-name="P4">and, as such, should be judged under the second amendment instead of the </text:p>
        <text:p text:style-name="P4">first. “And as such,” he said, “these things should be regulated, just like guns. </text:p>
        <text:p text:style-name="P4">Anybody who gives a child a gun is a criminal. Anybody who gives unrestricted </text:p>
        <text:p text:style-name="P4">access to these devices are criminals.” 22 </text:p>
        <text:p text:style-name="P3"/>
        <text:p text:style-name="P4">What we call for are three things, Senator: Education and legislation and </text:p>
        <text:p text:style-name="P4">litigation. We must educate America’s parents, as a comprehensive national </text:p>
        <text:p text:style-name="P4">program, about what the AMA and the APA and the Surgeon General says </text:p>
        <text:p text:style-name="P4">about the link between violent media and violence in their children. </text:p>
        <text:p text:style-name="P3"/>
        <text:p text:style-name="P3"/>
        <text:p text:style-name="P3"/>
        <text:p text:style-name="P4">552 The Mainstream and All Its Perils </text:p>
        <text:p text:style-name="P3"/>
        <text:p text:style-name="P3"/>
        <text:p text:style-name="P4">Legislation: these devices that you see the ads for out there, these devices </text:p>
        <text:p text:style-name="P4">are law enforcement training devices that need to be legislated. And they </text:p>
        <text:p text:style-name="P4">are not even remotely a first amendment issue. </text:p>
        <text:p text:style-name="P3"/>
        <text:p text:style-name="P4">And finally, litigation: Three ads here from the video game industry. One </text:p>
        <text:p text:style-name="P4">is for a joystick in a children’s magazine. When you pull the trigger, it bucks </text:p>
        <text:p text:style-name="P4">in your hand like a gun. The ad says: Psychologists say it is important to feel </text:p>
        <text:p text:style-name="P4">something when you kill. 23 </text:p>
        <text:p text:style-name="P3"/>
        <text:p text:style-name="P5">—<text:span text:style-name="T13">Lieutenant Colonel (retired) Dave Grossman </text:span></text:p>
        <text:p text:style-name="P3"/>
        <text:p text:style-name="P4">Keep your eyes on that Paducah case, Senator. It will be the Lexington and </text:p>
        <text:p text:style-name="P4">Concord of the culture wars. It will be the shot heard round the world, as we </text:p>
        <text:p text:style-name="P4">begin holding these individuals accountable for the toxic substance they are </text:p>
        <text:p text:style-name="P4">pouring into our children's lives. 24 * </text:p>
        <text:p text:style-name="P3"/>
        <text:p text:style-name="P5">—<text:span text:style-name="T13">Lieutenant Colonel (retired) Dave Grossman </text:span></text:p>
        <text:p text:style-name="P3"/>
        <text:p text:style-name="P4">After Col. Grossman’s incendiary message, the rest of the proceedings </text:p>
        <text:p text:style-name="P4">seemed tame. Daphne White, head of the Lion &amp; Lamb Project, echoed Sena¬ </text:p>
        <text:p text:style-name="P4">tor Joseph Lieberman’s concerns that games that the Entertainment Software </text:p>
        <text:p text:style-name="P4">Rating Board had given an “M” rating, meaning they were appropriate for </text:p>
        <text:p text:style-name="P4">players ages seventeen and up, were being marketed to children. One of her </text:p>
        <text:p text:style-name="P4">strongest themes was that it was ludicrous to give games with violent or sexual </text:p>
        <text:p text:style-name="P4">content an “M” rating and then make toys based on them. </text:p>
        <text:p text:style-name="P3"/>
        <text:p text:style-name="P4">I have here a Duke Nukem [sic] action figure. The same game. One of these </text:p>
        <text:p text:style-name="P4">games is actually called Time to Kill. It says on it [the action figure]: Warn¬ </text:p>
        <text:p text:style-name="P4">ing. Choking hazard. Small parts. Not for children under three. 25 </text:p>
        <text:p text:style-name="P3"/>
        <text:p text:style-name="P5">—<text:span text:style-name="T13">Daphne White, executive director, the Lion £ Lamb Project </text:span></text:p>
        <text:p text:style-name="P3"/>
        <text:p text:style-name="P4">Though she caged it in dramatic tones by comparing regulating video games </text:p>
        <text:p text:style-name="P4">with the regulation of alcohol and tobacco, White was really asking for strict </text:p>
        <text:p text:style-name="P4">enforcement of the rating system. </text:p>
        <text:p text:style-name="P3"/>
        <text:p text:style-name="P4">* Col. Grossman may have been referring not only to the Carneal case itself but also to a </text:p>
        <text:p text:style-name="P4">suit that held video game manufacturers, movie makers, and other entertainment groups </text:p>
        <text:p text:style-name="P4">partially responsible for the shooting. That case was dismissed but is still up on appeal. </text:p>
        <text:p text:style-name="P3"/>
        <text:p text:style-name="P3"/>
        <text:p text:style-name="P3"/>
        <text:p text:style-name="P4">The Mainstream and All Its Perils 553 </text:p>
        <text:p text:style-name="P3"/>
        <text:p text:style-name="P3"/>
        <text:p text:style-name="P4">The next member of the panel was Douglas Lowenstein who, as the head </text:p>
        <text:p text:style-name="P4">of the Interactive Digital Software Association (IDSA), had the unlucky task </text:p>
        <text:p text:style-name="P4">of representing video and computer companies during the proceedings. This </text:p>
        <text:p text:style-name="P4">was a particularly unpleasant task, as Senator Brownback openly stated that </text:p>
        <text:p text:style-name="P4">one purpose of the hearings would be to humiliate entertainment company </text:p>
        <text:p text:style-name="P4">executives in the same fashion that cigarette manufacturers had been humili¬ </text:p>
        <text:p text:style-name="P4">ated in other hearings. Brownback was disappointed, however, as all of the </text:p>
        <text:p text:style-name="P4">executives he invited chose to avoid the hearings. </text:p>
        <text:p text:style-name="P3"/>
        <text:p text:style-name="P4">Lowenstein started his testimony by reciting IDSA data showing that 70 </text:p>
        <text:p text:style-name="P4">percent of people playing PC games and 60 percent of people playing video </text:p>
        <text:p text:style-name="P4">games were over 18 years of age. He next cited Entertainment Software Rat¬ </text:p>
        <text:p text:style-name="P4">ing Board statistics showing that most games were not violent. He then </text:p>
        <text:p text:style-name="P4">brought up, as a third myth, the lack of research specifically tracking the ef¬ </text:p>
        <text:p text:style-name="P4">fects of video games. Having tried to attack these points, Lowenstein proceeded </text:p>
        <text:p text:style-name="P4">to present concrete plans for how the video game industry would work to </text:p>
        <text:p text:style-name="P4">prevent future violence. </text:p>
        <text:p text:style-name="P3"/>
        <text:p text:style-name="P4">First, we will be taking new steps to publicize and increase the visibility of </text:p>
        <text:p text:style-name="P4">the ESRB (Entertainment Software Rating Board) ratings, increase parental </text:p>
        <text:p text:style-name="P4">awareness, and encourage their use. </text:p>
        <text:p text:style-name="P3"/>
        <text:p text:style-name="P4">Second, we will explore ways to encourage retailers to enforce the rat¬ </text:p>
        <text:p text:style-name="P4">ings. While our industry has the ability to rate the product, we cannot impose </text:p>
        <text:p text:style-name="P4">policies on the retail community as to how they will manage those ratings. </text:p>
        <text:p text:style-name="P3"/>
        <text:p text:style-name="P4">But our goal has been to work with retailers to put in place systems that </text:p>
        <text:p text:style-name="P4">directly or indirectly limit the ability of persons under seventeen to buy </text:p>
        <text:p text:style-name="P4">mature-rated games. </text:p>
        <text:p text:style-name="P3"/>
        <text:p text:style-name="P4">Third, we wil I review our advertising code of conduct to see what steps we </text:p>
        <text:p text:style-name="P4">can take to moderate the promotion of violent ads. 26 </text:p>
        <text:p text:style-name="P3"/>
        <text:p text:style-name="P5">—<text:span text:style-name="T13">Douglas Lowenstein, president, Interactive Digital Software Association </text:span></text:p>
        <text:p text:style-name="P3"/>
        <text:p text:style-name="P4">The final member of the panel was Dr. Henry Jenkins, director of the Com¬ </text:p>
        <text:p text:style-name="P4">parative Media Studies program at MIT. Jenkins, who has spent years studying </text:p>
        <text:p text:style-name="P4">popular culture, described theories he had formulated about the role of video </text:p>
        <text:p text:style-name="P4">games in modern “boy” culture. “Far from being victims of video games,” Pro¬ </text:p>
        <text:p text:style-name="P4">fessor Jenkins told the senators, “Eric Harris and Dylan Klebold had a complex </text:p>
        <text:p text:style-name="P3"/>
        <text:p text:style-name="P3"/>
        <text:p text:style-name="P3"/>
        <text:p text:style-name="P4">554 Hie Mainstream and All Its Perils </text:p>
        <text:p text:style-name="P3"/>
        <text:p text:style-name="P3"/>
        <text:p text:style-name="P4">relationship to many forms of popular culture.” Jenkins said that Klebold and </text:p>
        <text:p text:style-name="P4">Harris were “drawn to dark and brutal images, which they invested with their </text:p>
        <text:p text:style-name="P4">personal demons.” He encouraged a “national conversation” about popular </text:p>
        <text:p text:style-name="P4">culture but suggested that such conversations should not take place until the </text:p>
        <text:p text:style-name="P4">current “climate of moral panic” had subsided. 27 </text:p>
        <text:p text:style-name="P3"/>
        <text:p text:style-name="P4">We are afraid of our children. We are afraid of their relations to the digital </text:p>
        <text:p text:style-name="P4">media, and we suddenly cannot avoid either. These factors may shape the </text:p>
        <text:p text:style-name="P4">policies that emerge in this discussion, but they should not. </text:p>
        <text:p text:style-name="P3"/>
        <text:p text:style-name="P4">Banning black trench coats* and abolishing video games does not get us </text:p>
        <text:p text:style-name="P4">anywhere. These are symbols of youth alienation and rage, not the causes. </text:p>
        <text:p text:style-name="P3"/>
        <text:p text:style-name="P4">And we need to get back to the causes. 28 </text:p>
        <text:p text:style-name="P3"/>
        <text:p text:style-name="P5">—<text:span text:style-name="T13">Dr. Henry Jenkins, director of comparative media studies, </text:span></text:p>
        <text:p text:style-name="P4">Massachusetts Institute of Technology </text:p>
        <text:p text:style-name="P3"/>
        <text:p text:style-name="P4">Throughout the hearings, Senator Brownback used Postal as the example </text:p>
        <text:p text:style-name="P4">of irresponsible games. After Dr. Jenkins’ testimony, Brownback questioned </text:p>
        <text:p text:style-name="P4">Lowenstein about the game and was surprised to hear that the game had not </text:p>
        <text:p text:style-name="P4">sold well and the company that published it was out of business. Even after </text:p>
        <text:p text:style-name="P4">learning this information, Senator Brownback continued to try to pin down </text:p>
        <text:p text:style-name="P4">Lowenstein on questions about the availability of M-rated games to children </text:p>
        <text:p text:style-name="P4">over the Internet and whether or not Doom had been licensed to the Marine </text:p>
        <text:p text:style-name="P4">Corps. While Lowenstein offered to work with the senator to locate this in¬ </text:p>
        <text:p text:style-name="P4">formation, these were areas in which he was not prepared to speak, id Software, </text:p>
        <text:p text:style-name="P4">the company that created Doom, was not a member of the IDSA, and although </text:p>
        <text:p text:style-name="P4">Lowenstein said he had read articles discussing the Marine Corp’s version of </text:p>
        <text:p text:style-name="P4">Doom, he claimed no personal knowledge. As to the marketing plans of indi¬ </text:p>
        <text:p text:style-name="P4">vidual companies, Lowenstein pledged to try and help Senator Brownback </text:p>
        <text:p text:style-name="P4">track down the information he wanted. </text:p>
        <text:p text:style-name="P3"/>
        <text:p text:style-name="P4">The final panel to address the hearing consisted of two college professors </text:p>
        <text:p text:style-name="P4">discussing the results of research tracking the effects of media violence. The </text:p>
        <text:p text:style-name="P4">first, Dr. L. Rowell Huesmann, a professor of psychology and communications </text:p>
        <text:p text:style-name="P3"/>
        <text:p text:style-name="P3"/>
        <text:p text:style-name="P4">* Klebold and Harris hung around with a group of students at Columbine High School that </text:p>
        <text:p text:style-name="P4">referred to themselves as the “Trench Coat Mafia.” </text:p>
        <text:p text:style-name="P3"/>
        <text:p text:style-name="P3"/>
        <text:p text:style-name="P3"/>
        <text:p text:style-name="P4">The Mainstream and All Its Perils 555 </text:p>
        <text:p text:style-name="P3"/>
        <text:p text:style-name="P3"/>
        <text:p text:style-name="P4">studies at the University of Michigan, discussed extensive research on media¬ </text:p>
        <text:p text:style-name="P4">viewing habits and applied some of the results to game playing. The second, Dr. </text:p>
        <text:p text:style-name="P4">Diane Levine, a professor of education at Boston-based Wheelock College, dis¬ </text:p>
        <text:p text:style-name="P4">cussed cross-marketing efforts between TV studios and toy companies. </text:p>
        <text:p text:style-name="P3"/>
        <text:p text:style-name="P4">In truth, though they were far more dramatic, Senator Brownback’s 1999 </text:p>
        <text:p text:style-name="P4">hearings did not have the deep impact on the video game industry that Sena¬ </text:p>
        <text:p text:style-name="P4">tor Lieberman’s 1993 hearings had. This probably reflected a certain </text:p>
        <text:p text:style-name="P4">sophistication that Douglas Lowenstein and the IDSA brought to the indus¬ </text:p>
        <text:p text:style-name="P4">try. Under Lowenstein’s direction, the industry presented a unified voice and </text:p>
        <text:p text:style-name="P4">appeared to be much more anxious to cooperate. </text:p>
        <text:p text:style-name="P3"/>
        <text:p text:style-name="P4">Not much came out of the hearings. It was a nice discussion, but I haven't </text:p>
        <text:p text:style-name="P4">seen much follow-up. We did push for the Federal Trade Commission to do a </text:p>
        <text:p text:style-name="P4">study on whether violence is being marketed to children by entertainment </text:p>
        <text:p text:style-name="P4">companies. I think the president put some pressure on the movie industry to </text:p>
        <text:p text:style-name="P4">be a little more diligent about seeing who’s going to their R [rated] and </text:p>
        <text:p text:style-name="P4">violent movies; but that’s about all i can come up with. </text:p>
        <text:p text:style-name="P3"/>
        <text:p text:style-name="P3"/>
        <text:p text:style-name="P5">—<text:span text:style-name="T13">Senator Sam Brownback </text:span></text:p>
        <text:p text:style-name="P3"/>
        <text:p text:style-name="P3"/>
        <text:p text:style-name="P3"/>
        <text:p text:style-name="P3"/>
        <text:p text:style-name="P4">An i : i cl® Continues </text:p>
        <text:p text:style-name="P3"/>
        <text:p text:style-name="P3"/>
        <text:p text:style-name="P4">People say that I’ve been driven by vengeance in going after Sony, and I think they’re </text:p>
        <text:p text:style-name="P4">probably right. </text:p>
        <text:p text:style-name="P3"/>
        <text:p text:style-name="P5">—<text:span text:style-name="T13">Bernard "Bernie” Stolar, former CEO, Sega of America </text:span></text:p>
        <text:p text:style-name="P3"/>
        <text:p text:style-name="P4">The PlayStation 2 computer entertainment system is not the future of video game enter¬ </text:p>
        <text:p text:style-name="P4">tainment, it is the future of entertainment period. </text:p>
        <text:p text:style-name="P3"/>
        <text:p text:style-name="P5">—<text:span text:style-name="T13">Kazuo "Kaz” Hirai, president and COO, Sony Computer Entertainment America </text:span></text:p>
        <text:p text:style-name="P3"/>
        <text:p text:style-name="P4">They [Sony Computer Entertainment America] also said they are not the future of video </text:p>
        <text:p text:style-name="P4">games, they are the future of entertainment; and Cod bless them. We’re the future of </text:p>
        <text:p text:style-name="P4">video games. </text:p>
        <text:p text:style-name="P3"/>
        <text:p text:style-name="P5">—<text:span text:style-name="T13">Peter Moore, president and CEO, Sega of America </text:span></text:p>
        <text:p text:style-name="P3"/>
        <text:p text:style-name="P3"/>
        <text:p text:style-name="P4">50 And the Cycle Continues </text:p>
        <text:p text:style-name="P3"/>
        <text:p text:style-name="P3"/>
        <text:p text:style-name="P4">The Eclipse of Saturn </text:p>
        <text:p text:style-name="P3"/>
        <text:p text:style-name="P3"/>
        <text:p text:style-name="P4">I felt Saturn was hurting the company more than helping it. That was a battle </text:p>
        <text:p text:style-name="P4">that we weren’t going to win. </text:p>
        <text:p text:style-name="P3"/>
        <text:p text:style-name="P5">—<text:span text:style-name="T13">Bernie Stolar </text:span></text:p>
        <text:p text:style-name="P3"/>
        <text:p text:style-name="P4">As Nintendo executive vice president of sales and marketing Peter Main had </text:p>
        <text:p text:style-name="P4">predicted, much of the success of Nintendo 64 (N64) came at Sega’s expense. </text:p>
        <text:p text:style-name="P4">With the launch of N64, Sega’s already-low 32-bit sales were cut in half. By </text:p>
        <text:p text:style-name="P4">August 1997, Nintendo controlled 40 percent of the next-generation console </text:p>
        <text:p text:style-name="P4">market and Sony controlled 47 percent, leaving Sega with a mere 12 percent. </text:p>
        <text:p text:style-name="P4">Price cuts and big-name games did not help. </text:p>
        <text:p text:style-name="P3"/>
        <text:p text:style-name="P4">Bernie Stolar, formerly Sony’s vice president of third-party, was president </text:p>
        <text:p text:style-name="P4">and CEO of Sega of America as Saturn entered its last days. Under his leader¬ </text:p>
        <text:p text:style-name="P4">ship, Sega stopped advertising Saturn on television. Then, on March 14, 1998, </text:p>
        <text:p text:style-name="P4">Sega announced plans to release three final games in the United States —The </text:p>
        <text:p text:style-name="P4">House of the Dead, Shining Force III, and Burning Rangers. After the release of these </text:p>
        <text:p text:style-name="P4">games, Sega of America discontinued the system. </text:p>
        <text:p text:style-name="P3"/>
        <text:p text:style-name="P4">We tried to wind it down as cleanly as we could for the consumer. Again, we </text:p>
        <text:p text:style-name="P4">knew that the consumer was our judge, and we needed the consumer for the </text:p>
        <text:p text:style-name="P4">next round of what we were going to do as a company. So we did it slowly, </text:p>
        <text:p text:style-name="P4">maybe a little bit more slowly than I would have liked, but we did it that </text:p>
        <text:p text:style-name="P4">way. And I think we didn’t hurt the consumer. </text:p>
        <text:p text:style-name="P3"/>
        <text:p text:style-name="P5">—<text:span text:style-name="T13">Bernie Stolar </text:span></text:p>
        <text:p text:style-name="P3"/>
        <text:p text:style-name="P4">The damage from Saturn’s failure was extensive. At the time of the discon¬ </text:p>
        <text:p text:style-name="P4">tinuation, Sega had sold 2 million Saturns in the United States. By comparison, </text:p>
        <text:p text:style-name="P4">Sony had shipped 10.75 million PlayStations into North America.* Sega would </text:p>
        <text:p text:style-name="P4">have to absorb a $450 million loss (a 21 percent drop in sales) in 1998. The </text:p>
        <text:p text:style-name="P4">impact was devastating, but Sega did not bow out of the market for long. Sat- </text:p>
        <text:p text:style-name="P3"/>
        <text:p text:style-name="P3"/>
        <text:p text:style-name="P4">* Sony always reported shipment statistics rather than sell-through, which was the kind of </text:p>
        <text:p text:style-name="P4">statistic that Nintendo and Sega generally used. </text:p>
        <text:p text:style-name="P3"/>
        <text:p text:style-name="P3"/>
        <text:p text:style-name="P3"/>
        <text:p text:style-name="P4">And the Cycle Continues 559 </text:p>
        <text:p text:style-name="P3"/>
        <text:p text:style-name="P3"/>
        <text:p text:style-name="P4">urn remained active in Europe and Japan longer than it did in the United </text:p>
        <text:p text:style-name="P4">States. In the meantime, Sega of America released several games for PCs. Word </text:p>
        <text:p text:style-name="P4">got out about Sega completing the design of a new system even before the </text:p>
        <text:p text:style-name="P4">final Saturn games reached store shelves. There were stories about the two </text:p>
        <text:p text:style-name="P4">systems being developed simultaneously, one in the United States and one in </text:p>
        <text:p text:style-name="P4">Japan. If these stories were accurate, Sega ended up manufacturing the sys¬ </text:p>
        <text:p text:style-name="P4">tem that was developed in Japan. </text:p>
        <text:p text:style-name="P3"/>
        <text:p text:style-name="P4">Largely stoked by Sega itself, the rumors continued. First known as “Du¬ </text:p>
        <text:p text:style-name="P4">ral,” a metallic female fighter from the Virtua Fighter series, then as “Katana,” a </text:p>
        <text:p text:style-name="P4">Japanese sword, Sega’s new system was supposed to have a 128-bit processor, a </text:p>
        <text:p text:style-name="P4">3D graphics chip from 3Dfx, and a Windows CE operating system. It was said </text:p>
        <text:p text:style-name="P4">to have a modem, and there were rumors that it would play games on DVDs </text:p>
        <text:p text:style-name="P4">(digital versatile disks) instead of CD-ROM. </text:p>
        <text:p text:style-name="P3"/>
        <text:p text:style-name="P4">On May 21, 1998, Sega put all the speculation to rest by announcing that </text:p>
        <text:p text:style-name="P5">“<text:span text:style-name="T13">Dreamcast,” the official name of the new 128-bit console, would be released </text:span></text:p>
        <text:p text:style-name="P4">in Japan on November 27. Most of the rumors proved fairly accurate. The </text:p>
        <text:p text:style-name="P4">final version of Dreamcast featured a Hitachi SEI4 CPU and an NEC/VideoLogic </text:p>
        <text:p text:style-name="P4">PowerVR 3D graphics chip. The original specifications did call for a chip from </text:p>
        <text:p text:style-name="P4">3Dfx, but Sega made a last minute change. Dreamcast’s final design included a </text:p>
        <text:p text:style-name="P4">stereo chip from Yamaha and two operating systems—one from Sega, the </text:p>
        <text:p text:style-name="P4">other from Microsoft. Rather than a CD-ROM, it utilized a technology called </text:p>
        <text:p text:style-name="P4">GD-ROM—proprietary double-density CDs that held over a gigabyte of in¬ </text:p>
        <text:p text:style-name="P4">formation. Most intriguing of all, however, was that the console included a </text:p>
        <text:p text:style-name="P4">56K modem in a modular slot that would allow for updating should Sega </text:p>
        <text:p text:style-name="P4">choose to release broadband support. According to Sega officials, online gam¬ </text:p>
        <text:p text:style-name="P4">ing would be an essential element in their strategy for Dreamcast. </text:p>
        <text:p text:style-name="P3"/>
        <text:p text:style-name="P4">In Sega’s Tokyo headquarters, a new CEO named Shoichiro Irimajiri hoped </text:p>
        <text:p text:style-name="P4">to use Dreamcast to reestablish Sega as a dynamic force in games. A former </text:p>
        <text:p text:style-name="P4">executive at Honda, Irimajiri was an energetic leader with ambitious plans, </text:p>
        <text:p text:style-name="P4">but before he could get the chance to launch his new system in Japan, Sony </text:p>
        <text:p text:style-name="P4">stole the spotlight. On March 2,1999, Sony held a press conference in an enor¬ </text:p>
        <text:p text:style-name="P4">mous Tokyo opera house to announce the details of a “next generation </text:p>
        <text:p text:style-name="P4">PlayStation” that Sony promised would be released in the year 2000. </text:p>
        <text:p text:style-name="P3"/>
        <text:p text:style-name="P4">Putting on a fascinating show of internal politics, Sony’s retiring chairman </text:p>
        <text:p text:style-name="P4">Norio Ohga began the meeting by reciting some of PlayStation’s many successes. </text:p>
        <text:p text:style-name="P3"/>
        <text:p text:style-name="P3"/>
        <text:p text:style-name="P3"/>
        <text:p text:style-name="P4">$60 And the Cycle Continues </text:p>
        <text:p text:style-name="P3"/>
        <text:p text:style-name="P3"/>
        <text:p text:style-name="P4">Then Ohga made a statement that was meant to send a message to Nobuyuki </text:p>
        <text:p text:style-name="P4">Idei, who as Sony Electronics president and co-CEO was next in line to be </text:p>
        <text:p text:style-name="P4">chairman. “I remember when Ken Kutaragi proposed the PlayStation. I was </text:p>
        <text:p text:style-name="P4">the only one on the board who supported the idea.” </text:p>
        <text:p text:style-name="P3"/>
        <text:p text:style-name="P4">PlayStation, which many Sony executives had viewed as little more than a </text:p>
        <text:p text:style-name="P4">side trip, had become Sony’s biggest product of the 1990s. With more than 50 </text:p>
        <text:p text:style-name="P4">million units on the world market, PlayStation accounted for 40 percent of </text:p>
        <text:p text:style-name="P4">Sony Electronics revenues. </text:p>
        <text:p text:style-name="P3"/>
        <text:p text:style-name="P4">Trying to put a good face on the situation, Idei began his speech by saying, “I </text:p>
        <text:p text:style-name="P4">always believed in PlayStation.” He then went on to say, “I believe this [the next- </text:p>
        <text:p text:style-name="P4">generation PlayStation] is something that will surpass a mere game machine.” </text:p>
        <text:p text:style-name="P3"/>
        <text:p text:style-name="P4">Sony Computer Entertainment president Teruhisa Tokunaga came next to </text:p>
        <text:p text:style-name="P4">discuss the manufacturing partnership Sony had formed with Toshiba. Together, </text:p>
        <text:p text:style-name="P4">they were spending 20 billion yen (approximately $160 million against Japan’s </text:p>
        <text:p text:style-name="P4">weakening yen) on the project. Tokunaga finished by describing the quickening </text:p>
        <text:p text:style-name="P4">pace of PlayStation sales. It had taken his company nearly two years to ship its </text:p>
        <text:p text:style-name="P4">first 10 million consoles. The next 10 million shipped in only nine months. Then </text:p>
        <text:p text:style-name="P4">Sony hit the next 10 million in six months, followed with another 10 million </text:p>
        <text:p text:style-name="P4">shipped six months later. According to Tokunaga, Sony went from 40 million to </text:p>
        <text:p text:style-name="P4">50 million consoles shipped worldwide in just four months. </text:p>
        <text:p text:style-name="P3"/>
        <text:p text:style-name="P4">The final speaker of the day was Ken Kutaragi, the engineer turned Sony </text:p>
        <text:p text:style-name="P4">Computer Entertainment executive who designed the original PlayStation. </text:p>
        <text:p text:style-name="P4">As he explained the performance specifications of his new console, it became </text:p>
        <text:p text:style-name="P4">obvious that Sony had created a stripped-down version of a super computer. </text:p>
        <text:p text:style-name="P4">Sega’s Dreamcast rendered 3 million polygons per second, nearly 10 times as </text:p>
        <text:p text:style-name="P4">many as the original PlayStation. This sounded impressive until Kutaragi re¬ </text:p>
        <text:p text:style-name="P4">vealed that his next-generation machine could render 60 million raw polygons </text:p>
        <text:p text:style-name="P4">per second. He conceded, however, that this performance was slowed as you </text:p>
        <text:p text:style-name="P4">added in effects such as fogging, shading, and curved surfaces. Even with these </text:p>
        <text:p text:style-name="P4">effects, however, the new console could render more than 16 million poly¬ </text:p>
        <text:p text:style-name="P4">gons per second. </text:p>
        <text:p text:style-name="P3"/>
        <text:p text:style-name="P4">Central to the new console’s performance was an amazing new proces¬ </text:p>
        <text:p text:style-name="P4">sor that Kutaragi called the “Emotion Engine.” This processor was the result </text:p>
        <text:p text:style-name="P4">of brilliant out-of-the-box thinking. The computer industry had always fol¬ </text:p>
        <text:p text:style-name="P4">lowed a maxim called Moore’s Law, named after Intel executive Gordon </text:p>
        <text:p text:style-name="P3"/>
        <text:p text:style-name="P3"/>
        <text:p text:style-name="P3"/>
        <text:p text:style-name="P4">And the Cycle Continues $6l </text:p>
        <text:p text:style-name="P3"/>
        <text:p text:style-name="P3"/>
        <text:p text:style-name="P4">Moore. According to Moore’s Law, the typical high-tech manufacturer </text:p>
        <text:p text:style-name="P4">would double the speed of its fastest processor every eighteen months. This </text:p>
        <text:p text:style-name="P4">generally resulted in companies simply doubling the size of their processor. </text:p>
        <text:p text:style-name="P4">Realizing that doubling everything would make for a very expensive con¬ </text:p>
        <text:p text:style-name="P4">sole, the engineers who designed the “next generation” PlayStation decided </text:p>
        <text:p text:style-name="P4">to isolate the operations that impact gaming and increase them exponen¬ </text:p>
        <text:p text:style-name="P4">tially. While the Emotion Engine was not going to be as fast as a Pentium II </text:p>
        <text:p text:style-name="P4">for some operations, its graphics processor had 1,000 times more bandwidth </text:p>
        <text:p text:style-name="P4">than current PC graphics processors at the time and its floating-point cal¬ </text:p>
        <text:p text:style-name="P4">culation performance was rated at 6.2 gigaflops (billion) per second, making </text:p>
        <text:p text:style-name="P4">it as fast as most super computers.* </text:p>
        <text:p text:style-name="P3"/>
        <text:p text:style-name="P4">Kutaragi’s team had pulled out all the stops. The new console would run </text:p>
        <text:p text:style-name="P4">games on DVD, a medium that held 8 gigabytes on standard disks and 17 </text:p>
        <text:p text:style-name="P4">gigabytes on dual-layered disks. While he would not commit to whether the </text:p>
        <text:p text:style-name="P4">new console would play movies on DVD, the announcement led to wide¬ </text:p>
        <text:p text:style-name="P4">spread speculation that it would. What Kutaragi did confirm, however, was </text:p>
        <text:p text:style-name="P4">that the new console would be backward-compatible with the original </text:p>
        <text:p text:style-name="P4">PlayStation, meaning it could play the thousands of games that had been re¬ </text:p>
        <text:p text:style-name="P4">leased for the Sony platform worldwide. </text:p>
        <text:p text:style-name="P3"/>
        <text:p text:style-name="P4">The event ended with representatives of Namco, Square Soft, and Po¬ </text:p>
        <text:p text:style-name="P4">lyphony, the outside development house that created Sony’s bestselling Gran </text:p>
        <text:p text:style-name="P4">Turismo, running short demonstrations on a stack of computers set up to emu¬ </text:p>
        <text:p text:style-name="P4">late the “next-generation” PlayStation. </text:p>
        <text:p text:style-name="P3"/>
        <text:p text:style-name="P4">Sega was caught flat-footed. Judging by the specifications Sony had re¬ </text:p>
        <text:p text:style-name="P4">leased, Dreamcast was obsolete before it even launched. In an effort to </text:p>
        <text:p text:style-name="P4">respond, Bernie Stolar held a telephone press conference in which he ad¬ </text:p>
        <text:p text:style-name="P4">dressed Sony’s announcement. </text:p>
        <text:p text:style-name="P3"/>
        <text:p text:style-name="P4">On paper, Sony’s machine sounds impressive; but the fact is, it is still on pa¬ </text:p>
        <text:p text:style-name="P4">per. Dreamcast is here now. Frankly, Sony really has their work cut out for them </text:p>
        <text:p text:style-name="P4">creating a machine with the specs they unveiled on Tuesday and supporting it </text:p>
        <text:p text:style-name="P3"/>
        <text:p text:style-name="P3"/>
        <text:p text:style-name="P4">* PlayStation 2 was so powerful, in fact, that Star Wars creator George Lucas later com¬ </text:p>
        <text:p text:style-name="P4">mented that it had more on-the-fly rendering power than all of the computers he used to </text:p>
        <text:p text:style-name="P4">make Star Wars Episode One. </text:p>
        <text:p text:style-name="P3"/>
        <text:p text:style-name="P3"/>
        <text:p text:style-name="P3"/>
        <text:p text:style-name="P4">562 And the Cycle Continues </text:p>
        <text:p text:style-name="P3"/>
        <text:p text:style-name="P3"/>
        <text:p text:style-name="P4">with a strong lineup of games. With a launch just one year away, [that] will </text:p>
        <text:p text:style-name="P4">be a challenge. And while Sony is working to create that hardware, Sega will </text:p>
        <text:p text:style-name="P4">already be in the marketplace with Dreamcast, building our installed base </text:p>
        <text:p text:style-name="P4">and developing an impressive library of games. </text:p>
        <text:p text:style-name="P3"/>
        <text:p text:style-name="P5">—<text:span text:style-name="T13">Bernard "Bernie” Stolar </text:span></text:p>
        <text:p text:style-name="P3"/>
        <text:p text:style-name="P4">Over the next few months, Sony parceled out small tidbits of information, </text:p>
        <text:p text:style-name="P4">revealing a master plan that would make its new console the center of enter¬ </text:p>
        <text:p text:style-name="P4">tainment in the home. It was later revealed that the console would indeed play </text:p>
        <text:p text:style-name="P4">movies. Sony announced plans to release an Ethernet connection, enabling it </text:p>
        <text:p text:style-name="P4">to handle high-speed connections to the Internet. The entire strategy, later tagged </text:p>
        <text:p text:style-name="P4">as Sony’s “Trojan Horse,” was to release a moderately priced console that would </text:p>
        <text:p text:style-name="P4">be the hub of a complete entertainment concept that merged television view¬ </text:p>
        <text:p text:style-name="P4">ing, movie watching, video game playing, and Internet surfing into one device. </text:p>
        <text:p text:style-name="P3"/>
        <text:p text:style-name="P4">To help emphasize that new console’s image as more than a game machine, </text:p>
        <text:p text:style-name="P4">Sony concept designer Teiyu Goto created a special case for the new console </text:p>
        <text:p text:style-name="P4">that suggested consumer electronics instead of simply video games. Goto, who </text:p>
        <text:p text:style-name="P4">also designed the look for the VAIO line of laptop computers, created a cabi¬ </text:p>
        <text:p text:style-name="P4">net that looked like a stereo component. Instead of the sleek shape and smooth </text:p>
        <text:p text:style-name="P4">lines and top-loading design of a game console, the “next generation” </text:p>
        <text:p text:style-name="P4">PlayStation had a rectangular cabinet and a front-loading tray. </text:p>
        <text:p text:style-name="P3"/>
        <text:p text:style-name="P3"/>
        <text:p text:style-name="P4">With Sega launching a new system, and Sony well on its way, it was obvious </text:p>
        <text:p text:style-name="P4">that Nintendo would shortly join in the race. Nintendo made its announce¬ </text:p>
        <text:p text:style-name="P4">ment the day before the Electronic Entertainment Expo. </text:p>
        <text:p text:style-name="P3"/>
        <text:p text:style-name="P4">In typical Nintendo fashion, the announcement provided very little informa¬ </text:p>
        <text:p text:style-name="P4">tion, just enough specifics for reporters to create a rough idea of what the system </text:p>
        <text:p text:style-name="P4">might be able to do. To create the new system, which was code-named Dolphin, </text:p>
        <text:p text:style-name="P4">Nintendo had forged two new partnerships. The design of the processing chip </text:p>
        <text:p text:style-name="P4">would be handled by IBM. Dubbed “Gekko,” the new chip would be based on </text:p>
        <text:p text:style-name="P4">IBM’s PowerPC architecture and would feature 0.18 micron copper technology. </text:p>
        <text:p text:style-name="P3"/>
        <text:p text:style-name="P4">According to Nintendo chairman Howard Lincoln, the new console would </text:p>
        <text:p text:style-name="P4">have a DVD drive. However, like Kutaragi, he refused to specify whether it </text:p>
        <text:p text:style-name="P3"/>
        <text:p text:style-name="P3"/>
        <text:p text:style-name="P3"/>
        <text:p text:style-name="P4">And the Cycle Continues 5^3 </text:p>
        <text:p text:style-name="P3"/>
        <text:p text:style-name="P3"/>
        <text:p text:style-name="P4">would play movies. He also refused to specify polygon-rendering rates. The </text:p>
        <text:p text:style-name="P4">most he would say was that Dolphin’s graphics performance would meet or </text:p>
        <text:p text:style-name="P4">exceed anything on the market or going into production. </text:p>
        <text:p text:style-name="P3"/>
        <text:p text:style-name="P4">What he did say, however, was that Matsushita, known in the United States </text:p>
        <text:p text:style-name="P4">as Panasonic, had entered into a manufacturing agreement with Nintendo. </text:p>
        <text:p text:style-name="P4">Dolphin, Lincoln told the audience, would be released in 2000, just like the </text:p>
        <text:p text:style-name="P5">“<text:span text:style-name="T13">next-generation” PlayStation. </text:span></text:p>
        <text:p text:style-name="P3"/>
        <text:p text:style-name="P3"/>
        <text:p text:style-name="P4">A Shaky Dream Begins </text:p>
        <text:p text:style-name="P3"/>
        <text:p text:style-name="P4">On November 27,1998, Sega launched Dreamcast in Japan. Although the sys¬ </text:p>
        <text:p text:style-name="P4">tem sold out, the response was quieter than expected. Sega shipped 150,000 </text:p>
        <text:p text:style-name="P4">consoles, which sold for 29,800 yen (approximately $260). Of the four games </text:p>
        <text:p text:style-name="P4">available at launch, only VirtuaFighter3tb sold well. Based on the most success¬ </text:p>
        <text:p text:style-name="P4">ful arcade game Sega ever released in Japan, Virtua Fighter 3tb sold at a nearly </text:p>
        <text:p text:style-name="P4">one-to-one ratio with the console.* The other three games available at launch </text:p>
        <text:p text:style-name="P4">were Godzilla Generations, a ponderous game in which players controlled Godzilla </text:p>
        <text:p text:style-name="P4">as he pounded Japanese cities into rubble; Pen Pen Tricelon, a cute racing game </text:p>
        <text:p text:style-name="P4">for children, featuring a penguin and other cuddly animals; and July, a text- </text:p>
        <text:p text:style-name="P4">and-pictures adventure. In the weeks that followed, Sega shipped 300,000 more </text:p>
        <text:p text:style-name="P4">consoles, along with two new games— Sonic Adventure and Sega Rally 2. </text:p>
        <text:p text:style-name="P3"/>
        <text:p text:style-name="P4">Although the Dreamcast launch looked successful on the surface, it had in </text:p>
        <text:p text:style-name="P4">fact gone dreadfully wrong. With Sony’s next-generation machine looming </text:p>
        <text:p text:style-name="P4">on the horizon, Sega wanted to shore up its installed-base as quickly as pos¬ </text:p>
        <text:p text:style-name="P4">sible. Sega needed to ship more consoles and more games so that it could </text:p>
        <text:p text:style-name="P4">exploit the launch-day excitement. That, however, was prevented when NEC </text:p>
        <text:p text:style-name="P4">encountered manufacturing problems. </text:p>
        <text:p text:style-name="P3"/>
        <text:p text:style-name="P4">We set up the whole program, and it seemed perfect except the supply of the </text:p>
        <text:p text:style-name="P4">graphics chips. ... It was very sad to have the shortage of the graphics </text:p>
        <text:p text:style-name="P4">chips. We felt that 200,000 to 300,000 additional units could have been sold </text:p>
        <text:p text:style-name="P4">if we could have had enough supply. </text:p>
        <text:p text:style-name="P3"/>
        <text:p text:style-name="P5">—<text:span text:style-name="T13">Shoichiro Irimajiri, former president and CEO, Sega Enterprises </text:span></text:p>
        <text:p text:style-name="P3"/>
        <text:p text:style-name="P3"/>
        <text:p text:style-name="P4">Virtua Fighter 3 did not do well in U.S. arcades. </text:p>
        <text:p text:style-name="P3"/>
        <text:p text:style-name="P3"/>
        <text:p text:style-name="P3"/>
        <text:p text:style-name="P4">564 And the Cycle Continues </text:p>
        <text:p text:style-name="P3"/>
        <text:p text:style-name="P3"/>
        <text:p text:style-name="P4">Irimajiri had hoped to sell well over 1 million Dreamcasts in Japan by Feb¬ </text:p>
        <text:p text:style-name="P4">ruary 1999. Instead, he sold under 900,000. And the sales continued to be slow. </text:p>
        <text:p text:style-name="P4">Looking at the Japanese market from a historical perspective, Irimajiri calcu¬ </text:p>
        <text:p text:style-name="P4">lated that he would need to sell more than 2 million consoles by the time </text:p>
        <text:p text:style-name="P4">Sony launched its new console. In the fiscal year that started on March 1, </text:p>
        <text:p text:style-name="P4">1999, and ended on February 29, 2000, Sega sold less than 900,000 consoles. </text:p>
        <text:p text:style-name="P4">Sega’s only hope was to beat Sony on the basis of price and games. </text:p>
        <text:p text:style-name="P3"/>
        <text:p text:style-name="P4">We don’t know what price point and what kind of performance the PlayStation </text:p>
        <text:p text:style-name="P4">2 will have, but from the information we have already gotten, the PlayStation </text:p>
        <text:p text:style-name="P4">chip will be very, very nice, and we expect that it will be out of the range of </text:p>
        <text:p text:style-name="P4">the consumer console price. </text:p>
        <text:p text:style-name="P3"/>
        <text:p text:style-name="P4">As you know, the $199 price point is kind of a magic price point for selling </text:p>
        <text:p text:style-name="P4">consoles and home electronics all over the world—$199 in the United States, </text:p>
        <text:p text:style-name="P3"/>
        <text:p text:style-name="P4">199 pounds in England, 19,900 yen in Japan. We have already reached that </text:p>
        <text:p text:style-name="P4">point. We are going to price down the Dreamcast in Japan from the 24th of </text:p>
        <text:p text:style-name="P4">this month (June) to 19,900 yen, and we are going to launch the Dreamcast in </text:p>
        <text:p text:style-name="P4">the U.S. at $199 and in the UK at 199 pounds. So we have already reached that </text:p>
        <text:p text:style-name="P4">price point, but PlayStation 2 will probably take a couple of years to reach </text:p>
        <text:p text:style-name="P4">that price point. Sony’s starting point may even be almost double, placing it </text:p>
        <text:p text:style-name="P4">in a completely different category. </text:p>
        <text:p text:style-name="P3"/>
        <text:p text:style-name="P5">—<text:span text:style-name="T13">Shoichiro Irimajiri </text:span></text:p>
        <text:p text:style-name="P3"/>
        <text:p text:style-name="P4">Back in the United States, Bernie Stolar and other Sega of America officials </text:p>
        <text:p text:style-name="P4">scrambled to avoid the mistakes Sega Enterprises had made with the launch </text:p>
        <text:p text:style-name="P4">of Dreamcast. Stolar vehemently maintained that he did not want the four </text:p>
        <text:p text:style-name="P4">games available at Japanese launch to be used as launch titles in the United </text:p>
        <text:p text:style-name="P4">States. Working closely with Midway Games, Sega hoped to have a much bet¬ </text:p>
        <text:p text:style-name="P4">ter lineup, with fifteen games ready when Dreamcast went to market. </text:p>
        <text:p text:style-name="P3"/>
        <text:p text:style-name="P4">The American launch of Dreamcast was set for September 9, 1999* As the </text:p>
        <text:p text:style-name="P4">launch approached, however, Bernie Stolar was ousted from Sega much as he </text:p>
        <text:p text:style-name="P4">had been from Sony. With Stolar out, the responsibility of directing the launch </text:p>
        <text:p text:style-name="P3"/>
        <text:p text:style-name="P3"/>
        <text:p text:style-name="P4">Sega marketing, always a sucker for alliteration, billed the launch as 9/9/99 for f 199. </text:p>
        <text:p text:style-name="P3"/>
        <text:p text:style-name="P3"/>
        <text:p text:style-name="P3"/>
        <text:p text:style-name="P4">And the Cycle Continues 565 </text:p>
        <text:p text:style-name="P3"/>
        <text:p text:style-name="P3"/>
        <text:p text:style-name="P4">fell on the shoulders of Peter Moore, a former Reebok executive who had </text:p>
        <text:p text:style-name="P4">recently joined the company as senior vice president of marketing. </text:p>
        <text:p text:style-name="P3"/>
        <text:p text:style-name="P4">Sega of America had advantages never available to Sega of Japan. The success </text:p>
        <text:p text:style-name="P4">of Genesis gave Sega more clout in the United States than Sega Enterprises had </text:p>
        <text:p text:style-name="P4">in Japan. Sega had a sizable audience of loyal fans who liked the kinds of games </text:p>
        <text:p text:style-name="P4">Sega published. Also, in the ten months between the Japanese and American </text:p>
        <text:p text:style-name="P4">launches, several companies had managed to finish off truly polished games. </text:p>
        <text:p text:style-name="P4">Midway Games, for instance, had four games ready for the U.S. launch. </text:p>
        <text:p text:style-name="P3"/>
        <text:p text:style-name="P4">Fifteen. That’s almost the minimum. At some point you have to draw a line in </text:p>
        <text:p text:style-name="P4">the sand and say, "enough.” There are fifteen confirmed titles. We’re still </text:p>
        <text:p text:style-name="P4">discussing some games with third-parties who, coming out of E3, are en¬ </text:p>
        <text:p text:style-name="P4">thused about our launch plans. </text:p>
        <text:p text:style-name="P3"/>
        <text:p text:style-name="P4">I think fifteen, quite frankly, is ample. In my brief career in this particular </text:p>
        <text:p text:style-name="P4">industry, it’s pretty evident to me that no platform has ever launched with </text:p>
        <text:p text:style-name="P4">that breadth of titles. </text:p>
        <text:p text:style-name="P3"/>
        <text:p text:style-name="P5">—<text:span text:style-name="T13">Peter AAoore, former senior vice president of marketing, </text:span></text:p>
        <text:p text:style-name="P3"/>
        <text:p text:style-name="P4">Sega of America </text:p>
        <text:p text:style-name="P3"/>
        <text:p text:style-name="P4">Several of the games selected for the launch stood out as “breakthrough” </text:p>
        <text:p text:style-name="P4">products. Sega had a brilliant football simulation called Sega Sports NFL2K with </text:p>
        <text:p text:style-name="P4">fast gameplay, a wide array of play options, and excellent graphics. Midway </text:p>
        <text:p text:style-name="P4">created a comical boxing game called Ready 2 Rumble that had a nearly perfect </text:p>
        <text:p text:style-name="P4">mixture of humor, graphic panache, and fast action. Perhaps the best game at </text:p>
        <text:p text:style-name="P4">the Dreamcast launch was Namco’s Soul Calibur, a superb home version of an </text:p>
        <text:p text:style-name="P4">arcade hit that actually looked better on Dreamcast than it did in the arcades* </text:p>
        <text:p text:style-name="P3"/>
        <text:p text:style-name="P4">The U.S. launch of Dreamcast was hailed as a big event, with retailers sell¬ </text:p>
        <text:p text:style-name="P4">ing out of the nearly 1 million units Sega shipped. But just as unforeseen </text:p>
        <text:p text:style-name="P4">circumstances slowed the Japanese launch, an unexpected hiccup earned Sega </text:p>
        <text:p text:style-name="P4">of America bad press. A slight manufacturing glitch in many of the Midway </text:p>
        <text:p text:style-name="P4">games caused the music to skip. The problem was easily corrected, but Sega’s </text:p>
        <text:p text:style-name="P4">perfectly choreographed launch was marred. </text:p>
        <text:p text:style-name="P3"/>
        <text:p text:style-name="P3"/>
        <text:p text:style-name="P4">* Of all the games released for Dreamcast in its first year, only Soul Calibursoid over 1 million </text:p>
        <text:p text:style-name="P4">units worldwide. </text:p>
        <text:p text:style-name="P3"/>
        <text:p text:style-name="P3"/>
        <text:p text:style-name="P3"/>
        <text:p text:style-name="P4">566 And the Cycle Continues </text:p>
        <text:p text:style-name="P3"/>
        <text:p text:style-name="P3"/>
        <text:p text:style-name="P4">Appearing to have some momentum, Sega enjoyed great hardware sales, </text:p>
        <text:p text:style-name="P4">with over 1.2 million consoles sold by the end of the holidays. During Janu¬ </text:p>
        <text:p text:style-name="P4">ary, Sega experienced an expected dip in sales. Unfortunately, that dip </text:p>
        <text:p text:style-name="P4">continued through spring, even as Sega and its third-party partners expanded </text:p>
        <text:p text:style-name="P4">the Dreamcast library with a wide variety of games. </text:p>
        <text:p text:style-name="P3"/>
        <text:p text:style-name="P4">Monster Pockets </text:p>
        <text:p text:style-name="P3"/>
        <text:p text:style-name="P4">The initial shipment was just around 200,000 or so—fortunately, we were </text:p>
        <text:p text:style-name="P4">able to sell out. Then there were additional orders of 100,000 more and then </text:p>
        <text:p text:style-name="P4">another 100,000. By the end of 1996, we reached around i million. So we were </text:p>
        <text:p text:style-name="P4">very grateful. But we originally thought of it as a one-time product. </text:p>
        <text:p text:style-name="P3"/>
        <text:p text:style-name="P5">—<text:span text:style-name="T13">Yasuhiro Minagawa, director of communications, Nintendo Co., Ltd. </text:span></text:p>
        <text:p text:style-name="P3"/>
        <text:p text:style-name="P4">On February 27, 1996, Nintendo Co., Ltd., released a new cartridge for Game </text:p>
        <text:p text:style-name="P4">Boy called Pokemon (short for pocket monsters) into the Japanese market. What </text:p>
        <text:p text:style-name="P4">no one could possibly have suspected at Nintendo was that the company had </text:p>
        <text:p text:style-name="P4">done more than publish a game—it had started a small industry. </text:p>
        <text:p text:style-name="P3"/>
        <text:p text:style-name="P4">An outside company called Game Freak created the concept for Pokemon </text:p>
        <text:p text:style-name="P4">and proposed it to Nintendo at a time when Shigeru Miyamoto, the man who </text:p>
        <text:p text:style-name="P4">created Mario, just happened to be looking for a game that would allow Game </text:p>
        <text:p text:style-name="P4">Boy players to exchange items using Gamelink cables. Miyamoto oversaw the </text:p>
        <text:p text:style-name="P4">project from Nintendo’s side as it evolved into a full-fledged RPG for chil¬ </text:p>
        <text:p text:style-name="P4">dren, a universe in which children captured and trained friendly monsters, </text:p>
        <text:p text:style-name="P4">then entered them to fight in competitions. To create a need for players to </text:p>
        <text:p text:style-name="P4">exchange monsters, Nintendo created two different versions of the cartridge, </text:p>
        <text:p text:style-name="P4">red and green, each of which had a few unique creatures. The only way to </text:p>
        <text:p text:style-name="P4">collect all 151 creatures would be to trade. </text:p>
        <text:p text:style-name="P3"/>
        <text:p text:style-name="P4">Believing that the game would have limited appeal, Nintendo shipped only </text:p>
        <text:p text:style-name="P4">200,000 copies of Pokemon on its first release. But Pokemon 's popularity grew </text:p>
        <text:p text:style-name="P4">steadily, and several stores ordered more copies of the game. Seizing an op¬ </text:p>
        <text:p text:style-name="P4">portunity, one of the teams behind Pokemon set up a partnership with an </text:p>
        <text:p text:style-name="P4">animation studio to create an anime cartoon for television. When the cartoon </text:p>
        <text:p text:style-name="P4">became the highest-rated kids’ show in Japan, Nintendo started licensing </text:p>
        <text:p text:style-name="P3"/>
        <text:p text:style-name="P3"/>
        <text:p text:style-name="P3"/>
        <text:p text:style-name="P4">And the Cycle Continues 5^7 </text:p>
        <text:p text:style-name="P3"/>
        <text:p text:style-name="P3"/>
        <text:p text:style-name="P4">Pokemon to toy, trading card, clothing, and food manufacturers. Pokemon soon </text:p>
        <text:p text:style-name="P4">became a billion-dollar industry. </text:p>
        <text:p text:style-name="P3"/>
        <text:p text:style-name="P4">Pokemon has become such a phenomenal success.At the very begin¬ </text:p>
        <text:p text:style-name="P3"/>
        <text:p text:style-name="P4">ning just a few people knew this cartridge, and it was word-of-mouth that </text:p>
        <text:p text:style-name="P4">spread its popularity without the media noticing it. The cartoon came one </text:p>
        <text:p text:style-name="P4">year after the debut of the Came Boy game. We are continuing to sell a lot of </text:p>
        <text:p text:style-name="P4">the Came Boy games, but now we have movies. We have so much merchan¬ </text:p>
        <text:p text:style-name="P4">dise and the trading cards; but the growth was a gradual process. </text:p>
        <text:p text:style-name="P3"/>
        <text:p text:style-name="P5">—<text:span text:style-name="T13">Hiroshi Imanishi, general affairs manager, Nintendo Co, Ltd. </text:span></text:p>
        <text:p text:style-name="P3"/>
        <text:p text:style-name="P4">In 1998, Nintendo finally exported the Pokemon phenomenon to the United </text:p>
        <text:p text:style-name="P4">States as part of a massive movement designed to bring new life to the aging </text:p>
        <text:p text:style-name="P4">Game Boy. The U.S. release of Pokemon bore little resemblance to the Japanese </text:p>
        <text:p text:style-name="P4">one, as the cards, games, and television show all hit within a few weeks of each </text:p>
        <text:p text:style-name="P4">other; the success was immediate. The syndicated Pokemon cartoon show became </text:p>
        <text:p text:style-name="P4">the hottest kids’ show on television, and Pokemon Red and Pokemon Blue became the </text:p>
        <text:p text:style-name="P4">bestselling games on the market. Pokemon trading cards became such a hot item </text:p>
        <text:p text:style-name="P4">that some elementary schools banned children from bringing them to class. </text:p>
        <text:p text:style-name="P4">Parents even initiated lawsuits, claiming that the way Nintendo and its partners </text:p>
        <text:p text:style-name="P4">marketed Pokemon trading cards was a form of gambling. </text:p>
        <text:p text:style-name="P3"/>
        <text:p text:style-name="P4">On November 23, 1998, Nintendo released Game Boy Color, a long-antici¬ </text:p>
        <text:p text:style-name="P4">pated version of Game Boy with a color screen. In the spirit of Game Boy </text:p>
        <text:p text:style-name="P4">efficiency, Game Boy Color’s 32,000-color screen did not use backlit technol¬ </text:p>
        <text:p text:style-name="P4">ogy. Like other Game Boys, it had to be played in a brightly lit area or players </text:p>
        <text:p text:style-name="P4">would not be able to see the images on the screen. On the other hand, it could </text:p>
        <text:p text:style-name="P4">run for 10 to 12 hours on two AA batteries.* With the launch of Pokemon and </text:p>
        <text:p text:style-name="P4">Game Boy Color, Game Boy sales shot into record territory. </text:p>
        <text:p text:style-name="P3"/>
        <text:p text:style-name="P4">* Energy efficiency was always the hallmark of Game Boy technology. Lynx, Game Gear, </text:p>
        <text:p text:style-name="P4">and TurboExpress all had better, clearer screens. Nomad, which played Genesis cartridges, </text:p>
        <text:p text:style-name="P4">had a library of larger, more visual, and generally better-made games. But Game Boy was </text:p>
        <text:p text:style-name="P4">the most portable system, in that it could go several times longer on two AA batteries than </text:p>
        <text:p text:style-name="P4">any of the previously named systems could go on six AAs. </text:p>
        <text:p text:style-name="P3"/>
        <text:p text:style-name="P4">NeoGeo Pocket Color (NGPC), a competitor that came out in 1999, on the other hand, </text:p>
        <text:p text:style-name="P4">had better technology and longer battery life. By the time it came out, though, Nintendo </text:p>
        <text:p text:style-name="P4">had already sold more than 80 million Game Boys worldwide. NGPC never stood a chance. </text:p>
        <text:p text:style-name="P3"/>
        <text:p text:style-name="P3"/>
        <text:p text:style-name="P3"/>
        <text:p text:style-name="P3"/>
        <text:p text:style-name="P4">568 And the Cycle Continues </text:p>
        <text:p text:style-name="P3"/>
        <text:p text:style-name="P3"/>
        <text:p text:style-name="P4">The boost could not have come at a better time. In 1999, nearly every video </text:p>
        <text:p text:style-name="P4">game company in Japan saw a significant drop in sales. Because of the relatively </text:p>
        <text:p text:style-name="P4">low* cost of developing and manufacturing Game Boy cartridges and the brisk </text:p>
        <text:p text:style-name="P4">sales brought on by Pokemon and Game Boy Color, Nintendo had a profitable year. </text:p>
        <text:p text:style-name="P3"/>
        <text:p text:style-name="P4">In the United States, Pokemon sales gave the entire industry a boost. Video </text:p>
        <text:p text:style-name="P4">game sales generally drop in transition years in which new hardware systems </text:p>
        <text:p text:style-name="P4">are released, but U.S. game sales rose by $1 billion in 1999. The rise could be </text:p>
        <text:p text:style-name="P4">summed up in two words: Game Boy. </text:p>
        <text:p text:style-name="P3"/>
        <text:p text:style-name="P4">In 1997, the last year before the U.S. release of Pokemon, handheld game sales </text:p>
        <text:p text:style-name="P4">amounted to approximately $294 million. Nintendo released Pokemon in Septem¬ </text:p>
        <text:p text:style-name="P4">ber 1998, and handheld sales surged to $466 million. From the moment they were </text:p>
        <text:p text:style-name="P4">released, Pokemon Blue and Pokemon Red became the hottest games on the market. In </text:p>
        <text:p text:style-name="P4">1999, however, handheld game sales rose to $1.26 billion, representing 18 percent </text:p>
        <text:p text:style-name="P4">of the market. In short, the market had not grown; Game Boy did. </text:p>
        <text:p text:style-name="P3"/>
        <text:p text:style-name="P4">The Big Week </text:p>
        <text:p text:style-name="P3"/>
        <text:p text:style-name="P4">In February, Sony staged a trade show called PlayStation Festival 2000 to dem¬ </text:p>
        <text:p text:style-name="P4">onstrate the games that were under development for its new console, which </text:p>
        <text:p text:style-name="P4">was to be officially named PlayStation 2. By this time, the entire gaming world </text:p>
        <text:p text:style-name="P4">seemed consumed with excitement over the new console. But there were only </text:p>
        <text:p text:style-name="P4">nineteen games on display at the show, and PlayStation Festival 2000 left many </text:p>
        <text:p text:style-name="P4">attendees unimpressed. </text:p>
        <text:p text:style-name="P3"/>
        <text:p text:style-name="P4">Then rumors began circulating that for all of its power, PlayStation 2 was </text:p>
        <text:p text:style-name="P4">distinctly hard to program. Shinji Mikami, the Capcom designer credited with </text:p>
        <text:p text:style-name="P4">creating the popular Resident Evil and Dino Crisis games, complained that Sony </text:p>
        <text:p text:style-name="P4">had created insufficient tools to support PlayStation 2. Having created best¬ </text:p>
        <text:p text:style-name="P4">selling games for Dreamcast, Saturn, Nintendo 64, and PlayStation, Mikami </text:p>
        <text:p text:style-name="P4">said PlayStation 2 was the most difficult system he had ever worked with. </text:p>
        <text:p text:style-name="P3"/>
        <text:p text:style-name="P4">Sony provided an extensive library with PlayStation. The library would do a </text:p>
        <text:p text:style-name="P4">lot of the work, but with PlayStation z, there is no library. We need to create </text:p>
        <text:p text:style-name="P4">our own library, which poses its own set of problems in that there are so </text:p>
        <text:p text:style-name="P4">many choices to achieve the same effects. </text:p>
        <text:p text:style-name="P3"/>
        <text:p text:style-name="P5">—<text:span text:style-name="T13">Shinji Mikami, game designer, Capcom </text:span></text:p>
        <text:p text:style-name="P3"/>
        <text:p text:style-name="P3"/>
        <text:p text:style-name="P3"/>
        <text:p text:style-name="P4">And the Cycle Continues 569 </text:p>
        <text:p text:style-name="P3"/>
        <text:p text:style-name="P3"/>
        <text:p text:style-name="P4">If you focus on making full use of all Che specs, it will be very expensive and </text:p>
        <text:p text:style-name="P4">time-consuming to produce a game. Instead, if you can focus on one aspect </text:p>
        <text:p text:style-name="P4">of the game, then I believe you can produce a great game. For example, in </text:p>
        <text:p text:style-name="P4">an action game, accentuate the gameplay even to the point of compromis¬ </text:p>
        <text:p text:style-name="P4">ing other aspects like graphics. </text:p>
        <text:p text:style-name="P3"/>
        <text:p text:style-name="P5">—<text:span text:style-name="T13">Gozo Kitao, general manager, Konami </text:span></text:p>
        <text:p text:style-name="P3"/>
        <text:p text:style-name="P4">Despite the bad showing at PlayStation Festival 2000 and the complaints of </text:p>
        <text:p text:style-name="P4">many developers, a few spectacular games were already underway for PlayStation </text:p>
        <text:p text:style-name="P4">2. Keiji Inafune, the designer best known for his Mega Man games, was develop¬ </text:p>
        <text:p text:style-name="P4">ing a samurai game titled Onimusha: Warlords, with spectacular graphics. While </text:p>
        <text:p text:style-name="P4">Inafune conceded that he did have some problems, he felt that many of those </text:p>
        <text:p text:style-name="P4">problems were partially caused by the huge amount of additional power </text:p>
        <text:p text:style-name="P4">PlayStation 2 offered, giving game designers too many options at once. </text:p>
        <text:p text:style-name="P3"/>
        <text:p text:style-name="P4">Until now, because of the limitations of the hardware, when I asked a pro¬ </text:p>
        <text:p text:style-name="P4">grammer if something could be done, [he] would say it couldn't be done. </text:p>
        <text:p text:style-name="P3"/>
        <text:p text:style-name="P4">With PS2, [programmers] tell me, "Yes, maybe, but it will take a long time.” </text:p>
        <text:p text:style-name="P3"/>
        <text:p text:style-name="P4">How long, they don’t know. </text:p>
        <text:p text:style-name="P3"/>
        <text:p text:style-name="P4">So now, as a producer, my dilemma is what do I do? Do I let them go with </text:p>
        <text:p text:style-name="P4">the concept without knowing how long it will take to implement it? In a </text:p>
        <text:p text:style-name="P4">sense, there are no hardware limitations now and there is a large learning </text:p>
        <text:p text:style-name="P4">curve for programmers. </text:p>
        <text:p text:style-name="P3"/>
        <text:p text:style-name="P5">—<text:span text:style-name="T13">Keiji Inafune, game designer, Capcom </text:span></text:p>
        <text:p text:style-name="P3"/>
        <text:p text:style-name="P4">At Konami, Hideo Kojima quietly began working on Metal Gear Solid 2, a </text:p>
        <text:p text:style-name="P4">PlayStation 2 game in which players helped an ex—special forces soldier infil¬ </text:p>
        <text:p text:style-name="P4">trate a terrorist group and destroy a giant robot. Kojima, a self-described </text:p>
        <text:p text:style-name="P4">cinemaphile, claimed that PlayStation 2 was not as powerful as he had ex¬ </text:p>
        <text:p text:style-name="P4">pected; but when he revealed video clips from his game at the 2000 Electronic </text:p>
        <text:p text:style-name="P4">Entertainment Expo, his videotape was the talk of the show. </text:p>
        <text:p text:style-name="P3"/>
        <text:p text:style-name="P3"/>
        <text:p text:style-name="P4">I was actually expecting something much better; and we were not getting </text:p>
        <text:p text:style-name="P4">what we expected. In the early days, I really dreaded going to work because </text:p>
        <text:p text:style-name="P3"/>
        <text:p text:style-name="P3"/>
        <text:p text:style-name="P3"/>
        <text:p text:style-name="P4">57 ® And the Cycle Continues </text:p>
        <text:p text:style-name="P3"/>
        <text:p text:style-name="P3"/>
        <text:p text:style-name="P4">I knew we were not going to get what we expected. The quality of the graph¬ </text:p>
        <text:p text:style-name="P4">ics that we have right now is the bottom line. They are going to get better. </text:p>
        <text:p text:style-name="P3"/>
        <text:p text:style-name="P5">—<text:span text:style-name="T13">Hideo Kojima, game designer, Konami </text:span></text:p>
        <text:p text:style-name="P3"/>
        <text:p text:style-name="P4">The Japanese launch of PlayStation 2 took place on Sunday, March 4, 2000. </text:p>
        <text:p text:style-name="P4">This was by far the most anticipated video game launch in history. Newsweek </text:p>
        <text:p text:style-name="P4">ran a cover story about the new console the week before the launch, and re¬ </text:p>
        <text:p text:style-name="P4">porters and camera crews from all over the world descended on Akihabara, </text:p>
        <text:p text:style-name="P4">Tokyo’s “Electric Town,” to cover the story. </text:p>
        <text:p text:style-name="P3"/>
        <text:p text:style-name="P4">Sony promised to ship 1 million consoles for the launch. A few weeks be¬ </text:p>
        <text:p text:style-name="P4">fore the launch, a high-level consultant working for Sony stated that the </text:p>
        <text:p text:style-name="P4">company would ship 2 million units, but Sony quickly released an official state¬ </text:p>
        <text:p text:style-name="P4">ment denying his claims. </text:p>
        <text:p text:style-name="P3"/>
        <text:p text:style-name="P4">The actual launch was a very orderly event. Most stores presold their en¬ </text:p>
        <text:p text:style-name="P4">tire inventory weeks before the deliveries were made. Long lines of customers </text:p>
        <text:p text:style-name="P4">who did not want to take a chance on shortages formed in front of these stores </text:p>
        <text:p text:style-name="P4">on March 3. The stores opened their doors and began handing the consoles </text:p>
        <text:p text:style-name="P4">out at midnight on March 4, and the distribution went smoothly. </text:p>
        <text:p text:style-name="P3"/>
        <text:p text:style-name="P4">A few electronics stores and several large department stores sold their </text:p>
        <text:p text:style-name="P4">PlayStation 2 allotments on a first-come, first-served basis. These stores gen¬ </text:p>
        <text:p text:style-name="P4">erally opened at 11:00 a.m.. but to avoid causing traffic problems, they opened </text:p>
        <text:p text:style-name="P4">at 7:00 A.M. on the day of the launch. Thousands of people gathered in front of </text:p>
        <text:p text:style-name="P4">these stores. According to the manager of a Laox store, 4,000 people lined up </text:p>
        <text:p text:style-name="P4">at his door. When asked how many consoles he had to sell, he said he had </text:p>
        <text:p text:style-name="P4">about 200. Within three hours of opening, every store had sold out. In all, </text:p>
        <text:p text:style-name="P4">600,000 consoles were sold, but it was obvious that Sony could have sold two </text:p>
        <text:p text:style-name="P4">or three times that number. </text:p>
        <text:p text:style-name="P3"/>
        <text:p text:style-name="P4">For the next few days, Japanese newspapers carried all kinds of stories about </text:p>
        <text:p text:style-name="P4">PlayStation 2. One big story concerned a boy who managed to purchase a </text:p>
        <text:p text:style-name="P4">PlayStation 2 and was riding his bicycle home from the store when two strang¬ </text:p>
        <text:p text:style-name="P4">ers drove by on a motorcycle and grabbed the bag out of his hands. Another </text:p>
        <text:p text:style-name="P4">story involved a teenager who tried to commit suicide by jumping out of an </text:p>
        <text:p text:style-name="P4">Akihabara building because he was unable to purchase a PlayStation 2. Strang¬ </text:p>
        <text:p text:style-name="P4">est of all were reports that the Japanese government determined that </text:p>
        <text:p text:style-name="P3"/>
        <text:p text:style-name="P3"/>
        <text:p text:style-name="P3"/>
        <text:p text:style-name="P4">And the Cycle Continues </text:p>
        <text:p text:style-name="P3"/>
        <text:p text:style-name="P3"/>
        <text:p text:style-name="P4">PlayStation 2 was a super computer capable of guiding missiles and imposed a </text:p>
        <text:p text:style-name="P4">limit on exporting the consoles. </text:p>
        <text:p text:style-name="P3"/>
        <text:p text:style-name="P4">The big sales of PlayStation 2 did not extend beyond the hardware, however. </text:p>
        <text:p text:style-name="P4">Of the thirteen games available on the day of the launch, only Namco’s Ridge </text:p>
        <text:p text:style-name="P4">Racer V seemed to appeal to consumers. When asked, many consumers said </text:p>
        <text:p text:style-name="P4">they were looking forward to the April release of Tekken Tag Tournament, a fighting </text:p>
        <text:p text:style-name="P4">game that was also from Namco, but PlayStation 2 software sales remained low </text:p>
        <text:p text:style-name="P4">for the first few months. DVD players had not sold as well in Japan as they had </text:p>
        <text:p text:style-name="P4">in the United States. In the first few months after its release, the number-one </text:p>
        <text:p text:style-name="P4">use for PlayStation 2 was as a DVD movie player, and the leading software title </text:p>
        <text:p text:style-name="P4">for the console was the DVD version of the Keanu Reeves movie The Matrix. </text:p>
        <text:p text:style-name="P3"/>
        <text:p text:style-name="P4">Sega Enterprises chairman Shoichiro Irimajiri said he was elated with the </text:p>
        <text:p text:style-name="P4">results of the Sony launch. </text:p>
        <text:p text:style-name="P3"/>
        <text:p text:style-name="P4">In japan, PlayStation 2 is the first console that is selling only for hardware. In </text:p>
        <text:p text:style-name="P4">the past, the console was only a box without software; but people are buy¬ </text:p>
        <text:p text:style-name="P4">ing the PlayStation 2 without any software. It’s the image of this PlayStation </text:p>
        <text:p text:style-name="P4">that is interesting. So [people are really buying the] DVD player function and </text:p>
        <text:p text:style-name="P4">the big image of the PlayStation 2, which was created by Sony. I don’t feel </text:p>
        <text:p text:style-name="P4">PlayStation 2 will have a big impact on the market this year. </text:p>
        <text:p text:style-name="P3"/>
        <text:p text:style-name="P5">—<text:span text:style-name="T13">Shoichiro Irimajiri </text:span></text:p>
        <text:p text:style-name="P3"/>
        <text:p text:style-name="P4">Sega’s wounds ran deeper than the feisty Irimajiri confessed. In June, </text:p>
        <text:p text:style-name="P4">Irimajiri resigned as chairman of Sega Enterprises and took a lower post. He </text:p>
        <text:p text:style-name="P4">was replaced by Isao Okawa, chairman of Sega’s parent company CSK. Ac¬ </text:p>
        <text:p text:style-name="P4">cording to Okawa, Sega hoped to position Dreamcast as an Internet device </text:p>
        <text:p text:style-name="P4">both in the United States and Japan. Toward that end, Sega of America opened </text:p>
        <text:p text:style-name="P4">its own Internet service provider—Sega.com. </text:p>
        <text:p text:style-name="P3"/>
        <text:p text:style-name="P3"/>
        <text:p text:style-name="P3"/>
        <text:p text:style-name="P3"/>
        <text:p text:style-name="P4">Three Horses ant m </text:p>
        <text:p text:style-name="P3"/>
        <text:p text:style-name="P3"/>
        <text:p text:style-name="P4">When you consider the strength of the PlayStation 2 hype, the cost of marketing a new </text:p>
        <text:p text:style-name="P4">platform in the North American market. . . When you consider that Microsoft has an¬ </text:p>
        <text:p text:style-name="P4">nounced a $500 million marketing program for the launch of Xbox and that Nintendo has </text:p>
        <text:p text:style-name="P4">a $5 billion war chest and the overall power behind Sony’s PlayStation brand, Sega does </text:p>
        <text:p text:style-name="P4">not have the ability to compete against those companies. </text:p>
        <text:p text:style-name="P3"/>
        <text:p text:style-name="P5">—<text:span text:style-name="T13">Charles Bellfield, vice president of marketing and corporate communications, </text:span></text:p>
        <text:p text:style-name="P3"/>
        <text:p text:style-name="P4">Sega of America </text:p>
        <text:p text:style-name="P3"/>
        <text:p text:style-name="P4">Well, it’s good to see that not everybody squealed. It’s amazing the stuff we’ve read </text:p>
        <text:p text:style-name="P4">about this product, you know, that... we [supposedly] had a developers’ conference. </text:p>
        <text:p text:style-name="P4">None of us knew we had [one], but we had one in Redmond and everybody came from all </text:p>
        <text:p text:style-name="P4">over the world. </text:p>
        <text:p text:style-name="P3"/>
        <text:p text:style-name="P3"/>
        <text:p text:style-name="P5">—<text:span text:style-name="T13">Seamus Blackley, chief Xbox technical officer, Microsoft Corporation </text:span></text:p>
        <text:p text:style-name="P3"/>
        <text:p text:style-name="P3"/>
        <text:p text:style-name="P3"/>
        <text:p text:style-name="P4">574 Three Horses and a Pony </text:p>
        <text:p text:style-name="P3"/>
        <text:p text:style-name="P3"/>
        <text:p text:style-name="P4">Microsoft Joins </text:p>
        <text:p text:style-name="P3"/>
        <text:p text:style-name="P4">And we had some guys at Microsoft who came and said, we should do a console. 1 </text:p>
        <text:p text:style-name="P3"/>
        <text:p text:style-name="P5">—<text:span text:style-name="T13">Bill Cates, Chairman, Microsoft Corporation </text:span></text:p>
        <text:p text:style-name="P3"/>
        <text:p text:style-name="P4">On March 10, 2000, less than one week after the launch of PlayStation 2 in </text:p>
        <text:p text:style-name="P4">Japan, Microsoft chairman Bill Gates stepped onto a stage in the San Jose Con¬ </text:p>
        <text:p text:style-name="P4">vention Center to give the most anticipated speech of the Game Developers </text:p>
        <text:p text:style-name="P4">Conference. Dressed in a leather jacket with a large green “X,” he uttered the </text:p>
        <text:p text:style-name="P4">anticipated words that ignited the crowd: </text:p>
        <text:p text:style-name="P3"/>
        <text:p text:style-name="P4">It’s very exciting to be here today and have the opportunity to announce a </text:p>
        <text:p text:style-name="P4">whole new platform, a platform that all of you are going to take in directions </text:p>
        <text:p text:style-name="P4">that we can’t even imagine. </text:p>
        <text:p text:style-name="P3"/>
        <text:p text:style-name="P5">—<text:span text:style-name="T13">Bill Cates </text:span></text:p>
        <text:p text:style-name="P3"/>
        <text:p text:style-name="P4">Gates’s announcement was the culmination of a year of rumors and </text:p>
        <text:p text:style-name="P4">speculation. </text:p>
        <text:p text:style-name="P3"/>
        <text:p text:style-name="P4">The project began in 1999, around the time that Sega and Sony first started </text:p>
        <text:p text:style-name="P4">jockeying for position. Sega’s modest plans for Dreamcast, which were vir¬ </text:p>
        <text:p text:style-name="P4">tually unchanged from the plans for Master System and Genesis except for </text:p>
        <text:p text:style-name="P4">the inclusion of a modem, might have gone unnoticed by Microsoft man¬ </text:p>
        <text:p text:style-name="P4">agement; but Sony’s “Trojan horse” strategy for taking over living rooms </text:p>
        <text:p text:style-name="P4">was another story. Sony’s PlayStation 2 was attracting a lot of attention, and </text:p>
        <text:p text:style-name="P4">it would dearly do more than simply play games. Microsoft executives saw </text:p>
        <text:p text:style-name="P4">Sony creating a new market. </text:p>
        <text:p text:style-name="P3"/>
        <text:p text:style-name="P4">A couple of things happened [at] about the same time roughly a year ago. </text:p>
        <text:p text:style-name="P3"/>
        <text:p text:style-name="P4">We hold an executive retreat [every year], in which the senior management </text:p>
        <text:p text:style-name="P4">of Microsoft goes away and ponders the company and the kinds of things </text:p>
        <text:p text:style-name="P4">they’re doing. And one of the things they spent a lot of time talking about </text:p>
        <text:p text:style-name="P4">[last year] was rooms beyond the den, shall I say, where Microsoft... where </text:p>
        <text:p text:style-name="P4">important things are going on in the world of technology and Microsoft </text:p>
        <text:p text:style-name="P4">doesn’t have a big presence. One of those rooms is the living room. </text:p>
        <text:p text:style-name="P3"/>
        <text:p text:style-name="P3"/>
        <text:p text:style-name="P3"/>
        <text:p text:style-name="P4">Three Horses and a Pony 575 </text:p>
        <text:p text:style-name="P3"/>
        <text:p text:style-name="P3"/>
        <text:p text:style-name="P4">Well, we’re not a big player at this point tin living rooms], and if you look at </text:p>
        <text:p text:style-name="P4">the kind of entertainment that happens there, consoles are a huge part of it. </text:p>
        <text:p text:style-name="P3"/>
        <text:p text:style-name="P5">—<text:span text:style-name="T13">Kevin Bachus, former director of third-party relations, Xbox Team, </text:span></text:p>
        <text:p text:style-name="P3"/>
        <text:p text:style-name="P4">Microsoft Corporation </text:p>
        <text:p text:style-name="P3"/>
        <text:p text:style-name="P4">Built by intelligent, technology-savvy people, Microsoft always attracted </text:p>
        <text:p text:style-name="P4">those who grew up playing video games. Some employees brought in arcade </text:p>
        <text:p text:style-name="P4">machines that they set on free-play and placed in buildings for employees to </text:p>
        <text:p text:style-name="P4">use. A skybridge between two buildings on the main Redmond campus had </text:p>
        <text:p text:style-name="P4">so many coin-operated games that it looked a bit like a video game arcade. </text:p>
        <text:p text:style-name="P3"/>
        <text:p text:style-name="P4">Microsoft also attracted many elite veterans of the video game industry. </text:p>
        <text:p text:style-name="P4">Joe Decuir, an Atari engineer who helped develop the 2600, moved to </text:p>
        <text:p text:style-name="P4">Microsoft* Howard Phillips, Nintendo’s “man who plays games for a living,” </text:p>
        <text:p text:style-name="P4">joined Microsoft’s entertainment division, as did David Thiel, who did the </text:p>
        <text:p text:style-name="P4">sound for Q*Bert. </text:p>
        <text:p text:style-name="P3"/>
        <text:p text:style-name="P4">With all of this talent and enthusiasm, it was only a matter of time before </text:p>
        <text:p text:style-name="P4">groups of employees got together and developed game systems on their own. </text:p>
        <text:p text:style-name="P3"/>
        <text:p text:style-name="P4">But Microsoft has never built a computer for sale, and in February 1999 </text:p>
        <text:p text:style-name="P4">it certainly had no official intention of making a game computer. None¬ </text:p>
        <text:p text:style-name="P4">theless, on the company’s campus, in Building 27 and Building 5, a </text:p>
        <text:p text:style-name="P5">“<text:span text:style-name="T13">garage-shop” game console was taking shape in the spare time of four </text:span></text:p>
        <text:p text:style-name="P4">engineers, Seamus Blackley, Kevin Bachus, Ted Hase, and Otto Berkes. 2 </text:p>
        <text:p text:style-name="P3"/>
        <text:p text:style-name="P4">Sony and Nintendo may have created unique machines with proprietary </text:p>
        <text:p text:style-name="P4">operating systems, but Microsoft’s renegade gamers built their console around </text:p>
        <text:p text:style-name="P4">basic PC architecture. Their machine would have a customized operating sys¬ </text:p>
        <text:p text:style-name="P4">tem with a stripped down version of Windows, would use Microsoft’s DirectX </text:p>
        <text:p text:style-name="P4">software, and would feature both a built-in hard drive and an EtherNet card </text:p>
        <text:p text:style-name="P4">for broadband communications. Although the final specifications for the con¬ </text:p>
        <text:p text:style-name="P4">sole would not be ready for another year, the Microsoft board approved the </text:p>
        <text:p text:style-name="P4">project in March 1999. </text:p>
        <text:p text:style-name="P3"/>
        <text:p text:style-name="P3"/>
        <text:p text:style-name="P4">The processing chip in the 2600 was named “Stella” in honor of Decuir’s bicycle. </text:p>
        <text:p text:style-name="P3"/>
        <text:p text:style-name="P3"/>
        <text:p text:style-name="P3"/>
        <text:p text:style-name="P4">576 Three Horses and a Pony </text:p>
        <text:p text:style-name="P3"/>
        <text:p text:style-name="P3"/>
        <text:p text:style-name="P4">Over the next ten months, the Xbox team remained a moving target for </text:p>
        <text:p text:style-name="P4">analysts and journalists alike. Microsoft neither confirmed nor denied work on </text:p>
        <text:p text:style-name="P4">the project, which most people recognized as a fairly reliable confirmation* </text:p>
        <text:p text:style-name="P3"/>
        <text:p text:style-name="P4">Word about the Xbox often slipped out when Microsoft quietly discussed </text:p>
        <text:p text:style-name="P4">versions of its hardware with analysts and software makers. When Microsoft </text:p>
        <text:p text:style-name="P4">confirmed rumors that the console would include a graphics chip from a pio¬ </text:p>
        <text:p text:style-name="P4">neering company called Nvidia Corporation, many analysts and game </text:p>
        <text:p text:style-name="P4">enthusiasts suddenly began praising the console. </text:p>
        <text:p text:style-name="P3"/>
        <text:p text:style-name="P4">As Bill Gates stood before the enthusiastic crowd at the Game Developers </text:p>
        <text:p text:style-name="P4">Conference, he unveiled a list of nearly final specifications that were guaran¬ </text:p>
        <text:p text:style-name="P4">teed to dazzle a technically literate crowd. Analysts had already pronounced </text:p>
        <text:p text:style-name="P4">Xbox’s Nvidia chip superior to the graphics processing unit in PlayStation 2. </text:p>
        <text:p text:style-name="P4">Coupled with an 8-gigabyte hard drive, twice as much memory as PlayStation </text:p>
        <text:p text:style-name="P4">2, and an EtherNet card, Xbox appeared to be unstoppable. </text:p>
        <text:p text:style-name="P3"/>
        <text:p text:style-name="P4">That night, twenty-seven members of Microsoft’s Xbox team ate a </text:p>
        <text:p text:style-name="P4">celebratory dinner together in a San Jose hotel. Other Microsoft employees </text:p>
        <text:p text:style-name="P4">saw them and sent bottles of champagne to their table in congratulations. </text:p>
        <text:p text:style-name="P4">Feeling like they had conquered the world, the team members joked and drank </text:p>
        <text:p text:style-name="P4">for hours. According to all reports, most team members were fairly drunk </text:p>
        <text:p text:style-name="P4">when they finally left the restaurant. </text:p>
        <text:p text:style-name="P3"/>
        <text:p text:style-name="P4">Rather than separate into groups when they reached the hotel elevator, </text:p>
        <text:p text:style-name="P4">the team decided to cram in together, far exceeding capacity. The last person </text:p>
        <text:p text:style-name="P4">in was Seamus Blackley. Well over six feet tall and quite sturdily built, Blackley </text:p>
        <text:p text:style-name="P4">saw that he could not cram through the elevator door; so he launched him¬ </text:p>
        <text:p text:style-name="P4">self in horizontally, on top of the crowd. When the doors of the elevator slid </text:p>
        <text:p text:style-name="P4">shut, the elevator dropped three stories before coming to a safe stop. </text:p>
        <text:p text:style-name="P3"/>
        <text:p text:style-name="P4">Asked about this event later, Blackley, the college-trained physicist who </text:p>
        <text:p text:style-name="P4">once worked on the Fermilab Super Collider, commented, “Let’s just say that </text:p>
        <text:p text:style-name="P4">when you cram twenty-seven celebrating people into an elevator with a seven- </text:p>
        <text:p text:style-name="P4">person limit, gravity happens quickly.” </text:p>
        <text:p text:style-name="P3"/>
        <text:p text:style-name="P3"/>
        <text:p text:style-name="P4">* Several newspapers, including USA Today and the Wall Street Journal, published articles with </text:p>
        <text:p text:style-name="P4">Xbox specifications that proved incorrect when the final specs were released. (I wrote the </text:p>
        <text:p text:style-name="P4">article for USA Today) </text:p>
        <text:p text:style-name="P3"/>
        <text:p text:style-name="P3"/>
        <text:p text:style-name="P3"/>
        <text:p text:style-name="P4">Three Horses and a Pony 577 </text:p>
        <text:p text:style-name="P3"/>
        <text:p text:style-name="P3"/>
        <text:p text:style-name="P4">Fall of fit ffeuse of Sen </text:p>
        <text:p text:style-name="P3"/>
        <text:p text:style-name="P3"/>
        <text:p text:style-name="P4">Or better yet a terminator, </text:p>
        <text:p text:style-name="P3"/>
        <text:p text:style-name="P4">Like Arnold Schwarzenegger, </text:p>
        <text:p text:style-name="P3"/>
        <text:p text:style-name="P4">Try’n to play me out like as if my name was Sega. 3 </text:p>
        <text:p text:style-name="P3"/>
        <text:p text:style-name="P5">—<text:span text:style-name="T13">Eric Shroddy, Larry Muggerud, Lou Donaldson, lump Around, </text:span></text:p>
        <text:p text:style-name="P3"/>
        <text:p text:style-name="P4">House of Pain </text:p>
        <text:p text:style-name="P3"/>
        <text:p text:style-name="P4">When Sega first announced Dreamcast, former Nintendo of America chair¬ </text:p>
        <text:p text:style-name="P4">man Howard Lincoln sniped that considering Sega’s faltering financial </text:p>
        <text:p text:style-name="P4">situation, the project was “completely irresponsible.” According to Sega En¬ </text:p>
        <text:p text:style-name="P4">terprises cofounder David Rosen, both he and company chairman Isao Okawa </text:p>
        <text:p text:style-name="P4">had wanted to leave the hardware business after Genesis.* </text:p>
        <text:p text:style-name="P3"/>
        <text:p text:style-name="P4">The launch of PlayStation 2 broke huge holes in Sega’s armor. While pub¬ </text:p>
        <text:p text:style-name="P4">licly remaining loyal to Dreamcast, several of Sega’s top designers privately </text:p>
        <text:p text:style-name="P4">began admitting that they hoped to see their games on PlayStation 2. Yute </text:p>
        <text:p text:style-name="P4">Saito, the independent developer who created Seaman —the best-selling </text:p>
        <text:p text:style-name="P4">Dreamcast game in Japan, openly talked about releasing a PlayStation 2 ver¬ </text:p>
        <text:p text:style-name="P4">sion of his talking fish simulation. </text:p>
        <text:p text:style-name="P3"/>
        <text:p text:style-name="P4">Rather than keep its designer groups entirely in-house, Sega had spun them </text:p>
        <text:p text:style-name="P4">off into nine semi-autonomous organizations, naming its top designers as the </text:p>
        <text:p text:style-name="P4">heads of each independent studio. Within the industry, people quietly began </text:p>
        <text:p text:style-name="P4">speculating that this new corporate structure would open the door for sup¬ </text:p>
        <text:p text:style-name="P4">porting other platforms. When asked if his AM2 team—designers of such </text:p>
        <text:p text:style-name="P4">games as Out Rurnrnd Space Harrier —might investigate other platforms, Sega’s </text:p>
        <text:p text:style-name="P4">Yu Suzuki commented, “I think so. Of course, we still have a relationship </text:p>
        <text:p text:style-name="P4">with Sega, so we cannot just move out right away. Maybe gradually.” </text:p>
        <text:p text:style-name="P3"/>
        <text:p text:style-name="P4">They have spun off from Sega and they are ioo percent owned by Sega. If </text:p>
        <text:p text:style-name="P4">they are successful, they will have an IPO. Theoretically, they can do any- </text:p>
        <text:p text:style-name="P3"/>
        <text:p text:style-name="P3"/>
        <text:p text:style-name="P4">* Isao Okawa constantly pushed Sega to create Internet content and insisted that </text:p>
        <text:p text:style-name="P4">Dreamcast include a modem. </text:p>
        <text:p text:style-name="P3"/>
        <text:p text:style-name="P3"/>
        <text:p text:style-name="P4">578 Three Horses and a Pony </text:p>
        <text:p text:style-name="P3"/>
        <text:p text:style-name="P3"/>
        <text:p text:style-name="P4">thing [they want], but they are owned 100 percent by Sega—there is very, </text:p>
        <text:p text:style-name="P4">very little chance that they will make games for PlayStation 2. </text:p>
        <text:p text:style-name="P3"/>
        <text:p text:style-name="P5">—<text:span text:style-name="T13">Shoichiro Irimajiri, former president and COO, Sega Enterprises </text:span></text:p>
        <text:p text:style-name="P3"/>
        <text:p text:style-name="P4">Under this new system, Suzuki’s AM2 team, which had long had its own </text:p>
        <text:p text:style-name="P4">identity, remained largely unchanged but gained more independence, as did </text:p>
        <text:p text:style-name="P4">Yuji Naka’s (Sonic The Hedgehog, NiGHTS) Sonic Team. Under this new structure, </text:p>
        <text:p text:style-name="P4">however, designers such as Hisao Oguchi (Top Skater, Virtua Tennis, Crazy Taxi) and </text:p>
        <text:p text:style-name="P4">Tetsuya Mizuguchi (Sega Rally, Space Channel 5) were able to expand their activi¬ </text:p>
        <text:p text:style-name="P4">ties. Dreamcast needed an expanded library to survive, and between its </text:p>
        <text:p text:style-name="P4">independent studios and American publishing partners such as Visual Concepts </text:p>
        <text:p text:style-name="P4">(NFL 2K, NBA 2R), Sega became the most prolific publisher in the business. </text:p>
        <text:p text:style-name="P3"/>
        <text:p text:style-name="P4">Long known for publishing innovative games, Sega also gave its design </text:p>
        <text:p text:style-name="P4">houses latitude to experiment. Temporarily abandoning his arcade roots, Yu </text:p>
        <text:p text:style-name="P4">Suzuki began work on a Dreamcast game called Shenmue —basically, an inter¬ </text:p>
        <text:p text:style-name="P4">active sixteen-chapter novel. The first installment of Shenmue, which contained </text:p>
        <text:p text:style-name="P4">only one chapter, was rumored to have cost upward of $50 million to make. </text:p>
        <text:p text:style-name="P4">(Later chapters would cost less to make, since much of the money spent on </text:p>
        <text:p text:style-name="P4">the game went into developing new technologies.) With less than 3 million </text:p>
        <text:p text:style-name="P4">Dreamcasts sold worldwide, Sega could not possibly hope to make a profit on </text:p>
        <text:p text:style-name="P4">the game. In Japan, where role-playing games are especially popular and Yu </text:p>
        <text:p text:style-name="P4">Suzuki’s notoriety as a game maker is second only to Nintendo’s Shigeru </text:p>
        <text:p text:style-name="P4">Miyamoto, Sega sold 200,000 copies of Shenmue —a 20 percent penetration into </text:p>
        <text:p text:style-name="P4">the Dreamcast market. </text:p>
        <text:p text:style-name="P3"/>
        <text:p text:style-name="P4">if we think of just the software business, very honestly speaking, we have not </text:p>
        <text:p text:style-name="P4">recouped yet. But when I think of the development advances we learned that </text:p>
        <text:p text:style-name="P4">can be applied to other games, that investment will someday be recouped. </text:p>
        <text:p text:style-name="P3"/>
        <text:p text:style-name="P5">—<text:span text:style-name="T13">Hideki Sato, president, Sega Enterprises </text:span></text:p>
        <text:p text:style-name="P3"/>
        <text:p text:style-name="P4">With approximately one million Dreamcast consoles sold in Japan and well </text:p>
        <text:p text:style-name="P4">over two million sold in the United States, Sega focused more of its attention </text:p>
        <text:p text:style-name="P4">on the U.S. market. “The developers are starting to realize that they have to </text:p>
        <text:p text:style-name="P4">fish where the fish are biting,” became a slogan that Sega of America president </text:p>
        <text:p text:style-name="P3"/>
        <text:p text:style-name="P3"/>
        <text:p text:style-name="P3"/>
        <text:p text:style-name="P4">Three Horses and a Pony 579 </text:p>
        <text:p text:style-name="P3"/>
        <text:p text:style-name="P3"/>
        <text:p text:style-name="P4">and COO Peter Moore repeated in many interviews during the eight months </text:p>
        <text:p text:style-name="P4">between PlayStation 2’s Japanese launch and its U.S. debut. </text:p>
        <text:p text:style-name="P3"/>
        <text:p text:style-name="P4">Under Moore’s leadership, Sega of America looked for ways to shore its </text:p>
        <text:p text:style-name="P4">base. One of its more dramatic moves was the formation of SegaNet, an Internet </text:p>
        <text:p text:style-name="P4">service provider created specifically for handling Dreamcast business. Slated </text:p>
        <text:p text:style-name="P4">for an official launch on September 7, 2000, the day of the MTV Video Music </text:p>
        <text:p text:style-name="P4">Awards, SegaNet was designed to reflect the aggressive new stance Sega was </text:p>
        <text:p text:style-name="P4">taking toward online games. </text:p>
        <text:p text:style-name="P3"/>
        <text:p text:style-name="P4">Up until the launch of SegaNet, Sega seemed to pay little attention to </text:p>
        <text:p text:style-name="P4">Dreamcast’s 56K modem. (The only Dreamcast game with an online compo¬ </text:p>
        <text:p text:style-name="P4">nent available in the U.S. market was Chu Chu Rocket, a strategy game from Yuji </text:p>
        <text:p text:style-name="P4">Naka’s Sonic Team.) Moore’s stated purpose for initiating SegaNet was to beef </text:p>
        <text:p text:style-name="P4">up the American market. At $21.95 per month, Sega’s new service was com¬ </text:p>
        <text:p text:style-name="P4">petitively priced, and subscribers who signed up for a two-year contract </text:p>
        <text:p text:style-name="P4">received a free Dreamcast and keyboard. If all things went according to plan, </text:p>
        <text:p text:style-name="P4">a plurality of future Dreamcast games would also feature online components. </text:p>
        <text:p text:style-name="P3"/>
        <text:p text:style-name="P4">E3 2000 </text:p>
        <text:p text:style-name="P3"/>
        <text:p text:style-name="P4">As May approached, the industry looked toward the 2000 Electronic Enter¬ </text:p>
        <text:p text:style-name="P4">tainment Expo (E3) in Los Angeles for details about how Sony would launch </text:p>
        <text:p text:style-name="P4">PlayStation 2 in the United States and how Sega would respond. In the days </text:p>
        <text:p text:style-name="P4">before the show began, Sony, Sega, and Nintendo wrangled for position. </text:p>
        <text:p text:style-name="P3"/>
        <text:p text:style-name="P4">Sony announced that it would hold its pre-E3 press conference on Wednes¬ </text:p>
        <text:p text:style-name="P4">day, May 10—during the noon time slot generally reserved for Nintendo’s </text:p>
        <text:p text:style-name="P4">conference. Though members of Nintendo’s PR team considered sticking to their </text:p>
        <text:p text:style-name="P4">original plans, they realized they could not compete. Sony would announce </text:p>
        <text:p text:style-name="P4">the price and launch date of PlayStation 2—the only big announcements </text:p>
        <text:p text:style-name="P4">Nintendo had would be new games. Nintendo gave up the slot. </text:p>
        <text:p text:style-name="P3"/>
        <text:p text:style-name="P4">Sony held its press conference in a Los Angeles sound stage not far from the </text:p>
        <text:p text:style-name="P4">convention center. Thousands of journalists and industry insiders crammed </text:p>
        <text:p text:style-name="P4">into the studio grounds and were fed a lunch of pasta and salad, as Sony ex¬ </text:p>
        <text:p text:style-name="P4">ecutives prepared and made last-minute changes to presentations. When the </text:p>
        <text:p text:style-name="P4">doors opened, the excited crowd pushed in as if fighting its way into a rock </text:p>
        <text:p text:style-name="P4">concert. Sony’s announcements proved worth the wait. </text:p>
        <text:p text:style-name="P3"/>
        <text:p text:style-name="P3"/>
        <text:p text:style-name="P3"/>
        <text:p text:style-name="P4">$80 Three Horses and a Pony </text:p>
        <text:p text:style-name="P3"/>
        <text:p text:style-name="P3"/>
        <text:p text:style-name="P4">Sony Computer Entertainment America chairman Kazuo “Kaz” Hirai be¬ </text:p>
        <text:p text:style-name="P4">gan the event by describing differences between the Japanese PlayStation 2 </text:p>
        <text:p text:style-name="P4">and the one Sony would introduce into the North American market. The </text:p>
        <text:p text:style-name="P4">American version would have its DVD drivers programmed into its circuits as </text:p>
        <text:p text:style-name="P4">firmware, avoiding some of the bugs that plagued the Japanese version. Also, </text:p>
        <text:p text:style-name="P4">the U.S. version had a built-in bay for a hard drive/Ethernet card peripheral </text:p>
        <text:p text:style-name="P4">that Sony had under development. </text:p>
        <text:p text:style-name="P3"/>
        <text:p text:style-name="P4">As for price and launch date, while Sony had to abandon its traditional </text:p>
        <text:p text:style-name="P4">September launch date, PlayStation 2 would be released in the United States </text:p>
        <text:p text:style-name="P4">on Thursday, October 26, making it to market in time for the 2000 Christmas </text:p>
        <text:p text:style-name="P4">season. Like the original PlayStation, this new and powerful machine that </text:p>
        <text:p text:style-name="P4">played movies on DVD as well as games would launch with a modest $299 </text:p>
        <text:p text:style-name="P4">price tag. But Sony was not just releasing a new game machine. PlayStation 2 </text:p>
        <text:p text:style-name="P4">would become the hub of the living room. </text:p>
        <text:p text:style-name="P3"/>
        <text:p text:style-name="P4">The PlayStation 2 computer entertainment system is not the future of video </text:p>
        <text:p text:style-name="P4">game entertainment, it is the future of entertainment period. </text:p>
        <text:p text:style-name="P3"/>
        <text:p text:style-name="P5">—<text:span text:style-name="T13">Kazuo "Kaz” Hirai, president and COO, </text:span></text:p>
        <text:p text:style-name="P3"/>
        <text:p text:style-name="P4">Sony Computer Entertainment America </text:p>
        <text:p text:style-name="P3"/>
        <text:p text:style-name="P4">Sony also addressed concerns about the lack of software during the Japanese </text:p>
        <text:p text:style-name="P4">launch. According to Hirai, PlayStation would launch with more than twenty </text:p>
        <text:p text:style-name="P4">games. To ensure this, Sony Computer Entertainment America paired up with </text:p>
        <text:p text:style-name="P4">Electronic Arts, a powerful ally that could provide the game content that was so </text:p>
        <text:p text:style-name="P4">obviously missing at the March launch. Electronic Arts showed clips of Madden </text:p>
        <text:p text:style-name="P4">NFL 2001, NASCAR, and SSX for PlayStation 2. While Sony demonstrated Gran </text:p>
        <text:p text:style-name="P4">Turismo 2000* the third installment in a hugely successful series of realistic driv¬ </text:p>
        <text:p text:style-name="P4">ing simulations, the only Sony-published game that would be ready for the </text:p>
        <text:p text:style-name="P4">launch of PlayStation 2 was Fantavision, a strategy game in which players grouped </text:p>
        <text:p text:style-name="P4">and exploded skyrockets streaming across gorgeously rendered night skies. </text:p>
        <text:p text:style-name="P3"/>
        <text:p text:style-name="P4">Due largely to the overall disappointing quality of the PlayStation 2 library, </text:p>
        <text:p text:style-name="P4">it took fifteen months for the first million copy—selling game to appear on </text:p>
        <text:p text:style-name="P3"/>
        <text:p text:style-name="P4">* Sony eventually “scrapped” Gran Turismo 2000 and released a much-improved game called </text:p>
        <text:p text:style-name="P4">Gran Turismo 3 in June 2001. </text:p>
        <text:p text:style-name="P3"/>
        <text:p text:style-name="P3"/>
        <text:p text:style-name="P3"/>
        <text:p text:style-name="P4">Three Horses and a Pony 5®* </text:p>
        <text:p text:style-name="P3"/>
        <text:p text:style-name="P3"/>
        <text:p text:style-name="P4">the system. That game, Capcom’s Onimusha: Warlords, was followed closely by </text:p>
        <text:p text:style-name="P4">the Japanese release of Gran Turismo 3, which was an instant million-seller. </text:p>
        <text:p text:style-name="P3"/>
        <text:p text:style-name="P4">Like Nintendo, Sega was forced to compete against hardware by announc¬ </text:p>
        <text:p text:style-name="P4">ing new software. Sega held an all-but-ignored barbecue outside Sony’s </text:p>
        <text:p text:style-name="P4">conference. Sega executives gave endless interviews about their plans for </text:p>
        <text:p text:style-name="P4">SegaNet, but as the preshow events finished up, most people were still talking </text:p>
        <text:p text:style-name="P4">about PlayStation 2. </text:p>
        <text:p text:style-name="P3"/>
        <text:p text:style-name="P4">And people continued to discuss PlayStation 2 throughout the show but in </text:p>
        <text:p text:style-name="P4">an increasingly poor light. As E3 2000 continued, it became abundantly clear </text:p>
        <text:p text:style-name="P4">that while more games would be available at the American launch, only a few </text:p>
        <text:p text:style-name="P4">of them lived up to expectation. Sega, on the other hand, left many attendees </text:p>
        <text:p text:style-name="P4">very impressed. </text:p>
        <text:p text:style-name="P3"/>
        <text:p text:style-name="P4">Visual Concepts, the Sega-owned U.S. game developer making most of </text:p>
        <text:p text:style-name="P4">Sega’s sports games, completed NFL 2K1 —a football game with a robust online </text:p>
        <text:p text:style-name="P4">component. Not having to compensate for such variables as processor speeds, </text:p>
        <text:p text:style-name="P4">modem speeds, and graphics cards as PC game publishers did, Visual Con¬ </text:p>
        <text:p text:style-name="P4">cepts was able to concentrate all of its efforts into optimizing the game for </text:p>
        <text:p text:style-name="P4">Dreamcast and its 56K modem. The end result was a game that ran nearly as </text:p>
        <text:p text:style-name="P4">smoothly online as it did offline. </text:p>
        <text:p text:style-name="P3"/>
        <text:p text:style-name="P4">Sega had other surprises, too. Sega showed Seaman —a game in which play¬ </text:p>
        <text:p text:style-name="P4">ers used a microphone to communicate with an extremely ugly talking fish, </text:p>
        <text:p text:style-name="P4">NBA 2K1, Shenmue, and Space Channel 5(a game in which players helped a sexy </text:p>
        <text:p text:style-name="P4">news anchor with bright pink pigtails rescue a space station from aliens by </text:p>
        <text:p text:style-name="P4">dancing), and more. An air of desperation hung over the Sega booth and </text:p>
        <text:p text:style-name="P4">many attendees knew that the company was fighting for its life, but watch¬ </text:p>
        <text:p text:style-name="P4">ing the go-go dancers and other trappings around the Sega booth, many </text:p>
        <text:p text:style-name="P4">people gained confidence that Dreamcast might survive. All Sega of America </text:p>
        <text:p text:style-name="P4">needed, according to COO Peter Moore, would be to somehow reach the 5 </text:p>
        <text:p text:style-name="P4">million consoles—sold mark—to double its install base—by the end of the </text:p>
        <text:p text:style-name="P4">year. Now that Sega was “giving” away Dreamcasts as a premium for join¬ </text:p>
        <text:p text:style-name="P4">ing SegaNet, and with a line of good games on the way, Moore believed he </text:p>
        <text:p text:style-name="P4">could reach his goal. </text:p>
        <text:p text:style-name="P3"/>
        <text:p text:style-name="P4">But the noose continued to close around Sega. On May 22, nine days after </text:p>
        <text:p text:style-name="P4">E3, Isao Okawa, the chairman of CSK, Sega’s parent company, removed </text:p>
        <text:p text:style-name="P4">Shoichiro Irimajiri as president of Sega and took control of the company. </text:p>
        <text:p text:style-name="P3"/>
        <text:p text:style-name="P3"/>
        <text:p text:style-name="P3"/>
        <text:p text:style-name="P4">582 Three Horses and a Pony </text:p>
        <text:p text:style-name="P3"/>
        <text:p text:style-name="P3"/>
        <text:p text:style-name="P4">People who were unfamiliar with Okawa feared that he might close Sega. </text:p>
        <text:p text:style-name="P4">He openly advocated Sega’s abandoning the hardware business, once publicly </text:p>
        <text:p text:style-name="P4">stated that there would be no follow-up console to Dreamcast, and felt that </text:p>
        <text:p text:style-name="P4">the futures of Sega and Internet games were inseparably connected. One thing </text:p>
        <text:p text:style-name="P4">no one could challenge, however, was Okawa’s commitment to Sega. In the </text:p>
        <text:p text:style-name="P4">summer of 1999, he personally loaned the company nearly $500 million of his </text:p>
        <text:p text:style-name="P4">own money to help cover debts. </text:p>
        <text:p text:style-name="P3"/>
        <text:p text:style-name="P4">Rumblings in Japan </text:p>
        <text:p text:style-name="P3"/>
        <text:p text:style-name="P4">The fact of the matter is that people are going to look for their entertainment to </text:p>
        <text:p text:style-name="P4">come from somewhere, and it does not necessarily have to come from games. </text:p>
        <text:p text:style-name="P3"/>
        <text:p text:style-name="P5">—<text:span text:style-name="T13">Satoru Iwata, director and general manager of corporate planning, </text:span></text:p>
        <text:p text:style-name="P3"/>
        <text:p text:style-name="P4">Nintendo Co., Ltd. </text:p>
        <text:p text:style-name="P3"/>
        <text:p text:style-name="P4">The drop in the Japanese game market started so slowly that few people saw </text:p>
        <text:p text:style-name="P4">the shift take place. Just as the American arcade business started drying up in </text:p>
        <text:p text:style-name="P4">1982, Japanese arcades showed signs of distress in 1998. Sega, Japan’s largest </text:p>
        <text:p text:style-name="P4">and strongest arcade company, began closing locations in 1999. By the follow¬ </text:p>
        <text:p text:style-name="P4">ing year, the closures even included some of its flagship Joypolis virtual theme </text:p>
        <text:p text:style-name="P4">parks. In 2001, Namco and Taito, the other titans of the Japanese arcade in¬ </text:p>
        <text:p text:style-name="P4">dustry, followed Sega’s lead. </text:p>
        <text:p text:style-name="P3"/>
        <text:p text:style-name="P4">We have closed many of our centers, which was hard business. We have almost </text:p>
        <text:p text:style-name="P4">finished for now, and we will begin looking into opening new amusement cen¬ </text:p>
        <text:p text:style-name="P4">ters again. Of course, in the future, we will begin to build again. Fortunately, in </text:p>
        <text:p text:style-name="P4">the arcade business, Sega is dominant and is the main manufacturer of the ma¬ </text:p>
        <text:p text:style-name="P4">chines. So, we will try to improve our position for the arcade business area. </text:p>
        <text:p text:style-name="P3"/>
        <text:p text:style-name="P4">i think Sega is the only company making profits from the arcade business </text:p>
        <text:p text:style-name="P4">right now. Namco is losing money because they have not done the restruc¬ </text:p>
        <text:p text:style-name="P4">turing that Sega has done to this business center. Sega scrapped the bad </text:p>
        <text:p text:style-name="P4">amusement centers. Namco recently announced that they will close a couple </text:p>
        <text:p text:style-name="P4">of hundred amusement centers. </text:p>
        <text:p text:style-name="P3"/>
        <text:p text:style-name="P5">—<text:span text:style-name="T13">Hideki Sato, president, Sega Enterprises </text:span></text:p>
        <text:p text:style-name="P3"/>
        <text:p text:style-name="P3"/>
        <text:p text:style-name="P3"/>
        <text:p text:style-name="P4">Three Horses and a Pony §83 </text:p>
        <text:p text:style-name="P3"/>
        <text:p text:style-name="P3"/>
        <text:p text:style-name="P4">But drops in the Japanese game industry did not stop with arcades. With </text:p>
        <text:p text:style-name="P4">Japanese consumers purchasing more games per console than other consum¬ </text:p>
        <text:p text:style-name="P4">ers, the Japanese market had long been the most lucrative of the three major </text:p>
        <text:p text:style-name="P4">video game markets—Japan, Europe, and North America. In 1997, Japanese </text:p>
        <text:p text:style-name="P4">consumers spent 750 billion yen (approximately $6.8 billion) on video game </text:p>
        <text:p text:style-name="P4">software and hardware. By 1999, overall game spending dropped to 600 billion </text:p>
        <text:p text:style-name="P4">yen, approximately $5 billion. 4 </text:p>
        <text:p text:style-name="P3"/>
        <text:p text:style-name="P4">Some of this was bound to happen. Having shipped approximately 18.5 </text:p>
        <text:p text:style-name="P4">million PlayStations into a country with an entire population of 127 million, </text:p>
        <text:p text:style-name="P4">Sony had saturated the market. By 2000, with the original PlayStation now six </text:p>
        <text:p text:style-name="P4">years old and PlayStation 2 only available in limited quantities, Sony’s sales </text:p>
        <text:p text:style-name="P4">were bound to drop. </text:p>
        <text:p text:style-name="P3"/>
        <text:p text:style-name="P4">The reason for the decline [in sales] is because the Japanese video game in¬ </text:p>
        <text:p text:style-name="P4">dustry is experiencing a change in generations of hardware with Sony </text:p>
        <text:p text:style-name="P4">Computer Entertainment’s launch of PlayStation 2, as well as Microsoft’s an¬ </text:p>
        <text:p text:style-name="P4">nouncement of Xbox and Nintendo’s announcement of Came Cube. </text:p>
        <text:p text:style-name="P3"/>
        <text:p text:style-name="P4">Throughout changes in hardware generations, consumers tend to refrain </text:p>
        <text:p text:style-name="P4">from purchasing old-generation products, and developers tend to lack the </text:p>
        <text:p text:style-name="P4">necessary skills to support the developments of quality products that fully </text:p>
        <text:p text:style-name="P4">benefit from the high-powered new generation hardware. These circum¬ </text:p>
        <text:p text:style-name="P4">stances sometimes create a downward spiral. That is exactly what affected </text:p>
        <text:p text:style-name="P4">the sales of video games in Japan last year. </text:p>
        <text:p text:style-name="P3"/>
        <text:p text:style-name="P5">—<text:span text:style-name="T13">Keiji Honda, president and COO, ENIX Corporation </text:span></text:p>
        <text:p text:style-name="P3"/>
        <text:p text:style-name="P4">Some bright spots appeared in the overall picture. When ENIX Corpora¬ </text:p>
        <text:p text:style-name="P4">tion released Dragon Quest VII (for the original PlayStation), thousands of young </text:p>
        <text:p text:style-name="P4">men camped outside of local game stores just as they had for PlayStation 2 </text:p>
        <text:p text:style-name="P4">game consoles. Predicting huge sales based on past popularity, ENIX was pre¬ </text:p>
        <text:p text:style-name="P4">pared. By the end of the year, the company had sold more than 3 million </text:p>
        <text:p text:style-name="P4">copies of Dragon Quest VII. Those sales eventually climbed over 4 million, mak¬ </text:p>
        <text:p text:style-name="P4">ing it the most popular PlayStation game ever sold in Japan. </text:p>
        <text:p text:style-name="P3"/>
        <text:p text:style-name="P4">The same week that Dragon Quest VII temporarily ignited the Japanese mar¬ </text:p>
        <text:p text:style-name="P4">ket, Nintendo unveiled its long-awaited next-generation game console at its </text:p>
        <text:p text:style-name="P4">annual Spaceworld trade show. Held in Makuhari Messe, the same convention </text:p>
        <text:p text:style-name="P3"/>
        <text:p text:style-name="P3"/>
        <text:p text:style-name="P3"/>
        <text:p text:style-name="P4">584 Three Horses and a Pony </text:p>
        <text:p text:style-name="P3"/>
        <text:p text:style-name="P3"/>
        <text:p text:style-name="P4">center in which Nintendo 64 had been revealed in 1995, the show drew press </text:p>
        <text:p text:style-name="P4">from around the world. </text:p>
        <text:p text:style-name="P3"/>
        <text:p text:style-name="P4">First unveiled by Genyo Takeda, the man who succeeded Gumpei Yokoi as </text:p>
        <text:p text:style-name="P4">Nintendo’s dean of engineering, the new system was called GameCube. Built </text:p>
        <text:p text:style-name="P4">around a 64-bit PowerPC processor, GameCube was the shape and size of a </text:p>
        <text:p text:style-name="P4">small Kleenex box—an approximately five-inch cube that would be manu¬ </text:p>
        <text:p text:style-name="P4">factured in a number of bright colors and would use 2.9-inch mini DVD-ROMs. </text:p>
        <text:p text:style-name="P4">Unlike Xbox and PlayStation 2, GameCube would be a dedicated game ma¬ </text:p>
        <text:p text:style-name="P4">chine with no ambitions of playing DVD movies. </text:p>
        <text:p text:style-name="P3"/>
        <text:p text:style-name="P4">The show closed with a lengthy presentation by star game designer Shigeru </text:p>
        <text:p text:style-name="P4">Miyamoto discussing the features he had requested in the new console and </text:p>
        <text:p text:style-name="P4">demonstrating the level of graphics it could achieve. The audience applauded </text:p>
        <text:p text:style-name="P4">wildly. Game enthusiast audiences always applauded wildly whenever </text:p>
        <text:p text:style-name="P4">Miyamoto spoke. </text:p>
        <text:p text:style-name="P3"/>
        <text:p text:style-name="P4">The Cataclysmic Christmas </text:p>
        <text:p text:style-name="P3"/>
        <text:p text:style-name="P3"/>
        <text:p text:style-name="P4">I shouldn’t criticize; old habits die hard. But the real metric is how many </text:p>
        <text:p text:style-name="P4">Americans have got a PlayStation 2 in their home, plugged in, and are ac¬ </text:p>
        <text:p text:style-name="P4">tively purchasing software. How many [PlayStation 2s] have left the factory </text:p>
        <text:p text:style-name="P4">is meaningless. </text:p>
        <text:p text:style-name="P3"/>
        <text:p text:style-name="P5">—<text:span text:style-name="T13">Peter Moore </text:span></text:p>
        <text:p text:style-name="P3"/>
        <text:p text:style-name="P4">Dreamcast started with a bang, then found itself adrift in the U.S. market. </text:p>
        <text:p text:style-name="P4">Sega crossed the one million units—sold mark after only a few weeks follow¬ </text:p>
        <text:p text:style-name="P4">ing its September 1999 launch, but sales ground to a halt by the first of 2000. </text:p>
        <text:p text:style-name="P4">Price drops and hot new games brought short spikes in hardware sales, and </text:p>
        <text:p text:style-name="P4">with an 8-to-l software-to-hardware tie ratio, Dreamcast owners were clearly </text:p>
        <text:p text:style-name="P4">happy with their system and buying lots of software. But Sega needed to in¬ </text:p>
        <text:p text:style-name="P4">crease its install base; otherwise, the onslaught of PlayStation 2 would wipe </text:p>
        <text:p text:style-name="P4">Dreamcast out in the United States as it had in Japan. Yet nothing seemed to </text:p>
        <text:p text:style-name="P4">work. Sega dropped the price of Dreamcast to $149—half the price of </text:p>
        <text:p text:style-name="P4">PlayStation 2. Sales jumped briefly, then dropped. Even offering free Dreamcasts </text:p>
        <text:p text:style-name="P4">with SegaNet did not move the quantity of units Sega needed to sell. </text:p>
        <text:p text:style-name="P3"/>
        <text:p text:style-name="P3"/>
        <text:p text:style-name="P3"/>
        <text:p text:style-name="P4">Three Horses and a Pony 585 </text:p>
        <text:p text:style-name="P3"/>
        <text:p text:style-name="P3"/>
        <text:p text:style-name="P4">Sega failed to reach the targets we wanted to in terms of hardware sell- </text:p>
        <text:p text:style-name="P4">through. Therefore, our software, in the same time frame, didn’t reach the </text:p>
        <text:p text:style-name="P4">levels that we had forecasted or expected. Although our tie ratio for the year </text:p>
        <text:p text:style-name="P4">2000 was 8 to 1... But 8 to 1 on a small install base didn’t give us the revenue </text:p>
        <text:p text:style-name="P4">or the profit from that software that we needed for our business model to </text:p>
        <text:p text:style-name="P4">keep this platform viable in the medium to long term. </text:p>
        <text:p text:style-name="P3"/>
        <text:p text:style-name="P5">—<text:span text:style-name="T13">Charles Bellfield, vice president marketing and </text:span></text:p>
        <text:p text:style-name="P4">corporate communications, Sega of America </text:p>
        <text:p text:style-name="P3"/>
        <text:p text:style-name="P4">In mid-September, Sega received a stay of execution from the most un¬ </text:p>
        <text:p text:style-name="P4">likely of sources—Sony Computer Entertainment America. With the launch </text:p>
        <text:p text:style-name="P4">of PlayStation 2 just one month away, stories began surfacing that Sony did </text:p>
        <text:p text:style-name="P4">not have enough PlayStation 2 consoles to meet its promises. Rumor had it </text:p>
        <text:p text:style-name="P4">that Sony had somewhere between 300,000 and 500,000 U.S. consoles ready for </text:p>
        <text:p text:style-name="P4">shipment and that the company would either send half-shipments to retail¬ </text:p>
        <text:p text:style-name="P4">ers or postpone the entire launch. But if there was any truth to the rumor, </text:p>
        <text:p text:style-name="P4">Sony refused to comment. </text:p>
        <text:p text:style-name="P3"/>
        <text:p text:style-name="P4">Then a reporter working for USA Today contacted executives at two top </text:p>
        <text:p text:style-name="P4">electronic game specialty stores. Neither executive had heard about the short¬ </text:p>
        <text:p text:style-name="P4">ages, but both took the rumors seriously and called Sony for an explanation. </text:p>
        <text:p text:style-name="P3"/>
        <text:p text:style-name="P4">(Reporter): What do you think of shortages of PlayStation 2? </text:p>
        <text:p text:style-name="P3"/>
        <text:p text:style-name="P4">(Unnamed executive): Well, you know, 1 million units is a lot less </text:p>
        <text:p text:style-name="P4">than we would have wanted for such an important product; but we will </text:p>
        <text:p text:style-name="P4">have to work with what we get. </text:p>
        <text:p text:style-name="P3"/>
        <text:p text:style-name="P4">(Reporter): What about 300,000 units? My sources say Sony only has </text:p>
        <text:p text:style-name="P4">300,000 to 500,000 consoles to ship in. </text:p>
        <text:p text:style-name="P3"/>
        <text:p text:style-name="P4">(Unnamed Executive): Three hundred thousand? I haven’t heard </text:p>
        <text:p text:style-name="P4">that? Where did you hear that? How good is your information? I don’t </text:p>
        <text:p text:style-name="P4">have any comment* </text:p>
        <text:p text:style-name="P3"/>
        <text:p text:style-name="P4">On September 20, Sony Computer Entertainment America president </text:p>
        <text:p text:style-name="P4">Kazuo Hirai held a press conference, in which he announced cutbacks in </text:p>
        <text:p text:style-name="P4">PlayStation 2 shipments due to parts shortages in Japan. Instead of shipping </text:p>
        <text:p text:style-name="P3"/>
        <text:p text:style-name="P4">* For the record, I was the reporter covering this story for USA Today. </text:p>
        <text:p text:style-name="P3"/>
        <text:p text:style-name="P3"/>
        <text:p text:style-name="P3"/>
        <text:p text:style-name="P4">586 Three Horses and a Pony </text:p>
        <text:p text:style-name="P3"/>
        <text:p text:style-name="P3"/>
        <text:p text:style-name="P4">1 million consoles, Sony could only ship 500,000 for the October 26 launch </text:p>
        <text:p text:style-name="P4">date, with an additional 100,000 consoles being shipped into the United States </text:p>
        <text:p text:style-name="P4">every week for the remainder of the year. In an industry rife with rumors and </text:p>
        <text:p text:style-name="P4">conspiracy theories, Sony’s announcement led to wild speculation. People </text:p>
        <text:p text:style-name="P4">speculated that Sony was withholding shipments to build demand for the </text:p>
        <text:p text:style-name="P4">system, because there were no good games in the launch library, or because it </text:p>
        <text:p text:style-name="P4">did not want a major rollout until it had more first-party games available. </text:p>
        <text:p text:style-name="P4">Several publications sent reporters to visit electronics stores along Akihabara </text:p>
        <text:p text:style-name="P4">that October, where they discovered a small but steady supply of PlayStation </text:p>
        <text:p text:style-name="P3"/>
        <text:p text:style-name="P4">2 inventory. What few people knew was that the Graphics Synthesizer used in </text:p>
        <text:p text:style-name="P4">the U.S. version of PlayStation 2 was different than the one used in Japan. As </text:p>
        <text:p text:style-name="P4">Sony optimized its manufacturing, the company created a smaller version of </text:p>
        <text:p text:style-name="P4">its custom graphics chip for the United States, and glitches in manufacturing </text:p>
        <text:p text:style-name="P4">the smaller chip had caused the parts shortage. </text:p>
        <text:p text:style-name="P3"/>
        <text:p text:style-name="P4">Whatever had caused the shortage, the end result was that many retailers </text:p>
        <text:p text:style-name="P4">had allowed customers to reserve PlayStation 2 consoles based on twice the </text:p>
        <text:p text:style-name="P4">allocations they eventually received. When they learned that supplies were </text:p>
        <text:p text:style-name="P4">only half of what they expected, managers at stores such as Babbages, Soft¬ </text:p>
        <text:p text:style-name="P4">ware Etc., and Electronics Boutique were forced to inform customers that </text:p>
        <text:p text:style-name="P4">they would not receive the consoles they had reserved months in advance. </text:p>
        <text:p text:style-name="P4">Intended or not, Sony received a flood of positive publicity from stories of </text:p>
        <text:p text:style-name="P4">shoppers camping outside stores in the slim hope of finding a PlayStation 2. </text:p>
        <text:p text:style-name="P3"/>
        <text:p text:style-name="P4">The oddest story, however, dealt with Iraq. A persistent story surfaced that </text:p>
        <text:p text:style-name="P4">Iraqi leader Saddam Hussein was scouring the United States in the hope of </text:p>
        <text:p text:style-name="P4">purchasing a few thousand PlayStation 2s. News analysts immediately remem¬ </text:p>
        <text:p text:style-name="P4">bered the limitation that the Japanese government had placed on the </text:p>
        <text:p text:style-name="P4">exportation of PlayStation 2s and began speculating that Hussein might use </text:p>
        <text:p text:style-name="P4">them for launching guided missiles.* Of course, it would have been nearly </text:p>
        <text:p text:style-name="P4">impossible to find several thousand PlayStation 2s at regular retail prices. You </text:p>
        <text:p text:style-name="P4">could occasionally find them selling in toy stores in packages—finding the </text:p>
        <text:p text:style-name="P4">console, an additional controller, a memory card, and two games selling for </text:p>
        <text:p text:style-name="P3"/>
        <text:p text:style-name="P3"/>
        <text:p text:style-name="P4">* I was interviewed by NBC Nightly News on this subject. My speculation was that if any truth </text:p>
        <text:p text:style-name="P4">lay behind this rumor, it meant that “Saddam’s nephews were going to get a nice surprise </text:p>
        <text:p text:style-name="P4">under the old Ramadan tree.” </text:p>
        <text:p text:style-name="P3"/>
        <text:p text:style-name="P3"/>
        <text:p text:style-name="P3"/>
        <text:p text:style-name="P3"/>
        <text:p text:style-name="P4">Three Horses and a Pony 587 </text:p>
        <text:p text:style-name="P3"/>
        <text:p text:style-name="P3"/>
        <text:p text:style-name="P4">$599 was not uncommon. You could also find PlayStation 2s selling through </text:p>
        <text:p text:style-name="P4">online auctions and in classified ads for anywhere from $600 to $800. Accord¬ </text:p>
        <text:p text:style-name="P4">ing to news stories, Hussein ended up purchasing several hundred PSOnes—a </text:p>
        <text:p text:style-name="P4">new and smaller configuration of the original PlayStation. </text:p>
        <text:p text:style-name="P3"/>
        <text:p text:style-name="P4">In truth, Sony’s hardware shortage was not as significant as many people </text:p>
        <text:p text:style-name="P4">said. Had Sony shipped two million PlayStation 2s in October, the supplies </text:p>
        <text:p text:style-name="P4">would still have been short. </text:p>
        <text:p text:style-name="P3"/>
        <text:p text:style-name="P4">Lack of adequate software was a more lasting problem carried over from </text:p>
        <text:p text:style-name="P4">Japan. A few PlayStation 2 games stood out as fairly strong. Madden NFL 2001 </text:p>
        <text:p text:style-name="P4">and SSX, both from Electronic Arts, were the stars of the launch lineup. </text:p>
        <text:p text:style-name="P4">Rockstar Games, a tiny company that might normally have gone unnoticed, </text:p>
        <text:p text:style-name="P4">had two driving games— Midnight Club and Smuggler’s Run —that did fairly well; </text:p>
        <text:p text:style-name="P4">and a company called THQ, best-known for its WWF wrestling games, re¬ </text:p>
        <text:p text:style-name="P4">ceived fair reviews for a role-playing game called Summoner. </text:p>
        <text:p text:style-name="P3"/>
        <text:p text:style-name="P4">This was Sega’s golden opportunity. Sony did not have enough inventory, </text:p>
        <text:p text:style-name="P4">it did not have many good games, and its console cost twice as much as </text:p>
        <text:p text:style-name="P4">Dreamcast. Beyond that, with NFL 2K1, Sega scored a critical hit, and NBA </text:p>
        <text:p text:style-name="P4">2K1 and Shenmue followed closely. </text:p>
        <text:p text:style-name="P3"/>
        <text:p text:style-name="P4">I think Shenmue did extremely well. NBA 2K1 did very, very well. Jet Grind </text:p>
        <text:p text:style-name="P4">Radio was a little bit of a disappointment. We still believe it was a great </text:p>
        <text:p text:style-name="P4">game that somehow didn’t catch the imagination of the gamer; but Shenmue </text:p>
        <text:p text:style-name="P4">hit its quota. NBA 2K1 hit its quota. NFL 2K1, which was an earlier launch, </text:p>
        <text:p text:style-name="P4">clearly hit its quota. </text:p>
        <text:p text:style-name="P3"/>
        <text:p text:style-name="P5">—<text:span text:style-name="T13">Peter Moore </text:span></text:p>
        <text:p text:style-name="P3"/>
        <text:p text:style-name="P4">Retailers clamored to bump up their orders of Dreamcast on the theory </text:p>
        <text:p text:style-name="P4">that disappointed shoppers would purchase the Sega console rather than head </text:p>
        <text:p text:style-name="P4">home empty-handed. As Thanksgiving rolled past, Dreamcast sales surged </text:p>
        <text:p text:style-name="P4">and it looked as if Sega had been given a reprieve. </text:p>
        <text:p text:style-name="P3"/>
        <text:p text:style-name="P4">We came out the day after Thanksgiving and had a huge day; but then the </text:p>
        <text:p text:style-name="P4">following week, U.S. retail went into the toilet. If you go back and check the </text:p>
        <text:p text:style-name="P4">news, you’ll see that overall retail, and consumer electronics in particular. </text:p>
        <text:p text:style-name="P3"/>
        <text:p text:style-name="P3"/>
        <text:p text:style-name="P3"/>
        <text:p text:style-name="P4">588 Three Horses and a Pony </text:p>
        <text:p text:style-name="P3"/>
        <text:p text:style-name="P3"/>
        <text:p text:style-name="P4">really fell flat. I think the PlayStation 2 effect that we were relying upon did </text:p>
        <text:p text:style-name="P4">not work for us. We had thought that we would get a spill-over effect. </text:p>
        <text:p text:style-name="P3"/>
        <text:p text:style-name="P4">i think that we discounted what human nature really is [about], that people </text:p>
        <text:p text:style-name="P4">will hang on for as long as possible, working on the theory that they’re going </text:p>
        <text:p text:style-name="P4">to get something in the second week of December. So they’re hanging on to </text:p>
        <text:p text:style-name="P4">your video game dollars. What effectively happened is the PlayStation 2 lack </text:p>
        <text:p text:style-name="P4">of availability froze the marketplace within the video game sector. People were </text:p>
        <text:p text:style-name="P4">willing to wait to see what they could get their hands on or invest their dollars </text:p>
        <text:p text:style-name="P4">in different things—DVDs and other consumer electronics such as Poo-Chi.* </text:p>
        <text:p text:style-name="P3"/>
        <text:p text:style-name="P5">—<text:span text:style-name="T13">Peter Moore </text:span></text:p>
        <text:p text:style-name="P3"/>
        <text:p text:style-name="P4">Sega stumbled into the new year, having fallen far short of Moore’s stated </text:p>
        <text:p text:style-name="P4">goal of 5 million Dreamcasts. Even giving Dreamcasts away as a premium to </text:p>
        <text:p text:style-name="P4">SegaNet subscribers, Sega had not been able to lift its U.S. install base beyond 3 </text:p>
        <text:p text:style-name="P4">million units, and the worldwide install base was only at 6.5 million. </text:p>
        <text:p text:style-name="P3"/>
        <text:p text:style-name="P4">In January 2001, stories started circulating about executives from Microsoft </text:p>
        <text:p text:style-name="P4">and Nintendo visiting Sega to evaluate the prospect of purchasing the com¬ </text:p>
        <text:p text:style-name="P4">pany. As early as December 27, the New York Times reported that Nintendo had </text:p>
        <text:p text:style-name="P4">entered into a discussion about purchasing Sega. Sega denied the story, but </text:p>
        <text:p text:style-name="P4">the rumors persisted. Then, in the last week of January, a small Japanese news </text:p>
        <text:p text:style-name="P4">service published a wire story claiming that Dreamcast had been discontin¬ </text:p>
        <text:p text:style-name="P4">ued. At this point, Sega admitted that while Dreamcast had not been </text:p>
        <text:p text:style-name="P4">discontinued, the manufacturing plant was no longer in operation because of </text:p>
        <text:p text:style-name="P4">inventory concerns. On January 24, Sega released a press release announcing </text:p>
        <text:p text:style-name="P4">the discontinuation of Dreamcast, and company executives Charles Bellfield </text:p>
        <text:p text:style-name="P4">and Peter Moore personally explained the situation to the press. </text:p>
        <text:p text:style-name="P3"/>
        <text:p text:style-name="P4">Sega will adopt a multi-platform or platform-agnostic role or view of the </text:p>
        <text:p text:style-name="P4">video game hardware industry. We will develop content for multiple devices </text:p>
        <text:p text:style-name="P4">from cell phones right through and including video game systems—includ¬ </text:p>
        <text:p text:style-name="P4">ing those from our competitors. </text:p>
        <text:p text:style-name="P3"/>
        <text:p text:style-name="P4">Secondly, Sega is confirming effective immediately a cease of the manu¬ </text:p>
        <text:p text:style-name="P4">facture of the Sega Dreamcast system. And effective as of April 1, 2001, we </text:p>
        <text:p text:style-name="P3"/>
        <text:p text:style-name="P3"/>
        <text:p text:style-name="P4">A toy robot dog created by Sega and marketed by Tiger Electronics. </text:p>
        <text:p text:style-name="P3"/>
        <text:p text:style-name="P3"/>
        <text:p text:style-name="P3"/>
        <text:p text:style-name="P4">Three Horses and a Pony §Sf </text:p>
        <text:p text:style-name="P3"/>
        <text:p text:style-name="P3"/>
        <text:p text:style-name="P4">will have completed a management reorganization and a restructuring of </text:p>
        <text:p text:style-name="P4">Sega as a company to purely be focusing on a multiplatform strategy as a </text:p>
        <text:p text:style-name="P4">third-party publisher to multiple platforms. </text:p>
        <text:p text:style-name="P3"/>
        <text:p text:style-name="P5">—<text:span text:style-name="T13">Charles Bellfield </text:span></text:p>
        <text:p text:style-name="P3"/>
        <text:p text:style-name="P4">It took Sega 22 months to sell 6.5 million Dreamcasts worldwide. By com¬ </text:p>
        <text:p text:style-name="P4">parison, Sony shipped 10 million PlayStation 2s in under 15 months, and its </text:p>
        <text:p text:style-name="P4">sales kept accelerating. With Sony squeezing Dreamcast out of the market </text:p>
        <text:p text:style-name="P4">and Nintendo and Microsoft preparing to launch new consoles of their own, </text:p>
        <text:p text:style-name="P4">Sega chairman Isao Okawa pulled his company out of the hardware business. </text:p>
        <text:p text:style-name="P3"/>
        <text:p text:style-name="P4">But Sega’s dark times were only beginning. Okawa was losing a personal </text:p>
        <text:p text:style-name="P4">battle with cancer. Even as he struggled to find a new direction for his com¬ </text:p>
        <text:p text:style-name="P4">pany, Okawa’s body was failing him and he had to check into Tokyo University </text:p>
        <text:p text:style-name="P4">Medical Hospital. In his absence, Hideki Sato, the former head of Sega’s soft¬ </text:p>
        <text:p text:style-name="P4">ware engineering, temporarily took the helm. Though Sato bravely </text:p>
        <text:p text:style-name="P4">maintained that Okawa was recovering,* that simply was not the case. In his </text:p>
        <text:p text:style-name="P4">last days, Okawa forgave Sega’s debts to him and returned all of his shares of </text:p>
        <text:p text:style-name="P4">Sega and CSK stock as a gift—in Sega’s case, a $695 million gift that would </text:p>
        <text:p text:style-name="P4">help the company survive the transition of becoming a multiplatform soft¬ </text:p>
        <text:p text:style-name="P4">ware manufacturer. On March 16, at 3:47 p.m., 74-year-old Isao Okawa died of </text:p>
        <text:p text:style-name="P4">congestive heart failure. </text:p>
        <text:p text:style-name="P3"/>
        <text:p text:style-name="P4">Upon learning of his friend’s death, Sega cofounder David Rosen sent the </text:p>
        <text:p text:style-name="P4">following telegram: </text:p>
        <text:p text:style-name="P3"/>
        <text:p text:style-name="P4">To the Family of Mr. Isao Okawa: </text:p>
        <text:p text:style-name="P3"/>
        <text:p text:style-name="P4">I am very saddened to learn of the passing of my friend and business </text:p>
        <text:p text:style-name="P4">associate, Mr. Isao Okawa. He was a man of great vision, who dedicated </text:p>
        <text:p text:style-name="P4">his energy and his many abilities to whatever task he undertook. He al¬ </text:p>
        <text:p text:style-name="P4">ways maintained a very strong sense of responsibility. </text:p>
        <text:p text:style-name="P3"/>
        <text:p text:style-name="P4">Mr. Okawa was always ready to listen and explore new ideas. He was </text:p>
        <text:p text:style-name="P4">an inspiration to the younger staff as well as management of Sega. </text:p>
        <text:p text:style-name="P3"/>
        <text:p text:style-name="P4">He was a man with charisma, who loved music and good conversation. </text:p>
        <text:p text:style-name="P3"/>
        <text:p text:style-name="P3"/>
        <text:p text:style-name="P4">* I happened to meet with Sato the day that Mr. Okawa passed away, and Sato still claimed </text:p>
        <text:p text:style-name="P4">that Okawa was getting better and would soon return to the company. </text:p>
        <text:p text:style-name="P3"/>
        <text:p text:style-name="P3"/>
        <text:p text:style-name="P3"/>
        <text:p text:style-name="P4">590 Three Horses and a Pony </text:p>
        <text:p text:style-name="P3"/>
        <text:p text:style-name="P3"/>
        <text:p text:style-name="P4">My wife and I always found Okawa-san to be gracious and kind. We </text:p>
        <text:p text:style-name="P4">will miss him and retain fond memories of our past times together. </text:p>
        <text:p text:style-name="P3"/>
        <text:p text:style-name="P4">Sincerely, </text:p>
        <text:p text:style-name="P3"/>
        <text:p text:style-name="P4">David &amp; Masako Rosen </text:p>
        <text:p text:style-name="P3"/>
        <text:p text:style-name="P4">When Sega and CSK held a special memorial service for Okawa a few months </text:p>
        <text:p text:style-name="P4">later, more than 6,000 people arrived to pay their respects to the man who </text:p>
        <text:p text:style-name="P4">had become a citizen of the world. Okawa, who started his career as an engi¬ </text:p>
        <text:p text:style-name="P4">neer before opening CSK and making the calculating investments that </text:p>
        <text:p text:style-name="P4">eventually made him a billionaire, was better known for his charitable foun¬ </text:p>
        <text:p text:style-name="P4">dations than for the companies he owned. </text:p>
        <text:p text:style-name="P3"/>
        <text:p text:style-name="P4">As one would expect, if you’ve met him or sat across a conference table from </text:p>
        <text:p text:style-name="P4">him, he did everything, even his passing away, in a very organized and dig¬ </text:p>
        <text:p text:style-name="P4">nified manner. Over a number of months prior to his passing, it was one of </text:p>
        <text:p text:style-name="P4">the better getting your affairs in order before you leave type situations that </text:p>
        <text:p text:style-name="P4">I’ve ever seen in my life. </text:p>
        <text:p text:style-name="P3"/>
        <text:p text:style-name="P4">I was privileged enough to go over two weeks ago to japan to take part in </text:p>
        <text:p text:style-name="P4">the corporate funeral, which was attended by over 6,000 people, including </text:p>
        <text:p text:style-name="P4">Idei-san (chairman of Sony) and Kutaragi-san (president of Sony Computer </text:p>
        <text:p text:style-name="P4">Entertainment). . .. And I was the only gaijan [Caucasian] on the corporate </text:p>
        <text:p text:style-name="P4">receiving line that welcomed and said goodbye to the guests. It was an in¬ </text:p>
        <text:p text:style-name="P4">credible affair that laid testimony to the effect that this man has had on the </text:p>
        <text:p text:style-name="P4">industry in Japan in general and in the computer services and digital enter¬ </text:p>
        <text:p text:style-name="P4">tainment world in particular. </text:p>
        <text:p text:style-name="P3"/>
        <text:p text:style-name="P4">More than 6,000 were physically present, and it was Web cast to CSK of¬ </text:p>
        <text:p text:style-name="P4">fices in other cities. </text:p>
        <text:p text:style-name="P3"/>
        <text:p text:style-name="P5">—<text:span text:style-name="T13">Peter Moore </text:span></text:p>
        <text:p text:style-name="P3"/>
        <text:p text:style-name="P4">Video games, once thought to be a fad, have worked their way into the fabric of </text:p>
        <text:p text:style-name="P4">international culture. At present, Sony has shipped more than 80 million </text:p>
        <text:p text:style-name="P4">PlayStations worldwide and Nintendo has sold more than 110 million Game Boys. </text:p>
        <text:p text:style-name="P4">With every successive generation, the video game industry keeps growing. </text:p>
        <text:p text:style-name="P3"/>
        <text:p text:style-name="P3"/>
        <text:p text:style-name="P3"/>
        <text:p text:style-name="P4">Three Horses and a Pony 591 </text:p>
        <text:p text:style-name="P3"/>
        <text:p text:style-name="P3"/>
        <text:p text:style-name="P4">And what of the people who built the industry! Odyssey designer Ralph Baer </text:p>
        <text:p text:style-name="P4">is retired; Nolan Bushnell, founder of Atari, is still a rogue entrepreneur look¬ </text:p>
        <text:p text:style-name="P4">ing for his next big Chuck E. Cheese; Howard Lincoln, who rose from corporate </text:p>
        <text:p text:style-name="P4">counsel to chairman of Nintendo, celebrated his sixtieth birthday by retiring </text:p>
        <text:p text:style-name="P4">from Nintendo to become the CEO of the Seattle Mariners; Vice President A1 </text:p>
        <text:p text:style-name="P4">Gore selected Senator Joseph Lieberman as his running mate in his bid for the </text:p>
        <text:p text:style-name="P4">presidency; and Trip Hawkins, unwilling to give up after the demise of his hard¬ </text:p>
        <text:p text:style-name="P4">ware system, converted 3DO into a highly successful software publisher. On </text:p>
        <text:p text:style-name="P4">January 8, 2002, 55-year-old Minoru Arakawa shocked the industry by an¬ </text:p>
        <text:p text:style-name="P4">nouncing his decision to retire effective immediately. At one time, Arakawa </text:p>
        <text:p text:style-name="P4">looked like the heir apparent to take over the company when Nintendo Co., </text:p>
        <text:p text:style-name="P4">Ltd. president Hiroshi Yamauchi retired. But Yoko Arakawa, Minoru’s wife </text:p>
        <text:p text:style-name="P4">and Yamauchi’s daughter, did not want to return to Japan. </text:p>
        <text:p text:style-name="P3"/>
        <text:p text:style-name="P4">That’s the End? </text:p>
        <text:p text:style-name="P3"/>
        <text:p text:style-name="P4">In many ways, this book has become the project that never ends. I had hoped </text:p>
        <text:p text:style-name="P4">to finish the book in 1995, then 1996. In 2000,1 finally published the damned </text:p>
        <text:p text:style-name="P4">thing myself. How could I have known that the next six months would be¬ </text:p>
        <text:p text:style-name="P4">come some of the most eventful months in the history of gaming—Midway </text:p>
        <text:p text:style-name="P4">Games finally abandoned the floundering coin-op video game business, Bill </text:p>
        <text:p text:style-name="P4">Gates introduced Xbox, Nintendo unveiled GameCube and launched Game </text:p>
        <text:p text:style-name="P4">Boy Advance, PlayStation 2 launched in the United States, Sega discontinued </text:p>
        <text:p text:style-name="P4">Dreamcast, and Isao Okawa passed away. </text:p>
        <text:p text:style-name="P3"/>
        <text:p text:style-name="P4">I am grateful that Prima Publishing has bought this book, but the deadline </text:p>
        <text:p text:style-name="P4">my editors set came up before the early November launches of GameCube </text:p>
        <text:p text:style-name="P4">and Xbox. And bigger battles are brewing. A recent study published in En¬ </text:p>
        <text:p text:style-name="P4">gland predicts that the interactive entertainment market will double in size </text:p>
        <text:p text:style-name="P4">and could be as big as $49 billion worldwide. </text:p>
        <text:p text:style-name="P3"/>
        <text:p text:style-name="P4">To put it another way, the game never ends. </text:p>
        <text:p text:style-name="P3"/>
        <text:p text:style-name="P3"/>
        <text:p text:style-name="P3"/>
        <text:p text:style-name="P4">Soiree Moles </text:p>
        <text:p text:style-name="P3"/>
        <text:p text:style-name="P3"/>
        <text:p text:style-name="P4">Chapter 2-. Forgotten Fathers </text:p>
        <text:p text:style-name="P3"/>
        <text:p text:style-name="P4">1. Levy, Steven, Hackers, Hemes of the Computer Revolution (New York: Dell Publishing, 1984). The most </text:p>
        <text:p text:style-name="P4">comprehensive work that exists on this pivotal period in the history of computing. Though </text:p>
        <text:p text:style-name="P4">Steve Russell was helpful and offered much information, I found myself very dependent upon </text:p>
        <text:p text:style-name="P4">Steve Levy’s book and direct any reader who wishes to know more about the beginnings of the </text:p>
        <text:p text:style-name="P4">computer revolution to Mr. Levy’s book. </text:p>
        <text:p text:style-name="P3"/>
        <text:p text:style-name="P4">Chapter 6: The Jackals </text:p>
        <text:p text:style-name="P3"/>
        <text:p text:style-name="P4">1. Cohen, Scott, Zap! The Rise and Fall ofy&amp;tari (New York: McGraw-Hill, 1984), p. 34. </text:p>
        <text:p text:style-name="P3"/>
        <text:p text:style-name="P4">2. Ibid., p. 42. </text:p>
        <text:p text:style-name="P3"/>
        <text:p text:style-name="P4">Chapter h “Could You Repeat Hat Two More Times?” </text:p>
        <text:p text:style-name="P3"/>
        <text:p text:style-name="P4">1. Cohen, Scott, Zap! The Rise and Fall of Atari (New York: McGraw-Hill, 1984), p. 50. </text:p>
        <text:p text:style-name="P3"/>
        <text:p text:style-name="P4">Chapter 8: Strange Bedfellows </text:p>
        <text:p text:style-name="P3"/>
        <text:p text:style-name="P4">1. Herman, Leonard, Phoenix: The Fall and Rise of Videogames (Springfield, NJ: Rolenta Press, 1994), pp. </text:p>
        <text:p text:style-name="P4">18-21. </text:p>
        <text:p text:style-name="P3"/>
        <text:p text:style-name="P4">2. Cohen, Scott, Zap! The Rise and Fall of Atari (few York: McGraw'-Hill, 1984), p. 52. </text:p>
        <text:p text:style-name="P3"/>
        <text:p text:style-name="P4">3. Herman, Leonard, Phoenix: The Fall and Rise of Videogames (Springfield, NJ: Rolenta Press, 1994), p. 20. </text:p>
        <text:p text:style-name="P3"/>
        <text:p text:style-name="P4">4. Robbins, Joe, "Arcades and Equipment Sales: Candid Thoughts,” RePlay Magazine (March 1976): </text:p>
        <text:p text:style-name="P4">58. </text:p>
        <text:p text:style-name="P3"/>
        <text:p text:style-name="P4">5. Cohen, Scott, Zap! The Rise and Fall ofAtari (New'York: McGraw-Hill, 1984), p. 57. </text:p>
        <text:p text:style-name="P3"/>
        <text:p text:style-name="P4">Chapter 9: The Return of Bushnell </text:p>
        <text:p text:style-name="P3"/>
        <text:p text:style-name="P4">1. Bloom, Steven, Video Invaders (few York: Arco Publishing, 1982), p. 21. </text:p>
        <text:p text:style-name="P3"/>
        <text:p text:style-name="P4">Chapter f 0: The Golden Age (Part 1) </text:p>
        <text:p text:style-name="P3"/>
        <text:p text:style-name="P4">1. This history has been taken from: http:jjzotw.com/CnienKitionicsjlmtory.iUin. </text:p>
        <text:p text:style-name="P3"/>
        <text:p text:style-name="P4">Chapter It: The Golden Age (Part 2) </text:p>
        <text:p text:style-name="P3"/>
        <text:p text:style-name="P4">1. Skow, John, “Games That People Play,” Time (January 18, 1982): 50—58. </text:p>
        <text:p text:style-name="P3"/>
        <text:p text:style-name="P4">2. Ibid. </text:p>
        <text:p text:style-name="P3"/>
        <text:p text:style-name="P4">3. Ibid. </text:p>
        <text:p text:style-name="P3"/>
        <text:p text:style-name="P4">4. Ibid. </text:p>
        <text:p text:style-name="P3"/>
        <text:p text:style-name="P4">Chanter 13; A Case of itao Gorillas </text:p>
        <text:p text:style-name="P3"/>
        <text:p text:style-name="P4">1. “Boom Times in Bad," Fortune (February 7, 1983): 6. </text:p>
        <text:p text:style-name="P3"/>
        <text:p text:style-name="P4">2. Most of the information from this section w'as taken from Universal City Studios, Inc. v. Nintendo Co. </text:p>
        <text:p text:style-name="P4">Ltd, 615 Federal Supplement (District Court of New York, 1985), pp. 838-865. </text:p>
        <text:p text:style-name="P3"/>
        <text:p text:style-name="P4">3. Universal City Studios, Inc. v. Nintendo Co. Ltd., 615 Federal Supplement (District Court of New York, </text:p>
        <text:p text:style-name="P4">1985), p. 845. </text:p>
        <text:p text:style-name="P3"/>
        <text:p text:style-name="P4">4. Ibid. </text:p>
        <text:p text:style-name="P3"/>
        <text:p text:style-name="P3"/>
        <text:p text:style-name="P3"/>
        <text:p text:style-name="P4">Source Notes 593 </text:p>
        <text:p text:style-name="P3"/>
        <text:p text:style-name="P3"/>
        <text:p text:style-name="P4">5. Ibid. </text:p>
        <text:p text:style-name="P3"/>
        <text:p text:style-name="P4">6. Ibid. </text:p>
        <text:p text:style-name="P3"/>
        <text:p text:style-name="P4">7. Ibid. </text:p>
        <text:p text:style-name="P3"/>
        <text:p text:style-name="P4">8. Ibid. </text:p>
        <text:p text:style-name="P3"/>
        <text:p text:style-name="P4">9. Ibid., p. 862. </text:p>
        <text:p text:style-name="P3"/>
        <text:p text:style-name="P4">10. Ibid., p. 842. </text:p>
        <text:p text:style-name="P3"/>
        <text:p text:style-name="P4">11. Ibid., p. 859. </text:p>
        <text:p text:style-name="P3"/>
        <text:p text:style-name="P4">Chapter 14: The Tall </text:p>
        <text:p text:style-name="P3"/>
        <text:p text:style-name="P4">1. Quote taken from Jeff Lee’s History ofQ*Bert site on the Internet (http://users.aol.com/JPMfyd: </text:p>
        <text:p text:style-name="P4">qbert.htm). </text:p>
        <text:p text:style-name="P3"/>
        <text:p text:style-name="P4">2. Ibid. </text:p>
        <text:p text:style-name="P3"/>
        <text:p text:style-name="P4">3. Alexander, Charles P., “Video Games Go Crunch," Time (October 17,1993): 65. </text:p>
        <text:p text:style-name="P3"/>
        <text:p text:style-name="P4">4. Marbach, William D., and Peter McAlevey, “A New Galaxy ofVideo Games,” Newsweek (October </text:p>
        <text:p text:style-name="P4">25,1982): 123. </text:p>
        <text:p text:style-name="P3"/>
        <text:p text:style-name="P4">5. Wiswell, Phil, “Hard fell, Atari’s 5200 Will Take You for a Ride,” Video Games (February 1983): 94. </text:p>
        <text:p text:style-name="P3"/>
        <text:p text:style-name="P4">6. Marbach, William D., and Peter McAlevey, “A New Galaxy ofVideo Games,” Newsweek (October </text:p>
        <text:p text:style-name="P4">25, 1982): 123. </text:p>
        <text:p text:style-name="P3"/>
        <text:p text:style-name="P4">7. Cohen, Scott, Zap! The Rise and Fall ojAtari (New York: McGraw-Hill, 1984), p. 114. </text:p>
        <text:p text:style-name="P3"/>
        <text:p text:style-name="P4">8. Alexander, Charles P., “Video Games Go Crunch,” Time (October 17, 1993): 64. </text:p>
        <text:p text:style-name="P3"/>
        <text:p text:style-name="P4">Chapter 15: The Ifisrmaii </text:p>
        <text:p text:style-name="P3"/>
        <text:p text:style-name="P4">1. Much of this information is taken from Cohen, Scott, Zap! The Rise and Fall ojAtari (New York: </text:p>
        <text:p text:style-name="P4">McGraw-Hill, 1984), pp. 149-150. </text:p>
        <text:p text:style-name="P3"/>
        <text:p text:style-name="P4">2. Cohen, Scott, Zap! The Rise and Fall ofAtari { New York: McGraw-Hill, 1984), p. 150. </text:p>
        <text:p text:style-name="P3"/>
        <text:p text:style-name="P4">3. Ibid. </text:p>
        <text:p text:style-name="P3"/>
        <text:p text:style-name="P4">4. Taub, Scott, “A Noisy Decline: The Saga of Pizza Time Theater Runs into Difficulties as Sales </text:p>
        <text:p text:style-name="P4">Slide and Enthusiasm Wanes,” Financial IiW&lt;/(November 30, 1983): 40. </text:p>
        <text:p text:style-name="P3"/>
        <text:p text:style-name="P4">5. “The Zinger of Silicon Valley; Morgan Uses Drastic Measures in an Attempt to Save Atari,” Time </text:p>
        <text:p text:style-name="P4">(February 6, 1984). </text:p>
        <text:p text:style-name="P3"/>
        <text:p text:style-name="P4">6. Ibid. </text:p>
        <text:p text:style-name="P3"/>
        <text:p text:style-name="P4">7. Ibid. </text:p>
        <text:p text:style-name="P3"/>
        <text:p text:style-name="P4">8. Tomczyk, Michael S., The Home Computer Wars (Greensboro, NC: Compute! Books, 1984), p. 33. </text:p>
        <text:p text:style-name="P3"/>
        <text:p text:style-name="P4">9. Ibid., p. 103. </text:p>
        <text:p text:style-name="P3"/>
        <text:p text:style-name="P4">10. Chakravarty, SubrataN., “Albatross,” Forbes (January 17, 1983). </text:p>
        <text:p text:style-name="P3"/>
        <text:p text:style-name="P4">11. Ibid. </text:p>
        <text:p text:style-name="P3"/>
        <text:p text:style-name="P4">12. Tomczyk, Michael S., The Home Computer Wars (Greensboro, NC: Compute! Books, 1984), p. 185. </text:p>
        <text:p text:style-name="P3"/>
        <text:p text:style-name="P4">13. Ibid., p. 187. </text:p>
        <text:p text:style-name="P3"/>
        <text:p text:style-name="P4">14. Chakravarty, Subrata N., “Albatross,” Forbes (January 17, 1983). </text:p>
        <text:p text:style-name="P3"/>
        <text:p text:style-name="P4">15. Ibid. </text:p>
        <text:p text:style-name="P3"/>
        <text:p text:style-name="P4">16. Rosenberg, Hilary, “Trouble in the Cabbage Patch,” Financial World (July 25, 1984): 80. </text:p>
        <text:p text:style-name="P3"/>
        <text:p text:style-name="P4">17. Almost all of the information in this book about the close of Mattel Electronics has been taken </text:p>
        <text:p text:style-name="P4">from the second edition of Phoenix: The Fall and Rise of Videogames, by Leonard Herman. Herman has </text:p>
        <text:p text:style-name="P4">written the most comprehensive volume about the evolution of game hardware imaginable. </text:p>
        <text:p text:style-name="P3"/>
        <text:p text:style-name="P4">18. Alexander, Charles P., “Video Games Go Crunch,” Time (October 17, 1983): 64. </text:p>
        <text:p text:style-name="P3"/>
        <text:p text:style-name="P4">19. “A Holiday Massacre in Video Games,” Fortune (December 26, 1983): 100. </text:p>
        <text:p text:style-name="P3"/>
        <text:p text:style-name="P4">Chapter 16: Album Covers </text:p>
        <text:p text:style-name="P3"/>
        <text:p text:style-name="P4">1. Tomczyk, Michael S., The Home Computer Wars (Greensboro, NC: Compute! Books, 1984), p. 258. </text:p>
        <text:p text:style-name="P3"/>
        <text:p text:style-name="P4">2. Ibid., p.257. </text:p>
        <text:p text:style-name="P3"/>
        <text:p text:style-name="P4">3. Chakravarty, Subrata N., “Albatross,” Forbes (January 17, 1983). </text:p>
        <text:p text:style-name="P3"/>
        <text:p text:style-name="P4">4. “Okay, Jack,” Fortune (February 20, 1984): 8. </text:p>
        <text:p text:style-name="P3"/>
        <text:p text:style-name="P4">5. Tomczyk, Michael S., The Home Computer Wars (Greensboro, NC: Compute! Books, 1984), p. 284. </text:p>
        <text:p text:style-name="P3"/>
        <text:p text:style-name="P4">6. “The Zinger of Silicon Valley,” Time (February 6, 1984): 50. </text:p>
        <text:p text:style-name="P3"/>
        <text:p text:style-name="P4">7. Bagamery, Anne, “The Second Time Around,” Forbes (October 8, 1984): 42. </text:p>
        <text:p text:style-name="P3"/>
        <text:p text:style-name="P3"/>
        <text:p text:style-name="P3"/>
        <text:p text:style-name="P4">594 Source Notes </text:p>
        <text:p text:style-name="P3"/>
        <text:p text:style-name="P3"/>
        <text:p text:style-name="P4">Chapter n&gt; We Tried to Keep from Laughing </text:p>
        <text:p text:style-name="P3"/>
        <text:p text:style-name="P4">1. Sheff, David, Game Oi«/ (New York: Vintage Books, 1994), p. 152. </text:p>
        <text:p text:style-name="P3"/>
        <text:p text:style-name="P4">2. Ibid., pp. 154-155. </text:p>
        <text:p text:style-name="P3"/>
        <text:p text:style-name="P4">3. Ibid., p. 163. </text:p>
        <text:p text:style-name="P3"/>
        <text:p text:style-name="P4">Chapter 20: The New Empire </text:p>
        <text:p text:style-name="P3"/>
        <text:p text:style-name="P4">1. Pitta, Julie, “This Dog Is Having a Big Day," Forbes (January 22, 1990): 106. </text:p>
        <text:p text:style-name="P3"/>
        <text:p text:style-name="P4">2. “Please Daddy,” Jie Economist (December 2,1989): 33. </text:p>
        <text:p text:style-name="P3"/>
        <text:p text:style-name="P4">Chapter 21: The Legal Game </text:p>
        <text:p text:style-name="P3"/>
        <text:p text:style-name="P4">1. 17 U.S.C. #101 as quotes from Atari Games Corp. v. Nintendo of America Inc., 30 USPQ2d., p. 1405. </text:p>
        <text:p text:style-name="P3"/>
        <text:p text:style-name="P4">2. Ibid., p. 1404. </text:p>
        <text:p text:style-name="P3"/>
        <text:p text:style-name="P4">3. Data East USA, Inc. v. Epyx, Inc., 862 Federal Supplement 2d., p. 209. </text:p>
        <text:p text:style-name="P3"/>
        <text:p text:style-name="P4">4. Ibid., p. 206. </text:p>
        <text:p text:style-name="P3"/>
        <text:p text:style-name="P4">5. Ibid., p. 206. </text:p>
        <text:p text:style-name="P3"/>
        <text:p text:style-name="P4">6. Ibid., p. 210. </text:p>
        <text:p text:style-name="P3"/>
        <text:p text:style-name="P4">7. Atari Games Corp. v. Nintendo of America Inc,, 30 USPQ2d.,^. 1403. </text:p>
        <text:p text:style-name="P3"/>
        <text:p text:style-name="P4">8. Ibid., p. 1403 (referring to 975 Federal Supplement 2d, p. 837). </text:p>
        <text:p text:style-name="P3"/>
        <text:p text:style-name="P4">9. Ibid., p. 1407. </text:p>
        <text:p text:style-name="P3"/>
        <text:p text:style-name="P4">10. Ibid., p. 1427. </text:p>
        <text:p text:style-name="P3"/>
        <text:p text:style-name="P4">11. Sega Enterprises Ltd. v. Accolade, Inc., 977 Federal Supplement 2d., p. 1528. </text:p>
        <text:p text:style-name="P3"/>
        <text:p text:style-name="P4">12. Ibid., p. 1515. </text:p>
        <text:p text:style-name="P3"/>
        <text:p text:style-name="P4">13. Ibid., p. 1515. </text:p>
        <text:p text:style-name="P3"/>
        <text:p text:style-name="P4">14. Ibid., pp. 1515-1516. </text:p>
        <text:p text:style-name="P3"/>
        <text:p text:style-name="P4">15. Ibid., p. 1398. </text:p>
        <text:p text:style-name="P3"/>
        <text:p text:style-name="P4">16. Ibid., p. 1398. </text:p>
        <text:p text:style-name="P3"/>
        <text:p text:style-name="P4">17. Ibid., p. 1398. </text:p>
        <text:p text:style-name="P3"/>
        <text:p text:style-name="P4">18. Ibid., p. 1514. </text:p>
        <text:p text:style-name="P3"/>
        <text:p text:style-name="P4">19. Ibid., p. 1523. </text:p>
        <text:p text:style-name="P3"/>
        <text:p text:style-name="P4">20. Ibid., p. 1529. </text:p>
        <text:p text:style-name="P3"/>
        <text:p text:style-name="P4">21. States of NY. and Maryland v. Nintendo of America, Inc., 775 Federal Supplement, p. 679. </text:p>
        <text:p text:style-name="P3"/>
        <text:p text:style-name="P4">22. Kichen, Steve, “Please, Br’er Fox! Don’t Throw Me in the Briar Patch!” Forbes (December 23, </text:p>
        <text:p text:style-name="P3"/>
        <text:p text:style-name="P4">1991): 17. </text:p>
        <text:p text:style-name="P3"/>
        <text:p text:style-name="P4">23. Lewis Galoob Toys, Inc, v. Nintendo of America, Inc., 780 Federal Supplement, p. 1295. </text:p>
        <text:p text:style-name="P3"/>
        <text:p text:style-name="P4">24. Alpex Computer Corporation v. Nintendo Co., Ltd., 780 Federal Supplement, p. 162. </text:p>
        <text:p text:style-name="P3"/>
        <text:p text:style-name="P4">25. Riordan, Teresa, “After Nintendo’s Victory, More Japanese Companies May Say They’d Rather </text:p>
        <text:p text:style-name="P4">Fight Than Pay,” New York Times, November 25, 1996, section D, p. 2. </text:p>
        <text:p text:style-name="P3"/>
        <text:p text:style-name="P4">26. Alpex Computer Corporation v. Nintendo Co., Ltd., SDNY 95-1191-1229. </text:p>
        <text:p text:style-name="P3"/>
        <text:p text:style-name="P4">27. Ibid. </text:p>
        <text:p text:style-name="P3"/>
        <text:p text:style-name="P4">28. Alpex Computer Corporation v. Nintendo Co., Ltd., SDNY 212-791-1020. </text:p>
        <text:p text:style-name="P3"/>
        <text:p text:style-name="P4">Chapter 22: The Year of Hardware </text:p>
        <text:p text:style-name="P3"/>
        <text:p text:style-name="P4">1. “New Boy on the Block,” Time (November 6, 1989): 73. </text:p>
        <text:p text:style-name="P3"/>
        <text:p text:style-name="P4">Chapter 23: Run for the Monet </text:p>
        <text:p text:style-name="P3"/>
        <text:p text:style-name="P4">1. Sheff, David, “The Game Master,” Playboy (June 1993): 216. </text:p>
        <text:p text:style-name="P3"/>
        <text:p text:style-name="P4">2. West, Neil and Chris Charla, “What the Hell Does Bill Gates Know About Games Anyway?” Next </text:p>
        <text:p text:style-name="P4">Generation (first, 1996): 60. This is Gates’s response when asked about Spindler’s statement. </text:p>
        <text:p text:style-name="P3"/>
        <text:p text:style-name="P4">3. Conour, Dale, “Sonic CEO,” Gentry (August 1995): 88. </text:p>
        <text:p text:style-name="P3"/>
        <text:p text:style-name="P4">4. Ibid., 87. </text:p>
        <text:p text:style-name="P3"/>
        <text:p text:style-name="P4">5. Gray, Paul, 'Boop, Beep, Blurp, Jingle, Jingle,” Time (July 9, 1990): 15. </text:p>
        <text:p text:style-name="P3"/>
        <text:p text:style-name="P4">6. Dumaine, Brian, “When Delay Courts Disaster,” Fortune (December 16, 1991): 104. </text:p>
        <text:p text:style-name="P3"/>
        <text:p text:style-name="P4">7. “NEC Lowers Price ofTurboGrafx-16 to f.99,” Playthings (June 1991): 6. </text:p>
        <text:p text:style-name="P3"/>
        <text:p text:style-name="P4">8. Sheff, Game Over, p. 363. </text:p>
        <text:p text:style-name="P3"/>
        <text:p text:style-name="P3"/>
        <text:p text:style-name="P3"/>
        <text:p text:style-name="P4">Source Notes 595 </text:p>
        <text:p text:style-name="P3"/>
        <text:p text:style-name="P3"/>
        <text:p text:style-name="P4">9. Streisand, Betsy, and Richard J. Newman, “The Big Leagues’ New Game Boy,” US. News &amp; World </text:p>
        <text:p text:style-name="P4">Report (February 17,1992): 44. </text:p>
        <text:p text:style-name="P3"/>
        <text:p text:style-name="P4">10. Wulf, Steve, “An Outside Pitch,” Sports Illustrated (February 10, 1992): 30. </text:p>
        <text:p text:style-name="P3"/>
        <text:p text:style-name="P4">11. Streisand and Newman, “The Big Leagues’ New Game Boy,” 44. </text:p>
        <text:p text:style-name="P3"/>
        <text:p text:style-name="P4">Chapter 24: The War </text:p>
        <text:p text:style-name="P3"/>
        <text:p text:style-name="P4">1. Tor, Matt, “Will Super Mario Halt Sega’s Sonic Boom?” Marketing (a United Kingdom publica¬ </text:p>
        <text:p text:style-name="P4">tion), April 30, 1992, p. 13. </text:p>
        <text:p text:style-name="P3"/>
        <text:p text:style-name="P4">2. Tetzeli, Rick, “Videogames: Serious Fun,” Fortune (December 27, 1993): 110. </text:p>
        <text:p text:style-name="P3"/>
        <text:p text:style-name="P4">Chapter 25: Moral Komhat </text:p>
        <text:p text:style-name="P3"/>
        <text:p text:style-name="P4">1. Joint Hearings Before the Subcommittee on Juvenile Justice, One Hundred Third Congress, </text:p>
        <text:p text:style-name="P3"/>
        <text:p text:style-name="P4">Serial No. J-103-37, December 9, 1993, March 4 and July 29, 1994, p. 22. </text:p>
        <text:p text:style-name="P3"/>
        <text:p text:style-name="P4">2. Ibid., p. 194. </text:p>
        <text:p text:style-name="P3"/>
        <text:p text:style-name="P4">3. Ibid., p. 12. </text:p>
        <text:p text:style-name="P3"/>
        <text:p text:style-name="P4">4. Ibid., p. 14. </text:p>
        <text:p text:style-name="P3"/>
        <text:p text:style-name="P4">5. Ibid., p. 15. </text:p>
        <text:p text:style-name="P3"/>
        <text:p text:style-name="P4">6. Ibid., p. 20. </text:p>
        <text:p text:style-name="P3"/>
        <text:p text:style-name="P4">7. Ibid., p. 22. </text:p>
        <text:p text:style-name="P3"/>
        <text:p text:style-name="P4">8. Ibid., p. 25. </text:p>
        <text:p text:style-name="P3"/>
        <text:p text:style-name="P4">9. Ibid., p. 25. </text:p>
        <text:p text:style-name="P3"/>
        <text:p text:style-name="P4">10. Ibid., p. 29. </text:p>
        <text:p text:style-name="P3"/>
        <text:p text:style-name="P4">11. Ibid., p. 30. </text:p>
        <text:p text:style-name="P3"/>
        <text:p text:style-name="P4">12. Ibid., p. 30. </text:p>
        <text:p text:style-name="P3"/>
        <text:p text:style-name="P4">13. Ibid., p. 35. </text:p>
        <text:p text:style-name="P3"/>
        <text:p text:style-name="P4">14. Ibid., p. 35. </text:p>
        <text:p text:style-name="P3"/>
        <text:p text:style-name="P4">15. Ibid., p. 36. </text:p>
        <text:p text:style-name="P3"/>
        <text:p text:style-name="P4">16. Ibid., p. 36. </text:p>
        <text:p text:style-name="P3"/>
        <text:p text:style-name="P4">17. Ibid., p. 41. </text:p>
        <text:p text:style-name="P3"/>
        <text:p text:style-name="P4">18. Ibid., p. 58. </text:p>
        <text:p text:style-name="P3"/>
        <text:p text:style-name="P4">19. Ibid., p. 62. </text:p>
        <text:p text:style-name="P3"/>
        <text:p text:style-name="P4">Chapter 26: The “Next” Ceneration (Part 1) </text:p>
        <text:p text:style-name="P3"/>
        <text:p text:style-name="P4">1. “Game Over?” The Economist (November 20,1993): 74. </text:p>
        <text:p text:style-name="P3"/>
        <text:p text:style-name="P4">2. Bateman, Selby, “Movers and Shakers,” Next Generation (March 1995): 29. </text:p>
        <text:p text:style-name="P3"/>
        <text:p text:style-name="P4">3. Miller, Cyndee, “Sega vs. Nintendo: This Fight’s Almost As Rough As Their Video Games,” </text:p>
        <text:p text:style-name="P4">Marketing News (August 29, 1994): 1. </text:p>
        <text:p text:style-name="P3"/>
        <text:p text:style-name="P4">4 Morris, Kathleen “Nightmare in the Fun House,” Financial PW&lt;/(February 21, 1995): 32. </text:p>
        <text:p text:style-name="P3"/>
        <text:p text:style-name="P4">5. “Nintendo Expects," Television Digest (December 5, 1994): 13. </text:p>
        <text:p text:style-name="P3"/>
        <text:p text:style-name="P4">6. Meyer, Michael, “Fight to the Finish,” Newsweek (December 12,1994): 56. </text:p>
        <text:p text:style-name="P3"/>
        <text:p text:style-name="P4">7. Morris, Kathleen, “Nightmare in the Fun House,” Financial World (fUomzxy 21, 1995): 32. </text:p>
        <text:p text:style-name="P3"/>
        <text:p text:style-name="P4">Chapter 27: The “Next” Generation (Part 2) </text:p>
        <text:p text:style-name="P3"/>
        <text:p text:style-name="P4">1. Morris, Kathleen, “Nightmare in the Fun House," Financial World (February 21, 1995): 32. </text:p>
        <text:p text:style-name="P3"/>
        <text:p text:style-name="P4">2. Ibid. </text:p>
        <text:p text:style-name="P3"/>
        <text:p text:style-name="P4">3. Ibid. </text:p>
        <text:p text:style-name="P3"/>
        <text:p text:style-name="P4">4. “Nintendo Pins Hopes on Virtual Boy,” Next Generation (March 1995): 20. </text:p>
        <text:p text:style-name="P3"/>
        <text:p text:style-name="P4">Chapter 28: The Mainstream and Ail its Perils </text:p>
        <text:p text:style-name="P3"/>
        <text:p text:style-name="P4">1. Rowling, J. K„ Harry Potter and the Goblet ofFire (New York: Scholastic Press, 2000), p. 25. </text:p>
        <text:p text:style-name="P3"/>
        <text:p text:style-name="P4">2. Hearing on “Marketing Violence to Children,” U.S. Senate Commerce, Science and Transporta¬ </text:p>
        <text:p text:style-name="P4">tion Committee, May 4, 1999, p. 117. </text:p>
        <text:p text:style-name="P3"/>
        <text:p text:style-name="P4">3. Harrison, George, “First to Market Is Good, but Not Always Best,” Brandweek (December 4,1995): 16. </text:p>
        <text:p text:style-name="P4">(Harrison was Nintendo of America’s vice president of marketing and corporate communications.) </text:p>
        <text:p text:style-name="P3"/>
        <text:p text:style-name="P3"/>
        <text:p text:style-name="P3"/>
        <text:p text:style-name="P4">596 Source Notes </text:p>
        <text:p text:style-name="P3"/>
        <text:p text:style-name="P3"/>
        <text:p text:style-name="P4">4. Gerstmann, Jeff, “Mortal Kombat Trilogy: Full Review,” GameSpot HCjonline], posted October 31, </text:p>
        <text:p text:style-name="P4">1996, updated December 3, 1996, </text:p>
        <text:p text:style-name="P3"/>
        <text:p text:style-name="P4">5. Bai, Matt, “Anatomy of a Massacre,” Newsweek (May 3, 1999): 26. </text:p>
        <text:p text:style-name="P3"/>
        <text:p text:style-name="P4">6. Gibbs, Nancy, and Timothy Roche, “The Columbine Tapes,” Time (online], December 20, 1999. </text:p>
        <text:p text:style-name="P3"/>
        <text:p text:style-name="P4">7. Ibid. </text:p>
        <text:p text:style-name="P3"/>
        <text:p text:style-name="P4">8. Hearing on “Marketing Violence to Children," p. 5. </text:p>
        <text:p text:style-name="P3"/>
        <text:p text:style-name="P4">9. Ibid., pp. 13-14. </text:p>
        <text:p text:style-name="P3"/>
        <text:p text:style-name="P4">10. Ibid., p. 37. </text:p>
        <text:p text:style-name="P3"/>
        <text:p text:style-name="P4">11. Ibid., p. 67. </text:p>
        <text:p text:style-name="P3"/>
        <text:p text:style-name="P4">12. Ibid., p. 71. </text:p>
        <text:p text:style-name="P3"/>
        <text:p text:style-name="P4">13. Ibid., p. 72. </text:p>
        <text:p text:style-name="P3"/>
        <text:p text:style-name="P4">14. Ibid., p. 87. </text:p>
        <text:p text:style-name="P3"/>
        <text:p text:style-name="P4">15. Ibid., p. 91. </text:p>
        <text:p text:style-name="P3"/>
        <text:p text:style-name="P4">16. Ibid., pp. 113-114. </text:p>
        <text:p text:style-name="P3"/>
        <text:p text:style-name="P4">17. Ibid., p. 114. </text:p>
        <text:p text:style-name="P3"/>
        <text:p text:style-name="P4">18. Ibid., p. 114. </text:p>
        <text:p text:style-name="P3"/>
        <text:p text:style-name="P4">19. Ibid., p. 115. </text:p>
        <text:p text:style-name="P3"/>
        <text:p text:style-name="P4">20. Ibid., pp. 115-116. </text:p>
        <text:p text:style-name="P3"/>
        <text:p text:style-name="P4">21. Ibid., pp. 116-117. </text:p>
        <text:p text:style-name="P3"/>
        <text:p text:style-name="P4">22. Ibid., p. 120. </text:p>
        <text:p text:style-name="P3"/>
        <text:p text:style-name="P4">23. Ibid., pp. 121-122. </text:p>
        <text:p text:style-name="P3"/>
        <text:p text:style-name="P4">24. Ibid., p. 122. </text:p>
        <text:p text:style-name="P3"/>
        <text:p text:style-name="P4">25. Ibid., p. 126. </text:p>
        <text:p text:style-name="P3"/>
        <text:p text:style-name="P4">26. Ibid., p. 136. </text:p>
        <text:p text:style-name="P3"/>
        <text:p text:style-name="P4">27. Ibid., pp. 140-144. </text:p>
        <text:p text:style-name="P3"/>
        <text:p text:style-name="P4">28. Ibid., p. 143. </text:p>
        <text:p text:style-name="P3"/>
        <text:p text:style-name="P4">Chapter 30: Three Horses and a Pony </text:p>
        <text:p text:style-name="P3"/>
        <text:p text:style-name="P4">1. Taken from Game Developers Conference keynote address, delivered March 10, 2000. </text:p>
        <text:p text:style-name="P3"/>
        <text:p text:style-name="P4">2. Takahashi, Dean, “How Four Renegades Persuaded Microsoft to Make a Game Machine,” Wall </text:p>
        <text:p text:style-name="P4">Street Journal (March 10, 2000). </text:p>
        <text:p text:style-name="P3"/>
        <text:p text:style-name="P4">3. Shroddy, Eric, Larry Muggerud, and Lou Donaldson, Jump Around (Tommy Boy Records, 1992). </text:p>
        <text:p text:style-name="P3"/>
        <text:p text:style-name="P4">4. 2000 Games White Paper, Computer Entertainment Software Association, July 2000. </text:p>
        <text:p text:style-name="P3"/>
        <text:p text:style-name="P3"/>
        <text:p text:style-name="P3"/>
        <text:p text:style-name="P4">A. G. Bear, 272-273 </text:p>
        <text:p text:style-name="P4">Abrams, Robert, 389 </text:p>
        <text:p text:style-name="P4">Acclaim, 309-311,422-423 </text:p>
        <text:p text:style-name="P4">Genesis, licensing for, 440—441 </text:p>
        <text:p text:style-name="P4">Mortal Kombat and, 465-466 </text:p>
        <text:p text:style-name="P4">second licenses from Nintendo, </text:p>
        <text:p text:style-name="P4">414-415,422-423 </text:p>
        <text:p text:style-name="P4">Ultra 64 and, 512,515-516 </text:p>
        <text:p text:style-name="P4">Accolade </text:p>
        <text:p text:style-name="P3"/>
        <text:p text:style-name="P4">Sega, action by, 381-388 </text:p>
        <text:p text:style-name="P4">Activision, 192-195,350 </text:p>
        <text:p text:style-name="P4">first products, release of, 197 </text:p>
        <text:p text:style-name="P4">growth of, 227 </text:p>
        <text:p text:style-name="P4">Mediagenic, 406-407 </text:p>
        <text:p text:style-name="P4">Nintendo and, 307-308,310 </text:p>
        <text:p text:style-name="P4">3DO games, manufacturing, 486 </text:p>
        <text:p text:style-name="P4">Adam Computer, 252—253,254,283 </text:p>
        <text:p text:style-name="P4">Adlum, Eddie, 5,6,8,9,10,33,37,56, </text:p>
        <text:p text:style-name="P4">59,61,62,79,115,123 </text:p>
        <text:p text:style-name="P4">on boom period, 151 </text:p>
        <text:p text:style-name="P4">on Bushnell, Nolan, 256,258 </text:p>
        <text:p text:style-name="P4">on the bust, 175, 176, 177 </text:p>
        <text:p text:style-name="P4">jukeboxes, 50 </text:p>
        <text:p text:style-name="P4">on Pac-Man, 140-144 </text:p>
        <text:p text:style-name="P4">on Periscope, 340-341 </text:p>
        <text:p text:style-name="P4">on Space Invaders, 116 </text:p>
        <text:p text:style-name="P4">Advance, 4 </text:p>
        <text:p text:style-name="P4">Adventure, 186—189 </text:p>
        <text:p text:style-name="P4">Advertising </text:p>
        <text:p text:style-name="P4">by Epyx, 402—403 </text:p>
        <text:p text:style-name="P4">Genesis, 405-406 </text:p>
        <text:p text:style-name="P4">Jaguar system, 489 </text:p>
        <text:p text:style-name="P4">Nintendo, 347,352 </text:p>
        <text:p text:style-name="P4">by Sega, 449 </text:p>
        <text:p text:style-name="P3"/>
        <text:p text:style-name="P4">Aladdin’s Castle arcades, 152 </text:p>
        <text:p text:style-name="P4">Alcorn, Al, 35,38-^8,51,53,55-57, 67, </text:p>
        <text:p text:style-name="P4">69,77,79,87,88-89,180 </text:p>
        <text:p text:style-name="P4">Alias Research, 512 </text:p>
        <text:p text:style-name="P4">Alien vs Predator, 489—490 </text:p>
        <text:p text:style-name="P4">Allied Leisure Industries, 56,64,290 </text:p>
        <text:p text:style-name="P4">A Ipex Computer Corporation v. Nintendo of </text:p>
        <text:p text:style-name="P4">America, 392—396 </text:p>
        <text:p text:style-name="P4">Altered Beast, 404-^05,430-431 </text:p>
        <text:p text:style-name="P4">American Television Institute of </text:p>
        <text:p text:style-name="P4">Technology, 22 </text:p>
        <text:p text:style-name="P4">Amiga Computer, 285 </text:p>
        <text:p text:style-name="P4">Mical, RJ at, 416-417 </text:p>
        <text:p text:style-name="P4">Ampex Corporation, 30—31 </text:p>
        <text:p text:style-name="P4">Amusement and Music Operators </text:p>
        <text:p text:style-name="P4">Association (AMOA), 33,76,143 </text:p>
        <text:p text:style-name="P3"/>
        <text:p text:style-name="P3"/>
        <text:p text:style-name="P4">Andresen, Bill, 467 </text:p>
        <text:p text:style-name="P4">Andromedia, 378 </text:p>
        <text:p text:style-name="P4">Andy Capp’s Tavern, 43-^5,60 </text:p>
        <text:p text:style-name="P4">Angel Studios, 513 </text:p>
        <text:p text:style-name="P4">Apple Computers, 69,102 </text:p>
        <text:p text:style-name="P4">Hawkins, Trip at, 262 </text:p>
        <text:p text:style-name="P4">Macintosh computers, 455 </text:p>
        <text:p text:style-name="P4">Valentine, Don and, 86 </text:p>
        <text:p text:style-name="P4">Apple II, 71-73 </text:p>
        <text:p text:style-name="P3"/>
        <text:p text:style-name="P4">Arakawa, Minoru, 155-156,157, 159, </text:p>
        <text:p text:style-name="P4">160,216,285-289,293,295,348,572 </text:p>
        <text:p text:style-name="P4">Atari, union with, 282—283 </text:p>
        <text:p text:style-name="P4">Donkey Kong litigation, 213—215 </text:p>
        <text:p text:style-name="P4">Fischbach, Greg and, 308,309-310, </text:p>
        <text:p text:style-name="P4">440-441 </text:p>
        <text:p text:style-name="P3"/>
        <text:p text:style-name="P4">Gorton, Slade and, 434—435 </text:p>
        <text:p text:style-name="P4">Hochberg, Joel and, 291—292 </text:p>
        <text:p text:style-name="P4">and Konami, 422 </text:p>
        <text:p text:style-name="P3"/>
        <text:p text:style-name="P4">Nakajima, Hideyuki and, 372—373, </text:p>
        <text:p text:style-name="P4">374-375 </text:p>
        <text:p text:style-name="P3"/>
        <text:p text:style-name="P4">in New York City, 296-299 </text:p>
        <text:p text:style-name="P4">North Pole Poll, 346 </text:p>
        <text:p text:style-name="P4">Tetris, 379-381,415-416 </text:p>
        <text:p text:style-name="P4">Worlds of Wonder and, 301-302,312 </text:p>
        <text:p text:style-name="P4">Archer, Glen, 394, 396 </text:p>
        <text:p text:style-name="P4">Archon, 264 </text:p>
        <text:p text:style-name="P4">Arkanoid, 358 </text:p>
        <text:p text:style-name="P3"/>
        <text:p text:style-name="P4">Army, Nintendo and, 547—548, </text:p>
        <text:p text:style-name="P4">550-551,554 </text:p>
        <text:p text:style-name="P4">Arnold Palmer Golf 406 </text:p>
        <text:p text:style-name="P4">Ashby Computer Graphics (ACG), 291 </text:p>
        <text:p text:style-name="P4">Asteroids, 129,131-132,137,145 </text:p>
        <text:p text:style-name="P4">Asteroids Deluxe, 134,135 </text:p>
        <text:p text:style-name="P4">Astro Blaster, 304 </text:p>
        <text:p text:style-name="P4">Astrocade, 234 </text:p>
        <text:p text:style-name="P4">Astrovision, 234 </text:p>
        <text:p text:style-name="P3"/>
        <text:p text:style-name="P4">Atari, 35,38-48,268,311,483,520. See </text:p>
        <text:p text:style-name="P4">also Lynx; Pong; Tengen; Video </text:p>
        <text:p text:style-name="P4">Computer System (VCS) </text:p>
        <text:p text:style-name="P3"/>
        <text:p text:style-name="P4">Alpex licenses, 392 </text:p>
        <text:p text:style-name="P4">atmosphere at, 51—52 </text:p>
        <text:p text:style-name="P4">board meetings at, 56—57 </text:p>
        <text:p text:style-name="P4">changes in mid-80s, 267—268 </text:p>
        <text:p text:style-name="P4">coin-operated games division, </text:p>
        <text:p text:style-name="P4">132-137 </text:p>
        <text:p text:style-name="P3"/>
        <text:p text:style-name="P4">Coleco and, 95-98 </text:p>
        <text:p text:style-name="P4">consumer division, 180 </text:p>
        <text:p text:style-name="P4">Consumer Electronics Show, </text:p>
        <text:p text:style-name="P4">Summer 1994,490-495 </text:p>
        <text:p text:style-name="P4">division of, 371 </text:p>
        <text:p text:style-name="P3"/>
        <text:p text:style-name="P3"/>
        <text:p text:style-name="P4">downsizing, mid-80s, 267—268 </text:p>
        <text:p text:style-name="P4">Dumb Shits Club, 198 </text:p>
        <text:p text:style-name="P4">early years at, 65-69 </text:p>
        <text:p text:style-name="P4">employee identification cards, 186 </text:p>
        <text:p text:style-name="P4">enhancement boards, 170 </text:p>
        <text:p text:style-name="P4">Famicom license, 281-282 </text:p>
        <text:p text:style-name="P4">Grass Valley think tank, 57 </text:p>
        <text:p text:style-name="P4">in Japan, 74-77 </text:p>
        <text:p text:style-name="P3"/>
        <text:p text:style-name="P4">JTS Corporation, merger with, 522 </text:p>
        <text:p text:style-name="P4">Kee Games and, 66-69 </text:p>
        <text:p text:style-name="P4">Magnavox and, 47—48 </text:p>
        <text:p text:style-name="P4">market drops, 1995,500 </text:p>
        <text:p text:style-name="P4">National Semiconductor and, 94-95 </text:p>
        <text:p text:style-name="P4">1982 sales figures, 234-235 </text:p>
        <text:p text:style-name="P4">Nintendo and, 281-285,350,371-377 </text:p>
        <text:p text:style-name="P5">“<text:span text:style-name="T13">Outstanding in Our Field” video, </text:span></text:p>
        <text:p text:style-name="P4">134-135 </text:p>
        <text:p text:style-name="P3"/>
        <text:p text:style-name="P4">Pac-Man rights, 2087 </text:p>
        <text:p text:style-name="P4">Research and Development </text:p>
        <text:p text:style-name="P4">division, 87—88 </text:p>
        <text:p text:style-name="P4">sale of, 102-106 </text:p>
        <text:p text:style-name="P4">security at, 185-186 </text:p>
        <text:p text:style-name="P4">specialty tables, 111 </text:p>
        <text:p text:style-name="P4">Tetris legal action, 379-381 </text:p>
        <text:p text:style-name="P4">transition years, 101—102 </text:p>
        <text:p text:style-name="P4">troubles at, 521-522 </text:p>
        <text:p text:style-name="P4">Video Computer system (VCS), </text:p>
        <text:p text:style-name="P4">100-101 </text:p>
        <text:p text:style-name="P3"/>
        <text:p text:style-name="P4">Wells Fargo and, 51 </text:p>
        <text:p text:style-name="P4">Atari 5200,229-230 </text:p>
        <text:p text:style-name="P4">Atari Games Corporation v. Nintendo of </text:p>
        <text:p text:style-name="P4">America, 371—377 </text:p>
        <text:p text:style-name="P4">Atari ST, 285 </text:p>
        <text:p text:style-name="P4">Atlantic Acceptance, 250 </text:p>
        <text:p text:style-name="P4">AT&amp;T and 3DO, 486 </text:p>
        <text:p text:style-name="P4">Auto Race, 201 </text:p>
        <text:p text:style-name="P4">Axlon, Inc., 272-274 </text:p>
        <text:p text:style-name="P3"/>
        <text:p text:style-name="P4">Baby Pac-Man, 63,173 </text:p>
        <text:p text:style-name="P4">Bachus, Kevin, 575 </text:p>
        <text:p text:style-name="P4">Back to the Future, 287 </text:p>
        <text:p text:style-name="P4">Baer, Ralph, 21—26,54,572 </text:p>
        <text:p text:style-name="P4">digital camera, 173-175 </text:p>
        <text:p text:style-name="P4">Pong and, 45-48 </text:p>
        <text:p text:style-name="P4">Telestar, work on, 96—97 </text:p>
        <text:p text:style-name="P4">Touch Me, 201 </text:p>
        <text:p text:style-name="P4">Baffle Ball, 2-3, 222 </text:p>
        <text:p text:style-name="P4">Bagatelle Place, 2, 167 </text:p>
        <text:p text:style-name="P4">Bailey, Dona, 134, 153 </text:p>
        <text:p text:style-name="P4">Centipede, 160—163 </text:p>
        <text:p text:style-name="P3"/>
        <text:p text:style-name="P3"/>
        <text:p text:style-name="P3"/>
        <text:p text:style-name="P4">598 Index </text:p>
        <text:p text:style-name="P3"/>
        <text:p text:style-name="P3"/>
        <text:p text:style-name="P4">Baird, Zoe, 393 </text:p>
        <text:p text:style-name="P4">Ballouz, Frank, 135 </text:p>
        <text:p text:style-name="P4">Bally, A. See also Bally/Midway </text:p>
        <text:p text:style-name="P4">Alpex licenses, 392 </text:p>
        <text:p text:style-name="P4">Atari and, 38 </text:p>
        <text:p text:style-name="P4">Bingo machines, 7-8 </text:p>
        <text:p text:style-name="P4">Coleco, licensing agreement </text:p>
        <text:p text:style-name="P4">with, 205 </text:p>
        <text:p text:style-name="P3"/>
        <text:p text:style-name="P4">game consoles, 126 </text:p>
        <text:p text:style-name="P4">pinball machines, 66 </text:p>
        <text:p text:style-name="P4">Pong and, 45 </text:p>
        <text:p text:style-name="P4">purchase of Midway, 137 </text:p>
        <text:p text:style-name="P4">Ballyhoo, 4 </text:p>
        <text:p text:style-name="P4">Bally/Midway </text:p>
        <text:p text:style-name="P3"/>
        <text:p text:style-name="P4">Coleco, licensing agreement </text:p>
        <text:p text:style-name="P4">with, 205 </text:p>
        <text:p text:style-name="P3"/>
        <text:p text:style-name="P4">digital camera idea, 173—175 </text:p>
        <text:p text:style-name="P4">Sega, sale of, 342—343 </text:p>
        <text:p text:style-name="P4">Sente Technologies and, 258 </text:p>
        <text:p text:style-name="P4">Bandai, 306,307 </text:p>
        <text:p text:style-name="P4">Bank Shot, 90 </text:p>
        <text:p text:style-name="P4">Baseball, 201,297 </text:p>
        <text:p text:style-name="P4">with Game Boy, 416 </text:p>
        <text:p text:style-name="P4">Baseball Club of Seattle, 436 </text:p>
        <text:p text:style-name="P4">Baseball games, 12 </text:p>
        <text:p text:style-name="P4">Bases loaded, 363 </text:p>
        <text:p text:style-name="P4">Basic Math, 183 </text:p>
        <text:p text:style-name="P4">Basketball, 201 </text:p>
        <text:p text:style-name="P4">Batman, All </text:p>
        <text:p text:style-name="P4">Battle Toads, 510—511 </text:p>
        <text:p text:style-name="P4">Battletoads &amp; Double Dragon: The Ultimate </text:p>
        <text:p text:style-name="P4">Team, 441 </text:p>
        <text:p text:style-name="P3"/>
        <text:p text:style-name="P4">Battletoads in Batllemaniacs, 441 </text:p>
        <text:p text:style-name="P3"/>
        <text:p text:style-name="P4">Battlezone, 118,129, 148-149,245 </text:p>
        <text:p text:style-name="P3"/>
        <text:p text:style-name="P4">Baxter, Steven, 1,62 </text:p>
        <text:p text:style-name="P3"/>
        <text:p text:style-name="P4">Bear Cun, 10,337 </text:p>
        <text:p text:style-name="P3"/>
        <text:p text:style-name="P4">Beat 'Em &amp; Eat Em, 226 </text:p>
        <text:p text:style-name="P3"/>
        <text:p text:style-name="P4">Bellfield, Charles, 573,585,588-589 </text:p>
        <text:p text:style-name="P3"/>
        <text:p text:style-name="P4">Ben Cooper, Inc., 210 </text:p>
        <text:p text:style-name="P3"/>
        <text:p text:style-name="P4">Bennett, William, 548,549 </text:p>
        <text:p text:style-name="P3"/>
        <text:p text:style-name="P4">Bible Adventures, 399 </text:p>
        <text:p text:style-name="P3"/>
        <text:p text:style-name="P4">Billiards, 2 </text:p>
        <text:p text:style-name="P3"/>
        <text:p text:style-name="P4">Bill Laimbeer’s Combat Basketball, 448 </text:p>
        <text:p text:style-name="P4">Bingo machines, 7—8 </text:p>
        <text:p text:style-name="P4">Bionic Breakthrough, 268 </text:p>
        <text:p text:style-name="P4">Bird, Larry, 265-266 </text:p>
        <text:p text:style-name="P4">Blackjack, 183 </text:p>
        <text:p text:style-name="P3"/>
        <text:p text:style-name="P4">Blackley, Seamus, 573,575,576 </text:p>
        <text:p text:style-name="P4">Black Widow, 164 </text:p>
        <text:p text:style-name="P4">Blades of Steel, 422 </text:p>
        <text:p text:style-name="P4">Bloom, Steve, 153 </text:p>
        <text:p text:style-name="P4">Blue Sky, 407 </text:p>
        <text:p text:style-name="P3"/>
        <text:p text:style-name="P4">Bluhdorn, Charlie, 341,342 </text:p>
        <text:p text:style-name="P4">Bluth, Don, 224-226 </text:p>
        <text:p text:style-name="P4">Bomb Bee, 140 </text:p>
        <text:p text:style-name="P4">Bonk, 449-450 </text:p>
        <text:p text:style-name="P4">Bonk SuperSet, 433 </text:p>
        <text:p text:style-name="P4">Boogar, Stephan, 412-413 </text:p>
        <text:p text:style-name="P4">Boon, Ed, 462-466,480 </text:p>
        <text:p text:style-name="P4">Bosconian, 443 </text:p>
        <text:p text:style-name="P3"/>
        <text:p text:style-name="P4">Bottom of the Ninth Inning, HA </text:p>
        <text:p text:style-name="P4">Bound High, 524 </text:p>
        <text:p text:style-name="P4">Boy's Life, 232 </text:p>
        <text:p text:style-name="P4">Braun, Bobby, 56 </text:p>
        <text:p text:style-name="P4">Braun, Dave, 56 </text:p>
        <text:p text:style-name="P4">Breakout, 61,71-73,75,77,358 </text:p>
        <text:p text:style-name="P3"/>
        <text:p text:style-name="P3"/>
        <text:p text:style-name="P4">Bristow, Steve, 52,53-54,87,88,106,124 </text:p>
        <text:p text:style-name="P4">to Kee Games, 66-67 </text:p>
        <text:p text:style-name="P4">piggyback boards, 95 </text:p>
        <text:p text:style-name="P4">X'sand O's, 118 </text:p>
        <text:p text:style-name="P4">Brock, Robert, 243 </text:p>
        <text:p text:style-name="P4">Brock Hotel Group, 243 </text:p>
        <text:p text:style-name="P4">Broderbund, 307 </text:p>
        <text:p text:style-name="P4">Myst on, 457 </text:p>
        <text:p text:style-name="P4">Brogan, Edward, 495 </text:p>
        <text:p text:style-name="P4">Bromley, Eric, 209,254, 273 </text:p>
        <text:p text:style-name="P4">Bromley, Lauren, 332,333, 341 </text:p>
        <text:p text:style-name="P4">Bromley, Martin, 332—333,334,339,341 </text:p>
        <text:p text:style-name="P4">Brown, Bob, 181,403 </text:p>
        <text:p text:style-name="P4">Brownback, Sam, 545—546, 547,549, </text:p>
        <text:p text:style-name="P4">553,554,555 </text:p>
        <text:p text:style-name="P3"/>
        <text:p text:style-name="P4">Brudvik-Lindner, Richard, 347,348, </text:p>
        <text:p text:style-name="P4">362, 397,398 </text:p>
        <text:p text:style-name="P4">BSR, 268 </text:p>
        <text:p text:style-name="P3"/>
        <text:p text:style-name="P4">Bubble Bath Babes, 399 </text:p>
        <text:p text:style-name="P4">Budge, Bill, 263 </text:p>
        <text:p text:style-name="P4">Budokan: The Martial Spirit, 410 </text:p>
        <text:p text:style-name="P4">Bunten, Dan, 263 </text:p>
        <text:p text:style-name="P4">Burgertime, 358 </text:p>
        <text:p text:style-name="P4">Burlington Industries, 109 </text:p>
        <text:p text:style-name="P4">Burning Rangers, 558 </text:p>
        <text:p text:style-name="P3"/>
        <text:p text:style-name="P4">Bushnell, Nolan, 27,28-35,35,38-48, </text:p>
        <text:p text:style-name="P4">50-58,59,60-67,79,80-92,99, </text:p>
        <text:p text:style-name="P3"/>
        <text:p text:style-name="P4">241,242-246,259,572 </text:p>
        <text:p text:style-name="P4">Atari Coin-Op, bid on, 522 </text:p>
        <text:p text:style-name="P4">Axlon, Inc., 272-276 </text:p>
        <text:p text:style-name="P4">Catalyst Technologies, 242 </text:p>
        <text:p text:style-name="P4">forced retirement of, 112—313 </text:p>
        <text:p text:style-name="P4">Hochberg, Joel meeting, 64—65 </text:p>
        <text:p text:style-name="P4">Kassar, Ray and, 110 </text:p>
        <text:p text:style-name="P4">Nakajima, Hideyuki and, 371 </text:p>
        <text:p text:style-name="P4">noncompetition agreement, end of, </text:p>
        <text:p text:style-name="P4">256-258 </text:p>
        <text:p text:style-name="P3"/>
        <text:p text:style-name="P4">parting with Warner </text:p>
        <text:p text:style-name="P4">Communications, 111 </text:p>
        <text:p text:style-name="P4">post-Atari career, 107—108 </text:p>
        <text:p text:style-name="P4">problems with Warner, 180 </text:p>
        <text:p text:style-name="P4">sale of Atari, 102—106 </text:p>
        <text:p text:style-name="P4">Warner Communications and, </text:p>
        <text:p text:style-name="P4">106-107 </text:p>
        <text:p text:style-name="P3"/>
        <text:p text:style-name="P4">yachting venture, 245 </text:p>
        <text:p text:style-name="P4">Zito, Tom and, 272—276 </text:p>
        <text:p text:style-name="P4">Bushnell, Paula, 105 </text:p>
        <text:p text:style-name="P4">Buster Douglas Boxing, 406 </text:p>
        <text:p text:style-name="P3"/>
        <text:p text:style-name="P4">Caballero Control Corporation, 225 </text:p>
        <text:p text:style-name="P4">Cabbage Patch Kids, 253-254 </text:p>
        <text:p text:style-name="P4">Cain, Jonathan, 174 </text:p>
        <text:p text:style-name="P4">Calfee, Steve, 138, 140 </text:p>
        <text:p text:style-name="P4">California Games, 405 </text:p>
        <text:p text:style-name="P4">Campbell, Jeffrey Scott, 362 </text:p>
        <text:p text:style-name="P4">Campman, Herb, 23 </text:p>
        <text:p text:style-name="P4">Capcom, 306,307,441 </text:p>
        <text:p text:style-name="P4">Final Fight, 445,448 </text:p>
        <text:p text:style-name="P4">Fujiwara, Tokuro and, 444—446 </text:p>
        <text:p text:style-name="P4">Nintendo Entertainment System </text:p>
        <text:p text:style-name="P4">(NES), games for, 351 </text:p>
        <text:p text:style-name="P4">Nintendo licenses, 358—359 </text:p>
        <text:p text:style-name="P4">Okamoto, Yoshiki and, 444—446 </text:p>
        <text:p text:style-name="P4">Street Fighter II figures, 446 </text:p>
        <text:p text:style-name="P4">Carlton, Jim, 515-516 </text:p>
        <text:p text:style-name="P4">Carmack, Adrian, 457 </text:p>
        <text:p text:style-name="P3"/>
        <text:p text:style-name="P3"/>
        <text:p text:style-name="P4">Carmack, John, 457-458 </text:p>
        <text:p text:style-name="P4">Carneal, Michael, 544 </text:p>
        <text:p text:style-name="P4">Cartoon shows, 482—483 </text:p>
        <text:p text:style-name="P4">HeMan and the Masters of the </text:p>
        <text:p text:style-name="P4">Universe, 425 </text:p>
        <text:p text:style-name="P4">Pokemon, 566—567 </text:p>
        <text:p text:style-name="P4">Cash Box, 33 </text:p>
        <text:p text:style-name="P3"/>
        <text:p text:style-name="P4">Castle Park, Riverside, CA., 176 </text:p>
        <text:p text:style-name="P4">Castlevania, 358,422 </text:p>
        <text:p text:style-name="P4">Castle Wolfenstein 3D, 400 </text:p>
        <text:p text:style-name="P4">Catalyst Technologies, 242 </text:p>
        <text:p text:style-name="P4">Caulfield, Barbara, 384-387 </text:p>
        <text:p text:style-name="P4">Cavalier, 14,120 </text:p>
        <text:p text:style-name="P4">CD-ROM, 450-451 </text:p>
        <text:p text:style-name="P4">games and, 456 </text:p>
        <text:p text:style-name="P4">Nintendo using, 510-511 </text:p>
        <text:p text:style-name="P4">TurboGrafx add-on, 413 </text:p>
        <text:p text:style-name="P4">Centipede, 132,134,160—163 </text:p>
        <text:p text:style-name="P4">for Atari 5200,229 </text:p>
        <text:p text:style-name="P4">Video Computer System (VCS) </text:p>
        <text:p text:style-name="P4">version, 229 </text:p>
        <text:p text:style-name="P4">Centuri, 205 </text:p>
        <text:p text:style-name="P4">Cerny, Mark, 135—136 </text:p>
        <text:p text:style-name="P4">Master System, 3D glasses for, </text:p>
        <text:p text:style-name="P4">359-360 </text:p>
        <text:p text:style-name="P3"/>
        <text:p text:style-name="P4">Chaden, Lee, 230 </text:p>
        <text:p text:style-name="P4">Channel F, 98,99,392 </text:p>
        <text:p text:style-name="P4">Chaput, Charles J., 546,548 </text:p>
        <text:p text:style-name="P4">Chase, Robert, 470,471,472 </text:p>
        <text:p text:style-name="P4">Chiat Day, 402—403 </text:p>
        <text:p text:style-name="P4">Chicago Coin, 8,29 </text:p>
        <text:p text:style-name="P4">Destruction Derby and, 91 </text:p>
        <text:p text:style-name="P4">Speedway, 11 </text:p>
        <text:p text:style-name="P3"/>
        <text:p text:style-name="P4">Christian-themed games, 399 </text:p>
        <text:p text:style-name="P4">Chrono Trigger, 541 </text:p>
        <text:p text:style-name="P4">Chu Chu Rocket, 579 </text:p>
        <text:p text:style-name="P4">Chuck E. Cheese, 115-122, </text:p>
        <text:p text:style-name="P4">119-122,529 </text:p>
        <text:p text:style-name="P4">bankruptcy of, 246 </text:p>
        <text:p text:style-name="P4">Space Invaders at, 121—122 </text:p>
        <text:p text:style-name="P4">Churchill, Marilyn, 182 </text:p>
        <text:p text:style-name="P4">Cinematronics, 129—130 </text:p>
        <text:p text:style-name="P4">Dragon's Lair, 224—226 </text:p>
        <text:p text:style-name="P4">Space A ce, 225—226 </text:p>
        <text:p text:style-name="P4">Star Castle, 233 </text:p>
        <text:p text:style-name="P4">Warrior, 368 </text:p>
        <text:p text:style-name="P4">Cisco Systems, 86 </text:p>
        <text:p text:style-name="P3"/>
        <text:p text:style-name="P4">City of Mesquite v. Aladdin's Castle, Inc., 152 </text:p>
        <text:p text:style-name="P4">Clinton, Bill, 393 </text:p>
        <text:p text:style-name="P4">Coin-operated games, 50—51. </text:p>
        <text:p text:style-name="P3"/>
        <text:p text:style-name="P4">See also Pong </text:p>
        <text:p text:style-name="P3"/>
        <text:p text:style-name="P4">decline in, 102,176—177 </text:p>
        <text:p text:style-name="P4">truancy and, 152 </text:p>
        <text:p text:style-name="P3"/>
        <text:p text:style-name="P4">vector-graphics generator for, 130 </text:p>
        <text:p text:style-name="P4">Coleco, 94,95-98 </text:p>
        <text:p text:style-name="P4">Adam Computer, 252-253 </text:p>
        <text:p text:style-name="P4">Alpex licenses, 392 </text:p>
        <text:p text:style-name="P4">Cabbage Patch Kids, 253-254 </text:p>
        <text:p text:style-name="P4">Coleco Vision, 206—210 </text:p>
        <text:p text:style-name="P4">demise of, 252-255 </text:p>
        <text:p text:style-name="P4">Donkey Kong license, 208—218 </text:p>
        <text:p text:style-name="P4">Dragon's Lair rights, 225 </text:p>
        <text:p text:style-name="P4">handheld electronic games, 107 </text:p>
        <text:p text:style-name="P4">Nintendo and, 283—285 </text:p>
        <text:p text:style-name="P4">resurgence of, 203—206 </text:p>
        <text:p text:style-name="P4">tabletop games, 205-206 </text:p>
        <text:p text:style-name="P3"/>
        <text:p text:style-name="P3"/>
        <text:p text:style-name="P3"/>
        <text:p text:style-name="P4">Index 5$9 </text:p>
        <text:p text:style-name="P3"/>
        <text:p text:style-name="P3"/>
        <text:p text:style-name="P4">Telstar Arcade, 195 </text:p>
        <text:p text:style-name="P4">as third-party publisher, 205 </text:p>
        <text:p text:style-name="P4">in toy business, 253 </text:p>
        <text:p text:style-name="P4">ColecoVision, 206-210,273-274 </text:p>
        <text:p text:style-name="P4">Cole Properties, 51 </text:p>
        <text:p text:style-name="P4">Coll, Steve, 241 </text:p>
        <text:p text:style-name="P4">Color Dreams, 398-399 </text:p>
        <text:p text:style-name="P4">Columbia Cartridge Club, 226 </text:p>
        <text:p text:style-name="P4">Columbia Pictures, 453 </text:p>
        <text:p text:style-name="P4">Columbine shootings, 544-545,547 </text:p>
        <text:p text:style-name="P4">Combat, 107, 183 </text:p>
        <text:p text:style-name="P4">Commander Keen, 457 </text:p>
        <text:p text:style-name="P4">Commando, 444 </text:p>
        <text:p text:style-name="P3"/>
        <text:p text:style-name="P4">for Nintendo Entertainment </text:p>
        <text:p text:style-name="P4">System (NES), 351 </text:p>
        <text:p text:style-name="P4">Commodore 64,251—252 </text:p>
        <text:p text:style-name="P4">sales plateau of, 264—265 </text:p>
        <text:p text:style-name="P4">Commodore International, 248—252. </text:p>
        <text:p text:style-name="P4">See also Commodore 64 </text:p>
        <text:p text:style-name="P4">Gould, Irving at, 266-268 </text:p>
        <text:p text:style-name="P4">Pet Computer, 251 </text:p>
        <text:p text:style-name="P4">success in mid-80s, 260 </text:p>
        <text:p text:style-name="P4">VIC-20 computer, 251 </text:p>
        <text:p text:style-name="P4">Competition, 137—140 </text:p>
        <text:p text:style-name="P4">Comply 202 </text:p>
        <text:p text:style-name="P3"/>
        <text:p text:style-name="P4">Computers. See also PC games </text:p>
        <text:p text:style-name="P4">of 1960s, 16-17 </text:p>
        <text:p text:style-name="P4">Computer Space, 31-34,45 </text:p>
        <text:p text:style-name="P4">Cone &amp; Belding, 347 </text:p>
        <text:p text:style-name="P4">Congressional hearings, 466-478 </text:p>
        <text:p text:style-name="P4">school violence and, 545-555 </text:p>
        <text:p text:style-name="P4">Consumer Electronics Show (CES), </text:p>
        <text:p text:style-name="P4">47,48, 286, 503 </text:p>
        <text:p text:style-name="P4">Summer 1994, 490-495 </text:p>
        <text:p text:style-name="P4">Contact, 4 </text:p>
        <text:p text:style-name="P4">Contra, 77,363 </text:p>
        <text:p text:style-name="P4">Game Genie and, 391 </text:p>
        <text:p text:style-name="P4">Contra 3: The Alien Wars, 448 </text:p>
        <text:p text:style-name="P4">Coon Hunt, 340 </text:p>
        <text:p text:style-name="P3"/>
        <text:p text:style-name="P4">Copyrights. See Legal actions </text:p>
        <text:p text:style-name="P4">Cosmic Avenger, 207 </text:p>
        <text:p text:style-name="P4">Cosmic Carnage, 496 </text:p>
        <text:p text:style-name="P4">Cosmos game console, 124—128 </text:p>
        <text:p text:style-name="P4">Cramer Electronics, 49 </text:p>
        <text:p text:style-name="P4">Crane, David, 181, 191,193 </text:p>
        <text:p text:style-name="P4">with Zito, Tom, 273 </text:p>
        <text:p text:style-name="P4">Crash Bandicoot, 536-537 </text:p>
        <text:p text:style-name="P4">Crash N' Burn, 487 </text:p>
        <text:p text:style-name="P4">Crawford, Gordon, 103 </text:p>
        <text:p text:style-name="P4">Crazy Otto, 1781 </text:p>
        <text:p text:style-name="P4">Creative Labs, 455-456 </text:p>
        <text:p text:style-name="P4">3DO hardware, manufacturing, </text:p>
        <text:p text:style-name="P4">486 </text:p>
        <text:p text:style-name="P3"/>
        <text:p text:style-name="P4">Crescent Galaxy, 489 </text:p>
        <text:p text:style-name="P4">Crowther, Will, 186 </text:p>
        <text:p text:style-name="P4">Cruis’n USA, 538 </text:p>
        <text:p text:style-name="P4">Crystal Dynamics, 520 </text:p>
        <text:p text:style-name="P4">Curran, Kevin, 167-173,228-229 </text:p>
        <text:p text:style-name="P4">Custer's Revenge, 226-221 </text:p>
        <text:p text:style-name="P4">Cutie Q, 140 </text:p>
        <text:p text:style-name="P4">Cybermorph, 489 </text:p>
        <text:p text:style-name="P3"/>
        <text:p text:style-name="P4">D. Gottlieb and Company, 2 </text:p>
        <text:p text:style-name="P4">Dabney, Ted, 34,38-48,51,55 </text:p>
        <text:p text:style-name="P4">Data East, 307,358 </text:p>
        <text:p text:style-name="P4">Epyx, action against, 368—371 </text:p>
        <text:p text:style-name="P3"/>
        <text:p text:style-name="P3"/>
        <text:p text:style-name="P4">pinball division, sale of, 500 </text:p>
        <text:p text:style-name="P4">Data East v. Epyx, 368-371 </text:p>
        <text:p text:style-name="P4">Davis, Warren, 223 </text:p>
        <text:p text:style-name="P4">Dean, John, 38 </text:p>
        <text:p text:style-name="P4">Death Race, 90-92 </text:p>
        <text:p text:style-name="P4">Death Race II, 92 </text:p>
        <text:p text:style-name="P4">Decuir, Joe, 99,192,575 </text:p>
        <text:p text:style-name="P4">Defender, 144-147,152,220 </text:p>
        <text:p text:style-name="P4">for Atari 5200,229 </text:p>
        <text:p text:style-name="P4">Delman, Howard, 130,134, 148 </text:p>
        <text:p text:style-name="P4">Videalnc., 244 </text:p>
        <text:p text:style-name="P4">DeMar, Larry, 147, 220 </text:p>
        <text:p text:style-name="P4">Descent, 459 </text:p>
        <text:p text:style-name="P4">Destruction Derby, 90-91 </text:p>
        <text:p text:style-name="P4">Devine, Graeme, 457 </text:p>
        <text:p text:style-name="P4">Digital cameras, 173—175 </text:p>
        <text:p text:style-name="P4">Digital Equipment, 17,20 </text:p>
        <text:p text:style-name="P4">Digital Pictures, 20,453-455 </text:p>
        <text:p text:style-name="P4">Digitized graphics, 175 </text:p>
        <text:p text:style-name="P4">Diller, Barry, 342 </text:p>
        <text:p text:style-name="P4">Ditto Crisis, 568 </text:p>
        <text:p text:style-name="P4">Discs of Tron, 226 </text:p>
        <text:p text:style-name="P4">Disney, 224-225 </text:p>
        <text:p text:style-name="P4">Kalinske, Tom and, 534 </text:p>
        <text:p text:style-name="P4">Sega contracts with, 448 </text:p>
        <text:p text:style-name="P4">Tron, 226 </text:p>
        <text:p text:style-name="P3"/>
        <text:p text:style-name="P4">DisneyQuests, 529 </text:p>
        <text:p text:style-name="P3"/>
        <text:p text:style-name="P4">DMA Designs, 511 </text:p>
        <text:p text:style-name="P3"/>
        <text:p text:style-name="P4">Doin' Doki Panic, 365 </text:p>
        <text:p text:style-name="P3"/>
        <text:p text:style-name="P4">Dolphin system, 562-563,572 </text:p>
        <text:p text:style-name="P3"/>
        <text:p text:style-name="P4">Donaldson, Bruce, 350 </text:p>
        <text:p text:style-name="P3"/>
        <text:p text:style-name="P4">Donkey Kong, 151, 155-160,210-218, </text:p>
        <text:p text:style-name="P3"/>
        <text:p text:style-name="P4">297, 352,530 </text:p>
        <text:p text:style-name="P3"/>
        <text:p text:style-name="P4">Coleco license, 208—210,283-285 </text:p>
        <text:p text:style-name="P4">handheld game, 203 </text:p>
        <text:p text:style-name="P4">Universal Studios issues, 210—214 </text:p>
        <text:p text:style-name="P4">Donkey Kong 3, 352 </text:p>
        <text:p text:style-name="P4">Donkey Kong Country, 491—493 </text:p>
        <text:p text:style-name="P4">release of, 496-497 </text:p>
        <text:p text:style-name="P4">Donkey Kong Country 2 ,518 </text:p>
        <text:p text:style-name="P4">Donkey Kong Junior, 177,299,306,352 </text:p>
        <text:p text:style-name="P4">Doom, 457-458,459-460,470,545,551,554 </text:p>
        <text:p text:style-name="P4">for 32X, 496 </text:p>
        <text:p text:style-name="P3"/>
        <text:p text:style-name="P4">Dorgan, Byron, 472-473,477 </text:p>
        <text:p text:style-name="P4">Double Dragon II: The Revenge, 422,444-445 </text:p>
        <text:p text:style-name="P4">Double Dribble, 358, 422 </text:p>
        <text:p text:style-name="P4">Douglas, Buster, 406 </text:p>
        <text:p text:style-name="P4">Dow Jones Industrial Average, 38 </text:p>
        <text:p text:style-name="P4">Dr J. and Larry Bird Go One-on-One, 266 </text:p>
        <text:p text:style-name="P4">Dr. Pong, 61 </text:p>
        <text:p text:style-name="P4">Dragon Hopper, 524 </text:p>
        <text:p text:style-name="P4">Dragon Quest VII, 583 </text:p>
        <text:p text:style-name="P4">Dragon Riders, 154 </text:p>
        <text:p text:style-name="P4">Dragon’s Lair, 224—226 </text:p>
        <text:p text:style-name="P4">Dragon's Lair II, 226 </text:p>
        <text:p text:style-name="P4">Dreamcast, 432,577 </text:p>
        <text:p text:style-name="P4">America, launch in, 564—565 </text:p>
        <text:p text:style-name="P4">announcing release of, 559-560 </text:p>
        <text:p text:style-name="P4">discontinuation of, 588—589 </text:p>
        <text:p text:style-name="P4">expanded library, need for, 578 </text:p>
        <text:p text:style-name="P4">as Internet device, 571 </text:p>
        <text:p text:style-name="P4">Japan, launch in, 563—564 </text:p>
        <text:p text:style-name="P4">online component, 579 </text:p>
        <text:p text:style-name="P4">sales of, 584 </text:p>
        <text:p text:style-name="P3"/>
        <text:p text:style-name="P4">shortages of PlayStation 2 and, </text:p>
        <text:p text:style-name="P4">587-588 </text:p>
        <text:p text:style-name="P3"/>
        <text:p text:style-name="P3"/>
        <text:p text:style-name="P4">DreamWorks, 528—529 </text:p>
        <text:p text:style-name="P3"/>
        <text:p text:style-name="P4">Droz, Marilyn, 461, 470,471-472,473 </text:p>
        <text:p text:style-name="P3"/>
        <text:p text:style-name="P4">Drug use, 52,196 </text:p>
        <text:p text:style-name="P3"/>
        <text:p text:style-name="P4">Duck Hunt, 287,288,297,305 </text:p>
        <text:p text:style-name="P3"/>
        <text:p text:style-name="P4">Duke Nuke ’Em, 546,552 </text:p>
        <text:p text:style-name="P3"/>
        <text:p text:style-name="P4">Duke Nuke 'Em 3D, 459 </text:p>
        <text:p text:style-name="P3"/>
        <text:p text:style-name="P4">Dusenberry, Tom, 522 </text:p>
        <text:p text:style-name="P3"/>
        <text:p text:style-name="P4">DVD </text:p>
        <text:p text:style-name="P3"/>
        <text:p text:style-name="P4">Dolphin system, 562-563 </text:p>
        <text:p text:style-name="P4">Japan, players in, 571 </text:p>
        <text:p text:style-name="P4">PlayStation 2 and, 561 </text:p>
        <text:p text:style-name="P4">Dyer, Rick, 225 </text:p>
        <text:p text:style-name="P3"/>
        <text:p text:style-name="P4">E T., 219 </text:p>
        <text:p text:style-name="P4">Eagle Toys, 96 </text:p>
        <text:p text:style-name="P4">Easter eggs, 186-189 </text:p>
        <text:p text:style-name="P4">GameMage, 390—392 </text:p>
        <text:p text:style-name="P4">in Maniac Mansion, 363—364—364 </text:p>
        <text:p text:style-name="P4">in Super Mario Bros., 300 </text:p>
        <text:p text:style-name="P4">Ebert, Robert, 360 </text:p>
        <text:p text:style-name="P4">Ecco the Dolphin, 482—483 </text:p>
        <text:p text:style-name="P4">Edgar Rice Burroughs, Inc., 177 </text:p>
        <text:p text:style-name="P4">Edwards, Angela, 532-533 </text:p>
        <text:p text:style-name="P4">Edwards, Dan, 19 </text:p>
        <text:p text:style-name="P4">Egging, Keith, 117 </text:p>
        <text:p text:style-name="P4">Eisner, Michael, 342,534 </text:p>
        <text:p text:style-name="P4">Electronica 60,377-378 </text:p>
        <text:p text:style-name="P4">Electronic Arts, 307,350,408-410,533 </text:p>
        <text:p text:style-name="P4">birth of, 260-266 </text:p>
        <text:p text:style-name="P4">distribution system, 264 </text:p>
        <text:p text:style-name="P4">packaging of products, 263-264 </text:p>
        <text:p text:style-name="P4">PlayStation 2 games, 580 </text:p>
        <text:p text:style-name="P4">Sega, relationship with, 408—410 </text:p>
        <text:p text:style-name="P4">sports games, 407 </text:p>
        <text:p text:style-name="P4">3DO games, manufacturing, 486 </text:p>
        <text:p text:style-name="P4">Electronic Entertainment Expo (E3), </text:p>
        <text:p text:style-name="P4">503-504 </text:p>
        <text:p text:style-name="P3"/>
        <text:p text:style-name="P4">first show, 516-518 </text:p>
        <text:p text:style-name="P4">1995 show, 531-534 </text:p>
        <text:p text:style-name="P4">2000 show, 579-581 </text:p>
        <text:p text:style-name="P4">Spielberg, Steven at, 528 </text:p>
        <text:p text:style-name="P4">Electronic Games magazine, 143,189 </text:p>
        <text:p text:style-name="P4">Electronic Industry Association, 503 </text:p>
        <text:p text:style-name="P4">Electronic Paddle Ball, 61 </text:p>
        <text:p text:style-name="P4">Electronic Quarterback, 203 </text:p>
        <text:p text:style-name="P4">Electronorgtechnica (ELORG), 379,381 </text:p>
        <text:p text:style-name="P4">Elevator Action, 358 </text:p>
        <text:p text:style-name="P4">Ellis, John, 436,437 </text:p>
        <text:p text:style-name="P4">Ellison, Larry, 535 </text:p>
        <text:p text:style-name="P4">Emmons, Larry, 57,58,62 </text:p>
        <text:p text:style-name="P4">Emotion Engine, 560—561 </text:p>
        <text:p text:style-name="P4">Empire Entertainment, 101 </text:p>
        <text:p text:style-name="P4">The Empire Strikes Back, 164,269 </text:p>
        <text:p text:style-name="P4">Enduro, 239 </text:p>
        <text:p text:style-name="P3"/>
        <text:p text:style-name="P4">Enhancement boards, 170 </text:p>
        <text:p text:style-name="P4">ENIX Corporation, 583 </text:p>
        <text:p text:style-name="P4">Entertainment Software Rating </text:p>
        <text:p text:style-name="P4">Board (ESRB), 480,553 </text:p>
        <text:p text:style-name="P4">Entertainment Weekly, 5i8 </text:p>
        <text:p text:style-name="P4">Epyx, 402 </text:p>
        <text:p text:style-name="P3"/>
        <text:p text:style-name="P4">Data East, legal action by, 368-371 </text:p>
        <text:p text:style-name="P4">Handy Game, 417—418 </text:p>
        <text:p text:style-name="P4">ESPN Sports simulations, 505 </text:p>
        <text:p text:style-name="P4">E T., 237-239 </text:p>
        <text:p text:style-name="P4">Eternal Champions, 470 </text:p>
        <text:p text:style-name="P4">EtherNet cards, 575,576 </text:p>
        <text:p text:style-name="P3"/>
        <text:p text:style-name="P3"/>
        <text:p text:style-name="P3"/>
        <text:p text:style-name="P4">600 Index </text:p>
        <text:p text:style-name="P3"/>
        <text:p text:style-name="P3"/>
        <text:p text:style-name="P4">Evans, David, 29 </text:p>
        <text:p text:style-name="P4">Evolution: Dim Dudes, 489 </text:p>
        <text:p text:style-name="P4">Exidy Games, 90-92 </text:p>
        <text:p text:style-name="P4">Coleco, licensing agreement </text:p>
        <text:p text:style-name="P4">with, 205 </text:p>
        <text:p text:style-name="P4">Exterminator, 203 </text:p>
        <text:p text:style-name="P4">Eyes, 143 </text:p>
        <text:p text:style-name="P3"/>
        <text:p text:style-name="P4">The Facts on Home Video Games (Phillips), </text:p>
        <text:p text:style-name="P4">349-350 </text:p>
        <text:p text:style-name="P3"/>
        <text:p text:style-name="P4">Fairchild Camera and Instrument, 98 </text:p>
        <text:p text:style-name="P4">Alpex technology and, 392 </text:p>
        <text:p text:style-name="P4">Fair Use Doctrine, 384,391 </text:p>
        <text:p text:style-name="P4">Famicom, 278-280,289-290 </text:p>
        <text:p text:style-name="P4">Atari licensing, 281—282 </text:p>
        <text:p text:style-name="P4">at Consumer Electronics Show </text:p>
        <text:p text:style-name="P4">(CES), 286-287 </text:p>
        <text:p text:style-name="P4">game controllers, 279 </text:p>
        <text:p text:style-name="P4">Japan, sales in, 285 </text:p>
        <text:p text:style-name="P4">reverse engineering of, 350 </text:p>
        <text:p text:style-name="P4">Super Mario Bros, for, 300 </text:p>
        <text:p text:style-name="P4">Families for Peace, 348 </text:p>
        <text:p text:style-name="P4">FAO Schwarz </text:p>
        <text:p text:style-name="P4">Master System, Sega, 360 </text:p>
        <text:p text:style-name="P4">Nintendo Entertainment System </text:p>
        <text:p text:style-name="P4">(NES) in, 298 </text:p>
        <text:p text:style-name="P4">Farris, Jerome, 392 </text:p>
        <text:p text:style-name="P4">Federal Communications </text:p>
        <text:p text:style-name="P4">Commission (FCC), 96 </text:p>
        <text:p text:style-name="P4">Federal Trade Commission (FTC), 390 </text:p>
        <text:p text:style-name="P4">Fidelity Venture Capitalists, 84 </text:p>
        <text:p text:style-name="P4">FIFA International Soccer, 488 </text:p>
        <text:p text:style-name="P4">Final Fantasy games, 540—543 </text:p>
        <text:p text:style-name="P4">Final Fight, 445,446,448 </text:p>
        <text:p text:style-name="P4">Fireman, 203 </text:p>
        <text:p text:style-name="P4">Firepower, 144 </text:p>
        <text:p text:style-name="P4">First Dimension, 94 </text:p>
        <text:p text:style-name="P4">First Person Space Invaders, 164 </text:p>
        <text:p text:style-name="P4">Fischbach, Greg, 285,295,297,440 </text:p>
        <text:p text:style-name="P4">on Nintendo licenses, 307,308—311 </text:p>
        <text:p text:style-name="P4">on Ultra 64,515 </text:p>
        <text:p text:style-name="P4">555 patent, 392-396 </text:p>
        <text:p text:style-name="P4">Flag Man, 203 </text:p>
        <text:p text:style-name="P4">Fletcher, Aaron, 243 </text:p>
        <text:p text:style-name="P4">Flippers, introduction of, 6-8 </text:p>
        <text:p text:style-name="P4">Floating-point capability, 485 </text:p>
        <text:p text:style-name="P4">Folger, Peter, 108 </text:p>
        <text:p text:style-name="P4">Food Fight, 228—229 </text:p>
        <text:p text:style-name="P4">Football, 118-119,134,201 </text:p>
        <text:p text:style-name="P4">Forgeries of Pong, 61 </text:p>
        <text:p text:style-name="P4">FORTRAN, 30 </text:p>
        <text:p text:style-name="P4">Four-Player Soccer, 136 </text:p>
        <text:p text:style-name="P4">Fox and Geese, 30 </text:p>
        <text:p text:style-name="P4">Frogger, 76, 163, 304, 358 </text:p>
        <text:p text:style-name="P4">Frye, Todd, 236 </text:p>
        <text:p text:style-name="P4">Fujiwara, Tokuro, 444-446 </text:p>
        <text:p text:style-name="P4">Fulop, Rob, 273 </text:p>
        <text:p text:style-name="P3"/>
        <text:p text:style-name="P4">Gaiaxian, 137-138,391 </text:p>
        <text:p text:style-name="P4">for Atari 5200,229 </text:p>
        <text:p text:style-name="P4">tabletop game, 203 </text:p>
        <text:p text:style-name="P4">Galoob’s action against Nintendo, </text:p>
        <text:p text:style-name="P4">390-392 </text:p>
        <text:p text:style-name="P4">Gambling </text:p>
        <text:p text:style-name="P4">pinball and, 4-6 </text:p>
        <text:p text:style-name="P4">Pokemon trading cards, 567 </text:p>
        <text:p text:style-name="P3"/>
        <text:p text:style-name="P3"/>
        <text:p text:style-name="P4">Game Boy, 397 </text:p>
        <text:p text:style-name="P4">energy efficiency of, 567 </text:p>
        <text:p text:style-name="P4">Met raid for, 357 </text:p>
        <text:p text:style-name="P4">Mortal Kombat version, 465 </text:p>
        <text:p text:style-name="P4">Nintendo Power on NES </text:p>
        <text:p text:style-name="P4">Achievers, 361 </text:p>
        <text:p text:style-name="P4">Pokemon, 566—567 </text:p>
        <text:p text:style-name="P4">release of, 415-416 </text:p>
        <text:p text:style-name="P4">Tetris, 361,380—381,415—416 </text:p>
        <text:p text:style-name="P4">unlicensed companies, games by, </text:p>
        <text:p text:style-name="P4">398-400 </text:p>
        <text:p text:style-name="P3"/>
        <text:p text:style-name="P4">Game Boy Advance, 591 </text:p>
        <text:p text:style-name="P4">Game Boy Color, 525 </text:p>
        <text:p text:style-name="P4">launch of, 567—568 </text:p>
        <text:p text:style-name="P4">Game controllers </text:p>
        <text:p text:style-name="P5">“<text:span text:style-name="T13">Hands-Free” Controller, 398 </text:span></text:p>
        <text:p text:style-name="P4">on 3DO, 487 </text:p>
        <text:p text:style-name="P4">GameCube, 584,591 </text:p>
        <text:p text:style-name="P4">Game Freak, 566 </text:p>
        <text:p text:style-name="P4">Game Gear, 508,567 </text:p>
        <text:p text:style-name="P4">Game Genie, 390-392 </text:p>
        <text:p text:style-name="P4">GameMage, 390-392 </text:p>
        <text:p text:style-name="P4">Game £7tw(Sheff), 278,525 </text:p>
        <text:p text:style-name="P4">Game Plan, 506 </text:p>
        <text:p text:style-name="P4">GameTek, 513 </text:p>
        <text:p text:style-name="P4">Game Time, 232 </text:p>
        <text:p text:style-name="P4">GameWorks, 528-529 </text:p>
        <text:p text:style-name="P4">Garrison, Garry, 129 </text:p>
        <text:p text:style-name="P4">Gates, Bill, 421,576,591 </text:p>
        <text:p text:style-name="P4">at GameWorks opening, 529 </text:p>
        <text:p text:style-name="P4">Gattis, Bill, 43-44 </text:p>
        <text:p text:style-name="P4">Gauntlet, 132,373 </text:p>
        <text:p text:style-name="P4">GD-ROM technology, 559 </text:p>
        <text:p text:style-name="P4">Gebelli, Nasir, 540 </text:p>
        <text:p text:style-name="P4">Gee Bee, 140 </text:p>
        <text:p text:style-name="P4">Gekko chip, 562 </text:p>
        <text:p text:style-name="P4">Genco, 7 </text:p>
        <text:p text:style-name="P3"/>
        <text:p text:style-name="P4">General Computer, 228—229 </text:p>
        <text:p text:style-name="P4">Food Fight, 228-229 </text:p>
        <text:p text:style-name="P4">Ms. Pac-Man, 172-173 </text:p>
        <text:p text:style-name="P4">General Consumer Electronics </text:p>
        <text:p text:style-name="P4">(GCE) </text:p>
        <text:p text:style-name="P3"/>
        <text:p text:style-name="P4">Game Time, 232 </text:p>
        <text:p text:style-name="P4">Vectrex, 230-233 </text:p>
        <text:p text:style-name="P4">General Instruments, 96 </text:p>
        <text:p text:style-name="P4">Genesis, 381-382,508 </text:p>
        <text:p text:style-name="P4">Electronic Arts games, 409-410 </text:p>
        <text:p text:style-name="P4">install-base in Japan, 447 </text:p>
        <text:p text:style-name="P4">Mortal Kombat version, 465,466 </text:p>
        <text:p text:style-name="P4">Nintendo and, 414 </text:p>
        <text:p text:style-name="P4">price reduction of, 432 </text:p>
        <text:p text:style-name="P4">publishing games for, 441 </text:p>
        <text:p text:style-name="P4">release of, 404—408 </text:p>
        <text:p text:style-name="P4">Genesis III, 382—388 </text:p>
        <text:p text:style-name="P4">Gerard, Manny, 93, 102,103-105,107, </text:p>
        <text:p text:style-name="P4">108,109,111,179,190,236-237, </text:p>
        <text:p text:style-name="P4">240 </text:p>
        <text:p text:style-name="P3"/>
        <text:p text:style-name="P4">Chuck E. Cheese, interest in, 120 </text:p>
        <text:p text:style-name="P4">Nintendo meeting with, 282—283 </text:p>
        <text:p text:style-name="P4">Ross, Steve and, 111—113 </text:p>
        <text:p text:style-name="P4">Gerasimov, Vadim, 377—378 </text:p>
        <text:p text:style-name="P4">Gex, 520 </text:p>
        <text:p text:style-name="P3"/>
        <text:p text:style-name="P4">Ghosts 'N'Goblins, 307, 444 </text:p>
        <text:p text:style-name="P4">for Nintendo Entertainment </text:p>
        <text:p text:style-name="P4">System (NES), 351 </text:p>
        <text:p text:style-name="P4">Ghouls N‘ Ghosts, 428 </text:p>
        <text:p text:style-name="P3"/>
        <text:p text:style-name="P3"/>
        <text:p text:style-name="P4">Ginner, Eric, 163 </text:p>
        <text:p text:style-name="P4">Godzilla Generations, 563 </text:p>
        <text:p text:style-name="P4">Golden, Andrew, 544, 545 </text:p>
        <text:p text:style-name="P4">Golden Axe, 430 </text:p>
        <text:p text:style-name="P3"/>
        <text:p text:style-name="P4">GoldenEye 007, 539,543-544, 545 </text:p>
        <text:p text:style-name="P4">GoldStar, 520 </text:p>
        <text:p text:style-name="P3"/>
        <text:p text:style-name="P4">3DO hardware, manufacturing, 486 </text:p>
        <text:p text:style-name="P4">Golf, 306 </text:p>
        <text:p text:style-name="P3"/>
        <text:p text:style-name="P4">with Game Boy, 416 </text:p>
        <text:p text:style-name="P4">Gore, Al, 546,572 </text:p>
        <text:p text:style-name="P4">GorfGb </text:p>
        <text:p text:style-name="P4">Gorgar, 144 </text:p>
        <text:p text:style-name="P3"/>
        <text:p text:style-name="P4">Gorton, Slade, 434-436,468-469, </text:p>
        <text:p text:style-name="P4">546-547,550 </text:p>
        <text:p text:style-name="P4">Gotcha, 62 </text:p>
        <text:p text:style-name="P4">Goto, Teiyu, 562 </text:p>
        <text:p text:style-name="P4">Gotran, 30 </text:p>
        <text:p text:style-name="P3"/>
        <text:p text:style-name="P4">Gottlieb, David, 2-3,4—5,9—10 </text:p>
        <text:p text:style-name="P4">Gottlieb, Michael, 3,6-8 </text:p>
        <text:p text:style-name="P4">Gottlieb and Company, 9 </text:p>
        <text:p text:style-name="P4">Mylstar, 226 </text:p>
        <text:p text:style-name="P4">Q*bert, 111, 222-224 </text:p>
        <text:p text:style-name="P4">Reactor, 222 </text:p>
        <text:p text:style-name="P4">Gould, Dana, 520 </text:p>
        <text:p text:style-name="P4">Gould, Irving, 266—268 </text:p>
        <text:p text:style-name="P4">Gradius, 358 </text:p>
        <text:p text:style-name="P4">Grantrak 10, 62,68 </text:p>
        <text:p text:style-name="P4">Gran Turismo, 561 </text:p>
        <text:p text:style-name="P4">Gran Turismo 3, 580,581 </text:p>
        <text:p text:style-name="P4">Gran Turismo 2000, 580 </text:p>
        <text:p text:style-name="P4">Graphics Synthesizer, 586 </text:p>
        <text:p text:style-name="P4">Grass Valley think tank, Atari, 57 </text:p>
        <text:p text:style-name="P4">Stella chip, 99—101 </text:p>
        <text:p text:style-name="P4">Gravis, Sound Blaster and, 455 </text:p>
        <text:p text:style-name="P4">Gravitar, 164 </text:p>
        <text:p text:style-name="P3"/>
        <text:p text:style-name="P4">Greenberg, Arnold, 95-96,97, </text:p>
        <text:p text:style-name="P4">203-206,210 </text:p>
        <text:p text:style-name="P3"/>
        <text:p text:style-name="P4">demise of Coleco, 252—255 </text:p>
        <text:p text:style-name="P4">Universal Studios meeting, 211-212 </text:p>
        <text:p text:style-name="P4">Yamauchi, Hiroshi and, 284 </text:p>
        <text:p text:style-name="P4">Greenberg, Leonard, 95-96,210 </text:p>
        <text:p text:style-name="P4">Gremlin, 342 </text:p>
        <text:p text:style-name="P4">Griffey, Ken, Jr., 436,437 </text:p>
        <text:p text:style-name="P4">Grossman, Dave, 527,549-552 </text:p>
        <text:p text:style-name="P4">Grove, Andy, 67 </text:p>
        <text:p text:style-name="P4">Grubb, Bill, 197-198 </text:p>
        <text:p text:style-name="P4">Guber, Peter, 453 </text:p>
        <text:p text:style-name="P4">Guilty Gear, 546 </text:p>
        <text:p text:style-name="P4">Gulf &amp; Western, 341-342 </text:p>
        <text:p text:style-name="P4">Gunfight, 63,64,91 </text:p>
        <text:p text:style-name="P4">Gunpei, 525 </text:p>
        <text:p text:style-name="P4">Gyromite, 288 </text:p>
        <text:p text:style-name="P4">Gyruss, 444 </text:p>
        <text:p text:style-name="P3"/>
        <text:p text:style-name="P4">Hadl, Robert, 211-214 </text:p>
        <text:p text:style-name="P4">Haim, Corey, 455 </text:p>
        <text:p text:style-name="P4">Hall, Tom, 457 </text:p>
        <text:p text:style-name="P4">Han, Ok-Soo, 163 </text:p>
        <text:p text:style-name="P4">Handball, 61,383 </text:p>
        <text:p text:style-name="P4">Handheld games, 107. </text:p>
        <text:p text:style-name="P3"/>
        <text:p text:style-name="P4">See also Game Boy </text:p>
        <text:p text:style-name="P4">beginnings of, 200-201 </text:p>
        <text:p text:style-name="P4">Coleco’s games, 203—206 </text:p>
        <text:p text:style-name="P4">Handy Game, 417-418 </text:p>
        <text:p text:style-name="P4">in late 1970s-1980s, 203 </text:p>
        <text:p text:style-name="P4">Handy Game, 417-418. SeealsoLynx </text:p>
        <text:p text:style-name="P3"/>
        <text:p text:style-name="P3"/>
        <text:p text:style-name="P3"/>
        <text:p text:style-name="P4">Index </text:p>
        <text:p text:style-name="P3"/>
        <text:p text:style-name="P3"/>
        <text:p text:style-name="P4">Haag On, 304, 306 </text:p>
        <text:p text:style-name="P4">Hard Hat Mad. 264 </text:p>
        <text:p text:style-name="P4">Harris, Bob, 305, 360, 414, 426 </text:p>
        <text:p text:style-name="P4">Harris, Eric, 544-545,553-554 </text:p>
        <text:p text:style-name="P4">Harrison, Bill, 23 </text:p>
        <text:p text:style-name="P4">Harry, Debbie, 455 </text:p>
        <text:p text:style-name="P4">Hasbro, 274-276, 453 </text:p>
        <text:p text:style-name="P4">Atari library, purchase of, 522 </text:p>
        <text:p text:style-name="P4">Hase, Ted, 575 </text:p>
        <text:p text:style-name="P4">Hatch, Orrin, 546 </text:p>
        <text:p text:style-name="P4">Hawaii, arcades in, 167 </text:p>
        <text:p text:style-name="P4">Hawkins, Trip, 83, 259,260-266,345, </text:p>
        <text:p text:style-name="P4">407,499,517,572 </text:p>
        <text:p text:style-name="P4">and Sega, 408-410,481 </text:p>
        <text:p text:style-name="P4">32X, 493-496 </text:p>
        <text:p text:style-name="P4">and 3D, 484-487 </text:p>
        <text:p text:style-name="P4">and 3DO, 520-521 </text:p>
        <text:p text:style-name="P4">Heavy Fire, 157 </text:p>
        <text:p text:style-name="P3"/>
        <text:p text:style-name="P4">Hector, Roger, 52,124-125,126,127, </text:p>
        <text:p text:style-name="P4">149,246,429 </text:p>
        <text:p text:style-name="P3"/>
        <text:p text:style-name="P4">reentry of Bushnell, Nolan, 256,258 </text:p>
        <text:p text:style-name="P4">Videa Inc., 244,245 </text:p>
        <text:p text:style-name="P3"/>
        <text:p text:style-name="P4">HeMan and the Masters of the Universe, 425 </text:p>
        <text:p text:style-name="P4">Herman, Leonard, 255 </text:p>
        <text:p text:style-name="P4">Hewlett Packard, 72 </text:p>
        <text:p text:style-name="P4">Highcamp, Emil, 423 </text:p>
        <text:p text:style-name="P4">High Impact, 462 </text:p>
        <text:p text:style-name="P4">Highway Star, 540 </text:p>
        <text:p text:style-name="P4">Higinbotham, Willy, 18 </text:p>
        <text:p text:style-name="P4">Hill and Knowlton, 347-348,362 </text:p>
        <text:p text:style-name="P4">Hirai, Kazuo “Kaz,” 536,537,557 </text:p>
        <text:p text:style-name="P4">PlayStation 2 launch, 580 </text:p>
        <text:p text:style-name="P4">Hitachi </text:p>
        <text:p text:style-name="P4">Sega and, 483 </text:p>
        <text:p text:style-name="P3"/>
        <text:p text:style-name="P4">SH2 32-bit central processing </text:p>
        <text:p text:style-name="P4">chips, 509 </text:p>
        <text:p text:style-name="P3"/>
        <text:p text:style-name="P4">Hochberg, Joel, 5,9,11-14,50,64-65, </text:p>
        <text:p text:style-name="P4">290-292,442, 443 </text:p>
        <text:p text:style-name="P4">Arakawa, Minoru and, 291-292 </text:p>
        <text:p text:style-name="P4">Bushnell, Nolan meeting, 64-65 </text:p>
        <text:p text:style-name="P4">NES cartridges, handheld game </text:p>
        <text:p text:style-name="P4">with, 415 </text:p>
        <text:p text:style-name="P4">Hockey, 61,201 </text:p>
        <text:p text:style-name="P4">Hoff, Ted, 375,379,380 </text:p>
        <text:p text:style-name="P4">Hogan's Alley, 287,288,297 </text:p>
        <text:p text:style-name="P4">Holmes, Rob, 309,310 </text:p>
        <text:p text:style-name="P4">Holzman, Irving, 89 </text:p>
        <text:p text:style-name="P4">Homebrew Computer Club, 72 </text:p>
        <text:p text:style-name="P4">The Home Computer l%/y(Tomczyk), 269 </text:p>
        <text:p text:style-name="P4">Home Pong, 80-92 </text:p>
        <text:p text:style-name="P4">Honda, Keiji, 583 </text:p>
        <text:p text:style-name="P4">Hoo, Sim Wong, 455-456 </text:p>
        <text:p text:style-name="P4">Hoskins, B^b. 482 </text:p>
        <text:p text:style-name="P4">Hot Slots, 399 </text:p>
        <text:p text:style-name="P4">The House of the Dead, 558 </text:p>
        <text:p text:style-name="P4">Huang, Terry, 448 </text:p>
        <text:p text:style-name="P3"/>
        <text:p text:style-name="P4">Hudson Soft, 306. See tf/wTurboGrafx </text:p>
        <text:p text:style-name="P4">Turbo Technologies Inc., 449-450 </text:p>
        <text:p text:style-name="P4">Huesmann, L. Rowell, 554—555 </text:p>
        <text:p text:style-name="P4">Huether, Jim, 181,196,198 </text:p>
        <text:p text:style-name="P4">Huff, Brenda, 399 </text:p>
        <text:p text:style-name="P4">Humpty Dumpty, 6—7 </text:p>
        <text:p text:style-name="P4">Husky Grip, 9 </text:p>
        <text:p text:style-name="P3"/>
        <text:p text:style-name="P4">Hussein, Saddam, 586-587 </text:p>
        <text:p text:style-name="P4">Hutchinson, Kay Bailey, 546-547 </text:p>
        <text:p text:style-name="P4">Hyperbole Studios, 456 </text:p>
        <text:p text:style-name="P3"/>
        <text:p text:style-name="P3"/>
        <text:p text:style-name="P4">IBM, 248 </text:p>
        <text:p text:style-name="P3"/>
        <text:p text:style-name="P4">407.16 </text:p>
        <text:p text:style-name="P3"/>
        <text:p text:style-name="P4">709.17 </text:p>
        <text:p text:style-name="P3"/>
        <text:p text:style-name="P4">Gekko chip, 562 </text:p>
        <text:p text:style-name="P4">ICOM, 456 </text:p>
        <text:p text:style-name="P4">Idei, Nobuyuki, 560 </text:p>
        <text:p text:style-name="P4">IDG Communications, 503—504 </text:p>
        <text:p text:style-name="P4">id Software </text:p>
        <text:p text:style-name="P3"/>
        <text:p text:style-name="P4">Doom, 457-458, 459-460 </text:p>
        <text:p text:style-name="P4">Wolfenstein 3D, 458 </text:p>
        <text:p text:style-name="P4">Ikari Warriors, 358 </text:p>
        <text:p text:style-name="P4">Ikari Warriors II, 358 </text:p>
        <text:p text:style-name="P4">Ikawa, S., 118 </text:p>
        <text:p text:style-name="P4">Imagic, 197—198 </text:p>
        <text:p text:style-name="P4">Imanishi, Hiroshi, 530 </text:p>
        <text:p text:style-name="P4">Inafune, Keiji, 569 </text:p>
        <text:p text:style-name="P4">Indiana Jones movies, 267 </text:p>
        <text:p text:style-name="P4">Indy 500, 183 </text:p>
        <text:p text:style-name="P4">Indy 800, 104 </text:p>
        <text:p text:style-name="P3"/>
        <text:p text:style-name="P4">Ingram, William A., 368—370 </text:p>
        <text:p text:style-name="P4">Intellivision, 195-196 </text:p>
        <text:p text:style-name="P4">demise of, 255 </text:p>
        <text:p text:style-name="P3"/>
        <text:p text:style-name="P4">electronics division at Mattel, 201 </text:p>
        <text:p text:style-name="P4">game pad, 279 </text:p>
        <text:p text:style-name="P4">voice module for, 233-234 </text:p>
        <text:p text:style-name="P4">Interactive Digital Software </text:p>
        <text:p text:style-name="P4">Association (IDSA), 479-480 </text:p>
        <text:p text:style-name="P4">trade shows, 503-504 </text:p>
        <text:p text:style-name="P4">International Karate, 368—371 </text:p>
        <text:p text:style-name="P4">Internet. See SegaNet </text:p>
        <text:p text:style-name="P5">“<text:span text:style-name="T13">Invent the Ultimate Video Game,” </text:span></text:p>
        <text:p text:style-name="P4">362-363 </text:p>
        <text:p text:style-name="P3"/>
        <text:p text:style-name="P4">IQ. Computer Quiz, 32 </text:p>
        <text:p text:style-name="P4">Irem, 358 </text:p>
        <text:p text:style-name="P3"/>
        <text:p text:style-name="P4">Irimajiri, Shoichiro, 559,563—564, </text:p>
        <text:p text:style-name="P4">577-578 </text:p>
        <text:p text:style-name="P4">removal of, 581 </text:p>
        <text:p text:style-name="P4">I*Robot, 502 </text:p>
        <text:p text:style-name="P4">Iron Sword, 422, 442 </text:p>
        <text:p text:style-name="P4">Irving, Julius, 265—266 </text:p>
        <text:p text:style-name="P4">fshido, 382,383 </text:p>
        <text:p text:style-name="P4">Iwata, Satoru, 582 </text:p>
        <text:p text:style-name="P3"/>
        <text:p text:style-name="P4">Iwatani, Toru, 140—141,143-144,167 </text:p>
        <text:p text:style-name="P3"/>
        <text:p text:style-name="P4">J. Walter Thompson agency, 305 </text:p>
        <text:p text:style-name="P4">Jackson, Michael, 406,408 </text:p>
        <text:p text:style-name="P4">Jaguar system, 488—490 </text:p>
        <text:p text:style-name="P4">Jaleco, 363 </text:p>
        <text:p text:style-name="P3"/>
        <text:p text:style-name="P4">James, Don, 296,405,418 </text:p>
        <text:p text:style-name="P4">Japan </text:p>
        <text:p text:style-name="P3"/>
        <text:p text:style-name="P4">Atari and, 74—77 </text:p>
        <text:p text:style-name="P4">Gunfight in, 64 </text:p>
        <text:p text:style-name="P4">import licenses, 336 </text:p>
        <text:p text:style-name="P4">Periscope in, 340-341 </text:p>
        <text:p text:style-name="P4">Rosen, David in, 334—335 </text:p>
        <text:p text:style-name="P4">Space Invaders in, 116 </text:p>
        <text:p text:style-name="P4">Yakuza, 75-77 </text:p>
        <text:p text:style-name="P3"/>
        <text:p text:style-name="P4">Jarvis, Eugene, 144—147,220—222,462 </text:p>
        <text:p text:style-name="P4">Jaws, 63 </text:p>
        <text:p text:style-name="P4">JC Penney </text:p>
        <text:p text:style-name="P3"/>
        <text:p text:style-name="P4">problems with Atari, 236 </text:p>
        <text:p text:style-name="P4">as video game vendor, 228 </text:p>
        <text:p text:style-name="P4">Jedi Knight, 459 </text:p>
        <text:p text:style-name="P4">Jenkins, Harry, 124—125,126 </text:p>
        <text:p text:style-name="P4">Jenkins, Henry, 550,553—554 </text:p>
        <text:p text:style-name="P4">Jessop, Jerry, 267 </text:p>
        <text:p text:style-name="P3"/>
        <text:p text:style-name="P3"/>
        <text:p text:style-name="P4">Jet Grind Radio, 587 </text:p>
        <text:p text:style-name="P4">JetPac, 291 </text:p>
        <text:p text:style-name="P3"/>
        <text:p text:style-name="P4">Jobs, Steve, 69-73,86,102 </text:p>
        <text:p text:style-name="P4">Breakout, 71-73 </text:p>
        <text:p text:style-name="P4">Hawkins, Trip and, 262 </text:p>
        <text:p text:style-name="P4">Joe Montana Football, 406,407—408 </text:p>
        <text:p text:style-name="P4">John Madden Football, 266,407, 433 </text:p>
        <text:p text:style-name="P4">Genesis version, 410 </text:p>
        <text:p text:style-name="P4">3DO version, 488 </text:p>
        <text:p text:style-name="P4">Johnson, Craig, 473 </text:p>
        <text:p text:style-name="P4">Johnson, Mitchell, 544,545 </text:p>
        <text:p text:style-name="P4">Johnson, Peter, 506—507 </text:p>
        <text:p text:style-name="P4">Journey, 174—175 </text:p>
        <text:p text:style-name="P4">Joust, 177 </text:p>
        <text:p text:style-name="P4">Joysticks, 107 </text:p>
        <text:p text:style-name="P4">twin joystick games, 222 </text:p>
        <text:p text:style-name="P4">Video Computer System (VCS) </text:p>
        <text:p text:style-name="P4">joysticks, 278—279 </text:p>
        <text:p text:style-name="P4">Judelson, Jim, 341 </text:p>
        <text:p text:style-name="P3"/>
        <text:p text:style-name="P4">Judy, Ron, 155-156,157, 159, 160,280, </text:p>
        <text:p text:style-name="P4">289,296, 402 </text:p>
        <text:p text:style-name="P4">Jukeboxes, 8-9,11-12 </text:p>
        <text:p text:style-name="P4">Rock-Ola jukeboxes, 66 </text:p>
        <text:p text:style-name="P4">Rosen Enterprises Ltd., 339-340 </text:p>
        <text:p text:style-name="P4">wall boxes, 13 </text:p>
        <text:p text:style-name="P4">Jungle Hunt/Jungk King, 177 </text:p>
        <text:p text:style-name="P4">Junior Pac-Man, 173 </text:p>
        <text:p text:style-name="P4">Jurassic Park, 446, 510 </text:p>
        <text:p text:style-name="P4">Juraszek, Steve, 152 </text:p>
        <text:p text:style-name="P3"/>
        <text:p text:style-name="P4">Kahn, Al, 205,212,218,239 </text:p>
        <text:p text:style-name="P4">Kalinske, Tom, 421,424-428,447,449, </text:p>
        <text:p text:style-name="P4">482,508 </text:p>
        <text:p text:style-name="P3"/>
        <text:p text:style-name="P4">at Electronic Entertainment Expo </text:p>
        <text:p text:style-name="P4">(3E), 516 </text:p>
        <text:p text:style-name="P3"/>
        <text:p text:style-name="P4">at Mattel, 424-426 </text:p>
        <text:p text:style-name="P4">rumors in 1996,534—535 </text:p>
        <text:p text:style-name="P4">Kaplan, Larry, 181, 183,191,193 </text:p>
        <text:p text:style-name="P4">Kaplan, Perrin, 466-467,515-516 </text:p>
        <text:p text:style-name="P4">Karate Champ, 358,368—371 </text:p>
        <text:p text:style-name="P4">Kamov, 358 </text:p>
        <text:p text:style-name="P3"/>
        <text:p text:style-name="P4">Kassar, Ray, 109-110,124,166,179, </text:p>
        <text:p text:style-name="P4">208, 236-237, 239-240 </text:p>
        <text:p text:style-name="P4">Bushnell, Nolan and, 110 </text:p>
        <text:p text:style-name="P4">as CEO of Atari, 113 </text:p>
        <text:p text:style-name="P4">coin-operated games division and, 133 </text:p>
        <text:p text:style-name="P4">credit to designers, 152—153 </text:p>
        <text:p text:style-name="P4">Grubb, Bill and, 197 </text:p>
        <text:p text:style-name="P4">Miller, Alan and, 192,194 </text:p>
        <text:p text:style-name="P4">with Nintendo, 281—283 </text:p>
        <text:p text:style-name="P4">resignation from Atari, 246 </text:p>
        <text:p text:style-name="P4">startup at Atari, 184—185 </text:p>
        <text:p text:style-name="P4">Warner Communication stock </text:p>
        <text:p text:style-name="P4">sales, 235 </text:p>
        <text:p text:style-name="P4">Kasumi Ninja, 490 </text:p>
        <text:p text:style-name="P4">Katz, Arnie, 127,143,189 </text:p>
        <text:p text:style-name="P4">Pac-Man, Atari version, 236 </text:p>
        <text:p text:style-name="P4">Katz, Michael, 95,193,206,401 </text:p>
        <text:p text:style-name="P4">adapter for ColecoVision, 207 </text:p>
        <text:p text:style-name="P4">advertising at Sega, 427 </text:p>
        <text:p text:style-name="P4">at Coleco, 203-204 </text:p>
        <text:p text:style-name="P4">handheld games, 200-201 </text:p>
        <text:p text:style-name="P4">Handy Game, 417-^18 </text:p>
        <text:p text:style-name="P4">job shifting by, 402—404 </text:p>
        <text:p text:style-name="P4">Lincoln, Howard on, 423 </text:p>
        <text:p text:style-name="P4">Rosen, Dave and, 405 </text:p>
        <text:p text:style-name="P3"/>
        <text:p text:style-name="P3"/>
        <text:p text:style-name="P3"/>
        <text:p text:style-name="P4">602 Index </text:p>
        <text:p text:style-name="P3"/>
        <text:p text:style-name="P3"/>
        <text:p text:style-name="P4">Kauffman, Pete, 90—91, 92 </text:p>
        <text:p text:style-name="P4">Kay, Alan, 267 </text:p>
        <text:p text:style-name="P4">Kay*Bee Toys, 517 </text:p>
        <text:p text:style-name="P4">Kee Games, 55,66-69,87 </text:p>
        <text:p text:style-name="P4">Tank, 67-68 </text:p>
        <text:p text:style-name="P3"/>
        <text:p text:style-name="P4">Keenan, Joe, 55,66,68,87,103,112,124 </text:p>
        <text:p text:style-name="P3"/>
        <text:p text:style-name="P4">Keeshan, Bob, 479 </text:p>
        <text:p text:style-name="P3"/>
        <text:p text:style-name="P4">Keith Courage in Alpha Zones, 413 </text:p>
        <text:p text:style-name="P3"/>
        <text:p text:style-name="P4">Kidder Peabody, 341 </text:p>
        <text:p text:style-name="P3"/>
        <text:p text:style-name="P4">Killer Instinct, 494,512,518 </text:p>
        <text:p text:style-name="P3"/>
        <text:p text:style-name="P4">King and Balloon, 142 </text:p>
        <text:p text:style-name="P3"/>
        <text:p text:style-name="P4">King Kong game, 215—217 </text:p>
        <text:p text:style-name="P3"/>
        <text:p text:style-name="P4">King Kong license, 210—218 </text:p>
        <text:p text:style-name="P3"/>
        <text:p text:style-name="P4">King Neptune's Adventure, 399 </text:p>
        <text:p text:style-name="P3"/>
        <text:p text:style-name="P4">Kingpin, 546 </text:p>
        <text:p text:style-name="P3"/>
        <text:p text:style-name="P4">Kingsborough, Don, 300-303,312 </text:p>
        <text:p text:style-name="P4">King's Knight, 540 </text:p>
        <text:p text:style-name="P4">Kinkel, Kip, 544 </text:p>
        <text:p text:style-name="P4">Kirby, John, 216-217 </text:p>
        <text:p text:style-name="P4">Kirby's Air Ride, 523 </text:p>
        <text:p text:style-name="P4">Kirby's Dreamland, 471 </text:p>
        <text:p text:style-name="P4">Kiss, George, 407 </text:p>
        <text:p text:style-name="P4">Klebold, Dylan, 544-545,553-554 </text:p>
        <text:p text:style-name="P4">Kogan, Michael, 158,331, 339 </text:p>
        <text:p text:style-name="P4">Kohl, Herb, 469,472,477, 480 </text:p>
        <text:p text:style-name="P4">Kojimi, Hideo, 569-570 </text:p>
        <text:p text:style-name="P4">Konami, 75-76,304,306,307. See also </text:p>
        <text:p text:style-name="P4">Ultra label </text:p>
        <text:p text:style-name="P3"/>
        <text:p text:style-name="P4">Arakawa, Minoru and, 422 </text:p>
        <text:p text:style-name="P4">bestselling games by, 422 </text:p>
        <text:p text:style-name="P4">Genesis games, 441 </text:p>
        <text:p text:style-name="P4">Nintendo licenses, 357—358, </text:p>
        <text:p text:style-name="P4">414—415, 422-423 </text:p>
        <text:p text:style-name="P4">Kordek, Steven, 7 </text:p>
        <text:p text:style-name="P4">Koto, 524 </text:p>
        <text:p text:style-name="P3"/>
        <text:p text:style-name="P4">Kotok, Alan, 18,20 </text:p>
        <text:p text:style-name="P3"/>
        <text:p text:style-name="P4">Krakauer, Ed, 231 </text:p>
        <text:p text:style-name="P3"/>
        <text:p text:style-name="P4">Krull, 265 </text:p>
        <text:p text:style-name="P3"/>
        <text:p text:style-name="P4">Kubey, Craig, 153 </text:p>
        <text:p text:style-name="P3"/>
        <text:p text:style-name="P4">Kunkel, Bill, 189,195,230,495 </text:p>
        <text:p text:style-name="P3"/>
        <text:p text:style-name="P4">Kutaragi, Ken, 452,504,507,560, </text:p>
        <text:p text:style-name="P3"/>
        <text:p text:style-name="P4">561 </text:p>
        <text:p text:style-name="P3"/>
        <text:p text:style-name="P4">Lady Bug, 207 </text:p>
        <text:p text:style-name="P3"/>
        <text:p text:style-name="P4">LaGuardia, Fiorello, 5-6,50,89 </text:p>
        <text:p text:style-name="P4">LaMaire, Ray, 333, 339,341 </text:p>
        <text:p text:style-name="P4">Lamb, Ronnie, 119 </text:p>
        <text:p text:style-name="P4">Laser Tag, 301-302,311 </text:p>
        <text:p text:style-name="P4">Lasorda, Tommy, 406 </text:p>
        <text:p text:style-name="P4">Last Battle, 404 </text:p>
        <text:p text:style-name="P3"/>
        <text:p text:style-name="P4">Latham, Michael, 426-427, 451,494, </text:p>
        <text:p text:style-name="P4">495,496 </text:p>
        <text:p text:style-name="P4">Lazerball, 144 </text:p>
        <text:p text:style-name="P3"/>
        <text:p text:style-name="P4">Learning Company, 198 </text:p>
        <text:p text:style-name="P4">Learning Technologies, 535 </text:p>
        <text:p text:style-name="P4">LED (light-emitting diodes), 200 </text:p>
        <text:p text:style-name="P4">Lee, Harold, 80,99 </text:p>
        <text:p text:style-name="P4">Lee, Jeff, 222-224 </text:p>
        <text:p text:style-name="P3"/>
        <text:p text:style-name="P4">The Legend ofZelda, 348,353-355,364 </text:p>
        <text:p text:style-name="P4">Game Genie and, 391 </text:p>
        <text:p text:style-name="P4">telephone calls about, 354-355 </text:p>
        <text:p text:style-name="P4">Lemmings, 505,510 </text:p>
        <text:p text:style-name="P4">Lethal Enforcer, 470 </text:p>
        <text:p text:style-name="P4">Levine, Diane, 555 </text:p>
        <text:p text:style-name="P4">Levy, Jim, 192,193,295 </text:p>
        <text:p text:style-name="P3"/>
        <text:p text:style-name="P3"/>
        <text:p text:style-name="P4">Lewis Caloob Toys v. Nintendo of America, </text:p>
        <text:p text:style-name="P4">390-392 </text:p>
        <text:p text:style-name="P3"/>
        <text:p text:style-name="P4">Liachek, Jerry, 118 </text:p>
        <text:p text:style-name="P4">Libble Rabble, 144 </text:p>
        <text:p text:style-name="P3"/>
        <text:p text:style-name="P4">Lieberman, Joseph, 467,468,472,474, </text:p>
        <text:p text:style-name="P4">546,552,572 </text:p>
        <text:p text:style-name="P3"/>
        <text:p text:style-name="P4">Lincoln, Howard and, 468-469 </text:p>
        <text:p text:style-name="P4">Life Force, 422 </text:p>
        <text:p text:style-name="P3"/>
        <text:p text:style-name="P4">Lincoln, Howard, 151,159,208—209, </text:p>
        <text:p text:style-name="P4">214,216,280,293,295,311,348,349 </text:p>
        <text:p text:style-name="P4">Atari, union with, 281—285 </text:p>
        <text:p text:style-name="P4">cartridges, decision to go with, 512 </text:p>
        <text:p text:style-name="P4">Congressional hearings on </text:p>
        <text:p text:style-name="P4">violence, 473-474 </text:p>
        <text:p text:style-name="P4">Donkey Kong, issues with, 213—215 </text:p>
        <text:p text:style-name="P4">at E3,1995,531 </text:p>
        <text:p text:style-name="P3"/>
        <text:p text:style-name="P4">Famicom, repositioning of, 287-289 </text:p>
        <text:p text:style-name="P4">Fischbach, Greg and, 440-441 </text:p>
        <text:p text:style-name="P4">home version games, 306 </text:p>
        <text:p text:style-name="P4">Lieberman, Joseph and, 468—469 </text:p>
        <text:p text:style-name="P4">Nakajima, Hideyuki and, 372—373, </text:p>
        <text:p text:style-name="P4">374-375 </text:p>
        <text:p text:style-name="P3"/>
        <text:p text:style-name="P4">in New York City, 296-299 </text:p>
        <text:p text:style-name="P4">promotion to chairman, 478 </text:p>
        <text:p text:style-name="P4">public letter to, 461 </text:p>
        <text:p text:style-name="P4">ratings issue, 476—477 </text:p>
        <text:p text:style-name="P4">retirement from Nintendo, 572 </text:p>
        <text:p text:style-name="P4">Seattle Mariners and, 434—435, </text:p>
        <text:p text:style-name="P4">434-438, 436,572 </text:p>
        <text:p text:style-name="P4">Worlds of Wonder partnership, </text:p>
        <text:p text:style-name="P4">301-302 </text:p>
        <text:p text:style-name="P4">Lind, Carl, 83 </text:p>
        <text:p text:style-name="P4">Lion &amp; Lamb Project, 550 </text:p>
        <text:p text:style-name="P4">Lipkin, Gene, 48,55-56, 64, 81, 82,83 </text:p>
        <text:p text:style-name="P4">Ballouz, Frank and, 135 </text:p>
        <text:p text:style-name="P4">departure from Atari, 124 </text:p>
        <text:p text:style-name="P4">LISP, 18 </text:p>
        <text:p text:style-name="P3"/>
        <text:p text:style-name="P4">Little People puppets, 253 </text:p>
        <text:p text:style-name="P4">Lobb, Ken, 531, 543 </text:p>
        <text:p text:style-name="P4">Logg, Ed, 131-132, 133, 137, 153,373 </text:p>
        <text:p text:style-name="P4">Centipede, 160—163 </text:p>
        <text:p text:style-name="P4">Tetris, 379-380 </text:p>
        <text:p text:style-name="P4">Looking Glass, 457-458 </text:p>
        <text:p text:style-name="P4">Lorenzen, Mike, 382,383 </text:p>
        <text:p text:style-name="P4">Lowenstein, Douglas, 478, 479,502, </text:p>
        <text:p text:style-name="P4">503,504,546,550,553,555 </text:p>
        <text:p text:style-name="P4">Lowry, Bruce, 305,359,360,402 </text:p>
        <text:p text:style-name="P4">Lucas, George, 155 </text:p>
        <text:p text:style-name="P4">on PlayStation 2, 561 </text:p>
        <text:p text:style-name="P4">LucasArts </text:p>
        <text:p text:style-name="P3"/>
        <text:p text:style-name="P4">3DO games, manufacturing, 486 </text:p>
        <text:p text:style-name="P4">LucasFilm, Atari and, 267—268 </text:p>
        <text:p text:style-name="P4">Lunar Lander, 118, 130—131, 244 </text:p>
        <text:p text:style-name="P4">Lynx, 403, 567 </text:p>
        <text:p text:style-name="P4">release of, 416—419 </text:p>
        <text:p text:style-name="P3"/>
        <text:p text:style-name="P4">Mabs, Harry, 6-7 </text:p>
        <text:p text:style-name="P4">McAlevey, Peter, 234 </text:p>
        <text:p text:style-name="P4">MacCaffrey, Ann, 154 </text:p>
        <text:p text:style-name="P4">McCain, John, 546 </text:p>
        <text:p text:style-name="P4">McCann-Erickson and Foote, 347 </text:p>
        <text:p text:style-name="P4">McCaw, John, 436 </text:p>
        <text:p text:style-name="P4">McDonnell, Terry, 275 </text:p>
        <text:p text:style-name="P4">McGrew, Steve, 125 </text:p>
        <text:p text:style-name="P4">Macintosh games, 455 </text:p>
        <text:p text:style-name="P3"/>
        <text:p text:style-name="P3"/>
        <text:p text:style-name="P4">Myst on, 457 </text:p>
        <text:p text:style-name="P3"/>
        <text:p text:style-name="P4">Macrae, Doug, 167-173,228-229 </text:p>
        <text:p text:style-name="P4">Macy’s, 360 </text:p>
        <text:p text:style-name="P4">Madden, John, 266 </text:p>
        <text:p text:style-name="P4">Magnavox, 25,94. See also Odyssey </text:p>
        <text:p text:style-name="P4">Alpex licenses, 392 </text:p>
        <text:p text:style-name="P4">Atari and, 47-48 </text:p>
        <text:p text:style-name="P4">Odyssey 2, 189-190 </text:p>
        <text:p text:style-name="P4">Pong and, 46-47 </text:p>
        <text:p text:style-name="P3"/>
        <text:p text:style-name="P4">Main, Peter, 303,447,449,509,558 </text:p>
        <text:p text:style-name="P4">at E3,1995,531-532 </text:p>
        <text:p text:style-name="P4">Major Havoc, 164, 430 </text:p>
        <text:p text:style-name="P4">Maneater, 63 </text:p>
        <text:p text:style-name="P4">Maniac Mansion, 363 </text:p>
        <text:p text:style-name="P4">Mappy, 143 </text:p>
        <text:p text:style-name="P3"/>
        <text:p text:style-name="P4">Marbach, William D., 219, 234 </text:p>
        <text:p text:style-name="P4">Marble Madness, 136,359,442 </text:p>
        <text:p text:style-name="P4">Marines Corps and Nintendo, 547— </text:p>
        <text:p text:style-name="P4">548,550-551,554 </text:p>
        <text:p text:style-name="P4">Mario Bros, 299 </text:p>
        <text:p text:style-name="P4">Mario Kart 64, 539 </text:p>
        <text:p text:style-name="P4">Marofske, David, 137 </text:p>
        <text:p text:style-name="P4">Ms Pac-Man, 171-173 </text:p>
        <text:p text:style-name="P4">Marshall, Isaac, 531 </text:p>
        <text:p text:style-name="P4">Maruyama, Shigeo, 536 </text:p>
        <text:p text:style-name="P4">Marvin Glass Associates, 201-202 </text:p>
        <text:p text:style-name="P4">Massachusetts Institute of </text:p>
        <text:p text:style-name="P4">Technology (MIT), 16-21 </text:p>
        <text:p text:style-name="P4">Ms Pac-Man, 167-168 </text:p>
        <text:p text:style-name="P4">Master Automatic Music, 11,12 </text:p>
        <text:p text:style-name="P4">Mastermind, 202 </text:p>
        <text:p text:style-name="P4">Master System, 303-307 </text:p>
        <text:p text:style-name="P4">Michael Jackson’s Moonwalker, 408 </text:p>
        <text:p text:style-name="P4">reclaimed by Sega, 400—401 </text:p>
        <text:p text:style-name="P4">3D glasses for, 359—360 </text:p>
        <text:p text:style-name="P4">Matchbox, 424,426 </text:p>
        <text:p text:style-name="P4">The Matrix, 548 </text:p>
        <text:p text:style-name="P4">Matsushita. See Panasonic </text:p>
        <text:p text:style-name="P4">Mattel </text:p>
        <text:p text:style-name="P3"/>
        <text:p text:style-name="P4">Alpex licenses, 392 </text:p>
        <text:p text:style-name="P4">departure from market, 255 </text:p>
        <text:p text:style-name="P4">game consoles, 126 </text:p>
        <text:p text:style-name="P4">game controllers from, 279 </text:p>
        <text:p text:style-name="P4">handheld games, 107,200-201 </text:p>
        <text:p text:style-name="P4">Intellivision, 195-196 </text:p>
        <text:p text:style-name="P4">Kalinske, Tom at, 424—426 </text:p>
        <text:p text:style-name="P4">NFL/NBA licenses, 265 </text:p>
        <text:p text:style-name="P4">voice module from, 233—234 </text:p>
        <text:p text:style-name="P4">Maxwell, Robert, 378 </text:p>
        <text:p text:style-name="P4">Mayer, Steve, 57,58,62,99 </text:p>
        <text:p text:style-name="P4">Mayfield Fund, 84 </text:p>
        <text:p text:style-name="P4">Maynard, David, 263 </text:p>
        <text:p text:style-name="P4">Maze chase games, 143. See also Pac-Man </text:p>
        <text:p text:style-name="P4">Gotcha, 62 </text:p>
        <text:p text:style-name="P4">Meadows Games, 61 </text:p>
        <text:p text:style-name="P4">Mediagenic, 406-407 </text:p>
        <text:p text:style-name="P4">MediaVision, 455 </text:p>
        <text:p text:style-name="P4">Mega-CD, 450-451 </text:p>
        <text:p text:style-name="P3"/>
        <text:p text:style-name="P4">Mega-Drive system, 401,414,447,508 </text:p>
        <text:p text:style-name="P3"/>
        <text:p text:style-name="P4">Mega Man games, 569 </text:p>
        <text:p text:style-name="P3"/>
        <text:p text:style-name="P4">Mego Electronics, 203 </text:p>
        <text:p text:style-name="P3"/>
        <text:p text:style-name="P4">Menace Beach, 399 </text:p>
        <text:p text:style-name="P3"/>
        <text:p text:style-name="P4">Mendelsohn, Seth, 453 </text:p>
        <text:p text:style-name="P3"/>
        <text:p text:style-name="P4">Metal Fighter, 399 </text:p>
        <text:p text:style-name="P3"/>
        <text:p text:style-name="P4">Metal Gear, 415 </text:p>
        <text:p text:style-name="P3"/>
        <text:p text:style-name="P3"/>
        <text:p text:style-name="P3"/>
        <text:p text:style-name="P4">Index 603 </text:p>
        <text:p text:style-name="P3"/>
        <text:p text:style-name="P3"/>
        <text:p text:style-name="P4">Meta! Gear Solid2, 569-570 </text:p>
        <text:p text:style-name="P4">Metroid, 357 </text:p>
        <text:p text:style-name="P3"/>
        <text:p text:style-name="P4">Mical, RJ, 403, 416-418 </text:p>
        <text:p text:style-name="P4">and Atari, 418 </text:p>
        <text:p text:style-name="P4">3DO, 484—485 </text:p>
        <text:p text:style-name="P3"/>
        <text:p text:style-name="P4">MichaelJackson's Moonwalker, 408,430 </text:p>
        <text:p text:style-name="P4">Mickey Mania, 505 </text:p>
        <text:p text:style-name="P4">Micro Electronics Group, 181 </text:p>
        <text:p text:style-name="P4">Microprose, 486 </text:p>
        <text:p text:style-name="P3"/>
        <text:p text:style-name="P4">Microsoft, 469. See also Gates, Bill </text:p>
        <text:p text:style-name="P4">Windows 95 (Win95), 519 </text:p>
        <text:p text:style-name="P4">X-Box, 572, 574-576,583, 591 </text:p>
        <text:p text:style-name="P4">Microvision, 415 </text:p>
        <text:p text:style-name="P4">Midnigiht Club, 587 </text:p>
        <text:p text:style-name="P3"/>
        <text:p text:style-name="P4">Midway, 8,53,91,101-102,590-591. </text:p>
        <text:p text:style-name="P3"/>
        <text:p text:style-name="P4">See also Bally/Midway </text:p>
        <text:p text:style-name="P4">competition from, 137—140 </text:p>
        <text:p text:style-name="P4">Dreamcast and, 564—565 </text:p>
        <text:p text:style-name="P4">Pong and, 45 </text:p>
        <text:p text:style-name="P3"/>
        <text:p text:style-name="P4">Space Invaders from, 117—118 </text:p>
        <text:p text:style-name="P4">Taito and, 64 </text:p>
        <text:p text:style-name="P3"/>
        <text:p text:style-name="P4">Midway Manufacturing v. Arctic </text:p>
        <text:p text:style-name="P4">International, 391 </text:p>
        <text:p text:style-name="P4">Mikami, Shinji, 568 </text:p>
        <text:p text:style-name="P4">Mike Ditka Power Football, 383 </text:p>
        <text:p text:style-name="P4">Mike Tyson’s Punch-Out, 355—357 </text:p>
        <text:p text:style-name="P4">Military Battlezone, 153—155 </text:p>
        <text:p text:style-name="P4">Milken, Michael, 535 </text:p>
        <text:p text:style-name="P4">Miller, Alan, 113,181,182,227 </text:p>
        <text:p text:style-name="P4">Activision, 192-195 </text:p>
        <text:p text:style-name="P4">defection of, 191—191 </text:p>
        <text:p text:style-name="P4">Sega action against, 381—383 </text:p>
        <text:p text:style-name="P4">Miller, Joe, 482,483,494-495 </text:p>
        <text:p text:style-name="P4">Miller, Rand, 456-457 </text:p>
        <text:p text:style-name="P4">Miller, Robyn, 456-457 </text:p>
        <text:p text:style-name="P4">Milton Bradley, 202 </text:p>
        <text:p text:style-name="P4">Microvision, 415 </text:p>
        <text:p text:style-name="P4">Nintendo and, 216 </text:p>
        <text:p text:style-name="P4">Vectrex to, 232—233 </text:p>
        <text:p text:style-name="P4">Minagawa, Yushiro, 566 </text:p>
        <text:p text:style-name="P4">Mindlink, 268 </text:p>
        <text:p text:style-name="P3"/>
        <text:p text:style-name="P4">Miner, Jay, 99-101, 180,416-417 </text:p>
        <text:p text:style-name="P4">Mine Storm, 233 </text:p>
        <text:p text:style-name="P4">Minter, Jeff, 489 </text:p>
        <text:p text:style-name="P4">Mirrorsoft, 378-379 </text:p>
        <text:p text:style-name="P4">Missile Command, 123, 138—140, </text:p>
        <text:p text:style-name="P3"/>
        <text:p text:style-name="P4">167-168,273 </text:p>
        <text:p text:style-name="P4">for Atari 5200, 229 </text:p>
        <text:p text:style-name="P4">Mitsubishi, 268 </text:p>
        <text:p text:style-name="P3"/>
        <text:p text:style-name="P4">Miyamoto, Shigeru, 157—158,216,416, </text:p>
        <text:p text:style-name="P4">439,448,529-530,538,578 </text:p>
        <text:p text:style-name="P4">The Legend of Zelda, 353 </text:p>
        <text:p text:style-name="P4">Mario Bros., 299 </text:p>
        <text:p text:style-name="P4">Pokemon, 566 </text:p>
        <text:p text:style-name="P4">Super Mario 64, 530 </text:p>
        <text:p text:style-name="P4">Super Mario Bros. 2, Japanese version, </text:p>
        <text:p text:style-name="P4">365-366 </text:p>
        <text:p text:style-name="P3"/>
        <text:p text:style-name="P4">Super Mario World, 432 </text:p>
        <text:p text:style-name="P4">Yoshi's Island demonstration, 518 </text:p>
        <text:p text:style-name="P4">Mizuguchi, Tetsuya, 578 </text:p>
        <text:p text:style-name="P4">Moloney, Ray, 3 </text:p>
        <text:p text:style-name="P4">Monster Bash, 304 </text:p>
        <text:p text:style-name="P3"/>
        <text:p text:style-name="P4">Moore, Peter, 557,565,579,581,584, </text:p>
        <text:p text:style-name="P4">587, 588 </text:p>
        <text:p text:style-name="P3"/>
        <text:p text:style-name="P4">Moore, Rich, 130 </text:p>
        <text:p text:style-name="P3"/>
        <text:p text:style-name="P3"/>
        <text:p text:style-name="P4">Morgan, C. Powell, 250 </text:p>
        <text:p text:style-name="P4">Morgan, James, 247,267—268 </text:p>
        <text:p text:style-name="P4">Morici, Joe, 352 </text:p>
        <text:p text:style-name="P4">Morrick, Shelly, 230 </text:p>
        <text:p text:style-name="P4">Morris, David, 484 </text:p>
        <text:p text:style-name="P4">Morrison, Howard, 201 </text:p>
        <text:p text:style-name="P4">Mortal Kombat, 370,463-480,513 </text:p>
        <text:p text:style-name="P4">Mortal Kombat 2 ,480 </text:p>
        <text:p text:style-name="P4">Mortal Kombat 3, 506 </text:p>
        <text:p text:style-name="P4">Mortal Kombat Trilogy, 538—539 </text:p>
        <text:p text:style-name="P4">MOS Technologies, 248-249,250 </text:p>
        <text:p text:style-name="P4">6502 processor, 99 </text:p>
        <text:p text:style-name="P4">Mr Do!, 207,352 </text:p>
        <text:p text:style-name="P4">Ms Pac-Man, 167-173 </text:p>
        <text:p text:style-name="P4">Video Computer System (VCS) </text:p>
        <text:p text:style-name="P4">version, 229 </text:p>
        <text:p text:style-name="P4">MTV, 226 </text:p>
        <text:p text:style-name="P4">M2 system, 521 </text:p>
        <text:p text:style-name="P4">Murdoch, Rupert, 246—247 </text:p>
        <text:p text:style-name="P4">Mylstar laser-disk games, 226 </text:p>
        <text:p text:style-name="P4">Myrick, Joel, 544 </text:p>
        <text:p text:style-name="P4">Myst, 456-457 </text:p>
        <text:p text:style-name="P3"/>
        <text:p text:style-name="P4">Nagashina, Takeshi, 385,387 </text:p>
        <text:p text:style-name="P4">Naka, Yuji, 428-429,578 </text:p>
        <text:p text:style-name="P4">NiGHTS, 533-534 </text:p>
        <text:p text:style-name="P4">Nakajima, Hideyuki, 76,371—377 </text:p>
        <text:p text:style-name="P4">Arakawa, Minoru and, 374-375 </text:p>
        <text:p text:style-name="P4">Nakamura, Masaya, 74—77,138,142, </text:p>
        <text:p text:style-name="P4">143-144,158, 208, 339, 371,374 </text:p>
        <text:p text:style-name="P4">Nakayama, Hayao, 343,360,401,406 </text:p>
        <text:p text:style-name="P4">and Acclaim, 440 </text:p>
        <text:p text:style-name="P4">changes at Sega, 424 </text:p>
        <text:p text:style-name="P4">mascot character for Sega, 429 </text:p>
        <text:p text:style-name="P4">Redwood City headquarters, </text:p>
        <text:p text:style-name="P4">trips to, 535 </text:p>
        <text:p text:style-name="P4">resignation of, 535 </text:p>
        <text:p text:style-name="P4">Saturn, concentration on, 508 </text:p>
        <text:p text:style-name="P4">Silicon Graphics technology, 510 </text:p>
        <text:p text:style-name="P4">Namco, 74,76,306,339,371. See also </text:p>
        <text:p text:style-name="P4">Pac-Man </text:p>
        <text:p text:style-name="P3"/>
        <text:p text:style-name="P4">closing arcades, 582 </text:p>
        <text:p text:style-name="P4">Midway and, 137 </text:p>
        <text:p text:style-name="P4">Narc, 462 </text:p>
        <text:p text:style-name="P4">NASCAR, 580 </text:p>
        <text:p text:style-name="P3"/>
        <text:p text:style-name="P4">National Organization for Women </text:p>
        <text:p text:style-name="P4">(NOW), 466 </text:p>
        <text:p text:style-name="P3"/>
        <text:p text:style-name="P4">National Semiconductor, 94-95 </text:p>
        <text:p text:style-name="P4">NBA Jam, 462,513 </text:p>
        <text:p text:style-name="P4">NBA2K1, 581,587 </text:p>
        <text:p text:style-name="P4">NBC Nightly News, 586 </text:p>
        <text:p text:style-name="P4">NEC. See ^TurboGrafx </text:p>
        <text:p text:style-name="P4">PC Engine, 412 </text:p>
        <text:p text:style-name="P4">Need for Speed, 488 </text:p>
        <text:p text:style-name="P4">Needle, Dave, 403,417—418 </text:p>
        <text:p text:style-name="P4">and Atari, 418 </text:p>
        <text:p text:style-name="P4">3DO, 484-485 </text:p>
        <text:p text:style-name="P4">Needleman, Mike, 311 </text:p>
        <text:p text:style-name="P4">Neiman, Hope, 231, 232—233 </text:p>
        <text:p text:style-name="P4">Nemo project, 274-276,453 </text:p>
        <text:p text:style-name="P4">NeoGeo, 450 </text:p>
        <text:p text:style-name="P4">CD version of, 483 </text:p>
        <text:p text:style-name="P4">Pocket Color (NGPC), 567 </text:p>
        <text:p text:style-name="P4">Nevada </text:p>
        <text:p text:style-name="P4">arcades in, 167 </text:p>
        <text:p text:style-name="P3"/>
        <text:p text:style-name="P3"/>
        <text:p text:style-name="P4">Highway Patrol, 60 </text:p>
        <text:p text:style-name="P4">New Plan Realty, 14 </text:p>
        <text:p text:style-name="P4">Newsweek </text:p>
        <text:p text:style-name="P3"/>
        <text:p text:style-name="P4">on Atari 5200,230 </text:p>
        <text:p text:style-name="P3"/>
        <text:p text:style-name="P4">1982, state of market in, 234 </text:p>
        <text:p text:style-name="P3"/>
        <text:p text:style-name="P4">on Vectrex, 233 </text:p>
        <text:p text:style-name="P3"/>
        <text:p text:style-name="P4">New York Music and Amusement </text:p>
        <text:p text:style-name="P4">Association, 89 </text:p>
        <text:p text:style-name="P4">NFL Blitz, 462 </text:p>
        <text:p text:style-name="P4">NFL GameDay, 533 </text:p>
        <text:p text:style-name="P4">NFL2K1, 518,587 </text:p>
        <text:p text:style-name="P4">Night Driver, 130,273 </text:p>
        <text:p text:style-name="P4">Nightmare on Elm Street movies, 274—275 </text:p>
        <text:p text:style-name="P4">NiGHTS, 533-534 </text:p>
        <text:p text:style-name="P3"/>
        <text:p text:style-name="P4">Night Trap, 275,454,467,470,472-473, </text:p>
        <text:p text:style-name="P4">475-476, 478 </text:p>
        <text:p text:style-name="P3"/>
        <text:p text:style-name="P4">Nilsen, Al, 126,195,199,426 </text:p>
        <text:p text:style-name="P4">Sega marketing, 408 </text:p>
        <text:p text:style-name="P4">1942 ,307 </text:p>
        <text:p text:style-name="P3"/>
        <text:p text:style-name="P4">for Nintendo Entertainment </text:p>
        <text:p text:style-name="P4">System (NES), 351 </text:p>
        <text:p text:style-name="P4">Okamoto, Yoshiki and, 444 </text:p>
        <text:p text:style-name="P4">1943, 444 </text:p>
        <text:p text:style-name="P4">Nino, Nancy, 108 </text:p>
        <text:p text:style-name="P3"/>
        <text:p text:style-name="P4">Nintendo, 591. See also Famicom; Game </text:p>
        <text:p text:style-name="P4">Boy; Game Boy Color; Lincoln, </text:p>
        <text:p text:style-name="P4">Howard; Nintendo 64; Play </text:p>
        <text:p text:style-name="P4">Station; Super NES; Virtual Boy </text:p>
        <text:p text:style-name="P4">advantages of Sega, 447—448 </text:p>
        <text:p text:style-name="P4">Alpex, legal action by, 393-396 </text:p>
        <text:p text:style-name="P4">antitrust action against, 388-390 </text:p>
        <text:p text:style-name="P4">Army and, 547-548, 550-551,554 </text:p>
        <text:p text:style-name="P4">Atari and, 281-285,350,371-377 </text:p>
        <text:p text:style-name="P4">cartoon shows, 482 </text:p>
        <text:p text:style-name="P4">cartridges, decision to go with, </text:p>
        <text:p text:style-name="P4">511-512 </text:p>
        <text:p text:style-name="P3"/>
        <text:p text:style-name="P4">CD-ROM strategy, 450 </text:p>
        <text:p text:style-name="P4">Coleco, licensing agreement </text:p>
        <text:p text:style-name="P4">with, 205 </text:p>
        <text:p text:style-name="P3"/>
        <text:p text:style-name="P4">complaints about, 362 </text:p>
        <text:p text:style-name="P4">Consumer Electronics Show, </text:p>
        <text:p text:style-name="P4">Summer 1994,490-495 </text:p>
        <text:p text:style-name="P4">discrimination against, 434-438 </text:p>
        <text:p text:style-name="P4">Dolphin system, 562—563,572 </text:p>
        <text:p text:style-name="P4">Donkey Kong, 155-160,211 </text:p>
        <text:p text:style-name="P4">Donkey Kong Country, 491-493, </text:p>
        <text:p text:style-name="P3"/>
        <text:p text:style-name="P4">496-497 </text:p>
        <text:p text:style-name="P3"/>
        <text:p text:style-name="P4">Donkey Kong Junior, 177 </text:p>
        <text:p text:style-name="P4">and Electronic Entertainment Expo </text:p>
        <text:p text:style-name="P4">(E3), 503-504, 531-532 </text:p>
        <text:p text:style-name="P4">Final Fantasy, 541 </text:p>
        <text:p text:style-name="P4">first-party games, 306 </text:p>
        <text:p text:style-name="P4">Galoob, action by, 390-392 </text:p>
        <text:p text:style-name="P4">GameCube, 584,591 </text:p>
        <text:p text:style-name="P4">GoldenEye 007, 543—544 </text:p>
        <text:p text:style-name="P4">growth in 1980s, 346—347 </text:p>
        <text:p text:style-name="P4">handheld games, 203 </text:p>
        <text:p text:style-name="P5">“<text:span text:style-name="T13">Hands-Free” Controller, 398 </text:span></text:p>
        <text:p text:style-name="P4">holiday shortages, 364 </text:p>
        <text:p text:style-name="P4">identity of company, 305-306 </text:p>
        <text:p text:style-name="P5">“<text:span text:style-name="T13">Invent the Ultimate Video Game,” </text:span></text:p>
        <text:p text:style-name="P4">362-363 </text:p>
        <text:p text:style-name="P4">Killer Instinct, 494 </text:p>
        <text:p text:style-name="P4">The Legend of Zelda, 353—355 </text:p>
        <text:p text:style-name="P4">library of licenses, 357-359 </text:p>
        <text:p text:style-name="P3"/>
        <text:p text:style-name="P3"/>
        <text:p text:style-name="P3"/>
        <text:p text:style-name="P4">Nintendo, (continued) </text:p>
        <text:p text:style-name="P4">licensing agreements, 306—311 </text:p>
        <text:p text:style-name="P4">Metroid, 357 </text:p>
        <text:p text:style-name="P3"/>
        <text:p text:style-name="P4">Mike Tyson’s Punch-Out, 355—357 </text:p>
        <text:p text:style-name="P4">NES, 277 </text:p>
        <text:p text:style-name="P3"/>
        <text:p text:style-name="P4">New York City, launch in, 296-299 </text:p>
        <text:p text:style-name="P4">Nintendo 64,522-523 </text:p>
        <text:p text:style-name="P4">Nintendo Fun Club News, 360—361 </text:p>
        <text:p text:style-name="P4">Nintendo Power, 361 </text:p>
        <text:p text:style-name="P4">Play Choice 10,352 </text:p>
        <text:p text:style-name="P4">Pokemon, 566-567 </text:p>
        <text:p text:style-name="P4">Project Reality, 509-510 </text:p>
        <text:p text:style-name="P4">protests against, 347-348 </text:p>
        <text:p text:style-name="P4">rise of, 278-280 </text:p>
        <text:p text:style-name="P3"/>
        <text:p text:style-name="P4">Robot Operating Buddy (ROB), 288 </text:p>
        <text:p text:style-name="P4">sales, 1993,496-497 </text:p>
        <text:p text:style-name="P4">Seattle Mariners, purchase of, </text:p>
        <text:p text:style-name="P4">434—438,572 </text:p>
        <text:p text:style-name="P3"/>
        <text:p text:style-name="P4">Sega, competition with, 304—307 </text:p>
        <text:p text:style-name="P4">self-regulation by, 476-477 </text:p>
        <text:p text:style-name="P4">softening image of, 348—349 </text:p>
        <text:p text:style-name="P4">Sony partnership, 451—453 </text:p>
        <text:p text:style-name="P4">States of NY and MD v. Nintendo of </text:p>
        <text:p text:style-name="P4">America, 388—390 </text:p>
        <text:p text:style-name="P4">SuperFamicom, 431—433,523 </text:p>
        <text:p text:style-name="P4">Super Mario Bros. 2, 364—365 </text:p>
        <text:p text:style-name="P4">Super Metroid, 490 </text:p>
        <text:p text:style-name="P4">tabletop games, 203 </text:p>
        <text:p text:style-name="P4">Tetris legal action, 379-381 </text:p>
        <text:p text:style-name="P4">Ultra 64 hardware, 490 </text:p>
        <text:p text:style-name="P4">Universal Studios litigation, 216-218 </text:p>
        <text:p text:style-name="P4">unlicensed companies, games by, </text:p>
        <text:p text:style-name="P4">398-400 </text:p>
        <text:p text:style-name="P4">VS System, 352 </text:p>
        <text:p text:style-name="P3"/>
        <text:p text:style-name="P4">Zelda II: The Adventure of Link, 364 </text:p>
        <text:p text:style-name="P4">Nintendo 64, 522-523 </text:p>
        <text:p text:style-name="P4">initial success of, 537-539 </text:p>
        <text:p text:style-name="P4">launch of, 534 </text:p>
        <text:p text:style-name="P3"/>
        <text:p text:style-name="P4">official presentation of, 531—532 </text:p>
        <text:p text:style-name="P4">Nintendo Entertainment System </text:p>
        <text:p text:style-name="P4">(NES), 277,288-289,372. See also </text:p>
        <text:p text:style-name="P4">Super NES </text:p>
        <text:p text:style-name="P4">apex of, 422-423 </text:p>
        <text:p text:style-name="P4">holiday shortages, 364 </text:p>
        <text:p text:style-name="P4">marketing of, 346 </text:p>
        <text:p text:style-name="P4">Mike Tyson’s Punch-Out tot, 355—357 </text:p>
        <text:p text:style-name="P4">picture processing unit (PPU), 394 </text:p>
        <text:p text:style-name="P4">reverse engineering of, 350 </text:p>
        <text:p text:style-name="P4">security chip in, 372 </text:p>
        <text:p text:style-name="P4">10NES programming, 372—377 </text:p>
        <text:p text:style-name="P4">unlicensed companies, games by, </text:p>
        <text:p text:style-name="P4">398-^00 </text:p>
        <text:p text:style-name="P3"/>
        <text:p text:style-name="P4">Wisdom Tree games, 398—400 </text:p>
        <text:p text:style-name="P4">Nintendo Fan Club, 349 </text:p>
        <text:p text:style-name="P4">Nintendo Fun Club News, 360-361 </text:p>
        <text:p text:style-name="P4">Nintendonitus, 279 </text:p>
        <text:p text:style-name="P4">Nintendo Power, 361 </text:p>
        <text:p text:style-name="P4">Nippon Kikai Seizo, 332-333 </text:p>
        <text:p text:style-name="P4">Nippon Koraku Bussan, 332—333 </text:p>
        <text:p text:style-name="P4">The Nocturnal Missions, 458 </text:p>
        <text:p text:style-name="P4">Nomad, 567 </text:p>
        <text:p text:style-name="P4">Nomo, Hideo, 437-438 </text:p>
        <text:p text:style-name="P4">Novelty games, 9-11 </text:p>
        <text:p text:style-name="P4">popular themes, 12 </text:p>
        <text:p text:style-name="P4">NPD Group, 434,449 </text:p>
        <text:p text:style-name="P4">market in 1995,500 </text:p>
        <text:p text:style-name="P3"/>
        <text:p text:style-name="P3"/>
        <text:p text:style-name="P4">Nutting, Bill, 32-33,63 </text:p>
        <text:p text:style-name="P4">Nutting, Dave, 32,63 </text:p>
        <text:p text:style-name="P4">Baby Pac-Man, 173 </text:p>
        <text:p text:style-name="P4">Sea Wolf m </text:p>
        <text:p text:style-name="P3"/>
        <text:p text:style-name="P4">Nutting Associates, 32—34,61 </text:p>
        <text:p text:style-name="P4">Nvidia Corporation, 576 </text:p>
        <text:p text:style-name="P3"/>
        <text:p text:style-name="P4">Ocean of America, 513 </text:p>
        <text:p text:style-name="P4">Odyssey, 26,45—47. See also Pony </text:p>
        <text:p text:style-name="P4">errors in marketing, 80 </text:p>
        <text:p text:style-name="P4">games on, 81 </text:p>
        <text:p text:style-name="P4">Odyssey 2,189-190 </text:p>
        <text:p text:style-name="P4">Odyssey 100,94 </text:p>
        <text:p text:style-name="P4">Oguchi, Hisao, 578 </text:p>
        <text:p text:style-name="P4">Ohga, Norio, 452,559-560 </text:p>
        <text:p text:style-name="P4">Okamoto, Yoshiki, 439,442-446 </text:p>
        <text:p text:style-name="P4">Street Fighter, 445—446 </text:p>
        <text:p text:style-name="P4">Street Fighter II, 446 </text:p>
        <text:p text:style-name="P4">Okawa, Isao, 572,577,581-582,589 </text:p>
        <text:p text:style-name="P4">Olafsson, Olaf, 516 </text:p>
        <text:p text:style-name="P4">Onimusha Warlords, 569, 581 </text:p>
        <text:p text:style-name="P4">Onslaught, 383 </text:p>
        <text:p text:style-name="P4">Organized crime, 50 </text:p>
        <text:p text:style-name="P4">Origin Systems, 456 </text:p>
        <text:p text:style-name="P4">Oshima, Masato, 429 </text:p>
        <text:p text:style-name="P4">Out Run, 501,577 </text:p>
        <text:p text:style-name="P3"/>
        <text:p text:style-name="P4">Pac-Man, 62, 123,140-144,373 </text:p>
        <text:p text:style-name="P4">for Atari 5200,229 </text:p>
        <text:p text:style-name="P4">success of, 143-144 </text:p>
        <text:p text:style-name="P4">tabletop game, 203 </text:p>
        <text:p text:style-name="P4">Video Computer System (VCS) </text:p>
        <text:p text:style-name="P4">version, 227-228 </text:p>
        <text:p text:style-name="P4">Page, Parker, 470 </text:p>
        <text:p text:style-name="P4">Pajitnov, Alexey, 377-378,381 </text:p>
        <text:p text:style-name="P4">PAL boards, 168 </text:p>
        <text:p text:style-name="P4">Panasonic, 520. See also SOO </text:p>
        <text:p text:style-name="P4">at Consumer Electronics Show </text:p>
        <text:p text:style-name="P4">(CES), 286 </text:p>
        <text:p text:style-name="P3"/>
        <text:p text:style-name="P4">Dolphin system and, 563 </text:p>
        <text:p text:style-name="P4">Paneision, 399 </text:p>
        <text:p text:style-name="P4">Paperboy, 136 </text:p>
        <text:p text:style-name="P3"/>
        <text:p text:style-name="P4">Paradigm Simulation, 513 </text:p>
        <text:p text:style-name="P4">Paramount Group, 307,342 </text:p>
        <text:p text:style-name="P4">Parker Brothers, 393 </text:p>
        <text:p text:style-name="P4">Parte, Dennis, 129 </text:p>
        <text:p text:style-name="P4">Pasierb, John, 174 </text:p>
        <text:p text:style-name="P4">Pat Riley's Basketball, 406 </text:p>
        <text:p text:style-name="P4">Paul, Skip, 170,208 </text:p>
        <text:p text:style-name="P4">Nintendo meeting with, 282—283 </text:p>
        <text:p text:style-name="P4">Pay-out machines, 4—6 </text:p>
        <text:p text:style-name="P4">PC Engine, 412,431 </text:p>
        <text:p text:style-name="P4">PC games, 455—460. See also </text:p>
        <text:p text:style-name="P4">Macintosh games </text:p>
        <text:p text:style-name="P4">Doom, 457-458 </text:p>
        <text:p text:style-name="P4">Myst, 456-457 </text:p>
        <text:p text:style-name="P4">The 7th Guest, 457 </text:p>
        <text:p text:style-name="P4">PDP-1 (Programmable Data </text:p>
        <text:p text:style-name="P4">Processor-1), 17-21 </text:p>
        <text:p text:style-name="P4">Peckham, Robert F., 383-384 </text:p>
        <text:p text:style-name="P4">Peek a Boo Poker, 399 </text:p>
        <text:p text:style-name="P4">Pengo, 143,177,304 </text:p>
        <text:p text:style-name="P4">Pen Pen Tricelon, 563 </text:p>
        <text:p text:style-name="P4">Periscope, 102,340—341 </text:p>
        <text:p text:style-name="P4">Perry, Steve, 174 </text:p>
        <text:p text:style-name="P4">Pesterminator, 399 </text:p>
        <text:p text:style-name="P3"/>
        <text:p text:style-name="P3"/>
        <text:p text:style-name="P4">Pet Computer, 251 </text:p>
        <text:p text:style-name="P4">Phantasy Star, 428 </text:p>
        <text:p text:style-name="P4">Philadelphia Toboggan, 121 </text:p>
        <text:p text:style-name="P4">The Phil Donahue Show, 119 </text:p>
        <text:p text:style-name="P4">Philip CD-i, 483-484 </text:p>
        <text:p text:style-name="P4">Phillips, Howard, 284,288, 298, </text:p>
        <text:p text:style-name="P4">348-349,414,439,575 </text:p>
        <text:p text:style-name="P4">Phoenix: The Fall &amp; Rise of Video Games </text:p>
        <text:p text:style-name="P4">(Herman), 255 </text:p>
        <text:p text:style-name="P4">Photomats, 334 </text:p>
        <text:p text:style-name="P4">Photoramas, 335—336 </text:p>
        <text:p text:style-name="P4">Pico, 508 </text:p>
        <text:p text:style-name="P3"/>
        <text:p text:style-name="P4">Picture processing unit (PPU), 394 </text:p>
        <text:p text:style-name="P3"/>
        <text:p text:style-name="P4">Pierce, Jim, 129 </text:p>
        <text:p text:style-name="P3"/>
        <text:p text:style-name="P4">Piggyback boards, 95 </text:p>
        <text:p text:style-name="P3"/>
        <text:p text:style-name="P4">Pilot Wings, 531 </text:p>
        <text:p text:style-name="P3"/>
        <text:p text:style-name="P4">Pilot Wings 61 534,538 </text:p>
        <text:p text:style-name="P3"/>
        <text:p text:style-name="P4">Pinball, 2—4 </text:p>
        <text:p text:style-name="P3"/>
        <text:p text:style-name="P4">Bally pinball machines, 66 </text:p>
        <text:p text:style-name="P4">legal issues, 6-8,89-90 </text:p>
        <text:p text:style-name="P4">pay-outs, 4-6 </text:p>
        <text:p text:style-name="P4">Pinball Construction Set, 264 </text:p>
        <text:p text:style-name="P4">Pinball! (Sharpe), 4 </text:p>
        <text:p text:style-name="P4">Ping Pong, 61 </text:p>
        <text:p text:style-name="P4">Pirahna, 143 </text:p>
        <text:p text:style-name="P4">Pitfall, 227,273 </text:p>
        <text:p text:style-name="P4">Pit Fighter, 462 </text:p>
        <text:p text:style-name="P3"/>
        <text:p text:style-name="P4">Pizza Time Theater. See Chuck E. </text:p>
        <text:p text:style-name="P4">Cheese </text:p>
        <text:p text:style-name="P3"/>
        <text:p text:style-name="P4">Plato, Dana, 275 </text:p>
        <text:p text:style-name="P4">Play Choice 10, Nintendo, 352 </text:p>
        <text:p text:style-name="P4">Play Meter Magazine, 152 </text:p>
        <text:p text:style-name="P4">PlayStation, 432,451-453,504-507 </text:p>
        <text:p text:style-name="P4">E3 announcement on, 516—517 </text:p>
        <text:p text:style-name="P4">Final Fantasy VII, 542-543 </text:p>
        <text:p text:style-name="P4">Mortal Kombat Trilogy, 538—539 </text:p>
        <text:p text:style-name="P4">Myst on, 457 </text:p>
        <text:p text:style-name="P4">release of, 502,519-520 </text:p>
        <text:p text:style-name="P4">Saturn compared, 508—509 </text:p>
        <text:p text:style-name="P4">shipments, 1995,531 </text:p>
        <text:p text:style-name="P4">shipments, 1997,558 </text:p>
        <text:p text:style-name="P4">PlayStation 2,562-563,568-571 </text:p>
        <text:p text:style-name="P4">America, launch in, 579—581 </text:p>
        <text:p text:style-name="P4">games for, 580-581 </text:p>
        <text:p text:style-name="P4">Japanese launch of, 570—571 </text:p>
        <text:p text:style-name="P4">Konami games, 569—570 </text:p>
        <text:p text:style-name="P4">rumors about, 585—587 </text:p>
        <text:p text:style-name="P4">shortages, 585-586 </text:p>
        <text:p text:style-name="P4">PlayStation Festival 2000,568—569 </text:p>
        <text:p text:style-name="P4">Pober, Arthur, 480 </text:p>
        <text:p text:style-name="P4">Point Doubles, 61 </text:p>
        <text:p text:style-name="P4">Pokemon, 566—568 </text:p>
        <text:p text:style-name="P4">trading cards, 567 </text:p>
        <text:p text:style-name="P4">Pokemon Blue, 567 </text:p>
        <text:p text:style-name="P4">Pokemon Red, 567 </text:p>
        <text:p text:style-name="P4">Pole Position, 62 </text:p>
        <text:p text:style-name="P3"/>
        <text:p text:style-name="P4">Video Computer System (VCS) </text:p>
        <text:p text:style-name="P4">version, 229 </text:p>
        <text:p text:style-name="P4">Pong, 37-48,368 </text:p>
        <text:p text:style-name="P4">consumer version of, 80-81 </text:p>
        <text:p text:style-name="P4">forgeries of, 61 </text:p>
        <text:p text:style-name="P4">Popeye, 306,352 </text:p>
        <text:p text:style-name="P3"/>
        <text:p text:style-name="P4">Popular Science on Virtual Boy, 518 </text:p>
        <text:p text:style-name="P4">Populous, 410 </text:p>
        <text:p text:style-name="P3"/>
        <text:p text:style-name="P4">Portable games. See Handheld games </text:p>
        <text:p text:style-name="P4">Postal, 546,554 </text:p>
        <text:p text:style-name="P3"/>
        <text:p text:style-name="P3"/>
        <text:p text:style-name="P3"/>
        <text:p text:style-name="P4">Index 605 </text:p>
        <text:p text:style-name="P3"/>
        <text:p text:style-name="P3"/>
        <text:p text:style-name="P4">Prize Fighter, 455 </text:p>
        <text:p text:style-name="P3"/>
        <text:p text:style-name="P4">Programmers, 180, 182 </text:p>
        <text:p text:style-name="P3"/>
        <text:p text:style-name="P4">Project Support Engineers (PSE), 63 </text:p>
        <text:p text:style-name="P3"/>
        <text:p text:style-name="P4">Provenzo, Eugene, Jr., 470-471,472 </text:p>
        <text:p text:style-name="P3"/>
        <text:p text:style-name="P4">Psygnosis, 505,510 </text:p>
        <text:p text:style-name="P3"/>
        <text:p text:style-name="P4">Punch Out, 306 </text:p>
        <text:p text:style-name="P3"/>
        <text:p text:style-name="P4">(Then, 177, 222-224,575 </text:p>
        <text:p text:style-name="P4">Q/x, 163 </text:p>
        <text:p text:style-name="P4">Quadra Pong, 61 </text:p>
        <text:p text:style-name="P4">Quantum, 164 </text:p>
        <text:p text:style-name="P4">Quinn, Tom, 81—82,83 </text:p>
        <text:p text:style-name="P3"/>
        <text:p text:style-name="P4">Rabbit, 376-377 </text:p>
        <text:p text:style-name="P3"/>
        <text:p text:style-name="P4">Race, Steve, 235-236, 311. 426, 499, 506 </text:p>
        <text:p text:style-name="P4">resignation of, 519 </text:p>
        <text:p text:style-name="P4">Sony Corporation of America </text:p>
        <text:p text:style-name="P4">(SCEA) president, 505 </text:p>
        <text:p text:style-name="P4">Radarscope, 156-157, 280-281 </text:p>
        <text:p text:style-name="P4">Rad Racer, 540 </text:p>
        <text:p text:style-name="P4">Raiders of the Lost Art, 238 </text:p>
        <text:p text:style-name="P4">Rains, Lyle, 131,132-133, 153 </text:p>
        <text:p text:style-name="P4">Rally-X, 142-143 </text:p>
        <text:p text:style-name="P4">Ralston, Dave, 136 </text:p>
        <text:p text:style-name="P4">Rambo action figures, 346 </text:p>
        <text:p text:style-name="P4">Ramtek, 61 </text:p>
        <text:p text:style-name="P3"/>
        <text:p text:style-name="P4">Rare, Inc., 350, 441-442,510-511 </text:p>
        <text:p text:style-name="P4">Donkey Kong Country, 491-493 </text:p>
        <text:p text:style-name="P4">GoldenEye 007, 543^-544 </text:p>
        <text:p text:style-name="P4">Raster-scan monitors, 129, 130 </text:p>
        <text:p text:style-name="P4">Rating system, 478 </text:p>
        <text:p text:style-name="P4">battles in creating, 479-480 </text:p>
        <text:p text:style-name="P4">M-rated games, 554 </text:p>
        <text:p text:style-name="P4">RazorSoft, 475 </text:p>
        <text:p text:style-name="P4">RBI Baseball, 373 </text:p>
        <text:p text:style-name="P4">R.C Pro Am, 442 </text:p>
        <text:p text:style-name="P4">RCA </text:p>
        <text:p text:style-name="P3"/>
        <text:p text:style-name="P4">at Consumer Electronics Show </text:p>
        <text:p text:style-name="P4">(CES), 286 </text:p>
        <text:p text:style-name="P3"/>
        <text:p text:style-name="P4">Fischbach, Greg at, 309 </text:p>
        <text:p text:style-name="P4">game consoles, 99 </text:p>
        <text:p text:style-name="P4">Studio II game system, 107 </text:p>
        <text:p text:style-name="P4">RDI Technologies’ Dragon’s Lair, 225-226 </text:p>
        <text:p text:style-name="P4">Reactor, 222 </text:p>
        <text:p text:style-name="P4">Ready 2 Rumble, 565 </text:p>
        <text:p text:style-name="P4">REAL 3DO Multiplayer </text:p>
        <text:p text:style-name="P4">See 3DO </text:p>
        <text:p text:style-name="P3"/>
        <text:p text:style-name="P4">Reflections Technology, 513—514 </text:p>
        <text:p text:style-name="P4">Reinhardt, Stephen, 381-383,386-388 </text:p>
        <text:p text:style-name="P4">RePlay Magazine, 5,101 </text:p>
        <text:p text:style-name="P4">Nintendo advertising in, 352 </text:p>
        <text:p text:style-name="P4">Resident Evil, 568 </text:p>
        <text:p text:style-name="P3"/>
        <text:p text:style-name="P4">Reuterdahl, Tom, 181,196,197,198 </text:p>
        <text:p text:style-name="P4">Reverse engineering </text:p>
        <text:p text:style-name="P4">by Electronics Arts, 409—410 </text:p>
        <text:p text:style-name="P4">Nintendo Entertainment System </text:p>
        <text:p text:style-name="P4">(NES), 350 </text:p>
        <text:p text:style-name="P3"/>
        <text:p text:style-name="P4">Sega Enterprises v. Accolade and, 388 </text:p>
        <text:p text:style-name="P4">Ridge Racer, 502 </text:p>
        <text:p text:style-name="P4">Ridge Racer V, 571 </text:p>
        <text:p text:style-name="P4">Riley, Pat, 406 </text:p>
        <text:p text:style-name="P3"/>
        <text:p text:style-name="P4">Rioux, Paul, 196,400,426,427,508 </text:p>
        <text:p text:style-name="P4">Risley, Michaelene Cristini, 482, 483 </text:p>
        <text:p text:style-name="P4">Rissman, O. R., 210,214,215 </text:p>
        <text:p text:style-name="P4">Ritchie, Steve, 144 </text:p>
        <text:p text:style-name="P4">River Raid, 227 </text:p>
        <text:p text:style-name="P3"/>
        <text:p text:style-name="P3"/>
        <text:p text:style-name="P4">Road Rash, 488 </text:p>
        <text:p text:style-name="P3"/>
        <text:p text:style-name="P4">Robbins, Joe, 68-69,101,208 </text:p>
        <text:p text:style-name="P4">Roberts, Xavier, 253 </text:p>
        <text:p text:style-name="P4">Robinett, Warren, 179,181,186,196,300 </text:p>
        <text:p text:style-name="P4">Adventure, 186-189 </text:p>
        <text:p text:style-name="P4">Easter eggs, 188-189 </text:p>
        <text:p text:style-name="P4">resignation from Atari, 197 </text:p>
        <text:p text:style-name="P4">Robinson, David, 448 </text:p>
        <text:p text:style-name="P4">Robot Operating Buddy (ROB), 288, </text:p>
        <text:p text:style-name="P4">297,346 </text:p>
        <text:p text:style-name="P3"/>
        <text:p text:style-name="P4">Robotron 2084, 219,220-222, 462 </text:p>
        <text:p text:style-name="P4">Robot Tank, 239 </text:p>
        <text:p text:style-name="P4">Rockola, David, 3 </text:p>
        <text:p text:style-name="P4">Rock-Ola jukeboxes, 66 </text:p>
        <text:p text:style-name="P4">Rockstar Games, 587 </text:p>
        <text:p text:style-name="P4">Rogers, Henk, 378-379,381 </text:p>
        <text:p text:style-name="P4">Roland, 455 </text:p>
        <text:p text:style-name="P3"/>
        <text:p text:style-name="P4">Role-playing games, 539-540 </text:p>
        <text:p text:style-name="P4">ROM chip shortage, 388—390 </text:p>
        <text:p text:style-name="P4">Romero, John, 457-458,459 </text:p>
        <text:p text:style-name="P4">Rosen, David, 254,331,332-343,401,577 </text:p>
        <text:p text:style-name="P4">bowling allies, 338—339 </text:p>
        <text:p text:style-name="P4">buy-back of Sega, 343 </text:p>
        <text:p text:style-name="P4">Katz, Michael and, 405 </text:p>
        <text:p text:style-name="P4">resignation from Sega, 535 </text:p>
        <text:p text:style-name="P4">Rosen, Masako, 590 </text:p>
        <text:p text:style-name="P4">Rosen Enterprises Ltd., 333,339-340 </text:p>
        <text:p text:style-name="P4">Rosenthal, Ilehe, 473,475 </text:p>
        <text:p text:style-name="P4">Rosenthal, Larry, 129 </text:p>
        <text:p text:style-name="P4">Ross, Steven, 103-104,108,239-240,371 </text:p>
        <text:p text:style-name="P4">Chuck E. Cheese, interest in, 120 </text:p>
        <text:p text:style-name="P4">ET„ 237-238 </text:p>
        <text:p text:style-name="P3"/>
        <text:p text:style-name="P4">Gerard, Manny and, 111-113 </text:p>
        <text:p text:style-name="P4">Kassar, Ray and, 109,246 </text:p>
        <text:p text:style-name="P4">and Morgan, James, 267 </text:p>
        <text:p text:style-name="P4">Nintendo meeting with, 282—283 </text:p>
        <text:p text:style-name="P4">Rotberg, Ed, 133,135,148-149 </text:p>
        <text:p text:style-name="P4">Military Battlezone, 153—154 </text:p>
        <text:p text:style-name="P4">Videa Inc., 244 </text:p>
        <text:p text:style-name="P4">Warp Speed, 154-155 </text:p>
        <text:p text:style-name="P4">Rowe jukeboxes, 9 </text:p>
        <text:p text:style-name="P4">Rubik’s Cube, 235—236 </text:p>
        <text:p text:style-name="P4">Rubin, Owen, 134,181,430 </text:p>
        <text:p text:style-name="P4">Ruby-Spears, 218 </text:p>
        <text:p text:style-name="P4">Ruckley, Richard, 311 </text:p>
        <text:p text:style-name="P4">Runyon Sales Company, 9 </text:p>
        <text:p text:style-name="P4">Rusch, Bill, 23-24 </text:p>
        <text:p text:style-name="P4">Rush 'N' Attack, 358 </text:p>
        <text:p text:style-name="P4">Russell, Steve, 15,17-21,26,377 </text:p>
        <text:p text:style-name="P4">with Zito, Tom, 273 </text:p>
        <text:p text:style-name="P3"/>
        <text:p text:style-name="P4">Safari Hunt, 305 </text:p>
        <text:p text:style-name="P4">Saito, Yute, 577 </text:p>
        <text:p text:style-name="P3"/>
        <text:p text:style-name="P4">Sakaguchi, Hironobu, 540—543 </text:p>
        <text:p text:style-name="P4">Salwitz, John, 136 </text:p>
        <text:p text:style-name="P4">Sampson, Peter, 16,19 </text:p>
        <text:p text:style-name="P4">Sanctuary Woods, 456 </text:p>
        <text:p text:style-name="P4">Sanders, Bob, 20 </text:p>
        <text:p text:style-name="P4">Sanders, Royden, 23 </text:p>
        <text:p text:style-name="P4">Sanders Associates, 21—26,96—97 </text:p>
        <text:p text:style-name="P4">Sanyo 3DO hardware, 486 </text:p>
        <text:p text:style-name="P4">Sato, Hideki, 578,582,589 </text:p>
        <text:p text:style-name="P4">Saturn, 495,508,516 </text:p>
        <text:p text:style-name="P4">concentration on, 531 </text:p>
        <text:p text:style-name="P4">E3 announcement on, 516—517 </text:p>
        <text:p text:style-name="P4">failure of, 558-559 </text:p>
        <text:p text:style-name="P3"/>
        <text:p text:style-name="P3"/>
        <text:p text:style-name="P4">Myst on, 457 </text:p>
        <text:p text:style-name="P4">PlayStation, 508-509 </text:p>
        <text:p text:style-name="P4">price reduction for, 532 </text:p>
        <text:p text:style-name="P4">release of, 500-502 </text:p>
        <text:p text:style-name="P4">32X running software, 493-494 </text:p>
        <text:p text:style-name="P4">Scene of the Crime, 274 </text:p>
        <text:p text:style-name="P4">Schnacke, Robert W., 391 </text:p>
        <text:p text:style-name="P4">Schon, Neal, 174 </text:p>
        <text:p text:style-name="P4">School violence, 545—555 </text:p>
        <text:p text:style-name="P4">Schulhof, Mickey, 453,454 </text:p>
        <text:p text:style-name="P4">Scoroposki, Jim, 309,310, 440-441 </text:p>
        <text:p text:style-name="P4">Scorsese, Martin, 271,455 </text:p>
        <text:p text:style-name="P4">Sculptured Software, 350 </text:p>
        <text:p text:style-name="P4">Seaman, 577,581 </text:p>
        <text:p text:style-name="P4">Sears Roebuck </text:p>
        <text:p text:style-name="P4">Atari and, 81-83,86-87,236 </text:p>
        <text:p text:style-name="P4">success of products, 94 </text:p>
        <text:p text:style-name="P4">Seattle Mariners, 434—438,572 </text:p>
        <text:p text:style-name="P4">Sea Wolf, 65,9\, 101—102,148 </text:p>
        <text:p text:style-name="P4">Sea Wolf II, 102 </text:p>
        <text:p text:style-name="P4">Secret of Mam, 541 </text:p>
        <text:p text:style-name="P4">Security </text:p>
        <text:p text:style-name="P4">at Atari, 185-186 </text:p>
        <text:p text:style-name="P4">in Tempest, 166 </text:p>
        <text:p text:style-name="P4">Seeburg Bear Gun, 10,337 </text:p>
        <text:p text:style-name="P4">Sega, 74. See also Dream cast; Irimajiri, </text:p>
        <text:p text:style-name="P4">Shoichiro; Kalinske, Tom; Katz, </text:p>
        <text:p text:style-name="P4">Michael; Nakayama, Hayao; </text:p>
        <text:p text:style-name="P4">Rosen, David; Saturn </text:p>
        <text:p text:style-name="P4">Accolade Inc., action against, 381—388 </text:p>
        <text:p text:style-name="P4">advantages over Nintendo, 447-448 </text:p>
        <text:p text:style-name="P4">advertising by, 449 </text:p>
        <text:p text:style-name="P4">AM2 development team, 501 </text:p>
        <text:p text:style-name="P4">Bally/Midway, sale to, 342—343 </text:p>
        <text:p text:style-name="P4">birth of, 331—343 </text:p>
        <text:p text:style-name="P4">CD-ROM strategy, 450-451 </text:p>
        <text:p text:style-name="P4">changes at, 423-424 </text:p>
        <text:p text:style-name="P4">closing Japanese arcades, 582 </text:p>
        <text:p text:style-name="P4">Coleco, licensing agreement </text:p>
        <text:p text:style-name="P4">with, 205 </text:p>
        <text:p text:style-name="P3"/>
        <text:p text:style-name="P4">concentration on Saturn, 531 </text:p>
        <text:p text:style-name="P4">Congressional hearings on </text:p>
        <text:p text:style-name="P4">violence, 474-475 </text:p>
        <text:p text:style-name="P4">Consumer Electronics Show, </text:p>
        <text:p text:style-name="P4">Summer 1994,490-495 </text:p>
        <text:p text:style-name="P4">disappointing projects, 507—508 </text:p>
        <text:p text:style-name="P4">Electronic Arts, relationship with, </text:p>
        <text:p text:style-name="P4">408-410 </text:p>
        <text:p text:style-name="P3"/>
        <text:p text:style-name="P4">at Electronic Entertainment Expo </text:p>
        <text:p text:style-name="P4">(E3) 2000,580-581 </text:p>
        <text:p text:style-name="P4">fall of, 577-579 </text:p>
        <text:p text:style-name="P4">Genesis III, 382-383 </text:p>
        <text:p text:style-name="P4">Hitachi and, 483 </text:p>
        <text:p text:style-name="P4">Mega-CD, 450-451 </text:p>
        <text:p text:style-name="P4">Mega-Drive system, 401 </text:p>
        <text:p text:style-name="P4">Nintendo, competition with, </text:p>
        <text:p text:style-name="P4">304-307 </text:p>
        <text:p text:style-name="P3"/>
        <text:p text:style-name="P4">resurgence of, 400-401 </text:p>
        <text:p text:style-name="P4">shortages of PlayStation 2 and, </text:p>
        <text:p text:style-name="P4">587-588 </text:p>
        <text:p text:style-name="P3"/>
        <text:p text:style-name="P4">sports games, 406 </text:p>
        <text:p text:style-name="P4">Trademark Security System </text:p>
        <text:p text:style-name="P4">(TMSS), 382-388 </text:p>
        <text:p text:style-name="P4">Sega CD, 454M55,508 </text:p>
        <text:p text:style-name="P4">Segal, Steven, 462 </text:p>
        <text:p text:style-name="P4">Segale, Mario, 159 </text:p>
        <text:p text:style-name="P3"/>
        <text:p text:style-name="P3"/>
        <text:p text:style-name="P3"/>
        <text:p text:style-name="P4">Index </text:p>
        <text:p text:style-name="P3"/>
        <text:p text:style-name="P3"/>
        <text:p text:style-name="P4">SegaNet, 571, 579, 5S1 </text:p>
        <text:p text:style-name="P4">Dreamcasts offered with, 584—585 </text:p>
        <text:p text:style-name="P4">Sega Rally 2, 563 </text:p>
        <text:p text:style-name="P4">Segasa of Spain, 341 </text:p>
        <text:p text:style-name="P4">Sega Sports NFL2K, 565 </text:p>
        <text:p text:style-name="P4">Sente Technologies, 245,256 </text:p>
        <text:p text:style-name="P4">bankruptcy of, 257-258 </text:p>
        <text:p text:style-name="P4">Service Games. See Sega </text:p>
        <text:p text:style-name="P4">The 7th Guest, 452-153,457 </text:p>
        <text:p text:style-name="P4">7800 Pro System, 267—268 </text:p>
        <text:p text:style-name="P4">Sewer Shark, 275,453,454 </text:p>
        <text:p text:style-name="P4">Shareware </text:p>
        <text:p text:style-name="P4">Doom and, 460 </text:p>
        <text:p text:style-name="P4">id Software creating, 458 </text:p>
        <text:p text:style-name="P4">Shark Attack, 506 </text:p>
        <text:p text:style-name="P4">Sharpe, Roger C., 4,89—90 </text:p>
        <text:p text:style-name="P4">Sharp Electronics, 418 </text:p>
        <text:p text:style-name="P4">Sheinberg, Sidney, 211—215,213,289,506 </text:p>
        <text:p text:style-name="P4">Shelly Duvall’s A Bird’s Life, 487 </text:p>
        <text:p text:style-name="P4">Shenmue, 578,581,587 </text:p>
        <text:p text:style-name="P4">Sheriff, 157 </text:p>
        <text:p text:style-name="P4">Shining Force III, 558 </text:p>
        <text:p text:style-name="P4">Shochiku movie theaters, 338 </text:p>
        <text:p text:style-name="P4">Shooting arcade games, 10 </text:p>
        <text:p text:style-name="P4">Shoshinkai trade show, 515 </text:p>
        <text:p text:style-name="P4">Nintendo 64,522—523 </text:p>
        <text:p text:style-name="P4">ShowBiz Pizza, 242—243 </text:p>
        <text:p text:style-name="P4">Shrontz, Frank, 436 </text:p>
        <text:p text:style-name="P4">Sierra, 513 </text:p>
        <text:p text:style-name="P4">Sierra Online, 153 </text:p>
        <text:p text:style-name="P4">Sifuentes, Loretta, 210,211,213 </text:p>
        <text:p text:style-name="P4">Silicon Graphics </text:p>
        <text:p text:style-name="P4">Indigo workstations, 510 </text:p>
        <text:p text:style-name="P4">Project Reality, 509-510 </text:p>
        <text:p text:style-name="P4">workstation, 491—492 </text:p>
        <text:p text:style-name="P4">Simon, 201—203 </text:p>
        <text:p text:style-name="P4">Sinclair Spectrum, 291 </text:p>
        <text:p text:style-name="P4">Sini star, 416 </text:p>
        <text:p text:style-name="P4">Siskel, Gene, 360 </text:p>
        <text:p text:style-name="P4">Siskind, Harry, 12 </text:p>
        <text:p text:style-name="P4">Six Gun, 10 </text:p>
        <text:p text:style-name="P3"/>
        <text:p text:style-name="P4">6507 microprocessor, 100 </text:p>
        <text:p text:style-name="P4">Skeeball, 121 </text:p>
        <text:p text:style-name="P4">Slalom, 442 </text:p>
        <text:p text:style-name="P4">Slot cars, 338 </text:p>
        <text:p text:style-name="P4">Slot-machines, 4—5 </text:p>
        <text:p text:style-name="P4">Slot Racers, 186, 187 </text:p>
        <text:p text:style-name="P4">Smash TV,\6l </text:p>
        <text:p text:style-name="P3"/>
        <text:p text:style-name="P4">Smith, Fern M., 365-366,372-377, </text:p>
        <text:p text:style-name="P4">380-381,391-392 </text:p>
        <text:p text:style-name="P4">Smith, Marshall, 266—267 </text:p>
        <text:p text:style-name="P4">Smith, Will, 528 </text:p>
        <text:p text:style-name="P4">Smuggler's Run, 587 </text:p>
        <text:p text:style-name="P4">Smuylan, Jeff, 434-435 </text:p>
        <text:p text:style-name="P4">SNK Corporation </text:p>
        <text:p text:style-name="P4">NeoGeo, CD version of, 483 </text:p>
        <text:p text:style-name="P4">NES rights, 358 </text:p>
        <text:p text:style-name="P4">SoftKey International, 198 </text:p>
        <text:p text:style-name="P4">Software Publishers Association, </text:p>
        <text:p text:style-name="P3"/>
        <text:p text:style-name="P4">469,479 </text:p>
        <text:p text:style-name="P3"/>
        <text:p text:style-name="P4">Sonic Adventure, 563 </text:p>
        <text:p text:style-name="P4">Sonic The Hedgehog, 427, 428-431, 449 </text:p>
        <text:p text:style-name="P4">Sony, 483,505-506. See also </text:p>
        <text:p text:style-name="P4">PlayStation; PlayStation 2 </text:p>
        <text:p text:style-name="P4">at Consumer Electronics Show </text:p>
        <text:p text:style-name="P4">(CES), 286 </text:p>
        <text:p text:style-name="P3"/>
        <text:p text:style-name="P3"/>
        <text:p text:style-name="P4">Crash Bandicoot, 536—537 </text:p>
        <text:p text:style-name="P4">drop in sales, 1999,583 </text:p>
        <text:p text:style-name="P4">E3 announcement by, 516-517 </text:p>
        <text:p text:style-name="P4">leadership in market, 532-533 </text:p>
        <text:p text:style-name="P4">Maruyama, Shigeo and, 536 </text:p>
        <text:p text:style-name="P4">NFL GameDay, 533 </text:p>
        <text:p text:style-name="P4">Nintendo partnership, 451—153 </text:p>
        <text:p text:style-name="P4">Toshiba and, 560 </text:p>
        <text:p text:style-name="P4">Sony Interactive, 505 </text:p>
        <text:p text:style-name="P4">Sosul Calilmr, 565 </text:p>
        <text:p text:style-name="P4">Sound Blaster, 455-456 </text:p>
        <text:p text:style-name="P4">Sounds for Pong, 41—42 </text:p>
        <text:p text:style-name="P4">Space Ace, 225—226 </text:p>
        <text:p text:style-name="P4">Space Channel 5, 581 </text:p>
        <text:p text:style-name="P4">Space Duel, 135,164 </text:p>
        <text:p text:style-name="P4">Space Fever, 157 </text:p>
        <text:p text:style-name="P4">Space Harrier, 501, 577 </text:p>
        <text:p text:style-name="P4">Space Harrier II, 404 </text:p>
        <text:p text:style-name="P3"/>
        <text:p text:style-name="P4">Space Invaders, 115,116-119,123,179,189 </text:p>
        <text:p text:style-name="P4">Galaxian compared, 137—138 </text:p>
        <text:p text:style-name="P4">on Video Computer System (VCS), </text:p>
        <text:p text:style-name="P4">190-191 </text:p>
        <text:p text:style-name="P3"/>
        <text:p text:style-name="P4">Space Race, 62, 181 </text:p>
        <text:p text:style-name="P3"/>
        <text:p text:style-name="P4">Spacebar, 15, 18-21,30,31, 129,273,377 </text:p>
        <text:p text:style-name="P4">Spear of Destiny, 458 </text:p>
        <text:p text:style-name="P4">Specialty tables, 111 </text:p>
        <text:p text:style-name="P4">Spectrum HoloByte, 378,513 </text:p>
        <text:p text:style-name="P4">Speedway, 11,29 </text:p>
        <text:p text:style-name="P3"/>
        <text:p text:style-name="P4">Spielberg, Steven, 212,219,225,287,528 </text:p>
        <text:p text:style-name="P4">Spindler, Michael, 421, 455 </text:p>
        <text:p text:style-name="P4">Split-screen games, 442 </text:p>
        <text:p text:style-name="P4">Spot Tavern, Seattle, 160 </text:p>
        <text:p text:style-name="P4">Spy Hunter, 358 </text:p>
        <text:p text:style-name="P4">Square Soft, 441 </text:p>
        <text:p text:style-name="P4">Final Fantasy, 540-543 </text:p>
        <text:p text:style-name="P4">Nintendo losing, 539—540 </text:p>
        <text:p text:style-name="P4">SSX, 580 </text:p>
        <text:p text:style-name="P4">Stack-Up, 288 </text:p>
        <text:p text:style-name="P3"/>
        <text:p text:style-name="P4">Stamper, Chris, 290-292,442, 443, </text:p>
        <text:p text:style-name="P4">491-493 </text:p>
        <text:p text:style-name="P3"/>
        <text:p text:style-name="P4">NES cartridges, handheld game </text:p>
        <text:p text:style-name="P4">with, 415 </text:p>
        <text:p text:style-name="P3"/>
        <text:p text:style-name="P4">Stamper, Tim, 290-292,442,443, </text:p>
        <text:p text:style-name="P4">491-493 </text:p>
        <text:p text:style-name="P3"/>
        <text:p text:style-name="P4">Miyamoto, Shigeru and, 518 </text:p>
        <text:p text:style-name="P4">Star Castle, 129,130,233 </text:p>
        <text:p text:style-name="P4">Star Control, 383 </text:p>
        <text:p text:style-name="P4">Star Fox 64, 539 </text:p>
        <text:p text:style-name="P4">StarPath, 402-403 </text:p>
        <text:p text:style-name="P4">Starship, 183 </text:p>
        <text:p text:style-name="P4">Star Voyager, 310 </text:p>
        <text:p text:style-name="P3"/>
        <text:p text:style-name="P4">Star Wars, 267, 118,155, 164,265 </text:p>
        <text:p text:style-name="P4">Star Wars movies, 130 </text:p>
        <text:p text:style-name="P4">States ofNY and MD v. Nintendo of </text:p>
        <text:p text:style-name="P4">America, 388—390 </text:p>
        <text:p text:style-name="P4">Steel Talons, 132 </text:p>
        <text:p text:style-name="P4">Steeple Chase, 63 </text:p>
        <text:p text:style-name="P4">Stein, Robert, 378 </text:p>
        <text:p text:style-name="P4">Stein, Ron, 455 </text:p>
        <text:p text:style-name="P4">Stella chip, 99-101,575 </text:p>
        <text:p text:style-name="P4">Stern Electronics, 221 </text:p>
        <text:p text:style-name="P4">Stewart, Dick, 333,339,341 </text:p>
        <text:p text:style-name="P4">Stolar, Bernard “Bernie,” 269,331, </text:p>
        <text:p text:style-name="P3"/>
        <text:p text:style-name="P4">506,557 </text:p>
        <text:p text:style-name="P3"/>
        <text:p text:style-name="P4">failure of Saturn, 558 </text:p>
        <text:p text:style-name="P4">Stone, Al, 155-156,157,159,160,280,289 </text:p>
        <text:p text:style-name="P3"/>
        <text:p text:style-name="P3"/>
        <text:p text:style-name="P4">Stool Pigeon, 4 </text:p>
        <text:p text:style-name="P4">Stormlord, 475 </text:p>
        <text:p text:style-name="P4">Strata, 470 </text:p>
        <text:p text:style-name="P3"/>
        <text:p text:style-name="P4">Strauch, John, 394—395 </text:p>
        <text:p text:style-name="P3"/>
        <text:p text:style-name="P4">Street Fighter, 445-446 </text:p>
        <text:p text:style-name="P3"/>
        <text:p text:style-name="P4">Street Fighter II, 370,446, 468,470 </text:p>
        <text:p text:style-name="P3"/>
        <text:p text:style-name="P4">Street Racer, 183 </text:p>
        <text:p text:style-name="P3"/>
        <text:p text:style-name="P4">Streets of Rage, 448 </text:p>
        <text:p text:style-name="P3"/>
        <text:p text:style-name="P4">Strong, Ben, 544 </text:p>
        <text:p text:style-name="P3"/>
        <text:p text:style-name="P4">Stroud, Tom, 129 </text:p>
        <text:p text:style-name="P3"/>
        <text:p text:style-name="P4">Stubben, Dave, 118, 136 </text:p>
        <text:p text:style-name="P3"/>
        <text:p text:style-name="P4">Studio II game system, 107 </text:p>
        <text:p text:style-name="P3"/>
        <text:p text:style-name="P4">Stunt Cycle, 63 </text:p>
        <text:p text:style-name="P3"/>
        <text:p text:style-name="P4">Sub Chase, 203 </text:p>
        <text:p text:style-name="P3"/>
        <text:p text:style-name="P4">Summer Games, 403 </text:p>
        <text:p text:style-name="P3"/>
        <text:p text:style-name="P4">Sundance Film Festival, 482 </text:p>
        <text:p text:style-name="P3"/>
        <text:p text:style-name="P4">Sunday Funday, 399 </text:p>
        <text:p text:style-name="P3"/>
        <text:p text:style-name="P4">Sunny, 7 </text:p>
        <text:p text:style-name="P3"/>
        <text:p text:style-name="P4">Sun Soft Corporation </text:p>
        <text:p text:style-name="P4">Batman, 422 </text:p>
        <text:p text:style-name="P4">Myst. 456-457 </text:p>
        <text:p text:style-name="P4">Spy Hunter, 358 </text:p>
        <text:p text:style-name="P4">Super Breakout, 131, 132 </text:p>
        <text:p text:style-name="P4">for Atari 5200, 229 </text:p>
        <text:p text:style-name="P4">Super 3D Noah's Ark, 400 </text:p>
        <text:p text:style-name="P4">SuperFamicom, 431—433, 523. See also </text:p>
        <text:p text:style-name="P4">Super NES </text:p>
        <text:p text:style-name="P4">Super Game Boy, 491 </text:p>
        <text:p text:style-name="P4">Super High Impact, 462 </text:p>
        <text:p text:style-name="P4">Super Mario 64. 523,530,531,534, 538 </text:p>
        <text:p text:style-name="P4">Super Mario Bros., 297, 299-300, 305, 364, </text:p>
        <text:p text:style-name="P4">422,471 </text:p>
        <text:p text:style-name="P3"/>
        <text:p text:style-name="P4">cartoon show, 482 </text:p>
        <text:p text:style-name="P4">popularity of, 306 </text:p>
        <text:p text:style-name="P4">Super Mario Bros. 2, 364—365 </text:p>
        <text:p text:style-name="P4">Japanese version, 365—366 </text:p>
        <text:p text:style-name="P4">Super Mario Bros. 3. 422 </text:p>
        <text:p text:style-name="P4">Super Mario Bros. 4, 432 </text:p>
        <text:p text:style-name="P4">Super Mario Land, 416 </text:p>
        <text:p text:style-name="P4">Super Mario RFC, 542 </text:p>
        <text:p text:style-name="P4">Super Mario World, 432 </text:p>
        <text:p text:style-name="P4">Super Metroid, 490 </text:p>
        <text:p text:style-name="P4">Super Missile Attack, 168—169 </text:p>
        <text:p text:style-name="P4">Super NES </text:p>
        <text:p text:style-name="P3"/>
        <text:p text:style-name="P4">Final Fantasy VI for, 541-542 </text:p>
        <text:p text:style-name="P4">first shipment sellout, 434 </text:p>
        <text:p text:style-name="P4">Metroid for, 357 </text:p>
        <text:p text:style-name="P4">Mode 7 Graphics, 432 </text:p>
        <text:p text:style-name="P4">price reduction, 449 </text:p>
        <text:p text:style-name="P4">release of, 431—433 </text:p>
        <text:p text:style-name="P4">sales, 1991, 447 </text:p>
        <text:p text:style-name="P4">Super 3D Noah s A rk, 400 </text:p>
        <text:p text:style-name="P4">Super Mario RFC, 542 </text:p>
        <text:p text:style-name="P4">Wisdom Tree games, 399 </text:p>
        <text:p text:style-name="P4">Super Thunder Blade, 404 </text:p>
        <text:p text:style-name="P4">Surround, 183 </text:p>
        <text:p text:style-name="P4">Sutherland, Ivan, 29 </text:p>
        <text:p text:style-name="P4">Sutter Hill, 192-193 </text:p>
        <text:p text:style-name="P4">Suzuki, Yuji, 502-503,509,577,578 </text:p>
        <text:p text:style-name="P4">Sweet, Robert, 199,216-218,389-390 </text:p>
        <text:p text:style-name="P4">Synertech, 99 </text:p>
        <text:p text:style-name="P3"/>
        <text:p text:style-name="P4">Syzym 35 </text:p>
        <text:p text:style-name="P3"/>
        <text:p text:style-name="P4">Tabletop games, 203 </text:p>
        <text:p text:style-name="P4">Coleco, 205-206 </text:p>
        <text:p text:style-name="P4">Tag Team Wresting, 358 </text:p>
        <text:p text:style-name="P3"/>
        <text:p text:style-name="P3"/>
        <text:p text:style-name="P3"/>
        <text:p text:style-name="P4">Index 607 </text:p>
        <text:p text:style-name="P3"/>
        <text:p text:style-name="P3"/>
        <text:p text:style-name="P4">Tail Gunner, 130 </text:p>
        <text:p text:style-name="P4">Taito, 64,74,306,332,339 </text:p>
        <text:p text:style-name="P4">closing arcades, 582 </text:p>
        <text:p text:style-name="P4">closure of, 500 </text:p>
        <text:p text:style-name="P4">competition from, 137 </text:p>
        <text:p text:style-name="P4">Double Dragon II: The Revenge, </text:p>
        <text:p text:style-name="P3"/>
        <text:p text:style-name="P4">444—445 </text:p>
        <text:p text:style-name="P4">Frogger, 163 </text:p>
        <text:p text:style-name="P4">Genesis games, 441 </text:p>
        <text:p text:style-name="P4">Jungle King, 177 </text:p>
        <text:p text:style-name="P4">Nintendo licenses, 358 </text:p>
        <text:p text:style-name="P4">Qix, 163 </text:p>
        <text:p text:style-name="P3"/>
        <text:p text:style-name="P4">Space Invaders, 115,116-119 </text:p>
        <text:p text:style-name="P4">Tiger Heli, 310 </text:p>
        <text:p text:style-name="P3"/>
        <text:p text:style-name="P4">Takeda, Genyo, 355,357,491-492,584 </text:p>
        <text:p text:style-name="P4">cartridges, decision to go with, 512 </text:p>
        <text:p text:style-name="P4">Nintendo 64,522—523 </text:p>
        <text:p text:style-name="P4">Tank, 67-68,72,181 </text:p>
        <text:p text:style-name="P4">Targ, 143 </text:p>
        <text:p text:style-name="P3"/>
        <text:p text:style-name="P4">Tech Model Railroad Club (TMRC) </text:p>
        <text:p text:style-name="P4">at MIT, 16-21 </text:p>
        <text:p text:style-name="P3"/>
        <text:p text:style-name="P4">Tecmo, Genesis games, 441 </text:p>
        <text:p text:style-name="P4">Teddy Ruxpin, 272-273,301-303, </text:p>
        <text:p text:style-name="P4">311,346 </text:p>
        <text:p text:style-name="P3"/>
        <text:p text:style-name="P4">Teenage Mutant Ninja Turtles, 414—415, </text:p>
        <text:p text:style-name="P4">422,423 </text:p>
        <text:p text:style-name="P4">Telero Boxer, 515 </text:p>
        <text:p text:style-name="P4">Tele Soft, Inc., 226 </text:p>
        <text:p text:style-name="P4">Telestar, 96-98 </text:p>
        <text:p text:style-name="P4">Television games, 60 </text:p>
        <text:p text:style-name="P4">Telstar Arcade, 195 </text:p>
        <text:p text:style-name="P4">Tempest, 123,137, 163—166 </text:p>
        <text:p text:style-name="P4">Tempest 2000, 489 </text:p>
        <text:p text:style-name="P4">Tengen, 372 </text:p>
        <text:p text:style-name="P3"/>
        <text:p text:style-name="P4">Nintendo security chip and, 350 </text:p>
        <text:p text:style-name="P4">Tetris, version for, 377—381 </text:p>
        <text:p text:style-name="P4">10NES programming, 372—377 </text:p>
        <text:p text:style-name="P4">Tennis, 297 </text:p>
        <text:p text:style-name="P3"/>
        <text:p text:style-name="P4">Terminator2, 462, 510 </text:p>
        <text:p text:style-name="P4">Tetris, 361, 422 </text:p>
        <text:p text:style-name="P4">with Game Boy, 415-416 </text:p>
        <text:p text:style-name="P4">legal action, 377-381 </text:p>
        <text:p text:style-name="P4">Tetris Company, Lie., 381 </text:p>
        <text:p text:style-name="P4">Theurer, Dave, 123, 136,137,138-140 </text:p>
        <text:p text:style-name="P4">I*Robot, 502 </text:p>
        <text:p text:style-name="P4">Tempest, 163—166 </text:p>
        <text:p text:style-name="P4">Theurer’s Law, 123, 136 </text:p>
        <text:p text:style-name="P4">Thiel, David, 219,223-224,575 </text:p>
        <text:p text:style-name="P4">Third-party publishers, 205 </text:p>
        <text:p text:style-name="P4">32X, 493-496,508 </text:p>
        <text:p text:style-name="P4">32X CD, 508 </text:p>
        <text:p text:style-name="P4">Thomas, Don, 397 </text:p>
        <text:p text:style-name="P4">3D games, 130 </text:p>
        <text:p text:style-name="P3"/>
        <text:p text:style-name="P4">3D glasses for Master system, 359—360 </text:p>
        <text:p text:style-name="P4">3DO, 286,351,483,520 </text:p>
        <text:p text:style-name="P4">Consumer Electronics Show, </text:p>
        <text:p text:style-name="P4">Summer 1994,490-495 </text:p>
        <text:p text:style-name="P4">Crash 'N'Burn bundled with, 487 </text:p>
        <text:p text:style-name="P4">demise of, 520-521 </text:p>
        <text:p text:style-name="P4">market drops, 1995, 500 </text:p>
        <text:p text:style-name="P4">M2 system, 521 </text:p>
        <text:p text:style-name="P4">Myst on, 457 </text:p>
        <text:p text:style-name="P4">new games for, 488 </text:p>
        <text:p text:style-name="P4">release of, 484-488 </text:p>
        <text:p text:style-name="P4">3D Tic Tac Toe, 30 </text:p>
        <text:p text:style-name="P4">3D World Runner, 310 </text:p>
        <text:p text:style-name="P3"/>
        <text:p text:style-name="P3"/>
        <text:p text:style-name="P4">Thunder Force, 404 </text:p>
        <text:p text:style-name="P4">Tic Tac Toe, 30 </text:p>
        <text:p text:style-name="P3"/>
        <text:p text:style-name="P4">Tiger Electronics, 210,213 </text:p>
        <text:p text:style-name="P4">King /uw^ygame, 215—217 </text:p>
        <text:p text:style-name="P4">tabletop games, 203 </text:p>
        <text:p text:style-name="P4">Tiger Heli, 310 </text:p>
        <text:p text:style-name="P4">Tighe, Rick, 223 </text:p>
        <text:p text:style-name="P4">Tilden, Gail, 361 </text:p>
        <text:p text:style-name="P4">in New York City, 296,297 </text:p>
        <text:p text:style-name="P4">Tilt mechanism, 4 </text:p>
        <text:p text:style-name="P4">Time Killers, 470 </text:p>
        <text:p text:style-name="P4">Time Pilot, 358,443-444 </text:p>
        <text:p text:style-name="P4">Time Warner, 371 </text:p>
        <text:p text:style-name="P4">Atari Coin-Op, sale of, 522 </text:p>
        <text:p text:style-name="P4">Tobias, John, 462,464 </text:p>
        <text:p text:style-name="P4">Mortal Kombat 2,480 </text:p>
        <text:p text:style-name="P4">Toejam &amp; Earl, 448 </text:p>
        <text:p text:style-name="P4">Toho movie theaters, 338 </text:p>
        <text:p text:style-name="P4">Tokunaga, Teruhisa, 560 </text:p>
        <text:p text:style-name="P4">Tomczyk, Michael, 269 </text:p>
        <text:p text:style-name="P4">Tommy Lasorda Baseball, 404 </text:p>
        <text:p text:style-name="P4">Tonka, Sega and, 400-401 </text:p>
        <text:p text:style-name="P4">Toshiba, 560 </text:p>
        <text:p text:style-name="P4">Total Carnage, 462 </text:p>
        <text:p text:style-name="P4">Touch Me, 201 </text:p>
        <text:p text:style-name="P3"/>
        <text:p text:style-name="P4">Tournament Games, 162—163 </text:p>
        <text:p text:style-name="P4">Toy Fair, New York City 1980,126 </text:p>
        <text:p text:style-name="P4">Toyoda, Shinobu, 427,451,482, 508 </text:p>
        <text:p text:style-name="P4">Toys “R” Us </text:p>
        <text:p text:style-name="P4">Game Time, 232 </text:p>
        <text:p text:style-name="P4">Lynx at, 419 </text:p>
        <text:p text:style-name="P4">Nintendo and, 375 </text:p>
        <text:p text:style-name="P4">Nintendo Entertainment System </text:p>
        <text:p text:style-name="P4">(NES) in, 298 </text:p>
        <text:p text:style-name="P4">Worlds of Wonder, 302 </text:p>
        <text:p text:style-name="P4">Trackball </text:p>
        <text:p text:style-name="P4">in Centipede, 162 </text:p>
        <text:p text:style-name="P4">creation of, 118 </text:p>
        <text:p text:style-name="P4">for Missile Command, 139 </text:p>
        <text:p text:style-name="P4">Track &amp; Field, 358 </text:p>
        <text:p text:style-name="P4">Tracy, Richard, 223 </text:p>
        <text:p text:style-name="P4">Trademark Security System (TMSS), </text:p>
        <text:p text:style-name="P4">382-388 </text:p>
        <text:p text:style-name="P3"/>
        <text:p text:style-name="P4">Tradewest, Rare games for, 441—442 </text:p>
        <text:p text:style-name="P4">Traeger, Don, 486 </text:p>
        <text:p text:style-name="P4">Trak 10, 62 </text:p>
        <text:p text:style-name="P4">Tramiel, Gary, 266 </text:p>
        <text:p text:style-name="P4">Tramiel, Jack, 204,248-252,260,266, </text:p>
        <text:p text:style-name="P4">296, 401,521-522 </text:p>
        <text:p text:style-name="P4">and Atari, 268-269, 269-271,371 </text:p>
        <text:p text:style-name="P4">Katz, Michael and, 403 </text:p>
        <text:p text:style-name="P4">Tramiel, Leonard, 266 </text:p>
        <text:p text:style-name="P4">Tramiel, Sam, 266, 269,521 </text:p>
        <text:p text:style-name="P4">on Jaguar system, 488-489 </text:p>
        <text:p text:style-name="P4">Katz, Michael and, 403 </text:p>
        <text:p text:style-name="P4">Tramiel Technologies Limited, 268 </text:p>
        <text:p text:style-name="P4">Transistor-to-transistor logic (TTL), 41 </text:p>
        <text:p text:style-name="P4">Transpac Yacht Race, 245 </text:p>
        <text:p text:style-name="P4">Tri-Borough Maintenance, 12 </text:p>
        <text:p text:style-name="P4">Trilobyte, 452-453 </text:p>
        <text:p text:style-name="P4">Triple Action, 7 </text:p>
        <text:p text:style-name="P4">Trivial Pursuit, 255 </text:p>
        <text:p text:style-name="P4">Trojan, 307 </text:p>
        <text:p text:style-name="P4">Tron, 226,265 </text:p>
        <text:p text:style-name="P3"/>
        <text:p text:style-name="P4">Trott, Stephen S., 370-371 </text:p>
        <text:p text:style-name="P4">Truancy and video games, 152 </text:p>
        <text:p text:style-name="P3"/>
        <text:p text:style-name="P3"/>
        <text:p text:style-name="P4">Tubb, Jim, 87 </text:p>
        <text:p text:style-name="P4">Turbo, 304 </text:p>
        <text:p text:style-name="P3"/>
        <text:p text:style-name="P4">TurboExpress, 433,567 </text:p>
        <text:p text:style-name="P4">TurboGrafx, 411-413,431 </text:p>
        <text:p text:style-name="P4">CD-ROM add-on, 413 </text:p>
        <text:p text:style-name="P4">demise of, 449-450 </text:p>
        <text:p text:style-name="P4">price reduction, 433 </text:p>
        <text:p text:style-name="P4">TurboGrafx CD, 433 </text:p>
        <text:p text:style-name="P4">Turbo Technologies Inc., 449 </text:p>
        <text:p text:style-name="P4">Turmell, Mark, 462 </text:p>
        <text:p text:style-name="P4">Turner, Kelly, 269,270 </text:p>
        <text:p text:style-name="P4">Turok: The Dinosaur Hunter, 512 </text:p>
        <text:p text:style-name="P4">Turrican, 383 </text:p>
        <text:p text:style-name="P4">Turtle Beach, 455 </text:p>
        <text:p text:style-name="P4">20th Century, 307 </text:p>
        <text:p text:style-name="P4">TX-O computer, 17 </text:p>
        <text:p text:style-name="P4">Tyson, Mike, 356—357 </text:p>
        <text:p text:style-name="P3"/>
        <text:p text:style-name="P4">Uemura, Masayuki, 431 </text:p>
        <text:p text:style-name="P4">Ultima Underworld, 457 </text:p>
        <text:p text:style-name="P4">Ultra 64,490,495,509 </text:p>
        <text:p text:style-name="P4">processor in, 513 </text:p>
        <text:p text:style-name="P4">Ultra label, 414—415,422 </text:p>
        <text:p text:style-name="P4">sales under, 423 </text:p>
        <text:p text:style-name="P4">UN. Squadron, 448 </text:p>
        <text:p text:style-name="P4">United Baseball, 13 </text:p>
        <text:p text:style-name="P4">United Manufacturing, 8 </text:p>
        <text:p text:style-name="P4">Universal Sales, 352 </text:p>
        <text:p text:style-name="P4">Universal Studios </text:p>
        <text:p text:style-name="P4">Coleco, licensing agreement </text:p>
        <text:p text:style-name="P4">with, 205 </text:p>
        <text:p text:style-name="P3"/>
        <text:p text:style-name="P4">Donkey Kong and, 210—214, 211 </text:p>
        <text:p text:style-name="P4">Shark Attack, 506 </text:p>
        <text:p text:style-name="P4">Tiger Electronics and, 213 </text:p>
        <text:p text:style-name="P4">University of Utah, 29-30 </text:p>
        <text:p text:style-name="P4">Unreal, 459 </text:p>
        <text:p text:style-name="P4">USA Today </text:p>
        <text:p text:style-name="P3"/>
        <text:p text:style-name="P4">at Game Works opening, 529 </text:p>
        <text:p text:style-name="P4">on PlayStation 2 shortages, 585—586 </text:p>
        <text:p text:style-name="P3"/>
        <text:p text:style-name="P4">Valenti, Jack, 546,548-549 </text:p>
        <text:p text:style-name="P4">Valentine, Don, 84-87,102,262-263,264 </text:p>
        <text:p text:style-name="P4">Valeski, Terrence, 255 </text:p>
        <text:p text:style-name="P4">Vallory, Ross, 174 </text:p>
        <text:p text:style-name="P4">Van Damme, Jean, 462—466 </text:p>
        <text:p text:style-name="P4">Van Elderen, Dan, 161 </text:p>
        <text:p text:style-name="P4">Vector graphics </text:p>
        <text:p text:style-name="P4">Tempest in, 164—165 </text:p>
        <text:p text:style-name="P4">Vectrex using, 233 </text:p>
        <text:p text:style-name="P4">Vectorman, 407 </text:p>
        <text:p text:style-name="P4">Vector monitors, 129 </text:p>
        <text:p text:style-name="P4">Vectrex, 230-233 </text:p>
        <text:p text:style-name="P4">Venture, 207 </text:p>
        <text:p text:style-name="P3"/>
        <text:p text:style-name="P4">Venture capitalists, 84-85 </text:p>
        <text:p text:style-name="P4">Viacom New Media, 456 </text:p>
        <text:p text:style-name="P4">VIC-20 computer, 251 </text:p>
        <text:p text:style-name="P4">Victor Raid, 358 </text:p>
        <text:p text:style-name="P3"/>
        <text:p text:style-name="P4">Victor Vector and Yondo, 456 </text:p>
        <text:p text:style-name="P4">Videa Inc., 244, 245 </text:p>
        <text:p text:style-name="P4">Videocarts, 98 </text:p>
        <text:p text:style-name="P3"/>
        <text:p text:style-name="P4">Video Computer System (VCS), </text:p>
        <text:p text:style-name="P4">100-101,126,180,189 </text:p>
        <text:p text:style-name="P4">ColecoVision adapter, 207 </text:p>
        <text:p text:style-name="P4">Donkey Kong version, 209 </text:p>
        <text:p text:style-name="P4">fate of, 109-110 </text:p>
        <text:p text:style-name="P4">first games for, 183 </text:p>
        <text:p text:style-name="P3"/>
        <text:p text:style-name="P3"/>
        <text:p text:style-name="P3"/>
        <text:p text:style-name="P4">6o8 Index </text:p>
        <text:p text:style-name="P3"/>
        <text:p text:style-name="P3"/>
        <text:p text:style-name="P4">Video Computer System (VCS), </text:p>
        <text:p text:style-name="P4">(continued) </text:p>
        <text:p text:style-name="P3"/>
        <text:p text:style-name="P4">General Computer games for, 229 </text:p>
        <text:p text:style-name="P4">Pac-Man for, 227-228 </text:p>
        <text:p text:style-name="P4">release of, 107 </text:p>
        <text:p text:style-name="P4">Ross, Steve on, 110—111 </text:p>
        <text:p text:style-name="P4">team at Atari, 180-183 </text:p>
        <text:p text:style-name="P4">X-rated games for, 226 </text:p>
        <text:p text:style-name="P4">Video Games and Computer Entertainment, 411 </text:p>
        <text:p text:style-name="P4">Video Invader (fAoom), 153 </text:p>
        <text:p text:style-name="P4">Video Kids: Making Sense of Nintendo </text:p>
        <text:p text:style-name="P4">(Provenzo), 470-471 </text:p>
        <text:p text:style-name="P4">VideoLivery, 226 </text:p>
        <text:p text:style-name="P4">Video Olympics, 183 </text:p>
        <text:p text:style-name="P4">Villanueva, Cynthia, 39 </text:p>
        <text:p text:style-name="P4">Violence issues, 91—92,466-478 </text:p>
        <text:p text:style-name="P4">school violence, 545-555 </text:p>
        <text:p text:style-name="P4">Virtua Fighter, 501-503,517,559 </text:p>
        <text:p text:style-name="P4">Virtua Fighter CD, 502 </text:p>
        <text:p text:style-name="P4">Virtua Fighter 3, 563 </text:p>
        <text:p text:style-name="P4">Virtual Boy, 513-515,519, 523-525 </text:p>
        <text:p text:style-name="P4">release of, 518-519 </text:p>
        <text:p text:style-name="P4">Virtua Racing, 496,501 </text:p>
        <text:p text:style-name="P4">Visual Concepts, 581 </text:p>
        <text:p text:style-name="P4">Vito, Tom, 453-455 </text:p>
        <text:p text:style-name="P4">VS System, Nintendo, 352 </text:p>
        <text:p text:style-name="P3"/>
        <text:p text:style-name="P4">Wagner, Larry, 99,181, 183 </text:p>
        <text:p text:style-name="P4">Wall boxes, 13 </text:p>
        <text:p text:style-name="P3"/>
        <text:p text:style-name="P4">Wal-Mart, Jaguar system at, 521 </text:p>
        <text:p text:style-name="P4">Ward, Stephen, 394—395 </text:p>
        <text:p text:style-name="P4">Warner Communications </text:p>
        <text:p text:style-name="P4">cultural clash with Atari, 106—109 </text:p>
        <text:p text:style-name="P4">Murdoch, Rupert and, 246-247 </text:p>
        <text:p text:style-name="P4">purchase of Atari, 103-106 </text:p>
        <text:p text:style-name="P4">sale of Atari, 268—269 </text:p>
        <text:p text:style-name="P4">Warp Speed, 154-155 </text:p>
        <text:p text:style-name="P4">Warrior, 368 </text:p>
        <text:p text:style-name="P3"/>
        <text:p text:style-name="P4">Warshaw, Howard Scott, 219,238 </text:p>
        <text:p text:style-name="P4">Washington Post, 271—272 </text:p>
        <text:p text:style-name="P4">Wasserman, Lou, 212 </text:p>
        <text:p text:style-name="P4">WaveRace 64, 539 </text:p>
        <text:p text:style-name="P4">Waxman, Ron, 223 </text:p>
        <text:p text:style-name="P4">Weisbaum, Herb, 277, 280 </text:p>
        <text:p text:style-name="P4">Wells Fargo Bank, 51 </text:p>
        <text:p text:style-name="P3"/>
        <text:p text:style-name="P3"/>
        <text:p text:style-name="P4">West, Neil, 519 </text:p>
        <text:p text:style-name="P3"/>
        <text:p text:style-name="P4">Whims, Jim, 197,280,311,504,505 </text:p>
        <text:p text:style-name="P4">and Electronic Entertainment Expo </text:p>
        <text:p text:style-name="P4">(E3), 1995,532 </text:p>
        <text:p text:style-name="P3"/>
        <text:p text:style-name="P4">resignation from Sony, 535-536 </text:p>
        <text:p text:style-name="P4">at Sony, 505-506 </text:p>
        <text:p text:style-name="P3"/>
        <text:p text:style-name="P4">White, Bill, 55,473,474-476,479-480 </text:p>
        <text:p text:style-name="P4">Lincoln, Howard and, 476-477 </text:p>
        <text:p text:style-name="P4">White, Daphne, 550,552 </text:p>
        <text:p text:style-name="P4">Whitehead, Bob, 181,191,193 </text:p>
        <text:p text:style-name="P4">Sega action against, 381—383 </text:p>
        <text:p text:style-name="P4">Wiener, Dawn, 473,475 </text:p>
        <text:p text:style-name="P4">Wild Gunman, 288 </text:p>
        <text:p text:style-name="P4">Williams, Gil, 55 </text:p>
        <text:p text:style-name="P4">departure from Atari, 124 </text:p>
        <text:p text:style-name="P4">to Kee Games, 66 </text:p>
        <text:p text:style-name="P4">Williams, Harry, 4-5,7 </text:p>
        <text:p text:style-name="P4">Williams Manufacturing, 7, 144 </text:p>
        <text:p text:style-name="P4">Atari Coin-Op sold to, 522 </text:p>
        <text:p text:style-name="P4">Boon, Ed at, 462 </text:p>
        <text:p text:style-name="P4">Defender, 144-147 </text:p>
        <text:p text:style-name="P4">Joust, 177 </text:p>
        <text:p text:style-name="P3"/>
        <text:p text:style-name="P4">Mortal Kombat, 463—480 </text:p>
        <text:p text:style-name="P4">Mortal Kombat 2, 480 </text:p>
        <text:p text:style-name="P4">Rohotron 2084, 177, 222 </text:p>
        <text:p text:style-name="P4">Stolar, Bernie and, 506 </text:p>
        <text:p text:style-name="P4">and Ultra 64,513 </text:p>
        <text:p text:style-name="P3"/>
        <text:p text:style-name="P4">Wilson, Sonsini, Goodrich &amp; Rosati, 192 </text:p>
        <text:p text:style-name="P4">Windows 95 (Win95), 519 </text:p>
        <text:p text:style-name="P4">Wing Commander, 456 </text:p>
        <text:p text:style-name="P3"/>
        <text:p text:style-name="P4">The Winner's Book of Video Games (Kubey), </text:p>
        <text:p text:style-name="P4">153 </text:p>
        <text:p text:style-name="P3"/>
        <text:p text:style-name="P4">Winter Consumer Electronics Show, </text:p>
        <text:p text:style-name="P4">Law Vegas 1980,126 </text:p>
        <text:p text:style-name="P4">Winter Games, 405 </text:p>
        <text:p text:style-name="P4">Wirt, Ken, 411, 412,413, 433 </text:p>
        <text:p text:style-name="P4">Wisdom Tree, 398-400 </text:p>
        <text:p text:style-name="P4">The Wizard, 482 </text:p>
        <text:p text:style-name="P4">Wizard of Wor, 63 </text:p>
        <text:p text:style-name="P4">Wolfenstein 3D, 458-159, 470 </text:p>
        <text:p text:style-name="P4">Wonder Swan, 524—525 </text:p>
        <text:p text:style-name="P4">Wood, Kimba, 393,395 </text:p>
        <text:p text:style-name="P4">Woodham, Luke, 544 </text:p>
        <text:p text:style-name="P4">Woods, Don, 186 </text:p>
        <text:p text:style-name="P4">World Karate Championship, 368 </text:p>
        <text:p text:style-name="P3"/>
        <text:p text:style-name="P3"/>
        <text:p text:style-name="P4">World Runner, 540 </text:p>
        <text:p text:style-name="P4">World Series Baseball, 407 </text:p>
        <text:p text:style-name="P4">Worlds of Wonder, 272,300-303,426 </text:p>
        <text:p text:style-name="P4">demise of, 311-312 </text:p>
        <text:p text:style-name="P4">Worley, Joyce, 189,203,495 </text:p>
        <text:p text:style-name="P4">Wozniak, Steve, 71-73,86,102,361 </text:p>
        <text:p text:style-name="P4">Wrestlemania: The Arcade Game, 462 </text:p>
        <text:p text:style-name="P3"/>
        <text:p text:style-name="P4">Xbox, 572,574-576,583,591 </text:p>
        <text:p text:style-name="P4">X-rated games, 226 </text:p>
        <text:p text:style-name="P4">Xsand 0‘s, 118 </text:p>
        <text:p text:style-name="P3"/>
        <text:p text:style-name="P4">Yakuza, 75-77 </text:p>
        <text:p text:style-name="P3"/>
        <text:p text:style-name="P4">Yamauchi, Hiroshi, 155, 157,158-159, </text:p>
        <text:p text:style-name="P4">209,213,216,293,374 </text:p>
        <text:p text:style-name="P4">baseball team, purchase of, 435 </text:p>
        <text:p text:style-name="P4">discrimination and, 434—438 </text:p>
        <text:p text:style-name="P4">Famicom, launch of, 279-280 </text:p>
        <text:p text:style-name="P4">game publishers, relationships </text:p>
        <text:p text:style-name="P4">with, 306-307 </text:p>
        <text:p text:style-name="P3"/>
        <text:p text:style-name="P4">Greenberg, Arnold and, 284 </text:p>
        <text:p text:style-name="P4">licenses, controls on, 308 </text:p>
        <text:p text:style-name="P4">managerial style of, 285 </text:p>
        <text:p text:style-name="P4">Miyamoto, Shigeru and, 353 </text:p>
        <text:p text:style-name="P4">and Square Soft, 542 </text:p>
        <text:p text:style-name="P4">Yar’s Revenge, 238 </text:p>
        <text:p text:style-name="P4">Yokoi, Gumpei, 158,279 </text:p>
        <text:p text:style-name="P4">Game Boy by, 415 </text:p>
        <text:p text:style-name="P4">Metroid, 357 </text:p>
        <text:p text:style-name="P3"/>
        <text:p text:style-name="P4">Robot Operating Buddy (ROB), 288 </text:p>
        <text:p text:style-name="P4">Super Mario Land, 416 </text:p>
        <text:p text:style-name="P4">Super Metroid, 490 </text:p>
        <text:p text:style-name="P4">Virtual Boy, 513,514, 523-525 </text:p>
        <text:p text:style-name="P4">Yoshi’s Island, 518 </text:p>
        <text:p text:style-name="P4">Young, Thomas, 395 </text:p>
        <text:p text:style-name="P3"/>
        <text:p text:style-name="P4">Zany Golf A 10 </text:p>
        <text:p text:style-name="P4">Zaxxon, 207 </text:p>
        <text:p text:style-name="P3"/>
        <text:p text:style-name="P4">Zelda II: The Adventure of Link, 364 </text:p>
        <text:p text:style-name="P4">Zenith, 25 </text:p>
        <text:p text:style-name="P4">Zilec, 290 </text:p>
        <text:p text:style-name="P4">Zito, Bob, 453 </text:p>
        <text:p text:style-name="P3"/>
        <text:p text:style-name="P4">Zito, Tom, 20,27,161,271-276,473,478 </text:p>
        <text:p text:style-name="P4">at Axlon Inc., 272-276 </text:p>
        <text:p text:style-name="P4">Nemo project, 274-276 </text:p>
        <text:p text:style-name="P3"/>
        <text:p text:style-name="P3"/>
        <text:p text:style-name="P3"/>
      </text:section>
      <text:section text:style-name="Sect1" text:name="monica-content-root">
        <text:p text:style-name="Standard"><draw:frame draw:style-name="fr2" draw:name="Imagen1" text:anchor-type="as-char" svg:width="1.997cm" svg:height="0.998cm" draw:z-index="1"><draw:image xlink:href="chrome-extension://ofpnmcalabcbjgholdjcjblkibolbppb/static/global/src/static/monicaLogo.png" xlink:type="simple" xlink:show="embed" xlink:actuate="onLoad"/></draw:frame>Ctrl + M</text:p>
        <text:p text:style-name="Standard"/>
      </text:section>
      <text:p text:style-name="Standard"><draw:frame draw:style-name="fr1" draw:name="Marco1" text:anchor-type="char" svg:width="0.041cm" draw:z-index="0"><draw:text-box fo:min-height="0.041cm"><text:p text:style-name="Text_20_body"><text:a xlink:type="simple" xlink:href="https://archive.org/stream/ultimatehistoryofvideogamesrevisited/TheUltimateHistoryOfVideoGames_Revisited_djvu.txt#maincontent" text:style-name="Internet_20_link" text:visited-style-name="Visited_20_Internet_20_Link"><text:span text:style-name="T1">Skip to main content</text:span></text:a></text:p></draw:text-box></draw:frame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enlo" svg:font-family="Menlo, Monaco, Consolas, 'Courier New', monospace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2-06T20:43:09.363000000</meta:creation-date>
    <dc:date>2024-02-06T20:50:33.007000000</dc:date>
    <meta:editing-duration>PT7M27S</meta:editing-duration>
    <meta:editing-cycles>1</meta:editing-cycles>
    <meta:document-statistic meta:table-count="0" meta:image-count="1" meta:object-count="0" meta:page-count="378" meta:paragraph-count="20069" meta:word-count="204285" meta:character-count="1209234" meta:non-whitespace-character-count="1005519"/>
    <meta:generator>LibreOffice/6.3.0.4$Windows_X86_64 LibreOffice_project/057fc023c990d676a43019934386b85b21a9ee99</meta:generator>
  </office:meta>
</office:document-meta>
</file>